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1">
      <style:table-cell-properties fo:border-bottom="none" fo:border-left="none" fo:border-right="0.039cm double #000000" style:border-line-width-right="0.002cm 0.035cm 0.002cm" fo:border-top="none"/>
    </style:style>
    <style:style style:name="ce4" style:family="table-cell" style:parent-style-name="Default" style:data-style-name="N1">
      <style:table-cell-properties fo:border-bottom="none" fo:border-left="0.039cm double #000000" style:border-line-width-left="0.002cm 0.035cm 0.002cm" fo:border-right="0.039cm double #000000" style:border-line-width-right="0.002cm 0.035cm 0.002cm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ormal!" table:style-name="ta1" table:print="false">
        <table:table-column table:style-name="co1" table:number-columns-repeated="16" table:default-cell-style-name="ce1"/>
        <table:table-column table:style-name="co2" table:number-columns-repeated="10" table:default-cell-style-name="ce1"/>
        <table:table-column table:style-name="co1" table:number-columns-repeated="998" table:default-cell-style-name="ce1"/>
        <table:table-row table:style-name="ro1">
          <table:table-cell table:number-columns-repeated="8"/>
          <table:table-cell office:value-type="float" office:value="180">
            <text:p>180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50">
            <text:p>450</text:p>
          </table:table-cell>
          <table:table-cell table:style-name="ce3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number-columns-spanned="2" table:number-rows-spanned="35"/>
          <table:covered-table-cell/>
          <table:table-cell table:number-columns-repeated="996"/>
        </table:table-row>
        <table:table-row table:style-name="ro1">
          <table:table-cell office:value-type="string">
            <text:p>temp</text:p>
          </table:table-cell>
          <table:table-cell office:value-type="string">
            <text:p>output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fficiency: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covered-table-cell table:style-name="ce3">
            <draw:frame table:end-cell-address="'normal!'.AB27" table:end-x="1.621cm" table:end-y="0.325cm" draw:z-index="0" draw:style-name="gr1" draw:text-style-name="P1" svg:width="22.18cm" svg:height="11.185cm" svg:x="0.582cm" svg:y="0.431cm">
              <draw:object draw:notify-on-update-of-ranges="'normal!'.A3:'normal!'.A103 'normal!'.G2:'normal!'.G2 'normal!'.G3:'normal!'.G103 'normal!'.I2:'normal!'.I2 'normal!'.I3:'normal!'.I103 'normal!'.K2:'normal!'.K2 'normal!'.K3:'normal!'.K103 'normal!'.M2:'normal!'.M2 'normal!'.M3:'normal!'.M103 'normal!'.O2:'normal!'.O2 'normal!'.O3:'normal!'.O103 'normal!'.B2:'normal!'.B2 'normal!'.B3:'normal!'.B103 'normal!'.C2:'normal!'.C2 'normal!'.C3:'normal!'.C103 'normal!'.D2:'normal!'.D2 'normal!'.D3:'normal!'.D103 'normal!'.E2:'normal!'.E2 'normal!'.E3:'normal!'.E103 'normal!'.F2:'normal!'.F2 'normal!'.F3:'normal!'.F10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covered-table-cell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00">
            <text:p>500</text:p>
          </table:table-cell>
          <table:table-cell table:formula="of:=(1+([.A3]-500)*0.07)^1.15*1.52+45" office:value-type="float" office:value="46.52">
            <text:p>47</text:p>
          </table:table-cell>
          <table:table-cell table:formula="of:=[.$B3]*(0.5+0.125*[.C$2])" office:value-type="float" office:value="29.075">
            <text:p>29</text:p>
          </table:table-cell>
          <table:table-cell table:formula="of:=[.$B3]*(0.5+0.125*[.D$2])" office:value-type="float" office:value="34.89">
            <text:p>35</text:p>
          </table:table-cell>
          <table:table-cell table:formula="of:=[.$B3]*(0.5+0.125*[.E$2])" office:value-type="float" office:value="40.705">
            <text:p>41</text:p>
          </table:table-cell>
          <table:table-cell table:formula="of:=[.$B3]*(0.5+0.125*[.F$2])" office:value-type="float" office:value="46.52">
            <text:p>47</text:p>
          </table:table-cell>
          <table:table-cell table:formula="of:=(800+([.A3]-500)*5)^(0.64)*0.96+29" office:value-type="float" office:value="98.222746218152">
            <text:p>98</text:p>
          </table:table-cell>
          <table:table-cell table:style-name="ce2" table:formula="of:=IF([.$A3]&lt;[.I$1]+6;MIN(1;([.$A3]/[.I$1])^3)*100;(([.I$1]+5)/[.$A3])^3*100)+40" office:value-type="float" office:value="45.0653">
            <text:p>45,07</text:p>
          </table:table-cell>
          <table:table-cell table:formula="of:=[.$G3]*(0.7+0.075*[.I$2])" office:value-type="float" office:value="76.1226283190678">
            <text:p>76</text:p>
          </table:table-cell>
          <table:table-cell table:style-name="ce2" table:formula="of:=IF([.$A3]&lt;[.K$1]+6;MIN(1;([.$A3]/[.K$1])^3)*103;(([.K$1]+5)/[.$A3])^3*103)+40" office:value-type="float" office:value="57.136625">
            <text:p>57,14</text:p>
          </table:table-cell>
          <table:table-cell table:formula="of:=[.$G3]*(0.7+0.075*[.K$2])" office:value-type="float" office:value="83.4893342854292">
            <text:p>83</text:p>
          </table:table-cell>
          <table:table-cell table:style-name="ce2" table:formula="of:=IF([.$A3]&lt;[.M$1]+6;MIN(1;([.$A3]/[.M$1])^3)*106;(([.M$1]+5)/[.$A3])^3*106)+40" office:value-type="float" office:value="81.235802">
            <text:p>81,24</text:p>
          </table:table-cell>
          <table:table-cell table:formula="of:=[.$G3]*(0.7+0.075*[.M$2])" office:value-type="float" office:value="90.8560402517906">
            <text:p>91</text:p>
          </table:table-cell>
          <table:table-cell table:style-name="ce2"/>
          <table:table-cell table:formula="of:=[.$G3]*(0.7+0.075*[.O$2])" office:value-type="float" office:value="98.222746218152">
            <text:p>98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05">
            <text:p>505</text:p>
          </table:table-cell>
          <table:table-cell table:formula="of:=(1+([.A4]-500)*0.07)^1.15*1.52+45" office:value-type="float" office:value="47.1464828441536">
            <text:p>47</text:p>
          </table:table-cell>
          <table:table-cell table:formula="of:=[.$B4]*(0.5+0.125*[.C$2])" office:value-type="float" office:value="29.466551777596">
            <text:p>29</text:p>
          </table:table-cell>
          <table:table-cell table:formula="of:=[.$B4]*(0.5+0.125*[.D$2])" office:value-type="float" office:value="35.3598621331152">
            <text:p>35</text:p>
          </table:table-cell>
          <table:table-cell table:formula="of:=[.$B4]*(0.5+0.125*[.E$2])" office:value-type="float" office:value="41.2531724886344">
            <text:p>41</text:p>
          </table:table-cell>
          <table:table-cell table:formula="of:=[.$B4]*(0.5+0.125*[.F$2])" office:value-type="float" office:value="47.1464828441536">
            <text:p>47</text:p>
          </table:table-cell>
          <table:table-cell table:formula="of:=(800+([.A4]-500)*5)^(0.64)*0.96+29" office:value-type="float" office:value="99.5995219149917">
            <text:p>100</text:p>
          </table:table-cell>
          <table:table-cell table:style-name="ce2" table:formula="of:=IF([.$A4]&lt;[.I$1]+6;MIN(1;([.$A4]/[.I$1])^3)*100;(([.I$1]+5)/[.$A4])^3*100)+40" office:value-type="float" office:value="44.9163302762979">
            <text:p>44,92</text:p>
          </table:table-cell>
          <table:table-cell table:formula="of:=[.$G4]*(0.7+0.075*[.I$2])" office:value-type="float" office:value="77.1896294841186">
            <text:p>77</text:p>
          </table:table-cell>
          <table:table-cell table:style-name="ce2" table:formula="of:=IF([.$A4]&lt;[.K$1]+6;MIN(1;([.$A4]/[.K$1])^3)*103;(([.K$1]+5)/[.$A4])^3*103)+40" office:value-type="float" office:value="56.6326393937306">
            <text:p>56,63</text:p>
          </table:table-cell>
          <table:table-cell table:formula="of:=[.$G4]*(0.7+0.075*[.K$2])" office:value-type="float" office:value="84.659593627743">
            <text:p>85</text:p>
          </table:table-cell>
          <table:table-cell table:style-name="ce2" table:formula="of:=IF([.$A4]&lt;[.M$1]+6;MIN(1;([.$A4]/[.M$1])^3)*106;(([.M$1]+5)/[.$A4])^3*106)+40" office:value-type="float" office:value="80.0230631630951">
            <text:p>80,02</text:p>
          </table:table-cell>
          <table:table-cell table:formula="of:=[.$G4]*(0.7+0.075*[.M$2])" office:value-type="float" office:value="92.1295577713673">
            <text:p>92</text:p>
          </table:table-cell>
          <table:table-cell table:style-name="ce2"/>
          <table:table-cell table:formula="of:=[.$G4]*(0.7+0.075*[.O$2])" office:value-type="float" office:value="99.5995219149917">
            <text:p>100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10">
            <text:p>510</text:p>
          </table:table-cell>
          <table:table-cell table:formula="of:=(1+([.A5]-500)*0.07)^1.15*1.52+45" office:value-type="float" office:value="47.7980781977399">
            <text:p>48</text:p>
          </table:table-cell>
          <table:table-cell table:formula="of:=[.$B5]*(0.5+0.125*[.C$2])" office:value-type="float" office:value="29.8737988735875">
            <text:p>30</text:p>
          </table:table-cell>
          <table:table-cell table:formula="of:=[.$B5]*(0.5+0.125*[.D$2])" office:value-type="float" office:value="35.8485586483049">
            <text:p>36</text:p>
          </table:table-cell>
          <table:table-cell table:formula="of:=[.$B5]*(0.5+0.125*[.E$2])" office:value-type="float" office:value="41.8233184230224">
            <text:p>42</text:p>
          </table:table-cell>
          <table:table-cell table:formula="of:=[.$B5]*(0.5+0.125*[.F$2])" office:value-type="float" office:value="47.7980781977399">
            <text:p>48</text:p>
          </table:table-cell>
          <table:table-cell table:formula="of:=(800+([.A5]-500)*5)^(0.64)*0.96+29" office:value-type="float" office:value="100.961357183249">
            <text:p>101</text:p>
          </table:table-cell>
          <table:table-cell table:style-name="ce2" table:formula="of:=IF([.$A5]&lt;[.I$1]+6;MIN(1;([.$A5]/[.I$1])^3)*100;(([.I$1]+5)/[.$A5])^3*100)+40" office:value-type="float" office:value="44.7731453211812">
            <text:p>44,77</text:p>
          </table:table-cell>
          <table:table-cell table:formula="of:=[.$G5]*(0.7+0.075*[.I$2])" office:value-type="float" office:value="78.2450518170177">
            <text:p>78</text:p>
          </table:table-cell>
          <table:table-cell table:style-name="ce2" table:formula="of:=IF([.$A5]&lt;[.K$1]+6;MIN(1;([.$A5]/[.K$1])^3)*103;(([.K$1]+5)/[.$A5])^3*103)+40" office:value-type="float" office:value="56.1482244762572">
            <text:p>56,15</text:p>
          </table:table-cell>
          <table:table-cell table:formula="of:=[.$G5]*(0.7+0.075*[.K$2])" office:value-type="float" office:value="85.8171536057614">
            <text:p>86</text:p>
          </table:table-cell>
          <table:table-cell table:style-name="ce2" table:formula="of:=IF([.$A5]&lt;[.M$1]+6;MIN(1;([.$A5]/[.M$1])^3)*106;(([.M$1]+5)/[.$A5])^3*106)+40" office:value-type="float" office:value="78.8574172075597">
            <text:p>78,86</text:p>
          </table:table-cell>
          <table:table-cell table:formula="of:=[.$G5]*(0.7+0.075*[.M$2])" office:value-type="float" office:value="93.389255394505">
            <text:p>93</text:p>
          </table:table-cell>
          <table:table-cell table:style-name="ce2"/>
          <table:table-cell table:formula="of:=[.$G5]*(0.7+0.075*[.O$2])" office:value-type="float" office:value="100.961357183249">
            <text:p>101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15">
            <text:p>515</text:p>
          </table:table-cell>
          <table:table-cell table:formula="of:=(1+([.A6]-500)*0.07)^1.15*1.52+45" office:value-type="float" office:value="48.470248124358">
            <text:p>48</text:p>
          </table:table-cell>
          <table:table-cell table:formula="of:=[.$B6]*(0.5+0.125*[.C$2])" office:value-type="float" office:value="30.2939050777238">
            <text:p>30</text:p>
          </table:table-cell>
          <table:table-cell table:formula="of:=[.$B6]*(0.5+0.125*[.D$2])" office:value-type="float" office:value="36.3526860932685">
            <text:p>36</text:p>
          </table:table-cell>
          <table:table-cell table:formula="of:=[.$B6]*(0.5+0.125*[.E$2])" office:value-type="float" office:value="42.4114671088133">
            <text:p>42</text:p>
          </table:table-cell>
          <table:table-cell table:formula="of:=[.$B6]*(0.5+0.125*[.F$2])" office:value-type="float" office:value="48.470248124358">
            <text:p>48</text:p>
          </table:table-cell>
          <table:table-cell table:formula="of:=(800+([.A6]-500)*5)^(0.64)*0.96+29" office:value-type="float" office:value="102.30884666046">
            <text:p>102</text:p>
          </table:table-cell>
          <table:table-cell table:style-name="ce2" table:formula="of:=IF([.$A6]&lt;[.I$1]+6;MIN(1;([.$A6]/[.I$1])^3)*100;(([.I$1]+5)/[.$A6])^3*100)+40" office:value-type="float" office:value="44.6354670471216">
            <text:p>44,64</text:p>
          </table:table-cell>
          <table:table-cell table:formula="of:=[.$G6]*(0.7+0.075*[.I$2])" office:value-type="float" office:value="79.2893561618561">
            <text:p>79</text:p>
          </table:table-cell>
          <table:table-cell table:style-name="ce2" table:formula="of:=IF([.$A6]&lt;[.K$1]+6;MIN(1;([.$A6]/[.K$1])^3)*103;(([.K$1]+5)/[.$A6])^3*103)+40" office:value-type="float" office:value="55.6824394382128">
            <text:p>55,68</text:p>
          </table:table-cell>
          <table:table-cell table:formula="of:=[.$G6]*(0.7+0.075*[.K$2])" office:value-type="float" office:value="86.9625196613906">
            <text:p>87</text:p>
          </table:table-cell>
          <table:table-cell table:style-name="ce2" table:formula="of:=IF([.$A6]&lt;[.M$1]+6;MIN(1;([.$A6]/[.M$1])^3)*106;(([.M$1]+5)/[.$A6])^3*106)+40" office:value-type="float" office:value="77.7366002670383">
            <text:p>77,74</text:p>
          </table:table-cell>
          <table:table-cell table:formula="of:=[.$G6]*(0.7+0.075*[.M$2])" office:value-type="float" office:value="94.6356831609251">
            <text:p>95</text:p>
          </table:table-cell>
          <table:table-cell table:style-name="ce2"/>
          <table:table-cell table:formula="of:=[.$G6]*(0.7+0.075*[.O$2])" office:value-type="float" office:value="102.30884666046">
            <text:p>102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20">
            <text:p>520</text:p>
          </table:table-cell>
          <table:table-cell table:formula="of:=(1+([.A7]-500)*0.07)^1.15*1.52+45" office:value-type="float" office:value="49.1599347240468">
            <text:p>49</text:p>
          </table:table-cell>
          <table:table-cell table:formula="of:=[.$B7]*(0.5+0.125*[.C$2])" office:value-type="float" office:value="30.7249592025293">
            <text:p>31</text:p>
          </table:table-cell>
          <table:table-cell table:formula="of:=[.$B7]*(0.5+0.125*[.D$2])" office:value-type="float" office:value="36.8699510430351">
            <text:p>37</text:p>
          </table:table-cell>
          <table:table-cell table:formula="of:=[.$B7]*(0.5+0.125*[.E$2])" office:value-type="float" office:value="43.014942883541">
            <text:p>43</text:p>
          </table:table-cell>
          <table:table-cell table:formula="of:=[.$B7]*(0.5+0.125*[.F$2])" office:value-type="float" office:value="49.1599347240468">
            <text:p>49</text:p>
          </table:table-cell>
          <table:table-cell table:formula="of:=(800+([.A7]-500)*5)^(0.64)*0.96+29" office:value-type="float" office:value="103.642545078418">
            <text:p>104</text:p>
          </table:table-cell>
          <table:table-cell table:style-name="ce2" table:formula="of:=IF([.$A7]&lt;[.I$1]+6;MIN(1;([.$A7]/[.I$1])^3)*100;(([.I$1]+5)/[.$A7])^3*100)+40" office:value-type="float" office:value="44.5030332555758">
            <text:p>44,50</text:p>
          </table:table-cell>
          <table:table-cell table:formula="of:=[.$G7]*(0.7+0.075*[.I$2])" office:value-type="float" office:value="80.3229724357737">
            <text:p>80</text:p>
          </table:table-cell>
          <table:table-cell table:style-name="ce2" table:formula="of:=IF([.$A7]&lt;[.K$1]+6;MIN(1;([.$A7]/[.K$1])^3)*103;(([.K$1]+5)/[.$A7])^3*103)+40" office:value-type="float" office:value="55.234397224909">
            <text:p>55,23</text:p>
          </table:table-cell>
          <table:table-cell table:formula="of:=[.$G7]*(0.7+0.075*[.K$2])" office:value-type="float" office:value="88.0961633166551">
            <text:p>88</text:p>
          </table:table-cell>
          <table:table-cell table:style-name="ce2" table:formula="of:=IF([.$A7]&lt;[.M$1]+6;MIN(1;([.$A7]/[.M$1])^3)*106;(([.M$1]+5)/[.$A7])^3*106)+40" office:value-type="float" office:value="76.6584778248748">
            <text:p>76,66</text:p>
          </table:table-cell>
          <table:table-cell table:formula="of:=[.$G7]*(0.7+0.075*[.M$2])" office:value-type="float" office:value="95.8693541975364">
            <text:p>96</text:p>
          </table:table-cell>
          <table:table-cell table:style-name="ce2"/>
          <table:table-cell table:formula="of:=[.$G7]*(0.7+0.075*[.O$2])" office:value-type="float" office:value="103.642545078418">
            <text:p>10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25">
            <text:p>525</text:p>
          </table:table-cell>
          <table:table-cell table:formula="of:=(1+([.A8]-500)*0.07)^1.15*1.52+45" office:value-type="float" office:value="49.8649254086914">
            <text:p>50</text:p>
          </table:table-cell>
          <table:table-cell table:formula="of:=[.$B8]*(0.5+0.125*[.C$2])" office:value-type="float" office:value="31.1655783804321">
            <text:p>31</text:p>
          </table:table-cell>
          <table:table-cell table:formula="of:=[.$B8]*(0.5+0.125*[.D$2])" office:value-type="float" office:value="37.3986940565185">
            <text:p>37</text:p>
          </table:table-cell>
          <table:table-cell table:formula="of:=[.$B8]*(0.5+0.125*[.E$2])" office:value-type="float" office:value="43.6318097326049">
            <text:p>44</text:p>
          </table:table-cell>
          <table:table-cell table:formula="of:=[.$B8]*(0.5+0.125*[.F$2])" office:value-type="float" office:value="49.8649254086914">
            <text:p>50</text:p>
          </table:table-cell>
          <table:table-cell table:formula="of:=(800+([.A8]-500)*5)^(0.64)*0.96+29" office:value-type="float" office:value="104.962970970952">
            <text:p>105</text:p>
          </table:table-cell>
          <table:table-cell table:style-name="ce2" table:formula="of:=IF([.$A8]&lt;[.I$1]+6;MIN(1;([.$A8]/[.I$1])^3)*100;(([.I$1]+5)/[.$A8])^3*100)+40" office:value-type="float" office:value="44.3755965878415">
            <text:p>44,38</text:p>
          </table:table-cell>
          <table:table-cell table:formula="of:=[.$G8]*(0.7+0.075*[.I$2])" office:value-type="float" office:value="81.3463025024878">
            <text:p>81</text:p>
          </table:table-cell>
          <table:table-cell table:style-name="ce2" table:formula="of:=IF([.$A8]&lt;[.K$1]+6;MIN(1;([.$A8]/[.K$1])^3)*103;(([.K$1]+5)/[.$A8])^3*103)+40" office:value-type="float" office:value="54.8032609869345">
            <text:p>54,80</text:p>
          </table:table-cell>
          <table:table-cell table:formula="of:=[.$G8]*(0.7+0.075*[.K$2])" office:value-type="float" office:value="89.2185253253092">
            <text:p>89</text:p>
          </table:table-cell>
          <table:table-cell table:style-name="ce2" table:formula="of:=IF([.$A8]&lt;[.M$1]+6;MIN(1;([.$A8]/[.M$1])^3)*106;(([.M$1]+5)/[.$A8])^3*106)+40" office:value-type="float" office:value="75.6210361731994">
            <text:p>75,62</text:p>
          </table:table-cell>
          <table:table-cell table:formula="of:=[.$G8]*(0.7+0.075*[.M$2])" office:value-type="float" office:value="97.0907481481306">
            <text:p>97</text:p>
          </table:table-cell>
          <table:table-cell table:style-name="ce2"/>
          <table:table-cell table:formula="of:=[.$G8]*(0.7+0.075*[.O$2])" office:value-type="float" office:value="104.962970970952">
            <text:p>10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30">
            <text:p>530</text:p>
          </table:table-cell>
          <table:table-cell table:formula="of:=(1+([.A9]-500)*0.07)^1.15*1.52+45" office:value-type="float" office:value="50.58353876732">
            <text:p>51</text:p>
          </table:table-cell>
          <table:table-cell table:formula="of:=[.$B9]*(0.5+0.125*[.C$2])" office:value-type="float" office:value="31.614711729575">
            <text:p>32</text:p>
          </table:table-cell>
          <table:table-cell table:formula="of:=[.$B9]*(0.5+0.125*[.D$2])" office:value-type="float" office:value="37.93765407549">
            <text:p>38</text:p>
          </table:table-cell>
          <table:table-cell table:formula="of:=[.$B9]*(0.5+0.125*[.E$2])" office:value-type="float" office:value="44.260596421405">
            <text:p>44</text:p>
          </table:table-cell>
          <table:table-cell table:formula="of:=[.$B9]*(0.5+0.125*[.F$2])" office:value-type="float" office:value="50.58353876732">
            <text:p>51</text:p>
          </table:table-cell>
          <table:table-cell table:formula="of:=(800+([.A9]-500)*5)^(0.64)*0.96+29" office:value-type="float" office:value="106.270609946658">
            <text:p>106</text:p>
          </table:table-cell>
          <table:table-cell table:style-name="ce2" table:formula="of:=IF([.$A9]&lt;[.I$1]+6;MIN(1;([.$A9]/[.I$1])^3)*100;(([.I$1]+5)/[.$A9])^3*100)+40" office:value-type="float" office:value="44.2529235543435">
            <text:p>44,25</text:p>
          </table:table-cell>
          <table:table-cell table:formula="of:=[.$G9]*(0.7+0.075*[.I$2])" office:value-type="float" office:value="82.3597227086601">
            <text:p>82</text:p>
          </table:table-cell>
          <table:table-cell table:style-name="ce2" table:formula="of:=IF([.$A9]&lt;[.K$1]+6;MIN(1;([.$A9]/[.K$1])^3)*103;(([.K$1]+5)/[.$A9])^3*103)+40" office:value-type="float" office:value="54.3882407960934">
            <text:p>54,39</text:p>
          </table:table-cell>
          <table:table-cell table:formula="of:=[.$G9]*(0.7+0.075*[.K$2])" office:value-type="float" office:value="90.3300184546595">
            <text:p>90</text:p>
          </table:table-cell>
          <table:table-cell table:style-name="ce2" table:formula="of:=IF([.$A9]&lt;[.M$1]+6;MIN(1;([.$A9]/[.M$1])^3)*106;(([.M$1]+5)/[.$A9])^3*106)+40" office:value-type="float" office:value="74.622374510502">
            <text:p>74,62</text:p>
          </table:table-cell>
          <table:table-cell table:formula="of:=[.$G9]*(0.7+0.075*[.M$2])" office:value-type="float" office:value="98.3003142006588">
            <text:p>98</text:p>
          </table:table-cell>
          <table:table-cell table:style-name="ce2"/>
          <table:table-cell table:formula="of:=[.$G9]*(0.7+0.075*[.O$2])" office:value-type="float" office:value="106.270609946658">
            <text:p>106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35">
            <text:p>535</text:p>
          </table:table-cell>
          <table:table-cell table:formula="of:=(1+([.A10]-500)*0.07)^1.15*1.52+45" office:value-type="float" office:value="51.3144502700597">
            <text:p>51</text:p>
          </table:table-cell>
          <table:table-cell table:formula="of:=[.$B10]*(0.5+0.125*[.C$2])" office:value-type="float" office:value="32.0715314187873">
            <text:p>32</text:p>
          </table:table-cell>
          <table:table-cell table:formula="of:=[.$B10]*(0.5+0.125*[.D$2])" office:value-type="float" office:value="38.4858377025448">
            <text:p>38</text:p>
          </table:table-cell>
          <table:table-cell table:formula="of:=[.$B10]*(0.5+0.125*[.E$2])" office:value-type="float" office:value="44.9001439863022">
            <text:p>45</text:p>
          </table:table-cell>
          <table:table-cell table:formula="of:=[.$B10]*(0.5+0.125*[.F$2])" office:value-type="float" office:value="51.3144502700597">
            <text:p>51</text:p>
          </table:table-cell>
          <table:table-cell table:formula="of:=(800+([.A10]-500)*5)^(0.64)*0.96+29" office:value-type="float" office:value="107.565917587699">
            <text:p>108</text:p>
          </table:table-cell>
          <table:table-cell table:style-name="ce2" table:formula="of:=IF([.$A10]&lt;[.I$1]+6;MIN(1;([.$A10]/[.I$1])^3)*100;(([.I$1]+5)/[.$A10])^3*100)+40" office:value-type="float" office:value="44.1347936358152">
            <text:p>44,13</text:p>
          </table:table-cell>
          <table:table-cell table:formula="of:=[.$G10]*(0.7+0.075*[.I$2])" office:value-type="float" office:value="83.3635861304665">
            <text:p>83</text:p>
          </table:table-cell>
          <table:table-cell table:style-name="ce2" table:formula="of:=IF([.$A10]&lt;[.K$1]+6;MIN(1;([.$A10]/[.K$1])^3)*103;(([.K$1]+5)/[.$A10])^3*103)+40" office:value-type="float" office:value="53.9885906045747">
            <text:p>53,99</text:p>
          </table:table-cell>
          <table:table-cell table:formula="of:=[.$G10]*(0.7+0.075*[.K$2])" office:value-type="float" office:value="91.4310299495439">
            <text:p>91</text:p>
          </table:table-cell>
          <table:table-cell table:style-name="ce2" table:formula="of:=IF([.$A10]&lt;[.M$1]+6;MIN(1;([.$A10]/[.M$1])^3)*106;(([.M$1]+5)/[.$A10])^3*106)+40" office:value-type="float" office:value="73.6606976244916">
            <text:p>73,66</text:p>
          </table:table-cell>
          <table:table-cell table:formula="of:=[.$G10]*(0.7+0.075*[.M$2])" office:value-type="float" office:value="99.4984737686213">
            <text:p>99</text:p>
          </table:table-cell>
          <table:table-cell table:style-name="ce2"/>
          <table:table-cell table:formula="of:=[.$G10]*(0.7+0.075*[.O$2])" office:value-type="float" office:value="107.565917587699">
            <text:p>108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40">
            <text:p>540</text:p>
          </table:table-cell>
          <table:table-cell table:formula="of:=(1+([.A11]-500)*0.07)^1.15*1.52+45" office:value-type="float" office:value="52.0565873863209">
            <text:p>52</text:p>
          </table:table-cell>
          <table:table-cell table:formula="of:=[.$B11]*(0.5+0.125*[.C$2])" office:value-type="float" office:value="32.5353671164506">
            <text:p>33</text:p>
          </table:table-cell>
          <table:table-cell table:formula="of:=[.$B11]*(0.5+0.125*[.D$2])" office:value-type="float" office:value="39.0424405397407">
            <text:p>39</text:p>
          </table:table-cell>
          <table:table-cell table:formula="of:=[.$B11]*(0.5+0.125*[.E$2])" office:value-type="float" office:value="45.5495139630308">
            <text:p>46</text:p>
          </table:table-cell>
          <table:table-cell table:formula="of:=[.$B11]*(0.5+0.125*[.F$2])" office:value-type="float" office:value="52.0565873863209">
            <text:p>52</text:p>
          </table:table-cell>
          <table:table-cell table:formula="of:=(800+([.A11]-500)*5)^(0.64)*0.96+29" office:value-type="float" office:value="108.849322025856">
            <text:p>109</text:p>
          </table:table-cell>
          <table:table-cell table:style-name="ce2" table:formula="of:=IF([.$A11]&lt;[.I$1]+6;MIN(1;([.$A11]/[.I$1])^3)*100;(([.I$1]+5)/[.$A11])^3*100)+40" office:value-type="float" office:value="44.0209984504395">
            <text:p>44,02</text:p>
          </table:table-cell>
          <table:table-cell table:formula="of:=[.$G11]*(0.7+0.075*[.I$2])" office:value-type="float" office:value="84.3582245700387">
            <text:p>84</text:p>
          </table:table-cell>
          <table:table-cell table:style-name="ce2" table:formula="of:=IF([.$A11]&lt;[.K$1]+6;MIN(1;([.$A11]/[.K$1])^3)*103;(([.K$1]+5)/[.$A11])^3*103)+40" office:value-type="float" office:value="53.6036054272723">
            <text:p>53,60</text:p>
          </table:table-cell>
          <table:table-cell table:formula="of:=[.$G11]*(0.7+0.075*[.K$2])" office:value-type="float" office:value="92.521923721978">
            <text:p>93</text:p>
          </table:table-cell>
          <table:table-cell table:style-name="ce2" table:formula="of:=IF([.$A11]&lt;[.M$1]+6;MIN(1;([.$A11]/[.M$1])^3)*106;(([.M$1]+5)/[.$A11])^3*106)+40" office:value-type="float" office:value="72.734309111924">
            <text:p>72,73</text:p>
          </table:table-cell>
          <table:table-cell table:formula="of:=[.$G11]*(0.7+0.075*[.M$2])" office:value-type="float" office:value="100.685622873917">
            <text:p>101</text:p>
          </table:table-cell>
          <table:table-cell table:style-name="ce2"/>
          <table:table-cell table:formula="of:=[.$G11]*(0.7+0.075*[.O$2])" office:value-type="float" office:value="108.849322025856">
            <text:p>109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45">
            <text:p>545</text:p>
          </table:table-cell>
          <table:table-cell table:formula="of:=(1+([.A12]-500)*0.07)^1.15*1.52+45" office:value-type="float" office:value="52.809062507833">
            <text:p>53</text:p>
          </table:table-cell>
          <table:table-cell table:formula="of:=[.$B12]*(0.5+0.125*[.C$2])" office:value-type="float" office:value="33.0056640673956">
            <text:p>33</text:p>
          </table:table-cell>
          <table:table-cell table:formula="of:=[.$B12]*(0.5+0.125*[.D$2])" office:value-type="float" office:value="39.6067968808748">
            <text:p>40</text:p>
          </table:table-cell>
          <table:table-cell table:formula="of:=[.$B12]*(0.5+0.125*[.E$2])" office:value-type="float" office:value="46.2079296943539">
            <text:p>46</text:p>
          </table:table-cell>
          <table:table-cell table:formula="of:=[.$B12]*(0.5+0.125*[.F$2])" office:value-type="float" office:value="52.809062507833">
            <text:p>53</text:p>
          </table:table-cell>
          <table:table-cell table:formula="of:=(800+([.A12]-500)*5)^(0.64)*0.96+29" office:value-type="float" office:value="110.121226238923">
            <text:p>110</text:p>
          </table:table-cell>
          <table:table-cell table:style-name="ce2" table:formula="of:=IF([.$A12]&lt;[.I$1]+6;MIN(1;([.$A12]/[.I$1])^3)*100;(([.I$1]+5)/[.$A12])^3*100)+40" office:value-type="float" office:value="43.9113409815533">
            <text:p>43,91</text:p>
          </table:table-cell>
          <table:table-cell table:formula="of:=[.$G12]*(0.7+0.075*[.I$2])" office:value-type="float" office:value="85.3439503351651">
            <text:p>85</text:p>
          </table:table-cell>
          <table:table-cell table:style-name="ce2" table:formula="of:=IF([.$A12]&lt;[.K$1]+6;MIN(1;([.$A12]/[.K$1])^3)*103;(([.K$1]+5)/[.$A12])^3*103)+40" office:value-type="float" office:value="53.2326187290014">
            <text:p>53,23</text:p>
          </table:table-cell>
          <table:table-cell table:formula="of:=[.$G12]*(0.7+0.075*[.K$2])" office:value-type="float" office:value="93.6030423030843">
            <text:p>94</text:p>
          </table:table-cell>
          <table:table-cell table:style-name="ce2" table:formula="of:=IF([.$A12]&lt;[.M$1]+6;MIN(1;([.$A12]/[.M$1])^3)*106;(([.M$1]+5)/[.$A12])^3*106)+40" office:value-type="float" office:value="71.841605091469">
            <text:p>71,84</text:p>
          </table:table-cell>
          <table:table-cell table:formula="of:=[.$G12]*(0.7+0.075*[.M$2])" office:value-type="float" office:value="101.862134271004">
            <text:p>102</text:p>
          </table:table-cell>
          <table:table-cell table:style-name="ce2"/>
          <table:table-cell table:formula="of:=[.$G12]*(0.7+0.075*[.O$2])" office:value-type="float" office:value="110.121226238923">
            <text:p>110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50">
            <text:p>550</text:p>
          </table:table-cell>
          <table:table-cell table:formula="of:=(1+([.A13]-500)*0.07)^1.15*1.52+45" office:value-type="float" office:value="53.5711279594211">
            <text:p>54</text:p>
          </table:table-cell>
          <table:table-cell table:formula="of:=[.$B13]*(0.5+0.125*[.C$2])" office:value-type="float" office:value="33.4819549746382">
            <text:p>33</text:p>
          </table:table-cell>
          <table:table-cell table:formula="of:=[.$B13]*(0.5+0.125*[.D$2])" office:value-type="float" office:value="40.1783459695658">
            <text:p>40</text:p>
          </table:table-cell>
          <table:table-cell table:formula="of:=[.$B13]*(0.5+0.125*[.E$2])" office:value-type="float" office:value="46.8747369644935">
            <text:p>47</text:p>
          </table:table-cell>
          <table:table-cell table:formula="of:=[.$B13]*(0.5+0.125*[.F$2])" office:value-type="float" office:value="53.5711279594211">
            <text:p>54</text:p>
          </table:table-cell>
          <table:table-cell table:formula="of:=(800+([.A13]-500)*5)^(0.64)*0.96+29" office:value-type="float" office:value="111.38201010384">
            <text:p>111</text:p>
          </table:table-cell>
          <table:table-cell table:style-name="ce2" table:formula="of:=IF([.$A13]&lt;[.I$1]+6;MIN(1;([.$A13]/[.I$1])^3)*100;(([.I$1]+5)/[.$A13])^3*100)+40" office:value-type="float" office:value="43.8056348610068">
            <text:p>43,81</text:p>
          </table:table-cell>
          <table:table-cell table:formula="of:=[.$G13]*(0.7+0.075*[.I$2])" office:value-type="float" office:value="86.3210578304758">
            <text:p>86</text:p>
          </table:table-cell>
          <table:table-cell table:style-name="ce2" table:formula="of:=IF([.$A13]&lt;[.K$1]+6;MIN(1;([.$A13]/[.K$1])^3)*103;(([.K$1]+5)/[.$A13])^3*103)+40" office:value-type="float" office:value="52.875">
            <text:p>52,88</text:p>
          </table:table-cell>
          <table:table-cell table:formula="of:=[.$G13]*(0.7+0.075*[.K$2])" office:value-type="float" office:value="94.6747085882638">
            <text:p>95</text:p>
          </table:table-cell>
          <table:table-cell table:style-name="ce2" table:formula="of:=IF([.$A13]&lt;[.M$1]+6;MIN(1;([.$A13]/[.M$1])^3)*106;(([.M$1]+5)/[.$A13])^3*106)+40" office:value-type="float" office:value="70.9810683696469">
            <text:p>70,98</text:p>
          </table:table-cell>
          <table:table-cell table:formula="of:=[.$G13]*(0.7+0.075*[.M$2])" office:value-type="float" office:value="103.028359346052">
            <text:p>103</text:p>
          </table:table-cell>
          <table:table-cell table:style-name="ce2"/>
          <table:table-cell table:formula="of:=[.$G13]*(0.7+0.075*[.O$2])" office:value-type="float" office:value="111.38201010384">
            <text:p>111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55">
            <text:p>555</text:p>
          </table:table-cell>
          <table:table-cell table:formula="of:=(1+([.A14]-500)*0.07)^1.15*1.52+45" office:value-type="float" office:value="54.3421446476972">
            <text:p>54</text:p>
          </table:table-cell>
          <table:table-cell table:formula="of:=[.$B14]*(0.5+0.125*[.C$2])" office:value-type="float" office:value="33.9638404048108">
            <text:p>34</text:p>
          </table:table-cell>
          <table:table-cell table:formula="of:=[.$B14]*(0.5+0.125*[.D$2])" office:value-type="float" office:value="40.7566084857729">
            <text:p>41</text:p>
          </table:table-cell>
          <table:table-cell table:formula="of:=[.$B14]*(0.5+0.125*[.E$2])" office:value-type="float" office:value="47.5493765667351">
            <text:p>48</text:p>
          </table:table-cell>
          <table:table-cell table:formula="of:=[.$B14]*(0.5+0.125*[.F$2])" office:value-type="float" office:value="54.3421446476972">
            <text:p>54</text:p>
          </table:table-cell>
          <table:table-cell table:formula="of:=(800+([.A14]-500)*5)^(0.64)*0.96+29" office:value-type="float" office:value="112.632032237525">
            <text:p>113</text:p>
          </table:table-cell>
          <table:table-cell table:style-name="ce2" table:formula="of:=IF([.$A14]&lt;[.I$1]+6;MIN(1;([.$A14]/[.I$1])^3)*100;(([.I$1]+5)/[.$A14])^3*100)+40" office:value-type="float" office:value="43.7037037037037">
            <text:p>43,70</text:p>
          </table:table-cell>
          <table:table-cell table:formula="of:=[.$G14]*(0.7+0.075*[.I$2])" office:value-type="float" office:value="87.289824984082">
            <text:p>87</text:p>
          </table:table-cell>
          <table:table-cell table:style-name="ce2" table:formula="of:=IF([.$A14]&lt;[.K$1]+6;MIN(1;([.$A14]/[.K$1])^3)*103;(([.K$1]+5)/[.$A14])^3*103)+40" office:value-type="float" office:value="52.5301525045864">
            <text:p>52,53</text:p>
          </table:table-cell>
          <table:table-cell table:formula="of:=[.$G14]*(0.7+0.075*[.K$2])" office:value-type="float" office:value="95.7372274018964">
            <text:p>96</text:p>
          </table:table-cell>
          <table:table-cell table:style-name="ce2" table:formula="of:=IF([.$A14]&lt;[.M$1]+6;MIN(1;([.$A14]/[.M$1])^3)*106;(([.M$1]+5)/[.$A14])^3*106)+40" office:value-type="float" office:value="70.1512630234325">
            <text:p>70,15</text:p>
          </table:table-cell>
          <table:table-cell table:formula="of:=[.$G14]*(0.7+0.075*[.M$2])" office:value-type="float" office:value="104.184629819711">
            <text:p>104</text:p>
          </table:table-cell>
          <table:table-cell table:style-name="ce2"/>
          <table:table-cell table:formula="of:=[.$G14]*(0.7+0.075*[.O$2])" office:value-type="float" office:value="112.632032237525">
            <text:p>11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60">
            <text:p>560</text:p>
          </table:table-cell>
          <table:table-cell table:formula="of:=(1+([.A15]-500)*0.07)^1.15*1.52+45" office:value-type="float" office:value="55.1215595152446">
            <text:p>55</text:p>
          </table:table-cell>
          <table:table-cell table:formula="of:=[.$B15]*(0.5+0.125*[.C$2])" office:value-type="float" office:value="34.4509746970279">
            <text:p>34</text:p>
          </table:table-cell>
          <table:table-cell table:formula="of:=[.$B15]*(0.5+0.125*[.D$2])" office:value-type="float" office:value="41.3411696364334">
            <text:p>41</text:p>
          </table:table-cell>
          <table:table-cell table:formula="of:=[.$B15]*(0.5+0.125*[.E$2])" office:value-type="float" office:value="48.231364575839">
            <text:p>48</text:p>
          </table:table-cell>
          <table:table-cell table:formula="of:=[.$B15]*(0.5+0.125*[.F$2])" office:value-type="float" office:value="55.1215595152446">
            <text:p>55</text:p>
          </table:table-cell>
          <table:table-cell table:formula="of:=(800+([.A15]-500)*5)^(0.64)*0.96+29" office:value-type="float" office:value="113.871631651746">
            <text:p>114</text:p>
          </table:table-cell>
          <table:table-cell table:style-name="ce2" table:formula="of:=IF([.$A15]&lt;[.I$1]+6;MIN(1;([.$A15]/[.I$1])^3)*100;(([.I$1]+5)/[.$A15])^3*100)+40" office:value-type="float" office:value="43.6053804892493">
            <text:p>43,61</text:p>
          </table:table-cell>
          <table:table-cell table:formula="of:=[.$G15]*(0.7+0.075*[.I$2])" office:value-type="float" office:value="88.2505145301028">
            <text:p>88</text:p>
          </table:table-cell>
          <table:table-cell table:style-name="ce2" table:formula="of:=IF([.$A15]&lt;[.K$1]+6;MIN(1;([.$A15]/[.K$1])^3)*103;(([.K$1]+5)/[.$A15])^3*103)+40" office:value-type="float" office:value="52.1975111891855">
            <text:p>52,20</text:p>
          </table:table-cell>
          <table:table-cell table:formula="of:=[.$G15]*(0.7+0.075*[.K$2])" office:value-type="float" office:value="96.7908869039838">
            <text:p>97</text:p>
          </table:table-cell>
          <table:table-cell table:style-name="ce2" table:formula="of:=IF([.$A15]&lt;[.M$1]+6;MIN(1;([.$A15]/[.M$1])^3)*106;(([.M$1]+5)/[.$A15])^3*106)+40" office:value-type="float" office:value="69.3508293663448">
            <text:p>69,35</text:p>
          </table:table-cell>
          <table:table-cell table:formula="of:=[.$G15]*(0.7+0.075*[.M$2])" office:value-type="float" office:value="105.331259277865">
            <text:p>105</text:p>
          </table:table-cell>
          <table:table-cell table:style-name="ce2"/>
          <table:table-cell table:formula="of:=[.$G15]*(0.7+0.075*[.O$2])" office:value-type="float" office:value="113.871631651746">
            <text:p>11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65">
            <text:p>565</text:p>
          </table:table-cell>
          <table:table-cell table:formula="of:=(1+([.A16]-500)*0.07)^1.15*1.52+45" office:value-type="float" office:value="55.9088888941971">
            <text:p>56</text:p>
          </table:table-cell>
          <table:table-cell table:formula="of:=[.$B16]*(0.5+0.125*[.C$2])" office:value-type="float" office:value="34.9430555588732">
            <text:p>35</text:p>
          </table:table-cell>
          <table:table-cell table:formula="of:=[.$B16]*(0.5+0.125*[.D$2])" office:value-type="float" office:value="41.9316666706478">
            <text:p>42</text:p>
          </table:table-cell>
          <table:table-cell table:formula="of:=[.$B16]*(0.5+0.125*[.E$2])" office:value-type="float" office:value="48.9202777824224">
            <text:p>49</text:p>
          </table:table-cell>
          <table:table-cell table:formula="of:=[.$B16]*(0.5+0.125*[.F$2])" office:value-type="float" office:value="55.9088888941971">
            <text:p>56</text:p>
          </table:table-cell>
          <table:table-cell table:formula="of:=(800+([.A16]-500)*5)^(0.64)*0.96+29" office:value-type="float" office:value="115.101129244612">
            <text:p>115</text:p>
          </table:table-cell>
          <table:table-cell table:style-name="ce2" table:formula="of:=IF([.$A16]&lt;[.I$1]+6;MIN(1;([.$A16]/[.I$1])^3)*100;(([.I$1]+5)/[.$A16])^3*100)+40" office:value-type="float" office:value="43.5105069869852">
            <text:p>43,51</text:p>
          </table:table-cell>
          <table:table-cell table:formula="of:=[.$G16]*(0.7+0.075*[.I$2])" office:value-type="float" office:value="89.2033751645743">
            <text:p>89</text:p>
          </table:table-cell>
          <table:table-cell table:style-name="ce2" table:formula="of:=IF([.$A16]&lt;[.K$1]+6;MIN(1;([.$A16]/[.K$1])^3)*103;(([.K$1]+5)/[.$A16])^3*103)+40" office:value-type="float" office:value="51.876540737142">
            <text:p>51,88</text:p>
          </table:table-cell>
          <table:table-cell table:formula="of:=[.$G16]*(0.7+0.075*[.K$2])" office:value-type="float" office:value="97.8359598579202">
            <text:p>98</text:p>
          </table:table-cell>
          <table:table-cell table:style-name="ce2" table:formula="of:=IF([.$A16]&lt;[.M$1]+6;MIN(1;([.$A16]/[.M$1])^3)*106;(([.M$1]+5)/[.$A16])^3*106)+40" office:value-type="float" office:value="68.5784792677509">
            <text:p>68,58</text:p>
          </table:table-cell>
          <table:table-cell table:formula="of:=[.$G16]*(0.7+0.075*[.M$2])" office:value-type="float" office:value="106.468544551266">
            <text:p>106</text:p>
          </table:table-cell>
          <table:table-cell table:style-name="ce2"/>
          <table:table-cell table:formula="of:=[.$G16]*(0.7+0.075*[.O$2])" office:value-type="float" office:value="115.101129244612">
            <text:p>11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70">
            <text:p>570</text:p>
          </table:table-cell>
          <table:table-cell table:formula="of:=(1+([.A17]-500)*0.07)^1.15*1.52+45" office:value-type="float" office:value="56.7037059370518">
            <text:p>57</text:p>
          </table:table-cell>
          <table:table-cell table:formula="of:=[.$B17]*(0.5+0.125*[.C$2])" office:value-type="float" office:value="35.4398162106574">
            <text:p>35</text:p>
          </table:table-cell>
          <table:table-cell table:formula="of:=[.$B17]*(0.5+0.125*[.D$2])" office:value-type="float" office:value="42.5277794527888">
            <text:p>43</text:p>
          </table:table-cell>
          <table:table-cell table:formula="of:=[.$B17]*(0.5+0.125*[.E$2])" office:value-type="float" office:value="49.6157426949203">
            <text:p>50</text:p>
          </table:table-cell>
          <table:table-cell table:formula="of:=[.$B17]*(0.5+0.125*[.F$2])" office:value-type="float" office:value="56.7037059370518">
            <text:p>57</text:p>
          </table:table-cell>
          <table:table-cell table:formula="of:=(800+([.A17]-500)*5)^(0.64)*0.96+29" office:value-type="float" office:value="116.320829148086">
            <text:p>116</text:p>
          </table:table-cell>
          <table:table-cell table:style-name="ce2" table:formula="of:=IF([.$A17]&lt;[.I$1]+6;MIN(1;([.$A17]/[.I$1])^3)*100;(([.I$1]+5)/[.$A17])^3*100)+40" office:value-type="float" office:value="43.4189332210181">
            <text:p>43,42</text:p>
          </table:table-cell>
          <table:table-cell table:formula="of:=[.$G17]*(0.7+0.075*[.I$2])" office:value-type="float" office:value="90.1486425897669">
            <text:p>90</text:p>
          </table:table-cell>
          <table:table-cell table:style-name="ce2" table:formula="of:=IF([.$A17]&lt;[.K$1]+6;MIN(1;([.$A17]/[.K$1])^3)*103;(([.K$1]+5)/[.$A17])^3*103)+40" office:value-type="float" office:value="51.5667337588354">
            <text:p>51,57</text:p>
          </table:table-cell>
          <table:table-cell table:formula="of:=[.$G17]*(0.7+0.075*[.K$2])" office:value-type="float" office:value="98.8727047758733">
            <text:p>99</text:p>
          </table:table-cell>
          <table:table-cell table:style-name="ce2" table:formula="of:=IF([.$A17]&lt;[.M$1]+6;MIN(1;([.$A17]/[.M$1])^3)*106;(([.M$1]+5)/[.$A17])^3*106)+40" office:value-type="float" office:value="67.8329917977461">
            <text:p>67,83</text:p>
          </table:table-cell>
          <table:table-cell table:formula="of:=[.$G17]*(0.7+0.075*[.M$2])" office:value-type="float" office:value="107.59676696198">
            <text:p>108</text:p>
          </table:table-cell>
          <table:table-cell table:style-name="ce2"/>
          <table:table-cell table:formula="of:=[.$G17]*(0.7+0.075*[.O$2])" office:value-type="float" office:value="116.320829148086">
            <text:p>116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75">
            <text:p>575</text:p>
          </table:table-cell>
          <table:table-cell table:formula="of:=(1+([.A18]-500)*0.07)^1.15*1.52+45" office:value-type="float" office:value="57.5056309411753">
            <text:p>58</text:p>
          </table:table-cell>
          <table:table-cell table:formula="of:=[.$B18]*(0.5+0.125*[.C$2])" office:value-type="float" office:value="35.9410193382345">
            <text:p>36</text:p>
          </table:table-cell>
          <table:table-cell table:formula="of:=[.$B18]*(0.5+0.125*[.D$2])" office:value-type="float" office:value="43.1292232058815">
            <text:p>43</text:p>
          </table:table-cell>
          <table:table-cell table:formula="of:=[.$B18]*(0.5+0.125*[.E$2])" office:value-type="float" office:value="50.3174270735284">
            <text:p>50</text:p>
          </table:table-cell>
          <table:table-cell table:formula="of:=[.$B18]*(0.5+0.125*[.F$2])" office:value-type="float" office:value="57.5056309411753">
            <text:p>58</text:p>
          </table:table-cell>
          <table:table-cell table:formula="of:=(800+([.A18]-500)*5)^(0.64)*0.96+29" office:value-type="float" office:value="117.53101994822">
            <text:p>118</text:p>
          </table:table-cell>
          <table:table-cell table:style-name="ce2" table:formula="of:=IF([.$A18]&lt;[.I$1]+6;MIN(1;([.$A18]/[.I$1])^3)*100;(([.I$1]+5)/[.$A18])^3*100)+40" office:value-type="float" office:value="43.3305169721378">
            <text:p>43,33</text:p>
          </table:table-cell>
          <table:table-cell table:formula="of:=[.$G18]*(0.7+0.075*[.I$2])" office:value-type="float" office:value="91.0865404598702">
            <text:p>91</text:p>
          </table:table-cell>
          <table:table-cell table:style-name="ce2" table:formula="of:=IF([.$A18]&lt;[.K$1]+6;MIN(1;([.$A18]/[.K$1])^3)*103;(([.K$1]+5)/[.$A18])^3*103)+40" office:value-type="float" office:value="51.2676091065998">
            <text:p>51,27</text:p>
          </table:table-cell>
          <table:table-cell table:formula="of:=[.$G18]*(0.7+0.075*[.K$2])" office:value-type="float" office:value="99.9013669559867">
            <text:p>100</text:p>
          </table:table-cell>
          <table:table-cell table:style-name="ce2" table:formula="of:=IF([.$A18]&lt;[.M$1]+6;MIN(1;([.$A18]/[.M$1])^3)*106;(([.M$1]+5)/[.$A18])^3*106)+40" office:value-type="float" office:value="67.1132091723514">
            <text:p>67,11</text:p>
          </table:table-cell>
          <table:table-cell table:formula="of:=[.$G18]*(0.7+0.075*[.M$2])" office:value-type="float" office:value="108.716193452103">
            <text:p>109</text:p>
          </table:table-cell>
          <table:table-cell table:style-name="ce2"/>
          <table:table-cell table:formula="of:=[.$G18]*(0.7+0.075*[.O$2])" office:value-type="float" office:value="117.53101994822">
            <text:p>118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80">
            <text:p>580</text:p>
          </table:table-cell>
          <table:table-cell table:formula="of:=(1+([.A19]-500)*0.07)^1.15*1.52+45" office:value-type="float" office:value="58.3143237746796">
            <text:p>58</text:p>
          </table:table-cell>
          <table:table-cell table:formula="of:=[.$B19]*(0.5+0.125*[.C$2])" office:value-type="float" office:value="36.4464523591748">
            <text:p>36</text:p>
          </table:table-cell>
          <table:table-cell table:formula="of:=[.$B19]*(0.5+0.125*[.D$2])" office:value-type="float" office:value="43.7357428310097">
            <text:p>44</text:p>
          </table:table-cell>
          <table:table-cell table:formula="of:=[.$B19]*(0.5+0.125*[.E$2])" office:value-type="float" office:value="51.0250333028447">
            <text:p>51</text:p>
          </table:table-cell>
          <table:table-cell table:formula="of:=[.$B19]*(0.5+0.125*[.F$2])" office:value-type="float" office:value="58.3143237746796">
            <text:p>58</text:p>
          </table:table-cell>
          <table:table-cell table:formula="of:=(800+([.A19]-500)*5)^(0.64)*0.96+29" office:value-type="float" office:value="118.731975792587">
            <text:p>119</text:p>
          </table:table-cell>
          <table:table-cell table:style-name="ce2" table:formula="of:=IF([.$A19]&lt;[.I$1]+6;MIN(1;([.$A19]/[.I$1])^3)*100;(([.I$1]+5)/[.$A19])^3*100)+40" office:value-type="float" office:value="43.245123313789">
            <text:p>43,25</text:p>
          </table:table-cell>
          <table:table-cell table:formula="of:=[.$G19]*(0.7+0.075*[.I$2])" office:value-type="float" office:value="92.0172812392553">
            <text:p>92</text:p>
          </table:table-cell>
          <table:table-cell table:style-name="ce2" table:formula="of:=IF([.$A19]&lt;[.K$1]+6;MIN(1;([.$A19]/[.K$1])^3)*103;(([.K$1]+5)/[.$A19])^3*103)+40" office:value-type="float" office:value="50.9787103048506">
            <text:p>50,98</text:p>
          </table:table-cell>
          <table:table-cell table:formula="of:=[.$G19]*(0.7+0.075*[.K$2])" office:value-type="float" office:value="100.922179423699">
            <text:p>101</text:p>
          </table:table-cell>
          <table:table-cell table:style-name="ce2" table:formula="of:=IF([.$A19]&lt;[.M$1]+6;MIN(1;([.$A19]/[.M$1])^3)*106;(([.M$1]+5)/[.$A19])^3*106)+40" office:value-type="float" office:value="66.4180329759318">
            <text:p>66,42</text:p>
          </table:table-cell>
          <table:table-cell table:formula="of:=[.$G19]*(0.7+0.075*[.M$2])" office:value-type="float" office:value="109.827077608143">
            <text:p>110</text:p>
          </table:table-cell>
          <table:table-cell table:style-name="ce2"/>
          <table:table-cell table:formula="of:=[.$G19]*(0.7+0.075*[.O$2])" office:value-type="float" office:value="118.731975792587">
            <text:p>119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85">
            <text:p>585</text:p>
          </table:table-cell>
          <table:table-cell table:formula="of:=(1+([.A20]-500)*0.07)^1.15*1.52+45" office:value-type="float" office:value="59.1294778591646">
            <text:p>59</text:p>
          </table:table-cell>
          <table:table-cell table:formula="of:=[.$B20]*(0.5+0.125*[.C$2])" office:value-type="float" office:value="36.9559236619779">
            <text:p>37</text:p>
          </table:table-cell>
          <table:table-cell table:formula="of:=[.$B20]*(0.5+0.125*[.D$2])" office:value-type="float" office:value="44.3471083943734">
            <text:p>44</text:p>
          </table:table-cell>
          <table:table-cell table:formula="of:=[.$B20]*(0.5+0.125*[.E$2])" office:value-type="float" office:value="51.738293126769">
            <text:p>52</text:p>
          </table:table-cell>
          <table:table-cell table:formula="of:=[.$B20]*(0.5+0.125*[.F$2])" office:value-type="float" office:value="59.1294778591646">
            <text:p>59</text:p>
          </table:table-cell>
          <table:table-cell table:formula="of:=(800+([.A20]-500)*5)^(0.64)*0.96+29" office:value-type="float" office:value="119.923957397475">
            <text:p>120</text:p>
          </table:table-cell>
          <table:table-cell table:style-name="ce2" table:formula="of:=IF([.$A20]&lt;[.I$1]+6;MIN(1;([.$A20]/[.I$1])^3)*100;(([.I$1]+5)/[.$A20])^3*100)+40" office:value-type="float" office:value="43.162624179499">
            <text:p>43,16</text:p>
          </table:table-cell>
          <table:table-cell table:formula="of:=[.$G20]*(0.7+0.075*[.I$2])" office:value-type="float" office:value="92.9410669830432">
            <text:p>93</text:p>
          </table:table-cell>
          <table:table-cell table:style-name="ce2" table:formula="of:=IF([.$A20]&lt;[.K$1]+6;MIN(1;([.$A20]/[.K$1])^3)*103;(([.K$1]+5)/[.$A20])^3*103)+40" office:value-type="float" office:value="50.6996040866302">
            <text:p>50,70</text:p>
          </table:table-cell>
          <table:table-cell table:formula="of:=[.$G20]*(0.7+0.075*[.K$2])" office:value-type="float" office:value="101.935363787854">
            <text:p>102</text:p>
          </table:table-cell>
          <table:table-cell table:style-name="ce2" table:formula="of:=IF([.$A20]&lt;[.M$1]+6;MIN(1;([.$A20]/[.M$1])^3)*106;(([.M$1]+5)/[.$A20])^3*106)+40" office:value-type="float" office:value="65.7464206396926">
            <text:p>65,75</text:p>
          </table:table-cell>
          <table:table-cell table:formula="of:=[.$G20]*(0.7+0.075*[.M$2])" office:value-type="float" office:value="110.929660592664">
            <text:p>111</text:p>
          </table:table-cell>
          <table:table-cell table:style-name="ce2"/>
          <table:table-cell table:formula="of:=[.$G20]*(0.7+0.075*[.O$2])" office:value-type="float" office:value="119.923957397475">
            <text:p>120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90">
            <text:p>590</text:p>
          </table:table-cell>
          <table:table-cell table:formula="of:=(1+([.A21]-500)*0.07)^1.15*1.52+45" office:value-type="float" office:value="59.9508153264467">
            <text:p>60</text:p>
          </table:table-cell>
          <table:table-cell table:formula="of:=[.$B21]*(0.5+0.125*[.C$2])" office:value-type="float" office:value="37.4692595790292">
            <text:p>37</text:p>
          </table:table-cell>
          <table:table-cell table:formula="of:=[.$B21]*(0.5+0.125*[.D$2])" office:value-type="float" office:value="44.9631114948351">
            <text:p>45</text:p>
          </table:table-cell>
          <table:table-cell table:formula="of:=[.$B21]*(0.5+0.125*[.E$2])" office:value-type="float" office:value="52.4569634106409">
            <text:p>52</text:p>
          </table:table-cell>
          <table:table-cell table:formula="of:=[.$B21]*(0.5+0.125*[.F$2])" office:value-type="float" office:value="59.9508153264467">
            <text:p>60</text:p>
          </table:table-cell>
          <table:table-cell table:formula="of:=(800+([.A21]-500)*5)^(0.64)*0.96+29" office:value-type="float" office:value="121.107212965743">
            <text:p>121</text:p>
          </table:table-cell>
          <table:table-cell table:style-name="ce2" table:formula="of:=IF([.$A21]&lt;[.I$1]+6;MIN(1;([.$A21]/[.I$1])^3)*100;(([.I$1]+5)/[.$A21])^3*100)+40" office:value-type="float" office:value="43.0828979593824">
            <text:p>43,08</text:p>
          </table:table-cell>
          <table:table-cell table:formula="of:=[.$G21]*(0.7+0.075*[.I$2])" office:value-type="float" office:value="93.858090048451">
            <text:p>94</text:p>
          </table:table-cell>
          <table:table-cell table:style-name="ce2" table:formula="of:=IF([.$A21]&lt;[.K$1]+6;MIN(1;([.$A21]/[.K$1])^3)*103;(([.K$1]+5)/[.$A21])^3*103)+40" office:value-type="float" office:value="50.4298790285277">
            <text:p>50,43</text:p>
          </table:table-cell>
          <table:table-cell table:formula="of:=[.$G21]*(0.7+0.075*[.K$2])" office:value-type="float" office:value="102.941131020882">
            <text:p>103</text:p>
          </table:table-cell>
          <table:table-cell table:style-name="ce2" table:formula="of:=IF([.$A21]&lt;[.M$1]+6;MIN(1;([.$A21]/[.M$1])^3)*106;(([.M$1]+5)/[.$A21])^3*106)+40" office:value-type="float" office:value="65.0973821568904">
            <text:p>65,10</text:p>
          </table:table-cell>
          <table:table-cell table:formula="of:=[.$G21]*(0.7+0.075*[.M$2])" office:value-type="float" office:value="112.024171993313">
            <text:p>112</text:p>
          </table:table-cell>
          <table:table-cell table:style-name="ce2"/>
          <table:table-cell table:formula="of:=[.$G21]*(0.7+0.075*[.O$2])" office:value-type="float" office:value="121.107212965743">
            <text:p>121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95">
            <text:p>595</text:p>
          </table:table-cell>
          <table:table-cell table:formula="of:=(1+([.A22]-500)*0.07)^1.15*1.52+45" office:value-type="float" office:value="60.7780830745364">
            <text:p>61</text:p>
          </table:table-cell>
          <table:table-cell table:formula="of:=[.$B22]*(0.5+0.125*[.C$2])" office:value-type="float" office:value="37.9863019215852">
            <text:p>38</text:p>
          </table:table-cell>
          <table:table-cell table:formula="of:=[.$B22]*(0.5+0.125*[.D$2])" office:value-type="float" office:value="45.5835623059023">
            <text:p>46</text:p>
          </table:table-cell>
          <table:table-cell table:formula="of:=[.$B22]*(0.5+0.125*[.E$2])" office:value-type="float" office:value="53.1808226902193">
            <text:p>53</text:p>
          </table:table-cell>
          <table:table-cell table:formula="of:=[.$B22]*(0.5+0.125*[.F$2])" office:value-type="float" office:value="60.7780830745364">
            <text:p>61</text:p>
          </table:table-cell>
          <table:table-cell table:formula="of:=(800+([.A22]-500)*5)^(0.64)*0.96+29" office:value-type="float" office:value="122.28197902492">
            <text:p>122</text:p>
          </table:table-cell>
          <table:table-cell table:style-name="ce2" table:formula="of:=IF([.$A22]&lt;[.I$1]+6;MIN(1;([.$A22]/[.I$1])^3)*100;(([.I$1]+5)/[.$A22])^3*100)+40" office:value-type="float" office:value="43.0058291235426">
            <text:p>43,01</text:p>
          </table:table-cell>
          <table:table-cell table:formula="of:=[.$G22]*(0.7+0.075*[.I$2])" office:value-type="float" office:value="94.768533744313">
            <text:p>95</text:p>
          </table:table-cell>
          <table:table-cell table:style-name="ce2" table:formula="of:=IF([.$A22]&lt;[.K$1]+6;MIN(1;([.$A22]/[.K$1])^3)*103;(([.K$1]+5)/[.$A22])^3*103)+40" office:value-type="float" office:value="50.1691442765935">
            <text:p>50,17</text:p>
          </table:table-cell>
          <table:table-cell table:formula="of:=[.$G22]*(0.7+0.075*[.K$2])" office:value-type="float" office:value="103.939682171182">
            <text:p>104</text:p>
          </table:table-cell>
          <table:table-cell table:style-name="ce2" table:formula="of:=IF([.$A22]&lt;[.M$1]+6;MIN(1;([.$A22]/[.M$1])^3)*106;(([.M$1]+5)/[.$A22])^3*106)+40" office:value-type="float" office:value="64.4699770170055">
            <text:p>64,47</text:p>
          </table:table-cell>
          <table:table-cell table:formula="of:=[.$G22]*(0.7+0.075*[.M$2])" office:value-type="float" office:value="113.110830598051">
            <text:p>113</text:p>
          </table:table-cell>
          <table:table-cell table:style-name="ce2"/>
          <table:table-cell table:formula="of:=[.$G22]*(0.7+0.075*[.O$2])" office:value-type="float" office:value="122.28197902492">
            <text:p>122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00">
            <text:p>600</text:p>
          </table:table-cell>
          <table:table-cell table:formula="of:=(1+([.A23]-500)*0.07)^1.15*1.52+45" office:value-type="float" office:value="61.6110495221334">
            <text:p>62</text:p>
          </table:table-cell>
          <table:table-cell table:formula="of:=[.$B23]*(0.5+0.125*[.C$2])" office:value-type="float" office:value="38.5069059513334">
            <text:p>39</text:p>
          </table:table-cell>
          <table:table-cell table:formula="of:=[.$B23]*(0.5+0.125*[.D$2])" office:value-type="float" office:value="46.2082871416001">
            <text:p>46</text:p>
          </table:table-cell>
          <table:table-cell table:formula="of:=[.$B23]*(0.5+0.125*[.E$2])" office:value-type="float" office:value="53.9096683318668">
            <text:p>54</text:p>
          </table:table-cell>
          <table:table-cell table:formula="of:=[.$B23]*(0.5+0.125*[.F$2])" office:value-type="float" office:value="61.6110495221334">
            <text:p>62</text:p>
          </table:table-cell>
          <table:table-cell table:formula="of:=(800+([.A23]-500)*5)^(0.64)*0.96+29" office:value-type="float" office:value="123.448481193874">
            <text:p>123</text:p>
          </table:table-cell>
          <table:table-cell table:style-name="ce2" table:formula="of:=IF([.$A23]&lt;[.I$1]+6;MIN(1;([.$A23]/[.I$1])^3)*100;(([.I$1]+5)/[.$A23])^3*100)+40" office:value-type="float" office:value="42.9313078703704">
            <text:p>42,93</text:p>
          </table:table-cell>
          <table:table-cell table:formula="of:=[.$G23]*(0.7+0.075*[.I$2])" office:value-type="float" office:value="95.6725729252521">
            <text:p>96</text:p>
          </table:table-cell>
          <table:table-cell table:style-name="ce2" table:formula="of:=IF([.$A23]&lt;[.K$1]+6;MIN(1;([.$A23]/[.K$1])^3)*103;(([.K$1]+5)/[.$A23])^3*103)+40" office:value-type="float" office:value="49.9170283564815">
            <text:p>49,92</text:p>
          </table:table-cell>
          <table:table-cell table:formula="of:=[.$G23]*(0.7+0.075*[.K$2])" office:value-type="float" office:value="104.931209014793">
            <text:p>105</text:p>
          </table:table-cell>
          <table:table-cell table:style-name="ce2" table:formula="of:=IF([.$A23]&lt;[.M$1]+6;MIN(1;([.$A23]/[.M$1])^3)*106;(([.M$1]+5)/[.$A23])^3*106)+40" office:value-type="float" office:value="63.8633113425926">
            <text:p>63,86</text:p>
          </table:table-cell>
          <table:table-cell table:formula="of:=[.$G23]*(0.7+0.075*[.M$2])" office:value-type="float" office:value="114.189845104333">
            <text:p>114</text:p>
          </table:table-cell>
          <table:table-cell table:style-name="ce2"/>
          <table:table-cell table:formula="of:=[.$G23]*(0.7+0.075*[.O$2])" office:value-type="float" office:value="123.448481193874">
            <text:p>12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05">
            <text:p>605</text:p>
          </table:table-cell>
          <table:table-cell table:formula="of:=(1+([.A24]-500)*0.07)^1.15*1.52+45" office:value-type="float" office:value="62.4495019125974">
            <text:p>62</text:p>
          </table:table-cell>
          <table:table-cell table:formula="of:=[.$B24]*(0.5+0.125*[.C$2])" office:value-type="float" office:value="39.0309386953734">
            <text:p>39</text:p>
          </table:table-cell>
          <table:table-cell table:formula="of:=[.$B24]*(0.5+0.125*[.D$2])" office:value-type="float" office:value="46.8371264344481">
            <text:p>47</text:p>
          </table:table-cell>
          <table:table-cell table:formula="of:=[.$B24]*(0.5+0.125*[.E$2])" office:value-type="float" office:value="54.6433141735227">
            <text:p>55</text:p>
          </table:table-cell>
          <table:table-cell table:formula="of:=[.$B24]*(0.5+0.125*[.F$2])" office:value-type="float" office:value="62.4495019125974">
            <text:p>62</text:p>
          </table:table-cell>
          <table:table-cell table:formula="of:=(800+([.A24]-500)*5)^(0.64)*0.96+29" office:value-type="float" office:value="124.606934885408">
            <text:p>125</text:p>
          </table:table-cell>
          <table:table-cell table:style-name="ce2" table:formula="of:=IF([.$A24]&lt;[.I$1]+6;MIN(1;([.$A24]/[.I$1])^3)*100;(([.I$1]+5)/[.$A24])^3*100)+40" office:value-type="float" office:value="42.8592297979014">
            <text:p>42,86</text:p>
          </table:table-cell>
          <table:table-cell table:formula="of:=[.$G24]*(0.7+0.075*[.I$2])" office:value-type="float" office:value="96.570374536191">
            <text:p>97</text:p>
          </table:table-cell>
          <table:table-cell table:style-name="ce2" table:formula="of:=IF([.$A24]&lt;[.K$1]+6;MIN(1;([.$A24]/[.K$1])^3)*103;(([.K$1]+5)/[.$A24])^3*103)+40" office:value-type="float" office:value="49.6731780616078">
            <text:p>49,67</text:p>
          </table:table-cell>
          <table:table-cell table:formula="of:=[.$G24]*(0.7+0.075*[.K$2])" office:value-type="float" office:value="105.915894652597">
            <text:p>106</text:p>
          </table:table-cell>
          <table:table-cell table:style-name="ce2" table:formula="of:=IF([.$A24]&lt;[.M$1]+6;MIN(1;([.$A24]/[.M$1])^3)*106;(([.M$1]+5)/[.$A24])^3*106)+40" office:value-type="float" office:value="63.2765352138594">
            <text:p>63,28</text:p>
          </table:table-cell>
          <table:table-cell table:formula="of:=[.$G24]*(0.7+0.075*[.M$2])" office:value-type="float" office:value="115.261414769002">
            <text:p>115</text:p>
          </table:table-cell>
          <table:table-cell table:style-name="ce2"/>
          <table:table-cell table:formula="of:=[.$G24]*(0.7+0.075*[.O$2])" office:value-type="float" office:value="124.606934885408">
            <text:p>12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10">
            <text:p>610</text:p>
          </table:table-cell>
          <table:table-cell table:formula="of:=(1+([.A25]-500)*0.07)^1.15*1.52+45" office:value-type="float" office:value="63.2932440551017">
            <text:p>63</text:p>
          </table:table-cell>
          <table:table-cell table:formula="of:=[.$B25]*(0.5+0.125*[.C$2])" office:value-type="float" office:value="39.5582775344385">
            <text:p>40</text:p>
          </table:table-cell>
          <table:table-cell table:formula="of:=[.$B25]*(0.5+0.125*[.D$2])" office:value-type="float" office:value="47.4699330413262">
            <text:p>47</text:p>
          </table:table-cell>
          <table:table-cell table:formula="of:=[.$B25]*(0.5+0.125*[.E$2])" office:value-type="float" office:value="55.381588548214">
            <text:p>55</text:p>
          </table:table-cell>
          <table:table-cell table:formula="of:=[.$B25]*(0.5+0.125*[.F$2])" office:value-type="float" office:value="63.2932440551017">
            <text:p>63</text:p>
          </table:table-cell>
          <table:table-cell table:formula="of:=(800+([.A25]-500)*5)^(0.64)*0.96+29" office:value-type="float" office:value="125.757545951238">
            <text:p>126</text:p>
          </table:table-cell>
          <table:table-cell table:style-name="ce2" table:formula="of:=IF([.$A25]&lt;[.I$1]+6;MIN(1;([.$A25]/[.I$1])^3)*100;(([.I$1]+5)/[.$A25])^3*100)+40" office:value-type="float" office:value="42.7894955965477">
            <text:p>42,79</text:p>
          </table:table-cell>
          <table:table-cell table:formula="of:=[.$G25]*(0.7+0.075*[.I$2])" office:value-type="float" office:value="97.4620981122092">
            <text:p>97</text:p>
          </table:table-cell>
          <table:table-cell table:style-name="ce2" table:formula="of:=IF([.$A25]&lt;[.K$1]+6;MIN(1;([.$A25]/[.K$1])^3)*103;(([.K$1]+5)/[.$A25])^3*103)+40" office:value-type="float" office:value="49.4372574136161">
            <text:p>49,44</text:p>
          </table:table-cell>
          <table:table-cell table:formula="of:=[.$G25]*(0.7+0.075*[.K$2])" office:value-type="float" office:value="106.893914058552">
            <text:p>107</text:p>
          </table:table-cell>
          <table:table-cell table:style-name="ce2" table:formula="of:=IF([.$A25]&lt;[.M$1]+6;MIN(1;([.$A25]/[.M$1])^3)*106;(([.M$1]+5)/[.$A25])^3*106)+40" office:value-type="float" office:value="62.7088401672387">
            <text:p>62,71</text:p>
          </table:table-cell>
          <table:table-cell table:formula="of:=[.$G25]*(0.7+0.075*[.M$2])" office:value-type="float" office:value="116.325730004895">
            <text:p>116</text:p>
          </table:table-cell>
          <table:table-cell table:style-name="ce2"/>
          <table:table-cell table:formula="of:=[.$G25]*(0.7+0.075*[.O$2])" office:value-type="float" office:value="125.757545951238">
            <text:p>126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15">
            <text:p>615</text:p>
          </table:table-cell>
          <table:table-cell table:formula="of:=(1+([.A26]-500)*0.07)^1.15*1.52+45" office:value-type="float" office:value="64.1420944172497">
            <text:p>64</text:p>
          </table:table-cell>
          <table:table-cell table:formula="of:=[.$B26]*(0.5+0.125*[.C$2])" office:value-type="float" office:value="40.0888090107811">
            <text:p>40</text:p>
          </table:table-cell>
          <table:table-cell table:formula="of:=[.$B26]*(0.5+0.125*[.D$2])" office:value-type="float" office:value="48.1065708129373">
            <text:p>48</text:p>
          </table:table-cell>
          <table:table-cell table:formula="of:=[.$B26]*(0.5+0.125*[.E$2])" office:value-type="float" office:value="56.1243326150935">
            <text:p>56</text:p>
          </table:table-cell>
          <table:table-cell table:formula="of:=[.$B26]*(0.5+0.125*[.F$2])" office:value-type="float" office:value="64.1420944172497">
            <text:p>64</text:p>
          </table:table-cell>
          <table:table-cell table:formula="of:=(800+([.A26]-500)*5)^(0.64)*0.96+29" office:value-type="float" office:value="126.90051127505">
            <text:p>127</text:p>
          </table:table-cell>
          <table:table-cell table:style-name="ce2" table:formula="of:=IF([.$A26]&lt;[.I$1]+6;MIN(1;([.$A26]/[.I$1])^3)*100;(([.I$1]+5)/[.$A26])^3*100)+40" office:value-type="float" office:value="42.7220107616504">
            <text:p>42,72</text:p>
          </table:table-cell>
          <table:table-cell table:formula="of:=[.$G26]*(0.7+0.075*[.I$2])" office:value-type="float" office:value="98.3478962381636">
            <text:p>98</text:p>
          </table:table-cell>
          <table:table-cell table:style-name="ce2" table:formula="of:=IF([.$A26]&lt;[.K$1]+6;MIN(1;([.$A26]/[.K$1])^3)*103;(([.K$1]+5)/[.$A26])^3*103)+40" office:value-type="float" office:value="49.2089466899031">
            <text:p>49,21</text:p>
          </table:table-cell>
          <table:table-cell table:formula="of:=[.$G26]*(0.7+0.075*[.K$2])" office:value-type="float" office:value="107.865434583792">
            <text:p>108</text:p>
          </table:table-cell>
          <table:table-cell table:style-name="ce2" table:formula="of:=IF([.$A26]&lt;[.M$1]+6;MIN(1;([.$A26]/[.M$1])^3)*106;(([.M$1]+5)/[.$A26])^3*106)+40" office:value-type="float" office:value="62.159456855326">
            <text:p>62,16</text:p>
          </table:table-cell>
          <table:table-cell table:formula="of:=[.$G26]*(0.7+0.075*[.M$2])" office:value-type="float" office:value="117.382972929421">
            <text:p>117</text:p>
          </table:table-cell>
          <table:table-cell table:style-name="ce2"/>
          <table:table-cell table:formula="of:=[.$G26]*(0.7+0.075*[.O$2])" office:value-type="float" office:value="126.90051127505">
            <text:p>127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20">
            <text:p>620</text:p>
          </table:table-cell>
          <table:table-cell table:formula="of:=(1+([.A27]-500)*0.07)^1.15*1.52+45" office:value-type="float" office:value="64.9958845029219">
            <text:p>65</text:p>
          </table:table-cell>
          <table:table-cell table:formula="of:=[.$B27]*(0.5+0.125*[.C$2])" office:value-type="float" office:value="40.6224278143262">
            <text:p>41</text:p>
          </table:table-cell>
          <table:table-cell table:formula="of:=[.$B27]*(0.5+0.125*[.D$2])" office:value-type="float" office:value="48.7469133771914">
            <text:p>49</text:p>
          </table:table-cell>
          <table:table-cell table:formula="of:=[.$B27]*(0.5+0.125*[.E$2])" office:value-type="float" office:value="56.8713989400567">
            <text:p>57</text:p>
          </table:table-cell>
          <table:table-cell table:formula="of:=[.$B27]*(0.5+0.125*[.F$2])" office:value-type="float" office:value="64.9958845029219">
            <text:p>65</text:p>
          </table:table-cell>
          <table:table-cell table:formula="of:=(800+([.A27]-500)*5)^(0.64)*0.96+29" office:value-type="float" office:value="128.036019318691">
            <text:p>128</text:p>
          </table:table-cell>
          <table:table-cell table:style-name="ce2" table:formula="of:=IF([.$A27]&lt;[.I$1]+6;MIN(1;([.$A27]/[.I$1])^3)*100;(([.I$1]+5)/[.$A27])^3*100)+40" office:value-type="float" office:value="42.6566853244268">
            <text:p>42,66</text:p>
          </table:table-cell>
          <table:table-cell table:formula="of:=[.$G27]*(0.7+0.075*[.I$2])" office:value-type="float" office:value="99.2279149719856">
            <text:p>99</text:p>
          </table:table-cell>
          <table:table-cell table:style-name="ce2" table:formula="of:=IF([.$A27]&lt;[.K$1]+6;MIN(1;([.$A27]/[.K$1])^3)*103;(([.K$1]+5)/[.$A27])^3*103)+40" office:value-type="float" office:value="48.9879415133765">
            <text:p>48,99</text:p>
          </table:table-cell>
          <table:table-cell table:formula="of:=[.$G27]*(0.7+0.075*[.K$2])" office:value-type="float" office:value="108.830616420887">
            <text:p>109</text:p>
          </table:table-cell>
          <table:table-cell table:style-name="ce2" table:formula="of:=IF([.$A27]&lt;[.M$1]+6;MIN(1;([.$A27]/[.M$1])^3)*106;(([.M$1]+5)/[.$A27])^3*106)+40" office:value-type="float" office:value="61.6276528565674">
            <text:p>61,63</text:p>
          </table:table-cell>
          <table:table-cell table:formula="of:=[.$G27]*(0.7+0.075*[.M$2])" office:value-type="float" office:value="118.433317869789">
            <text:p>118</text:p>
          </table:table-cell>
          <table:table-cell table:style-name="ce2"/>
          <table:table-cell table:formula="of:=[.$G27]*(0.7+0.075*[.O$2])" office:value-type="float" office:value="128.036019318691">
            <text:p>128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25">
            <text:p>625</text:p>
          </table:table-cell>
          <table:table-cell table:formula="of:=(1+([.A28]-500)*0.07)^1.15*1.52+45" office:value-type="float" office:value="65.8544574636168">
            <text:p>66</text:p>
          </table:table-cell>
          <table:table-cell table:formula="of:=[.$B28]*(0.5+0.125*[.C$2])" office:value-type="float" office:value="41.1590359147605">
            <text:p>41</text:p>
          </table:table-cell>
          <table:table-cell table:formula="of:=[.$B28]*(0.5+0.125*[.D$2])" office:value-type="float" office:value="49.3908430977126">
            <text:p>49</text:p>
          </table:table-cell>
          <table:table-cell table:formula="of:=[.$B28]*(0.5+0.125*[.E$2])" office:value-type="float" office:value="57.6226502806647">
            <text:p>58</text:p>
          </table:table-cell>
          <table:table-cell table:formula="of:=[.$B28]*(0.5+0.125*[.F$2])" office:value-type="float" office:value="65.8544574636168">
            <text:p>66</text:p>
          </table:table-cell>
          <table:table-cell table:formula="of:=(800+([.A28]-500)*5)^(0.64)*0.96+29" office:value-type="float" office:value="129.164250625957">
            <text:p>129</text:p>
          </table:table-cell>
          <table:table-cell table:style-name="ce2" table:formula="of:=IF([.$A28]&lt;[.I$1]+6;MIN(1;([.$A28]/[.I$1])^3)*100;(([.I$1]+5)/[.$A28])^3*100)+40" office:value-type="float" office:value="42.5934336">
            <text:p>42,59</text:p>
          </table:table-cell>
          <table:table-cell table:formula="of:=[.$G28]*(0.7+0.075*[.I$2])" office:value-type="float" office:value="100.102294235117">
            <text:p>100</text:p>
          </table:table-cell>
          <table:table-cell table:style-name="ce2" table:formula="of:=IF([.$A28]&lt;[.K$1]+6;MIN(1;([.$A28]/[.K$1])^3)*103;(([.K$1]+5)/[.$A28])^3*103)+40" office:value-type="float" office:value="48.773952">
            <text:p>48,77</text:p>
          </table:table-cell>
          <table:table-cell table:formula="of:=[.$G28]*(0.7+0.075*[.K$2])" office:value-type="float" office:value="109.789613032064">
            <text:p>110</text:p>
          </table:table-cell>
          <table:table-cell table:style-name="ce2" table:formula="of:=IF([.$A28]&lt;[.M$1]+6;MIN(1;([.$A28]/[.M$1])^3)*106;(([.M$1]+5)/[.$A28])^3*106)+40" office:value-type="float" office:value="61.112730624">
            <text:p>61,11</text:p>
          </table:table-cell>
          <table:table-cell table:formula="of:=[.$G28]*(0.7+0.075*[.M$2])" office:value-type="float" office:value="119.47693182901">
            <text:p>119</text:p>
          </table:table-cell>
          <table:table-cell table:style-name="ce2"/>
          <table:table-cell table:formula="of:=[.$G28]*(0.7+0.075*[.O$2])" office:value-type="float" office:value="129.164250625957">
            <text:p>129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30">
            <text:p>630</text:p>
          </table:table-cell>
          <table:table-cell table:formula="of:=(1+([.A29]-500)*0.07)^1.15*1.52+45" office:value-type="float" office:value="66.7176669024639">
            <text:p>67</text:p>
          </table:table-cell>
          <table:table-cell table:formula="of:=[.$B29]*(0.5+0.125*[.C$2])" office:value-type="float" office:value="41.6985418140399">
            <text:p>42</text:p>
          </table:table-cell>
          <table:table-cell table:formula="of:=[.$B29]*(0.5+0.125*[.D$2])" office:value-type="float" office:value="50.0382501768479">
            <text:p>50</text:p>
          </table:table-cell>
          <table:table-cell table:formula="of:=[.$B29]*(0.5+0.125*[.E$2])" office:value-type="float" office:value="58.3779585396559">
            <text:p>58</text:p>
          </table:table-cell>
          <table:table-cell table:formula="of:=[.$B29]*(0.5+0.125*[.F$2])" office:value-type="float" office:value="66.7176669024639">
            <text:p>67</text:p>
          </table:table-cell>
          <table:table-cell table:formula="of:=(800+([.A29]-500)*5)^(0.64)*0.96+29" office:value-type="float" office:value="130.28537828796">
            <text:p>130</text:p>
          </table:table-cell>
          <table:table-cell table:style-name="ce2" table:formula="of:=IF([.$A29]&lt;[.I$1]+6;MIN(1;([.$A29]/[.I$1])^3)*100;(([.I$1]+5)/[.$A29])^3*100)+40" office:value-type="float" office:value="42.5321739512972">
            <text:p>42,53</text:p>
          </table:table-cell>
          <table:table-cell table:formula="of:=[.$G29]*(0.7+0.075*[.I$2])" office:value-type="float" office:value="100.971168173169">
            <text:p>101</text:p>
          </table:table-cell>
          <table:table-cell table:style-name="ce2" table:formula="of:=IF([.$A29]&lt;[.K$1]+6;MIN(1;([.$A29]/[.K$1])^3)*103;(([.K$1]+5)/[.$A29])^3*103)+40" office:value-type="float" office:value="48.5667019600315">
            <text:p>48,57</text:p>
          </table:table-cell>
          <table:table-cell table:formula="of:=[.$G29]*(0.7+0.075*[.K$2])" office:value-type="float" office:value="110.742571544766">
            <text:p>111</text:p>
          </table:table-cell>
          <table:table-cell table:style-name="ce2" table:formula="of:=IF([.$A29]&lt;[.M$1]+6;MIN(1;([.$A29]/[.M$1])^3)*106;(([.M$1]+5)/[.$A29])^3*106)+40" office:value-type="float" office:value="60.6140255631941">
            <text:p>60,61</text:p>
          </table:table-cell>
          <table:table-cell table:formula="of:=[.$G29]*(0.7+0.075*[.M$2])" office:value-type="float" office:value="120.513974916363">
            <text:p>121</text:p>
          </table:table-cell>
          <table:table-cell table:style-name="ce2"/>
          <table:table-cell table:formula="of:=[.$G29]*(0.7+0.075*[.O$2])" office:value-type="float" office:value="130.28537828796">
            <text:p>130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35">
            <text:p>635</text:p>
          </table:table-cell>
          <table:table-cell table:formula="of:=(1+([.A30]-500)*0.07)^1.15*1.52+45" office:value-type="float" office:value="67.585375838397">
            <text:p>68</text:p>
          </table:table-cell>
          <table:table-cell table:formula="of:=[.$B30]*(0.5+0.125*[.C$2])" office:value-type="float" office:value="42.2408598989982">
            <text:p>42</text:p>
          </table:table-cell>
          <table:table-cell table:formula="of:=[.$B30]*(0.5+0.125*[.D$2])" office:value-type="float" office:value="50.6890318787978">
            <text:p>51</text:p>
          </table:table-cell>
          <table:table-cell table:formula="of:=[.$B30]*(0.5+0.125*[.E$2])" office:value-type="float" office:value="59.1372038585974">
            <text:p>59</text:p>
          </table:table-cell>
          <table:table-cell table:formula="of:=[.$B30]*(0.5+0.125*[.F$2])" office:value-type="float" office:value="67.585375838397">
            <text:p>68</text:p>
          </table:table-cell>
          <table:table-cell table:formula="of:=(800+([.A30]-500)*5)^(0.64)*0.96+29" office:value-type="float" office:value="131.399568373609">
            <text:p>131</text:p>
          </table:table-cell>
          <table:table-cell table:style-name="ce2" table:formula="of:=IF([.$A30]&lt;[.I$1]+6;MIN(1;([.$A30]/[.I$1])^3)*100;(([.I$1]+5)/[.$A30])^3*100)+40" office:value-type="float" office:value="42.4728285677044">
            <text:p>42,47</text:p>
          </table:table-cell>
          <table:table-cell table:formula="of:=[.$G30]*(0.7+0.075*[.I$2])" office:value-type="float" office:value="101.834665489547">
            <text:p>102</text:p>
          </table:table-cell>
          <table:table-cell table:style-name="ce2" table:formula="of:=IF([.$A30]&lt;[.K$1]+6;MIN(1;([.$A30]/[.K$1])^3)*103;(([.K$1]+5)/[.$A30])^3*103)+40" office:value-type="float" office:value="48.3659281491791">
            <text:p>48,37</text:p>
          </table:table-cell>
          <table:table-cell table:formula="of:=[.$G30]*(0.7+0.075*[.K$2])" office:value-type="float" office:value="111.689633117568">
            <text:p>112</text:p>
          </table:table-cell>
          <table:table-cell table:style-name="ce2" table:formula="of:=IF([.$A30]&lt;[.M$1]+6;MIN(1;([.$A30]/[.M$1])^3)*106;(([.M$1]+5)/[.$A30])^3*106)+40" office:value-type="float" office:value="60.1309042303124">
            <text:p>60,13</text:p>
          </table:table-cell>
          <table:table-cell table:formula="of:=[.$G30]*(0.7+0.075*[.M$2])" office:value-type="float" office:value="121.544600745589">
            <text:p>122</text:p>
          </table:table-cell>
          <table:table-cell table:style-name="ce2"/>
          <table:table-cell table:formula="of:=[.$G30]*(0.7+0.075*[.O$2])" office:value-type="float" office:value="131.399568373609">
            <text:p>131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40">
            <text:p>640</text:p>
          </table:table-cell>
          <table:table-cell table:formula="of:=(1+([.A31]-500)*0.07)^1.15*1.52+45" office:value-type="float" office:value="68.4574558043715">
            <text:p>68</text:p>
          </table:table-cell>
          <table:table-cell table:formula="of:=[.$B31]*(0.5+0.125*[.C$2])" office:value-type="float" office:value="42.7859098777322">
            <text:p>43</text:p>
          </table:table-cell>
          <table:table-cell table:formula="of:=[.$B31]*(0.5+0.125*[.D$2])" office:value-type="float" office:value="51.3430918532786">
            <text:p>51</text:p>
          </table:table-cell>
          <table:table-cell table:formula="of:=[.$B31]*(0.5+0.125*[.E$2])" office:value-type="float" office:value="59.9002738288251">
            <text:p>60</text:p>
          </table:table-cell>
          <table:table-cell table:formula="of:=[.$B31]*(0.5+0.125*[.F$2])" office:value-type="float" office:value="68.4574558043715">
            <text:p>68</text:p>
          </table:table-cell>
          <table:table-cell table:formula="of:=(800+([.A31]-500)*5)^(0.64)*0.96+29" office:value-type="float" office:value="132.50698032838">
            <text:p>133</text:p>
          </table:table-cell>
          <table:table-cell table:style-name="ce2" table:formula="of:=IF([.$A31]&lt;[.I$1]+6;MIN(1;([.$A31]/[.I$1])^3)*100;(([.I$1]+5)/[.$A31])^3*100)+40" office:value-type="float" office:value="42.4153232574463">
            <text:p>42,42</text:p>
          </table:table-cell>
          <table:table-cell table:formula="of:=[.$G31]*(0.7+0.075*[.I$2])" office:value-type="float" office:value="102.692909754494">
            <text:p>103</text:p>
          </table:table-cell>
          <table:table-cell table:style-name="ce2" table:formula="of:=IF([.$A31]&lt;[.K$1]+6;MIN(1;([.$A31]/[.K$1])^3)*103;(([.K$1]+5)/[.$A31])^3*103)+40" office:value-type="float" office:value="48.1713795661926">
            <text:p>48,17</text:p>
          </table:table-cell>
          <table:table-cell table:formula="of:=[.$G31]*(0.7+0.075*[.K$2])" office:value-type="float" office:value="112.630933279123">
            <text:p>113</text:p>
          </table:table-cell>
          <table:table-cell table:style-name="ce2" table:formula="of:=IF([.$A31]&lt;[.M$1]+6;MIN(1;([.$A31]/[.M$1])^3)*106;(([.M$1]+5)/[.$A31])^3*106)+40" office:value-type="float" office:value="59.6627626419067">
            <text:p>59,66</text:p>
          </table:table-cell>
          <table:table-cell table:formula="of:=[.$G31]*(0.7+0.075*[.M$2])" office:value-type="float" office:value="122.568956803751">
            <text:p>123</text:p>
          </table:table-cell>
          <table:table-cell table:style-name="ce2"/>
          <table:table-cell table:formula="of:=[.$G31]*(0.7+0.075*[.O$2])" office:value-type="float" office:value="132.50698032838">
            <text:p>13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45">
            <text:p>645</text:p>
          </table:table-cell>
          <table:table-cell table:formula="of:=(1+([.A32]-500)*0.07)^1.15*1.52+45" office:value-type="float" office:value="69.3337860584803">
            <text:p>69</text:p>
          </table:table-cell>
          <table:table-cell table:formula="of:=[.$B32]*(0.5+0.125*[.C$2])" office:value-type="float" office:value="43.3336162865502">
            <text:p>43</text:p>
          </table:table-cell>
          <table:table-cell table:formula="of:=[.$B32]*(0.5+0.125*[.D$2])" office:value-type="float" office:value="52.0003395438602">
            <text:p>52</text:p>
          </table:table-cell>
          <table:table-cell table:formula="of:=[.$B32]*(0.5+0.125*[.E$2])" office:value-type="float" office:value="60.6670628011702">
            <text:p>61</text:p>
          </table:table-cell>
          <table:table-cell table:formula="of:=[.$B32]*(0.5+0.125*[.F$2])" office:value-type="float" office:value="69.3337860584803">
            <text:p>69</text:p>
          </table:table-cell>
          <table:table-cell table:formula="of:=(800+([.A32]-500)*5)^(0.64)*0.96+29" office:value-type="float" office:value="133.60776734417">
            <text:p>134</text:p>
          </table:table-cell>
          <table:table-cell table:style-name="ce2" table:formula="of:=IF([.$A32]&lt;[.I$1]+6;MIN(1;([.$A32]/[.I$1])^3)*100;(([.I$1]+5)/[.$A32])^3*100)+40" office:value-type="float" office:value="42.3595872527413">
            <text:p>42,36</text:p>
          </table:table-cell>
          <table:table-cell table:formula="of:=[.$G32]*(0.7+0.075*[.I$2])" office:value-type="float" office:value="103.546019691732">
            <text:p>104</text:p>
          </table:table-cell>
          <table:table-cell table:style-name="ce2" table:formula="of:=IF([.$A32]&lt;[.K$1]+6;MIN(1;([.$A32]/[.K$1])^3)*103;(([.K$1]+5)/[.$A32])^3*103)+40" office:value-type="float" office:value="47.9828167936762">
            <text:p>47,98</text:p>
          </table:table-cell>
          <table:table-cell table:formula="of:=[.$G32]*(0.7+0.075*[.K$2])" office:value-type="float" office:value="113.566602242545">
            <text:p>114</text:p>
          </table:table-cell>
          <table:table-cell table:style-name="ce2" table:formula="of:=IF([.$A32]&lt;[.M$1]+6;MIN(1;([.$A32]/[.M$1])^3)*106;(([.M$1]+5)/[.$A32])^3*106)+40" office:value-type="float" office:value="59.2090246887183">
            <text:p>59,21</text:p>
          </table:table-cell>
          <table:table-cell table:formula="of:=[.$G32]*(0.7+0.075*[.M$2])" office:value-type="float" office:value="123.587184793357">
            <text:p>124</text:p>
          </table:table-cell>
          <table:table-cell table:style-name="ce2"/>
          <table:table-cell table:formula="of:=[.$G32]*(0.7+0.075*[.O$2])" office:value-type="float" office:value="133.60776734417">
            <text:p>13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50">
            <text:p>650</text:p>
          </table:table-cell>
          <table:table-cell table:formula="of:=(1+([.A33]-500)*0.07)^1.15*1.52+45" office:value-type="float" office:value="70.2142528907214">
            <text:p>70</text:p>
          </table:table-cell>
          <table:table-cell table:formula="of:=[.$B33]*(0.5+0.125*[.C$2])" office:value-type="float" office:value="43.8839080567009">
            <text:p>44</text:p>
          </table:table-cell>
          <table:table-cell table:formula="of:=[.$B33]*(0.5+0.125*[.D$2])" office:value-type="float" office:value="52.660689668041">
            <text:p>53</text:p>
          </table:table-cell>
          <table:table-cell table:formula="of:=[.$B33]*(0.5+0.125*[.E$2])" office:value-type="float" office:value="61.4374712793812">
            <text:p>61</text:p>
          </table:table-cell>
          <table:table-cell table:formula="of:=[.$B33]*(0.5+0.125*[.F$2])" office:value-type="float" office:value="70.2142528907214">
            <text:p>70</text:p>
          </table:table-cell>
          <table:table-cell table:formula="of:=(800+([.A33]-500)*5)^(0.64)*0.96+29" office:value-type="float" office:value="134.70207670281">
            <text:p>135</text:p>
          </table:table-cell>
          <table:table-cell table:style-name="ce2" table:formula="of:=IF([.$A33]&lt;[.I$1]+6;MIN(1;([.$A33]/[.I$1])^3)*100;(([.I$1]+5)/[.$A33])^3*100)+40" office:value-type="float" office:value="42.3055530268548">
            <text:p>42,31</text:p>
          </table:table-cell>
          <table:table-cell table:formula="of:=[.$G33]*(0.7+0.075*[.I$2])" office:value-type="float" office:value="104.394109444678">
            <text:p>104</text:p>
          </table:table-cell>
          <table:table-cell table:style-name="ce2" table:formula="of:=IF([.$A33]&lt;[.K$1]+6;MIN(1;([.$A33]/[.K$1])^3)*103;(([.K$1]+5)/[.$A33])^3*103)+40" office:value-type="float" office:value="47.8000113791534">
            <text:p>47,80</text:p>
          </table:table-cell>
          <table:table-cell table:formula="of:=[.$G33]*(0.7+0.075*[.K$2])" office:value-type="float" office:value="114.496765197389">
            <text:p>114</text:p>
          </table:table-cell>
          <table:table-cell table:style-name="ce2" table:formula="of:=IF([.$A33]&lt;[.M$1]+6;MIN(1;([.$A33]/[.M$1])^3)*106;(([.M$1]+5)/[.$A33])^3*106)+40" office:value-type="float" office:value="58.7691406463359">
            <text:p>58,77</text:p>
          </table:table-cell>
          <table:table-cell table:formula="of:=[.$G33]*(0.7+0.075*[.M$2])" office:value-type="float" office:value="124.5994209501">
            <text:p>125</text:p>
          </table:table-cell>
          <table:table-cell table:style-name="ce2"/>
          <table:table-cell table:formula="of:=[.$G33]*(0.7+0.075*[.O$2])" office:value-type="float" office:value="134.70207670281">
            <text:p>13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55">
            <text:p>655</text:p>
          </table:table-cell>
          <table:table-cell table:formula="of:=(1+([.A34]-500)*0.07)^1.15*1.52+45" office:value-type="float" office:value="71.0987490112501">
            <text:p>71</text:p>
          </table:table-cell>
          <table:table-cell table:formula="of:=[.$B34]*(0.5+0.125*[.C$2])" office:value-type="float" office:value="44.4367181320313">
            <text:p>44</text:p>
          </table:table-cell>
          <table:table-cell table:formula="of:=[.$B34]*(0.5+0.125*[.D$2])" office:value-type="float" office:value="53.3240617584376">
            <text:p>53</text:p>
          </table:table-cell>
          <table:table-cell table:formula="of:=[.$B34]*(0.5+0.125*[.E$2])" office:value-type="float" office:value="62.2114053848439">
            <text:p>62</text:p>
          </table:table-cell>
          <table:table-cell table:formula="of:=[.$B34]*(0.5+0.125*[.F$2])" office:value-type="float" office:value="71.0987490112501">
            <text:p>71</text:p>
          </table:table-cell>
          <table:table-cell table:formula="of:=(800+([.A34]-500)*5)^(0.64)*0.96+29" office:value-type="float" office:value="135.79005009547">
            <text:p>136</text:p>
          </table:table-cell>
          <table:table-cell table:style-name="ce2" table:formula="of:=IF([.$A34]&lt;[.I$1]+6;MIN(1;([.$A34]/[.I$1])^3)*100;(([.I$1]+5)/[.$A34])^3*100)+40" office:value-type="float" office:value="42.2531561222388">
            <text:p>42,25</text:p>
          </table:table-cell>
          <table:table-cell table:formula="of:=[.$G34]*(0.7+0.075*[.I$2])" office:value-type="float" office:value="105.237288823989">
            <text:p>105</text:p>
          </table:table-cell>
          <table:table-cell table:style-name="ce2" table:formula="of:=IF([.$A34]&lt;[.K$1]+6;MIN(1;([.$A34]/[.K$1])^3)*103;(([.K$1]+5)/[.$A34])^3*103)+40" office:value-type="float" office:value="47.6227452536396">
            <text:p>47,62</text:p>
          </table:table-cell>
          <table:table-cell table:formula="of:=[.$G34]*(0.7+0.075*[.K$2])" office:value-type="float" office:value="115.421542581149">
            <text:p>115</text:p>
          </table:table-cell>
          <table:table-cell table:style-name="ce2" table:formula="of:=IF([.$A34]&lt;[.M$1]+6;MIN(1;([.$A34]/[.M$1])^3)*106;(([.M$1]+5)/[.$A34])^3*106)+40" office:value-type="float" office:value="58.3425857761096">
            <text:p>58,34</text:p>
          </table:table-cell>
          <table:table-cell table:formula="of:=[.$G34]*(0.7+0.075*[.M$2])" office:value-type="float" office:value="125.60579633831">
            <text:p>126</text:p>
          </table:table-cell>
          <table:table-cell table:style-name="ce2"/>
          <table:table-cell table:formula="of:=[.$G34]*(0.7+0.075*[.O$2])" office:value-type="float" office:value="135.79005009547">
            <text:p>136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60">
            <text:p>660</text:p>
          </table:table-cell>
          <table:table-cell table:formula="of:=(1+([.A35]-500)*0.07)^1.15*1.52+45" office:value-type="float" office:value="71.9871730084055">
            <text:p>72</text:p>
          </table:table-cell>
          <table:table-cell table:formula="of:=[.$B35]*(0.5+0.125*[.C$2])" office:value-type="float" office:value="44.9919831302535">
            <text:p>45</text:p>
          </table:table-cell>
          <table:table-cell table:formula="of:=[.$B35]*(0.5+0.125*[.D$2])" office:value-type="float" office:value="53.9903797563041">
            <text:p>54</text:p>
          </table:table-cell>
          <table:table-cell table:formula="of:=[.$B35]*(0.5+0.125*[.E$2])" office:value-type="float" office:value="62.9887763823548">
            <text:p>63</text:p>
          </table:table-cell>
          <table:table-cell table:formula="of:=[.$B35]*(0.5+0.125*[.F$2])" office:value-type="float" office:value="71.9871730084055">
            <text:p>72</text:p>
          </table:table-cell>
          <table:table-cell table:formula="of:=(800+([.A35]-500)*5)^(0.64)*0.96+29" office:value-type="float" office:value="136.871823920024">
            <text:p>137</text:p>
          </table:table-cell>
          <table:table-cell table:style-name="ce2" table:formula="of:=IF([.$A35]&lt;[.I$1]+6;MIN(1;([.$A35]/[.I$1])^3)*100;(([.I$1]+5)/[.$A35])^3*100)+40" office:value-type="float" office:value="42.2023349890085">
            <text:p>42,20</text:p>
          </table:table-cell>
          <table:table-cell table:formula="of:=[.$G35]*(0.7+0.075*[.I$2])" office:value-type="float" office:value="106.075663538018">
            <text:p>106</text:p>
          </table:table-cell>
          <table:table-cell table:style-name="ce2" table:formula="of:=IF([.$A35]&lt;[.K$1]+6;MIN(1;([.$A35]/[.K$1])^3)*103;(([.K$1]+5)/[.$A35])^3*103)+40" office:value-type="float" office:value="47.4508101851852">
            <text:p>47,45</text:p>
          </table:table-cell>
          <table:table-cell table:formula="of:=[.$G35]*(0.7+0.075*[.K$2])" office:value-type="float" office:value="116.34105033202">
            <text:p>116</text:p>
          </table:table-cell>
          <table:table-cell table:style-name="ce2" table:formula="of:=IF([.$A35]&lt;[.M$1]+6;MIN(1;([.$A35]/[.M$1])^3)*106;(([.M$1]+5)/[.$A35])^3*106)+40" office:value-type="float" office:value="57.9288590102123">
            <text:p>57,93</text:p>
          </table:table-cell>
          <table:table-cell table:formula="of:=[.$G35]*(0.7+0.075*[.M$2])" office:value-type="float" office:value="126.606437126022">
            <text:p>127</text:p>
          </table:table-cell>
          <table:table-cell table:style-name="ce2"/>
          <table:table-cell table:formula="of:=[.$G35]*(0.7+0.075*[.O$2])" office:value-type="float" office:value="136.871823920024">
            <text:p>137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65">
            <text:p>665</text:p>
          </table:table-cell>
          <table:table-cell table:formula="of:=(1+([.A36]-500)*0.07)^1.15*1.52+45" office:value-type="float" office:value="72.8794288667735">
            <text:p>73</text:p>
          </table:table-cell>
          <table:table-cell table:formula="of:=[.$B36]*(0.5+0.125*[.C$2])" office:value-type="float" office:value="45.5496430417334">
            <text:p>46</text:p>
          </table:table-cell>
          <table:table-cell table:formula="of:=[.$B36]*(0.5+0.125*[.D$2])" office:value-type="float" office:value="54.6595716500801">
            <text:p>55</text:p>
          </table:table-cell>
          <table:table-cell table:formula="of:=[.$B36]*(0.5+0.125*[.E$2])" office:value-type="float" office:value="63.7695002584268">
            <text:p>64</text:p>
          </table:table-cell>
          <table:table-cell table:formula="of:=[.$B36]*(0.5+0.125*[.F$2])" office:value-type="float" office:value="72.8794288667735">
            <text:p>73</text:p>
          </table:table-cell>
          <table:table-cell table:formula="of:=(800+([.A36]-500)*5)^(0.64)*0.96+29" office:value-type="float" office:value="137.947529558211">
            <text:p>138</text:p>
          </table:table-cell>
          <table:table-cell table:style-name="ce2" table:formula="of:=IF([.$A36]&lt;[.I$1]+6;MIN(1;([.$A36]/[.I$1])^3)*100;(([.I$1]+5)/[.$A36])^3*100)+40" office:value-type="float" office:value="42.153030833061">
            <text:p>42,15</text:p>
          </table:table-cell>
          <table:table-cell table:formula="of:=[.$G36]*(0.7+0.075*[.I$2])" office:value-type="float" office:value="106.909335407614">
            <text:p>107</text:p>
          </table:table-cell>
          <table:table-cell table:style-name="ce2" table:formula="of:=IF([.$A36]&lt;[.K$1]+6;MIN(1;([.$A36]/[.K$1])^3)*103;(([.K$1]+5)/[.$A36])^3*103)+40" office:value-type="float" office:value="47.2840072650392">
            <text:p>47,28</text:p>
          </table:table-cell>
          <table:table-cell table:formula="of:=[.$G36]*(0.7+0.075*[.K$2])" office:value-type="float" office:value="117.25540012448">
            <text:p>117</text:p>
          </table:table-cell>
          <table:table-cell table:style-name="ce2" table:formula="of:=IF([.$A36]&lt;[.M$1]+6;MIN(1;([.$A36]/[.M$1])^3)*106;(([.M$1]+5)/[.$A36])^3*106)+40" office:value-type="float" office:value="57.5274817151987">
            <text:p>57,53</text:p>
          </table:table-cell>
          <table:table-cell table:formula="of:=[.$G36]*(0.7+0.075*[.M$2])" office:value-type="float" office:value="127.601464841345">
            <text:p>128</text:p>
          </table:table-cell>
          <table:table-cell table:style-name="ce2"/>
          <table:table-cell table:formula="of:=[.$G36]*(0.7+0.075*[.O$2])" office:value-type="float" office:value="137.947529558211">
            <text:p>138</text:p>
          </table:table-cell>
          <table:table-cell table:number-columns-repeated="1009"/>
        </table:table-row>
        <table:table-row table:style-name="ro1">
          <table:table-cell office:value-type="float" office:value="670">
            <text:p>670</text:p>
          </table:table-cell>
          <table:table-cell table:formula="of:=(1+([.A37]-500)*0.07)^1.15*1.52+45" office:value-type="float" office:value="73.7754255371411">
            <text:p>74</text:p>
          </table:table-cell>
          <table:table-cell table:formula="of:=[.$B37]*(0.5+0.125*[.C$2])" office:value-type="float" office:value="46.1096409607132">
            <text:p>46</text:p>
          </table:table-cell>
          <table:table-cell table:formula="of:=[.$B37]*(0.5+0.125*[.D$2])" office:value-type="float" office:value="55.3315691528558">
            <text:p>55</text:p>
          </table:table-cell>
          <table:table-cell table:formula="of:=[.$B37]*(0.5+0.125*[.E$2])" office:value-type="float" office:value="64.5534973449984">
            <text:p>65</text:p>
          </table:table-cell>
          <table:table-cell table:formula="of:=[.$B37]*(0.5+0.125*[.F$2])" office:value-type="float" office:value="73.7754255371411">
            <text:p>74</text:p>
          </table:table-cell>
          <table:table-cell table:formula="of:=(800+([.A37]-500)*5)^(0.64)*0.96+29" office:value-type="float" office:value="139.017293634253">
            <text:p>139</text:p>
          </table:table-cell>
          <table:table-cell table:style-name="ce2" table:formula="of:=IF([.$A37]&lt;[.I$1]+6;MIN(1;([.$A37]/[.I$1])^3)*100;(([.I$1]+5)/[.$A37])^3*100)+40" office:value-type="float" office:value="42.1051874731932">
            <text:p>42,11</text:p>
          </table:table-cell>
          <table:table-cell table:formula="of:=[.$G37]*(0.7+0.075*[.I$2])" office:value-type="float" office:value="107.738402566546">
            <text:p>108</text:p>
          </table:table-cell>
          <table:table-cell table:style-name="ce2" table:formula="of:=IF([.$A37]&lt;[.K$1]+6;MIN(1;([.$A37]/[.K$1])^3)*103;(([.K$1]+5)/[.$A37])^3*103)+40" office:value-type="float" office:value="47.122146424261">
            <text:p>47,12</text:p>
          </table:table-cell>
          <table:table-cell table:formula="of:=[.$G37]*(0.7+0.075*[.K$2])" office:value-type="float" office:value="118.164699589115">
            <text:p>118</text:p>
          </table:table-cell>
          <table:table-cell table:style-name="ce2" table:formula="of:=IF([.$A37]&lt;[.M$1]+6;MIN(1;([.$A37]/[.M$1])^3)*106;(([.M$1]+5)/[.$A37])^3*106)+40" office:value-type="float" office:value="57.1379965288284">
            <text:p>57,14</text:p>
          </table:table-cell>
          <table:table-cell table:formula="of:=[.$G37]*(0.7+0.075*[.M$2])" office:value-type="float" office:value="128.590996611685">
            <text:p>129</text:p>
          </table:table-cell>
          <table:table-cell table:style-name="ce2"/>
          <table:table-cell table:formula="of:=[.$G37]*(0.7+0.075*[.O$2])" office:value-type="float" office:value="139.017293634253">
            <text:p>139</text:p>
          </table:table-cell>
          <table:table-cell table:number-columns-repeated="1009"/>
        </table:table-row>
        <table:table-row table:style-name="ro1">
          <table:table-cell office:value-type="float" office:value="675">
            <text:p>675</text:p>
          </table:table-cell>
          <table:table-cell table:formula="of:=(1+([.A38]-500)*0.07)^1.15*1.52+45" office:value-type="float" office:value="74.675076551495">
            <text:p>75</text:p>
          </table:table-cell>
          <table:table-cell table:formula="of:=[.$B38]*(0.5+0.125*[.C$2])" office:value-type="float" office:value="46.6719228446844">
            <text:p>47</text:p>
          </table:table-cell>
          <table:table-cell table:formula="of:=[.$B38]*(0.5+0.125*[.D$2])" office:value-type="float" office:value="56.0063074136212">
            <text:p>56</text:p>
          </table:table-cell>
          <table:table-cell table:formula="of:=[.$B38]*(0.5+0.125*[.E$2])" office:value-type="float" office:value="65.3406919825581">
            <text:p>65</text:p>
          </table:table-cell>
          <table:table-cell table:formula="of:=[.$B38]*(0.5+0.125*[.F$2])" office:value-type="float" office:value="74.675076551495">
            <text:p>75</text:p>
          </table:table-cell>
          <table:table-cell table:formula="of:=(800+([.A38]-500)*5)^(0.64)*0.96+29" office:value-type="float" office:value="140.081238256429">
            <text:p>140</text:p>
          </table:table-cell>
          <table:table-cell table:style-name="ce2" table:formula="of:=IF([.$A38]&lt;[.I$1]+6;MIN(1;([.$A38]/[.I$1])^3)*100;(([.I$1]+5)/[.$A38])^3*100)+40" office:value-type="float" office:value="42.058751206625">
            <text:p>42,06</text:p>
          </table:table-cell>
          <table:table-cell table:formula="of:=[.$G38]*(0.7+0.075*[.I$2])" office:value-type="float" office:value="108.562959648733">
            <text:p>109</text:p>
          </table:table-cell>
          <table:table-cell table:style-name="ce2" table:formula="of:=IF([.$A38]&lt;[.K$1]+6;MIN(1;([.$A38]/[.K$1])^3)*103;(([.K$1]+5)/[.$A38])^3*103)+40" office:value-type="float" office:value="46.9650459787634">
            <text:p>46,97</text:p>
          </table:table-cell>
          <table:table-cell table:formula="of:=[.$G38]*(0.7+0.075*[.K$2])" office:value-type="float" office:value="119.069052517965">
            <text:p>119</text:p>
          </table:table-cell>
          <table:table-cell table:style-name="ce2" table:formula="of:=IF([.$A38]&lt;[.M$1]+6;MIN(1;([.$A38]/[.M$1])^3)*106;(([.M$1]+5)/[.$A38])^3*106)+40" office:value-type="float" office:value="56.7599662653051">
            <text:p>56,76</text:p>
          </table:table-cell>
          <table:table-cell table:formula="of:=[.$G38]*(0.7+0.075*[.M$2])" office:value-type="float" office:value="129.575145387197">
            <text:p>130</text:p>
          </table:table-cell>
          <table:table-cell table:style-name="ce2"/>
          <table:table-cell table:formula="of:=[.$G38]*(0.7+0.075*[.O$2])" office:value-type="float" office:value="140.081238256429">
            <text:p>140</text:p>
          </table:table-cell>
          <table:table-cell table:number-columns-repeated="1009"/>
        </table:table-row>
        <table:table-row table:style-name="ro1">
          <table:table-cell office:value-type="float" office:value="680">
            <text:p>680</text:p>
          </table:table-cell>
          <table:table-cell table:formula="of:=(1+([.A39]-500)*0.07)^1.15*1.52+45" office:value-type="float" office:value="75.5782996772762">
            <text:p>76</text:p>
          </table:table-cell>
          <table:table-cell table:formula="of:=[.$B39]*(0.5+0.125*[.C$2])" office:value-type="float" office:value="47.2364372982976">
            <text:p>47</text:p>
          </table:table-cell>
          <table:table-cell table:formula="of:=[.$B39]*(0.5+0.125*[.D$2])" office:value-type="float" office:value="56.6837247579572">
            <text:p>57</text:p>
          </table:table-cell>
          <table:table-cell table:formula="of:=[.$B39]*(0.5+0.125*[.E$2])" office:value-type="float" office:value="66.1310122176167">
            <text:p>66</text:p>
          </table:table-cell>
          <table:table-cell table:formula="of:=[.$B39]*(0.5+0.125*[.F$2])" office:value-type="float" office:value="75.5782996772762">
            <text:p>76</text:p>
          </table:table-cell>
          <table:table-cell table:formula="of:=(800+([.A39]-500)*5)^(0.64)*0.96+29" office:value-type="float" office:value="141.13948124297">
            <text:p>141</text:p>
          </table:table-cell>
          <table:table-cell table:style-name="ce2" table:formula="of:=IF([.$A39]&lt;[.I$1]+6;MIN(1;([.$A39]/[.I$1])^3)*100;(([.I$1]+5)/[.$A39])^3*100)+40" office:value-type="float" office:value="42.0136706823733">
            <text:p>42,01</text:p>
          </table:table-cell>
          <table:table-cell table:formula="of:=[.$G39]*(0.7+0.075*[.I$2])" office:value-type="float" office:value="109.383097963302">
            <text:p>109</text:p>
          </table:table-cell>
          <table:table-cell table:style-name="ce2" table:formula="of:=IF([.$A39]&lt;[.K$1]+6;MIN(1;([.$A39]/[.K$1])^3)*103;(([.K$1]+5)/[.$A39])^3*103)+40" office:value-type="float" office:value="46.812532200921">
            <text:p>46,81</text:p>
          </table:table-cell>
          <table:table-cell table:formula="of:=[.$G39]*(0.7+0.075*[.K$2])" office:value-type="float" office:value="119.968559056525">
            <text:p>120</text:p>
          </table:table-cell>
          <table:table-cell table:style-name="ce2" table:formula="of:=IF([.$A39]&lt;[.M$1]+6;MIN(1;([.$A39]/[.M$1])^3)*106;(([.M$1]+5)/[.$A39])^3*106)+40" office:value-type="float" office:value="56.3929728844393">
            <text:p>56,39</text:p>
          </table:table-cell>
          <table:table-cell table:formula="of:=[.$G39]*(0.7+0.075*[.M$2])" office:value-type="float" office:value="130.554020149747">
            <text:p>131</text:p>
          </table:table-cell>
          <table:table-cell table:style-name="ce2"/>
          <table:table-cell table:formula="of:=[.$G39]*(0.7+0.075*[.O$2])" office:value-type="float" office:value="141.13948124297">
            <text:p>141</text:p>
          </table:table-cell>
          <table:table-cell table:number-columns-repeated="1009"/>
        </table:table-row>
        <table:table-row table:style-name="ro1">
          <table:table-cell office:value-type="float" office:value="685">
            <text:p>685</text:p>
          </table:table-cell>
          <table:table-cell table:formula="of:=(1+([.A40]-500)*0.07)^1.15*1.52+45" office:value-type="float" office:value="76.4850166059792">
            <text:p>76</text:p>
          </table:table-cell>
          <table:table-cell table:formula="of:=[.$B40]*(0.5+0.125*[.C$2])" office:value-type="float" office:value="47.803135378737">
            <text:p>48</text:p>
          </table:table-cell>
          <table:table-cell table:formula="of:=[.$B40]*(0.5+0.125*[.D$2])" office:value-type="float" office:value="57.3637624544844">
            <text:p>57</text:p>
          </table:table-cell>
          <table:table-cell table:formula="of:=[.$B40]*(0.5+0.125*[.E$2])" office:value-type="float" office:value="66.9243895302318">
            <text:p>67</text:p>
          </table:table-cell>
          <table:table-cell table:formula="of:=[.$B40]*(0.5+0.125*[.F$2])" office:value-type="float" office:value="76.4850166059792">
            <text:p>76</text:p>
          </table:table-cell>
          <table:table-cell table:formula="of:=(800+([.A40]-500)*5)^(0.64)*0.96+29" office:value-type="float" office:value="142.192136333506">
            <text:p>142</text:p>
          </table:table-cell>
          <table:table-cell table:style-name="ce2" table:formula="of:=IF([.$A40]&lt;[.I$1]+6;MIN(1;([.$A40]/[.I$1])^3)*100;(([.I$1]+5)/[.$A40])^3*100)+40" office:value-type="float" office:value="41.9698967819665">
            <text:p>41,97</text:p>
          </table:table-cell>
          <table:table-cell table:formula="of:=[.$G40]*(0.7+0.075*[.I$2])" office:value-type="float" office:value="110.198905658467">
            <text:p>110</text:p>
          </table:table-cell>
          <table:table-cell table:style-name="ce2" table:formula="of:=IF([.$A40]&lt;[.K$1]+6;MIN(1;([.$A40]/[.K$1])^3)*103;(([.K$1]+5)/[.$A40])^3*103)+40" office:value-type="float" office:value="46.6644389160104">
            <text:p>46,66</text:p>
          </table:table-cell>
          <table:table-cell table:formula="of:=[.$G40]*(0.7+0.075*[.K$2])" office:value-type="float" office:value="120.86331588348">
            <text:p>121</text:p>
          </table:table-cell>
          <table:table-cell table:style-name="ce2" table:formula="of:=IF([.$A40]&lt;[.M$1]+6;MIN(1;([.$A40]/[.M$1])^3)*106;(([.M$1]+5)/[.$A40])^3*106)+40" office:value-type="float" office:value="56.0366165205633">
            <text:p>56,04</text:p>
          </table:table-cell>
          <table:table-cell table:formula="of:=[.$G40]*(0.7+0.075*[.M$2])" office:value-type="float" office:value="131.527726108493">
            <text:p>132</text:p>
          </table:table-cell>
          <table:table-cell table:style-name="ce2"/>
          <table:table-cell table:formula="of:=[.$G40]*(0.7+0.075*[.O$2])" office:value-type="float" office:value="142.192136333506">
            <text:p>142</text:p>
          </table:table-cell>
          <table:table-cell table:number-columns-repeated="1009"/>
        </table:table-row>
        <table:table-row table:style-name="ro1">
          <table:table-cell office:value-type="float" office:value="690">
            <text:p>690</text:p>
          </table:table-cell>
          <table:table-cell table:formula="of:=(1+([.A41]-500)*0.07)^1.15*1.52+45" office:value-type="float" office:value="77.3951526719047">
            <text:p>77</text:p>
          </table:table-cell>
          <table:table-cell table:formula="of:=[.$B41]*(0.5+0.125*[.C$2])" office:value-type="float" office:value="48.3719704199404">
            <text:p>48</text:p>
          </table:table-cell>
          <table:table-cell table:formula="of:=[.$B41]*(0.5+0.125*[.D$2])" office:value-type="float" office:value="58.0463645039285">
            <text:p>58</text:p>
          </table:table-cell>
          <table:table-cell table:formula="of:=[.$B41]*(0.5+0.125*[.E$2])" office:value-type="float" office:value="67.7207585879166">
            <text:p>68</text:p>
          </table:table-cell>
          <table:table-cell table:formula="of:=[.$B41]*(0.5+0.125*[.F$2])" office:value-type="float" office:value="77.3951526719047">
            <text:p>77</text:p>
          </table:table-cell>
          <table:table-cell table:formula="of:=(800+([.A41]-500)*5)^(0.64)*0.96+29" office:value-type="float" office:value="143.239313387186">
            <text:p>143</text:p>
          </table:table-cell>
          <table:table-cell table:style-name="ce2" table:formula="of:=IF([.$A41]&lt;[.I$1]+6;MIN(1;([.$A41]/[.I$1])^3)*100;(([.I$1]+5)/[.$A41])^3*100)+40" office:value-type="float" office:value="41.9273825070242">
            <text:p>41,93</text:p>
          </table:table-cell>
          <table:table-cell table:formula="of:=[.$G41]*(0.7+0.075*[.I$2])" office:value-type="float" office:value="111.010467875069">
            <text:p>111</text:p>
          </table:table-cell>
          <table:table-cell table:style-name="ce2" table:formula="of:=IF([.$A41]&lt;[.K$1]+6;MIN(1;([.$A41]/[.K$1])^3)*103;(([.K$1]+5)/[.$A41])^3*103)+40" office:value-type="float" office:value="46.5206071218749">
            <text:p>46,52</text:p>
          </table:table-cell>
          <table:table-cell table:formula="of:=[.$G41]*(0.7+0.075*[.K$2])" office:value-type="float" office:value="121.753416379108">
            <text:p>122</text:p>
          </table:table-cell>
          <table:table-cell table:style-name="ce2" table:formula="of:=IF([.$A41]&lt;[.M$1]+6;MIN(1;([.$A41]/[.M$1])^3)*106;(([.M$1]+5)/[.$A41])^3*106)+40" office:value-type="float" office:value="55.690514567333">
            <text:p>55,69</text:p>
          </table:table-cell>
          <table:table-cell table:formula="of:=[.$G41]*(0.7+0.075*[.M$2])" office:value-type="float" office:value="132.496364883147">
            <text:p>132</text:p>
          </table:table-cell>
          <table:table-cell table:style-name="ce2"/>
          <table:table-cell table:formula="of:=[.$G41]*(0.7+0.075*[.O$2])" office:value-type="float" office:value="143.239313387186">
            <text:p>143</text:p>
          </table:table-cell>
          <table:table-cell table:number-columns-repeated="1009"/>
        </table:table-row>
        <table:table-row table:style-name="ro1">
          <table:table-cell office:value-type="float" office:value="695">
            <text:p>695</text:p>
          </table:table-cell>
          <table:table-cell table:formula="of:=(1+([.A42]-500)*0.07)^1.15*1.52+45" office:value-type="float" office:value="78.3086365974776">
            <text:p>78</text:p>
          </table:table-cell>
          <table:table-cell table:formula="of:=[.$B42]*(0.5+0.125*[.C$2])" office:value-type="float" office:value="48.9428978734235">
            <text:p>49</text:p>
          </table:table-cell>
          <table:table-cell table:formula="of:=[.$B42]*(0.5+0.125*[.D$2])" office:value-type="float" office:value="58.7314774481082">
            <text:p>59</text:p>
          </table:table-cell>
          <table:table-cell table:formula="of:=[.$B42]*(0.5+0.125*[.E$2])" office:value-type="float" office:value="68.5200570227929">
            <text:p>69</text:p>
          </table:table-cell>
          <table:table-cell table:formula="of:=[.$B42]*(0.5+0.125*[.F$2])" office:value-type="float" office:value="78.3086365974776">
            <text:p>78</text:p>
          </table:table-cell>
          <table:table-cell table:formula="of:=(800+([.A42]-500)*5)^(0.64)*0.96+29" office:value-type="float" office:value="144.281118568485">
            <text:p>144</text:p>
          </table:table-cell>
          <table:table-cell table:style-name="ce2" table:formula="of:=IF([.$A42]&lt;[.I$1]+6;MIN(1;([.$A42]/[.I$1])^3)*100;(([.I$1]+5)/[.$A42])^3*100)+40" office:value-type="float" office:value="41.8860828732594">
            <text:p>41,89</text:p>
          </table:table-cell>
          <table:table-cell table:formula="of:=[.$G42]*(0.7+0.075*[.I$2])" office:value-type="float" office:value="111.817866890576">
            <text:p>112</text:p>
          </table:table-cell>
          <table:table-cell table:style-name="ce2" table:formula="of:=IF([.$A42]&lt;[.K$1]+6;MIN(1;([.$A42]/[.K$1])^3)*103;(([.K$1]+5)/[.$A42])^3*103)+40" office:value-type="float" office:value="46.3808846303217">
            <text:p>46,38</text:p>
          </table:table-cell>
          <table:table-cell table:formula="of:=[.$G42]*(0.7+0.075*[.K$2])" office:value-type="float" office:value="122.638950783212">
            <text:p>123</text:p>
          </table:table-cell>
          <table:table-cell table:style-name="ce2" table:formula="of:=IF([.$A42]&lt;[.M$1]+6;MIN(1;([.$A42]/[.M$1])^3)*106;(([.M$1]+5)/[.$A42])^3*106)+40" office:value-type="float" office:value="55.3543008148215">
            <text:p>55,35</text:p>
          </table:table-cell>
          <table:table-cell table:formula="of:=[.$G42]*(0.7+0.075*[.M$2])" office:value-type="float" office:value="133.460034675849">
            <text:p>133</text:p>
          </table:table-cell>
          <table:table-cell table:style-name="ce2"/>
          <table:table-cell table:formula="of:=[.$G42]*(0.7+0.075*[.O$2])" office:value-type="float" office:value="144.281118568485">
            <text:p>144</text:p>
          </table:table-cell>
          <table:table-cell table:number-columns-repeated="1009"/>
        </table:table-row>
        <table:table-row table:style-name="ro1">
          <table:table-cell office:value-type="float" office:value="700">
            <text:p>700</text:p>
          </table:table-cell>
          <table:table-cell table:formula="of:=(1+([.A43]-500)*0.07)^1.15*1.52+45" office:value-type="float" office:value="79.2254002620458">
            <text:p>79</text:p>
          </table:table-cell>
          <table:table-cell table:formula="of:=[.$B43]*(0.5+0.125*[.C$2])" office:value-type="float" office:value="49.5158751637786">
            <text:p>50</text:p>
          </table:table-cell>
          <table:table-cell table:formula="of:=[.$B43]*(0.5+0.125*[.D$2])" office:value-type="float" office:value="59.4190501965344">
            <text:p>59</text:p>
          </table:table-cell>
          <table:table-cell table:formula="of:=[.$B43]*(0.5+0.125*[.E$2])" office:value-type="float" office:value="69.3222252292901">
            <text:p>69</text:p>
          </table:table-cell>
          <table:table-cell table:formula="of:=[.$B43]*(0.5+0.125*[.F$2])" office:value-type="float" office:value="79.2254002620458">
            <text:p>79</text:p>
          </table:table-cell>
          <table:table-cell table:formula="of:=(800+([.A43]-500)*5)^(0.64)*0.96+29" office:value-type="float" office:value="145.317654521631">
            <text:p>145</text:p>
          </table:table-cell>
          <table:table-cell table:style-name="ce2" table:formula="of:=IF([.$A43]&lt;[.I$1]+6;MIN(1;([.$A43]/[.I$1])^3)*100;(([.I$1]+5)/[.$A43])^3*100)+40" office:value-type="float" office:value="41.8459548104956">
            <text:p>41,85</text:p>
          </table:table-cell>
          <table:table-cell table:formula="of:=[.$G43]*(0.7+0.075*[.I$2])" office:value-type="float" office:value="112.621182254264">
            <text:p>113</text:p>
          </table:table-cell>
          <table:table-cell table:style-name="ce2" table:formula="of:=IF([.$A43]&lt;[.K$1]+6;MIN(1;([.$A43]/[.K$1])^3)*103;(([.K$1]+5)/[.$A43])^3*103)+40" office:value-type="float" office:value="46.245125728863">
            <text:p>46,25</text:p>
          </table:table-cell>
          <table:table-cell table:formula="of:=[.$G43]*(0.7+0.075*[.K$2])" office:value-type="float" office:value="123.520006343386">
            <text:p>124</text:p>
          </table:table-cell>
          <table:table-cell table:style-name="ce2" table:formula="of:=IF([.$A43]&lt;[.M$1]+6;MIN(1;([.$A43]/[.M$1])^3)*106;(([.M$1]+5)/[.$A43])^3*106)+40" office:value-type="float" office:value="55.0276246355685">
            <text:p>55,03</text:p>
          </table:table-cell>
          <table:table-cell table:formula="of:=[.$G43]*(0.7+0.075*[.M$2])" office:value-type="float" office:value="134.418830432508">
            <text:p>134</text:p>
          </table:table-cell>
          <table:table-cell table:style-name="ce2"/>
          <table:table-cell table:formula="of:=[.$G43]*(0.7+0.075*[.O$2])" office:value-type="float" office:value="145.317654521631">
            <text:p>145</text:p>
          </table:table-cell>
          <table:table-cell table:number-columns-repeated="1009"/>
        </table:table-row>
        <table:table-row table:style-name="ro1">
          <table:table-cell office:value-type="float" office:value="705">
            <text:p>705</text:p>
          </table:table-cell>
          <table:table-cell table:formula="of:=(1+([.A44]-500)*0.07)^1.15*1.52+45" office:value-type="float" office:value="80.1453784914941">
            <text:p>80</text:p>
          </table:table-cell>
          <table:table-cell table:formula="of:=[.$B44]*(0.5+0.125*[.C$2])" office:value-type="float" office:value="50.0908615571838">
            <text:p>50</text:p>
          </table:table-cell>
          <table:table-cell table:formula="of:=[.$B44]*(0.5+0.125*[.D$2])" office:value-type="float" office:value="60.1090338686206">
            <text:p>60</text:p>
          </table:table-cell>
          <table:table-cell table:formula="of:=[.$B44]*(0.5+0.125*[.E$2])" office:value-type="float" office:value="70.1272061800574">
            <text:p>70</text:p>
          </table:table-cell>
          <table:table-cell table:formula="of:=[.$B44]*(0.5+0.125*[.F$2])" office:value-type="float" office:value="80.1453784914941">
            <text:p>80</text:p>
          </table:table-cell>
          <table:table-cell table:formula="of:=(800+([.A44]-500)*5)^(0.64)*0.96+29" office:value-type="float" office:value="146.349020534489">
            <text:p>146</text:p>
          </table:table-cell>
          <table:table-cell table:style-name="ce2" table:formula="of:=IF([.$A44]&lt;[.I$1]+6;MIN(1;([.$A44]/[.I$1])^3)*100;(([.I$1]+5)/[.$A44])^3*100)+40" office:value-type="float" office:value="41.8069570683153">
            <text:p>41,81</text:p>
          </table:table-cell>
          <table:table-cell table:formula="of:=[.$G44]*(0.7+0.075*[.I$2])" office:value-type="float" office:value="113.420490914229">
            <text:p>113</text:p>
          </table:table-cell>
          <table:table-cell table:style-name="ce2" table:formula="of:=IF([.$A44]&lt;[.K$1]+6;MIN(1;([.$A44]/[.K$1])^3)*103;(([.K$1]+5)/[.$A44])^3*103)+40" office:value-type="float" office:value="46.1131908615125">
            <text:p>46,11</text:p>
          </table:table-cell>
          <table:table-cell table:formula="of:=[.$G44]*(0.7+0.075*[.K$2])" office:value-type="float" office:value="124.396667454316">
            <text:p>124</text:p>
          </table:table-cell>
          <table:table-cell table:style-name="ce2" table:formula="of:=IF([.$A44]&lt;[.M$1]+6;MIN(1;([.$A44]/[.M$1])^3)*106;(([.M$1]+5)/[.$A44])^3*106)+40" office:value-type="float" office:value="54.7101502164831">
            <text:p>54,71</text:p>
          </table:table-cell>
          <table:table-cell table:formula="of:=[.$G44]*(0.7+0.075*[.M$2])" office:value-type="float" office:value="135.372843994402">
            <text:p>135</text:p>
          </table:table-cell>
          <table:table-cell table:style-name="ce2"/>
          <table:table-cell table:formula="of:=[.$G44]*(0.7+0.075*[.O$2])" office:value-type="float" office:value="146.349020534489">
            <text:p>146</text:p>
          </table:table-cell>
          <table:table-cell table:number-columns-repeated="1009"/>
        </table:table-row>
        <table:table-row table:style-name="ro1">
          <table:table-cell office:value-type="float" office:value="710">
            <text:p>710</text:p>
          </table:table-cell>
          <table:table-cell table:formula="of:=(1+([.A45]-500)*0.07)^1.15*1.52+45" office:value-type="float" office:value="81.0685088663681">
            <text:p>81</text:p>
          </table:table-cell>
          <table:table-cell table:formula="of:=[.$B45]*(0.5+0.125*[.C$2])" office:value-type="float" office:value="50.6678180414801">
            <text:p>51</text:p>
          </table:table-cell>
          <table:table-cell table:formula="of:=[.$B45]*(0.5+0.125*[.D$2])" office:value-type="float" office:value="60.8013816497761">
            <text:p>61</text:p>
          </table:table-cell>
          <table:table-cell table:formula="of:=[.$B45]*(0.5+0.125*[.E$2])" office:value-type="float" office:value="70.9349452580721">
            <text:p>71</text:p>
          </table:table-cell>
          <table:table-cell table:formula="of:=[.$B45]*(0.5+0.125*[.F$2])" office:value-type="float" office:value="81.0685088663681">
            <text:p>81</text:p>
          </table:table-cell>
          <table:table-cell table:formula="of:=(800+([.A45]-500)*5)^(0.64)*0.96+29" office:value-type="float" office:value="147.375312692689">
            <text:p>147</text:p>
          </table:table-cell>
          <table:table-cell table:style-name="ce2" table:formula="of:=IF([.$A45]&lt;[.I$1]+6;MIN(1;([.$A45]/[.I$1])^3)*100;(([.I$1]+5)/[.$A45])^3*100)+40" office:value-type="float" office:value="41.7690501269869">
            <text:p>41,77</text:p>
          </table:table-cell>
          <table:table-cell table:formula="of:=[.$G45]*(0.7+0.075*[.I$2])" office:value-type="float" office:value="114.215867336834">
            <text:p>114</text:p>
          </table:table-cell>
          <table:table-cell table:style-name="ce2" table:formula="of:=IF([.$A45]&lt;[.K$1]+6;MIN(1;([.$A45]/[.K$1])^3)*103;(([.K$1]+5)/[.$A45])^3*103)+40" office:value-type="float" office:value="45.9849463274389">
            <text:p>45,98</text:p>
          </table:table-cell>
          <table:table-cell table:formula="of:=[.$G45]*(0.7+0.075*[.K$2])" office:value-type="float" office:value="125.269015788786">
            <text:p>125</text:p>
          </table:table-cell>
          <table:table-cell table:style-name="ce2" table:formula="of:=IF([.$A45]&lt;[.M$1]+6;MIN(1;([.$A45]/[.M$1])^3)*106;(([.M$1]+5)/[.$A45])^3*106)+40" office:value-type="float" office:value="54.4015558337128">
            <text:p>54,40</text:p>
          </table:table-cell>
          <table:table-cell table:formula="of:=[.$G45]*(0.7+0.075*[.M$2])" office:value-type="float" office:value="136.322164240737">
            <text:p>136</text:p>
          </table:table-cell>
          <table:table-cell table:style-name="ce2"/>
          <table:table-cell table:formula="of:=[.$G45]*(0.7+0.075*[.O$2])" office:value-type="float" office:value="147.375312692689">
            <text:p>147</text:p>
          </table:table-cell>
          <table:table-cell table:number-columns-repeated="1009"/>
        </table:table-row>
        <table:table-row table:style-name="ro1">
          <table:table-cell office:value-type="float" office:value="715">
            <text:p>715</text:p>
          </table:table-cell>
          <table:table-cell table:formula="of:=(1+([.A46]-500)*0.07)^1.15*1.52+45" office:value-type="float" office:value="81.9947315465012">
            <text:p>82</text:p>
          </table:table-cell>
          <table:table-cell table:formula="of:=[.$B46]*(0.5+0.125*[.C$2])" office:value-type="float" office:value="51.2467072165633">
            <text:p>51</text:p>
          </table:table-cell>
          <table:table-cell table:formula="of:=[.$B46]*(0.5+0.125*[.D$2])" office:value-type="float" office:value="61.4960486598759">
            <text:p>61</text:p>
          </table:table-cell>
          <table:table-cell table:formula="of:=[.$B46]*(0.5+0.125*[.E$2])" office:value-type="float" office:value="71.7453901031886">
            <text:p>72</text:p>
          </table:table-cell>
          <table:table-cell table:formula="of:=[.$B46]*(0.5+0.125*[.F$2])" office:value-type="float" office:value="81.9947315465012">
            <text:p>82</text:p>
          </table:table-cell>
          <table:table-cell table:formula="of:=(800+([.A46]-500)*5)^(0.64)*0.96+29" office:value-type="float" office:value="148.396624024684">
            <text:p>148</text:p>
          </table:table-cell>
          <table:table-cell table:style-name="ce2" table:formula="of:=IF([.$A46]&lt;[.I$1]+6;MIN(1;([.$A46]/[.I$1])^3)*100;(([.I$1]+5)/[.$A46])^3*100)+40" office:value-type="float" office:value="41.7321961133395">
            <text:p>41,73</text:p>
          </table:table-cell>
          <table:table-cell table:formula="of:=[.$G46]*(0.7+0.075*[.I$2])" office:value-type="float" office:value="115.00738361913">
            <text:p>115</text:p>
          </table:table-cell>
          <table:table-cell table:style-name="ce2" table:formula="of:=IF([.$A46]&lt;[.K$1]+6;MIN(1;([.$A46]/[.K$1])^3)*103;(([.K$1]+5)/[.$A46])^3*103)+40" office:value-type="float" office:value="45.8602639963587">
            <text:p>45,86</text:p>
          </table:table-cell>
          <table:table-cell table:formula="of:=[.$G46]*(0.7+0.075*[.K$2])" office:value-type="float" office:value="126.137130420981">
            <text:p>126</text:p>
          </table:table-cell>
          <table:table-cell table:style-name="ce2" table:formula="of:=IF([.$A46]&lt;[.M$1]+6;MIN(1;([.$A46]/[.M$1])^3)*106;(([.M$1]+5)/[.$A46])^3*106)+40" office:value-type="float" office:value="54.1015331677956">
            <text:p>54,10</text:p>
          </table:table-cell>
          <table:table-cell table:formula="of:=[.$G46]*(0.7+0.075*[.M$2])" office:value-type="float" office:value="137.266877222832">
            <text:p>137</text:p>
          </table:table-cell>
          <table:table-cell table:style-name="ce2"/>
          <table:table-cell table:formula="of:=[.$G46]*(0.7+0.075*[.O$2])" office:value-type="float" office:value="148.396624024684">
            <text:p>148</text:p>
          </table:table-cell>
          <table:table-cell table:number-columns-repeated="1009"/>
        </table:table-row>
        <table:table-row table:style-name="ro1">
          <table:table-cell office:value-type="float" office:value="720">
            <text:p>720</text:p>
          </table:table-cell>
          <table:table-cell table:formula="of:=(1+([.A47]-500)*0.07)^1.15*1.52+45" office:value-type="float" office:value="82.923989110396">
            <text:p>83</text:p>
          </table:table-cell>
          <table:table-cell table:formula="of:=[.$B47]*(0.5+0.125*[.C$2])" office:value-type="float" office:value="51.8274931939975">
            <text:p>52</text:p>
          </table:table-cell>
          <table:table-cell table:formula="of:=[.$B47]*(0.5+0.125*[.D$2])" office:value-type="float" office:value="62.192991832797">
            <text:p>62</text:p>
          </table:table-cell>
          <table:table-cell table:formula="of:=[.$B47]*(0.5+0.125*[.E$2])" office:value-type="float" office:value="72.5584904715965">
            <text:p>73</text:p>
          </table:table-cell>
          <table:table-cell table:formula="of:=[.$B47]*(0.5+0.125*[.F$2])" office:value-type="float" office:value="82.923989110396">
            <text:p>83</text:p>
          </table:table-cell>
          <table:table-cell table:formula="of:=(800+([.A47]-500)*5)^(0.64)*0.96+29" office:value-type="float" office:value="149.413044638397">
            <text:p>149</text:p>
          </table:table-cell>
          <table:table-cell table:style-name="ce2" table:formula="of:=IF([.$A47]&lt;[.I$1]+6;MIN(1;([.$A47]/[.I$1])^3)*100;(([.I$1]+5)/[.$A47])^3*100)+40" office:value-type="float" office:value="41.6963587212791">
            <text:p>41,70</text:p>
          </table:table-cell>
          <table:table-cell table:formula="of:=[.$G47]*(0.7+0.075*[.I$2])" office:value-type="float" office:value="115.795109594758">
            <text:p>116</text:p>
          </table:table-cell>
          <table:table-cell table:style-name="ce2" table:formula="of:=IF([.$A47]&lt;[.K$1]+6;MIN(1;([.$A47]/[.K$1])^3)*103;(([.K$1]+5)/[.$A47])^3*103)+40" office:value-type="float" office:value="45.7390210396305">
            <text:p>45,74</text:p>
          </table:table-cell>
          <table:table-cell table:formula="of:=[.$G47]*(0.7+0.075*[.K$2])" office:value-type="float" office:value="127.001087942637">
            <text:p>127</text:p>
          </table:table-cell>
          <table:table-cell table:style-name="ce2" table:formula="of:=IF([.$A47]&lt;[.M$1]+6;MIN(1;([.$A47]/[.M$1])^3)*106;(([.M$1]+5)/[.$A47])^3*106)+40" office:value-type="float" office:value="53.8097866565929">
            <text:p>53,81</text:p>
          </table:table-cell>
          <table:table-cell table:formula="of:=[.$G47]*(0.7+0.075*[.M$2])" office:value-type="float" office:value="138.207066290517">
            <text:p>138</text:p>
          </table:table-cell>
          <table:table-cell table:style-name="ce2"/>
          <table:table-cell table:formula="of:=[.$G47]*(0.7+0.075*[.O$2])" office:value-type="float" office:value="149.413044638397">
            <text:p>149</text:p>
          </table:table-cell>
          <table:table-cell table:number-columns-repeated="1009"/>
        </table:table-row>
        <table:table-row table:style-name="ro1">
          <table:table-cell office:value-type="float" office:value="725">
            <text:p>725</text:p>
          </table:table-cell>
          <table:table-cell table:formula="of:=(1+([.A48]-500)*0.07)^1.15*1.52+45" office:value-type="float" office:value="83.8562264078292">
            <text:p>84</text:p>
          </table:table-cell>
          <table:table-cell table:formula="of:=[.$B48]*(0.5+0.125*[.C$2])" office:value-type="float" office:value="52.4101415048933">
            <text:p>52</text:p>
          </table:table-cell>
          <table:table-cell table:formula="of:=[.$B48]*(0.5+0.125*[.D$2])" office:value-type="float" office:value="62.8921698058719">
            <text:p>63</text:p>
          </table:table-cell>
          <table:table-cell table:formula="of:=[.$B48]*(0.5+0.125*[.E$2])" office:value-type="float" office:value="73.3741981068506">
            <text:p>73</text:p>
          </table:table-cell>
          <table:table-cell table:formula="of:=[.$B48]*(0.5+0.125*[.F$2])" office:value-type="float" office:value="83.8562264078292">
            <text:p>84</text:p>
          </table:table-cell>
          <table:table-cell table:formula="of:=(800+([.A48]-500)*5)^(0.64)*0.96+29" office:value-type="float" office:value="150.424661850053">
            <text:p>150</text:p>
          </table:table-cell>
          <table:table-cell table:style-name="ce2" table:formula="of:=IF([.$A48]&lt;[.I$1]+6;MIN(1;([.$A48]/[.I$1])^3)*100;(([.I$1]+5)/[.$A48])^3*100)+40" office:value-type="float" office:value="41.66150313666">
            <text:p>41,66</text:p>
          </table:table-cell>
          <table:table-cell table:formula="of:=[.$G48]*(0.7+0.075*[.I$2])" office:value-type="float" office:value="116.579112933791">
            <text:p>117</text:p>
          </table:table-cell>
          <table:table-cell table:style-name="ce2" table:formula="of:=IF([.$A48]&lt;[.K$1]+6;MIN(1;([.$A48]/[.K$1])^3)*103;(([.K$1]+5)/[.$A48])^3*103)+40" office:value-type="float" office:value="45.6210996760835">
            <text:p>45,62</text:p>
          </table:table-cell>
          <table:table-cell table:formula="of:=[.$G48]*(0.7+0.075*[.K$2])" office:value-type="float" office:value="127.860962572545">
            <text:p>128</text:p>
          </table:table-cell>
          <table:table-cell table:style-name="ce2" table:formula="of:=IF([.$A48]&lt;[.M$1]+6;MIN(1;([.$A48]/[.M$1])^3)*106;(([.M$1]+5)/[.$A48])^3*106)+40" office:value-type="float" office:value="53.5260328836771">
            <text:p>53,53</text:p>
          </table:table-cell>
          <table:table-cell table:formula="of:=[.$G48]*(0.7+0.075*[.M$2])" office:value-type="float" office:value="139.142812211299">
            <text:p>139</text:p>
          </table:table-cell>
          <table:table-cell table:style-name="ce2"/>
          <table:table-cell table:formula="of:=[.$G48]*(0.7+0.075*[.O$2])" office:value-type="float" office:value="150.424661850053">
            <text:p>150</text:p>
          </table:table-cell>
          <table:table-cell table:number-columns-repeated="1009"/>
        </table:table-row>
        <table:table-row table:style-name="ro1">
          <table:table-cell office:value-type="float" office:value="730">
            <text:p>730</text:p>
          </table:table-cell>
          <table:table-cell table:formula="of:=(1+([.A49]-500)*0.07)^1.15*1.52+45" office:value-type="float" office:value="84.7913904243377">
            <text:p>85</text:p>
          </table:table-cell>
          <table:table-cell table:formula="of:=[.$B49]*(0.5+0.125*[.C$2])" office:value-type="float" office:value="52.9946190152111">
            <text:p>53</text:p>
          </table:table-cell>
          <table:table-cell table:formula="of:=[.$B49]*(0.5+0.125*[.D$2])" office:value-type="float" office:value="63.5935428182533">
            <text:p>64</text:p>
          </table:table-cell>
          <table:table-cell table:formula="of:=[.$B49]*(0.5+0.125*[.E$2])" office:value-type="float" office:value="74.1924666212955">
            <text:p>74</text:p>
          </table:table-cell>
          <table:table-cell table:formula="of:=[.$B49]*(0.5+0.125*[.F$2])" office:value-type="float" office:value="84.7913904243377">
            <text:p>85</text:p>
          </table:table-cell>
          <table:table-cell table:formula="of:=(800+([.A49]-500)*5)^(0.64)*0.96+29" office:value-type="float" office:value="151.431560305721">
            <text:p>151</text:p>
          </table:table-cell>
          <table:table-cell table:style-name="ce2" table:formula="of:=IF([.$A49]&lt;[.I$1]+6;MIN(1;([.$A49]/[.I$1])^3)*100;(([.I$1]+5)/[.$A49])^3*100)+40" office:value-type="float" office:value="41.6275959662431">
            <text:p>41,63</text:p>
          </table:table-cell>
          <table:table-cell table:formula="of:=[.$G49]*(0.7+0.075*[.I$2])" office:value-type="float" office:value="117.359459236934">
            <text:p>117</text:p>
          </table:table-cell>
          <table:table-cell table:style-name="ce2" table:formula="of:=IF([.$A49]&lt;[.K$1]+6;MIN(1;([.$A49]/[.K$1])^3)*103;(([.K$1]+5)/[.$A49])^3*103)+40" office:value-type="float" office:value="45.5063869316765">
            <text:p>45,51</text:p>
          </table:table-cell>
          <table:table-cell table:formula="of:=[.$G49]*(0.7+0.075*[.K$2])" office:value-type="float" office:value="128.716826259863">
            <text:p>129</text:p>
          </table:table-cell>
          <table:table-cell table:style-name="ce2" table:formula="of:=IF([.$A49]&lt;[.M$1]+6;MIN(1;([.$A49]/[.M$1])^3)*106;(([.M$1]+5)/[.$A49])^3*106)+40" office:value-type="float" office:value="53.25">
            <text:p>53,25</text:p>
          </table:table-cell>
          <table:table-cell table:formula="of:=[.$G49]*(0.7+0.075*[.M$2])" office:value-type="float" office:value="140.074193282792">
            <text:p>140</text:p>
          </table:table-cell>
          <table:table-cell table:style-name="ce2"/>
          <table:table-cell table:formula="of:=[.$G49]*(0.7+0.075*[.O$2])" office:value-type="float" office:value="151.431560305721">
            <text:p>151</text:p>
          </table:table-cell>
          <table:table-cell table:number-columns-repeated="1009"/>
        </table:table-row>
        <table:table-row table:style-name="ro1">
          <table:table-cell office:value-type="float" office:value="735">
            <text:p>735</text:p>
          </table:table-cell>
          <table:table-cell table:formula="of:=(1+([.A50]-500)*0.07)^1.15*1.52+45" office:value-type="float" office:value="85.7294301564037">
            <text:p>86</text:p>
          </table:table-cell>
          <table:table-cell table:formula="of:=[.$B50]*(0.5+0.125*[.C$2])" office:value-type="float" office:value="53.5808938477523">
            <text:p>54</text:p>
          </table:table-cell>
          <table:table-cell table:formula="of:=[.$B50]*(0.5+0.125*[.D$2])" office:value-type="float" office:value="64.2970726173028">
            <text:p>64</text:p>
          </table:table-cell>
          <table:table-cell table:formula="of:=[.$B50]*(0.5+0.125*[.E$2])" office:value-type="float" office:value="75.0132513868533">
            <text:p>75</text:p>
          </table:table-cell>
          <table:table-cell table:formula="of:=[.$B50]*(0.5+0.125*[.F$2])" office:value-type="float" office:value="85.7294301564037">
            <text:p>86</text:p>
          </table:table-cell>
          <table:table-cell table:formula="of:=(800+([.A50]-500)*5)^(0.64)*0.96+29" office:value-type="float" office:value="152.433822096089">
            <text:p>152</text:p>
          </table:table-cell>
          <table:table-cell table:style-name="ce2" table:formula="of:=IF([.$A50]&lt;[.I$1]+6;MIN(1;([.$A50]/[.I$1])^3)*100;(([.I$1]+5)/[.$A50])^3*100)+40" office:value-type="float" office:value="41.5946051704962">
            <text:p>41,59</text:p>
          </table:table-cell>
          <table:table-cell table:formula="of:=[.$G50]*(0.7+0.075*[.I$2])" office:value-type="float" office:value="118.136212124469">
            <text:p>118</text:p>
          </table:table-cell>
          <table:table-cell table:style-name="ce2" table:formula="of:=IF([.$A50]&lt;[.K$1]+6;MIN(1;([.$A50]/[.K$1])^3)*103;(([.K$1]+5)/[.$A50])^3*103)+40" office:value-type="float" office:value="45.3947744121481">
            <text:p>45,39</text:p>
          </table:table-cell>
          <table:table-cell table:formula="of:=[.$G50]*(0.7+0.075*[.K$2])" office:value-type="float" office:value="129.568748781676">
            <text:p>130</text:p>
          </table:table-cell>
          <table:table-cell table:style-name="ce2" table:formula="of:=IF([.$A50]&lt;[.M$1]+6;MIN(1;([.$A50]/[.M$1])^3)*106;(([.M$1]+5)/[.$A50])^3*106)+40" office:value-type="float" office:value="52.981427176822">
            <text:p>52,98</text:p>
          </table:table-cell>
          <table:table-cell table:formula="of:=[.$G50]*(0.7+0.075*[.M$2])" office:value-type="float" office:value="141.001285438882">
            <text:p>141</text:p>
          </table:table-cell>
          <table:table-cell table:style-name="ce2"/>
          <table:table-cell table:formula="of:=[.$G50]*(0.7+0.075*[.O$2])" office:value-type="float" office:value="152.433822096089">
            <text:p>152</text:p>
          </table:table-cell>
          <table:table-cell table:number-columns-repeated="1009"/>
        </table:table-row>
        <table:table-row table:style-name="ro1">
          <table:table-cell office:value-type="float" office:value="740">
            <text:p>740</text:p>
          </table:table-cell>
          <table:table-cell table:formula="of:=(1+([.A51]-500)*0.07)^1.15*1.52+45" office:value-type="float" office:value="86.6702964962962">
            <text:p>87</text:p>
          </table:table-cell>
          <table:table-cell table:formula="of:=[.$B51]*(0.5+0.125*[.C$2])" office:value-type="float" office:value="54.1689353101851">
            <text:p>54</text:p>
          </table:table-cell>
          <table:table-cell table:formula="of:=[.$B51]*(0.5+0.125*[.D$2])" office:value-type="float" office:value="65.0027223722222">
            <text:p>65</text:p>
          </table:table-cell>
          <table:table-cell table:formula="of:=[.$B51]*(0.5+0.125*[.E$2])" office:value-type="float" office:value="75.8365094342592">
            <text:p>76</text:p>
          </table:table-cell>
          <table:table-cell table:formula="of:=[.$B51]*(0.5+0.125*[.F$2])" office:value-type="float" office:value="86.6702964962962">
            <text:p>87</text:p>
          </table:table-cell>
          <table:table-cell table:formula="of:=(800+([.A51]-500)*5)^(0.64)*0.96+29" office:value-type="float" office:value="153.431526864905">
            <text:p>153</text:p>
          </table:table-cell>
          <table:table-cell table:style-name="ce2" table:formula="of:=IF([.$A51]&lt;[.I$1]+6;MIN(1;([.$A51]/[.I$1])^3)*100;(([.I$1]+5)/[.$A51])^3*100)+40" office:value-type="float" office:value="41.5625">
            <text:p>41,56</text:p>
          </table:table-cell>
          <table:table-cell table:formula="of:=[.$G51]*(0.7+0.075*[.I$2])" office:value-type="float" office:value="118.909433320301">
            <text:p>119</text:p>
          </table:table-cell>
          <table:table-cell table:style-name="ce2" table:formula="of:=IF([.$A51]&lt;[.K$1]+6;MIN(1;([.$A51]/[.K$1])^3)*103;(([.K$1]+5)/[.$A51])^3*103)+40" office:value-type="float" office:value="45.2861580878724">
            <text:p>45,29</text:p>
          </table:table-cell>
          <table:table-cell table:formula="of:=[.$G51]*(0.7+0.075*[.K$2])" office:value-type="float" office:value="130.416797835169">
            <text:p>130</text:p>
          </table:table-cell>
          <table:table-cell table:style-name="ce2" table:formula="of:=IF([.$A51]&lt;[.M$1]+6;MIN(1;([.$A51]/[.M$1])^3)*106;(([.M$1]+5)/[.$A51])^3*106)+40" office:value-type="float" office:value="52.7200640880106">
            <text:p>52,72</text:p>
          </table:table-cell>
          <table:table-cell table:formula="of:=[.$G51]*(0.7+0.075*[.M$2])" office:value-type="float" office:value="141.924162350037">
            <text:p>142</text:p>
          </table:table-cell>
          <table:table-cell table:style-name="ce2"/>
          <table:table-cell table:formula="of:=[.$G51]*(0.7+0.075*[.O$2])" office:value-type="float" office:value="153.431526864905">
            <text:p>153</text:p>
          </table:table-cell>
          <table:table-cell table:number-columns-repeated="1009"/>
        </table:table-row>
        <table:table-row table:style-name="ro1">
          <table:table-cell office:value-type="float" office:value="745">
            <text:p>745</text:p>
          </table:table-cell>
          <table:table-cell table:formula="of:=(1+([.A52]-500)*0.07)^1.15*1.52+45" office:value-type="float" office:value="87.6139421256463">
            <text:p>88</text:p>
          </table:table-cell>
          <table:table-cell table:formula="of:=[.$B52]*(0.5+0.125*[.C$2])" office:value-type="float" office:value="54.7587138285289">
            <text:p>55</text:p>
          </table:table-cell>
          <table:table-cell table:formula="of:=[.$B52]*(0.5+0.125*[.D$2])" office:value-type="float" office:value="65.7104565942347">
            <text:p>66</text:p>
          </table:table-cell>
          <table:table-cell table:formula="of:=[.$B52]*(0.5+0.125*[.E$2])" office:value-type="float" office:value="76.6621993599405">
            <text:p>77</text:p>
          </table:table-cell>
          <table:table-cell table:formula="of:=[.$B52]*(0.5+0.125*[.F$2])" office:value-type="float" office:value="87.6139421256463">
            <text:p>88</text:p>
          </table:table-cell>
          <table:table-cell table:formula="of:=(800+([.A52]-500)*5)^(0.64)*0.96+29" office:value-type="float" office:value="154.424751911532">
            <text:p>154</text:p>
          </table:table-cell>
          <table:table-cell table:style-name="ce2" table:formula="of:=IF([.$A52]&lt;[.I$1]+6;MIN(1;([.$A52]/[.I$1])^3)*100;(([.I$1]+5)/[.$A52])^3*100)+40" office:value-type="float" office:value="41.5312509352472">
            <text:p>41,53</text:p>
          </table:table-cell>
          <table:table-cell table:formula="of:=[.$G52]*(0.7+0.075*[.I$2])" office:value-type="float" office:value="119.679182731437">
            <text:p>120</text:p>
          </table:table-cell>
          <table:table-cell table:style-name="ce2" table:formula="of:=IF([.$A52]&lt;[.K$1]+6;MIN(1;([.$A52]/[.K$1])^3)*103;(([.K$1]+5)/[.$A52])^3*103)+40" office:value-type="float" office:value="45.1804380901882">
            <text:p>45,18</text:p>
          </table:table-cell>
          <table:table-cell table:formula="of:=[.$G52]*(0.7+0.075*[.K$2])" office:value-type="float" office:value="131.261039124802">
            <text:p>131</text:p>
          </table:table-cell>
          <table:table-cell table:style-name="ce2" table:formula="of:=IF([.$A52]&lt;[.M$1]+6;MIN(1;([.$A52]/[.M$1])^3)*106;(([.M$1]+5)/[.$A52])^3*106)+40" office:value-type="float" office:value="52.465670419949">
            <text:p>52,47</text:p>
          </table:table-cell>
          <table:table-cell table:formula="of:=[.$G52]*(0.7+0.075*[.M$2])" office:value-type="float" office:value="142.842895518167">
            <text:p>143</text:p>
          </table:table-cell>
          <table:table-cell table:style-name="ce2"/>
          <table:table-cell table:formula="of:=[.$G52]*(0.7+0.075*[.O$2])" office:value-type="float" office:value="154.424751911532">
            <text:p>154</text:p>
          </table:table-cell>
          <table:table-cell table:number-columns-repeated="1009"/>
        </table:table-row>
        <table:table-row table:style-name="ro1">
          <table:table-cell office:value-type="float" office:value="750">
            <text:p>750</text:p>
          </table:table-cell>
          <table:table-cell table:formula="of:=(1+([.A53]-500)*0.07)^1.15*1.52+45" office:value-type="float" office:value="88.5603214169373">
            <text:p>89</text:p>
          </table:table-cell>
          <table:table-cell table:formula="of:=[.$B53]*(0.5+0.125*[.C$2])" office:value-type="float" office:value="55.3502008855858">
            <text:p>55</text:p>
          </table:table-cell>
          <table:table-cell table:formula="of:=[.$B53]*(0.5+0.125*[.D$2])" office:value-type="float" office:value="66.420241062703">
            <text:p>66</text:p>
          </table:table-cell>
          <table:table-cell table:formula="of:=[.$B53]*(0.5+0.125*[.E$2])" office:value-type="float" office:value="77.4902812398201">
            <text:p>77</text:p>
          </table:table-cell>
          <table:table-cell table:formula="of:=[.$B53]*(0.5+0.125*[.F$2])" office:value-type="float" office:value="88.5603214169373">
            <text:p>89</text:p>
          </table:table-cell>
          <table:table-cell table:formula="of:=(800+([.A53]-500)*5)^(0.64)*0.96+29" office:value-type="float" office:value="155.413572287989">
            <text:p>155</text:p>
          </table:table-cell>
          <table:table-cell table:style-name="ce2" table:formula="of:=IF([.$A53]&lt;[.I$1]+6;MIN(1;([.$A53]/[.I$1])^3)*100;(([.I$1]+5)/[.$A53])^3*100)+40" office:value-type="float" office:value="41.5008296296296">
            <text:p>41,50</text:p>
          </table:table-cell>
          <table:table-cell table:formula="of:=[.$G53]*(0.7+0.075*[.I$2])" office:value-type="float" office:value="120.445518523192">
            <text:p>120</text:p>
          </table:table-cell>
          <table:table-cell table:style-name="ce2" table:formula="of:=IF([.$A53]&lt;[.K$1]+6;MIN(1;([.$A53]/[.K$1])^3)*103;(([.K$1]+5)/[.$A53])^3*103)+40" office:value-type="float" office:value="45.0775185185185">
            <text:p>45,08</text:p>
          </table:table-cell>
          <table:table-cell table:formula="of:=[.$G53]*(0.7+0.075*[.K$2])" office:value-type="float" office:value="132.101536444791">
            <text:p>132</text:p>
          </table:table-cell>
          <table:table-cell table:style-name="ce2" table:formula="of:=IF([.$A53]&lt;[.M$1]+6;MIN(1;([.$A53]/[.M$1])^3)*106;(([.M$1]+5)/[.$A53])^3*106)+40" office:value-type="float" office:value="52.2180154074074">
            <text:p>52,22</text:p>
          </table:table-cell>
          <table:table-cell table:formula="of:=[.$G53]*(0.7+0.075*[.M$2])" office:value-type="float" office:value="143.75755436639">
            <text:p>144</text:p>
          </table:table-cell>
          <table:table-cell table:style-name="ce2"/>
          <table:table-cell table:formula="of:=[.$G53]*(0.7+0.075*[.O$2])" office:value-type="float" office:value="155.413572287989">
            <text:p>155</text:p>
          </table:table-cell>
          <table:table-cell table:number-columns-repeated="1009"/>
        </table:table-row>
        <table:table-row table:style-name="ro1">
          <table:table-cell office:value-type="float" office:value="755">
            <text:p>755</text:p>
          </table:table-cell>
          <table:table-cell table:formula="of:=(1+([.A54]-500)*0.07)^1.15*1.52+45" office:value-type="float" office:value="89.5093903421836">
            <text:p>90</text:p>
          </table:table-cell>
          <table:table-cell table:formula="of:=[.$B54]*(0.5+0.125*[.C$2])" office:value-type="float" office:value="55.9433689638648">
            <text:p>56</text:p>
          </table:table-cell>
          <table:table-cell table:formula="of:=[.$B54]*(0.5+0.125*[.D$2])" office:value-type="float" office:value="67.1320427566377">
            <text:p>67</text:p>
          </table:table-cell>
          <table:table-cell table:formula="of:=[.$B54]*(0.5+0.125*[.E$2])" office:value-type="float" office:value="78.3207165494107">
            <text:p>78</text:p>
          </table:table-cell>
          <table:table-cell table:formula="of:=[.$B54]*(0.5+0.125*[.F$2])" office:value-type="float" office:value="89.5093903421836">
            <text:p>90</text:p>
          </table:table-cell>
          <table:table-cell table:formula="of:=(800+([.A54]-500)*5)^(0.64)*0.96+29" office:value-type="float" office:value="156.398060890845">
            <text:p>156</text:p>
          </table:table-cell>
          <table:table-cell table:style-name="ce2" table:formula="of:=IF([.$A54]&lt;[.I$1]+6;MIN(1;([.$A54]/[.I$1])^3)*100;(([.I$1]+5)/[.$A54])^3*100)+40" office:value-type="float" office:value="41.4712088554266">
            <text:p>41,47</text:p>
          </table:table-cell>
          <table:table-cell table:formula="of:=[.$G54]*(0.7+0.075*[.I$2])" office:value-type="float" office:value="121.208497190405">
            <text:p>121</text:p>
          </table:table-cell>
          <table:table-cell table:style-name="ce2" table:formula="of:=IF([.$A54]&lt;[.K$1]+6;MIN(1;([.$A54]/[.K$1])^3)*103;(([.K$1]+5)/[.$A54])^3*103)+40" office:value-type="float" office:value="44.9773072576403">
            <text:p>44,98</text:p>
          </table:table-cell>
          <table:table-cell table:formula="of:=[.$G54]*(0.7+0.075*[.K$2])" office:value-type="float" office:value="132.938351757218">
            <text:p>133</text:p>
          </table:table-cell>
          <table:table-cell table:style-name="ce2" table:formula="of:=IF([.$A54]&lt;[.M$1]+6;MIN(1;([.$A54]/[.M$1])^3)*106;(([.M$1]+5)/[.$A54])^3*106)+40" office:value-type="float" office:value="51.9768773938404">
            <text:p>51,98</text:p>
          </table:table-cell>
          <table:table-cell table:formula="of:=[.$G54]*(0.7+0.075*[.M$2])" office:value-type="float" office:value="144.668206324031">
            <text:p>145</text:p>
          </table:table-cell>
          <table:table-cell table:style-name="ce2"/>
          <table:table-cell table:formula="of:=[.$G54]*(0.7+0.075*[.O$2])" office:value-type="float" office:value="156.398060890845">
            <text:p>156</text:p>
          </table:table-cell>
          <table:table-cell table:number-columns-repeated="1009"/>
        </table:table-row>
        <table:table-row table:style-name="ro1">
          <table:table-cell office:value-type="float" office:value="760">
            <text:p>760</text:p>
          </table:table-cell>
          <table:table-cell table:formula="of:=(1+([.A55]-500)*0.07)^1.15*1.52+45" office:value-type="float" office:value="90.4611063881479">
            <text:p>90</text:p>
          </table:table-cell>
          <table:table-cell table:formula="of:=[.$B55]*(0.5+0.125*[.C$2])" office:value-type="float" office:value="56.5381914925924">
            <text:p>57</text:p>
          </table:table-cell>
          <table:table-cell table:formula="of:=[.$B55]*(0.5+0.125*[.D$2])" office:value-type="float" office:value="67.8458297911109">
            <text:p>68</text:p>
          </table:table-cell>
          <table:table-cell table:formula="of:=[.$B55]*(0.5+0.125*[.E$2])" office:value-type="float" office:value="79.1534680896294">
            <text:p>79</text:p>
          </table:table-cell>
          <table:table-cell table:formula="of:=[.$B55]*(0.5+0.125*[.F$2])" office:value-type="float" office:value="90.4611063881479">
            <text:p>90</text:p>
          </table:table-cell>
          <table:table-cell table:formula="of:=(800+([.A55]-500)*5)^(0.64)*0.96+29" office:value-type="float" office:value="157.378288548291">
            <text:p>157</text:p>
          </table:table-cell>
          <table:table-cell table:style-name="ce2" table:formula="of:=IF([.$A55]&lt;[.I$1]+6;MIN(1;([.$A55]/[.I$1])^3)*100;(([.I$1]+5)/[.$A55])^3*100)+40" office:value-type="float" office:value="41.442362452617">
            <text:p>41,44</text:p>
          </table:table-cell>
          <table:table-cell table:formula="of:=[.$G55]*(0.7+0.075*[.I$2])" office:value-type="float" office:value="121.968173624925">
            <text:p>122</text:p>
          </table:table-cell>
          <table:table-cell table:style-name="ce2" table:formula="of:=IF([.$A55]&lt;[.K$1]+6;MIN(1;([.$A55]/[.K$1])^3)*103;(([.K$1]+5)/[.$A55])^3*103)+40" office:value-type="float" office:value="44.8797158045087">
            <text:p>44,88</text:p>
          </table:table-cell>
          <table:table-cell table:formula="of:=[.$G55]*(0.7+0.075*[.K$2])" office:value-type="float" office:value="133.771545266047">
            <text:p>134</text:p>
          </table:table-cell>
          <table:table-cell table:style-name="ce2" table:formula="of:=IF([.$A55]&lt;[.M$1]+6;MIN(1;([.$A55]/[.M$1])^3)*106;(([.M$1]+5)/[.$A55])^3*106)+40" office:value-type="float" office:value="51.7420434146742">
            <text:p>51,74</text:p>
          </table:table-cell>
          <table:table-cell table:formula="of:=[.$G55]*(0.7+0.075*[.M$2])" office:value-type="float" office:value="145.574916907169">
            <text:p>146</text:p>
          </table:table-cell>
          <table:table-cell table:style-name="ce2"/>
          <table:table-cell table:formula="of:=[.$G55]*(0.7+0.075*[.O$2])" office:value-type="float" office:value="157.378288548291">
            <text:p>157</text:p>
          </table:table-cell>
          <table:table-cell table:number-columns-repeated="1009"/>
        </table:table-row>
        <table:table-row table:style-name="ro1">
          <table:table-cell office:value-type="float" office:value="765">
            <text:p>765</text:p>
          </table:table-cell>
          <table:table-cell table:formula="of:=(1+([.A56]-500)*0.07)^1.15*1.52+45" office:value-type="float" office:value="91.4154284775187">
            <text:p>91</text:p>
          </table:table-cell>
          <table:table-cell table:formula="of:=[.$B56]*(0.5+0.125*[.C$2])" office:value-type="float" office:value="57.1346427984492">
            <text:p>57</text:p>
          </table:table-cell>
          <table:table-cell table:formula="of:=[.$B56]*(0.5+0.125*[.D$2])" office:value-type="float" office:value="68.561571358139">
            <text:p>69</text:p>
          </table:table-cell>
          <table:table-cell table:formula="of:=[.$B56]*(0.5+0.125*[.E$2])" office:value-type="float" office:value="79.9884999178289">
            <text:p>80</text:p>
          </table:table-cell>
          <table:table-cell table:formula="of:=[.$B56]*(0.5+0.125*[.F$2])" office:value-type="float" office:value="91.4154284775187">
            <text:p>91</text:p>
          </table:table-cell>
          <table:table-cell table:formula="of:=(800+([.A56]-500)*5)^(0.64)*0.96+29" office:value-type="float" office:value="158.354324102709">
            <text:p>158</text:p>
          </table:table-cell>
          <table:table-cell table:style-name="ce2" table:formula="of:=IF([.$A56]&lt;[.I$1]+6;MIN(1;([.$A56]/[.I$1])^3)*100;(([.I$1]+5)/[.$A56])^3*100)+40" office:value-type="float" office:value="41.41426528035">
            <text:p>41,41</text:p>
          </table:table-cell>
          <table:table-cell table:formula="of:=[.$G56]*(0.7+0.075*[.I$2])" office:value-type="float" office:value="122.724601179599">
            <text:p>123</text:p>
          </table:table-cell>
          <table:table-cell table:style-name="ce2" table:formula="of:=IF([.$A56]&lt;[.K$1]+6;MIN(1;([.$A56]/[.K$1])^3)*103;(([.K$1]+5)/[.$A56])^3*103)+40" office:value-type="float" office:value="44.7846591040762">
            <text:p>44,78</text:p>
          </table:table-cell>
          <table:table-cell table:formula="of:=[.$G56]*(0.7+0.075*[.K$2])" office:value-type="float" office:value="134.601175487303">
            <text:p>135</text:p>
          </table:table-cell>
          <table:table-cell table:style-name="ce2" table:formula="of:=IF([.$A56]&lt;[.M$1]+6;MIN(1;([.$A56]/[.M$1])^3)*106;(([.M$1]+5)/[.$A56])^3*106)+40" office:value-type="float" office:value="51.5133088022399">
            <text:p>51,51</text:p>
          </table:table-cell>
          <table:table-cell table:formula="of:=[.$G56]*(0.7+0.075*[.M$2])" office:value-type="float" office:value="146.477749795006">
            <text:p>146</text:p>
          </table:table-cell>
          <table:table-cell table:style-name="ce2"/>
          <table:table-cell table:formula="of:=[.$G56]*(0.7+0.075*[.O$2])" office:value-type="float" office:value="158.354324102709">
            <text:p>158</text:p>
          </table:table-cell>
          <table:table-cell table:number-columns-repeated="1009"/>
        </table:table-row>
        <table:table-row table:style-name="ro1">
          <table:table-cell office:value-type="float" office:value="770">
            <text:p>770</text:p>
          </table:table-cell>
          <table:table-cell table:formula="of:=(1+([.A57]-500)*0.07)^1.15*1.52+45" office:value-type="float" office:value="92.3723168955305">
            <text:p>92</text:p>
          </table:table-cell>
          <table:table-cell table:formula="of:=[.$B57]*(0.5+0.125*[.C$2])" office:value-type="float" office:value="57.7326980597065">
            <text:p>58</text:p>
          </table:table-cell>
          <table:table-cell table:formula="of:=[.$B57]*(0.5+0.125*[.D$2])" office:value-type="float" office:value="69.2792376716479">
            <text:p>69</text:p>
          </table:table-cell>
          <table:table-cell table:formula="of:=[.$B57]*(0.5+0.125*[.E$2])" office:value-type="float" office:value="80.8257772835892">
            <text:p>81</text:p>
          </table:table-cell>
          <table:table-cell table:formula="of:=[.$B57]*(0.5+0.125*[.F$2])" office:value-type="float" office:value="92.3723168955305">
            <text:p>92</text:p>
          </table:table-cell>
          <table:table-cell table:formula="of:=(800+([.A57]-500)*5)^(0.64)*0.96+29" office:value-type="float" office:value="159.326234489009">
            <text:p>159</text:p>
          </table:table-cell>
          <table:table-cell table:style-name="ce2" table:formula="of:=IF([.$A57]&lt;[.I$1]+6;MIN(1;([.$A57]/[.I$1])^3)*100;(([.I$1]+5)/[.$A57])^3*100)+40" office:value-type="float" office:value="41.3868931709208">
            <text:p>41,39</text:p>
          </table:table-cell>
          <table:table-cell table:formula="of:=[.$G57]*(0.7+0.075*[.I$2])" office:value-type="float" office:value="123.477831728982">
            <text:p>123</text:p>
          </table:table-cell>
          <table:table-cell table:style-name="ce2" table:formula="of:=IF([.$A57]&lt;[.K$1]+6;MIN(1;([.$A57]/[.K$1])^3)*103;(([.K$1]+5)/[.$A57])^3*103)+40" office:value-type="float" office:value="44.692055393586">
            <text:p>44,69</text:p>
          </table:table-cell>
          <table:table-cell table:formula="of:=[.$G57]*(0.7+0.075*[.K$2])" office:value-type="float" office:value="135.427299315658">
            <text:p>135</text:p>
          </table:table-cell>
          <table:table-cell table:style-name="ce2" table:formula="of:=IF([.$A57]&lt;[.M$1]+6;MIN(1;([.$A57]/[.M$1])^3)*106;(([.M$1]+5)/[.$A57])^3*106)+40" office:value-type="float" office:value="51.2904768110958">
            <text:p>51,29</text:p>
          </table:table-cell>
          <table:table-cell table:formula="of:=[.$G57]*(0.7+0.075*[.M$2])" office:value-type="float" office:value="147.376766902334">
            <text:p>147</text:p>
          </table:table-cell>
          <table:table-cell table:style-name="ce2"/>
          <table:table-cell table:formula="of:=[.$G57]*(0.7+0.075*[.O$2])" office:value-type="float" office:value="159.326234489009">
            <text:p>159</text:p>
          </table:table-cell>
          <table:table-cell table:number-columns-repeated="1009"/>
        </table:table-row>
        <table:table-row table:style-name="ro1">
          <table:table-cell office:value-type="float" office:value="775">
            <text:p>775</text:p>
          </table:table-cell>
          <table:table-cell table:formula="of:=(1+([.A58]-500)*0.07)^1.15*1.52+45" office:value-type="float" office:value="93.3317332215593">
            <text:p>93</text:p>
          </table:table-cell>
          <table:table-cell table:formula="of:=[.$B58]*(0.5+0.125*[.C$2])" office:value-type="float" office:value="58.3323332634746">
            <text:p>58</text:p>
          </table:table-cell>
          <table:table-cell table:formula="of:=[.$B58]*(0.5+0.125*[.D$2])" office:value-type="float" office:value="69.9987999161695">
            <text:p>70</text:p>
          </table:table-cell>
          <table:table-cell table:formula="of:=[.$B58]*(0.5+0.125*[.E$2])" office:value-type="float" office:value="81.6652665688644">
            <text:p>82</text:p>
          </table:table-cell>
          <table:table-cell table:formula="of:=[.$B58]*(0.5+0.125*[.F$2])" office:value-type="float" office:value="93.3317332215593">
            <text:p>93</text:p>
          </table:table-cell>
          <table:table-cell table:formula="of:=(800+([.A58]-500)*5)^(0.64)*0.96+29" office:value-type="float" office:value="160.294084809005">
            <text:p>160</text:p>
          </table:table-cell>
          <table:table-cell table:style-name="ce2" table:formula="of:=IF([.$A58]&lt;[.I$1]+6;MIN(1;([.$A58]/[.I$1])^3)*100;(([.I$1]+5)/[.$A58])^3*100)+40" office:value-type="float" office:value="41.3602228861065">
            <text:p>41,36</text:p>
          </table:table-cell>
          <table:table-cell table:formula="of:=[.$G58]*(0.7+0.075*[.I$2])" office:value-type="float" office:value="124.227915726979">
            <text:p>124</text:p>
          </table:table-cell>
          <table:table-cell table:style-name="ce2" table:formula="of:=IF([.$A58]&lt;[.K$1]+6;MIN(1;([.$A58]/[.K$1])^3)*103;(([.K$1]+5)/[.$A58])^3*103)+40" office:value-type="float" office:value="44.6018260548488">
            <text:p>44,60</text:p>
          </table:table-cell>
          <table:table-cell table:formula="of:=[.$G58]*(0.7+0.075*[.K$2])" office:value-type="float" office:value="136.249972087654">
            <text:p>136</text:p>
          </table:table-cell>
          <table:table-cell table:style-name="ce2" table:formula="of:=IF([.$A58]&lt;[.M$1]+6;MIN(1;([.$A58]/[.M$1])^3)*106;(([.M$1]+5)/[.$A58])^3*106)+40" office:value-type="float" office:value="51.0733582625625">
            <text:p>51,07</text:p>
          </table:table-cell>
          <table:table-cell table:formula="of:=[.$G58]*(0.7+0.075*[.M$2])" office:value-type="float" office:value="148.272028448329">
            <text:p>148</text:p>
          </table:table-cell>
          <table:table-cell table:style-name="ce2"/>
          <table:table-cell table:formula="of:=[.$G58]*(0.7+0.075*[.O$2])" office:value-type="float" office:value="160.294084809005">
            <text:p>160</text:p>
          </table:table-cell>
          <table:table-cell table:number-columns-repeated="1009"/>
        </table:table-row>
        <table:table-row table:style-name="ro1">
          <table:table-cell office:value-type="float" office:value="780">
            <text:p>780</text:p>
          </table:table-cell>
          <table:table-cell table:formula="of:=(1+([.A59]-500)*0.07)^1.15*1.52+45" office:value-type="float" office:value="94.2936402652786">
            <text:p>94</text:p>
          </table:table-cell>
          <table:table-cell table:formula="of:=[.$B59]*(0.5+0.125*[.C$2])" office:value-type="float" office:value="58.9335251657991">
            <text:p>59</text:p>
          </table:table-cell>
          <table:table-cell table:formula="of:=[.$B59]*(0.5+0.125*[.D$2])" office:value-type="float" office:value="70.720230198959">
            <text:p>71</text:p>
          </table:table-cell>
          <table:table-cell table:formula="of:=[.$B59]*(0.5+0.125*[.E$2])" office:value-type="float" office:value="82.5069352321188">
            <text:p>83</text:p>
          </table:table-cell>
          <table:table-cell table:formula="of:=[.$B59]*(0.5+0.125*[.F$2])" office:value-type="float" office:value="94.2936402652786">
            <text:p>94</text:p>
          </table:table-cell>
          <table:table-cell table:formula="of:=(800+([.A59]-500)*5)^(0.64)*0.96+29" office:value-type="float" office:value="161.257938402066">
            <text:p>161</text:p>
          </table:table-cell>
          <table:table-cell table:style-name="ce2" table:formula="of:=IF([.$A59]&lt;[.I$1]+6;MIN(1;([.$A59]/[.I$1])^3)*100;(([.I$1]+5)/[.$A59])^3*100)+40" office:value-type="float" office:value="41.3342320757262">
            <text:p>41,33</text:p>
          </table:table-cell>
          <table:table-cell table:formula="of:=[.$G59]*(0.7+0.075*[.I$2])" office:value-type="float" office:value="124.974902261601">
            <text:p>125</text:p>
          </table:table-cell>
          <table:table-cell table:style-name="ce2" table:formula="of:=IF([.$A59]&lt;[.K$1]+6;MIN(1;([.$A59]/[.K$1])^3)*103;(([.K$1]+5)/[.$A59])^3*103)+40" office:value-type="float" office:value="44.5138954740471">
            <text:p>44,51</text:p>
          </table:table-cell>
          <table:table-cell table:formula="of:=[.$G59]*(0.7+0.075*[.K$2])" office:value-type="float" office:value="137.069247641756">
            <text:p>137</text:p>
          </table:table-cell>
          <table:table-cell table:style-name="ce2" table:formula="of:=IF([.$A59]&lt;[.M$1]+6;MIN(1;([.$A59]/[.M$1])^3)*106;(([.M$1]+5)/[.$A59])^3*106)+40" office:value-type="float" office:value="50.8617712073703">
            <text:p>50,86</text:p>
          </table:table-cell>
          <table:table-cell table:formula="of:=[.$G59]*(0.7+0.075*[.M$2])" office:value-type="float" office:value="149.163593021911">
            <text:p>149</text:p>
          </table:table-cell>
          <table:table-cell table:style-name="ce2"/>
          <table:table-cell table:formula="of:=[.$G59]*(0.7+0.075*[.O$2])" office:value-type="float" office:value="161.257938402066">
            <text:p>161</text:p>
          </table:table-cell>
          <table:table-cell table:number-columns-repeated="1009"/>
        </table:table-row>
        <table:table-row table:style-name="ro1">
          <table:table-cell office:value-type="float" office:value="785">
            <text:p>785</text:p>
          </table:table-cell>
          <table:table-cell table:formula="of:=(1+([.A60]-500)*0.07)^1.15*1.52+45" office:value-type="float" office:value="95.2580020069969">
            <text:p>95</text:p>
          </table:table-cell>
          <table:table-cell table:formula="of:=[.$B60]*(0.5+0.125*[.C$2])" office:value-type="float" office:value="59.536251254373">
            <text:p>60</text:p>
          </table:table-cell>
          <table:table-cell table:formula="of:=[.$B60]*(0.5+0.125*[.D$2])" office:value-type="float" office:value="71.4435015052476">
            <text:p>71</text:p>
          </table:table-cell>
          <table:table-cell table:formula="of:=[.$B60]*(0.5+0.125*[.E$2])" office:value-type="float" office:value="83.3507517561223">
            <text:p>83</text:p>
          </table:table-cell>
          <table:table-cell table:formula="of:=[.$B60]*(0.5+0.125*[.F$2])" office:value-type="float" office:value="95.2580020069969">
            <text:p>95</text:p>
          </table:table-cell>
          <table:table-cell table:formula="of:=(800+([.A60]-500)*5)^(0.64)*0.96+29" office:value-type="float" office:value="162.217856912284">
            <text:p>162</text:p>
          </table:table-cell>
          <table:table-cell table:style-name="ce2" table:formula="of:=IF([.$A60]&lt;[.I$1]+6;MIN(1;([.$A60]/[.I$1])^3)*100;(([.I$1]+5)/[.$A60])^3*100)+40" office:value-type="float" office:value="41.3088992382994">
            <text:p>41,31</text:p>
          </table:table-cell>
          <table:table-cell table:formula="of:=[.$G60]*(0.7+0.075*[.I$2])" office:value-type="float" office:value="125.71883910702">
            <text:p>126</text:p>
          </table:table-cell>
          <table:table-cell table:style-name="ce2" table:formula="of:=IF([.$A60]&lt;[.K$1]+6;MIN(1;([.$A60]/[.K$1])^3)*103;(([.K$1]+5)/[.$A60])^3*103)+40" office:value-type="float" office:value="44.4281909086375">
            <text:p>44,43</text:p>
          </table:table-cell>
          <table:table-cell table:formula="of:=[.$G60]*(0.7+0.075*[.K$2])" office:value-type="float" office:value="137.885178375442">
            <text:p>138</text:p>
          </table:table-cell>
          <table:table-cell table:style-name="ce2" table:formula="of:=IF([.$A60]&lt;[.M$1]+6;MIN(1;([.$A60]/[.M$1])^3)*106;(([.M$1]+5)/[.$A60])^3*106)+40" office:value-type="float" office:value="50.6555406053863">
            <text:p>50,66</text:p>
          </table:table-cell>
          <table:table-cell table:formula="of:=[.$G60]*(0.7+0.075*[.M$2])" office:value-type="float" office:value="150.051517643863">
            <text:p>150</text:p>
          </table:table-cell>
          <table:table-cell table:style-name="ce2"/>
          <table:table-cell table:formula="of:=[.$G60]*(0.7+0.075*[.O$2])" office:value-type="float" office:value="162.217856912284">
            <text:p>162</text:p>
          </table:table-cell>
          <table:table-cell table:number-columns-repeated="1009"/>
        </table:table-row>
        <table:table-row table:style-name="ro1">
          <table:table-cell office:value-type="float" office:value="790">
            <text:p>790</text:p>
          </table:table-cell>
          <table:table-cell table:formula="of:=(1+([.A61]-500)*0.07)^1.15*1.52+45" office:value-type="float" office:value="96.2247835418387">
            <text:p>96</text:p>
          </table:table-cell>
          <table:table-cell table:formula="of:=[.$B61]*(0.5+0.125*[.C$2])" office:value-type="float" office:value="60.1404897136492">
            <text:p>60</text:p>
          </table:table-cell>
          <table:table-cell table:formula="of:=[.$B61]*(0.5+0.125*[.D$2])" office:value-type="float" office:value="72.168587656379">
            <text:p>72</text:p>
          </table:table-cell>
          <table:table-cell table:formula="of:=[.$B61]*(0.5+0.125*[.E$2])" office:value-type="float" office:value="84.1966855991089">
            <text:p>84</text:p>
          </table:table-cell>
          <table:table-cell table:formula="of:=[.$B61]*(0.5+0.125*[.F$2])" office:value-type="float" office:value="96.2247835418387">
            <text:p>96</text:p>
          </table:table-cell>
          <table:table-cell table:formula="of:=(800+([.A61]-500)*5)^(0.64)*0.96+29" office:value-type="float" office:value="163.173900352345">
            <text:p>163</text:p>
          </table:table-cell>
          <table:table-cell table:style-name="ce2" table:formula="of:=IF([.$A61]&lt;[.I$1]+6;MIN(1;([.$A61]/[.I$1])^3)*100;(([.I$1]+5)/[.$A61])^3*100)+40" office:value-type="float" office:value="41.2842036836843">
            <text:p>41,28</text:p>
          </table:table-cell>
          <table:table-cell table:formula="of:=[.$G61]*(0.7+0.075*[.I$2])" office:value-type="float" office:value="126.459772773067">
            <text:p>126</text:p>
          </table:table-cell>
          <table:table-cell table:style-name="ce2" table:formula="of:=IF([.$A61]&lt;[.K$1]+6;MIN(1;([.$A61]/[.K$1])^3)*103;(([.K$1]+5)/[.$A61])^3*103)+40" office:value-type="float" office:value="44.3446423609491">
            <text:p>44,34</text:p>
          </table:table-cell>
          <table:table-cell table:formula="of:=[.$G61]*(0.7+0.075*[.K$2])" office:value-type="float" office:value="138.697815299493">
            <text:p>139</text:p>
          </table:table-cell>
          <table:table-cell table:style-name="ce2" table:formula="of:=IF([.$A61]&lt;[.M$1]+6;MIN(1;([.$A61]/[.M$1])^3)*106;(([.M$1]+5)/[.$A61])^3*106)+40" office:value-type="float" office:value="50.4544980214547">
            <text:p>50,45</text:p>
          </table:table-cell>
          <table:table-cell table:formula="of:=[.$G61]*(0.7+0.075*[.M$2])" office:value-type="float" office:value="150.935857825919">
            <text:p>151</text:p>
          </table:table-cell>
          <table:table-cell table:style-name="ce2"/>
          <table:table-cell table:formula="of:=[.$G61]*(0.7+0.075*[.O$2])" office:value-type="float" office:value="163.173900352345">
            <text:p>163</text:p>
          </table:table-cell>
          <table:table-cell table:number-columns-repeated="1009"/>
        </table:table-row>
        <table:table-row table:style-name="ro1">
          <table:table-cell office:value-type="float" office:value="795">
            <text:p>795</text:p>
          </table:table-cell>
          <table:table-cell table:formula="of:=(1+([.A62]-500)*0.07)^1.15*1.52+45" office:value-type="float" office:value="97.1939510274627">
            <text:p>97</text:p>
          </table:table-cell>
          <table:table-cell table:formula="of:=[.$B62]*(0.5+0.125*[.C$2])" office:value-type="float" office:value="60.7462193921642">
            <text:p>61</text:p>
          </table:table-cell>
          <table:table-cell table:formula="of:=[.$B62]*(0.5+0.125*[.D$2])" office:value-type="float" office:value="72.8954632705971">
            <text:p>73</text:p>
          </table:table-cell>
          <table:table-cell table:formula="of:=[.$B62]*(0.5+0.125*[.E$2])" office:value-type="float" office:value="85.0447071490299">
            <text:p>85</text:p>
          </table:table-cell>
          <table:table-cell table:formula="of:=[.$B62]*(0.5+0.125*[.F$2])" office:value-type="float" office:value="97.1939510274627">
            <text:p>97</text:p>
          </table:table-cell>
          <table:table-cell table:formula="of:=(800+([.A62]-500)*5)^(0.64)*0.96+29" office:value-type="float" office:value="164.126127164321">
            <text:p>164</text:p>
          </table:table-cell>
          <table:table-cell table:style-name="ce2" table:formula="of:=IF([.$A62]&lt;[.I$1]+6;MIN(1;([.$A62]/[.I$1])^3)*100;(([.I$1]+5)/[.$A62])^3*100)+40" office:value-type="float" office:value="41.2601254975833">
            <text:p>41,26</text:p>
          </table:table-cell>
          <table:table-cell table:formula="of:=[.$G62]*(0.7+0.075*[.I$2])" office:value-type="float" office:value="127.197748552349">
            <text:p>127</text:p>
          </table:table-cell>
          <table:table-cell table:style-name="ce2" table:formula="of:=IF([.$A62]&lt;[.K$1]+6;MIN(1;([.$A62]/[.K$1])^3)*103;(([.K$1]+5)/[.$A62])^3*103)+40" office:value-type="float" office:value="44.2631824581018">
            <text:p>44,26</text:p>
          </table:table-cell>
          <table:table-cell table:formula="of:=[.$G62]*(0.7+0.075*[.K$2])" office:value-type="float" office:value="139.507208089673">
            <text:p>140</text:p>
          </table:table-cell>
          <table:table-cell table:style-name="ce2" table:formula="of:=IF([.$A62]&lt;[.M$1]+6;MIN(1;([.$A62]/[.M$1])^3)*106;(([.M$1]+5)/[.$A62])^3*106)+40" office:value-type="float" office:value="50.258481336445">
            <text:p>50,26</text:p>
          </table:table-cell>
          <table:table-cell table:formula="of:=[.$G62]*(0.7+0.075*[.M$2])" office:value-type="float" office:value="151.816667626997">
            <text:p>152</text:p>
          </table:table-cell>
          <table:table-cell table:style-name="ce2"/>
          <table:table-cell table:formula="of:=[.$G62]*(0.7+0.075*[.O$2])" office:value-type="float" office:value="164.126127164321">
            <text:p>164</text:p>
          </table:table-cell>
          <table:table-cell table:number-columns-repeated="1009"/>
        </table:table-row>
        <table:table-row table:style-name="ro1">
          <table:table-cell office:value-type="float" office:value="800">
            <text:p>800</text:p>
          </table:table-cell>
          <table:table-cell table:formula="of:=(1+([.A63]-500)*0.07)^1.15*1.52+45" office:value-type="float" office:value="98.1654716350378">
            <text:p>98</text:p>
          </table:table-cell>
          <table:table-cell table:formula="of:=[.$B63]*(0.5+0.125*[.C$2])" office:value-type="float" office:value="61.3534197718986">
            <text:p>61</text:p>
          </table:table-cell>
          <table:table-cell table:formula="of:=[.$B63]*(0.5+0.125*[.D$2])" office:value-type="float" office:value="73.6241037262784">
            <text:p>74</text:p>
          </table:table-cell>
          <table:table-cell table:formula="of:=[.$B63]*(0.5+0.125*[.E$2])" office:value-type="float" office:value="85.8947876806581">
            <text:p>86</text:p>
          </table:table-cell>
          <table:table-cell table:formula="of:=[.$B63]*(0.5+0.125*[.F$2])" office:value-type="float" office:value="98.1654716350378">
            <text:p>98</text:p>
          </table:table-cell>
          <table:table-cell table:formula="of:=(800+([.A63]-500)*5)^(0.64)*0.96+29" office:value-type="float" office:value="165.07459427755">
            <text:p>165</text:p>
          </table:table-cell>
          <table:table-cell table:style-name="ce2" table:formula="of:=IF([.$A63]&lt;[.I$1]+6;MIN(1;([.$A63]/[.I$1])^3)*100;(([.I$1]+5)/[.$A63])^3*100)+40" office:value-type="float" office:value="41.2366455078125">
            <text:p>41,24</text:p>
          </table:table-cell>
          <table:table-cell table:formula="of:=[.$G63]*(0.7+0.075*[.I$2])" office:value-type="float" office:value="127.932810565101">
            <text:p>128</text:p>
          </table:table-cell>
          <table:table-cell table:style-name="ce2" table:formula="of:=IF([.$A63]&lt;[.K$1]+6;MIN(1;([.$A63]/[.K$1])^3)*103;(([.K$1]+5)/[.$A63])^3*103)+40" office:value-type="float" office:value="44.1837463378906">
            <text:p>44,18</text:p>
          </table:table-cell>
          <table:table-cell table:formula="of:=[.$G63]*(0.7+0.075*[.K$2])" office:value-type="float" office:value="140.313405135917">
            <text:p>140</text:p>
          </table:table-cell>
          <table:table-cell table:style-name="ce2" table:formula="of:=IF([.$A63]&lt;[.M$1]+6;MIN(1;([.$A63]/[.M$1])^3)*106;(([.M$1]+5)/[.$A63])^3*106)+40" office:value-type="float" office:value="50.0673344726563">
            <text:p>50,07</text:p>
          </table:table-cell>
          <table:table-cell table:formula="of:=[.$G63]*(0.7+0.075*[.M$2])" office:value-type="float" office:value="152.693999706734">
            <text:p>153</text:p>
          </table:table-cell>
          <table:table-cell table:style-name="ce2"/>
          <table:table-cell table:formula="of:=[.$G63]*(0.7+0.075*[.O$2])" office:value-type="float" office:value="165.07459427755">
            <text:p>165</text:p>
          </table:table-cell>
          <table:table-cell table:number-columns-repeated="1009"/>
        </table:table-row>
        <table:table-row table:style-name="ro1">
          <table:table-cell office:value-type="float" office:value="805">
            <text:p>805</text:p>
          </table:table-cell>
          <table:table-cell table:formula="of:=(1+([.A64]-500)*0.07)^1.15*1.52+45" office:value-type="float" office:value="99.1393135032265">
            <text:p>99</text:p>
          </table:table-cell>
          <table:table-cell table:formula="of:=[.$B64]*(0.5+0.125*[.C$2])" office:value-type="float" office:value="61.9620709395166">
            <text:p>62</text:p>
          </table:table-cell>
          <table:table-cell table:formula="of:=[.$B64]*(0.5+0.125*[.D$2])" office:value-type="float" office:value="74.3544851274199">
            <text:p>74</text:p>
          </table:table-cell>
          <table:table-cell table:formula="of:=[.$B64]*(0.5+0.125*[.E$2])" office:value-type="float" office:value="86.7468993153232">
            <text:p>87</text:p>
          </table:table-cell>
          <table:table-cell table:formula="of:=[.$B64]*(0.5+0.125*[.F$2])" office:value-type="float" office:value="99.1393135032265">
            <text:p>99</text:p>
          </table:table-cell>
          <table:table-cell table:formula="of:=(800+([.A64]-500)*5)^(0.64)*0.96+29" office:value-type="float" office:value="166.019357163782">
            <text:p>166</text:p>
          </table:table-cell>
          <table:table-cell table:style-name="ce2" table:formula="of:=IF([.$A64]&lt;[.I$1]+6;MIN(1;([.$A64]/[.I$1])^3)*100;(([.I$1]+5)/[.$A64])^3*100)+40" office:value-type="float" office:value="41.2137452522368">
            <text:p>41,21</text:p>
          </table:table-cell>
          <table:table-cell table:formula="of:=[.$G64]*(0.7+0.075*[.I$2])" office:value-type="float" office:value="128.665001801931">
            <text:p>129</text:p>
          </table:table-cell>
          <table:table-cell table:style-name="ce2" table:formula="of:=IF([.$A64]&lt;[.K$1]+6;MIN(1;([.$A64]/[.K$1])^3)*103;(([.K$1]+5)/[.$A64])^3*103)+40" office:value-type="float" office:value="44.1062715403061">
            <text:p>44,11</text:p>
          </table:table-cell>
          <table:table-cell table:formula="of:=[.$G64]*(0.7+0.075*[.K$2])" office:value-type="float" office:value="141.116453589215">
            <text:p>141</text:p>
          </table:table-cell>
          <table:table-cell table:style-name="ce2" table:formula="of:=IF([.$A64]&lt;[.M$1]+6;MIN(1;([.$A64]/[.M$1])^3)*106;(([.M$1]+5)/[.$A64])^3*106)+40" office:value-type="float" office:value="49.8809071327811">
            <text:p>49,88</text:p>
          </table:table-cell>
          <table:table-cell table:formula="of:=[.$G64]*(0.7+0.075*[.M$2])" office:value-type="float" office:value="153.567905376498">
            <text:p>154</text:p>
          </table:table-cell>
          <table:table-cell table:style-name="ce2"/>
          <table:table-cell table:formula="of:=[.$G64]*(0.7+0.075*[.O$2])" office:value-type="float" office:value="166.019357163782">
            <text:p>166</text:p>
          </table:table-cell>
          <table:table-cell table:number-columns-repeated="1009"/>
        </table:table-row>
        <table:table-row table:style-name="ro1">
          <table:table-cell office:value-type="float" office:value="810">
            <text:p>810</text:p>
          </table:table-cell>
          <table:table-cell table:formula="of:=(1+([.A65]-500)*0.07)^1.15*1.52+45" office:value-type="float" office:value="100.115445694947">
            <text:p>100</text:p>
          </table:table-cell>
          <table:table-cell table:formula="of:=[.$B65]*(0.5+0.125*[.C$2])" office:value-type="float" office:value="62.5721535593416">
            <text:p>63</text:p>
          </table:table-cell>
          <table:table-cell table:formula="of:=[.$B65]*(0.5+0.125*[.D$2])" office:value-type="float" office:value="75.08658427121">
            <text:p>75</text:p>
          </table:table-cell>
          <table:table-cell table:formula="of:=[.$B65]*(0.5+0.125*[.E$2])" office:value-type="float" office:value="87.6010149830783">
            <text:p>88</text:p>
          </table:table-cell>
          <table:table-cell table:formula="of:=[.$B65]*(0.5+0.125*[.F$2])" office:value-type="float" office:value="100.115445694947">
            <text:p>100</text:p>
          </table:table-cell>
          <table:table-cell table:formula="of:=(800+([.A65]-500)*5)^(0.64)*0.96+29" office:value-type="float" office:value="166.96046988974">
            <text:p>167</text:p>
          </table:table-cell>
          <table:table-cell table:style-name="ce2" table:formula="of:=IF([.$A65]&lt;[.I$1]+6;MIN(1;([.$A65]/[.I$1])^3)*100;(([.I$1]+5)/[.$A65])^3*100)+40" office:value-type="float" office:value="41.1914069482784">
            <text:p>41,19</text:p>
          </table:table-cell>
          <table:table-cell table:formula="of:=[.$G65]*(0.7+0.075*[.I$2])" office:value-type="float" office:value="129.394364164548">
            <text:p>129</text:p>
          </table:table-cell>
          <table:table-cell table:style-name="ce2" table:formula="of:=IF([.$A65]&lt;[.K$1]+6;MIN(1;([.$A65]/[.K$1])^3)*103;(([.K$1]+5)/[.$A65])^3*103)+40" office:value-type="float" office:value="44.030697904377">
            <text:p>44,03</text:p>
          </table:table-cell>
          <table:table-cell table:formula="of:=[.$G65]*(0.7+0.075*[.K$2])" office:value-type="float" office:value="141.916399406279">
            <text:p>142</text:p>
          </table:table-cell>
          <table:table-cell table:style-name="ce2" table:formula="of:=IF([.$A65]&lt;[.M$1]+6;MIN(1;([.$A65]/[.M$1])^3)*106;(([.M$1]+5)/[.$A65])^3*106)+40" office:value-type="float" office:value="49.6990545516812">
            <text:p>49,70</text:p>
          </table:table-cell>
          <table:table-cell table:formula="of:=[.$G65]*(0.7+0.075*[.M$2])" office:value-type="float" office:value="154.438434648009">
            <text:p>154</text:p>
          </table:table-cell>
          <table:table-cell table:style-name="ce2"/>
          <table:table-cell table:formula="of:=[.$G65]*(0.7+0.075*[.O$2])" office:value-type="float" office:value="166.96046988974">
            <text:p>167</text:p>
          </table:table-cell>
          <table:table-cell table:number-columns-repeated="1009"/>
        </table:table-row>
        <table:table-row table:style-name="ro1">
          <table:table-cell office:value-type="float" office:value="815">
            <text:p>815</text:p>
          </table:table-cell>
          <table:table-cell table:formula="of:=(1+([.A66]-500)*0.07)^1.15*1.52+45" office:value-type="float" office:value="101.093838156703">
            <text:p>101</text:p>
          </table:table-cell>
          <table:table-cell table:formula="of:=[.$B66]*(0.5+0.125*[.C$2])" office:value-type="float" office:value="63.1836488479395">
            <text:p>63</text:p>
          </table:table-cell>
          <table:table-cell table:formula="of:=[.$B66]*(0.5+0.125*[.D$2])" office:value-type="float" office:value="75.8203786175274">
            <text:p>76</text:p>
          </table:table-cell>
          <table:table-cell table:formula="of:=[.$B66]*(0.5+0.125*[.E$2])" office:value-type="float" office:value="88.4571083871153">
            <text:p>88</text:p>
          </table:table-cell>
          <table:table-cell table:formula="of:=[.$B66]*(0.5+0.125*[.F$2])" office:value-type="float" office:value="101.093838156703">
            <text:p>101</text:p>
          </table:table-cell>
          <table:table-cell table:formula="of:=(800+([.A66]-500)*5)^(0.64)*0.96+29" office:value-type="float" office:value="167.89798516725">
            <text:p>168</text:p>
          </table:table-cell>
          <table:table-cell table:style-name="ce2" table:formula="of:=IF([.$A66]&lt;[.I$1]+6;MIN(1;([.$A66]/[.I$1])^3)*100;(([.I$1]+5)/[.$A66])^3*100)+40" office:value-type="float" office:value="41.1696134639128">
            <text:p>41,17</text:p>
          </table:table-cell>
          <table:table-cell table:formula="of:=[.$G66]*(0.7+0.075*[.I$2])" office:value-type="float" office:value="130.120938504619">
            <text:p>130</text:p>
          </table:table-cell>
          <table:table-cell table:style-name="ce2" table:formula="of:=IF([.$A66]&lt;[.K$1]+6;MIN(1;([.$A66]/[.K$1])^3)*103;(([.K$1]+5)/[.$A66])^3*103)+40" office:value-type="float" office:value="43.9569674700462">
            <text:p>43,96</text:p>
          </table:table-cell>
          <table:table-cell table:formula="of:=[.$G66]*(0.7+0.075*[.K$2])" office:value-type="float" office:value="142.713287392162">
            <text:p>143</text:p>
          </table:table-cell>
          <table:table-cell table:style-name="ce2" table:formula="of:=IF([.$A66]&lt;[.M$1]+6;MIN(1;([.$A66]/[.M$1])^3)*106;(([.M$1]+5)/[.$A66])^3*106)+40" office:value-type="float" office:value="49.5216372602694">
            <text:p>49,52</text:p>
          </table:table-cell>
          <table:table-cell table:formula="of:=[.$G66]*(0.7+0.075*[.M$2])" office:value-type="float" office:value="155.305636279706">
            <text:p>155</text:p>
          </table:table-cell>
          <table:table-cell table:style-name="ce2"/>
          <table:table-cell table:formula="of:=[.$G66]*(0.7+0.075*[.O$2])" office:value-type="float" office:value="167.89798516725">
            <text:p>168</text:p>
          </table:table-cell>
          <table:table-cell table:number-columns-repeated="1009"/>
        </table:table-row>
        <table:table-row table:style-name="ro1">
          <table:table-cell office:value-type="float" office:value="820">
            <text:p>820</text:p>
          </table:table-cell>
          <table:table-cell table:formula="of:=(1+([.A67]-500)*0.07)^1.15*1.52+45" office:value-type="float" office:value="102.074461680301">
            <text:p>102</text:p>
          </table:table-cell>
          <table:table-cell table:formula="of:=[.$B67]*(0.5+0.125*[.C$2])" office:value-type="float" office:value="63.7965385501881">
            <text:p>64</text:p>
          </table:table-cell>
          <table:table-cell table:formula="of:=[.$B67]*(0.5+0.125*[.D$2])" office:value-type="float" office:value="76.5558462602257">
            <text:p>77</text:p>
          </table:table-cell>
          <table:table-cell table:formula="of:=[.$B67]*(0.5+0.125*[.E$2])" office:value-type="float" office:value="89.3151539702633">
            <text:p>89</text:p>
          </table:table-cell>
          <table:table-cell table:formula="of:=[.$B67]*(0.5+0.125*[.F$2])" office:value-type="float" office:value="102.074461680301">
            <text:p>102</text:p>
          </table:table-cell>
          <table:table-cell table:formula="of:=(800+([.A67]-500)*5)^(0.64)*0.96+29" office:value-type="float" office:value="168.831954401075">
            <text:p>169</text:p>
          </table:table-cell>
          <table:table-cell table:style-name="ce2" table:formula="of:=IF([.$A67]&lt;[.I$1]+6;MIN(1;([.$A67]/[.I$1])^3)*100;(([.I$1]+5)/[.$A67])^3*100)+40" office:value-type="float" office:value="41.1483482900712">
            <text:p>41,15</text:p>
          </table:table-cell>
          <table:table-cell table:formula="of:=[.$G67]*(0.7+0.075*[.I$2])" office:value-type="float" office:value="130.844764660833">
            <text:p>131</text:p>
          </table:table-cell>
          <table:table-cell table:style-name="ce2" table:formula="of:=IF([.$A67]&lt;[.K$1]+6;MIN(1;([.$A67]/[.K$1])^3)*103;(([.K$1]+5)/[.$A67])^3*103)+40" office:value-type="float" office:value="43.8850243848029">
            <text:p>43,89</text:p>
          </table:table-cell>
          <table:table-cell table:formula="of:=[.$G67]*(0.7+0.075*[.K$2])" office:value-type="float" office:value="143.507161240914">
            <text:p>144</text:p>
          </table:table-cell>
          <table:table-cell table:style-name="ce2" table:formula="of:=IF([.$A67]&lt;[.M$1]+6;MIN(1;([.$A67]/[.M$1])^3)*106;(([.M$1]+5)/[.$A67])^3*106)+40" office:value-type="float" office:value="49.3485208608407">
            <text:p>49,35</text:p>
          </table:table-cell>
          <table:table-cell table:formula="of:=[.$G67]*(0.7+0.075*[.M$2])" office:value-type="float" office:value="156.169557820995">
            <text:p>156</text:p>
          </table:table-cell>
          <table:table-cell table:style-name="ce2"/>
          <table:table-cell table:formula="of:=[.$G67]*(0.7+0.075*[.O$2])" office:value-type="float" office:value="168.831954401075">
            <text:p>169</text:p>
          </table:table-cell>
          <table:table-cell table:number-columns-repeated="1009"/>
        </table:table-row>
        <table:table-row table:style-name="ro1">
          <table:table-cell office:value-type="float" office:value="825">
            <text:p>825</text:p>
          </table:table-cell>
          <table:table-cell table:formula="of:=(1+([.A68]-500)*0.07)^1.15*1.52+45" office:value-type="float" office:value="103.057287866764">
            <text:p>103</text:p>
          </table:table-cell>
          <table:table-cell table:formula="of:=[.$B68]*(0.5+0.125*[.C$2])" office:value-type="float" office:value="64.4108049167277">
            <text:p>64</text:p>
          </table:table-cell>
          <table:table-cell table:formula="of:=[.$B68]*(0.5+0.125*[.D$2])" office:value-type="float" office:value="77.2929659000732">
            <text:p>77</text:p>
          </table:table-cell>
          <table:table-cell table:formula="of:=[.$B68]*(0.5+0.125*[.E$2])" office:value-type="float" office:value="90.1751268834187">
            <text:p>90</text:p>
          </table:table-cell>
          <table:table-cell table:formula="of:=[.$B68]*(0.5+0.125*[.F$2])" office:value-type="float" office:value="103.057287866764">
            <text:p>103</text:p>
          </table:table-cell>
          <table:table-cell table:formula="of:=(800+([.A68]-500)*5)^(0.64)*0.96+29" office:value-type="float" office:value="169.76242773458">
            <text:p>170</text:p>
          </table:table-cell>
          <table:table-cell table:style-name="ce2" table:formula="of:=IF([.$A68]&lt;[.I$1]+6;MIN(1;([.$A68]/[.I$1])^3)*100;(([.I$1]+5)/[.$A68])^3*100)+40" office:value-type="float" office:value="41.1275955143724">
            <text:p>41,13</text:p>
          </table:table-cell>
          <table:table-cell table:formula="of:=[.$G68]*(0.7+0.075*[.I$2])" office:value-type="float" office:value="131.5658814943">
            <text:p>132</text:p>
          </table:table-cell>
          <table:table-cell table:style-name="ce2" table:formula="of:=IF([.$A68]&lt;[.K$1]+6;MIN(1;([.$A68]/[.K$1])^3)*103;(([.K$1]+5)/[.$A68])^3*103)+40" office:value-type="float" office:value="43.8148148148148">
            <text:p>43,81</text:p>
          </table:table-cell>
          <table:table-cell table:formula="of:=[.$G68]*(0.7+0.075*[.K$2])" office:value-type="float" office:value="144.298063574393">
            <text:p>144</text:p>
          </table:table-cell>
          <table:table-cell table:style-name="ce2" table:formula="of:=IF([.$A68]&lt;[.M$1]+6;MIN(1;([.$A68]/[.M$1])^3)*106;(([.M$1]+5)/[.$A68])^3*106)+40" office:value-type="float" office:value="49.1795758132287">
            <text:p>49,18</text:p>
          </table:table-cell>
          <table:table-cell table:formula="of:=[.$G68]*(0.7+0.075*[.M$2])" office:value-type="float" office:value="157.030245654487">
            <text:p>157</text:p>
          </table:table-cell>
          <table:table-cell table:style-name="ce2"/>
          <table:table-cell table:formula="of:=[.$G68]*(0.7+0.075*[.O$2])" office:value-type="float" office:value="169.76242773458">
            <text:p>170</text:p>
          </table:table-cell>
          <table:table-cell table:number-columns-repeated="1009"/>
        </table:table-row>
        <table:table-row table:style-name="ro1">
          <table:table-cell office:value-type="float" office:value="830">
            <text:p>830</text:p>
          </table:table-cell>
          <table:table-cell table:formula="of:=(1+([.A69]-500)*0.07)^1.15*1.52+45" office:value-type="float" office:value="104.042289092308">
            <text:p>104</text:p>
          </table:table-cell>
          <table:table-cell table:formula="of:=[.$B69]*(0.5+0.125*[.C$2])" office:value-type="float" office:value="65.0264306826922">
            <text:p>65</text:p>
          </table:table-cell>
          <table:table-cell table:formula="of:=[.$B69]*(0.5+0.125*[.D$2])" office:value-type="float" office:value="78.0317168192307">
            <text:p>78</text:p>
          </table:table-cell>
          <table:table-cell table:formula="of:=[.$B69]*(0.5+0.125*[.E$2])" office:value-type="float" office:value="91.0370029557691">
            <text:p>91</text:p>
          </table:table-cell>
          <table:table-cell table:formula="of:=[.$B69]*(0.5+0.125*[.F$2])" office:value-type="float" office:value="104.042289092308">
            <text:p>104</text:p>
          </table:table-cell>
          <table:table-cell table:formula="of:=(800+([.A69]-500)*5)^(0.64)*0.96+29" office:value-type="float" office:value="170.689454093346">
            <text:p>171</text:p>
          </table:table-cell>
          <table:table-cell table:style-name="ce2" table:formula="of:=IF([.$A69]&lt;[.I$1]+6;MIN(1;([.$A69]/[.I$1])^3)*100;(([.I$1]+5)/[.$A69])^3*100)+40" office:value-type="float" office:value="41.1073397961129">
            <text:p>41,11</text:p>
          </table:table-cell>
          <table:table-cell table:formula="of:=[.$G69]*(0.7+0.075*[.I$2])" office:value-type="float" office:value="132.284326922343">
            <text:p>132</text:p>
          </table:table-cell>
          <table:table-cell table:style-name="ce2" table:formula="of:=IF([.$A69]&lt;[.K$1]+6;MIN(1;([.$A69]/[.K$1])^3)*103;(([.K$1]+5)/[.$A69])^3*103)+40" office:value-type="float" office:value="43.7462868603169">
            <text:p>43,75</text:p>
          </table:table-cell>
          <table:table-cell table:formula="of:=[.$G69]*(0.7+0.075*[.K$2])" office:value-type="float" office:value="145.086035979344">
            <text:p>145</text:p>
          </table:table-cell>
          <table:table-cell table:style-name="ce2" table:formula="of:=IF([.$A69]&lt;[.M$1]+6;MIN(1;([.$A69]/[.M$1])^3)*106;(([.M$1]+5)/[.$A69])^3*106)+40" office:value-type="float" office:value="49.0146772312067">
            <text:p>49,01</text:p>
          </table:table-cell>
          <table:table-cell table:formula="of:=[.$G69]*(0.7+0.075*[.M$2])" office:value-type="float" office:value="157.887745036345">
            <text:p>158</text:p>
          </table:table-cell>
          <table:table-cell table:style-name="ce2"/>
          <table:table-cell table:formula="of:=[.$G69]*(0.7+0.075*[.O$2])" office:value-type="float" office:value="170.689454093346">
            <text:p>171</text:p>
          </table:table-cell>
          <table:table-cell table:number-columns-repeated="1009"/>
        </table:table-row>
        <table:table-row table:style-name="ro1">
          <table:table-cell office:value-type="float" office:value="835">
            <text:p>835</text:p>
          </table:table-cell>
          <table:table-cell table:formula="of:=(1+([.A70]-500)*0.07)^1.15*1.52+45" office:value-type="float" office:value="105.02943847621">
            <text:p>105</text:p>
          </table:table-cell>
          <table:table-cell table:formula="of:=[.$B70]*(0.5+0.125*[.C$2])" office:value-type="float" office:value="65.6433990476314">
            <text:p>66</text:p>
          </table:table-cell>
          <table:table-cell table:formula="of:=[.$B70]*(0.5+0.125*[.D$2])" office:value-type="float" office:value="78.7720788571576">
            <text:p>79</text:p>
          </table:table-cell>
          <table:table-cell table:formula="of:=[.$B70]*(0.5+0.125*[.E$2])" office:value-type="float" office:value="91.9007586666839">
            <text:p>92</text:p>
          </table:table-cell>
          <table:table-cell table:formula="of:=[.$B70]*(0.5+0.125*[.F$2])" office:value-type="float" office:value="105.02943847621">
            <text:p>105</text:p>
          </table:table-cell>
          <table:table-cell table:formula="of:=(800+([.A70]-500)*5)^(0.64)*0.96+29" office:value-type="float" office:value="171.613081226848">
            <text:p>172</text:p>
          </table:table-cell>
          <table:table-cell table:style-name="ce2" table:formula="of:=IF([.$A70]&lt;[.I$1]+6;MIN(1;([.$A70]/[.I$1])^3)*100;(([.I$1]+5)/[.$A70])^3*100)+40" office:value-type="float" office:value="41.0875663424487">
            <text:p>41,09</text:p>
          </table:table-cell>
          <table:table-cell table:formula="of:=[.$G70]*(0.7+0.075*[.I$2])" office:value-type="float" office:value="133.000137950808">
            <text:p>133</text:p>
          </table:table-cell>
          <table:table-cell table:style-name="ce2" table:formula="of:=IF([.$A70]&lt;[.K$1]+6;MIN(1;([.$A70]/[.K$1])^3)*103;(([.K$1]+5)/[.$A70])^3*103)+40" office:value-type="float" office:value="43.679390475029">
            <text:p>43,68</text:p>
          </table:table-cell>
          <table:table-cell table:formula="of:=[.$G70]*(0.7+0.075*[.K$2])" office:value-type="float" office:value="145.871119042821">
            <text:p>146</text:p>
          </table:table-cell>
          <table:table-cell table:style-name="ce2" table:formula="of:=IF([.$A70]&lt;[.M$1]+6;MIN(1;([.$A70]/[.M$1])^3)*106;(([.M$1]+5)/[.$A70])^3*106)+40" office:value-type="float" office:value="48.8537046885826">
            <text:p>48,85</text:p>
          </table:table-cell>
          <table:table-cell table:formula="of:=[.$G70]*(0.7+0.075*[.M$2])" office:value-type="float" office:value="158.742100134835">
            <text:p>159</text:p>
          </table:table-cell>
          <table:table-cell table:style-name="ce2"/>
          <table:table-cell table:formula="of:=[.$G70]*(0.7+0.075*[.O$2])" office:value-type="float" office:value="171.613081226848">
            <text:p>172</text:p>
          </table:table-cell>
          <table:table-cell table:number-columns-repeated="1009"/>
        </table:table-row>
        <table:table-row table:style-name="ro1">
          <table:table-cell office:value-type="float" office:value="840">
            <text:p>840</text:p>
          </table:table-cell>
          <table:table-cell table:formula="of:=(1+([.A71]-500)*0.07)^1.15*1.52+45" office:value-type="float" office:value="106.018709850464">
            <text:p>106</text:p>
          </table:table-cell>
          <table:table-cell table:formula="of:=[.$B71]*(0.5+0.125*[.C$2])" office:value-type="float" office:value="66.2616936565399">
            <text:p>66</text:p>
          </table:table-cell>
          <table:table-cell table:formula="of:=[.$B71]*(0.5+0.125*[.D$2])" office:value-type="float" office:value="79.5140323878479">
            <text:p>80</text:p>
          </table:table-cell>
          <table:table-cell table:formula="of:=[.$B71]*(0.5+0.125*[.E$2])" office:value-type="float" office:value="92.7663711191559">
            <text:p>93</text:p>
          </table:table-cell>
          <table:table-cell table:formula="of:=[.$B71]*(0.5+0.125*[.F$2])" office:value-type="float" office:value="106.018709850464">
            <text:p>106</text:p>
          </table:table-cell>
          <table:table-cell table:formula="of:=(800+([.A71]-500)*5)^(0.64)*0.96+29" office:value-type="float" office:value="172.533355748307">
            <text:p>173</text:p>
          </table:table-cell>
          <table:table-cell table:style-name="ce2" table:formula="of:=IF([.$A71]&lt;[.I$1]+6;MIN(1;([.$A71]/[.I$1])^3)*100;(([.I$1]+5)/[.$A71])^3*100)+40" office:value-type="float" office:value="41.0682608857035">
            <text:p>41,07</text:p>
          </table:table-cell>
          <table:table-cell table:formula="of:=[.$G71]*(0.7+0.075*[.I$2])" office:value-type="float" office:value="133.713350704938">
            <text:p>134</text:p>
          </table:table-cell>
          <table:table-cell table:style-name="ce2" table:formula="of:=IF([.$A71]&lt;[.K$1]+6;MIN(1;([.$A71]/[.K$1])^3)*103;(([.K$1]+5)/[.$A71])^3*103)+40" office:value-type="float" office:value="43.6140773893883">
            <text:p>43,61</text:p>
          </table:table-cell>
          <table:table-cell table:formula="of:=[.$G71]*(0.7+0.075*[.K$2])" office:value-type="float" office:value="146.653352386061">
            <text:p>147</text:p>
          </table:table-cell>
          <table:table-cell table:style-name="ce2" table:formula="of:=IF([.$A71]&lt;[.M$1]+6;MIN(1;([.$A71]/[.M$1])^3)*106;(([.M$1]+5)/[.$A71])^3*106)+40" office:value-type="float" office:value="48.6965420344725">
            <text:p>48,70</text:p>
          </table:table-cell>
          <table:table-cell table:formula="of:=[.$G71]*(0.7+0.075*[.M$2])" office:value-type="float" office:value="159.593354067184">
            <text:p>160</text:p>
          </table:table-cell>
          <table:table-cell table:style-name="ce2"/>
          <table:table-cell table:formula="of:=[.$G71]*(0.7+0.075*[.O$2])" office:value-type="float" office:value="172.533355748307">
            <text:p>173</text:p>
          </table:table-cell>
          <table:table-cell table:number-columns-repeated="1009"/>
        </table:table-row>
        <table:table-row table:style-name="ro1">
          <table:table-cell office:value-type="float" office:value="845">
            <text:p>845</text:p>
          </table:table-cell>
          <table:table-cell table:formula="of:=(1+([.A72]-500)*0.07)^1.15*1.52+45" office:value-type="float" office:value="107.010077731073">
            <text:p>107</text:p>
          </table:table-cell>
          <table:table-cell table:formula="of:=[.$B72]*(0.5+0.125*[.C$2])" office:value-type="float" office:value="66.8812985819203">
            <text:p>67</text:p>
          </table:table-cell>
          <table:table-cell table:formula="of:=[.$B72]*(0.5+0.125*[.D$2])" office:value-type="float" office:value="80.2575582983044">
            <text:p>80</text:p>
          </table:table-cell>
          <table:table-cell table:formula="of:=[.$B72]*(0.5+0.125*[.E$2])" office:value-type="float" office:value="93.6338180146884">
            <text:p>94</text:p>
          </table:table-cell>
          <table:table-cell table:formula="of:=[.$B72]*(0.5+0.125*[.F$2])" office:value-type="float" office:value="107.010077731073">
            <text:p>107</text:p>
          </table:table-cell>
          <table:table-cell table:formula="of:=(800+([.A72]-500)*5)^(0.64)*0.96+29" office:value-type="float" office:value="173.450323172793">
            <text:p>173</text:p>
          </table:table-cell>
          <table:table-cell table:style-name="ce2" table:formula="of:=IF([.$A72]&lt;[.I$1]+6;MIN(1;([.$A72]/[.I$1])^3)*100;(([.I$1]+5)/[.$A72])^3*100)+40" office:value-type="float" office:value="41.0494096617455">
            <text:p>41,05</text:p>
          </table:table-cell>
          <table:table-cell table:formula="of:=[.$G72]*(0.7+0.075*[.I$2])" office:value-type="float" office:value="134.424000458915">
            <text:p>134</text:p>
          </table:table-cell>
          <table:table-cell table:style-name="ce2" table:formula="of:=IF([.$A72]&lt;[.K$1]+6;MIN(1;([.$A72]/[.K$1])^3)*103;(([.K$1]+5)/[.$A72])^3*103)+40" office:value-type="float" office:value="43.5503010373934">
            <text:p>43,55</text:p>
          </table:table-cell>
          <table:table-cell table:formula="of:=[.$G72]*(0.7+0.075*[.K$2])" office:value-type="float" office:value="147.432774696874">
            <text:p>147</text:p>
          </table:table-cell>
          <table:table-cell table:style-name="ce2" table:formula="of:=IF([.$A72]&lt;[.M$1]+6;MIN(1;([.$A72]/[.M$1])^3)*106;(([.M$1]+5)/[.$A72])^3*106)+40" office:value-type="float" office:value="48.5430772172671">
            <text:p>48,54</text:p>
          </table:table-cell>
          <table:table-cell table:formula="of:=[.$G72]*(0.7+0.075*[.M$2])" office:value-type="float" office:value="160.441548934834">
            <text:p>160</text:p>
          </table:table-cell>
          <table:table-cell table:style-name="ce2"/>
          <table:table-cell table:formula="of:=[.$G72]*(0.7+0.075*[.O$2])" office:value-type="float" office:value="173.450323172793">
            <text:p>173</text:p>
          </table:table-cell>
          <table:table-cell table:number-columns-repeated="1009"/>
        </table:table-row>
        <table:table-row table:style-name="ro1">
          <table:table-cell office:value-type="float" office:value="850">
            <text:p>850</text:p>
          </table:table-cell>
          <table:table-cell table:formula="of:=(1+([.A73]-500)*0.07)^1.15*1.52+45" office:value-type="float" office:value="108.00351729089">
            <text:p>108</text:p>
          </table:table-cell>
          <table:table-cell table:formula="of:=[.$B73]*(0.5+0.125*[.C$2])" office:value-type="float" office:value="67.5021983068062">
            <text:p>68</text:p>
          </table:table-cell>
          <table:table-cell table:formula="of:=[.$B73]*(0.5+0.125*[.D$2])" office:value-type="float" office:value="81.0026379681675">
            <text:p>81</text:p>
          </table:table-cell>
          <table:table-cell table:formula="of:=[.$B73]*(0.5+0.125*[.E$2])" office:value-type="float" office:value="94.5030776295287">
            <text:p>95</text:p>
          </table:table-cell>
          <table:table-cell table:formula="of:=[.$B73]*(0.5+0.125*[.F$2])" office:value-type="float" office:value="108.00351729089">
            <text:p>108</text:p>
          </table:table-cell>
          <table:table-cell table:formula="of:=(800+([.A73]-500)*5)^(0.64)*0.96+29" office:value-type="float" office:value="174.364027953703">
            <text:p>174</text:p>
          </table:table-cell>
          <table:table-cell table:style-name="ce2" table:formula="of:=IF([.$A73]&lt;[.I$1]+6;MIN(1;([.$A73]/[.I$1])^3)*100;(([.I$1]+5)/[.$A73])^3*100)+40" office:value-type="float" office:value="41.0309993893751">
            <text:p>41,03</text:p>
          </table:table-cell>
          <table:table-cell table:formula="of:=[.$G73]*(0.7+0.075*[.I$2])" office:value-type="float" office:value="135.13212166412">
            <text:p>135</text:p>
          </table:table-cell>
          <table:table-cell table:style-name="ce2" table:formula="of:=IF([.$A73]&lt;[.K$1]+6;MIN(1;([.$A73]/[.K$1])^3)*103;(([.K$1]+5)/[.$A73])^3*103)+40" office:value-type="float" office:value="43.4880164868716">
            <text:p>43,49</text:p>
          </table:table-cell>
          <table:table-cell table:formula="of:=[.$G73]*(0.7+0.075*[.K$2])" office:value-type="float" office:value="148.209423760647">
            <text:p>148</text:p>
          </table:table-cell>
          <table:table-cell table:style-name="ce2" table:formula="of:=IF([.$A73]&lt;[.M$1]+6;MIN(1;([.$A73]/[.M$1])^3)*106;(([.M$1]+5)/[.$A73])^3*106)+40" office:value-type="float" office:value="48.3932021168329">
            <text:p>48,39</text:p>
          </table:table-cell>
          <table:table-cell table:formula="of:=[.$G73]*(0.7+0.075*[.M$2])" office:value-type="float" office:value="161.286725857175">
            <text:p>161</text:p>
          </table:table-cell>
          <table:table-cell table:style-name="ce2"/>
          <table:table-cell table:formula="of:=[.$G73]*(0.7+0.075*[.O$2])" office:value-type="float" office:value="174.364027953703">
            <text:p>174</text:p>
          </table:table-cell>
          <table:table-cell table:number-columns-repeated="1009"/>
        </table:table-row>
        <table:table-row table:style-name="ro1">
          <table:table-cell office:value-type="float" office:value="855">
            <text:p>855</text:p>
          </table:table-cell>
          <table:table-cell table:formula="of:=(1+([.A74]-500)*0.07)^1.15*1.52+45" office:value-type="float" office:value="108.999004333896">
            <text:p>109</text:p>
          </table:table-cell>
          <table:table-cell table:formula="of:=[.$B74]*(0.5+0.125*[.C$2])" office:value-type="float" office:value="68.1243777086853">
            <text:p>68</text:p>
          </table:table-cell>
          <table:table-cell table:formula="of:=[.$B74]*(0.5+0.125*[.D$2])" office:value-type="float" office:value="81.7492532504224">
            <text:p>82</text:p>
          </table:table-cell>
          <table:table-cell table:formula="of:=[.$B74]*(0.5+0.125*[.E$2])" office:value-type="float" office:value="95.3741287921594">
            <text:p>95</text:p>
          </table:table-cell>
          <table:table-cell table:formula="of:=[.$B74]*(0.5+0.125*[.F$2])" office:value-type="float" office:value="108.999004333896">
            <text:p>109</text:p>
          </table:table-cell>
          <table:table-cell table:formula="of:=(800+([.A74]-500)*5)^(0.64)*0.96+29" office:value-type="float" office:value="175.274513517668">
            <text:p>175</text:p>
          </table:table-cell>
          <table:table-cell table:style-name="ce2" table:formula="of:=IF([.$A74]&lt;[.I$1]+6;MIN(1;([.$A74]/[.I$1])^3)*100;(([.I$1]+5)/[.$A74])^3*100)+40" office:value-type="float" office:value="41.013017250672">
            <text:p>41,01</text:p>
          </table:table-cell>
          <table:table-cell table:formula="of:=[.$G74]*(0.7+0.075*[.I$2])" office:value-type="float" office:value="135.837747976192">
            <text:p>136</text:p>
          </table:table-cell>
          <table:table-cell table:style-name="ce2" table:formula="of:=IF([.$A74]&lt;[.K$1]+6;MIN(1;([.$A74]/[.K$1])^3)*103;(([.K$1]+5)/[.$A74])^3*103)+40" office:value-type="float" office:value="43.4271803729883">
            <text:p>43,43</text:p>
          </table:table-cell>
          <table:table-cell table:formula="of:=[.$G74]*(0.7+0.075*[.K$2])" office:value-type="float" office:value="148.983336490017">
            <text:p>149</text:p>
          </table:table-cell>
          <table:table-cell table:style-name="ce2" table:formula="of:=IF([.$A74]&lt;[.M$1]+6;MIN(1;([.$A74]/[.M$1])^3)*106;(([.M$1]+5)/[.$A74])^3*106)+40" office:value-type="float" office:value="48.2468123845174">
            <text:p>48,25</text:p>
          </table:table-cell>
          <table:table-cell table:formula="of:=[.$G74]*(0.7+0.075*[.M$2])" office:value-type="float" office:value="162.128925003842">
            <text:p>162</text:p>
          </table:table-cell>
          <table:table-cell table:style-name="ce2"/>
          <table:table-cell table:formula="of:=[.$G74]*(0.7+0.075*[.O$2])" office:value-type="float" office:value="175.274513517668">
            <text:p>175</text:p>
          </table:table-cell>
          <table:table-cell table:number-columns-repeated="1009"/>
        </table:table-row>
        <table:table-row table:style-name="ro1">
          <table:table-cell office:value-type="float" office:value="860">
            <text:p>860</text:p>
          </table:table-cell>
          <table:table-cell table:formula="of:=(1+([.A75]-500)*0.07)^1.15*1.52+45" office:value-type="float" office:value="109.996515270816">
            <text:p>110</text:p>
          </table:table-cell>
          <table:table-cell table:formula="of:=[.$B75]*(0.5+0.125*[.C$2])" office:value-type="float" office:value="68.7478220442602">
            <text:p>69</text:p>
          </table:table-cell>
          <table:table-cell table:formula="of:=[.$B75]*(0.5+0.125*[.D$2])" office:value-type="float" office:value="82.4973864531122">
            <text:p>82</text:p>
          </table:table-cell>
          <table:table-cell table:formula="of:=[.$B75]*(0.5+0.125*[.E$2])" office:value-type="float" office:value="96.2469508619643">
            <text:p>96</text:p>
          </table:table-cell>
          <table:table-cell table:formula="of:=[.$B75]*(0.5+0.125*[.F$2])" office:value-type="float" office:value="109.996515270816">
            <text:p>110</text:p>
          </table:table-cell>
          <table:table-cell table:formula="of:=(800+([.A75]-500)*5)^(0.64)*0.96+29" office:value-type="float" office:value="176.181822297994">
            <text:p>176</text:p>
          </table:table-cell>
          <table:table-cell table:style-name="ce2" table:formula="of:=IF([.$A75]&lt;[.I$1]+6;MIN(1;([.$A75]/[.I$1])^3)*100;(([.I$1]+5)/[.$A75])^3*100)+40" office:value-type="float" office:value="40.9954508722502">
            <text:p>41,00</text:p>
          </table:table-cell>
          <table:table-cell table:formula="of:=[.$G75]*(0.7+0.075*[.I$2])" office:value-type="float" office:value="136.540912280946">
            <text:p>137</text:p>
          </table:table-cell>
          <table:table-cell table:style-name="ce2" table:formula="of:=IF([.$A75]&lt;[.K$1]+6;MIN(1;([.$A75]/[.K$1])^3)*103;(([.K$1]+5)/[.$A75])^3*103)+40" office:value-type="float" office:value="43.3677508348322">
            <text:p>43,37</text:p>
          </table:table-cell>
          <table:table-cell table:formula="of:=[.$G75]*(0.7+0.075*[.K$2])" office:value-type="float" office:value="149.754548953295">
            <text:p>150</text:p>
          </table:table-cell>
          <table:table-cell table:style-name="ce2" table:formula="of:=IF([.$A75]&lt;[.M$1]+6;MIN(1;([.$A75]/[.M$1])^3)*106;(([.M$1]+5)/[.$A75])^3*106)+40" office:value-type="float" office:value="48.103807290553">
            <text:p>48,10</text:p>
          </table:table-cell>
          <table:table-cell table:formula="of:=[.$G75]*(0.7+0.075*[.M$2])" office:value-type="float" office:value="162.968185625645">
            <text:p>163</text:p>
          </table:table-cell>
          <table:table-cell table:style-name="ce2"/>
          <table:table-cell table:formula="of:=[.$G75]*(0.7+0.075*[.O$2])" office:value-type="float" office:value="176.181822297994">
            <text:p>176</text:p>
          </table:table-cell>
          <table:table-cell table:number-columns-repeated="1009"/>
        </table:table-row>
        <table:table-row table:style-name="ro1">
          <table:table-cell office:value-type="float" office:value="865">
            <text:p>865</text:p>
          </table:table-cell>
          <table:table-cell table:formula="of:=(1+([.A76]-500)*0.07)^1.15*1.52+45" office:value-type="float" office:value="110.996027095992">
            <text:p>111</text:p>
          </table:table-cell>
          <table:table-cell table:formula="of:=[.$B76]*(0.5+0.125*[.C$2])" office:value-type="float" office:value="69.3725169349948">
            <text:p>69</text:p>
          </table:table-cell>
          <table:table-cell table:formula="of:=[.$B76]*(0.5+0.125*[.D$2])" office:value-type="float" office:value="83.2470203219937">
            <text:p>83</text:p>
          </table:table-cell>
          <table:table-cell table:formula="of:=[.$B76]*(0.5+0.125*[.E$2])" office:value-type="float" office:value="97.1215237089927">
            <text:p>97</text:p>
          </table:table-cell>
          <table:table-cell table:formula="of:=[.$B76]*(0.5+0.125*[.F$2])" office:value-type="float" office:value="110.996027095992">
            <text:p>111</text:p>
          </table:table-cell>
          <table:table-cell table:formula="of:=(800+([.A76]-500)*5)^(0.64)*0.96+29" office:value-type="float" office:value="177.085995766703">
            <text:p>177</text:p>
          </table:table-cell>
          <table:table-cell table:style-name="ce2" table:formula="of:=IF([.$A76]&lt;[.I$1]+6;MIN(1;([.$A76]/[.I$1])^3)*100;(([.I$1]+5)/[.$A76])^3*100)+40" office:value-type="float" office:value="40.9782883073756">
            <text:p>40,98</text:p>
          </table:table-cell>
          <table:table-cell table:formula="of:=[.$G76]*(0.7+0.075*[.I$2])" office:value-type="float" office:value="137.241646719195">
            <text:p>137</text:p>
          </table:table-cell>
          <table:table-cell table:style-name="ce2" table:formula="of:=IF([.$A76]&lt;[.K$1]+6;MIN(1;([.$A76]/[.K$1])^3)*103;(([.K$1]+5)/[.$A76])^3*103)+40" office:value-type="float" office:value="43.309687454915">
            <text:p>43,31</text:p>
          </table:table-cell>
          <table:table-cell table:formula="of:=[.$G76]*(0.7+0.075*[.K$2])" office:value-type="float" office:value="150.523096401697">
            <text:p>151</text:p>
          </table:table-cell>
          <table:table-cell table:style-name="ce2" table:formula="of:=IF([.$A76]&lt;[.M$1]+6;MIN(1;([.$A76]/[.M$1])^3)*106;(([.M$1]+5)/[.$A76])^3*106)+40" office:value-type="float" office:value="47.9640895784764">
            <text:p>47,96</text:p>
          </table:table-cell>
          <table:table-cell table:formula="of:=[.$G76]*(0.7+0.075*[.M$2])" office:value-type="float" office:value="163.8045460842">
            <text:p>164</text:p>
          </table:table-cell>
          <table:table-cell table:style-name="ce2"/>
          <table:table-cell table:formula="of:=[.$G76]*(0.7+0.075*[.O$2])" office:value-type="float" office:value="177.085995766703">
            <text:p>177</text:p>
          </table:table-cell>
          <table:table-cell table:number-columns-repeated="1009"/>
        </table:table-row>
        <table:table-row table:style-name="ro1">
          <table:table-cell office:value-type="float" office:value="870">
            <text:p>870</text:p>
          </table:table-cell>
          <table:table-cell table:formula="of:=(1+([.A77]-500)*0.07)^1.15*1.52+45" office:value-type="float" office:value="111.997517365431">
            <text:p>112</text:p>
          </table:table-cell>
          <table:table-cell table:formula="of:=[.$B77]*(0.5+0.125*[.C$2])" office:value-type="float" office:value="69.9984483533946">
            <text:p>70</text:p>
          </table:table-cell>
          <table:table-cell table:formula="of:=[.$B77]*(0.5+0.125*[.D$2])" office:value-type="float" office:value="83.9981380240735">
            <text:p>84</text:p>
          </table:table-cell>
          <table:table-cell table:formula="of:=[.$B77]*(0.5+0.125*[.E$2])" office:value-type="float" office:value="97.9978276947525">
            <text:p>98</text:p>
          </table:table-cell>
          <table:table-cell table:formula="of:=[.$B77]*(0.5+0.125*[.F$2])" office:value-type="float" office:value="111.997517365431">
            <text:p>112</text:p>
          </table:table-cell>
          <table:table-cell table:formula="of:=(800+([.A77]-500)*5)^(0.64)*0.96+29" office:value-type="float" office:value="177.987074465235">
            <text:p>178</text:p>
          </table:table-cell>
          <table:table-cell table:style-name="ce2" table:formula="of:=IF([.$A77]&lt;[.I$1]+6;MIN(1;([.$A77]/[.I$1])^3)*100;(([.I$1]+5)/[.$A77])^3*100)+40" office:value-type="float" office:value="40.9615180189004">
            <text:p>40,96</text:p>
          </table:table-cell>
          <table:table-cell table:formula="of:=[.$G77]*(0.7+0.075*[.I$2])" office:value-type="float" office:value="137.939982710557">
            <text:p>138</text:p>
          </table:table-cell>
          <table:table-cell table:style-name="ce2" table:formula="of:=IF([.$A77]&lt;[.K$1]+6;MIN(1;([.$A77]/[.K$1])^3)*103;(([.K$1]+5)/[.$A77])^3*103)+40" office:value-type="float" office:value="43.2529512014372">
            <text:p>43,25</text:p>
          </table:table-cell>
          <table:table-cell table:formula="of:=[.$G77]*(0.7+0.075*[.K$2])" office:value-type="float" office:value="151.28901329545">
            <text:p>151</text:p>
          </table:table-cell>
          <table:table-cell table:style-name="ce2" table:formula="of:=IF([.$A77]&lt;[.M$1]+6;MIN(1;([.$A77]/[.M$1])^3)*106;(([.M$1]+5)/[.$A77])^3*106)+40" office:value-type="float" office:value="47.827565326202">
            <text:p>47,83</text:p>
          </table:table-cell>
          <table:table-cell table:formula="of:=[.$G77]*(0.7+0.075*[.M$2])" office:value-type="float" office:value="164.638043880342">
            <text:p>165</text:p>
          </table:table-cell>
          <table:table-cell table:style-name="ce2"/>
          <table:table-cell table:formula="of:=[.$G77]*(0.7+0.075*[.O$2])" office:value-type="float" office:value="177.987074465235">
            <text:p>178</text:p>
          </table:table-cell>
          <table:table-cell table:number-columns-repeated="1009"/>
        </table:table-row>
        <table:table-row table:style-name="ro1">
          <table:table-cell office:value-type="float" office:value="875">
            <text:p>875</text:p>
          </table:table-cell>
          <table:table-cell table:formula="of:=(1+([.A78]-500)*0.07)^1.15*1.52+45" office:value-type="float" office:value="113.00096417596">
            <text:p>113</text:p>
          </table:table-cell>
          <table:table-cell table:formula="of:=[.$B78]*(0.5+0.125*[.C$2])" office:value-type="float" office:value="70.6256026099752">
            <text:p>71</text:p>
          </table:table-cell>
          <table:table-cell table:formula="of:=[.$B78]*(0.5+0.125*[.D$2])" office:value-type="float" office:value="84.7507231319703">
            <text:p>85</text:p>
          </table:table-cell>
          <table:table-cell table:formula="of:=[.$B78]*(0.5+0.125*[.E$2])" office:value-type="float" office:value="98.8758436539654">
            <text:p>99</text:p>
          </table:table-cell>
          <table:table-cell table:formula="of:=[.$B78]*(0.5+0.125*[.F$2])" office:value-type="float" office:value="113.00096417596">
            <text:p>113</text:p>
          </table:table-cell>
          <table:table-cell table:formula="of:=(800+([.A78]-500)*5)^(0.64)*0.96+29" office:value-type="float" office:value="178.885098033907">
            <text:p>179</text:p>
          </table:table-cell>
          <table:table-cell table:style-name="ce2" table:formula="of:=IF([.$A78]&lt;[.I$1]+6;MIN(1;([.$A78]/[.I$1])^3)*100;(([.I$1]+5)/[.$A78])^3*100)+40" office:value-type="float" office:value="40.9451288629738">
            <text:p>40,95</text:p>
          </table:table-cell>
          <table:table-cell table:formula="of:=[.$G78]*(0.7+0.075*[.I$2])" office:value-type="float" office:value="138.635950976278">
            <text:p>139</text:p>
          </table:table-cell>
          <table:table-cell table:style-name="ce2" table:formula="of:=IF([.$A78]&lt;[.K$1]+6;MIN(1;([.$A78]/[.K$1])^3)*103;(([.K$1]+5)/[.$A78])^3*103)+40" office:value-type="float" office:value="43.1975043731778">
            <text:p>43,20</text:p>
          </table:table-cell>
          <table:table-cell table:formula="of:=[.$G78]*(0.7+0.075*[.K$2])" office:value-type="float" office:value="152.052333328821">
            <text:p>152</text:p>
          </table:table-cell>
          <table:table-cell table:style-name="ce2" table:formula="of:=IF([.$A78]&lt;[.M$1]+6;MIN(1;([.$A78]/[.M$1])^3)*106;(([.M$1]+5)/[.$A78])^3*106)+40" office:value-type="float" office:value="47.6941438134111">
            <text:p>47,69</text:p>
          </table:table-cell>
          <table:table-cell table:formula="of:=[.$G78]*(0.7+0.075*[.M$2])" office:value-type="float" office:value="165.468715681364">
            <text:p>165</text:p>
          </table:table-cell>
          <table:table-cell table:style-name="ce2"/>
          <table:table-cell table:formula="of:=[.$G78]*(0.7+0.075*[.O$2])" office:value-type="float" office:value="178.885098033907">
            <text:p>179</text:p>
          </table:table-cell>
          <table:table-cell table:number-columns-repeated="1009"/>
        </table:table-row>
        <table:table-row table:style-name="ro1">
          <table:table-cell office:value-type="float" office:value="880">
            <text:p>880</text:p>
          </table:table-cell>
          <table:table-cell table:formula="of:=(1+([.A79]-500)*0.07)^1.15*1.52+45" office:value-type="float" office:value="114.006346145402">
            <text:p>114</text:p>
          </table:table-cell>
          <table:table-cell table:formula="of:=[.$B79]*(0.5+0.125*[.C$2])" office:value-type="float" office:value="71.2539663408761">
            <text:p>71</text:p>
          </table:table-cell>
          <table:table-cell table:formula="of:=[.$B79]*(0.5+0.125*[.D$2])" office:value-type="float" office:value="85.5047596090513">
            <text:p>86</text:p>
          </table:table-cell>
          <table:table-cell table:formula="of:=[.$B79]*(0.5+0.125*[.E$2])" office:value-type="float" office:value="99.7555528772265">
            <text:p>100</text:p>
          </table:table-cell>
          <table:table-cell table:formula="of:=[.$B79]*(0.5+0.125*[.F$2])" office:value-type="float" office:value="114.006346145402">
            <text:p>114</text:p>
          </table:table-cell>
          <table:table-cell table:formula="of:=(800+([.A79]-500)*5)^(0.64)*0.96+29" office:value-type="float" office:value="179.780105240155">
            <text:p>180</text:p>
          </table:table-cell>
          <table:table-cell table:style-name="ce2" table:formula="of:=IF([.$A79]&lt;[.I$1]+6;MIN(1;([.$A79]/[.I$1])^3)*100;(([.I$1]+5)/[.$A79])^3*100)+40" office:value-type="float" office:value="40.929110073488">
            <text:p>40,93</text:p>
          </table:table-cell>
          <table:table-cell table:formula="of:=[.$G79]*(0.7+0.075*[.I$2])" office:value-type="float" office:value="139.32958156112">
            <text:p>139</text:p>
          </table:table-cell>
          <table:table-cell table:style-name="ce2" table:formula="of:=IF([.$A79]&lt;[.K$1]+6;MIN(1;([.$A79]/[.K$1])^3)*103;(([.K$1]+5)/[.$A79])^3*103)+40" office:value-type="float" office:value="43.143310546875">
            <text:p>43,14</text:p>
          </table:table-cell>
          <table:table-cell table:formula="of:=[.$G79]*(0.7+0.075*[.K$2])" office:value-type="float" office:value="152.813089454132">
            <text:p>153</text:p>
          </table:table-cell>
          <table:table-cell table:style-name="ce2" table:formula="of:=IF([.$A79]&lt;[.M$1]+6;MIN(1;([.$A79]/[.M$1])^3)*106;(([.M$1]+5)/[.$A79])^3*106)+40" office:value-type="float" office:value="47.5637373949333">
            <text:p>47,56</text:p>
          </table:table-cell>
          <table:table-cell table:formula="of:=[.$G79]*(0.7+0.075*[.M$2])" office:value-type="float" office:value="166.296597347143">
            <text:p>166</text:p>
          </table:table-cell>
          <table:table-cell table:style-name="ce2"/>
          <table:table-cell table:formula="of:=[.$G79]*(0.7+0.075*[.O$2])" office:value-type="float" office:value="179.780105240155">
            <text:p>180</text:p>
          </table:table-cell>
          <table:table-cell table:number-columns-repeated="1009"/>
        </table:table-row>
        <table:table-row table:style-name="ro1">
          <table:table-cell office:value-type="float" office:value="885">
            <text:p>885</text:p>
          </table:table-cell>
          <table:table-cell table:formula="of:=(1+([.A80]-500)*0.07)^1.15*1.52+45" office:value-type="float" office:value="115.013642393727">
            <text:p>115</text:p>
          </table:table-cell>
          <table:table-cell table:formula="of:=[.$B80]*(0.5+0.125*[.C$2])" office:value-type="float" office:value="71.8835264960791">
            <text:p>72</text:p>
          </table:table-cell>
          <table:table-cell table:formula="of:=[.$B80]*(0.5+0.125*[.D$2])" office:value-type="float" office:value="86.2602317952949">
            <text:p>86</text:p>
          </table:table-cell>
          <table:table-cell table:formula="of:=[.$B80]*(0.5+0.125*[.E$2])" office:value-type="float" office:value="100.636937094511">
            <text:p>101</text:p>
          </table:table-cell>
          <table:table-cell table:formula="of:=[.$B80]*(0.5+0.125*[.F$2])" office:value-type="float" office:value="115.013642393727">
            <text:p>115</text:p>
          </table:table-cell>
          <table:table-cell table:formula="of:=(800+([.A80]-500)*5)^(0.64)*0.96+29" office:value-type="float" office:value="180.672134005655">
            <text:p>181</text:p>
          </table:table-cell>
          <table:table-cell table:style-name="ce2" table:formula="of:=IF([.$A80]&lt;[.I$1]+6;MIN(1;([.$A80]/[.I$1])^3)*100;(([.I$1]+5)/[.$A80])^3*100)+40" office:value-type="float" office:value="40.9134512472244">
            <text:p>40,91</text:p>
          </table:table-cell>
          <table:table-cell table:formula="of:=[.$G80]*(0.7+0.075*[.I$2])" office:value-type="float" office:value="140.020903854382">
            <text:p>140</text:p>
          </table:table-cell>
          <table:table-cell table:style-name="ce2" table:formula="of:=IF([.$A80]&lt;[.K$1]+6;MIN(1;([.$A80]/[.K$1])^3)*103;(([.K$1]+5)/[.$A80])^3*103)+40" office:value-type="float" office:value="43.0903345269712">
            <text:p>43,09</text:p>
          </table:table-cell>
          <table:table-cell table:formula="of:=[.$G80]*(0.7+0.075*[.K$2])" office:value-type="float" office:value="153.571313904807">
            <text:p>154</text:p>
          </table:table-cell>
          <table:table-cell table:style-name="ce2" table:formula="of:=IF([.$A80]&lt;[.M$1]+6;MIN(1;([.$A80]/[.M$1])^3)*106;(([.M$1]+5)/[.$A80])^3*106)+40" office:value-type="float" office:value="47.4362613798194">
            <text:p>47,44</text:p>
          </table:table-cell>
          <table:table-cell table:formula="of:=[.$G80]*(0.7+0.075*[.M$2])" office:value-type="float" office:value="167.121723955231">
            <text:p>167</text:p>
          </table:table-cell>
          <table:table-cell table:style-name="ce2"/>
          <table:table-cell table:formula="of:=[.$G80]*(0.7+0.075*[.O$2])" office:value-type="float" office:value="180.672134005655">
            <text:p>181</text:p>
          </table:table-cell>
          <table:table-cell table:number-columns-repeated="1009"/>
        </table:table-row>
        <table:table-row table:style-name="ro1">
          <table:table-cell office:value-type="float" office:value="890">
            <text:p>890</text:p>
          </table:table-cell>
          <table:table-cell table:formula="of:=(1+([.A81]-500)*0.07)^1.15*1.52+45" office:value-type="float" office:value="116.022832525115">
            <text:p>116</text:p>
          </table:table-cell>
          <table:table-cell table:formula="of:=[.$B81]*(0.5+0.125*[.C$2])" office:value-type="float" office:value="72.5142703281966">
            <text:p>73</text:p>
          </table:table-cell>
          <table:table-cell table:formula="of:=[.$B81]*(0.5+0.125*[.D$2])" office:value-type="float" office:value="87.0171243938359">
            <text:p>87</text:p>
          </table:table-cell>
          <table:table-cell table:formula="of:=[.$B81]*(0.5+0.125*[.E$2])" office:value-type="float" office:value="101.519978459475">
            <text:p>102</text:p>
          </table:table-cell>
          <table:table-cell table:formula="of:=[.$B81]*(0.5+0.125*[.F$2])" office:value-type="float" office:value="116.022832525115">
            <text:p>116</text:p>
          </table:table-cell>
          <table:table-cell table:formula="of:=(800+([.A81]-500)*5)^(0.64)*0.96+29" office:value-type="float" office:value="181.561221432345">
            <text:p>182</text:p>
          </table:table-cell>
          <table:table-cell table:style-name="ce2" table:formula="of:=IF([.$A81]&lt;[.I$1]+6;MIN(1;([.$A81]/[.I$1])^3)*100;(([.I$1]+5)/[.$A81])^3*100)+40" office:value-type="float" office:value="40.8981423296627">
            <text:p>40,90</text:p>
          </table:table-cell>
          <table:table-cell table:formula="of:=[.$G81]*(0.7+0.075*[.I$2])" office:value-type="float" office:value="140.709946610067">
            <text:p>141</text:p>
          </table:table-cell>
          <table:table-cell table:style-name="ce2" table:formula="of:=IF([.$A81]&lt;[.K$1]+6;MIN(1;([.$A81]/[.K$1])^3)*103;(([.K$1]+5)/[.$A81])^3*103)+40" office:value-type="float" office:value="43.0385422976046">
            <text:p>43,04</text:p>
          </table:table-cell>
          <table:table-cell table:formula="of:=[.$G81]*(0.7+0.075*[.K$2])" office:value-type="float" office:value="154.327038217493">
            <text:p>154</text:p>
          </table:table-cell>
          <table:table-cell table:style-name="ce2" table:formula="of:=IF([.$A81]&lt;[.M$1]+6;MIN(1;([.$A81]/[.M$1])^3)*106;(([.M$1]+5)/[.$A81])^3*106)+40" office:value-type="float" office:value="47.3116339158176">
            <text:p>47,31</text:p>
          </table:table-cell>
          <table:table-cell table:formula="of:=[.$G81]*(0.7+0.075*[.M$2])" office:value-type="float" office:value="167.944129824919">
            <text:p>168</text:p>
          </table:table-cell>
          <table:table-cell table:style-name="ce2"/>
          <table:table-cell table:formula="of:=[.$G81]*(0.7+0.075*[.O$2])" office:value-type="float" office:value="181.561221432345">
            <text:p>182</text:p>
          </table:table-cell>
          <table:table-cell table:number-columns-repeated="1009"/>
        </table:table-row>
        <table:table-row table:style-name="ro1">
          <table:table-cell office:value-type="float" office:value="895">
            <text:p>895</text:p>
          </table:table-cell>
          <table:table-cell table:formula="of:=(1+([.A82]-500)*0.07)^1.15*1.52+45" office:value-type="float" office:value="117.033896610869">
            <text:p>117</text:p>
          </table:table-cell>
          <table:table-cell table:formula="of:=[.$B82]*(0.5+0.125*[.C$2])" office:value-type="float" office:value="73.1461853817933">
            <text:p>73</text:p>
          </table:table-cell>
          <table:table-cell table:formula="of:=[.$B82]*(0.5+0.125*[.D$2])" office:value-type="float" office:value="87.7754224581519">
            <text:p>88</text:p>
          </table:table-cell>
          <table:table-cell table:formula="of:=[.$B82]*(0.5+0.125*[.E$2])" office:value-type="float" office:value="102.404659534511">
            <text:p>102</text:p>
          </table:table-cell>
          <table:table-cell table:formula="of:=[.$B82]*(0.5+0.125*[.F$2])" office:value-type="float" office:value="117.033896610869">
            <text:p>117</text:p>
          </table:table-cell>
          <table:table-cell table:formula="of:=(800+([.A82]-500)*5)^(0.64)*0.96+29" office:value-type="float" office:value="182.447403827428">
            <text:p>182</text:p>
          </table:table-cell>
          <table:table-cell table:style-name="ce2" table:formula="of:=IF([.$A82]&lt;[.I$1]+6;MIN(1;([.$A82]/[.I$1])^3)*100;(([.I$1]+5)/[.$A82])^3*100)+40" office:value-type="float" office:value="40.8831736014209">
            <text:p>40,88</text:p>
          </table:table-cell>
          <table:table-cell table:formula="of:=[.$G82]*(0.7+0.075*[.I$2])" office:value-type="float" office:value="141.396737966257">
            <text:p>141</text:p>
          </table:table-cell>
          <table:table-cell table:style-name="ce2" table:formula="of:=IF([.$A82]&lt;[.K$1]+6;MIN(1;([.$A82]/[.K$1])^3)*103;(([.K$1]+5)/[.$A82])^3*103)+40" office:value-type="float" office:value="42.9879009767339">
            <text:p>42,99</text:p>
          </table:table-cell>
          <table:table-cell table:formula="of:=[.$G82]*(0.7+0.075*[.K$2])" office:value-type="float" office:value="155.080293253314">
            <text:p>155</text:p>
          </table:table-cell>
          <table:table-cell table:style-name="ce2" table:formula="of:=IF([.$A82]&lt;[.M$1]+6;MIN(1;([.$A82]/[.M$1])^3)*106;(([.M$1]+5)/[.$A82])^3*106)+40" office:value-type="float" office:value="47.1897758789847">
            <text:p>47,19</text:p>
          </table:table-cell>
          <table:table-cell table:formula="of:=[.$G82]*(0.7+0.075*[.M$2])" office:value-type="float" office:value="168.763848540371">
            <text:p>169</text:p>
          </table:table-cell>
          <table:table-cell table:style-name="ce2"/>
          <table:table-cell table:formula="of:=[.$G82]*(0.7+0.075*[.O$2])" office:value-type="float" office:value="182.447403827428">
            <text:p>182</text:p>
          </table:table-cell>
          <table:table-cell table:number-columns-repeated="1009"/>
        </table:table-row>
        <table:table-row table:style-name="ro1">
          <table:table-cell office:value-type="float" office:value="900">
            <text:p>900</text:p>
          </table:table-cell>
          <table:table-cell table:formula="of:=(1+([.A83]-500)*0.07)^1.15*1.52+45" office:value-type="float" office:value="118.046815173137">
            <text:p>118</text:p>
          </table:table-cell>
          <table:table-cell table:formula="of:=[.$B83]*(0.5+0.125*[.C$2])" office:value-type="float" office:value="73.7792594832109">
            <text:p>74</text:p>
          </table:table-cell>
          <table:table-cell table:formula="of:=[.$B83]*(0.5+0.125*[.D$2])" office:value-type="float" office:value="88.5351113798531">
            <text:p>89</text:p>
          </table:table-cell>
          <table:table-cell table:formula="of:=[.$B83]*(0.5+0.125*[.E$2])" office:value-type="float" office:value="103.290963276495">
            <text:p>103</text:p>
          </table:table-cell>
          <table:table-cell table:formula="of:=[.$B83]*(0.5+0.125*[.F$2])" office:value-type="float" office:value="118.046815173137">
            <text:p>118</text:p>
          </table:table-cell>
          <table:table-cell table:formula="of:=(800+([.A83]-500)*5)^(0.64)*0.96+29" office:value-type="float" office:value="183.330716727394">
            <text:p>183</text:p>
          </table:table-cell>
          <table:table-cell table:style-name="ce2" table:formula="of:=IF([.$A83]&lt;[.I$1]+6;MIN(1;([.$A83]/[.I$1])^3)*100;(([.I$1]+5)/[.$A83])^3*100)+40" office:value-type="float" office:value="40.8685356652949">
            <text:p>40,87</text:p>
          </table:table-cell>
          <table:table-cell table:formula="of:=[.$G83]*(0.7+0.075*[.I$2])" office:value-type="float" office:value="142.081305463731">
            <text:p>142</text:p>
          </table:table-cell>
          <table:table-cell table:style-name="ce2" table:formula="of:=IF([.$A83]&lt;[.K$1]+6;MIN(1;([.$A83]/[.K$1])^3)*103;(([.K$1]+5)/[.$A83])^3*103)+40" office:value-type="float" office:value="42.9383787722908">
            <text:p>42,94</text:p>
          </table:table-cell>
          <table:table-cell table:formula="of:=[.$G83]*(0.7+0.075*[.K$2])" office:value-type="float" office:value="155.831109218285">
            <text:p>156</text:p>
          </table:table-cell>
          <table:table-cell table:style-name="ce2" table:formula="of:=IF([.$A83]&lt;[.M$1]+6;MIN(1;([.$A83]/[.M$1])^3)*106;(([.M$1]+5)/[.$A83])^3*106)+40" office:value-type="float" office:value="47.0706107681756">
            <text:p>47,07</text:p>
          </table:table-cell>
          <table:table-cell table:formula="of:=[.$G83]*(0.7+0.075*[.M$2])" office:value-type="float" office:value="169.58091297284">
            <text:p>170</text:p>
          </table:table-cell>
          <table:table-cell table:style-name="ce2"/>
          <table:table-cell table:formula="of:=[.$G83]*(0.7+0.075*[.O$2])" office:value-type="float" office:value="183.330716727394">
            <text:p>183</text:p>
          </table:table-cell>
          <table:table-cell table:number-columns-repeated="1009"/>
        </table:table-row>
        <table:table-row table:style-name="ro1">
          <table:table-cell office:value-type="float" office:value="905">
            <text:p>905</text:p>
          </table:table-cell>
          <table:table-cell table:formula="of:=(1+([.A84]-500)*0.07)^1.15*1.52+45" office:value-type="float" office:value="119.061569169386">
            <text:p>119</text:p>
          </table:table-cell>
          <table:table-cell table:formula="of:=[.$B84]*(0.5+0.125*[.C$2])" office:value-type="float" office:value="74.4134807308664">
            <text:p>74</text:p>
          </table:table-cell>
          <table:table-cell table:formula="of:=[.$B84]*(0.5+0.125*[.D$2])" office:value-type="float" office:value="89.2961768770396">
            <text:p>89</text:p>
          </table:table-cell>
          <table:table-cell table:formula="of:=[.$B84]*(0.5+0.125*[.E$2])" office:value-type="float" office:value="104.178873023213">
            <text:p>104</text:p>
          </table:table-cell>
          <table:table-cell table:formula="of:=[.$B84]*(0.5+0.125*[.F$2])" office:value-type="float" office:value="119.061569169386">
            <text:p>119</text:p>
          </table:table-cell>
          <table:table-cell table:formula="of:=(800+([.A84]-500)*5)^(0.64)*0.96+29" office:value-type="float" office:value="184.211194921099">
            <text:p>184</text:p>
          </table:table-cell>
          <table:table-cell table:style-name="ce2" table:formula="of:=IF([.$A84]&lt;[.I$1]+6;MIN(1;([.$A84]/[.I$1])^3)*100;(([.I$1]+5)/[.$A84])^3*100)+40" office:value-type="float" office:value="40.8542194338674">
            <text:p>40,85</text:p>
          </table:table-cell>
          <table:table-cell table:formula="of:=[.$G84]*(0.7+0.075*[.I$2])" office:value-type="float" office:value="142.763676063852">
            <text:p>143</text:p>
          </table:table-cell>
          <table:table-cell table:style-name="ce2" table:formula="of:=IF([.$A84]&lt;[.K$1]+6;MIN(1;([.$A84]/[.K$1])^3)*103;(([.K$1]+5)/[.$A84])^3*103)+40" office:value-type="float" office:value="42.8899449402596">
            <text:p>42,89</text:p>
          </table:table-cell>
          <table:table-cell table:formula="of:=[.$G84]*(0.7+0.075*[.K$2])" office:value-type="float" office:value="156.579515682934">
            <text:p>157</text:p>
          </table:table-cell>
          <table:table-cell table:style-name="ce2" table:formula="of:=IF([.$A84]&lt;[.M$1]+6;MIN(1;([.$A84]/[.M$1])^3)*106;(([.M$1]+5)/[.$A84])^3*106)+40" office:value-type="float" office:value="46.9540646041707">
            <text:p>46,95</text:p>
          </table:table-cell>
          <table:table-cell table:formula="of:=[.$G84]*(0.7+0.075*[.M$2])" office:value-type="float" office:value="170.395355302017">
            <text:p>170</text:p>
          </table:table-cell>
          <table:table-cell table:style-name="ce2"/>
          <table:table-cell table:formula="of:=[.$G84]*(0.7+0.075*[.O$2])" office:value-type="float" office:value="184.211194921099">
            <text:p>184</text:p>
          </table:table-cell>
          <table:table-cell table:number-columns-repeated="1009"/>
        </table:table-row>
        <table:table-row table:style-name="ro1">
          <table:table-cell office:value-type="float" office:value="910">
            <text:p>910</text:p>
          </table:table-cell>
          <table:table-cell table:formula="of:=(1+([.A85]-500)*0.07)^1.15*1.52+45" office:value-type="float" office:value="120.078139977593">
            <text:p>120</text:p>
          </table:table-cell>
          <table:table-cell table:formula="of:=[.$B85]*(0.5+0.125*[.C$2])" office:value-type="float" office:value="75.0488374859957">
            <text:p>75</text:p>
          </table:table-cell>
          <table:table-cell table:formula="of:=[.$B85]*(0.5+0.125*[.D$2])" office:value-type="float" office:value="90.0586049831948">
            <text:p>90</text:p>
          </table:table-cell>
          <table:table-cell table:formula="of:=[.$B85]*(0.5+0.125*[.E$2])" office:value-type="float" office:value="105.068372480394">
            <text:p>105</text:p>
          </table:table-cell>
          <table:table-cell table:formula="of:=[.$B85]*(0.5+0.125*[.F$2])" office:value-type="float" office:value="120.078139977593">
            <text:p>120</text:p>
          </table:table-cell>
          <table:table-cell table:formula="of:=(800+([.A85]-500)*5)^(0.64)*0.96+29" office:value-type="float" office:value="185.088872471966">
            <text:p>185</text:p>
          </table:table-cell>
          <table:table-cell table:style-name="ce2" table:formula="of:=IF([.$A85]&lt;[.I$1]+6;MIN(1;([.$A85]/[.I$1])^3)*100;(([.I$1]+5)/[.$A85])^3*100)+40" office:value-type="float" office:value="40.8402161176585">
            <text:p>40,84</text:p>
          </table:table-cell>
          <table:table-cell table:formula="of:=[.$G85]*(0.7+0.075*[.I$2])" office:value-type="float" office:value="143.443876165774">
            <text:p>143</text:p>
          </table:table-cell>
          <table:table-cell table:style-name="ce2" table:formula="of:=IF([.$A85]&lt;[.K$1]+6;MIN(1;([.$A85]/[.K$1])^3)*103;(([.K$1]+5)/[.$A85])^3*103)+40" office:value-type="float" office:value="42.8425697445894">
            <text:p>42,84</text:p>
          </table:table-cell>
          <table:table-cell table:formula="of:=[.$G85]*(0.7+0.075*[.K$2])" office:value-type="float" office:value="157.325541601171">
            <text:p>157</text:p>
          </table:table-cell>
          <table:table-cell table:style-name="ce2" table:formula="of:=IF([.$A85]&lt;[.M$1]+6;MIN(1;([.$A85]/[.M$1])^3)*106;(([.M$1]+5)/[.$A85])^3*106)+40" office:value-type="float" office:value="46.8400658332128">
            <text:p>46,84</text:p>
          </table:table-cell>
          <table:table-cell table:formula="of:=[.$G85]*(0.7+0.075*[.M$2])" office:value-type="float" office:value="171.207207036568">
            <text:p>171</text:p>
          </table:table-cell>
          <table:table-cell table:style-name="ce2"/>
          <table:table-cell table:formula="of:=[.$G85]*(0.7+0.075*[.O$2])" office:value-type="float" office:value="185.088872471966">
            <text:p>185</text:p>
          </table:table-cell>
          <table:table-cell table:number-columns-repeated="1009"/>
        </table:table-row>
        <table:table-row table:style-name="ro1">
          <table:table-cell office:value-type="float" office:value="915">
            <text:p>915</text:p>
          </table:table-cell>
          <table:table-cell table:formula="of:=(1+([.A86]-500)*0.07)^1.15*1.52+45" office:value-type="float" office:value="121.096509382109">
            <text:p>121</text:p>
          </table:table-cell>
          <table:table-cell table:formula="of:=[.$B86]*(0.5+0.125*[.C$2])" office:value-type="float" office:value="75.6853183638183">
            <text:p>76</text:p>
          </table:table-cell>
          <table:table-cell table:formula="of:=[.$B86]*(0.5+0.125*[.D$2])" office:value-type="float" office:value="90.822382036582">
            <text:p>91</text:p>
          </table:table-cell>
          <table:table-cell table:formula="of:=[.$B86]*(0.5+0.125*[.E$2])" office:value-type="float" office:value="105.959445709346">
            <text:p>106</text:p>
          </table:table-cell>
          <table:table-cell table:formula="of:=[.$B86]*(0.5+0.125*[.F$2])" office:value-type="float" office:value="121.096509382109">
            <text:p>121</text:p>
          </table:table-cell>
          <table:table-cell table:formula="of:=(800+([.A86]-500)*5)^(0.64)*0.96+29" office:value-type="float" office:value="185.963782739331">
            <text:p>186</text:p>
          </table:table-cell>
          <table:table-cell table:style-name="ce2" table:formula="of:=IF([.$A86]&lt;[.I$1]+6;MIN(1;([.$A86]/[.I$1])^3)*100;(([.I$1]+5)/[.$A86])^3*100)+40" office:value-type="float" office:value="40.8265172137919">
            <text:p>40,83</text:p>
          </table:table-cell>
          <table:table-cell table:formula="of:=[.$G86]*(0.7+0.075*[.I$2])" office:value-type="float" office:value="144.121931622981">
            <text:p>144</text:p>
          </table:table-cell>
          <table:table-cell table:style-name="ce2" table:formula="of:=IF([.$A86]&lt;[.K$1]+6;MIN(1;([.$A86]/[.K$1])^3)*103;(([.K$1]+5)/[.$A86])^3*103)+40" office:value-type="float" office:value="42.7962244188492">
            <text:p>42,80</text:p>
          </table:table-cell>
          <table:table-cell table:formula="of:=[.$G86]*(0.7+0.075*[.K$2])" office:value-type="float" office:value="158.069215328431">
            <text:p>158</text:p>
          </table:table-cell>
          <table:table-cell table:style-name="ce2" table:formula="of:=IF([.$A86]&lt;[.M$1]+6;MIN(1;([.$A86]/[.M$1])^3)*106;(([.M$1]+5)/[.$A86])^3*106)+40" office:value-type="float" office:value="46.7285452347374">
            <text:p>46,73</text:p>
          </table:table-cell>
          <table:table-cell table:formula="of:=[.$G86]*(0.7+0.075*[.M$2])" office:value-type="float" office:value="172.016499033881">
            <text:p>172</text:p>
          </table:table-cell>
          <table:table-cell table:style-name="ce2"/>
          <table:table-cell table:formula="of:=[.$G86]*(0.7+0.075*[.O$2])" office:value-type="float" office:value="185.963782739331">
            <text:p>186</text:p>
          </table:table-cell>
          <table:table-cell table:number-columns-repeated="1009"/>
        </table:table-row>
        <table:table-row table:style-name="ro1">
          <table:table-cell office:value-type="float" office:value="920">
            <text:p>920</text:p>
          </table:table-cell>
          <table:table-cell table:formula="of:=(1+([.A87]-500)*0.07)^1.15*1.52+45" office:value-type="float" office:value="122.116659560157">
            <text:p>122</text:p>
          </table:table-cell>
          <table:table-cell table:formula="of:=[.$B87]*(0.5+0.125*[.C$2])" office:value-type="float" office:value="76.3229122250982">
            <text:p>76</text:p>
          </table:table-cell>
          <table:table-cell table:formula="of:=[.$B87]*(0.5+0.125*[.D$2])" office:value-type="float" office:value="91.5874946701178">
            <text:p>92</text:p>
          </table:table-cell>
          <table:table-cell table:formula="of:=[.$B87]*(0.5+0.125*[.E$2])" office:value-type="float" office:value="106.852077115137">
            <text:p>107</text:p>
          </table:table-cell>
          <table:table-cell table:formula="of:=[.$B87]*(0.5+0.125*[.F$2])" office:value-type="float" office:value="122.116659560157">
            <text:p>122</text:p>
          </table:table-cell>
          <table:table-cell table:formula="of:=(800+([.A87]-500)*5)^(0.64)*0.96+29" office:value-type="float" office:value="186.835958398985">
            <text:p>187</text:p>
          </table:table-cell>
          <table:table-cell table:style-name="ce2" table:formula="of:=IF([.$A87]&lt;[.I$1]+6;MIN(1;([.$A87]/[.I$1])^3)*100;(([.I$1]+5)/[.$A87])^3*100)+40" office:value-type="float" office:value="40.8131144951508">
            <text:p>40,81</text:p>
          </table:table-cell>
          <table:table-cell table:formula="of:=[.$G87]*(0.7+0.075*[.I$2])" office:value-type="float" office:value="144.797867759214">
            <text:p>145</text:p>
          </table:table-cell>
          <table:table-cell table:style-name="ce2" table:formula="of:=IF([.$A87]&lt;[.K$1]+6;MIN(1;([.$A87]/[.K$1])^3)*103;(([.K$1]+5)/[.$A87])^3*103)+40" office:value-type="float" office:value="42.750881129541">
            <text:p>42,75</text:p>
          </table:table-cell>
          <table:table-cell table:formula="of:=[.$G87]*(0.7+0.075*[.K$2])" office:value-type="float" office:value="158.810564639138">
            <text:p>159</text:p>
          </table:table-cell>
          <table:table-cell table:style-name="ce2" table:formula="of:=IF([.$A87]&lt;[.M$1]+6;MIN(1;([.$A87]/[.M$1])^3)*106;(([.M$1]+5)/[.$A87])^3*106)+40" office:value-type="float" office:value="46.6194358330936">
            <text:p>46,62</text:p>
          </table:table-cell>
          <table:table-cell table:formula="of:=[.$G87]*(0.7+0.075*[.M$2])" office:value-type="float" office:value="172.823261519062">
            <text:p>173</text:p>
          </table:table-cell>
          <table:table-cell table:style-name="ce2"/>
          <table:table-cell table:formula="of:=[.$G87]*(0.7+0.075*[.O$2])" office:value-type="float" office:value="186.835958398985">
            <text:p>187</text:p>
          </table:table-cell>
          <table:table-cell table:number-columns-repeated="1009"/>
        </table:table-row>
        <table:table-row table:style-name="ro1">
          <table:table-cell office:value-type="float" office:value="925">
            <text:p>925</text:p>
          </table:table-cell>
          <table:table-cell table:formula="of:=(1+([.A88]-500)*0.07)^1.15*1.52+45" office:value-type="float" office:value="123.138573068926">
            <text:p>123</text:p>
          </table:table-cell>
          <table:table-cell table:formula="of:=[.$B88]*(0.5+0.125*[.C$2])" office:value-type="float" office:value="76.9616081680787">
            <text:p>77</text:p>
          </table:table-cell>
          <table:table-cell table:formula="of:=[.$B88]*(0.5+0.125*[.D$2])" office:value-type="float" office:value="92.3539298016944">
            <text:p>92</text:p>
          </table:table-cell>
          <table:table-cell table:formula="of:=[.$B88]*(0.5+0.125*[.E$2])" office:value-type="float" office:value="107.74625143531">
            <text:p>108</text:p>
          </table:table-cell>
          <table:table-cell table:formula="of:=[.$B88]*(0.5+0.125*[.F$2])" office:value-type="float" office:value="123.138573068926">
            <text:p>123</text:p>
          </table:table-cell>
          <table:table-cell table:formula="of:=(800+([.A88]-500)*5)^(0.64)*0.96+29" office:value-type="float" office:value="187.705431462944">
            <text:p>188</text:p>
          </table:table-cell>
          <table:table-cell table:style-name="ce2" table:formula="of:=IF([.$A88]&lt;[.I$1]+6;MIN(1;([.$A88]/[.I$1])^3)*100;(([.I$1]+5)/[.$A88])^3*100)+40" office:value-type="float" office:value="40.8">
            <text:p>40,80</text:p>
          </table:table-cell>
          <table:table-cell table:formula="of:=[.$G88]*(0.7+0.075*[.I$2])" office:value-type="float" office:value="145.471709383782">
            <text:p>145</text:p>
          </table:table-cell>
          <table:table-cell table:style-name="ce2" table:formula="of:=IF([.$A88]&lt;[.K$1]+6;MIN(1;([.$A88]/[.K$1])^3)*103;(([.K$1]+5)/[.$A88])^3*103)+40" office:value-type="float" office:value="42.7065129409907">
            <text:p>42,71</text:p>
          </table:table-cell>
          <table:table-cell table:formula="of:=[.$G88]*(0.7+0.075*[.K$2])" office:value-type="float" office:value="159.549616743503">
            <text:p>160</text:p>
          </table:table-cell>
          <table:table-cell table:style-name="ce2" table:formula="of:=IF([.$A88]&lt;[.M$1]+6;MIN(1;([.$A88]/[.M$1])^3)*106;(([.M$1]+5)/[.$A88])^3*106)+40" office:value-type="float" office:value="46.5126728130614">
            <text:p>46,51</text:p>
          </table:table-cell>
          <table:table-cell table:formula="of:=[.$G88]*(0.7+0.075*[.M$2])" office:value-type="float" office:value="173.627524103224">
            <text:p>174</text:p>
          </table:table-cell>
          <table:table-cell table:style-name="ce2"/>
          <table:table-cell table:formula="of:=[.$G88]*(0.7+0.075*[.O$2])" office:value-type="float" office:value="187.705431462944">
            <text:p>188</text:p>
          </table:table-cell>
          <table:table-cell table:number-columns-repeated="1009"/>
        </table:table-row>
        <table:table-row table:style-name="ro1">
          <table:table-cell office:value-type="float" office:value="930">
            <text:p>930</text:p>
          </table:table-cell>
          <table:table-cell table:formula="of:=(1+([.A89]-500)*0.07)^1.15*1.52+45" office:value-type="float" office:value="124.162232833236">
            <text:p>124</text:p>
          </table:table-cell>
          <table:table-cell table:formula="of:=[.$B89]*(0.5+0.125*[.C$2])" office:value-type="float" office:value="77.6013955207723">
            <text:p>78</text:p>
          </table:table-cell>
          <table:table-cell table:formula="of:=[.$B89]*(0.5+0.125*[.D$2])" office:value-type="float" office:value="93.1216746249268">
            <text:p>93</text:p>
          </table:table-cell>
          <table:table-cell table:formula="of:=[.$B89]*(0.5+0.125*[.E$2])" office:value-type="float" office:value="108.641953729081">
            <text:p>109</text:p>
          </table:table-cell>
          <table:table-cell table:formula="of:=[.$B89]*(0.5+0.125*[.F$2])" office:value-type="float" office:value="124.162232833236">
            <text:p>124</text:p>
          </table:table-cell>
          <table:table-cell table:formula="of:=(800+([.A89]-500)*5)^(0.64)*0.96+29" office:value-type="float" office:value="188.57223329848">
            <text:p>189</text:p>
          </table:table-cell>
          <table:table-cell table:style-name="ce2" table:formula="of:=IF([.$A89]&lt;[.I$1]+6;MIN(1;([.$A89]/[.I$1])^3)*100;(([.I$1]+5)/[.$A89])^3*100)+40" office:value-type="float" office:value="40.7871660220524">
            <text:p>40,79</text:p>
          </table:table-cell>
          <table:table-cell table:formula="of:=[.$G89]*(0.7+0.075*[.I$2])" office:value-type="float" office:value="146.143480806322">
            <text:p>146</text:p>
          </table:table-cell>
          <table:table-cell table:style-name="ce2" table:formula="of:=IF([.$A89]&lt;[.K$1]+6;MIN(1;([.$A89]/[.K$1])^3)*103;(([.K$1]+5)/[.$A89])^3*103)+40" office:value-type="float" office:value="42.6630937817412">
            <text:p>42,66</text:p>
          </table:table-cell>
          <table:table-cell table:formula="of:=[.$G89]*(0.7+0.075*[.K$2])" office:value-type="float" office:value="160.286398303708">
            <text:p>160</text:p>
          </table:table-cell>
          <table:table-cell table:style-name="ce2" table:formula="of:=IF([.$A89]&lt;[.M$1]+6;MIN(1;([.$A89]/[.M$1])^3)*106;(([.M$1]+5)/[.$A89])^3*106)+40" office:value-type="float" office:value="46.4081934389829">
            <text:p>46,41</text:p>
          </table:table-cell>
          <table:table-cell table:formula="of:=[.$G89]*(0.7+0.075*[.M$2])" office:value-type="float" office:value="174.429315801094">
            <text:p>174</text:p>
          </table:table-cell>
          <table:table-cell table:style-name="ce2"/>
          <table:table-cell table:formula="of:=[.$G89]*(0.7+0.075*[.O$2])" office:value-type="float" office:value="188.57223329848">
            <text:p>189</text:p>
          </table:table-cell>
          <table:table-cell table:number-columns-repeated="1009"/>
        </table:table-row>
        <table:table-row table:style-name="ro1">
          <table:table-cell office:value-type="float" office:value="935">
            <text:p>935</text:p>
          </table:table-cell>
          <table:table-cell table:formula="of:=(1+([.A90]-500)*0.07)^1.15*1.52+45" office:value-type="float" office:value="125.187622133734">
            <text:p>125</text:p>
          </table:table-cell>
          <table:table-cell table:formula="of:=[.$B90]*(0.5+0.125*[.C$2])" office:value-type="float" office:value="78.2422638335838">
            <text:p>78</text:p>
          </table:table-cell>
          <table:table-cell table:formula="of:=[.$B90]*(0.5+0.125*[.D$2])" office:value-type="float" office:value="93.8907166003006">
            <text:p>94</text:p>
          </table:table-cell>
          <table:table-cell table:formula="of:=[.$B90]*(0.5+0.125*[.E$2])" office:value-type="float" office:value="109.539169367017">
            <text:p>110</text:p>
          </table:table-cell>
          <table:table-cell table:formula="of:=[.$B90]*(0.5+0.125*[.F$2])" office:value-type="float" office:value="125.187622133734">
            <text:p>125</text:p>
          </table:table-cell>
          <table:table-cell table:formula="of:=(800+([.A90]-500)*5)^(0.64)*0.96+29" office:value-type="float" office:value="189.436394646454">
            <text:p>189</text:p>
          </table:table-cell>
          <table:table-cell table:style-name="ce2" table:formula="of:=IF([.$A90]&lt;[.I$1]+6;MIN(1;([.$A90]/[.I$1])^3)*100;(([.I$1]+5)/[.$A90])^3*100)+40" office:value-type="float" office:value="40.774605100958">
            <text:p>40,77</text:p>
          </table:table-cell>
          <table:table-cell table:formula="of:=[.$G90]*(0.7+0.075*[.I$2])" office:value-type="float" office:value="146.813205851002">
            <text:p>147</text:p>
          </table:table-cell>
          <table:table-cell table:style-name="ce2" table:formula="of:=IF([.$A90]&lt;[.K$1]+6;MIN(1;([.$A90]/[.K$1])^3)*103;(([.K$1]+5)/[.$A90])^3*103)+40" office:value-type="float" office:value="42.6205984123753">
            <text:p>42,62</text:p>
          </table:table-cell>
          <table:table-cell table:formula="of:=[.$G90]*(0.7+0.075*[.K$2])" office:value-type="float" office:value="161.020935449486">
            <text:p>161</text:p>
          </table:table-cell>
          <table:table-cell table:style-name="ce2" table:formula="of:=IF([.$A90]&lt;[.M$1]+6;MIN(1;([.$A90]/[.M$1])^3)*106;(([.M$1]+5)/[.$A90])^3*106)+40" office:value-type="float" office:value="46.305936977335">
            <text:p>46,31</text:p>
          </table:table-cell>
          <table:table-cell table:formula="of:=[.$G90]*(0.7+0.075*[.M$2])" office:value-type="float" office:value="175.22866504797">
            <text:p>175</text:p>
          </table:table-cell>
          <table:table-cell table:style-name="ce2"/>
          <table:table-cell table:formula="of:=[.$G90]*(0.7+0.075*[.O$2])" office:value-type="float" office:value="189.436394646454">
            <text:p>189</text:p>
          </table:table-cell>
          <table:table-cell table:number-columns-repeated="1009"/>
        </table:table-row>
        <table:table-row table:style-name="ro1">
          <table:table-cell office:value-type="float" office:value="940">
            <text:p>940</text:p>
          </table:table-cell>
          <table:table-cell table:formula="of:=(1+([.A91]-500)*0.07)^1.15*1.52+45" office:value-type="float" office:value="126.2147245956">
            <text:p>126</text:p>
          </table:table-cell>
          <table:table-cell table:formula="of:=[.$B91]*(0.5+0.125*[.C$2])" office:value-type="float" office:value="78.8842028722502">
            <text:p>79</text:p>
          </table:table-cell>
          <table:table-cell table:formula="of:=[.$B91]*(0.5+0.125*[.D$2])" office:value-type="float" office:value="94.6610434467002">
            <text:p>95</text:p>
          </table:table-cell>
          <table:table-cell table:formula="of:=[.$B91]*(0.5+0.125*[.E$2])" office:value-type="float" office:value="110.43788402115">
            <text:p>110</text:p>
          </table:table-cell>
          <table:table-cell table:formula="of:=[.$B91]*(0.5+0.125*[.F$2])" office:value-type="float" office:value="126.2147245956">
            <text:p>126</text:p>
          </table:table-cell>
          <table:table-cell table:formula="of:=(800+([.A91]-500)*5)^(0.64)*0.96+29" office:value-type="float" office:value="190.297945638979">
            <text:p>190</text:p>
          </table:table-cell>
          <table:table-cell table:style-name="ce2" table:formula="of:=IF([.$A91]&lt;[.I$1]+6;MIN(1;([.$A91]/[.I$1])^3)*100;(([.I$1]+5)/[.$A91])^3*100)+40" office:value-type="float" office:value="40.7623100131955">
            <text:p>40,76</text:p>
          </table:table-cell>
          <table:table-cell table:formula="of:=[.$G91]*(0.7+0.075*[.I$2])" office:value-type="float" office:value="147.480907870209">
            <text:p>147</text:p>
          </table:table-cell>
          <table:table-cell table:style-name="ce2" table:formula="of:=IF([.$A91]&lt;[.K$1]+6;MIN(1;([.$A91]/[.K$1])^3)*103;(([.K$1]+5)/[.$A91])^3*103)+40" office:value-type="float" office:value="42.5790023947006">
            <text:p>42,58</text:p>
          </table:table-cell>
          <table:table-cell table:formula="of:=[.$G91]*(0.7+0.075*[.K$2])" office:value-type="float" office:value="161.753253793132">
            <text:p>162</text:p>
          </table:table-cell>
          <table:table-cell table:style-name="ce2" table:formula="of:=IF([.$A91]&lt;[.M$1]+6;MIN(1;([.$A91]/[.M$1])^3)*106;(([.M$1]+5)/[.$A91])^3*106)+40" office:value-type="float" office:value="46.2058446225788">
            <text:p>46,21</text:p>
          </table:table-cell>
          <table:table-cell table:formula="of:=[.$G91]*(0.7+0.075*[.M$2])" office:value-type="float" office:value="176.025599716056">
            <text:p>176</text:p>
          </table:table-cell>
          <table:table-cell table:style-name="ce2"/>
          <table:table-cell table:formula="of:=[.$G91]*(0.7+0.075*[.O$2])" office:value-type="float" office:value="190.297945638979">
            <text:p>190</text:p>
          </table:table-cell>
          <table:table-cell table:number-columns-repeated="1009"/>
        </table:table-row>
        <table:table-row table:style-name="ro1">
          <table:table-cell office:value-type="float" office:value="945">
            <text:p>945</text:p>
          </table:table-cell>
          <table:table-cell table:formula="of:=(1+([.A92]-500)*0.07)^1.15*1.52+45" office:value-type="float" office:value="127.243524177728">
            <text:p>127</text:p>
          </table:table-cell>
          <table:table-cell table:formula="of:=[.$B92]*(0.5+0.125*[.C$2])" office:value-type="float" office:value="79.5272026110798">
            <text:p>80</text:p>
          </table:table-cell>
          <table:table-cell table:formula="of:=[.$B92]*(0.5+0.125*[.D$2])" office:value-type="float" office:value="95.4326431332958">
            <text:p>95</text:p>
          </table:table-cell>
          <table:table-cell table:formula="of:=[.$B92]*(0.5+0.125*[.E$2])" office:value-type="float" office:value="111.338083655512">
            <text:p>111</text:p>
          </table:table-cell>
          <table:table-cell table:formula="of:=[.$B92]*(0.5+0.125*[.F$2])" office:value-type="float" office:value="127.243524177728">
            <text:p>127</text:p>
          </table:table-cell>
          <table:table-cell table:formula="of:=(800+([.A92]-500)*5)^(0.64)*0.96+29" office:value-type="float" office:value="191.156915816437">
            <text:p>191</text:p>
          </table:table-cell>
          <table:table-cell table:style-name="ce2" table:formula="of:=IF([.$A92]&lt;[.I$1]+6;MIN(1;([.$A92]/[.I$1])^3)*100;(([.I$1]+5)/[.$A92])^3*100)+40" office:value-type="float" office:value="40.7502737633473">
            <text:p>40,75</text:p>
          </table:table-cell>
          <table:table-cell table:formula="of:=[.$G92]*(0.7+0.075*[.I$2])" office:value-type="float" office:value="148.146609757738">
            <text:p>148</text:p>
          </table:table-cell>
          <table:table-cell table:style-name="ce2" table:formula="of:=IF([.$A92]&lt;[.K$1]+6;MIN(1;([.$A92]/[.K$1])^3)*103;(([.K$1]+5)/[.$A92])^3*103)+40" office:value-type="float" office:value="42.5382820622316">
            <text:p>42,54</text:p>
          </table:table-cell>
          <table:table-cell table:formula="of:=[.$G92]*(0.7+0.075*[.K$2])" office:value-type="float" office:value="162.483378443971">
            <text:p>162</text:p>
          </table:table-cell>
          <table:table-cell table:style-name="ce2" table:formula="of:=IF([.$A92]&lt;[.M$1]+6;MIN(1;([.$A92]/[.M$1])^3)*106;(([.M$1]+5)/[.$A92])^3*106)+40" office:value-type="float" office:value="46.1078594261316">
            <text:p>46,11</text:p>
          </table:table-cell>
          <table:table-cell table:formula="of:=[.$G92]*(0.7+0.075*[.M$2])" office:value-type="float" office:value="176.820147130204">
            <text:p>177</text:p>
          </table:table-cell>
          <table:table-cell table:style-name="ce2"/>
          <table:table-cell table:formula="of:=[.$G92]*(0.7+0.075*[.O$2])" office:value-type="float" office:value="191.156915816437">
            <text:p>191</text:p>
          </table:table-cell>
          <table:table-cell table:number-columns-repeated="1009"/>
        </table:table-row>
        <table:table-row table:style-name="ro1">
          <table:table-cell office:value-type="float" office:value="950">
            <text:p>950</text:p>
          </table:table-cell>
          <table:table-cell table:formula="of:=(1+([.A93]-500)*0.07)^1.15*1.52+45" office:value-type="float" office:value="128.274005162361">
            <text:p>128</text:p>
          </table:table-cell>
          <table:table-cell table:formula="of:=[.$B93]*(0.5+0.125*[.C$2])" office:value-type="float" office:value="80.1712532264758">
            <text:p>80</text:p>
          </table:table-cell>
          <table:table-cell table:formula="of:=[.$B93]*(0.5+0.125*[.D$2])" office:value-type="float" office:value="96.205503871771">
            <text:p>96</text:p>
          </table:table-cell>
          <table:table-cell table:formula="of:=[.$B93]*(0.5+0.125*[.E$2])" office:value-type="float" office:value="112.239754517066">
            <text:p>112</text:p>
          </table:table-cell>
          <table:table-cell table:formula="of:=[.$B93]*(0.5+0.125*[.F$2])" office:value-type="float" office:value="128.274005162361">
            <text:p>128</text:p>
          </table:table-cell>
          <table:table-cell table:formula="of:=(800+([.A93]-500)*5)^(0.64)*0.96+29" office:value-type="float" office:value="192.013334143887">
            <text:p>192</text:p>
          </table:table-cell>
          <table:table-cell table:style-name="ce2" table:formula="of:=IF([.$A93]&lt;[.I$1]+6;MIN(1;([.$A93]/[.I$1])^3)*100;(([.I$1]+5)/[.$A93])^3*100)+40" office:value-type="float" office:value="40.7384895757399">
            <text:p>40,74</text:p>
          </table:table-cell>
          <table:table-cell table:formula="of:=[.$G93]*(0.7+0.075*[.I$2])" office:value-type="float" office:value="148.810333961513">
            <text:p>149</text:p>
          </table:table-cell>
          <table:table-cell table:style-name="ce2" table:formula="of:=IF([.$A93]&lt;[.K$1]+6;MIN(1;([.$A93]/[.K$1])^3)*103;(([.K$1]+5)/[.$A93])^3*103)+40" office:value-type="float" office:value="42.4984144919084">
            <text:p>42,50</text:p>
          </table:table-cell>
          <table:table-cell table:formula="of:=[.$G93]*(0.7+0.075*[.K$2])" office:value-type="float" office:value="163.211334022304">
            <text:p>163</text:p>
          </table:table-cell>
          <table:table-cell table:style-name="ce2" table:formula="of:=IF([.$A93]&lt;[.M$1]+6;MIN(1;([.$A93]/[.M$1])^3)*106;(([.M$1]+5)/[.$A93])^3*106)+40" office:value-type="float" office:value="46.0119262283132">
            <text:p>46,01</text:p>
          </table:table-cell>
          <table:table-cell table:formula="of:=[.$G93]*(0.7+0.075*[.M$2])" office:value-type="float" office:value="177.612334083096">
            <text:p>178</text:p>
          </table:table-cell>
          <table:table-cell table:style-name="ce2"/>
          <table:table-cell table:formula="of:=[.$G93]*(0.7+0.075*[.O$2])" office:value-type="float" office:value="192.013334143887">
            <text:p>192</text:p>
          </table:table-cell>
          <table:table-cell table:number-columns-repeated="1009"/>
        </table:table-row>
        <table:table-row table:style-name="ro1">
          <table:table-cell office:value-type="float" office:value="955">
            <text:p>955</text:p>
          </table:table-cell>
          <table:table-cell table:formula="of:=(1+([.A94]-500)*0.07)^1.15*1.52+45" office:value-type="float" office:value="129.306152145164">
            <text:p>129</text:p>
          </table:table-cell>
          <table:table-cell table:formula="of:=[.$B94]*(0.5+0.125*[.C$2])" office:value-type="float" office:value="80.8163450907274">
            <text:p>81</text:p>
          </table:table-cell>
          <table:table-cell table:formula="of:=[.$B94]*(0.5+0.125*[.D$2])" office:value-type="float" office:value="96.9796141088729">
            <text:p>97</text:p>
          </table:table-cell>
          <table:table-cell table:formula="of:=[.$B94]*(0.5+0.125*[.E$2])" office:value-type="float" office:value="113.142883127018">
            <text:p>113</text:p>
          </table:table-cell>
          <table:table-cell table:formula="of:=[.$B94]*(0.5+0.125*[.F$2])" office:value-type="float" office:value="129.306152145164">
            <text:p>129</text:p>
          </table:table-cell>
          <table:table-cell table:formula="of:=(800+([.A94]-500)*5)^(0.64)*0.96+29" office:value-type="float" office:value="192.867229026892">
            <text:p>193</text:p>
          </table:table-cell>
          <table:table-cell table:style-name="ce2" table:formula="of:=IF([.$A94]&lt;[.I$1]+6;MIN(1;([.$A94]/[.I$1])^3)*100;(([.I$1]+5)/[.$A94])^3*100)+40" office:value-type="float" office:value="40.7269508864329">
            <text:p>40,73</text:p>
          </table:table-cell>
          <table:table-cell table:formula="of:=[.$G94]*(0.7+0.075*[.I$2])" office:value-type="float" office:value="149.472102495841">
            <text:p>149</text:p>
          </table:table-cell>
          <table:table-cell table:style-name="ce2" table:formula="of:=IF([.$A94]&lt;[.K$1]+6;MIN(1;([.$A94]/[.K$1])^3)*103;(([.K$1]+5)/[.$A94])^3*103)+40" office:value-type="float" office:value="42.4593774769941">
            <text:p>42,46</text:p>
          </table:table-cell>
          <table:table-cell table:formula="of:=[.$G94]*(0.7+0.075*[.K$2])" office:value-type="float" office:value="163.937144672858">
            <text:p>164</text:p>
          </table:table-cell>
          <table:table-cell table:style-name="ce2" table:formula="of:=IF([.$A94]&lt;[.M$1]+6;MIN(1;([.$A94]/[.M$1])^3)*106;(([.M$1]+5)/[.$A94])^3*106)+40" office:value-type="float" office:value="45.9179915931279">
            <text:p>45,92</text:p>
          </table:table-cell>
          <table:table-cell table:formula="of:=[.$G94]*(0.7+0.075*[.M$2])" office:value-type="float" office:value="178.402186849875">
            <text:p>178</text:p>
          </table:table-cell>
          <table:table-cell table:style-name="ce2"/>
          <table:table-cell table:formula="of:=[.$G94]*(0.7+0.075*[.O$2])" office:value-type="float" office:value="192.867229026892">
            <text:p>193</text:p>
          </table:table-cell>
          <table:table-cell table:number-columns-repeated="1009"/>
        </table:table-row>
        <table:table-row table:style-name="ro1">
          <table:table-cell office:value-type="float" office:value="960">
            <text:p>960</text:p>
          </table:table-cell>
          <table:table-cell table:formula="of:=(1+([.A95]-500)*0.07)^1.15*1.52+45" office:value-type="float" office:value="130.339950025691">
            <text:p>130</text:p>
          </table:table-cell>
          <table:table-cell table:formula="of:=[.$B95]*(0.5+0.125*[.C$2])" office:value-type="float" office:value="81.4624687660567">
            <text:p>81</text:p>
          </table:table-cell>
          <table:table-cell table:formula="of:=[.$B95]*(0.5+0.125*[.D$2])" office:value-type="float" office:value="97.754962519268">
            <text:p>98</text:p>
          </table:table-cell>
          <table:table-cell table:formula="of:=[.$B95]*(0.5+0.125*[.E$2])" office:value-type="float" office:value="114.047456272479">
            <text:p>114</text:p>
          </table:table-cell>
          <table:table-cell table:formula="of:=[.$B95]*(0.5+0.125*[.F$2])" office:value-type="float" office:value="130.339950025691">
            <text:p>130</text:p>
          </table:table-cell>
          <table:table-cell table:formula="of:=(800+([.A95]-500)*5)^(0.64)*0.96+29" office:value-type="float" office:value="193.718628326774">
            <text:p>194</text:p>
          </table:table-cell>
          <table:table-cell table:style-name="ce2" table:formula="of:=IF([.$A95]&lt;[.I$1]+6;MIN(1;([.$A95]/[.I$1])^3)*100;(([.I$1]+5)/[.$A95])^3*100)+40" office:value-type="float" office:value="40.7156513355396">
            <text:p>40,72</text:p>
          </table:table-cell>
          <table:table-cell table:formula="of:=[.$G95]*(0.7+0.075*[.I$2])" office:value-type="float" office:value="150.13193695325">
            <text:p>150</text:p>
          </table:table-cell>
          <table:table-cell table:style-name="ce2" table:formula="of:=IF([.$A95]&lt;[.K$1]+6;MIN(1;([.$A95]/[.K$1])^3)*103;(([.K$1]+5)/[.$A95])^3*103)+40" office:value-type="float" office:value="42.4211495010941">
            <text:p>42,42</text:p>
          </table:table-cell>
          <table:table-cell table:formula="of:=[.$G95]*(0.7+0.075*[.K$2])" office:value-type="float" office:value="164.660834077758">
            <text:p>165</text:p>
          </table:table-cell>
          <table:table-cell table:style-name="ce2" table:formula="of:=IF([.$A95]&lt;[.M$1]+6;MIN(1;([.$A95]/[.M$1])^3)*106;(([.M$1]+5)/[.$A95])^3*106)+40" office:value-type="float" office:value="45.8260037457501">
            <text:p>45,83</text:p>
          </table:table-cell>
          <table:table-cell table:formula="of:=[.$G95]*(0.7+0.075*[.M$2])" office:value-type="float" office:value="179.189731202266">
            <text:p>179</text:p>
          </table:table-cell>
          <table:table-cell table:style-name="ce2"/>
          <table:table-cell table:formula="of:=[.$G95]*(0.7+0.075*[.O$2])" office:value-type="float" office:value="193.718628326774">
            <text:p>194</text:p>
          </table:table-cell>
          <table:table-cell table:number-columns-repeated="1009"/>
        </table:table-row>
        <table:table-row table:style-name="ro1">
          <table:table-cell office:value-type="float" office:value="965">
            <text:p>965</text:p>
          </table:table-cell>
          <table:table-cell table:formula="of:=(1+([.A96]-500)*0.07)^1.15*1.52+45" office:value-type="float" office:value="131.375383998251">
            <text:p>131</text:p>
          </table:table-cell>
          <table:table-cell table:formula="of:=[.$B96]*(0.5+0.125*[.C$2])" office:value-type="float" office:value="82.109614998907">
            <text:p>82</text:p>
          </table:table-cell>
          <table:table-cell table:formula="of:=[.$B96]*(0.5+0.125*[.D$2])" office:value-type="float" office:value="98.5315379986884">
            <text:p>99</text:p>
          </table:table-cell>
          <table:table-cell table:formula="of:=[.$B96]*(0.5+0.125*[.E$2])" office:value-type="float" office:value="114.95346099847">
            <text:p>115</text:p>
          </table:table-cell>
          <table:table-cell table:formula="of:=[.$B96]*(0.5+0.125*[.F$2])" office:value-type="float" office:value="131.375383998251">
            <text:p>131</text:p>
          </table:table-cell>
          <table:table-cell table:formula="of:=(800+([.A96]-500)*5)^(0.64)*0.96+29" office:value-type="float" office:value="194.567559375346">
            <text:p>195</text:p>
          </table:table-cell>
          <table:table-cell table:style-name="ce2" table:formula="of:=IF([.$A96]&lt;[.I$1]+6;MIN(1;([.$A96]/[.I$1])^3)*100;(([.I$1]+5)/[.$A96])^3*100)+40" office:value-type="float" office:value="40.7045847598649">
            <text:p>40,70</text:p>
          </table:table-cell>
          <table:table-cell table:formula="of:=[.$G96]*(0.7+0.075*[.I$2])" office:value-type="float" office:value="150.789858515893">
            <text:p>151</text:p>
          </table:table-cell>
          <table:table-cell table:style-name="ce2" table:formula="of:=IF([.$A96]&lt;[.K$1]+6;MIN(1;([.$A96]/[.K$1])^3)*103;(([.K$1]+5)/[.$A96])^3*103)+40" office:value-type="float" office:value="42.3837097132489">
            <text:p>42,38</text:p>
          </table:table-cell>
          <table:table-cell table:formula="of:=[.$G96]*(0.7+0.075*[.K$2])" office:value-type="float" office:value="165.382425469044">
            <text:p>165</text:p>
          </table:table-cell>
          <table:table-cell table:style-name="ce2" table:formula="of:=IF([.$A96]&lt;[.M$1]+6;MIN(1;([.$A96]/[.M$1])^3)*106;(([.M$1]+5)/[.$A96])^3*106)+40" office:value-type="float" office:value="45.7359125125868">
            <text:p>45,74</text:p>
          </table:table-cell>
          <table:table-cell table:formula="of:=[.$G96]*(0.7+0.075*[.M$2])" office:value-type="float" office:value="179.974992422195">
            <text:p>180</text:p>
          </table:table-cell>
          <table:table-cell table:style-name="ce2"/>
          <table:table-cell table:formula="of:=[.$G96]*(0.7+0.075*[.O$2])" office:value-type="float" office:value="194.567559375346">
            <text:p>195</text:p>
          </table:table-cell>
          <table:table-cell table:number-columns-repeated="1009"/>
        </table:table-row>
        <table:table-row table:style-name="ro1">
          <table:table-cell office:value-type="float" office:value="970">
            <text:p>970</text:p>
          </table:table-cell>
          <table:table-cell table:formula="of:=(1+([.A97]-500)*0.07)^1.15*1.52+45" office:value-type="float" office:value="132.412439543138">
            <text:p>132</text:p>
          </table:table-cell>
          <table:table-cell table:formula="of:=[.$B97]*(0.5+0.125*[.C$2])" office:value-type="float" office:value="82.7577747144611">
            <text:p>83</text:p>
          </table:table-cell>
          <table:table-cell table:formula="of:=[.$B97]*(0.5+0.125*[.D$2])" office:value-type="float" office:value="99.3093296573533">
            <text:p>99</text:p>
          </table:table-cell>
          <table:table-cell table:formula="of:=[.$B97]*(0.5+0.125*[.E$2])" office:value-type="float" office:value="115.860884600246">
            <text:p>116</text:p>
          </table:table-cell>
          <table:table-cell table:formula="of:=[.$B97]*(0.5+0.125*[.F$2])" office:value-type="float" office:value="132.412439543138">
            <text:p>132</text:p>
          </table:table-cell>
          <table:table-cell table:formula="of:=(800+([.A97]-500)*5)^(0.64)*0.96+29" office:value-type="float" office:value="195.414048989121">
            <text:p>195</text:p>
          </table:table-cell>
          <table:table-cell table:style-name="ce2" table:formula="of:=IF([.$A97]&lt;[.I$1]+6;MIN(1;([.$A97]/[.I$1])^3)*100;(([.I$1]+5)/[.$A97])^3*100)+40" office:value-type="float" office:value="40.6937451858442">
            <text:p>40,69</text:p>
          </table:table-cell>
          <table:table-cell table:formula="of:=[.$G97]*(0.7+0.075*[.I$2])" office:value-type="float" office:value="151.445887966569">
            <text:p>151</text:p>
          </table:table-cell>
          <table:table-cell table:style-name="ce2" table:formula="of:=IF([.$A97]&lt;[.K$1]+6;MIN(1;([.$A97]/[.K$1])^3)*103;(([.K$1]+5)/[.$A97])^3*103)+40" office:value-type="float" office:value="42.3470379040467">
            <text:p>42,35</text:p>
          </table:table-cell>
          <table:table-cell table:formula="of:=[.$G97]*(0.7+0.075*[.K$2])" office:value-type="float" office:value="166.101941640753">
            <text:p>166</text:p>
          </table:table-cell>
          <table:table-cell table:style-name="ce2" table:formula="of:=IF([.$A97]&lt;[.M$1]+6;MIN(1;([.$A97]/[.M$1])^3)*106;(([.M$1]+5)/[.$A97])^3*106)+40" office:value-type="float" office:value="45.6476692637999">
            <text:p>45,65</text:p>
          </table:table-cell>
          <table:table-cell table:formula="of:=[.$G97]*(0.7+0.075*[.M$2])" office:value-type="float" office:value="180.757995314937">
            <text:p>181</text:p>
          </table:table-cell>
          <table:table-cell table:style-name="ce2"/>
          <table:table-cell table:formula="of:=[.$G97]*(0.7+0.075*[.O$2])" office:value-type="float" office:value="195.414048989121">
            <text:p>195</text:p>
          </table:table-cell>
          <table:table-cell table:number-columns-repeated="1009"/>
        </table:table-row>
        <table:table-row table:style-name="ro1">
          <table:table-cell office:value-type="float" office:value="975">
            <text:p>975</text:p>
          </table:table-cell>
          <table:table-cell table:formula="of:=(1+([.A98]-500)*0.07)^1.15*1.52+45" office:value-type="float" office:value="133.451102418204">
            <text:p>133</text:p>
          </table:table-cell>
          <table:table-cell table:formula="of:=[.$B98]*(0.5+0.125*[.C$2])" office:value-type="float" office:value="83.4069390113774">
            <text:p>83</text:p>
          </table:table-cell>
          <table:table-cell table:formula="of:=[.$B98]*(0.5+0.125*[.D$2])" office:value-type="float" office:value="100.088326813653">
            <text:p>100</text:p>
          </table:table-cell>
          <table:table-cell table:formula="of:=[.$B98]*(0.5+0.125*[.E$2])" office:value-type="float" office:value="116.769714615928">
            <text:p>117</text:p>
          </table:table-cell>
          <table:table-cell table:formula="of:=[.$B98]*(0.5+0.125*[.F$2])" office:value-type="float" office:value="133.451102418204">
            <text:p>133</text:p>
          </table:table-cell>
          <table:table-cell table:formula="of:=(800+([.A98]-500)*5)^(0.64)*0.96+29" office:value-type="float" office:value="196.258123483039">
            <text:p>196</text:p>
          </table:table-cell>
          <table:table-cell table:style-name="ce2" table:formula="of:=IF([.$A98]&lt;[.I$1]+6;MIN(1;([.$A98]/[.I$1])^3)*100;(([.I$1]+5)/[.$A98])^3*100)+40" office:value-type="float" office:value="40.6831268227718">
            <text:p>40,68</text:p>
          </table:table-cell>
          <table:table-cell table:formula="of:=[.$G98]*(0.7+0.075*[.I$2])" office:value-type="float" office:value="152.100045699355">
            <text:p>152</text:p>
          </table:table-cell>
          <table:table-cell table:style-name="ce2" table:formula="of:=IF([.$A98]&lt;[.K$1]+6;MIN(1;([.$A98]/[.K$1])^3)*103;(([.K$1]+5)/[.$A98])^3*103)+40" office:value-type="float" office:value="42.3111144827121">
            <text:p>42,31</text:p>
          </table:table-cell>
          <table:table-cell table:formula="of:=[.$G98]*(0.7+0.075*[.K$2])" office:value-type="float" office:value="166.819404960583">
            <text:p>167</text:p>
          </table:table-cell>
          <table:table-cell table:style-name="ce2" table:formula="of:=IF([.$A98]&lt;[.M$1]+6;MIN(1;([.$A98]/[.M$1])^3)*106;(([.M$1]+5)/[.$A98])^3*106)+40" office:value-type="float" office:value="45.5612268581736">
            <text:p>45,56</text:p>
          </table:table-cell>
          <table:table-cell table:formula="of:=[.$G98]*(0.7+0.075*[.M$2])" office:value-type="float" office:value="181.538764221811">
            <text:p>182</text:p>
          </table:table-cell>
          <table:table-cell table:style-name="ce2"/>
          <table:table-cell table:formula="of:=[.$G98]*(0.7+0.075*[.O$2])" office:value-type="float" office:value="196.258123483039">
            <text:p>196</text:p>
          </table:table-cell>
          <table:table-cell table:number-columns-repeated="1009"/>
        </table:table-row>
        <table:table-row table:style-name="ro1">
          <table:table-cell office:value-type="float" office:value="980">
            <text:p>980</text:p>
          </table:table-cell>
          <table:table-cell table:formula="of:=(1+([.A99]-500)*0.07)^1.15*1.52+45" office:value-type="float" office:value="134.491358650773">
            <text:p>134</text:p>
          </table:table-cell>
          <table:table-cell table:formula="of:=[.$B99]*(0.5+0.125*[.C$2])" office:value-type="float" office:value="84.0570991567332">
            <text:p>84</text:p>
          </table:table-cell>
          <table:table-cell table:formula="of:=[.$B99]*(0.5+0.125*[.D$2])" office:value-type="float" office:value="100.86851898808">
            <text:p>101</text:p>
          </table:table-cell>
          <table:table-cell table:formula="of:=[.$B99]*(0.5+0.125*[.E$2])" office:value-type="float" office:value="117.679938819427">
            <text:p>118</text:p>
          </table:table-cell>
          <table:table-cell table:formula="of:=[.$B99]*(0.5+0.125*[.F$2])" office:value-type="float" office:value="134.491358650773">
            <text:p>134</text:p>
          </table:table-cell>
          <table:table-cell table:formula="of:=(800+([.A99]-500)*5)^(0.64)*0.96+29" office:value-type="float" office:value="197.099808683713">
            <text:p>197</text:p>
          </table:table-cell>
          <table:table-cell table:style-name="ce2" table:formula="of:=IF([.$A99]&lt;[.I$1]+6;MIN(1;([.$A99]/[.I$1])^3)*100;(([.I$1]+5)/[.$A99])^3*100)+40" office:value-type="float" office:value="40.6727240563031">
            <text:p>40,67</text:p>
          </table:table-cell>
          <table:table-cell table:formula="of:=[.$G99]*(0.7+0.075*[.I$2])" office:value-type="float" office:value="152.752351729878">
            <text:p>153</text:p>
          </table:table-cell>
          <table:table-cell table:style-name="ce2" table:formula="of:=IF([.$A99]&lt;[.K$1]+6;MIN(1;([.$A99]/[.K$1])^3)*103;(([.K$1]+5)/[.$A99])^3*103)+40" office:value-type="float" office:value="42.275920455125">
            <text:p>42,28</text:p>
          </table:table-cell>
          <table:table-cell table:formula="of:=[.$G99]*(0.7+0.075*[.K$2])" office:value-type="float" office:value="167.534837381156">
            <text:p>168</text:p>
          </table:table-cell>
          <table:table-cell table:style-name="ce2" table:formula="of:=IF([.$A99]&lt;[.M$1]+6;MIN(1;([.$A99]/[.M$1])^3)*106;(([.M$1]+5)/[.$A99])^3*106)+40" office:value-type="float" office:value="45.4765395902218">
            <text:p>45,48</text:p>
          </table:table-cell>
          <table:table-cell table:formula="of:=[.$G99]*(0.7+0.075*[.M$2])" office:value-type="float" office:value="182.317323032435">
            <text:p>182</text:p>
          </table:table-cell>
          <table:table-cell table:style-name="ce2"/>
          <table:table-cell table:formula="of:=[.$G99]*(0.7+0.075*[.O$2])" office:value-type="float" office:value="197.099808683713">
            <text:p>197</text:p>
          </table:table-cell>
          <table:table-cell table:number-columns-repeated="1009"/>
        </table:table-row>
        <table:table-row table:style-name="ro1">
          <table:table-cell office:value-type="float" office:value="985">
            <text:p>985</text:p>
          </table:table-cell>
          <table:table-cell table:formula="of:=(1+([.A100]-500)*0.07)^1.15*1.52+45" office:value-type="float" office:value="135.533194529865">
            <text:p>136</text:p>
          </table:table-cell>
          <table:table-cell table:formula="of:=[.$B100]*(0.5+0.125*[.C$2])" office:value-type="float" office:value="84.7082465811655">
            <text:p>85</text:p>
          </table:table-cell>
          <table:table-cell table:formula="of:=[.$B100]*(0.5+0.125*[.D$2])" office:value-type="float" office:value="101.649895897399">
            <text:p>102</text:p>
          </table:table-cell>
          <table:table-cell table:formula="of:=[.$B100]*(0.5+0.125*[.E$2])" office:value-type="float" office:value="118.591545213632">
            <text:p>119</text:p>
          </table:table-cell>
          <table:table-cell table:formula="of:=[.$B100]*(0.5+0.125*[.F$2])" office:value-type="float" office:value="135.533194529865">
            <text:p>136</text:p>
          </table:table-cell>
          <table:table-cell table:formula="of:=(800+([.A100]-500)*5)^(0.64)*0.96+29" office:value-type="float" office:value="197.939129942237">
            <text:p>198</text:p>
          </table:table-cell>
          <table:table-cell table:style-name="ce2" table:formula="of:=IF([.$A100]&lt;[.I$1]+6;MIN(1;([.$A100]/[.I$1])^3)*100;(([.I$1]+5)/[.$A100])^3*100)+40" office:value-type="float" office:value="40.66253144222">
            <text:p>40,66</text:p>
          </table:table-cell>
          <table:table-cell table:formula="of:=[.$G100]*(0.7+0.075*[.I$2])" office:value-type="float" office:value="153.402825705234">
            <text:p>153</text:p>
          </table:table-cell>
          <table:table-cell table:style-name="ce2" table:formula="of:=IF([.$A100]&lt;[.K$1]+6;MIN(1;([.$A100]/[.K$1])^3)*103;(([.K$1]+5)/[.$A100])^3*103)+40" office:value-type="float" office:value="42.2414374027271">
            <text:p>42,24</text:p>
          </table:table-cell>
          <table:table-cell table:formula="of:=[.$G100]*(0.7+0.075*[.K$2])" office:value-type="float" office:value="168.248260450901">
            <text:p>168</text:p>
          </table:table-cell>
          <table:table-cell table:style-name="ce2" table:formula="of:=IF([.$A100]&lt;[.M$1]+6;MIN(1;([.$A100]/[.M$1])^3)*106;(([.M$1]+5)/[.$A100])^3*106)+40" office:value-type="float" office:value="45.3935631394309">
            <text:p>45,39</text:p>
          </table:table-cell>
          <table:table-cell table:formula="of:=[.$G100]*(0.7+0.075*[.M$2])" office:value-type="float" office:value="183.093695196569">
            <text:p>183</text:p>
          </table:table-cell>
          <table:table-cell table:style-name="ce2"/>
          <table:table-cell table:formula="of:=[.$G100]*(0.7+0.075*[.O$2])" office:value-type="float" office:value="197.939129942237">
            <text:p>198</text:p>
          </table:table-cell>
          <table:table-cell table:number-columns-repeated="1009"/>
        </table:table-row>
        <table:table-row table:style-name="ro1">
          <table:table-cell office:value-type="float" office:value="990">
            <text:p>990</text:p>
          </table:table-cell>
          <table:table-cell table:formula="of:=(1+([.A101]-500)*0.07)^1.15*1.52+45" office:value-type="float" office:value="136.576596598718">
            <text:p>137</text:p>
          </table:table-cell>
          <table:table-cell table:formula="of:=[.$B101]*(0.5+0.125*[.C$2])" office:value-type="float" office:value="85.3603728741985">
            <text:p>85</text:p>
          </table:table-cell>
          <table:table-cell table:formula="of:=[.$B101]*(0.5+0.125*[.D$2])" office:value-type="float" office:value="102.432447449038">
            <text:p>102</text:p>
          </table:table-cell>
          <table:table-cell table:formula="of:=[.$B101]*(0.5+0.125*[.E$2])" office:value-type="float" office:value="119.504522023878">
            <text:p>120</text:p>
          </table:table-cell>
          <table:table-cell table:formula="of:=[.$B101]*(0.5+0.125*[.F$2])" office:value-type="float" office:value="136.576596598718">
            <text:p>137</text:p>
          </table:table-cell>
          <table:table-cell table:formula="of:=(800+([.A101]-500)*5)^(0.64)*0.96+29" office:value-type="float" office:value="198.776112146547">
            <text:p>199</text:p>
          </table:table-cell>
          <table:table-cell table:style-name="ce2" table:formula="of:=IF([.$A101]&lt;[.I$1]+6;MIN(1;([.$A101]/[.I$1])^3)*100;(([.I$1]+5)/[.$A101])^3*100)+40" office:value-type="float" office:value="40.652543700447">
            <text:p>40,65</text:p>
          </table:table-cell>
          <table:table-cell table:formula="of:=[.$G101]*(0.7+0.075*[.I$2])" office:value-type="float" office:value="154.051486913574">
            <text:p>154</text:p>
          </table:table-cell>
          <table:table-cell table:style-name="ce2" table:formula="of:=IF([.$A101]&lt;[.K$1]+6;MIN(1;([.$A101]/[.K$1])^3)*103;(([.K$1]+5)/[.$A101])^3*103)+40" office:value-type="float" office:value="42.2076474622771">
            <text:p>42,21</text:p>
          </table:table-cell>
          <table:table-cell table:formula="of:=[.$G101]*(0.7+0.075*[.K$2])" office:value-type="float" office:value="168.959695324565">
            <text:p>169</text:p>
          </table:table-cell>
          <table:table-cell table:style-name="ce2" table:formula="of:=IF([.$A101]&lt;[.M$1]+6;MIN(1;([.$A101]/[.M$1])^3)*106;(([.M$1]+5)/[.$A101])^3*106)+40" office:value-type="float" office:value="45.3122545215444">
            <text:p>45,31</text:p>
          </table:table-cell>
          <table:table-cell table:formula="of:=[.$G101]*(0.7+0.075*[.M$2])" office:value-type="float" office:value="183.867903735556">
            <text:p>184</text:p>
          </table:table-cell>
          <table:table-cell table:style-name="ce2"/>
          <table:table-cell table:formula="of:=[.$G101]*(0.7+0.075*[.O$2])" office:value-type="float" office:value="198.776112146547">
            <text:p>199</text:p>
          </table:table-cell>
          <table:table-cell table:number-columns-repeated="1009"/>
        </table:table-row>
        <table:table-row table:style-name="ro1">
          <table:table-cell office:value-type="float" office:value="995">
            <text:p>995</text:p>
          </table:table-cell>
          <table:table-cell table:formula="of:=(1+([.A102]-500)*0.07)^1.15*1.52+45" office:value-type="float" office:value="137.621551647602">
            <text:p>138</text:p>
          </table:table-cell>
          <table:table-cell table:formula="of:=[.$B102]*(0.5+0.125*[.C$2])" office:value-type="float" office:value="86.0134697797509">
            <text:p>86</text:p>
          </table:table-cell>
          <table:table-cell table:formula="of:=[.$B102]*(0.5+0.125*[.D$2])" office:value-type="float" office:value="103.216163735701">
            <text:p>103</text:p>
          </table:table-cell>
          <table:table-cell table:formula="of:=[.$B102]*(0.5+0.125*[.E$2])" office:value-type="float" office:value="120.418857691651">
            <text:p>120</text:p>
          </table:table-cell>
          <table:table-cell table:formula="of:=[.$B102]*(0.5+0.125*[.F$2])" office:value-type="float" office:value="137.621551647602">
            <text:p>138</text:p>
          </table:table-cell>
          <table:table-cell table:formula="of:=(800+([.A102]-500)*5)^(0.64)*0.96+29" office:value-type="float" office:value="199.610779733382">
            <text:p>200</text:p>
          </table:table-cell>
          <table:table-cell table:style-name="ce2" table:formula="of:=IF([.$A102]&lt;[.I$1]+6;MIN(1;([.$A102]/[.I$1])^3)*100;(([.I$1]+5)/[.$A102])^3*100)+40" office:value-type="float" office:value="40.6427557093059">
            <text:p>40,64</text:p>
          </table:table-cell>
          <table:table-cell table:formula="of:=[.$G102]*(0.7+0.075*[.I$2])" office:value-type="float" office:value="154.698354293371">
            <text:p>155</text:p>
          </table:table-cell>
          <table:table-cell table:style-name="ce2" table:formula="of:=IF([.$A102]&lt;[.K$1]+6;MIN(1;([.$A102]/[.K$1])^3)*103;(([.K$1]+5)/[.$A102])^3*103)+40" office:value-type="float" office:value="42.1745333064149">
            <text:p>42,17</text:p>
          </table:table-cell>
          <table:table-cell table:formula="of:=[.$G102]*(0.7+0.075*[.K$2])" office:value-type="float" office:value="169.669162773375">
            <text:p>170</text:p>
          </table:table-cell>
          <table:table-cell table:style-name="ce2" table:formula="of:=IF([.$A102]&lt;[.M$1]+6;MIN(1;([.$A102]/[.M$1])^3)*106;(([.M$1]+5)/[.$A102])^3*106)+40" office:value-type="float" office:value="45.2325720417953">
            <text:p>45,23</text:p>
          </table:table-cell>
          <table:table-cell table:formula="of:=[.$G102]*(0.7+0.075*[.M$2])" office:value-type="float" office:value="184.639971253378">
            <text:p>185</text:p>
          </table:table-cell>
          <table:table-cell table:style-name="ce2"/>
          <table:table-cell table:formula="of:=[.$G102]*(0.7+0.075*[.O$2])" office:value-type="float" office:value="199.610779733382">
            <text:p>200</text:p>
          </table:table-cell>
          <table:table-cell table:number-columns-repeated="1009"/>
        </table:table-row>
        <table:table-row table:style-name="ro1">
          <table:table-cell office:value-type="float" office:value="1000">
            <text:p>1000</text:p>
          </table:table-cell>
          <table:table-cell table:formula="of:=(1+([.A103]-500)*0.07)^1.15*1.52+45" office:value-type="float" office:value="138.668046706899">
            <text:p>139</text:p>
          </table:table-cell>
          <table:table-cell table:formula="of:=[.$B103]*(0.5+0.125*[.C$2])" office:value-type="float" office:value="86.6675291918119">
            <text:p>87</text:p>
          </table:table-cell>
          <table:table-cell table:formula="of:=[.$B103]*(0.5+0.125*[.D$2])" office:value-type="float" office:value="104.001035030174">
            <text:p>104</text:p>
          </table:table-cell>
          <table:table-cell table:formula="of:=[.$B103]*(0.5+0.125*[.E$2])" office:value-type="float" office:value="121.334540868537">
            <text:p>121</text:p>
          </table:table-cell>
          <table:table-cell table:formula="of:=[.$B103]*(0.5+0.125*[.F$2])" office:value-type="float" office:value="138.668046706899">
            <text:p>139</text:p>
          </table:table-cell>
          <table:table-cell table:formula="of:=(800+([.A103]-500)*5)^(0.64)*0.96+29" office:value-type="float" office:value="200.443156699838">
            <text:p>200</text:p>
          </table:table-cell>
          <table:table-cell table:style-name="ce2" table:formula="of:=IF([.$A103]&lt;[.I$1]+6;MIN(1;([.$A103]/[.I$1])^3)*100;(([.I$1]+5)/[.$A103])^3*100)+40" office:value-type="float" office:value="40.6331625">
            <text:p>40,63</text:p>
          </table:table-cell>
          <table:table-cell table:formula="of:=[.$G103]*(0.7+0.075*[.I$2])" office:value-type="float" office:value="155.343446442374">
            <text:p>155</text:p>
          </table:table-cell>
          <table:table-cell table:style-name="ce2" table:formula="of:=IF([.$A103]&lt;[.K$1]+6;MIN(1;([.$A103]/[.K$1])^3)*103;(([.K$1]+5)/[.$A103])^3*103)+40" office:value-type="float" office:value="42.142078125">
            <text:p>42,14</text:p>
          </table:table-cell>
          <table:table-cell table:formula="of:=[.$G103]*(0.7+0.075*[.K$2])" office:value-type="float" office:value="170.376683194862">
            <text:p>170</text:p>
          </table:table-cell>
          <table:table-cell table:style-name="ce2" table:formula="of:=IF([.$A103]&lt;[.M$1]+6;MIN(1;([.$A103]/[.M$1])^3)*106;(([.M$1]+5)/[.$A103])^3*106)+40" office:value-type="float" office:value="45.15447525">
            <text:p>45,15</text:p>
          </table:table-cell>
          <table:table-cell table:formula="of:=[.$G103]*(0.7+0.075*[.M$2])" office:value-type="float" office:value="185.40991994735">
            <text:p>185</text:p>
          </table:table-cell>
          <table:table-cell table:style-name="ce2"/>
          <table:table-cell table:formula="of:=[.$G103]*(0.7+0.075*[.O$2])" office:value-type="float" office:value="200.443156699838">
            <text:p>200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2"/>
          <table:table-cell office:value-type="float" office:value="0.75">
            <text:p>1</text:p>
          </table:table-cell>
          <table:table-cell/>
          <table:table-cell office:value-type="float" office:value="0.5">
            <text:p>1</text:p>
          </table:table-cell>
          <table:table-cell/>
          <table:table-cell office:value-type="float" office:value="0.35">
            <text:p>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x" table:style-name="ta1" table:print="false">
        <table:table-column table:style-name="co1" table:number-columns-repeated="16" table:default-cell-style-name="ce1"/>
        <table:table-column table:style-name="co2" table:number-columns-repeated="10" table:default-cell-style-name="ce1"/>
        <table:table-column table:style-name="co1" table:number-columns-repeated="998" table:default-cell-style-name="ce1"/>
        <table:table-row table:style-name="ro1">
          <table:table-cell table:number-columns-repeated="8"/>
          <table:table-cell office:value-type="float" office:value="180">
            <text:p>180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50">
            <text:p>450</text:p>
          </table:table-cell>
          <table:table-cell table:style-name="ce3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number-columns-spanned="2" table:number-rows-spanned="35"/>
          <table:covered-table-cell/>
          <table:table-cell table:number-columns-repeated="996"/>
        </table:table-row>
        <table:table-row table:style-name="ro1">
          <table:table-cell office:value-type="string">
            <text:p>temp</text:p>
          </table:table-cell>
          <table:table-cell office:value-type="string">
            <text:p>output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fficiency: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covered-table-cell table:style-name="ce3">
            <draw:frame table:end-cell-address="mox.AB27" table:end-x="1.621cm" table:end-y="0.331cm" draw:z-index="0" draw:style-name="gr1" draw:text-style-name="P1" svg:width="22.18cm" svg:height="11.191cm" svg:x="0.582cm" svg:y="0.431cm">
              <draw:object draw:notify-on-update-of-ranges="mox.A3:mox.A103 mox.G2:mox.G2 mox.G3:mox.G103 mox.I2:mox.I2 mox.I3:mox.I103 mox.K2:mox.K2 mox.K3:mox.K103 mox.M2:mox.M2 mox.M3:mox.M103 mox.O2:mox.O2 mox.O3:mox.O103 mox.B2:mox.B2 mox.B3:mox.B103 mox.C2:mox.C2 mox.C3:mox.C103 mox.D2:mox.D2 mox.D3:mox.D103 mox.E2:mox.E2 mox.E3:mox.E103 mox.F2:mox.F2 mox.F3:mox.F10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covered-table-cell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00">
            <text:p>500</text:p>
          </table:table-cell>
          <table:table-cell table:formula="of:=((1+([.A3]-500)*0.16)^1.08+35)" office:value-type="float" office:value="36">
            <text:p>36</text:p>
          </table:table-cell>
          <table:table-cell table:formula="of:=[.$B3]*(0.5+0.125*[.C$2])" office:value-type="float" office:value="22.5">
            <text:p>23</text:p>
          </table:table-cell>
          <table:table-cell table:formula="of:=[.$B3]*(0.5+0.125*[.D$2])" office:value-type="float" office:value="27">
            <text:p>27</text:p>
          </table:table-cell>
          <table:table-cell table:formula="of:=[.$B3]*(0.5+0.125*[.E$2])" office:value-type="float" office:value="31.5">
            <text:p>32</text:p>
          </table:table-cell>
          <table:table-cell table:formula="of:=[.$B3]*(0.5+0.125*[.F$2])" office:value-type="float" office:value="36">
            <text:p>36</text:p>
          </table:table-cell>
          <table:table-cell table:formula="of:=(3+([.A3]-500)*0.11)^1.19+80" office:value-type="float" office:value="83.6963602657">
            <text:p>84</text:p>
          </table:table-cell>
          <table:table-cell table:style-name="ce2" table:formula="of:=IF([.$A3]&lt;[.I$1]+6;MIN(1;([.$A3]/[.I$1])^3)*100;(([.I$1]+5)/[.$A3])^3*100)+40" office:value-type="float" office:value="45.0653">
            <text:p>45,07</text:p>
          </table:table-cell>
          <table:table-cell table:formula="of:=[.$G3]*(0.7+0.075*[.I$2])" office:value-type="float" office:value="64.8646792059175">
            <text:p>65</text:p>
          </table:table-cell>
          <table:table-cell table:style-name="ce2" table:formula="of:=IF([.$A3]&lt;[.K$1]+6;MIN(1;([.$A3]/[.K$1])^3)*103;(([.K$1]+5)/[.$A3])^3*103)+40" office:value-type="float" office:value="57.136625">
            <text:p>57,14</text:p>
          </table:table-cell>
          <table:table-cell table:formula="of:=[.$G3]*(0.7+0.075*[.K$2])" office:value-type="float" office:value="71.141906225845">
            <text:p>71</text:p>
          </table:table-cell>
          <table:table-cell table:style-name="ce2" table:formula="of:=IF([.$A3]&lt;[.M$1]+6;MIN(1;([.$A3]/[.M$1])^3)*106;(([.M$1]+5)/[.$A3])^3*106)+40" office:value-type="float" office:value="81.235802">
            <text:p>81,24</text:p>
          </table:table-cell>
          <table:table-cell table:formula="of:=[.$G3]*(0.7+0.075*[.M$2])" office:value-type="float" office:value="77.4191332457725">
            <text:p>77</text:p>
          </table:table-cell>
          <table:table-cell table:style-name="ce2"/>
          <table:table-cell table:formula="of:=[.$G3]*(0.7+0.075*[.O$2])" office:value-type="float" office:value="83.6963602657">
            <text:p>8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05">
            <text:p>505</text:p>
          </table:table-cell>
          <table:table-cell table:formula="of:=((1+([.A4]-500)*0.16)^1.08+35)" office:value-type="float" office:value="36.8866628830497">
            <text:p>37</text:p>
          </table:table-cell>
          <table:table-cell table:formula="of:=[.$B4]*(0.5+0.125*[.C$2])" office:value-type="float" office:value="23.0541643019061">
            <text:p>23</text:p>
          </table:table-cell>
          <table:table-cell table:formula="of:=[.$B4]*(0.5+0.125*[.D$2])" office:value-type="float" office:value="27.6649971622873">
            <text:p>28</text:p>
          </table:table-cell>
          <table:table-cell table:formula="of:=[.$B4]*(0.5+0.125*[.E$2])" office:value-type="float" office:value="32.2758300226685">
            <text:p>32</text:p>
          </table:table-cell>
          <table:table-cell table:formula="of:=[.$B4]*(0.5+0.125*[.F$2])" office:value-type="float" office:value="36.8866628830497">
            <text:p>37</text:p>
          </table:table-cell>
          <table:table-cell table:formula="of:=(3+([.A4]-500)*0.11)^1.19+80" office:value-type="float" office:value="84.5161851682071">
            <text:p>85</text:p>
          </table:table-cell>
          <table:table-cell table:style-name="ce2" table:formula="of:=IF([.$A4]&lt;[.I$1]+6;MIN(1;([.$A4]/[.I$1])^3)*100;(([.I$1]+5)/[.$A4])^3*100)+40" office:value-type="float" office:value="44.9163302762979">
            <text:p>44,92</text:p>
          </table:table-cell>
          <table:table-cell table:formula="of:=[.$G4]*(0.7+0.075*[.I$2])" office:value-type="float" office:value="65.5000435053605">
            <text:p>66</text:p>
          </table:table-cell>
          <table:table-cell table:style-name="ce2" table:formula="of:=IF([.$A4]&lt;[.K$1]+6;MIN(1;([.$A4]/[.K$1])^3)*103;(([.K$1]+5)/[.$A4])^3*103)+40" office:value-type="float" office:value="56.6326393937306">
            <text:p>56,63</text:p>
          </table:table-cell>
          <table:table-cell table:formula="of:=[.$G4]*(0.7+0.075*[.K$2])" office:value-type="float" office:value="71.8387573929761">
            <text:p>72</text:p>
          </table:table-cell>
          <table:table-cell table:style-name="ce2" table:formula="of:=IF([.$A4]&lt;[.M$1]+6;MIN(1;([.$A4]/[.M$1])^3)*106;(([.M$1]+5)/[.$A4])^3*106)+40" office:value-type="float" office:value="80.0230631630951">
            <text:p>80,02</text:p>
          </table:table-cell>
          <table:table-cell table:formula="of:=[.$G4]*(0.7+0.075*[.M$2])" office:value-type="float" office:value="78.1774712805916">
            <text:p>78</text:p>
          </table:table-cell>
          <table:table-cell table:style-name="ce2"/>
          <table:table-cell table:formula="of:=[.$G4]*(0.7+0.075*[.O$2])" office:value-type="float" office:value="84.5161851682071">
            <text:p>8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10">
            <text:p>510</text:p>
          </table:table-cell>
          <table:table-cell table:formula="of:=((1+([.A5]-500)*0.16)^1.08+35)" office:value-type="float" office:value="37.8065398672598">
            <text:p>38</text:p>
          </table:table-cell>
          <table:table-cell table:formula="of:=[.$B5]*(0.5+0.125*[.C$2])" office:value-type="float" office:value="23.6290874170374">
            <text:p>24</text:p>
          </table:table-cell>
          <table:table-cell table:formula="of:=[.$B5]*(0.5+0.125*[.D$2])" office:value-type="float" office:value="28.3549049004448">
            <text:p>28</text:p>
          </table:table-cell>
          <table:table-cell table:formula="of:=[.$B5]*(0.5+0.125*[.E$2])" office:value-type="float" office:value="33.0807223838523">
            <text:p>33</text:p>
          </table:table-cell>
          <table:table-cell table:formula="of:=[.$B5]*(0.5+0.125*[.F$2])" office:value-type="float" office:value="37.8065398672598">
            <text:p>38</text:p>
          </table:table-cell>
          <table:table-cell table:formula="of:=(3+([.A5]-500)*0.11)^1.19+80" office:value-type="float" office:value="85.3605924394089">
            <text:p>85</text:p>
          </table:table-cell>
          <table:table-cell table:style-name="ce2" table:formula="of:=IF([.$A5]&lt;[.I$1]+6;MIN(1;([.$A5]/[.I$1])^3)*100;(([.I$1]+5)/[.$A5])^3*100)+40" office:value-type="float" office:value="44.7731453211812">
            <text:p>44,77</text:p>
          </table:table-cell>
          <table:table-cell table:formula="of:=[.$G5]*(0.7+0.075*[.I$2])" office:value-type="float" office:value="66.1544591405419">
            <text:p>66</text:p>
          </table:table-cell>
          <table:table-cell table:style-name="ce2" table:formula="of:=IF([.$A5]&lt;[.K$1]+6;MIN(1;([.$A5]/[.K$1])^3)*103;(([.K$1]+5)/[.$A5])^3*103)+40" office:value-type="float" office:value="56.1482244762572">
            <text:p>56,15</text:p>
          </table:table-cell>
          <table:table-cell table:formula="of:=[.$G5]*(0.7+0.075*[.K$2])" office:value-type="float" office:value="72.5565035734976">
            <text:p>73</text:p>
          </table:table-cell>
          <table:table-cell table:style-name="ce2" table:formula="of:=IF([.$A5]&lt;[.M$1]+6;MIN(1;([.$A5]/[.M$1])^3)*106;(([.M$1]+5)/[.$A5])^3*106)+40" office:value-type="float" office:value="78.8574172075597">
            <text:p>78,86</text:p>
          </table:table-cell>
          <table:table-cell table:formula="of:=[.$G5]*(0.7+0.075*[.M$2])" office:value-type="float" office:value="78.9585480064532">
            <text:p>79</text:p>
          </table:table-cell>
          <table:table-cell table:style-name="ce2"/>
          <table:table-cell table:formula="of:=[.$G5]*(0.7+0.075*[.O$2])" office:value-type="float" office:value="85.3605924394089">
            <text:p>8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15">
            <text:p>515</text:p>
          </table:table-cell>
          <table:table-cell table:formula="of:=((1+([.A6]-500)*0.16)^1.08+35)" office:value-type="float" office:value="38.7497061096527">
            <text:p>39</text:p>
          </table:table-cell>
          <table:table-cell table:formula="of:=[.$B6]*(0.5+0.125*[.C$2])" office:value-type="float" office:value="24.2185663185329">
            <text:p>24</text:p>
          </table:table-cell>
          <table:table-cell table:formula="of:=[.$B6]*(0.5+0.125*[.D$2])" office:value-type="float" office:value="29.0622795822395">
            <text:p>29</text:p>
          </table:table-cell>
          <table:table-cell table:formula="of:=[.$B6]*(0.5+0.125*[.E$2])" office:value-type="float" office:value="33.9059928459461">
            <text:p>34</text:p>
          </table:table-cell>
          <table:table-cell table:formula="of:=[.$B6]*(0.5+0.125*[.F$2])" office:value-type="float" office:value="38.7497061096527">
            <text:p>39</text:p>
          </table:table-cell>
          <table:table-cell table:formula="of:=(3+([.A6]-500)*0.11)^1.19+80" office:value-type="float" office:value="86.2268587448023">
            <text:p>86</text:p>
          </table:table-cell>
          <table:table-cell table:style-name="ce2" table:formula="of:=IF([.$A6]&lt;[.I$1]+6;MIN(1;([.$A6]/[.I$1])^3)*100;(([.I$1]+5)/[.$A6])^3*100)+40" office:value-type="float" office:value="44.6354670471216">
            <text:p>44,64</text:p>
          </table:table-cell>
          <table:table-cell table:formula="of:=[.$G6]*(0.7+0.075*[.I$2])" office:value-type="float" office:value="66.8258155272218">
            <text:p>67</text:p>
          </table:table-cell>
          <table:table-cell table:style-name="ce2" table:formula="of:=IF([.$A6]&lt;[.K$1]+6;MIN(1;([.$A6]/[.K$1])^3)*103;(([.K$1]+5)/[.$A6])^3*103)+40" office:value-type="float" office:value="55.6824394382128">
            <text:p>55,68</text:p>
          </table:table-cell>
          <table:table-cell table:formula="of:=[.$G6]*(0.7+0.075*[.K$2])" office:value-type="float" office:value="73.2928299330819">
            <text:p>73</text:p>
          </table:table-cell>
          <table:table-cell table:style-name="ce2" table:formula="of:=IF([.$A6]&lt;[.M$1]+6;MIN(1;([.$A6]/[.M$1])^3)*106;(([.M$1]+5)/[.$A6])^3*106)+40" office:value-type="float" office:value="77.7366002670383">
            <text:p>77,74</text:p>
          </table:table-cell>
          <table:table-cell table:formula="of:=[.$G6]*(0.7+0.075*[.M$2])" office:value-type="float" office:value="79.7598443389421">
            <text:p>80</text:p>
          </table:table-cell>
          <table:table-cell table:style-name="ce2"/>
          <table:table-cell table:formula="of:=[.$G6]*(0.7+0.075*[.O$2])" office:value-type="float" office:value="86.2268587448023">
            <text:p>86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20">
            <text:p>520</text:p>
          </table:table-cell>
          <table:table-cell table:formula="of:=((1+([.A7]-500)*0.16)^1.08+35)" office:value-type="float" office:value="39.7109580138451">
            <text:p>40</text:p>
          </table:table-cell>
          <table:table-cell table:formula="of:=[.$B7]*(0.5+0.125*[.C$2])" office:value-type="float" office:value="24.8193487586532">
            <text:p>25</text:p>
          </table:table-cell>
          <table:table-cell table:formula="of:=[.$B7]*(0.5+0.125*[.D$2])" office:value-type="float" office:value="29.7832185103838">
            <text:p>30</text:p>
          </table:table-cell>
          <table:table-cell table:formula="of:=[.$B7]*(0.5+0.125*[.E$2])" office:value-type="float" office:value="34.7470882621145">
            <text:p>35</text:p>
          </table:table-cell>
          <table:table-cell table:formula="of:=[.$B7]*(0.5+0.125*[.F$2])" office:value-type="float" office:value="39.7109580138451">
            <text:p>40</text:p>
          </table:table-cell>
          <table:table-cell table:formula="of:=(3+([.A7]-500)*0.11)^1.19+80" office:value-type="float" office:value="87.1128553849162">
            <text:p>87</text:p>
          </table:table-cell>
          <table:table-cell table:style-name="ce2" table:formula="of:=IF([.$A7]&lt;[.I$1]+6;MIN(1;([.$A7]/[.I$1])^3)*100;(([.I$1]+5)/[.$A7])^3*100)+40" office:value-type="float" office:value="44.5030332555758">
            <text:p>44,50</text:p>
          </table:table-cell>
          <table:table-cell table:formula="of:=[.$G7]*(0.7+0.075*[.I$2])" office:value-type="float" office:value="67.5124629233101">
            <text:p>68</text:p>
          </table:table-cell>
          <table:table-cell table:style-name="ce2" table:formula="of:=IF([.$A7]&lt;[.K$1]+6;MIN(1;([.$A7]/[.K$1])^3)*103;(([.K$1]+5)/[.$A7])^3*103)+40" office:value-type="float" office:value="55.234397224909">
            <text:p>55,23</text:p>
          </table:table-cell>
          <table:table-cell table:formula="of:=[.$G7]*(0.7+0.075*[.K$2])" office:value-type="float" office:value="74.0459270771788">
            <text:p>74</text:p>
          </table:table-cell>
          <table:table-cell table:style-name="ce2" table:formula="of:=IF([.$A7]&lt;[.M$1]+6;MIN(1;([.$A7]/[.M$1])^3)*106;(([.M$1]+5)/[.$A7])^3*106)+40" office:value-type="float" office:value="76.6584778248748">
            <text:p>76,66</text:p>
          </table:table-cell>
          <table:table-cell table:formula="of:=[.$G7]*(0.7+0.075*[.M$2])" office:value-type="float" office:value="80.5793912310475">
            <text:p>81</text:p>
          </table:table-cell>
          <table:table-cell table:style-name="ce2"/>
          <table:table-cell table:formula="of:=[.$G7]*(0.7+0.075*[.O$2])" office:value-type="float" office:value="87.1128553849162">
            <text:p>87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25">
            <text:p>525</text:p>
          </table:table-cell>
          <table:table-cell table:formula="of:=((1+([.A8]-500)*0.16)^1.08+35)" office:value-type="float" office:value="40.6870573087801">
            <text:p>41</text:p>
          </table:table-cell>
          <table:table-cell table:formula="of:=[.$B8]*(0.5+0.125*[.C$2])" office:value-type="float" office:value="25.4294108179876">
            <text:p>25</text:p>
          </table:table-cell>
          <table:table-cell table:formula="of:=[.$B8]*(0.5+0.125*[.D$2])" office:value-type="float" office:value="30.5152929815851">
            <text:p>31</text:p>
          </table:table-cell>
          <table:table-cell table:formula="of:=[.$B8]*(0.5+0.125*[.E$2])" office:value-type="float" office:value="35.6011751451826">
            <text:p>36</text:p>
          </table:table-cell>
          <table:table-cell table:formula="of:=[.$B8]*(0.5+0.125*[.F$2])" office:value-type="float" office:value="40.6870573087801">
            <text:p>41</text:p>
          </table:table-cell>
          <table:table-cell table:formula="of:=(3+([.A8]-500)*0.11)^1.19+80" office:value-type="float" office:value="88.0168680425664">
            <text:p>88</text:p>
          </table:table-cell>
          <table:table-cell table:style-name="ce2" table:formula="of:=IF([.$A8]&lt;[.I$1]+6;MIN(1;([.$A8]/[.I$1])^3)*100;(([.I$1]+5)/[.$A8])^3*100)+40" office:value-type="float" office:value="44.3755965878415">
            <text:p>44,38</text:p>
          </table:table-cell>
          <table:table-cell table:formula="of:=[.$G8]*(0.7+0.075*[.I$2])" office:value-type="float" office:value="68.2130727329889">
            <text:p>68</text:p>
          </table:table-cell>
          <table:table-cell table:style-name="ce2" table:formula="of:=IF([.$A8]&lt;[.K$1]+6;MIN(1;([.$A8]/[.K$1])^3)*103;(([.K$1]+5)/[.$A8])^3*103)+40" office:value-type="float" office:value="54.8032609869345">
            <text:p>54,80</text:p>
          </table:table-cell>
          <table:table-cell table:formula="of:=[.$G8]*(0.7+0.075*[.K$2])" office:value-type="float" office:value="74.8143378361814">
            <text:p>75</text:p>
          </table:table-cell>
          <table:table-cell table:style-name="ce2" table:formula="of:=IF([.$A8]&lt;[.M$1]+6;MIN(1;([.$A8]/[.M$1])^3)*106;(([.M$1]+5)/[.$A8])^3*106)+40" office:value-type="float" office:value="75.6210361731994">
            <text:p>75,62</text:p>
          </table:table-cell>
          <table:table-cell table:formula="of:=[.$G8]*(0.7+0.075*[.M$2])" office:value-type="float" office:value="81.4156029393739">
            <text:p>81</text:p>
          </table:table-cell>
          <table:table-cell table:style-name="ce2"/>
          <table:table-cell table:formula="of:=[.$G8]*(0.7+0.075*[.O$2])" office:value-type="float" office:value="88.0168680425664">
            <text:p>88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30">
            <text:p>530</text:p>
          </table:table-cell>
          <table:table-cell table:formula="of:=((1+([.A9]-500)*0.16)^1.08+35)" office:value-type="float" office:value="41.6757833349839">
            <text:p>42</text:p>
          </table:table-cell>
          <table:table-cell table:formula="of:=[.$B9]*(0.5+0.125*[.C$2])" office:value-type="float" office:value="26.0473645843649">
            <text:p>26</text:p>
          </table:table-cell>
          <table:table-cell table:formula="of:=[.$B9]*(0.5+0.125*[.D$2])" office:value-type="float" office:value="31.2568375012379">
            <text:p>31</text:p>
          </table:table-cell>
          <table:table-cell table:formula="of:=[.$B9]*(0.5+0.125*[.E$2])" office:value-type="float" office:value="36.4663104181109">
            <text:p>36</text:p>
          </table:table-cell>
          <table:table-cell table:formula="of:=[.$B9]*(0.5+0.125*[.F$2])" office:value-type="float" office:value="41.6757833349839">
            <text:p>42</text:p>
          </table:table-cell>
          <table:table-cell table:formula="of:=(3+([.A9]-500)*0.11)^1.19+80" office:value-type="float" office:value="88.9374835167885">
            <text:p>89</text:p>
          </table:table-cell>
          <table:table-cell table:style-name="ce2" table:formula="of:=IF([.$A9]&lt;[.I$1]+6;MIN(1;([.$A9]/[.I$1])^3)*100;(([.I$1]+5)/[.$A9])^3*100)+40" office:value-type="float" office:value="44.2529235543435">
            <text:p>44,25</text:p>
          </table:table-cell>
          <table:table-cell table:formula="of:=[.$G9]*(0.7+0.075*[.I$2])" office:value-type="float" office:value="68.9265497255111">
            <text:p>69</text:p>
          </table:table-cell>
          <table:table-cell table:style-name="ce2" table:formula="of:=IF([.$A9]&lt;[.K$1]+6;MIN(1;([.$A9]/[.K$1])^3)*103;(([.K$1]+5)/[.$A9])^3*103)+40" office:value-type="float" office:value="54.3882407960934">
            <text:p>54,39</text:p>
          </table:table-cell>
          <table:table-cell table:formula="of:=[.$G9]*(0.7+0.075*[.K$2])" office:value-type="float" office:value="75.5968609892702">
            <text:p>76</text:p>
          </table:table-cell>
          <table:table-cell table:style-name="ce2" table:formula="of:=IF([.$A9]&lt;[.M$1]+6;MIN(1;([.$A9]/[.M$1])^3)*106;(([.M$1]+5)/[.$A9])^3*106)+40" office:value-type="float" office:value="74.622374510502">
            <text:p>74,62</text:p>
          </table:table-cell>
          <table:table-cell table:formula="of:=[.$G9]*(0.7+0.075*[.M$2])" office:value-type="float" office:value="82.2671722530293">
            <text:p>82</text:p>
          </table:table-cell>
          <table:table-cell table:style-name="ce2"/>
          <table:table-cell table:formula="of:=[.$G9]*(0.7+0.075*[.O$2])" office:value-type="float" office:value="88.9374835167885">
            <text:p>89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35">
            <text:p>535</text:p>
          </table:table-cell>
          <table:table-cell table:formula="of:=((1+([.A10]-500)*0.16)^1.08+35)" office:value-type="float" office:value="42.6755136856118">
            <text:p>43</text:p>
          </table:table-cell>
          <table:table-cell table:formula="of:=[.$B10]*(0.5+0.125*[.C$2])" office:value-type="float" office:value="26.6721960535074">
            <text:p>27</text:p>
          </table:table-cell>
          <table:table-cell table:formula="of:=[.$B10]*(0.5+0.125*[.D$2])" office:value-type="float" office:value="32.0066352642088">
            <text:p>32</text:p>
          </table:table-cell>
          <table:table-cell table:formula="of:=[.$B10]*(0.5+0.125*[.E$2])" office:value-type="float" office:value="37.3410744749103">
            <text:p>37</text:p>
          </table:table-cell>
          <table:table-cell table:formula="of:=[.$B10]*(0.5+0.125*[.F$2])" office:value-type="float" office:value="42.6755136856118">
            <text:p>43</text:p>
          </table:table-cell>
          <table:table-cell table:formula="of:=(3+([.A10]-500)*0.11)^1.19+80" office:value-type="float" office:value="89.873514767716">
            <text:p>90</text:p>
          </table:table-cell>
          <table:table-cell table:style-name="ce2" table:formula="of:=IF([.$A10]&lt;[.I$1]+6;MIN(1;([.$A10]/[.I$1])^3)*100;(([.I$1]+5)/[.$A10])^3*100)+40" office:value-type="float" office:value="44.1347936358152">
            <text:p>44,13</text:p>
          </table:table-cell>
          <table:table-cell table:formula="of:=[.$G10]*(0.7+0.075*[.I$2])" office:value-type="float" office:value="69.6519739449799">
            <text:p>70</text:p>
          </table:table-cell>
          <table:table-cell table:style-name="ce2" table:formula="of:=IF([.$A10]&lt;[.K$1]+6;MIN(1;([.$A10]/[.K$1])^3)*103;(([.K$1]+5)/[.$A10])^3*103)+40" office:value-type="float" office:value="53.9885906045747">
            <text:p>53,99</text:p>
          </table:table-cell>
          <table:table-cell table:formula="of:=[.$G10]*(0.7+0.075*[.K$2])" office:value-type="float" office:value="76.3924875525587">
            <text:p>76</text:p>
          </table:table-cell>
          <table:table-cell table:style-name="ce2" table:formula="of:=IF([.$A10]&lt;[.M$1]+6;MIN(1;([.$A10]/[.M$1])^3)*106;(([.M$1]+5)/[.$A10])^3*106)+40" office:value-type="float" office:value="73.6606976244916">
            <text:p>73,66</text:p>
          </table:table-cell>
          <table:table-cell table:formula="of:=[.$G10]*(0.7+0.075*[.M$2])" office:value-type="float" office:value="83.1330011601373">
            <text:p>83</text:p>
          </table:table-cell>
          <table:table-cell table:style-name="ce2"/>
          <table:table-cell table:formula="of:=[.$G10]*(0.7+0.075*[.O$2])" office:value-type="float" office:value="89.873514767716">
            <text:p>90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40">
            <text:p>540</text:p>
          </table:table-cell>
          <table:table-cell table:formula="of:=((1+([.A11]-500)*0.16)^1.08+35)" office:value-type="float" office:value="43.685008689641">
            <text:p>44</text:p>
          </table:table-cell>
          <table:table-cell table:formula="of:=[.$B11]*(0.5+0.125*[.C$2])" office:value-type="float" office:value="27.3031304310256">
            <text:p>27</text:p>
          </table:table-cell>
          <table:table-cell table:formula="of:=[.$B11]*(0.5+0.125*[.D$2])" office:value-type="float" office:value="32.7637565172307">
            <text:p>33</text:p>
          </table:table-cell>
          <table:table-cell table:formula="of:=[.$B11]*(0.5+0.125*[.E$2])" office:value-type="float" office:value="38.2243826034358">
            <text:p>38</text:p>
          </table:table-cell>
          <table:table-cell table:formula="of:=[.$B11]*(0.5+0.125*[.F$2])" office:value-type="float" office:value="43.685008689641">
            <text:p>44</text:p>
          </table:table-cell>
          <table:table-cell table:formula="of:=(3+([.A11]-500)*0.11)^1.19+80" office:value-type="float" office:value="90.8239492288651">
            <text:p>91</text:p>
          </table:table-cell>
          <table:table-cell table:style-name="ce2" table:formula="of:=IF([.$A11]&lt;[.I$1]+6;MIN(1;([.$A11]/[.I$1])^3)*100;(([.I$1]+5)/[.$A11])^3*100)+40" office:value-type="float" office:value="44.0209984504395">
            <text:p>44,02</text:p>
          </table:table-cell>
          <table:table-cell table:formula="of:=[.$G11]*(0.7+0.075*[.I$2])" office:value-type="float" office:value="70.3885606523704">
            <text:p>70</text:p>
          </table:table-cell>
          <table:table-cell table:style-name="ce2" table:formula="of:=IF([.$A11]&lt;[.K$1]+6;MIN(1;([.$A11]/[.K$1])^3)*103;(([.K$1]+5)/[.$A11])^3*103)+40" office:value-type="float" office:value="53.6036054272723">
            <text:p>53,60</text:p>
          </table:table-cell>
          <table:table-cell table:formula="of:=[.$G11]*(0.7+0.075*[.K$2])" office:value-type="float" office:value="77.2003568445353">
            <text:p>77</text:p>
          </table:table-cell>
          <table:table-cell table:style-name="ce2" table:formula="of:=IF([.$A11]&lt;[.M$1]+6;MIN(1;([.$A11]/[.M$1])^3)*106;(([.M$1]+5)/[.$A11])^3*106)+40" office:value-type="float" office:value="72.734309111924">
            <text:p>72,73</text:p>
          </table:table-cell>
          <table:table-cell table:formula="of:=[.$G11]*(0.7+0.075*[.M$2])" office:value-type="float" office:value="84.0121530367002">
            <text:p>84</text:p>
          </table:table-cell>
          <table:table-cell table:style-name="ce2"/>
          <table:table-cell table:formula="of:=[.$G11]*(0.7+0.075*[.O$2])" office:value-type="float" office:value="90.8239492288651">
            <text:p>91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45">
            <text:p>545</text:p>
          </table:table-cell>
          <table:table-cell table:formula="of:=((1+([.A12]-500)*0.16)^1.08+35)" office:value-type="float" office:value="44.7032888681276">
            <text:p>45</text:p>
          </table:table-cell>
          <table:table-cell table:formula="of:=[.$B12]*(0.5+0.125*[.C$2])" office:value-type="float" office:value="27.9395555425797">
            <text:p>28</text:p>
          </table:table-cell>
          <table:table-cell table:formula="of:=[.$B12]*(0.5+0.125*[.D$2])" office:value-type="float" office:value="33.5274666510957">
            <text:p>34</text:p>
          </table:table-cell>
          <table:table-cell table:formula="of:=[.$B12]*(0.5+0.125*[.E$2])" office:value-type="float" office:value="39.1153777596116">
            <text:p>39</text:p>
          </table:table-cell>
          <table:table-cell table:formula="of:=[.$B12]*(0.5+0.125*[.F$2])" office:value-type="float" office:value="44.7032888681276">
            <text:p>45</text:p>
          </table:table-cell>
          <table:table-cell table:formula="of:=(3+([.A12]-500)*0.11)^1.19+80" office:value-type="float" office:value="91.7879119467671">
            <text:p>92</text:p>
          </table:table-cell>
          <table:table-cell table:style-name="ce2" table:formula="of:=IF([.$A12]&lt;[.I$1]+6;MIN(1;([.$A12]/[.I$1])^3)*100;(([.I$1]+5)/[.$A12])^3*100)+40" office:value-type="float" office:value="43.9113409815533">
            <text:p>43,91</text:p>
          </table:table-cell>
          <table:table-cell table:formula="of:=[.$G12]*(0.7+0.075*[.I$2])" office:value-type="float" office:value="71.1356317587445">
            <text:p>71</text:p>
          </table:table-cell>
          <table:table-cell table:style-name="ce2" table:formula="of:=IF([.$A12]&lt;[.K$1]+6;MIN(1;([.$A12]/[.K$1])^3)*103;(([.K$1]+5)/[.$A12])^3*103)+40" office:value-type="float" office:value="53.2326187290014">
            <text:p>53,23</text:p>
          </table:table-cell>
          <table:table-cell table:formula="of:=[.$G12]*(0.7+0.075*[.K$2])" office:value-type="float" office:value="78.019725154752">
            <text:p>78</text:p>
          </table:table-cell>
          <table:table-cell table:style-name="ce2" table:formula="of:=IF([.$A12]&lt;[.M$1]+6;MIN(1;([.$A12]/[.M$1])^3)*106;(([.M$1]+5)/[.$A12])^3*106)+40" office:value-type="float" office:value="71.841605091469">
            <text:p>71,84</text:p>
          </table:table-cell>
          <table:table-cell table:formula="of:=[.$G12]*(0.7+0.075*[.M$2])" office:value-type="float" office:value="84.9038185507596">
            <text:p>85</text:p>
          </table:table-cell>
          <table:table-cell table:style-name="ce2"/>
          <table:table-cell table:formula="of:=[.$G12]*(0.7+0.075*[.O$2])" office:value-type="float" office:value="91.7879119467671">
            <text:p>92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50">
            <text:p>550</text:p>
          </table:table-cell>
          <table:table-cell table:formula="of:=((1+([.A13]-500)*0.16)^1.08+35)" office:value-type="float" office:value="45.7295599382521">
            <text:p>46</text:p>
          </table:table-cell>
          <table:table-cell table:formula="of:=[.$B13]*(0.5+0.125*[.C$2])" office:value-type="float" office:value="28.5809749614076">
            <text:p>29</text:p>
          </table:table-cell>
          <table:table-cell table:formula="of:=[.$B13]*(0.5+0.125*[.D$2])" office:value-type="float" office:value="34.2971699536891">
            <text:p>34</text:p>
          </table:table-cell>
          <table:table-cell table:formula="of:=[.$B13]*(0.5+0.125*[.E$2])" office:value-type="float" office:value="40.0133649459706">
            <text:p>40</text:p>
          </table:table-cell>
          <table:table-cell table:formula="of:=[.$B13]*(0.5+0.125*[.F$2])" office:value-type="float" office:value="45.7295599382521">
            <text:p>46</text:p>
          </table:table-cell>
          <table:table-cell table:formula="of:=(3+([.A13]-500)*0.11)^1.19+80" office:value-type="float" office:value="92.7646385496812">
            <text:p>93</text:p>
          </table:table-cell>
          <table:table-cell table:style-name="ce2" table:formula="of:=IF([.$A13]&lt;[.I$1]+6;MIN(1;([.$A13]/[.I$1])^3)*100;(([.I$1]+5)/[.$A13])^3*100)+40" office:value-type="float" office:value="43.8056348610068">
            <text:p>43,81</text:p>
          </table:table-cell>
          <table:table-cell table:formula="of:=[.$G13]*(0.7+0.075*[.I$2])" office:value-type="float" office:value="71.8925948760029">
            <text:p>72</text:p>
          </table:table-cell>
          <table:table-cell table:style-name="ce2" table:formula="of:=IF([.$A13]&lt;[.K$1]+6;MIN(1;([.$A13]/[.K$1])^3)*103;(([.K$1]+5)/[.$A13])^3*103)+40" office:value-type="float" office:value="52.875">
            <text:p>52,88</text:p>
          </table:table-cell>
          <table:table-cell table:formula="of:=[.$G13]*(0.7+0.075*[.K$2])" office:value-type="float" office:value="78.849942767229">
            <text:p>79</text:p>
          </table:table-cell>
          <table:table-cell table:style-name="ce2" table:formula="of:=IF([.$A13]&lt;[.M$1]+6;MIN(1;([.$A13]/[.M$1])^3)*106;(([.M$1]+5)/[.$A13])^3*106)+40" office:value-type="float" office:value="70.9810683696469">
            <text:p>70,98</text:p>
          </table:table-cell>
          <table:table-cell table:formula="of:=[.$G13]*(0.7+0.075*[.M$2])" office:value-type="float" office:value="85.8072906584551">
            <text:p>86</text:p>
          </table:table-cell>
          <table:table-cell table:style-name="ce2"/>
          <table:table-cell table:formula="of:=[.$G13]*(0.7+0.075*[.O$2])" office:value-type="float" office:value="92.7646385496812">
            <text:p>9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55">
            <text:p>555</text:p>
          </table:table-cell>
          <table:table-cell table:formula="of:=((1+([.A14]-500)*0.16)^1.08+35)" office:value-type="float" office:value="46.7631642661762">
            <text:p>47</text:p>
          </table:table-cell>
          <table:table-cell table:formula="of:=[.$B14]*(0.5+0.125*[.C$2])" office:value-type="float" office:value="29.2269776663601">
            <text:p>29</text:p>
          </table:table-cell>
          <table:table-cell table:formula="of:=[.$B14]*(0.5+0.125*[.D$2])" office:value-type="float" office:value="35.0723731996321">
            <text:p>35</text:p>
          </table:table-cell>
          <table:table-cell table:formula="of:=[.$B14]*(0.5+0.125*[.E$2])" office:value-type="float" office:value="40.9177687329042">
            <text:p>41</text:p>
          </table:table-cell>
          <table:table-cell table:formula="of:=[.$B14]*(0.5+0.125*[.F$2])" office:value-type="float" office:value="46.7631642661762">
            <text:p>47</text:p>
          </table:table-cell>
          <table:table-cell table:formula="of:=(3+([.A14]-500)*0.11)^1.19+80" office:value-type="float" office:value="93.7534549505004">
            <text:p>94</text:p>
          </table:table-cell>
          <table:table-cell table:style-name="ce2" table:formula="of:=IF([.$A14]&lt;[.I$1]+6;MIN(1;([.$A14]/[.I$1])^3)*100;(([.I$1]+5)/[.$A14])^3*100)+40" office:value-type="float" office:value="43.7037037037037">
            <text:p>43,70</text:p>
          </table:table-cell>
          <table:table-cell table:formula="of:=[.$G14]*(0.7+0.075*[.I$2])" office:value-type="float" office:value="72.6589275866378">
            <text:p>73</text:p>
          </table:table-cell>
          <table:table-cell table:style-name="ce2" table:formula="of:=IF([.$A14]&lt;[.K$1]+6;MIN(1;([.$A14]/[.K$1])^3)*103;(([.K$1]+5)/[.$A14])^3*103)+40" office:value-type="float" office:value="52.5301525045864">
            <text:p>52,53</text:p>
          </table:table-cell>
          <table:table-cell table:formula="of:=[.$G14]*(0.7+0.075*[.K$2])" office:value-type="float" office:value="79.6904367079254">
            <text:p>80</text:p>
          </table:table-cell>
          <table:table-cell table:style-name="ce2" table:formula="of:=IF([.$A14]&lt;[.M$1]+6;MIN(1;([.$A14]/[.M$1])^3)*106;(([.M$1]+5)/[.$A14])^3*106)+40" office:value-type="float" office:value="70.1512630234325">
            <text:p>70,15</text:p>
          </table:table-cell>
          <table:table-cell table:formula="of:=[.$G14]*(0.7+0.075*[.M$2])" office:value-type="float" office:value="86.7219458292129">
            <text:p>87</text:p>
          </table:table-cell>
          <table:table-cell table:style-name="ce2"/>
          <table:table-cell table:formula="of:=[.$G14]*(0.7+0.075*[.O$2])" office:value-type="float" office:value="93.7534549505004">
            <text:p>9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60">
            <text:p>560</text:p>
          </table:table-cell>
          <table:table-cell table:formula="of:=((1+([.A15]-500)*0.16)^1.08+35)" office:value-type="float" office:value="47.8035480152522">
            <text:p>48</text:p>
          </table:table-cell>
          <table:table-cell table:formula="of:=[.$B15]*(0.5+0.125*[.C$2])" office:value-type="float" office:value="29.8772175095326">
            <text:p>30</text:p>
          </table:table-cell>
          <table:table-cell table:formula="of:=[.$B15]*(0.5+0.125*[.D$2])" office:value-type="float" office:value="35.8526610114392">
            <text:p>36</text:p>
          </table:table-cell>
          <table:table-cell table:formula="of:=[.$B15]*(0.5+0.125*[.E$2])" office:value-type="float" office:value="41.8281045133457">
            <text:p>42</text:p>
          </table:table-cell>
          <table:table-cell table:formula="of:=[.$B15]*(0.5+0.125*[.F$2])" office:value-type="float" office:value="47.8035480152522">
            <text:p>48</text:p>
          </table:table-cell>
          <table:table-cell table:formula="of:=(3+([.A15]-500)*0.11)^1.19+80" office:value-type="float" office:value="94.7537617944869">
            <text:p>95</text:p>
          </table:table-cell>
          <table:table-cell table:style-name="ce2" table:formula="of:=IF([.$A15]&lt;[.I$1]+6;MIN(1;([.$A15]/[.I$1])^3)*100;(([.I$1]+5)/[.$A15])^3*100)+40" office:value-type="float" office:value="43.6053804892493">
            <text:p>43,61</text:p>
          </table:table-cell>
          <table:table-cell table:formula="of:=[.$G15]*(0.7+0.075*[.I$2])" office:value-type="float" office:value="73.4341653907274">
            <text:p>73</text:p>
          </table:table-cell>
          <table:table-cell table:style-name="ce2" table:formula="of:=IF([.$A15]&lt;[.K$1]+6;MIN(1;([.$A15]/[.K$1])^3)*103;(([.K$1]+5)/[.$A15])^3*103)+40" office:value-type="float" office:value="52.1975111891855">
            <text:p>52,20</text:p>
          </table:table-cell>
          <table:table-cell table:formula="of:=[.$G15]*(0.7+0.075*[.K$2])" office:value-type="float" office:value="80.5406975253139">
            <text:p>81</text:p>
          </table:table-cell>
          <table:table-cell table:style-name="ce2" table:formula="of:=IF([.$A15]&lt;[.M$1]+6;MIN(1;([.$A15]/[.M$1])^3)*106;(([.M$1]+5)/[.$A15])^3*106)+40" office:value-type="float" office:value="69.3508293663448">
            <text:p>69,35</text:p>
          </table:table-cell>
          <table:table-cell table:formula="of:=[.$G15]*(0.7+0.075*[.M$2])" office:value-type="float" office:value="87.6472296599004">
            <text:p>88</text:p>
          </table:table-cell>
          <table:table-cell table:style-name="ce2"/>
          <table:table-cell table:formula="of:=[.$G15]*(0.7+0.075*[.O$2])" office:value-type="float" office:value="94.7537617944869">
            <text:p>9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65">
            <text:p>565</text:p>
          </table:table-cell>
          <table:table-cell table:formula="of:=((1+([.A16]-500)*0.16)^1.08+35)" office:value-type="float" office:value="48.8502381001547">
            <text:p>49</text:p>
          </table:table-cell>
          <table:table-cell table:formula="of:=[.$B16]*(0.5+0.125*[.C$2])" office:value-type="float" office:value="30.5313988125967">
            <text:p>31</text:p>
          </table:table-cell>
          <table:table-cell table:formula="of:=[.$B16]*(0.5+0.125*[.D$2])" office:value-type="float" office:value="36.637678575116">
            <text:p>37</text:p>
          </table:table-cell>
          <table:table-cell table:formula="of:=[.$B16]*(0.5+0.125*[.E$2])" office:value-type="float" office:value="42.7439583376353">
            <text:p>43</text:p>
          </table:table-cell>
          <table:table-cell table:formula="of:=[.$B16]*(0.5+0.125*[.F$2])" office:value-type="float" office:value="48.8502381001547">
            <text:p>49</text:p>
          </table:table-cell>
          <table:table-cell table:formula="of:=(3+([.A16]-500)*0.11)^1.19+80" office:value-type="float" office:value="95.7650223316657">
            <text:p>96</text:p>
          </table:table-cell>
          <table:table-cell table:style-name="ce2" table:formula="of:=IF([.$A16]&lt;[.I$1]+6;MIN(1;([.$A16]/[.I$1])^3)*100;(([.I$1]+5)/[.$A16])^3*100)+40" office:value-type="float" office:value="43.5105069869852">
            <text:p>43,51</text:p>
          </table:table-cell>
          <table:table-cell table:formula="of:=[.$G16]*(0.7+0.075*[.I$2])" office:value-type="float" office:value="74.2178923070409">
            <text:p>74</text:p>
          </table:table-cell>
          <table:table-cell table:style-name="ce2" table:formula="of:=IF([.$A16]&lt;[.K$1]+6;MIN(1;([.$A16]/[.K$1])^3)*103;(([.K$1]+5)/[.$A16])^3*103)+40" office:value-type="float" office:value="51.876540737142">
            <text:p>51,88</text:p>
          </table:table-cell>
          <table:table-cell table:formula="of:=[.$G16]*(0.7+0.075*[.K$2])" office:value-type="float" office:value="81.4002689819159">
            <text:p>81</text:p>
          </table:table-cell>
          <table:table-cell table:style-name="ce2" table:formula="of:=IF([.$A16]&lt;[.M$1]+6;MIN(1;([.$A16]/[.M$1])^3)*106;(([.M$1]+5)/[.$A16])^3*106)+40" office:value-type="float" office:value="68.5784792677509">
            <text:p>68,58</text:p>
          </table:table-cell>
          <table:table-cell table:formula="of:=[.$G16]*(0.7+0.075*[.M$2])" office:value-type="float" office:value="88.5826456567908">
            <text:p>89</text:p>
          </table:table-cell>
          <table:table-cell table:style-name="ce2"/>
          <table:table-cell table:formula="of:=[.$G16]*(0.7+0.075*[.O$2])" office:value-type="float" office:value="95.7650223316657">
            <text:p>96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70">
            <text:p>570</text:p>
          </table:table-cell>
          <table:table-cell table:formula="of:=((1+([.A17]-500)*0.16)^1.08+35)" office:value-type="float" office:value="49.9028255302842">
            <text:p>50</text:p>
          </table:table-cell>
          <table:table-cell table:formula="of:=[.$B17]*(0.5+0.125*[.C$2])" office:value-type="float" office:value="31.1892659564276">
            <text:p>31</text:p>
          </table:table-cell>
          <table:table-cell table:formula="of:=[.$B17]*(0.5+0.125*[.D$2])" office:value-type="float" office:value="37.4271191477132">
            <text:p>37</text:p>
          </table:table-cell>
          <table:table-cell table:formula="of:=[.$B17]*(0.5+0.125*[.E$2])" office:value-type="float" office:value="43.6649723389987">
            <text:p>44</text:p>
          </table:table-cell>
          <table:table-cell table:formula="of:=[.$B17]*(0.5+0.125*[.F$2])" office:value-type="float" office:value="49.9028255302842">
            <text:p>50</text:p>
          </table:table-cell>
          <table:table-cell table:formula="of:=(3+([.A17]-500)*0.11)^1.19+80" office:value-type="float" office:value="96.7867528133536">
            <text:p>97</text:p>
          </table:table-cell>
          <table:table-cell table:style-name="ce2" table:formula="of:=IF([.$A17]&lt;[.I$1]+6;MIN(1;([.$A17]/[.I$1])^3)*100;(([.I$1]+5)/[.$A17])^3*100)+40" office:value-type="float" office:value="43.4189332210181">
            <text:p>43,42</text:p>
          </table:table-cell>
          <table:table-cell table:formula="of:=[.$G17]*(0.7+0.075*[.I$2])" office:value-type="float" office:value="75.0097334303491">
            <text:p>75</text:p>
          </table:table-cell>
          <table:table-cell table:style-name="ce2" table:formula="of:=IF([.$A17]&lt;[.K$1]+6;MIN(1;([.$A17]/[.K$1])^3)*103;(([.K$1]+5)/[.$A17])^3*103)+40" office:value-type="float" office:value="51.5667337588354">
            <text:p>51,57</text:p>
          </table:table-cell>
          <table:table-cell table:formula="of:=[.$G17]*(0.7+0.075*[.K$2])" office:value-type="float" office:value="82.2687398913506">
            <text:p>82</text:p>
          </table:table-cell>
          <table:table-cell table:style-name="ce2" table:formula="of:=IF([.$A17]&lt;[.M$1]+6;MIN(1;([.$A17]/[.M$1])^3)*106;(([.M$1]+5)/[.$A17])^3*106)+40" office:value-type="float" office:value="67.8329917977461">
            <text:p>67,83</text:p>
          </table:table-cell>
          <table:table-cell table:formula="of:=[.$G17]*(0.7+0.075*[.M$2])" office:value-type="float" office:value="89.5277463523521">
            <text:p>90</text:p>
          </table:table-cell>
          <table:table-cell table:style-name="ce2"/>
          <table:table-cell table:formula="of:=[.$G17]*(0.7+0.075*[.O$2])" office:value-type="float" office:value="96.7867528133536">
            <text:p>97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75">
            <text:p>575</text:p>
          </table:table-cell>
          <table:table-cell table:formula="of:=((1+([.A18]-500)*0.16)^1.08+35)" office:value-type="float" office:value="50.9609530644827">
            <text:p>51</text:p>
          </table:table-cell>
          <table:table-cell table:formula="of:=[.$B18]*(0.5+0.125*[.C$2])" office:value-type="float" office:value="31.8505956653017">
            <text:p>32</text:p>
          </table:table-cell>
          <table:table-cell table:formula="of:=[.$B18]*(0.5+0.125*[.D$2])" office:value-type="float" office:value="38.220714798362">
            <text:p>38</text:p>
          </table:table-cell>
          <table:table-cell table:formula="of:=[.$B18]*(0.5+0.125*[.E$2])" office:value-type="float" office:value="44.5908339314223">
            <text:p>45</text:p>
          </table:table-cell>
          <table:table-cell table:formula="of:=[.$B18]*(0.5+0.125*[.F$2])" office:value-type="float" office:value="50.9609530644827">
            <text:p>51</text:p>
          </table:table-cell>
          <table:table-cell table:formula="of:=(3+([.A18]-500)*0.11)^1.19+80" office:value-type="float" office:value="97.8185147836315">
            <text:p>98</text:p>
          </table:table-cell>
          <table:table-cell table:style-name="ce2" table:formula="of:=IF([.$A18]&lt;[.I$1]+6;MIN(1;([.$A18]/[.I$1])^3)*100;(([.I$1]+5)/[.$A18])^3*100)+40" office:value-type="float" office:value="43.3305169721378">
            <text:p>43,33</text:p>
          </table:table-cell>
          <table:table-cell table:formula="of:=[.$G18]*(0.7+0.075*[.I$2])" office:value-type="float" office:value="75.8093489573144">
            <text:p>76</text:p>
          </table:table-cell>
          <table:table-cell table:style-name="ce2" table:formula="of:=IF([.$A18]&lt;[.K$1]+6;MIN(1;([.$A18]/[.K$1])^3)*103;(([.K$1]+5)/[.$A18])^3*103)+40" office:value-type="float" office:value="51.2676091065998">
            <text:p>51,27</text:p>
          </table:table-cell>
          <table:table-cell table:formula="of:=[.$G18]*(0.7+0.075*[.K$2])" office:value-type="float" office:value="83.1457375660868">
            <text:p>83</text:p>
          </table:table-cell>
          <table:table-cell table:style-name="ce2" table:formula="of:=IF([.$A18]&lt;[.M$1]+6;MIN(1;([.$A18]/[.M$1])^3)*106;(([.M$1]+5)/[.$A18])^3*106)+40" office:value-type="float" office:value="67.1132091723514">
            <text:p>67,11</text:p>
          </table:table-cell>
          <table:table-cell table:formula="of:=[.$G18]*(0.7+0.075*[.M$2])" office:value-type="float" office:value="90.4821261748591">
            <text:p>90</text:p>
          </table:table-cell>
          <table:table-cell table:style-name="ce2"/>
          <table:table-cell table:formula="of:=[.$G18]*(0.7+0.075*[.O$2])" office:value-type="float" office:value="97.8185147836315">
            <text:p>98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80">
            <text:p>580</text:p>
          </table:table-cell>
          <table:table-cell table:formula="of:=((1+([.A19]-500)*0.16)^1.08+35)" office:value-type="float" office:value="52.0243058623493">
            <text:p>52</text:p>
          </table:table-cell>
          <table:table-cell table:formula="of:=[.$B19]*(0.5+0.125*[.C$2])" office:value-type="float" office:value="32.5151911639683">
            <text:p>33</text:p>
          </table:table-cell>
          <table:table-cell table:formula="of:=[.$B19]*(0.5+0.125*[.D$2])" office:value-type="float" office:value="39.018229396762">
            <text:p>39</text:p>
          </table:table-cell>
          <table:table-cell table:formula="of:=[.$B19]*(0.5+0.125*[.E$2])" office:value-type="float" office:value="45.5212676295556">
            <text:p>46</text:p>
          </table:table-cell>
          <table:table-cell table:formula="of:=[.$B19]*(0.5+0.125*[.F$2])" office:value-type="float" office:value="52.0243058623493">
            <text:p>52</text:p>
          </table:table-cell>
          <table:table-cell table:formula="of:=(3+([.A19]-500)*0.11)^1.19+80" office:value-type="float" office:value="98.8599088167584">
            <text:p>99</text:p>
          </table:table-cell>
          <table:table-cell table:style-name="ce2" table:formula="of:=IF([.$A19]&lt;[.I$1]+6;MIN(1;([.$A19]/[.I$1])^3)*100;(([.I$1]+5)/[.$A19])^3*100)+40" office:value-type="float" office:value="43.245123313789">
            <text:p>43,25</text:p>
          </table:table-cell>
          <table:table-cell table:formula="of:=[.$G19]*(0.7+0.075*[.I$2])" office:value-type="float" office:value="76.6164293329878">
            <text:p>77</text:p>
          </table:table-cell>
          <table:table-cell table:style-name="ce2" table:formula="of:=IF([.$A19]&lt;[.K$1]+6;MIN(1;([.$A19]/[.K$1])^3)*103;(([.K$1]+5)/[.$A19])^3*103)+40" office:value-type="float" office:value="50.9787103048506">
            <text:p>50,98</text:p>
          </table:table-cell>
          <table:table-cell table:formula="of:=[.$G19]*(0.7+0.075*[.K$2])" office:value-type="float" office:value="84.0309224942446">
            <text:p>84</text:p>
          </table:table-cell>
          <table:table-cell table:style-name="ce2" table:formula="of:=IF([.$A19]&lt;[.M$1]+6;MIN(1;([.$A19]/[.M$1])^3)*106;(([.M$1]+5)/[.$A19])^3*106)+40" office:value-type="float" office:value="66.4180329759318">
            <text:p>66,42</text:p>
          </table:table-cell>
          <table:table-cell table:formula="of:=[.$G19]*(0.7+0.075*[.M$2])" office:value-type="float" office:value="91.4454156555015">
            <text:p>91</text:p>
          </table:table-cell>
          <table:table-cell table:style-name="ce2"/>
          <table:table-cell table:formula="of:=[.$G19]*(0.7+0.075*[.O$2])" office:value-type="float" office:value="98.8599088167584">
            <text:p>99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85">
            <text:p>585</text:p>
          </table:table-cell>
          <table:table-cell table:formula="of:=((1+([.A20]-500)*0.16)^1.08+35)" office:value-type="float" office:value="53.0926042719606">
            <text:p>53</text:p>
          </table:table-cell>
          <table:table-cell table:formula="of:=[.$B20]*(0.5+0.125*[.C$2])" office:value-type="float" office:value="33.1828776699754">
            <text:p>33</text:p>
          </table:table-cell>
          <table:table-cell table:formula="of:=[.$B20]*(0.5+0.125*[.D$2])" office:value-type="float" office:value="39.8194532039704">
            <text:p>40</text:p>
          </table:table-cell>
          <table:table-cell table:formula="of:=[.$B20]*(0.5+0.125*[.E$2])" office:value-type="float" office:value="46.4560287379655">
            <text:p>46</text:p>
          </table:table-cell>
          <table:table-cell table:formula="of:=[.$B20]*(0.5+0.125*[.F$2])" office:value-type="float" office:value="53.0926042719606">
            <text:p>53</text:p>
          </table:table-cell>
          <table:table-cell table:formula="of:=(3+([.A20]-500)*0.11)^1.19+80" office:value-type="float" office:value="99.9105693740516">
            <text:p>100</text:p>
          </table:table-cell>
          <table:table-cell table:style-name="ce2" table:formula="of:=IF([.$A20]&lt;[.I$1]+6;MIN(1;([.$A20]/[.I$1])^3)*100;(([.I$1]+5)/[.$A20])^3*100)+40" office:value-type="float" office:value="43.162624179499">
            <text:p>43,16</text:p>
          </table:table-cell>
          <table:table-cell table:formula="of:=[.$G20]*(0.7+0.075*[.I$2])" office:value-type="float" office:value="77.43069126489">
            <text:p>77</text:p>
          </table:table-cell>
          <table:table-cell table:style-name="ce2" table:formula="of:=IF([.$A20]&lt;[.K$1]+6;MIN(1;([.$A20]/[.K$1])^3)*103;(([.K$1]+5)/[.$A20])^3*103)+40" office:value-type="float" office:value="50.6996040866302">
            <text:p>50,70</text:p>
          </table:table-cell>
          <table:table-cell table:formula="of:=[.$G20]*(0.7+0.075*[.K$2])" office:value-type="float" office:value="84.9239839679438">
            <text:p>85</text:p>
          </table:table-cell>
          <table:table-cell table:style-name="ce2" table:formula="of:=IF([.$A20]&lt;[.M$1]+6;MIN(1;([.$A20]/[.M$1])^3)*106;(([.M$1]+5)/[.$A20])^3*106)+40" office:value-type="float" office:value="65.7464206396926">
            <text:p>65,75</text:p>
          </table:table-cell>
          <table:table-cell table:formula="of:=[.$G20]*(0.7+0.075*[.M$2])" office:value-type="float" office:value="92.4172766709977">
            <text:p>92</text:p>
          </table:table-cell>
          <table:table-cell table:style-name="ce2"/>
          <table:table-cell table:formula="of:=[.$G20]*(0.7+0.075*[.O$2])" office:value-type="float" office:value="99.9105693740516">
            <text:p>100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90">
            <text:p>590</text:p>
          </table:table-cell>
          <table:table-cell table:formula="of:=((1+([.A21]-500)*0.16)^1.08+35)" office:value-type="float" office:value="54.1655981746781">
            <text:p>54</text:p>
          </table:table-cell>
          <table:table-cell table:formula="of:=[.$B21]*(0.5+0.125*[.C$2])" office:value-type="float" office:value="33.8534988591738">
            <text:p>34</text:p>
          </table:table-cell>
          <table:table-cell table:formula="of:=[.$B21]*(0.5+0.125*[.D$2])" office:value-type="float" office:value="40.6241986310086">
            <text:p>41</text:p>
          </table:table-cell>
          <table:table-cell table:formula="of:=[.$B21]*(0.5+0.125*[.E$2])" office:value-type="float" office:value="47.3948984028433">
            <text:p>47</text:p>
          </table:table-cell>
          <table:table-cell table:formula="of:=[.$B21]*(0.5+0.125*[.F$2])" office:value-type="float" office:value="54.1655981746781">
            <text:p>54</text:p>
          </table:table-cell>
          <table:table-cell table:formula="of:=(3+([.A21]-500)*0.11)^1.19+80" office:value-type="float" office:value="100.970160538833">
            <text:p>101</text:p>
          </table:table-cell>
          <table:table-cell table:style-name="ce2" table:formula="of:=IF([.$A21]&lt;[.I$1]+6;MIN(1;([.$A21]/[.I$1])^3)*100;(([.I$1]+5)/[.$A21])^3*100)+40" office:value-type="float" office:value="43.0828979593824">
            <text:p>43,08</text:p>
          </table:table-cell>
          <table:table-cell table:formula="of:=[.$G21]*(0.7+0.075*[.I$2])" office:value-type="float" office:value="78.2518744175953">
            <text:p>78</text:p>
          </table:table-cell>
          <table:table-cell table:style-name="ce2" table:formula="of:=IF([.$A21]&lt;[.K$1]+6;MIN(1;([.$A21]/[.K$1])^3)*103;(([.K$1]+5)/[.$A21])^3*103)+40" office:value-type="float" office:value="50.4298790285277">
            <text:p>50,43</text:p>
          </table:table-cell>
          <table:table-cell table:formula="of:=[.$G21]*(0.7+0.075*[.K$2])" office:value-type="float" office:value="85.8246364580078">
            <text:p>86</text:p>
          </table:table-cell>
          <table:table-cell table:style-name="ce2" table:formula="of:=IF([.$A21]&lt;[.M$1]+6;MIN(1;([.$A21]/[.M$1])^3)*106;(([.M$1]+5)/[.$A21])^3*106)+40" office:value-type="float" office:value="65.0973821568904">
            <text:p>65,10</text:p>
          </table:table-cell>
          <table:table-cell table:formula="of:=[.$G21]*(0.7+0.075*[.M$2])" office:value-type="float" office:value="93.3973984984202">
            <text:p>93</text:p>
          </table:table-cell>
          <table:table-cell table:style-name="ce2"/>
          <table:table-cell table:formula="of:=[.$G21]*(0.7+0.075*[.O$2])" office:value-type="float" office:value="100.970160538833">
            <text:p>101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95">
            <text:p>595</text:p>
          </table:table-cell>
          <table:table-cell table:formula="of:=((1+([.A22]-500)*0.16)^1.08+35)" office:value-type="float" office:value="55.2430624869574">
            <text:p>55</text:p>
          </table:table-cell>
          <table:table-cell table:formula="of:=[.$B22]*(0.5+0.125*[.C$2])" office:value-type="float" office:value="34.5269140543484">
            <text:p>35</text:p>
          </table:table-cell>
          <table:table-cell table:formula="of:=[.$B22]*(0.5+0.125*[.D$2])" office:value-type="float" office:value="41.432296865218">
            <text:p>41</text:p>
          </table:table-cell>
          <table:table-cell table:formula="of:=[.$B22]*(0.5+0.125*[.E$2])" office:value-type="float" office:value="48.3376796760877">
            <text:p>48</text:p>
          </table:table-cell>
          <table:table-cell table:formula="of:=[.$B22]*(0.5+0.125*[.F$2])" office:value-type="float" office:value="55.2430624869574">
            <text:p>55</text:p>
          </table:table-cell>
          <table:table-cell table:formula="of:=(3+([.A22]-500)*0.11)^1.19+80" office:value-type="float" office:value="102.038372448242">
            <text:p>102</text:p>
          </table:table-cell>
          <table:table-cell table:style-name="ce2" table:formula="of:=IF([.$A22]&lt;[.I$1]+6;MIN(1;([.$A22]/[.I$1])^3)*100;(([.I$1]+5)/[.$A22])^3*100)+40" office:value-type="float" office:value="43.0058291235426">
            <text:p>43,01</text:p>
          </table:table-cell>
          <table:table-cell table:formula="of:=[.$G22]*(0.7+0.075*[.I$2])" office:value-type="float" office:value="79.0797386473875">
            <text:p>79</text:p>
          </table:table-cell>
          <table:table-cell table:style-name="ce2" table:formula="of:=IF([.$A22]&lt;[.K$1]+6;MIN(1;([.$A22]/[.K$1])^3)*103;(([.K$1]+5)/[.$A22])^3*103)+40" office:value-type="float" office:value="50.1691442765935">
            <text:p>50,17</text:p>
          </table:table-cell>
          <table:table-cell table:formula="of:=[.$G22]*(0.7+0.075*[.K$2])" office:value-type="float" office:value="86.7326165810057">
            <text:p>87</text:p>
          </table:table-cell>
          <table:table-cell table:style-name="ce2" table:formula="of:=IF([.$A22]&lt;[.M$1]+6;MIN(1;([.$A22]/[.M$1])^3)*106;(([.M$1]+5)/[.$A22])^3*106)+40" office:value-type="float" office:value="64.4699770170055">
            <text:p>64,47</text:p>
          </table:table-cell>
          <table:table-cell table:formula="of:=[.$G22]*(0.7+0.075*[.M$2])" office:value-type="float" office:value="94.3854945146238">
            <text:p>94</text:p>
          </table:table-cell>
          <table:table-cell table:style-name="ce2"/>
          <table:table-cell table:formula="of:=[.$G22]*(0.7+0.075*[.O$2])" office:value-type="float" office:value="102.038372448242">
            <text:p>102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00">
            <text:p>600</text:p>
          </table:table-cell>
          <table:table-cell table:formula="of:=((1+([.A23]-500)*0.16)^1.08+35)" office:value-type="float" office:value="56.3247935366778">
            <text:p>56</text:p>
          </table:table-cell>
          <table:table-cell table:formula="of:=[.$B23]*(0.5+0.125*[.C$2])" office:value-type="float" office:value="35.2029959604236">
            <text:p>35</text:p>
          </table:table-cell>
          <table:table-cell table:formula="of:=[.$B23]*(0.5+0.125*[.D$2])" office:value-type="float" office:value="42.2435951525084">
            <text:p>42</text:p>
          </table:table-cell>
          <table:table-cell table:formula="of:=[.$B23]*(0.5+0.125*[.E$2])" office:value-type="float" office:value="49.2841943445931">
            <text:p>49</text:p>
          </table:table-cell>
          <table:table-cell table:formula="of:=[.$B23]*(0.5+0.125*[.F$2])" office:value-type="float" office:value="56.3247935366778">
            <text:p>56</text:p>
          </table:table-cell>
          <table:table-cell table:formula="of:=(3+([.A23]-500)*0.11)^1.19+80" office:value-type="float" office:value="103.114918284042">
            <text:p>103</text:p>
          </table:table-cell>
          <table:table-cell table:style-name="ce2" table:formula="of:=IF([.$A23]&lt;[.I$1]+6;MIN(1;([.$A23]/[.I$1])^3)*100;(([.I$1]+5)/[.$A23])^3*100)+40" office:value-type="float" office:value="42.9313078703704">
            <text:p>42,93</text:p>
          </table:table-cell>
          <table:table-cell table:formula="of:=[.$G23]*(0.7+0.075*[.I$2])" office:value-type="float" office:value="79.9140616701325">
            <text:p>80</text:p>
          </table:table-cell>
          <table:table-cell table:style-name="ce2" table:formula="of:=IF([.$A23]&lt;[.K$1]+6;MIN(1;([.$A23]/[.K$1])^3)*103;(([.K$1]+5)/[.$A23])^3*103)+40" office:value-type="float" office:value="49.9170283564815">
            <text:p>49,92</text:p>
          </table:table-cell>
          <table:table-cell table:formula="of:=[.$G23]*(0.7+0.075*[.K$2])" office:value-type="float" office:value="87.6476805414357">
            <text:p>88</text:p>
          </table:table-cell>
          <table:table-cell table:style-name="ce2" table:formula="of:=IF([.$A23]&lt;[.M$1]+6;MIN(1;([.$A23]/[.M$1])^3)*106;(([.M$1]+5)/[.$A23])^3*106)+40" office:value-type="float" office:value="63.8633113425926">
            <text:p>63,86</text:p>
          </table:table-cell>
          <table:table-cell table:formula="of:=[.$G23]*(0.7+0.075*[.M$2])" office:value-type="float" office:value="95.3812994127388">
            <text:p>95</text:p>
          </table:table-cell>
          <table:table-cell table:style-name="ce2"/>
          <table:table-cell table:formula="of:=[.$G23]*(0.7+0.075*[.O$2])" office:value-type="float" office:value="103.114918284042">
            <text:p>10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05">
            <text:p>605</text:p>
          </table:table-cell>
          <table:table-cell table:formula="of:=((1+([.A24]-500)*0.16)^1.08+35)" office:value-type="float" office:value="57.4106061106038">
            <text:p>57</text:p>
          </table:table-cell>
          <table:table-cell table:formula="of:=[.$B24]*(0.5+0.125*[.C$2])" office:value-type="float" office:value="35.8816288191274">
            <text:p>36</text:p>
          </table:table-cell>
          <table:table-cell table:formula="of:=[.$B24]*(0.5+0.125*[.D$2])" office:value-type="float" office:value="43.0579545829528">
            <text:p>43</text:p>
          </table:table-cell>
          <table:table-cell table:formula="of:=[.$B24]*(0.5+0.125*[.E$2])" office:value-type="float" office:value="50.2342803467783">
            <text:p>50</text:p>
          </table:table-cell>
          <table:table-cell table:formula="of:=[.$B24]*(0.5+0.125*[.F$2])" office:value-type="float" office:value="57.4106061106038">
            <text:p>57</text:p>
          </table:table-cell>
          <table:table-cell table:formula="of:=(3+([.A24]-500)*0.11)^1.19+80" office:value-type="float" office:value="104.199531716192">
            <text:p>104</text:p>
          </table:table-cell>
          <table:table-cell table:style-name="ce2" table:formula="of:=IF([.$A24]&lt;[.I$1]+6;MIN(1;([.$A24]/[.I$1])^3)*100;(([.I$1]+5)/[.$A24])^3*100)+40" office:value-type="float" office:value="42.8592297979014">
            <text:p>42,86</text:p>
          </table:table-cell>
          <table:table-cell table:formula="of:=[.$G24]*(0.7+0.075*[.I$2])" office:value-type="float" office:value="80.7546370800486">
            <text:p>81</text:p>
          </table:table-cell>
          <table:table-cell table:style-name="ce2" table:formula="of:=IF([.$A24]&lt;[.K$1]+6;MIN(1;([.$A24]/[.K$1])^3)*103;(([.K$1]+5)/[.$A24])^3*103)+40" office:value-type="float" office:value="49.6731780616078">
            <text:p>49,67</text:p>
          </table:table-cell>
          <table:table-cell table:formula="of:=[.$G24]*(0.7+0.075*[.K$2])" office:value-type="float" office:value="88.569601958763">
            <text:p>89</text:p>
          </table:table-cell>
          <table:table-cell table:style-name="ce2" table:formula="of:=IF([.$A24]&lt;[.M$1]+6;MIN(1;([.$A24]/[.M$1])^3)*106;(([.M$1]+5)/[.$A24])^3*106)+40" office:value-type="float" office:value="63.2765352138594">
            <text:p>63,28</text:p>
          </table:table-cell>
          <table:table-cell table:formula="of:=[.$G24]*(0.7+0.075*[.M$2])" office:value-type="float" office:value="96.3845668374774">
            <text:p>96</text:p>
          </table:table-cell>
          <table:table-cell table:style-name="ce2"/>
          <table:table-cell table:formula="of:=[.$G24]*(0.7+0.075*[.O$2])" office:value-type="float" office:value="104.199531716192">
            <text:p>10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10">
            <text:p>610</text:p>
          </table:table-cell>
          <table:table-cell table:formula="of:=((1+([.A25]-500)*0.16)^1.08+35)" office:value-type="float" office:value="58.5003310239559">
            <text:p>59</text:p>
          </table:table-cell>
          <table:table-cell table:formula="of:=[.$B25]*(0.5+0.125*[.C$2])" office:value-type="float" office:value="36.5627068899724">
            <text:p>37</text:p>
          </table:table-cell>
          <table:table-cell table:formula="of:=[.$B25]*(0.5+0.125*[.D$2])" office:value-type="float" office:value="43.8752482679669">
            <text:p>44</text:p>
          </table:table-cell>
          <table:table-cell table:formula="of:=[.$B25]*(0.5+0.125*[.E$2])" office:value-type="float" office:value="51.1877896459614">
            <text:p>51</text:p>
          </table:table-cell>
          <table:table-cell table:formula="of:=[.$B25]*(0.5+0.125*[.F$2])" office:value-type="float" office:value="58.5003310239559">
            <text:p>59</text:p>
          </table:table-cell>
          <table:table-cell table:formula="of:=(3+([.A25]-500)*0.11)^1.19+80" office:value-type="float" office:value="105.291964716432">
            <text:p>105</text:p>
          </table:table-cell>
          <table:table-cell table:style-name="ce2" table:formula="of:=IF([.$A25]&lt;[.I$1]+6;MIN(1;([.$A25]/[.I$1])^3)*100;(([.I$1]+5)/[.$A25])^3*100)+40" office:value-type="float" office:value="42.7894955965477">
            <text:p>42,79</text:p>
          </table:table-cell>
          <table:table-cell table:formula="of:=[.$G25]*(0.7+0.075*[.I$2])" office:value-type="float" office:value="81.6012726552349">
            <text:p>82</text:p>
          </table:table-cell>
          <table:table-cell table:style-name="ce2" table:formula="of:=IF([.$A25]&lt;[.K$1]+6;MIN(1;([.$A25]/[.K$1])^3)*103;(([.K$1]+5)/[.$A25])^3*103)+40" office:value-type="float" office:value="49.4372574136161">
            <text:p>49,44</text:p>
          </table:table-cell>
          <table:table-cell table:formula="of:=[.$G25]*(0.7+0.075*[.K$2])" office:value-type="float" office:value="89.4981700089673">
            <text:p>89</text:p>
          </table:table-cell>
          <table:table-cell table:style-name="ce2" table:formula="of:=IF([.$A25]&lt;[.M$1]+6;MIN(1;([.$A25]/[.M$1])^3)*106;(([.M$1]+5)/[.$A25])^3*106)+40" office:value-type="float" office:value="62.7088401672387">
            <text:p>62,71</text:p>
          </table:table-cell>
          <table:table-cell table:formula="of:=[.$G25]*(0.7+0.075*[.M$2])" office:value-type="float" office:value="97.3950673626997">
            <text:p>97</text:p>
          </table:table-cell>
          <table:table-cell table:style-name="ce2"/>
          <table:table-cell table:formula="of:=[.$G25]*(0.7+0.075*[.O$2])" office:value-type="float" office:value="105.291964716432">
            <text:p>10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15">
            <text:p>615</text:p>
          </table:table-cell>
          <table:table-cell table:formula="of:=((1+([.A26]-500)*0.16)^1.08+35)" office:value-type="float" office:value="59.593813101179">
            <text:p>60</text:p>
          </table:table-cell>
          <table:table-cell table:formula="of:=[.$B26]*(0.5+0.125*[.C$2])" office:value-type="float" office:value="37.2461331882368">
            <text:p>37</text:p>
          </table:table-cell>
          <table:table-cell table:formula="of:=[.$B26]*(0.5+0.125*[.D$2])" office:value-type="float" office:value="44.6953598258842">
            <text:p>45</text:p>
          </table:table-cell>
          <table:table-cell table:formula="of:=[.$B26]*(0.5+0.125*[.E$2])" office:value-type="float" office:value="52.1445864635316">
            <text:p>52</text:p>
          </table:table-cell>
          <table:table-cell table:formula="of:=[.$B26]*(0.5+0.125*[.F$2])" office:value-type="float" office:value="59.593813101179">
            <text:p>60</text:p>
          </table:table-cell>
          <table:table-cell table:formula="of:=(3+([.A26]-500)*0.11)^1.19+80" office:value-type="float" office:value="106.391985676729">
            <text:p>106</text:p>
          </table:table-cell>
          <table:table-cell table:style-name="ce2" table:formula="of:=IF([.$A26]&lt;[.I$1]+6;MIN(1;([.$A26]/[.I$1])^3)*100;(([.I$1]+5)/[.$A26])^3*100)+40" office:value-type="float" office:value="42.7220107616504">
            <text:p>42,72</text:p>
          </table:table-cell>
          <table:table-cell table:formula="of:=[.$G26]*(0.7+0.075*[.I$2])" office:value-type="float" office:value="82.453788899465">
            <text:p>82</text:p>
          </table:table-cell>
          <table:table-cell table:style-name="ce2" table:formula="of:=IF([.$A26]&lt;[.K$1]+6;MIN(1;([.$A26]/[.K$1])^3)*103;(([.K$1]+5)/[.$A26])^3*103)+40" office:value-type="float" office:value="49.2089466899031">
            <text:p>49,21</text:p>
          </table:table-cell>
          <table:table-cell table:formula="of:=[.$G26]*(0.7+0.075*[.K$2])" office:value-type="float" office:value="90.4331878252197">
            <text:p>90</text:p>
          </table:table-cell>
          <table:table-cell table:style-name="ce2" table:formula="of:=IF([.$A26]&lt;[.M$1]+6;MIN(1;([.$A26]/[.M$1])^3)*106;(([.M$1]+5)/[.$A26])^3*106)+40" office:value-type="float" office:value="62.159456855326">
            <text:p>62,16</text:p>
          </table:table-cell>
          <table:table-cell table:formula="of:=[.$G26]*(0.7+0.075*[.M$2])" office:value-type="float" office:value="98.4125867509744">
            <text:p>98</text:p>
          </table:table-cell>
          <table:table-cell table:style-name="ce2"/>
          <table:table-cell table:formula="of:=[.$G26]*(0.7+0.075*[.O$2])" office:value-type="float" office:value="106.391985676729">
            <text:p>106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20">
            <text:p>620</text:p>
          </table:table-cell>
          <table:table-cell table:formula="of:=((1+([.A27]-500)*0.16)^1.08+35)" office:value-type="float" office:value="60.6909094841772">
            <text:p>61</text:p>
          </table:table-cell>
          <table:table-cell table:formula="of:=[.$B27]*(0.5+0.125*[.C$2])" office:value-type="float" office:value="37.9318184276107">
            <text:p>38</text:p>
          </table:table-cell>
          <table:table-cell table:formula="of:=[.$B27]*(0.5+0.125*[.D$2])" office:value-type="float" office:value="45.5181821131329">
            <text:p>46</text:p>
          </table:table-cell>
          <table:table-cell table:formula="of:=[.$B27]*(0.5+0.125*[.E$2])" office:value-type="float" office:value="53.1045457986551">
            <text:p>53</text:p>
          </table:table-cell>
          <table:table-cell table:formula="of:=[.$B27]*(0.5+0.125*[.F$2])" office:value-type="float" office:value="60.6909094841772">
            <text:p>61</text:p>
          </table:table-cell>
          <table:table-cell table:formula="of:=(3+([.A27]-500)*0.11)^1.19+80" office:value-type="float" office:value="107.499377780794">
            <text:p>107</text:p>
          </table:table-cell>
          <table:table-cell table:style-name="ce2" table:formula="of:=IF([.$A27]&lt;[.I$1]+6;MIN(1;([.$A27]/[.I$1])^3)*100;(([.I$1]+5)/[.$A27])^3*100)+40" office:value-type="float" office:value="42.6566853244268">
            <text:p>42,66</text:p>
          </table:table-cell>
          <table:table-cell table:formula="of:=[.$G27]*(0.7+0.075*[.I$2])" office:value-type="float" office:value="83.3120177801157">
            <text:p>83</text:p>
          </table:table-cell>
          <table:table-cell table:style-name="ce2" table:formula="of:=IF([.$A27]&lt;[.K$1]+6;MIN(1;([.$A27]/[.K$1])^3)*103;(([.K$1]+5)/[.$A27])^3*103)+40" office:value-type="float" office:value="48.9879415133765">
            <text:p>48,99</text:p>
          </table:table-cell>
          <table:table-cell table:formula="of:=[.$G27]*(0.7+0.075*[.K$2])" office:value-type="float" office:value="91.3744711136753">
            <text:p>91</text:p>
          </table:table-cell>
          <table:table-cell table:style-name="ce2" table:formula="of:=IF([.$A27]&lt;[.M$1]+6;MIN(1;([.$A27]/[.M$1])^3)*106;(([.M$1]+5)/[.$A27])^3*106)+40" office:value-type="float" office:value="61.6276528565674">
            <text:p>61,63</text:p>
          </table:table-cell>
          <table:table-cell table:formula="of:=[.$G27]*(0.7+0.075*[.M$2])" office:value-type="float" office:value="99.4369244472349">
            <text:p>99</text:p>
          </table:table-cell>
          <table:table-cell table:style-name="ce2"/>
          <table:table-cell table:formula="of:=[.$G27]*(0.7+0.075*[.O$2])" office:value-type="float" office:value="107.499377780794">
            <text:p>107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25">
            <text:p>625</text:p>
          </table:table-cell>
          <table:table-cell table:formula="of:=((1+([.A28]-500)*0.16)^1.08+35)" office:value-type="float" office:value="61.7914882039941">
            <text:p>62</text:p>
          </table:table-cell>
          <table:table-cell table:formula="of:=[.$B28]*(0.5+0.125*[.C$2])" office:value-type="float" office:value="38.6196801274963">
            <text:p>39</text:p>
          </table:table-cell>
          <table:table-cell table:formula="of:=[.$B28]*(0.5+0.125*[.D$2])" office:value-type="float" office:value="46.3436161529956">
            <text:p>46</text:p>
          </table:table-cell>
          <table:table-cell table:formula="of:=[.$B28]*(0.5+0.125*[.E$2])" office:value-type="float" office:value="54.0675521784949">
            <text:p>54</text:p>
          </table:table-cell>
          <table:table-cell table:formula="of:=[.$B28]*(0.5+0.125*[.F$2])" office:value-type="float" office:value="61.7914882039941">
            <text:p>62</text:p>
          </table:table-cell>
          <table:table-cell table:formula="of:=(3+([.A28]-500)*0.11)^1.19+80" office:value-type="float" office:value="108.613937587167">
            <text:p>109</text:p>
          </table:table-cell>
          <table:table-cell table:style-name="ce2" table:formula="of:=IF([.$A28]&lt;[.I$1]+6;MIN(1;([.$A28]/[.I$1])^3)*100;(([.I$1]+5)/[.$A28])^3*100)+40" office:value-type="float" office:value="42.5934336">
            <text:p>42,59</text:p>
          </table:table-cell>
          <table:table-cell table:formula="of:=[.$G28]*(0.7+0.075*[.I$2])" office:value-type="float" office:value="84.1758016300541">
            <text:p>84</text:p>
          </table:table-cell>
          <table:table-cell table:style-name="ce2" table:formula="of:=IF([.$A28]&lt;[.K$1]+6;MIN(1;([.$A28]/[.K$1])^3)*103;(([.K$1]+5)/[.$A28])^3*103)+40" office:value-type="float" office:value="48.773952">
            <text:p>48,77</text:p>
          </table:table-cell>
          <table:table-cell table:formula="of:=[.$G28]*(0.7+0.075*[.K$2])" office:value-type="float" office:value="92.3218469490916">
            <text:p>92</text:p>
          </table:table-cell>
          <table:table-cell table:style-name="ce2" table:formula="of:=IF([.$A28]&lt;[.M$1]+6;MIN(1;([.$A28]/[.M$1])^3)*106;(([.M$1]+5)/[.$A28])^3*106)+40" office:value-type="float" office:value="61.112730624">
            <text:p>61,11</text:p>
          </table:table-cell>
          <table:table-cell table:formula="of:=[.$G28]*(0.7+0.075*[.M$2])" office:value-type="float" office:value="100.467892268129">
            <text:p>100</text:p>
          </table:table-cell>
          <table:table-cell table:style-name="ce2"/>
          <table:table-cell table:formula="of:=[.$G28]*(0.7+0.075*[.O$2])" office:value-type="float" office:value="108.613937587167">
            <text:p>109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30">
            <text:p>630</text:p>
          </table:table-cell>
          <table:table-cell table:formula="of:=((1+([.A29]-500)*0.16)^1.08+35)" office:value-type="float" office:value="62.8954269664014">
            <text:p>63</text:p>
          </table:table-cell>
          <table:table-cell table:formula="of:=[.$B29]*(0.5+0.125*[.C$2])" office:value-type="float" office:value="39.3096418540009">
            <text:p>39</text:p>
          </table:table-cell>
          <table:table-cell table:formula="of:=[.$B29]*(0.5+0.125*[.D$2])" office:value-type="float" office:value="47.1715702248011">
            <text:p>47</text:p>
          </table:table-cell>
          <table:table-cell table:formula="of:=[.$B29]*(0.5+0.125*[.E$2])" office:value-type="float" office:value="55.0334985956012">
            <text:p>55</text:p>
          </table:table-cell>
          <table:table-cell table:formula="of:=[.$B29]*(0.5+0.125*[.F$2])" office:value-type="float" office:value="62.8954269664014">
            <text:p>63</text:p>
          </table:table-cell>
          <table:table-cell table:formula="of:=(3+([.A29]-500)*0.11)^1.19+80" office:value-type="float" office:value="109.735473790289">
            <text:p>110</text:p>
          </table:table-cell>
          <table:table-cell table:style-name="ce2" table:formula="of:=IF([.$A29]&lt;[.I$1]+6;MIN(1;([.$A29]/[.I$1])^3)*100;(([.I$1]+5)/[.$A29])^3*100)+40" office:value-type="float" office:value="42.5321739512972">
            <text:p>42,53</text:p>
          </table:table-cell>
          <table:table-cell table:formula="of:=[.$G29]*(0.7+0.075*[.I$2])" office:value-type="float" office:value="85.044992187474">
            <text:p>85</text:p>
          </table:table-cell>
          <table:table-cell table:style-name="ce2" table:formula="of:=IF([.$A29]&lt;[.K$1]+6;MIN(1;([.$A29]/[.K$1])^3)*103;(([.K$1]+5)/[.$A29])^3*103)+40" office:value-type="float" office:value="48.5667019600315">
            <text:p>48,57</text:p>
          </table:table-cell>
          <table:table-cell table:formula="of:=[.$G29]*(0.7+0.075*[.K$2])" office:value-type="float" office:value="93.2751527217456">
            <text:p>93</text:p>
          </table:table-cell>
          <table:table-cell table:style-name="ce2" table:formula="of:=IF([.$A29]&lt;[.M$1]+6;MIN(1;([.$A29]/[.M$1])^3)*106;(([.M$1]+5)/[.$A29])^3*106)+40" office:value-type="float" office:value="60.6140255631941">
            <text:p>60,61</text:p>
          </table:table-cell>
          <table:table-cell table:formula="of:=[.$G29]*(0.7+0.075*[.M$2])" office:value-type="float" office:value="101.505313256017">
            <text:p>102</text:p>
          </table:table-cell>
          <table:table-cell table:style-name="ce2"/>
          <table:table-cell table:formula="of:=[.$G29]*(0.7+0.075*[.O$2])" office:value-type="float" office:value="109.735473790289">
            <text:p>110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35">
            <text:p>635</text:p>
          </table:table-cell>
          <table:table-cell table:formula="of:=((1+([.A30]-500)*0.16)^1.08+35)" office:value-type="float" office:value="64.0026121126599">
            <text:p>64</text:p>
          </table:table-cell>
          <table:table-cell table:formula="of:=[.$B30]*(0.5+0.125*[.C$2])" office:value-type="float" office:value="40.0016325704124">
            <text:p>40</text:p>
          </table:table-cell>
          <table:table-cell table:formula="of:=[.$B30]*(0.5+0.125*[.D$2])" office:value-type="float" office:value="48.0019590844949">
            <text:p>48</text:p>
          </table:table-cell>
          <table:table-cell table:formula="of:=[.$B30]*(0.5+0.125*[.E$2])" office:value-type="float" office:value="56.0022855985774">
            <text:p>56</text:p>
          </table:table-cell>
          <table:table-cell table:formula="of:=[.$B30]*(0.5+0.125*[.F$2])" office:value-type="float" office:value="64.0026121126599">
            <text:p>64</text:p>
          </table:table-cell>
          <table:table-cell table:formula="of:=(3+([.A30]-500)*0.11)^1.19+80" office:value-type="float" office:value="110.863806132255">
            <text:p>111</text:p>
          </table:table-cell>
          <table:table-cell table:style-name="ce2" table:formula="of:=IF([.$A30]&lt;[.I$1]+6;MIN(1;([.$A30]/[.I$1])^3)*100;(([.I$1]+5)/[.$A30])^3*100)+40" office:value-type="float" office:value="42.4728285677044">
            <text:p>42,47</text:p>
          </table:table-cell>
          <table:table-cell table:formula="of:=[.$G30]*(0.7+0.075*[.I$2])" office:value-type="float" office:value="85.919449752498">
            <text:p>86</text:p>
          </table:table-cell>
          <table:table-cell table:style-name="ce2" table:formula="of:=IF([.$A30]&lt;[.K$1]+6;MIN(1;([.$A30]/[.K$1])^3)*103;(([.K$1]+5)/[.$A30])^3*103)+40" office:value-type="float" office:value="48.3659281491791">
            <text:p>48,37</text:p>
          </table:table-cell>
          <table:table-cell table:formula="of:=[.$G30]*(0.7+0.075*[.K$2])" office:value-type="float" office:value="94.2342352124171">
            <text:p>94</text:p>
          </table:table-cell>
          <table:table-cell table:style-name="ce2" table:formula="of:=IF([.$A30]&lt;[.M$1]+6;MIN(1;([.$A30]/[.M$1])^3)*106;(([.M$1]+5)/[.$A30])^3*106)+40" office:value-type="float" office:value="60.1309042303124">
            <text:p>60,13</text:p>
          </table:table-cell>
          <table:table-cell table:formula="of:=[.$G30]*(0.7+0.075*[.M$2])" office:value-type="float" office:value="102.549020672336">
            <text:p>103</text:p>
          </table:table-cell>
          <table:table-cell table:style-name="ce2"/>
          <table:table-cell table:formula="of:=[.$G30]*(0.7+0.075*[.O$2])" office:value-type="float" office:value="110.863806132255">
            <text:p>111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40">
            <text:p>640</text:p>
          </table:table-cell>
          <table:table-cell table:formula="of:=((1+([.A31]-500)*0.16)^1.08+35)" office:value-type="float" office:value="65.112937724858">
            <text:p>65</text:p>
          </table:table-cell>
          <table:table-cell table:formula="of:=[.$B31]*(0.5+0.125*[.C$2])" office:value-type="float" office:value="40.6955860780363">
            <text:p>41</text:p>
          </table:table-cell>
          <table:table-cell table:formula="of:=[.$B31]*(0.5+0.125*[.D$2])" office:value-type="float" office:value="48.8347032936435">
            <text:p>49</text:p>
          </table:table-cell>
          <table:table-cell table:formula="of:=[.$B31]*(0.5+0.125*[.E$2])" office:value-type="float" office:value="56.9738205092508">
            <text:p>57</text:p>
          </table:table-cell>
          <table:table-cell table:formula="of:=[.$B31]*(0.5+0.125*[.F$2])" office:value-type="float" office:value="65.112937724858">
            <text:p>65</text:p>
          </table:table-cell>
          <table:table-cell table:formula="of:=(3+([.A31]-500)*0.11)^1.19+80" office:value-type="float" office:value="111.998764442799">
            <text:p>112</text:p>
          </table:table-cell>
          <table:table-cell table:style-name="ce2" table:formula="of:=IF([.$A31]&lt;[.I$1]+6;MIN(1;([.$A31]/[.I$1])^3)*100;(([.I$1]+5)/[.$A31])^3*100)+40" office:value-type="float" office:value="42.4153232574463">
            <text:p>42,42</text:p>
          </table:table-cell>
          <table:table-cell table:formula="of:=[.$G31]*(0.7+0.075*[.I$2])" office:value-type="float" office:value="86.7990424431696">
            <text:p>87</text:p>
          </table:table-cell>
          <table:table-cell table:style-name="ce2" table:formula="of:=IF([.$A31]&lt;[.K$1]+6;MIN(1;([.$A31]/[.K$1])^3)*103;(([.K$1]+5)/[.$A31])^3*103)+40" office:value-type="float" office:value="48.1713795661926">
            <text:p>48,17</text:p>
          </table:table-cell>
          <table:table-cell table:formula="of:=[.$G31]*(0.7+0.075*[.K$2])" office:value-type="float" office:value="95.1989497763795">
            <text:p>95</text:p>
          </table:table-cell>
          <table:table-cell table:style-name="ce2" table:formula="of:=IF([.$A31]&lt;[.M$1]+6;MIN(1;([.$A31]/[.M$1])^3)*106;(([.M$1]+5)/[.$A31])^3*106)+40" office:value-type="float" office:value="59.6627626419067">
            <text:p>59,66</text:p>
          </table:table-cell>
          <table:table-cell table:formula="of:=[.$G31]*(0.7+0.075*[.M$2])" office:value-type="float" office:value="103.598857109589">
            <text:p>104</text:p>
          </table:table-cell>
          <table:table-cell table:style-name="ce2"/>
          <table:table-cell table:formula="of:=[.$G31]*(0.7+0.075*[.O$2])" office:value-type="float" office:value="111.998764442799">
            <text:p>112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45">
            <text:p>645</text:p>
          </table:table-cell>
          <table:table-cell table:formula="of:=((1+([.A32]-500)*0.16)^1.08+35)" office:value-type="float" office:value="66.2263048514435">
            <text:p>66</text:p>
          </table:table-cell>
          <table:table-cell table:formula="of:=[.$B32]*(0.5+0.125*[.C$2])" office:value-type="float" office:value="41.3914405321522">
            <text:p>41</text:p>
          </table:table-cell>
          <table:table-cell table:formula="of:=[.$B32]*(0.5+0.125*[.D$2])" office:value-type="float" office:value="49.6697286385826">
            <text:p>50</text:p>
          </table:table-cell>
          <table:table-cell table:formula="of:=[.$B32]*(0.5+0.125*[.E$2])" office:value-type="float" office:value="57.9480167450131">
            <text:p>58</text:p>
          </table:table-cell>
          <table:table-cell table:formula="of:=[.$B32]*(0.5+0.125*[.F$2])" office:value-type="float" office:value="66.2263048514435">
            <text:p>66</text:p>
          </table:table-cell>
          <table:table-cell table:formula="of:=(3+([.A32]-500)*0.11)^1.19+80" office:value-type="float" office:value="113.140187789019">
            <text:p>113</text:p>
          </table:table-cell>
          <table:table-cell table:style-name="ce2" table:formula="of:=IF([.$A32]&lt;[.I$1]+6;MIN(1;([.$A32]/[.I$1])^3)*100;(([.I$1]+5)/[.$A32])^3*100)+40" office:value-type="float" office:value="42.3595872527413">
            <text:p>42,36</text:p>
          </table:table-cell>
          <table:table-cell table:formula="of:=[.$G32]*(0.7+0.075*[.I$2])" office:value-type="float" office:value="87.6836455364896">
            <text:p>88</text:p>
          </table:table-cell>
          <table:table-cell table:style-name="ce2" table:formula="of:=IF([.$A32]&lt;[.K$1]+6;MIN(1;([.$A32]/[.K$1])^3)*103;(([.K$1]+5)/[.$A32])^3*103)+40" office:value-type="float" office:value="47.9828167936762">
            <text:p>47,98</text:p>
          </table:table-cell>
          <table:table-cell table:formula="of:=[.$G32]*(0.7+0.075*[.K$2])" office:value-type="float" office:value="96.169159620666">
            <text:p>96</text:p>
          </table:table-cell>
          <table:table-cell table:style-name="ce2" table:formula="of:=IF([.$A32]&lt;[.M$1]+6;MIN(1;([.$A32]/[.M$1])^3)*106;(([.M$1]+5)/[.$A32])^3*106)+40" office:value-type="float" office:value="59.2090246887183">
            <text:p>59,21</text:p>
          </table:table-cell>
          <table:table-cell table:formula="of:=[.$G32]*(0.7+0.075*[.M$2])" office:value-type="float" office:value="104.654673704842">
            <text:p>105</text:p>
          </table:table-cell>
          <table:table-cell table:style-name="ce2"/>
          <table:table-cell table:formula="of:=[.$G32]*(0.7+0.075*[.O$2])" office:value-type="float" office:value="113.140187789019">
            <text:p>11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50">
            <text:p>650</text:p>
          </table:table-cell>
          <table:table-cell table:formula="of:=((1+([.A33]-500)*0.16)^1.08+35)" office:value-type="float" office:value="67.3426208333497">
            <text:p>67</text:p>
          </table:table-cell>
          <table:table-cell table:formula="of:=[.$B33]*(0.5+0.125*[.C$2])" office:value-type="float" office:value="42.0891380208435">
            <text:p>42</text:p>
          </table:table-cell>
          <table:table-cell table:formula="of:=[.$B33]*(0.5+0.125*[.D$2])" office:value-type="float" office:value="50.5069656250122">
            <text:p>51</text:p>
          </table:table-cell>
          <table:table-cell table:formula="of:=[.$B33]*(0.5+0.125*[.E$2])" office:value-type="float" office:value="58.924793229181">
            <text:p>59</text:p>
          </table:table-cell>
          <table:table-cell table:formula="of:=[.$B33]*(0.5+0.125*[.F$2])" office:value-type="float" office:value="67.3426208333497">
            <text:p>67</text:p>
          </table:table-cell>
          <table:table-cell table:formula="of:=(3+([.A33]-500)*0.11)^1.19+80" office:value-type="float" office:value="114.287923719459">
            <text:p>114</text:p>
          </table:table-cell>
          <table:table-cell table:style-name="ce2" table:formula="of:=IF([.$A33]&lt;[.I$1]+6;MIN(1;([.$A33]/[.I$1])^3)*100;(([.I$1]+5)/[.$A33])^3*100)+40" office:value-type="float" office:value="42.3055530268548">
            <text:p>42,31</text:p>
          </table:table-cell>
          <table:table-cell table:formula="of:=[.$G33]*(0.7+0.075*[.I$2])" office:value-type="float" office:value="88.5731408825806">
            <text:p>89</text:p>
          </table:table-cell>
          <table:table-cell table:style-name="ce2" table:formula="of:=IF([.$A33]&lt;[.K$1]+6;MIN(1;([.$A33]/[.K$1])^3)*103;(([.K$1]+5)/[.$A33])^3*103)+40" office:value-type="float" office:value="47.8000113791534">
            <text:p>47,80</text:p>
          </table:table-cell>
          <table:table-cell table:formula="of:=[.$G33]*(0.7+0.075*[.K$2])" office:value-type="float" office:value="97.1447351615401">
            <text:p>97</text:p>
          </table:table-cell>
          <table:table-cell table:style-name="ce2" table:formula="of:=IF([.$A33]&lt;[.M$1]+6;MIN(1;([.$A33]/[.M$1])^3)*106;(([.M$1]+5)/[.$A33])^3*106)+40" office:value-type="float" office:value="58.7691406463359">
            <text:p>58,77</text:p>
          </table:table-cell>
          <table:table-cell table:formula="of:=[.$G33]*(0.7+0.075*[.M$2])" office:value-type="float" office:value="105.716329440499">
            <text:p>106</text:p>
          </table:table-cell>
          <table:table-cell table:style-name="ce2"/>
          <table:table-cell table:formula="of:=[.$G33]*(0.7+0.075*[.O$2])" office:value-type="float" office:value="114.287923719459">
            <text:p>11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55">
            <text:p>655</text:p>
          </table:table-cell>
          <table:table-cell table:formula="of:=((1+([.A34]-500)*0.16)^1.08+35)" office:value-type="float" office:value="68.4617987148401">
            <text:p>68</text:p>
          </table:table-cell>
          <table:table-cell table:formula="of:=[.$B34]*(0.5+0.125*[.C$2])" office:value-type="float" office:value="42.7886241967751">
            <text:p>43</text:p>
          </table:table-cell>
          <table:table-cell table:formula="of:=[.$B34]*(0.5+0.125*[.D$2])" office:value-type="float" office:value="51.3463490361301">
            <text:p>51</text:p>
          </table:table-cell>
          <table:table-cell table:formula="of:=[.$B34]*(0.5+0.125*[.E$2])" office:value-type="float" office:value="59.9040738754851">
            <text:p>60</text:p>
          </table:table-cell>
          <table:table-cell table:formula="of:=[.$B34]*(0.5+0.125*[.F$2])" office:value-type="float" office:value="68.4617987148401">
            <text:p>68</text:p>
          </table:table-cell>
          <table:table-cell table:formula="of:=(3+([.A34]-500)*0.11)^1.19+80" office:value-type="float" office:value="115.441827589706">
            <text:p>115</text:p>
          </table:table-cell>
          <table:table-cell table:style-name="ce2" table:formula="of:=IF([.$A34]&lt;[.I$1]+6;MIN(1;([.$A34]/[.I$1])^3)*100;(([.I$1]+5)/[.$A34])^3*100)+40" office:value-type="float" office:value="42.2531561222388">
            <text:p>42,25</text:p>
          </table:table-cell>
          <table:table-cell table:formula="of:=[.$G34]*(0.7+0.075*[.I$2])" office:value-type="float" office:value="89.4674163820223">
            <text:p>89</text:p>
          </table:table-cell>
          <table:table-cell table:style-name="ce2" table:formula="of:=IF([.$A34]&lt;[.K$1]+6;MIN(1;([.$A34]/[.K$1])^3)*103;(([.K$1]+5)/[.$A34])^3*103)+40" office:value-type="float" office:value="47.6227452536396">
            <text:p>47,62</text:p>
          </table:table-cell>
          <table:table-cell table:formula="of:=[.$G34]*(0.7+0.075*[.K$2])" office:value-type="float" office:value="98.1255534512502">
            <text:p>98</text:p>
          </table:table-cell>
          <table:table-cell table:style-name="ce2" table:formula="of:=IF([.$A34]&lt;[.M$1]+6;MIN(1;([.$A34]/[.M$1])^3)*106;(([.M$1]+5)/[.$A34])^3*106)+40" office:value-type="float" office:value="58.3425857761096">
            <text:p>58,34</text:p>
          </table:table-cell>
          <table:table-cell table:formula="of:=[.$G34]*(0.7+0.075*[.M$2])" office:value-type="float" office:value="106.783690520478">
            <text:p>107</text:p>
          </table:table-cell>
          <table:table-cell table:style-name="ce2"/>
          <table:table-cell table:formula="of:=[.$G34]*(0.7+0.075*[.O$2])" office:value-type="float" office:value="115.441827589706">
            <text:p>11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60">
            <text:p>660</text:p>
          </table:table-cell>
          <table:table-cell table:formula="of:=((1+([.A35]-500)*0.16)^1.08+35)" office:value-type="float" office:value="69.5837567261173">
            <text:p>70</text:p>
          </table:table-cell>
          <table:table-cell table:formula="of:=[.$B35]*(0.5+0.125*[.C$2])" office:value-type="float" office:value="43.4898479538233">
            <text:p>43</text:p>
          </table:table-cell>
          <table:table-cell table:formula="of:=[.$B35]*(0.5+0.125*[.D$2])" office:value-type="float" office:value="52.187817544588">
            <text:p>52</text:p>
          </table:table-cell>
          <table:table-cell table:formula="of:=[.$B35]*(0.5+0.125*[.E$2])" office:value-type="float" office:value="60.8857871353526">
            <text:p>61</text:p>
          </table:table-cell>
          <table:table-cell table:formula="of:=[.$B35]*(0.5+0.125*[.F$2])" office:value-type="float" office:value="69.5837567261173">
            <text:p>70</text:p>
          </table:table-cell>
          <table:table-cell table:formula="of:=(3+([.A35]-500)*0.11)^1.19+80" office:value-type="float" office:value="116.601761958701">
            <text:p>117</text:p>
          </table:table-cell>
          <table:table-cell table:style-name="ce2" table:formula="of:=IF([.$A35]&lt;[.I$1]+6;MIN(1;([.$A35]/[.I$1])^3)*100;(([.I$1]+5)/[.$A35])^3*100)+40" office:value-type="float" office:value="42.2023349890085">
            <text:p>42,20</text:p>
          </table:table-cell>
          <table:table-cell table:formula="of:=[.$G35]*(0.7+0.075*[.I$2])" office:value-type="float" office:value="90.366365517993">
            <text:p>90</text:p>
          </table:table-cell>
          <table:table-cell table:style-name="ce2" table:formula="of:=IF([.$A35]&lt;[.K$1]+6;MIN(1;([.$A35]/[.K$1])^3)*103;(([.K$1]+5)/[.$A35])^3*103)+40" office:value-type="float" office:value="47.4508101851852">
            <text:p>47,45</text:p>
          </table:table-cell>
          <table:table-cell table:formula="of:=[.$G35]*(0.7+0.075*[.K$2])" office:value-type="float" office:value="99.1114976648955">
            <text:p>99</text:p>
          </table:table-cell>
          <table:table-cell table:style-name="ce2" table:formula="of:=IF([.$A35]&lt;[.M$1]+6;MIN(1;([.$A35]/[.M$1])^3)*106;(([.M$1]+5)/[.$A35])^3*106)+40" office:value-type="float" office:value="57.9288590102123">
            <text:p>57,93</text:p>
          </table:table-cell>
          <table:table-cell table:formula="of:=[.$G35]*(0.7+0.075*[.M$2])" office:value-type="float" office:value="107.856629811798">
            <text:p>108</text:p>
          </table:table-cell>
          <table:table-cell table:style-name="ce2"/>
          <table:table-cell table:formula="of:=[.$G35]*(0.7+0.075*[.O$2])" office:value-type="float" office:value="116.601761958701">
            <text:p>117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65">
            <text:p>665</text:p>
          </table:table-cell>
          <table:table-cell table:formula="of:=((1+([.A36]-500)*0.16)^1.08+35)" office:value-type="float" office:value="70.7084178270527">
            <text:p>71</text:p>
          </table:table-cell>
          <table:table-cell table:formula="of:=[.$B36]*(0.5+0.125*[.C$2])" office:value-type="float" office:value="44.1927611419079">
            <text:p>44</text:p>
          </table:table-cell>
          <table:table-cell table:formula="of:=[.$B36]*(0.5+0.125*[.D$2])" office:value-type="float" office:value="53.0313133702895">
            <text:p>53</text:p>
          </table:table-cell>
          <table:table-cell table:formula="of:=[.$B36]*(0.5+0.125*[.E$2])" office:value-type="float" office:value="61.8698655986711">
            <text:p>62</text:p>
          </table:table-cell>
          <table:table-cell table:formula="of:=[.$B36]*(0.5+0.125*[.F$2])" office:value-type="float" office:value="70.7084178270527">
            <text:p>71</text:p>
          </table:table-cell>
          <table:table-cell table:formula="of:=(3+([.A36]-500)*0.11)^1.19+80" office:value-type="float" office:value="117.767596046654">
            <text:p>118</text:p>
          </table:table-cell>
          <table:table-cell table:style-name="ce2" table:formula="of:=IF([.$A36]&lt;[.I$1]+6;MIN(1;([.$A36]/[.I$1])^3)*100;(([.I$1]+5)/[.$A36])^3*100)+40" office:value-type="float" office:value="42.153030833061">
            <text:p>42,15</text:p>
          </table:table-cell>
          <table:table-cell table:formula="of:=[.$G36]*(0.7+0.075*[.I$2])" office:value-type="float" office:value="91.2698869361571">
            <text:p>91</text:p>
          </table:table-cell>
          <table:table-cell table:style-name="ce2" table:formula="of:=IF([.$A36]&lt;[.K$1]+6;MIN(1;([.$A36]/[.K$1])^3)*103;(([.K$1]+5)/[.$A36])^3*103)+40" office:value-type="float" office:value="47.2840072650392">
            <text:p>47,28</text:p>
          </table:table-cell>
          <table:table-cell table:formula="of:=[.$G36]*(0.7+0.075*[.K$2])" office:value-type="float" office:value="100.102456639656">
            <text:p>100</text:p>
          </table:table-cell>
          <table:table-cell table:style-name="ce2" table:formula="of:=IF([.$A36]&lt;[.M$1]+6;MIN(1;([.$A36]/[.M$1])^3)*106;(([.M$1]+5)/[.$A36])^3*106)+40" office:value-type="float" office:value="57.5274817151987">
            <text:p>57,53</text:p>
          </table:table-cell>
          <table:table-cell table:formula="of:=[.$G36]*(0.7+0.075*[.M$2])" office:value-type="float" office:value="108.935026343155">
            <text:p>109</text:p>
          </table:table-cell>
          <table:table-cell table:style-name="ce2"/>
          <table:table-cell table:formula="of:=[.$G36]*(0.7+0.075*[.O$2])" office:value-type="float" office:value="117.767596046654">
            <text:p>118</text:p>
          </table:table-cell>
          <table:table-cell table:number-columns-repeated="1009"/>
        </table:table-row>
        <table:table-row table:style-name="ro1">
          <table:table-cell office:value-type="float" office:value="670">
            <text:p>670</text:p>
          </table:table-cell>
          <table:table-cell table:formula="of:=((1+([.A37]-500)*0.16)^1.08+35)" office:value-type="float" office:value="71.83570930324">
            <text:p>72</text:p>
          </table:table-cell>
          <table:table-cell table:formula="of:=[.$B37]*(0.5+0.125*[.C$2])" office:value-type="float" office:value="44.897318314525">
            <text:p>45</text:p>
          </table:table-cell>
          <table:table-cell table:formula="of:=[.$B37]*(0.5+0.125*[.D$2])" office:value-type="float" office:value="53.87678197743">
            <text:p>54</text:p>
          </table:table-cell>
          <table:table-cell table:formula="of:=[.$B37]*(0.5+0.125*[.E$2])" office:value-type="float" office:value="62.856245640335">
            <text:p>63</text:p>
          </table:table-cell>
          <table:table-cell table:formula="of:=[.$B37]*(0.5+0.125*[.F$2])" office:value-type="float" office:value="71.83570930324">
            <text:p>72</text:p>
          </table:table-cell>
          <table:table-cell table:formula="of:=(3+([.A37]-500)*0.11)^1.19+80" office:value-type="float" office:value="118.939205246845">
            <text:p>119</text:p>
          </table:table-cell>
          <table:table-cell table:style-name="ce2" table:formula="of:=IF([.$A37]&lt;[.I$1]+6;MIN(1;([.$A37]/[.I$1])^3)*100;(([.I$1]+5)/[.$A37])^3*100)+40" office:value-type="float" office:value="42.1051874731932">
            <text:p>42,11</text:p>
          </table:table-cell>
          <table:table-cell table:formula="of:=[.$G37]*(0.7+0.075*[.I$2])" office:value-type="float" office:value="92.1778840663049">
            <text:p>92</text:p>
          </table:table-cell>
          <table:table-cell table:style-name="ce2" table:formula="of:=IF([.$A37]&lt;[.K$1]+6;MIN(1;([.$A37]/[.K$1])^3)*103;(([.K$1]+5)/[.$A37])^3*103)+40" office:value-type="float" office:value="47.122146424261">
            <text:p>47,12</text:p>
          </table:table-cell>
          <table:table-cell table:formula="of:=[.$G37]*(0.7+0.075*[.K$2])" office:value-type="float" office:value="101.098324459818">
            <text:p>101</text:p>
          </table:table-cell>
          <table:table-cell table:style-name="ce2" table:formula="of:=IF([.$A37]&lt;[.M$1]+6;MIN(1;([.$A37]/[.M$1])^3)*106;(([.M$1]+5)/[.$A37])^3*106)+40" office:value-type="float" office:value="57.1379965288284">
            <text:p>57,14</text:p>
          </table:table-cell>
          <table:table-cell table:formula="of:=[.$G37]*(0.7+0.075*[.M$2])" office:value-type="float" office:value="110.018764853332">
            <text:p>110</text:p>
          </table:table-cell>
          <table:table-cell table:style-name="ce2"/>
          <table:table-cell table:formula="of:=[.$G37]*(0.7+0.075*[.O$2])" office:value-type="float" office:value="118.939205246845">
            <text:p>119</text:p>
          </table:table-cell>
          <table:table-cell table:number-columns-repeated="1009"/>
        </table:table-row>
        <table:table-row table:style-name="ro1">
          <table:table-cell office:value-type="float" office:value="675">
            <text:p>675</text:p>
          </table:table-cell>
          <table:table-cell table:formula="of:=((1+([.A38]-500)*0.16)^1.08+35)" office:value-type="float" office:value="72.9655624070529">
            <text:p>73</text:p>
          </table:table-cell>
          <table:table-cell table:formula="of:=[.$B38]*(0.5+0.125*[.C$2])" office:value-type="float" office:value="45.603476504408">
            <text:p>46</text:p>
          </table:table-cell>
          <table:table-cell table:formula="of:=[.$B38]*(0.5+0.125*[.D$2])" office:value-type="float" office:value="54.7241718052896">
            <text:p>55</text:p>
          </table:table-cell>
          <table:table-cell table:formula="of:=[.$B38]*(0.5+0.125*[.E$2])" office:value-type="float" office:value="63.8448671061713">
            <text:p>64</text:p>
          </table:table-cell>
          <table:table-cell table:formula="of:=[.$B38]*(0.5+0.125*[.F$2])" office:value-type="float" office:value="72.9655624070529">
            <text:p>73</text:p>
          </table:table-cell>
          <table:table-cell table:formula="of:=(3+([.A38]-500)*0.11)^1.19+80" office:value-type="float" office:value="120.116470684696">
            <text:p>120</text:p>
          </table:table-cell>
          <table:table-cell table:style-name="ce2" table:formula="of:=IF([.$A38]&lt;[.I$1]+6;MIN(1;([.$A38]/[.I$1])^3)*100;(([.I$1]+5)/[.$A38])^3*100)+40" office:value-type="float" office:value="42.058751206625">
            <text:p>42,06</text:p>
          </table:table-cell>
          <table:table-cell table:formula="of:=[.$G38]*(0.7+0.075*[.I$2])" office:value-type="float" office:value="93.0902647806398">
            <text:p>93</text:p>
          </table:table-cell>
          <table:table-cell table:style-name="ce2" table:formula="of:=IF([.$A38]&lt;[.K$1]+6;MIN(1;([.$A38]/[.K$1])^3)*103;(([.K$1]+5)/[.$A38])^3*103)+40" office:value-type="float" office:value="46.9650459787634">
            <text:p>46,97</text:p>
          </table:table-cell>
          <table:table-cell table:formula="of:=[.$G38]*(0.7+0.075*[.K$2])" office:value-type="float" office:value="102.099000081992">
            <text:p>102</text:p>
          </table:table-cell>
          <table:table-cell table:style-name="ce2" table:formula="of:=IF([.$A38]&lt;[.M$1]+6;MIN(1;([.$A38]/[.M$1])^3)*106;(([.M$1]+5)/[.$A38])^3*106)+40" office:value-type="float" office:value="56.7599662653051">
            <text:p>56,76</text:p>
          </table:table-cell>
          <table:table-cell table:formula="of:=[.$G38]*(0.7+0.075*[.M$2])" office:value-type="float" office:value="111.107735383344">
            <text:p>111</text:p>
          </table:table-cell>
          <table:table-cell table:style-name="ce2"/>
          <table:table-cell table:formula="of:=[.$G38]*(0.7+0.075*[.O$2])" office:value-type="float" office:value="120.116470684696">
            <text:p>120</text:p>
          </table:table-cell>
          <table:table-cell table:number-columns-repeated="1009"/>
        </table:table-row>
        <table:table-row table:style-name="ro1">
          <table:table-cell office:value-type="float" office:value="680">
            <text:p>680</text:p>
          </table:table-cell>
          <table:table-cell table:formula="of:=((1+([.A39]-500)*0.16)^1.08+35)" office:value-type="float" office:value="74.0979120375882">
            <text:p>74</text:p>
          </table:table-cell>
          <table:table-cell table:formula="of:=[.$B39]*(0.5+0.125*[.C$2])" office:value-type="float" office:value="46.3111950234926">
            <text:p>46</text:p>
          </table:table-cell>
          <table:table-cell table:formula="of:=[.$B39]*(0.5+0.125*[.D$2])" office:value-type="float" office:value="55.5734340281912">
            <text:p>56</text:p>
          </table:table-cell>
          <table:table-cell table:formula="of:=[.$B39]*(0.5+0.125*[.E$2])" office:value-type="float" office:value="64.8356730328897">
            <text:p>65</text:p>
          </table:table-cell>
          <table:table-cell table:formula="of:=[.$B39]*(0.5+0.125*[.F$2])" office:value-type="float" office:value="74.0979120375882">
            <text:p>74</text:p>
          </table:table-cell>
          <table:table-cell table:formula="of:=(3+([.A39]-500)*0.11)^1.19+80" office:value-type="float" office:value="121.299278818506">
            <text:p>121</text:p>
          </table:table-cell>
          <table:table-cell table:style-name="ce2" table:formula="of:=IF([.$A39]&lt;[.I$1]+6;MIN(1;([.$A39]/[.I$1])^3)*100;(([.I$1]+5)/[.$A39])^3*100)+40" office:value-type="float" office:value="42.0136706823733">
            <text:p>42,01</text:p>
          </table:table-cell>
          <table:table-cell table:formula="of:=[.$G39]*(0.7+0.075*[.I$2])" office:value-type="float" office:value="94.0069410843419">
            <text:p>94</text:p>
          </table:table-cell>
          <table:table-cell table:style-name="ce2" table:formula="of:=IF([.$A39]&lt;[.K$1]+6;MIN(1;([.$A39]/[.K$1])^3)*103;(([.K$1]+5)/[.$A39])^3*103)+40" office:value-type="float" office:value="46.812532200921">
            <text:p>46,81</text:p>
          </table:table-cell>
          <table:table-cell table:formula="of:=[.$G39]*(0.7+0.075*[.K$2])" office:value-type="float" office:value="103.10438699573">
            <text:p>103</text:p>
          </table:table-cell>
          <table:table-cell table:style-name="ce2" table:formula="of:=IF([.$A39]&lt;[.M$1]+6;MIN(1;([.$A39]/[.M$1])^3)*106;(([.M$1]+5)/[.$A39])^3*106)+40" office:value-type="float" office:value="56.3929728844393">
            <text:p>56,39</text:p>
          </table:table-cell>
          <table:table-cell table:formula="of:=[.$G39]*(0.7+0.075*[.M$2])" office:value-type="float" office:value="112.201832907118">
            <text:p>112</text:p>
          </table:table-cell>
          <table:table-cell table:style-name="ce2"/>
          <table:table-cell table:formula="of:=[.$G39]*(0.7+0.075*[.O$2])" office:value-type="float" office:value="121.299278818506">
            <text:p>121</text:p>
          </table:table-cell>
          <table:table-cell table:number-columns-repeated="1009"/>
        </table:table-row>
        <table:table-row table:style-name="ro1">
          <table:table-cell office:value-type="float" office:value="685">
            <text:p>685</text:p>
          </table:table-cell>
          <table:table-cell table:formula="of:=((1+([.A40]-500)*0.16)^1.08+35)" office:value-type="float" office:value="75.2326964543485">
            <text:p>75</text:p>
          </table:table-cell>
          <table:table-cell table:formula="of:=[.$B40]*(0.5+0.125*[.C$2])" office:value-type="float" office:value="47.0204352839678">
            <text:p>47</text:p>
          </table:table-cell>
          <table:table-cell table:formula="of:=[.$B40]*(0.5+0.125*[.D$2])" office:value-type="float" office:value="56.4245223407613">
            <text:p>56</text:p>
          </table:table-cell>
          <table:table-cell table:formula="of:=[.$B40]*(0.5+0.125*[.E$2])" office:value-type="float" office:value="65.8286093975549">
            <text:p>66</text:p>
          </table:table-cell>
          <table:table-cell table:formula="of:=[.$B40]*(0.5+0.125*[.F$2])" office:value-type="float" office:value="75.2326964543485">
            <text:p>75</text:p>
          </table:table-cell>
          <table:table-cell table:formula="of:=(3+([.A40]-500)*0.11)^1.19+80" office:value-type="float" office:value="122.487521076971">
            <text:p>122</text:p>
          </table:table-cell>
          <table:table-cell table:style-name="ce2" table:formula="of:=IF([.$A40]&lt;[.I$1]+6;MIN(1;([.$A40]/[.I$1])^3)*100;(([.I$1]+5)/[.$A40])^3*100)+40" office:value-type="float" office:value="41.9698967819665">
            <text:p>41,97</text:p>
          </table:table-cell>
          <table:table-cell table:formula="of:=[.$G40]*(0.7+0.075*[.I$2])" office:value-type="float" office:value="94.9278288346523">
            <text:p>95</text:p>
          </table:table-cell>
          <table:table-cell table:style-name="ce2" table:formula="of:=IF([.$A40]&lt;[.K$1]+6;MIN(1;([.$A40]/[.K$1])^3)*103;(([.K$1]+5)/[.$A40])^3*103)+40" office:value-type="float" office:value="46.6644389160104">
            <text:p>46,66</text:p>
          </table:table-cell>
          <table:table-cell table:formula="of:=[.$G40]*(0.7+0.075*[.K$2])" office:value-type="float" office:value="104.114392915425">
            <text:p>104</text:p>
          </table:table-cell>
          <table:table-cell table:style-name="ce2" table:formula="of:=IF([.$A40]&lt;[.M$1]+6;MIN(1;([.$A40]/[.M$1])^3)*106;(([.M$1]+5)/[.$A40])^3*106)+40" office:value-type="float" office:value="56.0366165205633">
            <text:p>56,04</text:p>
          </table:table-cell>
          <table:table-cell table:formula="of:=[.$G40]*(0.7+0.075*[.M$2])" office:value-type="float" office:value="113.300956996198">
            <text:p>113</text:p>
          </table:table-cell>
          <table:table-cell table:style-name="ce2"/>
          <table:table-cell table:formula="of:=[.$G40]*(0.7+0.075*[.O$2])" office:value-type="float" office:value="122.487521076971">
            <text:p>122</text:p>
          </table:table-cell>
          <table:table-cell table:number-columns-repeated="1009"/>
        </table:table-row>
        <table:table-row table:style-name="ro1">
          <table:table-cell office:value-type="float" office:value="690">
            <text:p>690</text:p>
          </table:table-cell>
          <table:table-cell table:formula="of:=((1+([.A41]-500)*0.16)^1.08+35)" office:value-type="float" office:value="76.3698570203155">
            <text:p>76</text:p>
          </table:table-cell>
          <table:table-cell table:formula="of:=[.$B41]*(0.5+0.125*[.C$2])" office:value-type="float" office:value="47.7311606376972">
            <text:p>48</text:p>
          </table:table-cell>
          <table:table-cell table:formula="of:=[.$B41]*(0.5+0.125*[.D$2])" office:value-type="float" office:value="57.2773927652366">
            <text:p>57</text:p>
          </table:table-cell>
          <table:table-cell table:formula="of:=[.$B41]*(0.5+0.125*[.E$2])" office:value-type="float" office:value="66.823624892776">
            <text:p>67</text:p>
          </table:table-cell>
          <table:table-cell table:formula="of:=[.$B41]*(0.5+0.125*[.F$2])" office:value-type="float" office:value="76.3698570203155">
            <text:p>76</text:p>
          </table:table-cell>
          <table:table-cell table:formula="of:=(3+([.A41]-500)*0.11)^1.19+80" office:value-type="float" office:value="123.681093529337">
            <text:p>124</text:p>
          </table:table-cell>
          <table:table-cell table:style-name="ce2" table:formula="of:=IF([.$A41]&lt;[.I$1]+6;MIN(1;([.$A41]/[.I$1])^3)*100;(([.I$1]+5)/[.$A41])^3*100)+40" office:value-type="float" office:value="41.9273825070242">
            <text:p>41,93</text:p>
          </table:table-cell>
          <table:table-cell table:formula="of:=[.$G41]*(0.7+0.075*[.I$2])" office:value-type="float" office:value="95.8528474852365">
            <text:p>96</text:p>
          </table:table-cell>
          <table:table-cell table:style-name="ce2" table:formula="of:=IF([.$A41]&lt;[.K$1]+6;MIN(1;([.$A41]/[.K$1])^3)*103;(([.K$1]+5)/[.$A41])^3*103)+40" office:value-type="float" office:value="46.5206071218749">
            <text:p>46,52</text:p>
          </table:table-cell>
          <table:table-cell table:formula="of:=[.$G41]*(0.7+0.075*[.K$2])" office:value-type="float" office:value="105.128929499937">
            <text:p>105</text:p>
          </table:table-cell>
          <table:table-cell table:style-name="ce2" table:formula="of:=IF([.$A41]&lt;[.M$1]+6;MIN(1;([.$A41]/[.M$1])^3)*106;(([.M$1]+5)/[.$A41])^3*106)+40" office:value-type="float" office:value="55.690514567333">
            <text:p>55,69</text:p>
          </table:table-cell>
          <table:table-cell table:formula="of:=[.$G41]*(0.7+0.075*[.M$2])" office:value-type="float" office:value="114.405011514637">
            <text:p>114</text:p>
          </table:table-cell>
          <table:table-cell table:style-name="ce2"/>
          <table:table-cell table:formula="of:=[.$G41]*(0.7+0.075*[.O$2])" office:value-type="float" office:value="123.681093529337">
            <text:p>124</text:p>
          </table:table-cell>
          <table:table-cell table:number-columns-repeated="1009"/>
        </table:table-row>
        <table:table-row table:style-name="ro1">
          <table:table-cell office:value-type="float" office:value="695">
            <text:p>695</text:p>
          </table:table-cell>
          <table:table-cell table:formula="of:=((1+([.A42]-500)*0.16)^1.08+35)" office:value-type="float" office:value="77.5093379707259">
            <text:p>78</text:p>
          </table:table-cell>
          <table:table-cell table:formula="of:=[.$B42]*(0.5+0.125*[.C$2])" office:value-type="float" office:value="48.4433362317037">
            <text:p>48</text:p>
          </table:table-cell>
          <table:table-cell table:formula="of:=[.$B42]*(0.5+0.125*[.D$2])" office:value-type="float" office:value="58.1320034780444">
            <text:p>58</text:p>
          </table:table-cell>
          <table:table-cell table:formula="of:=[.$B42]*(0.5+0.125*[.E$2])" office:value-type="float" office:value="67.8206707243852">
            <text:p>68</text:p>
          </table:table-cell>
          <table:table-cell table:formula="of:=[.$B42]*(0.5+0.125*[.F$2])" office:value-type="float" office:value="77.5093379707259">
            <text:p>78</text:p>
          </table:table-cell>
          <table:table-cell table:formula="of:=(3+([.A42]-500)*0.11)^1.19+80" office:value-type="float" office:value="124.879896584545">
            <text:p>125</text:p>
          </table:table-cell>
          <table:table-cell table:style-name="ce2" table:formula="of:=IF([.$A42]&lt;[.I$1]+6;MIN(1;([.$A42]/[.I$1])^3)*100;(([.I$1]+5)/[.$A42])^3*100)+40" office:value-type="float" office:value="41.8860828732594">
            <text:p>41,89</text:p>
          </table:table-cell>
          <table:table-cell table:formula="of:=[.$G42]*(0.7+0.075*[.I$2])" office:value-type="float" office:value="96.7819198530222">
            <text:p>97</text:p>
          </table:table-cell>
          <table:table-cell table:style-name="ce2" table:formula="of:=IF([.$A42]&lt;[.K$1]+6;MIN(1;([.$A42]/[.K$1])^3)*103;(([.K$1]+5)/[.$A42])^3*103)+40" office:value-type="float" office:value="46.3808846303217">
            <text:p>46,38</text:p>
          </table:table-cell>
          <table:table-cell table:formula="of:=[.$G42]*(0.7+0.075*[.K$2])" office:value-type="float" office:value="106.147912096863">
            <text:p>106</text:p>
          </table:table-cell>
          <table:table-cell table:style-name="ce2" table:formula="of:=IF([.$A42]&lt;[.M$1]+6;MIN(1;([.$A42]/[.M$1])^3)*106;(([.M$1]+5)/[.$A42])^3*106)+40" office:value-type="float" office:value="55.3543008148215">
            <text:p>55,35</text:p>
          </table:table-cell>
          <table:table-cell table:formula="of:=[.$G42]*(0.7+0.075*[.M$2])" office:value-type="float" office:value="115.513904340704">
            <text:p>116</text:p>
          </table:table-cell>
          <table:table-cell table:style-name="ce2"/>
          <table:table-cell table:formula="of:=[.$G42]*(0.7+0.075*[.O$2])" office:value-type="float" office:value="124.879896584545">
            <text:p>125</text:p>
          </table:table-cell>
          <table:table-cell table:number-columns-repeated="1009"/>
        </table:table-row>
        <table:table-row table:style-name="ro1">
          <table:table-cell office:value-type="float" office:value="700">
            <text:p>700</text:p>
          </table:table-cell>
          <table:table-cell table:formula="of:=((1+([.A43]-500)*0.16)^1.08+35)" office:value-type="float" office:value="78.6510862044004">
            <text:p>79</text:p>
          </table:table-cell>
          <table:table-cell table:formula="of:=[.$B43]*(0.5+0.125*[.C$2])" office:value-type="float" office:value="49.1569288777503">
            <text:p>49</text:p>
          </table:table-cell>
          <table:table-cell table:formula="of:=[.$B43]*(0.5+0.125*[.D$2])" office:value-type="float" office:value="58.9883146533003">
            <text:p>59</text:p>
          </table:table-cell>
          <table:table-cell table:formula="of:=[.$B43]*(0.5+0.125*[.E$2])" office:value-type="float" office:value="68.8197004288504">
            <text:p>69</text:p>
          </table:table-cell>
          <table:table-cell table:formula="of:=[.$B43]*(0.5+0.125*[.F$2])" office:value-type="float" office:value="78.6510862044004">
            <text:p>79</text:p>
          </table:table-cell>
          <table:table-cell table:formula="of:=(3+([.A43]-500)*0.11)^1.19+80" office:value-type="float" office:value="126.083834716222">
            <text:p>126</text:p>
          </table:table-cell>
          <table:table-cell table:style-name="ce2" table:formula="of:=IF([.$A43]&lt;[.I$1]+6;MIN(1;([.$A43]/[.I$1])^3)*100;(([.I$1]+5)/[.$A43])^3*100)+40" office:value-type="float" office:value="41.8459548104956">
            <text:p>41,85</text:p>
          </table:table-cell>
          <table:table-cell table:formula="of:=[.$G43]*(0.7+0.075*[.I$2])" office:value-type="float" office:value="97.7149719050718">
            <text:p>98</text:p>
          </table:table-cell>
          <table:table-cell table:style-name="ce2" table:formula="of:=IF([.$A43]&lt;[.K$1]+6;MIN(1;([.$A43]/[.K$1])^3)*103;(([.K$1]+5)/[.$A43])^3*103)+40" office:value-type="float" office:value="46.245125728863">
            <text:p>46,25</text:p>
          </table:table-cell>
          <table:table-cell table:formula="of:=[.$G43]*(0.7+0.075*[.K$2])" office:value-type="float" office:value="107.171259508788">
            <text:p>107</text:p>
          </table:table-cell>
          <table:table-cell table:style-name="ce2" table:formula="of:=IF([.$A43]&lt;[.M$1]+6;MIN(1;([.$A43]/[.M$1])^3)*106;(([.M$1]+5)/[.$A43])^3*106)+40" office:value-type="float" office:value="55.0276246355685">
            <text:p>55,03</text:p>
          </table:table-cell>
          <table:table-cell table:formula="of:=[.$G43]*(0.7+0.075*[.M$2])" office:value-type="float" office:value="116.627547112505">
            <text:p>117</text:p>
          </table:table-cell>
          <table:table-cell table:style-name="ce2"/>
          <table:table-cell table:formula="of:=[.$G43]*(0.7+0.075*[.O$2])" office:value-type="float" office:value="126.083834716222">
            <text:p>126</text:p>
          </table:table-cell>
          <table:table-cell table:number-columns-repeated="1009"/>
        </table:table-row>
        <table:table-row table:style-name="ro1">
          <table:table-cell office:value-type="float" office:value="705">
            <text:p>705</text:p>
          </table:table-cell>
          <table:table-cell table:formula="of:=((1+([.A44]-500)*0.16)^1.08+35)" office:value-type="float" office:value="79.795051094933">
            <text:p>80</text:p>
          </table:table-cell>
          <table:table-cell table:formula="of:=[.$B44]*(0.5+0.125*[.C$2])" office:value-type="float" office:value="49.8719069343331">
            <text:p>50</text:p>
          </table:table-cell>
          <table:table-cell table:formula="of:=[.$B44]*(0.5+0.125*[.D$2])" office:value-type="float" office:value="59.8462883211997">
            <text:p>60</text:p>
          </table:table-cell>
          <table:table-cell table:formula="of:=[.$B44]*(0.5+0.125*[.E$2])" office:value-type="float" office:value="69.8206697080663">
            <text:p>70</text:p>
          </table:table-cell>
          <table:table-cell table:formula="of:=[.$B44]*(0.5+0.125*[.F$2])" office:value-type="float" office:value="79.795051094933">
            <text:p>80</text:p>
          </table:table-cell>
          <table:table-cell table:formula="of:=(3+([.A44]-500)*0.11)^1.19+80" office:value-type="float" office:value="127.292816210794">
            <text:p>127</text:p>
          </table:table-cell>
          <table:table-cell table:style-name="ce2" table:formula="of:=IF([.$A44]&lt;[.I$1]+6;MIN(1;([.$A44]/[.I$1])^3)*100;(([.I$1]+5)/[.$A44])^3*100)+40" office:value-type="float" office:value="41.8069570683153">
            <text:p>41,81</text:p>
          </table:table-cell>
          <table:table-cell table:formula="of:=[.$G44]*(0.7+0.075*[.I$2])" office:value-type="float" office:value="98.6519325633656">
            <text:p>99</text:p>
          </table:table-cell>
          <table:table-cell table:style-name="ce2" table:formula="of:=IF([.$A44]&lt;[.K$1]+6;MIN(1;([.$A44]/[.K$1])^3)*103;(([.K$1]+5)/[.$A44])^3*103)+40" office:value-type="float" office:value="46.1131908615125">
            <text:p>46,11</text:p>
          </table:table-cell>
          <table:table-cell table:formula="of:=[.$G44]*(0.7+0.075*[.K$2])" office:value-type="float" office:value="108.198893779175">
            <text:p>108</text:p>
          </table:table-cell>
          <table:table-cell table:style-name="ce2" table:formula="of:=IF([.$A44]&lt;[.M$1]+6;MIN(1;([.$A44]/[.M$1])^3)*106;(([.M$1]+5)/[.$A44])^3*106)+40" office:value-type="float" office:value="54.7101502164831">
            <text:p>54,71</text:p>
          </table:table-cell>
          <table:table-cell table:formula="of:=[.$G44]*(0.7+0.075*[.M$2])" office:value-type="float" office:value="117.745854994985">
            <text:p>118</text:p>
          </table:table-cell>
          <table:table-cell table:style-name="ce2"/>
          <table:table-cell table:formula="of:=[.$G44]*(0.7+0.075*[.O$2])" office:value-type="float" office:value="127.292816210794">
            <text:p>127</text:p>
          </table:table-cell>
          <table:table-cell table:number-columns-repeated="1009"/>
        </table:table-row>
        <table:table-row table:style-name="ro1">
          <table:table-cell office:value-type="float" office:value="710">
            <text:p>710</text:p>
          </table:table-cell>
          <table:table-cell table:formula="of:=((1+([.A45]-500)*0.16)^1.08+35)" office:value-type="float" office:value="80.9411843194231">
            <text:p>81</text:p>
          </table:table-cell>
          <table:table-cell table:formula="of:=[.$B45]*(0.5+0.125*[.C$2])" office:value-type="float" office:value="50.5882401996395">
            <text:p>51</text:p>
          </table:table-cell>
          <table:table-cell table:formula="of:=[.$B45]*(0.5+0.125*[.D$2])" office:value-type="float" office:value="60.7058882395674">
            <text:p>61</text:p>
          </table:table-cell>
          <table:table-cell table:formula="of:=[.$B45]*(0.5+0.125*[.E$2])" office:value-type="float" office:value="70.8235362794953">
            <text:p>71</text:p>
          </table:table-cell>
          <table:table-cell table:formula="of:=[.$B45]*(0.5+0.125*[.F$2])" office:value-type="float" office:value="80.9411843194231">
            <text:p>81</text:p>
          </table:table-cell>
          <table:table-cell table:formula="of:=(3+([.A45]-500)*0.11)^1.19+80" office:value-type="float" office:value="128.506752936303">
            <text:p>129</text:p>
          </table:table-cell>
          <table:table-cell table:style-name="ce2" table:formula="of:=IF([.$A45]&lt;[.I$1]+6;MIN(1;([.$A45]/[.I$1])^3)*100;(([.I$1]+5)/[.$A45])^3*100)+40" office:value-type="float" office:value="41.7690501269869">
            <text:p>41,77</text:p>
          </table:table-cell>
          <table:table-cell table:formula="of:=[.$G45]*(0.7+0.075*[.I$2])" office:value-type="float" office:value="99.5927335256347">
            <text:p>100</text:p>
          </table:table-cell>
          <table:table-cell table:style-name="ce2" table:formula="of:=IF([.$A45]&lt;[.K$1]+6;MIN(1;([.$A45]/[.K$1])^3)*103;(([.K$1]+5)/[.$A45])^3*103)+40" office:value-type="float" office:value="45.9849463274389">
            <text:p>45,98</text:p>
          </table:table-cell>
          <table:table-cell table:formula="of:=[.$G45]*(0.7+0.075*[.K$2])" office:value-type="float" office:value="109.230739995857">
            <text:p>109</text:p>
          </table:table-cell>
          <table:table-cell table:style-name="ce2" table:formula="of:=IF([.$A45]&lt;[.M$1]+6;MIN(1;([.$A45]/[.M$1])^3)*106;(([.M$1]+5)/[.$A45])^3*106)+40" office:value-type="float" office:value="54.4015558337128">
            <text:p>54,40</text:p>
          </table:table-cell>
          <table:table-cell table:formula="of:=[.$G45]*(0.7+0.075*[.M$2])" office:value-type="float" office:value="118.86874646608">
            <text:p>119</text:p>
          </table:table-cell>
          <table:table-cell table:style-name="ce2"/>
          <table:table-cell table:formula="of:=[.$G45]*(0.7+0.075*[.O$2])" office:value-type="float" office:value="128.506752936303">
            <text:p>129</text:p>
          </table:table-cell>
          <table:table-cell table:number-columns-repeated="1009"/>
        </table:table-row>
        <table:table-row table:style-name="ro1">
          <table:table-cell office:value-type="float" office:value="715">
            <text:p>715</text:p>
          </table:table-cell>
          <table:table-cell table:formula="of:=((1+([.A46]-500)*0.16)^1.08+35)" office:value-type="float" office:value="82.0894397027538">
            <text:p>82</text:p>
          </table:table-cell>
          <table:table-cell table:formula="of:=[.$B46]*(0.5+0.125*[.C$2])" office:value-type="float" office:value="51.3058998142211">
            <text:p>51</text:p>
          </table:table-cell>
          <table:table-cell table:formula="of:=[.$B46]*(0.5+0.125*[.D$2])" office:value-type="float" office:value="61.5670797770654">
            <text:p>62</text:p>
          </table:table-cell>
          <table:table-cell table:formula="of:=[.$B46]*(0.5+0.125*[.E$2])" office:value-type="float" office:value="71.8282597399096">
            <text:p>72</text:p>
          </table:table-cell>
          <table:table-cell table:formula="of:=[.$B46]*(0.5+0.125*[.F$2])" office:value-type="float" office:value="82.0894397027538">
            <text:p>82</text:p>
          </table:table-cell>
          <table:table-cell table:formula="of:=(3+([.A46]-500)*0.11)^1.19+80" office:value-type="float" office:value="129.725560129824">
            <text:p>130</text:p>
          </table:table-cell>
          <table:table-cell table:style-name="ce2" table:formula="of:=IF([.$A46]&lt;[.I$1]+6;MIN(1;([.$A46]/[.I$1])^3)*100;(([.I$1]+5)/[.$A46])^3*100)+40" office:value-type="float" office:value="41.7321961133395">
            <text:p>41,73</text:p>
          </table:table-cell>
          <table:table-cell table:formula="of:=[.$G46]*(0.7+0.075*[.I$2])" office:value-type="float" office:value="100.537309100614">
            <text:p>101</text:p>
          </table:table-cell>
          <table:table-cell table:style-name="ce2" table:formula="of:=IF([.$A46]&lt;[.K$1]+6;MIN(1;([.$A46]/[.K$1])^3)*103;(([.K$1]+5)/[.$A46])^3*103)+40" office:value-type="float" office:value="45.8602639963587">
            <text:p>45,86</text:p>
          </table:table-cell>
          <table:table-cell table:formula="of:=[.$G46]*(0.7+0.075*[.K$2])" office:value-type="float" office:value="110.26672611035">
            <text:p>110</text:p>
          </table:table-cell>
          <table:table-cell table:style-name="ce2" table:formula="of:=IF([.$A46]&lt;[.M$1]+6;MIN(1;([.$A46]/[.M$1])^3)*106;(([.M$1]+5)/[.$A46])^3*106)+40" office:value-type="float" office:value="54.1015331677956">
            <text:p>54,10</text:p>
          </table:table-cell>
          <table:table-cell table:formula="of:=[.$G46]*(0.7+0.075*[.M$2])" office:value-type="float" office:value="119.996143120087">
            <text:p>120</text:p>
          </table:table-cell>
          <table:table-cell table:style-name="ce2"/>
          <table:table-cell table:formula="of:=[.$G46]*(0.7+0.075*[.O$2])" office:value-type="float" office:value="129.725560129824">
            <text:p>130</text:p>
          </table:table-cell>
          <table:table-cell table:number-columns-repeated="1009"/>
        </table:table-row>
        <table:table-row table:style-name="ro1">
          <table:table-cell office:value-type="float" office:value="720">
            <text:p>720</text:p>
          </table:table-cell>
          <table:table-cell table:formula="of:=((1+([.A47]-500)*0.16)^1.08+35)" office:value-type="float" office:value="83.2397730756824">
            <text:p>83</text:p>
          </table:table-cell>
          <table:table-cell table:formula="of:=[.$B47]*(0.5+0.125*[.C$2])" office:value-type="float" office:value="52.0248581723015">
            <text:p>52</text:p>
          </table:table-cell>
          <table:table-cell table:formula="of:=[.$B47]*(0.5+0.125*[.D$2])" office:value-type="float" office:value="62.4298298067618">
            <text:p>62</text:p>
          </table:table-cell>
          <table:table-cell table:formula="of:=[.$B47]*(0.5+0.125*[.E$2])" office:value-type="float" office:value="72.8348014412221">
            <text:p>73</text:p>
          </table:table-cell>
          <table:table-cell table:formula="of:=[.$B47]*(0.5+0.125*[.F$2])" office:value-type="float" office:value="83.2397730756824">
            <text:p>83</text:p>
          </table:table-cell>
          <table:table-cell table:formula="of:=(3+([.A47]-500)*0.11)^1.19+80" office:value-type="float" office:value="130.949156201649">
            <text:p>131</text:p>
          </table:table-cell>
          <table:table-cell table:style-name="ce2" table:formula="of:=IF([.$A47]&lt;[.I$1]+6;MIN(1;([.$A47]/[.I$1])^3)*100;(([.I$1]+5)/[.$A47])^3*100)+40" office:value-type="float" office:value="41.6963587212791">
            <text:p>41,70</text:p>
          </table:table-cell>
          <table:table-cell table:formula="of:=[.$G47]*(0.7+0.075*[.I$2])" office:value-type="float" office:value="101.485596056278">
            <text:p>101</text:p>
          </table:table-cell>
          <table:table-cell table:style-name="ce2" table:formula="of:=IF([.$A47]&lt;[.K$1]+6;MIN(1;([.$A47]/[.K$1])^3)*103;(([.K$1]+5)/[.$A47])^3*103)+40" office:value-type="float" office:value="45.7390210396305">
            <text:p>45,74</text:p>
          </table:table-cell>
          <table:table-cell table:formula="of:=[.$G47]*(0.7+0.075*[.K$2])" office:value-type="float" office:value="111.306782771402">
            <text:p>111</text:p>
          </table:table-cell>
          <table:table-cell table:style-name="ce2" table:formula="of:=IF([.$A47]&lt;[.M$1]+6;MIN(1;([.$A47]/[.M$1])^3)*106;(([.M$1]+5)/[.$A47])^3*106)+40" office:value-type="float" office:value="53.8097866565929">
            <text:p>53,81</text:p>
          </table:table-cell>
          <table:table-cell table:formula="of:=[.$G47]*(0.7+0.075*[.M$2])" office:value-type="float" office:value="121.127969486526">
            <text:p>121</text:p>
          </table:table-cell>
          <table:table-cell table:style-name="ce2"/>
          <table:table-cell table:formula="of:=[.$G47]*(0.7+0.075*[.O$2])" office:value-type="float" office:value="130.949156201649">
            <text:p>131</text:p>
          </table:table-cell>
          <table:table-cell table:number-columns-repeated="1009"/>
        </table:table-row>
        <table:table-row table:style-name="ro1">
          <table:table-cell office:value-type="float" office:value="725">
            <text:p>725</text:p>
          </table:table-cell>
          <table:table-cell table:formula="of:=((1+([.A48]-500)*0.16)^1.08+35)" office:value-type="float" office:value="84.3921421452418">
            <text:p>84</text:p>
          </table:table-cell>
          <table:table-cell table:formula="of:=[.$B48]*(0.5+0.125*[.C$2])" office:value-type="float" office:value="52.7450888407761">
            <text:p>53</text:p>
          </table:table-cell>
          <table:table-cell table:formula="of:=[.$B48]*(0.5+0.125*[.D$2])" office:value-type="float" office:value="63.2941066089313">
            <text:p>63</text:p>
          </table:table-cell>
          <table:table-cell table:formula="of:=[.$B48]*(0.5+0.125*[.E$2])" office:value-type="float" office:value="73.8431243770865">
            <text:p>74</text:p>
          </table:table-cell>
          <table:table-cell table:formula="of:=[.$B48]*(0.5+0.125*[.F$2])" office:value-type="float" office:value="84.3921421452418">
            <text:p>84</text:p>
          </table:table-cell>
          <table:table-cell table:formula="of:=(3+([.A48]-500)*0.11)^1.19+80" office:value-type="float" office:value="132.177462554582">
            <text:p>132</text:p>
          </table:table-cell>
          <table:table-cell table:style-name="ce2" table:formula="of:=IF([.$A48]&lt;[.I$1]+6;MIN(1;([.$A48]/[.I$1])^3)*100;(([.I$1]+5)/[.$A48])^3*100)+40" office:value-type="float" office:value="41.66150313666">
            <text:p>41,66</text:p>
          </table:table-cell>
          <table:table-cell table:formula="of:=[.$G48]*(0.7+0.075*[.I$2])" office:value-type="float" office:value="102.437533479801">
            <text:p>102</text:p>
          </table:table-cell>
          <table:table-cell table:style-name="ce2" table:formula="of:=IF([.$A48]&lt;[.K$1]+6;MIN(1;([.$A48]/[.K$1])^3)*103;(([.K$1]+5)/[.$A48])^3*103)+40" office:value-type="float" office:value="45.6210996760835">
            <text:p>45,62</text:p>
          </table:table-cell>
          <table:table-cell table:formula="of:=[.$G48]*(0.7+0.075*[.K$2])" office:value-type="float" office:value="112.350843171395">
            <text:p>112</text:p>
          </table:table-cell>
          <table:table-cell table:style-name="ce2" table:formula="of:=IF([.$A48]&lt;[.M$1]+6;MIN(1;([.$A48]/[.M$1])^3)*106;(([.M$1]+5)/[.$A48])^3*106)+40" office:value-type="float" office:value="53.5260328836771">
            <text:p>53,53</text:p>
          </table:table-cell>
          <table:table-cell table:formula="of:=[.$G48]*(0.7+0.075*[.M$2])" office:value-type="float" office:value="122.264152862988">
            <text:p>122</text:p>
          </table:table-cell>
          <table:table-cell table:style-name="ce2"/>
          <table:table-cell table:formula="of:=[.$G48]*(0.7+0.075*[.O$2])" office:value-type="float" office:value="132.177462554582">
            <text:p>132</text:p>
          </table:table-cell>
          <table:table-cell table:number-columns-repeated="1009"/>
        </table:table-row>
        <table:table-row table:style-name="ro1">
          <table:table-cell office:value-type="float" office:value="730">
            <text:p>730</text:p>
          </table:table-cell>
          <table:table-cell table:formula="of:=((1+([.A49]-500)*0.16)^1.08+35)" office:value-type="float" office:value="85.5465063761399">
            <text:p>86</text:p>
          </table:table-cell>
          <table:table-cell table:formula="of:=[.$B49]*(0.5+0.125*[.C$2])" office:value-type="float" office:value="53.4665664850875">
            <text:p>53</text:p>
          </table:table-cell>
          <table:table-cell table:formula="of:=[.$B49]*(0.5+0.125*[.D$2])" office:value-type="float" office:value="64.1598797821049">
            <text:p>64</text:p>
          </table:table-cell>
          <table:table-cell table:formula="of:=[.$B49]*(0.5+0.125*[.E$2])" office:value-type="float" office:value="74.8531930791224">
            <text:p>75</text:p>
          </table:table-cell>
          <table:table-cell table:formula="of:=[.$B49]*(0.5+0.125*[.F$2])" office:value-type="float" office:value="85.5465063761399">
            <text:p>86</text:p>
          </table:table-cell>
          <table:table-cell table:formula="of:=(3+([.A49]-500)*0.11)^1.19+80" office:value-type="float" office:value="133.410403416913">
            <text:p>133</text:p>
          </table:table-cell>
          <table:table-cell table:style-name="ce2" table:formula="of:=IF([.$A49]&lt;[.I$1]+6;MIN(1;([.$A49]/[.I$1])^3)*100;(([.I$1]+5)/[.$A49])^3*100)+40" office:value-type="float" office:value="41.6275959662431">
            <text:p>41,63</text:p>
          </table:table-cell>
          <table:table-cell table:formula="of:=[.$G49]*(0.7+0.075*[.I$2])" office:value-type="float" office:value="103.393062648108">
            <text:p>103</text:p>
          </table:table-cell>
          <table:table-cell table:style-name="ce2" table:formula="of:=IF([.$A49]&lt;[.K$1]+6;MIN(1;([.$A49]/[.K$1])^3)*103;(([.K$1]+5)/[.$A49])^3*103)+40" office:value-type="float" office:value="45.5063869316765">
            <text:p>45,51</text:p>
          </table:table-cell>
          <table:table-cell table:formula="of:=[.$G49]*(0.7+0.075*[.K$2])" office:value-type="float" office:value="113.398842904376">
            <text:p>113</text:p>
          </table:table-cell>
          <table:table-cell table:style-name="ce2" table:formula="of:=IF([.$A49]&lt;[.M$1]+6;MIN(1;([.$A49]/[.M$1])^3)*106;(([.M$1]+5)/[.$A49])^3*106)+40" office:value-type="float" office:value="53.25">
            <text:p>53,25</text:p>
          </table:table-cell>
          <table:table-cell table:formula="of:=[.$G49]*(0.7+0.075*[.M$2])" office:value-type="float" office:value="123.404623160645">
            <text:p>123</text:p>
          </table:table-cell>
          <table:table-cell table:style-name="ce2"/>
          <table:table-cell table:formula="of:=[.$G49]*(0.7+0.075*[.O$2])" office:value-type="float" office:value="133.410403416913">
            <text:p>133</text:p>
          </table:table-cell>
          <table:table-cell table:number-columns-repeated="1009"/>
        </table:table-row>
        <table:table-row table:style-name="ro1">
          <table:table-cell office:value-type="float" office:value="735">
            <text:p>735</text:p>
          </table:table-cell>
          <table:table-cell table:formula="of:=((1+([.A50]-500)*0.16)^1.08+35)" office:value-type="float" office:value="86.7028268820113">
            <text:p>87</text:p>
          </table:table-cell>
          <table:table-cell table:formula="of:=[.$B50]*(0.5+0.125*[.C$2])" office:value-type="float" office:value="54.189266801257">
            <text:p>54</text:p>
          </table:table-cell>
          <table:table-cell table:formula="of:=[.$B50]*(0.5+0.125*[.D$2])" office:value-type="float" office:value="65.0271201615085">
            <text:p>65</text:p>
          </table:table-cell>
          <table:table-cell table:formula="of:=[.$B50]*(0.5+0.125*[.E$2])" office:value-type="float" office:value="75.8649735217599">
            <text:p>76</text:p>
          </table:table-cell>
          <table:table-cell table:formula="of:=[.$B50]*(0.5+0.125*[.F$2])" office:value-type="float" office:value="86.7028268820113">
            <text:p>87</text:p>
          </table:table-cell>
          <table:table-cell table:formula="of:=(3+([.A50]-500)*0.11)^1.19+80" office:value-type="float" office:value="134.647905687789">
            <text:p>135</text:p>
          </table:table-cell>
          <table:table-cell table:style-name="ce2" table:formula="of:=IF([.$A50]&lt;[.I$1]+6;MIN(1;([.$A50]/[.I$1])^3)*100;(([.I$1]+5)/[.$A50])^3*100)+40" office:value-type="float" office:value="41.5946051704962">
            <text:p>41,59</text:p>
          </table:table-cell>
          <table:table-cell table:formula="of:=[.$G50]*(0.7+0.075*[.I$2])" office:value-type="float" office:value="104.352126908037">
            <text:p>104</text:p>
          </table:table-cell>
          <table:table-cell table:style-name="ce2" table:formula="of:=IF([.$A50]&lt;[.K$1]+6;MIN(1;([.$A50]/[.K$1])^3)*103;(([.K$1]+5)/[.$A50])^3*103)+40" office:value-type="float" office:value="45.3947744121481">
            <text:p>45,39</text:p>
          </table:table-cell>
          <table:table-cell table:formula="of:=[.$G50]*(0.7+0.075*[.K$2])" office:value-type="float" office:value="114.450719834621">
            <text:p>114</text:p>
          </table:table-cell>
          <table:table-cell table:style-name="ce2" table:formula="of:=IF([.$A50]&lt;[.M$1]+6;MIN(1;([.$A50]/[.M$1])^3)*106;(([.M$1]+5)/[.$A50])^3*106)+40" office:value-type="float" office:value="52.981427176822">
            <text:p>52,98</text:p>
          </table:table-cell>
          <table:table-cell table:formula="of:=[.$G50]*(0.7+0.075*[.M$2])" office:value-type="float" office:value="124.549312761205">
            <text:p>125</text:p>
          </table:table-cell>
          <table:table-cell table:style-name="ce2"/>
          <table:table-cell table:formula="of:=[.$G50]*(0.7+0.075*[.O$2])" office:value-type="float" office:value="134.647905687789">
            <text:p>135</text:p>
          </table:table-cell>
          <table:table-cell table:number-columns-repeated="1009"/>
        </table:table-row>
        <table:table-row table:style-name="ro1">
          <table:table-cell office:value-type="float" office:value="740">
            <text:p>740</text:p>
          </table:table-cell>
          <table:table-cell table:formula="of:=((1+([.A51]-500)*0.16)^1.08+35)" office:value-type="float" office:value="87.8610663255136">
            <text:p>88</text:p>
          </table:table-cell>
          <table:table-cell table:formula="of:=[.$B51]*(0.5+0.125*[.C$2])" office:value-type="float" office:value="54.913166453446">
            <text:p>55</text:p>
          </table:table-cell>
          <table:table-cell table:formula="of:=[.$B51]*(0.5+0.125*[.D$2])" office:value-type="float" office:value="65.8957997441352">
            <text:p>66</text:p>
          </table:table-cell>
          <table:table-cell table:formula="of:=[.$B51]*(0.5+0.125*[.E$2])" office:value-type="float" office:value="76.8784330348244">
            <text:p>77</text:p>
          </table:table-cell>
          <table:table-cell table:formula="of:=[.$B51]*(0.5+0.125*[.F$2])" office:value-type="float" office:value="87.8610663255136">
            <text:p>88</text:p>
          </table:table-cell>
          <table:table-cell table:formula="of:=(3+([.A51]-500)*0.11)^1.19+80" office:value-type="float" office:value="135.889898793837">
            <text:p>136</text:p>
          </table:table-cell>
          <table:table-cell table:style-name="ce2" table:formula="of:=IF([.$A51]&lt;[.I$1]+6;MIN(1;([.$A51]/[.I$1])^3)*100;(([.I$1]+5)/[.$A51])^3*100)+40" office:value-type="float" office:value="41.5625">
            <text:p>41,56</text:p>
          </table:table-cell>
          <table:table-cell table:formula="of:=[.$G51]*(0.7+0.075*[.I$2])" office:value-type="float" office:value="105.314671565224">
            <text:p>105</text:p>
          </table:table-cell>
          <table:table-cell table:style-name="ce2" table:formula="of:=IF([.$A51]&lt;[.K$1]+6;MIN(1;([.$A51]/[.K$1])^3)*103;(([.K$1]+5)/[.$A51])^3*103)+40" office:value-type="float" office:value="45.2861580878724">
            <text:p>45,29</text:p>
          </table:table-cell>
          <table:table-cell table:formula="of:=[.$G51]*(0.7+0.075*[.K$2])" office:value-type="float" office:value="115.506413974762">
            <text:p>116</text:p>
          </table:table-cell>
          <table:table-cell table:style-name="ce2" table:formula="of:=IF([.$A51]&lt;[.M$1]+6;MIN(1;([.$A51]/[.M$1])^3)*106;(([.M$1]+5)/[.$A51])^3*106)+40" office:value-type="float" office:value="52.7200640880106">
            <text:p>52,72</text:p>
          </table:table-cell>
          <table:table-cell table:formula="of:=[.$G51]*(0.7+0.075*[.M$2])" office:value-type="float" office:value="125.6981563843">
            <text:p>126</text:p>
          </table:table-cell>
          <table:table-cell table:style-name="ce2"/>
          <table:table-cell table:formula="of:=[.$G51]*(0.7+0.075*[.O$2])" office:value-type="float" office:value="135.889898793837">
            <text:p>136</text:p>
          </table:table-cell>
          <table:table-cell table:number-columns-repeated="1009"/>
        </table:table-row>
        <table:table-row table:style-name="ro1">
          <table:table-cell office:value-type="float" office:value="745">
            <text:p>745</text:p>
          </table:table-cell>
          <table:table-cell table:formula="of:=((1+([.A52]-500)*0.16)^1.08+35)" office:value-type="float" office:value="89.0211888263866">
            <text:p>89</text:p>
          </table:table-cell>
          <table:table-cell table:formula="of:=[.$B52]*(0.5+0.125*[.C$2])" office:value-type="float" office:value="55.6382430164916">
            <text:p>56</text:p>
          </table:table-cell>
          <table:table-cell table:formula="of:=[.$B52]*(0.5+0.125*[.D$2])" office:value-type="float" office:value="66.7658916197899">
            <text:p>67</text:p>
          </table:table-cell>
          <table:table-cell table:formula="of:=[.$B52]*(0.5+0.125*[.E$2])" office:value-type="float" office:value="77.8935402230883">
            <text:p>78</text:p>
          </table:table-cell>
          <table:table-cell table:formula="of:=[.$B52]*(0.5+0.125*[.F$2])" office:value-type="float" office:value="89.0211888263866">
            <text:p>89</text:p>
          </table:table-cell>
          <table:table-cell table:formula="of:=(3+([.A52]-500)*0.11)^1.19+80" office:value-type="float" office:value="137.136314556031">
            <text:p>137</text:p>
          </table:table-cell>
          <table:table-cell table:style-name="ce2" table:formula="of:=IF([.$A52]&lt;[.I$1]+6;MIN(1;([.$A52]/[.I$1])^3)*100;(([.I$1]+5)/[.$A52])^3*100)+40" office:value-type="float" office:value="41.5312509352472">
            <text:p>41,53</text:p>
          </table:table-cell>
          <table:table-cell table:formula="of:=[.$G52]*(0.7+0.075*[.I$2])" office:value-type="float" office:value="106.280643780924">
            <text:p>106</text:p>
          </table:table-cell>
          <table:table-cell table:style-name="ce2" table:formula="of:=IF([.$A52]&lt;[.K$1]+6;MIN(1;([.$A52]/[.K$1])^3)*103;(([.K$1]+5)/[.$A52])^3*103)+40" office:value-type="float" office:value="45.1804380901882">
            <text:p>45,18</text:p>
          </table:table-cell>
          <table:table-cell table:formula="of:=[.$G52]*(0.7+0.075*[.K$2])" office:value-type="float" office:value="116.565867372627">
            <text:p>117</text:p>
          </table:table-cell>
          <table:table-cell table:style-name="ce2" table:formula="of:=IF([.$A52]&lt;[.M$1]+6;MIN(1;([.$A52]/[.M$1])^3)*106;(([.M$1]+5)/[.$A52])^3*106)+40" office:value-type="float" office:value="52.465670419949">
            <text:p>52,47</text:p>
          </table:table-cell>
          <table:table-cell table:formula="of:=[.$G52]*(0.7+0.075*[.M$2])" office:value-type="float" office:value="126.851090964329">
            <text:p>127</text:p>
          </table:table-cell>
          <table:table-cell table:style-name="ce2"/>
          <table:table-cell table:formula="of:=[.$G52]*(0.7+0.075*[.O$2])" office:value-type="float" office:value="137.136314556031">
            <text:p>137</text:p>
          </table:table-cell>
          <table:table-cell table:number-columns-repeated="1009"/>
        </table:table-row>
        <table:table-row table:style-name="ro1">
          <table:table-cell office:value-type="float" office:value="750">
            <text:p>750</text:p>
          </table:table-cell>
          <table:table-cell table:formula="of:=((1+([.A53]-500)*0.16)^1.08+35)" office:value-type="float" office:value="90.18315987669">
            <text:p>90</text:p>
          </table:table-cell>
          <table:table-cell table:formula="of:=[.$B53]*(0.5+0.125*[.C$2])" office:value-type="float" office:value="56.3644749229313">
            <text:p>56</text:p>
          </table:table-cell>
          <table:table-cell table:formula="of:=[.$B53]*(0.5+0.125*[.D$2])" office:value-type="float" office:value="67.6373699075175">
            <text:p>68</text:p>
          </table:table-cell>
          <table:table-cell table:formula="of:=[.$B53]*(0.5+0.125*[.E$2])" office:value-type="float" office:value="78.9102648921038">
            <text:p>79</text:p>
          </table:table-cell>
          <table:table-cell table:formula="of:=[.$B53]*(0.5+0.125*[.F$2])" office:value-type="float" office:value="90.18315987669">
            <text:p>90</text:p>
          </table:table-cell>
          <table:table-cell table:formula="of:=(3+([.A53]-500)*0.11)^1.19+80" office:value-type="float" office:value="138.38708706589">
            <text:p>138</text:p>
          </table:table-cell>
          <table:table-cell table:style-name="ce2" table:formula="of:=IF([.$A53]&lt;[.I$1]+6;MIN(1;([.$A53]/[.I$1])^3)*100;(([.I$1]+5)/[.$A53])^3*100)+40" office:value-type="float" office:value="41.5008296296296">
            <text:p>41,50</text:p>
          </table:table-cell>
          <table:table-cell table:formula="of:=[.$G53]*(0.7+0.075*[.I$2])" office:value-type="float" office:value="107.249992476065">
            <text:p>107</text:p>
          </table:table-cell>
          <table:table-cell table:style-name="ce2" table:formula="of:=IF([.$A53]&lt;[.K$1]+6;MIN(1;([.$A53]/[.K$1])^3)*103;(([.K$1]+5)/[.$A53])^3*103)+40" office:value-type="float" office:value="45.0775185185185">
            <text:p>45,08</text:p>
          </table:table-cell>
          <table:table-cell table:formula="of:=[.$G53]*(0.7+0.075*[.K$2])" office:value-type="float" office:value="117.629024006007">
            <text:p>118</text:p>
          </table:table-cell>
          <table:table-cell table:style-name="ce2" table:formula="of:=IF([.$A53]&lt;[.M$1]+6;MIN(1;([.$A53]/[.M$1])^3)*106;(([.M$1]+5)/[.$A53])^3*106)+40" office:value-type="float" office:value="52.2180154074074">
            <text:p>52,22</text:p>
          </table:table-cell>
          <table:table-cell table:formula="of:=[.$G53]*(0.7+0.075*[.M$2])" office:value-type="float" office:value="128.008055535949">
            <text:p>128</text:p>
          </table:table-cell>
          <table:table-cell table:style-name="ce2"/>
          <table:table-cell table:formula="of:=[.$G53]*(0.7+0.075*[.O$2])" office:value-type="float" office:value="138.38708706589">
            <text:p>138</text:p>
          </table:table-cell>
          <table:table-cell table:number-columns-repeated="1009"/>
        </table:table-row>
        <table:table-row table:style-name="ro1">
          <table:table-cell office:value-type="float" office:value="755">
            <text:p>755</text:p>
          </table:table-cell>
          <table:table-cell table:formula="of:=((1+([.A54]-500)*0.16)^1.08+35)" office:value-type="float" office:value="91.3469462625336">
            <text:p>91</text:p>
          </table:table-cell>
          <table:table-cell table:formula="of:=[.$B54]*(0.5+0.125*[.C$2])" office:value-type="float" office:value="57.0918414140835">
            <text:p>57</text:p>
          </table:table-cell>
          <table:table-cell table:formula="of:=[.$B54]*(0.5+0.125*[.D$2])" office:value-type="float" office:value="68.5102096969002">
            <text:p>69</text:p>
          </table:table-cell>
          <table:table-cell table:formula="of:=[.$B54]*(0.5+0.125*[.E$2])" office:value-type="float" office:value="79.9285779797169">
            <text:p>80</text:p>
          </table:table-cell>
          <table:table-cell table:formula="of:=[.$B54]*(0.5+0.125*[.F$2])" office:value-type="float" office:value="91.3469462625336">
            <text:p>91</text:p>
          </table:table-cell>
          <table:table-cell table:formula="of:=(3+([.A54]-500)*0.11)^1.19+80" office:value-type="float" office:value="139.642152570201">
            <text:p>140</text:p>
          </table:table-cell>
          <table:table-cell table:style-name="ce2" table:formula="of:=IF([.$A54]&lt;[.I$1]+6;MIN(1;([.$A54]/[.I$1])^3)*100;(([.I$1]+5)/[.$A54])^3*100)+40" office:value-type="float" office:value="41.4712088554266">
            <text:p>41,47</text:p>
          </table:table-cell>
          <table:table-cell table:formula="of:=[.$G54]*(0.7+0.075*[.I$2])" office:value-type="float" office:value="108.222668241906">
            <text:p>108</text:p>
          </table:table-cell>
          <table:table-cell table:style-name="ce2" table:formula="of:=IF([.$A54]&lt;[.K$1]+6;MIN(1;([.$A54]/[.K$1])^3)*103;(([.K$1]+5)/[.$A54])^3*103)+40" office:value-type="float" office:value="44.9773072576403">
            <text:p>44,98</text:p>
          </table:table-cell>
          <table:table-cell table:formula="of:=[.$G54]*(0.7+0.075*[.K$2])" office:value-type="float" office:value="118.695829684671">
            <text:p>119</text:p>
          </table:table-cell>
          <table:table-cell table:style-name="ce2" table:formula="of:=IF([.$A54]&lt;[.M$1]+6;MIN(1;([.$A54]/[.M$1])^3)*106;(([.M$1]+5)/[.$A54])^3*106)+40" office:value-type="float" office:value="51.9768773938404">
            <text:p>51,98</text:p>
          </table:table-cell>
          <table:table-cell table:formula="of:=[.$G54]*(0.7+0.075*[.M$2])" office:value-type="float" office:value="129.168991127436">
            <text:p>129</text:p>
          </table:table-cell>
          <table:table-cell table:style-name="ce2"/>
          <table:table-cell table:formula="of:=[.$G54]*(0.7+0.075*[.O$2])" office:value-type="float" office:value="139.642152570201">
            <text:p>140</text:p>
          </table:table-cell>
          <table:table-cell table:number-columns-repeated="1009"/>
        </table:table-row>
        <table:table-row table:style-name="ro1">
          <table:table-cell office:value-type="float" office:value="760">
            <text:p>760</text:p>
          </table:table-cell>
          <table:table-cell table:formula="of:=((1+([.A55]-500)*0.16)^1.08+35)" office:value-type="float" office:value="92.5125159916844">
            <text:p>93</text:p>
          </table:table-cell>
          <table:table-cell table:formula="of:=[.$B55]*(0.5+0.125*[.C$2])" office:value-type="float" office:value="57.8203224948027">
            <text:p>58</text:p>
          </table:table-cell>
          <table:table-cell table:formula="of:=[.$B55]*(0.5+0.125*[.D$2])" office:value-type="float" office:value="69.3843869937633">
            <text:p>69</text:p>
          </table:table-cell>
          <table:table-cell table:formula="of:=[.$B55]*(0.5+0.125*[.E$2])" office:value-type="float" office:value="80.9484514927238">
            <text:p>81</text:p>
          </table:table-cell>
          <table:table-cell table:formula="of:=[.$B55]*(0.5+0.125*[.F$2])" office:value-type="float" office:value="92.5125159916844">
            <text:p>93</text:p>
          </table:table-cell>
          <table:table-cell table:formula="of:=(3+([.A55]-500)*0.11)^1.19+80" office:value-type="float" office:value="140.901449363537">
            <text:p>141</text:p>
          </table:table-cell>
          <table:table-cell table:style-name="ce2" table:formula="of:=IF([.$A55]&lt;[.I$1]+6;MIN(1;([.$A55]/[.I$1])^3)*100;(([.I$1]+5)/[.$A55])^3*100)+40" office:value-type="float" office:value="41.442362452617">
            <text:p>41,44</text:p>
          </table:table-cell>
          <table:table-cell table:formula="of:=[.$G55]*(0.7+0.075*[.I$2])" office:value-type="float" office:value="109.198623256741">
            <text:p>109</text:p>
          </table:table-cell>
          <table:table-cell table:style-name="ce2" table:formula="of:=IF([.$A55]&lt;[.K$1]+6;MIN(1;([.$A55]/[.K$1])^3)*103;(([.K$1]+5)/[.$A55])^3*103)+40" office:value-type="float" office:value="44.8797158045087">
            <text:p>44,88</text:p>
          </table:table-cell>
          <table:table-cell table:formula="of:=[.$G55]*(0.7+0.075*[.K$2])" office:value-type="float" office:value="119.766231959006">
            <text:p>120</text:p>
          </table:table-cell>
          <table:table-cell table:style-name="ce2" table:formula="of:=IF([.$A55]&lt;[.M$1]+6;MIN(1;([.$A55]/[.M$1])^3)*106;(([.M$1]+5)/[.$A55])^3*106)+40" office:value-type="float" office:value="51.7420434146742">
            <text:p>51,74</text:p>
          </table:table-cell>
          <table:table-cell table:formula="of:=[.$G55]*(0.7+0.075*[.M$2])" office:value-type="float" office:value="130.333840661272">
            <text:p>130</text:p>
          </table:table-cell>
          <table:table-cell table:style-name="ce2"/>
          <table:table-cell table:formula="of:=[.$G55]*(0.7+0.075*[.O$2])" office:value-type="float" office:value="140.901449363537">
            <text:p>141</text:p>
          </table:table-cell>
          <table:table-cell table:number-columns-repeated="1009"/>
        </table:table-row>
        <table:table-row table:style-name="ro1">
          <table:table-cell office:value-type="float" office:value="765">
            <text:p>765</text:p>
          </table:table-cell>
          <table:table-cell table:formula="of:=((1+([.A56]-500)*0.16)^1.08+35)" office:value-type="float" office:value="93.6798382265097">
            <text:p>94</text:p>
          </table:table-cell>
          <table:table-cell table:formula="of:=[.$B56]*(0.5+0.125*[.C$2])" office:value-type="float" office:value="58.5498988915686">
            <text:p>59</text:p>
          </table:table-cell>
          <table:table-cell table:formula="of:=[.$B56]*(0.5+0.125*[.D$2])" office:value-type="float" office:value="70.2598786698823">
            <text:p>70</text:p>
          </table:table-cell>
          <table:table-cell table:formula="of:=[.$B56]*(0.5+0.125*[.E$2])" office:value-type="float" office:value="81.969858448196">
            <text:p>82</text:p>
          </table:table-cell>
          <table:table-cell table:formula="of:=[.$B56]*(0.5+0.125*[.F$2])" office:value-type="float" office:value="93.6798382265097">
            <text:p>94</text:p>
          </table:table-cell>
          <table:table-cell table:formula="of:=(3+([.A56]-500)*0.11)^1.19+80" office:value-type="float" office:value="142.164917687914">
            <text:p>142</text:p>
          </table:table-cell>
          <table:table-cell table:style-name="ce2" table:formula="of:=IF([.$A56]&lt;[.I$1]+6;MIN(1;([.$A56]/[.I$1])^3)*100;(([.I$1]+5)/[.$A56])^3*100)+40" office:value-type="float" office:value="41.41426528035">
            <text:p>41,41</text:p>
          </table:table-cell>
          <table:table-cell table:formula="of:=[.$G56]*(0.7+0.075*[.I$2])" office:value-type="float" office:value="110.177811208133">
            <text:p>110</text:p>
          </table:table-cell>
          <table:table-cell table:style-name="ce2" table:formula="of:=IF([.$A56]&lt;[.K$1]+6;MIN(1;([.$A56]/[.K$1])^3)*103;(([.K$1]+5)/[.$A56])^3*103)+40" office:value-type="float" office:value="44.7846591040762">
            <text:p>44,78</text:p>
          </table:table-cell>
          <table:table-cell table:formula="of:=[.$G56]*(0.7+0.075*[.K$2])" office:value-type="float" office:value="120.840180034727">
            <text:p>121</text:p>
          </table:table-cell>
          <table:table-cell table:style-name="ce2" table:formula="of:=IF([.$A56]&lt;[.M$1]+6;MIN(1;([.$A56]/[.M$1])^3)*106;(([.M$1]+5)/[.$A56])^3*106)+40" office:value-type="float" office:value="51.5133088022399">
            <text:p>51,51</text:p>
          </table:table-cell>
          <table:table-cell table:formula="of:=[.$G56]*(0.7+0.075*[.M$2])" office:value-type="float" office:value="131.50254886132">
            <text:p>132</text:p>
          </table:table-cell>
          <table:table-cell table:style-name="ce2"/>
          <table:table-cell table:formula="of:=[.$G56]*(0.7+0.075*[.O$2])" office:value-type="float" office:value="142.164917687914">
            <text:p>142</text:p>
          </table:table-cell>
          <table:table-cell table:number-columns-repeated="1009"/>
        </table:table-row>
        <table:table-row table:style-name="ro1">
          <table:table-cell office:value-type="float" office:value="770">
            <text:p>770</text:p>
          </table:table-cell>
          <table:table-cell table:formula="of:=((1+([.A57]-500)*0.16)^1.08+35)" office:value-type="float" office:value="94.8488832217703">
            <text:p>95</text:p>
          </table:table-cell>
          <table:table-cell table:formula="of:=[.$B57]*(0.5+0.125*[.C$2])" office:value-type="float" office:value="59.2805520136064">
            <text:p>59</text:p>
          </table:table-cell>
          <table:table-cell table:formula="of:=[.$B57]*(0.5+0.125*[.D$2])" office:value-type="float" office:value="71.1366624163277">
            <text:p>71</text:p>
          </table:table-cell>
          <table:table-cell table:formula="of:=[.$B57]*(0.5+0.125*[.E$2])" office:value-type="float" office:value="82.992772819049">
            <text:p>83</text:p>
          </table:table-cell>
          <table:table-cell table:formula="of:=[.$B57]*(0.5+0.125*[.F$2])" office:value-type="float" office:value="94.8488832217703">
            <text:p>95</text:p>
          </table:table-cell>
          <table:table-cell table:formula="of:=(3+([.A57]-500)*0.11)^1.19+80" office:value-type="float" office:value="143.432499639004">
            <text:p>143</text:p>
          </table:table-cell>
          <table:table-cell table:style-name="ce2" table:formula="of:=IF([.$A57]&lt;[.I$1]+6;MIN(1;([.$A57]/[.I$1])^3)*100;(([.I$1]+5)/[.$A57])^3*100)+40" office:value-type="float" office:value="41.3868931709208">
            <text:p>41,39</text:p>
          </table:table-cell>
          <table:table-cell table:formula="of:=[.$G57]*(0.7+0.075*[.I$2])" office:value-type="float" office:value="111.160187220228">
            <text:p>111</text:p>
          </table:table-cell>
          <table:table-cell table:style-name="ce2" table:formula="of:=IF([.$A57]&lt;[.K$1]+6;MIN(1;([.$A57]/[.K$1])^3)*103;(([.K$1]+5)/[.$A57])^3*103)+40" office:value-type="float" office:value="44.692055393586">
            <text:p>44,69</text:p>
          </table:table-cell>
          <table:table-cell table:formula="of:=[.$G57]*(0.7+0.075*[.K$2])" office:value-type="float" office:value="121.917624693154">
            <text:p>122</text:p>
          </table:table-cell>
          <table:table-cell table:style-name="ce2" table:formula="of:=IF([.$A57]&lt;[.M$1]+6;MIN(1;([.$A57]/[.M$1])^3)*106;(([.M$1]+5)/[.$A57])^3*106)+40" office:value-type="float" office:value="51.2904768110958">
            <text:p>51,29</text:p>
          </table:table-cell>
          <table:table-cell table:formula="of:=[.$G57]*(0.7+0.075*[.M$2])" office:value-type="float" office:value="132.675062166079">
            <text:p>133</text:p>
          </table:table-cell>
          <table:table-cell table:style-name="ce2"/>
          <table:table-cell table:formula="of:=[.$G57]*(0.7+0.075*[.O$2])" office:value-type="float" office:value="143.432499639004">
            <text:p>143</text:p>
          </table:table-cell>
          <table:table-cell table:number-columns-repeated="1009"/>
        </table:table-row>
        <table:table-row table:style-name="ro1">
          <table:table-cell office:value-type="float" office:value="775">
            <text:p>775</text:p>
          </table:table-cell>
          <table:table-cell table:formula="of:=((1+([.A58]-500)*0.16)^1.08+35)" office:value-type="float" office:value="96.0196222668312">
            <text:p>96</text:p>
          </table:table-cell>
          <table:table-cell table:formula="of:=[.$B58]*(0.5+0.125*[.C$2])" office:value-type="float" office:value="60.0122639167695">
            <text:p>60</text:p>
          </table:table-cell>
          <table:table-cell table:formula="of:=[.$B58]*(0.5+0.125*[.D$2])" office:value-type="float" office:value="72.0147167001234">
            <text:p>72</text:p>
          </table:table-cell>
          <table:table-cell table:formula="of:=[.$B58]*(0.5+0.125*[.E$2])" office:value-type="float" office:value="84.0171694834773">
            <text:p>84</text:p>
          </table:table-cell>
          <table:table-cell table:formula="of:=[.$B58]*(0.5+0.125*[.F$2])" office:value-type="float" office:value="96.0196222668312">
            <text:p>96</text:p>
          </table:table-cell>
          <table:table-cell table:formula="of:=(3+([.A58]-500)*0.11)^1.19+80" office:value-type="float" office:value="144.70413907837">
            <text:p>145</text:p>
          </table:table-cell>
          <table:table-cell table:style-name="ce2" table:formula="of:=IF([.$A58]&lt;[.I$1]+6;MIN(1;([.$A58]/[.I$1])^3)*100;(([.I$1]+5)/[.$A58])^3*100)+40" office:value-type="float" office:value="41.3602228861065">
            <text:p>41,36</text:p>
          </table:table-cell>
          <table:table-cell table:formula="of:=[.$G58]*(0.7+0.075*[.I$2])" office:value-type="float" office:value="112.145707785737">
            <text:p>112</text:p>
          </table:table-cell>
          <table:table-cell table:style-name="ce2" table:formula="of:=IF([.$A58]&lt;[.K$1]+6;MIN(1;([.$A58]/[.K$1])^3)*103;(([.K$1]+5)/[.$A58])^3*103)+40" office:value-type="float" office:value="44.6018260548488">
            <text:p>44,60</text:p>
          </table:table-cell>
          <table:table-cell table:formula="of:=[.$G58]*(0.7+0.075*[.K$2])" office:value-type="float" office:value="122.998518216615">
            <text:p>123</text:p>
          </table:table-cell>
          <table:table-cell table:style-name="ce2" table:formula="of:=IF([.$A58]&lt;[.M$1]+6;MIN(1;([.$A58]/[.M$1])^3)*106;(([.M$1]+5)/[.$A58])^3*106)+40" office:value-type="float" office:value="51.0733582625625">
            <text:p>51,07</text:p>
          </table:table-cell>
          <table:table-cell table:formula="of:=[.$G58]*(0.7+0.075*[.M$2])" office:value-type="float" office:value="133.851328647492">
            <text:p>134</text:p>
          </table:table-cell>
          <table:table-cell table:style-name="ce2"/>
          <table:table-cell table:formula="of:=[.$G58]*(0.7+0.075*[.O$2])" office:value-type="float" office:value="144.70413907837">
            <text:p>145</text:p>
          </table:table-cell>
          <table:table-cell table:number-columns-repeated="1009"/>
        </table:table-row>
        <table:table-row table:style-name="ro1">
          <table:table-cell office:value-type="float" office:value="780">
            <text:p>780</text:p>
          </table:table-cell>
          <table:table-cell table:formula="of:=((1+([.A59]-500)*0.16)^1.08+35)" office:value-type="float" office:value="97.1920276319045">
            <text:p>97</text:p>
          </table:table-cell>
          <table:table-cell table:formula="of:=[.$B59]*(0.5+0.125*[.C$2])" office:value-type="float" office:value="60.7450172699403">
            <text:p>61</text:p>
          </table:table-cell>
          <table:table-cell table:formula="of:=[.$B59]*(0.5+0.125*[.D$2])" office:value-type="float" office:value="72.8940207239284">
            <text:p>73</text:p>
          </table:table-cell>
          <table:table-cell table:formula="of:=[.$B59]*(0.5+0.125*[.E$2])" office:value-type="float" office:value="85.0430241779164">
            <text:p>85</text:p>
          </table:table-cell>
          <table:table-cell table:formula="of:=[.$B59]*(0.5+0.125*[.F$2])" office:value-type="float" office:value="97.1920276319045">
            <text:p>97</text:p>
          </table:table-cell>
          <table:table-cell table:formula="of:=(3+([.A59]-500)*0.11)^1.19+80" office:value-type="float" office:value="145.979781551234">
            <text:p>146</text:p>
          </table:table-cell>
          <table:table-cell table:style-name="ce2" table:formula="of:=IF([.$A59]&lt;[.I$1]+6;MIN(1;([.$A59]/[.I$1])^3)*100;(([.I$1]+5)/[.$A59])^3*100)+40" office:value-type="float" office:value="41.3342320757262">
            <text:p>41,33</text:p>
          </table:table-cell>
          <table:table-cell table:formula="of:=[.$G59]*(0.7+0.075*[.I$2])" office:value-type="float" office:value="113.134330702206">
            <text:p>113</text:p>
          </table:table-cell>
          <table:table-cell table:style-name="ce2" table:formula="of:=IF([.$A59]&lt;[.K$1]+6;MIN(1;([.$A59]/[.K$1])^3)*103;(([.K$1]+5)/[.$A59])^3*103)+40" office:value-type="float" office:value="44.5138954740471">
            <text:p>44,51</text:p>
          </table:table-cell>
          <table:table-cell table:formula="of:=[.$G59]*(0.7+0.075*[.K$2])" office:value-type="float" office:value="124.082814318549">
            <text:p>124</text:p>
          </table:table-cell>
          <table:table-cell table:style-name="ce2" table:formula="of:=IF([.$A59]&lt;[.M$1]+6;MIN(1;([.$A59]/[.M$1])^3)*106;(([.M$1]+5)/[.$A59])^3*106)+40" office:value-type="float" office:value="50.8617712073703">
            <text:p>50,86</text:p>
          </table:table-cell>
          <table:table-cell table:formula="of:=[.$G59]*(0.7+0.075*[.M$2])" office:value-type="float" office:value="135.031297934891">
            <text:p>135</text:p>
          </table:table-cell>
          <table:table-cell table:style-name="ce2"/>
          <table:table-cell table:formula="of:=[.$G59]*(0.7+0.075*[.O$2])" office:value-type="float" office:value="145.979781551234">
            <text:p>146</text:p>
          </table:table-cell>
          <table:table-cell table:number-columns-repeated="1009"/>
        </table:table-row>
        <table:table-row table:style-name="ro1">
          <table:table-cell office:value-type="float" office:value="785">
            <text:p>785</text:p>
          </table:table-cell>
          <table:table-cell table:formula="of:=((1+([.A60]-500)*0.16)^1.08+35)" office:value-type="float" office:value="98.3660725179762">
            <text:p>98</text:p>
          </table:table-cell>
          <table:table-cell table:formula="of:=[.$B60]*(0.5+0.125*[.C$2])" office:value-type="float" office:value="61.4787953237351">
            <text:p>61</text:p>
          </table:table-cell>
          <table:table-cell table:formula="of:=[.$B60]*(0.5+0.125*[.D$2])" office:value-type="float" office:value="73.7745543884821">
            <text:p>74</text:p>
          </table:table-cell>
          <table:table-cell table:formula="of:=[.$B60]*(0.5+0.125*[.E$2])" office:value-type="float" office:value="86.0703134532291">
            <text:p>86</text:p>
          </table:table-cell>
          <table:table-cell table:formula="of:=[.$B60]*(0.5+0.125*[.F$2])" office:value-type="float" office:value="98.3660725179762">
            <text:p>98</text:p>
          </table:table-cell>
          <table:table-cell table:formula="of:=(3+([.A60]-500)*0.11)^1.19+80" office:value-type="float" office:value="147.259374209362">
            <text:p>147</text:p>
          </table:table-cell>
          <table:table-cell table:style-name="ce2" table:formula="of:=IF([.$A60]&lt;[.I$1]+6;MIN(1;([.$A60]/[.I$1])^3)*100;(([.I$1]+5)/[.$A60])^3*100)+40" office:value-type="float" office:value="41.3088992382994">
            <text:p>41,31</text:p>
          </table:table-cell>
          <table:table-cell table:formula="of:=[.$G60]*(0.7+0.075*[.I$2])" office:value-type="float" office:value="114.126015012256">
            <text:p>114</text:p>
          </table:table-cell>
          <table:table-cell table:style-name="ce2" table:formula="of:=IF([.$A60]&lt;[.K$1]+6;MIN(1;([.$A60]/[.K$1])^3)*103;(([.K$1]+5)/[.$A60])^3*103)+40" office:value-type="float" office:value="44.4281909086375">
            <text:p>44,43</text:p>
          </table:table-cell>
          <table:table-cell table:formula="of:=[.$G60]*(0.7+0.075*[.K$2])" office:value-type="float" office:value="125.170468077958">
            <text:p>125</text:p>
          </table:table-cell>
          <table:table-cell table:style-name="ce2" table:formula="of:=IF([.$A60]&lt;[.M$1]+6;MIN(1;([.$A60]/[.M$1])^3)*106;(([.M$1]+5)/[.$A60])^3*106)+40" office:value-type="float" office:value="50.6555406053863">
            <text:p>50,66</text:p>
          </table:table-cell>
          <table:table-cell table:formula="of:=[.$G60]*(0.7+0.075*[.M$2])" office:value-type="float" office:value="136.21492114366">
            <text:p>136</text:p>
          </table:table-cell>
          <table:table-cell table:style-name="ce2"/>
          <table:table-cell table:formula="of:=[.$G60]*(0.7+0.075*[.O$2])" office:value-type="float" office:value="147.259374209362">
            <text:p>147</text:p>
          </table:table-cell>
          <table:table-cell table:number-columns-repeated="1009"/>
        </table:table-row>
        <table:table-row table:style-name="ro1">
          <table:table-cell office:value-type="float" office:value="790">
            <text:p>790</text:p>
          </table:table-cell>
          <table:table-cell table:formula="of:=((1+([.A61]-500)*0.16)^1.08+35)" office:value-type="float" office:value="99.5417310101057">
            <text:p>100</text:p>
          </table:table-cell>
          <table:table-cell table:formula="of:=[.$B61]*(0.5+0.125*[.C$2])" office:value-type="float" office:value="62.2135818813161">
            <text:p>62</text:p>
          </table:table-cell>
          <table:table-cell table:formula="of:=[.$B61]*(0.5+0.125*[.D$2])" office:value-type="float" office:value="74.6562982575793">
            <text:p>75</text:p>
          </table:table-cell>
          <table:table-cell table:formula="of:=[.$B61]*(0.5+0.125*[.E$2])" office:value-type="float" office:value="87.0990146338425">
            <text:p>87</text:p>
          </table:table-cell>
          <table:table-cell table:formula="of:=[.$B61]*(0.5+0.125*[.F$2])" office:value-type="float" office:value="99.5417310101057">
            <text:p>100</text:p>
          </table:table-cell>
          <table:table-cell table:formula="of:=(3+([.A61]-500)*0.11)^1.19+80" office:value-type="float" office:value="148.542865738659">
            <text:p>149</text:p>
          </table:table-cell>
          <table:table-cell table:style-name="ce2" table:formula="of:=IF([.$A61]&lt;[.I$1]+6;MIN(1;([.$A61]/[.I$1])^3)*100;(([.I$1]+5)/[.$A61])^3*100)+40" office:value-type="float" office:value="41.2842036836843">
            <text:p>41,28</text:p>
          </table:table-cell>
          <table:table-cell table:formula="of:=[.$G61]*(0.7+0.075*[.I$2])" office:value-type="float" office:value="115.120720947461">
            <text:p>115</text:p>
          </table:table-cell>
          <table:table-cell table:style-name="ce2" table:formula="of:=IF([.$A61]&lt;[.K$1]+6;MIN(1;([.$A61]/[.K$1])^3)*103;(([.K$1]+5)/[.$A61])^3*103)+40" office:value-type="float" office:value="44.3446423609491">
            <text:p>44,34</text:p>
          </table:table-cell>
          <table:table-cell table:formula="of:=[.$G61]*(0.7+0.075*[.K$2])" office:value-type="float" office:value="126.26143587786">
            <text:p>126</text:p>
          </table:table-cell>
          <table:table-cell table:style-name="ce2" table:formula="of:=IF([.$A61]&lt;[.M$1]+6;MIN(1;([.$A61]/[.M$1])^3)*106;(([.M$1]+5)/[.$A61])^3*106)+40" office:value-type="float" office:value="50.4544980214547">
            <text:p>50,45</text:p>
          </table:table-cell>
          <table:table-cell table:formula="of:=[.$G61]*(0.7+0.075*[.M$2])" office:value-type="float" office:value="137.40215080826">
            <text:p>137</text:p>
          </table:table-cell>
          <table:table-cell table:style-name="ce2"/>
          <table:table-cell table:formula="of:=[.$G61]*(0.7+0.075*[.O$2])" office:value-type="float" office:value="148.542865738659">
            <text:p>149</text:p>
          </table:table-cell>
          <table:table-cell table:number-columns-repeated="1009"/>
        </table:table-row>
        <table:table-row table:style-name="ro1">
          <table:table-cell office:value-type="float" office:value="795">
            <text:p>795</text:p>
          </table:table-cell>
          <table:table-cell table:formula="of:=((1+([.A62]-500)*0.16)^1.08+35)" office:value-type="float" office:value="100.718978033819">
            <text:p>101</text:p>
          </table:table-cell>
          <table:table-cell table:formula="of:=[.$B62]*(0.5+0.125*[.C$2])" office:value-type="float" office:value="62.9493612711367">
            <text:p>63</text:p>
          </table:table-cell>
          <table:table-cell table:formula="of:=[.$B62]*(0.5+0.125*[.D$2])" office:value-type="float" office:value="75.539233525364">
            <text:p>76</text:p>
          </table:table-cell>
          <table:table-cell table:formula="of:=[.$B62]*(0.5+0.125*[.E$2])" office:value-type="float" office:value="88.1291057795913">
            <text:p>88</text:p>
          </table:table-cell>
          <table:table-cell table:formula="of:=[.$B62]*(0.5+0.125*[.F$2])" office:value-type="float" office:value="100.718978033819">
            <text:p>101</text:p>
          </table:table-cell>
          <table:table-cell table:formula="of:=(3+([.A62]-500)*0.11)^1.19+80" office:value-type="float" office:value="149.830206291116">
            <text:p>150</text:p>
          </table:table-cell>
          <table:table-cell table:style-name="ce2" table:formula="of:=IF([.$A62]&lt;[.I$1]+6;MIN(1;([.$A62]/[.I$1])^3)*100;(([.I$1]+5)/[.$A62])^3*100)+40" office:value-type="float" office:value="41.2601254975833">
            <text:p>41,26</text:p>
          </table:table-cell>
          <table:table-cell table:formula="of:=[.$G62]*(0.7+0.075*[.I$2])" office:value-type="float" office:value="116.118409875615">
            <text:p>116</text:p>
          </table:table-cell>
          <table:table-cell table:style-name="ce2" table:formula="of:=IF([.$A62]&lt;[.K$1]+6;MIN(1;([.$A62]/[.K$1])^3)*103;(([.K$1]+5)/[.$A62])^3*103)+40" office:value-type="float" office:value="44.2631824581018">
            <text:p>44,26</text:p>
          </table:table-cell>
          <table:table-cell table:formula="of:=[.$G62]*(0.7+0.075*[.K$2])" office:value-type="float" office:value="127.355675347448">
            <text:p>127</text:p>
          </table:table-cell>
          <table:table-cell table:style-name="ce2" table:formula="of:=IF([.$A62]&lt;[.M$1]+6;MIN(1;([.$A62]/[.M$1])^3)*106;(([.M$1]+5)/[.$A62])^3*106)+40" office:value-type="float" office:value="50.258481336445">
            <text:p>50,26</text:p>
          </table:table-cell>
          <table:table-cell table:formula="of:=[.$G62]*(0.7+0.075*[.M$2])" office:value-type="float" office:value="138.592940819282">
            <text:p>139</text:p>
          </table:table-cell>
          <table:table-cell table:style-name="ce2"/>
          <table:table-cell table:formula="of:=[.$G62]*(0.7+0.075*[.O$2])" office:value-type="float" office:value="149.830206291116">
            <text:p>150</text:p>
          </table:table-cell>
          <table:table-cell table:number-columns-repeated="1009"/>
        </table:table-row>
        <table:table-row table:style-name="ro1">
          <table:table-cell office:value-type="float" office:value="800">
            <text:p>800</text:p>
          </table:table-cell>
          <table:table-cell table:formula="of:=((1+([.A63]-500)*0.16)^1.08+35)" office:value-type="float" office:value="101.897789314339">
            <text:p>102</text:p>
          </table:table-cell>
          <table:table-cell table:formula="of:=[.$B63]*(0.5+0.125*[.C$2])" office:value-type="float" office:value="63.6861183214617">
            <text:p>64</text:p>
          </table:table-cell>
          <table:table-cell table:formula="of:=[.$B63]*(0.5+0.125*[.D$2])" office:value-type="float" office:value="76.423341985754">
            <text:p>76</text:p>
          </table:table-cell>
          <table:table-cell table:formula="of:=[.$B63]*(0.5+0.125*[.E$2])" office:value-type="float" office:value="89.1605656500463">
            <text:p>89</text:p>
          </table:table-cell>
          <table:table-cell table:formula="of:=[.$B63]*(0.5+0.125*[.F$2])" office:value-type="float" office:value="101.897789314339">
            <text:p>102</text:p>
          </table:table-cell>
          <table:table-cell table:formula="of:=(3+([.A63]-500)*0.11)^1.19+80" office:value-type="float" office:value="151.121347420786">
            <text:p>151</text:p>
          </table:table-cell>
          <table:table-cell table:style-name="ce2" table:formula="of:=IF([.$A63]&lt;[.I$1]+6;MIN(1;([.$A63]/[.I$1])^3)*100;(([.I$1]+5)/[.$A63])^3*100)+40" office:value-type="float" office:value="41.2366455078125">
            <text:p>41,24</text:p>
          </table:table-cell>
          <table:table-cell table:formula="of:=[.$G63]*(0.7+0.075*[.I$2])" office:value-type="float" office:value="117.119044251109">
            <text:p>117</text:p>
          </table:table-cell>
          <table:table-cell table:style-name="ce2" table:formula="of:=IF([.$A63]&lt;[.K$1]+6;MIN(1;([.$A63]/[.K$1])^3)*103;(([.K$1]+5)/[.$A63])^3*103)+40" office:value-type="float" office:value="44.1837463378906">
            <text:p>44,18</text:p>
          </table:table-cell>
          <table:table-cell table:formula="of:=[.$G63]*(0.7+0.075*[.K$2])" office:value-type="float" office:value="128.453145307668">
            <text:p>128</text:p>
          </table:table-cell>
          <table:table-cell table:style-name="ce2" table:formula="of:=IF([.$A63]&lt;[.M$1]+6;MIN(1;([.$A63]/[.M$1])^3)*106;(([.M$1]+5)/[.$A63])^3*106)+40" office:value-type="float" office:value="50.0673344726563">
            <text:p>50,07</text:p>
          </table:table-cell>
          <table:table-cell table:formula="of:=[.$G63]*(0.7+0.075*[.M$2])" office:value-type="float" office:value="139.787246364227">
            <text:p>140</text:p>
          </table:table-cell>
          <table:table-cell table:style-name="ce2"/>
          <table:table-cell table:formula="of:=[.$G63]*(0.7+0.075*[.O$2])" office:value-type="float" office:value="151.121347420786">
            <text:p>151</text:p>
          </table:table-cell>
          <table:table-cell table:number-columns-repeated="1009"/>
        </table:table-row>
        <table:table-row table:style-name="ro1">
          <table:table-cell office:value-type="float" office:value="805">
            <text:p>805</text:p>
          </table:table-cell>
          <table:table-cell table:formula="of:=((1+([.A64]-500)*0.16)^1.08+35)" office:value-type="float" office:value="103.078141338431">
            <text:p>103</text:p>
          </table:table-cell>
          <table:table-cell table:formula="of:=[.$B64]*(0.5+0.125*[.C$2])" office:value-type="float" office:value="64.4238383365194">
            <text:p>64</text:p>
          </table:table-cell>
          <table:table-cell table:formula="of:=[.$B64]*(0.5+0.125*[.D$2])" office:value-type="float" office:value="77.3086060038233">
            <text:p>77</text:p>
          </table:table-cell>
          <table:table-cell table:formula="of:=[.$B64]*(0.5+0.125*[.E$2])" office:value-type="float" office:value="90.1933736711272">
            <text:p>90</text:p>
          </table:table-cell>
          <table:table-cell table:formula="of:=[.$B64]*(0.5+0.125*[.F$2])" office:value-type="float" office:value="103.078141338431">
            <text:p>103</text:p>
          </table:table-cell>
          <table:table-cell table:formula="of:=(3+([.A64]-500)*0.11)^1.19+80" office:value-type="float" office:value="152.416242023501">
            <text:p>152</text:p>
          </table:table-cell>
          <table:table-cell table:style-name="ce2" table:formula="of:=IF([.$A64]&lt;[.I$1]+6;MIN(1;([.$A64]/[.I$1])^3)*100;(([.I$1]+5)/[.$A64])^3*100)+40" office:value-type="float" office:value="41.2137452522368">
            <text:p>41,21</text:p>
          </table:table-cell>
          <table:table-cell table:formula="of:=[.$G64]*(0.7+0.075*[.I$2])" office:value-type="float" office:value="118.122587568213">
            <text:p>118</text:p>
          </table:table-cell>
          <table:table-cell table:style-name="ce2" table:formula="of:=IF([.$A64]&lt;[.K$1]+6;MIN(1;([.$A64]/[.K$1])^3)*103;(([.K$1]+5)/[.$A64])^3*103)+40" office:value-type="float" office:value="44.1062715403061">
            <text:p>44,11</text:p>
          </table:table-cell>
          <table:table-cell table:formula="of:=[.$G64]*(0.7+0.075*[.K$2])" office:value-type="float" office:value="129.553805719976">
            <text:p>130</text:p>
          </table:table-cell>
          <table:table-cell table:style-name="ce2" table:formula="of:=IF([.$A64]&lt;[.M$1]+6;MIN(1;([.$A64]/[.M$1])^3)*106;(([.M$1]+5)/[.$A64])^3*106)+40" office:value-type="float" office:value="49.8809071327811">
            <text:p>49,88</text:p>
          </table:table-cell>
          <table:table-cell table:formula="of:=[.$G64]*(0.7+0.075*[.M$2])" office:value-type="float" office:value="140.985023871738">
            <text:p>141</text:p>
          </table:table-cell>
          <table:table-cell table:style-name="ce2"/>
          <table:table-cell table:formula="of:=[.$G64]*(0.7+0.075*[.O$2])" office:value-type="float" office:value="152.416242023501">
            <text:p>152</text:p>
          </table:table-cell>
          <table:table-cell table:number-columns-repeated="1009"/>
        </table:table-row>
        <table:table-row table:style-name="ro1">
          <table:table-cell office:value-type="float" office:value="810">
            <text:p>810</text:p>
          </table:table-cell>
          <table:table-cell table:formula="of:=((1+([.A65]-500)*0.16)^1.08+35)" office:value-type="float" office:value="104.260011318651">
            <text:p>104</text:p>
          </table:table-cell>
          <table:table-cell table:formula="of:=[.$B65]*(0.5+0.125*[.C$2])" office:value-type="float" office:value="65.1625070741572">
            <text:p>65</text:p>
          </table:table-cell>
          <table:table-cell table:formula="of:=[.$B65]*(0.5+0.125*[.D$2])" office:value-type="float" office:value="78.1950084889886">
            <text:p>78</text:p>
          </table:table-cell>
          <table:table-cell table:formula="of:=[.$B65]*(0.5+0.125*[.E$2])" office:value-type="float" office:value="91.22750990382">
            <text:p>91</text:p>
          </table:table-cell>
          <table:table-cell table:formula="of:=[.$B65]*(0.5+0.125*[.F$2])" office:value-type="float" office:value="104.260011318651">
            <text:p>104</text:p>
          </table:table-cell>
          <table:table-cell table:formula="of:=(3+([.A65]-500)*0.11)^1.19+80" office:value-type="float" office:value="153.714844280039">
            <text:p>154</text:p>
          </table:table-cell>
          <table:table-cell table:style-name="ce2" table:formula="of:=IF([.$A65]&lt;[.I$1]+6;MIN(1;([.$A65]/[.I$1])^3)*100;(([.I$1]+5)/[.$A65])^3*100)+40" office:value-type="float" office:value="41.1914069482784">
            <text:p>41,19</text:p>
          </table:table-cell>
          <table:table-cell table:formula="of:=[.$G65]*(0.7+0.075*[.I$2])" office:value-type="float" office:value="119.12900431703">
            <text:p>119</text:p>
          </table:table-cell>
          <table:table-cell table:style-name="ce2" table:formula="of:=IF([.$A65]&lt;[.K$1]+6;MIN(1;([.$A65]/[.K$1])^3)*103;(([.K$1]+5)/[.$A65])^3*103)+40" office:value-type="float" office:value="44.030697904377">
            <text:p>44,03</text:p>
          </table:table-cell>
          <table:table-cell table:formula="of:=[.$G65]*(0.7+0.075*[.K$2])" office:value-type="float" office:value="130.657617638033">
            <text:p>131</text:p>
          </table:table-cell>
          <table:table-cell table:style-name="ce2" table:formula="of:=IF([.$A65]&lt;[.M$1]+6;MIN(1;([.$A65]/[.M$1])^3)*106;(([.M$1]+5)/[.$A65])^3*106)+40" office:value-type="float" office:value="49.6990545516812">
            <text:p>49,70</text:p>
          </table:table-cell>
          <table:table-cell table:formula="of:=[.$G65]*(0.7+0.075*[.M$2])" office:value-type="float" office:value="142.186230959036">
            <text:p>142</text:p>
          </table:table-cell>
          <table:table-cell table:style-name="ce2"/>
          <table:table-cell table:formula="of:=[.$G65]*(0.7+0.075*[.O$2])" office:value-type="float" office:value="153.714844280039">
            <text:p>154</text:p>
          </table:table-cell>
          <table:table-cell table:number-columns-repeated="1009"/>
        </table:table-row>
        <table:table-row table:style-name="ro1">
          <table:table-cell office:value-type="float" office:value="815">
            <text:p>815</text:p>
          </table:table-cell>
          <table:table-cell table:formula="of:=((1+([.A66]-500)*0.16)^1.08+35)" office:value-type="float" office:value="105.443377159812">
            <text:p>105</text:p>
          </table:table-cell>
          <table:table-cell table:formula="of:=[.$B66]*(0.5+0.125*[.C$2])" office:value-type="float" office:value="65.9021107248824">
            <text:p>66</text:p>
          </table:table-cell>
          <table:table-cell table:formula="of:=[.$B66]*(0.5+0.125*[.D$2])" office:value-type="float" office:value="79.0825328698588">
            <text:p>79</text:p>
          </table:table-cell>
          <table:table-cell table:formula="of:=[.$B66]*(0.5+0.125*[.E$2])" office:value-type="float" office:value="92.2629550148353">
            <text:p>92</text:p>
          </table:table-cell>
          <table:table-cell table:formula="of:=[.$B66]*(0.5+0.125*[.F$2])" office:value-type="float" office:value="105.443377159812">
            <text:p>105</text:p>
          </table:table-cell>
          <table:table-cell table:formula="of:=(3+([.A66]-500)*0.11)^1.19+80" office:value-type="float" office:value="155.017109602517">
            <text:p>155</text:p>
          </table:table-cell>
          <table:table-cell table:style-name="ce2" table:formula="of:=IF([.$A66]&lt;[.I$1]+6;MIN(1;([.$A66]/[.I$1])^3)*100;(([.I$1]+5)/[.$A66])^3*100)+40" office:value-type="float" office:value="41.1696134639128">
            <text:p>41,17</text:p>
          </table:table-cell>
          <table:table-cell table:formula="of:=[.$G66]*(0.7+0.075*[.I$2])" office:value-type="float" office:value="120.13825994195">
            <text:p>120</text:p>
          </table:table-cell>
          <table:table-cell table:style-name="ce2" table:formula="of:=IF([.$A66]&lt;[.K$1]+6;MIN(1;([.$A66]/[.K$1])^3)*103;(([.K$1]+5)/[.$A66])^3*103)+40" office:value-type="float" office:value="43.9569674700462">
            <text:p>43,96</text:p>
          </table:table-cell>
          <table:table-cell table:formula="of:=[.$G66]*(0.7+0.075*[.K$2])" office:value-type="float" office:value="131.764543162139">
            <text:p>132</text:p>
          </table:table-cell>
          <table:table-cell table:style-name="ce2" table:formula="of:=IF([.$A66]&lt;[.M$1]+6;MIN(1;([.$A66]/[.M$1])^3)*106;(([.M$1]+5)/[.$A66])^3*106)+40" office:value-type="float" office:value="49.5216372602694">
            <text:p>49,52</text:p>
          </table:table-cell>
          <table:table-cell table:formula="of:=[.$G66]*(0.7+0.075*[.M$2])" office:value-type="float" office:value="143.390826382328">
            <text:p>143</text:p>
          </table:table-cell>
          <table:table-cell table:style-name="ce2"/>
          <table:table-cell table:formula="of:=[.$G66]*(0.7+0.075*[.O$2])" office:value-type="float" office:value="155.017109602517">
            <text:p>155</text:p>
          </table:table-cell>
          <table:table-cell table:number-columns-repeated="1009"/>
        </table:table-row>
        <table:table-row table:style-name="ro1">
          <table:table-cell office:value-type="float" office:value="820">
            <text:p>820</text:p>
          </table:table-cell>
          <table:table-cell table:formula="of:=((1+([.A67]-500)*0.16)^1.08+35)" office:value-type="float" office:value="106.628217427494">
            <text:p>107</text:p>
          </table:table-cell>
          <table:table-cell table:formula="of:=[.$B67]*(0.5+0.125*[.C$2])" office:value-type="float" office:value="66.6426358921838">
            <text:p>67</text:p>
          </table:table-cell>
          <table:table-cell table:formula="of:=[.$B67]*(0.5+0.125*[.D$2])" office:value-type="float" office:value="79.9711630706206">
            <text:p>80</text:p>
          </table:table-cell>
          <table:table-cell table:formula="of:=[.$B67]*(0.5+0.125*[.E$2])" office:value-type="float" office:value="93.2996902490574">
            <text:p>93</text:p>
          </table:table-cell>
          <table:table-cell table:formula="of:=[.$B67]*(0.5+0.125*[.F$2])" office:value-type="float" office:value="106.628217427494">
            <text:p>107</text:p>
          </table:table-cell>
          <table:table-cell table:formula="of:=(3+([.A67]-500)*0.11)^1.19+80" office:value-type="float" office:value="156.322994583763">
            <text:p>156</text:p>
          </table:table-cell>
          <table:table-cell table:style-name="ce2" table:formula="of:=IF([.$A67]&lt;[.I$1]+6;MIN(1;([.$A67]/[.I$1])^3)*100;(([.I$1]+5)/[.$A67])^3*100)+40" office:value-type="float" office:value="41.1483482900712">
            <text:p>41,15</text:p>
          </table:table-cell>
          <table:table-cell table:formula="of:=[.$G67]*(0.7+0.075*[.I$2])" office:value-type="float" office:value="121.150320802417">
            <text:p>121</text:p>
          </table:table-cell>
          <table:table-cell table:style-name="ce2" table:formula="of:=IF([.$A67]&lt;[.K$1]+6;MIN(1;([.$A67]/[.K$1])^3)*103;(([.K$1]+5)/[.$A67])^3*103)+40" office:value-type="float" office:value="43.8850243848029">
            <text:p>43,89</text:p>
          </table:table-cell>
          <table:table-cell table:formula="of:=[.$G67]*(0.7+0.075*[.K$2])" office:value-type="float" office:value="132.874545396199">
            <text:p>133</text:p>
          </table:table-cell>
          <table:table-cell table:style-name="ce2" table:formula="of:=IF([.$A67]&lt;[.M$1]+6;MIN(1;([.$A67]/[.M$1])^3)*106;(([.M$1]+5)/[.$A67])^3*106)+40" office:value-type="float" office:value="49.3485208608407">
            <text:p>49,35</text:p>
          </table:table-cell>
          <table:table-cell table:formula="of:=[.$G67]*(0.7+0.075*[.M$2])" office:value-type="float" office:value="144.598769989981">
            <text:p>145</text:p>
          </table:table-cell>
          <table:table-cell table:style-name="ce2"/>
          <table:table-cell table:formula="of:=[.$G67]*(0.7+0.075*[.O$2])" office:value-type="float" office:value="156.322994583763">
            <text:p>156</text:p>
          </table:table-cell>
          <table:table-cell table:number-columns-repeated="1009"/>
        </table:table-row>
        <table:table-row table:style-name="ro1">
          <table:table-cell office:value-type="float" office:value="825">
            <text:p>825</text:p>
          </table:table-cell>
          <table:table-cell table:formula="of:=((1+([.A68]-500)*0.16)^1.08+35)" office:value-type="float" office:value="107.814511318458">
            <text:p>108</text:p>
          </table:table-cell>
          <table:table-cell table:formula="of:=[.$B68]*(0.5+0.125*[.C$2])" office:value-type="float" office:value="67.384069574036">
            <text:p>67</text:p>
          </table:table-cell>
          <table:table-cell table:formula="of:=[.$B68]*(0.5+0.125*[.D$2])" office:value-type="float" office:value="80.8608834888432">
            <text:p>81</text:p>
          </table:table-cell>
          <table:table-cell table:formula="of:=[.$B68]*(0.5+0.125*[.E$2])" office:value-type="float" office:value="94.3376974036504">
            <text:p>94</text:p>
          </table:table-cell>
          <table:table-cell table:formula="of:=[.$B68]*(0.5+0.125*[.F$2])" office:value-type="float" office:value="107.814511318458">
            <text:p>108</text:p>
          </table:table-cell>
          <table:table-cell table:formula="of:=(3+([.A68]-500)*0.11)^1.19+80" office:value-type="float" office:value="157.63245694948">
            <text:p>158</text:p>
          </table:table-cell>
          <table:table-cell table:style-name="ce2" table:formula="of:=IF([.$A68]&lt;[.I$1]+6;MIN(1;([.$A68]/[.I$1])^3)*100;(([.I$1]+5)/[.$A68])^3*100)+40" office:value-type="float" office:value="41.1275955143724">
            <text:p>41,13</text:p>
          </table:table-cell>
          <table:table-cell table:formula="of:=[.$G68]*(0.7+0.075*[.I$2])" office:value-type="float" office:value="122.165154135847">
            <text:p>122</text:p>
          </table:table-cell>
          <table:table-cell table:style-name="ce2" table:formula="of:=IF([.$A68]&lt;[.K$1]+6;MIN(1;([.$A68]/[.K$1])^3)*103;(([.K$1]+5)/[.$A68])^3*103)+40" office:value-type="float" office:value="43.8148148148148">
            <text:p>43,81</text:p>
          </table:table-cell>
          <table:table-cell table:formula="of:=[.$G68]*(0.7+0.075*[.K$2])" office:value-type="float" office:value="133.987588407058">
            <text:p>134</text:p>
          </table:table-cell>
          <table:table-cell table:style-name="ce2" table:formula="of:=IF([.$A68]&lt;[.M$1]+6;MIN(1;([.$A68]/[.M$1])^3)*106;(([.M$1]+5)/[.$A68])^3*106)+40" office:value-type="float" office:value="49.1795758132287">
            <text:p>49,18</text:p>
          </table:table-cell>
          <table:table-cell table:formula="of:=[.$G68]*(0.7+0.075*[.M$2])" office:value-type="float" office:value="145.810022678269">
            <text:p>146</text:p>
          </table:table-cell>
          <table:table-cell table:style-name="ce2"/>
          <table:table-cell table:formula="of:=[.$G68]*(0.7+0.075*[.O$2])" office:value-type="float" office:value="157.63245694948">
            <text:p>158</text:p>
          </table:table-cell>
          <table:table-cell table:number-columns-repeated="1009"/>
        </table:table-row>
        <table:table-row table:style-name="ro1">
          <table:table-cell office:value-type="float" office:value="830">
            <text:p>830</text:p>
          </table:table-cell>
          <table:table-cell table:formula="of:=((1+([.A69]-500)*0.16)^1.08+35)" office:value-type="float" office:value="109.002238632798">
            <text:p>109</text:p>
          </table:table-cell>
          <table:table-cell table:formula="of:=[.$B69]*(0.5+0.125*[.C$2])" office:value-type="float" office:value="68.1263991454986">
            <text:p>68</text:p>
          </table:table-cell>
          <table:table-cell table:formula="of:=[.$B69]*(0.5+0.125*[.D$2])" office:value-type="float" office:value="81.7516789745983">
            <text:p>82</text:p>
          </table:table-cell>
          <table:table-cell table:formula="of:=[.$B69]*(0.5+0.125*[.E$2])" office:value-type="float" office:value="95.3769588036981">
            <text:p>95</text:p>
          </table:table-cell>
          <table:table-cell table:formula="of:=[.$B69]*(0.5+0.125*[.F$2])" office:value-type="float" office:value="109.002238632798">
            <text:p>109</text:p>
          </table:table-cell>
          <table:table-cell table:formula="of:=(3+([.A69]-500)*0.11)^1.19+80" office:value-type="float" office:value="158.94545551299">
            <text:p>159</text:p>
          </table:table-cell>
          <table:table-cell table:style-name="ce2" table:formula="of:=IF([.$A69]&lt;[.I$1]+6;MIN(1;([.$A69]/[.I$1])^3)*100;(([.I$1]+5)/[.$A69])^3*100)+40" office:value-type="float" office:value="41.1073397961129">
            <text:p>41,11</text:p>
          </table:table-cell>
          <table:table-cell table:formula="of:=[.$G69]*(0.7+0.075*[.I$2])" office:value-type="float" office:value="123.182728022567">
            <text:p>123</text:p>
          </table:table-cell>
          <table:table-cell table:style-name="ce2" table:formula="of:=IF([.$A69]&lt;[.K$1]+6;MIN(1;([.$A69]/[.K$1])^3)*103;(([.K$1]+5)/[.$A69])^3*103)+40" office:value-type="float" office:value="43.7462868603169">
            <text:p>43,75</text:p>
          </table:table-cell>
          <table:table-cell table:formula="of:=[.$G69]*(0.7+0.075*[.K$2])" office:value-type="float" office:value="135.103637186041">
            <text:p>135</text:p>
          </table:table-cell>
          <table:table-cell table:style-name="ce2" table:formula="of:=IF([.$A69]&lt;[.M$1]+6;MIN(1;([.$A69]/[.M$1])^3)*106;(([.M$1]+5)/[.$A69])^3*106)+40" office:value-type="float" office:value="49.0146772312067">
            <text:p>49,01</text:p>
          </table:table-cell>
          <table:table-cell table:formula="of:=[.$G69]*(0.7+0.075*[.M$2])" office:value-type="float" office:value="147.024546349515">
            <text:p>147</text:p>
          </table:table-cell>
          <table:table-cell table:style-name="ce2"/>
          <table:table-cell table:formula="of:=[.$G69]*(0.7+0.075*[.O$2])" office:value-type="float" office:value="158.94545551299">
            <text:p>159</text:p>
          </table:table-cell>
          <table:table-cell table:number-columns-repeated="1009"/>
        </table:table-row>
        <table:table-row table:style-name="ro1">
          <table:table-cell office:value-type="float" office:value="835">
            <text:p>835</text:p>
          </table:table-cell>
          <table:table-cell table:formula="of:=((1+([.A70]-500)*0.16)^1.08+35)" office:value-type="float" office:value="110.19137974773">
            <text:p>110</text:p>
          </table:table-cell>
          <table:table-cell table:formula="of:=[.$B70]*(0.5+0.125*[.C$2])" office:value-type="float" office:value="68.8696123423312">
            <text:p>69</text:p>
          </table:table-cell>
          <table:table-cell table:formula="of:=[.$B70]*(0.5+0.125*[.D$2])" office:value-type="float" office:value="82.6435348107975">
            <text:p>83</text:p>
          </table:table-cell>
          <table:table-cell table:formula="of:=[.$B70]*(0.5+0.125*[.E$2])" office:value-type="float" office:value="96.4174572792637">
            <text:p>96</text:p>
          </table:table-cell>
          <table:table-cell table:formula="of:=[.$B70]*(0.5+0.125*[.F$2])" office:value-type="float" office:value="110.19137974773">
            <text:p>110</text:p>
          </table:table-cell>
          <table:table-cell table:formula="of:=(3+([.A70]-500)*0.11)^1.19+80" office:value-type="float" office:value="160.2619501324">
            <text:p>160</text:p>
          </table:table-cell>
          <table:table-cell table:style-name="ce2" table:formula="of:=IF([.$A70]&lt;[.I$1]+6;MIN(1;([.$A70]/[.I$1])^3)*100;(([.I$1]+5)/[.$A70])^3*100)+40" office:value-type="float" office:value="41.0875663424487">
            <text:p>41,09</text:p>
          </table:table-cell>
          <table:table-cell table:formula="of:=[.$G70]*(0.7+0.075*[.I$2])" office:value-type="float" office:value="124.20301135261">
            <text:p>124</text:p>
          </table:table-cell>
          <table:table-cell table:style-name="ce2" table:formula="of:=IF([.$A70]&lt;[.K$1]+6;MIN(1;([.$A70]/[.K$1])^3)*103;(([.K$1]+5)/[.$A70])^3*103)+40" office:value-type="float" office:value="43.679390475029">
            <text:p>43,68</text:p>
          </table:table-cell>
          <table:table-cell table:formula="of:=[.$G70]*(0.7+0.075*[.K$2])" office:value-type="float" office:value="136.22265761254">
            <text:p>136</text:p>
          </table:table-cell>
          <table:table-cell table:style-name="ce2" table:formula="of:=IF([.$A70]&lt;[.M$1]+6;MIN(1;([.$A70]/[.M$1])^3)*106;(([.M$1]+5)/[.$A70])^3*106)+40" office:value-type="float" office:value="48.8537046885826">
            <text:p>48,85</text:p>
          </table:table-cell>
          <table:table-cell table:formula="of:=[.$G70]*(0.7+0.075*[.M$2])" office:value-type="float" office:value="148.24230387247">
            <text:p>148</text:p>
          </table:table-cell>
          <table:table-cell table:style-name="ce2"/>
          <table:table-cell table:formula="of:=[.$G70]*(0.7+0.075*[.O$2])" office:value-type="float" office:value="160.2619501324">
            <text:p>160</text:p>
          </table:table-cell>
          <table:table-cell table:number-columns-repeated="1009"/>
        </table:table-row>
        <table:table-row table:style-name="ro1">
          <table:table-cell office:value-type="float" office:value="840">
            <text:p>840</text:p>
          </table:table-cell>
          <table:table-cell table:formula="of:=((1+([.A71]-500)*0.16)^1.08+35)" office:value-type="float" office:value="111.38191559288">
            <text:p>111</text:p>
          </table:table-cell>
          <table:table-cell table:formula="of:=[.$B71]*(0.5+0.125*[.C$2])" office:value-type="float" office:value="69.61369724555">
            <text:p>70</text:p>
          </table:table-cell>
          <table:table-cell table:formula="of:=[.$B71]*(0.5+0.125*[.D$2])" office:value-type="float" office:value="83.5364366946599">
            <text:p>84</text:p>
          </table:table-cell>
          <table:table-cell table:formula="of:=[.$B71]*(0.5+0.125*[.E$2])" office:value-type="float" office:value="97.4591761437699">
            <text:p>97</text:p>
          </table:table-cell>
          <table:table-cell table:formula="of:=[.$B71]*(0.5+0.125*[.F$2])" office:value-type="float" office:value="111.38191559288">
            <text:p>111</text:p>
          </table:table-cell>
          <table:table-cell table:formula="of:=(3+([.A71]-500)*0.11)^1.19+80" office:value-type="float" office:value="161.581901670029">
            <text:p>162</text:p>
          </table:table-cell>
          <table:table-cell table:style-name="ce2" table:formula="of:=IF([.$A71]&lt;[.I$1]+6;MIN(1;([.$A71]/[.I$1])^3)*100;(([.I$1]+5)/[.$A71])^3*100)+40" office:value-type="float" office:value="41.0682608857035">
            <text:p>41,07</text:p>
          </table:table-cell>
          <table:table-cell table:formula="of:=[.$G71]*(0.7+0.075*[.I$2])" office:value-type="float" office:value="125.225973794273">
            <text:p>125</text:p>
          </table:table-cell>
          <table:table-cell table:style-name="ce2" table:formula="of:=IF([.$A71]&lt;[.K$1]+6;MIN(1;([.$A71]/[.K$1])^3)*103;(([.K$1]+5)/[.$A71])^3*103)+40" office:value-type="float" office:value="43.6140773893883">
            <text:p>43,61</text:p>
          </table:table-cell>
          <table:table-cell table:formula="of:=[.$G71]*(0.7+0.075*[.K$2])" office:value-type="float" office:value="137.344616419525">
            <text:p>137</text:p>
          </table:table-cell>
          <table:table-cell table:style-name="ce2" table:formula="of:=IF([.$A71]&lt;[.M$1]+6;MIN(1;([.$A71]/[.M$1])^3)*106;(([.M$1]+5)/[.$A71])^3*106)+40" office:value-type="float" office:value="48.6965420344725">
            <text:p>48,70</text:p>
          </table:table-cell>
          <table:table-cell table:formula="of:=[.$G71]*(0.7+0.075*[.M$2])" office:value-type="float" office:value="149.463259044777">
            <text:p>149</text:p>
          </table:table-cell>
          <table:table-cell table:style-name="ce2"/>
          <table:table-cell table:formula="of:=[.$G71]*(0.7+0.075*[.O$2])" office:value-type="float" office:value="161.581901670029">
            <text:p>162</text:p>
          </table:table-cell>
          <table:table-cell table:number-columns-repeated="1009"/>
        </table:table-row>
        <table:table-row table:style-name="ro1">
          <table:table-cell office:value-type="float" office:value="845">
            <text:p>845</text:p>
          </table:table-cell>
          <table:table-cell table:formula="of:=((1+([.A72]-500)*0.16)^1.08+35)" office:value-type="float" office:value="112.573827626974">
            <text:p>113</text:p>
          </table:table-cell>
          <table:table-cell table:formula="of:=[.$B72]*(0.5+0.125*[.C$2])" office:value-type="float" office:value="70.3586422668586">
            <text:p>70</text:p>
          </table:table-cell>
          <table:table-cell table:formula="of:=[.$B72]*(0.5+0.125*[.D$2])" office:value-type="float" office:value="84.4303707202303">
            <text:p>84</text:p>
          </table:table-cell>
          <table:table-cell table:formula="of:=[.$B72]*(0.5+0.125*[.E$2])" office:value-type="float" office:value="98.502099173602">
            <text:p>99</text:p>
          </table:table-cell>
          <table:table-cell table:formula="of:=[.$B72]*(0.5+0.125*[.F$2])" office:value-type="float" office:value="112.573827626974">
            <text:p>113</text:p>
          </table:table-cell>
          <table:table-cell table:formula="of:=(3+([.A72]-500)*0.11)^1.19+80" office:value-type="float" office:value="162.90527195393">
            <text:p>163</text:p>
          </table:table-cell>
          <table:table-cell table:style-name="ce2" table:formula="of:=IF([.$A72]&lt;[.I$1]+6;MIN(1;([.$A72]/[.I$1])^3)*100;(([.I$1]+5)/[.$A72])^3*100)+40" office:value-type="float" office:value="41.0494096617455">
            <text:p>41,05</text:p>
          </table:table-cell>
          <table:table-cell table:formula="of:=[.$G72]*(0.7+0.075*[.I$2])" office:value-type="float" office:value="126.251585764296">
            <text:p>126</text:p>
          </table:table-cell>
          <table:table-cell table:style-name="ce2" table:formula="of:=IF([.$A72]&lt;[.K$1]+6;MIN(1;([.$A72]/[.K$1])^3)*103;(([.K$1]+5)/[.$A72])^3*103)+40" office:value-type="float" office:value="43.5503010373934">
            <text:p>43,55</text:p>
          </table:table-cell>
          <table:table-cell table:formula="of:=[.$G72]*(0.7+0.075*[.K$2])" office:value-type="float" office:value="138.469481160841">
            <text:p>138</text:p>
          </table:table-cell>
          <table:table-cell table:style-name="ce2" table:formula="of:=IF([.$A72]&lt;[.M$1]+6;MIN(1;([.$A72]/[.M$1])^3)*106;(([.M$1]+5)/[.$A72])^3*106)+40" office:value-type="float" office:value="48.5430772172671">
            <text:p>48,54</text:p>
          </table:table-cell>
          <table:table-cell table:formula="of:=[.$G72]*(0.7+0.075*[.M$2])" office:value-type="float" office:value="150.687376557386">
            <text:p>151</text:p>
          </table:table-cell>
          <table:table-cell table:style-name="ce2"/>
          <table:table-cell table:formula="of:=[.$G72]*(0.7+0.075*[.O$2])" office:value-type="float" office:value="162.90527195393">
            <text:p>163</text:p>
          </table:table-cell>
          <table:table-cell table:number-columns-repeated="1009"/>
        </table:table-row>
        <table:table-row table:style-name="ro1">
          <table:table-cell office:value-type="float" office:value="850">
            <text:p>850</text:p>
          </table:table-cell>
          <table:table-cell table:formula="of:=((1+([.A73]-500)*0.16)^1.08+35)" office:value-type="float" office:value="113.76709781583">
            <text:p>114</text:p>
          </table:table-cell>
          <table:table-cell table:formula="of:=[.$B73]*(0.5+0.125*[.C$2])" office:value-type="float" office:value="71.1044361348937">
            <text:p>71</text:p>
          </table:table-cell>
          <table:table-cell table:formula="of:=[.$B73]*(0.5+0.125*[.D$2])" office:value-type="float" office:value="85.3253233618724">
            <text:p>85</text:p>
          </table:table-cell>
          <table:table-cell table:formula="of:=[.$B73]*(0.5+0.125*[.E$2])" office:value-type="float" office:value="99.5462105888511">
            <text:p>100</text:p>
          </table:table-cell>
          <table:table-cell table:formula="of:=[.$B73]*(0.5+0.125*[.F$2])" office:value-type="float" office:value="113.76709781583">
            <text:p>114</text:p>
          </table:table-cell>
          <table:table-cell table:formula="of:=(3+([.A73]-500)*0.11)^1.19+80" office:value-type="float" office:value="164.232023741396">
            <text:p>164</text:p>
          </table:table-cell>
          <table:table-cell table:style-name="ce2" table:formula="of:=IF([.$A73]&lt;[.I$1]+6;MIN(1;([.$A73]/[.I$1])^3)*100;(([.I$1]+5)/[.$A73])^3*100)+40" office:value-type="float" office:value="41.0309993893751">
            <text:p>41,03</text:p>
          </table:table-cell>
          <table:table-cell table:formula="of:=[.$G73]*(0.7+0.075*[.I$2])" office:value-type="float" office:value="127.279818399582">
            <text:p>127</text:p>
          </table:table-cell>
          <table:table-cell table:style-name="ce2" table:formula="of:=IF([.$A73]&lt;[.K$1]+6;MIN(1;([.$A73]/[.K$1])^3)*103;(([.K$1]+5)/[.$A73])^3*103)+40" office:value-type="float" office:value="43.4880164868716">
            <text:p>43,49</text:p>
          </table:table-cell>
          <table:table-cell table:formula="of:=[.$G73]*(0.7+0.075*[.K$2])" office:value-type="float" office:value="139.597220180186">
            <text:p>140</text:p>
          </table:table-cell>
          <table:table-cell table:style-name="ce2" table:formula="of:=IF([.$A73]&lt;[.M$1]+6;MIN(1;([.$A73]/[.M$1])^3)*106;(([.M$1]+5)/[.$A73])^3*106)+40" office:value-type="float" office:value="48.3932021168329">
            <text:p>48,39</text:p>
          </table:table-cell>
          <table:table-cell table:formula="of:=[.$G73]*(0.7+0.075*[.M$2])" office:value-type="float" office:value="151.914621960791">
            <text:p>152</text:p>
          </table:table-cell>
          <table:table-cell table:style-name="ce2"/>
          <table:table-cell table:formula="of:=[.$G73]*(0.7+0.075*[.O$2])" office:value-type="float" office:value="164.232023741396">
            <text:p>164</text:p>
          </table:table-cell>
          <table:table-cell table:number-columns-repeated="1009"/>
        </table:table-row>
        <table:table-row table:style-name="ro1">
          <table:table-cell office:value-type="float" office:value="855">
            <text:p>855</text:p>
          </table:table-cell>
          <table:table-cell table:formula="of:=((1+([.A74]-500)*0.16)^1.08+35)" office:value-type="float" office:value="114.961708611563">
            <text:p>115</text:p>
          </table:table-cell>
          <table:table-cell table:formula="of:=[.$B74]*(0.5+0.125*[.C$2])" office:value-type="float" office:value="71.8510678822267">
            <text:p>72</text:p>
          </table:table-cell>
          <table:table-cell table:formula="of:=[.$B74]*(0.5+0.125*[.D$2])" office:value-type="float" office:value="86.2212814586721">
            <text:p>86</text:p>
          </table:table-cell>
          <table:table-cell table:formula="of:=[.$B74]*(0.5+0.125*[.E$2])" office:value-type="float" office:value="100.591495035117">
            <text:p>101</text:p>
          </table:table-cell>
          <table:table-cell table:formula="of:=[.$B74]*(0.5+0.125*[.F$2])" office:value-type="float" office:value="114.961708611563">
            <text:p>115</text:p>
          </table:table-cell>
          <table:table-cell table:formula="of:=(3+([.A74]-500)*0.11)^1.19+80" office:value-type="float" office:value="165.562120684301">
            <text:p>166</text:p>
          </table:table-cell>
          <table:table-cell table:style-name="ce2" table:formula="of:=IF([.$A74]&lt;[.I$1]+6;MIN(1;([.$A74]/[.I$1])^3)*100;(([.I$1]+5)/[.$A74])^3*100)+40" office:value-type="float" office:value="41.013017250672">
            <text:p>41,01</text:p>
          </table:table-cell>
          <table:table-cell table:formula="of:=[.$G74]*(0.7+0.075*[.I$2])" office:value-type="float" office:value="128.310643530333">
            <text:p>128</text:p>
          </table:table-cell>
          <table:table-cell table:style-name="ce2" table:formula="of:=IF([.$A74]&lt;[.K$1]+6;MIN(1;([.$A74]/[.K$1])^3)*103;(([.K$1]+5)/[.$A74])^3*103)+40" office:value-type="float" office:value="43.4271803729883">
            <text:p>43,43</text:p>
          </table:table-cell>
          <table:table-cell table:formula="of:=[.$G74]*(0.7+0.075*[.K$2])" office:value-type="float" office:value="140.727802581656">
            <text:p>141</text:p>
          </table:table-cell>
          <table:table-cell table:style-name="ce2" table:formula="of:=IF([.$A74]&lt;[.M$1]+6;MIN(1;([.$A74]/[.M$1])^3)*106;(([.M$1]+5)/[.$A74])^3*106)+40" office:value-type="float" office:value="48.2468123845174">
            <text:p>48,25</text:p>
          </table:table-cell>
          <table:table-cell table:formula="of:=[.$G74]*(0.7+0.075*[.M$2])" office:value-type="float" office:value="153.144961632978">
            <text:p>153</text:p>
          </table:table-cell>
          <table:table-cell table:style-name="ce2"/>
          <table:table-cell table:formula="of:=[.$G74]*(0.7+0.075*[.O$2])" office:value-type="float" office:value="165.562120684301">
            <text:p>166</text:p>
          </table:table-cell>
          <table:table-cell table:number-columns-repeated="1009"/>
        </table:table-row>
        <table:table-row table:style-name="ro1">
          <table:table-cell office:value-type="float" office:value="860">
            <text:p>860</text:p>
          </table:table-cell>
          <table:table-cell table:formula="of:=((1+([.A75]-500)*0.16)^1.08+35)" office:value-type="float" office:value="116.157642932915">
            <text:p>116</text:p>
          </table:table-cell>
          <table:table-cell table:formula="of:=[.$B75]*(0.5+0.125*[.C$2])" office:value-type="float" office:value="72.5985268330722">
            <text:p>73</text:p>
          </table:table-cell>
          <table:table-cell table:formula="of:=[.$B75]*(0.5+0.125*[.D$2])" office:value-type="float" office:value="87.1182321996866">
            <text:p>87</text:p>
          </table:table-cell>
          <table:table-cell table:formula="of:=[.$B75]*(0.5+0.125*[.E$2])" office:value-type="float" office:value="101.637937566301">
            <text:p>102</text:p>
          </table:table-cell>
          <table:table-cell table:formula="of:=[.$B75]*(0.5+0.125*[.F$2])" office:value-type="float" office:value="116.157642932915">
            <text:p>116</text:p>
          </table:table-cell>
          <table:table-cell table:formula="of:=(3+([.A75]-500)*0.11)^1.19+80" office:value-type="float" office:value="166.895527296183">
            <text:p>167</text:p>
          </table:table-cell>
          <table:table-cell table:style-name="ce2" table:formula="of:=IF([.$A75]&lt;[.I$1]+6;MIN(1;([.$A75]/[.I$1])^3)*100;(([.I$1]+5)/[.$A75])^3*100)+40" office:value-type="float" office:value="40.9954508722502">
            <text:p>41,00</text:p>
          </table:table-cell>
          <table:table-cell table:formula="of:=[.$G75]*(0.7+0.075*[.I$2])" office:value-type="float" office:value="129.344033654542">
            <text:p>129</text:p>
          </table:table-cell>
          <table:table-cell table:style-name="ce2" table:formula="of:=IF([.$A75]&lt;[.K$1]+6;MIN(1;([.$A75]/[.K$1])^3)*103;(([.K$1]+5)/[.$A75])^3*103)+40" office:value-type="float" office:value="43.3677508348322">
            <text:p>43,37</text:p>
          </table:table-cell>
          <table:table-cell table:formula="of:=[.$G75]*(0.7+0.075*[.K$2])" office:value-type="float" office:value="141.861198201755">
            <text:p>142</text:p>
          </table:table-cell>
          <table:table-cell table:style-name="ce2" table:formula="of:=IF([.$A75]&lt;[.M$1]+6;MIN(1;([.$A75]/[.M$1])^3)*106;(([.M$1]+5)/[.$A75])^3*106)+40" office:value-type="float" office:value="48.103807290553">
            <text:p>48,10</text:p>
          </table:table-cell>
          <table:table-cell table:formula="of:=[.$G75]*(0.7+0.075*[.M$2])" office:value-type="float" office:value="154.378362748969">
            <text:p>154</text:p>
          </table:table-cell>
          <table:table-cell table:style-name="ce2"/>
          <table:table-cell table:formula="of:=[.$G75]*(0.7+0.075*[.O$2])" office:value-type="float" office:value="166.895527296183">
            <text:p>167</text:p>
          </table:table-cell>
          <table:table-cell table:number-columns-repeated="1009"/>
        </table:table-row>
        <table:table-row table:style-name="ro1">
          <table:table-cell office:value-type="float" office:value="865">
            <text:p>865</text:p>
          </table:table-cell>
          <table:table-cell table:formula="of:=((1+([.A76]-500)*0.16)^1.08+35)" office:value-type="float" office:value="117.354884146646">
            <text:p>117</text:p>
          </table:table-cell>
          <table:table-cell table:formula="of:=[.$B76]*(0.5+0.125*[.C$2])" office:value-type="float" office:value="73.3468025916535">
            <text:p>73</text:p>
          </table:table-cell>
          <table:table-cell table:formula="of:=[.$B76]*(0.5+0.125*[.D$2])" office:value-type="float" office:value="88.0161631099843">
            <text:p>88</text:p>
          </table:table-cell>
          <table:table-cell table:formula="of:=[.$B76]*(0.5+0.125*[.E$2])" office:value-type="float" office:value="102.685523628315">
            <text:p>103</text:p>
          </table:table-cell>
          <table:table-cell table:formula="of:=[.$B76]*(0.5+0.125*[.F$2])" office:value-type="float" office:value="117.354884146646">
            <text:p>117</text:p>
          </table:table-cell>
          <table:table-cell table:formula="of:=(3+([.A76]-500)*0.11)^1.19+80" office:value-type="float" office:value="168.232208920934">
            <text:p>168</text:p>
          </table:table-cell>
          <table:table-cell table:style-name="ce2" table:formula="of:=IF([.$A76]&lt;[.I$1]+6;MIN(1;([.$A76]/[.I$1])^3)*100;(([.I$1]+5)/[.$A76])^3*100)+40" office:value-type="float" office:value="40.9782883073756">
            <text:p>40,98</text:p>
          </table:table-cell>
          <table:table-cell table:formula="of:=[.$G76]*(0.7+0.075*[.I$2])" office:value-type="float" office:value="130.379961913724">
            <text:p>130</text:p>
          </table:table-cell>
          <table:table-cell table:style-name="ce2" table:formula="of:=IF([.$A76]&lt;[.K$1]+6;MIN(1;([.$A76]/[.K$1])^3)*103;(([.K$1]+5)/[.$A76])^3*103)+40" office:value-type="float" office:value="43.309687454915">
            <text:p>43,31</text:p>
          </table:table-cell>
          <table:table-cell table:formula="of:=[.$G76]*(0.7+0.075*[.K$2])" office:value-type="float" office:value="142.997377582794">
            <text:p>143</text:p>
          </table:table-cell>
          <table:table-cell table:style-name="ce2" table:formula="of:=IF([.$A76]&lt;[.M$1]+6;MIN(1;([.$A76]/[.M$1])^3)*106;(([.M$1]+5)/[.$A76])^3*106)+40" office:value-type="float" office:value="47.9640895784764">
            <text:p>47,96</text:p>
          </table:table-cell>
          <table:table-cell table:formula="of:=[.$G76]*(0.7+0.075*[.M$2])" office:value-type="float" office:value="155.614793251864">
            <text:p>156</text:p>
          </table:table-cell>
          <table:table-cell table:style-name="ce2"/>
          <table:table-cell table:formula="of:=[.$G76]*(0.7+0.075*[.O$2])" office:value-type="float" office:value="168.232208920934">
            <text:p>168</text:p>
          </table:table-cell>
          <table:table-cell table:number-columns-repeated="1009"/>
        </table:table-row>
        <table:table-row table:style-name="ro1">
          <table:table-cell office:value-type="float" office:value="870">
            <text:p>870</text:p>
          </table:table-cell>
          <table:table-cell table:formula="of:=((1+([.A77]-500)*0.16)^1.08+35)" office:value-type="float" office:value="118.553416049895">
            <text:p>119</text:p>
          </table:table-cell>
          <table:table-cell table:formula="of:=[.$B77]*(0.5+0.125*[.C$2])" office:value-type="float" office:value="74.0958850311845">
            <text:p>74</text:p>
          </table:table-cell>
          <table:table-cell table:formula="of:=[.$B77]*(0.5+0.125*[.D$2])" office:value-type="float" office:value="88.9150620374214">
            <text:p>89</text:p>
          </table:table-cell>
          <table:table-cell table:formula="of:=[.$B77]*(0.5+0.125*[.E$2])" office:value-type="float" office:value="103.734239043658">
            <text:p>104</text:p>
          </table:table-cell>
          <table:table-cell table:formula="of:=[.$B77]*(0.5+0.125*[.F$2])" office:value-type="float" office:value="118.553416049895">
            <text:p>119</text:p>
          </table:table-cell>
          <table:table-cell table:formula="of:=(3+([.A77]-500)*0.11)^1.19+80" office:value-type="float" office:value="169.572131703026">
            <text:p>170</text:p>
          </table:table-cell>
          <table:table-cell table:style-name="ce2" table:formula="of:=IF([.$A77]&lt;[.I$1]+6;MIN(1;([.$A77]/[.I$1])^3)*100;(([.I$1]+5)/[.$A77])^3*100)+40" office:value-type="float" office:value="40.9615180189004">
            <text:p>40,96</text:p>
          </table:table-cell>
          <table:table-cell table:formula="of:=[.$G77]*(0.7+0.075*[.I$2])" office:value-type="float" office:value="131.418402069845">
            <text:p>131</text:p>
          </table:table-cell>
          <table:table-cell table:style-name="ce2" table:formula="of:=IF([.$A77]&lt;[.K$1]+6;MIN(1;([.$A77]/[.K$1])^3)*103;(([.K$1]+5)/[.$A77])^3*103)+40" office:value-type="float" office:value="43.2529512014372">
            <text:p>43,25</text:p>
          </table:table-cell>
          <table:table-cell table:formula="of:=[.$G77]*(0.7+0.075*[.K$2])" office:value-type="float" office:value="144.136311947572">
            <text:p>144</text:p>
          </table:table-cell>
          <table:table-cell table:style-name="ce2" table:formula="of:=IF([.$A77]&lt;[.M$1]+6;MIN(1;([.$A77]/[.M$1])^3)*106;(([.M$1]+5)/[.$A77])^3*106)+40" office:value-type="float" office:value="47.827565326202">
            <text:p>47,83</text:p>
          </table:table-cell>
          <table:table-cell table:formula="of:=[.$G77]*(0.7+0.075*[.M$2])" office:value-type="float" office:value="156.854221825299">
            <text:p>157</text:p>
          </table:table-cell>
          <table:table-cell table:style-name="ce2"/>
          <table:table-cell table:formula="of:=[.$G77]*(0.7+0.075*[.O$2])" office:value-type="float" office:value="169.572131703026">
            <text:p>170</text:p>
          </table:table-cell>
          <table:table-cell table:number-columns-repeated="1009"/>
        </table:table-row>
        <table:table-row table:style-name="ro1">
          <table:table-cell office:value-type="float" office:value="875">
            <text:p>875</text:p>
          </table:table-cell>
          <table:table-cell table:formula="of:=((1+([.A78]-500)*0.16)^1.08+35)" office:value-type="float" office:value="119.753222853478">
            <text:p>120</text:p>
          </table:table-cell>
          <table:table-cell table:formula="of:=[.$B78]*(0.5+0.125*[.C$2])" office:value-type="float" office:value="74.8457642834239">
            <text:p>75</text:p>
          </table:table-cell>
          <table:table-cell table:formula="of:=[.$B78]*(0.5+0.125*[.D$2])" office:value-type="float" office:value="89.8149171401087">
            <text:p>90</text:p>
          </table:table-cell>
          <table:table-cell table:formula="of:=[.$B78]*(0.5+0.125*[.E$2])" office:value-type="float" office:value="104.784069996793">
            <text:p>105</text:p>
          </table:table-cell>
          <table:table-cell table:formula="of:=[.$B78]*(0.5+0.125*[.F$2])" office:value-type="float" office:value="119.753222853478">
            <text:p>120</text:p>
          </table:table-cell>
          <table:table-cell table:formula="of:=(3+([.A78]-500)*0.11)^1.19+80" office:value-type="float" office:value="170.915262559156">
            <text:p>171</text:p>
          </table:table-cell>
          <table:table-cell table:style-name="ce2" table:formula="of:=IF([.$A78]&lt;[.I$1]+6;MIN(1;([.$A78]/[.I$1])^3)*100;(([.I$1]+5)/[.$A78])^3*100)+40" office:value-type="float" office:value="40.9451288629738">
            <text:p>40,95</text:p>
          </table:table-cell>
          <table:table-cell table:formula="of:=[.$G78]*(0.7+0.075*[.I$2])" office:value-type="float" office:value="132.459328483346">
            <text:p>132</text:p>
          </table:table-cell>
          <table:table-cell table:style-name="ce2" table:formula="of:=IF([.$A78]&lt;[.K$1]+6;MIN(1;([.$A78]/[.K$1])^3)*103;(([.K$1]+5)/[.$A78])^3*103)+40" office:value-type="float" office:value="43.1975043731778">
            <text:p>43,20</text:p>
          </table:table-cell>
          <table:table-cell table:formula="of:=[.$G78]*(0.7+0.075*[.K$2])" office:value-type="float" office:value="145.277973175283">
            <text:p>145</text:p>
          </table:table-cell>
          <table:table-cell table:style-name="ce2" table:formula="of:=IF([.$A78]&lt;[.M$1]+6;MIN(1;([.$A78]/[.M$1])^3)*106;(([.M$1]+5)/[.$A78])^3*106)+40" office:value-type="float" office:value="47.6941438134111">
            <text:p>47,69</text:p>
          </table:table-cell>
          <table:table-cell table:formula="of:=[.$G78]*(0.7+0.075*[.M$2])" office:value-type="float" office:value="158.096617867219">
            <text:p>158</text:p>
          </table:table-cell>
          <table:table-cell table:style-name="ce2"/>
          <table:table-cell table:formula="of:=[.$G78]*(0.7+0.075*[.O$2])" office:value-type="float" office:value="170.915262559156">
            <text:p>171</text:p>
          </table:table-cell>
          <table:table-cell table:number-columns-repeated="1009"/>
        </table:table-row>
        <table:table-row table:style-name="ro1">
          <table:table-cell office:value-type="float" office:value="880">
            <text:p>880</text:p>
          </table:table-cell>
          <table:table-cell table:formula="of:=((1+([.A79]-500)*0.16)^1.08+35)" office:value-type="float" office:value="120.95428916603">
            <text:p>121</text:p>
          </table:table-cell>
          <table:table-cell table:formula="of:=[.$B79]*(0.5+0.125*[.C$2])" office:value-type="float" office:value="75.5964307287685">
            <text:p>76</text:p>
          </table:table-cell>
          <table:table-cell table:formula="of:=[.$B79]*(0.5+0.125*[.D$2])" office:value-type="float" office:value="90.7157168745222">
            <text:p>91</text:p>
          </table:table-cell>
          <table:table-cell table:formula="of:=[.$B79]*(0.5+0.125*[.E$2])" office:value-type="float" office:value="105.835003020276">
            <text:p>106</text:p>
          </table:table-cell>
          <table:table-cell table:formula="of:=[.$B79]*(0.5+0.125*[.F$2])" office:value-type="float" office:value="120.95428916603">
            <text:p>121</text:p>
          </table:table-cell>
          <table:table-cell table:formula="of:=(3+([.A79]-500)*0.11)^1.19+80" office:value-type="float" office:value="172.261569151241">
            <text:p>172</text:p>
          </table:table-cell>
          <table:table-cell table:style-name="ce2" table:formula="of:=IF([.$A79]&lt;[.I$1]+6;MIN(1;([.$A79]/[.I$1])^3)*100;(([.I$1]+5)/[.$A79])^3*100)+40" office:value-type="float" office:value="40.929110073488">
            <text:p>40,93</text:p>
          </table:table-cell>
          <table:table-cell table:formula="of:=[.$G79]*(0.7+0.075*[.I$2])" office:value-type="float" office:value="133.502716092212">
            <text:p>134</text:p>
          </table:table-cell>
          <table:table-cell table:style-name="ce2" table:formula="of:=IF([.$A79]&lt;[.K$1]+6;MIN(1;([.$A79]/[.K$1])^3)*103;(([.K$1]+5)/[.$A79])^3*103)+40" office:value-type="float" office:value="43.143310546875">
            <text:p>43,14</text:p>
          </table:table-cell>
          <table:table-cell table:formula="of:=[.$G79]*(0.7+0.075*[.K$2])" office:value-type="float" office:value="146.422333778555">
            <text:p>146</text:p>
          </table:table-cell>
          <table:table-cell table:style-name="ce2" table:formula="of:=IF([.$A79]&lt;[.M$1]+6;MIN(1;([.$A79]/[.M$1])^3)*106;(([.M$1]+5)/[.$A79])^3*106)+40" office:value-type="float" office:value="47.5637373949333">
            <text:p>47,56</text:p>
          </table:table-cell>
          <table:table-cell table:formula="of:=[.$G79]*(0.7+0.075*[.M$2])" office:value-type="float" office:value="159.341951464898">
            <text:p>159</text:p>
          </table:table-cell>
          <table:table-cell table:style-name="ce2"/>
          <table:table-cell table:formula="of:=[.$G79]*(0.7+0.075*[.O$2])" office:value-type="float" office:value="172.261569151241">
            <text:p>172</text:p>
          </table:table-cell>
          <table:table-cell table:number-columns-repeated="1009"/>
        </table:table-row>
        <table:table-row table:style-name="ro1">
          <table:table-cell office:value-type="float" office:value="885">
            <text:p>885</text:p>
          </table:table-cell>
          <table:table-cell table:formula="of:=((1+([.A80]-500)*0.16)^1.08+35)" office:value-type="float" office:value="122.156599978958">
            <text:p>122</text:p>
          </table:table-cell>
          <table:table-cell table:formula="of:=[.$B80]*(0.5+0.125*[.C$2])" office:value-type="float" office:value="76.3478749868489">
            <text:p>76</text:p>
          </table:table-cell>
          <table:table-cell table:formula="of:=[.$B80]*(0.5+0.125*[.D$2])" office:value-type="float" office:value="91.6174499842186">
            <text:p>92</text:p>
          </table:table-cell>
          <table:table-cell table:formula="of:=[.$B80]*(0.5+0.125*[.E$2])" office:value-type="float" office:value="106.887024981588">
            <text:p>107</text:p>
          </table:table-cell>
          <table:table-cell table:formula="of:=[.$B80]*(0.5+0.125*[.F$2])" office:value-type="float" office:value="122.156599978958">
            <text:p>122</text:p>
          </table:table-cell>
          <table:table-cell table:formula="of:=(3+([.A80]-500)*0.11)^1.19+80" office:value-type="float" office:value="173.611019860679">
            <text:p>174</text:p>
          </table:table-cell>
          <table:table-cell table:style-name="ce2" table:formula="of:=IF([.$A80]&lt;[.I$1]+6;MIN(1;([.$A80]/[.I$1])^3)*100;(([.I$1]+5)/[.$A80])^3*100)+40" office:value-type="float" office:value="40.9134512472244">
            <text:p>40,91</text:p>
          </table:table-cell>
          <table:table-cell table:formula="of:=[.$G80]*(0.7+0.075*[.I$2])" office:value-type="float" office:value="134.548540392027">
            <text:p>135</text:p>
          </table:table-cell>
          <table:table-cell table:style-name="ce2" table:formula="of:=IF([.$A80]&lt;[.K$1]+6;MIN(1;([.$A80]/[.K$1])^3)*103;(([.K$1]+5)/[.$A80])^3*103)+40" office:value-type="float" office:value="43.0903345269712">
            <text:p>43,09</text:p>
          </table:table-cell>
          <table:table-cell table:formula="of:=[.$G80]*(0.7+0.075*[.K$2])" office:value-type="float" office:value="147.569366881578">
            <text:p>148</text:p>
          </table:table-cell>
          <table:table-cell table:style-name="ce2" table:formula="of:=IF([.$A80]&lt;[.M$1]+6;MIN(1;([.$A80]/[.M$1])^3)*106;(([.M$1]+5)/[.$A80])^3*106)+40" office:value-type="float" office:value="47.4362613798194">
            <text:p>47,44</text:p>
          </table:table-cell>
          <table:table-cell table:formula="of:=[.$G80]*(0.7+0.075*[.M$2])" office:value-type="float" office:value="160.590193371129">
            <text:p>161</text:p>
          </table:table-cell>
          <table:table-cell table:style-name="ce2"/>
          <table:table-cell table:formula="of:=[.$G80]*(0.7+0.075*[.O$2])" office:value-type="float" office:value="173.611019860679">
            <text:p>174</text:p>
          </table:table-cell>
          <table:table-cell table:number-columns-repeated="1009"/>
        </table:table-row>
        <table:table-row table:style-name="ro1">
          <table:table-cell office:value-type="float" office:value="890">
            <text:p>890</text:p>
          </table:table-cell>
          <table:table-cell table:formula="of:=((1+([.A81]-500)*0.16)^1.08+35)" office:value-type="float" office:value="123.360140652154">
            <text:p>123</text:p>
          </table:table-cell>
          <table:table-cell table:formula="of:=[.$B81]*(0.5+0.125*[.C$2])" office:value-type="float" office:value="77.100087907596">
            <text:p>77</text:p>
          </table:table-cell>
          <table:table-cell table:formula="of:=[.$B81]*(0.5+0.125*[.D$2])" office:value-type="float" office:value="92.5201054891152">
            <text:p>93</text:p>
          </table:table-cell>
          <table:table-cell table:formula="of:=[.$B81]*(0.5+0.125*[.E$2])" office:value-type="float" office:value="107.940123070634">
            <text:p>108</text:p>
          </table:table-cell>
          <table:table-cell table:formula="of:=[.$B81]*(0.5+0.125*[.F$2])" office:value-type="float" office:value="123.360140652154">
            <text:p>123</text:p>
          </table:table-cell>
          <table:table-cell table:formula="of:=(3+([.A81]-500)*0.11)^1.19+80" office:value-type="float" office:value="174.963583763797">
            <text:p>175</text:p>
          </table:table-cell>
          <table:table-cell table:style-name="ce2" table:formula="of:=IF([.$A81]&lt;[.I$1]+6;MIN(1;([.$A81]/[.I$1])^3)*100;(([.I$1]+5)/[.$A81])^3*100)+40" office:value-type="float" office:value="40.8981423296627">
            <text:p>40,90</text:p>
          </table:table-cell>
          <table:table-cell table:formula="of:=[.$G81]*(0.7+0.075*[.I$2])" office:value-type="float" office:value="135.596777416942">
            <text:p>136</text:p>
          </table:table-cell>
          <table:table-cell table:style-name="ce2" table:formula="of:=IF([.$A81]&lt;[.K$1]+6;MIN(1;([.$A81]/[.K$1])^3)*103;(([.K$1]+5)/[.$A81])^3*103)+40" office:value-type="float" office:value="43.0385422976046">
            <text:p>43,04</text:p>
          </table:table-cell>
          <table:table-cell table:formula="of:=[.$G81]*(0.7+0.075*[.K$2])" office:value-type="float" office:value="148.719046199227">
            <text:p>149</text:p>
          </table:table-cell>
          <table:table-cell table:style-name="ce2" table:formula="of:=IF([.$A81]&lt;[.M$1]+6;MIN(1;([.$A81]/[.M$1])^3)*106;(([.M$1]+5)/[.$A81])^3*106)+40" office:value-type="float" office:value="47.3116339158176">
            <text:p>47,31</text:p>
          </table:table-cell>
          <table:table-cell table:formula="of:=[.$G81]*(0.7+0.075*[.M$2])" office:value-type="float" office:value="161.841314981512">
            <text:p>162</text:p>
          </table:table-cell>
          <table:table-cell table:style-name="ce2"/>
          <table:table-cell table:formula="of:=[.$G81]*(0.7+0.075*[.O$2])" office:value-type="float" office:value="174.963583763797">
            <text:p>175</text:p>
          </table:table-cell>
          <table:table-cell table:number-columns-repeated="1009"/>
        </table:table-row>
        <table:table-row table:style-name="ro1">
          <table:table-cell office:value-type="float" office:value="895">
            <text:p>895</text:p>
          </table:table-cell>
          <table:table-cell table:formula="of:=((1+([.A82]-500)*0.16)^1.08+35)" office:value-type="float" office:value="124.564896900402">
            <text:p>125</text:p>
          </table:table-cell>
          <table:table-cell table:formula="of:=[.$B82]*(0.5+0.125*[.C$2])" office:value-type="float" office:value="77.8530605627511">
            <text:p>78</text:p>
          </table:table-cell>
          <table:table-cell table:formula="of:=[.$B82]*(0.5+0.125*[.D$2])" office:value-type="float" office:value="93.4236726753013">
            <text:p>93</text:p>
          </table:table-cell>
          <table:table-cell table:formula="of:=[.$B82]*(0.5+0.125*[.E$2])" office:value-type="float" office:value="108.994284787852">
            <text:p>109</text:p>
          </table:table-cell>
          <table:table-cell table:formula="of:=[.$B82]*(0.5+0.125*[.F$2])" office:value-type="float" office:value="124.564896900402">
            <text:p>125</text:p>
          </table:table-cell>
          <table:table-cell table:formula="of:=(3+([.A82]-500)*0.11)^1.19+80" office:value-type="float" office:value="176.31923060842">
            <text:p>176</text:p>
          </table:table-cell>
          <table:table-cell table:style-name="ce2" table:formula="of:=IF([.$A82]&lt;[.I$1]+6;MIN(1;([.$A82]/[.I$1])^3)*100;(([.I$1]+5)/[.$A82])^3*100)+40" office:value-type="float" office:value="40.8831736014209">
            <text:p>40,88</text:p>
          </table:table-cell>
          <table:table-cell table:formula="of:=[.$G82]*(0.7+0.075*[.I$2])" office:value-type="float" office:value="136.647403721526">
            <text:p>137</text:p>
          </table:table-cell>
          <table:table-cell table:style-name="ce2" table:formula="of:=IF([.$A82]&lt;[.K$1]+6;MIN(1;([.$A82]/[.K$1])^3)*103;(([.K$1]+5)/[.$A82])^3*103)+40" office:value-type="float" office:value="42.9879009767339">
            <text:p>42,99</text:p>
          </table:table-cell>
          <table:table-cell table:formula="of:=[.$G82]*(0.7+0.075*[.K$2])" office:value-type="float" office:value="149.871346017157">
            <text:p>150</text:p>
          </table:table-cell>
          <table:table-cell table:style-name="ce2" table:formula="of:=IF([.$A82]&lt;[.M$1]+6;MIN(1;([.$A82]/[.M$1])^3)*106;(([.M$1]+5)/[.$A82])^3*106)+40" office:value-type="float" office:value="47.1897758789847">
            <text:p>47,19</text:p>
          </table:table-cell>
          <table:table-cell table:formula="of:=[.$G82]*(0.7+0.075*[.M$2])" office:value-type="float" office:value="163.095288312789">
            <text:p>163</text:p>
          </table:table-cell>
          <table:table-cell table:style-name="ce2"/>
          <table:table-cell table:formula="of:=[.$G82]*(0.7+0.075*[.O$2])" office:value-type="float" office:value="176.31923060842">
            <text:p>176</text:p>
          </table:table-cell>
          <table:table-cell table:number-columns-repeated="1009"/>
        </table:table-row>
        <table:table-row table:style-name="ro1">
          <table:table-cell office:value-type="float" office:value="900">
            <text:p>900</text:p>
          </table:table-cell>
          <table:table-cell table:formula="of:=((1+([.A83]-500)*0.16)^1.08+35)" office:value-type="float" office:value="125.770854780463">
            <text:p>126</text:p>
          </table:table-cell>
          <table:table-cell table:formula="of:=[.$B83]*(0.5+0.125*[.C$2])" office:value-type="float" office:value="78.6067842377894">
            <text:p>79</text:p>
          </table:table-cell>
          <table:table-cell table:formula="of:=[.$B83]*(0.5+0.125*[.D$2])" office:value-type="float" office:value="94.3281410853472">
            <text:p>94</text:p>
          </table:table-cell>
          <table:table-cell table:formula="of:=[.$B83]*(0.5+0.125*[.E$2])" office:value-type="float" office:value="110.049497932905">
            <text:p>110</text:p>
          </table:table-cell>
          <table:table-cell table:formula="of:=[.$B83]*(0.5+0.125*[.F$2])" office:value-type="float" office:value="125.770854780463">
            <text:p>126</text:p>
          </table:table-cell>
          <table:table-cell table:formula="of:=(3+([.A83]-500)*0.11)^1.19+80" office:value-type="float" office:value="177.677930791509">
            <text:p>178</text:p>
          </table:table-cell>
          <table:table-cell table:style-name="ce2" table:formula="of:=IF([.$A83]&lt;[.I$1]+6;MIN(1;([.$A83]/[.I$1])^3)*100;(([.I$1]+5)/[.$A83])^3*100)+40" office:value-type="float" office:value="40.8685356652949">
            <text:p>40,87</text:p>
          </table:table-cell>
          <table:table-cell table:formula="of:=[.$G83]*(0.7+0.075*[.I$2])" office:value-type="float" office:value="137.70039636342">
            <text:p>138</text:p>
          </table:table-cell>
          <table:table-cell table:style-name="ce2" table:formula="of:=IF([.$A83]&lt;[.K$1]+6;MIN(1;([.$A83]/[.K$1])^3)*103;(([.K$1]+5)/[.$A83])^3*103)+40" office:value-type="float" office:value="42.9383787722908">
            <text:p>42,94</text:p>
          </table:table-cell>
          <table:table-cell table:formula="of:=[.$G83]*(0.7+0.075*[.K$2])" office:value-type="float" office:value="151.026241172783">
            <text:p>151</text:p>
          </table:table-cell>
          <table:table-cell table:style-name="ce2" table:formula="of:=IF([.$A83]&lt;[.M$1]+6;MIN(1;([.$A83]/[.M$1])^3)*106;(([.M$1]+5)/[.$A83])^3*106)+40" office:value-type="float" office:value="47.0706107681756">
            <text:p>47,07</text:p>
          </table:table-cell>
          <table:table-cell table:formula="of:=[.$G83]*(0.7+0.075*[.M$2])" office:value-type="float" office:value="164.352085982146">
            <text:p>164</text:p>
          </table:table-cell>
          <table:table-cell table:style-name="ce2"/>
          <table:table-cell table:formula="of:=[.$G83]*(0.7+0.075*[.O$2])" office:value-type="float" office:value="177.677930791509">
            <text:p>178</text:p>
          </table:table-cell>
          <table:table-cell table:number-columns-repeated="1009"/>
        </table:table-row>
        <table:table-row table:style-name="ro1">
          <table:table-cell office:value-type="float" office:value="905">
            <text:p>905</text:p>
          </table:table-cell>
          <table:table-cell table:formula="of:=((1+([.A84]-500)*0.16)^1.08+35)" office:value-type="float" office:value="126.978000678775">
            <text:p>127</text:p>
          </table:table-cell>
          <table:table-cell table:formula="of:=[.$B84]*(0.5+0.125*[.C$2])" office:value-type="float" office:value="79.3612504242346">
            <text:p>79</text:p>
          </table:table-cell>
          <table:table-cell table:formula="of:=[.$B84]*(0.5+0.125*[.D$2])" office:value-type="float" office:value="95.2335005090815">
            <text:p>95</text:p>
          </table:table-cell>
          <table:table-cell table:formula="of:=[.$B84]*(0.5+0.125*[.E$2])" office:value-type="float" office:value="111.105750593928">
            <text:p>111</text:p>
          </table:table-cell>
          <table:table-cell table:formula="of:=[.$B84]*(0.5+0.125*[.F$2])" office:value-type="float" office:value="126.978000678775">
            <text:p>127</text:p>
          </table:table-cell>
          <table:table-cell table:formula="of:=(3+([.A84]-500)*0.11)^1.19+80" office:value-type="float" office:value="179.039655337783">
            <text:p>179</text:p>
          </table:table-cell>
          <table:table-cell table:style-name="ce2" table:formula="of:=IF([.$A84]&lt;[.I$1]+6;MIN(1;([.$A84]/[.I$1])^3)*100;(([.I$1]+5)/[.$A84])^3*100)+40" office:value-type="float" office:value="40.8542194338674">
            <text:p>40,85</text:p>
          </table:table-cell>
          <table:table-cell table:formula="of:=[.$G84]*(0.7+0.075*[.I$2])" office:value-type="float" office:value="138.755732886782">
            <text:p>139</text:p>
          </table:table-cell>
          <table:table-cell table:style-name="ce2" table:formula="of:=IF([.$A84]&lt;[.K$1]+6;MIN(1;([.$A84]/[.K$1])^3)*103;(([.K$1]+5)/[.$A84])^3*103)+40" office:value-type="float" office:value="42.8899449402596">
            <text:p>42,89</text:p>
          </table:table-cell>
          <table:table-cell table:formula="of:=[.$G84]*(0.7+0.075*[.K$2])" office:value-type="float" office:value="152.183707037115">
            <text:p>152</text:p>
          </table:table-cell>
          <table:table-cell table:style-name="ce2" table:formula="of:=IF([.$A84]&lt;[.M$1]+6;MIN(1;([.$A84]/[.M$1])^3)*106;(([.M$1]+5)/[.$A84])^3*106)+40" office:value-type="float" office:value="46.9540646041707">
            <text:p>46,95</text:p>
          </table:table-cell>
          <table:table-cell table:formula="of:=[.$G84]*(0.7+0.075*[.M$2])" office:value-type="float" office:value="165.611681187449">
            <text:p>166</text:p>
          </table:table-cell>
          <table:table-cell table:style-name="ce2"/>
          <table:table-cell table:formula="of:=[.$G84]*(0.7+0.075*[.O$2])" office:value-type="float" office:value="179.039655337783">
            <text:p>179</text:p>
          </table:table-cell>
          <table:table-cell table:number-columns-repeated="1009"/>
        </table:table-row>
        <table:table-row table:style-name="ro1">
          <table:table-cell office:value-type="float" office:value="910">
            <text:p>910</text:p>
          </table:table-cell>
          <table:table-cell table:formula="of:=((1+([.A85]-500)*0.16)^1.08+35)" office:value-type="float" office:value="128.186321299743">
            <text:p>128</text:p>
          </table:table-cell>
          <table:table-cell table:formula="of:=[.$B85]*(0.5+0.125*[.C$2])" office:value-type="float" office:value="80.1164508123394">
            <text:p>80</text:p>
          </table:table-cell>
          <table:table-cell table:formula="of:=[.$B85]*(0.5+0.125*[.D$2])" office:value-type="float" office:value="96.1397409748073">
            <text:p>96</text:p>
          </table:table-cell>
          <table:table-cell table:formula="of:=[.$B85]*(0.5+0.125*[.E$2])" office:value-type="float" office:value="112.163031137275">
            <text:p>112</text:p>
          </table:table-cell>
          <table:table-cell table:formula="of:=[.$B85]*(0.5+0.125*[.F$2])" office:value-type="float" office:value="128.186321299743">
            <text:p>128</text:p>
          </table:table-cell>
          <table:table-cell table:formula="of:=(3+([.A85]-500)*0.11)^1.19+80" office:value-type="float" office:value="180.404375879291">
            <text:p>180</text:p>
          </table:table-cell>
          <table:table-cell table:style-name="ce2" table:formula="of:=IF([.$A85]&lt;[.I$1]+6;MIN(1;([.$A85]/[.I$1])^3)*100;(([.I$1]+5)/[.$A85])^3*100)+40" office:value-type="float" office:value="40.8402161176585">
            <text:p>40,84</text:p>
          </table:table-cell>
          <table:table-cell table:formula="of:=[.$G85]*(0.7+0.075*[.I$2])" office:value-type="float" office:value="139.81339130645">
            <text:p>140</text:p>
          </table:table-cell>
          <table:table-cell table:style-name="ce2" table:formula="of:=IF([.$A85]&lt;[.K$1]+6;MIN(1;([.$A85]/[.K$1])^3)*103;(([.K$1]+5)/[.$A85])^3*103)+40" office:value-type="float" office:value="42.8425697445894">
            <text:p>42,84</text:p>
          </table:table-cell>
          <table:table-cell table:formula="of:=[.$G85]*(0.7+0.075*[.K$2])" office:value-type="float" office:value="153.343719497397">
            <text:p>153</text:p>
          </table:table-cell>
          <table:table-cell table:style-name="ce2" table:formula="of:=IF([.$A85]&lt;[.M$1]+6;MIN(1;([.$A85]/[.M$1])^3)*106;(([.M$1]+5)/[.$A85])^3*106)+40" office:value-type="float" office:value="46.8400658332128">
            <text:p>46,84</text:p>
          </table:table-cell>
          <table:table-cell table:formula="of:=[.$G85]*(0.7+0.075*[.M$2])" office:value-type="float" office:value="166.874047688344">
            <text:p>167</text:p>
          </table:table-cell>
          <table:table-cell table:style-name="ce2"/>
          <table:table-cell table:formula="of:=[.$G85]*(0.7+0.075*[.O$2])" office:value-type="float" office:value="180.404375879291">
            <text:p>180</text:p>
          </table:table-cell>
          <table:table-cell table:number-columns-repeated="1009"/>
        </table:table-row>
        <table:table-row table:style-name="ro1">
          <table:table-cell office:value-type="float" office:value="915">
            <text:p>915</text:p>
          </table:table-cell>
          <table:table-cell table:formula="of:=((1+([.A86]-500)*0.16)^1.08+35)" office:value-type="float" office:value="129.395803654578">
            <text:p>129</text:p>
          </table:table-cell>
          <table:table-cell table:formula="of:=[.$B86]*(0.5+0.125*[.C$2])" office:value-type="float" office:value="80.8723772841111">
            <text:p>81</text:p>
          </table:table-cell>
          <table:table-cell table:formula="of:=[.$B86]*(0.5+0.125*[.D$2])" office:value-type="float" office:value="97.0468527409333">
            <text:p>97</text:p>
          </table:table-cell>
          <table:table-cell table:formula="of:=[.$B86]*(0.5+0.125*[.E$2])" office:value-type="float" office:value="113.221328197756">
            <text:p>113</text:p>
          </table:table-cell>
          <table:table-cell table:formula="of:=[.$B86]*(0.5+0.125*[.F$2])" office:value-type="float" office:value="129.395803654578">
            <text:p>129</text:p>
          </table:table-cell>
          <table:table-cell table:formula="of:=(3+([.A86]-500)*0.11)^1.19+80" office:value-type="float" office:value="181.772064635879">
            <text:p>182</text:p>
          </table:table-cell>
          <table:table-cell table:style-name="ce2" table:formula="of:=IF([.$A86]&lt;[.I$1]+6;MIN(1;([.$A86]/[.I$1])^3)*100;(([.I$1]+5)/[.$A86])^3*100)+40" office:value-type="float" office:value="40.8265172137919">
            <text:p>40,83</text:p>
          </table:table-cell>
          <table:table-cell table:formula="of:=[.$G86]*(0.7+0.075*[.I$2])" office:value-type="float" office:value="140.873350092806">
            <text:p>141</text:p>
          </table:table-cell>
          <table:table-cell table:style-name="ce2" table:formula="of:=IF([.$A86]&lt;[.K$1]+6;MIN(1;([.$A86]/[.K$1])^3)*103;(([.K$1]+5)/[.$A86])^3*103)+40" office:value-type="float" office:value="42.7962244188492">
            <text:p>42,80</text:p>
          </table:table-cell>
          <table:table-cell table:formula="of:=[.$G86]*(0.7+0.075*[.K$2])" office:value-type="float" office:value="154.506254940497">
            <text:p>155</text:p>
          </table:table-cell>
          <table:table-cell table:style-name="ce2" table:formula="of:=IF([.$A86]&lt;[.M$1]+6;MIN(1;([.$A86]/[.M$1])^3)*106;(([.M$1]+5)/[.$A86])^3*106)+40" office:value-type="float" office:value="46.7285452347374">
            <text:p>46,73</text:p>
          </table:table-cell>
          <table:table-cell table:formula="of:=[.$G86]*(0.7+0.075*[.M$2])" office:value-type="float" office:value="168.139159788188">
            <text:p>168</text:p>
          </table:table-cell>
          <table:table-cell table:style-name="ce2"/>
          <table:table-cell table:formula="of:=[.$G86]*(0.7+0.075*[.O$2])" office:value-type="float" office:value="181.772064635879">
            <text:p>182</text:p>
          </table:table-cell>
          <table:table-cell table:number-columns-repeated="1009"/>
        </table:table-row>
        <table:table-row table:style-name="ro1">
          <table:table-cell office:value-type="float" office:value="920">
            <text:p>920</text:p>
          </table:table-cell>
          <table:table-cell table:formula="of:=((1+([.A87]-500)*0.16)^1.08+35)" office:value-type="float" office:value="130.606435050659">
            <text:p>131</text:p>
          </table:table-cell>
          <table:table-cell table:formula="of:=[.$B87]*(0.5+0.125*[.C$2])" office:value-type="float" office:value="81.6290219066616">
            <text:p>82</text:p>
          </table:table-cell>
          <table:table-cell table:formula="of:=[.$B87]*(0.5+0.125*[.D$2])" office:value-type="float" office:value="97.9548262879939">
            <text:p>98</text:p>
          </table:table-cell>
          <table:table-cell table:formula="of:=[.$B87]*(0.5+0.125*[.E$2])" office:value-type="float" office:value="114.280630669326">
            <text:p>114</text:p>
          </table:table-cell>
          <table:table-cell table:formula="of:=[.$B87]*(0.5+0.125*[.F$2])" office:value-type="float" office:value="130.606435050659">
            <text:p>131</text:p>
          </table:table-cell>
          <table:table-cell table:formula="of:=(3+([.A87]-500)*0.11)^1.19+80" office:value-type="float" office:value="183.142694396493">
            <text:p>183</text:p>
          </table:table-cell>
          <table:table-cell table:style-name="ce2" table:formula="of:=IF([.$A87]&lt;[.I$1]+6;MIN(1;([.$A87]/[.I$1])^3)*100;(([.I$1]+5)/[.$A87])^3*100)+40" office:value-type="float" office:value="40.8131144951508">
            <text:p>40,81</text:p>
          </table:table-cell>
          <table:table-cell table:formula="of:=[.$G87]*(0.7+0.075*[.I$2])" office:value-type="float" office:value="141.935588157282">
            <text:p>142</text:p>
          </table:table-cell>
          <table:table-cell table:style-name="ce2" table:formula="of:=IF([.$A87]&lt;[.K$1]+6;MIN(1;([.$A87]/[.K$1])^3)*103;(([.K$1]+5)/[.$A87])^3*103)+40" office:value-type="float" office:value="42.750881129541">
            <text:p>42,75</text:p>
          </table:table-cell>
          <table:table-cell table:formula="of:=[.$G87]*(0.7+0.075*[.K$2])" office:value-type="float" office:value="155.671290237019">
            <text:p>156</text:p>
          </table:table-cell>
          <table:table-cell table:style-name="ce2" table:formula="of:=IF([.$A87]&lt;[.M$1]+6;MIN(1;([.$A87]/[.M$1])^3)*106;(([.M$1]+5)/[.$A87])^3*106)+40" office:value-type="float" office:value="46.6194358330936">
            <text:p>46,62</text:p>
          </table:table-cell>
          <table:table-cell table:formula="of:=[.$G87]*(0.7+0.075*[.M$2])" office:value-type="float" office:value="169.406992316756">
            <text:p>169</text:p>
          </table:table-cell>
          <table:table-cell table:style-name="ce2"/>
          <table:table-cell table:formula="of:=[.$G87]*(0.7+0.075*[.O$2])" office:value-type="float" office:value="183.142694396493">
            <text:p>183</text:p>
          </table:table-cell>
          <table:table-cell table:number-columns-repeated="1009"/>
        </table:table-row>
        <table:table-row table:style-name="ro1">
          <table:table-cell office:value-type="float" office:value="925">
            <text:p>925</text:p>
          </table:table-cell>
          <table:table-cell table:formula="of:=((1+([.A88]-500)*0.16)^1.08+35)" office:value-type="float" office:value="131.818203081382">
            <text:p>132</text:p>
          </table:table-cell>
          <table:table-cell table:formula="of:=[.$B88]*(0.5+0.125*[.C$2])" office:value-type="float" office:value="82.3863769258638">
            <text:p>82</text:p>
          </table:table-cell>
          <table:table-cell table:formula="of:=[.$B88]*(0.5+0.125*[.D$2])" office:value-type="float" office:value="98.8636523110366">
            <text:p>99</text:p>
          </table:table-cell>
          <table:table-cell table:formula="of:=[.$B88]*(0.5+0.125*[.E$2])" office:value-type="float" office:value="115.340927696209">
            <text:p>115</text:p>
          </table:table-cell>
          <table:table-cell table:formula="of:=[.$B88]*(0.5+0.125*[.F$2])" office:value-type="float" office:value="131.818203081382">
            <text:p>132</text:p>
          </table:table-cell>
          <table:table-cell table:formula="of:=(3+([.A88]-500)*0.11)^1.19+80" office:value-type="float" office:value="184.516238501281">
            <text:p>185</text:p>
          </table:table-cell>
          <table:table-cell table:style-name="ce2" table:formula="of:=IF([.$A88]&lt;[.I$1]+6;MIN(1;([.$A88]/[.I$1])^3)*100;(([.I$1]+5)/[.$A88])^3*100)+40" office:value-type="float" office:value="40.8">
            <text:p>40,80</text:p>
          </table:table-cell>
          <table:table-cell table:formula="of:=[.$G88]*(0.7+0.075*[.I$2])" office:value-type="float" office:value="143.000084838492">
            <text:p>143</text:p>
          </table:table-cell>
          <table:table-cell table:style-name="ce2" table:formula="of:=IF([.$A88]&lt;[.K$1]+6;MIN(1;([.$A88]/[.K$1])^3)*103;(([.K$1]+5)/[.$A88])^3*103)+40" office:value-type="float" office:value="42.7065129409907">
            <text:p>42,71</text:p>
          </table:table-cell>
          <table:table-cell table:formula="of:=[.$G88]*(0.7+0.075*[.K$2])" office:value-type="float" office:value="156.838802726088">
            <text:p>157</text:p>
          </table:table-cell>
          <table:table-cell table:style-name="ce2" table:formula="of:=IF([.$A88]&lt;[.M$1]+6;MIN(1;([.$A88]/[.M$1])^3)*106;(([.M$1]+5)/[.$A88])^3*106)+40" office:value-type="float" office:value="46.5126728130614">
            <text:p>46,51</text:p>
          </table:table-cell>
          <table:table-cell table:formula="of:=[.$G88]*(0.7+0.075*[.M$2])" office:value-type="float" office:value="170.677520613685">
            <text:p>171</text:p>
          </table:table-cell>
          <table:table-cell table:style-name="ce2"/>
          <table:table-cell table:formula="of:=[.$G88]*(0.7+0.075*[.O$2])" office:value-type="float" office:value="184.516238501281">
            <text:p>185</text:p>
          </table:table-cell>
          <table:table-cell table:number-columns-repeated="1009"/>
        </table:table-row>
        <table:table-row table:style-name="ro1">
          <table:table-cell office:value-type="float" office:value="930">
            <text:p>930</text:p>
          </table:table-cell>
          <table:table-cell table:formula="of:=((1+([.A89]-500)*0.16)^1.08+35)" office:value-type="float" office:value="133.031095616474">
            <text:p>133</text:p>
          </table:table-cell>
          <table:table-cell table:formula="of:=[.$B89]*(0.5+0.125*[.C$2])" office:value-type="float" office:value="83.1444347602964">
            <text:p>83</text:p>
          </table:table-cell>
          <table:table-cell table:formula="of:=[.$B89]*(0.5+0.125*[.D$2])" office:value-type="float" office:value="99.7733217123557">
            <text:p>100</text:p>
          </table:table-cell>
          <table:table-cell table:formula="of:=[.$B89]*(0.5+0.125*[.E$2])" office:value-type="float" office:value="116.402208664415">
            <text:p>116</text:p>
          </table:table-cell>
          <table:table-cell table:formula="of:=[.$B89]*(0.5+0.125*[.F$2])" office:value-type="float" office:value="133.031095616474">
            <text:p>133</text:p>
          </table:table-cell>
          <table:table-cell table:formula="of:=(3+([.A89]-500)*0.11)^1.19+80" office:value-type="float" office:value="185.892670824449">
            <text:p>186</text:p>
          </table:table-cell>
          <table:table-cell table:style-name="ce2" table:formula="of:=IF([.$A89]&lt;[.I$1]+6;MIN(1;([.$A89]/[.I$1])^3)*100;(([.I$1]+5)/[.$A89])^3*100)+40" office:value-type="float" office:value="40.7871660220524">
            <text:p>40,79</text:p>
          </table:table-cell>
          <table:table-cell table:formula="of:=[.$G89]*(0.7+0.075*[.I$2])" office:value-type="float" office:value="144.066819888948">
            <text:p>144</text:p>
          </table:table-cell>
          <table:table-cell table:style-name="ce2" table:formula="of:=IF([.$A89]&lt;[.K$1]+6;MIN(1;([.$A89]/[.K$1])^3)*103;(([.K$1]+5)/[.$A89])^3*103)+40" office:value-type="float" office:value="42.6630937817412">
            <text:p>42,66</text:p>
          </table:table-cell>
          <table:table-cell table:formula="of:=[.$G89]*(0.7+0.075*[.K$2])" office:value-type="float" office:value="158.008770200782">
            <text:p>158</text:p>
          </table:table-cell>
          <table:table-cell table:style-name="ce2" table:formula="of:=IF([.$A89]&lt;[.M$1]+6;MIN(1;([.$A89]/[.M$1])^3)*106;(([.M$1]+5)/[.$A89])^3*106)+40" office:value-type="float" office:value="46.4081934389829">
            <text:p>46,41</text:p>
          </table:table-cell>
          <table:table-cell table:formula="of:=[.$G89]*(0.7+0.075*[.M$2])" office:value-type="float" office:value="171.950720512616">
            <text:p>172</text:p>
          </table:table-cell>
          <table:table-cell table:style-name="ce2"/>
          <table:table-cell table:formula="of:=[.$G89]*(0.7+0.075*[.O$2])" office:value-type="float" office:value="185.892670824449">
            <text:p>186</text:p>
          </table:table-cell>
          <table:table-cell table:number-columns-repeated="1009"/>
        </table:table-row>
        <table:table-row table:style-name="ro1">
          <table:table-cell office:value-type="float" office:value="935">
            <text:p>935</text:p>
          </table:table-cell>
          <table:table-cell table:formula="of:=((1+([.A90]-500)*0.16)^1.08+35)" office:value-type="float" office:value="134.245100792736">
            <text:p>134</text:p>
          </table:table-cell>
          <table:table-cell table:formula="of:=[.$B90]*(0.5+0.125*[.C$2])" office:value-type="float" office:value="83.9031879954603">
            <text:p>84</text:p>
          </table:table-cell>
          <table:table-cell table:formula="of:=[.$B90]*(0.5+0.125*[.D$2])" office:value-type="float" office:value="100.683825594552">
            <text:p>101</text:p>
          </table:table-cell>
          <table:table-cell table:formula="of:=[.$B90]*(0.5+0.125*[.E$2])" office:value-type="float" office:value="117.464463193644">
            <text:p>117</text:p>
          </table:table-cell>
          <table:table-cell table:formula="of:=[.$B90]*(0.5+0.125*[.F$2])" office:value-type="float" office:value="134.245100792736">
            <text:p>134</text:p>
          </table:table-cell>
          <table:table-cell table:formula="of:=(3+([.A90]-500)*0.11)^1.19+80" office:value-type="float" office:value="187.271965757839">
            <text:p>187</text:p>
          </table:table-cell>
          <table:table-cell table:style-name="ce2" table:formula="of:=IF([.$A90]&lt;[.I$1]+6;MIN(1;([.$A90]/[.I$1])^3)*100;(([.I$1]+5)/[.$A90])^3*100)+40" office:value-type="float" office:value="40.774605100958">
            <text:p>40,77</text:p>
          </table:table-cell>
          <table:table-cell table:formula="of:=[.$G90]*(0.7+0.075*[.I$2])" office:value-type="float" office:value="145.135773462325">
            <text:p>145</text:p>
          </table:table-cell>
          <table:table-cell table:style-name="ce2" table:formula="of:=IF([.$A90]&lt;[.K$1]+6;MIN(1;([.$A90]/[.K$1])^3)*103;(([.K$1]+5)/[.$A90])^3*103)+40" office:value-type="float" office:value="42.6205984123753">
            <text:p>42,62</text:p>
          </table:table-cell>
          <table:table-cell table:formula="of:=[.$G90]*(0.7+0.075*[.K$2])" office:value-type="float" office:value="159.181170894163">
            <text:p>159</text:p>
          </table:table-cell>
          <table:table-cell table:style-name="ce2" table:formula="of:=IF([.$A90]&lt;[.M$1]+6;MIN(1;([.$A90]/[.M$1])^3)*106;(([.M$1]+5)/[.$A90])^3*106)+40" office:value-type="float" office:value="46.305936977335">
            <text:p>46,31</text:p>
          </table:table-cell>
          <table:table-cell table:formula="of:=[.$G90]*(0.7+0.075*[.M$2])" office:value-type="float" office:value="173.226568326001">
            <text:p>173</text:p>
          </table:table-cell>
          <table:table-cell table:style-name="ce2"/>
          <table:table-cell table:formula="of:=[.$G90]*(0.7+0.075*[.O$2])" office:value-type="float" office:value="187.271965757839">
            <text:p>187</text:p>
          </table:table-cell>
          <table:table-cell table:number-columns-repeated="1009"/>
        </table:table-row>
        <table:table-row table:style-name="ro1">
          <table:table-cell office:value-type="float" office:value="940">
            <text:p>940</text:p>
          </table:table-cell>
          <table:table-cell table:formula="of:=((1+([.A91]-500)*0.16)^1.08+35)" office:value-type="float" office:value="135.460207005204">
            <text:p>135</text:p>
          </table:table-cell>
          <table:table-cell table:formula="of:=[.$B91]*(0.5+0.125*[.C$2])" office:value-type="float" office:value="84.6626293782528">
            <text:p>85</text:p>
          </table:table-cell>
          <table:table-cell table:formula="of:=[.$B91]*(0.5+0.125*[.D$2])" office:value-type="float" office:value="101.595155253903">
            <text:p>102</text:p>
          </table:table-cell>
          <table:table-cell table:formula="of:=[.$B91]*(0.5+0.125*[.E$2])" office:value-type="float" office:value="118.527681129554">
            <text:p>119</text:p>
          </table:table-cell>
          <table:table-cell table:formula="of:=[.$B91]*(0.5+0.125*[.F$2])" office:value-type="float" office:value="135.460207005204">
            <text:p>135</text:p>
          </table:table-cell>
          <table:table-cell table:formula="of:=(3+([.A91]-500)*0.11)^1.19+80" office:value-type="float" office:value="188.65409819517">
            <text:p>189</text:p>
          </table:table-cell>
          <table:table-cell table:style-name="ce2" table:formula="of:=IF([.$A91]&lt;[.I$1]+6;MIN(1;([.$A91]/[.I$1])^3)*100;(([.I$1]+5)/[.$A91])^3*100)+40" office:value-type="float" office:value="40.7623100131955">
            <text:p>40,76</text:p>
          </table:table-cell>
          <table:table-cell table:formula="of:=[.$G91]*(0.7+0.075*[.I$2])" office:value-type="float" office:value="146.206926101257">
            <text:p>146</text:p>
          </table:table-cell>
          <table:table-cell table:style-name="ce2" table:formula="of:=IF([.$A91]&lt;[.K$1]+6;MIN(1;([.$A91]/[.K$1])^3)*103;(([.K$1]+5)/[.$A91])^3*103)+40" office:value-type="float" office:value="42.5790023947006">
            <text:p>42,58</text:p>
          </table:table-cell>
          <table:table-cell table:formula="of:=[.$G91]*(0.7+0.075*[.K$2])" office:value-type="float" office:value="160.355983465895">
            <text:p>160</text:p>
          </table:table-cell>
          <table:table-cell table:style-name="ce2" table:formula="of:=IF([.$A91]&lt;[.M$1]+6;MIN(1;([.$A91]/[.M$1])^3)*106;(([.M$1]+5)/[.$A91])^3*106)+40" office:value-type="float" office:value="46.2058446225788">
            <text:p>46,21</text:p>
          </table:table-cell>
          <table:table-cell table:formula="of:=[.$G91]*(0.7+0.075*[.M$2])" office:value-type="float" office:value="174.505040830532">
            <text:p>175</text:p>
          </table:table-cell>
          <table:table-cell table:style-name="ce2"/>
          <table:table-cell table:formula="of:=[.$G91]*(0.7+0.075*[.O$2])" office:value-type="float" office:value="188.65409819517">
            <text:p>189</text:p>
          </table:table-cell>
          <table:table-cell table:number-columns-repeated="1009"/>
        </table:table-row>
        <table:table-row table:style-name="ro1">
          <table:table-cell office:value-type="float" office:value="945">
            <text:p>945</text:p>
          </table:table-cell>
          <table:table-cell table:formula="of:=((1+([.A92]-500)*0.16)^1.08+35)" office:value-type="float" office:value="136.676402898695">
            <text:p>137</text:p>
          </table:table-cell>
          <table:table-cell table:formula="of:=[.$B92]*(0.5+0.125*[.C$2])" office:value-type="float" office:value="85.4227518116844">
            <text:p>85</text:p>
          </table:table-cell>
          <table:table-cell table:formula="of:=[.$B92]*(0.5+0.125*[.D$2])" office:value-type="float" office:value="102.507302174021">
            <text:p>103</text:p>
          </table:table-cell>
          <table:table-cell table:formula="of:=[.$B92]*(0.5+0.125*[.E$2])" office:value-type="float" office:value="119.591852536358">
            <text:p>120</text:p>
          </table:table-cell>
          <table:table-cell table:formula="of:=[.$B92]*(0.5+0.125*[.F$2])" office:value-type="float" office:value="136.676402898695">
            <text:p>137</text:p>
          </table:table-cell>
          <table:table-cell table:formula="of:=(3+([.A92]-500)*0.11)^1.19+80" office:value-type="float" office:value="190.03904351694">
            <text:p>190</text:p>
          </table:table-cell>
          <table:table-cell table:style-name="ce2" table:formula="of:=IF([.$A92]&lt;[.I$1]+6;MIN(1;([.$A92]/[.I$1])^3)*100;(([.I$1]+5)/[.$A92])^3*100)+40" office:value-type="float" office:value="40.7502737633473">
            <text:p>40,75</text:p>
          </table:table-cell>
          <table:table-cell table:formula="of:=[.$G92]*(0.7+0.075*[.I$2])" office:value-type="float" office:value="147.280258725629">
            <text:p>147</text:p>
          </table:table-cell>
          <table:table-cell table:style-name="ce2" table:formula="of:=IF([.$A92]&lt;[.K$1]+6;MIN(1;([.$A92]/[.K$1])^3)*103;(([.K$1]+5)/[.$A92])^3*103)+40" office:value-type="float" office:value="42.5382820622316">
            <text:p>42,54</text:p>
          </table:table-cell>
          <table:table-cell table:formula="of:=[.$G92]*(0.7+0.075*[.K$2])" office:value-type="float" office:value="161.533186989399">
            <text:p>162</text:p>
          </table:table-cell>
          <table:table-cell table:style-name="ce2" table:formula="of:=IF([.$A92]&lt;[.M$1]+6;MIN(1;([.$A92]/[.M$1])^3)*106;(([.M$1]+5)/[.$A92])^3*106)+40" office:value-type="float" office:value="46.1078594261316">
            <text:p>46,11</text:p>
          </table:table-cell>
          <table:table-cell table:formula="of:=[.$G92]*(0.7+0.075*[.M$2])" office:value-type="float" office:value="175.78611525317">
            <text:p>176</text:p>
          </table:table-cell>
          <table:table-cell table:style-name="ce2"/>
          <table:table-cell table:formula="of:=[.$G92]*(0.7+0.075*[.O$2])" office:value-type="float" office:value="190.03904351694">
            <text:p>190</text:p>
          </table:table-cell>
          <table:table-cell table:number-columns-repeated="1009"/>
        </table:table-row>
        <table:table-row table:style-name="ro1">
          <table:table-cell office:value-type="float" office:value="950">
            <text:p>950</text:p>
          </table:table-cell>
          <table:table-cell table:formula="of:=((1+([.A93]-500)*0.16)^1.08+35)" office:value-type="float" office:value="137.89367735972">
            <text:p>138</text:p>
          </table:table-cell>
          <table:table-cell table:formula="of:=[.$B93]*(0.5+0.125*[.C$2])" office:value-type="float" office:value="86.1835483498252">
            <text:p>86</text:p>
          </table:table-cell>
          <table:table-cell table:formula="of:=[.$B93]*(0.5+0.125*[.D$2])" office:value-type="float" office:value="103.42025801979">
            <text:p>103</text:p>
          </table:table-cell>
          <table:table-cell table:formula="of:=[.$B93]*(0.5+0.125*[.E$2])" office:value-type="float" office:value="120.656967689755">
            <text:p>121</text:p>
          </table:table-cell>
          <table:table-cell table:formula="of:=[.$B93]*(0.5+0.125*[.F$2])" office:value-type="float" office:value="137.89367735972">
            <text:p>138</text:p>
          </table:table-cell>
          <table:table-cell table:formula="of:=(3+([.A93]-500)*0.11)^1.19+80" office:value-type="float" office:value="191.426777575922">
            <text:p>191</text:p>
          </table:table-cell>
          <table:table-cell table:style-name="ce2" table:formula="of:=IF([.$A93]&lt;[.I$1]+6;MIN(1;([.$A93]/[.I$1])^3)*100;(([.I$1]+5)/[.$A93])^3*100)+40" office:value-type="float" office:value="40.7384895757399">
            <text:p>40,74</text:p>
          </table:table-cell>
          <table:table-cell table:formula="of:=[.$G93]*(0.7+0.075*[.I$2])" office:value-type="float" office:value="148.35575262134">
            <text:p>148</text:p>
          </table:table-cell>
          <table:table-cell table:style-name="ce2" table:formula="of:=IF([.$A93]&lt;[.K$1]+6;MIN(1;([.$A93]/[.K$1])^3)*103;(([.K$1]+5)/[.$A93])^3*103)+40" office:value-type="float" office:value="42.4984144919084">
            <text:p>42,50</text:p>
          </table:table-cell>
          <table:table-cell table:formula="of:=[.$G93]*(0.7+0.075*[.K$2])" office:value-type="float" office:value="162.712760939534">
            <text:p>163</text:p>
          </table:table-cell>
          <table:table-cell table:style-name="ce2" table:formula="of:=IF([.$A93]&lt;[.M$1]+6;MIN(1;([.$A93]/[.M$1])^3)*106;(([.M$1]+5)/[.$A93])^3*106)+40" office:value-type="float" office:value="46.0119262283132">
            <text:p>46,01</text:p>
          </table:table-cell>
          <table:table-cell table:formula="of:=[.$G93]*(0.7+0.075*[.M$2])" office:value-type="float" office:value="177.069769257728">
            <text:p>177</text:p>
          </table:table-cell>
          <table:table-cell table:style-name="ce2"/>
          <table:table-cell table:formula="of:=[.$G93]*(0.7+0.075*[.O$2])" office:value-type="float" office:value="191.426777575922">
            <text:p>191</text:p>
          </table:table-cell>
          <table:table-cell table:number-columns-repeated="1009"/>
        </table:table-row>
        <table:table-row table:style-name="ro1">
          <table:table-cell office:value-type="float" office:value="955">
            <text:p>955</text:p>
          </table:table-cell>
          <table:table-cell table:formula="of:=((1+([.A94]-500)*0.16)^1.08+35)" office:value-type="float" office:value="139.112019508749">
            <text:p>139</text:p>
          </table:table-cell>
          <table:table-cell table:formula="of:=[.$B94]*(0.5+0.125*[.C$2])" office:value-type="float" office:value="86.9450121929683">
            <text:p>87</text:p>
          </table:table-cell>
          <table:table-cell table:formula="of:=[.$B94]*(0.5+0.125*[.D$2])" office:value-type="float" office:value="104.334014631562">
            <text:p>104</text:p>
          </table:table-cell>
          <table:table-cell table:formula="of:=[.$B94]*(0.5+0.125*[.E$2])" office:value-type="float" office:value="121.723017070156">
            <text:p>122</text:p>
          </table:table-cell>
          <table:table-cell table:formula="of:=[.$B94]*(0.5+0.125*[.F$2])" office:value-type="float" office:value="139.112019508749">
            <text:p>139</text:p>
          </table:table-cell>
          <table:table-cell table:formula="of:=(3+([.A94]-500)*0.11)^1.19+80" office:value-type="float" office:value="192.81727668325">
            <text:p>193</text:p>
          </table:table-cell>
          <table:table-cell table:style-name="ce2" table:formula="of:=IF([.$A94]&lt;[.I$1]+6;MIN(1;([.$A94]/[.I$1])^3)*100;(([.I$1]+5)/[.$A94])^3*100)+40" office:value-type="float" office:value="40.7269508864329">
            <text:p>40,73</text:p>
          </table:table-cell>
          <table:table-cell table:formula="of:=[.$G94]*(0.7+0.075*[.I$2])" office:value-type="float" office:value="149.433389429519">
            <text:p>149</text:p>
          </table:table-cell>
          <table:table-cell table:style-name="ce2" table:formula="of:=IF([.$A94]&lt;[.K$1]+6;MIN(1;([.$A94]/[.K$1])^3)*103;(([.K$1]+5)/[.$A94])^3*103)+40" office:value-type="float" office:value="42.4593774769941">
            <text:p>42,46</text:p>
          </table:table-cell>
          <table:table-cell table:formula="of:=[.$G94]*(0.7+0.075*[.K$2])" office:value-type="float" office:value="163.894685180762">
            <text:p>164</text:p>
          </table:table-cell>
          <table:table-cell table:style-name="ce2" table:formula="of:=IF([.$A94]&lt;[.M$1]+6;MIN(1;([.$A94]/[.M$1])^3)*106;(([.M$1]+5)/[.$A94])^3*106)+40" office:value-type="float" office:value="45.9179915931279">
            <text:p>45,92</text:p>
          </table:table-cell>
          <table:table-cell table:formula="of:=[.$G94]*(0.7+0.075*[.M$2])" office:value-type="float" office:value="178.355980932006">
            <text:p>178</text:p>
          </table:table-cell>
          <table:table-cell table:style-name="ce2"/>
          <table:table-cell table:formula="of:=[.$G94]*(0.7+0.075*[.O$2])" office:value-type="float" office:value="192.81727668325">
            <text:p>193</text:p>
          </table:table-cell>
          <table:table-cell table:number-columns-repeated="1009"/>
        </table:table-row>
        <table:table-row table:style-name="ro1">
          <table:table-cell office:value-type="float" office:value="960">
            <text:p>960</text:p>
          </table:table-cell>
          <table:table-cell table:formula="of:=((1+([.A95]-500)*0.16)^1.08+35)" office:value-type="float" office:value="140.331418692798">
            <text:p>140</text:p>
          </table:table-cell>
          <table:table-cell table:formula="of:=[.$B95]*(0.5+0.125*[.C$2])" office:value-type="float" office:value="87.7071366829988">
            <text:p>88</text:p>
          </table:table-cell>
          <table:table-cell table:formula="of:=[.$B95]*(0.5+0.125*[.D$2])" office:value-type="float" office:value="105.248564019599">
            <text:p>105</text:p>
          </table:table-cell>
          <table:table-cell table:formula="of:=[.$B95]*(0.5+0.125*[.E$2])" office:value-type="float" office:value="122.789991356198">
            <text:p>123</text:p>
          </table:table-cell>
          <table:table-cell table:formula="of:=[.$B95]*(0.5+0.125*[.F$2])" office:value-type="float" office:value="140.331418692798">
            <text:p>140</text:p>
          </table:table-cell>
          <table:table-cell table:formula="of:=(3+([.A95]-500)*0.11)^1.19+80" office:value-type="float" office:value="194.210517595048">
            <text:p>194</text:p>
          </table:table-cell>
          <table:table-cell table:style-name="ce2" table:formula="of:=IF([.$A95]&lt;[.I$1]+6;MIN(1;([.$A95]/[.I$1])^3)*100;(([.I$1]+5)/[.$A95])^3*100)+40" office:value-type="float" office:value="40.7156513355396">
            <text:p>40,72</text:p>
          </table:table-cell>
          <table:table-cell table:formula="of:=[.$G95]*(0.7+0.075*[.I$2])" office:value-type="float" office:value="150.513151136162">
            <text:p>151</text:p>
          </table:table-cell>
          <table:table-cell table:style-name="ce2" table:formula="of:=IF([.$A95]&lt;[.K$1]+6;MIN(1;([.$A95]/[.K$1])^3)*103;(([.K$1]+5)/[.$A95])^3*103)+40" office:value-type="float" office:value="42.4211495010941">
            <text:p>42,42</text:p>
          </table:table-cell>
          <table:table-cell table:formula="of:=[.$G95]*(0.7+0.075*[.K$2])" office:value-type="float" office:value="165.078939955791">
            <text:p>165</text:p>
          </table:table-cell>
          <table:table-cell table:style-name="ce2" table:formula="of:=IF([.$A95]&lt;[.M$1]+6;MIN(1;([.$A95]/[.M$1])^3)*106;(([.M$1]+5)/[.$A95])^3*106)+40" office:value-type="float" office:value="45.8260037457501">
            <text:p>45,83</text:p>
          </table:table-cell>
          <table:table-cell table:formula="of:=[.$G95]*(0.7+0.075*[.M$2])" office:value-type="float" office:value="179.644728775419">
            <text:p>180</text:p>
          </table:table-cell>
          <table:table-cell table:style-name="ce2"/>
          <table:table-cell table:formula="of:=[.$G95]*(0.7+0.075*[.O$2])" office:value-type="float" office:value="194.210517595048">
            <text:p>194</text:p>
          </table:table-cell>
          <table:table-cell table:number-columns-repeated="1009"/>
        </table:table-row>
        <table:table-row table:style-name="ro1">
          <table:table-cell office:value-type="float" office:value="965">
            <text:p>965</text:p>
          </table:table-cell>
          <table:table-cell table:formula="of:=((1+([.A96]-500)*0.16)^1.08+35)" office:value-type="float" office:value="141.551864478334">
            <text:p>142</text:p>
          </table:table-cell>
          <table:table-cell table:formula="of:=[.$B96]*(0.5+0.125*[.C$2])" office:value-type="float" office:value="88.4699152989585">
            <text:p>88</text:p>
          </table:table-cell>
          <table:table-cell table:formula="of:=[.$B96]*(0.5+0.125*[.D$2])" office:value-type="float" office:value="106.16389835875">
            <text:p>106</text:p>
          </table:table-cell>
          <table:table-cell table:formula="of:=[.$B96]*(0.5+0.125*[.E$2])" office:value-type="float" office:value="123.857881418542">
            <text:p>124</text:p>
          </table:table-cell>
          <table:table-cell table:formula="of:=[.$B96]*(0.5+0.125*[.F$2])" office:value-type="float" office:value="141.551864478334">
            <text:p>142</text:p>
          </table:table-cell>
          <table:table-cell table:formula="of:=(3+([.A96]-500)*0.11)^1.19+80" office:value-type="float" office:value="195.606477499591">
            <text:p>196</text:p>
          </table:table-cell>
          <table:table-cell table:style-name="ce2" table:formula="of:=IF([.$A96]&lt;[.I$1]+6;MIN(1;([.$A96]/[.I$1])^3)*100;(([.I$1]+5)/[.$A96])^3*100)+40" office:value-type="float" office:value="40.7045847598649">
            <text:p>40,70</text:p>
          </table:table-cell>
          <table:table-cell table:formula="of:=[.$G96]*(0.7+0.075*[.I$2])" office:value-type="float" office:value="151.595020062183">
            <text:p>152</text:p>
          </table:table-cell>
          <table:table-cell table:style-name="ce2" table:formula="of:=IF([.$A96]&lt;[.K$1]+6;MIN(1;([.$A96]/[.K$1])^3)*103;(([.K$1]+5)/[.$A96])^3*103)+40" office:value-type="float" office:value="42.3837097132489">
            <text:p>42,38</text:p>
          </table:table-cell>
          <table:table-cell table:formula="of:=[.$G96]*(0.7+0.075*[.K$2])" office:value-type="float" office:value="166.265505874652">
            <text:p>166</text:p>
          </table:table-cell>
          <table:table-cell table:style-name="ce2" table:formula="of:=IF([.$A96]&lt;[.M$1]+6;MIN(1;([.$A96]/[.M$1])^3)*106;(([.M$1]+5)/[.$A96])^3*106)+40" office:value-type="float" office:value="45.7359125125868">
            <text:p>45,74</text:p>
          </table:table-cell>
          <table:table-cell table:formula="of:=[.$G96]*(0.7+0.075*[.M$2])" office:value-type="float" office:value="180.935991687121">
            <text:p>181</text:p>
          </table:table-cell>
          <table:table-cell table:style-name="ce2"/>
          <table:table-cell table:formula="of:=[.$G96]*(0.7+0.075*[.O$2])" office:value-type="float" office:value="195.606477499591">
            <text:p>196</text:p>
          </table:table-cell>
          <table:table-cell table:number-columns-repeated="1009"/>
        </table:table-row>
        <table:table-row table:style-name="ro1">
          <table:table-cell office:value-type="float" office:value="970">
            <text:p>970</text:p>
          </table:table-cell>
          <table:table-cell table:formula="of:=((1+([.A97]-500)*0.16)^1.08+35)" office:value-type="float" office:value="142.77334664447">
            <text:p>143</text:p>
          </table:table-cell>
          <table:table-cell table:formula="of:=[.$B97]*(0.5+0.125*[.C$2])" office:value-type="float" office:value="89.2333416527936">
            <text:p>89</text:p>
          </table:table-cell>
          <table:table-cell table:formula="of:=[.$B97]*(0.5+0.125*[.D$2])" office:value-type="float" office:value="107.080009983352">
            <text:p>107</text:p>
          </table:table-cell>
          <table:table-cell table:formula="of:=[.$B97]*(0.5+0.125*[.E$2])" office:value-type="float" office:value="124.926678313911">
            <text:p>125</text:p>
          </table:table-cell>
          <table:table-cell table:formula="of:=[.$B97]*(0.5+0.125*[.F$2])" office:value-type="float" office:value="142.77334664447">
            <text:p>143</text:p>
          </table:table-cell>
          <table:table-cell table:formula="of:=(3+([.A97]-500)*0.11)^1.19+80" office:value-type="float" office:value="197.005134004952">
            <text:p>197</text:p>
          </table:table-cell>
          <table:table-cell table:style-name="ce2" table:formula="of:=IF([.$A97]&lt;[.I$1]+6;MIN(1;([.$A97]/[.I$1])^3)*100;(([.I$1]+5)/[.$A97])^3*100)+40" office:value-type="float" office:value="40.6937451858442">
            <text:p>40,69</text:p>
          </table:table-cell>
          <table:table-cell table:formula="of:=[.$G97]*(0.7+0.075*[.I$2])" office:value-type="float" office:value="152.678978853838">
            <text:p>153</text:p>
          </table:table-cell>
          <table:table-cell table:style-name="ce2" table:formula="of:=IF([.$A97]&lt;[.K$1]+6;MIN(1;([.$A97]/[.K$1])^3)*103;(([.K$1]+5)/[.$A97])^3*103)+40" office:value-type="float" office:value="42.3470379040467">
            <text:p>42,35</text:p>
          </table:table-cell>
          <table:table-cell table:formula="of:=[.$G97]*(0.7+0.075*[.K$2])" office:value-type="float" office:value="167.454363904209">
            <text:p>167</text:p>
          </table:table-cell>
          <table:table-cell table:style-name="ce2" table:formula="of:=IF([.$A97]&lt;[.M$1]+6;MIN(1;([.$A97]/[.M$1])^3)*106;(([.M$1]+5)/[.$A97])^3*106)+40" office:value-type="float" office:value="45.6476692637999">
            <text:p>45,65</text:p>
          </table:table-cell>
          <table:table-cell table:formula="of:=[.$G97]*(0.7+0.075*[.M$2])" office:value-type="float" office:value="182.22974895458">
            <text:p>182</text:p>
          </table:table-cell>
          <table:table-cell table:style-name="ce2"/>
          <table:table-cell table:formula="of:=[.$G97]*(0.7+0.075*[.O$2])" office:value-type="float" office:value="197.005134004952">
            <text:p>197</text:p>
          </table:table-cell>
          <table:table-cell table:number-columns-repeated="1009"/>
        </table:table-row>
        <table:table-row table:style-name="ro1">
          <table:table-cell office:value-type="float" office:value="975">
            <text:p>975</text:p>
          </table:table-cell>
          <table:table-cell table:formula="of:=((1+([.A98]-500)*0.16)^1.08+35)" office:value-type="float" office:value="143.995855176446">
            <text:p>144</text:p>
          </table:table-cell>
          <table:table-cell table:formula="of:=[.$B98]*(0.5+0.125*[.C$2])" office:value-type="float" office:value="89.997409485279">
            <text:p>90</text:p>
          </table:table-cell>
          <table:table-cell table:formula="of:=[.$B98]*(0.5+0.125*[.D$2])" office:value-type="float" office:value="107.996891382335">
            <text:p>108</text:p>
          </table:table-cell>
          <table:table-cell table:formula="of:=[.$B98]*(0.5+0.125*[.E$2])" office:value-type="float" office:value="125.996373279391">
            <text:p>126</text:p>
          </table:table-cell>
          <table:table-cell table:formula="of:=[.$B98]*(0.5+0.125*[.F$2])" office:value-type="float" office:value="143.995855176446">
            <text:p>144</text:p>
          </table:table-cell>
          <table:table-cell table:formula="of:=(3+([.A98]-500)*0.11)^1.19+80" office:value-type="float" office:value="198.406465127133">
            <text:p>198</text:p>
          </table:table-cell>
          <table:table-cell table:style-name="ce2" table:formula="of:=IF([.$A98]&lt;[.I$1]+6;MIN(1;([.$A98]/[.I$1])^3)*100;(([.I$1]+5)/[.$A98])^3*100)+40" office:value-type="float" office:value="40.6831268227718">
            <text:p>40,68</text:p>
          </table:table-cell>
          <table:table-cell table:formula="of:=[.$G98]*(0.7+0.075*[.I$2])" office:value-type="float" office:value="153.765010473528">
            <text:p>154</text:p>
          </table:table-cell>
          <table:table-cell table:style-name="ce2" table:formula="of:=IF([.$A98]&lt;[.K$1]+6;MIN(1;([.$A98]/[.K$1])^3)*103;(([.K$1]+5)/[.$A98])^3*103)+40" office:value-type="float" office:value="42.3111144827121">
            <text:p>42,31</text:p>
          </table:table-cell>
          <table:table-cell table:formula="of:=[.$G98]*(0.7+0.075*[.K$2])" office:value-type="float" office:value="168.645495358063">
            <text:p>169</text:p>
          </table:table-cell>
          <table:table-cell table:style-name="ce2" table:formula="of:=IF([.$A98]&lt;[.M$1]+6;MIN(1;([.$A98]/[.M$1])^3)*106;(([.M$1]+5)/[.$A98])^3*106)+40" office:value-type="float" office:value="45.5612268581736">
            <text:p>45,56</text:p>
          </table:table-cell>
          <table:table-cell table:formula="of:=[.$G98]*(0.7+0.075*[.M$2])" office:value-type="float" office:value="183.525980242598">
            <text:p>184</text:p>
          </table:table-cell>
          <table:table-cell table:style-name="ce2"/>
          <table:table-cell table:formula="of:=[.$G98]*(0.7+0.075*[.O$2])" office:value-type="float" office:value="198.406465127133">
            <text:p>198</text:p>
          </table:table-cell>
          <table:table-cell table:number-columns-repeated="1009"/>
        </table:table-row>
        <table:table-row table:style-name="ro1">
          <table:table-cell office:value-type="float" office:value="980">
            <text:p>980</text:p>
          </table:table-cell>
          <table:table-cell table:formula="of:=((1+([.A99]-500)*0.16)^1.08+35)" office:value-type="float" office:value="145.219380259372">
            <text:p>145</text:p>
          </table:table-cell>
          <table:table-cell table:formula="of:=[.$B99]*(0.5+0.125*[.C$2])" office:value-type="float" office:value="90.7621126621076">
            <text:p>91</text:p>
          </table:table-cell>
          <table:table-cell table:formula="of:=[.$B99]*(0.5+0.125*[.D$2])" office:value-type="float" office:value="108.914535194529">
            <text:p>109</text:p>
          </table:table-cell>
          <table:table-cell table:formula="of:=[.$B99]*(0.5+0.125*[.E$2])" office:value-type="float" office:value="127.066957726951">
            <text:p>127</text:p>
          </table:table-cell>
          <table:table-cell table:formula="of:=[.$B99]*(0.5+0.125*[.F$2])" office:value-type="float" office:value="145.219380259372">
            <text:p>145</text:p>
          </table:table-cell>
          <table:table-cell table:formula="of:=(3+([.A99]-500)*0.11)^1.19+80" office:value-type="float" office:value="199.810449278642">
            <text:p>200</text:p>
          </table:table-cell>
          <table:table-cell table:style-name="ce2" table:formula="of:=IF([.$A99]&lt;[.I$1]+6;MIN(1;([.$A99]/[.I$1])^3)*100;(([.I$1]+5)/[.$A99])^3*100)+40" office:value-type="float" office:value="40.6727240563031">
            <text:p>40,67</text:p>
          </table:table-cell>
          <table:table-cell table:formula="of:=[.$G99]*(0.7+0.075*[.I$2])" office:value-type="float" office:value="154.853098190948">
            <text:p>155</text:p>
          </table:table-cell>
          <table:table-cell table:style-name="ce2" table:formula="of:=IF([.$A99]&lt;[.K$1]+6;MIN(1;([.$A99]/[.K$1])^3)*103;(([.K$1]+5)/[.$A99])^3*103)+40" office:value-type="float" office:value="42.275920455125">
            <text:p>42,28</text:p>
          </table:table-cell>
          <table:table-cell table:formula="of:=[.$G99]*(0.7+0.075*[.K$2])" office:value-type="float" office:value="169.838881886846">
            <text:p>170</text:p>
          </table:table-cell>
          <table:table-cell table:style-name="ce2" table:formula="of:=IF([.$A99]&lt;[.M$1]+6;MIN(1;([.$A99]/[.M$1])^3)*106;(([.M$1]+5)/[.$A99])^3*106)+40" office:value-type="float" office:value="45.4765395902218">
            <text:p>45,48</text:p>
          </table:table-cell>
          <table:table-cell table:formula="of:=[.$G99]*(0.7+0.075*[.M$2])" office:value-type="float" office:value="184.824665582744">
            <text:p>185</text:p>
          </table:table-cell>
          <table:table-cell table:style-name="ce2"/>
          <table:table-cell table:formula="of:=[.$G99]*(0.7+0.075*[.O$2])" office:value-type="float" office:value="199.810449278642">
            <text:p>200</text:p>
          </table:table-cell>
          <table:table-cell table:number-columns-repeated="1009"/>
        </table:table-row>
        <table:table-row table:style-name="ro1">
          <table:table-cell office:value-type="float" office:value="985">
            <text:p>985</text:p>
          </table:table-cell>
          <table:table-cell table:formula="of:=((1+([.A100]-500)*0.16)^1.08+35)" office:value-type="float" office:value="146.443912272221">
            <text:p>146</text:p>
          </table:table-cell>
          <table:table-cell table:formula="of:=[.$B100]*(0.5+0.125*[.C$2])" office:value-type="float" office:value="91.5274451701379">
            <text:p>92</text:p>
          </table:table-cell>
          <table:table-cell table:formula="of:=[.$B100]*(0.5+0.125*[.D$2])" office:value-type="float" office:value="109.832934204166">
            <text:p>110</text:p>
          </table:table-cell>
          <table:table-cell table:formula="of:=[.$B100]*(0.5+0.125*[.E$2])" office:value-type="float" office:value="128.138423238193">
            <text:p>128</text:p>
          </table:table-cell>
          <table:table-cell table:formula="of:=[.$B100]*(0.5+0.125*[.F$2])" office:value-type="float" office:value="146.443912272221">
            <text:p>146</text:p>
          </table:table-cell>
          <table:table-cell table:formula="of:=(3+([.A100]-500)*0.11)^1.19+80" office:value-type="float" office:value="201.217065257498">
            <text:p>201</text:p>
          </table:table-cell>
          <table:table-cell table:style-name="ce2" table:formula="of:=IF([.$A100]&lt;[.I$1]+6;MIN(1;([.$A100]/[.I$1])^3)*100;(([.I$1]+5)/[.$A100])^3*100)+40" office:value-type="float" office:value="40.66253144222">
            <text:p>40,66</text:p>
          </table:table-cell>
          <table:table-cell table:formula="of:=[.$G100]*(0.7+0.075*[.I$2])" office:value-type="float" office:value="155.943225574561">
            <text:p>156</text:p>
          </table:table-cell>
          <table:table-cell table:style-name="ce2" table:formula="of:=IF([.$A100]&lt;[.K$1]+6;MIN(1;([.$A100]/[.K$1])^3)*103;(([.K$1]+5)/[.$A100])^3*103)+40" office:value-type="float" office:value="42.2414374027271">
            <text:p>42,24</text:p>
          </table:table-cell>
          <table:table-cell table:formula="of:=[.$G100]*(0.7+0.075*[.K$2])" office:value-type="float" office:value="171.034505468873">
            <text:p>171</text:p>
          </table:table-cell>
          <table:table-cell table:style-name="ce2" table:formula="of:=IF([.$A100]&lt;[.M$1]+6;MIN(1;([.$A100]/[.M$1])^3)*106;(([.M$1]+5)/[.$A100])^3*106)+40" office:value-type="float" office:value="45.3935631394309">
            <text:p>45,39</text:p>
          </table:table-cell>
          <table:table-cell table:formula="of:=[.$G100]*(0.7+0.075*[.M$2])" office:value-type="float" office:value="186.125785363186">
            <text:p>186</text:p>
          </table:table-cell>
          <table:table-cell table:style-name="ce2"/>
          <table:table-cell table:formula="of:=[.$G100]*(0.7+0.075*[.O$2])" office:value-type="float" office:value="201.217065257498">
            <text:p>201</text:p>
          </table:table-cell>
          <table:table-cell table:number-columns-repeated="1009"/>
        </table:table-row>
        <table:table-row table:style-name="ro1">
          <table:table-cell office:value-type="float" office:value="990">
            <text:p>990</text:p>
          </table:table-cell>
          <table:table-cell table:formula="of:=((1+([.A101]-500)*0.16)^1.08+35)" office:value-type="float" office:value="147.669441782066">
            <text:p>148</text:p>
          </table:table-cell>
          <table:table-cell table:formula="of:=[.$B101]*(0.5+0.125*[.C$2])" office:value-type="float" office:value="92.2934011137914">
            <text:p>92</text:p>
          </table:table-cell>
          <table:table-cell table:formula="of:=[.$B101]*(0.5+0.125*[.D$2])" office:value-type="float" office:value="110.75208133655">
            <text:p>111</text:p>
          </table:table-cell>
          <table:table-cell table:formula="of:=[.$B101]*(0.5+0.125*[.E$2])" office:value-type="float" office:value="129.210761559308">
            <text:p>129</text:p>
          </table:table-cell>
          <table:table-cell table:formula="of:=[.$B101]*(0.5+0.125*[.F$2])" office:value-type="float" office:value="147.669441782066">
            <text:p>148</text:p>
          </table:table-cell>
          <table:table-cell table:formula="of:=(3+([.A101]-500)*0.11)^1.19+80" office:value-type="float" office:value="202.626292236648">
            <text:p>203</text:p>
          </table:table-cell>
          <table:table-cell table:style-name="ce2" table:formula="of:=IF([.$A101]&lt;[.I$1]+6;MIN(1;([.$A101]/[.I$1])^3)*100;(([.I$1]+5)/[.$A101])^3*100)+40" office:value-type="float" office:value="40.652543700447">
            <text:p>40,65</text:p>
          </table:table-cell>
          <table:table-cell table:formula="of:=[.$G101]*(0.7+0.075*[.I$2])" office:value-type="float" office:value="157.035376483402">
            <text:p>157</text:p>
          </table:table-cell>
          <table:table-cell table:style-name="ce2" table:formula="of:=IF([.$A101]&lt;[.K$1]+6;MIN(1;([.$A101]/[.K$1])^3)*103;(([.K$1]+5)/[.$A101])^3*103)+40" office:value-type="float" office:value="42.2076474622771">
            <text:p>42,21</text:p>
          </table:table-cell>
          <table:table-cell table:formula="of:=[.$G101]*(0.7+0.075*[.K$2])" office:value-type="float" office:value="172.232348401151">
            <text:p>172</text:p>
          </table:table-cell>
          <table:table-cell table:style-name="ce2" table:formula="of:=IF([.$A101]&lt;[.M$1]+6;MIN(1;([.$A101]/[.M$1])^3)*106;(([.M$1]+5)/[.$A101])^3*106)+40" office:value-type="float" office:value="45.3122545215444">
            <text:p>45,31</text:p>
          </table:table-cell>
          <table:table-cell table:formula="of:=[.$G101]*(0.7+0.075*[.M$2])" office:value-type="float" office:value="187.4293203189">
            <text:p>187</text:p>
          </table:table-cell>
          <table:table-cell table:style-name="ce2"/>
          <table:table-cell table:formula="of:=[.$G101]*(0.7+0.075*[.O$2])" office:value-type="float" office:value="202.626292236648">
            <text:p>203</text:p>
          </table:table-cell>
          <table:table-cell table:number-columns-repeated="1009"/>
        </table:table-row>
        <table:table-row table:style-name="ro1">
          <table:table-cell office:value-type="float" office:value="995">
            <text:p>995</text:p>
          </table:table-cell>
          <table:table-cell table:formula="of:=((1+([.A102]-500)*0.16)^1.08+35)" office:value-type="float" office:value="148.895959538547">
            <text:p>149</text:p>
          </table:table-cell>
          <table:table-cell table:formula="of:=[.$B102]*(0.5+0.125*[.C$2])" office:value-type="float" office:value="93.0599747115918">
            <text:p>93</text:p>
          </table:table-cell>
          <table:table-cell table:formula="of:=[.$B102]*(0.5+0.125*[.D$2])" office:value-type="float" office:value="111.67196965391">
            <text:p>112</text:p>
          </table:table-cell>
          <table:table-cell table:formula="of:=[.$B102]*(0.5+0.125*[.E$2])" office:value-type="float" office:value="130.283964596228">
            <text:p>130</text:p>
          </table:table-cell>
          <table:table-cell table:formula="of:=[.$B102]*(0.5+0.125*[.F$2])" office:value-type="float" office:value="148.895959538547">
            <text:p>149</text:p>
          </table:table-cell>
          <table:table-cell table:formula="of:=(3+([.A102]-500)*0.11)^1.19+80" office:value-type="float" office:value="204.038109753775">
            <text:p>204</text:p>
          </table:table-cell>
          <table:table-cell table:style-name="ce2" table:formula="of:=IF([.$A102]&lt;[.I$1]+6;MIN(1;([.$A102]/[.I$1])^3)*100;(([.I$1]+5)/[.$A102])^3*100)+40" office:value-type="float" office:value="40.6427557093059">
            <text:p>40,64</text:p>
          </table:table-cell>
          <table:table-cell table:formula="of:=[.$G102]*(0.7+0.075*[.I$2])" office:value-type="float" office:value="158.129535059175">
            <text:p>158</text:p>
          </table:table-cell>
          <table:table-cell table:style-name="ce2" table:formula="of:=IF([.$A102]&lt;[.K$1]+6;MIN(1;([.$A102]/[.K$1])^3)*103;(([.K$1]+5)/[.$A102])^3*103)+40" office:value-type="float" office:value="42.1745333064149">
            <text:p>42,17</text:p>
          </table:table-cell>
          <table:table-cell table:formula="of:=[.$G102]*(0.7+0.075*[.K$2])" office:value-type="float" office:value="173.432393290709">
            <text:p>173</text:p>
          </table:table-cell>
          <table:table-cell table:style-name="ce2" table:formula="of:=IF([.$A102]&lt;[.M$1]+6;MIN(1;([.$A102]/[.M$1])^3)*106;(([.M$1]+5)/[.$A102])^3*106)+40" office:value-type="float" office:value="45.2325720417953">
            <text:p>45,23</text:p>
          </table:table-cell>
          <table:table-cell table:formula="of:=[.$G102]*(0.7+0.075*[.M$2])" office:value-type="float" office:value="188.735251522242">
            <text:p>189</text:p>
          </table:table-cell>
          <table:table-cell table:style-name="ce2"/>
          <table:table-cell table:formula="of:=[.$G102]*(0.7+0.075*[.O$2])" office:value-type="float" office:value="204.038109753775">
            <text:p>204</text:p>
          </table:table-cell>
          <table:table-cell table:number-columns-repeated="1009"/>
        </table:table-row>
        <table:table-row table:style-name="ro1">
          <table:table-cell office:value-type="float" office:value="1000">
            <text:p>1000</text:p>
          </table:table-cell>
          <table:table-cell table:formula="of:=((1+([.A103]-500)*0.16)^1.08+35)" office:value-type="float" office:value="150.123456468544">
            <text:p>150</text:p>
          </table:table-cell>
          <table:table-cell table:formula="of:=[.$B103]*(0.5+0.125*[.C$2])" office:value-type="float" office:value="93.8271602928401">
            <text:p>94</text:p>
          </table:table-cell>
          <table:table-cell table:formula="of:=[.$B103]*(0.5+0.125*[.D$2])" office:value-type="float" office:value="112.592592351408">
            <text:p>113</text:p>
          </table:table-cell>
          <table:table-cell table:formula="of:=[.$B103]*(0.5+0.125*[.E$2])" office:value-type="float" office:value="131.358024409976">
            <text:p>131</text:p>
          </table:table-cell>
          <table:table-cell table:formula="of:=[.$B103]*(0.5+0.125*[.F$2])" office:value-type="float" office:value="150.123456468544">
            <text:p>150</text:p>
          </table:table-cell>
          <table:table-cell table:formula="of:=(3+([.A103]-500)*0.11)^1.19+80" office:value-type="float" office:value="205.452497701472">
            <text:p>205</text:p>
          </table:table-cell>
          <table:table-cell table:style-name="ce2" table:formula="of:=IF([.$A103]&lt;[.I$1]+6;MIN(1;([.$A103]/[.I$1])^3)*100;(([.I$1]+5)/[.$A103])^3*100)+40" office:value-type="float" office:value="40.6331625">
            <text:p>40,63</text:p>
          </table:table-cell>
          <table:table-cell table:formula="of:=[.$G103]*(0.7+0.075*[.I$2])" office:value-type="float" office:value="159.225685718641">
            <text:p>159</text:p>
          </table:table-cell>
          <table:table-cell table:style-name="ce2" table:formula="of:=IF([.$A103]&lt;[.K$1]+6;MIN(1;([.$A103]/[.K$1])^3)*103;(([.K$1]+5)/[.$A103])^3*103)+40" office:value-type="float" office:value="42.142078125">
            <text:p>42,14</text:p>
          </table:table-cell>
          <table:table-cell table:formula="of:=[.$G103]*(0.7+0.075*[.K$2])" office:value-type="float" office:value="174.634623046251">
            <text:p>175</text:p>
          </table:table-cell>
          <table:table-cell table:style-name="ce2" table:formula="of:=IF([.$A103]&lt;[.M$1]+6;MIN(1;([.$A103]/[.M$1])^3)*106;(([.M$1]+5)/[.$A103])^3*106)+40" office:value-type="float" office:value="45.15447525">
            <text:p>45,15</text:p>
          </table:table-cell>
          <table:table-cell table:formula="of:=[.$G103]*(0.7+0.075*[.M$2])" office:value-type="float" office:value="190.043560373862">
            <text:p>190</text:p>
          </table:table-cell>
          <table:table-cell table:style-name="ce2"/>
          <table:table-cell table:formula="of:=[.$G103]*(0.7+0.075*[.O$2])" office:value-type="float" office:value="205.452497701472">
            <text:p>20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2"/>
          <table:table-cell office:value-type="float" office:value="0.75">
            <text:p>1</text:p>
          </table:table-cell>
          <table:table-cell/>
          <table:table-cell office:value-type="float" office:value="0.5">
            <text:p>1</text:p>
          </table:table-cell>
          <table:table-cell/>
          <table:table-cell office:value-type="float" office:value="0.35">
            <text:p>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utonium" table:style-name="ta1" table:print="false">
        <table:table-column table:style-name="co1" table:number-columns-repeated="16" table:default-cell-style-name="ce1"/>
        <table:table-column table:style-name="co2" table:number-columns-repeated="10" table:default-cell-style-name="ce1"/>
        <table:table-column table:style-name="co1" table:number-columns-repeated="998" table:default-cell-style-name="ce1"/>
        <table:table-row table:style-name="ro1">
          <table:table-cell table:number-columns-repeated="8"/>
          <table:table-cell office:value-type="float" office:value="180">
            <text:p>180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50">
            <text:p>450</text:p>
          </table:table-cell>
          <table:table-cell table:style-name="ce3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number-columns-spanned="2" table:number-rows-spanned="35"/>
          <table:covered-table-cell/>
          <table:table-cell table:number-columns-repeated="996"/>
        </table:table-row>
        <table:table-row table:style-name="ro1">
          <table:table-cell office:value-type="string">
            <text:p>temp</text:p>
          </table:table-cell>
          <table:table-cell office:value-type="string">
            <text:p>output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fficiency: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covered-table-cell table:style-name="ce3">
            <draw:frame table:end-cell-address="plutonium.AB27" table:end-x="1.621cm" table:end-y="0.331cm" draw:z-index="0" draw:style-name="gr1" draw:text-style-name="P1" svg:width="22.18cm" svg:height="11.191cm" svg:x="0.582cm" svg:y="0.431cm">
              <draw:object draw:notify-on-update-of-ranges="plutonium.A3:plutonium.A103 plutonium.G2:plutonium.G2 plutonium.G3:plutonium.G103 plutonium.I2:plutonium.I2 plutonium.I3:plutonium.I103 plutonium.K2:plutonium.K2 plutonium.K3:plutonium.K103 plutonium.M2:plutonium.M2 plutonium.M3:plutonium.M103 plutonium.O2:plutonium.O2 plutonium.O3:plutonium.O103 plutonium.B2:plutonium.B2 plutonium.B3:plutonium.B103 plutonium.C2:plutonium.C2 plutonium.C3:plutonium.C103 plutonium.D2:plutonium.D2 plutonium.D3:plutonium.D103 plutonium.E2:plutonium.E2 plutonium.E3:plutonium.E103 plutonium.F2:plutonium.F2 plutonium.F3:plutonium.F10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covered-table-cell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00">
            <text:p>500</text:p>
          </table:table-cell>
          <table:table-cell table:formula="of:=(2.2+([.A3]-500)*0.034)^0.57*25+10" office:value-type="float" office:value="49.1850979536493">
            <text:p>49</text:p>
          </table:table-cell>
          <table:table-cell table:formula="of:=[.$B3]*(0.5+0.125*[.C$2])" office:value-type="float" office:value="30.7406862210308">
            <text:p>31</text:p>
          </table:table-cell>
          <table:table-cell table:formula="of:=[.$B3]*(0.5+0.125*[.D$2])" office:value-type="float" office:value="36.888823465237">
            <text:p>37</text:p>
          </table:table-cell>
          <table:table-cell table:formula="of:=[.$B3]*(0.5+0.125*[.E$2])" office:value-type="float" office:value="43.0369607094432">
            <text:p>43</text:p>
          </table:table-cell>
          <table:table-cell table:formula="of:=[.$B3]*(0.5+0.125*[.F$2])" office:value-type="float" office:value="49.1850979536493">
            <text:p>49</text:p>
          </table:table-cell>
          <table:table-cell table:formula="of:=(2.5+([.A3]-500)*0.034)^0.45*39.5+45" office:value-type="float" office:value="104.658193651641">
            <text:p>105</text:p>
          </table:table-cell>
          <table:table-cell table:style-name="ce2" table:formula="of:=IF([.$A3]&lt;[.I$1]+6;MIN(1;([.$A3]/[.I$1])^3)*100;(([.I$1]+5)/[.$A3])^3*100)+40" office:value-type="float" office:value="45.0653">
            <text:p>45,07</text:p>
          </table:table-cell>
          <table:table-cell table:formula="of:=[.$G3]*(0.7+0.075*[.I$2])" office:value-type="float" office:value="81.1101000800219">
            <text:p>81</text:p>
          </table:table-cell>
          <table:table-cell table:style-name="ce2" table:formula="of:=IF([.$A3]&lt;[.K$1]+6;MIN(1;([.$A3]/[.K$1])^3)*103;(([.K$1]+5)/[.$A3])^3*103)+40" office:value-type="float" office:value="57.136625">
            <text:p>57,14</text:p>
          </table:table-cell>
          <table:table-cell table:formula="of:=[.$G3]*(0.7+0.075*[.K$2])" office:value-type="float" office:value="88.959464603895">
            <text:p>89</text:p>
          </table:table-cell>
          <table:table-cell table:style-name="ce2" table:formula="of:=IF([.$A3]&lt;[.M$1]+6;MIN(1;([.$A3]/[.M$1])^3)*106;(([.M$1]+5)/[.$A3])^3*106)+40" office:value-type="float" office:value="81.235802">
            <text:p>81,24</text:p>
          </table:table-cell>
          <table:table-cell table:formula="of:=[.$G3]*(0.7+0.075*[.M$2])" office:value-type="float" office:value="96.8088291277681">
            <text:p>97</text:p>
          </table:table-cell>
          <table:table-cell table:style-name="ce2"/>
          <table:table-cell table:formula="of:=[.$G3]*(0.7+0.075*[.O$2])" office:value-type="float" office:value="104.658193651641">
            <text:p>10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05">
            <text:p>505</text:p>
          </table:table-cell>
          <table:table-cell table:formula="of:=(2.2+([.A4]-500)*0.034)^0.57*25+10" office:value-type="float" office:value="50.8833585692174">
            <text:p>51</text:p>
          </table:table-cell>
          <table:table-cell table:formula="of:=[.$B4]*(0.5+0.125*[.C$2])" office:value-type="float" office:value="31.8020991057609">
            <text:p>32</text:p>
          </table:table-cell>
          <table:table-cell table:formula="of:=[.$B4]*(0.5+0.125*[.D$2])" office:value-type="float" office:value="38.1625189269131">
            <text:p>38</text:p>
          </table:table-cell>
          <table:table-cell table:formula="of:=[.$B4]*(0.5+0.125*[.E$2])" office:value-type="float" office:value="44.5229387480652">
            <text:p>45</text:p>
          </table:table-cell>
          <table:table-cell table:formula="of:=[.$B4]*(0.5+0.125*[.F$2])" office:value-type="float" office:value="50.8833585692174">
            <text:p>51</text:p>
          </table:table-cell>
          <table:table-cell table:formula="of:=(2.5+([.A4]-500)*0.034)^0.45*39.5+45" office:value-type="float" office:value="106.450746528662">
            <text:p>106</text:p>
          </table:table-cell>
          <table:table-cell table:style-name="ce2" table:formula="of:=IF([.$A4]&lt;[.I$1]+6;MIN(1;([.$A4]/[.I$1])^3)*100;(([.I$1]+5)/[.$A4])^3*100)+40" office:value-type="float" office:value="44.9163302762979">
            <text:p>44,92</text:p>
          </table:table-cell>
          <table:table-cell table:formula="of:=[.$G4]*(0.7+0.075*[.I$2])" office:value-type="float" office:value="82.4993285597127">
            <text:p>82</text:p>
          </table:table-cell>
          <table:table-cell table:style-name="ce2" table:formula="of:=IF([.$A4]&lt;[.K$1]+6;MIN(1;([.$A4]/[.K$1])^3)*103;(([.K$1]+5)/[.$A4])^3*103)+40" office:value-type="float" office:value="56.6326393937306">
            <text:p>56,63</text:p>
          </table:table-cell>
          <table:table-cell table:formula="of:=[.$G4]*(0.7+0.075*[.K$2])" office:value-type="float" office:value="90.4831345493623">
            <text:p>90</text:p>
          </table:table-cell>
          <table:table-cell table:style-name="ce2" table:formula="of:=IF([.$A4]&lt;[.M$1]+6;MIN(1;([.$A4]/[.M$1])^3)*106;(([.M$1]+5)/[.$A4])^3*106)+40" office:value-type="float" office:value="80.0230631630951">
            <text:p>80,02</text:p>
          </table:table-cell>
          <table:table-cell table:formula="of:=[.$G4]*(0.7+0.075*[.M$2])" office:value-type="float" office:value="98.4669405390119">
            <text:p>98</text:p>
          </table:table-cell>
          <table:table-cell table:style-name="ce2"/>
          <table:table-cell table:formula="of:=[.$G4]*(0.7+0.075*[.O$2])" office:value-type="float" office:value="106.450746528662">
            <text:p>106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10">
            <text:p>510</text:p>
          </table:table-cell>
          <table:table-cell table:formula="of:=(2.2+([.A5]-500)*0.034)^0.57*25+10" office:value-type="float" office:value="52.529984765332">
            <text:p>53</text:p>
          </table:table-cell>
          <table:table-cell table:formula="of:=[.$B5]*(0.5+0.125*[.C$2])" office:value-type="float" office:value="32.8312404783325">
            <text:p>33</text:p>
          </table:table-cell>
          <table:table-cell table:formula="of:=[.$B5]*(0.5+0.125*[.D$2])" office:value-type="float" office:value="39.397488573999">
            <text:p>39</text:p>
          </table:table-cell>
          <table:table-cell table:formula="of:=[.$B5]*(0.5+0.125*[.E$2])" office:value-type="float" office:value="45.9637366696655">
            <text:p>46</text:p>
          </table:table-cell>
          <table:table-cell table:formula="of:=[.$B5]*(0.5+0.125*[.F$2])" office:value-type="float" office:value="52.529984765332">
            <text:p>53</text:p>
          </table:table-cell>
          <table:table-cell table:formula="of:=(2.5+([.A5]-500)*0.034)^0.45*39.5+45" office:value-type="float" office:value="108.18156056597">
            <text:p>108</text:p>
          </table:table-cell>
          <table:table-cell table:style-name="ce2" table:formula="of:=IF([.$A5]&lt;[.I$1]+6;MIN(1;([.$A5]/[.I$1])^3)*100;(([.I$1]+5)/[.$A5])^3*100)+40" office:value-type="float" office:value="44.7731453211812">
            <text:p>44,77</text:p>
          </table:table-cell>
          <table:table-cell table:formula="of:=[.$G5]*(0.7+0.075*[.I$2])" office:value-type="float" office:value="83.840709438627">
            <text:p>84</text:p>
          </table:table-cell>
          <table:table-cell table:style-name="ce2" table:formula="of:=IF([.$A5]&lt;[.K$1]+6;MIN(1;([.$A5]/[.K$1])^3)*103;(([.K$1]+5)/[.$A5])^3*103)+40" office:value-type="float" office:value="56.1482244762572">
            <text:p>56,15</text:p>
          </table:table-cell>
          <table:table-cell table:formula="of:=[.$G5]*(0.7+0.075*[.K$2])" office:value-type="float" office:value="91.9543264810748">
            <text:p>92</text:p>
          </table:table-cell>
          <table:table-cell table:style-name="ce2" table:formula="of:=IF([.$A5]&lt;[.M$1]+6;MIN(1;([.$A5]/[.M$1])^3)*106;(([.M$1]+5)/[.$A5])^3*106)+40" office:value-type="float" office:value="78.8574172075597">
            <text:p>78,86</text:p>
          </table:table-cell>
          <table:table-cell table:formula="of:=[.$G5]*(0.7+0.075*[.M$2])" office:value-type="float" office:value="100.067943523523">
            <text:p>100</text:p>
          </table:table-cell>
          <table:table-cell table:style-name="ce2"/>
          <table:table-cell table:formula="of:=[.$G5]*(0.7+0.075*[.O$2])" office:value-type="float" office:value="108.18156056597">
            <text:p>108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15">
            <text:p>515</text:p>
          </table:table-cell>
          <table:table-cell table:formula="of:=(2.2+([.A6]-500)*0.034)^0.57*25+10" office:value-type="float" office:value="54.129855407187">
            <text:p>54</text:p>
          </table:table-cell>
          <table:table-cell table:formula="of:=[.$B6]*(0.5+0.125*[.C$2])" office:value-type="float" office:value="33.8311596294919">
            <text:p>34</text:p>
          </table:table-cell>
          <table:table-cell table:formula="of:=[.$B6]*(0.5+0.125*[.D$2])" office:value-type="float" office:value="40.5973915553902">
            <text:p>41</text:p>
          </table:table-cell>
          <table:table-cell table:formula="of:=[.$B6]*(0.5+0.125*[.E$2])" office:value-type="float" office:value="47.3636234812886">
            <text:p>47</text:p>
          </table:table-cell>
          <table:table-cell table:formula="of:=[.$B6]*(0.5+0.125*[.F$2])" office:value-type="float" office:value="54.129855407187">
            <text:p>54</text:p>
          </table:table-cell>
          <table:table-cell table:formula="of:=(2.5+([.A6]-500)*0.034)^0.45*39.5+45" office:value-type="float" office:value="109.856277562484">
            <text:p>110</text:p>
          </table:table-cell>
          <table:table-cell table:style-name="ce2" table:formula="of:=IF([.$A6]&lt;[.I$1]+6;MIN(1;([.$A6]/[.I$1])^3)*100;(([.I$1]+5)/[.$A6])^3*100)+40" office:value-type="float" office:value="44.6354670471216">
            <text:p>44,64</text:p>
          </table:table-cell>
          <table:table-cell table:formula="of:=[.$G6]*(0.7+0.075*[.I$2])" office:value-type="float" office:value="85.138615110925">
            <text:p>85</text:p>
          </table:table-cell>
          <table:table-cell table:style-name="ce2" table:formula="of:=IF([.$A6]&lt;[.K$1]+6;MIN(1;([.$A6]/[.K$1])^3)*103;(([.K$1]+5)/[.$A6])^3*103)+40" office:value-type="float" office:value="55.6824394382128">
            <text:p>55,68</text:p>
          </table:table-cell>
          <table:table-cell table:formula="of:=[.$G6]*(0.7+0.075*[.K$2])" office:value-type="float" office:value="93.3778359281113">
            <text:p>93</text:p>
          </table:table-cell>
          <table:table-cell table:style-name="ce2" table:formula="of:=IF([.$A6]&lt;[.M$1]+6;MIN(1;([.$A6]/[.M$1])^3)*106;(([.M$1]+5)/[.$A6])^3*106)+40" office:value-type="float" office:value="77.7366002670383">
            <text:p>77,74</text:p>
          </table:table-cell>
          <table:table-cell table:formula="of:=[.$G6]*(0.7+0.075*[.M$2])" office:value-type="float" office:value="101.617056745298">
            <text:p>102</text:p>
          </table:table-cell>
          <table:table-cell table:style-name="ce2"/>
          <table:table-cell table:formula="of:=[.$G6]*(0.7+0.075*[.O$2])" office:value-type="float" office:value="109.856277562484">
            <text:p>110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20">
            <text:p>520</text:p>
          </table:table-cell>
          <table:table-cell table:formula="of:=(2.2+([.A7]-500)*0.034)^0.57*25+10" office:value-type="float" office:value="55.6871141717187">
            <text:p>56</text:p>
          </table:table-cell>
          <table:table-cell table:formula="of:=[.$B7]*(0.5+0.125*[.C$2])" office:value-type="float" office:value="34.8044463573242">
            <text:p>35</text:p>
          </table:table-cell>
          <table:table-cell table:formula="of:=[.$B7]*(0.5+0.125*[.D$2])" office:value-type="float" office:value="41.7653356287891">
            <text:p>42</text:p>
          </table:table-cell>
          <table:table-cell table:formula="of:=[.$B7]*(0.5+0.125*[.E$2])" office:value-type="float" office:value="48.7262249002539">
            <text:p>49</text:p>
          </table:table-cell>
          <table:table-cell table:formula="of:=[.$B7]*(0.5+0.125*[.F$2])" office:value-type="float" office:value="55.6871141717187">
            <text:p>56</text:p>
          </table:table-cell>
          <table:table-cell table:formula="of:=(2.5+([.A7]-500)*0.034)^0.45*39.5+45" office:value-type="float" office:value="111.479738063753">
            <text:p>111</text:p>
          </table:table-cell>
          <table:table-cell table:style-name="ce2" table:formula="of:=IF([.$A7]&lt;[.I$1]+6;MIN(1;([.$A7]/[.I$1])^3)*100;(([.I$1]+5)/[.$A7])^3*100)+40" office:value-type="float" office:value="44.5030332555758">
            <text:p>44,50</text:p>
          </table:table-cell>
          <table:table-cell table:formula="of:=[.$G7]*(0.7+0.075*[.I$2])" office:value-type="float" office:value="86.3967969994087">
            <text:p>86</text:p>
          </table:table-cell>
          <table:table-cell table:style-name="ce2" table:formula="of:=IF([.$A7]&lt;[.K$1]+6;MIN(1;([.$A7]/[.K$1])^3)*103;(([.K$1]+5)/[.$A7])^3*103)+40" office:value-type="float" office:value="55.234397224909">
            <text:p>55,23</text:p>
          </table:table-cell>
          <table:table-cell table:formula="of:=[.$G7]*(0.7+0.075*[.K$2])" office:value-type="float" office:value="94.7577773541902">
            <text:p>95</text:p>
          </table:table-cell>
          <table:table-cell table:style-name="ce2" table:formula="of:=IF([.$A7]&lt;[.M$1]+6;MIN(1;([.$A7]/[.M$1])^3)*106;(([.M$1]+5)/[.$A7])^3*106)+40" office:value-type="float" office:value="76.6584778248748">
            <text:p>76,66</text:p>
          </table:table-cell>
          <table:table-cell table:formula="of:=[.$G7]*(0.7+0.075*[.M$2])" office:value-type="float" office:value="103.118757708972">
            <text:p>103</text:p>
          </table:table-cell>
          <table:table-cell table:style-name="ce2"/>
          <table:table-cell table:formula="of:=[.$G7]*(0.7+0.075*[.O$2])" office:value-type="float" office:value="111.479738063753">
            <text:p>111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25">
            <text:p>525</text:p>
          </table:table-cell>
          <table:table-cell table:formula="of:=(2.2+([.A8]-500)*0.034)^0.57*25+10" office:value-type="float" office:value="57.2053168569189">
            <text:p>57</text:p>
          </table:table-cell>
          <table:table-cell table:formula="of:=[.$B8]*(0.5+0.125*[.C$2])" office:value-type="float" office:value="35.7533230355743">
            <text:p>36</text:p>
          </table:table-cell>
          <table:table-cell table:formula="of:=[.$B8]*(0.5+0.125*[.D$2])" office:value-type="float" office:value="42.9039876426892">
            <text:p>43</text:p>
          </table:table-cell>
          <table:table-cell table:formula="of:=[.$B8]*(0.5+0.125*[.E$2])" office:value-type="float" office:value="50.0546522498041">
            <text:p>50</text:p>
          </table:table-cell>
          <table:table-cell table:formula="of:=[.$B8]*(0.5+0.125*[.F$2])" office:value-type="float" office:value="57.2053168569189">
            <text:p>57</text:p>
          </table:table-cell>
          <table:table-cell table:formula="of:=(2.5+([.A8]-500)*0.034)^0.45*39.5+45" office:value-type="float" office:value="113.0561314748">
            <text:p>113</text:p>
          </table:table-cell>
          <table:table-cell table:style-name="ce2" table:formula="of:=IF([.$A8]&lt;[.I$1]+6;MIN(1;([.$A8]/[.I$1])^3)*100;(([.I$1]+5)/[.$A8])^3*100)+40" office:value-type="float" office:value="44.3755965878415">
            <text:p>44,38</text:p>
          </table:table-cell>
          <table:table-cell table:formula="of:=[.$G8]*(0.7+0.075*[.I$2])" office:value-type="float" office:value="87.6185018929701">
            <text:p>88</text:p>
          </table:table-cell>
          <table:table-cell table:style-name="ce2" table:formula="of:=IF([.$A8]&lt;[.K$1]+6;MIN(1;([.$A8]/[.K$1])^3)*103;(([.K$1]+5)/[.$A8])^3*103)+40" office:value-type="float" office:value="54.8032609869345">
            <text:p>54,80</text:p>
          </table:table-cell>
          <table:table-cell table:formula="of:=[.$G8]*(0.7+0.075*[.K$2])" office:value-type="float" office:value="96.0977117535801">
            <text:p>96</text:p>
          </table:table-cell>
          <table:table-cell table:style-name="ce2" table:formula="of:=IF([.$A8]&lt;[.M$1]+6;MIN(1;([.$A8]/[.M$1])^3)*106;(([.M$1]+5)/[.$A8])^3*106)+40" office:value-type="float" office:value="75.6210361731994">
            <text:p>75,62</text:p>
          </table:table-cell>
          <table:table-cell table:formula="of:=[.$G8]*(0.7+0.075*[.M$2])" office:value-type="float" office:value="104.57692161419">
            <text:p>105</text:p>
          </table:table-cell>
          <table:table-cell table:style-name="ce2"/>
          <table:table-cell table:formula="of:=[.$G8]*(0.7+0.075*[.O$2])" office:value-type="float" office:value="113.0561314748">
            <text:p>11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30">
            <text:p>530</text:p>
          </table:table-cell>
          <table:table-cell table:formula="of:=(2.2+([.A9]-500)*0.034)^0.57*25+10" office:value-type="float" office:value="58.6875426592435">
            <text:p>59</text:p>
          </table:table-cell>
          <table:table-cell table:formula="of:=[.$B9]*(0.5+0.125*[.C$2])" office:value-type="float" office:value="36.6797141620272">
            <text:p>37</text:p>
          </table:table-cell>
          <table:table-cell table:formula="of:=[.$B9]*(0.5+0.125*[.D$2])" office:value-type="float" office:value="44.0156569944326">
            <text:p>44</text:p>
          </table:table-cell>
          <table:table-cell table:formula="of:=[.$B9]*(0.5+0.125*[.E$2])" office:value-type="float" office:value="51.351599826838">
            <text:p>51</text:p>
          </table:table-cell>
          <table:table-cell table:formula="of:=[.$B9]*(0.5+0.125*[.F$2])" office:value-type="float" office:value="58.6875426592435">
            <text:p>59</text:p>
          </table:table-cell>
          <table:table-cell table:formula="of:=(2.5+([.A9]-500)*0.034)^0.45*39.5+45" office:value-type="float" office:value="114.58911192417">
            <text:p>115</text:p>
          </table:table-cell>
          <table:table-cell table:style-name="ce2" table:formula="of:=IF([.$A9]&lt;[.I$1]+6;MIN(1;([.$A9]/[.I$1])^3)*100;(([.I$1]+5)/[.$A9])^3*100)+40" office:value-type="float" office:value="44.2529235543435">
            <text:p>44,25</text:p>
          </table:table-cell>
          <table:table-cell table:formula="of:=[.$G9]*(0.7+0.075*[.I$2])" office:value-type="float" office:value="88.8065617412321">
            <text:p>89</text:p>
          </table:table-cell>
          <table:table-cell table:style-name="ce2" table:formula="of:=IF([.$A9]&lt;[.K$1]+6;MIN(1;([.$A9]/[.K$1])^3)*103;(([.K$1]+5)/[.$A9])^3*103)+40" office:value-type="float" office:value="54.3882407960934">
            <text:p>54,39</text:p>
          </table:table-cell>
          <table:table-cell table:formula="of:=[.$G9]*(0.7+0.075*[.K$2])" office:value-type="float" office:value="97.4007451355449">
            <text:p>97</text:p>
          </table:table-cell>
          <table:table-cell table:style-name="ce2" table:formula="of:=IF([.$A9]&lt;[.M$1]+6;MIN(1;([.$A9]/[.M$1])^3)*106;(([.M$1]+5)/[.$A9])^3*106)+40" office:value-type="float" office:value="74.622374510502">
            <text:p>74,62</text:p>
          </table:table-cell>
          <table:table-cell table:formula="of:=[.$G9]*(0.7+0.075*[.M$2])" office:value-type="float" office:value="105.994928529858">
            <text:p>106</text:p>
          </table:table-cell>
          <table:table-cell table:style-name="ce2"/>
          <table:table-cell table:formula="of:=[.$G9]*(0.7+0.075*[.O$2])" office:value-type="float" office:value="114.58911192417">
            <text:p>11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35">
            <text:p>535</text:p>
          </table:table-cell>
          <table:table-cell table:formula="of:=(2.2+([.A10]-500)*0.034)^0.57*25+10" office:value-type="float" office:value="60.136479660399">
            <text:p>60</text:p>
          </table:table-cell>
          <table:table-cell table:formula="of:=[.$B10]*(0.5+0.125*[.C$2])" office:value-type="float" office:value="37.5852997877494">
            <text:p>38</text:p>
          </table:table-cell>
          <table:table-cell table:formula="of:=[.$B10]*(0.5+0.125*[.D$2])" office:value-type="float" office:value="45.1023597452993">
            <text:p>45</text:p>
          </table:table-cell>
          <table:table-cell table:formula="of:=[.$B10]*(0.5+0.125*[.E$2])" office:value-type="float" office:value="52.6194197028491">
            <text:p>53</text:p>
          </table:table-cell>
          <table:table-cell table:formula="of:=[.$B10]*(0.5+0.125*[.F$2])" office:value-type="float" office:value="60.136479660399">
            <text:p>60</text:p>
          </table:table-cell>
          <table:table-cell table:formula="of:=(2.5+([.A10]-500)*0.034)^0.45*39.5+45" office:value-type="float" office:value="116.081888957918">
            <text:p>116</text:p>
          </table:table-cell>
          <table:table-cell table:style-name="ce2" table:formula="of:=IF([.$A10]&lt;[.I$1]+6;MIN(1;([.$A10]/[.I$1])^3)*100;(([.I$1]+5)/[.$A10])^3*100)+40" office:value-type="float" office:value="44.1347936358152">
            <text:p>44,13</text:p>
          </table:table-cell>
          <table:table-cell table:formula="of:=[.$G10]*(0.7+0.075*[.I$2])" office:value-type="float" office:value="89.9634639423868">
            <text:p>90</text:p>
          </table:table-cell>
          <table:table-cell table:style-name="ce2" table:formula="of:=IF([.$A10]&lt;[.K$1]+6;MIN(1;([.$A10]/[.K$1])^3)*103;(([.K$1]+5)/[.$A10])^3*103)+40" office:value-type="float" office:value="53.9885906045747">
            <text:p>53,99</text:p>
          </table:table-cell>
          <table:table-cell table:formula="of:=[.$G10]*(0.7+0.075*[.K$2])" office:value-type="float" office:value="98.6696056142307">
            <text:p>99</text:p>
          </table:table-cell>
          <table:table-cell table:style-name="ce2" table:formula="of:=IF([.$A10]&lt;[.M$1]+6;MIN(1;([.$A10]/[.M$1])^3)*106;(([.M$1]+5)/[.$A10])^3*106)+40" office:value-type="float" office:value="73.6606976244916">
            <text:p>73,66</text:p>
          </table:table-cell>
          <table:table-cell table:formula="of:=[.$G10]*(0.7+0.075*[.M$2])" office:value-type="float" office:value="107.375747286075">
            <text:p>107</text:p>
          </table:table-cell>
          <table:table-cell table:style-name="ce2"/>
          <table:table-cell table:formula="of:=[.$G10]*(0.7+0.075*[.O$2])" office:value-type="float" office:value="116.081888957918">
            <text:p>116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40">
            <text:p>540</text:p>
          </table:table-cell>
          <table:table-cell table:formula="of:=(2.2+([.A11]-500)*0.034)^0.57*25+10" office:value-type="float" office:value="61.5544914882568">
            <text:p>62</text:p>
          </table:table-cell>
          <table:table-cell table:formula="of:=[.$B11]*(0.5+0.125*[.C$2])" office:value-type="float" office:value="38.4715571801605">
            <text:p>38</text:p>
          </table:table-cell>
          <table:table-cell table:formula="of:=[.$B11]*(0.5+0.125*[.D$2])" office:value-type="float" office:value="46.1658686161926">
            <text:p>46</text:p>
          </table:table-cell>
          <table:table-cell table:formula="of:=[.$B11]*(0.5+0.125*[.E$2])" office:value-type="float" office:value="53.8601800522247">
            <text:p>54</text:p>
          </table:table-cell>
          <table:table-cell table:formula="of:=[.$B11]*(0.5+0.125*[.F$2])" office:value-type="float" office:value="61.5544914882568">
            <text:p>62</text:p>
          </table:table-cell>
          <table:table-cell table:formula="of:=(2.5+([.A11]-500)*0.034)^0.45*39.5+45" office:value-type="float" office:value="117.537299430817">
            <text:p>118</text:p>
          </table:table-cell>
          <table:table-cell table:style-name="ce2" table:formula="of:=IF([.$A11]&lt;[.I$1]+6;MIN(1;([.$A11]/[.I$1])^3)*100;(([.I$1]+5)/[.$A11])^3*100)+40" office:value-type="float" office:value="44.0209984504395">
            <text:p>44,02</text:p>
          </table:table-cell>
          <table:table-cell table:formula="of:=[.$G11]*(0.7+0.075*[.I$2])" office:value-type="float" office:value="91.0914070588832">
            <text:p>91</text:p>
          </table:table-cell>
          <table:table-cell table:style-name="ce2" table:formula="of:=IF([.$A11]&lt;[.K$1]+6;MIN(1;([.$A11]/[.K$1])^3)*103;(([.K$1]+5)/[.$A11])^3*103)+40" office:value-type="float" office:value="53.6036054272723">
            <text:p>53,60</text:p>
          </table:table-cell>
          <table:table-cell table:formula="of:=[.$G11]*(0.7+0.075*[.K$2])" office:value-type="float" office:value="99.9067045161945">
            <text:p>100</text:p>
          </table:table-cell>
          <table:table-cell table:style-name="ce2" table:formula="of:=IF([.$A11]&lt;[.M$1]+6;MIN(1;([.$A11]/[.M$1])^3)*106;(([.M$1]+5)/[.$A11])^3*106)+40" office:value-type="float" office:value="72.734309111924">
            <text:p>72,73</text:p>
          </table:table-cell>
          <table:table-cell table:formula="of:=[.$G11]*(0.7+0.075*[.M$2])" office:value-type="float" office:value="108.722001973506">
            <text:p>109</text:p>
          </table:table-cell>
          <table:table-cell table:style-name="ce2"/>
          <table:table-cell table:formula="of:=[.$G11]*(0.7+0.075*[.O$2])" office:value-type="float" office:value="117.537299430817">
            <text:p>118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45">
            <text:p>545</text:p>
          </table:table-cell>
          <table:table-cell table:formula="of:=(2.2+([.A12]-500)*0.034)^0.57*25+10" office:value-type="float" office:value="62.9436699943371">
            <text:p>63</text:p>
          </table:table-cell>
          <table:table-cell table:formula="of:=[.$B12]*(0.5+0.125*[.C$2])" office:value-type="float" office:value="39.3397937464607">
            <text:p>39</text:p>
          </table:table-cell>
          <table:table-cell table:formula="of:=[.$B12]*(0.5+0.125*[.D$2])" office:value-type="float" office:value="47.2077524957528">
            <text:p>47</text:p>
          </table:table-cell>
          <table:table-cell table:formula="of:=[.$B12]*(0.5+0.125*[.E$2])" office:value-type="float" office:value="55.075711245045">
            <text:p>55</text:p>
          </table:table-cell>
          <table:table-cell table:formula="of:=[.$B12]*(0.5+0.125*[.F$2])" office:value-type="float" office:value="62.9436699943371">
            <text:p>63</text:p>
          </table:table-cell>
          <table:table-cell table:formula="of:=(2.5+([.A12]-500)*0.034)^0.45*39.5+45" office:value-type="float" office:value="118.957865143574">
            <text:p>119</text:p>
          </table:table-cell>
          <table:table-cell table:style-name="ce2" table:formula="of:=IF([.$A12]&lt;[.I$1]+6;MIN(1;([.$A12]/[.I$1])^3)*100;(([.I$1]+5)/[.$A12])^3*100)+40" office:value-type="float" office:value="43.9113409815533">
            <text:p>43,91</text:p>
          </table:table-cell>
          <table:table-cell table:formula="of:=[.$G12]*(0.7+0.075*[.I$2])" office:value-type="float" office:value="92.1923454862695">
            <text:p>92</text:p>
          </table:table-cell>
          <table:table-cell table:style-name="ce2" table:formula="of:=IF([.$A12]&lt;[.K$1]+6;MIN(1;([.$A12]/[.K$1])^3)*103;(([.K$1]+5)/[.$A12])^3*103)+40" office:value-type="float" office:value="53.2326187290014">
            <text:p>53,23</text:p>
          </table:table-cell>
          <table:table-cell table:formula="of:=[.$G12]*(0.7+0.075*[.K$2])" office:value-type="float" office:value="101.114185372038">
            <text:p>101</text:p>
          </table:table-cell>
          <table:table-cell table:style-name="ce2" table:formula="of:=IF([.$A12]&lt;[.M$1]+6;MIN(1;([.$A12]/[.M$1])^3)*106;(([.M$1]+5)/[.$A12])^3*106)+40" office:value-type="float" office:value="71.841605091469">
            <text:p>71,84</text:p>
          </table:table-cell>
          <table:table-cell table:formula="of:=[.$G12]*(0.7+0.075*[.M$2])" office:value-type="float" office:value="110.036025257806">
            <text:p>110</text:p>
          </table:table-cell>
          <table:table-cell table:style-name="ce2"/>
          <table:table-cell table:formula="of:=[.$G12]*(0.7+0.075*[.O$2])" office:value-type="float" office:value="118.957865143574">
            <text:p>119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50">
            <text:p>550</text:p>
          </table:table-cell>
          <table:table-cell table:formula="of:=(2.2+([.A13]-500)*0.034)^0.57*25+10" office:value-type="float" office:value="64.3058773816655">
            <text:p>64</text:p>
          </table:table-cell>
          <table:table-cell table:formula="of:=[.$B13]*(0.5+0.125*[.C$2])" office:value-type="float" office:value="40.1911733635409">
            <text:p>40</text:p>
          </table:table-cell>
          <table:table-cell table:formula="of:=[.$B13]*(0.5+0.125*[.D$2])" office:value-type="float" office:value="48.2294080362491">
            <text:p>48</text:p>
          </table:table-cell>
          <table:table-cell table:formula="of:=[.$B13]*(0.5+0.125*[.E$2])" office:value-type="float" office:value="56.2676427089573">
            <text:p>56</text:p>
          </table:table-cell>
          <table:table-cell table:formula="of:=[.$B13]*(0.5+0.125*[.F$2])" office:value-type="float" office:value="64.3058773816655">
            <text:p>64</text:p>
          </table:table-cell>
          <table:table-cell table:formula="of:=(2.5+([.A13]-500)*0.034)^0.45*39.5+45" office:value-type="float" office:value="120.345839530098">
            <text:p>120</text:p>
          </table:table-cell>
          <table:table-cell table:style-name="ce2" table:formula="of:=IF([.$A13]&lt;[.I$1]+6;MIN(1;([.$A13]/[.I$1])^3)*100;(([.I$1]+5)/[.$A13])^3*100)+40" office:value-type="float" office:value="43.8056348610068">
            <text:p>43,81</text:p>
          </table:table-cell>
          <table:table-cell table:formula="of:=[.$G13]*(0.7+0.075*[.I$2])" office:value-type="float" office:value="93.2680256358257">
            <text:p>93</text:p>
          </table:table-cell>
          <table:table-cell table:style-name="ce2" table:formula="of:=IF([.$A13]&lt;[.K$1]+6;MIN(1;([.$A13]/[.K$1])^3)*103;(([.K$1]+5)/[.$A13])^3*103)+40" office:value-type="float" office:value="52.875">
            <text:p>52,88</text:p>
          </table:table-cell>
          <table:table-cell table:formula="of:=[.$G13]*(0.7+0.075*[.K$2])" office:value-type="float" office:value="102.293963600583">
            <text:p>102</text:p>
          </table:table-cell>
          <table:table-cell table:style-name="ce2" table:formula="of:=IF([.$A13]&lt;[.M$1]+6;MIN(1;([.$A13]/[.M$1])^3)*106;(([.M$1]+5)/[.$A13])^3*106)+40" office:value-type="float" office:value="70.9810683696469">
            <text:p>70,98</text:p>
          </table:table-cell>
          <table:table-cell table:formula="of:=[.$G13]*(0.7+0.075*[.M$2])" office:value-type="float" office:value="111.31990156534">
            <text:p>111</text:p>
          </table:table-cell>
          <table:table-cell table:style-name="ce2"/>
          <table:table-cell table:formula="of:=[.$G13]*(0.7+0.075*[.O$2])" office:value-type="float" office:value="120.345839530098">
            <text:p>120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55">
            <text:p>555</text:p>
          </table:table-cell>
          <table:table-cell table:formula="of:=(2.2+([.A14]-500)*0.034)^0.57*25+10" office:value-type="float" office:value="65.6427802612735">
            <text:p>66</text:p>
          </table:table-cell>
          <table:table-cell table:formula="of:=[.$B14]*(0.5+0.125*[.C$2])" office:value-type="float" office:value="41.0267376632959">
            <text:p>41</text:p>
          </table:table-cell>
          <table:table-cell table:formula="of:=[.$B14]*(0.5+0.125*[.D$2])" office:value-type="float" office:value="49.2320851959551">
            <text:p>49</text:p>
          </table:table-cell>
          <table:table-cell table:formula="of:=[.$B14]*(0.5+0.125*[.E$2])" office:value-type="float" office:value="57.4374327286143">
            <text:p>57</text:p>
          </table:table-cell>
          <table:table-cell table:formula="of:=[.$B14]*(0.5+0.125*[.F$2])" office:value-type="float" office:value="65.6427802612735">
            <text:p>66</text:p>
          </table:table-cell>
          <table:table-cell table:formula="of:=(2.5+([.A14]-500)*0.034)^0.45*39.5+45" office:value-type="float" office:value="121.70324583107">
            <text:p>122</text:p>
          </table:table-cell>
          <table:table-cell table:style-name="ce2" table:formula="of:=IF([.$A14]&lt;[.I$1]+6;MIN(1;([.$A14]/[.I$1])^3)*100;(([.I$1]+5)/[.$A14])^3*100)+40" office:value-type="float" office:value="43.7037037037037">
            <text:p>43,70</text:p>
          </table:table-cell>
          <table:table-cell table:formula="of:=[.$G14]*(0.7+0.075*[.I$2])" office:value-type="float" office:value="94.3200155190795">
            <text:p>94</text:p>
          </table:table-cell>
          <table:table-cell table:style-name="ce2" table:formula="of:=IF([.$A14]&lt;[.K$1]+6;MIN(1;([.$A14]/[.K$1])^3)*103;(([.K$1]+5)/[.$A14])^3*103)+40" office:value-type="float" office:value="52.5301525045864">
            <text:p>52,53</text:p>
          </table:table-cell>
          <table:table-cell table:formula="of:=[.$G14]*(0.7+0.075*[.K$2])" office:value-type="float" office:value="103.44775895641">
            <text:p>103</text:p>
          </table:table-cell>
          <table:table-cell table:style-name="ce2" table:formula="of:=IF([.$A14]&lt;[.M$1]+6;MIN(1;([.$A14]/[.M$1])^3)*106;(([.M$1]+5)/[.$A14])^3*106)+40" office:value-type="float" office:value="70.1512630234325">
            <text:p>70,15</text:p>
          </table:table-cell>
          <table:table-cell table:formula="of:=[.$G14]*(0.7+0.075*[.M$2])" office:value-type="float" office:value="112.57550239374">
            <text:p>113</text:p>
          </table:table-cell>
          <table:table-cell table:style-name="ce2"/>
          <table:table-cell table:formula="of:=[.$G14]*(0.7+0.075*[.O$2])" office:value-type="float" office:value="121.70324583107">
            <text:p>122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60">
            <text:p>560</text:p>
          </table:table-cell>
          <table:table-cell table:formula="of:=(2.2+([.A15]-500)*0.034)^0.57*25+10" office:value-type="float" office:value="66.9558774546534">
            <text:p>67</text:p>
          </table:table-cell>
          <table:table-cell table:formula="of:=[.$B15]*(0.5+0.125*[.C$2])" office:value-type="float" office:value="41.8474234091584">
            <text:p>42</text:p>
          </table:table-cell>
          <table:table-cell table:formula="of:=[.$B15]*(0.5+0.125*[.D$2])" office:value-type="float" office:value="50.2169080909901">
            <text:p>50</text:p>
          </table:table-cell>
          <table:table-cell table:formula="of:=[.$B15]*(0.5+0.125*[.E$2])" office:value-type="float" office:value="58.5863927728218">
            <text:p>59</text:p>
          </table:table-cell>
          <table:table-cell table:formula="of:=[.$B15]*(0.5+0.125*[.F$2])" office:value-type="float" office:value="66.9558774546534">
            <text:p>67</text:p>
          </table:table-cell>
          <table:table-cell table:formula="of:=(2.5+([.A15]-500)*0.034)^0.45*39.5+45" office:value-type="float" office:value="123.031908574902">
            <text:p>123</text:p>
          </table:table-cell>
          <table:table-cell table:style-name="ce2" table:formula="of:=IF([.$A15]&lt;[.I$1]+6;MIN(1;([.$A15]/[.I$1])^3)*100;(([.I$1]+5)/[.$A15])^3*100)+40" office:value-type="float" office:value="43.6053804892493">
            <text:p>43,61</text:p>
          </table:table-cell>
          <table:table-cell table:formula="of:=[.$G15]*(0.7+0.075*[.I$2])" office:value-type="float" office:value="95.3497291455491">
            <text:p>95</text:p>
          </table:table-cell>
          <table:table-cell table:style-name="ce2" table:formula="of:=IF([.$A15]&lt;[.K$1]+6;MIN(1;([.$A15]/[.K$1])^3)*103;(([.K$1]+5)/[.$A15])^3*103)+40" office:value-type="float" office:value="52.1975111891855">
            <text:p>52,20</text:p>
          </table:table-cell>
          <table:table-cell table:formula="of:=[.$G15]*(0.7+0.075*[.K$2])" office:value-type="float" office:value="104.577122288667">
            <text:p>105</text:p>
          </table:table-cell>
          <table:table-cell table:style-name="ce2" table:formula="of:=IF([.$A15]&lt;[.M$1]+6;MIN(1;([.$A15]/[.M$1])^3)*106;(([.M$1]+5)/[.$A15])^3*106)+40" office:value-type="float" office:value="69.3508293663448">
            <text:p>69,35</text:p>
          </table:table-cell>
          <table:table-cell table:formula="of:=[.$G15]*(0.7+0.075*[.M$2])" office:value-type="float" office:value="113.804515431784">
            <text:p>114</text:p>
          </table:table-cell>
          <table:table-cell table:style-name="ce2"/>
          <table:table-cell table:formula="of:=[.$G15]*(0.7+0.075*[.O$2])" office:value-type="float" office:value="123.031908574902">
            <text:p>12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65">
            <text:p>565</text:p>
          </table:table-cell>
          <table:table-cell table:formula="of:=(2.2+([.A16]-500)*0.034)^0.57*25+10" office:value-type="float" office:value="68.2465228941418">
            <text:p>68</text:p>
          </table:table-cell>
          <table:table-cell table:formula="of:=[.$B16]*(0.5+0.125*[.C$2])" office:value-type="float" office:value="42.6540768088386">
            <text:p>43</text:p>
          </table:table-cell>
          <table:table-cell table:formula="of:=[.$B16]*(0.5+0.125*[.D$2])" office:value-type="float" office:value="51.1848921706064">
            <text:p>51</text:p>
          </table:table-cell>
          <table:table-cell table:formula="of:=[.$B16]*(0.5+0.125*[.E$2])" office:value-type="float" office:value="59.7157075323741">
            <text:p>60</text:p>
          </table:table-cell>
          <table:table-cell table:formula="of:=[.$B16]*(0.5+0.125*[.F$2])" office:value-type="float" office:value="68.2465228941418">
            <text:p>68</text:p>
          </table:table-cell>
          <table:table-cell table:formula="of:=(2.5+([.A16]-500)*0.034)^0.45*39.5+45" office:value-type="float" office:value="124.333479744441">
            <text:p>124</text:p>
          </table:table-cell>
          <table:table-cell table:style-name="ce2" table:formula="of:=IF([.$A16]&lt;[.I$1]+6;MIN(1;([.$A16]/[.I$1])^3)*100;(([.I$1]+5)/[.$A16])^3*100)+40" office:value-type="float" office:value="43.5105069869852">
            <text:p>43,51</text:p>
          </table:table-cell>
          <table:table-cell table:formula="of:=[.$G16]*(0.7+0.075*[.I$2])" office:value-type="float" office:value="96.3584468019416">
            <text:p>96</text:p>
          </table:table-cell>
          <table:table-cell table:style-name="ce2" table:formula="of:=IF([.$A16]&lt;[.K$1]+6;MIN(1;([.$A16]/[.K$1])^3)*103;(([.K$1]+5)/[.$A16])^3*103)+40" office:value-type="float" office:value="51.876540737142">
            <text:p>51,88</text:p>
          </table:table-cell>
          <table:table-cell table:formula="of:=[.$G16]*(0.7+0.075*[.K$2])" office:value-type="float" office:value="105.683457782775">
            <text:p>106</text:p>
          </table:table-cell>
          <table:table-cell table:style-name="ce2" table:formula="of:=IF([.$A16]&lt;[.M$1]+6;MIN(1;([.$A16]/[.M$1])^3)*106;(([.M$1]+5)/[.$A16])^3*106)+40" office:value-type="float" office:value="68.5784792677509">
            <text:p>68,58</text:p>
          </table:table-cell>
          <table:table-cell table:formula="of:=[.$G16]*(0.7+0.075*[.M$2])" office:value-type="float" office:value="115.008468763608">
            <text:p>115</text:p>
          </table:table-cell>
          <table:table-cell table:style-name="ce2"/>
          <table:table-cell table:formula="of:=[.$G16]*(0.7+0.075*[.O$2])" office:value-type="float" office:value="124.333479744441">
            <text:p>12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70">
            <text:p>570</text:p>
          </table:table-cell>
          <table:table-cell table:formula="of:=(2.2+([.A17]-500)*0.034)^0.57*25+10" office:value-type="float" office:value="69.5159446403032">
            <text:p>70</text:p>
          </table:table-cell>
          <table:table-cell table:formula="of:=[.$B17]*(0.5+0.125*[.C$2])" office:value-type="float" office:value="43.4474654001895">
            <text:p>43</text:p>
          </table:table-cell>
          <table:table-cell table:formula="of:=[.$B17]*(0.5+0.125*[.D$2])" office:value-type="float" office:value="52.1369584802274">
            <text:p>52</text:p>
          </table:table-cell>
          <table:table-cell table:formula="of:=[.$B17]*(0.5+0.125*[.E$2])" office:value-type="float" office:value="60.8264515602653">
            <text:p>61</text:p>
          </table:table-cell>
          <table:table-cell table:formula="of:=[.$B17]*(0.5+0.125*[.F$2])" office:value-type="float" office:value="69.5159446403032">
            <text:p>70</text:p>
          </table:table-cell>
          <table:table-cell table:formula="of:=(2.5+([.A17]-500)*0.034)^0.45*39.5+45" office:value-type="float" office:value="125.609460684698">
            <text:p>126</text:p>
          </table:table-cell>
          <table:table-cell table:style-name="ce2" table:formula="of:=IF([.$A17]&lt;[.I$1]+6;MIN(1;([.$A17]/[.I$1])^3)*100;(([.I$1]+5)/[.$A17])^3*100)+40" office:value-type="float" office:value="43.4189332210181">
            <text:p>43,42</text:p>
          </table:table-cell>
          <table:table-cell table:formula="of:=[.$G17]*(0.7+0.075*[.I$2])" office:value-type="float" office:value="97.3473320306406">
            <text:p>97</text:p>
          </table:table-cell>
          <table:table-cell table:style-name="ce2" table:formula="of:=IF([.$A17]&lt;[.K$1]+6;MIN(1;([.$A17]/[.K$1])^3)*103;(([.K$1]+5)/[.$A17])^3*103)+40" office:value-type="float" office:value="51.5667337588354">
            <text:p>51,57</text:p>
          </table:table-cell>
          <table:table-cell table:formula="of:=[.$G17]*(0.7+0.075*[.K$2])" office:value-type="float" office:value="106.768041581993">
            <text:p>107</text:p>
          </table:table-cell>
          <table:table-cell table:style-name="ce2" table:formula="of:=IF([.$A17]&lt;[.M$1]+6;MIN(1;([.$A17]/[.M$1])^3)*106;(([.M$1]+5)/[.$A17])^3*106)+40" office:value-type="float" office:value="67.8329917977461">
            <text:p>67,83</text:p>
          </table:table-cell>
          <table:table-cell table:formula="of:=[.$G17]*(0.7+0.075*[.M$2])" office:value-type="float" office:value="116.188751133345">
            <text:p>116</text:p>
          </table:table-cell>
          <table:table-cell table:style-name="ce2"/>
          <table:table-cell table:formula="of:=[.$G17]*(0.7+0.075*[.O$2])" office:value-type="float" office:value="125.609460684698">
            <text:p>126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75">
            <text:p>575</text:p>
          </table:table-cell>
          <table:table-cell table:formula="of:=(2.2+([.A18]-500)*0.034)^0.57*25+10" office:value-type="float" office:value="70.7652607937293">
            <text:p>71</text:p>
          </table:table-cell>
          <table:table-cell table:formula="of:=[.$B18]*(0.5+0.125*[.C$2])" office:value-type="float" office:value="44.2282879960808">
            <text:p>44</text:p>
          </table:table-cell>
          <table:table-cell table:formula="of:=[.$B18]*(0.5+0.125*[.D$2])" office:value-type="float" office:value="53.073945595297">
            <text:p>53</text:p>
          </table:table-cell>
          <table:table-cell table:formula="of:=[.$B18]*(0.5+0.125*[.E$2])" office:value-type="float" office:value="61.9196031945132">
            <text:p>62</text:p>
          </table:table-cell>
          <table:table-cell table:formula="of:=[.$B18]*(0.5+0.125*[.F$2])" office:value-type="float" office:value="70.7652607937293">
            <text:p>71</text:p>
          </table:table-cell>
          <table:table-cell table:formula="of:=(2.5+([.A18]-500)*0.034)^0.45*39.5+45" office:value-type="float" office:value="126.861220568066">
            <text:p>127</text:p>
          </table:table-cell>
          <table:table-cell table:style-name="ce2" table:formula="of:=IF([.$A18]&lt;[.I$1]+6;MIN(1;([.$A18]/[.I$1])^3)*100;(([.I$1]+5)/[.$A18])^3*100)+40" office:value-type="float" office:value="43.3305169721378">
            <text:p>43,33</text:p>
          </table:table-cell>
          <table:table-cell table:formula="of:=[.$G18]*(0.7+0.075*[.I$2])" office:value-type="float" office:value="98.317445940251">
            <text:p>98</text:p>
          </table:table-cell>
          <table:table-cell table:style-name="ce2" table:formula="of:=IF([.$A18]&lt;[.K$1]+6;MIN(1;([.$A18]/[.K$1])^3)*103;(([.K$1]+5)/[.$A18])^3*103)+40" office:value-type="float" office:value="51.2676091065998">
            <text:p>51,27</text:p>
          </table:table-cell>
          <table:table-cell table:formula="of:=[.$G18]*(0.7+0.075*[.K$2])" office:value-type="float" office:value="107.832037482856">
            <text:p>108</text:p>
          </table:table-cell>
          <table:table-cell table:style-name="ce2" table:formula="of:=IF([.$A18]&lt;[.M$1]+6;MIN(1;([.$A18]/[.M$1])^3)*106;(([.M$1]+5)/[.$A18])^3*106)+40" office:value-type="float" office:value="67.1132091723514">
            <text:p>67,11</text:p>
          </table:table-cell>
          <table:table-cell table:formula="of:=[.$G18]*(0.7+0.075*[.M$2])" office:value-type="float" office:value="117.346629025461">
            <text:p>117</text:p>
          </table:table-cell>
          <table:table-cell table:style-name="ce2"/>
          <table:table-cell table:formula="of:=[.$G18]*(0.7+0.075*[.O$2])" office:value-type="float" office:value="126.861220568066">
            <text:p>127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80">
            <text:p>580</text:p>
          </table:table-cell>
          <table:table-cell table:formula="of:=(2.2+([.A19]-500)*0.034)^0.57*25+10" office:value-type="float" office:value="71.9954929008819">
            <text:p>72</text:p>
          </table:table-cell>
          <table:table-cell table:formula="of:=[.$B19]*(0.5+0.125*[.C$2])" office:value-type="float" office:value="44.9971830630512">
            <text:p>45</text:p>
          </table:table-cell>
          <table:table-cell table:formula="of:=[.$B19]*(0.5+0.125*[.D$2])" office:value-type="float" office:value="53.9966196756614">
            <text:p>54</text:p>
          </table:table-cell>
          <table:table-cell table:formula="of:=[.$B19]*(0.5+0.125*[.E$2])" office:value-type="float" office:value="62.9960562882716">
            <text:p>63</text:p>
          </table:table-cell>
          <table:table-cell table:formula="of:=[.$B19]*(0.5+0.125*[.F$2])" office:value-type="float" office:value="71.9954929008819">
            <text:p>72</text:p>
          </table:table-cell>
          <table:table-cell table:formula="of:=(2.5+([.A19]-500)*0.034)^0.45*39.5+45" office:value-type="float" office:value="128.090012054925">
            <text:p>128</text:p>
          </table:table-cell>
          <table:table-cell table:style-name="ce2" table:formula="of:=IF([.$A19]&lt;[.I$1]+6;MIN(1;([.$A19]/[.I$1])^3)*100;(([.I$1]+5)/[.$A19])^3*100)+40" office:value-type="float" office:value="43.245123313789">
            <text:p>43,25</text:p>
          </table:table-cell>
          <table:table-cell table:formula="of:=[.$G19]*(0.7+0.075*[.I$2])" office:value-type="float" office:value="99.269759342567">
            <text:p>99</text:p>
          </table:table-cell>
          <table:table-cell table:style-name="ce2" table:formula="of:=IF([.$A19]&lt;[.K$1]+6;MIN(1;([.$A19]/[.K$1])^3)*103;(([.K$1]+5)/[.$A19])^3*103)+40" office:value-type="float" office:value="50.9787103048506">
            <text:p>50,98</text:p>
          </table:table-cell>
          <table:table-cell table:formula="of:=[.$G19]*(0.7+0.075*[.K$2])" office:value-type="float" office:value="108.876510246686">
            <text:p>109</text:p>
          </table:table-cell>
          <table:table-cell table:style-name="ce2" table:formula="of:=IF([.$A19]&lt;[.M$1]+6;MIN(1;([.$A19]/[.M$1])^3)*106;(([.M$1]+5)/[.$A19])^3*106)+40" office:value-type="float" office:value="66.4180329759318">
            <text:p>66,42</text:p>
          </table:table-cell>
          <table:table-cell table:formula="of:=[.$G19]*(0.7+0.075*[.M$2])" office:value-type="float" office:value="118.483261150806">
            <text:p>118</text:p>
          </table:table-cell>
          <table:table-cell table:style-name="ce2"/>
          <table:table-cell table:formula="of:=[.$G19]*(0.7+0.075*[.O$2])" office:value-type="float" office:value="128.090012054925">
            <text:p>128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85">
            <text:p>585</text:p>
          </table:table-cell>
          <table:table-cell table:formula="of:=(2.2+([.A20]-500)*0.034)^0.57*25+10" office:value-type="float" office:value="73.2075773211962">
            <text:p>73</text:p>
          </table:table-cell>
          <table:table-cell table:formula="of:=[.$B20]*(0.5+0.125*[.C$2])" office:value-type="float" office:value="45.7547358257476">
            <text:p>46</text:p>
          </table:table-cell>
          <table:table-cell table:formula="of:=[.$B20]*(0.5+0.125*[.D$2])" office:value-type="float" office:value="54.9056829908971">
            <text:p>55</text:p>
          </table:table-cell>
          <table:table-cell table:formula="of:=[.$B20]*(0.5+0.125*[.E$2])" office:value-type="float" office:value="64.0566301560467">
            <text:p>64</text:p>
          </table:table-cell>
          <table:table-cell table:formula="of:=[.$B20]*(0.5+0.125*[.F$2])" office:value-type="float" office:value="73.2075773211962">
            <text:p>73</text:p>
          </table:table-cell>
          <table:table-cell table:formula="of:=(2.5+([.A20]-500)*0.034)^0.45*39.5+45" office:value-type="float" office:value="129.296984652512">
            <text:p>129</text:p>
          </table:table-cell>
          <table:table-cell table:style-name="ce2" table:formula="of:=IF([.$A20]&lt;[.I$1]+6;MIN(1;([.$A20]/[.I$1])^3)*100;(([.I$1]+5)/[.$A20])^3*100)+40" office:value-type="float" office:value="43.162624179499">
            <text:p>43,16</text:p>
          </table:table-cell>
          <table:table-cell table:formula="of:=[.$G20]*(0.7+0.075*[.I$2])" office:value-type="float" office:value="100.205163105697">
            <text:p>100</text:p>
          </table:table-cell>
          <table:table-cell table:style-name="ce2" table:formula="of:=IF([.$A20]&lt;[.K$1]+6;MIN(1;([.$A20]/[.K$1])^3)*103;(([.K$1]+5)/[.$A20])^3*103)+40" office:value-type="float" office:value="50.6996040866302">
            <text:p>50,70</text:p>
          </table:table-cell>
          <table:table-cell table:formula="of:=[.$G20]*(0.7+0.075*[.K$2])" office:value-type="float" office:value="109.902436954636">
            <text:p>110</text:p>
          </table:table-cell>
          <table:table-cell table:style-name="ce2" table:formula="of:=IF([.$A20]&lt;[.M$1]+6;MIN(1;([.$A20]/[.M$1])^3)*106;(([.M$1]+5)/[.$A20])^3*106)+40" office:value-type="float" office:value="65.7464206396926">
            <text:p>65,75</text:p>
          </table:table-cell>
          <table:table-cell table:formula="of:=[.$G20]*(0.7+0.075*[.M$2])" office:value-type="float" office:value="119.599710803574">
            <text:p>120</text:p>
          </table:table-cell>
          <table:table-cell table:style-name="ce2"/>
          <table:table-cell table:formula="of:=[.$G20]*(0.7+0.075*[.O$2])" office:value-type="float" office:value="129.296984652512">
            <text:p>129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90">
            <text:p>590</text:p>
          </table:table-cell>
          <table:table-cell table:formula="of:=(2.2+([.A21]-500)*0.034)^0.57*25+10" office:value-type="float" office:value="74.4023749229231">
            <text:p>74</text:p>
          </table:table-cell>
          <table:table-cell table:formula="of:=[.$B21]*(0.5+0.125*[.C$2])" office:value-type="float" office:value="46.5014843268269">
            <text:p>47</text:p>
          </table:table-cell>
          <table:table-cell table:formula="of:=[.$B21]*(0.5+0.125*[.D$2])" office:value-type="float" office:value="55.8017811921923">
            <text:p>56</text:p>
          </table:table-cell>
          <table:table-cell table:formula="of:=[.$B21]*(0.5+0.125*[.E$2])" office:value-type="float" office:value="65.1020780575577">
            <text:p>65</text:p>
          </table:table-cell>
          <table:table-cell table:formula="of:=[.$B21]*(0.5+0.125*[.F$2])" office:value-type="float" office:value="74.4023749229231">
            <text:p>74</text:p>
          </table:table-cell>
          <table:table-cell table:formula="of:=(2.5+([.A21]-500)*0.034)^0.45*39.5+45" office:value-type="float" office:value="130.483196171847">
            <text:p>130</text:p>
          </table:table-cell>
          <table:table-cell table:style-name="ce2" table:formula="of:=IF([.$A21]&lt;[.I$1]+6;MIN(1;([.$A21]/[.I$1])^3)*100;(([.I$1]+5)/[.$A21])^3*100)+40" office:value-type="float" office:value="43.0828979593824">
            <text:p>43,08</text:p>
          </table:table-cell>
          <table:table-cell table:formula="of:=[.$G21]*(0.7+0.075*[.I$2])" office:value-type="float" office:value="101.124477033182">
            <text:p>101</text:p>
          </table:table-cell>
          <table:table-cell table:style-name="ce2" table:formula="of:=IF([.$A21]&lt;[.K$1]+6;MIN(1;([.$A21]/[.K$1])^3)*103;(([.K$1]+5)/[.$A21])^3*103)+40" office:value-type="float" office:value="50.4298790285277">
            <text:p>50,43</text:p>
          </table:table-cell>
          <table:table-cell table:formula="of:=[.$G21]*(0.7+0.075*[.K$2])" office:value-type="float" office:value="110.91071674607">
            <text:p>111</text:p>
          </table:table-cell>
          <table:table-cell table:style-name="ce2" table:formula="of:=IF([.$A21]&lt;[.M$1]+6;MIN(1;([.$A21]/[.M$1])^3)*106;(([.M$1]+5)/[.$A21])^3*106)+40" office:value-type="float" office:value="65.0973821568904">
            <text:p>65,10</text:p>
          </table:table-cell>
          <table:table-cell table:formula="of:=[.$G21]*(0.7+0.075*[.M$2])" office:value-type="float" office:value="120.696956458959">
            <text:p>121</text:p>
          </table:table-cell>
          <table:table-cell table:style-name="ce2"/>
          <table:table-cell table:formula="of:=[.$G21]*(0.7+0.075*[.O$2])" office:value-type="float" office:value="130.483196171847">
            <text:p>130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95">
            <text:p>595</text:p>
          </table:table-cell>
          <table:table-cell table:formula="of:=(2.2+([.A22]-500)*0.034)^0.57*25+10" office:value-type="float" office:value="75.5806793992576">
            <text:p>76</text:p>
          </table:table-cell>
          <table:table-cell table:formula="of:=[.$B22]*(0.5+0.125*[.C$2])" office:value-type="float" office:value="47.237924624536">
            <text:p>47</text:p>
          </table:table-cell>
          <table:table-cell table:formula="of:=[.$B22]*(0.5+0.125*[.D$2])" office:value-type="float" office:value="56.6855095494432">
            <text:p>57</text:p>
          </table:table-cell>
          <table:table-cell table:formula="of:=[.$B22]*(0.5+0.125*[.E$2])" office:value-type="float" office:value="66.1330944743504">
            <text:p>66</text:p>
          </table:table-cell>
          <table:table-cell table:formula="of:=[.$B22]*(0.5+0.125*[.F$2])" office:value-type="float" office:value="75.5806793992576">
            <text:p>76</text:p>
          </table:table-cell>
          <table:table-cell table:formula="of:=(2.5+([.A22]-500)*0.034)^0.45*39.5+45" office:value-type="float" office:value="131.649622603025">
            <text:p>132</text:p>
          </table:table-cell>
          <table:table-cell table:style-name="ce2" table:formula="of:=IF([.$A22]&lt;[.I$1]+6;MIN(1;([.$A22]/[.I$1])^3)*100;(([.I$1]+5)/[.$A22])^3*100)+40" office:value-type="float" office:value="43.0058291235426">
            <text:p>43,01</text:p>
          </table:table-cell>
          <table:table-cell table:formula="of:=[.$G22]*(0.7+0.075*[.I$2])" office:value-type="float" office:value="102.028457517344">
            <text:p>102</text:p>
          </table:table-cell>
          <table:table-cell table:style-name="ce2" table:formula="of:=IF([.$A22]&lt;[.K$1]+6;MIN(1;([.$A22]/[.K$1])^3)*103;(([.K$1]+5)/[.$A22])^3*103)+40" office:value-type="float" office:value="50.1691442765935">
            <text:p>50,17</text:p>
          </table:table-cell>
          <table:table-cell table:formula="of:=[.$G22]*(0.7+0.075*[.K$2])" office:value-type="float" office:value="111.902179212571">
            <text:p>112</text:p>
          </table:table-cell>
          <table:table-cell table:style-name="ce2" table:formula="of:=IF([.$A22]&lt;[.M$1]+6;MIN(1;([.$A22]/[.M$1])^3)*106;(([.M$1]+5)/[.$A22])^3*106)+40" office:value-type="float" office:value="64.4699770170055">
            <text:p>64,47</text:p>
          </table:table-cell>
          <table:table-cell table:formula="of:=[.$G22]*(0.7+0.075*[.M$2])" office:value-type="float" office:value="121.775900907798">
            <text:p>122</text:p>
          </table:table-cell>
          <table:table-cell table:style-name="ce2"/>
          <table:table-cell table:formula="of:=[.$G22]*(0.7+0.075*[.O$2])" office:value-type="float" office:value="131.649622603025">
            <text:p>132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00">
            <text:p>600</text:p>
          </table:table-cell>
          <table:table-cell table:formula="of:=(2.2+([.A23]-500)*0.034)^0.57*25+10" office:value-type="float" office:value="76.7432244379483">
            <text:p>77</text:p>
          </table:table-cell>
          <table:table-cell table:formula="of:=[.$B23]*(0.5+0.125*[.C$2])" office:value-type="float" office:value="47.9645152737177">
            <text:p>48</text:p>
          </table:table-cell>
          <table:table-cell table:formula="of:=[.$B23]*(0.5+0.125*[.D$2])" office:value-type="float" office:value="57.5574183284613">
            <text:p>58</text:p>
          </table:table-cell>
          <table:table-cell table:formula="of:=[.$B23]*(0.5+0.125*[.E$2])" office:value-type="float" office:value="67.1503213832048">
            <text:p>67</text:p>
          </table:table-cell>
          <table:table-cell table:formula="of:=[.$B23]*(0.5+0.125*[.F$2])" office:value-type="float" office:value="76.7432244379483">
            <text:p>77</text:p>
          </table:table-cell>
          <table:table-cell table:formula="of:=(2.5+([.A23]-500)*0.034)^0.45*39.5+45" office:value-type="float" office:value="132.797166667393">
            <text:p>133</text:p>
          </table:table-cell>
          <table:table-cell table:style-name="ce2" table:formula="of:=IF([.$A23]&lt;[.I$1]+6;MIN(1;([.$A23]/[.I$1])^3)*100;(([.I$1]+5)/[.$A23])^3*100)+40" office:value-type="float" office:value="42.9313078703704">
            <text:p>42,93</text:p>
          </table:table-cell>
          <table:table-cell table:formula="of:=[.$G23]*(0.7+0.075*[.I$2])" office:value-type="float" office:value="102.917804167229">
            <text:p>103</text:p>
          </table:table-cell>
          <table:table-cell table:style-name="ce2" table:formula="of:=IF([.$A23]&lt;[.K$1]+6;MIN(1;([.$A23]/[.K$1])^3)*103;(([.K$1]+5)/[.$A23])^3*103)+40" office:value-type="float" office:value="49.9170283564815">
            <text:p>49,92</text:p>
          </table:table-cell>
          <table:table-cell table:formula="of:=[.$G23]*(0.7+0.075*[.K$2])" office:value-type="float" office:value="112.877591667284">
            <text:p>113</text:p>
          </table:table-cell>
          <table:table-cell table:style-name="ce2" table:formula="of:=IF([.$A23]&lt;[.M$1]+6;MIN(1;([.$A23]/[.M$1])^3)*106;(([.M$1]+5)/[.$A23])^3*106)+40" office:value-type="float" office:value="63.8633113425926">
            <text:p>63,86</text:p>
          </table:table-cell>
          <table:table-cell table:formula="of:=[.$G23]*(0.7+0.075*[.M$2])" office:value-type="float" office:value="122.837379167338">
            <text:p>123</text:p>
          </table:table-cell>
          <table:table-cell table:style-name="ce2"/>
          <table:table-cell table:formula="of:=[.$G23]*(0.7+0.075*[.O$2])" office:value-type="float" office:value="132.797166667393">
            <text:p>13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05">
            <text:p>605</text:p>
          </table:table-cell>
          <table:table-cell table:formula="of:=(2.2+([.A24]-500)*0.034)^0.57*25+10" office:value-type="float" office:value="77.8906899323075">
            <text:p>78</text:p>
          </table:table-cell>
          <table:table-cell table:formula="of:=[.$B24]*(0.5+0.125*[.C$2])" office:value-type="float" office:value="48.6816812076922">
            <text:p>49</text:p>
          </table:table-cell>
          <table:table-cell table:formula="of:=[.$B24]*(0.5+0.125*[.D$2])" office:value-type="float" office:value="58.4180174492306">
            <text:p>58</text:p>
          </table:table-cell>
          <table:table-cell table:formula="of:=[.$B24]*(0.5+0.125*[.E$2])" office:value-type="float" office:value="68.154353690769">
            <text:p>68</text:p>
          </table:table-cell>
          <table:table-cell table:formula="of:=[.$B24]*(0.5+0.125*[.F$2])" office:value-type="float" office:value="77.8906899323075">
            <text:p>78</text:p>
          </table:table-cell>
          <table:table-cell table:formula="of:=(2.5+([.A24]-500)*0.034)^0.45*39.5+45" office:value-type="float" office:value="133.926665256683">
            <text:p>134</text:p>
          </table:table-cell>
          <table:table-cell table:style-name="ce2" table:formula="of:=IF([.$A24]&lt;[.I$1]+6;MIN(1;([.$A24]/[.I$1])^3)*100;(([.I$1]+5)/[.$A24])^3*100)+40" office:value-type="float" office:value="42.8592297979014">
            <text:p>42,86</text:p>
          </table:table-cell>
          <table:table-cell table:formula="of:=[.$G24]*(0.7+0.075*[.I$2])" office:value-type="float" office:value="103.793165573929">
            <text:p>104</text:p>
          </table:table-cell>
          <table:table-cell table:style-name="ce2" table:formula="of:=IF([.$A24]&lt;[.K$1]+6;MIN(1;([.$A24]/[.K$1])^3)*103;(([.K$1]+5)/[.$A24])^3*103)+40" office:value-type="float" office:value="49.6731780616078">
            <text:p>49,67</text:p>
          </table:table-cell>
          <table:table-cell table:formula="of:=[.$G24]*(0.7+0.075*[.K$2])" office:value-type="float" office:value="113.83766546818">
            <text:p>114</text:p>
          </table:table-cell>
          <table:table-cell table:style-name="ce2" table:formula="of:=IF([.$A24]&lt;[.M$1]+6;MIN(1;([.$A24]/[.M$1])^3)*106;(([.M$1]+5)/[.$A24])^3*106)+40" office:value-type="float" office:value="63.2765352138594">
            <text:p>63,28</text:p>
          </table:table-cell>
          <table:table-cell table:formula="of:=[.$G24]*(0.7+0.075*[.M$2])" office:value-type="float" office:value="123.882165362432">
            <text:p>124</text:p>
          </table:table-cell>
          <table:table-cell table:style-name="ce2"/>
          <table:table-cell table:formula="of:=[.$G24]*(0.7+0.075*[.O$2])" office:value-type="float" office:value="133.926665256683">
            <text:p>13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10">
            <text:p>610</text:p>
          </table:table-cell>
          <table:table-cell table:formula="of:=(2.2+([.A25]-500)*0.034)^0.57*25+10" office:value-type="float" office:value="79.0237073861383">
            <text:p>79</text:p>
          </table:table-cell>
          <table:table-cell table:formula="of:=[.$B25]*(0.5+0.125*[.C$2])" office:value-type="float" office:value="49.3898171163364">
            <text:p>49</text:p>
          </table:table-cell>
          <table:table-cell table:formula="of:=[.$B25]*(0.5+0.125*[.D$2])" office:value-type="float" office:value="59.2677805396037">
            <text:p>59</text:p>
          </table:table-cell>
          <table:table-cell table:formula="of:=[.$B25]*(0.5+0.125*[.E$2])" office:value-type="float" office:value="69.145743962871">
            <text:p>69</text:p>
          </table:table-cell>
          <table:table-cell table:formula="of:=[.$B25]*(0.5+0.125*[.F$2])" office:value-type="float" office:value="79.0237073861383">
            <text:p>79</text:p>
          </table:table-cell>
          <table:table-cell table:formula="of:=(2.5+([.A25]-500)*0.034)^0.45*39.5+45" office:value-type="float" office:value="135.0388959309">
            <text:p>135</text:p>
          </table:table-cell>
          <table:table-cell table:style-name="ce2" table:formula="of:=IF([.$A25]&lt;[.I$1]+6;MIN(1;([.$A25]/[.I$1])^3)*100;(([.I$1]+5)/[.$A25])^3*100)+40" office:value-type="float" office:value="42.7894955965477">
            <text:p>42,79</text:p>
          </table:table-cell>
          <table:table-cell table:formula="of:=[.$G25]*(0.7+0.075*[.I$2])" office:value-type="float" office:value="104.655144346447">
            <text:p>105</text:p>
          </table:table-cell>
          <table:table-cell table:style-name="ce2" table:formula="of:=IF([.$A25]&lt;[.K$1]+6;MIN(1;([.$A25]/[.K$1])^3)*103;(([.K$1]+5)/[.$A25])^3*103)+40" office:value-type="float" office:value="49.4372574136161">
            <text:p>49,44</text:p>
          </table:table-cell>
          <table:table-cell table:formula="of:=[.$G25]*(0.7+0.075*[.K$2])" office:value-type="float" office:value="114.783061541265">
            <text:p>115</text:p>
          </table:table-cell>
          <table:table-cell table:style-name="ce2" table:formula="of:=IF([.$A25]&lt;[.M$1]+6;MIN(1;([.$A25]/[.M$1])^3)*106;(([.M$1]+5)/[.$A25])^3*106)+40" office:value-type="float" office:value="62.7088401672387">
            <text:p>62,71</text:p>
          </table:table-cell>
          <table:table-cell table:formula="of:=[.$G25]*(0.7+0.075*[.M$2])" office:value-type="float" office:value="124.910978736082">
            <text:p>125</text:p>
          </table:table-cell>
          <table:table-cell table:style-name="ce2"/>
          <table:table-cell table:formula="of:=[.$G25]*(0.7+0.075*[.O$2])" office:value-type="float" office:value="135.0388959309">
            <text:p>13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15">
            <text:p>615</text:p>
          </table:table-cell>
          <table:table-cell table:formula="of:=(2.2+([.A26]-500)*0.034)^0.57*25+10" office:value-type="float" office:value="80.1428646371723">
            <text:p>80</text:p>
          </table:table-cell>
          <table:table-cell table:formula="of:=[.$B26]*(0.5+0.125*[.C$2])" office:value-type="float" office:value="50.0892903982327">
            <text:p>50</text:p>
          </table:table-cell>
          <table:table-cell table:formula="of:=[.$B26]*(0.5+0.125*[.D$2])" office:value-type="float" office:value="60.1071484778792">
            <text:p>60</text:p>
          </table:table-cell>
          <table:table-cell table:formula="of:=[.$B26]*(0.5+0.125*[.E$2])" office:value-type="float" office:value="70.1250065575258">
            <text:p>70</text:p>
          </table:table-cell>
          <table:table-cell table:formula="of:=[.$B26]*(0.5+0.125*[.F$2])" office:value-type="float" office:value="80.1428646371723">
            <text:p>80</text:p>
          </table:table-cell>
          <table:table-cell table:formula="of:=(2.5+([.A26]-500)*0.034)^0.45*39.5+45" office:value-type="float" office:value="136.134582616311">
            <text:p>136</text:p>
          </table:table-cell>
          <table:table-cell table:style-name="ce2" table:formula="of:=IF([.$A26]&lt;[.I$1]+6;MIN(1;([.$A26]/[.I$1])^3)*100;(([.I$1]+5)/[.$A26])^3*100)+40" office:value-type="float" office:value="42.7220107616504">
            <text:p>42,72</text:p>
          </table:table-cell>
          <table:table-cell table:formula="of:=[.$G26]*(0.7+0.075*[.I$2])" office:value-type="float" office:value="105.504301527641">
            <text:p>106</text:p>
          </table:table-cell>
          <table:table-cell table:style-name="ce2" table:formula="of:=IF([.$A26]&lt;[.K$1]+6;MIN(1;([.$A26]/[.K$1])^3)*103;(([.K$1]+5)/[.$A26])^3*103)+40" office:value-type="float" office:value="49.2089466899031">
            <text:p>49,21</text:p>
          </table:table-cell>
          <table:table-cell table:formula="of:=[.$G26]*(0.7+0.075*[.K$2])" office:value-type="float" office:value="115.714395223865">
            <text:p>116</text:p>
          </table:table-cell>
          <table:table-cell table:style-name="ce2" table:formula="of:=IF([.$A26]&lt;[.M$1]+6;MIN(1;([.$A26]/[.M$1])^3)*106;(([.M$1]+5)/[.$A26])^3*106)+40" office:value-type="float" office:value="62.159456855326">
            <text:p>62,16</text:p>
          </table:table-cell>
          <table:table-cell table:formula="of:=[.$G26]*(0.7+0.075*[.M$2])" office:value-type="float" office:value="125.924488920088">
            <text:p>126</text:p>
          </table:table-cell>
          <table:table-cell table:style-name="ce2"/>
          <table:table-cell table:formula="of:=[.$G26]*(0.7+0.075*[.O$2])" office:value-type="float" office:value="136.134582616311">
            <text:p>136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20">
            <text:p>620</text:p>
          </table:table-cell>
          <table:table-cell table:formula="of:=(2.2+([.A27]-500)*0.034)^0.57*25+10" office:value-type="float" office:value="81.2487100014365">
            <text:p>81</text:p>
          </table:table-cell>
          <table:table-cell table:formula="of:=[.$B27]*(0.5+0.125*[.C$2])" office:value-type="float" office:value="50.7804437508978">
            <text:p>51</text:p>
          </table:table-cell>
          <table:table-cell table:formula="of:=[.$B27]*(0.5+0.125*[.D$2])" office:value-type="float" office:value="60.9365325010774">
            <text:p>61</text:p>
          </table:table-cell>
          <table:table-cell table:formula="of:=[.$B27]*(0.5+0.125*[.E$2])" office:value-type="float" office:value="71.092621251257">
            <text:p>71</text:p>
          </table:table-cell>
          <table:table-cell table:formula="of:=[.$B27]*(0.5+0.125*[.F$2])" office:value-type="float" office:value="81.2487100014365">
            <text:p>81</text:p>
          </table:table-cell>
          <table:table-cell table:formula="of:=(2.5+([.A27]-500)*0.034)^0.45*39.5+45" office:value-type="float" office:value="137.214400620499">
            <text:p>137</text:p>
          </table:table-cell>
          <table:table-cell table:style-name="ce2" table:formula="of:=IF([.$A27]&lt;[.I$1]+6;MIN(1;([.$A27]/[.I$1])^3)*100;(([.I$1]+5)/[.$A27])^3*100)+40" office:value-type="float" office:value="42.6566853244268">
            <text:p>42,66</text:p>
          </table:table-cell>
          <table:table-cell table:formula="of:=[.$G27]*(0.7+0.075*[.I$2])" office:value-type="float" office:value="106.341160480887">
            <text:p>106</text:p>
          </table:table-cell>
          <table:table-cell table:style-name="ce2" table:formula="of:=IF([.$A27]&lt;[.K$1]+6;MIN(1;([.$A27]/[.K$1])^3)*103;(([.K$1]+5)/[.$A27])^3*103)+40" office:value-type="float" office:value="48.9879415133765">
            <text:p>48,99</text:p>
          </table:table-cell>
          <table:table-cell table:formula="of:=[.$G27]*(0.7+0.075*[.K$2])" office:value-type="float" office:value="116.632240527424">
            <text:p>117</text:p>
          </table:table-cell>
          <table:table-cell table:style-name="ce2" table:formula="of:=IF([.$A27]&lt;[.M$1]+6;MIN(1;([.$A27]/[.M$1])^3)*106;(([.M$1]+5)/[.$A27])^3*106)+40" office:value-type="float" office:value="61.6276528565674">
            <text:p>61,63</text:p>
          </table:table-cell>
          <table:table-cell table:formula="of:=[.$G27]*(0.7+0.075*[.M$2])" office:value-type="float" office:value="126.923320573961">
            <text:p>127</text:p>
          </table:table-cell>
          <table:table-cell table:style-name="ce2"/>
          <table:table-cell table:formula="of:=[.$G27]*(0.7+0.075*[.O$2])" office:value-type="float" office:value="137.214400620499">
            <text:p>137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25">
            <text:p>625</text:p>
          </table:table-cell>
          <table:table-cell table:formula="of:=(2.2+([.A28]-500)*0.034)^0.57*25+10" office:value-type="float" office:value="82.3417559232313">
            <text:p>82</text:p>
          </table:table-cell>
          <table:table-cell table:formula="of:=[.$B28]*(0.5+0.125*[.C$2])" office:value-type="float" office:value="51.4635974520196">
            <text:p>51</text:p>
          </table:table-cell>
          <table:table-cell table:formula="of:=[.$B28]*(0.5+0.125*[.D$2])" office:value-type="float" office:value="61.7563169424235">
            <text:p>62</text:p>
          </table:table-cell>
          <table:table-cell table:formula="of:=[.$B28]*(0.5+0.125*[.E$2])" office:value-type="float" office:value="72.0490364328274">
            <text:p>72</text:p>
          </table:table-cell>
          <table:table-cell table:formula="of:=[.$B28]*(0.5+0.125*[.F$2])" office:value-type="float" office:value="82.3417559232313">
            <text:p>82</text:p>
          </table:table-cell>
          <table:table-cell table:formula="of:=(2.5+([.A28]-500)*0.034)^0.45*39.5+45" office:value-type="float" office:value="138.278981061755">
            <text:p>138</text:p>
          </table:table-cell>
          <table:table-cell table:style-name="ce2" table:formula="of:=IF([.$A28]&lt;[.I$1]+6;MIN(1;([.$A28]/[.I$1])^3)*100;(([.I$1]+5)/[.$A28])^3*100)+40" office:value-type="float" office:value="42.5934336">
            <text:p>42,59</text:p>
          </table:table-cell>
          <table:table-cell table:formula="of:=[.$G28]*(0.7+0.075*[.I$2])" office:value-type="float" office:value="107.16621032286">
            <text:p>107</text:p>
          </table:table-cell>
          <table:table-cell table:style-name="ce2" table:formula="of:=IF([.$A28]&lt;[.K$1]+6;MIN(1;([.$A28]/[.K$1])^3)*103;(([.K$1]+5)/[.$A28])^3*103)+40" office:value-type="float" office:value="48.773952">
            <text:p>48,77</text:p>
          </table:table-cell>
          <table:table-cell table:formula="of:=[.$G28]*(0.7+0.075*[.K$2])" office:value-type="float" office:value="117.537133902492">
            <text:p>118</text:p>
          </table:table-cell>
          <table:table-cell table:style-name="ce2" table:formula="of:=IF([.$A28]&lt;[.M$1]+6;MIN(1;([.$A28]/[.M$1])^3)*106;(([.M$1]+5)/[.$A28])^3*106)+40" office:value-type="float" office:value="61.112730624">
            <text:p>61,11</text:p>
          </table:table-cell>
          <table:table-cell table:formula="of:=[.$G28]*(0.7+0.075*[.M$2])" office:value-type="float" office:value="127.908057482123">
            <text:p>128</text:p>
          </table:table-cell>
          <table:table-cell table:style-name="ce2"/>
          <table:table-cell table:formula="of:=[.$G28]*(0.7+0.075*[.O$2])" office:value-type="float" office:value="138.278981061755">
            <text:p>138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30">
            <text:p>630</text:p>
          </table:table-cell>
          <table:table-cell table:formula="of:=(2.2+([.A29]-500)*0.034)^0.57*25+10" office:value-type="float" office:value="83.4224822011189">
            <text:p>83</text:p>
          </table:table-cell>
          <table:table-cell table:formula="of:=[.$B29]*(0.5+0.125*[.C$2])" office:value-type="float" office:value="52.1390513756993">
            <text:p>52</text:p>
          </table:table-cell>
          <table:table-cell table:formula="of:=[.$B29]*(0.5+0.125*[.D$2])" office:value-type="float" office:value="62.5668616508392">
            <text:p>63</text:p>
          </table:table-cell>
          <table:table-cell table:formula="of:=[.$B29]*(0.5+0.125*[.E$2])" office:value-type="float" office:value="72.994671925979">
            <text:p>73</text:p>
          </table:table-cell>
          <table:table-cell table:formula="of:=[.$B29]*(0.5+0.125*[.F$2])" office:value-type="float" office:value="83.4224822011189">
            <text:p>83</text:p>
          </table:table-cell>
          <table:table-cell table:formula="of:=(2.5+([.A29]-500)*0.034)^0.45*39.5+45" office:value-type="float" office:value="139.328914794174">
            <text:p>139</text:p>
          </table:table-cell>
          <table:table-cell table:style-name="ce2" table:formula="of:=IF([.$A29]&lt;[.I$1]+6;MIN(1;([.$A29]/[.I$1])^3)*100;(([.I$1]+5)/[.$A29])^3*100)+40" office:value-type="float" office:value="42.5321739512972">
            <text:p>42,53</text:p>
          </table:table-cell>
          <table:table-cell table:formula="of:=[.$G29]*(0.7+0.075*[.I$2])" office:value-type="float" office:value="107.979908965485">
            <text:p>108</text:p>
          </table:table-cell>
          <table:table-cell table:style-name="ce2" table:formula="of:=IF([.$A29]&lt;[.K$1]+6;MIN(1;([.$A29]/[.K$1])^3)*103;(([.K$1]+5)/[.$A29])^3*103)+40" office:value-type="float" office:value="48.5667019600315">
            <text:p>48,57</text:p>
          </table:table-cell>
          <table:table-cell table:formula="of:=[.$G29]*(0.7+0.075*[.K$2])" office:value-type="float" office:value="118.429577575048">
            <text:p>118</text:p>
          </table:table-cell>
          <table:table-cell table:style-name="ce2" table:formula="of:=IF([.$A29]&lt;[.M$1]+6;MIN(1;([.$A29]/[.M$1])^3)*106;(([.M$1]+5)/[.$A29])^3*106)+40" office:value-type="float" office:value="60.6140255631941">
            <text:p>60,61</text:p>
          </table:table-cell>
          <table:table-cell table:formula="of:=[.$G29]*(0.7+0.075*[.M$2])" office:value-type="float" office:value="128.879246184611">
            <text:p>129</text:p>
          </table:table-cell>
          <table:table-cell table:style-name="ce2"/>
          <table:table-cell table:formula="of:=[.$G29]*(0.7+0.075*[.O$2])" office:value-type="float" office:value="139.328914794174">
            <text:p>139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35">
            <text:p>635</text:p>
          </table:table-cell>
          <table:table-cell table:formula="of:=(2.2+([.A30]-500)*0.034)^0.57*25+10" office:value-type="float" office:value="84.491338848755">
            <text:p>84</text:p>
          </table:table-cell>
          <table:table-cell table:formula="of:=[.$B30]*(0.5+0.125*[.C$2])" office:value-type="float" office:value="52.8070867804718">
            <text:p>53</text:p>
          </table:table-cell>
          <table:table-cell table:formula="of:=[.$B30]*(0.5+0.125*[.D$2])" office:value-type="float" office:value="63.3685041365662">
            <text:p>63</text:p>
          </table:table-cell>
          <table:table-cell table:formula="of:=[.$B30]*(0.5+0.125*[.E$2])" office:value-type="float" office:value="73.9299214926606">
            <text:p>74</text:p>
          </table:table-cell>
          <table:table-cell table:formula="of:=[.$B30]*(0.5+0.125*[.F$2])" office:value-type="float" office:value="84.491338848755">
            <text:p>84</text:p>
          </table:table-cell>
          <table:table-cell table:formula="of:=(2.5+([.A30]-500)*0.034)^0.45*39.5+45" office:value-type="float" office:value="140.364755896763">
            <text:p>140</text:p>
          </table:table-cell>
          <table:table-cell table:style-name="ce2" table:formula="of:=IF([.$A30]&lt;[.I$1]+6;MIN(1;([.$A30]/[.I$1])^3)*100;(([.I$1]+5)/[.$A30])^3*100)+40" office:value-type="float" office:value="42.4728285677044">
            <text:p>42,47</text:p>
          </table:table-cell>
          <table:table-cell table:formula="of:=[.$G30]*(0.7+0.075*[.I$2])" office:value-type="float" office:value="108.782685819992">
            <text:p>109</text:p>
          </table:table-cell>
          <table:table-cell table:style-name="ce2" table:formula="of:=IF([.$A30]&lt;[.K$1]+6;MIN(1;([.$A30]/[.K$1])^3)*103;(([.K$1]+5)/[.$A30])^3*103)+40" office:value-type="float" office:value="48.3659281491791">
            <text:p>48,37</text:p>
          </table:table-cell>
          <table:table-cell table:formula="of:=[.$G30]*(0.7+0.075*[.K$2])" office:value-type="float" office:value="119.310042512249">
            <text:p>119</text:p>
          </table:table-cell>
          <table:table-cell table:style-name="ce2" table:formula="of:=IF([.$A30]&lt;[.M$1]+6;MIN(1;([.$A30]/[.M$1])^3)*106;(([.M$1]+5)/[.$A30])^3*106)+40" office:value-type="float" office:value="60.1309042303124">
            <text:p>60,13</text:p>
          </table:table-cell>
          <table:table-cell table:formula="of:=[.$G30]*(0.7+0.075*[.M$2])" office:value-type="float" office:value="129.837399204506">
            <text:p>130</text:p>
          </table:table-cell>
          <table:table-cell table:style-name="ce2"/>
          <table:table-cell table:formula="of:=[.$G30]*(0.7+0.075*[.O$2])" office:value-type="float" office:value="140.364755896763">
            <text:p>140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40">
            <text:p>640</text:p>
          </table:table-cell>
          <table:table-cell table:formula="of:=(2.2+([.A31]-500)*0.034)^0.57*25+10" office:value-type="float" office:value="85.5487486399677">
            <text:p>86</text:p>
          </table:table-cell>
          <table:table-cell table:formula="of:=[.$B31]*(0.5+0.125*[.C$2])" office:value-type="float" office:value="53.4679678999798">
            <text:p>53</text:p>
          </table:table-cell>
          <table:table-cell table:formula="of:=[.$B31]*(0.5+0.125*[.D$2])" office:value-type="float" office:value="64.1615614799758">
            <text:p>64</text:p>
          </table:table-cell>
          <table:table-cell table:formula="of:=[.$B31]*(0.5+0.125*[.E$2])" office:value-type="float" office:value="74.8551550599717">
            <text:p>75</text:p>
          </table:table-cell>
          <table:table-cell table:formula="of:=[.$B31]*(0.5+0.125*[.F$2])" office:value-type="float" office:value="85.5487486399677">
            <text:p>86</text:p>
          </table:table-cell>
          <table:table-cell table:formula="of:=(2.5+([.A31]-500)*0.034)^0.45*39.5+45" office:value-type="float" office:value="141.387024784243">
            <text:p>141</text:p>
          </table:table-cell>
          <table:table-cell table:style-name="ce2" table:formula="of:=IF([.$A31]&lt;[.I$1]+6;MIN(1;([.$A31]/[.I$1])^3)*100;(([.I$1]+5)/[.$A31])^3*100)+40" office:value-type="float" office:value="42.4153232574463">
            <text:p>42,42</text:p>
          </table:table-cell>
          <table:table-cell table:formula="of:=[.$G31]*(0.7+0.075*[.I$2])" office:value-type="float" office:value="109.574944207788">
            <text:p>110</text:p>
          </table:table-cell>
          <table:table-cell table:style-name="ce2" table:formula="of:=IF([.$A31]&lt;[.K$1]+6;MIN(1;([.$A31]/[.K$1])^3)*103;(([.K$1]+5)/[.$A31])^3*103)+40" office:value-type="float" office:value="48.1713795661926">
            <text:p>48,17</text:p>
          </table:table-cell>
          <table:table-cell table:formula="of:=[.$G31]*(0.7+0.075*[.K$2])" office:value-type="float" office:value="120.178971066607">
            <text:p>120</text:p>
          </table:table-cell>
          <table:table-cell table:style-name="ce2" table:formula="of:=IF([.$A31]&lt;[.M$1]+6;MIN(1;([.$A31]/[.M$1])^3)*106;(([.M$1]+5)/[.$A31])^3*106)+40" office:value-type="float" office:value="59.6627626419067">
            <text:p>59,66</text:p>
          </table:table-cell>
          <table:table-cell table:formula="of:=[.$G31]*(0.7+0.075*[.M$2])" office:value-type="float" office:value="130.782997925425">
            <text:p>131</text:p>
          </table:table-cell>
          <table:table-cell table:style-name="ce2"/>
          <table:table-cell table:formula="of:=[.$G31]*(0.7+0.075*[.O$2])" office:value-type="float" office:value="141.387024784243">
            <text:p>141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45">
            <text:p>645</text:p>
          </table:table-cell>
          <table:table-cell table:formula="of:=(2.2+([.A32]-500)*0.034)^0.57*25+10" office:value-type="float" office:value="86.5951093797662">
            <text:p>87</text:p>
          </table:table-cell>
          <table:table-cell table:formula="of:=[.$B32]*(0.5+0.125*[.C$2])" office:value-type="float" office:value="54.1219433623539">
            <text:p>54</text:p>
          </table:table-cell>
          <table:table-cell table:formula="of:=[.$B32]*(0.5+0.125*[.D$2])" office:value-type="float" office:value="64.9463320348246">
            <text:p>65</text:p>
          </table:table-cell>
          <table:table-cell table:formula="of:=[.$B32]*(0.5+0.125*[.E$2])" office:value-type="float" office:value="75.7707207072954">
            <text:p>76</text:p>
          </table:table-cell>
          <table:table-cell table:formula="of:=[.$B32]*(0.5+0.125*[.F$2])" office:value-type="float" office:value="86.5951093797662">
            <text:p>87</text:p>
          </table:table-cell>
          <table:table-cell table:formula="of:=(2.5+([.A32]-500)*0.034)^0.45*39.5+45" office:value-type="float" office:value="142.396210988409">
            <text:p>142</text:p>
          </table:table-cell>
          <table:table-cell table:style-name="ce2" table:formula="of:=IF([.$A32]&lt;[.I$1]+6;MIN(1;([.$A32]/[.I$1])^3)*100;(([.I$1]+5)/[.$A32])^3*100)+40" office:value-type="float" office:value="42.3595872527413">
            <text:p>42,36</text:p>
          </table:table-cell>
          <table:table-cell table:formula="of:=[.$G32]*(0.7+0.075*[.I$2])" office:value-type="float" office:value="110.357063516017">
            <text:p>110</text:p>
          </table:table-cell>
          <table:table-cell table:style-name="ce2" table:formula="of:=IF([.$A32]&lt;[.K$1]+6;MIN(1;([.$A32]/[.K$1])^3)*103;(([.K$1]+5)/[.$A32])^3*103)+40" office:value-type="float" office:value="47.9828167936762">
            <text:p>47,98</text:p>
          </table:table-cell>
          <table:table-cell table:formula="of:=[.$G32]*(0.7+0.075*[.K$2])" office:value-type="float" office:value="121.036779340148">
            <text:p>121</text:p>
          </table:table-cell>
          <table:table-cell table:style-name="ce2" table:formula="of:=IF([.$A32]&lt;[.M$1]+6;MIN(1;([.$A32]/[.M$1])^3)*106;(([.M$1]+5)/[.$A32])^3*106)+40" office:value-type="float" office:value="59.2090246887183">
            <text:p>59,21</text:p>
          </table:table-cell>
          <table:table-cell table:formula="of:=[.$G32]*(0.7+0.075*[.M$2])" office:value-type="float" office:value="131.716495164278">
            <text:p>132</text:p>
          </table:table-cell>
          <table:table-cell table:style-name="ce2"/>
          <table:table-cell table:formula="of:=[.$G32]*(0.7+0.075*[.O$2])" office:value-type="float" office:value="142.396210988409">
            <text:p>142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50">
            <text:p>650</text:p>
          </table:table-cell>
          <table:table-cell table:formula="of:=(2.2+([.A33]-500)*0.034)^0.57*25+10" office:value-type="float" office:value="87.6307959365978">
            <text:p>88</text:p>
          </table:table-cell>
          <table:table-cell table:formula="of:=[.$B33]*(0.5+0.125*[.C$2])" office:value-type="float" office:value="54.7692474603736">
            <text:p>55</text:p>
          </table:table-cell>
          <table:table-cell table:formula="of:=[.$B33]*(0.5+0.125*[.D$2])" office:value-type="float" office:value="65.7230969524483">
            <text:p>66</text:p>
          </table:table-cell>
          <table:table-cell table:formula="of:=[.$B33]*(0.5+0.125*[.E$2])" office:value-type="float" office:value="76.6769464445231">
            <text:p>77</text:p>
          </table:table-cell>
          <table:table-cell table:formula="of:=[.$B33]*(0.5+0.125*[.F$2])" office:value-type="float" office:value="87.6307959365978">
            <text:p>88</text:p>
          </table:table-cell>
          <table:table-cell table:formula="of:=(2.5+([.A33]-500)*0.034)^0.45*39.5+45" office:value-type="float" office:value="143.392775651643">
            <text:p>143</text:p>
          </table:table-cell>
          <table:table-cell table:style-name="ce2" table:formula="of:=IF([.$A33]&lt;[.I$1]+6;MIN(1;([.$A33]/[.I$1])^3)*100;(([.I$1]+5)/[.$A33])^3*100)+40" office:value-type="float" office:value="42.3055530268548">
            <text:p>42,31</text:p>
          </table:table-cell>
          <table:table-cell table:formula="of:=[.$G33]*(0.7+0.075*[.I$2])" office:value-type="float" office:value="111.129401130024">
            <text:p>111</text:p>
          </table:table-cell>
          <table:table-cell table:style-name="ce2" table:formula="of:=IF([.$A33]&lt;[.K$1]+6;MIN(1;([.$A33]/[.K$1])^3)*103;(([.K$1]+5)/[.$A33])^3*103)+40" office:value-type="float" office:value="47.8000113791534">
            <text:p>47,80</text:p>
          </table:table-cell>
          <table:table-cell table:formula="of:=[.$G33]*(0.7+0.075*[.K$2])" office:value-type="float" office:value="121.883859303897">
            <text:p>122</text:p>
          </table:table-cell>
          <table:table-cell table:style-name="ce2" table:formula="of:=IF([.$A33]&lt;[.M$1]+6;MIN(1;([.$A33]/[.M$1])^3)*106;(([.M$1]+5)/[.$A33])^3*106)+40" office:value-type="float" office:value="58.7691406463359">
            <text:p>58,77</text:p>
          </table:table-cell>
          <table:table-cell table:formula="of:=[.$G33]*(0.7+0.075*[.M$2])" office:value-type="float" office:value="132.63831747777">
            <text:p>133</text:p>
          </table:table-cell>
          <table:table-cell table:style-name="ce2"/>
          <table:table-cell table:formula="of:=[.$G33]*(0.7+0.075*[.O$2])" office:value-type="float" office:value="143.392775651643">
            <text:p>14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55">
            <text:p>655</text:p>
          </table:table-cell>
          <table:table-cell table:formula="of:=(2.2+([.A34]-500)*0.034)^0.57*25+10" office:value-type="float" office:value="88.6561620659095">
            <text:p>89</text:p>
          </table:table-cell>
          <table:table-cell table:formula="of:=[.$B34]*(0.5+0.125*[.C$2])" office:value-type="float" office:value="55.4101012911934">
            <text:p>55</text:p>
          </table:table-cell>
          <table:table-cell table:formula="of:=[.$B34]*(0.5+0.125*[.D$2])" office:value-type="float" office:value="66.4921215494321">
            <text:p>66</text:p>
          </table:table-cell>
          <table:table-cell table:formula="of:=[.$B34]*(0.5+0.125*[.E$2])" office:value-type="float" office:value="77.5741418076708">
            <text:p>78</text:p>
          </table:table-cell>
          <table:table-cell table:formula="of:=[.$B34]*(0.5+0.125*[.F$2])" office:value-type="float" office:value="88.6561620659095">
            <text:p>89</text:p>
          </table:table-cell>
          <table:table-cell table:formula="of:=(2.5+([.A34]-500)*0.034)^0.45*39.5+45" office:value-type="float" office:value="144.377153768113">
            <text:p>144</text:p>
          </table:table-cell>
          <table:table-cell table:style-name="ce2" table:formula="of:=IF([.$A34]&lt;[.I$1]+6;MIN(1;([.$A34]/[.I$1])^3)*100;(([.I$1]+5)/[.$A34])^3*100)+40" office:value-type="float" office:value="42.2531561222388">
            <text:p>42,25</text:p>
          </table:table-cell>
          <table:table-cell table:formula="of:=[.$G34]*(0.7+0.075*[.I$2])" office:value-type="float" office:value="111.892294170287">
            <text:p>112</text:p>
          </table:table-cell>
          <table:table-cell table:style-name="ce2" table:formula="of:=IF([.$A34]&lt;[.K$1]+6;MIN(1;([.$A34]/[.K$1])^3)*103;(([.K$1]+5)/[.$A34])^3*103)+40" office:value-type="float" office:value="47.6227452536396">
            <text:p>47,62</text:p>
          </table:table-cell>
          <table:table-cell table:formula="of:=[.$G34]*(0.7+0.075*[.K$2])" office:value-type="float" office:value="122.720580702896">
            <text:p>123</text:p>
          </table:table-cell>
          <table:table-cell table:style-name="ce2" table:formula="of:=IF([.$A34]&lt;[.M$1]+6;MIN(1;([.$A34]/[.M$1])^3)*106;(([.M$1]+5)/[.$A34])^3*106)+40" office:value-type="float" office:value="58.3425857761096">
            <text:p>58,34</text:p>
          </table:table-cell>
          <table:table-cell table:formula="of:=[.$G34]*(0.7+0.075*[.M$2])" office:value-type="float" office:value="133.548867235504">
            <text:p>134</text:p>
          </table:table-cell>
          <table:table-cell table:style-name="ce2"/>
          <table:table-cell table:formula="of:=[.$G34]*(0.7+0.075*[.O$2])" office:value-type="float" office:value="144.377153768113">
            <text:p>14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60">
            <text:p>660</text:p>
          </table:table-cell>
          <table:table-cell table:formula="of:=(2.2+([.A35]-500)*0.034)^0.57*25+10" office:value-type="float" office:value="89.6715420506889">
            <text:p>90</text:p>
          </table:table-cell>
          <table:table-cell table:formula="of:=[.$B35]*(0.5+0.125*[.C$2])" office:value-type="float" office:value="56.0447137816806">
            <text:p>56</text:p>
          </table:table-cell>
          <table:table-cell table:formula="of:=[.$B35]*(0.5+0.125*[.D$2])" office:value-type="float" office:value="67.2536565380167">
            <text:p>67</text:p>
          </table:table-cell>
          <table:table-cell table:formula="of:=[.$B35]*(0.5+0.125*[.E$2])" office:value-type="float" office:value="78.4625992943528">
            <text:p>78</text:p>
          </table:table-cell>
          <table:table-cell table:formula="of:=[.$B35]*(0.5+0.125*[.F$2])" office:value-type="float" office:value="89.6715420506889">
            <text:p>90</text:p>
          </table:table-cell>
          <table:table-cell table:formula="of:=(2.5+([.A35]-500)*0.034)^0.45*39.5+45" office:value-type="float" office:value="145.349756203112">
            <text:p>145</text:p>
          </table:table-cell>
          <table:table-cell table:style-name="ce2" table:formula="of:=IF([.$A35]&lt;[.I$1]+6;MIN(1;([.$A35]/[.I$1])^3)*100;(([.I$1]+5)/[.$A35])^3*100)+40" office:value-type="float" office:value="42.2023349890085">
            <text:p>42,20</text:p>
          </table:table-cell>
          <table:table-cell table:formula="of:=[.$G35]*(0.7+0.075*[.I$2])" office:value-type="float" office:value="112.646061057412">
            <text:p>113</text:p>
          </table:table-cell>
          <table:table-cell table:style-name="ce2" table:formula="of:=IF([.$A35]&lt;[.K$1]+6;MIN(1;([.$A35]/[.K$1])^3)*103;(([.K$1]+5)/[.$A35])^3*103)+40" office:value-type="float" office:value="47.4508101851852">
            <text:p>47,45</text:p>
          </table:table-cell>
          <table:table-cell table:formula="of:=[.$G35]*(0.7+0.075*[.K$2])" office:value-type="float" office:value="123.547292772645">
            <text:p>124</text:p>
          </table:table-cell>
          <table:table-cell table:style-name="ce2" table:formula="of:=IF([.$A35]&lt;[.M$1]+6;MIN(1;([.$A35]/[.M$1])^3)*106;(([.M$1]+5)/[.$A35])^3*106)+40" office:value-type="float" office:value="57.9288590102123">
            <text:p>57,93</text:p>
          </table:table-cell>
          <table:table-cell table:formula="of:=[.$G35]*(0.7+0.075*[.M$2])" office:value-type="float" office:value="134.448524487879">
            <text:p>134</text:p>
          </table:table-cell>
          <table:table-cell table:style-name="ce2"/>
          <table:table-cell table:formula="of:=[.$G35]*(0.7+0.075*[.O$2])" office:value-type="float" office:value="145.349756203112">
            <text:p>14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65">
            <text:p>665</text:p>
          </table:table-cell>
          <table:table-cell table:formula="of:=(2.2+([.A36]-500)*0.034)^0.57*25+10" office:value-type="float" office:value="90.6772521810027">
            <text:p>91</text:p>
          </table:table-cell>
          <table:table-cell table:formula="of:=[.$B36]*(0.5+0.125*[.C$2])" office:value-type="float" office:value="56.6732826131267">
            <text:p>57</text:p>
          </table:table-cell>
          <table:table-cell table:formula="of:=[.$B36]*(0.5+0.125*[.D$2])" office:value-type="float" office:value="68.007939135752">
            <text:p>68</text:p>
          </table:table-cell>
          <table:table-cell table:formula="of:=[.$B36]*(0.5+0.125*[.E$2])" office:value-type="float" office:value="79.3425956583773">
            <text:p>79</text:p>
          </table:table-cell>
          <table:table-cell table:formula="of:=[.$B36]*(0.5+0.125*[.F$2])" office:value-type="float" office:value="90.6772521810027">
            <text:p>91</text:p>
          </table:table-cell>
          <table:table-cell table:formula="of:=(2.5+([.A36]-500)*0.034)^0.45*39.5+45" office:value-type="float" office:value="146.31097151678">
            <text:p>146</text:p>
          </table:table-cell>
          <table:table-cell table:style-name="ce2" table:formula="of:=IF([.$A36]&lt;[.I$1]+6;MIN(1;([.$A36]/[.I$1])^3)*100;(([.I$1]+5)/[.$A36])^3*100)+40" office:value-type="float" office:value="42.153030833061">
            <text:p>42,15</text:p>
          </table:table-cell>
          <table:table-cell table:formula="of:=[.$G36]*(0.7+0.075*[.I$2])" office:value-type="float" office:value="113.391002925505">
            <text:p>113</text:p>
          </table:table-cell>
          <table:table-cell table:style-name="ce2" table:formula="of:=IF([.$A36]&lt;[.K$1]+6;MIN(1;([.$A36]/[.K$1])^3)*103;(([.K$1]+5)/[.$A36])^3*103)+40" office:value-type="float" office:value="47.2840072650392">
            <text:p>47,28</text:p>
          </table:table-cell>
          <table:table-cell table:formula="of:=[.$G36]*(0.7+0.075*[.K$2])" office:value-type="float" office:value="124.364325789263">
            <text:p>124</text:p>
          </table:table-cell>
          <table:table-cell table:style-name="ce2" table:formula="of:=IF([.$A36]&lt;[.M$1]+6;MIN(1;([.$A36]/[.M$1])^3)*106;(([.M$1]+5)/[.$A36])^3*106)+40" office:value-type="float" office:value="57.5274817151987">
            <text:p>57,53</text:p>
          </table:table-cell>
          <table:table-cell table:formula="of:=[.$G36]*(0.7+0.075*[.M$2])" office:value-type="float" office:value="135.337648653022">
            <text:p>135</text:p>
          </table:table-cell>
          <table:table-cell table:style-name="ce2"/>
          <table:table-cell table:formula="of:=[.$G36]*(0.7+0.075*[.O$2])" office:value-type="float" office:value="146.31097151678">
            <text:p>146</text:p>
          </table:table-cell>
          <table:table-cell table:number-columns-repeated="1009"/>
        </table:table-row>
        <table:table-row table:style-name="ro1">
          <table:table-cell office:value-type="float" office:value="670">
            <text:p>670</text:p>
          </table:table-cell>
          <table:table-cell table:formula="of:=(2.2+([.A37]-500)*0.034)^0.57*25+10" office:value-type="float" office:value="91.6735920914809">
            <text:p>92</text:p>
          </table:table-cell>
          <table:table-cell table:formula="of:=[.$B37]*(0.5+0.125*[.C$2])" office:value-type="float" office:value="57.2959950571756">
            <text:p>57</text:p>
          </table:table-cell>
          <table:table-cell table:formula="of:=[.$B37]*(0.5+0.125*[.D$2])" office:value-type="float" office:value="68.7551940686107">
            <text:p>69</text:p>
          </table:table-cell>
          <table:table-cell table:formula="of:=[.$B37]*(0.5+0.125*[.E$2])" office:value-type="float" office:value="80.2143930800458">
            <text:p>80</text:p>
          </table:table-cell>
          <table:table-cell table:formula="of:=[.$B37]*(0.5+0.125*[.F$2])" office:value-type="float" office:value="91.6735920914809">
            <text:p>92</text:p>
          </table:table-cell>
          <table:table-cell table:formula="of:=(2.5+([.A37]-500)*0.034)^0.45*39.5+45" office:value-type="float" office:value="147.261167614818">
            <text:p>147</text:p>
          </table:table-cell>
          <table:table-cell table:style-name="ce2" table:formula="of:=IF([.$A37]&lt;[.I$1]+6;MIN(1;([.$A37]/[.I$1])^3)*100;(([.I$1]+5)/[.$A37])^3*100)+40" office:value-type="float" office:value="42.1051874731932">
            <text:p>42,11</text:p>
          </table:table-cell>
          <table:table-cell table:formula="of:=[.$G37]*(0.7+0.075*[.I$2])" office:value-type="float" office:value="114.127404901484">
            <text:p>114</text:p>
          </table:table-cell>
          <table:table-cell table:style-name="ce2" table:formula="of:=IF([.$A37]&lt;[.K$1]+6;MIN(1;([.$A37]/[.K$1])^3)*103;(([.K$1]+5)/[.$A37])^3*103)+40" office:value-type="float" office:value="47.122146424261">
            <text:p>47,12</text:p>
          </table:table-cell>
          <table:table-cell table:formula="of:=[.$G37]*(0.7+0.075*[.K$2])" office:value-type="float" office:value="125.171992472595">
            <text:p>125</text:p>
          </table:table-cell>
          <table:table-cell table:style-name="ce2" table:formula="of:=IF([.$A37]&lt;[.M$1]+6;MIN(1;([.$A37]/[.M$1])^3)*106;(([.M$1]+5)/[.$A37])^3*106)+40" office:value-type="float" office:value="57.1379965288284">
            <text:p>57,14</text:p>
          </table:table-cell>
          <table:table-cell table:formula="of:=[.$G37]*(0.7+0.075*[.M$2])" office:value-type="float" office:value="136.216580043706">
            <text:p>136</text:p>
          </table:table-cell>
          <table:table-cell table:style-name="ce2"/>
          <table:table-cell table:formula="of:=[.$G37]*(0.7+0.075*[.O$2])" office:value-type="float" office:value="147.261167614818">
            <text:p>147</text:p>
          </table:table-cell>
          <table:table-cell table:number-columns-repeated="1009"/>
        </table:table-row>
        <table:table-row table:style-name="ro1">
          <table:table-cell office:value-type="float" office:value="675">
            <text:p>675</text:p>
          </table:table-cell>
          <table:table-cell table:formula="of:=(2.2+([.A38]-500)*0.034)^0.57*25+10" office:value-type="float" office:value="92.6608459731122">
            <text:p>93</text:p>
          </table:table-cell>
          <table:table-cell table:formula="of:=[.$B38]*(0.5+0.125*[.C$2])" office:value-type="float" office:value="57.9130287331952">
            <text:p>58</text:p>
          </table:table-cell>
          <table:table-cell table:formula="of:=[.$B38]*(0.5+0.125*[.D$2])" office:value-type="float" office:value="69.4956344798342">
            <text:p>69</text:p>
          </table:table-cell>
          <table:table-cell table:formula="of:=[.$B38]*(0.5+0.125*[.E$2])" office:value-type="float" office:value="81.0782402264732">
            <text:p>81</text:p>
          </table:table-cell>
          <table:table-cell table:formula="of:=[.$B38]*(0.5+0.125*[.F$2])" office:value-type="float" office:value="92.6608459731122">
            <text:p>93</text:p>
          </table:table-cell>
          <table:table-cell table:formula="of:=(2.5+([.A38]-500)*0.034)^0.45*39.5+45" office:value-type="float" office:value="148.200693245821">
            <text:p>148</text:p>
          </table:table-cell>
          <table:table-cell table:style-name="ce2" table:formula="of:=IF([.$A38]&lt;[.I$1]+6;MIN(1;([.$A38]/[.I$1])^3)*100;(([.I$1]+5)/[.$A38])^3*100)+40" office:value-type="float" office:value="42.058751206625">
            <text:p>42,06</text:p>
          </table:table-cell>
          <table:table-cell table:formula="of:=[.$G38]*(0.7+0.075*[.I$2])" office:value-type="float" office:value="114.855537265511">
            <text:p>115</text:p>
          </table:table-cell>
          <table:table-cell table:style-name="ce2" table:formula="of:=IF([.$A38]&lt;[.K$1]+6;MIN(1;([.$A38]/[.K$1])^3)*103;(([.K$1]+5)/[.$A38])^3*103)+40" office:value-type="float" office:value="46.9650459787634">
            <text:p>46,97</text:p>
          </table:table-cell>
          <table:table-cell table:formula="of:=[.$G38]*(0.7+0.075*[.K$2])" office:value-type="float" office:value="125.970589258948">
            <text:p>126</text:p>
          </table:table-cell>
          <table:table-cell table:style-name="ce2" table:formula="of:=IF([.$A38]&lt;[.M$1]+6;MIN(1;([.$A38]/[.M$1])^3)*106;(([.M$1]+5)/[.$A38])^3*106)+40" office:value-type="float" office:value="56.7599662653051">
            <text:p>56,76</text:p>
          </table:table-cell>
          <table:table-cell table:formula="of:=[.$G38]*(0.7+0.075*[.M$2])" office:value-type="float" office:value="137.085641252384">
            <text:p>137</text:p>
          </table:table-cell>
          <table:table-cell table:style-name="ce2"/>
          <table:table-cell table:formula="of:=[.$G38]*(0.7+0.075*[.O$2])" office:value-type="float" office:value="148.200693245821">
            <text:p>148</text:p>
          </table:table-cell>
          <table:table-cell table:number-columns-repeated="1009"/>
        </table:table-row>
        <table:table-row table:style-name="ro1">
          <table:table-cell office:value-type="float" office:value="680">
            <text:p>680</text:p>
          </table:table-cell>
          <table:table-cell table:formula="of:=(2.2+([.A39]-500)*0.034)^0.57*25+10" office:value-type="float" office:value="93.6392836735271">
            <text:p>94</text:p>
          </table:table-cell>
          <table:table-cell table:formula="of:=[.$B39]*(0.5+0.125*[.C$2])" office:value-type="float" office:value="58.5245522959544">
            <text:p>59</text:p>
          </table:table-cell>
          <table:table-cell table:formula="of:=[.$B39]*(0.5+0.125*[.D$2])" office:value-type="float" office:value="70.2294627551453">
            <text:p>70</text:p>
          </table:table-cell>
          <table:table-cell table:formula="of:=[.$B39]*(0.5+0.125*[.E$2])" office:value-type="float" office:value="81.9343732143362">
            <text:p>82</text:p>
          </table:table-cell>
          <table:table-cell table:formula="of:=[.$B39]*(0.5+0.125*[.F$2])" office:value-type="float" office:value="93.6392836735271">
            <text:p>94</text:p>
          </table:table-cell>
          <table:table-cell table:formula="of:=(2.5+([.A39]-500)*0.034)^0.45*39.5+45" office:value-type="float" office:value="149.129879362267">
            <text:p>149</text:p>
          </table:table-cell>
          <table:table-cell table:style-name="ce2" table:formula="of:=IF([.$A39]&lt;[.I$1]+6;MIN(1;([.$A39]/[.I$1])^3)*100;(([.I$1]+5)/[.$A39])^3*100)+40" office:value-type="float" office:value="42.0136706823733">
            <text:p>42,01</text:p>
          </table:table-cell>
          <table:table-cell table:formula="of:=[.$G39]*(0.7+0.075*[.I$2])" office:value-type="float" office:value="115.575656505757">
            <text:p>116</text:p>
          </table:table-cell>
          <table:table-cell table:style-name="ce2" table:formula="of:=IF([.$A39]&lt;[.K$1]+6;MIN(1;([.$A39]/[.K$1])^3)*103;(([.K$1]+5)/[.$A39])^3*103)+40" office:value-type="float" office:value="46.812532200921">
            <text:p>46,81</text:p>
          </table:table-cell>
          <table:table-cell table:formula="of:=[.$G39]*(0.7+0.075*[.K$2])" office:value-type="float" office:value="126.760397457927">
            <text:p>127</text:p>
          </table:table-cell>
          <table:table-cell table:style-name="ce2" table:formula="of:=IF([.$A39]&lt;[.M$1]+6;MIN(1;([.$A39]/[.M$1])^3)*106;(([.M$1]+5)/[.$A39])^3*106)+40" office:value-type="float" office:value="56.3929728844393">
            <text:p>56,39</text:p>
          </table:table-cell>
          <table:table-cell table:formula="of:=[.$G39]*(0.7+0.075*[.M$2])" office:value-type="float" office:value="137.945138410097">
            <text:p>138</text:p>
          </table:table-cell>
          <table:table-cell table:style-name="ce2"/>
          <table:table-cell table:formula="of:=[.$G39]*(0.7+0.075*[.O$2])" office:value-type="float" office:value="149.129879362267">
            <text:p>149</text:p>
          </table:table-cell>
          <table:table-cell table:number-columns-repeated="1009"/>
        </table:table-row>
        <table:table-row table:style-name="ro1">
          <table:table-cell office:value-type="float" office:value="685">
            <text:p>685</text:p>
          </table:table-cell>
          <table:table-cell table:formula="of:=(2.2+([.A40]-500)*0.034)^0.57*25+10" office:value-type="float" office:value="94.6091616980917">
            <text:p>95</text:p>
          </table:table-cell>
          <table:table-cell table:formula="of:=[.$B40]*(0.5+0.125*[.C$2])" office:value-type="float" office:value="59.1307260613073">
            <text:p>59</text:p>
          </table:table-cell>
          <table:table-cell table:formula="of:=[.$B40]*(0.5+0.125*[.D$2])" office:value-type="float" office:value="70.9568712735688">
            <text:p>71</text:p>
          </table:table-cell>
          <table:table-cell table:formula="of:=[.$B40]*(0.5+0.125*[.E$2])" office:value-type="float" office:value="82.7830164858302">
            <text:p>83</text:p>
          </table:table-cell>
          <table:table-cell table:formula="of:=[.$B40]*(0.5+0.125*[.F$2])" office:value-type="float" office:value="94.6091616980917">
            <text:p>95</text:p>
          </table:table-cell>
          <table:table-cell table:formula="of:=(2.5+([.A40]-500)*0.034)^0.45*39.5+45" office:value-type="float" office:value="150.049040360002">
            <text:p>150</text:p>
          </table:table-cell>
          <table:table-cell table:style-name="ce2" table:formula="of:=IF([.$A40]&lt;[.I$1]+6;MIN(1;([.$A40]/[.I$1])^3)*100;(([.I$1]+5)/[.$A40])^3*100)+40" office:value-type="float" office:value="41.9698967819665">
            <text:p>41,97</text:p>
          </table:table-cell>
          <table:table-cell table:formula="of:=[.$G40]*(0.7+0.075*[.I$2])" office:value-type="float" office:value="116.288006279001">
            <text:p>116</text:p>
          </table:table-cell>
          <table:table-cell table:style-name="ce2" table:formula="of:=IF([.$A40]&lt;[.K$1]+6;MIN(1;([.$A40]/[.K$1])^3)*103;(([.K$1]+5)/[.$A40])^3*103)+40" office:value-type="float" office:value="46.6644389160104">
            <text:p>46,66</text:p>
          </table:table-cell>
          <table:table-cell table:formula="of:=[.$G40]*(0.7+0.075*[.K$2])" office:value-type="float" office:value="127.541684306001">
            <text:p>128</text:p>
          </table:table-cell>
          <table:table-cell table:style-name="ce2" table:formula="of:=IF([.$A40]&lt;[.M$1]+6;MIN(1;([.$A40]/[.M$1])^3)*106;(([.M$1]+5)/[.$A40])^3*106)+40" office:value-type="float" office:value="56.0366165205633">
            <text:p>56,04</text:p>
          </table:table-cell>
          <table:table-cell table:formula="of:=[.$G40]*(0.7+0.075*[.M$2])" office:value-type="float" office:value="138.795362333001">
            <text:p>139</text:p>
          </table:table-cell>
          <table:table-cell table:style-name="ce2"/>
          <table:table-cell table:formula="of:=[.$G40]*(0.7+0.075*[.O$2])" office:value-type="float" office:value="150.049040360002">
            <text:p>150</text:p>
          </table:table-cell>
          <table:table-cell table:number-columns-repeated="1009"/>
        </table:table-row>
        <table:table-row table:style-name="ro1">
          <table:table-cell office:value-type="float" office:value="690">
            <text:p>690</text:p>
          </table:table-cell>
          <table:table-cell table:formula="of:=(2.2+([.A41]-500)*0.034)^0.57*25+10" office:value-type="float" office:value="95.5707241225552">
            <text:p>96</text:p>
          </table:table-cell>
          <table:table-cell table:formula="of:=[.$B41]*(0.5+0.125*[.C$2])" office:value-type="float" office:value="59.731702576597">
            <text:p>60</text:p>
          </table:table-cell>
          <table:table-cell table:formula="of:=[.$B41]*(0.5+0.125*[.D$2])" office:value-type="float" office:value="71.6780430919164">
            <text:p>72</text:p>
          </table:table-cell>
          <table:table-cell table:formula="of:=[.$B41]*(0.5+0.125*[.E$2])" office:value-type="float" office:value="83.6243836072358">
            <text:p>84</text:p>
          </table:table-cell>
          <table:table-cell table:formula="of:=[.$B41]*(0.5+0.125*[.F$2])" office:value-type="float" office:value="95.5707241225552">
            <text:p>96</text:p>
          </table:table-cell>
          <table:table-cell table:formula="of:=(2.5+([.A41]-500)*0.034)^0.45*39.5+45" office:value-type="float" office:value="150.958475209197">
            <text:p>151</text:p>
          </table:table-cell>
          <table:table-cell table:style-name="ce2" table:formula="of:=IF([.$A41]&lt;[.I$1]+6;MIN(1;([.$A41]/[.I$1])^3)*100;(([.I$1]+5)/[.$A41])^3*100)+40" office:value-type="float" office:value="41.9273825070242">
            <text:p>41,93</text:p>
          </table:table-cell>
          <table:table-cell table:formula="of:=[.$G41]*(0.7+0.075*[.I$2])" office:value-type="float" office:value="116.992818287128">
            <text:p>117</text:p>
          </table:table-cell>
          <table:table-cell table:style-name="ce2" table:formula="of:=IF([.$A41]&lt;[.K$1]+6;MIN(1;([.$A41]/[.K$1])^3)*103;(([.K$1]+5)/[.$A41])^3*103)+40" office:value-type="float" office:value="46.5206071218749">
            <text:p>46,52</text:p>
          </table:table-cell>
          <table:table-cell table:formula="of:=[.$G41]*(0.7+0.075*[.K$2])" office:value-type="float" office:value="128.314703927818">
            <text:p>128</text:p>
          </table:table-cell>
          <table:table-cell table:style-name="ce2" table:formula="of:=IF([.$A41]&lt;[.M$1]+6;MIN(1;([.$A41]/[.M$1])^3)*106;(([.M$1]+5)/[.$A41])^3*106)+40" office:value-type="float" office:value="55.690514567333">
            <text:p>55,69</text:p>
          </table:table-cell>
          <table:table-cell table:formula="of:=[.$G41]*(0.7+0.075*[.M$2])" office:value-type="float" office:value="139.636589568508">
            <text:p>140</text:p>
          </table:table-cell>
          <table:table-cell table:style-name="ce2"/>
          <table:table-cell table:formula="of:=[.$G41]*(0.7+0.075*[.O$2])" office:value-type="float" office:value="150.958475209197">
            <text:p>151</text:p>
          </table:table-cell>
          <table:table-cell table:number-columns-repeated="1009"/>
        </table:table-row>
        <table:table-row table:style-name="ro1">
          <table:table-cell office:value-type="float" office:value="695">
            <text:p>695</text:p>
          </table:table-cell>
          <table:table-cell table:formula="of:=(2.2+([.A42]-500)*0.034)^0.57*25+10" office:value-type="float" office:value="96.5242034266417">
            <text:p>97</text:p>
          </table:table-cell>
          <table:table-cell table:formula="of:=[.$B42]*(0.5+0.125*[.C$2])" office:value-type="float" office:value="60.3276271416511">
            <text:p>60</text:p>
          </table:table-cell>
          <table:table-cell table:formula="of:=[.$B42]*(0.5+0.125*[.D$2])" office:value-type="float" office:value="72.3931525699813">
            <text:p>72</text:p>
          </table:table-cell>
          <table:table-cell table:formula="of:=[.$B42]*(0.5+0.125*[.E$2])" office:value-type="float" office:value="84.4586779983115">
            <text:p>84</text:p>
          </table:table-cell>
          <table:table-cell table:formula="of:=[.$B42]*(0.5+0.125*[.F$2])" office:value-type="float" office:value="96.5242034266417">
            <text:p>97</text:p>
          </table:table-cell>
          <table:table-cell table:formula="of:=(2.5+([.A42]-500)*0.034)^0.45*39.5+45" office:value-type="float" office:value="151.85846848817">
            <text:p>152</text:p>
          </table:table-cell>
          <table:table-cell table:style-name="ce2" table:formula="of:=IF([.$A42]&lt;[.I$1]+6;MIN(1;([.$A42]/[.I$1])^3)*100;(([.I$1]+5)/[.$A42])^3*100)+40" office:value-type="float" office:value="41.8860828732594">
            <text:p>41,89</text:p>
          </table:table-cell>
          <table:table-cell table:formula="of:=[.$G42]*(0.7+0.075*[.I$2])" office:value-type="float" office:value="117.690313078332">
            <text:p>118</text:p>
          </table:table-cell>
          <table:table-cell table:style-name="ce2" table:formula="of:=IF([.$A42]&lt;[.K$1]+6;MIN(1;([.$A42]/[.K$1])^3)*103;(([.K$1]+5)/[.$A42])^3*103)+40" office:value-type="float" office:value="46.3808846303217">
            <text:p>46,38</text:p>
          </table:table-cell>
          <table:table-cell table:formula="of:=[.$G42]*(0.7+0.075*[.K$2])" office:value-type="float" office:value="129.079698214945">
            <text:p>129</text:p>
          </table:table-cell>
          <table:table-cell table:style-name="ce2" table:formula="of:=IF([.$A42]&lt;[.M$1]+6;MIN(1;([.$A42]/[.M$1])^3)*106;(([.M$1]+5)/[.$A42])^3*106)+40" office:value-type="float" office:value="55.3543008148215">
            <text:p>55,35</text:p>
          </table:table-cell>
          <table:table-cell table:formula="of:=[.$G42]*(0.7+0.075*[.M$2])" office:value-type="float" office:value="140.469083351557">
            <text:p>140</text:p>
          </table:table-cell>
          <table:table-cell table:style-name="ce2"/>
          <table:table-cell table:formula="of:=[.$G42]*(0.7+0.075*[.O$2])" office:value-type="float" office:value="151.85846848817">
            <text:p>152</text:p>
          </table:table-cell>
          <table:table-cell table:number-columns-repeated="1009"/>
        </table:table-row>
        <table:table-row table:style-name="ro1">
          <table:table-cell office:value-type="float" office:value="700">
            <text:p>700</text:p>
          </table:table-cell>
          <table:table-cell table:formula="of:=(2.2+([.A43]-500)*0.034)^0.57*25+10" office:value-type="float" office:value="97.4698212568193">
            <text:p>97</text:p>
          </table:table-cell>
          <table:table-cell table:formula="of:=[.$B43]*(0.5+0.125*[.C$2])" office:value-type="float" office:value="60.9186382855121">
            <text:p>61</text:p>
          </table:table-cell>
          <table:table-cell table:formula="of:=[.$B43]*(0.5+0.125*[.D$2])" office:value-type="float" office:value="73.1023659426145">
            <text:p>73</text:p>
          </table:table-cell>
          <table:table-cell table:formula="of:=[.$B43]*(0.5+0.125*[.E$2])" office:value-type="float" office:value="85.2860935997169">
            <text:p>85</text:p>
          </table:table-cell>
          <table:table-cell table:formula="of:=[.$B43]*(0.5+0.125*[.F$2])" office:value-type="float" office:value="97.4698212568193">
            <text:p>97</text:p>
          </table:table-cell>
          <table:table-cell table:formula="of:=(2.5+([.A43]-500)*0.034)^0.45*39.5+45" office:value-type="float" office:value="152.749291330027">
            <text:p>153</text:p>
          </table:table-cell>
          <table:table-cell table:style-name="ce2" table:formula="of:=IF([.$A43]&lt;[.I$1]+6;MIN(1;([.$A43]/[.I$1])^3)*100;(([.I$1]+5)/[.$A43])^3*100)+40" office:value-type="float" office:value="41.8459548104956">
            <text:p>41,85</text:p>
          </table:table-cell>
          <table:table-cell table:formula="of:=[.$G43]*(0.7+0.075*[.I$2])" office:value-type="float" office:value="118.380700780771">
            <text:p>118</text:p>
          </table:table-cell>
          <table:table-cell table:style-name="ce2" table:formula="of:=IF([.$A43]&lt;[.K$1]+6;MIN(1;([.$A43]/[.K$1])^3)*103;(([.K$1]+5)/[.$A43])^3*103)+40" office:value-type="float" office:value="46.245125728863">
            <text:p>46,25</text:p>
          </table:table-cell>
          <table:table-cell table:formula="of:=[.$G43]*(0.7+0.075*[.K$2])" office:value-type="float" office:value="129.836897630523">
            <text:p>130</text:p>
          </table:table-cell>
          <table:table-cell table:style-name="ce2" table:formula="of:=IF([.$A43]&lt;[.M$1]+6;MIN(1;([.$A43]/[.M$1])^3)*106;(([.M$1]+5)/[.$A43])^3*106)+40" office:value-type="float" office:value="55.0276246355685">
            <text:p>55,03</text:p>
          </table:table-cell>
          <table:table-cell table:formula="of:=[.$G43]*(0.7+0.075*[.M$2])" office:value-type="float" office:value="141.293094480275">
            <text:p>141</text:p>
          </table:table-cell>
          <table:table-cell table:style-name="ce2"/>
          <table:table-cell table:formula="of:=[.$G43]*(0.7+0.075*[.O$2])" office:value-type="float" office:value="152.749291330027">
            <text:p>153</text:p>
          </table:table-cell>
          <table:table-cell table:number-columns-repeated="1009"/>
        </table:table-row>
        <table:table-row table:style-name="ro1">
          <table:table-cell office:value-type="float" office:value="705">
            <text:p>705</text:p>
          </table:table-cell>
          <table:table-cell table:formula="of:=(2.2+([.A44]-500)*0.034)^0.57*25+10" office:value-type="float" office:value="98.4077891254844">
            <text:p>98</text:p>
          </table:table-cell>
          <table:table-cell table:formula="of:=[.$B44]*(0.5+0.125*[.C$2])" office:value-type="float" office:value="61.5048682034277">
            <text:p>62</text:p>
          </table:table-cell>
          <table:table-cell table:formula="of:=[.$B44]*(0.5+0.125*[.D$2])" office:value-type="float" office:value="73.8058418441133">
            <text:p>74</text:p>
          </table:table-cell>
          <table:table-cell table:formula="of:=[.$B44]*(0.5+0.125*[.E$2])" office:value-type="float" office:value="86.1068154847988">
            <text:p>86</text:p>
          </table:table-cell>
          <table:table-cell table:formula="of:=[.$B44]*(0.5+0.125*[.F$2])" office:value-type="float" office:value="98.4077891254844">
            <text:p>98</text:p>
          </table:table-cell>
          <table:table-cell table:formula="of:=(2.5+([.A44]-500)*0.034)^0.45*39.5+45" office:value-type="float" office:value="153.63120229096">
            <text:p>154</text:p>
          </table:table-cell>
          <table:table-cell table:style-name="ce2" table:formula="of:=IF([.$A44]&lt;[.I$1]+6;MIN(1;([.$A44]/[.I$1])^3)*100;(([.I$1]+5)/[.$A44])^3*100)+40" office:value-type="float" office:value="41.8069570683153">
            <text:p>41,81</text:p>
          </table:table-cell>
          <table:table-cell table:formula="of:=[.$G44]*(0.7+0.075*[.I$2])" office:value-type="float" office:value="119.064181775494">
            <text:p>119</text:p>
          </table:table-cell>
          <table:table-cell table:style-name="ce2" table:formula="of:=IF([.$A44]&lt;[.K$1]+6;MIN(1;([.$A44]/[.K$1])^3)*103;(([.K$1]+5)/[.$A44])^3*103)+40" office:value-type="float" office:value="46.1131908615125">
            <text:p>46,11</text:p>
          </table:table-cell>
          <table:table-cell table:formula="of:=[.$G44]*(0.7+0.075*[.K$2])" office:value-type="float" office:value="130.586521947316">
            <text:p>131</text:p>
          </table:table-cell>
          <table:table-cell table:style-name="ce2" table:formula="of:=IF([.$A44]&lt;[.M$1]+6;MIN(1;([.$A44]/[.M$1])^3)*106;(([.M$1]+5)/[.$A44])^3*106)+40" office:value-type="float" office:value="54.7101502164831">
            <text:p>54,71</text:p>
          </table:table-cell>
          <table:table-cell table:formula="of:=[.$G44]*(0.7+0.075*[.M$2])" office:value-type="float" office:value="142.108862119138">
            <text:p>142</text:p>
          </table:table-cell>
          <table:table-cell table:style-name="ce2"/>
          <table:table-cell table:formula="of:=[.$G44]*(0.7+0.075*[.O$2])" office:value-type="float" office:value="153.63120229096">
            <text:p>154</text:p>
          </table:table-cell>
          <table:table-cell table:number-columns-repeated="1009"/>
        </table:table-row>
        <table:table-row table:style-name="ro1">
          <table:table-cell office:value-type="float" office:value="710">
            <text:p>710</text:p>
          </table:table-cell>
          <table:table-cell table:formula="of:=(2.2+([.A45]-500)*0.034)^0.57*25+10" office:value-type="float" office:value="99.3383090529375">
            <text:p>99</text:p>
          </table:table-cell>
          <table:table-cell table:formula="of:=[.$B45]*(0.5+0.125*[.C$2])" office:value-type="float" office:value="62.0864431580859">
            <text:p>62</text:p>
          </table:table-cell>
          <table:table-cell table:formula="of:=[.$B45]*(0.5+0.125*[.D$2])" office:value-type="float" office:value="74.5037317897031">
            <text:p>75</text:p>
          </table:table-cell>
          <table:table-cell table:formula="of:=[.$B45]*(0.5+0.125*[.E$2])" office:value-type="float" office:value="86.9210204213203">
            <text:p>87</text:p>
          </table:table-cell>
          <table:table-cell table:formula="of:=[.$B45]*(0.5+0.125*[.F$2])" office:value-type="float" office:value="99.3383090529375">
            <text:p>99</text:p>
          </table:table-cell>
          <table:table-cell table:formula="of:=(2.5+([.A45]-500)*0.034)^0.45*39.5+45" office:value-type="float" office:value="154.504448147948">
            <text:p>155</text:p>
          </table:table-cell>
          <table:table-cell table:style-name="ce2" table:formula="of:=IF([.$A45]&lt;[.I$1]+6;MIN(1;([.$A45]/[.I$1])^3)*100;(([.I$1]+5)/[.$A45])^3*100)+40" office:value-type="float" office:value="41.7690501269869">
            <text:p>41,77</text:p>
          </table:table-cell>
          <table:table-cell table:formula="of:=[.$G45]*(0.7+0.075*[.I$2])" office:value-type="float" office:value="119.74094731466">
            <text:p>120</text:p>
          </table:table-cell>
          <table:table-cell table:style-name="ce2" table:formula="of:=IF([.$A45]&lt;[.K$1]+6;MIN(1;([.$A45]/[.K$1])^3)*103;(([.K$1]+5)/[.$A45])^3*103)+40" office:value-type="float" office:value="45.9849463274389">
            <text:p>45,98</text:p>
          </table:table-cell>
          <table:table-cell table:formula="of:=[.$G45]*(0.7+0.075*[.K$2])" office:value-type="float" office:value="131.328780925756">
            <text:p>131</text:p>
          </table:table-cell>
          <table:table-cell table:style-name="ce2" table:formula="of:=IF([.$A45]&lt;[.M$1]+6;MIN(1;([.$A45]/[.M$1])^3)*106;(([.M$1]+5)/[.$A45])^3*106)+40" office:value-type="float" office:value="54.4015558337128">
            <text:p>54,40</text:p>
          </table:table-cell>
          <table:table-cell table:formula="of:=[.$G45]*(0.7+0.075*[.M$2])" office:value-type="float" office:value="142.916614536852">
            <text:p>143</text:p>
          </table:table-cell>
          <table:table-cell table:style-name="ce2"/>
          <table:table-cell table:formula="of:=[.$G45]*(0.7+0.075*[.O$2])" office:value-type="float" office:value="154.504448147948">
            <text:p>155</text:p>
          </table:table-cell>
          <table:table-cell table:number-columns-repeated="1009"/>
        </table:table-row>
        <table:table-row table:style-name="ro1">
          <table:table-cell office:value-type="float" office:value="715">
            <text:p>715</text:p>
          </table:table-cell>
          <table:table-cell table:formula="of:=(2.2+([.A46]-500)*0.034)^0.57*25+10" office:value-type="float" office:value="100.261574157785">
            <text:p>100</text:p>
          </table:table-cell>
          <table:table-cell table:formula="of:=[.$B46]*(0.5+0.125*[.C$2])" office:value-type="float" office:value="62.6634838486157">
            <text:p>63</text:p>
          </table:table-cell>
          <table:table-cell table:formula="of:=[.$B46]*(0.5+0.125*[.D$2])" office:value-type="float" office:value="75.1961806183388">
            <text:p>75</text:p>
          </table:table-cell>
          <table:table-cell table:formula="of:=[.$B46]*(0.5+0.125*[.E$2])" office:value-type="float" office:value="87.728877388062">
            <text:p>88</text:p>
          </table:table-cell>
          <table:table-cell table:formula="of:=[.$B46]*(0.5+0.125*[.F$2])" office:value-type="float" office:value="100.261574157785">
            <text:p>100</text:p>
          </table:table-cell>
          <table:table-cell table:formula="of:=(2.5+([.A46]-500)*0.034)^0.45*39.5+45" office:value-type="float" office:value="155.369264632752">
            <text:p>155</text:p>
          </table:table-cell>
          <table:table-cell table:style-name="ce2" table:formula="of:=IF([.$A46]&lt;[.I$1]+6;MIN(1;([.$A46]/[.I$1])^3)*100;(([.I$1]+5)/[.$A46])^3*100)+40" office:value-type="float" office:value="41.7321961133395">
            <text:p>41,73</text:p>
          </table:table-cell>
          <table:table-cell table:formula="of:=[.$G46]*(0.7+0.075*[.I$2])" office:value-type="float" office:value="120.411180090383">
            <text:p>120</text:p>
          </table:table-cell>
          <table:table-cell table:style-name="ce2" table:formula="of:=IF([.$A46]&lt;[.K$1]+6;MIN(1;([.$A46]/[.K$1])^3)*103;(([.K$1]+5)/[.$A46])^3*103)+40" office:value-type="float" office:value="45.8602639963587">
            <text:p>45,86</text:p>
          </table:table-cell>
          <table:table-cell table:formula="of:=[.$G46]*(0.7+0.075*[.K$2])" office:value-type="float" office:value="132.063874937839">
            <text:p>132</text:p>
          </table:table-cell>
          <table:table-cell table:style-name="ce2" table:formula="of:=IF([.$A46]&lt;[.M$1]+6;MIN(1;([.$A46]/[.M$1])^3)*106;(([.M$1]+5)/[.$A46])^3*106)+40" office:value-type="float" office:value="54.1015331677956">
            <text:p>54,10</text:p>
          </table:table-cell>
          <table:table-cell table:formula="of:=[.$G46]*(0.7+0.075*[.M$2])" office:value-type="float" office:value="143.716569785295">
            <text:p>144</text:p>
          </table:table-cell>
          <table:table-cell table:style-name="ce2"/>
          <table:table-cell table:formula="of:=[.$G46]*(0.7+0.075*[.O$2])" office:value-type="float" office:value="155.369264632752">
            <text:p>155</text:p>
          </table:table-cell>
          <table:table-cell table:number-columns-repeated="1009"/>
        </table:table-row>
        <table:table-row table:style-name="ro1">
          <table:table-cell office:value-type="float" office:value="720">
            <text:p>720</text:p>
          </table:table-cell>
          <table:table-cell table:formula="of:=(2.2+([.A47]-500)*0.034)^0.57*25+10" office:value-type="float" office:value="101.177769200755">
            <text:p>101</text:p>
          </table:table-cell>
          <table:table-cell table:formula="of:=[.$B47]*(0.5+0.125*[.C$2])" office:value-type="float" office:value="63.2361057504718">
            <text:p>63</text:p>
          </table:table-cell>
          <table:table-cell table:formula="of:=[.$B47]*(0.5+0.125*[.D$2])" office:value-type="float" office:value="75.8833269005662">
            <text:p>76</text:p>
          </table:table-cell>
          <table:table-cell table:formula="of:=[.$B47]*(0.5+0.125*[.E$2])" office:value-type="float" office:value="88.5305480506606">
            <text:p>89</text:p>
          </table:table-cell>
          <table:table-cell table:formula="of:=[.$B47]*(0.5+0.125*[.F$2])" office:value-type="float" office:value="101.177769200755">
            <text:p>101</text:p>
          </table:table-cell>
          <table:table-cell table:formula="of:=(2.5+([.A47]-500)*0.034)^0.45*39.5+45" office:value-type="float" office:value="156.225877108291">
            <text:p>156</text:p>
          </table:table-cell>
          <table:table-cell table:style-name="ce2" table:formula="of:=IF([.$A47]&lt;[.I$1]+6;MIN(1;([.$A47]/[.I$1])^3)*100;(([.I$1]+5)/[.$A47])^3*100)+40" office:value-type="float" office:value="41.6963587212791">
            <text:p>41,70</text:p>
          </table:table-cell>
          <table:table-cell table:formula="of:=[.$G47]*(0.7+0.075*[.I$2])" office:value-type="float" office:value="121.075054758926">
            <text:p>121</text:p>
          </table:table-cell>
          <table:table-cell table:style-name="ce2" table:formula="of:=IF([.$A47]&lt;[.K$1]+6;MIN(1;([.$A47]/[.K$1])^3)*103;(([.K$1]+5)/[.$A47])^3*103)+40" office:value-type="float" office:value="45.7390210396305">
            <text:p>45,74</text:p>
          </table:table-cell>
          <table:table-cell table:formula="of:=[.$G47]*(0.7+0.075*[.K$2])" office:value-type="float" office:value="132.791995542048">
            <text:p>133</text:p>
          </table:table-cell>
          <table:table-cell table:style-name="ce2" table:formula="of:=IF([.$A47]&lt;[.M$1]+6;MIN(1;([.$A47]/[.M$1])^3)*106;(([.M$1]+5)/[.$A47])^3*106)+40" office:value-type="float" office:value="53.8097866565929">
            <text:p>53,81</text:p>
          </table:table-cell>
          <table:table-cell table:formula="of:=[.$G47]*(0.7+0.075*[.M$2])" office:value-type="float" office:value="144.508936325169">
            <text:p>145</text:p>
          </table:table-cell>
          <table:table-cell table:style-name="ce2"/>
          <table:table-cell table:formula="of:=[.$G47]*(0.7+0.075*[.O$2])" office:value-type="float" office:value="156.225877108291">
            <text:p>156</text:p>
          </table:table-cell>
          <table:table-cell table:number-columns-repeated="1009"/>
        </table:table-row>
        <table:table-row table:style-name="ro1">
          <table:table-cell office:value-type="float" office:value="725">
            <text:p>725</text:p>
          </table:table-cell>
          <table:table-cell table:formula="of:=(2.2+([.A48]-500)*0.034)^0.57*25+10" office:value-type="float" office:value="102.087071086353">
            <text:p>102</text:p>
          </table:table-cell>
          <table:table-cell table:formula="of:=[.$B48]*(0.5+0.125*[.C$2])" office:value-type="float" office:value="63.8044194289706">
            <text:p>64</text:p>
          </table:table-cell>
          <table:table-cell table:formula="of:=[.$B48]*(0.5+0.125*[.D$2])" office:value-type="float" office:value="76.5653033147647">
            <text:p>77</text:p>
          </table:table-cell>
          <table:table-cell table:formula="of:=[.$B48]*(0.5+0.125*[.E$2])" office:value-type="float" office:value="89.3261872005588">
            <text:p>89</text:p>
          </table:table-cell>
          <table:table-cell table:formula="of:=[.$B48]*(0.5+0.125*[.F$2])" office:value-type="float" office:value="102.087071086353">
            <text:p>102</text:p>
          </table:table-cell>
          <table:table-cell table:formula="of:=(2.5+([.A48]-500)*0.034)^0.45*39.5+45" office:value-type="float" office:value="157.074501192839">
            <text:p>157</text:p>
          </table:table-cell>
          <table:table-cell table:style-name="ce2" table:formula="of:=IF([.$A48]&lt;[.I$1]+6;MIN(1;([.$A48]/[.I$1])^3)*100;(([.I$1]+5)/[.$A48])^3*100)+40" office:value-type="float" office:value="41.66150313666">
            <text:p>41,66</text:p>
          </table:table-cell>
          <table:table-cell table:formula="of:=[.$G48]*(0.7+0.075*[.I$2])" office:value-type="float" office:value="121.73273842445">
            <text:p>122</text:p>
          </table:table-cell>
          <table:table-cell table:style-name="ce2" table:formula="of:=IF([.$A48]&lt;[.K$1]+6;MIN(1;([.$A48]/[.K$1])^3)*103;(([.K$1]+5)/[.$A48])^3*103)+40" office:value-type="float" office:value="45.6210996760835">
            <text:p>45,62</text:p>
          </table:table-cell>
          <table:table-cell table:formula="of:=[.$G48]*(0.7+0.075*[.K$2])" office:value-type="float" office:value="133.513326013913">
            <text:p>134</text:p>
          </table:table-cell>
          <table:table-cell table:style-name="ce2" table:formula="of:=IF([.$A48]&lt;[.M$1]+6;MIN(1;([.$A48]/[.M$1])^3)*106;(([.M$1]+5)/[.$A48])^3*106)+40" office:value-type="float" office:value="53.5260328836771">
            <text:p>53,53</text:p>
          </table:table-cell>
          <table:table-cell table:formula="of:=[.$G48]*(0.7+0.075*[.M$2])" office:value-type="float" office:value="145.293913603376">
            <text:p>145</text:p>
          </table:table-cell>
          <table:table-cell table:style-name="ce2"/>
          <table:table-cell table:formula="of:=[.$G48]*(0.7+0.075*[.O$2])" office:value-type="float" office:value="157.074501192839">
            <text:p>157</text:p>
          </table:table-cell>
          <table:table-cell table:number-columns-repeated="1009"/>
        </table:table-row>
        <table:table-row table:style-name="ro1">
          <table:table-cell office:value-type="float" office:value="730">
            <text:p>730</text:p>
          </table:table-cell>
          <table:table-cell table:formula="of:=(2.2+([.A49]-500)*0.034)^0.57*25+10" office:value-type="float" office:value="102.989649326298">
            <text:p>103</text:p>
          </table:table-cell>
          <table:table-cell table:formula="of:=[.$B49]*(0.5+0.125*[.C$2])" office:value-type="float" office:value="64.368530828936">
            <text:p>64</text:p>
          </table:table-cell>
          <table:table-cell table:formula="of:=[.$B49]*(0.5+0.125*[.D$2])" office:value-type="float" office:value="77.2422369947233">
            <text:p>77</text:p>
          </table:table-cell>
          <table:table-cell table:formula="of:=[.$B49]*(0.5+0.125*[.E$2])" office:value-type="float" office:value="90.1159431605105">
            <text:p>90</text:p>
          </table:table-cell>
          <table:table-cell table:formula="of:=[.$B49]*(0.5+0.125*[.F$2])" office:value-type="float" office:value="102.989649326298">
            <text:p>103</text:p>
          </table:table-cell>
          <table:table-cell table:formula="of:=(2.5+([.A49]-500)*0.034)^0.45*39.5+45" office:value-type="float" office:value="157.915343336854">
            <text:p>158</text:p>
          </table:table-cell>
          <table:table-cell table:style-name="ce2" table:formula="of:=IF([.$A49]&lt;[.I$1]+6;MIN(1;([.$A49]/[.I$1])^3)*100;(([.I$1]+5)/[.$A49])^3*100)+40" office:value-type="float" office:value="41.6275959662431">
            <text:p>41,63</text:p>
          </table:table-cell>
          <table:table-cell table:formula="of:=[.$G49]*(0.7+0.075*[.I$2])" office:value-type="float" office:value="122.384391086062">
            <text:p>122</text:p>
          </table:table-cell>
          <table:table-cell table:style-name="ce2" table:formula="of:=IF([.$A49]&lt;[.K$1]+6;MIN(1;([.$A49]/[.K$1])^3)*103;(([.K$1]+5)/[.$A49])^3*103)+40" office:value-type="float" office:value="45.5063869316765">
            <text:p>45,51</text:p>
          </table:table-cell>
          <table:table-cell table:formula="of:=[.$G49]*(0.7+0.075*[.K$2])" office:value-type="float" office:value="134.228041836326">
            <text:p>134</text:p>
          </table:table-cell>
          <table:table-cell table:style-name="ce2" table:formula="of:=IF([.$A49]&lt;[.M$1]+6;MIN(1;([.$A49]/[.M$1])^3)*106;(([.M$1]+5)/[.$A49])^3*106)+40" office:value-type="float" office:value="53.25">
            <text:p>53,25</text:p>
          </table:table-cell>
          <table:table-cell table:formula="of:=[.$G49]*(0.7+0.075*[.M$2])" office:value-type="float" office:value="146.07169258659">
            <text:p>146</text:p>
          </table:table-cell>
          <table:table-cell table:style-name="ce2"/>
          <table:table-cell table:formula="of:=[.$G49]*(0.7+0.075*[.O$2])" office:value-type="float" office:value="157.915343336854">
            <text:p>158</text:p>
          </table:table-cell>
          <table:table-cell table:number-columns-repeated="1009"/>
        </table:table-row>
        <table:table-row table:style-name="ro1">
          <table:table-cell office:value-type="float" office:value="735">
            <text:p>735</text:p>
          </table:table-cell>
          <table:table-cell table:formula="of:=(2.2+([.A50]-500)*0.034)^0.57*25+10" office:value-type="float" office:value="103.885666468243">
            <text:p>104</text:p>
          </table:table-cell>
          <table:table-cell table:formula="of:=[.$B50]*(0.5+0.125*[.C$2])" office:value-type="float" office:value="64.9285415426521">
            <text:p>65</text:p>
          </table:table-cell>
          <table:table-cell table:formula="of:=[.$B50]*(0.5+0.125*[.D$2])" office:value-type="float" office:value="77.9142498511825">
            <text:p>78</text:p>
          </table:table-cell>
          <table:table-cell table:formula="of:=[.$B50]*(0.5+0.125*[.E$2])" office:value-type="float" office:value="90.899958159713">
            <text:p>91</text:p>
          </table:table-cell>
          <table:table-cell table:formula="of:=[.$B50]*(0.5+0.125*[.F$2])" office:value-type="float" office:value="103.885666468243">
            <text:p>104</text:p>
          </table:table-cell>
          <table:table-cell table:formula="of:=(2.5+([.A50]-500)*0.034)^0.45*39.5+45" office:value-type="float" office:value="158.748601356766">
            <text:p>159</text:p>
          </table:table-cell>
          <table:table-cell table:style-name="ce2" table:formula="of:=IF([.$A50]&lt;[.I$1]+6;MIN(1;([.$A50]/[.I$1])^3)*100;(([.I$1]+5)/[.$A50])^3*100)+40" office:value-type="float" office:value="41.5946051704962">
            <text:p>41,59</text:p>
          </table:table-cell>
          <table:table-cell table:formula="of:=[.$G50]*(0.7+0.075*[.I$2])" office:value-type="float" office:value="123.030166051493">
            <text:p>123</text:p>
          </table:table-cell>
          <table:table-cell table:style-name="ce2" table:formula="of:=IF([.$A50]&lt;[.K$1]+6;MIN(1;([.$A50]/[.K$1])^3)*103;(([.K$1]+5)/[.$A50])^3*103)+40" office:value-type="float" office:value="45.3947744121481">
            <text:p>45,39</text:p>
          </table:table-cell>
          <table:table-cell table:formula="of:=[.$G50]*(0.7+0.075*[.K$2])" office:value-type="float" office:value="134.936311153251">
            <text:p>135</text:p>
          </table:table-cell>
          <table:table-cell table:style-name="ce2" table:formula="of:=IF([.$A50]&lt;[.M$1]+6;MIN(1;([.$A50]/[.M$1])^3)*106;(([.M$1]+5)/[.$A50])^3*106)+40" office:value-type="float" office:value="52.981427176822">
            <text:p>52,98</text:p>
          </table:table-cell>
          <table:table-cell table:formula="of:=[.$G50]*(0.7+0.075*[.M$2])" office:value-type="float" office:value="146.842456255008">
            <text:p>147</text:p>
          </table:table-cell>
          <table:table-cell table:style-name="ce2"/>
          <table:table-cell table:formula="of:=[.$G50]*(0.7+0.075*[.O$2])" office:value-type="float" office:value="158.748601356766">
            <text:p>159</text:p>
          </table:table-cell>
          <table:table-cell table:number-columns-repeated="1009"/>
        </table:table-row>
        <table:table-row table:style-name="ro1">
          <table:table-cell office:value-type="float" office:value="740">
            <text:p>740</text:p>
          </table:table-cell>
          <table:table-cell table:formula="of:=(2.2+([.A51]-500)*0.034)^0.57*25+10" office:value-type="float" office:value="104.775278492924">
            <text:p>105</text:p>
          </table:table-cell>
          <table:table-cell table:formula="of:=[.$B51]*(0.5+0.125*[.C$2])" office:value-type="float" office:value="65.4845490580774">
            <text:p>65</text:p>
          </table:table-cell>
          <table:table-cell table:formula="of:=[.$B51]*(0.5+0.125*[.D$2])" office:value-type="float" office:value="78.5814588696929">
            <text:p>79</text:p>
          </table:table-cell>
          <table:table-cell table:formula="of:=[.$B51]*(0.5+0.125*[.E$2])" office:value-type="float" office:value="91.6783686813084">
            <text:p>92</text:p>
          </table:table-cell>
          <table:table-cell table:formula="of:=[.$B51]*(0.5+0.125*[.F$2])" office:value-type="float" office:value="104.775278492924">
            <text:p>105</text:p>
          </table:table-cell>
          <table:table-cell table:formula="of:=(2.5+([.A51]-500)*0.034)^0.45*39.5+45" office:value-type="float" office:value="159.574464929566">
            <text:p>160</text:p>
          </table:table-cell>
          <table:table-cell table:style-name="ce2" table:formula="of:=IF([.$A51]&lt;[.I$1]+6;MIN(1;([.$A51]/[.I$1])^3)*100;(([.I$1]+5)/[.$A51])^3*100)+40" office:value-type="float" office:value="41.5625">
            <text:p>41,56</text:p>
          </table:table-cell>
          <table:table-cell table:formula="of:=[.$G51]*(0.7+0.075*[.I$2])" office:value-type="float" office:value="123.670210320414">
            <text:p>124</text:p>
          </table:table-cell>
          <table:table-cell table:style-name="ce2" table:formula="of:=IF([.$A51]&lt;[.K$1]+6;MIN(1;([.$A51]/[.K$1])^3)*103;(([.K$1]+5)/[.$A51])^3*103)+40" office:value-type="float" office:value="45.2861580878724">
            <text:p>45,29</text:p>
          </table:table-cell>
          <table:table-cell table:formula="of:=[.$G51]*(0.7+0.075*[.K$2])" office:value-type="float" office:value="135.638295190131">
            <text:p>136</text:p>
          </table:table-cell>
          <table:table-cell table:style-name="ce2" table:formula="of:=IF([.$A51]&lt;[.M$1]+6;MIN(1;([.$A51]/[.M$1])^3)*106;(([.M$1]+5)/[.$A51])^3*106)+40" office:value-type="float" office:value="52.7200640880106">
            <text:p>52,72</text:p>
          </table:table-cell>
          <table:table-cell table:formula="of:=[.$G51]*(0.7+0.075*[.M$2])" office:value-type="float" office:value="147.606380059849">
            <text:p>148</text:p>
          </table:table-cell>
          <table:table-cell table:style-name="ce2"/>
          <table:table-cell table:formula="of:=[.$G51]*(0.7+0.075*[.O$2])" office:value-type="float" office:value="159.574464929566">
            <text:p>160</text:p>
          </table:table-cell>
          <table:table-cell table:number-columns-repeated="1009"/>
        </table:table-row>
        <table:table-row table:style-name="ro1">
          <table:table-cell office:value-type="float" office:value="745">
            <text:p>745</text:p>
          </table:table-cell>
          <table:table-cell table:formula="of:=(2.2+([.A52]-500)*0.034)^0.57*25+10" office:value-type="float" office:value="105.658635182523">
            <text:p>106</text:p>
          </table:table-cell>
          <table:table-cell table:formula="of:=[.$B52]*(0.5+0.125*[.C$2])" office:value-type="float" office:value="66.0366469890771">
            <text:p>66</text:p>
          </table:table-cell>
          <table:table-cell table:formula="of:=[.$B52]*(0.5+0.125*[.D$2])" office:value-type="float" office:value="79.2439763868925">
            <text:p>79</text:p>
          </table:table-cell>
          <table:table-cell table:formula="of:=[.$B52]*(0.5+0.125*[.E$2])" office:value-type="float" office:value="92.4513057847079">
            <text:p>92</text:p>
          </table:table-cell>
          <table:table-cell table:formula="of:=[.$B52]*(0.5+0.125*[.F$2])" office:value-type="float" office:value="105.658635182523">
            <text:p>106</text:p>
          </table:table-cell>
          <table:table-cell table:formula="of:=(2.5+([.A52]-500)*0.034)^0.45*39.5+45" office:value-type="float" office:value="160.393116051669">
            <text:p>160</text:p>
          </table:table-cell>
          <table:table-cell table:style-name="ce2" table:formula="of:=IF([.$A52]&lt;[.I$1]+6;MIN(1;([.$A52]/[.I$1])^3)*100;(([.I$1]+5)/[.$A52])^3*100)+40" office:value-type="float" office:value="41.5312509352472">
            <text:p>41,53</text:p>
          </table:table-cell>
          <table:table-cell table:formula="of:=[.$G52]*(0.7+0.075*[.I$2])" office:value-type="float" office:value="124.304664940043">
            <text:p>124</text:p>
          </table:table-cell>
          <table:table-cell table:style-name="ce2" table:formula="of:=IF([.$A52]&lt;[.K$1]+6;MIN(1;([.$A52]/[.K$1])^3)*103;(([.K$1]+5)/[.$A52])^3*103)+40" office:value-type="float" office:value="45.1804380901882">
            <text:p>45,18</text:p>
          </table:table-cell>
          <table:table-cell table:formula="of:=[.$G52]*(0.7+0.075*[.K$2])" office:value-type="float" office:value="136.334148643919">
            <text:p>136</text:p>
          </table:table-cell>
          <table:table-cell table:style-name="ce2" table:formula="of:=IF([.$A52]&lt;[.M$1]+6;MIN(1;([.$A52]/[.M$1])^3)*106;(([.M$1]+5)/[.$A52])^3*106)+40" office:value-type="float" office:value="52.465670419949">
            <text:p>52,47</text:p>
          </table:table-cell>
          <table:table-cell table:formula="of:=[.$G52]*(0.7+0.075*[.M$2])" office:value-type="float" office:value="148.363632347794">
            <text:p>148</text:p>
          </table:table-cell>
          <table:table-cell table:style-name="ce2"/>
          <table:table-cell table:formula="of:=[.$G52]*(0.7+0.075*[.O$2])" office:value-type="float" office:value="160.393116051669">
            <text:p>160</text:p>
          </table:table-cell>
          <table:table-cell table:number-columns-repeated="1009"/>
        </table:table-row>
        <table:table-row table:style-name="ro1">
          <table:table-cell office:value-type="float" office:value="750">
            <text:p>750</text:p>
          </table:table-cell>
          <table:table-cell table:formula="of:=(2.2+([.A53]-500)*0.034)^0.57*25+10" office:value-type="float" office:value="106.535880462787">
            <text:p>107</text:p>
          </table:table-cell>
          <table:table-cell table:formula="of:=[.$B53]*(0.5+0.125*[.C$2])" office:value-type="float" office:value="66.5849252892419">
            <text:p>67</text:p>
          </table:table-cell>
          <table:table-cell table:formula="of:=[.$B53]*(0.5+0.125*[.D$2])" office:value-type="float" office:value="79.9019103470903">
            <text:p>80</text:p>
          </table:table-cell>
          <table:table-cell table:formula="of:=[.$B53]*(0.5+0.125*[.E$2])" office:value-type="float" office:value="93.2188954049387">
            <text:p>93</text:p>
          </table:table-cell>
          <table:table-cell table:formula="of:=[.$B53]*(0.5+0.125*[.F$2])" office:value-type="float" office:value="106.535880462787">
            <text:p>107</text:p>
          </table:table-cell>
          <table:table-cell table:formula="of:=(2.5+([.A53]-500)*0.034)^0.45*39.5+45" office:value-type="float" office:value="161.204729465124">
            <text:p>161</text:p>
          </table:table-cell>
          <table:table-cell table:style-name="ce2" table:formula="of:=IF([.$A53]&lt;[.I$1]+6;MIN(1;([.$A53]/[.I$1])^3)*100;(([.I$1]+5)/[.$A53])^3*100)+40" office:value-type="float" office:value="41.5008296296296">
            <text:p>41,50</text:p>
          </table:table-cell>
          <table:table-cell table:formula="of:=[.$G53]*(0.7+0.075*[.I$2])" office:value-type="float" office:value="124.933665335471">
            <text:p>125</text:p>
          </table:table-cell>
          <table:table-cell table:style-name="ce2" table:formula="of:=IF([.$A53]&lt;[.K$1]+6;MIN(1;([.$A53]/[.K$1])^3)*103;(([.K$1]+5)/[.$A53])^3*103)+40" office:value-type="float" office:value="45.0775185185185">
            <text:p>45,08</text:p>
          </table:table-cell>
          <table:table-cell table:formula="of:=[.$G53]*(0.7+0.075*[.K$2])" office:value-type="float" office:value="137.024020045355">
            <text:p>137</text:p>
          </table:table-cell>
          <table:table-cell table:style-name="ce2" table:formula="of:=IF([.$A53]&lt;[.M$1]+6;MIN(1;([.$A53]/[.M$1])^3)*106;(([.M$1]+5)/[.$A53])^3*106)+40" office:value-type="float" office:value="52.2180154074074">
            <text:p>52,22</text:p>
          </table:table-cell>
          <table:table-cell table:formula="of:=[.$G53]*(0.7+0.075*[.M$2])" office:value-type="float" office:value="149.11437475524">
            <text:p>149</text:p>
          </table:table-cell>
          <table:table-cell table:style-name="ce2"/>
          <table:table-cell table:formula="of:=[.$G53]*(0.7+0.075*[.O$2])" office:value-type="float" office:value="161.204729465124">
            <text:p>161</text:p>
          </table:table-cell>
          <table:table-cell table:number-columns-repeated="1009"/>
        </table:table-row>
        <table:table-row table:style-name="ro1">
          <table:table-cell office:value-type="float" office:value="755">
            <text:p>755</text:p>
          </table:table-cell>
          <table:table-cell table:formula="of:=(2.2+([.A54]-500)*0.034)^0.57*25+10" office:value-type="float" office:value="107.407152721131">
            <text:p>107</text:p>
          </table:table-cell>
          <table:table-cell table:formula="of:=[.$B54]*(0.5+0.125*[.C$2])" office:value-type="float" office:value="67.1294704507069">
            <text:p>67</text:p>
          </table:table-cell>
          <table:table-cell table:formula="of:=[.$B54]*(0.5+0.125*[.D$2])" office:value-type="float" office:value="80.5553645408483">
            <text:p>81</text:p>
          </table:table-cell>
          <table:table-cell table:formula="of:=[.$B54]*(0.5+0.125*[.E$2])" office:value-type="float" office:value="93.9812586309897">
            <text:p>94</text:p>
          </table:table-cell>
          <table:table-cell table:formula="of:=[.$B54]*(0.5+0.125*[.F$2])" office:value-type="float" office:value="107.407152721131">
            <text:p>107</text:p>
          </table:table-cell>
          <table:table-cell table:formula="of:=(2.5+([.A54]-500)*0.034)^0.45*39.5+45" office:value-type="float" office:value="162.009473053989">
            <text:p>162</text:p>
          </table:table-cell>
          <table:table-cell table:style-name="ce2" table:formula="of:=IF([.$A54]&lt;[.I$1]+6;MIN(1;([.$A54]/[.I$1])^3)*100;(([.I$1]+5)/[.$A54])^3*100)+40" office:value-type="float" office:value="41.4712088554266">
            <text:p>41,47</text:p>
          </table:table-cell>
          <table:table-cell table:formula="of:=[.$G54]*(0.7+0.075*[.I$2])" office:value-type="float" office:value="125.557341616842">
            <text:p>126</text:p>
          </table:table-cell>
          <table:table-cell table:style-name="ce2" table:formula="of:=IF([.$A54]&lt;[.K$1]+6;MIN(1;([.$A54]/[.K$1])^3)*103;(([.K$1]+5)/[.$A54])^3*103)+40" office:value-type="float" office:value="44.9773072576403">
            <text:p>44,98</text:p>
          </table:table-cell>
          <table:table-cell table:formula="of:=[.$G54]*(0.7+0.075*[.K$2])" office:value-type="float" office:value="137.708052095891">
            <text:p>138</text:p>
          </table:table-cell>
          <table:table-cell table:style-name="ce2" table:formula="of:=IF([.$A54]&lt;[.M$1]+6;MIN(1;([.$A54]/[.M$1])^3)*106;(([.M$1]+5)/[.$A54])^3*106)+40" office:value-type="float" office:value="51.9768773938404">
            <text:p>51,98</text:p>
          </table:table-cell>
          <table:table-cell table:formula="of:=[.$G54]*(0.7+0.075*[.M$2])" office:value-type="float" office:value="149.85876257494">
            <text:p>150</text:p>
          </table:table-cell>
          <table:table-cell table:style-name="ce2"/>
          <table:table-cell table:formula="of:=[.$G54]*(0.7+0.075*[.O$2])" office:value-type="float" office:value="162.009473053989">
            <text:p>162</text:p>
          </table:table-cell>
          <table:table-cell table:number-columns-repeated="1009"/>
        </table:table-row>
        <table:table-row table:style-name="ro1">
          <table:table-cell office:value-type="float" office:value="760">
            <text:p>760</text:p>
          </table:table-cell>
          <table:table-cell table:formula="of:=(2.2+([.A55]-500)*0.034)^0.57*25+10" office:value-type="float" office:value="108.272585102783">
            <text:p>108</text:p>
          </table:table-cell>
          <table:table-cell table:formula="of:=[.$B55]*(0.5+0.125*[.C$2])" office:value-type="float" office:value="67.6703656892391">
            <text:p>68</text:p>
          </table:table-cell>
          <table:table-cell table:formula="of:=[.$B55]*(0.5+0.125*[.D$2])" office:value-type="float" office:value="81.2044388270869">
            <text:p>81</text:p>
          </table:table-cell>
          <table:table-cell table:formula="of:=[.$B55]*(0.5+0.125*[.E$2])" office:value-type="float" office:value="94.7385119649347">
            <text:p>95</text:p>
          </table:table-cell>
          <table:table-cell table:formula="of:=[.$B55]*(0.5+0.125*[.F$2])" office:value-type="float" office:value="108.272585102783">
            <text:p>108</text:p>
          </table:table-cell>
          <table:table-cell table:formula="of:=(2.5+([.A55]-500)*0.034)^0.45*39.5+45" office:value-type="float" office:value="162.807508213361">
            <text:p>163</text:p>
          </table:table-cell>
          <table:table-cell table:style-name="ce2" table:formula="of:=IF([.$A55]&lt;[.I$1]+6;MIN(1;([.$A55]/[.I$1])^3)*100;(([.I$1]+5)/[.$A55])^3*100)+40" office:value-type="float" office:value="41.442362452617">
            <text:p>41,44</text:p>
          </table:table-cell>
          <table:table-cell table:formula="of:=[.$G55]*(0.7+0.075*[.I$2])" office:value-type="float" office:value="126.175818865355">
            <text:p>126</text:p>
          </table:table-cell>
          <table:table-cell table:style-name="ce2" table:formula="of:=IF([.$A55]&lt;[.K$1]+6;MIN(1;([.$A55]/[.K$1])^3)*103;(([.K$1]+5)/[.$A55])^3*103)+40" office:value-type="float" office:value="44.8797158045087">
            <text:p>44,88</text:p>
          </table:table-cell>
          <table:table-cell table:formula="of:=[.$G55]*(0.7+0.075*[.K$2])" office:value-type="float" office:value="138.386381981357">
            <text:p>138</text:p>
          </table:table-cell>
          <table:table-cell table:style-name="ce2" table:formula="of:=IF([.$A55]&lt;[.M$1]+6;MIN(1;([.$A55]/[.M$1])^3)*106;(([.M$1]+5)/[.$A55])^3*106)+40" office:value-type="float" office:value="51.7420434146742">
            <text:p>51,74</text:p>
          </table:table-cell>
          <table:table-cell table:formula="of:=[.$G55]*(0.7+0.075*[.M$2])" office:value-type="float" office:value="150.596945097359">
            <text:p>151</text:p>
          </table:table-cell>
          <table:table-cell table:style-name="ce2"/>
          <table:table-cell table:formula="of:=[.$G55]*(0.7+0.075*[.O$2])" office:value-type="float" office:value="162.807508213361">
            <text:p>163</text:p>
          </table:table-cell>
          <table:table-cell table:number-columns-repeated="1009"/>
        </table:table-row>
        <table:table-row table:style-name="ro1">
          <table:table-cell office:value-type="float" office:value="765">
            <text:p>765</text:p>
          </table:table-cell>
          <table:table-cell table:formula="of:=(2.2+([.A56]-500)*0.034)^0.57*25+10" office:value-type="float" office:value="109.132305786781">
            <text:p>109</text:p>
          </table:table-cell>
          <table:table-cell table:formula="of:=[.$B56]*(0.5+0.125*[.C$2])" office:value-type="float" office:value="68.2076911167382">
            <text:p>68</text:p>
          </table:table-cell>
          <table:table-cell table:formula="of:=[.$B56]*(0.5+0.125*[.D$2])" office:value-type="float" office:value="81.8492293400859">
            <text:p>82</text:p>
          </table:table-cell>
          <table:table-cell table:formula="of:=[.$B56]*(0.5+0.125*[.E$2])" office:value-type="float" office:value="95.4907675634335">
            <text:p>95</text:p>
          </table:table-cell>
          <table:table-cell table:formula="of:=[.$B56]*(0.5+0.125*[.F$2])" office:value-type="float" office:value="109.132305786781">
            <text:p>109</text:p>
          </table:table-cell>
          <table:table-cell table:formula="of:=(2.5+([.A56]-500)*0.034)^0.45*39.5+45" office:value-type="float" office:value="163.598990193335">
            <text:p>164</text:p>
          </table:table-cell>
          <table:table-cell table:style-name="ce2" table:formula="of:=IF([.$A56]&lt;[.I$1]+6;MIN(1;([.$A56]/[.I$1])^3)*100;(([.I$1]+5)/[.$A56])^3*100)+40" office:value-type="float" office:value="41.41426528035">
            <text:p>41,41</text:p>
          </table:table-cell>
          <table:table-cell table:formula="of:=[.$G56]*(0.7+0.075*[.I$2])" office:value-type="float" office:value="126.789217399834">
            <text:p>127</text:p>
          </table:table-cell>
          <table:table-cell table:style-name="ce2" table:formula="of:=IF([.$A56]&lt;[.K$1]+6;MIN(1;([.$A56]/[.K$1])^3)*103;(([.K$1]+5)/[.$A56])^3*103)+40" office:value-type="float" office:value="44.7846591040762">
            <text:p>44,78</text:p>
          </table:table-cell>
          <table:table-cell table:formula="of:=[.$G56]*(0.7+0.075*[.K$2])" office:value-type="float" office:value="139.059141664335">
            <text:p>139</text:p>
          </table:table-cell>
          <table:table-cell table:style-name="ce2" table:formula="of:=IF([.$A56]&lt;[.M$1]+6;MIN(1;([.$A56]/[.M$1])^3)*106;(([.M$1]+5)/[.$A56])^3*106)+40" office:value-type="float" office:value="51.5133088022399">
            <text:p>51,51</text:p>
          </table:table-cell>
          <table:table-cell table:formula="of:=[.$G56]*(0.7+0.075*[.M$2])" office:value-type="float" office:value="151.329065928835">
            <text:p>151</text:p>
          </table:table-cell>
          <table:table-cell table:style-name="ce2"/>
          <table:table-cell table:formula="of:=[.$G56]*(0.7+0.075*[.O$2])" office:value-type="float" office:value="163.598990193335">
            <text:p>164</text:p>
          </table:table-cell>
          <table:table-cell table:number-columns-repeated="1009"/>
        </table:table-row>
        <table:table-row table:style-name="ro1">
          <table:table-cell office:value-type="float" office:value="770">
            <text:p>770</text:p>
          </table:table-cell>
          <table:table-cell table:formula="of:=(2.2+([.A57]-500)*0.034)^0.57*25+10" office:value-type="float" office:value="109.986438243497">
            <text:p>110</text:p>
          </table:table-cell>
          <table:table-cell table:formula="of:=[.$B57]*(0.5+0.125*[.C$2])" office:value-type="float" office:value="68.7415239021855">
            <text:p>69</text:p>
          </table:table-cell>
          <table:table-cell table:formula="of:=[.$B57]*(0.5+0.125*[.D$2])" office:value-type="float" office:value="82.4898286826226">
            <text:p>82</text:p>
          </table:table-cell>
          <table:table-cell table:formula="of:=[.$B57]*(0.5+0.125*[.E$2])" office:value-type="float" office:value="96.2381334630597">
            <text:p>96</text:p>
          </table:table-cell>
          <table:table-cell table:formula="of:=[.$B57]*(0.5+0.125*[.F$2])" office:value-type="float" office:value="109.986438243497">
            <text:p>110</text:p>
          </table:table-cell>
          <table:table-cell table:formula="of:=(2.5+([.A57]-500)*0.034)^0.45*39.5+45" office:value-type="float" office:value="164.384068419939">
            <text:p>164</text:p>
          </table:table-cell>
          <table:table-cell table:style-name="ce2" table:formula="of:=IF([.$A57]&lt;[.I$1]+6;MIN(1;([.$A57]/[.I$1])^3)*100;(([.I$1]+5)/[.$A57])^3*100)+40" office:value-type="float" office:value="41.3868931709208">
            <text:p>41,39</text:p>
          </table:table-cell>
          <table:table-cell table:formula="of:=[.$G57]*(0.7+0.075*[.I$2])" office:value-type="float" office:value="127.397653025452">
            <text:p>127</text:p>
          </table:table-cell>
          <table:table-cell table:style-name="ce2" table:formula="of:=IF([.$A57]&lt;[.K$1]+6;MIN(1;([.$A57]/[.K$1])^3)*103;(([.K$1]+5)/[.$A57])^3*103)+40" office:value-type="float" office:value="44.692055393586">
            <text:p>44,69</text:p>
          </table:table-cell>
          <table:table-cell table:formula="of:=[.$G57]*(0.7+0.075*[.K$2])" office:value-type="float" office:value="139.726458156948">
            <text:p>140</text:p>
          </table:table-cell>
          <table:table-cell table:style-name="ce2" table:formula="of:=IF([.$A57]&lt;[.M$1]+6;MIN(1;([.$A57]/[.M$1])^3)*106;(([.M$1]+5)/[.$A57])^3*106)+40" office:value-type="float" office:value="51.2904768110958">
            <text:p>51,29</text:p>
          </table:table-cell>
          <table:table-cell table:formula="of:=[.$G57]*(0.7+0.075*[.M$2])" office:value-type="float" office:value="152.055263288443">
            <text:p>152</text:p>
          </table:table-cell>
          <table:table-cell table:style-name="ce2"/>
          <table:table-cell table:formula="of:=[.$G57]*(0.7+0.075*[.O$2])" office:value-type="float" office:value="164.384068419939">
            <text:p>164</text:p>
          </table:table-cell>
          <table:table-cell table:number-columns-repeated="1009"/>
        </table:table-row>
        <table:table-row table:style-name="ro1">
          <table:table-cell office:value-type="float" office:value="775">
            <text:p>775</text:p>
          </table:table-cell>
          <table:table-cell table:formula="of:=(2.2+([.A58]-500)*0.034)^0.57*25+10" office:value-type="float" office:value="110.835101475156">
            <text:p>111</text:p>
          </table:table-cell>
          <table:table-cell table:formula="of:=[.$B58]*(0.5+0.125*[.C$2])" office:value-type="float" office:value="69.2719384219725">
            <text:p>69</text:p>
          </table:table-cell>
          <table:table-cell table:formula="of:=[.$B58]*(0.5+0.125*[.D$2])" office:value-type="float" office:value="83.126326106367">
            <text:p>83</text:p>
          </table:table-cell>
          <table:table-cell table:formula="of:=[.$B58]*(0.5+0.125*[.E$2])" office:value-type="float" office:value="96.9807137907615">
            <text:p>97</text:p>
          </table:table-cell>
          <table:table-cell table:formula="of:=[.$B58]*(0.5+0.125*[.F$2])" office:value-type="float" office:value="110.835101475156">
            <text:p>111</text:p>
          </table:table-cell>
          <table:table-cell table:formula="of:=(2.5+([.A58]-500)*0.034)^0.45*39.5+45" office:value-type="float" office:value="165.162886794897">
            <text:p>165</text:p>
          </table:table-cell>
          <table:table-cell table:style-name="ce2" table:formula="of:=IF([.$A58]&lt;[.I$1]+6;MIN(1;([.$A58]/[.I$1])^3)*100;(([.I$1]+5)/[.$A58])^3*100)+40" office:value-type="float" office:value="41.3602228861065">
            <text:p>41,36</text:p>
          </table:table-cell>
          <table:table-cell table:formula="of:=[.$G58]*(0.7+0.075*[.I$2])" office:value-type="float" office:value="128.001237266045">
            <text:p>128</text:p>
          </table:table-cell>
          <table:table-cell table:style-name="ce2" table:formula="of:=IF([.$A58]&lt;[.K$1]+6;MIN(1;([.$A58]/[.K$1])^3)*103;(([.K$1]+5)/[.$A58])^3*103)+40" office:value-type="float" office:value="44.6018260548488">
            <text:p>44,60</text:p>
          </table:table-cell>
          <table:table-cell table:formula="of:=[.$G58]*(0.7+0.075*[.K$2])" office:value-type="float" office:value="140.388453775662">
            <text:p>140</text:p>
          </table:table-cell>
          <table:table-cell table:style-name="ce2" table:formula="of:=IF([.$A58]&lt;[.M$1]+6;MIN(1;([.$A58]/[.M$1])^3)*106;(([.M$1]+5)/[.$A58])^3*106)+40" office:value-type="float" office:value="51.0733582625625">
            <text:p>51,07</text:p>
          </table:table-cell>
          <table:table-cell table:formula="of:=[.$G58]*(0.7+0.075*[.M$2])" office:value-type="float" office:value="152.775670285279">
            <text:p>153</text:p>
          </table:table-cell>
          <table:table-cell table:style-name="ce2"/>
          <table:table-cell table:formula="of:=[.$G58]*(0.7+0.075*[.O$2])" office:value-type="float" office:value="165.162886794897">
            <text:p>165</text:p>
          </table:table-cell>
          <table:table-cell table:number-columns-repeated="1009"/>
        </table:table-row>
        <table:table-row table:style-name="ro1">
          <table:table-cell office:value-type="float" office:value="780">
            <text:p>780</text:p>
          </table:table-cell>
          <table:table-cell table:formula="of:=(2.2+([.A59]-500)*0.034)^0.57*25+10" office:value-type="float" office:value="111.678410240733">
            <text:p>112</text:p>
          </table:table-cell>
          <table:table-cell table:formula="of:=[.$B59]*(0.5+0.125*[.C$2])" office:value-type="float" office:value="69.799006400458">
            <text:p>70</text:p>
          </table:table-cell>
          <table:table-cell table:formula="of:=[.$B59]*(0.5+0.125*[.D$2])" office:value-type="float" office:value="83.7588076805496">
            <text:p>84</text:p>
          </table:table-cell>
          <table:table-cell table:formula="of:=[.$B59]*(0.5+0.125*[.E$2])" office:value-type="float" office:value="97.7186089606412">
            <text:p>98</text:p>
          </table:table-cell>
          <table:table-cell table:formula="of:=[.$B59]*(0.5+0.125*[.F$2])" office:value-type="float" office:value="111.678410240733">
            <text:p>112</text:p>
          </table:table-cell>
          <table:table-cell table:formula="of:=(2.5+([.A59]-500)*0.034)^0.45*39.5+45" office:value-type="float" office:value="165.935583975899">
            <text:p>166</text:p>
          </table:table-cell>
          <table:table-cell table:style-name="ce2" table:formula="of:=IF([.$A59]&lt;[.I$1]+6;MIN(1;([.$A59]/[.I$1])^3)*100;(([.I$1]+5)/[.$A59])^3*100)+40" office:value-type="float" office:value="41.3342320757262">
            <text:p>41,33</text:p>
          </table:table-cell>
          <table:table-cell table:formula="of:=[.$G59]*(0.7+0.075*[.I$2])" office:value-type="float" office:value="128.600077581322">
            <text:p>129</text:p>
          </table:table-cell>
          <table:table-cell table:style-name="ce2" table:formula="of:=IF([.$A59]&lt;[.K$1]+6;MIN(1;([.$A59]/[.K$1])^3)*103;(([.K$1]+5)/[.$A59])^3*103)+40" office:value-type="float" office:value="44.5138954740471">
            <text:p>44,51</text:p>
          </table:table-cell>
          <table:table-cell table:formula="of:=[.$G59]*(0.7+0.075*[.K$2])" office:value-type="float" office:value="141.045246379514">
            <text:p>141</text:p>
          </table:table-cell>
          <table:table-cell table:style-name="ce2" table:formula="of:=IF([.$A59]&lt;[.M$1]+6;MIN(1;([.$A59]/[.M$1])^3)*106;(([.M$1]+5)/[.$A59])^3*106)+40" office:value-type="float" office:value="50.8617712073703">
            <text:p>50,86</text:p>
          </table:table-cell>
          <table:table-cell table:formula="of:=[.$G59]*(0.7+0.075*[.M$2])" office:value-type="float" office:value="153.490415177706">
            <text:p>153</text:p>
          </table:table-cell>
          <table:table-cell table:style-name="ce2"/>
          <table:table-cell table:formula="of:=[.$G59]*(0.7+0.075*[.O$2])" office:value-type="float" office:value="165.935583975899">
            <text:p>166</text:p>
          </table:table-cell>
          <table:table-cell table:number-columns-repeated="1009"/>
        </table:table-row>
        <table:table-row table:style-name="ro1">
          <table:table-cell office:value-type="float" office:value="785">
            <text:p>785</text:p>
          </table:table-cell>
          <table:table-cell table:formula="of:=(2.2+([.A60]-500)*0.034)^0.57*25+10" office:value-type="float" office:value="112.516475266431">
            <text:p>113</text:p>
          </table:table-cell>
          <table:table-cell table:formula="of:=[.$B60]*(0.5+0.125*[.C$2])" office:value-type="float" office:value="70.3227970415195">
            <text:p>70</text:p>
          </table:table-cell>
          <table:table-cell table:formula="of:=[.$B60]*(0.5+0.125*[.D$2])" office:value-type="float" office:value="84.3873564498234">
            <text:p>84</text:p>
          </table:table-cell>
          <table:table-cell table:formula="of:=[.$B60]*(0.5+0.125*[.E$2])" office:value-type="float" office:value="98.4519158581273">
            <text:p>98</text:p>
          </table:table-cell>
          <table:table-cell table:formula="of:=[.$B60]*(0.5+0.125*[.F$2])" office:value-type="float" office:value="112.516475266431">
            <text:p>113</text:p>
          </table:table-cell>
          <table:table-cell table:formula="of:=(2.5+([.A60]-500)*0.034)^0.45*39.5+45" office:value-type="float" office:value="166.702293638902">
            <text:p>167</text:p>
          </table:table-cell>
          <table:table-cell table:style-name="ce2" table:formula="of:=IF([.$A60]&lt;[.I$1]+6;MIN(1;([.$A60]/[.I$1])^3)*100;(([.I$1]+5)/[.$A60])^3*100)+40" office:value-type="float" office:value="41.3088992382994">
            <text:p>41,31</text:p>
          </table:table-cell>
          <table:table-cell table:formula="of:=[.$G60]*(0.7+0.075*[.I$2])" office:value-type="float" office:value="129.194277570149">
            <text:p>129</text:p>
          </table:table-cell>
          <table:table-cell table:style-name="ce2" table:formula="of:=IF([.$A60]&lt;[.K$1]+6;MIN(1;([.$A60]/[.K$1])^3)*103;(([.K$1]+5)/[.$A60])^3*103)+40" office:value-type="float" office:value="44.4281909086375">
            <text:p>44,43</text:p>
          </table:table-cell>
          <table:table-cell table:formula="of:=[.$G60]*(0.7+0.075*[.K$2])" office:value-type="float" office:value="141.696949593067">
            <text:p>142</text:p>
          </table:table-cell>
          <table:table-cell table:style-name="ce2" table:formula="of:=IF([.$A60]&lt;[.M$1]+6;MIN(1;([.$A60]/[.M$1])^3)*106;(([.M$1]+5)/[.$A60])^3*106)+40" office:value-type="float" office:value="50.6555406053863">
            <text:p>50,66</text:p>
          </table:table-cell>
          <table:table-cell table:formula="of:=[.$G60]*(0.7+0.075*[.M$2])" office:value-type="float" office:value="154.199621615984">
            <text:p>154</text:p>
          </table:table-cell>
          <table:table-cell table:style-name="ce2"/>
          <table:table-cell table:formula="of:=[.$G60]*(0.7+0.075*[.O$2])" office:value-type="float" office:value="166.702293638902">
            <text:p>167</text:p>
          </table:table-cell>
          <table:table-cell table:number-columns-repeated="1009"/>
        </table:table-row>
        <table:table-row table:style-name="ro1">
          <table:table-cell office:value-type="float" office:value="790">
            <text:p>790</text:p>
          </table:table-cell>
          <table:table-cell table:formula="of:=(2.2+([.A61]-500)*0.034)^0.57*25+10" office:value-type="float" office:value="113.349403442875">
            <text:p>113</text:p>
          </table:table-cell>
          <table:table-cell table:formula="of:=[.$B61]*(0.5+0.125*[.C$2])" office:value-type="float" office:value="70.8433771517971">
            <text:p>71</text:p>
          </table:table-cell>
          <table:table-cell table:formula="of:=[.$B61]*(0.5+0.125*[.D$2])" office:value-type="float" office:value="85.0120525821565">
            <text:p>85</text:p>
          </table:table-cell>
          <table:table-cell table:formula="of:=[.$B61]*(0.5+0.125*[.E$2])" office:value-type="float" office:value="99.1807280125159">
            <text:p>99</text:p>
          </table:table-cell>
          <table:table-cell table:formula="of:=[.$B61]*(0.5+0.125*[.F$2])" office:value-type="float" office:value="113.349403442875">
            <text:p>113</text:p>
          </table:table-cell>
          <table:table-cell table:formula="of:=(2.5+([.A61]-500)*0.034)^0.45*39.5+45" office:value-type="float" office:value="167.46314472385">
            <text:p>167</text:p>
          </table:table-cell>
          <table:table-cell table:style-name="ce2" table:formula="of:=IF([.$A61]&lt;[.I$1]+6;MIN(1;([.$A61]/[.I$1])^3)*100;(([.I$1]+5)/[.$A61])^3*100)+40" office:value-type="float" office:value="41.2842036836843">
            <text:p>41,28</text:p>
          </table:table-cell>
          <table:table-cell table:formula="of:=[.$G61]*(0.7+0.075*[.I$2])" office:value-type="float" office:value="129.783937160984">
            <text:p>130</text:p>
          </table:table-cell>
          <table:table-cell table:style-name="ce2" table:formula="of:=IF([.$A61]&lt;[.K$1]+6;MIN(1;([.$A61]/[.K$1])^3)*103;(([.K$1]+5)/[.$A61])^3*103)+40" office:value-type="float" office:value="44.3446423609491">
            <text:p>44,34</text:p>
          </table:table-cell>
          <table:table-cell table:formula="of:=[.$G61]*(0.7+0.075*[.K$2])" office:value-type="float" office:value="142.343673015273">
            <text:p>142</text:p>
          </table:table-cell>
          <table:table-cell table:style-name="ce2" table:formula="of:=IF([.$A61]&lt;[.M$1]+6;MIN(1;([.$A61]/[.M$1])^3)*106;(([.M$1]+5)/[.$A61])^3*106)+40" office:value-type="float" office:value="50.4544980214547">
            <text:p>50,45</text:p>
          </table:table-cell>
          <table:table-cell table:formula="of:=[.$G61]*(0.7+0.075*[.M$2])" office:value-type="float" office:value="154.903408869561">
            <text:p>155</text:p>
          </table:table-cell>
          <table:table-cell table:style-name="ce2"/>
          <table:table-cell table:formula="of:=[.$G61]*(0.7+0.075*[.O$2])" office:value-type="float" office:value="167.46314472385">
            <text:p>167</text:p>
          </table:table-cell>
          <table:table-cell table:number-columns-repeated="1009"/>
        </table:table-row>
        <table:table-row table:style-name="ro1">
          <table:table-cell office:value-type="float" office:value="795">
            <text:p>795</text:p>
          </table:table-cell>
          <table:table-cell table:formula="of:=(2.2+([.A62]-500)*0.034)^0.57*25+10" office:value-type="float" office:value="114.17729801002">
            <text:p>114</text:p>
          </table:table-cell>
          <table:table-cell table:formula="of:=[.$B62]*(0.5+0.125*[.C$2])" office:value-type="float" office:value="71.3608112562623">
            <text:p>71</text:p>
          </table:table-cell>
          <table:table-cell table:formula="of:=[.$B62]*(0.5+0.125*[.D$2])" office:value-type="float" office:value="85.6329735075148">
            <text:p>86</text:p>
          </table:table-cell>
          <table:table-cell table:formula="of:=[.$B62]*(0.5+0.125*[.E$2])" office:value-type="float" office:value="99.9051357587673">
            <text:p>100</text:p>
          </table:table-cell>
          <table:table-cell table:formula="of:=[.$B62]*(0.5+0.125*[.F$2])" office:value-type="float" office:value="114.17729801002">
            <text:p>114</text:p>
          </table:table-cell>
          <table:table-cell table:formula="of:=(2.5+([.A62]-500)*0.034)^0.45*39.5+45" office:value-type="float" office:value="168.218261665071">
            <text:p>168</text:p>
          </table:table-cell>
          <table:table-cell table:style-name="ce2" table:formula="of:=IF([.$A62]&lt;[.I$1]+6;MIN(1;([.$A62]/[.I$1])^3)*100;(([.I$1]+5)/[.$A62])^3*100)+40" office:value-type="float" office:value="41.2601254975833">
            <text:p>41,26</text:p>
          </table:table-cell>
          <table:table-cell table:formula="of:=[.$G62]*(0.7+0.075*[.I$2])" office:value-type="float" office:value="130.36915279043">
            <text:p>130</text:p>
          </table:table-cell>
          <table:table-cell table:style-name="ce2" table:formula="of:=IF([.$A62]&lt;[.K$1]+6;MIN(1;([.$A62]/[.K$1])^3)*103;(([.K$1]+5)/[.$A62])^3*103)+40" office:value-type="float" office:value="44.2631824581018">
            <text:p>44,26</text:p>
          </table:table-cell>
          <table:table-cell table:formula="of:=[.$G62]*(0.7+0.075*[.K$2])" office:value-type="float" office:value="142.98552241531">
            <text:p>143</text:p>
          </table:table-cell>
          <table:table-cell table:style-name="ce2" table:formula="of:=IF([.$A62]&lt;[.M$1]+6;MIN(1;([.$A62]/[.M$1])^3)*106;(([.M$1]+5)/[.$A62])^3*106)+40" office:value-type="float" office:value="50.258481336445">
            <text:p>50,26</text:p>
          </table:table-cell>
          <table:table-cell table:formula="of:=[.$G62]*(0.7+0.075*[.M$2])" office:value-type="float" office:value="155.601892040191">
            <text:p>156</text:p>
          </table:table-cell>
          <table:table-cell table:style-name="ce2"/>
          <table:table-cell table:formula="of:=[.$G62]*(0.7+0.075*[.O$2])" office:value-type="float" office:value="168.218261665071">
            <text:p>168</text:p>
          </table:table-cell>
          <table:table-cell table:number-columns-repeated="1009"/>
        </table:table-row>
        <table:table-row table:style-name="ro1">
          <table:table-cell office:value-type="float" office:value="800">
            <text:p>800</text:p>
          </table:table-cell>
          <table:table-cell table:formula="of:=(2.2+([.A63]-500)*0.034)^0.57*25+10" office:value-type="float" office:value="115.000258730708">
            <text:p>115</text:p>
          </table:table-cell>
          <table:table-cell table:formula="of:=[.$B63]*(0.5+0.125*[.C$2])" office:value-type="float" office:value="71.8751617066924">
            <text:p>72</text:p>
          </table:table-cell>
          <table:table-cell table:formula="of:=[.$B63]*(0.5+0.125*[.D$2])" office:value-type="float" office:value="86.2501940480308">
            <text:p>86</text:p>
          </table:table-cell>
          <table:table-cell table:formula="of:=[.$B63]*(0.5+0.125*[.E$2])" office:value-type="float" office:value="100.625226389369">
            <text:p>101</text:p>
          </table:table-cell>
          <table:table-cell table:formula="of:=[.$B63]*(0.5+0.125*[.F$2])" office:value-type="float" office:value="115.000258730708">
            <text:p>115</text:p>
          </table:table-cell>
          <table:table-cell table:formula="of:=(2.5+([.A63]-500)*0.034)^0.45*39.5+45" office:value-type="float" office:value="168.967764607503">
            <text:p>169</text:p>
          </table:table-cell>
          <table:table-cell table:style-name="ce2" table:formula="of:=IF([.$A63]&lt;[.I$1]+6;MIN(1;([.$A63]/[.I$1])^3)*100;(([.I$1]+5)/[.$A63])^3*100)+40" office:value-type="float" office:value="41.2366455078125">
            <text:p>41,24</text:p>
          </table:table-cell>
          <table:table-cell table:formula="of:=[.$G63]*(0.7+0.075*[.I$2])" office:value-type="float" office:value="130.950017570815">
            <text:p>131</text:p>
          </table:table-cell>
          <table:table-cell table:style-name="ce2" table:formula="of:=IF([.$A63]&lt;[.K$1]+6;MIN(1;([.$A63]/[.K$1])^3)*103;(([.K$1]+5)/[.$A63])^3*103)+40" office:value-type="float" office:value="44.1837463378906">
            <text:p>44,18</text:p>
          </table:table-cell>
          <table:table-cell table:formula="of:=[.$G63]*(0.7+0.075*[.K$2])" office:value-type="float" office:value="143.622599916378">
            <text:p>144</text:p>
          </table:table-cell>
          <table:table-cell table:style-name="ce2" table:formula="of:=IF([.$A63]&lt;[.M$1]+6;MIN(1;([.$A63]/[.M$1])^3)*106;(([.M$1]+5)/[.$A63])^3*106)+40" office:value-type="float" office:value="50.0673344726563">
            <text:p>50,07</text:p>
          </table:table-cell>
          <table:table-cell table:formula="of:=[.$G63]*(0.7+0.075*[.M$2])" office:value-type="float" office:value="156.29518226194">
            <text:p>156</text:p>
          </table:table-cell>
          <table:table-cell table:style-name="ce2"/>
          <table:table-cell table:formula="of:=[.$G63]*(0.7+0.075*[.O$2])" office:value-type="float" office:value="168.967764607503">
            <text:p>169</text:p>
          </table:table-cell>
          <table:table-cell table:number-columns-repeated="1009"/>
        </table:table-row>
        <table:table-row table:style-name="ro1">
          <table:table-cell office:value-type="float" office:value="805">
            <text:p>805</text:p>
          </table:table-cell>
          <table:table-cell table:formula="of:=(2.2+([.A64]-500)*0.034)^0.57*25+10" office:value-type="float" office:value="115.818382053717">
            <text:p>116</text:p>
          </table:table-cell>
          <table:table-cell table:formula="of:=[.$B64]*(0.5+0.125*[.C$2])" office:value-type="float" office:value="72.3864887835728">
            <text:p>72</text:p>
          </table:table-cell>
          <table:table-cell table:formula="of:=[.$B64]*(0.5+0.125*[.D$2])" office:value-type="float" office:value="86.8637865402874">
            <text:p>87</text:p>
          </table:table-cell>
          <table:table-cell table:formula="of:=[.$B64]*(0.5+0.125*[.E$2])" office:value-type="float" office:value="101.341084297002">
            <text:p>101</text:p>
          </table:table-cell>
          <table:table-cell table:formula="of:=[.$B64]*(0.5+0.125*[.F$2])" office:value-type="float" office:value="115.818382053717">
            <text:p>116</text:p>
          </table:table-cell>
          <table:table-cell table:formula="of:=(2.5+([.A64]-500)*0.034)^0.45*39.5+45" office:value-type="float" office:value="169.711769609797">
            <text:p>170</text:p>
          </table:table-cell>
          <table:table-cell table:style-name="ce2" table:formula="of:=IF([.$A64]&lt;[.I$1]+6;MIN(1;([.$A64]/[.I$1])^3)*100;(([.I$1]+5)/[.$A64])^3*100)+40" office:value-type="float" office:value="41.2137452522368">
            <text:p>41,21</text:p>
          </table:table-cell>
          <table:table-cell table:formula="of:=[.$G64]*(0.7+0.075*[.I$2])" office:value-type="float" office:value="131.526621447593">
            <text:p>132</text:p>
          </table:table-cell>
          <table:table-cell table:style-name="ce2" table:formula="of:=IF([.$A64]&lt;[.K$1]+6;MIN(1;([.$A64]/[.K$1])^3)*103;(([.K$1]+5)/[.$A64])^3*103)+40" office:value-type="float" office:value="44.1062715403061">
            <text:p>44,11</text:p>
          </table:table-cell>
          <table:table-cell table:formula="of:=[.$G64]*(0.7+0.075*[.K$2])" office:value-type="float" office:value="144.255004168328">
            <text:p>144</text:p>
          </table:table-cell>
          <table:table-cell table:style-name="ce2" table:formula="of:=IF([.$A64]&lt;[.M$1]+6;MIN(1;([.$A64]/[.M$1])^3)*106;(([.M$1]+5)/[.$A64])^3*106)+40" office:value-type="float" office:value="49.8809071327811">
            <text:p>49,88</text:p>
          </table:table-cell>
          <table:table-cell table:formula="of:=[.$G64]*(0.7+0.075*[.M$2])" office:value-type="float" office:value="156.983386889062">
            <text:p>157</text:p>
          </table:table-cell>
          <table:table-cell table:style-name="ce2"/>
          <table:table-cell table:formula="of:=[.$G64]*(0.7+0.075*[.O$2])" office:value-type="float" office:value="169.711769609797">
            <text:p>170</text:p>
          </table:table-cell>
          <table:table-cell table:number-columns-repeated="1009"/>
        </table:table-row>
        <table:table-row table:style-name="ro1">
          <table:table-cell office:value-type="float" office:value="810">
            <text:p>810</text:p>
          </table:table-cell>
          <table:table-cell table:formula="of:=(2.2+([.A65]-500)*0.034)^0.57*25+10" office:value-type="float" office:value="116.631761267062">
            <text:p>117</text:p>
          </table:table-cell>
          <table:table-cell table:formula="of:=[.$B65]*(0.5+0.125*[.C$2])" office:value-type="float" office:value="72.8948507919137">
            <text:p>73</text:p>
          </table:table-cell>
          <table:table-cell table:formula="of:=[.$B65]*(0.5+0.125*[.D$2])" office:value-type="float" office:value="87.4738209502965">
            <text:p>87</text:p>
          </table:table-cell>
          <table:table-cell table:formula="of:=[.$B65]*(0.5+0.125*[.E$2])" office:value-type="float" office:value="102.052791108679">
            <text:p>102</text:p>
          </table:table-cell>
          <table:table-cell table:formula="of:=[.$B65]*(0.5+0.125*[.F$2])" office:value-type="float" office:value="116.631761267062">
            <text:p>117</text:p>
          </table:table-cell>
          <table:table-cell table:formula="of:=(2.5+([.A65]-500)*0.034)^0.45*39.5+45" office:value-type="float" office:value="170.450388835258">
            <text:p>170</text:p>
          </table:table-cell>
          <table:table-cell table:style-name="ce2" table:formula="of:=IF([.$A65]&lt;[.I$1]+6;MIN(1;([.$A65]/[.I$1])^3)*100;(([.I$1]+5)/[.$A65])^3*100)+40" office:value-type="float" office:value="41.1914069482784">
            <text:p>41,19</text:p>
          </table:table-cell>
          <table:table-cell table:formula="of:=[.$G65]*(0.7+0.075*[.I$2])" office:value-type="float" office:value="132.099051347325">
            <text:p>132</text:p>
          </table:table-cell>
          <table:table-cell table:style-name="ce2" table:formula="of:=IF([.$A65]&lt;[.K$1]+6;MIN(1;([.$A65]/[.K$1])^3)*103;(([.K$1]+5)/[.$A65])^3*103)+40" office:value-type="float" office:value="44.030697904377">
            <text:p>44,03</text:p>
          </table:table-cell>
          <table:table-cell table:formula="of:=[.$G65]*(0.7+0.075*[.K$2])" office:value-type="float" office:value="144.882830509969">
            <text:p>145</text:p>
          </table:table-cell>
          <table:table-cell table:style-name="ce2" table:formula="of:=IF([.$A65]&lt;[.M$1]+6;MIN(1;([.$A65]/[.M$1])^3)*106;(([.M$1]+5)/[.$A65])^3*106)+40" office:value-type="float" office:value="49.6990545516812">
            <text:p>49,70</text:p>
          </table:table-cell>
          <table:table-cell table:formula="of:=[.$G65]*(0.7+0.075*[.M$2])" office:value-type="float" office:value="157.666609672613">
            <text:p>158</text:p>
          </table:table-cell>
          <table:table-cell table:style-name="ce2"/>
          <table:table-cell table:formula="of:=[.$G65]*(0.7+0.075*[.O$2])" office:value-type="float" office:value="170.450388835258">
            <text:p>170</text:p>
          </table:table-cell>
          <table:table-cell table:number-columns-repeated="1009"/>
        </table:table-row>
        <table:table-row table:style-name="ro1">
          <table:table-cell office:value-type="float" office:value="815">
            <text:p>815</text:p>
          </table:table-cell>
          <table:table-cell table:formula="of:=(2.2+([.A66]-500)*0.034)^0.57*25+10" office:value-type="float" office:value="117.440486642265">
            <text:p>117</text:p>
          </table:table-cell>
          <table:table-cell table:formula="of:=[.$B66]*(0.5+0.125*[.C$2])" office:value-type="float" office:value="73.4003041514159">
            <text:p>73</text:p>
          </table:table-cell>
          <table:table-cell table:formula="of:=[.$B66]*(0.5+0.125*[.D$2])" office:value-type="float" office:value="88.0803649816991">
            <text:p>88</text:p>
          </table:table-cell>
          <table:table-cell table:formula="of:=[.$B66]*(0.5+0.125*[.E$2])" office:value-type="float" office:value="102.760425811982">
            <text:p>103</text:p>
          </table:table-cell>
          <table:table-cell table:formula="of:=[.$B66]*(0.5+0.125*[.F$2])" office:value-type="float" office:value="117.440486642265">
            <text:p>117</text:p>
          </table:table-cell>
          <table:table-cell table:formula="of:=(2.5+([.A66]-500)*0.034)^0.45*39.5+45" office:value-type="float" office:value="171.183730731494">
            <text:p>171</text:p>
          </table:table-cell>
          <table:table-cell table:style-name="ce2" table:formula="of:=IF([.$A66]&lt;[.I$1]+6;MIN(1;([.$A66]/[.I$1])^3)*100;(([.I$1]+5)/[.$A66])^3*100)+40" office:value-type="float" office:value="41.1696134639128">
            <text:p>41,17</text:p>
          </table:table-cell>
          <table:table-cell table:formula="of:=[.$G66]*(0.7+0.075*[.I$2])" office:value-type="float" office:value="132.667391316908">
            <text:p>133</text:p>
          </table:table-cell>
          <table:table-cell table:style-name="ce2" table:formula="of:=IF([.$A66]&lt;[.K$1]+6;MIN(1;([.$A66]/[.K$1])^3)*103;(([.K$1]+5)/[.$A66])^3*103)+40" office:value-type="float" office:value="43.9569674700462">
            <text:p>43,96</text:p>
          </table:table-cell>
          <table:table-cell table:formula="of:=[.$G66]*(0.7+0.075*[.K$2])" office:value-type="float" office:value="145.50617112177">
            <text:p>146</text:p>
          </table:table-cell>
          <table:table-cell table:style-name="ce2" table:formula="of:=IF([.$A66]&lt;[.M$1]+6;MIN(1;([.$A66]/[.M$1])^3)*106;(([.M$1]+5)/[.$A66])^3*106)+40" office:value-type="float" office:value="49.5216372602694">
            <text:p>49,52</text:p>
          </table:table-cell>
          <table:table-cell table:formula="of:=[.$G66]*(0.7+0.075*[.M$2])" office:value-type="float" office:value="158.344950926632">
            <text:p>158</text:p>
          </table:table-cell>
          <table:table-cell table:style-name="ce2"/>
          <table:table-cell table:formula="of:=[.$G66]*(0.7+0.075*[.O$2])" office:value-type="float" office:value="171.183730731494">
            <text:p>171</text:p>
          </table:table-cell>
          <table:table-cell table:number-columns-repeated="1009"/>
        </table:table-row>
        <table:table-row table:style-name="ro1">
          <table:table-cell office:value-type="float" office:value="820">
            <text:p>820</text:p>
          </table:table-cell>
          <table:table-cell table:formula="of:=(2.2+([.A67]-500)*0.034)^0.57*25+10" office:value-type="float" office:value="118.244645570228">
            <text:p>118</text:p>
          </table:table-cell>
          <table:table-cell table:formula="of:=[.$B67]*(0.5+0.125*[.C$2])" office:value-type="float" office:value="73.9029034813925">
            <text:p>74</text:p>
          </table:table-cell>
          <table:table-cell table:formula="of:=[.$B67]*(0.5+0.125*[.D$2])" office:value-type="float" office:value="88.683484177671">
            <text:p>89</text:p>
          </table:table-cell>
          <table:table-cell table:formula="of:=[.$B67]*(0.5+0.125*[.E$2])" office:value-type="float" office:value="103.464064873949">
            <text:p>103</text:p>
          </table:table-cell>
          <table:table-cell table:formula="of:=[.$B67]*(0.5+0.125*[.F$2])" office:value-type="float" office:value="118.244645570228">
            <text:p>118</text:p>
          </table:table-cell>
          <table:table-cell table:formula="of:=(2.5+([.A67]-500)*0.034)^0.45*39.5+45" office:value-type="float" office:value="171.911900199588">
            <text:p>172</text:p>
          </table:table-cell>
          <table:table-cell table:style-name="ce2" table:formula="of:=IF([.$A67]&lt;[.I$1]+6;MIN(1;([.$A67]/[.I$1])^3)*100;(([.I$1]+5)/[.$A67])^3*100)+40" office:value-type="float" office:value="41.1483482900712">
            <text:p>41,15</text:p>
          </table:table-cell>
          <table:table-cell table:formula="of:=[.$G67]*(0.7+0.075*[.I$2])" office:value-type="float" office:value="133.23172265468">
            <text:p>133</text:p>
          </table:table-cell>
          <table:table-cell table:style-name="ce2" table:formula="of:=IF([.$A67]&lt;[.K$1]+6;MIN(1;([.$A67]/[.K$1])^3)*103;(([.K$1]+5)/[.$A67])^3*103)+40" office:value-type="float" office:value="43.8850243848029">
            <text:p>43,89</text:p>
          </table:table-cell>
          <table:table-cell table:formula="of:=[.$G67]*(0.7+0.075*[.K$2])" office:value-type="float" office:value="146.12511516965">
            <text:p>146</text:p>
          </table:table-cell>
          <table:table-cell table:style-name="ce2" table:formula="of:=IF([.$A67]&lt;[.M$1]+6;MIN(1;([.$A67]/[.M$1])^3)*106;(([.M$1]+5)/[.$A67])^3*106)+40" office:value-type="float" office:value="49.3485208608407">
            <text:p>49,35</text:p>
          </table:table-cell>
          <table:table-cell table:formula="of:=[.$G67]*(0.7+0.075*[.M$2])" office:value-type="float" office:value="159.018507684619">
            <text:p>159</text:p>
          </table:table-cell>
          <table:table-cell table:style-name="ce2"/>
          <table:table-cell table:formula="of:=[.$G67]*(0.7+0.075*[.O$2])" office:value-type="float" office:value="171.911900199588">
            <text:p>172</text:p>
          </table:table-cell>
          <table:table-cell table:number-columns-repeated="1009"/>
        </table:table-row>
        <table:table-row table:style-name="ro1">
          <table:table-cell office:value-type="float" office:value="825">
            <text:p>825</text:p>
          </table:table-cell>
          <table:table-cell table:formula="of:=(2.2+([.A68]-500)*0.034)^0.57*25+10" office:value-type="float" office:value="119.044322689301">
            <text:p>119</text:p>
          </table:table-cell>
          <table:table-cell table:formula="of:=[.$B68]*(0.5+0.125*[.C$2])" office:value-type="float" office:value="74.4027016808132">
            <text:p>74</text:p>
          </table:table-cell>
          <table:table-cell table:formula="of:=[.$B68]*(0.5+0.125*[.D$2])" office:value-type="float" office:value="89.2832420169758">
            <text:p>89</text:p>
          </table:table-cell>
          <table:table-cell table:formula="of:=[.$B68]*(0.5+0.125*[.E$2])" office:value-type="float" office:value="104.163782353138">
            <text:p>104</text:p>
          </table:table-cell>
          <table:table-cell table:formula="of:=[.$B68]*(0.5+0.125*[.F$2])" office:value-type="float" office:value="119.044322689301">
            <text:p>119</text:p>
          </table:table-cell>
          <table:table-cell table:formula="of:=(2.5+([.A68]-500)*0.034)^0.45*39.5+45" office:value-type="float" office:value="172.634998753519">
            <text:p>173</text:p>
          </table:table-cell>
          <table:table-cell table:style-name="ce2" table:formula="of:=IF([.$A68]&lt;[.I$1]+6;MIN(1;([.$A68]/[.I$1])^3)*100;(([.I$1]+5)/[.$A68])^3*100)+40" office:value-type="float" office:value="41.1275955143724">
            <text:p>41,13</text:p>
          </table:table-cell>
          <table:table-cell table:formula="of:=[.$G68]*(0.7+0.075*[.I$2])" office:value-type="float" office:value="133.792124033977">
            <text:p>134</text:p>
          </table:table-cell>
          <table:table-cell table:style-name="ce2" table:formula="of:=IF([.$A68]&lt;[.K$1]+6;MIN(1;([.$A68]/[.K$1])^3)*103;(([.K$1]+5)/[.$A68])^3*103)+40" office:value-type="float" office:value="43.8148148148148">
            <text:p>43,81</text:p>
          </table:table-cell>
          <table:table-cell table:formula="of:=[.$G68]*(0.7+0.075*[.K$2])" office:value-type="float" office:value="146.739748940491">
            <text:p>147</text:p>
          </table:table-cell>
          <table:table-cell table:style-name="ce2" table:formula="of:=IF([.$A68]&lt;[.M$1]+6;MIN(1;([.$A68]/[.M$1])^3)*106;(([.M$1]+5)/[.$A68])^3*106)+40" office:value-type="float" office:value="49.1795758132287">
            <text:p>49,18</text:p>
          </table:table-cell>
          <table:table-cell table:formula="of:=[.$G68]*(0.7+0.075*[.M$2])" office:value-type="float" office:value="159.687373847005">
            <text:p>160</text:p>
          </table:table-cell>
          <table:table-cell table:style-name="ce2"/>
          <table:table-cell table:formula="of:=[.$G68]*(0.7+0.075*[.O$2])" office:value-type="float" office:value="172.634998753519">
            <text:p>173</text:p>
          </table:table-cell>
          <table:table-cell table:number-columns-repeated="1009"/>
        </table:table-row>
        <table:table-row table:style-name="ro1">
          <table:table-cell office:value-type="float" office:value="830">
            <text:p>830</text:p>
          </table:table-cell>
          <table:table-cell table:formula="of:=(2.2+([.A69]-500)*0.034)^0.57*25+10" office:value-type="float" office:value="119.839600006099">
            <text:p>120</text:p>
          </table:table-cell>
          <table:table-cell table:formula="of:=[.$B69]*(0.5+0.125*[.C$2])" office:value-type="float" office:value="74.8997500038121">
            <text:p>75</text:p>
          </table:table-cell>
          <table:table-cell table:formula="of:=[.$B69]*(0.5+0.125*[.D$2])" office:value-type="float" office:value="89.8797000045745">
            <text:p>90</text:p>
          </table:table-cell>
          <table:table-cell table:formula="of:=[.$B69]*(0.5+0.125*[.E$2])" office:value-type="float" office:value="104.859650005337">
            <text:p>105</text:p>
          </table:table-cell>
          <table:table-cell table:formula="of:=[.$B69]*(0.5+0.125*[.F$2])" office:value-type="float" office:value="119.839600006099">
            <text:p>120</text:p>
          </table:table-cell>
          <table:table-cell table:formula="of:=(2.5+([.A69]-500)*0.034)^0.45*39.5+45" office:value-type="float" office:value="173.353124670513">
            <text:p>173</text:p>
          </table:table-cell>
          <table:table-cell table:style-name="ce2" table:formula="of:=IF([.$A69]&lt;[.I$1]+6;MIN(1;([.$A69]/[.I$1])^3)*100;(([.I$1]+5)/[.$A69])^3*100)+40" office:value-type="float" office:value="41.1073397961129">
            <text:p>41,11</text:p>
          </table:table-cell>
          <table:table-cell table:formula="of:=[.$G69]*(0.7+0.075*[.I$2])" office:value-type="float" office:value="134.348671619648">
            <text:p>134</text:p>
          </table:table-cell>
          <table:table-cell table:style-name="ce2" table:formula="of:=IF([.$A69]&lt;[.K$1]+6;MIN(1;([.$A69]/[.K$1])^3)*103;(([.K$1]+5)/[.$A69])^3*103)+40" office:value-type="float" office:value="43.7462868603169">
            <text:p>43,75</text:p>
          </table:table-cell>
          <table:table-cell table:formula="of:=[.$G69]*(0.7+0.075*[.K$2])" office:value-type="float" office:value="147.350155969936">
            <text:p>147</text:p>
          </table:table-cell>
          <table:table-cell table:style-name="ce2" table:formula="of:=IF([.$A69]&lt;[.M$1]+6;MIN(1;([.$A69]/[.M$1])^3)*106;(([.M$1]+5)/[.$A69])^3*106)+40" office:value-type="float" office:value="49.0146772312067">
            <text:p>49,01</text:p>
          </table:table-cell>
          <table:table-cell table:formula="of:=[.$G69]*(0.7+0.075*[.M$2])" office:value-type="float" office:value="160.351640320225">
            <text:p>160</text:p>
          </table:table-cell>
          <table:table-cell table:style-name="ce2"/>
          <table:table-cell table:formula="of:=[.$G69]*(0.7+0.075*[.O$2])" office:value-type="float" office:value="173.353124670513">
            <text:p>173</text:p>
          </table:table-cell>
          <table:table-cell table:number-columns-repeated="1009"/>
        </table:table-row>
        <table:table-row table:style-name="ro1">
          <table:table-cell office:value-type="float" office:value="835">
            <text:p>835</text:p>
          </table:table-cell>
          <table:table-cell table:formula="of:=(2.2+([.A70]-500)*0.034)^0.57*25+10" office:value-type="float" office:value="120.630557009548">
            <text:p>121</text:p>
          </table:table-cell>
          <table:table-cell table:formula="of:=[.$B70]*(0.5+0.125*[.C$2])" office:value-type="float" office:value="75.3940981309678">
            <text:p>75</text:p>
          </table:table-cell>
          <table:table-cell table:formula="of:=[.$B70]*(0.5+0.125*[.D$2])" office:value-type="float" office:value="90.4729177571613">
            <text:p>90</text:p>
          </table:table-cell>
          <table:table-cell table:formula="of:=[.$B70]*(0.5+0.125*[.E$2])" office:value-type="float" office:value="105.551737383355">
            <text:p>106</text:p>
          </table:table-cell>
          <table:table-cell table:formula="of:=[.$B70]*(0.5+0.125*[.F$2])" office:value-type="float" office:value="120.630557009548">
            <text:p>121</text:p>
          </table:table-cell>
          <table:table-cell table:formula="of:=(2.5+([.A70]-500)*0.034)^0.45*39.5+45" office:value-type="float" office:value="174.066373132949">
            <text:p>174</text:p>
          </table:table-cell>
          <table:table-cell table:style-name="ce2" table:formula="of:=IF([.$A70]&lt;[.I$1]+6;MIN(1;([.$A70]/[.I$1])^3)*100;(([.I$1]+5)/[.$A70])^3*100)+40" office:value-type="float" office:value="41.0875663424487">
            <text:p>41,09</text:p>
          </table:table-cell>
          <table:table-cell table:formula="of:=[.$G70]*(0.7+0.075*[.I$2])" office:value-type="float" office:value="134.901439178036">
            <text:p>135</text:p>
          </table:table-cell>
          <table:table-cell table:style-name="ce2" table:formula="of:=IF([.$A70]&lt;[.K$1]+6;MIN(1;([.$A70]/[.K$1])^3)*103;(([.K$1]+5)/[.$A70])^3*103)+40" office:value-type="float" office:value="43.679390475029">
            <text:p>43,68</text:p>
          </table:table-cell>
          <table:table-cell table:formula="of:=[.$G70]*(0.7+0.075*[.K$2])" office:value-type="float" office:value="147.956417163007">
            <text:p>148</text:p>
          </table:table-cell>
          <table:table-cell table:style-name="ce2" table:formula="of:=IF([.$A70]&lt;[.M$1]+6;MIN(1;([.$A70]/[.M$1])^3)*106;(([.M$1]+5)/[.$A70])^3*106)+40" office:value-type="float" office:value="48.8537046885826">
            <text:p>48,85</text:p>
          </table:table-cell>
          <table:table-cell table:formula="of:=[.$G70]*(0.7+0.075*[.M$2])" office:value-type="float" office:value="161.011395147978">
            <text:p>161</text:p>
          </table:table-cell>
          <table:table-cell table:style-name="ce2"/>
          <table:table-cell table:formula="of:=[.$G70]*(0.7+0.075*[.O$2])" office:value-type="float" office:value="174.066373132949">
            <text:p>174</text:p>
          </table:table-cell>
          <table:table-cell table:number-columns-repeated="1009"/>
        </table:table-row>
        <table:table-row table:style-name="ro1">
          <table:table-cell office:value-type="float" office:value="840">
            <text:p>840</text:p>
          </table:table-cell>
          <table:table-cell table:formula="of:=(2.2+([.A71]-500)*0.034)^0.57*25+10" office:value-type="float" office:value="121.417270778632">
            <text:p>121</text:p>
          </table:table-cell>
          <table:table-cell table:formula="of:=[.$B71]*(0.5+0.125*[.C$2])" office:value-type="float" office:value="75.8857942366449">
            <text:p>76</text:p>
          </table:table-cell>
          <table:table-cell table:formula="of:=[.$B71]*(0.5+0.125*[.D$2])" office:value-type="float" office:value="91.0629530839739">
            <text:p>91</text:p>
          </table:table-cell>
          <table:table-cell table:formula="of:=[.$B71]*(0.5+0.125*[.E$2])" office:value-type="float" office:value="106.240111931303">
            <text:p>106</text:p>
          </table:table-cell>
          <table:table-cell table:formula="of:=[.$B71]*(0.5+0.125*[.F$2])" office:value-type="float" office:value="121.417270778632">
            <text:p>121</text:p>
          </table:table-cell>
          <table:table-cell table:formula="of:=(2.5+([.A71]-500)*0.034)^0.45*39.5+45" office:value-type="float" office:value="174.774836362383">
            <text:p>175</text:p>
          </table:table-cell>
          <table:table-cell table:style-name="ce2" table:formula="of:=IF([.$A71]&lt;[.I$1]+6;MIN(1;([.$A71]/[.I$1])^3)*100;(([.I$1]+5)/[.$A71])^3*100)+40" office:value-type="float" office:value="41.0682608857035">
            <text:p>41,07</text:p>
          </table:table-cell>
          <table:table-cell table:formula="of:=[.$G71]*(0.7+0.075*[.I$2])" office:value-type="float" office:value="135.450498180846">
            <text:p>135</text:p>
          </table:table-cell>
          <table:table-cell table:style-name="ce2" table:formula="of:=IF([.$A71]&lt;[.K$1]+6;MIN(1;([.$A71]/[.K$1])^3)*103;(([.K$1]+5)/[.$A71])^3*103)+40" office:value-type="float" office:value="43.6140773893883">
            <text:p>43,61</text:p>
          </table:table-cell>
          <table:table-cell table:formula="of:=[.$G71]*(0.7+0.075*[.K$2])" office:value-type="float" office:value="148.558610908025">
            <text:p>149</text:p>
          </table:table-cell>
          <table:table-cell table:style-name="ce2" table:formula="of:=IF([.$A71]&lt;[.M$1]+6;MIN(1;([.$A71]/[.M$1])^3)*106;(([.M$1]+5)/[.$A71])^3*106)+40" office:value-type="float" office:value="48.6965420344725">
            <text:p>48,70</text:p>
          </table:table-cell>
          <table:table-cell table:formula="of:=[.$G71]*(0.7+0.075*[.M$2])" office:value-type="float" office:value="161.666723635204">
            <text:p>162</text:p>
          </table:table-cell>
          <table:table-cell table:style-name="ce2"/>
          <table:table-cell table:formula="of:=[.$G71]*(0.7+0.075*[.O$2])" office:value-type="float" office:value="174.774836362383">
            <text:p>175</text:p>
          </table:table-cell>
          <table:table-cell table:number-columns-repeated="1009"/>
        </table:table-row>
        <table:table-row table:style-name="ro1">
          <table:table-cell office:value-type="float" office:value="845">
            <text:p>845</text:p>
          </table:table-cell>
          <table:table-cell table:formula="of:=(2.2+([.A72]-500)*0.034)^0.57*25+10" office:value-type="float" office:value="122.199816084254">
            <text:p>122</text:p>
          </table:table-cell>
          <table:table-cell table:formula="of:=[.$B72]*(0.5+0.125*[.C$2])" office:value-type="float" office:value="76.3748850526586">
            <text:p>76</text:p>
          </table:table-cell>
          <table:table-cell table:formula="of:=[.$B72]*(0.5+0.125*[.D$2])" office:value-type="float" office:value="91.6498620631903">
            <text:p>92</text:p>
          </table:table-cell>
          <table:table-cell table:formula="of:=[.$B72]*(0.5+0.125*[.E$2])" office:value-type="float" office:value="106.924839073722">
            <text:p>107</text:p>
          </table:table-cell>
          <table:table-cell table:formula="of:=[.$B72]*(0.5+0.125*[.F$2])" office:value-type="float" office:value="122.199816084254">
            <text:p>122</text:p>
          </table:table-cell>
          <table:table-cell table:formula="of:=(2.5+([.A72]-500)*0.034)^0.45*39.5+45" office:value-type="float" office:value="175.478603746224">
            <text:p>175</text:p>
          </table:table-cell>
          <table:table-cell table:style-name="ce2" table:formula="of:=IF([.$A72]&lt;[.I$1]+6;MIN(1;([.$A72]/[.I$1])^3)*100;(([.I$1]+5)/[.$A72])^3*100)+40" office:value-type="float" office:value="41.0494096617455">
            <text:p>41,05</text:p>
          </table:table-cell>
          <table:table-cell table:formula="of:=[.$G72]*(0.7+0.075*[.I$2])" office:value-type="float" office:value="135.995917903324">
            <text:p>136</text:p>
          </table:table-cell>
          <table:table-cell table:style-name="ce2" table:formula="of:=IF([.$A72]&lt;[.K$1]+6;MIN(1;([.$A72]/[.K$1])^3)*103;(([.K$1]+5)/[.$A72])^3*103)+40" office:value-type="float" office:value="43.5503010373934">
            <text:p>43,55</text:p>
          </table:table-cell>
          <table:table-cell table:formula="of:=[.$G72]*(0.7+0.075*[.K$2])" office:value-type="float" office:value="149.156813184291">
            <text:p>149</text:p>
          </table:table-cell>
          <table:table-cell table:style-name="ce2" table:formula="of:=IF([.$A72]&lt;[.M$1]+6;MIN(1;([.$A72]/[.M$1])^3)*106;(([.M$1]+5)/[.$A72])^3*106)+40" office:value-type="float" office:value="48.5430772172671">
            <text:p>48,54</text:p>
          </table:table-cell>
          <table:table-cell table:formula="of:=[.$G72]*(0.7+0.075*[.M$2])" office:value-type="float" office:value="162.317708465257">
            <text:p>162</text:p>
          </table:table-cell>
          <table:table-cell table:style-name="ce2"/>
          <table:table-cell table:formula="of:=[.$G72]*(0.7+0.075*[.O$2])" office:value-type="float" office:value="175.478603746224">
            <text:p>175</text:p>
          </table:table-cell>
          <table:table-cell table:number-columns-repeated="1009"/>
        </table:table-row>
        <table:table-row table:style-name="ro1">
          <table:table-cell office:value-type="float" office:value="850">
            <text:p>850</text:p>
          </table:table-cell>
          <table:table-cell table:formula="of:=(2.2+([.A73]-500)*0.034)^0.57*25+10" office:value-type="float" office:value="122.978265485609">
            <text:p>123</text:p>
          </table:table-cell>
          <table:table-cell table:formula="of:=[.$B73]*(0.5+0.125*[.C$2])" office:value-type="float" office:value="76.8614159285056">
            <text:p>77</text:p>
          </table:table-cell>
          <table:table-cell table:formula="of:=[.$B73]*(0.5+0.125*[.D$2])" office:value-type="float" office:value="92.2336991142067">
            <text:p>92</text:p>
          </table:table-cell>
          <table:table-cell table:formula="of:=[.$B73]*(0.5+0.125*[.E$2])" office:value-type="float" office:value="107.605982299908">
            <text:p>108</text:p>
          </table:table-cell>
          <table:table-cell table:formula="of:=[.$B73]*(0.5+0.125*[.F$2])" office:value-type="float" office:value="122.978265485609">
            <text:p>123</text:p>
          </table:table-cell>
          <table:table-cell table:formula="of:=(2.5+([.A73]-500)*0.034)^0.45*39.5+45" office:value-type="float" office:value="176.177761957553">
            <text:p>176</text:p>
          </table:table-cell>
          <table:table-cell table:style-name="ce2" table:formula="of:=IF([.$A73]&lt;[.I$1]+6;MIN(1;([.$A73]/[.I$1])^3)*100;(([.I$1]+5)/[.$A73])^3*100)+40" office:value-type="float" office:value="41.0309993893751">
            <text:p>41,03</text:p>
          </table:table-cell>
          <table:table-cell table:formula="of:=[.$G73]*(0.7+0.075*[.I$2])" office:value-type="float" office:value="136.537765517104">
            <text:p>137</text:p>
          </table:table-cell>
          <table:table-cell table:style-name="ce2" table:formula="of:=IF([.$A73]&lt;[.K$1]+6;MIN(1;([.$A73]/[.K$1])^3)*103;(([.K$1]+5)/[.$A73])^3*103)+40" office:value-type="float" office:value="43.4880164868716">
            <text:p>43,49</text:p>
          </table:table-cell>
          <table:table-cell table:formula="of:=[.$G73]*(0.7+0.075*[.K$2])" office:value-type="float" office:value="149.75109766392">
            <text:p>150</text:p>
          </table:table-cell>
          <table:table-cell table:style-name="ce2" table:formula="of:=IF([.$A73]&lt;[.M$1]+6;MIN(1;([.$A73]/[.M$1])^3)*106;(([.M$1]+5)/[.$A73])^3*106)+40" office:value-type="float" office:value="48.3932021168329">
            <text:p>48,39</text:p>
          </table:table-cell>
          <table:table-cell table:formula="of:=[.$G73]*(0.7+0.075*[.M$2])" office:value-type="float" office:value="162.964429810737">
            <text:p>163</text:p>
          </table:table-cell>
          <table:table-cell table:style-name="ce2"/>
          <table:table-cell table:formula="of:=[.$G73]*(0.7+0.075*[.O$2])" office:value-type="float" office:value="176.177761957553">
            <text:p>176</text:p>
          </table:table-cell>
          <table:table-cell table:number-columns-repeated="1009"/>
        </table:table-row>
        <table:table-row table:style-name="ro1">
          <table:table-cell office:value-type="float" office:value="855">
            <text:p>855</text:p>
          </table:table-cell>
          <table:table-cell table:formula="of:=(2.2+([.A74]-500)*0.034)^0.57*25+10" office:value-type="float" office:value="123.752689421419">
            <text:p>124</text:p>
          </table:table-cell>
          <table:table-cell table:formula="of:=[.$B74]*(0.5+0.125*[.C$2])" office:value-type="float" office:value="77.345430888387">
            <text:p>77</text:p>
          </table:table-cell>
          <table:table-cell table:formula="of:=[.$B74]*(0.5+0.125*[.D$2])" office:value-type="float" office:value="92.8145170660644">
            <text:p>93</text:p>
          </table:table-cell>
          <table:table-cell table:formula="of:=[.$B74]*(0.5+0.125*[.E$2])" office:value-type="float" office:value="108.283603243742">
            <text:p>108</text:p>
          </table:table-cell>
          <table:table-cell table:formula="of:=[.$B74]*(0.5+0.125*[.F$2])" office:value-type="float" office:value="123.752689421419">
            <text:p>124</text:p>
          </table:table-cell>
          <table:table-cell table:formula="of:=(2.5+([.A74]-500)*0.034)^0.45*39.5+45" office:value-type="float" office:value="176.872395068515">
            <text:p>177</text:p>
          </table:table-cell>
          <table:table-cell table:style-name="ce2" table:formula="of:=IF([.$A74]&lt;[.I$1]+6;MIN(1;([.$A74]/[.I$1])^3)*100;(([.I$1]+5)/[.$A74])^3*100)+40" office:value-type="float" office:value="41.013017250672">
            <text:p>41,01</text:p>
          </table:table-cell>
          <table:table-cell table:formula="of:=[.$G74]*(0.7+0.075*[.I$2])" office:value-type="float" office:value="137.076106178099">
            <text:p>137</text:p>
          </table:table-cell>
          <table:table-cell table:style-name="ce2" table:formula="of:=IF([.$A74]&lt;[.K$1]+6;MIN(1;([.$A74]/[.K$1])^3)*103;(([.K$1]+5)/[.$A74])^3*103)+40" office:value-type="float" office:value="43.4271803729883">
            <text:p>43,43</text:p>
          </table:table-cell>
          <table:table-cell table:formula="of:=[.$G74]*(0.7+0.075*[.K$2])" office:value-type="float" office:value="150.341535808237">
            <text:p>150</text:p>
          </table:table-cell>
          <table:table-cell table:style-name="ce2" table:formula="of:=IF([.$A74]&lt;[.M$1]+6;MIN(1;([.$A74]/[.M$1])^3)*106;(([.M$1]+5)/[.$A74])^3*106)+40" office:value-type="float" office:value="48.2468123845174">
            <text:p>48,25</text:p>
          </table:table-cell>
          <table:table-cell table:formula="of:=[.$G74]*(0.7+0.075*[.M$2])" office:value-type="float" office:value="163.606965438376">
            <text:p>164</text:p>
          </table:table-cell>
          <table:table-cell table:style-name="ce2"/>
          <table:table-cell table:formula="of:=[.$G74]*(0.7+0.075*[.O$2])" office:value-type="float" office:value="176.872395068515">
            <text:p>177</text:p>
          </table:table-cell>
          <table:table-cell table:number-columns-repeated="1009"/>
        </table:table-row>
        <table:table-row table:style-name="ro1">
          <table:table-cell office:value-type="float" office:value="860">
            <text:p>860</text:p>
          </table:table-cell>
          <table:table-cell table:formula="of:=(2.2+([.A75]-500)*0.034)^0.57*25+10" office:value-type="float" office:value="124.523156296365">
            <text:p>125</text:p>
          </table:table-cell>
          <table:table-cell table:formula="of:=[.$B75]*(0.5+0.125*[.C$2])" office:value-type="float" office:value="77.8269726852282">
            <text:p>78</text:p>
          </table:table-cell>
          <table:table-cell table:formula="of:=[.$B75]*(0.5+0.125*[.D$2])" office:value-type="float" office:value="93.3923672222739">
            <text:p>93</text:p>
          </table:table-cell>
          <table:table-cell table:formula="of:=[.$B75]*(0.5+0.125*[.E$2])" office:value-type="float" office:value="108.957761759319">
            <text:p>109</text:p>
          </table:table-cell>
          <table:table-cell table:formula="of:=[.$B75]*(0.5+0.125*[.F$2])" office:value-type="float" office:value="124.523156296365">
            <text:p>125</text:p>
          </table:table-cell>
          <table:table-cell table:formula="of:=(2.5+([.A75]-500)*0.034)^0.45*39.5+45" office:value-type="float" office:value="177.562584657715">
            <text:p>178</text:p>
          </table:table-cell>
          <table:table-cell table:style-name="ce2" table:formula="of:=IF([.$A75]&lt;[.I$1]+6;MIN(1;([.$A75]/[.I$1])^3)*100;(([.I$1]+5)/[.$A75])^3*100)+40" office:value-type="float" office:value="40.9954508722502">
            <text:p>41,00</text:p>
          </table:table-cell>
          <table:table-cell table:formula="of:=[.$G75]*(0.7+0.075*[.I$2])" office:value-type="float" office:value="137.611003109729">
            <text:p>138</text:p>
          </table:table-cell>
          <table:table-cell table:style-name="ce2" table:formula="of:=IF([.$A75]&lt;[.K$1]+6;MIN(1;([.$A75]/[.K$1])^3)*103;(([.K$1]+5)/[.$A75])^3*103)+40" office:value-type="float" office:value="43.3677508348322">
            <text:p>43,37</text:p>
          </table:table-cell>
          <table:table-cell table:formula="of:=[.$G75]*(0.7+0.075*[.K$2])" office:value-type="float" office:value="150.928196959058">
            <text:p>151</text:p>
          </table:table-cell>
          <table:table-cell table:style-name="ce2" table:formula="of:=IF([.$A75]&lt;[.M$1]+6;MIN(1;([.$A75]/[.M$1])^3)*106;(([.M$1]+5)/[.$A75])^3*106)+40" office:value-type="float" office:value="48.103807290553">
            <text:p>48,10</text:p>
          </table:table-cell>
          <table:table-cell table:formula="of:=[.$G75]*(0.7+0.075*[.M$2])" office:value-type="float" office:value="164.245390808387">
            <text:p>164</text:p>
          </table:table-cell>
          <table:table-cell table:style-name="ce2"/>
          <table:table-cell table:formula="of:=[.$G75]*(0.7+0.075*[.O$2])" office:value-type="float" office:value="177.562584657715">
            <text:p>178</text:p>
          </table:table-cell>
          <table:table-cell table:number-columns-repeated="1009"/>
        </table:table-row>
        <table:table-row table:style-name="ro1">
          <table:table-cell office:value-type="float" office:value="865">
            <text:p>865</text:p>
          </table:table-cell>
          <table:table-cell table:formula="of:=(2.2+([.A76]-500)*0.034)^0.57*25+10" office:value-type="float" office:value="125.289732563022">
            <text:p>125</text:p>
          </table:table-cell>
          <table:table-cell table:formula="of:=[.$B76]*(0.5+0.125*[.C$2])" office:value-type="float" office:value="78.306082851889">
            <text:p>78</text:p>
          </table:table-cell>
          <table:table-cell table:formula="of:=[.$B76]*(0.5+0.125*[.D$2])" office:value-type="float" office:value="93.9672994222668">
            <text:p>94</text:p>
          </table:table-cell>
          <table:table-cell table:formula="of:=[.$B76]*(0.5+0.125*[.E$2])" office:value-type="float" office:value="109.628515992645">
            <text:p>110</text:p>
          </table:table-cell>
          <table:table-cell table:formula="of:=[.$B76]*(0.5+0.125*[.F$2])" office:value-type="float" office:value="125.289732563022">
            <text:p>125</text:p>
          </table:table-cell>
          <table:table-cell table:formula="of:=(2.5+([.A76]-500)*0.034)^0.45*39.5+45" office:value-type="float" office:value="178.248409912002">
            <text:p>178</text:p>
          </table:table-cell>
          <table:table-cell table:style-name="ce2" table:formula="of:=IF([.$A76]&lt;[.I$1]+6;MIN(1;([.$A76]/[.I$1])^3)*100;(([.I$1]+5)/[.$A76])^3*100)+40" office:value-type="float" office:value="40.9782883073756">
            <text:p>40,98</text:p>
          </table:table-cell>
          <table:table-cell table:formula="of:=[.$G76]*(0.7+0.075*[.I$2])" office:value-type="float" office:value="138.142517681801">
            <text:p>138</text:p>
          </table:table-cell>
          <table:table-cell table:style-name="ce2" table:formula="of:=IF([.$A76]&lt;[.K$1]+6;MIN(1;([.$A76]/[.K$1])^3)*103;(([.K$1]+5)/[.$A76])^3*103)+40" office:value-type="float" office:value="43.309687454915">
            <text:p>43,31</text:p>
          </table:table-cell>
          <table:table-cell table:formula="of:=[.$G76]*(0.7+0.075*[.K$2])" office:value-type="float" office:value="151.511148425201">
            <text:p>152</text:p>
          </table:table-cell>
          <table:table-cell table:style-name="ce2" table:formula="of:=IF([.$A76]&lt;[.M$1]+6;MIN(1;([.$A76]/[.M$1])^3)*106;(([.M$1]+5)/[.$A76])^3*106)+40" office:value-type="float" office:value="47.9640895784764">
            <text:p>47,96</text:p>
          </table:table-cell>
          <table:table-cell table:formula="of:=[.$G76]*(0.7+0.075*[.M$2])" office:value-type="float" office:value="164.879779168602">
            <text:p>165</text:p>
          </table:table-cell>
          <table:table-cell table:style-name="ce2"/>
          <table:table-cell table:formula="of:=[.$G76]*(0.7+0.075*[.O$2])" office:value-type="float" office:value="178.248409912002">
            <text:p>178</text:p>
          </table:table-cell>
          <table:table-cell table:number-columns-repeated="1009"/>
        </table:table-row>
        <table:table-row table:style-name="ro1">
          <table:table-cell office:value-type="float" office:value="870">
            <text:p>870</text:p>
          </table:table-cell>
          <table:table-cell table:formula="of:=(2.2+([.A77]-500)*0.034)^0.57*25+10" office:value-type="float" office:value="126.052482799584">
            <text:p>126</text:p>
          </table:table-cell>
          <table:table-cell table:formula="of:=[.$B77]*(0.5+0.125*[.C$2])" office:value-type="float" office:value="78.7828017497399">
            <text:p>79</text:p>
          </table:table-cell>
          <table:table-cell table:formula="of:=[.$B77]*(0.5+0.125*[.D$2])" office:value-type="float" office:value="94.5393620996878">
            <text:p>95</text:p>
          </table:table-cell>
          <table:table-cell table:formula="of:=[.$B77]*(0.5+0.125*[.E$2])" office:value-type="float" office:value="110.295922449636">
            <text:p>110</text:p>
          </table:table-cell>
          <table:table-cell table:formula="of:=[.$B77]*(0.5+0.125*[.F$2])" office:value-type="float" office:value="126.052482799584">
            <text:p>126</text:p>
          </table:table-cell>
          <table:table-cell table:formula="of:=(2.5+([.A77]-500)*0.034)^0.45*39.5+45" office:value-type="float" office:value="178.929947722974">
            <text:p>179</text:p>
          </table:table-cell>
          <table:table-cell table:style-name="ce2" table:formula="of:=IF([.$A77]&lt;[.I$1]+6;MIN(1;([.$A77]/[.I$1])^3)*100;(([.I$1]+5)/[.$A77])^3*100)+40" office:value-type="float" office:value="40.9615180189004">
            <text:p>40,96</text:p>
          </table:table-cell>
          <table:table-cell table:formula="of:=[.$G77]*(0.7+0.075*[.I$2])" office:value-type="float" office:value="138.670709485305">
            <text:p>139</text:p>
          </table:table-cell>
          <table:table-cell table:style-name="ce2" table:formula="of:=IF([.$A77]&lt;[.K$1]+6;MIN(1;([.$A77]/[.K$1])^3)*103;(([.K$1]+5)/[.$A77])^3*103)+40" office:value-type="float" office:value="43.2529512014372">
            <text:p>43,25</text:p>
          </table:table-cell>
          <table:table-cell table:formula="of:=[.$G77]*(0.7+0.075*[.K$2])" office:value-type="float" office:value="152.090455564528">
            <text:p>152</text:p>
          </table:table-cell>
          <table:table-cell table:style-name="ce2" table:formula="of:=IF([.$A77]&lt;[.M$1]+6;MIN(1;([.$A77]/[.M$1])^3)*106;(([.M$1]+5)/[.$A77])^3*106)+40" office:value-type="float" office:value="47.827565326202">
            <text:p>47,83</text:p>
          </table:table-cell>
          <table:table-cell table:formula="of:=[.$G77]*(0.7+0.075*[.M$2])" office:value-type="float" office:value="165.510201643751">
            <text:p>166</text:p>
          </table:table-cell>
          <table:table-cell table:style-name="ce2"/>
          <table:table-cell table:formula="of:=[.$G77]*(0.7+0.075*[.O$2])" office:value-type="float" office:value="178.929947722974">
            <text:p>179</text:p>
          </table:table-cell>
          <table:table-cell table:number-columns-repeated="1009"/>
        </table:table-row>
        <table:table-row table:style-name="ro1">
          <table:table-cell office:value-type="float" office:value="875">
            <text:p>875</text:p>
          </table:table-cell>
          <table:table-cell table:formula="of:=(2.2+([.A78]-500)*0.034)^0.57*25+10" office:value-type="float" office:value="126.81146978363">
            <text:p>127</text:p>
          </table:table-cell>
          <table:table-cell table:formula="of:=[.$B78]*(0.5+0.125*[.C$2])" office:value-type="float" office:value="79.257168614769">
            <text:p>79</text:p>
          </table:table-cell>
          <table:table-cell table:formula="of:=[.$B78]*(0.5+0.125*[.D$2])" office:value-type="float" office:value="95.1086023377228">
            <text:p>95</text:p>
          </table:table-cell>
          <table:table-cell table:formula="of:=[.$B78]*(0.5+0.125*[.E$2])" office:value-type="float" office:value="110.960036060677">
            <text:p>111</text:p>
          </table:table-cell>
          <table:table-cell table:formula="of:=[.$B78]*(0.5+0.125*[.F$2])" office:value-type="float" office:value="126.81146978363">
            <text:p>127</text:p>
          </table:table-cell>
          <table:table-cell table:formula="of:=(2.5+([.A78]-500)*0.034)^0.45*39.5+45" office:value-type="float" office:value="179.607272778564">
            <text:p>180</text:p>
          </table:table-cell>
          <table:table-cell table:style-name="ce2" table:formula="of:=IF([.$A78]&lt;[.I$1]+6;MIN(1;([.$A78]/[.I$1])^3)*100;(([.I$1]+5)/[.$A78])^3*100)+40" office:value-type="float" office:value="40.9451288629738">
            <text:p>40,95</text:p>
          </table:table-cell>
          <table:table-cell table:formula="of:=[.$G78]*(0.7+0.075*[.I$2])" office:value-type="float" office:value="139.195636403387">
            <text:p>139</text:p>
          </table:table-cell>
          <table:table-cell table:style-name="ce2" table:formula="of:=IF([.$A78]&lt;[.K$1]+6;MIN(1;([.$A78]/[.K$1])^3)*103;(([.K$1]+5)/[.$A78])^3*103)+40" office:value-type="float" office:value="43.1975043731778">
            <text:p>43,20</text:p>
          </table:table-cell>
          <table:table-cell table:formula="of:=[.$G78]*(0.7+0.075*[.K$2])" office:value-type="float" office:value="152.666181861779">
            <text:p>153</text:p>
          </table:table-cell>
          <table:table-cell table:style-name="ce2" table:formula="of:=IF([.$A78]&lt;[.M$1]+6;MIN(1;([.$A78]/[.M$1])^3)*106;(([.M$1]+5)/[.$A78])^3*106)+40" office:value-type="float" office:value="47.6941438134111">
            <text:p>47,69</text:p>
          </table:table-cell>
          <table:table-cell table:formula="of:=[.$G78]*(0.7+0.075*[.M$2])" office:value-type="float" office:value="166.136727320172">
            <text:p>166</text:p>
          </table:table-cell>
          <table:table-cell table:style-name="ce2"/>
          <table:table-cell table:formula="of:=[.$G78]*(0.7+0.075*[.O$2])" office:value-type="float" office:value="179.607272778564">
            <text:p>180</text:p>
          </table:table-cell>
          <table:table-cell table:number-columns-repeated="1009"/>
        </table:table-row>
        <table:table-row table:style-name="ro1">
          <table:table-cell office:value-type="float" office:value="880">
            <text:p>880</text:p>
          </table:table-cell>
          <table:table-cell table:formula="of:=(2.2+([.A79]-500)*0.034)^0.57*25+10" office:value-type="float" office:value="127.566754562196">
            <text:p>128</text:p>
          </table:table-cell>
          <table:table-cell table:formula="of:=[.$B79]*(0.5+0.125*[.C$2])" office:value-type="float" office:value="79.7292216013725">
            <text:p>80</text:p>
          </table:table-cell>
          <table:table-cell table:formula="of:=[.$B79]*(0.5+0.125*[.D$2])" office:value-type="float" office:value="95.6750659216469">
            <text:p>96</text:p>
          </table:table-cell>
          <table:table-cell table:formula="of:=[.$B79]*(0.5+0.125*[.E$2])" office:value-type="float" office:value="111.620910241921">
            <text:p>112</text:p>
          </table:table-cell>
          <table:table-cell table:formula="of:=[.$B79]*(0.5+0.125*[.F$2])" office:value-type="float" office:value="127.566754562196">
            <text:p>128</text:p>
          </table:table-cell>
          <table:table-cell table:formula="of:=(2.5+([.A79]-500)*0.034)^0.45*39.5+45" office:value-type="float" office:value="180.280457649982">
            <text:p>180</text:p>
          </table:table-cell>
          <table:table-cell table:style-name="ce2" table:formula="of:=IF([.$A79]&lt;[.I$1]+6;MIN(1;([.$A79]/[.I$1])^3)*100;(([.I$1]+5)/[.$A79])^3*100)+40" office:value-type="float" office:value="40.929110073488">
            <text:p>40,93</text:p>
          </table:table-cell>
          <table:table-cell table:formula="of:=[.$G79]*(0.7+0.075*[.I$2])" office:value-type="float" office:value="139.717354678736">
            <text:p>140</text:p>
          </table:table-cell>
          <table:table-cell table:style-name="ce2" table:formula="of:=IF([.$A79]&lt;[.K$1]+6;MIN(1;([.$A79]/[.K$1])^3)*103;(([.K$1]+5)/[.$A79])^3*103)+40" office:value-type="float" office:value="43.143310546875">
            <text:p>43,14</text:p>
          </table:table-cell>
          <table:table-cell table:formula="of:=[.$G79]*(0.7+0.075*[.K$2])" office:value-type="float" office:value="153.238389002484">
            <text:p>153</text:p>
          </table:table-cell>
          <table:table-cell table:style-name="ce2" table:formula="of:=IF([.$A79]&lt;[.M$1]+6;MIN(1;([.$A79]/[.M$1])^3)*106;(([.M$1]+5)/[.$A79])^3*106)+40" office:value-type="float" office:value="47.5637373949333">
            <text:p>47,56</text:p>
          </table:table-cell>
          <table:table-cell table:formula="of:=[.$G79]*(0.7+0.075*[.M$2])" office:value-type="float" office:value="166.759423326233">
            <text:p>167</text:p>
          </table:table-cell>
          <table:table-cell table:style-name="ce2"/>
          <table:table-cell table:formula="of:=[.$G79]*(0.7+0.075*[.O$2])" office:value-type="float" office:value="180.280457649982">
            <text:p>180</text:p>
          </table:table-cell>
          <table:table-cell table:number-columns-repeated="1009"/>
        </table:table-row>
        <table:table-row table:style-name="ro1">
          <table:table-cell office:value-type="float" office:value="885">
            <text:p>885</text:p>
          </table:table-cell>
          <table:table-cell table:formula="of:=(2.2+([.A80]-500)*0.034)^0.57*25+10" office:value-type="float" office:value="128.318396518349">
            <text:p>128</text:p>
          </table:table-cell>
          <table:table-cell table:formula="of:=[.$B80]*(0.5+0.125*[.C$2])" office:value-type="float" office:value="80.198997823968">
            <text:p>80</text:p>
          </table:table-cell>
          <table:table-cell table:formula="of:=[.$B80]*(0.5+0.125*[.D$2])" office:value-type="float" office:value="96.2387973887616">
            <text:p>96</text:p>
          </table:table-cell>
          <table:table-cell table:formula="of:=[.$B80]*(0.5+0.125*[.E$2])" office:value-type="float" office:value="112.278596953555">
            <text:p>112</text:p>
          </table:table-cell>
          <table:table-cell table:formula="of:=[.$B80]*(0.5+0.125*[.F$2])" office:value-type="float" office:value="128.318396518349">
            <text:p>128</text:p>
          </table:table-cell>
          <table:table-cell table:formula="of:=(2.5+([.A80]-500)*0.034)^0.45*39.5+45" office:value-type="float" office:value="180.949572874314">
            <text:p>181</text:p>
          </table:table-cell>
          <table:table-cell table:style-name="ce2" table:formula="of:=IF([.$A80]&lt;[.I$1]+6;MIN(1;([.$A80]/[.I$1])^3)*100;(([.I$1]+5)/[.$A80])^3*100)+40" office:value-type="float" office:value="40.9134512472244">
            <text:p>40,91</text:p>
          </table:table-cell>
          <table:table-cell table:formula="of:=[.$G80]*(0.7+0.075*[.I$2])" office:value-type="float" office:value="140.235918977594">
            <text:p>140</text:p>
          </table:table-cell>
          <table:table-cell table:style-name="ce2" table:formula="of:=IF([.$A80]&lt;[.K$1]+6;MIN(1;([.$A80]/[.K$1])^3)*103;(([.K$1]+5)/[.$A80])^3*103)+40" office:value-type="float" office:value="43.0903345269712">
            <text:p>43,09</text:p>
          </table:table-cell>
          <table:table-cell table:formula="of:=[.$G80]*(0.7+0.075*[.K$2])" office:value-type="float" office:value="153.807136943167">
            <text:p>154</text:p>
          </table:table-cell>
          <table:table-cell table:style-name="ce2" table:formula="of:=IF([.$A80]&lt;[.M$1]+6;MIN(1;([.$A80]/[.M$1])^3)*106;(([.M$1]+5)/[.$A80])^3*106)+40" office:value-type="float" office:value="47.4362613798194">
            <text:p>47,44</text:p>
          </table:table-cell>
          <table:table-cell table:formula="of:=[.$G80]*(0.7+0.075*[.M$2])" office:value-type="float" office:value="167.378354908741">
            <text:p>167</text:p>
          </table:table-cell>
          <table:table-cell table:style-name="ce2"/>
          <table:table-cell table:formula="of:=[.$G80]*(0.7+0.075*[.O$2])" office:value-type="float" office:value="180.949572874314">
            <text:p>181</text:p>
          </table:table-cell>
          <table:table-cell table:number-columns-repeated="1009"/>
        </table:table-row>
        <table:table-row table:style-name="ro1">
          <table:table-cell office:value-type="float" office:value="890">
            <text:p>890</text:p>
          </table:table-cell>
          <table:table-cell table:formula="of:=(2.2+([.A81]-500)*0.034)^0.57*25+10" office:value-type="float" office:value="129.066453434502">
            <text:p>129</text:p>
          </table:table-cell>
          <table:table-cell table:formula="of:=[.$B81]*(0.5+0.125*[.C$2])" office:value-type="float" office:value="80.6665333965639">
            <text:p>81</text:p>
          </table:table-cell>
          <table:table-cell table:formula="of:=[.$B81]*(0.5+0.125*[.D$2])" office:value-type="float" office:value="96.7998400758767">
            <text:p>97</text:p>
          </table:table-cell>
          <table:table-cell table:formula="of:=[.$B81]*(0.5+0.125*[.E$2])" office:value-type="float" office:value="112.93314675519">
            <text:p>113</text:p>
          </table:table-cell>
          <table:table-cell table:formula="of:=[.$B81]*(0.5+0.125*[.F$2])" office:value-type="float" office:value="129.066453434502">
            <text:p>129</text:p>
          </table:table-cell>
          <table:table-cell table:formula="of:=(2.5+([.A81]-500)*0.034)^0.45*39.5+45" office:value-type="float" office:value="181.614687033038">
            <text:p>182</text:p>
          </table:table-cell>
          <table:table-cell table:style-name="ce2" table:formula="of:=IF([.$A81]&lt;[.I$1]+6;MIN(1;([.$A81]/[.I$1])^3)*100;(([.I$1]+5)/[.$A81])^3*100)+40" office:value-type="float" office:value="40.8981423296627">
            <text:p>40,90</text:p>
          </table:table-cell>
          <table:table-cell table:formula="of:=[.$G81]*(0.7+0.075*[.I$2])" office:value-type="float" office:value="140.751382450605">
            <text:p>141</text:p>
          </table:table-cell>
          <table:table-cell table:style-name="ce2" table:formula="of:=IF([.$A81]&lt;[.K$1]+6;MIN(1;([.$A81]/[.K$1])^3)*103;(([.K$1]+5)/[.$A81])^3*103)+40" office:value-type="float" office:value="43.0385422976046">
            <text:p>43,04</text:p>
          </table:table-cell>
          <table:table-cell table:formula="of:=[.$G81]*(0.7+0.075*[.K$2])" office:value-type="float" office:value="154.372483978082">
            <text:p>154</text:p>
          </table:table-cell>
          <table:table-cell table:style-name="ce2" table:formula="of:=IF([.$A81]&lt;[.M$1]+6;MIN(1;([.$A81]/[.M$1])^3)*106;(([.M$1]+5)/[.$A81])^3*106)+40" office:value-type="float" office:value="47.3116339158176">
            <text:p>47,31</text:p>
          </table:table-cell>
          <table:table-cell table:formula="of:=[.$G81]*(0.7+0.075*[.M$2])" office:value-type="float" office:value="167.99358550556">
            <text:p>168</text:p>
          </table:table-cell>
          <table:table-cell table:style-name="ce2"/>
          <table:table-cell table:formula="of:=[.$G81]*(0.7+0.075*[.O$2])" office:value-type="float" office:value="181.614687033038">
            <text:p>182</text:p>
          </table:table-cell>
          <table:table-cell table:number-columns-repeated="1009"/>
        </table:table-row>
        <table:table-row table:style-name="ro1">
          <table:table-cell office:value-type="float" office:value="895">
            <text:p>895</text:p>
          </table:table-cell>
          <table:table-cell table:formula="of:=(2.2+([.A82]-500)*0.034)^0.57*25+10" office:value-type="float" office:value="129.810981552648">
            <text:p>130</text:p>
          </table:table-cell>
          <table:table-cell table:formula="of:=[.$B82]*(0.5+0.125*[.C$2])" office:value-type="float" office:value="81.1318634704051">
            <text:p>81</text:p>
          </table:table-cell>
          <table:table-cell table:formula="of:=[.$B82]*(0.5+0.125*[.D$2])" office:value-type="float" office:value="97.3582361644862">
            <text:p>97</text:p>
          </table:table-cell>
          <table:table-cell table:formula="of:=[.$B82]*(0.5+0.125*[.E$2])" office:value-type="float" office:value="113.584608858567">
            <text:p>114</text:p>
          </table:table-cell>
          <table:table-cell table:formula="of:=[.$B82]*(0.5+0.125*[.F$2])" office:value-type="float" office:value="129.810981552648">
            <text:p>130</text:p>
          </table:table-cell>
          <table:table-cell table:formula="of:=(2.5+([.A82]-500)*0.034)^0.45*39.5+45" office:value-type="float" office:value="182.275866826688">
            <text:p>182</text:p>
          </table:table-cell>
          <table:table-cell table:style-name="ce2" table:formula="of:=IF([.$A82]&lt;[.I$1]+6;MIN(1;([.$A82]/[.I$1])^3)*100;(([.I$1]+5)/[.$A82])^3*100)+40" office:value-type="float" office:value="40.8831736014209">
            <text:p>40,88</text:p>
          </table:table-cell>
          <table:table-cell table:formula="of:=[.$G82]*(0.7+0.075*[.I$2])" office:value-type="float" office:value="141.263796790683">
            <text:p>141</text:p>
          </table:table-cell>
          <table:table-cell table:style-name="ce2" table:formula="of:=IF([.$A82]&lt;[.K$1]+6;MIN(1;([.$A82]/[.K$1])^3)*103;(([.K$1]+5)/[.$A82])^3*103)+40" office:value-type="float" office:value="42.9879009767339">
            <text:p>42,99</text:p>
          </table:table-cell>
          <table:table-cell table:formula="of:=[.$G82]*(0.7+0.075*[.K$2])" office:value-type="float" office:value="154.934486802685">
            <text:p>155</text:p>
          </table:table-cell>
          <table:table-cell table:style-name="ce2" table:formula="of:=IF([.$A82]&lt;[.M$1]+6;MIN(1;([.$A82]/[.M$1])^3)*106;(([.M$1]+5)/[.$A82])^3*106)+40" office:value-type="float" office:value="47.1897758789847">
            <text:p>47,19</text:p>
          </table:table-cell>
          <table:table-cell table:formula="of:=[.$G82]*(0.7+0.075*[.M$2])" office:value-type="float" office:value="168.605176814686">
            <text:p>169</text:p>
          </table:table-cell>
          <table:table-cell table:style-name="ce2"/>
          <table:table-cell table:formula="of:=[.$G82]*(0.7+0.075*[.O$2])" office:value-type="float" office:value="182.275866826688">
            <text:p>182</text:p>
          </table:table-cell>
          <table:table-cell table:number-columns-repeated="1009"/>
        </table:table-row>
        <table:table-row table:style-name="ro1">
          <table:table-cell office:value-type="float" office:value="900">
            <text:p>900</text:p>
          </table:table-cell>
          <table:table-cell table:formula="of:=(2.2+([.A83]-500)*0.034)^0.57*25+10" office:value-type="float" office:value="130.552035631694">
            <text:p>131</text:p>
          </table:table-cell>
          <table:table-cell table:formula="of:=[.$B83]*(0.5+0.125*[.C$2])" office:value-type="float" office:value="81.5950222698088">
            <text:p>82</text:p>
          </table:table-cell>
          <table:table-cell table:formula="of:=[.$B83]*(0.5+0.125*[.D$2])" office:value-type="float" office:value="97.9140267237706">
            <text:p>98</text:p>
          </table:table-cell>
          <table:table-cell table:formula="of:=[.$B83]*(0.5+0.125*[.E$2])" office:value-type="float" office:value="114.233031177732">
            <text:p>114</text:p>
          </table:table-cell>
          <table:table-cell table:formula="of:=[.$B83]*(0.5+0.125*[.F$2])" office:value-type="float" office:value="130.552035631694">
            <text:p>131</text:p>
          </table:table-cell>
          <table:table-cell table:formula="of:=(2.5+([.A83]-500)*0.034)^0.45*39.5+45" office:value-type="float" office:value="182.933177145913">
            <text:p>183</text:p>
          </table:table-cell>
          <table:table-cell table:style-name="ce2" table:formula="of:=IF([.$A83]&lt;[.I$1]+6;MIN(1;([.$A83]/[.I$1])^3)*100;(([.I$1]+5)/[.$A83])^3*100)+40" office:value-type="float" office:value="40.8685356652949">
            <text:p>40,87</text:p>
          </table:table-cell>
          <table:table-cell table:formula="of:=[.$G83]*(0.7+0.075*[.I$2])" office:value-type="float" office:value="141.773212288082">
            <text:p>142</text:p>
          </table:table-cell>
          <table:table-cell table:style-name="ce2" table:formula="of:=IF([.$A83]&lt;[.K$1]+6;MIN(1;([.$A83]/[.K$1])^3)*103;(([.K$1]+5)/[.$A83])^3*103)+40" office:value-type="float" office:value="42.9383787722908">
            <text:p>42,94</text:p>
          </table:table-cell>
          <table:table-cell table:formula="of:=[.$G83]*(0.7+0.075*[.K$2])" office:value-type="float" office:value="155.493200574026">
            <text:p>155</text:p>
          </table:table-cell>
          <table:table-cell table:style-name="ce2" table:formula="of:=IF([.$A83]&lt;[.M$1]+6;MIN(1;([.$A83]/[.M$1])^3)*106;(([.M$1]+5)/[.$A83])^3*106)+40" office:value-type="float" office:value="47.0706107681756">
            <text:p>47,07</text:p>
          </table:table-cell>
          <table:table-cell table:formula="of:=[.$G83]*(0.7+0.075*[.M$2])" office:value-type="float" office:value="169.213188859969">
            <text:p>169</text:p>
          </table:table-cell>
          <table:table-cell table:style-name="ce2"/>
          <table:table-cell table:formula="of:=[.$G83]*(0.7+0.075*[.O$2])" office:value-type="float" office:value="182.933177145913">
            <text:p>183</text:p>
          </table:table-cell>
          <table:table-cell table:number-columns-repeated="1009"/>
        </table:table-row>
        <table:table-row table:style-name="ro1">
          <table:table-cell office:value-type="float" office:value="905">
            <text:p>905</text:p>
          </table:table-cell>
          <table:table-cell table:formula="of:=(2.2+([.A84]-500)*0.034)^0.57*25+10" office:value-type="float" office:value="131.289669002074">
            <text:p>131</text:p>
          </table:table-cell>
          <table:table-cell table:formula="of:=[.$B84]*(0.5+0.125*[.C$2])" office:value-type="float" office:value="82.0560431262963">
            <text:p>82</text:p>
          </table:table-cell>
          <table:table-cell table:formula="of:=[.$B84]*(0.5+0.125*[.D$2])" office:value-type="float" office:value="98.4672517515556">
            <text:p>98</text:p>
          </table:table-cell>
          <table:table-cell table:formula="of:=[.$B84]*(0.5+0.125*[.E$2])" office:value-type="float" office:value="114.878460376815">
            <text:p>115</text:p>
          </table:table-cell>
          <table:table-cell table:formula="of:=[.$B84]*(0.5+0.125*[.F$2])" office:value-type="float" office:value="131.289669002074">
            <text:p>131</text:p>
          </table:table-cell>
          <table:table-cell table:formula="of:=(2.5+([.A84]-500)*0.034)^0.45*39.5+45" office:value-type="float" office:value="183.586681139124">
            <text:p>184</text:p>
          </table:table-cell>
          <table:table-cell table:style-name="ce2" table:formula="of:=IF([.$A84]&lt;[.I$1]+6;MIN(1;([.$A84]/[.I$1])^3)*100;(([.I$1]+5)/[.$A84])^3*100)+40" office:value-type="float" office:value="40.8542194338674">
            <text:p>40,85</text:p>
          </table:table-cell>
          <table:table-cell table:formula="of:=[.$G84]*(0.7+0.075*[.I$2])" office:value-type="float" office:value="142.279677882821">
            <text:p>142</text:p>
          </table:table-cell>
          <table:table-cell table:style-name="ce2" table:formula="of:=IF([.$A84]&lt;[.K$1]+6;MIN(1;([.$A84]/[.K$1])^3)*103;(([.K$1]+5)/[.$A84])^3*103)+40" office:value-type="float" office:value="42.8899449402596">
            <text:p>42,89</text:p>
          </table:table-cell>
          <table:table-cell table:formula="of:=[.$G84]*(0.7+0.075*[.K$2])" office:value-type="float" office:value="156.048678968256">
            <text:p>156</text:p>
          </table:table-cell>
          <table:table-cell table:style-name="ce2" table:formula="of:=IF([.$A84]&lt;[.M$1]+6;MIN(1;([.$A84]/[.M$1])^3)*106;(([.M$1]+5)/[.$A84])^3*106)+40" office:value-type="float" office:value="46.9540646041707">
            <text:p>46,95</text:p>
          </table:table-cell>
          <table:table-cell table:formula="of:=[.$G84]*(0.7+0.075*[.M$2])" office:value-type="float" office:value="169.81768005369">
            <text:p>170</text:p>
          </table:table-cell>
          <table:table-cell table:style-name="ce2"/>
          <table:table-cell table:formula="of:=[.$G84]*(0.7+0.075*[.O$2])" office:value-type="float" office:value="183.586681139124">
            <text:p>184</text:p>
          </table:table-cell>
          <table:table-cell table:number-columns-repeated="1009"/>
        </table:table-row>
        <table:table-row table:style-name="ro1">
          <table:table-cell office:value-type="float" office:value="910">
            <text:p>910</text:p>
          </table:table-cell>
          <table:table-cell table:formula="of:=(2.2+([.A85]-500)*0.034)^0.57*25+10" office:value-type="float" office:value="132.02393361779">
            <text:p>132</text:p>
          </table:table-cell>
          <table:table-cell table:formula="of:=[.$B85]*(0.5+0.125*[.C$2])" office:value-type="float" office:value="82.5149585111189">
            <text:p>83</text:p>
          </table:table-cell>
          <table:table-cell table:formula="of:=[.$B85]*(0.5+0.125*[.D$2])" office:value-type="float" office:value="99.0179502133426">
            <text:p>99</text:p>
          </table:table-cell>
          <table:table-cell table:formula="of:=[.$B85]*(0.5+0.125*[.E$2])" office:value-type="float" office:value="115.520941915566">
            <text:p>116</text:p>
          </table:table-cell>
          <table:table-cell table:formula="of:=[.$B85]*(0.5+0.125*[.F$2])" office:value-type="float" office:value="132.02393361779">
            <text:p>132</text:p>
          </table:table-cell>
          <table:table-cell table:formula="of:=(2.5+([.A85]-500)*0.034)^0.45*39.5+45" office:value-type="float" office:value="184.236440276942">
            <text:p>184</text:p>
          </table:table-cell>
          <table:table-cell table:style-name="ce2" table:formula="of:=IF([.$A85]&lt;[.I$1]+6;MIN(1;([.$A85]/[.I$1])^3)*100;(([.I$1]+5)/[.$A85])^3*100)+40" office:value-type="float" office:value="40.8402161176585">
            <text:p>40,84</text:p>
          </table:table-cell>
          <table:table-cell table:formula="of:=[.$G85]*(0.7+0.075*[.I$2])" office:value-type="float" office:value="142.78324121463">
            <text:p>143</text:p>
          </table:table-cell>
          <table:table-cell table:style-name="ce2" table:formula="of:=IF([.$A85]&lt;[.K$1]+6;MIN(1;([.$A85]/[.K$1])^3)*103;(([.K$1]+5)/[.$A85])^3*103)+40" office:value-type="float" office:value="42.8425697445894">
            <text:p>42,84</text:p>
          </table:table-cell>
          <table:table-cell table:formula="of:=[.$G85]*(0.7+0.075*[.K$2])" office:value-type="float" office:value="156.600974235401">
            <text:p>157</text:p>
          </table:table-cell>
          <table:table-cell table:style-name="ce2" table:formula="of:=IF([.$A85]&lt;[.M$1]+6;MIN(1;([.$A85]/[.M$1])^3)*106;(([.M$1]+5)/[.$A85])^3*106)+40" office:value-type="float" office:value="46.8400658332128">
            <text:p>46,84</text:p>
          </table:table-cell>
          <table:table-cell table:formula="of:=[.$G85]*(0.7+0.075*[.M$2])" office:value-type="float" office:value="170.418707256171">
            <text:p>170</text:p>
          </table:table-cell>
          <table:table-cell table:style-name="ce2"/>
          <table:table-cell table:formula="of:=[.$G85]*(0.7+0.075*[.O$2])" office:value-type="float" office:value="184.236440276942">
            <text:p>184</text:p>
          </table:table-cell>
          <table:table-cell table:number-columns-repeated="1009"/>
        </table:table-row>
        <table:table-row table:style-name="ro1">
          <table:table-cell office:value-type="float" office:value="915">
            <text:p>915</text:p>
          </table:table-cell>
          <table:table-cell table:formula="of:=(2.2+([.A86]-500)*0.034)^0.57*25+10" office:value-type="float" office:value="132.75488010603">
            <text:p>133</text:p>
          </table:table-cell>
          <table:table-cell table:formula="of:=[.$B86]*(0.5+0.125*[.C$2])" office:value-type="float" office:value="82.9718000662689">
            <text:p>83</text:p>
          </table:table-cell>
          <table:table-cell table:formula="of:=[.$B86]*(0.5+0.125*[.D$2])" office:value-type="float" office:value="99.5661600795226">
            <text:p>100</text:p>
          </table:table-cell>
          <table:table-cell table:formula="of:=[.$B86]*(0.5+0.125*[.E$2])" office:value-type="float" office:value="116.160520092776">
            <text:p>116</text:p>
          </table:table-cell>
          <table:table-cell table:formula="of:=[.$B86]*(0.5+0.125*[.F$2])" office:value-type="float" office:value="132.75488010603">
            <text:p>133</text:p>
          </table:table-cell>
          <table:table-cell table:formula="of:=(2.5+([.A86]-500)*0.034)^0.45*39.5+45" office:value-type="float" office:value="184.882514413611">
            <text:p>185</text:p>
          </table:table-cell>
          <table:table-cell table:style-name="ce2" table:formula="of:=IF([.$A86]&lt;[.I$1]+6;MIN(1;([.$A86]/[.I$1])^3)*100;(([.I$1]+5)/[.$A86])^3*100)+40" office:value-type="float" office:value="40.8265172137919">
            <text:p>40,83</text:p>
          </table:table-cell>
          <table:table-cell table:formula="of:=[.$G86]*(0.7+0.075*[.I$2])" office:value-type="float" office:value="143.283948670549">
            <text:p>143</text:p>
          </table:table-cell>
          <table:table-cell table:style-name="ce2" table:formula="of:=IF([.$A86]&lt;[.K$1]+6;MIN(1;([.$A86]/[.K$1])^3)*103;(([.K$1]+5)/[.$A86])^3*103)+40" office:value-type="float" office:value="42.7962244188492">
            <text:p>42,80</text:p>
          </table:table-cell>
          <table:table-cell table:formula="of:=[.$G86]*(0.7+0.075*[.K$2])" office:value-type="float" office:value="157.15013725157">
            <text:p>157</text:p>
          </table:table-cell>
          <table:table-cell table:style-name="ce2" table:formula="of:=IF([.$A86]&lt;[.M$1]+6;MIN(1;([.$A86]/[.M$1])^3)*106;(([.M$1]+5)/[.$A86])^3*106)+40" office:value-type="float" office:value="46.7285452347374">
            <text:p>46,73</text:p>
          </table:table-cell>
          <table:table-cell table:formula="of:=[.$G86]*(0.7+0.075*[.M$2])" office:value-type="float" office:value="171.016325832591">
            <text:p>171</text:p>
          </table:table-cell>
          <table:table-cell table:style-name="ce2"/>
          <table:table-cell table:formula="of:=[.$G86]*(0.7+0.075*[.O$2])" office:value-type="float" office:value="184.882514413611">
            <text:p>185</text:p>
          </table:table-cell>
          <table:table-cell table:number-columns-repeated="1009"/>
        </table:table-row>
        <table:table-row table:style-name="ro1">
          <table:table-cell office:value-type="float" office:value="920">
            <text:p>920</text:p>
          </table:table-cell>
          <table:table-cell table:formula="of:=(2.2+([.A87]-500)*0.034)^0.57*25+10" office:value-type="float" office:value="133.4825578145">
            <text:p>133</text:p>
          </table:table-cell>
          <table:table-cell table:formula="of:=[.$B87]*(0.5+0.125*[.C$2])" office:value-type="float" office:value="83.4265986340622">
            <text:p>83</text:p>
          </table:table-cell>
          <table:table-cell table:formula="of:=[.$B87]*(0.5+0.125*[.D$2])" office:value-type="float" office:value="100.111918360875">
            <text:p>100</text:p>
          </table:table-cell>
          <table:table-cell table:formula="of:=[.$B87]*(0.5+0.125*[.E$2])" office:value-type="float" office:value="116.797238087687">
            <text:p>117</text:p>
          </table:table-cell>
          <table:table-cell table:formula="of:=[.$B87]*(0.5+0.125*[.F$2])" office:value-type="float" office:value="133.4825578145">
            <text:p>133</text:p>
          </table:table-cell>
          <table:table-cell table:formula="of:=(2.5+([.A87]-500)*0.034)^0.45*39.5+45" office:value-type="float" office:value="185.524961845573">
            <text:p>186</text:p>
          </table:table-cell>
          <table:table-cell table:style-name="ce2" table:formula="of:=IF([.$A87]&lt;[.I$1]+6;MIN(1;([.$A87]/[.I$1])^3)*100;(([.I$1]+5)/[.$A87])^3*100)+40" office:value-type="float" office:value="40.8131144951508">
            <text:p>40,81</text:p>
          </table:table-cell>
          <table:table-cell table:formula="of:=[.$G87]*(0.7+0.075*[.I$2])" office:value-type="float" office:value="143.781845430319">
            <text:p>144</text:p>
          </table:table-cell>
          <table:table-cell table:style-name="ce2" table:formula="of:=IF([.$A87]&lt;[.K$1]+6;MIN(1;([.$A87]/[.K$1])^3)*103;(([.K$1]+5)/[.$A87])^3*103)+40" office:value-type="float" office:value="42.750881129541">
            <text:p>42,75</text:p>
          </table:table-cell>
          <table:table-cell table:formula="of:=[.$G87]*(0.7+0.075*[.K$2])" office:value-type="float" office:value="157.696217568737">
            <text:p>158</text:p>
          </table:table-cell>
          <table:table-cell table:style-name="ce2" table:formula="of:=IF([.$A87]&lt;[.M$1]+6;MIN(1;([.$A87]/[.M$1])^3)*106;(([.M$1]+5)/[.$A87])^3*106)+40" office:value-type="float" office:value="46.6194358330936">
            <text:p>46,62</text:p>
          </table:table-cell>
          <table:table-cell table:formula="of:=[.$G87]*(0.7+0.075*[.M$2])" office:value-type="float" office:value="171.610589707155">
            <text:p>172</text:p>
          </table:table-cell>
          <table:table-cell table:style-name="ce2"/>
          <table:table-cell table:formula="of:=[.$G87]*(0.7+0.075*[.O$2])" office:value-type="float" office:value="185.524961845573">
            <text:p>186</text:p>
          </table:table-cell>
          <table:table-cell table:number-columns-repeated="1009"/>
        </table:table-row>
        <table:table-row table:style-name="ro1">
          <table:table-cell office:value-type="float" office:value="925">
            <text:p>925</text:p>
          </table:table-cell>
          <table:table-cell table:formula="of:=(2.2+([.A88]-500)*0.034)^0.57*25+10" office:value-type="float" office:value="134.207014856595">
            <text:p>134</text:p>
          </table:table-cell>
          <table:table-cell table:formula="of:=[.$B88]*(0.5+0.125*[.C$2])" office:value-type="float" office:value="83.8793842853721">
            <text:p>84</text:p>
          </table:table-cell>
          <table:table-cell table:formula="of:=[.$B88]*(0.5+0.125*[.D$2])" office:value-type="float" office:value="100.655261142447">
            <text:p>101</text:p>
          </table:table-cell>
          <table:table-cell table:formula="of:=[.$B88]*(0.5+0.125*[.E$2])" office:value-type="float" office:value="117.431137999521">
            <text:p>117</text:p>
          </table:table-cell>
          <table:table-cell table:formula="of:=[.$B88]*(0.5+0.125*[.F$2])" office:value-type="float" office:value="134.207014856595">
            <text:p>134</text:p>
          </table:table-cell>
          <table:table-cell table:formula="of:=(2.5+([.A88]-500)*0.034)^0.45*39.5+45" office:value-type="float" office:value="186.163839367333">
            <text:p>186</text:p>
          </table:table-cell>
          <table:table-cell table:style-name="ce2" table:formula="of:=IF([.$A88]&lt;[.I$1]+6;MIN(1;([.$A88]/[.I$1])^3)*100;(([.I$1]+5)/[.$A88])^3*100)+40" office:value-type="float" office:value="40.8">
            <text:p>40,80</text:p>
          </table:table-cell>
          <table:table-cell table:formula="of:=[.$G88]*(0.7+0.075*[.I$2])" office:value-type="float" office:value="144.276975509683">
            <text:p>144</text:p>
          </table:table-cell>
          <table:table-cell table:style-name="ce2" table:formula="of:=IF([.$A88]&lt;[.K$1]+6;MIN(1;([.$A88]/[.K$1])^3)*103;(([.K$1]+5)/[.$A88])^3*103)+40" office:value-type="float" office:value="42.7065129409907">
            <text:p>42,71</text:p>
          </table:table-cell>
          <table:table-cell table:formula="of:=[.$G88]*(0.7+0.075*[.K$2])" office:value-type="float" office:value="158.239263462233">
            <text:p>158</text:p>
          </table:table-cell>
          <table:table-cell table:style-name="ce2" table:formula="of:=IF([.$A88]&lt;[.M$1]+6;MIN(1;([.$A88]/[.M$1])^3)*106;(([.M$1]+5)/[.$A88])^3*106)+40" office:value-type="float" office:value="46.5126728130614">
            <text:p>46,51</text:p>
          </table:table-cell>
          <table:table-cell table:formula="of:=[.$G88]*(0.7+0.075*[.M$2])" office:value-type="float" office:value="172.201551414783">
            <text:p>172</text:p>
          </table:table-cell>
          <table:table-cell table:style-name="ce2"/>
          <table:table-cell table:formula="of:=[.$G88]*(0.7+0.075*[.O$2])" office:value-type="float" office:value="186.163839367333">
            <text:p>186</text:p>
          </table:table-cell>
          <table:table-cell table:number-columns-repeated="1009"/>
        </table:table-row>
        <table:table-row table:style-name="ro1">
          <table:table-cell office:value-type="float" office:value="930">
            <text:p>930</text:p>
          </table:table-cell>
          <table:table-cell table:formula="of:=(2.2+([.A89]-500)*0.034)^0.57*25+10" office:value-type="float" office:value="134.928298154541">
            <text:p>135</text:p>
          </table:table-cell>
          <table:table-cell table:formula="of:=[.$B89]*(0.5+0.125*[.C$2])" office:value-type="float" office:value="84.3301863465879">
            <text:p>84</text:p>
          </table:table-cell>
          <table:table-cell table:formula="of:=[.$B89]*(0.5+0.125*[.D$2])" office:value-type="float" office:value="101.196223615906">
            <text:p>101</text:p>
          </table:table-cell>
          <table:table-cell table:formula="of:=[.$B89]*(0.5+0.125*[.E$2])" office:value-type="float" office:value="118.062260885223">
            <text:p>118</text:p>
          </table:table-cell>
          <table:table-cell table:formula="of:=[.$B89]*(0.5+0.125*[.F$2])" office:value-type="float" office:value="134.928298154541">
            <text:p>135</text:p>
          </table:table-cell>
          <table:table-cell table:formula="of:=(2.5+([.A89]-500)*0.034)^0.45*39.5+45" office:value-type="float" office:value="186.799202324801">
            <text:p>187</text:p>
          </table:table-cell>
          <table:table-cell table:style-name="ce2" table:formula="of:=IF([.$A89]&lt;[.I$1]+6;MIN(1;([.$A89]/[.I$1])^3)*100;(([.I$1]+5)/[.$A89])^3*100)+40" office:value-type="float" office:value="40.7871660220524">
            <text:p>40,79</text:p>
          </table:table-cell>
          <table:table-cell table:formula="of:=[.$G89]*(0.7+0.075*[.I$2])" office:value-type="float" office:value="144.769381801721">
            <text:p>145</text:p>
          </table:table-cell>
          <table:table-cell table:style-name="ce2" table:formula="of:=IF([.$A89]&lt;[.K$1]+6;MIN(1;([.$A89]/[.K$1])^3)*103;(([.K$1]+5)/[.$A89])^3*103)+40" office:value-type="float" office:value="42.6630937817412">
            <text:p>42,66</text:p>
          </table:table-cell>
          <table:table-cell table:formula="of:=[.$G89]*(0.7+0.075*[.K$2])" office:value-type="float" office:value="158.779321976081">
            <text:p>159</text:p>
          </table:table-cell>
          <table:table-cell table:style-name="ce2" table:formula="of:=IF([.$A89]&lt;[.M$1]+6;MIN(1;([.$A89]/[.M$1])^3)*106;(([.M$1]+5)/[.$A89])^3*106)+40" office:value-type="float" office:value="46.4081934389829">
            <text:p>46,41</text:p>
          </table:table-cell>
          <table:table-cell table:formula="of:=[.$G89]*(0.7+0.075*[.M$2])" office:value-type="float" office:value="172.789262150441">
            <text:p>173</text:p>
          </table:table-cell>
          <table:table-cell table:style-name="ce2"/>
          <table:table-cell table:formula="of:=[.$G89]*(0.7+0.075*[.O$2])" office:value-type="float" office:value="186.799202324801">
            <text:p>187</text:p>
          </table:table-cell>
          <table:table-cell table:number-columns-repeated="1009"/>
        </table:table-row>
        <table:table-row table:style-name="ro1">
          <table:table-cell office:value-type="float" office:value="935">
            <text:p>935</text:p>
          </table:table-cell>
          <table:table-cell table:formula="of:=(2.2+([.A90]-500)*0.034)^0.57*25+10" office:value-type="float" office:value="135.646453480592">
            <text:p>136</text:p>
          </table:table-cell>
          <table:table-cell table:formula="of:=[.$B90]*(0.5+0.125*[.C$2])" office:value-type="float" office:value="84.7790334253703">
            <text:p>85</text:p>
          </table:table-cell>
          <table:table-cell table:formula="of:=[.$B90]*(0.5+0.125*[.D$2])" office:value-type="float" office:value="101.734840110444">
            <text:p>102</text:p>
          </table:table-cell>
          <table:table-cell table:formula="of:=[.$B90]*(0.5+0.125*[.E$2])" office:value-type="float" office:value="118.690646795518">
            <text:p>119</text:p>
          </table:table-cell>
          <table:table-cell table:formula="of:=[.$B90]*(0.5+0.125*[.F$2])" office:value-type="float" office:value="135.646453480592">
            <text:p>136</text:p>
          </table:table-cell>
          <table:table-cell table:formula="of:=(2.5+([.A90]-500)*0.034)^0.45*39.5+45" office:value-type="float" office:value="187.431104666214">
            <text:p>187</text:p>
          </table:table-cell>
          <table:table-cell table:style-name="ce2" table:formula="of:=IF([.$A90]&lt;[.I$1]+6;MIN(1;([.$A90]/[.I$1])^3)*100;(([.I$1]+5)/[.$A90])^3*100)+40" office:value-type="float" office:value="40.774605100958">
            <text:p>40,77</text:p>
          </table:table-cell>
          <table:table-cell table:formula="of:=[.$G90]*(0.7+0.075*[.I$2])" office:value-type="float" office:value="145.259106116316">
            <text:p>145</text:p>
          </table:table-cell>
          <table:table-cell table:style-name="ce2" table:formula="of:=IF([.$A90]&lt;[.K$1]+6;MIN(1;([.$A90]/[.K$1])^3)*103;(([.K$1]+5)/[.$A90])^3*103)+40" office:value-type="float" office:value="42.6205984123753">
            <text:p>42,62</text:p>
          </table:table-cell>
          <table:table-cell table:formula="of:=[.$G90]*(0.7+0.075*[.K$2])" office:value-type="float" office:value="159.316438966282">
            <text:p>159</text:p>
          </table:table-cell>
          <table:table-cell table:style-name="ce2" table:formula="of:=IF([.$A90]&lt;[.M$1]+6;MIN(1;([.$A90]/[.M$1])^3)*106;(([.M$1]+5)/[.$A90])^3*106)+40" office:value-type="float" office:value="46.305936977335">
            <text:p>46,31</text:p>
          </table:table-cell>
          <table:table-cell table:formula="of:=[.$G90]*(0.7+0.075*[.M$2])" office:value-type="float" office:value="173.373771816248">
            <text:p>173</text:p>
          </table:table-cell>
          <table:table-cell table:style-name="ce2"/>
          <table:table-cell table:formula="of:=[.$G90]*(0.7+0.075*[.O$2])" office:value-type="float" office:value="187.431104666214">
            <text:p>187</text:p>
          </table:table-cell>
          <table:table-cell table:number-columns-repeated="1009"/>
        </table:table-row>
        <table:table-row table:style-name="ro1">
          <table:table-cell office:value-type="float" office:value="940">
            <text:p>940</text:p>
          </table:table-cell>
          <table:table-cell table:formula="of:=(2.2+([.A91]-500)*0.034)^0.57*25+10" office:value-type="float" office:value="136.361525496426">
            <text:p>136</text:p>
          </table:table-cell>
          <table:table-cell table:formula="of:=[.$B91]*(0.5+0.125*[.C$2])" office:value-type="float" office:value="85.225953435266">
            <text:p>85</text:p>
          </table:table-cell>
          <table:table-cell table:formula="of:=[.$B91]*(0.5+0.125*[.D$2])" office:value-type="float" office:value="102.271144122319">
            <text:p>102</text:p>
          </table:table-cell>
          <table:table-cell table:formula="of:=[.$B91]*(0.5+0.125*[.E$2])" office:value-type="float" office:value="119.316334809372">
            <text:p>119</text:p>
          </table:table-cell>
          <table:table-cell table:formula="of:=[.$B91]*(0.5+0.125*[.F$2])" office:value-type="float" office:value="136.361525496426">
            <text:p>136</text:p>
          </table:table-cell>
          <table:table-cell table:formula="of:=(2.5+([.A91]-500)*0.034)^0.45*39.5+45" office:value-type="float" office:value="188.059598990792">
            <text:p>188</text:p>
          </table:table-cell>
          <table:table-cell table:style-name="ce2" table:formula="of:=IF([.$A91]&lt;[.I$1]+6;MIN(1;([.$A91]/[.I$1])^3)*100;(([.I$1]+5)/[.$A91])^3*100)+40" office:value-type="float" office:value="40.7623100131955">
            <text:p>40,76</text:p>
          </table:table-cell>
          <table:table-cell table:formula="of:=[.$G91]*(0.7+0.075*[.I$2])" office:value-type="float" office:value="145.746189217864">
            <text:p>146</text:p>
          </table:table-cell>
          <table:table-cell table:style-name="ce2" table:formula="of:=IF([.$A91]&lt;[.K$1]+6;MIN(1;([.$A91]/[.K$1])^3)*103;(([.K$1]+5)/[.$A91])^3*103)+40" office:value-type="float" office:value="42.5790023947006">
            <text:p>42,58</text:p>
          </table:table-cell>
          <table:table-cell table:formula="of:=[.$G91]*(0.7+0.075*[.K$2])" office:value-type="float" office:value="159.850659142173">
            <text:p>160</text:p>
          </table:table-cell>
          <table:table-cell table:style-name="ce2" table:formula="of:=IF([.$A91]&lt;[.M$1]+6;MIN(1;([.$A91]/[.M$1])^3)*106;(([.M$1]+5)/[.$A91])^3*106)+40" office:value-type="float" office:value="46.2058446225788">
            <text:p>46,21</text:p>
          </table:table-cell>
          <table:table-cell table:formula="of:=[.$G91]*(0.7+0.075*[.M$2])" office:value-type="float" office:value="173.955129066482">
            <text:p>174</text:p>
          </table:table-cell>
          <table:table-cell table:style-name="ce2"/>
          <table:table-cell table:formula="of:=[.$G91]*(0.7+0.075*[.O$2])" office:value-type="float" office:value="188.059598990792">
            <text:p>188</text:p>
          </table:table-cell>
          <table:table-cell table:number-columns-repeated="1009"/>
        </table:table-row>
        <table:table-row table:style-name="ro1">
          <table:table-cell office:value-type="float" office:value="945">
            <text:p>945</text:p>
          </table:table-cell>
          <table:table-cell table:formula="of:=(2.2+([.A92]-500)*0.034)^0.57*25+10" office:value-type="float" office:value="137.073557790793">
            <text:p>137</text:p>
          </table:table-cell>
          <table:table-cell table:formula="of:=[.$B92]*(0.5+0.125*[.C$2])" office:value-type="float" office:value="85.6709736192457">
            <text:p>86</text:p>
          </table:table-cell>
          <table:table-cell table:formula="of:=[.$B92]*(0.5+0.125*[.D$2])" office:value-type="float" office:value="102.805168343095">
            <text:p>103</text:p>
          </table:table-cell>
          <table:table-cell table:formula="of:=[.$B92]*(0.5+0.125*[.E$2])" office:value-type="float" office:value="119.939363066944">
            <text:p>120</text:p>
          </table:table-cell>
          <table:table-cell table:formula="of:=[.$B92]*(0.5+0.125*[.F$2])" office:value-type="float" office:value="137.073557790793">
            <text:p>137</text:p>
          </table:table-cell>
          <table:table-cell table:formula="of:=(2.5+([.A92]-500)*0.034)^0.45*39.5+45" office:value-type="float" office:value="188.684736595249">
            <text:p>189</text:p>
          </table:table-cell>
          <table:table-cell table:style-name="ce2" table:formula="of:=IF([.$A92]&lt;[.I$1]+6;MIN(1;([.$A92]/[.I$1])^3)*100;(([.I$1]+5)/[.$A92])^3*100)+40" office:value-type="float" office:value="40.7502737633473">
            <text:p>40,75</text:p>
          </table:table-cell>
          <table:table-cell table:formula="of:=[.$G92]*(0.7+0.075*[.I$2])" office:value-type="float" office:value="146.230670861318">
            <text:p>146</text:p>
          </table:table-cell>
          <table:table-cell table:style-name="ce2" table:formula="of:=IF([.$A92]&lt;[.K$1]+6;MIN(1;([.$A92]/[.K$1])^3)*103;(([.K$1]+5)/[.$A92])^3*103)+40" office:value-type="float" office:value="42.5382820622316">
            <text:p>42,54</text:p>
          </table:table-cell>
          <table:table-cell table:formula="of:=[.$G92]*(0.7+0.075*[.K$2])" office:value-type="float" office:value="160.382026105961">
            <text:p>160</text:p>
          </table:table-cell>
          <table:table-cell table:style-name="ce2" table:formula="of:=IF([.$A92]&lt;[.M$1]+6;MIN(1;([.$A92]/[.M$1])^3)*106;(([.M$1]+5)/[.$A92])^3*106)+40" office:value-type="float" office:value="46.1078594261316">
            <text:p>46,11</text:p>
          </table:table-cell>
          <table:table-cell table:formula="of:=[.$G92]*(0.7+0.075*[.M$2])" office:value-type="float" office:value="174.533381350605">
            <text:p>175</text:p>
          </table:table-cell>
          <table:table-cell table:style-name="ce2"/>
          <table:table-cell table:formula="of:=[.$G92]*(0.7+0.075*[.O$2])" office:value-type="float" office:value="188.684736595249">
            <text:p>189</text:p>
          </table:table-cell>
          <table:table-cell table:number-columns-repeated="1009"/>
        </table:table-row>
        <table:table-row table:style-name="ro1">
          <table:table-cell office:value-type="float" office:value="950">
            <text:p>950</text:p>
          </table:table-cell>
          <table:table-cell table:formula="of:=(2.2+([.A93]-500)*0.034)^0.57*25+10" office:value-type="float" office:value="137.782592915553">
            <text:p>138</text:p>
          </table:table-cell>
          <table:table-cell table:formula="of:=[.$B93]*(0.5+0.125*[.C$2])" office:value-type="float" office:value="86.1141205722204">
            <text:p>86</text:p>
          </table:table-cell>
          <table:table-cell table:formula="of:=[.$B93]*(0.5+0.125*[.D$2])" office:value-type="float" office:value="103.336944686664">
            <text:p>103</text:p>
          </table:table-cell>
          <table:table-cell table:formula="of:=[.$B93]*(0.5+0.125*[.E$2])" office:value-type="float" office:value="120.559768801109">
            <text:p>121</text:p>
          </table:table-cell>
          <table:table-cell table:formula="of:=[.$B93]*(0.5+0.125*[.F$2])" office:value-type="float" office:value="137.782592915553">
            <text:p>138</text:p>
          </table:table-cell>
          <table:table-cell table:formula="of:=(2.5+([.A93]-500)*0.034)^0.45*39.5+45" office:value-type="float" office:value="189.30656751826">
            <text:p>189</text:p>
          </table:table-cell>
          <table:table-cell table:style-name="ce2" table:formula="of:=IF([.$A93]&lt;[.I$1]+6;MIN(1;([.$A93]/[.I$1])^3)*100;(([.I$1]+5)/[.$A93])^3*100)+40" office:value-type="float" office:value="40.7384895757399">
            <text:p>40,74</text:p>
          </table:table-cell>
          <table:table-cell table:formula="of:=[.$G93]*(0.7+0.075*[.I$2])" office:value-type="float" office:value="146.712589826651">
            <text:p>147</text:p>
          </table:table-cell>
          <table:table-cell table:style-name="ce2" table:formula="of:=IF([.$A93]&lt;[.K$1]+6;MIN(1;([.$A93]/[.K$1])^3)*103;(([.K$1]+5)/[.$A93])^3*103)+40" office:value-type="float" office:value="42.4984144919084">
            <text:p>42,50</text:p>
          </table:table-cell>
          <table:table-cell table:formula="of:=[.$G93]*(0.7+0.075*[.K$2])" office:value-type="float" office:value="160.910582390521">
            <text:p>161</text:p>
          </table:table-cell>
          <table:table-cell table:style-name="ce2" table:formula="of:=IF([.$A93]&lt;[.M$1]+6;MIN(1;([.$A93]/[.M$1])^3)*106;(([.M$1]+5)/[.$A93])^3*106)+40" office:value-type="float" office:value="46.0119262283132">
            <text:p>46,01</text:p>
          </table:table-cell>
          <table:table-cell table:formula="of:=[.$G93]*(0.7+0.075*[.M$2])" office:value-type="float" office:value="175.10857495439">
            <text:p>175</text:p>
          </table:table-cell>
          <table:table-cell table:style-name="ce2"/>
          <table:table-cell table:formula="of:=[.$G93]*(0.7+0.075*[.O$2])" office:value-type="float" office:value="189.30656751826">
            <text:p>189</text:p>
          </table:table-cell>
          <table:table-cell table:number-columns-repeated="1009"/>
        </table:table-row>
        <table:table-row table:style-name="ro1">
          <table:table-cell office:value-type="float" office:value="955">
            <text:p>955</text:p>
          </table:table-cell>
          <table:table-cell table:formula="of:=(2.2+([.A94]-500)*0.034)^0.57*25+10" office:value-type="float" office:value="138.488672420145">
            <text:p>138</text:p>
          </table:table-cell>
          <table:table-cell table:formula="of:=[.$B94]*(0.5+0.125*[.C$2])" office:value-type="float" office:value="86.5554202625908">
            <text:p>87</text:p>
          </table:table-cell>
          <table:table-cell table:formula="of:=[.$B94]*(0.5+0.125*[.D$2])" office:value-type="float" office:value="103.866504315109">
            <text:p>104</text:p>
          </table:table-cell>
          <table:table-cell table:formula="of:=[.$B94]*(0.5+0.125*[.E$2])" office:value-type="float" office:value="121.177588367627">
            <text:p>121</text:p>
          </table:table-cell>
          <table:table-cell table:formula="of:=[.$B94]*(0.5+0.125*[.F$2])" office:value-type="float" office:value="138.488672420145">
            <text:p>138</text:p>
          </table:table-cell>
          <table:table-cell table:formula="of:=(2.5+([.A94]-500)*0.034)^0.45*39.5+45" office:value-type="float" office:value="189.925140583005">
            <text:p>190</text:p>
          </table:table-cell>
          <table:table-cell table:style-name="ce2" table:formula="of:=IF([.$A94]&lt;[.I$1]+6;MIN(1;([.$A94]/[.I$1])^3)*100;(([.I$1]+5)/[.$A94])^3*100)+40" office:value-type="float" office:value="40.7269508864329">
            <text:p>40,73</text:p>
          </table:table-cell>
          <table:table-cell table:formula="of:=[.$G94]*(0.7+0.075*[.I$2])" office:value-type="float" office:value="147.191983951829">
            <text:p>147</text:p>
          </table:table-cell>
          <table:table-cell table:style-name="ce2" table:formula="of:=IF([.$A94]&lt;[.K$1]+6;MIN(1;([.$A94]/[.K$1])^3)*103;(([.K$1]+5)/[.$A94])^3*103)+40" office:value-type="float" office:value="42.4593774769941">
            <text:p>42,46</text:p>
          </table:table-cell>
          <table:table-cell table:formula="of:=[.$G94]*(0.7+0.075*[.K$2])" office:value-type="float" office:value="161.436369495554">
            <text:p>161</text:p>
          </table:table-cell>
          <table:table-cell table:style-name="ce2" table:formula="of:=IF([.$A94]&lt;[.M$1]+6;MIN(1;([.$A94]/[.M$1])^3)*106;(([.M$1]+5)/[.$A94])^3*106)+40" office:value-type="float" office:value="45.9179915931279">
            <text:p>45,92</text:p>
          </table:table-cell>
          <table:table-cell table:formula="of:=[.$G94]*(0.7+0.075*[.M$2])" office:value-type="float" office:value="175.68075503928">
            <text:p>176</text:p>
          </table:table-cell>
          <table:table-cell table:style-name="ce2"/>
          <table:table-cell table:formula="of:=[.$G94]*(0.7+0.075*[.O$2])" office:value-type="float" office:value="189.925140583005">
            <text:p>190</text:p>
          </table:table-cell>
          <table:table-cell table:number-columns-repeated="1009"/>
        </table:table-row>
        <table:table-row table:style-name="ro1">
          <table:table-cell office:value-type="float" office:value="960">
            <text:p>960</text:p>
          </table:table-cell>
          <table:table-cell table:formula="of:=(2.2+([.A95]-500)*0.034)^0.57*25+10" office:value-type="float" office:value="139.191836884609">
            <text:p>139</text:p>
          </table:table-cell>
          <table:table-cell table:formula="of:=[.$B95]*(0.5+0.125*[.C$2])" office:value-type="float" office:value="86.9948980528806">
            <text:p>87</text:p>
          </table:table-cell>
          <table:table-cell table:formula="of:=[.$B95]*(0.5+0.125*[.D$2])" office:value-type="float" office:value="104.393877663457">
            <text:p>104</text:p>
          </table:table-cell>
          <table:table-cell table:formula="of:=[.$B95]*(0.5+0.125*[.E$2])" office:value-type="float" office:value="121.792857274033">
            <text:p>122</text:p>
          </table:table-cell>
          <table:table-cell table:formula="of:=[.$B95]*(0.5+0.125*[.F$2])" office:value-type="float" office:value="139.191836884609">
            <text:p>139</text:p>
          </table:table-cell>
          <table:table-cell table:formula="of:=(2.5+([.A95]-500)*0.034)^0.45*39.5+45" office:value-type="float" office:value="190.540503437889">
            <text:p>191</text:p>
          </table:table-cell>
          <table:table-cell table:style-name="ce2" table:formula="of:=IF([.$A95]&lt;[.I$1]+6;MIN(1;([.$A95]/[.I$1])^3)*100;(([.I$1]+5)/[.$A95])^3*100)+40" office:value-type="float" office:value="40.7156513355396">
            <text:p>40,72</text:p>
          </table:table-cell>
          <table:table-cell table:formula="of:=[.$G95]*(0.7+0.075*[.I$2])" office:value-type="float" office:value="147.668890164364">
            <text:p>148</text:p>
          </table:table-cell>
          <table:table-cell table:style-name="ce2" table:formula="of:=IF([.$A95]&lt;[.K$1]+6;MIN(1;([.$A95]/[.K$1])^3)*103;(([.K$1]+5)/[.$A95])^3*103)+40" office:value-type="float" office:value="42.4211495010941">
            <text:p>42,42</text:p>
          </table:table-cell>
          <table:table-cell table:formula="of:=[.$G95]*(0.7+0.075*[.K$2])" office:value-type="float" office:value="161.959427922206">
            <text:p>162</text:p>
          </table:table-cell>
          <table:table-cell table:style-name="ce2" table:formula="of:=IF([.$A95]&lt;[.M$1]+6;MIN(1;([.$A95]/[.M$1])^3)*106;(([.M$1]+5)/[.$A95])^3*106)+40" office:value-type="float" office:value="45.8260037457501">
            <text:p>45,83</text:p>
          </table:table-cell>
          <table:table-cell table:formula="of:=[.$G95]*(0.7+0.075*[.M$2])" office:value-type="float" office:value="176.249965680047">
            <text:p>176</text:p>
          </table:table-cell>
          <table:table-cell table:style-name="ce2"/>
          <table:table-cell table:formula="of:=[.$G95]*(0.7+0.075*[.O$2])" office:value-type="float" office:value="190.540503437889">
            <text:p>191</text:p>
          </table:table-cell>
          <table:table-cell table:number-columns-repeated="1009"/>
        </table:table-row>
        <table:table-row table:style-name="ro1">
          <table:table-cell office:value-type="float" office:value="965">
            <text:p>965</text:p>
          </table:table-cell>
          <table:table-cell table:formula="of:=(2.2+([.A96]-500)*0.034)^0.57*25+10" office:value-type="float" office:value="139.892125951199">
            <text:p>140</text:p>
          </table:table-cell>
          <table:table-cell table:formula="of:=[.$B96]*(0.5+0.125*[.C$2])" office:value-type="float" office:value="87.4325787194995">
            <text:p>87</text:p>
          </table:table-cell>
          <table:table-cell table:formula="of:=[.$B96]*(0.5+0.125*[.D$2])" office:value-type="float" office:value="104.919094463399">
            <text:p>105</text:p>
          </table:table-cell>
          <table:table-cell table:formula="of:=[.$B96]*(0.5+0.125*[.E$2])" office:value-type="float" office:value="122.405610207299">
            <text:p>122</text:p>
          </table:table-cell>
          <table:table-cell table:formula="of:=[.$B96]*(0.5+0.125*[.F$2])" office:value-type="float" office:value="139.892125951199">
            <text:p>140</text:p>
          </table:table-cell>
          <table:table-cell table:formula="of:=(2.5+([.A96]-500)*0.034)^0.45*39.5+45" office:value-type="float" office:value="191.152702595523">
            <text:p>191</text:p>
          </table:table-cell>
          <table:table-cell table:style-name="ce2" table:formula="of:=IF([.$A96]&lt;[.I$1]+6;MIN(1;([.$A96]/[.I$1])^3)*100;(([.I$1]+5)/[.$A96])^3*100)+40" office:value-type="float" office:value="40.7045847598649">
            <text:p>40,70</text:p>
          </table:table-cell>
          <table:table-cell table:formula="of:=[.$G96]*(0.7+0.075*[.I$2])" office:value-type="float" office:value="148.143344511531">
            <text:p>148</text:p>
          </table:table-cell>
          <table:table-cell table:style-name="ce2" table:formula="of:=IF([.$A96]&lt;[.K$1]+6;MIN(1;([.$A96]/[.K$1])^3)*103;(([.K$1]+5)/[.$A96])^3*103)+40" office:value-type="float" office:value="42.3837097132489">
            <text:p>42,38</text:p>
          </table:table-cell>
          <table:table-cell table:formula="of:=[.$G96]*(0.7+0.075*[.K$2])" office:value-type="float" office:value="162.479797206195">
            <text:p>162</text:p>
          </table:table-cell>
          <table:table-cell table:style-name="ce2" table:formula="of:=IF([.$A96]&lt;[.M$1]+6;MIN(1;([.$A96]/[.M$1])^3)*106;(([.M$1]+5)/[.$A96])^3*106)+40" office:value-type="float" office:value="45.7359125125868">
            <text:p>45,74</text:p>
          </table:table-cell>
          <table:table-cell table:formula="of:=[.$G96]*(0.7+0.075*[.M$2])" office:value-type="float" office:value="176.816249900859">
            <text:p>177</text:p>
          </table:table-cell>
          <table:table-cell table:style-name="ce2"/>
          <table:table-cell table:formula="of:=[.$G96]*(0.7+0.075*[.O$2])" office:value-type="float" office:value="191.152702595523">
            <text:p>191</text:p>
          </table:table-cell>
          <table:table-cell table:number-columns-repeated="1009"/>
        </table:table-row>
        <table:table-row table:style-name="ro1">
          <table:table-cell office:value-type="float" office:value="970">
            <text:p>970</text:p>
          </table:table-cell>
          <table:table-cell table:formula="of:=(2.2+([.A97]-500)*0.034)^0.57*25+10" office:value-type="float" office:value="140.589578354693">
            <text:p>141</text:p>
          </table:table-cell>
          <table:table-cell table:formula="of:=[.$B97]*(0.5+0.125*[.C$2])" office:value-type="float" office:value="87.8684864716831">
            <text:p>88</text:p>
          </table:table-cell>
          <table:table-cell table:formula="of:=[.$B97]*(0.5+0.125*[.D$2])" office:value-type="float" office:value="105.44218376602">
            <text:p>105</text:p>
          </table:table-cell>
          <table:table-cell table:formula="of:=[.$B97]*(0.5+0.125*[.E$2])" office:value-type="float" office:value="123.015881060356">
            <text:p>123</text:p>
          </table:table-cell>
          <table:table-cell table:formula="of:=[.$B97]*(0.5+0.125*[.F$2])" office:value-type="float" office:value="140.589578354693">
            <text:p>141</text:p>
          </table:table-cell>
          <table:table-cell table:formula="of:=(2.5+([.A97]-500)*0.034)^0.45*39.5+45" office:value-type="float" office:value="191.761783470069">
            <text:p>192</text:p>
          </table:table-cell>
          <table:table-cell table:style-name="ce2" table:formula="of:=IF([.$A97]&lt;[.I$1]+6;MIN(1;([.$A97]/[.I$1])^3)*100;(([.I$1]+5)/[.$A97])^3*100)+40" office:value-type="float" office:value="40.6937451858442">
            <text:p>40,69</text:p>
          </table:table-cell>
          <table:table-cell table:formula="of:=[.$G97]*(0.7+0.075*[.I$2])" office:value-type="float" office:value="148.615382189304">
            <text:p>149</text:p>
          </table:table-cell>
          <table:table-cell table:style-name="ce2" table:formula="of:=IF([.$A97]&lt;[.K$1]+6;MIN(1;([.$A97]/[.K$1])^3)*103;(([.K$1]+5)/[.$A97])^3*103)+40" office:value-type="float" office:value="42.3470379040467">
            <text:p>42,35</text:p>
          </table:table-cell>
          <table:table-cell table:formula="of:=[.$G97]*(0.7+0.075*[.K$2])" office:value-type="float" office:value="162.997515949559">
            <text:p>163</text:p>
          </table:table-cell>
          <table:table-cell table:style-name="ce2" table:formula="of:=IF([.$A97]&lt;[.M$1]+6;MIN(1;([.$A97]/[.M$1])^3)*106;(([.M$1]+5)/[.$A97])^3*106)+40" office:value-type="float" office:value="45.6476692637999">
            <text:p>45,65</text:p>
          </table:table-cell>
          <table:table-cell table:formula="of:=[.$G97]*(0.7+0.075*[.M$2])" office:value-type="float" office:value="177.379649709814">
            <text:p>177</text:p>
          </table:table-cell>
          <table:table-cell table:style-name="ce2"/>
          <table:table-cell table:formula="of:=[.$G97]*(0.7+0.075*[.O$2])" office:value-type="float" office:value="191.761783470069">
            <text:p>192</text:p>
          </table:table-cell>
          <table:table-cell table:number-columns-repeated="1009"/>
        </table:table-row>
        <table:table-row table:style-name="ro1">
          <table:table-cell office:value-type="float" office:value="975">
            <text:p>975</text:p>
          </table:table-cell>
          <table:table-cell table:formula="of:=(2.2+([.A98]-500)*0.034)^0.57*25+10" office:value-type="float" office:value="141.284231951436">
            <text:p>141</text:p>
          </table:table-cell>
          <table:table-cell table:formula="of:=[.$B98]*(0.5+0.125*[.C$2])" office:value-type="float" office:value="88.3026449696474">
            <text:p>88</text:p>
          </table:table-cell>
          <table:table-cell table:formula="of:=[.$B98]*(0.5+0.125*[.D$2])" office:value-type="float" office:value="105.963173963577">
            <text:p>106</text:p>
          </table:table-cell>
          <table:table-cell table:formula="of:=[.$B98]*(0.5+0.125*[.E$2])" office:value-type="float" office:value="123.623702957506">
            <text:p>124</text:p>
          </table:table-cell>
          <table:table-cell table:formula="of:=[.$B98]*(0.5+0.125*[.F$2])" office:value-type="float" office:value="141.284231951436">
            <text:p>141</text:p>
          </table:table-cell>
          <table:table-cell table:formula="of:=(2.5+([.A98]-500)*0.034)^0.45*39.5+45" office:value-type="float" office:value="192.367790413023">
            <text:p>192</text:p>
          </table:table-cell>
          <table:table-cell table:style-name="ce2" table:formula="of:=IF([.$A98]&lt;[.I$1]+6;MIN(1;([.$A98]/[.I$1])^3)*100;(([.I$1]+5)/[.$A98])^3*100)+40" office:value-type="float" office:value="40.6831268227718">
            <text:p>40,68</text:p>
          </table:table-cell>
          <table:table-cell table:formula="of:=[.$G98]*(0.7+0.075*[.I$2])" office:value-type="float" office:value="149.085037570093">
            <text:p>149</text:p>
          </table:table-cell>
          <table:table-cell table:style-name="ce2" table:formula="of:=IF([.$A98]&lt;[.K$1]+6;MIN(1;([.$A98]/[.K$1])^3)*103;(([.K$1]+5)/[.$A98])^3*103)+40" office:value-type="float" office:value="42.3111144827121">
            <text:p>42,31</text:p>
          </table:table-cell>
          <table:table-cell table:formula="of:=[.$G98]*(0.7+0.075*[.K$2])" office:value-type="float" office:value="163.51262185107">
            <text:p>164</text:p>
          </table:table-cell>
          <table:table-cell table:style-name="ce2" table:formula="of:=IF([.$A98]&lt;[.M$1]+6;MIN(1;([.$A98]/[.M$1])^3)*106;(([.M$1]+5)/[.$A98])^3*106)+40" office:value-type="float" office:value="45.5612268581736">
            <text:p>45,56</text:p>
          </table:table-cell>
          <table:table-cell table:formula="of:=[.$G98]*(0.7+0.075*[.M$2])" office:value-type="float" office:value="177.940206132046">
            <text:p>178</text:p>
          </table:table-cell>
          <table:table-cell table:style-name="ce2"/>
          <table:table-cell table:formula="of:=[.$G98]*(0.7+0.075*[.O$2])" office:value-type="float" office:value="192.367790413023">
            <text:p>192</text:p>
          </table:table-cell>
          <table:table-cell table:number-columns-repeated="1009"/>
        </table:table-row>
        <table:table-row table:style-name="ro1">
          <table:table-cell office:value-type="float" office:value="980">
            <text:p>980</text:p>
          </table:table-cell>
          <table:table-cell table:formula="of:=(2.2+([.A99]-500)*0.034)^0.57*25+10" office:value-type="float" office:value="141.976123747204">
            <text:p>142</text:p>
          </table:table-cell>
          <table:table-cell table:formula="of:=[.$B99]*(0.5+0.125*[.C$2])" office:value-type="float" office:value="88.7350773420022">
            <text:p>89</text:p>
          </table:table-cell>
          <table:table-cell table:formula="of:=[.$B99]*(0.5+0.125*[.D$2])" office:value-type="float" office:value="106.482092810403">
            <text:p>106</text:p>
          </table:table-cell>
          <table:table-cell table:formula="of:=[.$B99]*(0.5+0.125*[.E$2])" office:value-type="float" office:value="124.229108278803">
            <text:p>124</text:p>
          </table:table-cell>
          <table:table-cell table:formula="of:=[.$B99]*(0.5+0.125*[.F$2])" office:value-type="float" office:value="141.976123747204">
            <text:p>142</text:p>
          </table:table-cell>
          <table:table-cell table:formula="of:=(2.5+([.A99]-500)*0.034)^0.45*39.5+45" office:value-type="float" office:value="192.970766747515">
            <text:p>193</text:p>
          </table:table-cell>
          <table:table-cell table:style-name="ce2" table:formula="of:=IF([.$A99]&lt;[.I$1]+6;MIN(1;([.$A99]/[.I$1])^3)*100;(([.I$1]+5)/[.$A99])^3*100)+40" office:value-type="float" office:value="40.6727240563031">
            <text:p>40,67</text:p>
          </table:table-cell>
          <table:table-cell table:formula="of:=[.$G99]*(0.7+0.075*[.I$2])" office:value-type="float" office:value="149.552344229324">
            <text:p>150</text:p>
          </table:table-cell>
          <table:table-cell table:style-name="ce2" table:formula="of:=IF([.$A99]&lt;[.K$1]+6;MIN(1;([.$A99]/[.K$1])^3)*103;(([.K$1]+5)/[.$A99])^3*103)+40" office:value-type="float" office:value="42.275920455125">
            <text:p>42,28</text:p>
          </table:table-cell>
          <table:table-cell table:formula="of:=[.$G99]*(0.7+0.075*[.K$2])" office:value-type="float" office:value="164.025151735388">
            <text:p>164</text:p>
          </table:table-cell>
          <table:table-cell table:style-name="ce2" table:formula="of:=IF([.$A99]&lt;[.M$1]+6;MIN(1;([.$A99]/[.M$1])^3)*106;(([.M$1]+5)/[.$A99])^3*106)+40" office:value-type="float" office:value="45.4765395902218">
            <text:p>45,48</text:p>
          </table:table-cell>
          <table:table-cell table:formula="of:=[.$G99]*(0.7+0.075*[.M$2])" office:value-type="float" office:value="178.497959241452">
            <text:p>178</text:p>
          </table:table-cell>
          <table:table-cell table:style-name="ce2"/>
          <table:table-cell table:formula="of:=[.$G99]*(0.7+0.075*[.O$2])" office:value-type="float" office:value="192.970766747515">
            <text:p>193</text:p>
          </table:table-cell>
          <table:table-cell table:number-columns-repeated="1009"/>
        </table:table-row>
        <table:table-row table:style-name="ro1">
          <table:table-cell office:value-type="float" office:value="985">
            <text:p>985</text:p>
          </table:table-cell>
          <table:table-cell table:formula="of:=(2.2+([.A100]-500)*0.034)^0.57*25+10" office:value-type="float" office:value="142.665289923929">
            <text:p>143</text:p>
          </table:table-cell>
          <table:table-cell table:formula="of:=[.$B100]*(0.5+0.125*[.C$2])" office:value-type="float" office:value="89.1658062024556">
            <text:p>89</text:p>
          </table:table-cell>
          <table:table-cell table:formula="of:=[.$B100]*(0.5+0.125*[.D$2])" office:value-type="float" office:value="106.998967442947">
            <text:p>107</text:p>
          </table:table-cell>
          <table:table-cell table:formula="of:=[.$B100]*(0.5+0.125*[.E$2])" office:value-type="float" office:value="124.832128683438">
            <text:p>125</text:p>
          </table:table-cell>
          <table:table-cell table:formula="of:=[.$B100]*(0.5+0.125*[.F$2])" office:value-type="float" office:value="142.665289923929">
            <text:p>143</text:p>
          </table:table-cell>
          <table:table-cell table:formula="of:=(2.5+([.A100]-500)*0.034)^0.45*39.5+45" office:value-type="float" office:value="193.57075480121">
            <text:p>194</text:p>
          </table:table-cell>
          <table:table-cell table:style-name="ce2" table:formula="of:=IF([.$A100]&lt;[.I$1]+6;MIN(1;([.$A100]/[.I$1])^3)*100;(([.I$1]+5)/[.$A100])^3*100)+40" office:value-type="float" office:value="40.66253144222">
            <text:p>40,66</text:p>
          </table:table-cell>
          <table:table-cell table:formula="of:=[.$G100]*(0.7+0.075*[.I$2])" office:value-type="float" office:value="150.017334970938">
            <text:p>150</text:p>
          </table:table-cell>
          <table:table-cell table:style-name="ce2" table:formula="of:=IF([.$A100]&lt;[.K$1]+6;MIN(1;([.$A100]/[.K$1])^3)*103;(([.K$1]+5)/[.$A100])^3*103)+40" office:value-type="float" office:value="42.2414374027271">
            <text:p>42,24</text:p>
          </table:table-cell>
          <table:table-cell table:formula="of:=[.$G100]*(0.7+0.075*[.K$2])" office:value-type="float" office:value="164.535141581028">
            <text:p>165</text:p>
          </table:table-cell>
          <table:table-cell table:style-name="ce2" table:formula="of:=IF([.$A100]&lt;[.M$1]+6;MIN(1;([.$A100]/[.M$1])^3)*106;(([.M$1]+5)/[.$A100])^3*106)+40" office:value-type="float" office:value="45.3935631394309">
            <text:p>45,39</text:p>
          </table:table-cell>
          <table:table-cell table:formula="of:=[.$G100]*(0.7+0.075*[.M$2])" office:value-type="float" office:value="179.052948191119">
            <text:p>179</text:p>
          </table:table-cell>
          <table:table-cell table:style-name="ce2"/>
          <table:table-cell table:formula="of:=[.$G100]*(0.7+0.075*[.O$2])" office:value-type="float" office:value="193.57075480121">
            <text:p>194</text:p>
          </table:table-cell>
          <table:table-cell table:number-columns-repeated="1009"/>
        </table:table-row>
        <table:table-row table:style-name="ro1">
          <table:table-cell office:value-type="float" office:value="990">
            <text:p>990</text:p>
          </table:table-cell>
          <table:table-cell table:formula="of:=(2.2+([.A101]-500)*0.034)^0.57*25+10" office:value-type="float" office:value="143.351765865357">
            <text:p>143</text:p>
          </table:table-cell>
          <table:table-cell table:formula="of:=[.$B101]*(0.5+0.125*[.C$2])" office:value-type="float" office:value="89.594853665848">
            <text:p>90</text:p>
          </table:table-cell>
          <table:table-cell table:formula="of:=[.$B101]*(0.5+0.125*[.D$2])" office:value-type="float" office:value="107.513824399018">
            <text:p>108</text:p>
          </table:table-cell>
          <table:table-cell table:formula="of:=[.$B101]*(0.5+0.125*[.E$2])" office:value-type="float" office:value="125.432795132187">
            <text:p>125</text:p>
          </table:table-cell>
          <table:table-cell table:formula="of:=[.$B101]*(0.5+0.125*[.F$2])" office:value-type="float" office:value="143.351765865357">
            <text:p>143</text:p>
          </table:table-cell>
          <table:table-cell table:formula="of:=(2.5+([.A101]-500)*0.034)^0.45*39.5+45" office:value-type="float" office:value="194.167795937862">
            <text:p>194</text:p>
          </table:table-cell>
          <table:table-cell table:style-name="ce2" table:formula="of:=IF([.$A101]&lt;[.I$1]+6;MIN(1;([.$A101]/[.I$1])^3)*100;(([.I$1]+5)/[.$A101])^3*100)+40" office:value-type="float" office:value="40.652543700447">
            <text:p>40,65</text:p>
          </table:table-cell>
          <table:table-cell table:formula="of:=[.$G101]*(0.7+0.075*[.I$2])" office:value-type="float" office:value="150.480041851843">
            <text:p>150</text:p>
          </table:table-cell>
          <table:table-cell table:style-name="ce2" table:formula="of:=IF([.$A101]&lt;[.K$1]+6;MIN(1;([.$A101]/[.K$1])^3)*103;(([.K$1]+5)/[.$A101])^3*103)+40" office:value-type="float" office:value="42.2076474622771">
            <text:p>42,21</text:p>
          </table:table-cell>
          <table:table-cell table:formula="of:=[.$G101]*(0.7+0.075*[.K$2])" office:value-type="float" office:value="165.042626547183">
            <text:p>165</text:p>
          </table:table-cell>
          <table:table-cell table:style-name="ce2" table:formula="of:=IF([.$A101]&lt;[.M$1]+6;MIN(1;([.$A101]/[.M$1])^3)*106;(([.M$1]+5)/[.$A101])^3*106)+40" office:value-type="float" office:value="45.3122545215444">
            <text:p>45,31</text:p>
          </table:table-cell>
          <table:table-cell table:formula="of:=[.$G101]*(0.7+0.075*[.M$2])" office:value-type="float" office:value="179.605211242522">
            <text:p>180</text:p>
          </table:table-cell>
          <table:table-cell table:style-name="ce2"/>
          <table:table-cell table:formula="of:=[.$G101]*(0.7+0.075*[.O$2])" office:value-type="float" office:value="194.167795937862">
            <text:p>194</text:p>
          </table:table-cell>
          <table:table-cell table:number-columns-repeated="1009"/>
        </table:table-row>
        <table:table-row table:style-name="ro1">
          <table:table-cell office:value-type="float" office:value="995">
            <text:p>995</text:p>
          </table:table-cell>
          <table:table-cell table:formula="of:=(2.2+([.A102]-500)*0.034)^0.57*25+10" office:value-type="float" office:value="144.035586181675">
            <text:p>144</text:p>
          </table:table-cell>
          <table:table-cell table:formula="of:=[.$B102]*(0.5+0.125*[.C$2])" office:value-type="float" office:value="90.0222413635467">
            <text:p>90</text:p>
          </table:table-cell>
          <table:table-cell table:formula="of:=[.$B102]*(0.5+0.125*[.D$2])" office:value-type="float" office:value="108.026689636256">
            <text:p>108</text:p>
          </table:table-cell>
          <table:table-cell table:formula="of:=[.$B102]*(0.5+0.125*[.E$2])" office:value-type="float" office:value="126.031137908965">
            <text:p>126</text:p>
          </table:table-cell>
          <table:table-cell table:formula="of:=[.$B102]*(0.5+0.125*[.F$2])" office:value-type="float" office:value="144.035586181675">
            <text:p>144</text:p>
          </table:table-cell>
          <table:table-cell table:formula="of:=(2.5+([.A102]-500)*0.034)^0.45*39.5+45" office:value-type="float" office:value="194.761930587609">
            <text:p>195</text:p>
          </table:table-cell>
          <table:table-cell table:style-name="ce2" table:formula="of:=IF([.$A102]&lt;[.I$1]+6;MIN(1;([.$A102]/[.I$1])^3)*100;(([.I$1]+5)/[.$A102])^3*100)+40" office:value-type="float" office:value="40.6427557093059">
            <text:p>40,64</text:p>
          </table:table-cell>
          <table:table-cell table:formula="of:=[.$G102]*(0.7+0.075*[.I$2])" office:value-type="float" office:value="150.940496205397">
            <text:p>151</text:p>
          </table:table-cell>
          <table:table-cell table:style-name="ce2" table:formula="of:=IF([.$A102]&lt;[.K$1]+6;MIN(1;([.$A102]/[.K$1])^3)*103;(([.K$1]+5)/[.$A102])^3*103)+40" office:value-type="float" office:value="42.1745333064149">
            <text:p>42,17</text:p>
          </table:table-cell>
          <table:table-cell table:formula="of:=[.$G102]*(0.7+0.075*[.K$2])" office:value-type="float" office:value="165.547640999467">
            <text:p>166</text:p>
          </table:table-cell>
          <table:table-cell table:style-name="ce2" table:formula="of:=IF([.$A102]&lt;[.M$1]+6;MIN(1;([.$A102]/[.M$1])^3)*106;(([.M$1]+5)/[.$A102])^3*106)+40" office:value-type="float" office:value="45.2325720417953">
            <text:p>45,23</text:p>
          </table:table-cell>
          <table:table-cell table:formula="of:=[.$G102]*(0.7+0.075*[.M$2])" office:value-type="float" office:value="180.154785793538">
            <text:p>180</text:p>
          </table:table-cell>
          <table:table-cell table:style-name="ce2"/>
          <table:table-cell table:formula="of:=[.$G102]*(0.7+0.075*[.O$2])" office:value-type="float" office:value="194.761930587609">
            <text:p>195</text:p>
          </table:table-cell>
          <table:table-cell table:number-columns-repeated="1009"/>
        </table:table-row>
        <table:table-row table:style-name="ro1">
          <table:table-cell office:value-type="float" office:value="1000">
            <text:p>1000</text:p>
          </table:table-cell>
          <table:table-cell table:formula="of:=(2.2+([.A103]-500)*0.034)^0.57*25+10" office:value-type="float" office:value="144.716784733171">
            <text:p>145</text:p>
          </table:table-cell>
          <table:table-cell table:formula="of:=[.$B103]*(0.5+0.125*[.C$2])" office:value-type="float" office:value="90.447990458232">
            <text:p>90</text:p>
          </table:table-cell>
          <table:table-cell table:formula="of:=[.$B103]*(0.5+0.125*[.D$2])" office:value-type="float" office:value="108.537588549878">
            <text:p>109</text:p>
          </table:table-cell>
          <table:table-cell table:formula="of:=[.$B103]*(0.5+0.125*[.E$2])" office:value-type="float" office:value="126.627186641525">
            <text:p>127</text:p>
          </table:table-cell>
          <table:table-cell table:formula="of:=[.$B103]*(0.5+0.125*[.F$2])" office:value-type="float" office:value="144.716784733171">
            <text:p>145</text:p>
          </table:table-cell>
          <table:table-cell table:formula="of:=(2.5+([.A103]-500)*0.034)^0.45*39.5+45" office:value-type="float" office:value="195.353198276045">
            <text:p>195</text:p>
          </table:table-cell>
          <table:table-cell table:style-name="ce2" table:formula="of:=IF([.$A103]&lt;[.I$1]+6;MIN(1;([.$A103]/[.I$1])^3)*100;(([.I$1]+5)/[.$A103])^3*100)+40" office:value-type="float" office:value="40.6331625">
            <text:p>40,63</text:p>
          </table:table-cell>
          <table:table-cell table:formula="of:=[.$G103]*(0.7+0.075*[.I$2])" office:value-type="float" office:value="151.398728663935">
            <text:p>151</text:p>
          </table:table-cell>
          <table:table-cell table:style-name="ce2" table:formula="of:=IF([.$A103]&lt;[.K$1]+6;MIN(1;([.$A103]/[.K$1])^3)*103;(([.K$1]+5)/[.$A103])^3*103)+40" office:value-type="float" office:value="42.142078125">
            <text:p>42,14</text:p>
          </table:table-cell>
          <table:table-cell table:formula="of:=[.$G103]*(0.7+0.075*[.K$2])" office:value-type="float" office:value="166.050218534638">
            <text:p>166</text:p>
          </table:table-cell>
          <table:table-cell table:style-name="ce2" table:formula="of:=IF([.$A103]&lt;[.M$1]+6;MIN(1;([.$A103]/[.M$1])^3)*106;(([.M$1]+5)/[.$A103])^3*106)+40" office:value-type="float" office:value="45.15447525">
            <text:p>45,15</text:p>
          </table:table-cell>
          <table:table-cell table:formula="of:=[.$G103]*(0.7+0.075*[.M$2])" office:value-type="float" office:value="180.701708405342">
            <text:p>181</text:p>
          </table:table-cell>
          <table:table-cell table:style-name="ce2"/>
          <table:table-cell table:formula="of:=[.$G103]*(0.7+0.075*[.O$2])" office:value-type="float" office:value="195.353198276045">
            <text:p>195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2"/>
          <table:table-cell office:value-type="float" office:value="0.75">
            <text:p>1</text:p>
          </table:table-cell>
          <table:table-cell/>
          <table:table-cell office:value-type="float" office:value="0.5">
            <text:p>1</text:p>
          </table:table-cell>
          <table:table-cell/>
          <table:table-cell office:value-type="float" office:value="0.35">
            <text:p>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orium" table:style-name="ta1" table:print="false">
        <table:table-column table:style-name="co1" table:number-columns-repeated="16" table:default-cell-style-name="ce1"/>
        <table:table-column table:style-name="co2" table:number-columns-repeated="10" table:default-cell-style-name="ce1"/>
        <table:table-column table:style-name="co1" table:number-columns-repeated="998" table:default-cell-style-name="ce1"/>
        <table:table-row table:style-name="ro1">
          <table:table-cell table:number-columns-repeated="8"/>
          <table:table-cell office:value-type="float" office:value="180">
            <text:p>180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360">
            <text:p>360</text:p>
          </table:table-cell>
          <table:table-cell/>
          <table:table-cell office:value-type="float" office:value="450">
            <text:p>450</text:p>
          </table:table-cell>
          <table:table-cell table:style-name="ce3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style-name="ce4" table:number-columns-spanned="1" table:number-rows-spanned="35"/>
          <table:table-cell table:number-columns-spanned="2" table:number-rows-spanned="35"/>
          <table:covered-table-cell/>
          <table:table-cell table:number-columns-repeated="996"/>
        </table:table-row>
        <table:table-row table:style-name="ro1">
          <table:table-cell office:value-type="string">
            <text:p>temp</text:p>
          </table:table-cell>
          <table:table-cell office:value-type="string">
            <text:p>output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efficiency: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covered-table-cell table:style-name="ce3">
            <draw:frame table:end-cell-address="thorium.AB27" table:end-x="1.621cm" table:end-y="0.331cm" draw:z-index="0" draw:style-name="gr1" draw:text-style-name="P1" svg:width="22.18cm" svg:height="11.191cm" svg:x="0.582cm" svg:y="0.431cm">
              <draw:object draw:notify-on-update-of-ranges="thorium.A3:thorium.A103 thorium.G2:thorium.G2 thorium.G3:thorium.G103 thorium.I2:thorium.I2 thorium.I3:thorium.I103 thorium.K2:thorium.K2 thorium.K3:thorium.K103 thorium.M2:thorium.M2 thorium.M3:thorium.M103 thorium.O2:thorium.O2 thorium.O3:thorium.O103 thorium.B2:thorium.B2 thorium.B3:thorium.B103 thorium.C2:thorium.C2 thorium.C3:thorium.C103 thorium.D2:thorium.D2 thorium.D3:thorium.D103 thorium.E2:thorium.E2 thorium.E3:thorium.E103 thorium.F2:thorium.F2 thorium.F3:thorium.F10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covered-table-cell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00">
            <text:p>500</text:p>
          </table:table-cell>
          <table:table-cell table:formula="of:=155-(1.5+([.A3]-500)*0.1)^1.6*0.08" office:value-type="float" office:value="154.846949059925">
            <text:p>155</text:p>
          </table:table-cell>
          <table:table-cell table:formula="of:=[.$B3]*(0.5+0.125*[.C$2])" office:value-type="float" office:value="96.7793431624531">
            <text:p>97</text:p>
          </table:table-cell>
          <table:table-cell table:formula="of:=[.$B3]*(0.5+0.125*[.D$2])" office:value-type="float" office:value="116.135211794944">
            <text:p>116</text:p>
          </table:table-cell>
          <table:table-cell table:formula="of:=[.$B3]*(0.5+0.125*[.E$2])" office:value-type="float" office:value="135.491080427434">
            <text:p>135</text:p>
          </table:table-cell>
          <table:table-cell table:formula="of:=[.$B3]*(0.5+0.125*[.F$2])" office:value-type="float" office:value="154.846949059925">
            <text:p>155</text:p>
          </table:table-cell>
          <table:table-cell table:formula="of:=205-(1.5+([.A3]-500)*0.1)^1.45*0.2" office:value-type="float" office:value="204.639950409517">
            <text:p>205</text:p>
          </table:table-cell>
          <table:table-cell table:style-name="ce2" table:formula="of:=IF([.$A3]&lt;[.I$1]+6;MIN(1;([.$A3]/[.I$1])^3)*100;(([.I$1]+5)/[.$A3])^3*100)+40" office:value-type="float" office:value="45.0653">
            <text:p>45,07</text:p>
          </table:table-cell>
          <table:table-cell table:formula="of:=[.$G3]*(0.7+0.075*[.I$2])" office:value-type="float" office:value="158.595961567376">
            <text:p>159</text:p>
          </table:table-cell>
          <table:table-cell table:style-name="ce2" table:formula="of:=IF([.$A3]&lt;[.K$1]+6;MIN(1;([.$A3]/[.K$1])^3)*103;(([.K$1]+5)/[.$A3])^3*103)+40" office:value-type="float" office:value="57.136625">
            <text:p>57,14</text:p>
          </table:table-cell>
          <table:table-cell table:formula="of:=[.$G3]*(0.7+0.075*[.K$2])" office:value-type="float" office:value="173.94395784809">
            <text:p>174</text:p>
          </table:table-cell>
          <table:table-cell table:style-name="ce2" table:formula="of:=IF([.$A3]&lt;[.M$1]+6;MIN(1;([.$A3]/[.M$1])^3)*106;(([.M$1]+5)/[.$A3])^3*106)+40" office:value-type="float" office:value="81.235802">
            <text:p>81,24</text:p>
          </table:table-cell>
          <table:table-cell table:formula="of:=[.$G3]*(0.7+0.075*[.M$2])" office:value-type="float" office:value="189.291954128803">
            <text:p>189</text:p>
          </table:table-cell>
          <table:table-cell table:style-name="ce2"/>
          <table:table-cell table:formula="of:=[.$G3]*(0.7+0.075*[.O$2])" office:value-type="float" office:value="204.639950409517">
            <text:p>20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05">
            <text:p>505</text:p>
          </table:table-cell>
          <table:table-cell table:formula="of:=155-(1.5+([.A4]-500)*0.1)^1.6*0.08" office:value-type="float" office:value="154.757485349358">
            <text:p>155</text:p>
          </table:table-cell>
          <table:table-cell table:formula="of:=[.$B4]*(0.5+0.125*[.C$2])" office:value-type="float" office:value="96.723428343349">
            <text:p>97</text:p>
          </table:table-cell>
          <table:table-cell table:formula="of:=[.$B4]*(0.5+0.125*[.D$2])" office:value-type="float" office:value="116.068114012019">
            <text:p>116</text:p>
          </table:table-cell>
          <table:table-cell table:formula="of:=[.$B4]*(0.5+0.125*[.E$2])" office:value-type="float" office:value="135.412799680689">
            <text:p>135</text:p>
          </table:table-cell>
          <table:table-cell table:formula="of:=[.$B4]*(0.5+0.125*[.F$2])" office:value-type="float" office:value="154.757485349358">
            <text:p>155</text:p>
          </table:table-cell>
          <table:table-cell table:formula="of:=205-(1.5+([.A4]-500)*0.1)^1.45*0.2" office:value-type="float" office:value="204.453583897298">
            <text:p>204</text:p>
          </table:table-cell>
          <table:table-cell table:style-name="ce2" table:formula="of:=IF([.$A4]&lt;[.I$1]+6;MIN(1;([.$A4]/[.I$1])^3)*100;(([.I$1]+5)/[.$A4])^3*100)+40" office:value-type="float" office:value="44.9163302762979">
            <text:p>44,92</text:p>
          </table:table-cell>
          <table:table-cell table:formula="of:=[.$G4]*(0.7+0.075*[.I$2])" office:value-type="float" office:value="158.451527520406">
            <text:p>158</text:p>
          </table:table-cell>
          <table:table-cell table:style-name="ce2" table:formula="of:=IF([.$A4]&lt;[.K$1]+6;MIN(1;([.$A4]/[.K$1])^3)*103;(([.K$1]+5)/[.$A4])^3*103)+40" office:value-type="float" office:value="56.6326393937306">
            <text:p>56,63</text:p>
          </table:table-cell>
          <table:table-cell table:formula="of:=[.$G4]*(0.7+0.075*[.K$2])" office:value-type="float" office:value="173.785546312704">
            <text:p>174</text:p>
          </table:table-cell>
          <table:table-cell table:style-name="ce2" table:formula="of:=IF([.$A4]&lt;[.M$1]+6;MIN(1;([.$A4]/[.M$1])^3)*106;(([.M$1]+5)/[.$A4])^3*106)+40" office:value-type="float" office:value="80.0230631630951">
            <text:p>80,02</text:p>
          </table:table-cell>
          <table:table-cell table:formula="of:=[.$G4]*(0.7+0.075*[.M$2])" office:value-type="float" office:value="189.119565105001">
            <text:p>189</text:p>
          </table:table-cell>
          <table:table-cell table:style-name="ce2"/>
          <table:table-cell table:formula="of:=[.$G4]*(0.7+0.075*[.O$2])" office:value-type="float" office:value="204.453583897298">
            <text:p>20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10">
            <text:p>510</text:p>
          </table:table-cell>
          <table:table-cell table:formula="of:=155-(1.5+([.A5]-500)*0.1)^1.6*0.08" office:value-type="float" office:value="154.653427578422">
            <text:p>155</text:p>
          </table:table-cell>
          <table:table-cell table:formula="of:=[.$B5]*(0.5+0.125*[.C$2])" office:value-type="float" office:value="96.658392236514">
            <text:p>97</text:p>
          </table:table-cell>
          <table:table-cell table:formula="of:=[.$B5]*(0.5+0.125*[.D$2])" office:value-type="float" office:value="115.990070683817">
            <text:p>116</text:p>
          </table:table-cell>
          <table:table-cell table:formula="of:=[.$B5]*(0.5+0.125*[.E$2])" office:value-type="float" office:value="135.32174913112">
            <text:p>135</text:p>
          </table:table-cell>
          <table:table-cell table:formula="of:=[.$B5]*(0.5+0.125*[.F$2])" office:value-type="float" office:value="154.653427578422">
            <text:p>155</text:p>
          </table:table-cell>
          <table:table-cell table:formula="of:=205-(1.5+([.A5]-500)*0.1)^1.45*0.2" office:value-type="float" office:value="204.244832991751">
            <text:p>204</text:p>
          </table:table-cell>
          <table:table-cell table:style-name="ce2" table:formula="of:=IF([.$A5]&lt;[.I$1]+6;MIN(1;([.$A5]/[.I$1])^3)*100;(([.I$1]+5)/[.$A5])^3*100)+40" office:value-type="float" office:value="44.7731453211812">
            <text:p>44,77</text:p>
          </table:table-cell>
          <table:table-cell table:formula="of:=[.$G5]*(0.7+0.075*[.I$2])" office:value-type="float" office:value="158.289745568607">
            <text:p>158</text:p>
          </table:table-cell>
          <table:table-cell table:style-name="ce2" table:formula="of:=IF([.$A5]&lt;[.K$1]+6;MIN(1;([.$A5]/[.K$1])^3)*103;(([.K$1]+5)/[.$A5])^3*103)+40" office:value-type="float" office:value="56.1482244762572">
            <text:p>56,15</text:p>
          </table:table-cell>
          <table:table-cell table:formula="of:=[.$G5]*(0.7+0.075*[.K$2])" office:value-type="float" office:value="173.608108042989">
            <text:p>174</text:p>
          </table:table-cell>
          <table:table-cell table:style-name="ce2" table:formula="of:=IF([.$A5]&lt;[.M$1]+6;MIN(1;([.$A5]/[.M$1])^3)*106;(([.M$1]+5)/[.$A5])^3*106)+40" office:value-type="float" office:value="78.8574172075597">
            <text:p>78,86</text:p>
          </table:table-cell>
          <table:table-cell table:formula="of:=[.$G5]*(0.7+0.075*[.M$2])" office:value-type="float" office:value="188.92647051737">
            <text:p>189</text:p>
          </table:table-cell>
          <table:table-cell table:style-name="ce2"/>
          <table:table-cell table:formula="of:=[.$G5]*(0.7+0.075*[.O$2])" office:value-type="float" office:value="204.244832991751">
            <text:p>20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15">
            <text:p>515</text:p>
          </table:table-cell>
          <table:table-cell table:formula="of:=155-(1.5+([.A6]-500)*0.1)^1.6*0.08" office:value-type="float" office:value="154.536036309216">
            <text:p>155</text:p>
          </table:table-cell>
          <table:table-cell table:formula="of:=[.$B6]*(0.5+0.125*[.C$2])" office:value-type="float" office:value="96.5850226932602">
            <text:p>97</text:p>
          </table:table-cell>
          <table:table-cell table:formula="of:=[.$B6]*(0.5+0.125*[.D$2])" office:value-type="float" office:value="115.902027231912">
            <text:p>116</text:p>
          </table:table-cell>
          <table:table-cell table:formula="of:=[.$B6]*(0.5+0.125*[.E$2])" office:value-type="float" office:value="135.219031770564">
            <text:p>135</text:p>
          </table:table-cell>
          <table:table-cell table:formula="of:=[.$B6]*(0.5+0.125*[.F$2])" office:value-type="float" office:value="154.536036309216">
            <text:p>155</text:p>
          </table:table-cell>
          <table:table-cell table:formula="of:=205-(1.5+([.A6]-500)*0.1)^1.45*0.2" office:value-type="float" office:value="204.016315529945">
            <text:p>204</text:p>
          </table:table-cell>
          <table:table-cell table:style-name="ce2" table:formula="of:=IF([.$A6]&lt;[.I$1]+6;MIN(1;([.$A6]/[.I$1])^3)*100;(([.I$1]+5)/[.$A6])^3*100)+40" office:value-type="float" office:value="44.6354670471216">
            <text:p>44,64</text:p>
          </table:table-cell>
          <table:table-cell table:formula="of:=[.$G6]*(0.7+0.075*[.I$2])" office:value-type="float" office:value="158.112644535707">
            <text:p>158</text:p>
          </table:table-cell>
          <table:table-cell table:style-name="ce2" table:formula="of:=IF([.$A6]&lt;[.K$1]+6;MIN(1;([.$A6]/[.K$1])^3)*103;(([.K$1]+5)/[.$A6])^3*103)+40" office:value-type="float" office:value="55.6824394382128">
            <text:p>55,68</text:p>
          </table:table-cell>
          <table:table-cell table:formula="of:=[.$G6]*(0.7+0.075*[.K$2])" office:value-type="float" office:value="173.413868200453">
            <text:p>173</text:p>
          </table:table-cell>
          <table:table-cell table:style-name="ce2" table:formula="of:=IF([.$A6]&lt;[.M$1]+6;MIN(1;([.$A6]/[.M$1])^3)*106;(([.M$1]+5)/[.$A6])^3*106)+40" office:value-type="float" office:value="77.7366002670383">
            <text:p>77,74</text:p>
          </table:table-cell>
          <table:table-cell table:formula="of:=[.$G6]*(0.7+0.075*[.M$2])" office:value-type="float" office:value="188.715091865199">
            <text:p>189</text:p>
          </table:table-cell>
          <table:table-cell table:style-name="ce2"/>
          <table:table-cell table:formula="of:=[.$G6]*(0.7+0.075*[.O$2])" office:value-type="float" office:value="204.016315529945">
            <text:p>20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20">
            <text:p>520</text:p>
          </table:table-cell>
          <table:table-cell table:formula="of:=155-(1.5+([.A7]-500)*0.1)^1.6*0.08" office:value-type="float" office:value="154.406256514044">
            <text:p>154</text:p>
          </table:table-cell>
          <table:table-cell table:formula="of:=[.$B7]*(0.5+0.125*[.C$2])" office:value-type="float" office:value="96.5039103212778">
            <text:p>97</text:p>
          </table:table-cell>
          <table:table-cell table:formula="of:=[.$B7]*(0.5+0.125*[.D$2])" office:value-type="float" office:value="115.804692385533">
            <text:p>116</text:p>
          </table:table-cell>
          <table:table-cell table:formula="of:=[.$B7]*(0.5+0.125*[.E$2])" office:value-type="float" office:value="135.105474449789">
            <text:p>135</text:p>
          </table:table-cell>
          <table:table-cell table:formula="of:=[.$B7]*(0.5+0.125*[.F$2])" office:value-type="float" office:value="154.406256514044">
            <text:p>154</text:p>
          </table:table-cell>
          <table:table-cell table:formula="of:=205-(1.5+([.A7]-500)*0.1)^1.45*0.2" office:value-type="float" office:value="203.769933304517">
            <text:p>204</text:p>
          </table:table-cell>
          <table:table-cell table:style-name="ce2" table:formula="of:=IF([.$A7]&lt;[.I$1]+6;MIN(1;([.$A7]/[.I$1])^3)*100;(([.I$1]+5)/[.$A7])^3*100)+40" office:value-type="float" office:value="44.5030332555758">
            <text:p>44,50</text:p>
          </table:table-cell>
          <table:table-cell table:formula="of:=[.$G7]*(0.7+0.075*[.I$2])" office:value-type="float" office:value="157.921698311001">
            <text:p>158</text:p>
          </table:table-cell>
          <table:table-cell table:style-name="ce2" table:formula="of:=IF([.$A7]&lt;[.K$1]+6;MIN(1;([.$A7]/[.K$1])^3)*103;(([.K$1]+5)/[.$A7])^3*103)+40" office:value-type="float" office:value="55.234397224909">
            <text:p>55,23</text:p>
          </table:table-cell>
          <table:table-cell table:formula="of:=[.$G7]*(0.7+0.075*[.K$2])" office:value-type="float" office:value="173.204443308839">
            <text:p>173</text:p>
          </table:table-cell>
          <table:table-cell table:style-name="ce2" table:formula="of:=IF([.$A7]&lt;[.M$1]+6;MIN(1;([.$A7]/[.M$1])^3)*106;(([.M$1]+5)/[.$A7])^3*106)+40" office:value-type="float" office:value="76.6584778248748">
            <text:p>76,66</text:p>
          </table:table-cell>
          <table:table-cell table:formula="of:=[.$G7]*(0.7+0.075*[.M$2])" office:value-type="float" office:value="188.487188306678">
            <text:p>188</text:p>
          </table:table-cell>
          <table:table-cell table:style-name="ce2"/>
          <table:table-cell table:formula="of:=[.$G7]*(0.7+0.075*[.O$2])" office:value-type="float" office:value="203.769933304517">
            <text:p>20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25">
            <text:p>525</text:p>
          </table:table-cell>
          <table:table-cell table:formula="of:=155-(1.5+([.A8]-500)*0.1)^1.6*0.08" office:value-type="float" office:value="154.264833052802">
            <text:p>154</text:p>
          </table:table-cell>
          <table:table-cell table:formula="of:=[.$B8]*(0.5+0.125*[.C$2])" office:value-type="float" office:value="96.4155206580012">
            <text:p>96</text:p>
          </table:table-cell>
          <table:table-cell table:formula="of:=[.$B8]*(0.5+0.125*[.D$2])" office:value-type="float" office:value="115.698624789601">
            <text:p>116</text:p>
          </table:table-cell>
          <table:table-cell table:formula="of:=[.$B8]*(0.5+0.125*[.E$2])" office:value-type="float" office:value="134.981728921202">
            <text:p>135</text:p>
          </table:table-cell>
          <table:table-cell table:formula="of:=[.$B8]*(0.5+0.125*[.F$2])" office:value-type="float" office:value="154.264833052802">
            <text:p>154</text:p>
          </table:table-cell>
          <table:table-cell table:formula="of:=205-(1.5+([.A8]-500)*0.1)^1.45*0.2" office:value-type="float" office:value="203.507147213541">
            <text:p>204</text:p>
          </table:table-cell>
          <table:table-cell table:style-name="ce2" table:formula="of:=IF([.$A8]&lt;[.I$1]+6;MIN(1;([.$A8]/[.I$1])^3)*100;(([.I$1]+5)/[.$A8])^3*100)+40" office:value-type="float" office:value="44.3755965878415">
            <text:p>44,38</text:p>
          </table:table-cell>
          <table:table-cell table:formula="of:=[.$G8]*(0.7+0.075*[.I$2])" office:value-type="float" office:value="157.718039090494">
            <text:p>158</text:p>
          </table:table-cell>
          <table:table-cell table:style-name="ce2" table:formula="of:=IF([.$A8]&lt;[.K$1]+6;MIN(1;([.$A8]/[.K$1])^3)*103;(([.K$1]+5)/[.$A8])^3*103)+40" office:value-type="float" office:value="54.8032609869345">
            <text:p>54,80</text:p>
          </table:table-cell>
          <table:table-cell table:formula="of:=[.$G8]*(0.7+0.075*[.K$2])" office:value-type="float" office:value="172.98107513151">
            <text:p>173</text:p>
          </table:table-cell>
          <table:table-cell table:style-name="ce2" table:formula="of:=IF([.$A8]&lt;[.M$1]+6;MIN(1;([.$A8]/[.M$1])^3)*106;(([.M$1]+5)/[.$A8])^3*106)+40" office:value-type="float" office:value="75.6210361731994">
            <text:p>75,62</text:p>
          </table:table-cell>
          <table:table-cell table:formula="of:=[.$G8]*(0.7+0.075*[.M$2])" office:value-type="float" office:value="188.244111172526">
            <text:p>188</text:p>
          </table:table-cell>
          <table:table-cell table:style-name="ce2"/>
          <table:table-cell table:formula="of:=[.$G8]*(0.7+0.075*[.O$2])" office:value-type="float" office:value="203.507147213541">
            <text:p>20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30">
            <text:p>530</text:p>
          </table:table-cell>
          <table:table-cell table:formula="of:=155-(1.5+([.A9]-500)*0.1)^1.6*0.08" office:value-type="float" office:value="154.112374012061">
            <text:p>154</text:p>
          </table:table-cell>
          <table:table-cell table:formula="of:=[.$B9]*(0.5+0.125*[.C$2])" office:value-type="float" office:value="96.3202337575379">
            <text:p>96</text:p>
          </table:table-cell>
          <table:table-cell table:formula="of:=[.$B9]*(0.5+0.125*[.D$2])" office:value-type="float" office:value="115.584280509046">
            <text:p>116</text:p>
          </table:table-cell>
          <table:table-cell table:formula="of:=[.$B9]*(0.5+0.125*[.E$2])" office:value-type="float" office:value="134.848327260553">
            <text:p>135</text:p>
          </table:table-cell>
          <table:table-cell table:formula="of:=[.$B9]*(0.5+0.125*[.F$2])" office:value-type="float" office:value="154.112374012061">
            <text:p>154</text:p>
          </table:table-cell>
          <table:table-cell table:formula="of:=205-(1.5+([.A9]-500)*0.1)^1.45*0.2" office:value-type="float" office:value="203.229124046961">
            <text:p>203</text:p>
          </table:table-cell>
          <table:table-cell table:style-name="ce2" table:formula="of:=IF([.$A9]&lt;[.I$1]+6;MIN(1;([.$A9]/[.I$1])^3)*100;(([.I$1]+5)/[.$A9])^3*100)+40" office:value-type="float" office:value="44.2529235543435">
            <text:p>44,25</text:p>
          </table:table-cell>
          <table:table-cell table:formula="of:=[.$G9]*(0.7+0.075*[.I$2])" office:value-type="float" office:value="157.502571136395">
            <text:p>158</text:p>
          </table:table-cell>
          <table:table-cell table:style-name="ce2" table:formula="of:=IF([.$A9]&lt;[.K$1]+6;MIN(1;([.$A9]/[.K$1])^3)*103;(([.K$1]+5)/[.$A9])^3*103)+40" office:value-type="float" office:value="54.3882407960934">
            <text:p>54,39</text:p>
          </table:table-cell>
          <table:table-cell table:formula="of:=[.$G9]*(0.7+0.075*[.K$2])" office:value-type="float" office:value="172.744755439917">
            <text:p>173</text:p>
          </table:table-cell>
          <table:table-cell table:style-name="ce2" table:formula="of:=IF([.$A9]&lt;[.M$1]+6;MIN(1;([.$A9]/[.M$1])^3)*106;(([.M$1]+5)/[.$A9])^3*106)+40" office:value-type="float" office:value="74.622374510502">
            <text:p>74,62</text:p>
          </table:table-cell>
          <table:table-cell table:formula="of:=[.$G9]*(0.7+0.075*[.M$2])" office:value-type="float" office:value="187.986939743439">
            <text:p>188</text:p>
          </table:table-cell>
          <table:table-cell table:style-name="ce2"/>
          <table:table-cell table:formula="of:=[.$G9]*(0.7+0.075*[.O$2])" office:value-type="float" office:value="203.229124046961">
            <text:p>20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35">
            <text:p>535</text:p>
          </table:table-cell>
          <table:table-cell table:formula="of:=155-(1.5+([.A10]-500)*0.1)^1.6*0.08" office:value-type="float" office:value="153.949388878239">
            <text:p>154</text:p>
          </table:table-cell>
          <table:table-cell table:formula="of:=[.$B10]*(0.5+0.125*[.C$2])" office:value-type="float" office:value="96.2183680488991">
            <text:p>96</text:p>
          </table:table-cell>
          <table:table-cell table:formula="of:=[.$B10]*(0.5+0.125*[.D$2])" office:value-type="float" office:value="115.462041658679">
            <text:p>115</text:p>
          </table:table-cell>
          <table:table-cell table:formula="of:=[.$B10]*(0.5+0.125*[.E$2])" office:value-type="float" office:value="134.705715268459">
            <text:p>135</text:p>
          </table:table-cell>
          <table:table-cell table:formula="of:=[.$B10]*(0.5+0.125*[.F$2])" office:value-type="float" office:value="153.949388878239">
            <text:p>154</text:p>
          </table:table-cell>
          <table:table-cell table:formula="of:=205-(1.5+([.A10]-500)*0.1)^1.45*0.2" office:value-type="float" office:value="202.936822932319">
            <text:p>203</text:p>
          </table:table-cell>
          <table:table-cell table:style-name="ce2" table:formula="of:=IF([.$A10]&lt;[.I$1]+6;MIN(1;([.$A10]/[.I$1])^3)*100;(([.I$1]+5)/[.$A10])^3*100)+40" office:value-type="float" office:value="44.1347936358152">
            <text:p>44,13</text:p>
          </table:table-cell>
          <table:table-cell table:formula="of:=[.$G10]*(0.7+0.075*[.I$2])" office:value-type="float" office:value="157.276037772547">
            <text:p>157</text:p>
          </table:table-cell>
          <table:table-cell table:style-name="ce2" table:formula="of:=IF([.$A10]&lt;[.K$1]+6;MIN(1;([.$A10]/[.K$1])^3)*103;(([.K$1]+5)/[.$A10])^3*103)+40" office:value-type="float" office:value="53.9885906045747">
            <text:p>53,99</text:p>
          </table:table-cell>
          <table:table-cell table:formula="of:=[.$G10]*(0.7+0.075*[.K$2])" office:value-type="float" office:value="172.496299492471">
            <text:p>172</text:p>
          </table:table-cell>
          <table:table-cell table:style-name="ce2" table:formula="of:=IF([.$A10]&lt;[.M$1]+6;MIN(1;([.$A10]/[.M$1])^3)*106;(([.M$1]+5)/[.$A10])^3*106)+40" office:value-type="float" office:value="73.6606976244916">
            <text:p>73,66</text:p>
          </table:table-cell>
          <table:table-cell table:formula="of:=[.$G10]*(0.7+0.075*[.M$2])" office:value-type="float" office:value="187.716561212395">
            <text:p>188</text:p>
          </table:table-cell>
          <table:table-cell table:style-name="ce2"/>
          <table:table-cell table:formula="of:=[.$G10]*(0.7+0.075*[.O$2])" office:value-type="float" office:value="202.936822932319">
            <text:p>20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40">
            <text:p>540</text:p>
          </table:table-cell>
          <table:table-cell table:formula="of:=155-(1.5+([.A11]-500)*0.1)^1.6*0.08" office:value-type="float" office:value="153.776313158053">
            <text:p>154</text:p>
          </table:table-cell>
          <table:table-cell table:formula="of:=[.$B11]*(0.5+0.125*[.C$2])" office:value-type="float" office:value="96.1101957237829">
            <text:p>96</text:p>
          </table:table-cell>
          <table:table-cell table:formula="of:=[.$B11]*(0.5+0.125*[.D$2])" office:value-type="float" office:value="115.332234868539">
            <text:p>115</text:p>
          </table:table-cell>
          <table:table-cell table:formula="of:=[.$B11]*(0.5+0.125*[.E$2])" office:value-type="float" office:value="134.554274013296">
            <text:p>135</text:p>
          </table:table-cell>
          <table:table-cell table:formula="of:=[.$B11]*(0.5+0.125*[.F$2])" office:value-type="float" office:value="153.776313158053">
            <text:p>154</text:p>
          </table:table-cell>
          <table:table-cell table:formula="of:=205-(1.5+([.A11]-500)*0.1)^1.45*0.2" office:value-type="float" office:value="202.631049994529">
            <text:p>203</text:p>
          </table:table-cell>
          <table:table-cell table:style-name="ce2" table:formula="of:=IF([.$A11]&lt;[.I$1]+6;MIN(1;([.$A11]/[.I$1])^3)*100;(([.I$1]+5)/[.$A11])^3*100)+40" office:value-type="float" office:value="44.0209984504395">
            <text:p>44,02</text:p>
          </table:table-cell>
          <table:table-cell table:formula="of:=[.$G11]*(0.7+0.075*[.I$2])" office:value-type="float" office:value="157.03906374576">
            <text:p>157</text:p>
          </table:table-cell>
          <table:table-cell table:style-name="ce2" table:formula="of:=IF([.$A11]&lt;[.K$1]+6;MIN(1;([.$A11]/[.K$1])^3)*103;(([.K$1]+5)/[.$A11])^3*103)+40" office:value-type="float" office:value="53.6036054272723">
            <text:p>53,60</text:p>
          </table:table-cell>
          <table:table-cell table:formula="of:=[.$G11]*(0.7+0.075*[.K$2])" office:value-type="float" office:value="172.236392495349">
            <text:p>172</text:p>
          </table:table-cell>
          <table:table-cell table:style-name="ce2" table:formula="of:=IF([.$A11]&lt;[.M$1]+6;MIN(1;([.$A11]/[.M$1])^3)*106;(([.M$1]+5)/[.$A11])^3*106)+40" office:value-type="float" office:value="72.734309111924">
            <text:p>72,73</text:p>
          </table:table-cell>
          <table:table-cell table:formula="of:=[.$G11]*(0.7+0.075*[.M$2])" office:value-type="float" office:value="187.433721244939">
            <text:p>187</text:p>
          </table:table-cell>
          <table:table-cell table:style-name="ce2"/>
          <table:table-cell table:formula="of:=[.$G11]*(0.7+0.075*[.O$2])" office:value-type="float" office:value="202.631049994529">
            <text:p>20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45">
            <text:p>545</text:p>
          </table:table-cell>
          <table:table-cell table:formula="of:=155-(1.5+([.A12]-500)*0.1)^1.6*0.08" office:value-type="float" office:value="153.59352509524">
            <text:p>154</text:p>
          </table:table-cell>
          <table:table-cell table:formula="of:=[.$B12]*(0.5+0.125*[.C$2])" office:value-type="float" office:value="95.9959531845249">
            <text:p>96</text:p>
          </table:table-cell>
          <table:table-cell table:formula="of:=[.$B12]*(0.5+0.125*[.D$2])" office:value-type="float" office:value="115.19514382143">
            <text:p>115</text:p>
          </table:table-cell>
          <table:table-cell table:formula="of:=[.$B12]*(0.5+0.125*[.E$2])" office:value-type="float" office:value="134.394334458335">
            <text:p>134</text:p>
          </table:table-cell>
          <table:table-cell table:formula="of:=[.$B12]*(0.5+0.125*[.F$2])" office:value-type="float" office:value="153.59352509524">
            <text:p>154</text:p>
          </table:table-cell>
          <table:table-cell table:formula="of:=205-(1.5+([.A12]-500)*0.1)^1.45*0.2" office:value-type="float" office:value="202.312494827921">
            <text:p>202</text:p>
          </table:table-cell>
          <table:table-cell table:style-name="ce2" table:formula="of:=IF([.$A12]&lt;[.I$1]+6;MIN(1;([.$A12]/[.I$1])^3)*100;(([.I$1]+5)/[.$A12])^3*100)+40" office:value-type="float" office:value="43.9113409815533">
            <text:p>43,91</text:p>
          </table:table-cell>
          <table:table-cell table:formula="of:=[.$G12]*(0.7+0.075*[.I$2])" office:value-type="float" office:value="156.792183491639">
            <text:p>157</text:p>
          </table:table-cell>
          <table:table-cell table:style-name="ce2" table:formula="of:=IF([.$A12]&lt;[.K$1]+6;MIN(1;([.$A12]/[.K$1])^3)*103;(([.K$1]+5)/[.$A12])^3*103)+40" office:value-type="float" office:value="53.2326187290014">
            <text:p>53,23</text:p>
          </table:table-cell>
          <table:table-cell table:formula="of:=[.$G12]*(0.7+0.075*[.K$2])" office:value-type="float" office:value="171.965620603733">
            <text:p>172</text:p>
          </table:table-cell>
          <table:table-cell table:style-name="ce2" table:formula="of:=IF([.$A12]&lt;[.M$1]+6;MIN(1;([.$A12]/[.M$1])^3)*106;(([.M$1]+5)/[.$A12])^3*106)+40" office:value-type="float" office:value="71.841605091469">
            <text:p>71,84</text:p>
          </table:table-cell>
          <table:table-cell table:formula="of:=[.$G12]*(0.7+0.075*[.M$2])" office:value-type="float" office:value="187.139057715827">
            <text:p>187</text:p>
          </table:table-cell>
          <table:table-cell table:style-name="ce2"/>
          <table:table-cell table:formula="of:=[.$G12]*(0.7+0.075*[.O$2])" office:value-type="float" office:value="202.312494827921">
            <text:p>202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50">
            <text:p>550</text:p>
          </table:table-cell>
          <table:table-cell table:formula="of:=155-(1.5+([.A13]-500)*0.1)^1.6*0.08" office:value-type="float" office:value="153.401357488625">
            <text:p>153</text:p>
          </table:table-cell>
          <table:table-cell table:formula="of:=[.$B13]*(0.5+0.125*[.C$2])" office:value-type="float" office:value="95.8758484303907">
            <text:p>96</text:p>
          </table:table-cell>
          <table:table-cell table:formula="of:=[.$B13]*(0.5+0.125*[.D$2])" office:value-type="float" office:value="115.051018116469">
            <text:p>115</text:p>
          </table:table-cell>
          <table:table-cell table:formula="of:=[.$B13]*(0.5+0.125*[.E$2])" office:value-type="float" office:value="134.226187802547">
            <text:p>134</text:p>
          </table:table-cell>
          <table:table-cell table:formula="of:=[.$B13]*(0.5+0.125*[.F$2])" office:value-type="float" office:value="153.401357488625">
            <text:p>153</text:p>
          </table:table-cell>
          <table:table-cell table:formula="of:=205-(1.5+([.A13]-500)*0.1)^1.45*0.2" office:value-type="float" office:value="201.981755883038">
            <text:p>202</text:p>
          </table:table-cell>
          <table:table-cell table:style-name="ce2" table:formula="of:=IF([.$A13]&lt;[.I$1]+6;MIN(1;([.$A13]/[.I$1])^3)*100;(([.I$1]+5)/[.$A13])^3*100)+40" office:value-type="float" office:value="43.8056348610068">
            <text:p>43,81</text:p>
          </table:table-cell>
          <table:table-cell table:formula="of:=[.$G13]*(0.7+0.075*[.I$2])" office:value-type="float" office:value="156.535860809354">
            <text:p>157</text:p>
          </table:table-cell>
          <table:table-cell table:style-name="ce2" table:formula="of:=IF([.$A13]&lt;[.K$1]+6;MIN(1;([.$A13]/[.K$1])^3)*103;(([.K$1]+5)/[.$A13])^3*103)+40" office:value-type="float" office:value="52.875">
            <text:p>52,88</text:p>
          </table:table-cell>
          <table:table-cell table:formula="of:=[.$G13]*(0.7+0.075*[.K$2])" office:value-type="float" office:value="171.684492500582">
            <text:p>172</text:p>
          </table:table-cell>
          <table:table-cell table:style-name="ce2" table:formula="of:=IF([.$A13]&lt;[.M$1]+6;MIN(1;([.$A13]/[.M$1])^3)*106;(([.M$1]+5)/[.$A13])^3*106)+40" office:value-type="float" office:value="70.9810683696469">
            <text:p>70,98</text:p>
          </table:table-cell>
          <table:table-cell table:formula="of:=[.$G13]*(0.7+0.075*[.M$2])" office:value-type="float" office:value="186.83312419181">
            <text:p>187</text:p>
          </table:table-cell>
          <table:table-cell table:style-name="ce2"/>
          <table:table-cell table:formula="of:=[.$G13]*(0.7+0.075*[.O$2])" office:value-type="float" office:value="201.981755883038">
            <text:p>202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55">
            <text:p>555</text:p>
          </table:table-cell>
          <table:table-cell table:formula="of:=155-(1.5+([.A14]-500)*0.1)^1.6*0.08" office:value-type="float" office:value="153.200106324159">
            <text:p>153</text:p>
          </table:table-cell>
          <table:table-cell table:formula="of:=[.$B14]*(0.5+0.125*[.C$2])" office:value-type="float" office:value="95.7500664525994">
            <text:p>96</text:p>
          </table:table-cell>
          <table:table-cell table:formula="of:=[.$B14]*(0.5+0.125*[.D$2])" office:value-type="float" office:value="114.900079743119">
            <text:p>115</text:p>
          </table:table-cell>
          <table:table-cell table:formula="of:=[.$B14]*(0.5+0.125*[.E$2])" office:value-type="float" office:value="134.050093033639">
            <text:p>134</text:p>
          </table:table-cell>
          <table:table-cell table:formula="of:=[.$B14]*(0.5+0.125*[.F$2])" office:value-type="float" office:value="153.200106324159">
            <text:p>153</text:p>
          </table:table-cell>
          <table:table-cell table:formula="of:=205-(1.5+([.A14]-500)*0.1)^1.45*0.2" office:value-type="float" office:value="201.639358750955">
            <text:p>202</text:p>
          </table:table-cell>
          <table:table-cell table:style-name="ce2" table:formula="of:=IF([.$A14]&lt;[.I$1]+6;MIN(1;([.$A14]/[.I$1])^3)*100;(([.I$1]+5)/[.$A14])^3*100)+40" office:value-type="float" office:value="43.7037037037037">
            <text:p>43,70</text:p>
          </table:table-cell>
          <table:table-cell table:formula="of:=[.$G14]*(0.7+0.075*[.I$2])" office:value-type="float" office:value="156.27050303199">
            <text:p>156</text:p>
          </table:table-cell>
          <table:table-cell table:style-name="ce2" table:formula="of:=IF([.$A14]&lt;[.K$1]+6;MIN(1;([.$A14]/[.K$1])^3)*103;(([.K$1]+5)/[.$A14])^3*103)+40" office:value-type="float" office:value="52.5301525045864">
            <text:p>52,53</text:p>
          </table:table-cell>
          <table:table-cell table:formula="of:=[.$G14]*(0.7+0.075*[.K$2])" office:value-type="float" office:value="171.393454938312">
            <text:p>171</text:p>
          </table:table-cell>
          <table:table-cell table:style-name="ce2" table:formula="of:=IF([.$A14]&lt;[.M$1]+6;MIN(1;([.$A14]/[.M$1])^3)*106;(([.M$1]+5)/[.$A14])^3*106)+40" office:value-type="float" office:value="70.1512630234325">
            <text:p>70,15</text:p>
          </table:table-cell>
          <table:table-cell table:formula="of:=[.$G14]*(0.7+0.075*[.M$2])" office:value-type="float" office:value="186.516406844633">
            <text:p>187</text:p>
          </table:table-cell>
          <table:table-cell table:style-name="ce2"/>
          <table:table-cell table:formula="of:=[.$G14]*(0.7+0.075*[.O$2])" office:value-type="float" office:value="201.639358750955">
            <text:p>202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60">
            <text:p>560</text:p>
          </table:table-cell>
          <table:table-cell table:formula="of:=155-(1.5+([.A15]-500)*0.1)^1.6*0.08" office:value-type="float" office:value="152.990037252013">
            <text:p>153</text:p>
          </table:table-cell>
          <table:table-cell table:formula="of:=[.$B15]*(0.5+0.125*[.C$2])" office:value-type="float" office:value="95.6187732825082">
            <text:p>96</text:p>
          </table:table-cell>
          <table:table-cell table:formula="of:=[.$B15]*(0.5+0.125*[.D$2])" office:value-type="float" office:value="114.74252793901">
            <text:p>115</text:p>
          </table:table-cell>
          <table:table-cell table:formula="of:=[.$B15]*(0.5+0.125*[.E$2])" office:value-type="float" office:value="133.866282595512">
            <text:p>134</text:p>
          </table:table-cell>
          <table:table-cell table:formula="of:=[.$B15]*(0.5+0.125*[.F$2])" office:value-type="float" office:value="152.990037252013">
            <text:p>153</text:p>
          </table:table-cell>
          <table:table-cell table:formula="of:=205-(1.5+([.A15]-500)*0.1)^1.45*0.2" office:value-type="float" office:value="201.285769708438">
            <text:p>201</text:p>
          </table:table-cell>
          <table:table-cell table:style-name="ce2" table:formula="of:=IF([.$A15]&lt;[.I$1]+6;MIN(1;([.$A15]/[.I$1])^3)*100;(([.I$1]+5)/[.$A15])^3*100)+40" office:value-type="float" office:value="43.6053804892493">
            <text:p>43,61</text:p>
          </table:table-cell>
          <table:table-cell table:formula="of:=[.$G15]*(0.7+0.075*[.I$2])" office:value-type="float" office:value="155.99647152404">
            <text:p>156</text:p>
          </table:table-cell>
          <table:table-cell table:style-name="ce2" table:formula="of:=IF([.$A15]&lt;[.K$1]+6;MIN(1;([.$A15]/[.K$1])^3)*103;(([.K$1]+5)/[.$A15])^3*103)+40" office:value-type="float" office:value="52.1975111891855">
            <text:p>52,20</text:p>
          </table:table-cell>
          <table:table-cell table:formula="of:=[.$G15]*(0.7+0.075*[.K$2])" office:value-type="float" office:value="171.092904252173">
            <text:p>171</text:p>
          </table:table-cell>
          <table:table-cell table:style-name="ce2" table:formula="of:=IF([.$A15]&lt;[.M$1]+6;MIN(1;([.$A15]/[.M$1])^3)*106;(([.M$1]+5)/[.$A15])^3*106)+40" office:value-type="float" office:value="69.3508293663448">
            <text:p>69,35</text:p>
          </table:table-cell>
          <table:table-cell table:formula="of:=[.$G15]*(0.7+0.075*[.M$2])" office:value-type="float" office:value="186.189336980306">
            <text:p>186</text:p>
          </table:table-cell>
          <table:table-cell table:style-name="ce2"/>
          <table:table-cell table:formula="of:=[.$G15]*(0.7+0.075*[.O$2])" office:value-type="float" office:value="201.285769708438">
            <text:p>201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65">
            <text:p>565</text:p>
          </table:table-cell>
          <table:table-cell table:formula="of:=155-(1.5+([.A16]-500)*0.1)^1.6*0.08" office:value-type="float" office:value="152.771390557962">
            <text:p>153</text:p>
          </table:table-cell>
          <table:table-cell table:formula="of:=[.$B16]*(0.5+0.125*[.C$2])" office:value-type="float" office:value="95.4821190987262">
            <text:p>95</text:p>
          </table:table-cell>
          <table:table-cell table:formula="of:=[.$B16]*(0.5+0.125*[.D$2])" office:value-type="float" office:value="114.578542918471">
            <text:p>115</text:p>
          </table:table-cell>
          <table:table-cell table:formula="of:=[.$B16]*(0.5+0.125*[.E$2])" office:value-type="float" office:value="133.674966738217">
            <text:p>134</text:p>
          </table:table-cell>
          <table:table-cell table:formula="of:=[.$B16]*(0.5+0.125*[.F$2])" office:value-type="float" office:value="152.771390557962">
            <text:p>153</text:p>
          </table:table-cell>
          <table:table-cell table:formula="of:=205-(1.5+([.A16]-500)*0.1)^1.45*0.2" office:value-type="float" office:value="200.921405992578">
            <text:p>201</text:p>
          </table:table-cell>
          <table:table-cell table:style-name="ce2" table:formula="of:=IF([.$A16]&lt;[.I$1]+6;MIN(1;([.$A16]/[.I$1])^3)*100;(([.I$1]+5)/[.$A16])^3*100)+40" office:value-type="float" office:value="43.5105069869852">
            <text:p>43,51</text:p>
          </table:table-cell>
          <table:table-cell table:formula="of:=[.$G16]*(0.7+0.075*[.I$2])" office:value-type="float" office:value="155.714089644248">
            <text:p>156</text:p>
          </table:table-cell>
          <table:table-cell table:style-name="ce2" table:formula="of:=IF([.$A16]&lt;[.K$1]+6;MIN(1;([.$A16]/[.K$1])^3)*103;(([.K$1]+5)/[.$A16])^3*103)+40" office:value-type="float" office:value="51.876540737142">
            <text:p>51,88</text:p>
          </table:table-cell>
          <table:table-cell table:formula="of:=[.$G16]*(0.7+0.075*[.K$2])" office:value-type="float" office:value="170.783195093692">
            <text:p>171</text:p>
          </table:table-cell>
          <table:table-cell table:style-name="ce2" table:formula="of:=IF([.$A16]&lt;[.M$1]+6;MIN(1;([.$A16]/[.M$1])^3)*106;(([.M$1]+5)/[.$A16])^3*106)+40" office:value-type="float" office:value="68.5784792677509">
            <text:p>68,58</text:p>
          </table:table-cell>
          <table:table-cell table:formula="of:=[.$G16]*(0.7+0.075*[.M$2])" office:value-type="float" office:value="185.852300543135">
            <text:p>186</text:p>
          </table:table-cell>
          <table:table-cell table:style-name="ce2"/>
          <table:table-cell table:formula="of:=[.$G16]*(0.7+0.075*[.O$2])" office:value-type="float" office:value="200.921405992578">
            <text:p>201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70">
            <text:p>570</text:p>
          </table:table-cell>
          <table:table-cell table:formula="of:=155-(1.5+([.A17]-500)*0.1)^1.6*0.08" office:value-type="float" office:value="152.544385053418">
            <text:p>153</text:p>
          </table:table-cell>
          <table:table-cell table:formula="of:=[.$B17]*(0.5+0.125*[.C$2])" office:value-type="float" office:value="95.3402406583864">
            <text:p>95</text:p>
          </table:table-cell>
          <table:table-cell table:formula="of:=[.$B17]*(0.5+0.125*[.D$2])" office:value-type="float" office:value="114.408288790064">
            <text:p>114</text:p>
          </table:table-cell>
          <table:table-cell table:formula="of:=[.$B17]*(0.5+0.125*[.E$2])" office:value-type="float" office:value="133.476336921741">
            <text:p>133</text:p>
          </table:table-cell>
          <table:table-cell table:formula="of:=[.$B17]*(0.5+0.125*[.F$2])" office:value-type="float" office:value="152.544385053418">
            <text:p>153</text:p>
          </table:table-cell>
          <table:table-cell table:formula="of:=205-(1.5+([.A17]-500)*0.1)^1.45*0.2" office:value-type="float" office:value="200.546643753339">
            <text:p>201</text:p>
          </table:table-cell>
          <table:table-cell table:style-name="ce2" table:formula="of:=IF([.$A17]&lt;[.I$1]+6;MIN(1;([.$A17]/[.I$1])^3)*100;(([.I$1]+5)/[.$A17])^3*100)+40" office:value-type="float" office:value="43.4189332210181">
            <text:p>43,42</text:p>
          </table:table-cell>
          <table:table-cell table:formula="of:=[.$G17]*(0.7+0.075*[.I$2])" office:value-type="float" office:value="155.423648908838">
            <text:p>155</text:p>
          </table:table-cell>
          <table:table-cell table:style-name="ce2" table:formula="of:=IF([.$A17]&lt;[.K$1]+6;MIN(1;([.$A17]/[.K$1])^3)*103;(([.K$1]+5)/[.$A17])^3*103)+40" office:value-type="float" office:value="51.5667337588354">
            <text:p>51,57</text:p>
          </table:table-cell>
          <table:table-cell table:formula="of:=[.$G17]*(0.7+0.075*[.K$2])" office:value-type="float" office:value="170.464647190338">
            <text:p>170</text:p>
          </table:table-cell>
          <table:table-cell table:style-name="ce2" table:formula="of:=IF([.$A17]&lt;[.M$1]+6;MIN(1;([.$A17]/[.M$1])^3)*106;(([.M$1]+5)/[.$A17])^3*106)+40" office:value-type="float" office:value="67.8329917977461">
            <text:p>67,83</text:p>
          </table:table-cell>
          <table:table-cell table:formula="of:=[.$G17]*(0.7+0.075*[.M$2])" office:value-type="float" office:value="185.505645471838">
            <text:p>186</text:p>
          </table:table-cell>
          <table:table-cell table:style-name="ce2"/>
          <table:table-cell table:formula="of:=[.$G17]*(0.7+0.075*[.O$2])" office:value-type="float" office:value="200.546643753339">
            <text:p>201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75">
            <text:p>575</text:p>
          </table:table-cell>
          <table:table-cell table:formula="of:=155-(1.5+([.A18]-500)*0.1)^1.6*0.08" office:value-type="float" office:value="152.309221170431">
            <text:p>152</text:p>
          </table:table-cell>
          <table:table-cell table:formula="of:=[.$B18]*(0.5+0.125*[.C$2])" office:value-type="float" office:value="95.1932632315191">
            <text:p>95</text:p>
          </table:table-cell>
          <table:table-cell table:formula="of:=[.$B18]*(0.5+0.125*[.D$2])" office:value-type="float" office:value="114.231915877823">
            <text:p>114</text:p>
          </table:table-cell>
          <table:table-cell table:formula="of:=[.$B18]*(0.5+0.125*[.E$2])" office:value-type="float" office:value="133.270568524127">
            <text:p>133</text:p>
          </table:table-cell>
          <table:table-cell table:formula="of:=[.$B18]*(0.5+0.125*[.F$2])" office:value-type="float" office:value="152.309221170431">
            <text:p>152</text:p>
          </table:table-cell>
          <table:table-cell table:formula="of:=205-(1.5+([.A18]-500)*0.1)^1.45*0.2" office:value-type="float" office:value="200.16182431686">
            <text:p>200</text:p>
          </table:table-cell>
          <table:table-cell table:style-name="ce2" table:formula="of:=IF([.$A18]&lt;[.I$1]+6;MIN(1;([.$A18]/[.I$1])^3)*100;(([.I$1]+5)/[.$A18])^3*100)+40" office:value-type="float" office:value="43.3305169721378">
            <text:p>43,33</text:p>
          </table:table-cell>
          <table:table-cell table:formula="of:=[.$G18]*(0.7+0.075*[.I$2])" office:value-type="float" office:value="155.125413845566">
            <text:p>155</text:p>
          </table:table-cell>
          <table:table-cell table:style-name="ce2" table:formula="of:=IF([.$A18]&lt;[.K$1]+6;MIN(1;([.$A18]/[.K$1])^3)*103;(([.K$1]+5)/[.$A18])^3*103)+40" office:value-type="float" office:value="51.2676091065998">
            <text:p>51,27</text:p>
          </table:table-cell>
          <table:table-cell table:formula="of:=[.$G18]*(0.7+0.075*[.K$2])" office:value-type="float" office:value="170.137550669331">
            <text:p>170</text:p>
          </table:table-cell>
          <table:table-cell table:style-name="ce2" table:formula="of:=IF([.$A18]&lt;[.M$1]+6;MIN(1;([.$A18]/[.M$1])^3)*106;(([.M$1]+5)/[.$A18])^3*106)+40" office:value-type="float" office:value="67.1132091723514">
            <text:p>67,11</text:p>
          </table:table-cell>
          <table:table-cell table:formula="of:=[.$G18]*(0.7+0.075*[.M$2])" office:value-type="float" office:value="185.149687493095">
            <text:p>185</text:p>
          </table:table-cell>
          <table:table-cell table:style-name="ce2"/>
          <table:table-cell table:formula="of:=[.$G18]*(0.7+0.075*[.O$2])" office:value-type="float" office:value="200.16182431686">
            <text:p>200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80">
            <text:p>580</text:p>
          </table:table-cell>
          <table:table-cell table:formula="of:=155-(1.5+([.A19]-500)*0.1)^1.6*0.08" office:value-type="float" office:value="152.066083460136">
            <text:p>152</text:p>
          </table:table-cell>
          <table:table-cell table:formula="of:=[.$B19]*(0.5+0.125*[.C$2])" office:value-type="float" office:value="95.0413021625849">
            <text:p>95</text:p>
          </table:table-cell>
          <table:table-cell table:formula="of:=[.$B19]*(0.5+0.125*[.D$2])" office:value-type="float" office:value="114.049562595102">
            <text:p>114</text:p>
          </table:table-cell>
          <table:table-cell table:formula="of:=[.$B19]*(0.5+0.125*[.E$2])" office:value-type="float" office:value="133.057823027619">
            <text:p>133</text:p>
          </table:table-cell>
          <table:table-cell table:formula="of:=[.$B19]*(0.5+0.125*[.F$2])" office:value-type="float" office:value="152.066083460136">
            <text:p>152</text:p>
          </table:table-cell>
          <table:table-cell table:formula="of:=205-(1.5+([.A19]-500)*0.1)^1.45*0.2" office:value-type="float" office:value="199.767259193724">
            <text:p>200</text:p>
          </table:table-cell>
          <table:table-cell table:style-name="ce2" table:formula="of:=IF([.$A19]&lt;[.I$1]+6;MIN(1;([.$A19]/[.I$1])^3)*100;(([.I$1]+5)/[.$A19])^3*100)+40" office:value-type="float" office:value="43.245123313789">
            <text:p>43,25</text:p>
          </table:table-cell>
          <table:table-cell table:formula="of:=[.$G19]*(0.7+0.075*[.I$2])" office:value-type="float" office:value="154.819625875136">
            <text:p>155</text:p>
          </table:table-cell>
          <table:table-cell table:style-name="ce2" table:formula="of:=IF([.$A19]&lt;[.K$1]+6;MIN(1;([.$A19]/[.K$1])^3)*103;(([.K$1]+5)/[.$A19])^3*103)+40" office:value-type="float" office:value="50.9787103048506">
            <text:p>50,98</text:p>
          </table:table-cell>
          <table:table-cell table:formula="of:=[.$G19]*(0.7+0.075*[.K$2])" office:value-type="float" office:value="169.802170314666">
            <text:p>170</text:p>
          </table:table-cell>
          <table:table-cell table:style-name="ce2" table:formula="of:=IF([.$A19]&lt;[.M$1]+6;MIN(1;([.$A19]/[.M$1])^3)*106;(([.M$1]+5)/[.$A19])^3*106)+40" office:value-type="float" office:value="66.4180329759318">
            <text:p>66,42</text:p>
          </table:table-cell>
          <table:table-cell table:formula="of:=[.$G19]*(0.7+0.075*[.M$2])" office:value-type="float" office:value="184.784714754195">
            <text:p>185</text:p>
          </table:table-cell>
          <table:table-cell table:style-name="ce2"/>
          <table:table-cell table:formula="of:=[.$G19]*(0.7+0.075*[.O$2])" office:value-type="float" office:value="199.767259193724">
            <text:p>200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85">
            <text:p>585</text:p>
          </table:table-cell>
          <table:table-cell table:formula="of:=155-(1.5+([.A20]-500)*0.1)^1.6*0.08" office:value-type="float" office:value="151.815142635572">
            <text:p>152</text:p>
          </table:table-cell>
          <table:table-cell table:formula="of:=[.$B20]*(0.5+0.125*[.C$2])" office:value-type="float" office:value="94.8844641472325">
            <text:p>95</text:p>
          </table:table-cell>
          <table:table-cell table:formula="of:=[.$B20]*(0.5+0.125*[.D$2])" office:value-type="float" office:value="113.861356976679">
            <text:p>114</text:p>
          </table:table-cell>
          <table:table-cell table:formula="of:=[.$B20]*(0.5+0.125*[.E$2])" office:value-type="float" office:value="132.838249806126">
            <text:p>133</text:p>
          </table:table-cell>
          <table:table-cell table:formula="of:=[.$B20]*(0.5+0.125*[.F$2])" office:value-type="float" office:value="151.815142635572">
            <text:p>152</text:p>
          </table:table-cell>
          <table:table-cell table:formula="of:=205-(1.5+([.A20]-500)*0.1)^1.45*0.2" office:value-type="float" office:value="199.363234137471">
            <text:p>199</text:p>
          </table:table-cell>
          <table:table-cell table:style-name="ce2" table:formula="of:=IF([.$A20]&lt;[.I$1]+6;MIN(1;([.$A20]/[.I$1])^3)*100;(([.I$1]+5)/[.$A20])^3*100)+40" office:value-type="float" office:value="43.162624179499">
            <text:p>43,16</text:p>
          </table:table-cell>
          <table:table-cell table:formula="of:=[.$G20]*(0.7+0.075*[.I$2])" office:value-type="float" office:value="154.50650645654">
            <text:p>155</text:p>
          </table:table-cell>
          <table:table-cell table:style-name="ce2" table:formula="of:=IF([.$A20]&lt;[.K$1]+6;MIN(1;([.$A20]/[.K$1])^3)*103;(([.K$1]+5)/[.$A20])^3*103)+40" office:value-type="float" office:value="50.6996040866302">
            <text:p>50,70</text:p>
          </table:table-cell>
          <table:table-cell table:formula="of:=[.$G20]*(0.7+0.075*[.K$2])" office:value-type="float" office:value="169.45874901685">
            <text:p>169</text:p>
          </table:table-cell>
          <table:table-cell table:style-name="ce2" table:formula="of:=IF([.$A20]&lt;[.M$1]+6;MIN(1;([.$A20]/[.M$1])^3)*106;(([.M$1]+5)/[.$A20])^3*106)+40" office:value-type="float" office:value="65.7464206396926">
            <text:p>65,75</text:p>
          </table:table-cell>
          <table:table-cell table:formula="of:=[.$G20]*(0.7+0.075*[.M$2])" office:value-type="float" office:value="184.410991577161">
            <text:p>184</text:p>
          </table:table-cell>
          <table:table-cell table:style-name="ce2"/>
          <table:table-cell table:formula="of:=[.$G20]*(0.7+0.075*[.O$2])" office:value-type="float" office:value="199.363234137471">
            <text:p>199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90">
            <text:p>590</text:p>
          </table:table-cell>
          <table:table-cell table:formula="of:=155-(1.5+([.A21]-500)*0.1)^1.6*0.08" office:value-type="float" office:value="151.556557260966">
            <text:p>152</text:p>
          </table:table-cell>
          <table:table-cell table:formula="of:=[.$B21]*(0.5+0.125*[.C$2])" office:value-type="float" office:value="94.7228482881041">
            <text:p>95</text:p>
          </table:table-cell>
          <table:table-cell table:formula="of:=[.$B21]*(0.5+0.125*[.D$2])" office:value-type="float" office:value="113.667417945725">
            <text:p>114</text:p>
          </table:table-cell>
          <table:table-cell table:formula="of:=[.$B21]*(0.5+0.125*[.E$2])" office:value-type="float" office:value="132.611987603346">
            <text:p>133</text:p>
          </table:table-cell>
          <table:table-cell table:formula="of:=[.$B21]*(0.5+0.125*[.F$2])" office:value-type="float" office:value="151.556557260966">
            <text:p>152</text:p>
          </table:table-cell>
          <table:table-cell table:formula="of:=205-(1.5+([.A21]-500)*0.1)^1.45*0.2" office:value-type="float" office:value="198.950012472606">
            <text:p>199</text:p>
          </table:table-cell>
          <table:table-cell table:style-name="ce2" table:formula="of:=IF([.$A21]&lt;[.I$1]+6;MIN(1;([.$A21]/[.I$1])^3)*100;(([.I$1]+5)/[.$A21])^3*100)+40" office:value-type="float" office:value="43.0828979593824">
            <text:p>43,08</text:p>
          </table:table-cell>
          <table:table-cell table:formula="of:=[.$G21]*(0.7+0.075*[.I$2])" office:value-type="float" office:value="154.186259666269">
            <text:p>154</text:p>
          </table:table-cell>
          <table:table-cell table:style-name="ce2" table:formula="of:=IF([.$A21]&lt;[.K$1]+6;MIN(1;([.$A21]/[.K$1])^3)*103;(([.K$1]+5)/[.$A21])^3*103)+40" office:value-type="float" office:value="50.4298790285277">
            <text:p>50,43</text:p>
          </table:table-cell>
          <table:table-cell table:formula="of:=[.$G21]*(0.7+0.075*[.K$2])" office:value-type="float" office:value="169.107510601715">
            <text:p>169</text:p>
          </table:table-cell>
          <table:table-cell table:style-name="ce2" table:formula="of:=IF([.$A21]&lt;[.M$1]+6;MIN(1;([.$A21]/[.M$1])^3)*106;(([.M$1]+5)/[.$A21])^3*106)+40" office:value-type="float" office:value="65.0973821568904">
            <text:p>65,10</text:p>
          </table:table-cell>
          <table:table-cell table:formula="of:=[.$G21]*(0.7+0.075*[.M$2])" office:value-type="float" office:value="184.02876153716">
            <text:p>184</text:p>
          </table:table-cell>
          <table:table-cell table:style-name="ce2"/>
          <table:table-cell table:formula="of:=[.$G21]*(0.7+0.075*[.O$2])" office:value-type="float" office:value="198.950012472606">
            <text:p>199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595">
            <text:p>595</text:p>
          </table:table-cell>
          <table:table-cell table:formula="of:=155-(1.5+([.A22]-500)*0.1)^1.6*0.08" office:value-type="float" office:value="151.290475162879">
            <text:p>151</text:p>
          </table:table-cell>
          <table:table-cell table:formula="of:=[.$B22]*(0.5+0.125*[.C$2])" office:value-type="float" office:value="94.5565469767995">
            <text:p>95</text:p>
          </table:table-cell>
          <table:table-cell table:formula="of:=[.$B22]*(0.5+0.125*[.D$2])" office:value-type="float" office:value="113.467856372159">
            <text:p>113</text:p>
          </table:table-cell>
          <table:table-cell table:formula="of:=[.$B22]*(0.5+0.125*[.E$2])" office:value-type="float" office:value="132.379165767519">
            <text:p>132</text:p>
          </table:table-cell>
          <table:table-cell table:formula="of:=[.$B22]*(0.5+0.125*[.F$2])" office:value-type="float" office:value="151.290475162879">
            <text:p>151</text:p>
          </table:table-cell>
          <table:table-cell table:formula="of:=205-(1.5+([.A22]-500)*0.1)^1.45*0.2" office:value-type="float" office:value="198.527837852575">
            <text:p>199</text:p>
          </table:table-cell>
          <table:table-cell table:style-name="ce2" table:formula="of:=IF([.$A22]&lt;[.I$1]+6;MIN(1;([.$A22]/[.I$1])^3)*100;(([.I$1]+5)/[.$A22])^3*100)+40" office:value-type="float" office:value="43.0058291235426">
            <text:p>43,01</text:p>
          </table:table-cell>
          <table:table-cell table:formula="of:=[.$G22]*(0.7+0.075*[.I$2])" office:value-type="float" office:value="153.859074335746">
            <text:p>154</text:p>
          </table:table-cell>
          <table:table-cell table:style-name="ce2" table:formula="of:=IF([.$A22]&lt;[.K$1]+6;MIN(1;([.$A22]/[.K$1])^3)*103;(([.K$1]+5)/[.$A22])^3*103)+40" office:value-type="float" office:value="50.1691442765935">
            <text:p>50,17</text:p>
          </table:table-cell>
          <table:table-cell table:formula="of:=[.$G22]*(0.7+0.075*[.K$2])" office:value-type="float" office:value="168.748662174689">
            <text:p>169</text:p>
          </table:table-cell>
          <table:table-cell table:style-name="ce2" table:formula="of:=IF([.$A22]&lt;[.M$1]+6;MIN(1;([.$A22]/[.M$1])^3)*106;(([.M$1]+5)/[.$A22])^3*106)+40" office:value-type="float" office:value="64.4699770170055">
            <text:p>64,47</text:p>
          </table:table-cell>
          <table:table-cell table:formula="of:=[.$G22]*(0.7+0.075*[.M$2])" office:value-type="float" office:value="183.638250013632">
            <text:p>184</text:p>
          </table:table-cell>
          <table:table-cell table:style-name="ce2"/>
          <table:table-cell table:formula="of:=[.$G22]*(0.7+0.075*[.O$2])" office:value-type="float" office:value="198.527837852575">
            <text:p>199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00">
            <text:p>600</text:p>
          </table:table-cell>
          <table:table-cell table:formula="of:=155-(1.5+([.A23]-500)*0.1)^1.6*0.08" office:value-type="float" office:value="151.017034619755">
            <text:p>151</text:p>
          </table:table-cell>
          <table:table-cell table:formula="of:=[.$B23]*(0.5+0.125*[.C$2])" office:value-type="float" office:value="94.3856466373469">
            <text:p>94</text:p>
          </table:table-cell>
          <table:table-cell table:formula="of:=[.$B23]*(0.5+0.125*[.D$2])" office:value-type="float" office:value="113.262775964816">
            <text:p>113</text:p>
          </table:table-cell>
          <table:table-cell table:formula="of:=[.$B23]*(0.5+0.125*[.E$2])" office:value-type="float" office:value="132.139905292286">
            <text:p>132</text:p>
          </table:table-cell>
          <table:table-cell table:formula="of:=[.$B23]*(0.5+0.125*[.F$2])" office:value-type="float" office:value="151.017034619755">
            <text:p>151</text:p>
          </table:table-cell>
          <table:table-cell table:formula="of:=205-(1.5+([.A23]-500)*0.1)^1.45*0.2" office:value-type="float" office:value="198.096936567145">
            <text:p>198</text:p>
          </table:table-cell>
          <table:table-cell table:style-name="ce2" table:formula="of:=IF([.$A23]&lt;[.I$1]+6;MIN(1;([.$A23]/[.I$1])^3)*100;(([.I$1]+5)/[.$A23])^3*100)+40" office:value-type="float" office:value="42.9313078703704">
            <text:p>42,93</text:p>
          </table:table-cell>
          <table:table-cell table:formula="of:=[.$G23]*(0.7+0.075*[.I$2])" office:value-type="float" office:value="153.525125839537">
            <text:p>154</text:p>
          </table:table-cell>
          <table:table-cell table:style-name="ce2" table:formula="of:=IF([.$A23]&lt;[.K$1]+6;MIN(1;([.$A23]/[.K$1])^3)*103;(([.K$1]+5)/[.$A23])^3*103)+40" office:value-type="float" office:value="49.9170283564815">
            <text:p>49,92</text:p>
          </table:table-cell>
          <table:table-cell table:formula="of:=[.$G23]*(0.7+0.075*[.K$2])" office:value-type="float" office:value="168.382396082073">
            <text:p>168</text:p>
          </table:table-cell>
          <table:table-cell table:style-name="ce2" table:formula="of:=IF([.$A23]&lt;[.M$1]+6;MIN(1;([.$A23]/[.M$1])^3)*106;(([.M$1]+5)/[.$A23])^3*106)+40" office:value-type="float" office:value="63.8633113425926">
            <text:p>63,86</text:p>
          </table:table-cell>
          <table:table-cell table:formula="of:=[.$G23]*(0.7+0.075*[.M$2])" office:value-type="float" office:value="183.239666324609">
            <text:p>183</text:p>
          </table:table-cell>
          <table:table-cell table:style-name="ce2"/>
          <table:table-cell table:formula="of:=[.$G23]*(0.7+0.075*[.O$2])" office:value-type="float" office:value="198.096936567145">
            <text:p>198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05">
            <text:p>605</text:p>
          </table:table-cell>
          <table:table-cell table:formula="of:=155-(1.5+([.A24]-500)*0.1)^1.6*0.08" office:value-type="float" office:value="150.736365372948">
            <text:p>151</text:p>
          </table:table-cell>
          <table:table-cell table:formula="of:=[.$B24]*(0.5+0.125*[.C$2])" office:value-type="float" office:value="94.2102283580925">
            <text:p>94</text:p>
          </table:table-cell>
          <table:table-cell table:formula="of:=[.$B24]*(0.5+0.125*[.D$2])" office:value-type="float" office:value="113.052274029711">
            <text:p>113</text:p>
          </table:table-cell>
          <table:table-cell table:formula="of:=[.$B24]*(0.5+0.125*[.E$2])" office:value-type="float" office:value="131.89431970133">
            <text:p>132</text:p>
          </table:table-cell>
          <table:table-cell table:formula="of:=[.$B24]*(0.5+0.125*[.F$2])" office:value-type="float" office:value="150.736365372948">
            <text:p>151</text:p>
          </table:table-cell>
          <table:table-cell table:formula="of:=205-(1.5+([.A24]-500)*0.1)^1.45*0.2" office:value-type="float" office:value="197.657519489408">
            <text:p>198</text:p>
          </table:table-cell>
          <table:table-cell table:style-name="ce2" table:formula="of:=IF([.$A24]&lt;[.I$1]+6;MIN(1;([.$A24]/[.I$1])^3)*100;(([.I$1]+5)/[.$A24])^3*100)+40" office:value-type="float" office:value="42.8592297979014">
            <text:p>42,86</text:p>
          </table:table-cell>
          <table:table-cell table:formula="of:=[.$G24]*(0.7+0.075*[.I$2])" office:value-type="float" office:value="153.184577604291">
            <text:p>153</text:p>
          </table:table-cell>
          <table:table-cell table:style-name="ce2" table:formula="of:=IF([.$A24]&lt;[.K$1]+6;MIN(1;([.$A24]/[.K$1])^3)*103;(([.K$1]+5)/[.$A24])^3*103)+40" office:value-type="float" office:value="49.6731780616078">
            <text:p>49,67</text:p>
          </table:table-cell>
          <table:table-cell table:formula="of:=[.$G24]*(0.7+0.075*[.K$2])" office:value-type="float" office:value="168.008891565997">
            <text:p>168</text:p>
          </table:table-cell>
          <table:table-cell table:style-name="ce2" table:formula="of:=IF([.$A24]&lt;[.M$1]+6;MIN(1;([.$A24]/[.M$1])^3)*106;(([.M$1]+5)/[.$A24])^3*106)+40" office:value-type="float" office:value="63.2765352138594">
            <text:p>63,28</text:p>
          </table:table-cell>
          <table:table-cell table:formula="of:=[.$G24]*(0.7+0.075*[.M$2])" office:value-type="float" office:value="182.833205527702">
            <text:p>183</text:p>
          </table:table-cell>
          <table:table-cell table:style-name="ce2"/>
          <table:table-cell table:formula="of:=[.$G24]*(0.7+0.075*[.O$2])" office:value-type="float" office:value="197.657519489408">
            <text:p>198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10">
            <text:p>610</text:p>
          </table:table-cell>
          <table:table-cell table:formula="of:=155-(1.5+([.A25]-500)*0.1)^1.6*0.08" office:value-type="float" office:value="150.448589492435">
            <text:p>150</text:p>
          </table:table-cell>
          <table:table-cell table:formula="of:=[.$B25]*(0.5+0.125*[.C$2])" office:value-type="float" office:value="94.0303684327717">
            <text:p>94</text:p>
          </table:table-cell>
          <table:table-cell table:formula="of:=[.$B25]*(0.5+0.125*[.D$2])" office:value-type="float" office:value="112.836442119326">
            <text:p>113</text:p>
          </table:table-cell>
          <table:table-cell table:formula="of:=[.$B25]*(0.5+0.125*[.E$2])" office:value-type="float" office:value="131.64251580588">
            <text:p>132</text:p>
          </table:table-cell>
          <table:table-cell table:formula="of:=[.$B25]*(0.5+0.125*[.F$2])" office:value-type="float" office:value="150.448589492435">
            <text:p>150</text:p>
          </table:table-cell>
          <table:table-cell table:formula="of:=205-(1.5+([.A25]-500)*0.1)^1.45*0.2" office:value-type="float" office:value="197.209783731562">
            <text:p>197</text:p>
          </table:table-cell>
          <table:table-cell table:style-name="ce2" table:formula="of:=IF([.$A25]&lt;[.I$1]+6;MIN(1;([.$A25]/[.I$1])^3)*100;(([.I$1]+5)/[.$A25])^3*100)+40" office:value-type="float" office:value="42.7894955965477">
            <text:p>42,79</text:p>
          </table:table-cell>
          <table:table-cell table:formula="of:=[.$G25]*(0.7+0.075*[.I$2])" office:value-type="float" office:value="152.83758239196">
            <text:p>153</text:p>
          </table:table-cell>
          <table:table-cell table:style-name="ce2" table:formula="of:=IF([.$A25]&lt;[.K$1]+6;MIN(1;([.$A25]/[.K$1])^3)*103;(([.K$1]+5)/[.$A25])^3*103)+40" office:value-type="float" office:value="49.4372574136161">
            <text:p>49,44</text:p>
          </table:table-cell>
          <table:table-cell table:formula="of:=[.$G25]*(0.7+0.075*[.K$2])" office:value-type="float" office:value="167.628316171827">
            <text:p>168</text:p>
          </table:table-cell>
          <table:table-cell table:style-name="ce2" table:formula="of:=IF([.$A25]&lt;[.M$1]+6;MIN(1;([.$A25]/[.M$1])^3)*106;(([.M$1]+5)/[.$A25])^3*106)+40" office:value-type="float" office:value="62.7088401672387">
            <text:p>62,71</text:p>
          </table:table-cell>
          <table:table-cell table:formula="of:=[.$G25]*(0.7+0.075*[.M$2])" office:value-type="float" office:value="182.419049951695">
            <text:p>182</text:p>
          </table:table-cell>
          <table:table-cell table:style-name="ce2"/>
          <table:table-cell table:formula="of:=[.$G25]*(0.7+0.075*[.O$2])" office:value-type="float" office:value="197.209783731562">
            <text:p>197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15">
            <text:p>615</text:p>
          </table:table-cell>
          <table:table-cell table:formula="of:=155-(1.5+([.A26]-500)*0.1)^1.6*0.08" office:value-type="float" office:value="150.153822123162">
            <text:p>150</text:p>
          </table:table-cell>
          <table:table-cell table:formula="of:=[.$B26]*(0.5+0.125*[.C$2])" office:value-type="float" office:value="93.8461388269766">
            <text:p>94</text:p>
          </table:table-cell>
          <table:table-cell table:formula="of:=[.$B26]*(0.5+0.125*[.D$2])" office:value-type="float" office:value="112.615366592372">
            <text:p>113</text:p>
          </table:table-cell>
          <table:table-cell table:formula="of:=[.$B26]*(0.5+0.125*[.E$2])" office:value-type="float" office:value="131.384594357767">
            <text:p>131</text:p>
          </table:table-cell>
          <table:table-cell table:formula="of:=[.$B26]*(0.5+0.125*[.F$2])" office:value-type="float" office:value="150.153822123162">
            <text:p>150</text:p>
          </table:table-cell>
          <table:table-cell table:formula="of:=205-(1.5+([.A26]-500)*0.1)^1.45*0.2" office:value-type="float" office:value="196.753914063035">
            <text:p>197</text:p>
          </table:table-cell>
          <table:table-cell table:style-name="ce2" table:formula="of:=IF([.$A26]&lt;[.I$1]+6;MIN(1;([.$A26]/[.I$1])^3)*100;(([.I$1]+5)/[.$A26])^3*100)+40" office:value-type="float" office:value="42.7220107616504">
            <text:p>42,72</text:p>
          </table:table-cell>
          <table:table-cell table:formula="of:=[.$G26]*(0.7+0.075*[.I$2])" office:value-type="float" office:value="152.484283398852">
            <text:p>152</text:p>
          </table:table-cell>
          <table:table-cell table:style-name="ce2" table:formula="of:=IF([.$A26]&lt;[.K$1]+6;MIN(1;([.$A26]/[.K$1])^3)*103;(([.K$1]+5)/[.$A26])^3*103)+40" office:value-type="float" office:value="49.2089466899031">
            <text:p>49,21</text:p>
          </table:table-cell>
          <table:table-cell table:formula="of:=[.$G26]*(0.7+0.075*[.K$2])" office:value-type="float" office:value="167.24082695358">
            <text:p>167</text:p>
          </table:table-cell>
          <table:table-cell table:style-name="ce2" table:formula="of:=IF([.$A26]&lt;[.M$1]+6;MIN(1;([.$A26]/[.M$1])^3)*106;(([.M$1]+5)/[.$A26])^3*106)+40" office:value-type="float" office:value="62.159456855326">
            <text:p>62,16</text:p>
          </table:table-cell>
          <table:table-cell table:formula="of:=[.$G26]*(0.7+0.075*[.M$2])" office:value-type="float" office:value="181.997370508308">
            <text:p>182</text:p>
          </table:table-cell>
          <table:table-cell table:style-name="ce2"/>
          <table:table-cell table:formula="of:=[.$G26]*(0.7+0.075*[.O$2])" office:value-type="float" office:value="196.753914063035">
            <text:p>197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20">
            <text:p>620</text:p>
          </table:table-cell>
          <table:table-cell table:formula="of:=155-(1.5+([.A27]-500)*0.1)^1.6*0.08" office:value-type="float" office:value="149.852172132503">
            <text:p>150</text:p>
          </table:table-cell>
          <table:table-cell table:formula="of:=[.$B27]*(0.5+0.125*[.C$2])" office:value-type="float" office:value="93.6576075828142">
            <text:p>94</text:p>
          </table:table-cell>
          <table:table-cell table:formula="of:=[.$B27]*(0.5+0.125*[.D$2])" office:value-type="float" office:value="112.389129099377">
            <text:p>112</text:p>
          </table:table-cell>
          <table:table-cell table:formula="of:=[.$B27]*(0.5+0.125*[.E$2])" office:value-type="float" office:value="131.12065061594">
            <text:p>131</text:p>
          </table:table-cell>
          <table:table-cell table:formula="of:=[.$B27]*(0.5+0.125*[.F$2])" office:value-type="float" office:value="149.852172132503">
            <text:p>150</text:p>
          </table:table-cell>
          <table:table-cell table:formula="of:=205-(1.5+([.A27]-500)*0.1)^1.45*0.2" office:value-type="float" office:value="196.290084133004">
            <text:p>196</text:p>
          </table:table-cell>
          <table:table-cell table:style-name="ce2" table:formula="of:=IF([.$A27]&lt;[.I$1]+6;MIN(1;([.$A27]/[.I$1])^3)*100;(([.I$1]+5)/[.$A27])^3*100)+40" office:value-type="float" office:value="42.6566853244268">
            <text:p>42,66</text:p>
          </table:table-cell>
          <table:table-cell table:formula="of:=[.$G27]*(0.7+0.075*[.I$2])" office:value-type="float" office:value="152.124815203078">
            <text:p>152</text:p>
          </table:table-cell>
          <table:table-cell table:style-name="ce2" table:formula="of:=IF([.$A27]&lt;[.K$1]+6;MIN(1;([.$A27]/[.K$1])^3)*103;(([.K$1]+5)/[.$A27])^3*103)+40" office:value-type="float" office:value="48.9879415133765">
            <text:p>48,99</text:p>
          </table:table-cell>
          <table:table-cell table:formula="of:=[.$G27]*(0.7+0.075*[.K$2])" office:value-type="float" office:value="166.846571513053">
            <text:p>167</text:p>
          </table:table-cell>
          <table:table-cell table:style-name="ce2" table:formula="of:=IF([.$A27]&lt;[.M$1]+6;MIN(1;([.$A27]/[.M$1])^3)*106;(([.M$1]+5)/[.$A27])^3*106)+40" office:value-type="float" office:value="61.6276528565674">
            <text:p>61,63</text:p>
          </table:table-cell>
          <table:table-cell table:formula="of:=[.$G27]*(0.7+0.075*[.M$2])" office:value-type="float" office:value="181.568327823029">
            <text:p>182</text:p>
          </table:table-cell>
          <table:table-cell table:style-name="ce2"/>
          <table:table-cell table:formula="of:=[.$G27]*(0.7+0.075*[.O$2])" office:value-type="float" office:value="196.290084133004">
            <text:p>196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25">
            <text:p>625</text:p>
          </table:table-cell>
          <table:table-cell table:formula="of:=155-(1.5+([.A28]-500)*0.1)^1.6*0.08" office:value-type="float" office:value="149.543742675141">
            <text:p>150</text:p>
          </table:table-cell>
          <table:table-cell table:formula="of:=[.$B28]*(0.5+0.125*[.C$2])" office:value-type="float" office:value="93.4648391719632">
            <text:p>93</text:p>
          </table:table-cell>
          <table:table-cell table:formula="of:=[.$B28]*(0.5+0.125*[.D$2])" office:value-type="float" office:value="112.157807006356">
            <text:p>112</text:p>
          </table:table-cell>
          <table:table-cell table:formula="of:=[.$B28]*(0.5+0.125*[.E$2])" office:value-type="float" office:value="130.850774840748">
            <text:p>131</text:p>
          </table:table-cell>
          <table:table-cell table:formula="of:=[.$B28]*(0.5+0.125*[.F$2])" office:value-type="float" office:value="149.543742675141">
            <text:p>150</text:p>
          </table:table-cell>
          <table:table-cell table:formula="of:=205-(1.5+([.A28]-500)*0.1)^1.45*0.2" office:value-type="float" office:value="195.81845753059">
            <text:p>196</text:p>
          </table:table-cell>
          <table:table-cell table:style-name="ce2" table:formula="of:=IF([.$A28]&lt;[.I$1]+6;MIN(1;([.$A28]/[.I$1])^3)*100;(([.I$1]+5)/[.$A28])^3*100)+40" office:value-type="float" office:value="42.5934336">
            <text:p>42,59</text:p>
          </table:table-cell>
          <table:table-cell table:formula="of:=[.$G28]*(0.7+0.075*[.I$2])" office:value-type="float" office:value="151.759304586207">
            <text:p>152</text:p>
          </table:table-cell>
          <table:table-cell table:style-name="ce2" table:formula="of:=IF([.$A28]&lt;[.K$1]+6;MIN(1;([.$A28]/[.K$1])^3)*103;(([.K$1]+5)/[.$A28])^3*103)+40" office:value-type="float" office:value="48.773952">
            <text:p>48,77</text:p>
          </table:table-cell>
          <table:table-cell table:formula="of:=[.$G28]*(0.7+0.075*[.K$2])" office:value-type="float" office:value="166.445688901001">
            <text:p>166</text:p>
          </table:table-cell>
          <table:table-cell table:style-name="ce2" table:formula="of:=IF([.$A28]&lt;[.M$1]+6;MIN(1;([.$A28]/[.M$1])^3)*106;(([.M$1]+5)/[.$A28])^3*106)+40" office:value-type="float" office:value="61.112730624">
            <text:p>61,11</text:p>
          </table:table-cell>
          <table:table-cell table:formula="of:=[.$G28]*(0.7+0.075*[.M$2])" office:value-type="float" office:value="181.132073215795">
            <text:p>181</text:p>
          </table:table-cell>
          <table:table-cell table:style-name="ce2"/>
          <table:table-cell table:formula="of:=[.$G28]*(0.7+0.075*[.O$2])" office:value-type="float" office:value="195.81845753059">
            <text:p>196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30">
            <text:p>630</text:p>
          </table:table-cell>
          <table:table-cell table:formula="of:=155-(1.5+([.A29]-500)*0.1)^1.6*0.08" office:value-type="float" office:value="149.228631688537">
            <text:p>149</text:p>
          </table:table-cell>
          <table:table-cell table:formula="of:=[.$B29]*(0.5+0.125*[.C$2])" office:value-type="float" office:value="93.2678948053354">
            <text:p>93</text:p>
          </table:table-cell>
          <table:table-cell table:formula="of:=[.$B29]*(0.5+0.125*[.D$2])" office:value-type="float" office:value="111.921473766403">
            <text:p>112</text:p>
          </table:table-cell>
          <table:table-cell table:formula="of:=[.$B29]*(0.5+0.125*[.E$2])" office:value-type="float" office:value="130.57505272747">
            <text:p>131</text:p>
          </table:table-cell>
          <table:table-cell table:formula="of:=[.$B29]*(0.5+0.125*[.F$2])" office:value-type="float" office:value="149.228631688537">
            <text:p>149</text:p>
          </table:table-cell>
          <table:table-cell table:formula="of:=205-(1.5+([.A29]-500)*0.1)^1.45*0.2" office:value-type="float" office:value="195.339188709378">
            <text:p>195</text:p>
          </table:table-cell>
          <table:table-cell table:style-name="ce2" table:formula="of:=IF([.$A29]&lt;[.I$1]+6;MIN(1;([.$A29]/[.I$1])^3)*100;(([.I$1]+5)/[.$A29])^3*100)+40" office:value-type="float" office:value="42.5321739512972">
            <text:p>42,53</text:p>
          </table:table-cell>
          <table:table-cell table:formula="of:=[.$G29]*(0.7+0.075*[.I$2])" office:value-type="float" office:value="151.387871249768">
            <text:p>151</text:p>
          </table:table-cell>
          <table:table-cell table:style-name="ce2" table:formula="of:=IF([.$A29]&lt;[.K$1]+6;MIN(1;([.$A29]/[.K$1])^3)*103;(([.K$1]+5)/[.$A29])^3*103)+40" office:value-type="float" office:value="48.5667019600315">
            <text:p>48,57</text:p>
          </table:table-cell>
          <table:table-cell table:formula="of:=[.$G29]*(0.7+0.075*[.K$2])" office:value-type="float" office:value="166.038310402971">
            <text:p>166</text:p>
          </table:table-cell>
          <table:table-cell table:style-name="ce2" table:formula="of:=IF([.$A29]&lt;[.M$1]+6;MIN(1;([.$A29]/[.M$1])^3)*106;(([.M$1]+5)/[.$A29])^3*106)+40" office:value-type="float" office:value="60.6140255631941">
            <text:p>60,61</text:p>
          </table:table-cell>
          <table:table-cell table:formula="of:=[.$G29]*(0.7+0.075*[.M$2])" office:value-type="float" office:value="180.688749556175">
            <text:p>181</text:p>
          </table:table-cell>
          <table:table-cell table:style-name="ce2"/>
          <table:table-cell table:formula="of:=[.$G29]*(0.7+0.075*[.O$2])" office:value-type="float" office:value="195.339188709378">
            <text:p>19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35">
            <text:p>635</text:p>
          </table:table-cell>
          <table:table-cell table:formula="of:=155-(1.5+([.A30]-500)*0.1)^1.6*0.08" office:value-type="float" office:value="148.906932329615">
            <text:p>149</text:p>
          </table:table-cell>
          <table:table-cell table:formula="of:=[.$B30]*(0.5+0.125*[.C$2])" office:value-type="float" office:value="93.0668327060094">
            <text:p>93</text:p>
          </table:table-cell>
          <table:table-cell table:formula="of:=[.$B30]*(0.5+0.125*[.D$2])" office:value-type="float" office:value="111.680199247211">
            <text:p>112</text:p>
          </table:table-cell>
          <table:table-cell table:formula="of:=[.$B30]*(0.5+0.125*[.E$2])" office:value-type="float" office:value="130.293565788413">
            <text:p>130</text:p>
          </table:table-cell>
          <table:table-cell table:formula="of:=[.$B30]*(0.5+0.125*[.F$2])" office:value-type="float" office:value="148.906932329615">
            <text:p>149</text:p>
          </table:table-cell>
          <table:table-cell table:formula="of:=205-(1.5+([.A30]-500)*0.1)^1.45*0.2" office:value-type="float" office:value="194.852423797741">
            <text:p>195</text:p>
          </table:table-cell>
          <table:table-cell table:style-name="ce2" table:formula="of:=IF([.$A30]&lt;[.I$1]+6;MIN(1;([.$A30]/[.I$1])^3)*100;(([.I$1]+5)/[.$A30])^3*100)+40" office:value-type="float" office:value="42.4728285677044">
            <text:p>42,47</text:p>
          </table:table-cell>
          <table:table-cell table:formula="of:=[.$G30]*(0.7+0.075*[.I$2])" office:value-type="float" office:value="151.010628443249">
            <text:p>151</text:p>
          </table:table-cell>
          <table:table-cell table:style-name="ce2" table:formula="of:=IF([.$A30]&lt;[.K$1]+6;MIN(1;([.$A30]/[.K$1])^3)*103;(([.K$1]+5)/[.$A30])^3*103)+40" office:value-type="float" office:value="48.3659281491791">
            <text:p>48,37</text:p>
          </table:table-cell>
          <table:table-cell table:formula="of:=[.$G30]*(0.7+0.075*[.K$2])" office:value-type="float" office:value="165.62456022808">
            <text:p>166</text:p>
          </table:table-cell>
          <table:table-cell table:style-name="ce2" table:formula="of:=IF([.$A30]&lt;[.M$1]+6;MIN(1;([.$A30]/[.M$1])^3)*106;(([.M$1]+5)/[.$A30])^3*106)+40" office:value-type="float" office:value="60.1309042303124">
            <text:p>60,13</text:p>
          </table:table-cell>
          <table:table-cell table:formula="of:=[.$G30]*(0.7+0.075*[.M$2])" office:value-type="float" office:value="180.23849201291">
            <text:p>180</text:p>
          </table:table-cell>
          <table:table-cell table:style-name="ce2"/>
          <table:table-cell table:formula="of:=[.$G30]*(0.7+0.075*[.O$2])" office:value-type="float" office:value="194.852423797741">
            <text:p>195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40">
            <text:p>640</text:p>
          </table:table-cell>
          <table:table-cell table:formula="of:=155-(1.5+([.A31]-500)*0.1)^1.6*0.08" office:value-type="float" office:value="148.578733361411">
            <text:p>149</text:p>
          </table:table-cell>
          <table:table-cell table:formula="of:=[.$B31]*(0.5+0.125*[.C$2])" office:value-type="float" office:value="92.8617083508816">
            <text:p>93</text:p>
          </table:table-cell>
          <table:table-cell table:formula="of:=[.$B31]*(0.5+0.125*[.D$2])" office:value-type="float" office:value="111.434050021058">
            <text:p>111</text:p>
          </table:table-cell>
          <table:table-cell table:formula="of:=[.$B31]*(0.5+0.125*[.E$2])" office:value-type="float" office:value="130.006391691234">
            <text:p>130</text:p>
          </table:table-cell>
          <table:table-cell table:formula="of:=[.$B31]*(0.5+0.125*[.F$2])" office:value-type="float" office:value="148.578733361411">
            <text:p>149</text:p>
          </table:table-cell>
          <table:table-cell table:formula="of:=205-(1.5+([.A31]-500)*0.1)^1.45*0.2" office:value-type="float" office:value="194.358301312436">
            <text:p>194</text:p>
          </table:table-cell>
          <table:table-cell table:style-name="ce2" table:formula="of:=IF([.$A31]&lt;[.I$1]+6;MIN(1;([.$A31]/[.I$1])^3)*100;(([.I$1]+5)/[.$A31])^3*100)+40" office:value-type="float" office:value="42.4153232574463">
            <text:p>42,42</text:p>
          </table:table-cell>
          <table:table-cell table:formula="of:=[.$G31]*(0.7+0.075*[.I$2])" office:value-type="float" office:value="150.627683517138">
            <text:p>151</text:p>
          </table:table-cell>
          <table:table-cell table:style-name="ce2" table:formula="of:=IF([.$A31]&lt;[.K$1]+6;MIN(1;([.$A31]/[.K$1])^3)*103;(([.K$1]+5)/[.$A31])^3*103)+40" office:value-type="float" office:value="48.1713795661926">
            <text:p>48,17</text:p>
          </table:table-cell>
          <table:table-cell table:formula="of:=[.$G31]*(0.7+0.075*[.K$2])" office:value-type="float" office:value="165.204556115571">
            <text:p>165</text:p>
          </table:table-cell>
          <table:table-cell table:style-name="ce2" table:formula="of:=IF([.$A31]&lt;[.M$1]+6;MIN(1;([.$A31]/[.M$1])^3)*106;(([.M$1]+5)/[.$A31])^3*106)+40" office:value-type="float" office:value="59.6627626419067">
            <text:p>59,66</text:p>
          </table:table-cell>
          <table:table-cell table:formula="of:=[.$G31]*(0.7+0.075*[.M$2])" office:value-type="float" office:value="179.781428714004">
            <text:p>180</text:p>
          </table:table-cell>
          <table:table-cell table:style-name="ce2"/>
          <table:table-cell table:formula="of:=[.$G31]*(0.7+0.075*[.O$2])" office:value-type="float" office:value="194.358301312436">
            <text:p>19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45">
            <text:p>645</text:p>
          </table:table-cell>
          <table:table-cell table:formula="of:=155-(1.5+([.A32]-500)*0.1)^1.6*0.08" office:value-type="float" office:value="148.244119496843">
            <text:p>148</text:p>
          </table:table-cell>
          <table:table-cell table:formula="of:=[.$B32]*(0.5+0.125*[.C$2])" office:value-type="float" office:value="92.6525746855267">
            <text:p>93</text:p>
          </table:table-cell>
          <table:table-cell table:formula="of:=[.$B32]*(0.5+0.125*[.D$2])" office:value-type="float" office:value="111.183089622632">
            <text:p>111</text:p>
          </table:table-cell>
          <table:table-cell table:formula="of:=[.$B32]*(0.5+0.125*[.E$2])" office:value-type="float" office:value="129.713604559737">
            <text:p>130</text:p>
          </table:table-cell>
          <table:table-cell table:formula="of:=[.$B32]*(0.5+0.125*[.F$2])" office:value-type="float" office:value="148.244119496843">
            <text:p>148</text:p>
          </table:table-cell>
          <table:table-cell table:formula="of:=205-(1.5+([.A32]-500)*0.1)^1.45*0.2" office:value-type="float" office:value="193.85695278981">
            <text:p>194</text:p>
          </table:table-cell>
          <table:table-cell table:style-name="ce2" table:formula="of:=IF([.$A32]&lt;[.I$1]+6;MIN(1;([.$A32]/[.I$1])^3)*100;(([.I$1]+5)/[.$A32])^3*100)+40" office:value-type="float" office:value="42.3595872527413">
            <text:p>42,36</text:p>
          </table:table-cell>
          <table:table-cell table:formula="of:=[.$G32]*(0.7+0.075*[.I$2])" office:value-type="float" office:value="150.239138412102">
            <text:p>150</text:p>
          </table:table-cell>
          <table:table-cell table:style-name="ce2" table:formula="of:=IF([.$A32]&lt;[.K$1]+6;MIN(1;([.$A32]/[.K$1])^3)*103;(([.K$1]+5)/[.$A32])^3*103)+40" office:value-type="float" office:value="47.9828167936762">
            <text:p>47,98</text:p>
          </table:table-cell>
          <table:table-cell table:formula="of:=[.$G32]*(0.7+0.075*[.K$2])" office:value-type="float" office:value="164.778409871338">
            <text:p>165</text:p>
          </table:table-cell>
          <table:table-cell table:style-name="ce2" table:formula="of:=IF([.$A32]&lt;[.M$1]+6;MIN(1;([.$A32]/[.M$1])^3)*106;(([.M$1]+5)/[.$A32])^3*106)+40" office:value-type="float" office:value="59.2090246887183">
            <text:p>59,21</text:p>
          </table:table-cell>
          <table:table-cell table:formula="of:=[.$G32]*(0.7+0.075*[.M$2])" office:value-type="float" office:value="179.317681330574">
            <text:p>179</text:p>
          </table:table-cell>
          <table:table-cell table:style-name="ce2"/>
          <table:table-cell table:formula="of:=[.$G32]*(0.7+0.075*[.O$2])" office:value-type="float" office:value="193.85695278981">
            <text:p>194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50">
            <text:p>650</text:p>
          </table:table-cell>
          <table:table-cell table:formula="of:=155-(1.5+([.A33]-500)*0.1)^1.6*0.08" office:value-type="float" office:value="147.903171705584">
            <text:p>148</text:p>
          </table:table-cell>
          <table:table-cell table:formula="of:=[.$B33]*(0.5+0.125*[.C$2])" office:value-type="float" office:value="92.4394823159901">
            <text:p>92</text:p>
          </table:table-cell>
          <table:table-cell table:formula="of:=[.$B33]*(0.5+0.125*[.D$2])" office:value-type="float" office:value="110.927378779188">
            <text:p>111</text:p>
          </table:table-cell>
          <table:table-cell table:formula="of:=[.$B33]*(0.5+0.125*[.E$2])" office:value-type="float" office:value="129.415275242386">
            <text:p>129</text:p>
          </table:table-cell>
          <table:table-cell table:formula="of:=[.$B33]*(0.5+0.125*[.F$2])" office:value-type="float" office:value="147.903171705584">
            <text:p>148</text:p>
          </table:table-cell>
          <table:table-cell table:formula="of:=205-(1.5+([.A33]-500)*0.1)^1.45*0.2" office:value-type="float" office:value="193.348503346402">
            <text:p>193</text:p>
          </table:table-cell>
          <table:table-cell table:style-name="ce2" table:formula="of:=IF([.$A33]&lt;[.I$1]+6;MIN(1;([.$A33]/[.I$1])^3)*100;(([.I$1]+5)/[.$A33])^3*100)+40" office:value-type="float" office:value="42.3055530268548">
            <text:p>42,31</text:p>
          </table:table-cell>
          <table:table-cell table:formula="of:=[.$G33]*(0.7+0.075*[.I$2])" office:value-type="float" office:value="149.845090093462">
            <text:p>150</text:p>
          </table:table-cell>
          <table:table-cell table:style-name="ce2" table:formula="of:=IF([.$A33]&lt;[.K$1]+6;MIN(1;([.$A33]/[.K$1])^3)*103;(([.K$1]+5)/[.$A33])^3*103)+40" office:value-type="float" office:value="47.8000113791534">
            <text:p>47,80</text:p>
          </table:table-cell>
          <table:table-cell table:formula="of:=[.$G33]*(0.7+0.075*[.K$2])" office:value-type="float" office:value="164.346227844442">
            <text:p>164</text:p>
          </table:table-cell>
          <table:table-cell table:style-name="ce2" table:formula="of:=IF([.$A33]&lt;[.M$1]+6;MIN(1;([.$A33]/[.M$1])^3)*106;(([.M$1]+5)/[.$A33])^3*106)+40" office:value-type="float" office:value="58.7691406463359">
            <text:p>58,77</text:p>
          </table:table-cell>
          <table:table-cell table:formula="of:=[.$G33]*(0.7+0.075*[.M$2])" office:value-type="float" office:value="178.847365595422">
            <text:p>179</text:p>
          </table:table-cell>
          <table:table-cell table:style-name="ce2"/>
          <table:table-cell table:formula="of:=[.$G33]*(0.7+0.075*[.O$2])" office:value-type="float" office:value="193.348503346402">
            <text:p>19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55">
            <text:p>655</text:p>
          </table:table-cell>
          <table:table-cell table:formula="of:=155-(1.5+([.A34]-500)*0.1)^1.6*0.08" office:value-type="float" office:value="147.555967488991">
            <text:p>148</text:p>
          </table:table-cell>
          <table:table-cell table:formula="of:=[.$B34]*(0.5+0.125*[.C$2])" office:value-type="float" office:value="92.2224796806193">
            <text:p>92</text:p>
          </table:table-cell>
          <table:table-cell table:formula="of:=[.$B34]*(0.5+0.125*[.D$2])" office:value-type="float" office:value="110.666975616743">
            <text:p>111</text:p>
          </table:table-cell>
          <table:table-cell table:formula="of:=[.$B34]*(0.5+0.125*[.E$2])" office:value-type="float" office:value="129.111471552867">
            <text:p>129</text:p>
          </table:table-cell>
          <table:table-cell table:formula="of:=[.$B34]*(0.5+0.125*[.F$2])" office:value-type="float" office:value="147.555967488991">
            <text:p>148</text:p>
          </table:table-cell>
          <table:table-cell table:formula="of:=205-(1.5+([.A34]-500)*0.1)^1.45*0.2" office:value-type="float" office:value="192.833072178784">
            <text:p>193</text:p>
          </table:table-cell>
          <table:table-cell table:style-name="ce2" table:formula="of:=IF([.$A34]&lt;[.I$1]+6;MIN(1;([.$A34]/[.I$1])^3)*100;(([.I$1]+5)/[.$A34])^3*100)+40" office:value-type="float" office:value="42.2531561222388">
            <text:p>42,25</text:p>
          </table:table-cell>
          <table:table-cell table:formula="of:=[.$G34]*(0.7+0.075*[.I$2])" office:value-type="float" office:value="149.445630938558">
            <text:p>149</text:p>
          </table:table-cell>
          <table:table-cell table:style-name="ce2" table:formula="of:=IF([.$A34]&lt;[.K$1]+6;MIN(1;([.$A34]/[.K$1])^3)*103;(([.K$1]+5)/[.$A34])^3*103)+40" office:value-type="float" office:value="47.6227452536396">
            <text:p>47,62</text:p>
          </table:table-cell>
          <table:table-cell table:formula="of:=[.$G34]*(0.7+0.075*[.K$2])" office:value-type="float" office:value="163.908111351967">
            <text:p>164</text:p>
          </table:table-cell>
          <table:table-cell table:style-name="ce2" table:formula="of:=IF([.$A34]&lt;[.M$1]+6;MIN(1;([.$A34]/[.M$1])^3)*106;(([.M$1]+5)/[.$A34])^3*106)+40" office:value-type="float" office:value="58.3425857761096">
            <text:p>58,34</text:p>
          </table:table-cell>
          <table:table-cell table:formula="of:=[.$G34]*(0.7+0.075*[.M$2])" office:value-type="float" office:value="178.370591765376">
            <text:p>178</text:p>
          </table:table-cell>
          <table:table-cell table:style-name="ce2"/>
          <table:table-cell table:formula="of:=[.$G34]*(0.7+0.075*[.O$2])" office:value-type="float" office:value="192.833072178784">
            <text:p>193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60">
            <text:p>660</text:p>
          </table:table-cell>
          <table:table-cell table:formula="of:=155-(1.5+([.A35]-500)*0.1)^1.6*0.08" office:value-type="float" office:value="147.20258112727">
            <text:p>147</text:p>
          </table:table-cell>
          <table:table-cell table:formula="of:=[.$B35]*(0.5+0.125*[.C$2])" office:value-type="float" office:value="92.001613204544">
            <text:p>92</text:p>
          </table:table-cell>
          <table:table-cell table:formula="of:=[.$B35]*(0.5+0.125*[.D$2])" office:value-type="float" office:value="110.401935845453">
            <text:p>110</text:p>
          </table:table-cell>
          <table:table-cell table:formula="of:=[.$B35]*(0.5+0.125*[.E$2])" office:value-type="float" office:value="128.802258486362">
            <text:p>129</text:p>
          </table:table-cell>
          <table:table-cell table:formula="of:=[.$B35]*(0.5+0.125*[.F$2])" office:value-type="float" office:value="147.20258112727">
            <text:p>147</text:p>
          </table:table-cell>
          <table:table-cell table:formula="of:=205-(1.5+([.A35]-500)*0.1)^1.45*0.2" office:value-type="float" office:value="192.310773010808">
            <text:p>192</text:p>
          </table:table-cell>
          <table:table-cell table:style-name="ce2" table:formula="of:=IF([.$A35]&lt;[.I$1]+6;MIN(1;([.$A35]/[.I$1])^3)*100;(([.I$1]+5)/[.$A35])^3*100)+40" office:value-type="float" office:value="42.2023349890085">
            <text:p>42,20</text:p>
          </table:table-cell>
          <table:table-cell table:formula="of:=[.$G35]*(0.7+0.075*[.I$2])" office:value-type="float" office:value="149.040849083376">
            <text:p>149</text:p>
          </table:table-cell>
          <table:table-cell table:style-name="ce2" table:formula="of:=IF([.$A35]&lt;[.K$1]+6;MIN(1;([.$A35]/[.K$1])^3)*103;(([.K$1]+5)/[.$A35])^3*103)+40" office:value-type="float" office:value="47.4508101851852">
            <text:p>47,45</text:p>
          </table:table-cell>
          <table:table-cell table:formula="of:=[.$G35]*(0.7+0.075*[.K$2])" office:value-type="float" office:value="163.464157059187">
            <text:p>163</text:p>
          </table:table-cell>
          <table:table-cell table:style-name="ce2" table:formula="of:=IF([.$A35]&lt;[.M$1]+6;MIN(1;([.$A35]/[.M$1])^3)*106;(([.M$1]+5)/[.$A35])^3*106)+40" office:value-type="float" office:value="57.9288590102123">
            <text:p>57,93</text:p>
          </table:table-cell>
          <table:table-cell table:formula="of:=[.$G35]*(0.7+0.075*[.M$2])" office:value-type="float" office:value="177.887465034997">
            <text:p>178</text:p>
          </table:table-cell>
          <table:table-cell table:style-name="ce2"/>
          <table:table-cell table:formula="of:=[.$G35]*(0.7+0.075*[.O$2])" office:value-type="float" office:value="192.310773010808">
            <text:p>192</text:p>
          </table:table-cell>
          <table:covered-table-cell table:style-name="ce3"/>
          <table:covered-table-cell table:number-columns-repeated="10" table:style-name="ce4"/>
          <table:covered-table-cell table:number-columns-repeated="2"/>
          <table:table-cell table:number-columns-repeated="996"/>
        </table:table-row>
        <table:table-row table:style-name="ro1">
          <table:table-cell office:value-type="float" office:value="665">
            <text:p>665</text:p>
          </table:table-cell>
          <table:table-cell table:formula="of:=155-(1.5+([.A36]-500)*0.1)^1.6*0.08" office:value-type="float" office:value="146.843083902412">
            <text:p>147</text:p>
          </table:table-cell>
          <table:table-cell table:formula="of:=[.$B36]*(0.5+0.125*[.C$2])" office:value-type="float" office:value="91.7769274390075">
            <text:p>92</text:p>
          </table:table-cell>
          <table:table-cell table:formula="of:=[.$B36]*(0.5+0.125*[.D$2])" office:value-type="float" office:value="110.132312926809">
            <text:p>110</text:p>
          </table:table-cell>
          <table:table-cell table:formula="of:=[.$B36]*(0.5+0.125*[.E$2])" office:value-type="float" office:value="128.487698414611">
            <text:p>128</text:p>
          </table:table-cell>
          <table:table-cell table:formula="of:=[.$B36]*(0.5+0.125*[.F$2])" office:value-type="float" office:value="146.843083902412">
            <text:p>147</text:p>
          </table:table-cell>
          <table:table-cell table:formula="of:=205-(1.5+([.A36]-500)*0.1)^1.45*0.2" office:value-type="float" office:value="191.781714495161">
            <text:p>192</text:p>
          </table:table-cell>
          <table:table-cell table:style-name="ce2" table:formula="of:=IF([.$A36]&lt;[.I$1]+6;MIN(1;([.$A36]/[.I$1])^3)*100;(([.I$1]+5)/[.$A36])^3*100)+40" office:value-type="float" office:value="42.153030833061">
            <text:p>42,15</text:p>
          </table:table-cell>
          <table:table-cell table:formula="of:=[.$G36]*(0.7+0.075*[.I$2])" office:value-type="float" office:value="148.63082873375">
            <text:p>149</text:p>
          </table:table-cell>
          <table:table-cell table:style-name="ce2" table:formula="of:=IF([.$A36]&lt;[.K$1]+6;MIN(1;([.$A36]/[.K$1])^3)*103;(([.K$1]+5)/[.$A36])^3*103)+40" office:value-type="float" office:value="47.2840072650392">
            <text:p>47,28</text:p>
          </table:table-cell>
          <table:table-cell table:formula="of:=[.$G36]*(0.7+0.075*[.K$2])" office:value-type="float" office:value="163.014457320887">
            <text:p>163</text:p>
          </table:table-cell>
          <table:table-cell table:style-name="ce2" table:formula="of:=IF([.$A36]&lt;[.M$1]+6;MIN(1;([.$A36]/[.M$1])^3)*106;(([.M$1]+5)/[.$A36])^3*106)+40" office:value-type="float" office:value="57.5274817151987">
            <text:p>57,53</text:p>
          </table:table-cell>
          <table:table-cell table:formula="of:=[.$G36]*(0.7+0.075*[.M$2])" office:value-type="float" office:value="177.398085908024">
            <text:p>177</text:p>
          </table:table-cell>
          <table:table-cell table:style-name="ce2"/>
          <table:table-cell table:formula="of:=[.$G36]*(0.7+0.075*[.O$2])" office:value-type="float" office:value="191.781714495161">
            <text:p>192</text:p>
          </table:table-cell>
          <table:table-cell table:number-columns-repeated="1009"/>
        </table:table-row>
        <table:table-row table:style-name="ro1">
          <table:table-cell office:value-type="float" office:value="670">
            <text:p>670</text:p>
          </table:table-cell>
          <table:table-cell table:formula="of:=155-(1.5+([.A37]-500)*0.1)^1.6*0.08" office:value-type="float" office:value="146.477544299868">
            <text:p>146</text:p>
          </table:table-cell>
          <table:table-cell table:formula="of:=[.$B37]*(0.5+0.125*[.C$2])" office:value-type="float" office:value="91.5484651874177">
            <text:p>92</text:p>
          </table:table-cell>
          <table:table-cell table:formula="of:=[.$B37]*(0.5+0.125*[.D$2])" office:value-type="float" office:value="109.858158224901">
            <text:p>110</text:p>
          </table:table-cell>
          <table:table-cell table:formula="of:=[.$B37]*(0.5+0.125*[.E$2])" office:value-type="float" office:value="128.167851262385">
            <text:p>128</text:p>
          </table:table-cell>
          <table:table-cell table:formula="of:=[.$B37]*(0.5+0.125*[.F$2])" office:value-type="float" office:value="146.477544299868">
            <text:p>146</text:p>
          </table:table-cell>
          <table:table-cell table:formula="of:=205-(1.5+([.A37]-500)*0.1)^1.45*0.2" office:value-type="float" office:value="191.246000575048">
            <text:p>191</text:p>
          </table:table-cell>
          <table:table-cell table:style-name="ce2" table:formula="of:=IF([.$A37]&lt;[.I$1]+6;MIN(1;([.$A37]/[.I$1])^3)*100;(([.I$1]+5)/[.$A37])^3*100)+40" office:value-type="float" office:value="42.1051874731932">
            <text:p>42,11</text:p>
          </table:table-cell>
          <table:table-cell table:formula="of:=[.$G37]*(0.7+0.075*[.I$2])" office:value-type="float" office:value="148.215650445663">
            <text:p>148</text:p>
          </table:table-cell>
          <table:table-cell table:style-name="ce2" table:formula="of:=IF([.$A37]&lt;[.K$1]+6;MIN(1;([.$A37]/[.K$1])^3)*103;(([.K$1]+5)/[.$A37])^3*103)+40" office:value-type="float" office:value="47.122146424261">
            <text:p>47,12</text:p>
          </table:table-cell>
          <table:table-cell table:formula="of:=[.$G37]*(0.7+0.075*[.K$2])" office:value-type="float" office:value="162.559100488791">
            <text:p>163</text:p>
          </table:table-cell>
          <table:table-cell table:style-name="ce2" table:formula="of:=IF([.$A37]&lt;[.M$1]+6;MIN(1;([.$A37]/[.M$1])^3)*106;(([.M$1]+5)/[.$A37])^3*106)+40" office:value-type="float" office:value="57.1379965288284">
            <text:p>57,14</text:p>
          </table:table-cell>
          <table:table-cell table:formula="of:=[.$G37]*(0.7+0.075*[.M$2])" office:value-type="float" office:value="176.90255053192">
            <text:p>177</text:p>
          </table:table-cell>
          <table:table-cell table:style-name="ce2"/>
          <table:table-cell table:formula="of:=[.$G37]*(0.7+0.075*[.O$2])" office:value-type="float" office:value="191.246000575048">
            <text:p>191</text:p>
          </table:table-cell>
          <table:table-cell table:number-columns-repeated="1009"/>
        </table:table-row>
        <table:table-row table:style-name="ro1">
          <table:table-cell office:value-type="float" office:value="675">
            <text:p>675</text:p>
          </table:table-cell>
          <table:table-cell table:formula="of:=155-(1.5+([.A38]-500)*0.1)^1.6*0.08" office:value-type="float" office:value="146.106028191538">
            <text:p>146</text:p>
          </table:table-cell>
          <table:table-cell table:formula="of:=[.$B38]*(0.5+0.125*[.C$2])" office:value-type="float" office:value="91.3162676197112">
            <text:p>91</text:p>
          </table:table-cell>
          <table:table-cell table:formula="of:=[.$B38]*(0.5+0.125*[.D$2])" office:value-type="float" office:value="109.579521143653">
            <text:p>110</text:p>
          </table:table-cell>
          <table:table-cell table:formula="of:=[.$B38]*(0.5+0.125*[.E$2])" office:value-type="float" office:value="127.842774667596">
            <text:p>128</text:p>
          </table:table-cell>
          <table:table-cell table:formula="of:=[.$B38]*(0.5+0.125*[.F$2])" office:value-type="float" office:value="146.106028191538">
            <text:p>146</text:p>
          </table:table-cell>
          <table:table-cell table:formula="of:=205-(1.5+([.A38]-500)*0.1)^1.45*0.2" office:value-type="float" office:value="190.703730810932">
            <text:p>191</text:p>
          </table:table-cell>
          <table:table-cell table:style-name="ce2" table:formula="of:=IF([.$A38]&lt;[.I$1]+6;MIN(1;([.$A38]/[.I$1])^3)*100;(([.I$1]+5)/[.$A38])^3*100)+40" office:value-type="float" office:value="42.058751206625">
            <text:p>42,06</text:p>
          </table:table-cell>
          <table:table-cell table:formula="of:=[.$G38]*(0.7+0.075*[.I$2])" office:value-type="float" office:value="147.795391378472">
            <text:p>148</text:p>
          </table:table-cell>
          <table:table-cell table:style-name="ce2" table:formula="of:=IF([.$A38]&lt;[.K$1]+6;MIN(1;([.$A38]/[.K$1])^3)*103;(([.K$1]+5)/[.$A38])^3*103)+40" office:value-type="float" office:value="46.9650459787634">
            <text:p>46,97</text:p>
          </table:table-cell>
          <table:table-cell table:formula="of:=[.$G38]*(0.7+0.075*[.K$2])" office:value-type="float" office:value="162.098171189292">
            <text:p>162</text:p>
          </table:table-cell>
          <table:table-cell table:style-name="ce2" table:formula="of:=IF([.$A38]&lt;[.M$1]+6;MIN(1;([.$A38]/[.M$1])^3)*106;(([.M$1]+5)/[.$A38])^3*106)+40" office:value-type="float" office:value="56.7599662653051">
            <text:p>56,76</text:p>
          </table:table-cell>
          <table:table-cell table:formula="of:=[.$G38]*(0.7+0.075*[.M$2])" office:value-type="float" office:value="176.400951000112">
            <text:p>176</text:p>
          </table:table-cell>
          <table:table-cell table:style-name="ce2"/>
          <table:table-cell table:formula="of:=[.$G38]*(0.7+0.075*[.O$2])" office:value-type="float" office:value="190.703730810932">
            <text:p>191</text:p>
          </table:table-cell>
          <table:table-cell table:number-columns-repeated="1009"/>
        </table:table-row>
        <table:table-row table:style-name="ro1">
          <table:table-cell office:value-type="float" office:value="680">
            <text:p>680</text:p>
          </table:table-cell>
          <table:table-cell table:formula="of:=155-(1.5+([.A39]-500)*0.1)^1.6*0.08" office:value-type="float" office:value="145.728599002236">
            <text:p>146</text:p>
          </table:table-cell>
          <table:table-cell table:formula="of:=[.$B39]*(0.5+0.125*[.C$2])" office:value-type="float" office:value="91.0803743763976">
            <text:p>91</text:p>
          </table:table-cell>
          <table:table-cell table:formula="of:=[.$B39]*(0.5+0.125*[.D$2])" office:value-type="float" office:value="109.296449251677">
            <text:p>109</text:p>
          </table:table-cell>
          <table:table-cell table:formula="of:=[.$B39]*(0.5+0.125*[.E$2])" office:value-type="float" office:value="127.512524126957">
            <text:p>128</text:p>
          </table:table-cell>
          <table:table-cell table:formula="of:=[.$B39]*(0.5+0.125*[.F$2])" office:value-type="float" office:value="145.728599002236">
            <text:p>146</text:p>
          </table:table-cell>
          <table:table-cell table:formula="of:=205-(1.5+([.A39]-500)*0.1)^1.45*0.2" office:value-type="float" office:value="190.155000676542">
            <text:p>190</text:p>
          </table:table-cell>
          <table:table-cell table:style-name="ce2" table:formula="of:=IF([.$A39]&lt;[.I$1]+6;MIN(1;([.$A39]/[.I$1])^3)*100;(([.I$1]+5)/[.$A39])^3*100)+40" office:value-type="float" office:value="42.0136706823733">
            <text:p>42,01</text:p>
          </table:table-cell>
          <table:table-cell table:formula="of:=[.$G39]*(0.7+0.075*[.I$2])" office:value-type="float" office:value="147.37012552432">
            <text:p>147</text:p>
          </table:table-cell>
          <table:table-cell table:style-name="ce2" table:formula="of:=IF([.$A39]&lt;[.K$1]+6;MIN(1;([.$A39]/[.K$1])^3)*103;(([.K$1]+5)/[.$A39])^3*103)+40" office:value-type="float" office:value="46.812532200921">
            <text:p>46,81</text:p>
          </table:table-cell>
          <table:table-cell table:formula="of:=[.$G39]*(0.7+0.075*[.K$2])" office:value-type="float" office:value="161.631750575061">
            <text:p>162</text:p>
          </table:table-cell>
          <table:table-cell table:style-name="ce2" table:formula="of:=IF([.$A39]&lt;[.M$1]+6;MIN(1;([.$A39]/[.M$1])^3)*106;(([.M$1]+5)/[.$A39])^3*106)+40" office:value-type="float" office:value="56.3929728844393">
            <text:p>56,39</text:p>
          </table:table-cell>
          <table:table-cell table:formula="of:=[.$G39]*(0.7+0.075*[.M$2])" office:value-type="float" office:value="175.893375625802">
            <text:p>176</text:p>
          </table:table-cell>
          <table:table-cell table:style-name="ce2"/>
          <table:table-cell table:formula="of:=[.$G39]*(0.7+0.075*[.O$2])" office:value-type="float" office:value="190.155000676542">
            <text:p>190</text:p>
          </table:table-cell>
          <table:table-cell table:number-columns-repeated="1009"/>
        </table:table-row>
        <table:table-row table:style-name="ro1">
          <table:table-cell office:value-type="float" office:value="685">
            <text:p>685</text:p>
          </table:table-cell>
          <table:table-cell table:formula="of:=155-(1.5+([.A40]-500)*0.1)^1.6*0.08" office:value-type="float" office:value="145.345317861528">
            <text:p>145</text:p>
          </table:table-cell>
          <table:table-cell table:formula="of:=[.$B40]*(0.5+0.125*[.C$2])" office:value-type="float" office:value="90.8408236634548">
            <text:p>91</text:p>
          </table:table-cell>
          <table:table-cell table:formula="of:=[.$B40]*(0.5+0.125*[.D$2])" office:value-type="float" office:value="109.008988396146">
            <text:p>109</text:p>
          </table:table-cell>
          <table:table-cell table:formula="of:=[.$B40]*(0.5+0.125*[.E$2])" office:value-type="float" office:value="127.177153128837">
            <text:p>127</text:p>
          </table:table-cell>
          <table:table-cell table:formula="of:=[.$B40]*(0.5+0.125*[.F$2])" office:value-type="float" office:value="145.345317861528">
            <text:p>145</text:p>
          </table:table-cell>
          <table:table-cell table:formula="of:=205-(1.5+([.A40]-500)*0.1)^1.45*0.2" office:value-type="float" office:value="189.599901827773">
            <text:p>190</text:p>
          </table:table-cell>
          <table:table-cell table:style-name="ce2" table:formula="of:=IF([.$A40]&lt;[.I$1]+6;MIN(1;([.$A40]/[.I$1])^3)*100;(([.I$1]+5)/[.$A40])^3*100)+40" office:value-type="float" office:value="41.9698967819665">
            <text:p>41,97</text:p>
          </table:table-cell>
          <table:table-cell table:formula="of:=[.$G40]*(0.7+0.075*[.I$2])" office:value-type="float" office:value="146.939923916524">
            <text:p>147</text:p>
          </table:table-cell>
          <table:table-cell table:style-name="ce2" table:formula="of:=IF([.$A40]&lt;[.K$1]+6;MIN(1;([.$A40]/[.K$1])^3)*103;(([.K$1]+5)/[.$A40])^3*103)+40" office:value-type="float" office:value="46.6644389160104">
            <text:p>46,66</text:p>
          </table:table-cell>
          <table:table-cell table:formula="of:=[.$G40]*(0.7+0.075*[.K$2])" office:value-type="float" office:value="161.159916553607">
            <text:p>161</text:p>
          </table:table-cell>
          <table:table-cell table:style-name="ce2" table:formula="of:=IF([.$A40]&lt;[.M$1]+6;MIN(1;([.$A40]/[.M$1])^3)*106;(([.M$1]+5)/[.$A40])^3*106)+40" office:value-type="float" office:value="56.0366165205633">
            <text:p>56,04</text:p>
          </table:table-cell>
          <table:table-cell table:formula="of:=[.$G40]*(0.7+0.075*[.M$2])" office:value-type="float" office:value="175.37990919069">
            <text:p>175</text:p>
          </table:table-cell>
          <table:table-cell table:style-name="ce2"/>
          <table:table-cell table:formula="of:=[.$G40]*(0.7+0.075*[.O$2])" office:value-type="float" office:value="189.599901827773">
            <text:p>190</text:p>
          </table:table-cell>
          <table:table-cell table:number-columns-repeated="1009"/>
        </table:table-row>
        <table:table-row table:style-name="ro1">
          <table:table-cell office:value-type="float" office:value="690">
            <text:p>690</text:p>
          </table:table-cell>
          <table:table-cell table:formula="of:=155-(1.5+([.A41]-500)*0.1)^1.6*0.08" office:value-type="float" office:value="144.956243742551">
            <text:p>145</text:p>
          </table:table-cell>
          <table:table-cell table:formula="of:=[.$B41]*(0.5+0.125*[.C$2])" office:value-type="float" office:value="90.5976523390941">
            <text:p>91</text:p>
          </table:table-cell>
          <table:table-cell table:formula="of:=[.$B41]*(0.5+0.125*[.D$2])" office:value-type="float" office:value="108.717182806913">
            <text:p>109</text:p>
          </table:table-cell>
          <table:table-cell table:formula="of:=[.$B41]*(0.5+0.125*[.E$2])" office:value-type="float" office:value="126.836713274732">
            <text:p>127</text:p>
          </table:table-cell>
          <table:table-cell table:formula="of:=[.$B41]*(0.5+0.125*[.F$2])" office:value-type="float" office:value="144.956243742551">
            <text:p>145</text:p>
          </table:table-cell>
          <table:table-cell table:formula="of:=205-(1.5+([.A41]-500)*0.1)^1.45*0.2" office:value-type="float" office:value="189.038522347561">
            <text:p>189</text:p>
          </table:table-cell>
          <table:table-cell table:style-name="ce2" table:formula="of:=IF([.$A41]&lt;[.I$1]+6;MIN(1;([.$A41]/[.I$1])^3)*100;(([.I$1]+5)/[.$A41])^3*100)+40" office:value-type="float" office:value="41.9273825070242">
            <text:p>41,93</text:p>
          </table:table-cell>
          <table:table-cell table:formula="of:=[.$G41]*(0.7+0.075*[.I$2])" office:value-type="float" office:value="146.50485481936">
            <text:p>147</text:p>
          </table:table-cell>
          <table:table-cell table:style-name="ce2" table:formula="of:=IF([.$A41]&lt;[.K$1]+6;MIN(1;([.$A41]/[.K$1])^3)*103;(([.K$1]+5)/[.$A41])^3*103)+40" office:value-type="float" office:value="46.5206071218749">
            <text:p>46,52</text:p>
          </table:table-cell>
          <table:table-cell table:formula="of:=[.$G41]*(0.7+0.075*[.K$2])" office:value-type="float" office:value="160.682743995427">
            <text:p>161</text:p>
          </table:table-cell>
          <table:table-cell table:style-name="ce2" table:formula="of:=IF([.$A41]&lt;[.M$1]+6;MIN(1;([.$A41]/[.M$1])^3)*106;(([.M$1]+5)/[.$A41])^3*106)+40" office:value-type="float" office:value="55.690514567333">
            <text:p>55,69</text:p>
          </table:table-cell>
          <table:table-cell table:formula="of:=[.$G41]*(0.7+0.075*[.M$2])" office:value-type="float" office:value="174.860633171494">
            <text:p>175</text:p>
          </table:table-cell>
          <table:table-cell table:style-name="ce2"/>
          <table:table-cell table:formula="of:=[.$G41]*(0.7+0.075*[.O$2])" office:value-type="float" office:value="189.038522347561">
            <text:p>189</text:p>
          </table:table-cell>
          <table:table-cell table:number-columns-repeated="1009"/>
        </table:table-row>
        <table:table-row table:style-name="ro1">
          <table:table-cell office:value-type="float" office:value="695">
            <text:p>695</text:p>
          </table:table-cell>
          <table:table-cell table:formula="of:=155-(1.5+([.A42]-500)*0.1)^1.6*0.08" office:value-type="float" office:value="144.561433589234">
            <text:p>145</text:p>
          </table:table-cell>
          <table:table-cell table:formula="of:=[.$B42]*(0.5+0.125*[.C$2])" office:value-type="float" office:value="90.3508959932712">
            <text:p>90</text:p>
          </table:table-cell>
          <table:table-cell table:formula="of:=[.$B42]*(0.5+0.125*[.D$2])" office:value-type="float" office:value="108.421075191925">
            <text:p>108</text:p>
          </table:table-cell>
          <table:table-cell table:formula="of:=[.$B42]*(0.5+0.125*[.E$2])" office:value-type="float" office:value="126.49125439058">
            <text:p>126</text:p>
          </table:table-cell>
          <table:table-cell table:formula="of:=[.$B42]*(0.5+0.125*[.F$2])" office:value-type="float" office:value="144.561433589234">
            <text:p>145</text:p>
          </table:table-cell>
          <table:table-cell table:formula="of:=205-(1.5+([.A42]-500)*0.1)^1.45*0.2" office:value-type="float" office:value="188.470946969434">
            <text:p>188</text:p>
          </table:table-cell>
          <table:table-cell table:style-name="ce2" table:formula="of:=IF([.$A42]&lt;[.I$1]+6;MIN(1;([.$A42]/[.I$1])^3)*100;(([.I$1]+5)/[.$A42])^3*100)+40" office:value-type="float" office:value="41.8860828732594">
            <text:p>41,89</text:p>
          </table:table-cell>
          <table:table-cell table:formula="of:=[.$G42]*(0.7+0.075*[.I$2])" office:value-type="float" office:value="146.064983901312">
            <text:p>146</text:p>
          </table:table-cell>
          <table:table-cell table:style-name="ce2" table:formula="of:=IF([.$A42]&lt;[.K$1]+6;MIN(1;([.$A42]/[.K$1])^3)*103;(([.K$1]+5)/[.$A42])^3*103)+40" office:value-type="float" office:value="46.3808846303217">
            <text:p>46,38</text:p>
          </table:table-cell>
          <table:table-cell table:formula="of:=[.$G42]*(0.7+0.075*[.K$2])" office:value-type="float" office:value="160.200304924019">
            <text:p>160</text:p>
          </table:table-cell>
          <table:table-cell table:style-name="ce2" table:formula="of:=IF([.$A42]&lt;[.M$1]+6;MIN(1;([.$A42]/[.M$1])^3)*106;(([.M$1]+5)/[.$A42])^3*106)+40" office:value-type="float" office:value="55.3543008148215">
            <text:p>55,35</text:p>
          </table:table-cell>
          <table:table-cell table:formula="of:=[.$G42]*(0.7+0.075*[.M$2])" office:value-type="float" office:value="174.335625946727">
            <text:p>174</text:p>
          </table:table-cell>
          <table:table-cell table:style-name="ce2"/>
          <table:table-cell table:formula="of:=[.$G42]*(0.7+0.075*[.O$2])" office:value-type="float" office:value="188.470946969434">
            <text:p>188</text:p>
          </table:table-cell>
          <table:table-cell table:number-columns-repeated="1009"/>
        </table:table-row>
        <table:table-row table:style-name="ro1">
          <table:table-cell office:value-type="float" office:value="700">
            <text:p>700</text:p>
          </table:table-cell>
          <table:table-cell table:formula="of:=155-(1.5+([.A43]-500)*0.1)^1.6*0.08" office:value-type="float" office:value="144.160942433139">
            <text:p>144</text:p>
          </table:table-cell>
          <table:table-cell table:formula="of:=[.$B43]*(0.5+0.125*[.C$2])" office:value-type="float" office:value="90.1005890207116">
            <text:p>90</text:p>
          </table:table-cell>
          <table:table-cell table:formula="of:=[.$B43]*(0.5+0.125*[.D$2])" office:value-type="float" office:value="108.120706824854">
            <text:p>108</text:p>
          </table:table-cell>
          <table:table-cell table:formula="of:=[.$B43]*(0.5+0.125*[.E$2])" office:value-type="float" office:value="126.140824628996">
            <text:p>126</text:p>
          </table:table-cell>
          <table:table-cell table:formula="of:=[.$B43]*(0.5+0.125*[.F$2])" office:value-type="float" office:value="144.160942433139">
            <text:p>144</text:p>
          </table:table-cell>
          <table:table-cell table:formula="of:=205-(1.5+([.A43]-500)*0.1)^1.45*0.2" office:value-type="float" office:value="187.89725728205">
            <text:p>188</text:p>
          </table:table-cell>
          <table:table-cell table:style-name="ce2" table:formula="of:=IF([.$A43]&lt;[.I$1]+6;MIN(1;([.$A43]/[.I$1])^3)*100;(([.I$1]+5)/[.$A43])^3*100)+40" office:value-type="float" office:value="41.8459548104956">
            <text:p>41,85</text:p>
          </table:table-cell>
          <table:table-cell table:formula="of:=[.$G43]*(0.7+0.075*[.I$2])" office:value-type="float" office:value="145.620374393589">
            <text:p>146</text:p>
          </table:table-cell>
          <table:table-cell table:style-name="ce2" table:formula="of:=IF([.$A43]&lt;[.K$1]+6;MIN(1;([.$A43]/[.K$1])^3)*103;(([.K$1]+5)/[.$A43])^3*103)+40" office:value-type="float" office:value="46.245125728863">
            <text:p>46,25</text:p>
          </table:table-cell>
          <table:table-cell table:formula="of:=[.$G43]*(0.7+0.075*[.K$2])" office:value-type="float" office:value="159.712668689742">
            <text:p>160</text:p>
          </table:table-cell>
          <table:table-cell table:style-name="ce2" table:formula="of:=IF([.$A43]&lt;[.M$1]+6;MIN(1;([.$A43]/[.M$1])^3)*106;(([.M$1]+5)/[.$A43])^3*106)+40" office:value-type="float" office:value="55.0276246355685">
            <text:p>55,03</text:p>
          </table:table-cell>
          <table:table-cell table:formula="of:=[.$G43]*(0.7+0.075*[.M$2])" office:value-type="float" office:value="173.804962985896">
            <text:p>174</text:p>
          </table:table-cell>
          <table:table-cell table:style-name="ce2"/>
          <table:table-cell table:formula="of:=[.$G43]*(0.7+0.075*[.O$2])" office:value-type="float" office:value="187.89725728205">
            <text:p>188</text:p>
          </table:table-cell>
          <table:table-cell table:number-columns-repeated="1009"/>
        </table:table-row>
        <table:table-row table:style-name="ro1">
          <table:table-cell office:value-type="float" office:value="705">
            <text:p>705</text:p>
          </table:table-cell>
          <table:table-cell table:formula="of:=155-(1.5+([.A44]-500)*0.1)^1.6*0.08" office:value-type="float" office:value="143.754823500988">
            <text:p>144</text:p>
          </table:table-cell>
          <table:table-cell table:formula="of:=[.$B44]*(0.5+0.125*[.C$2])" office:value-type="float" office:value="89.8467646881176">
            <text:p>90</text:p>
          </table:table-cell>
          <table:table-cell table:formula="of:=[.$B44]*(0.5+0.125*[.D$2])" office:value-type="float" office:value="107.816117625741">
            <text:p>108</text:p>
          </table:table-cell>
          <table:table-cell table:formula="of:=[.$B44]*(0.5+0.125*[.E$2])" office:value-type="float" office:value="125.785470563365">
            <text:p>126</text:p>
          </table:table-cell>
          <table:table-cell table:formula="of:=[.$B44]*(0.5+0.125*[.F$2])" office:value-type="float" office:value="143.754823500988">
            <text:p>144</text:p>
          </table:table-cell>
          <table:table-cell table:formula="of:=205-(1.5+([.A44]-500)*0.1)^1.45*0.2" office:value-type="float" office:value="187.317531916752">
            <text:p>187</text:p>
          </table:table-cell>
          <table:table-cell table:style-name="ce2" table:formula="of:=IF([.$A44]&lt;[.I$1]+6;MIN(1;([.$A44]/[.I$1])^3)*100;(([.I$1]+5)/[.$A44])^3*100)+40" office:value-type="float" office:value="41.8069570683153">
            <text:p>41,81</text:p>
          </table:table-cell>
          <table:table-cell table:formula="of:=[.$G44]*(0.7+0.075*[.I$2])" office:value-type="float" office:value="145.171087235483">
            <text:p>145</text:p>
          </table:table-cell>
          <table:table-cell table:style-name="ce2" table:formula="of:=IF([.$A44]&lt;[.K$1]+6;MIN(1;([.$A44]/[.K$1])^3)*103;(([.K$1]+5)/[.$A44])^3*103)+40" office:value-type="float" office:value="46.1131908615125">
            <text:p>46,11</text:p>
          </table:table-cell>
          <table:table-cell table:formula="of:=[.$G44]*(0.7+0.075*[.K$2])" office:value-type="float" office:value="159.219902129239">
            <text:p>159</text:p>
          </table:table-cell>
          <table:table-cell table:style-name="ce2" table:formula="of:=IF([.$A44]&lt;[.M$1]+6;MIN(1;([.$A44]/[.M$1])^3)*106;(([.M$1]+5)/[.$A44])^3*106)+40" office:value-type="float" office:value="54.7101502164831">
            <text:p>54,71</text:p>
          </table:table-cell>
          <table:table-cell table:formula="of:=[.$G44]*(0.7+0.075*[.M$2])" office:value-type="float" office:value="173.268717022996">
            <text:p>173</text:p>
          </table:table-cell>
          <table:table-cell table:style-name="ce2"/>
          <table:table-cell table:formula="of:=[.$G44]*(0.7+0.075*[.O$2])" office:value-type="float" office:value="187.317531916752">
            <text:p>187</text:p>
          </table:table-cell>
          <table:table-cell table:number-columns-repeated="1009"/>
        </table:table-row>
        <table:table-row table:style-name="ro1">
          <table:table-cell office:value-type="float" office:value="710">
            <text:p>710</text:p>
          </table:table-cell>
          <table:table-cell table:formula="of:=155-(1.5+([.A45]-500)*0.1)^1.6*0.08" office:value-type="float" office:value="143.34312831383">
            <text:p>143</text:p>
          </table:table-cell>
          <table:table-cell table:formula="of:=[.$B45]*(0.5+0.125*[.C$2])" office:value-type="float" office:value="89.5894551961439">
            <text:p>90</text:p>
          </table:table-cell>
          <table:table-cell table:formula="of:=[.$B45]*(0.5+0.125*[.D$2])" office:value-type="float" office:value="107.507346235373">
            <text:p>108</text:p>
          </table:table-cell>
          <table:table-cell table:formula="of:=[.$B45]*(0.5+0.125*[.E$2])" office:value-type="float" office:value="125.425237274602">
            <text:p>125</text:p>
          </table:table-cell>
          <table:table-cell table:formula="of:=[.$B45]*(0.5+0.125*[.F$2])" office:value-type="float" office:value="143.34312831383">
            <text:p>143</text:p>
          </table:table-cell>
          <table:table-cell table:formula="of:=205-(1.5+([.A45]-500)*0.1)^1.45*0.2" office:value-type="float" office:value="186.731846719909">
            <text:p>187</text:p>
          </table:table-cell>
          <table:table-cell table:style-name="ce2" table:formula="of:=IF([.$A45]&lt;[.I$1]+6;MIN(1;([.$A45]/[.I$1])^3)*100;(([.I$1]+5)/[.$A45])^3*100)+40" office:value-type="float" office:value="41.7690501269869">
            <text:p>41,77</text:p>
          </table:table-cell>
          <table:table-cell table:formula="of:=[.$G45]*(0.7+0.075*[.I$2])" office:value-type="float" office:value="144.71718120793">
            <text:p>145</text:p>
          </table:table-cell>
          <table:table-cell table:style-name="ce2" table:formula="of:=IF([.$A45]&lt;[.K$1]+6;MIN(1;([.$A45]/[.K$1])^3)*103;(([.K$1]+5)/[.$A45])^3*103)+40" office:value-type="float" office:value="45.9849463274389">
            <text:p>45,98</text:p>
          </table:table-cell>
          <table:table-cell table:formula="of:=[.$G45]*(0.7+0.075*[.K$2])" office:value-type="float" office:value="158.722069711923">
            <text:p>159</text:p>
          </table:table-cell>
          <table:table-cell table:style-name="ce2" table:formula="of:=IF([.$A45]&lt;[.M$1]+6;MIN(1;([.$A45]/[.M$1])^3)*106;(([.M$1]+5)/[.$A45])^3*106)+40" office:value-type="float" office:value="54.4015558337128">
            <text:p>54,40</text:p>
          </table:table-cell>
          <table:table-cell table:formula="of:=[.$G45]*(0.7+0.075*[.M$2])" office:value-type="float" office:value="172.726958215916">
            <text:p>173</text:p>
          </table:table-cell>
          <table:table-cell table:style-name="ce2"/>
          <table:table-cell table:formula="of:=[.$G45]*(0.7+0.075*[.O$2])" office:value-type="float" office:value="186.731846719909">
            <text:p>187</text:p>
          </table:table-cell>
          <table:table-cell table:number-columns-repeated="1009"/>
        </table:table-row>
        <table:table-row table:style-name="ro1">
          <table:table-cell office:value-type="float" office:value="715">
            <text:p>715</text:p>
          </table:table-cell>
          <table:table-cell table:formula="of:=155-(1.5+([.A46]-500)*0.1)^1.6*0.08" office:value-type="float" office:value="142.925906778651">
            <text:p>143</text:p>
          </table:table-cell>
          <table:table-cell table:formula="of:=[.$B46]*(0.5+0.125*[.C$2])" office:value-type="float" office:value="89.3286917366568">
            <text:p>89</text:p>
          </table:table-cell>
          <table:table-cell table:formula="of:=[.$B46]*(0.5+0.125*[.D$2])" office:value-type="float" office:value="107.194430083988">
            <text:p>107</text:p>
          </table:table-cell>
          <table:table-cell table:formula="of:=[.$B46]*(0.5+0.125*[.E$2])" office:value-type="float" office:value="125.060168431319">
            <text:p>125</text:p>
          </table:table-cell>
          <table:table-cell table:formula="of:=[.$B46]*(0.5+0.125*[.F$2])" office:value-type="float" office:value="142.925906778651">
            <text:p>143</text:p>
          </table:table-cell>
          <table:table-cell table:formula="of:=205-(1.5+([.A46]-500)*0.1)^1.45*0.2" office:value-type="float" office:value="186.140274911581">
            <text:p>186</text:p>
          </table:table-cell>
          <table:table-cell table:style-name="ce2" table:formula="of:=IF([.$A46]&lt;[.I$1]+6;MIN(1;([.$A46]/[.I$1])^3)*100;(([.I$1]+5)/[.$A46])^3*100)+40" office:value-type="float" office:value="41.7321961133395">
            <text:p>41,73</text:p>
          </table:table-cell>
          <table:table-cell table:formula="of:=[.$G46]*(0.7+0.075*[.I$2])" office:value-type="float" office:value="144.258713056475">
            <text:p>144</text:p>
          </table:table-cell>
          <table:table-cell table:style-name="ce2" table:formula="of:=IF([.$A46]&lt;[.K$1]+6;MIN(1;([.$A46]/[.K$1])^3)*103;(([.K$1]+5)/[.$A46])^3*103)+40" office:value-type="float" office:value="45.8602639963587">
            <text:p>45,86</text:p>
          </table:table-cell>
          <table:table-cell table:formula="of:=[.$G46]*(0.7+0.075*[.K$2])" office:value-type="float" office:value="158.219233674844">
            <text:p>158</text:p>
          </table:table-cell>
          <table:table-cell table:style-name="ce2" table:formula="of:=IF([.$A46]&lt;[.M$1]+6;MIN(1;([.$A46]/[.M$1])^3)*106;(([.M$1]+5)/[.$A46])^3*106)+40" office:value-type="float" office:value="54.1015331677956">
            <text:p>54,10</text:p>
          </table:table-cell>
          <table:table-cell table:formula="of:=[.$G46]*(0.7+0.075*[.M$2])" office:value-type="float" office:value="172.179754293213">
            <text:p>172</text:p>
          </table:table-cell>
          <table:table-cell table:style-name="ce2"/>
          <table:table-cell table:formula="of:=[.$G46]*(0.7+0.075*[.O$2])" office:value-type="float" office:value="186.140274911581">
            <text:p>186</text:p>
          </table:table-cell>
          <table:table-cell table:number-columns-repeated="1009"/>
        </table:table-row>
        <table:table-row table:style-name="ro1">
          <table:table-cell office:value-type="float" office:value="720">
            <text:p>720</text:p>
          </table:table-cell>
          <table:table-cell table:formula="of:=155-(1.5+([.A47]-500)*0.1)^1.6*0.08" office:value-type="float" office:value="142.50320727317">
            <text:p>143</text:p>
          </table:table-cell>
          <table:table-cell table:formula="of:=[.$B47]*(0.5+0.125*[.C$2])" office:value-type="float" office:value="89.064504545731">
            <text:p>89</text:p>
          </table:table-cell>
          <table:table-cell table:formula="of:=[.$B47]*(0.5+0.125*[.D$2])" office:value-type="float" office:value="106.877405454877">
            <text:p>107</text:p>
          </table:table-cell>
          <table:table-cell table:formula="of:=[.$B47]*(0.5+0.125*[.E$2])" office:value-type="float" office:value="124.690306364023">
            <text:p>125</text:p>
          </table:table-cell>
          <table:table-cell table:formula="of:=[.$B47]*(0.5+0.125*[.F$2])" office:value-type="float" office:value="142.50320727317">
            <text:p>143</text:p>
          </table:table-cell>
          <table:table-cell table:formula="of:=205-(1.5+([.A47]-500)*0.1)^1.45*0.2" office:value-type="float" office:value="185.542887231876">
            <text:p>186</text:p>
          </table:table-cell>
          <table:table-cell table:style-name="ce2" table:formula="of:=IF([.$A47]&lt;[.I$1]+6;MIN(1;([.$A47]/[.I$1])^3)*100;(([.I$1]+5)/[.$A47])^3*100)+40" office:value-type="float" office:value="41.6963587212791">
            <text:p>41,70</text:p>
          </table:table-cell>
          <table:table-cell table:formula="of:=[.$G47]*(0.7+0.075*[.I$2])" office:value-type="float" office:value="143.795737604704">
            <text:p>144</text:p>
          </table:table-cell>
          <table:table-cell table:style-name="ce2" table:formula="of:=IF([.$A47]&lt;[.K$1]+6;MIN(1;([.$A47]/[.K$1])^3)*103;(([.K$1]+5)/[.$A47])^3*103)+40" office:value-type="float" office:value="45.7390210396305">
            <text:p>45,74</text:p>
          </table:table-cell>
          <table:table-cell table:formula="of:=[.$G47]*(0.7+0.075*[.K$2])" office:value-type="float" office:value="157.711454147095">
            <text:p>158</text:p>
          </table:table-cell>
          <table:table-cell table:style-name="ce2" table:formula="of:=IF([.$A47]&lt;[.M$1]+6;MIN(1;([.$A47]/[.M$1])^3)*106;(([.M$1]+5)/[.$A47])^3*106)+40" office:value-type="float" office:value="53.8097866565929">
            <text:p>53,81</text:p>
          </table:table-cell>
          <table:table-cell table:formula="of:=[.$G47]*(0.7+0.075*[.M$2])" office:value-type="float" office:value="171.627170689485">
            <text:p>172</text:p>
          </table:table-cell>
          <table:table-cell table:style-name="ce2"/>
          <table:table-cell table:formula="of:=[.$G47]*(0.7+0.075*[.O$2])" office:value-type="float" office:value="185.542887231876">
            <text:p>186</text:p>
          </table:table-cell>
          <table:table-cell table:number-columns-repeated="1009"/>
        </table:table-row>
        <table:table-row table:style-name="ro1">
          <table:table-cell office:value-type="float" office:value="725">
            <text:p>725</text:p>
          </table:table-cell>
          <table:table-cell table:formula="of:=155-(1.5+([.A48]-500)*0.1)^1.6*0.08" office:value-type="float" office:value="142.07507672446">
            <text:p>142</text:p>
          </table:table-cell>
          <table:table-cell table:formula="of:=[.$B48]*(0.5+0.125*[.C$2])" office:value-type="float" office:value="88.7969229527874">
            <text:p>89</text:p>
          </table:table-cell>
          <table:table-cell table:formula="of:=[.$B48]*(0.5+0.125*[.D$2])" office:value-type="float" office:value="106.556307543345">
            <text:p>107</text:p>
          </table:table-cell>
          <table:table-cell table:formula="of:=[.$B48]*(0.5+0.125*[.E$2])" office:value-type="float" office:value="124.315692133902">
            <text:p>124</text:p>
          </table:table-cell>
          <table:table-cell table:formula="of:=[.$B48]*(0.5+0.125*[.F$2])" office:value-type="float" office:value="142.07507672446">
            <text:p>142</text:p>
          </table:table-cell>
          <table:table-cell table:formula="of:=205-(1.5+([.A48]-500)*0.1)^1.45*0.2" office:value-type="float" office:value="184.939752076193">
            <text:p>185</text:p>
          </table:table-cell>
          <table:table-cell table:style-name="ce2" table:formula="of:=IF([.$A48]&lt;[.I$1]+6;MIN(1;([.$A48]/[.I$1])^3)*100;(([.I$1]+5)/[.$A48])^3*100)+40" office:value-type="float" office:value="41.66150313666">
            <text:p>41,66</text:p>
          </table:table-cell>
          <table:table-cell table:formula="of:=[.$G48]*(0.7+0.075*[.I$2])" office:value-type="float" office:value="143.32830785905">
            <text:p>143</text:p>
          </table:table-cell>
          <table:table-cell table:style-name="ce2" table:formula="of:=IF([.$A48]&lt;[.K$1]+6;MIN(1;([.$A48]/[.K$1])^3)*103;(([.K$1]+5)/[.$A48])^3*103)+40" office:value-type="float" office:value="45.6210996760835">
            <text:p>45,62</text:p>
          </table:table-cell>
          <table:table-cell table:formula="of:=[.$G48]*(0.7+0.075*[.K$2])" office:value-type="float" office:value="157.198789264764">
            <text:p>157</text:p>
          </table:table-cell>
          <table:table-cell table:style-name="ce2" table:formula="of:=IF([.$A48]&lt;[.M$1]+6;MIN(1;([.$A48]/[.M$1])^3)*106;(([.M$1]+5)/[.$A48])^3*106)+40" office:value-type="float" office:value="53.5260328836771">
            <text:p>53,53</text:p>
          </table:table-cell>
          <table:table-cell table:formula="of:=[.$G48]*(0.7+0.075*[.M$2])" office:value-type="float" office:value="171.069270670479">
            <text:p>171</text:p>
          </table:table-cell>
          <table:table-cell table:style-name="ce2"/>
          <table:table-cell table:formula="of:=[.$G48]*(0.7+0.075*[.O$2])" office:value-type="float" office:value="184.939752076193">
            <text:p>185</text:p>
          </table:table-cell>
          <table:table-cell table:number-columns-repeated="1009"/>
        </table:table-row>
        <table:table-row table:style-name="ro1">
          <table:table-cell office:value-type="float" office:value="730">
            <text:p>730</text:p>
          </table:table-cell>
          <table:table-cell table:formula="of:=155-(1.5+([.A49]-500)*0.1)^1.6*0.08" office:value-type="float" office:value="141.64156068196">
            <text:p>142</text:p>
          </table:table-cell>
          <table:table-cell table:formula="of:=[.$B49]*(0.5+0.125*[.C$2])" office:value-type="float" office:value="88.5259754262249">
            <text:p>89</text:p>
          </table:table-cell>
          <table:table-cell table:formula="of:=[.$B49]*(0.5+0.125*[.D$2])" office:value-type="float" office:value="106.23117051147">
            <text:p>106</text:p>
          </table:table-cell>
          <table:table-cell table:formula="of:=[.$B49]*(0.5+0.125*[.E$2])" office:value-type="float" office:value="123.936365596715">
            <text:p>124</text:p>
          </table:table-cell>
          <table:table-cell table:formula="of:=[.$B49]*(0.5+0.125*[.F$2])" office:value-type="float" office:value="141.64156068196">
            <text:p>142</text:p>
          </table:table-cell>
          <table:table-cell table:formula="of:=205-(1.5+([.A49]-500)*0.1)^1.45*0.2" office:value-type="float" office:value="184.330935620415">
            <text:p>184</text:p>
          </table:table-cell>
          <table:table-cell table:style-name="ce2" table:formula="of:=IF([.$A49]&lt;[.I$1]+6;MIN(1;([.$A49]/[.I$1])^3)*100;(([.I$1]+5)/[.$A49])^3*100)+40" office:value-type="float" office:value="41.6275959662431">
            <text:p>41,63</text:p>
          </table:table-cell>
          <table:table-cell table:formula="of:=[.$G49]*(0.7+0.075*[.I$2])" office:value-type="float" office:value="142.856475105822">
            <text:p>143</text:p>
          </table:table-cell>
          <table:table-cell table:style-name="ce2" table:formula="of:=IF([.$A49]&lt;[.K$1]+6;MIN(1;([.$A49]/[.K$1])^3)*103;(([.K$1]+5)/[.$A49])^3*103)+40" office:value-type="float" office:value="45.5063869316765">
            <text:p>45,51</text:p>
          </table:table-cell>
          <table:table-cell table:formula="of:=[.$G49]*(0.7+0.075*[.K$2])" office:value-type="float" office:value="156.681295277353">
            <text:p>157</text:p>
          </table:table-cell>
          <table:table-cell table:style-name="ce2" table:formula="of:=IF([.$A49]&lt;[.M$1]+6;MIN(1;([.$A49]/[.M$1])^3)*106;(([.M$1]+5)/[.$A49])^3*106)+40" office:value-type="float" office:value="53.25">
            <text:p>53,25</text:p>
          </table:table-cell>
          <table:table-cell table:formula="of:=[.$G49]*(0.7+0.075*[.M$2])" office:value-type="float" office:value="170.506115448884">
            <text:p>171</text:p>
          </table:table-cell>
          <table:table-cell table:style-name="ce2"/>
          <table:table-cell table:formula="of:=[.$G49]*(0.7+0.075*[.O$2])" office:value-type="float" office:value="184.330935620415">
            <text:p>184</text:p>
          </table:table-cell>
          <table:table-cell table:number-columns-repeated="1009"/>
        </table:table-row>
        <table:table-row table:style-name="ro1">
          <table:table-cell office:value-type="float" office:value="735">
            <text:p>735</text:p>
          </table:table-cell>
          <table:table-cell table:formula="of:=155-(1.5+([.A50]-500)*0.1)^1.6*0.08" office:value-type="float" office:value="141.202703385388">
            <text:p>141</text:p>
          </table:table-cell>
          <table:table-cell table:formula="of:=[.$B50]*(0.5+0.125*[.C$2])" office:value-type="float" office:value="88.2516896158674">
            <text:p>88</text:p>
          </table:table-cell>
          <table:table-cell table:formula="of:=[.$B50]*(0.5+0.125*[.D$2])" office:value-type="float" office:value="105.902027539041">
            <text:p>106</text:p>
          </table:table-cell>
          <table:table-cell table:formula="of:=[.$B50]*(0.5+0.125*[.E$2])" office:value-type="float" office:value="123.552365462214">
            <text:p>124</text:p>
          </table:table-cell>
          <table:table-cell table:formula="of:=[.$B50]*(0.5+0.125*[.F$2])" office:value-type="float" office:value="141.202703385388">
            <text:p>141</text:p>
          </table:table-cell>
          <table:table-cell table:formula="of:=205-(1.5+([.A50]-500)*0.1)^1.45*0.2" office:value-type="float" office:value="183.71650193698">
            <text:p>184</text:p>
          </table:table-cell>
          <table:table-cell table:style-name="ce2" table:formula="of:=IF([.$A50]&lt;[.I$1]+6;MIN(1;([.$A50]/[.I$1])^3)*100;(([.I$1]+5)/[.$A50])^3*100)+40" office:value-type="float" office:value="41.5946051704962">
            <text:p>41,59</text:p>
          </table:table-cell>
          <table:table-cell table:formula="of:=[.$G50]*(0.7+0.075*[.I$2])" office:value-type="float" office:value="142.38028900116">
            <text:p>142</text:p>
          </table:table-cell>
          <table:table-cell table:style-name="ce2" table:formula="of:=IF([.$A50]&lt;[.K$1]+6;MIN(1;([.$A50]/[.K$1])^3)*103;(([.K$1]+5)/[.$A50])^3*103)+40" office:value-type="float" office:value="45.3947744121481">
            <text:p>45,39</text:p>
          </table:table-cell>
          <table:table-cell table:formula="of:=[.$G50]*(0.7+0.075*[.K$2])" office:value-type="float" office:value="156.159026646433">
            <text:p>156</text:p>
          </table:table-cell>
          <table:table-cell table:style-name="ce2" table:formula="of:=IF([.$A50]&lt;[.M$1]+6;MIN(1;([.$A50]/[.M$1])^3)*106;(([.M$1]+5)/[.$A50])^3*106)+40" office:value-type="float" office:value="52.981427176822">
            <text:p>52,98</text:p>
          </table:table-cell>
          <table:table-cell table:formula="of:=[.$G50]*(0.7+0.075*[.M$2])" office:value-type="float" office:value="169.937764291707">
            <text:p>170</text:p>
          </table:table-cell>
          <table:table-cell table:style-name="ce2"/>
          <table:table-cell table:formula="of:=[.$G50]*(0.7+0.075*[.O$2])" office:value-type="float" office:value="183.71650193698">
            <text:p>184</text:p>
          </table:table-cell>
          <table:table-cell table:number-columns-repeated="1009"/>
        </table:table-row>
        <table:table-row table:style-name="ro1">
          <table:table-cell office:value-type="float" office:value="740">
            <text:p>740</text:p>
          </table:table-cell>
          <table:table-cell table:formula="of:=155-(1.5+([.A51]-500)*0.1)^1.6*0.08" office:value-type="float" office:value="140.758547828006">
            <text:p>141</text:p>
          </table:table-cell>
          <table:table-cell table:formula="of:=[.$B51]*(0.5+0.125*[.C$2])" office:value-type="float" office:value="87.9740923925038">
            <text:p>88</text:p>
          </table:table-cell>
          <table:table-cell table:formula="of:=[.$B51]*(0.5+0.125*[.D$2])" office:value-type="float" office:value="105.568910871005">
            <text:p>106</text:p>
          </table:table-cell>
          <table:table-cell table:formula="of:=[.$B51]*(0.5+0.125*[.E$2])" office:value-type="float" office:value="123.163729349505">
            <text:p>123</text:p>
          </table:table-cell>
          <table:table-cell table:formula="of:=[.$B51]*(0.5+0.125*[.F$2])" office:value-type="float" office:value="140.758547828006">
            <text:p>141</text:p>
          </table:table-cell>
          <table:table-cell table:formula="of:=205-(1.5+([.A51]-500)*0.1)^1.45*0.2" office:value-type="float" office:value="183.096513102678">
            <text:p>183</text:p>
          </table:table-cell>
          <table:table-cell table:style-name="ce2" table:formula="of:=IF([.$A51]&lt;[.I$1]+6;MIN(1;([.$A51]/[.I$1])^3)*100;(([.I$1]+5)/[.$A51])^3*100)+40" office:value-type="float" office:value="41.5625">
            <text:p>41,56</text:p>
          </table:table-cell>
          <table:table-cell table:formula="of:=[.$G51]*(0.7+0.075*[.I$2])" office:value-type="float" office:value="141.899797654575">
            <text:p>142</text:p>
          </table:table-cell>
          <table:table-cell table:style-name="ce2" table:formula="of:=IF([.$A51]&lt;[.K$1]+6;MIN(1;([.$A51]/[.K$1])^3)*103;(([.K$1]+5)/[.$A51])^3*103)+40" office:value-type="float" office:value="45.2861580878724">
            <text:p>45,29</text:p>
          </table:table-cell>
          <table:table-cell table:formula="of:=[.$G51]*(0.7+0.075*[.K$2])" office:value-type="float" office:value="155.632036137276">
            <text:p>156</text:p>
          </table:table-cell>
          <table:table-cell table:style-name="ce2" table:formula="of:=IF([.$A51]&lt;[.M$1]+6;MIN(1;([.$A51]/[.M$1])^3)*106;(([.M$1]+5)/[.$A51])^3*106)+40" office:value-type="float" office:value="52.7200640880106">
            <text:p>52,72</text:p>
          </table:table-cell>
          <table:table-cell table:formula="of:=[.$G51]*(0.7+0.075*[.M$2])" office:value-type="float" office:value="169.364274619977">
            <text:p>169</text:p>
          </table:table-cell>
          <table:table-cell table:style-name="ce2"/>
          <table:table-cell table:formula="of:=[.$G51]*(0.7+0.075*[.O$2])" office:value-type="float" office:value="183.096513102678">
            <text:p>183</text:p>
          </table:table-cell>
          <table:table-cell table:number-columns-repeated="1009"/>
        </table:table-row>
        <table:table-row table:style-name="ro1">
          <table:table-cell office:value-type="float" office:value="745">
            <text:p>745</text:p>
          </table:table-cell>
          <table:table-cell table:formula="of:=155-(1.5+([.A52]-500)*0.1)^1.6*0.08" office:value-type="float" office:value="140.309135815642">
            <text:p>140</text:p>
          </table:table-cell>
          <table:table-cell table:formula="of:=[.$B52]*(0.5+0.125*[.C$2])" office:value-type="float" office:value="87.6932098847765">
            <text:p>88</text:p>
          </table:table-cell>
          <table:table-cell table:formula="of:=[.$B52]*(0.5+0.125*[.D$2])" office:value-type="float" office:value="105.231851861732">
            <text:p>105</text:p>
          </table:table-cell>
          <table:table-cell table:formula="of:=[.$B52]*(0.5+0.125*[.E$2])" office:value-type="float" office:value="122.770493838687">
            <text:p>123</text:p>
          </table:table-cell>
          <table:table-cell table:formula="of:=[.$B52]*(0.5+0.125*[.F$2])" office:value-type="float" office:value="140.309135815642">
            <text:p>140</text:p>
          </table:table-cell>
          <table:table-cell table:formula="of:=205-(1.5+([.A52]-500)*0.1)^1.45*0.2" office:value-type="float" office:value="182.471029298899">
            <text:p>182</text:p>
          </table:table-cell>
          <table:table-cell table:style-name="ce2" table:formula="of:=IF([.$A52]&lt;[.I$1]+6;MIN(1;([.$A52]/[.I$1])^3)*100;(([.I$1]+5)/[.$A52])^3*100)+40" office:value-type="float" office:value="41.5312509352472">
            <text:p>41,53</text:p>
          </table:table-cell>
          <table:table-cell table:formula="of:=[.$G52]*(0.7+0.075*[.I$2])" office:value-type="float" office:value="141.415047706647">
            <text:p>141</text:p>
          </table:table-cell>
          <table:table-cell table:style-name="ce2" table:formula="of:=IF([.$A52]&lt;[.K$1]+6;MIN(1;([.$A52]/[.K$1])^3)*103;(([.K$1]+5)/[.$A52])^3*103)+40" office:value-type="float" office:value="45.1804380901882">
            <text:p>45,18</text:p>
          </table:table-cell>
          <table:table-cell table:formula="of:=[.$G52]*(0.7+0.075*[.K$2])" office:value-type="float" office:value="155.100374904065">
            <text:p>155</text:p>
          </table:table-cell>
          <table:table-cell table:style-name="ce2" table:formula="of:=IF([.$A52]&lt;[.M$1]+6;MIN(1;([.$A52]/[.M$1])^3)*106;(([.M$1]+5)/[.$A52])^3*106)+40" office:value-type="float" office:value="52.465670419949">
            <text:p>52,47</text:p>
          </table:table-cell>
          <table:table-cell table:formula="of:=[.$G52]*(0.7+0.075*[.M$2])" office:value-type="float" office:value="168.785702101482">
            <text:p>169</text:p>
          </table:table-cell>
          <table:table-cell table:style-name="ce2"/>
          <table:table-cell table:formula="of:=[.$G52]*(0.7+0.075*[.O$2])" office:value-type="float" office:value="182.471029298899">
            <text:p>182</text:p>
          </table:table-cell>
          <table:table-cell table:number-columns-repeated="1009"/>
        </table:table-row>
        <table:table-row table:style-name="ro1">
          <table:table-cell office:value-type="float" office:value="750">
            <text:p>750</text:p>
          </table:table-cell>
          <table:table-cell table:formula="of:=155-(1.5+([.A53]-500)*0.1)^1.6*0.08" office:value-type="float" office:value="139.854508021829">
            <text:p>140</text:p>
          </table:table-cell>
          <table:table-cell table:formula="of:=[.$B53]*(0.5+0.125*[.C$2])" office:value-type="float" office:value="87.4090675136431">
            <text:p>87</text:p>
          </table:table-cell>
          <table:table-cell table:formula="of:=[.$B53]*(0.5+0.125*[.D$2])" office:value-type="float" office:value="104.890881016372">
            <text:p>105</text:p>
          </table:table-cell>
          <table:table-cell table:formula="of:=[.$B53]*(0.5+0.125*[.E$2])" office:value-type="float" office:value="122.3726945191">
            <text:p>122</text:p>
          </table:table-cell>
          <table:table-cell table:formula="of:=[.$B53]*(0.5+0.125*[.F$2])" office:value-type="float" office:value="139.854508021829">
            <text:p>140</text:p>
          </table:table-cell>
          <table:table-cell table:formula="of:=205-(1.5+([.A53]-500)*0.1)^1.45*0.2" office:value-type="float" office:value="181.840108905017">
            <text:p>182</text:p>
          </table:table-cell>
          <table:table-cell table:style-name="ce2" table:formula="of:=IF([.$A53]&lt;[.I$1]+6;MIN(1;([.$A53]/[.I$1])^3)*100;(([.I$1]+5)/[.$A53])^3*100)+40" office:value-type="float" office:value="41.5008296296296">
            <text:p>41,50</text:p>
          </table:table-cell>
          <table:table-cell table:formula="of:=[.$G53]*(0.7+0.075*[.I$2])" office:value-type="float" office:value="140.926084401389">
            <text:p>141</text:p>
          </table:table-cell>
          <table:table-cell table:style-name="ce2" table:formula="of:=IF([.$A53]&lt;[.K$1]+6;MIN(1;([.$A53]/[.K$1])^3)*103;(([.K$1]+5)/[.$A53])^3*103)+40" office:value-type="float" office:value="45.0775185185185">
            <text:p>45,08</text:p>
          </table:table-cell>
          <table:table-cell table:formula="of:=[.$G53]*(0.7+0.075*[.K$2])" office:value-type="float" office:value="154.564092569265">
            <text:p>155</text:p>
          </table:table-cell>
          <table:table-cell table:style-name="ce2" table:formula="of:=IF([.$A53]&lt;[.M$1]+6;MIN(1;([.$A53]/[.M$1])^3)*106;(([.M$1]+5)/[.$A53])^3*106)+40" office:value-type="float" office:value="52.2180154074074">
            <text:p>52,22</text:p>
          </table:table-cell>
          <table:table-cell table:formula="of:=[.$G53]*(0.7+0.075*[.M$2])" office:value-type="float" office:value="168.202100737141">
            <text:p>168</text:p>
          </table:table-cell>
          <table:table-cell table:style-name="ce2"/>
          <table:table-cell table:formula="of:=[.$G53]*(0.7+0.075*[.O$2])" office:value-type="float" office:value="181.840108905017">
            <text:p>182</text:p>
          </table:table-cell>
          <table:table-cell table:number-columns-repeated="1009"/>
        </table:table-row>
        <table:table-row table:style-name="ro1">
          <table:table-cell office:value-type="float" office:value="755">
            <text:p>755</text:p>
          </table:table-cell>
          <table:table-cell table:formula="of:=155-(1.5+([.A54]-500)*0.1)^1.6*0.08" office:value-type="float" office:value="139.394704039381">
            <text:p>139</text:p>
          </table:table-cell>
          <table:table-cell table:formula="of:=[.$B54]*(0.5+0.125*[.C$2])" office:value-type="float" office:value="87.1216900246132">
            <text:p>87</text:p>
          </table:table-cell>
          <table:table-cell table:formula="of:=[.$B54]*(0.5+0.125*[.D$2])" office:value-type="float" office:value="104.546028029536">
            <text:p>105</text:p>
          </table:table-cell>
          <table:table-cell table:formula="of:=[.$B54]*(0.5+0.125*[.E$2])" office:value-type="float" office:value="121.970366034458">
            <text:p>122</text:p>
          </table:table-cell>
          <table:table-cell table:formula="of:=[.$B54]*(0.5+0.125*[.F$2])" office:value-type="float" office:value="139.394704039381">
            <text:p>139</text:p>
          </table:table-cell>
          <table:table-cell table:formula="of:=205-(1.5+([.A54]-500)*0.1)^1.45*0.2" office:value-type="float" office:value="181.203808585479">
            <text:p>181</text:p>
          </table:table-cell>
          <table:table-cell table:style-name="ce2" table:formula="of:=IF([.$A54]&lt;[.I$1]+6;MIN(1;([.$A54]/[.I$1])^3)*100;(([.I$1]+5)/[.$A54])^3*100)+40" office:value-type="float" office:value="41.4712088554266">
            <text:p>41,47</text:p>
          </table:table-cell>
          <table:table-cell table:formula="of:=[.$G54]*(0.7+0.075*[.I$2])" office:value-type="float" office:value="140.432951653746">
            <text:p>140</text:p>
          </table:table-cell>
          <table:table-cell table:style-name="ce2" table:formula="of:=IF([.$A54]&lt;[.K$1]+6;MIN(1;([.$A54]/[.K$1])^3)*103;(([.K$1]+5)/[.$A54])^3*103)+40" office:value-type="float" office:value="44.9773072576403">
            <text:p>44,98</text:p>
          </table:table-cell>
          <table:table-cell table:formula="of:=[.$G54]*(0.7+0.075*[.K$2])" office:value-type="float" office:value="154.023237297657">
            <text:p>154</text:p>
          </table:table-cell>
          <table:table-cell table:style-name="ce2" table:formula="of:=IF([.$A54]&lt;[.M$1]+6;MIN(1;([.$A54]/[.M$1])^3)*106;(([.M$1]+5)/[.$A54])^3*106)+40" office:value-type="float" office:value="51.9768773938404">
            <text:p>51,98</text:p>
          </table:table-cell>
          <table:table-cell table:formula="of:=[.$G54]*(0.7+0.075*[.M$2])" office:value-type="float" office:value="167.613522941568">
            <text:p>168</text:p>
          </table:table-cell>
          <table:table-cell table:style-name="ce2"/>
          <table:table-cell table:formula="of:=[.$G54]*(0.7+0.075*[.O$2])" office:value-type="float" office:value="181.203808585479">
            <text:p>181</text:p>
          </table:table-cell>
          <table:table-cell table:number-columns-repeated="1009"/>
        </table:table-row>
        <table:table-row table:style-name="ro1">
          <table:table-cell office:value-type="float" office:value="760">
            <text:p>760</text:p>
          </table:table-cell>
          <table:table-cell table:formula="of:=155-(1.5+([.A55]-500)*0.1)^1.6*0.08" office:value-type="float" office:value="138.929762428711">
            <text:p>139</text:p>
          </table:table-cell>
          <table:table-cell table:formula="of:=[.$B55]*(0.5+0.125*[.C$2])" office:value-type="float" office:value="86.8311015179443">
            <text:p>87</text:p>
          </table:table-cell>
          <table:table-cell table:formula="of:=[.$B55]*(0.5+0.125*[.D$2])" office:value-type="float" office:value="104.197321821533">
            <text:p>104</text:p>
          </table:table-cell>
          <table:table-cell table:formula="of:=[.$B55]*(0.5+0.125*[.E$2])" office:value-type="float" office:value="121.563542125122">
            <text:p>122</text:p>
          </table:table-cell>
          <table:table-cell table:formula="of:=[.$B55]*(0.5+0.125*[.F$2])" office:value-type="float" office:value="138.929762428711">
            <text:p>139</text:p>
          </table:table-cell>
          <table:table-cell table:formula="of:=205-(1.5+([.A55]-500)*0.1)^1.45*0.2" office:value-type="float" office:value="180.562183371147">
            <text:p>181</text:p>
          </table:table-cell>
          <table:table-cell table:style-name="ce2" table:formula="of:=IF([.$A55]&lt;[.I$1]+6;MIN(1;([.$A55]/[.I$1])^3)*100;(([.I$1]+5)/[.$A55])^3*100)+40" office:value-type="float" office:value="41.442362452617">
            <text:p>41,44</text:p>
          </table:table-cell>
          <table:table-cell table:formula="of:=[.$G55]*(0.7+0.075*[.I$2])" office:value-type="float" office:value="139.935692112639">
            <text:p>140</text:p>
          </table:table-cell>
          <table:table-cell table:style-name="ce2" table:formula="of:=IF([.$A55]&lt;[.K$1]+6;MIN(1;([.$A55]/[.K$1])^3)*103;(([.K$1]+5)/[.$A55])^3*103)+40" office:value-type="float" office:value="44.8797158045087">
            <text:p>44,88</text:p>
          </table:table-cell>
          <table:table-cell table:formula="of:=[.$G55]*(0.7+0.075*[.K$2])" office:value-type="float" office:value="153.477855865475">
            <text:p>153</text:p>
          </table:table-cell>
          <table:table-cell table:style-name="ce2" table:formula="of:=IF([.$A55]&lt;[.M$1]+6;MIN(1;([.$A55]/[.M$1])^3)*106;(([.M$1]+5)/[.$A55])^3*106)+40" office:value-type="float" office:value="51.7420434146742">
            <text:p>51,74</text:p>
          </table:table-cell>
          <table:table-cell table:formula="of:=[.$G55]*(0.7+0.075*[.M$2])" office:value-type="float" office:value="167.020019618311">
            <text:p>167</text:p>
          </table:table-cell>
          <table:table-cell table:style-name="ce2"/>
          <table:table-cell table:formula="of:=[.$G55]*(0.7+0.075*[.O$2])" office:value-type="float" office:value="180.562183371147">
            <text:p>181</text:p>
          </table:table-cell>
          <table:table-cell table:number-columns-repeated="1009"/>
        </table:table-row>
        <table:table-row table:style-name="ro1">
          <table:table-cell office:value-type="float" office:value="765">
            <text:p>765</text:p>
          </table:table-cell>
          <table:table-cell table:formula="of:=155-(1.5+([.A56]-500)*0.1)^1.6*0.08" office:value-type="float" office:value="138.459720763135">
            <text:p>138</text:p>
          </table:table-cell>
          <table:table-cell table:formula="of:=[.$B56]*(0.5+0.125*[.C$2])" office:value-type="float" office:value="86.5373254769595">
            <text:p>87</text:p>
          </table:table-cell>
          <table:table-cell table:formula="of:=[.$B56]*(0.5+0.125*[.D$2])" office:value-type="float" office:value="103.844790572351">
            <text:p>104</text:p>
          </table:table-cell>
          <table:table-cell table:formula="of:=[.$B56]*(0.5+0.125*[.E$2])" office:value-type="float" office:value="121.152255667743">
            <text:p>121</text:p>
          </table:table-cell>
          <table:table-cell table:formula="of:=[.$B56]*(0.5+0.125*[.F$2])" office:value-type="float" office:value="138.459720763135">
            <text:p>138</text:p>
          </table:table-cell>
          <table:table-cell table:formula="of:=205-(1.5+([.A56]-500)*0.1)^1.45*0.2" office:value-type="float" office:value="179.91528673537">
            <text:p>180</text:p>
          </table:table-cell>
          <table:table-cell table:style-name="ce2" table:formula="of:=IF([.$A56]&lt;[.I$1]+6;MIN(1;([.$A56]/[.I$1])^3)*100;(([.I$1]+5)/[.$A56])^3*100)+40" office:value-type="float" office:value="41.41426528035">
            <text:p>41,41</text:p>
          </table:table-cell>
          <table:table-cell table:formula="of:=[.$G56]*(0.7+0.075*[.I$2])" office:value-type="float" office:value="139.434347219912">
            <text:p>139</text:p>
          </table:table-cell>
          <table:table-cell table:style-name="ce2" table:formula="of:=IF([.$A56]&lt;[.K$1]+6;MIN(1;([.$A56]/[.K$1])^3)*103;(([.K$1]+5)/[.$A56])^3*103)+40" office:value-type="float" office:value="44.7846591040762">
            <text:p>44,78</text:p>
          </table:table-cell>
          <table:table-cell table:formula="of:=[.$G56]*(0.7+0.075*[.K$2])" office:value-type="float" office:value="152.927993725065">
            <text:p>153</text:p>
          </table:table-cell>
          <table:table-cell table:style-name="ce2" table:formula="of:=IF([.$A56]&lt;[.M$1]+6;MIN(1;([.$A56]/[.M$1])^3)*106;(([.M$1]+5)/[.$A56])^3*106)+40" office:value-type="float" office:value="51.5133088022399">
            <text:p>51,51</text:p>
          </table:table-cell>
          <table:table-cell table:formula="of:=[.$G56]*(0.7+0.075*[.M$2])" office:value-type="float" office:value="166.421640230218">
            <text:p>166</text:p>
          </table:table-cell>
          <table:table-cell table:style-name="ce2"/>
          <table:table-cell table:formula="of:=[.$G56]*(0.7+0.075*[.O$2])" office:value-type="float" office:value="179.91528673537">
            <text:p>180</text:p>
          </table:table-cell>
          <table:table-cell table:number-columns-repeated="1009"/>
        </table:table-row>
        <table:table-row table:style-name="ro1">
          <table:table-cell office:value-type="float" office:value="770">
            <text:p>770</text:p>
          </table:table-cell>
          <table:table-cell table:formula="of:=155-(1.5+([.A57]-500)*0.1)^1.6*0.08" office:value-type="float" office:value="137.984615671419">
            <text:p>138</text:p>
          </table:table-cell>
          <table:table-cell table:formula="of:=[.$B57]*(0.5+0.125*[.C$2])" office:value-type="float" office:value="86.2403847946367">
            <text:p>86</text:p>
          </table:table-cell>
          <table:table-cell table:formula="of:=[.$B57]*(0.5+0.125*[.D$2])" office:value-type="float" office:value="103.488461753564">
            <text:p>103</text:p>
          </table:table-cell>
          <table:table-cell table:formula="of:=[.$B57]*(0.5+0.125*[.E$2])" office:value-type="float" office:value="120.736538712491">
            <text:p>121</text:p>
          </table:table-cell>
          <table:table-cell table:formula="of:=[.$B57]*(0.5+0.125*[.F$2])" office:value-type="float" office:value="137.984615671419">
            <text:p>138</text:p>
          </table:table-cell>
          <table:table-cell table:formula="of:=205-(1.5+([.A57]-500)*0.1)^1.45*0.2" office:value-type="float" office:value="179.263170665209">
            <text:p>179</text:p>
          </table:table-cell>
          <table:table-cell table:style-name="ce2" table:formula="of:=IF([.$A57]&lt;[.I$1]+6;MIN(1;([.$A57]/[.I$1])^3)*100;(([.I$1]+5)/[.$A57])^3*100)+40" office:value-type="float" office:value="41.3868931709208">
            <text:p>41,39</text:p>
          </table:table-cell>
          <table:table-cell table:formula="of:=[.$G57]*(0.7+0.075*[.I$2])" office:value-type="float" office:value="138.928957265537">
            <text:p>139</text:p>
          </table:table-cell>
          <table:table-cell table:style-name="ce2" table:formula="of:=IF([.$A57]&lt;[.K$1]+6;MIN(1;([.$A57]/[.K$1])^3)*103;(([.K$1]+5)/[.$A57])^3*103)+40" office:value-type="float" office:value="44.692055393586">
            <text:p>44,69</text:p>
          </table:table-cell>
          <table:table-cell table:formula="of:=[.$G57]*(0.7+0.075*[.K$2])" office:value-type="float" office:value="152.373695065428">
            <text:p>152</text:p>
          </table:table-cell>
          <table:table-cell table:style-name="ce2" table:formula="of:=IF([.$A57]&lt;[.M$1]+6;MIN(1;([.$A57]/[.M$1])^3)*106;(([.M$1]+5)/[.$A57])^3*106)+40" office:value-type="float" office:value="51.2904768110958">
            <text:p>51,29</text:p>
          </table:table-cell>
          <table:table-cell table:formula="of:=[.$G57]*(0.7+0.075*[.M$2])" office:value-type="float" office:value="165.818432865319">
            <text:p>166</text:p>
          </table:table-cell>
          <table:table-cell table:style-name="ce2"/>
          <table:table-cell table:formula="of:=[.$G57]*(0.7+0.075*[.O$2])" office:value-type="float" office:value="179.263170665209">
            <text:p>179</text:p>
          </table:table-cell>
          <table:table-cell table:number-columns-repeated="1009"/>
        </table:table-row>
        <table:table-row table:style-name="ro1">
          <table:table-cell office:value-type="float" office:value="775">
            <text:p>775</text:p>
          </table:table-cell>
          <table:table-cell table:formula="of:=155-(1.5+([.A58]-500)*0.1)^1.6*0.08" office:value-type="float" office:value="137.504482877764">
            <text:p>138</text:p>
          </table:table-cell>
          <table:table-cell table:formula="of:=[.$B58]*(0.5+0.125*[.C$2])" office:value-type="float" office:value="85.9403017986024">
            <text:p>86</text:p>
          </table:table-cell>
          <table:table-cell table:formula="of:=[.$B58]*(0.5+0.125*[.D$2])" office:value-type="float" office:value="103.128362158323">
            <text:p>103</text:p>
          </table:table-cell>
          <table:table-cell table:formula="of:=[.$B58]*(0.5+0.125*[.E$2])" office:value-type="float" office:value="120.316422518043">
            <text:p>120</text:p>
          </table:table-cell>
          <table:table-cell table:formula="of:=[.$B58]*(0.5+0.125*[.F$2])" office:value-type="float" office:value="137.504482877764">
            <text:p>138</text:p>
          </table:table-cell>
          <table:table-cell table:formula="of:=205-(1.5+([.A58]-500)*0.1)^1.45*0.2" office:value-type="float" office:value="178.605885728206">
            <text:p>179</text:p>
          </table:table-cell>
          <table:table-cell table:style-name="ce2" table:formula="of:=IF([.$A58]&lt;[.I$1]+6;MIN(1;([.$A58]/[.I$1])^3)*100;(([.I$1]+5)/[.$A58])^3*100)+40" office:value-type="float" office:value="41.3602228861065">
            <text:p>41,36</text:p>
          </table:table-cell>
          <table:table-cell table:formula="of:=[.$G58]*(0.7+0.075*[.I$2])" office:value-type="float" office:value="138.41956143936">
            <text:p>138</text:p>
          </table:table-cell>
          <table:table-cell table:style-name="ce2" table:formula="of:=IF([.$A58]&lt;[.K$1]+6;MIN(1;([.$A58]/[.K$1])^3)*103;(([.K$1]+5)/[.$A58])^3*103)+40" office:value-type="float" office:value="44.6018260548488">
            <text:p>44,60</text:p>
          </table:table-cell>
          <table:table-cell table:formula="of:=[.$G58]*(0.7+0.075*[.K$2])" office:value-type="float" office:value="151.815002868975">
            <text:p>152</text:p>
          </table:table-cell>
          <table:table-cell table:style-name="ce2" table:formula="of:=IF([.$A58]&lt;[.M$1]+6;MIN(1;([.$A58]/[.M$1])^3)*106;(([.M$1]+5)/[.$A58])^3*106)+40" office:value-type="float" office:value="51.0733582625625">
            <text:p>51,07</text:p>
          </table:table-cell>
          <table:table-cell table:formula="of:=[.$G58]*(0.7+0.075*[.M$2])" office:value-type="float" office:value="165.21044429859">
            <text:p>165</text:p>
          </table:table-cell>
          <table:table-cell table:style-name="ce2"/>
          <table:table-cell table:formula="of:=[.$G58]*(0.7+0.075*[.O$2])" office:value-type="float" office:value="178.605885728206">
            <text:p>179</text:p>
          </table:table-cell>
          <table:table-cell table:number-columns-repeated="1009"/>
        </table:table-row>
        <table:table-row table:style-name="ro1">
          <table:table-cell office:value-type="float" office:value="780">
            <text:p>780</text:p>
          </table:table-cell>
          <table:table-cell table:formula="of:=155-(1.5+([.A59]-500)*0.1)^1.6*0.08" office:value-type="float" office:value="137.019357239444">
            <text:p>137</text:p>
          </table:table-cell>
          <table:table-cell table:formula="of:=[.$B59]*(0.5+0.125*[.C$2])" office:value-type="float" office:value="85.6370982746526">
            <text:p>86</text:p>
          </table:table-cell>
          <table:table-cell table:formula="of:=[.$B59]*(0.5+0.125*[.D$2])" office:value-type="float" office:value="102.764517929583">
            <text:p>103</text:p>
          </table:table-cell>
          <table:table-cell table:formula="of:=[.$B59]*(0.5+0.125*[.E$2])" office:value-type="float" office:value="119.891937584514">
            <text:p>120</text:p>
          </table:table-cell>
          <table:table-cell table:formula="of:=[.$B59]*(0.5+0.125*[.F$2])" office:value-type="float" office:value="137.019357239444">
            <text:p>137</text:p>
          </table:table-cell>
          <table:table-cell table:formula="of:=205-(1.5+([.A59]-500)*0.1)^1.45*0.2" office:value-type="float" office:value="177.94348113505">
            <text:p>178</text:p>
          </table:table-cell>
          <table:table-cell table:style-name="ce2" table:formula="of:=IF([.$A59]&lt;[.I$1]+6;MIN(1;([.$A59]/[.I$1])^3)*100;(([.I$1]+5)/[.$A59])^3*100)+40" office:value-type="float" office:value="41.3342320757262">
            <text:p>41,33</text:p>
          </table:table-cell>
          <table:table-cell table:formula="of:=[.$G59]*(0.7+0.075*[.I$2])" office:value-type="float" office:value="137.906197879664">
            <text:p>138</text:p>
          </table:table-cell>
          <table:table-cell table:style-name="ce2" table:formula="of:=IF([.$A59]&lt;[.K$1]+6;MIN(1;([.$A59]/[.K$1])^3)*103;(([.K$1]+5)/[.$A59])^3*103)+40" office:value-type="float" office:value="44.5138954740471">
            <text:p>44,51</text:p>
          </table:table-cell>
          <table:table-cell table:formula="of:=[.$G59]*(0.7+0.075*[.K$2])" office:value-type="float" office:value="151.251958964792">
            <text:p>151</text:p>
          </table:table-cell>
          <table:table-cell table:style-name="ce2" table:formula="of:=IF([.$A59]&lt;[.M$1]+6;MIN(1;([.$A59]/[.M$1])^3)*106;(([.M$1]+5)/[.$A59])^3*106)+40" office:value-type="float" office:value="50.8617712073703">
            <text:p>50,86</text:p>
          </table:table-cell>
          <table:table-cell table:formula="of:=[.$G59]*(0.7+0.075*[.M$2])" office:value-type="float" office:value="164.597720049921">
            <text:p>165</text:p>
          </table:table-cell>
          <table:table-cell table:style-name="ce2"/>
          <table:table-cell table:formula="of:=[.$G59]*(0.7+0.075*[.O$2])" office:value-type="float" office:value="177.94348113505">
            <text:p>178</text:p>
          </table:table-cell>
          <table:table-cell table:number-columns-repeated="1009"/>
        </table:table-row>
        <table:table-row table:style-name="ro1">
          <table:table-cell office:value-type="float" office:value="785">
            <text:p>785</text:p>
          </table:table-cell>
          <table:table-cell table:formula="of:=155-(1.5+([.A60]-500)*0.1)^1.6*0.08" office:value-type="float" office:value="136.529272782257">
            <text:p>137</text:p>
          </table:table-cell>
          <table:table-cell table:formula="of:=[.$B60]*(0.5+0.125*[.C$2])" office:value-type="float" office:value="85.3307954889109">
            <text:p>85</text:p>
          </table:table-cell>
          <table:table-cell table:formula="of:=[.$B60]*(0.5+0.125*[.D$2])" office:value-type="float" office:value="102.396954586693">
            <text:p>102</text:p>
          </table:table-cell>
          <table:table-cell table:formula="of:=[.$B60]*(0.5+0.125*[.E$2])" office:value-type="float" office:value="119.463113684475">
            <text:p>119</text:p>
          </table:table-cell>
          <table:table-cell table:formula="of:=[.$B60]*(0.5+0.125*[.F$2])" office:value-type="float" office:value="136.529272782257">
            <text:p>137</text:p>
          </table:table-cell>
          <table:table-cell table:formula="of:=205-(1.5+([.A60]-500)*0.1)^1.45*0.2" office:value-type="float" office:value="177.276004798462">
            <text:p>177</text:p>
          </table:table-cell>
          <table:table-cell table:style-name="ce2" table:formula="of:=IF([.$A60]&lt;[.I$1]+6;MIN(1;([.$A60]/[.I$1])^3)*100;(([.I$1]+5)/[.$A60])^3*100)+40" office:value-type="float" office:value="41.3088992382994">
            <text:p>41,31</text:p>
          </table:table-cell>
          <table:table-cell table:formula="of:=[.$G60]*(0.7+0.075*[.I$2])" office:value-type="float" office:value="137.388903718808">
            <text:p>137</text:p>
          </table:table-cell>
          <table:table-cell table:style-name="ce2" table:formula="of:=IF([.$A60]&lt;[.K$1]+6;MIN(1;([.$A60]/[.K$1])^3)*103;(([.K$1]+5)/[.$A60])^3*103)+40" office:value-type="float" office:value="44.4281909086375">
            <text:p>44,43</text:p>
          </table:table-cell>
          <table:table-cell table:formula="of:=[.$G60]*(0.7+0.075*[.K$2])" office:value-type="float" office:value="150.684604078692">
            <text:p>151</text:p>
          </table:table-cell>
          <table:table-cell table:style-name="ce2" table:formula="of:=IF([.$A60]&lt;[.M$1]+6;MIN(1;([.$A60]/[.M$1])^3)*106;(([.M$1]+5)/[.$A60])^3*106)+40" office:value-type="float" office:value="50.6555406053863">
            <text:p>50,66</text:p>
          </table:table-cell>
          <table:table-cell table:formula="of:=[.$G60]*(0.7+0.075*[.M$2])" office:value-type="float" office:value="163.980304438577">
            <text:p>164</text:p>
          </table:table-cell>
          <table:table-cell table:style-name="ce2"/>
          <table:table-cell table:formula="of:=[.$G60]*(0.7+0.075*[.O$2])" office:value-type="float" office:value="177.276004798462">
            <text:p>177</text:p>
          </table:table-cell>
          <table:table-cell table:number-columns-repeated="1009"/>
        </table:table-row>
        <table:table-row table:style-name="ro1">
          <table:table-cell office:value-type="float" office:value="790">
            <text:p>790</text:p>
          </table:table-cell>
          <table:table-cell table:formula="of:=155-(1.5+([.A61]-500)*0.1)^1.6*0.08" office:value-type="float" office:value="136.034262733958">
            <text:p>136</text:p>
          </table:table-cell>
          <table:table-cell table:formula="of:=[.$B61]*(0.5+0.125*[.C$2])" office:value-type="float" office:value="85.0214142087239">
            <text:p>85</text:p>
          </table:table-cell>
          <table:table-cell table:formula="of:=[.$B61]*(0.5+0.125*[.D$2])" office:value-type="float" office:value="102.025697050469">
            <text:p>102</text:p>
          </table:table-cell>
          <table:table-cell table:formula="of:=[.$B61]*(0.5+0.125*[.E$2])" office:value-type="float" office:value="119.029979892213">
            <text:p>119</text:p>
          </table:table-cell>
          <table:table-cell table:formula="of:=[.$B61]*(0.5+0.125*[.F$2])" office:value-type="float" office:value="136.034262733958">
            <text:p>136</text:p>
          </table:table-cell>
          <table:table-cell table:formula="of:=205-(1.5+([.A61]-500)*0.1)^1.45*0.2" office:value-type="float" office:value="176.603503388573">
            <text:p>177</text:p>
          </table:table-cell>
          <table:table-cell table:style-name="ce2" table:formula="of:=IF([.$A61]&lt;[.I$1]+6;MIN(1;([.$A61]/[.I$1])^3)*100;(([.I$1]+5)/[.$A61])^3*100)+40" office:value-type="float" office:value="41.2842036836843">
            <text:p>41,28</text:p>
          </table:table-cell>
          <table:table-cell table:formula="of:=[.$G61]*(0.7+0.075*[.I$2])" office:value-type="float" office:value="136.867715126144">
            <text:p>137</text:p>
          </table:table-cell>
          <table:table-cell table:style-name="ce2" table:formula="of:=IF([.$A61]&lt;[.K$1]+6;MIN(1;([.$A61]/[.K$1])^3)*103;(([.K$1]+5)/[.$A61])^3*103)+40" office:value-type="float" office:value="44.3446423609491">
            <text:p>44,34</text:p>
          </table:table-cell>
          <table:table-cell table:formula="of:=[.$G61]*(0.7+0.075*[.K$2])" office:value-type="float" office:value="150.112977880287">
            <text:p>150</text:p>
          </table:table-cell>
          <table:table-cell table:style-name="ce2" table:formula="of:=IF([.$A61]&lt;[.M$1]+6;MIN(1;([.$A61]/[.M$1])^3)*106;(([.M$1]+5)/[.$A61])^3*106)+40" office:value-type="float" office:value="50.4544980214547">
            <text:p>50,45</text:p>
          </table:table-cell>
          <table:table-cell table:formula="of:=[.$G61]*(0.7+0.075*[.M$2])" office:value-type="float" office:value="163.35824063443">
            <text:p>163</text:p>
          </table:table-cell>
          <table:table-cell table:style-name="ce2"/>
          <table:table-cell table:formula="of:=[.$G61]*(0.7+0.075*[.O$2])" office:value-type="float" office:value="176.603503388573">
            <text:p>177</text:p>
          </table:table-cell>
          <table:table-cell table:number-columns-repeated="1009"/>
        </table:table-row>
        <table:table-row table:style-name="ro1">
          <table:table-cell office:value-type="float" office:value="795">
            <text:p>795</text:p>
          </table:table-cell>
          <table:table-cell table:formula="of:=155-(1.5+([.A62]-500)*0.1)^1.6*0.08" office:value-type="float" office:value="135.534359555819">
            <text:p>136</text:p>
          </table:table-cell>
          <table:table-cell table:formula="of:=[.$B62]*(0.5+0.125*[.C$2])" office:value-type="float" office:value="84.7089747223868">
            <text:p>85</text:p>
          </table:table-cell>
          <table:table-cell table:formula="of:=[.$B62]*(0.5+0.125*[.D$2])" office:value-type="float" office:value="101.650769666864">
            <text:p>102</text:p>
          </table:table-cell>
          <table:table-cell table:formula="of:=[.$B62]*(0.5+0.125*[.E$2])" office:value-type="float" office:value="118.592564611342">
            <text:p>119</text:p>
          </table:table-cell>
          <table:table-cell table:formula="of:=[.$B62]*(0.5+0.125*[.F$2])" office:value-type="float" office:value="135.534359555819">
            <text:p>136</text:p>
          </table:table-cell>
          <table:table-cell table:formula="of:=205-(1.5+([.A62]-500)*0.1)^1.45*0.2" office:value-type="float" office:value="175.926022385075">
            <text:p>176</text:p>
          </table:table-cell>
          <table:table-cell table:style-name="ce2" table:formula="of:=IF([.$A62]&lt;[.I$1]+6;MIN(1;([.$A62]/[.I$1])^3)*100;(([.I$1]+5)/[.$A62])^3*100)+40" office:value-type="float" office:value="41.2601254975833">
            <text:p>41,26</text:p>
          </table:table-cell>
          <table:table-cell table:formula="of:=[.$G62]*(0.7+0.075*[.I$2])" office:value-type="float" office:value="136.342667348433">
            <text:p>136</text:p>
          </table:table-cell>
          <table:table-cell table:style-name="ce2" table:formula="of:=IF([.$A62]&lt;[.K$1]+6;MIN(1;([.$A62]/[.K$1])^3)*103;(([.K$1]+5)/[.$A62])^3*103)+40" office:value-type="float" office:value="44.2631824581018">
            <text:p>44,26</text:p>
          </table:table-cell>
          <table:table-cell table:formula="of:=[.$G62]*(0.7+0.075*[.K$2])" office:value-type="float" office:value="149.537119027314">
            <text:p>150</text:p>
          </table:table-cell>
          <table:table-cell table:style-name="ce2" table:formula="of:=IF([.$A62]&lt;[.M$1]+6;MIN(1;([.$A62]/[.M$1])^3)*106;(([.M$1]+5)/[.$A62])^3*106)+40" office:value-type="float" office:value="50.258481336445">
            <text:p>50,26</text:p>
          </table:table-cell>
          <table:table-cell table:formula="of:=[.$G62]*(0.7+0.075*[.M$2])" office:value-type="float" office:value="162.731570706194">
            <text:p>163</text:p>
          </table:table-cell>
          <table:table-cell table:style-name="ce2"/>
          <table:table-cell table:formula="of:=[.$G62]*(0.7+0.075*[.O$2])" office:value-type="float" office:value="175.926022385075">
            <text:p>176</text:p>
          </table:table-cell>
          <table:table-cell table:number-columns-repeated="1009"/>
        </table:table-row>
        <table:table-row table:style-name="ro1">
          <table:table-cell office:value-type="float" office:value="800">
            <text:p>800</text:p>
          </table:table-cell>
          <table:table-cell table:formula="of:=155-(1.5+([.A63]-500)*0.1)^1.6*0.08" office:value-type="float" office:value="135.029594972449">
            <text:p>135</text:p>
          </table:table-cell>
          <table:table-cell table:formula="of:=[.$B63]*(0.5+0.125*[.C$2])" office:value-type="float" office:value="84.3934968577808">
            <text:p>84</text:p>
          </table:table-cell>
          <table:table-cell table:formula="of:=[.$B63]*(0.5+0.125*[.D$2])" office:value-type="float" office:value="101.272196229337">
            <text:p>101</text:p>
          </table:table-cell>
          <table:table-cell table:formula="of:=[.$B63]*(0.5+0.125*[.E$2])" office:value-type="float" office:value="118.150895600893">
            <text:p>118</text:p>
          </table:table-cell>
          <table:table-cell table:formula="of:=[.$B63]*(0.5+0.125*[.F$2])" office:value-type="float" office:value="135.029594972449">
            <text:p>135</text:p>
          </table:table-cell>
          <table:table-cell table:formula="of:=205-(1.5+([.A63]-500)*0.1)^1.45*0.2" office:value-type="float" office:value="175.243606126368">
            <text:p>175</text:p>
          </table:table-cell>
          <table:table-cell table:style-name="ce2" table:formula="of:=IF([.$A63]&lt;[.I$1]+6;MIN(1;([.$A63]/[.I$1])^3)*100;(([.I$1]+5)/[.$A63])^3*100)+40" office:value-type="float" office:value="41.2366455078125">
            <text:p>41,24</text:p>
          </table:table-cell>
          <table:table-cell table:formula="of:=[.$G63]*(0.7+0.075*[.I$2])" office:value-type="float" office:value="135.813794747935">
            <text:p>136</text:p>
          </table:table-cell>
          <table:table-cell table:style-name="ce2" table:formula="of:=IF([.$A63]&lt;[.K$1]+6;MIN(1;([.$A63]/[.K$1])^3)*103;(([.K$1]+5)/[.$A63])^3*103)+40" office:value-type="float" office:value="44.1837463378906">
            <text:p>44,18</text:p>
          </table:table-cell>
          <table:table-cell table:formula="of:=[.$G63]*(0.7+0.075*[.K$2])" office:value-type="float" office:value="148.957065207413">
            <text:p>149</text:p>
          </table:table-cell>
          <table:table-cell table:style-name="ce2" table:formula="of:=IF([.$A63]&lt;[.M$1]+6;MIN(1;([.$A63]/[.M$1])^3)*106;(([.M$1]+5)/[.$A63])^3*106)+40" office:value-type="float" office:value="50.0673344726563">
            <text:p>50,07</text:p>
          </table:table-cell>
          <table:table-cell table:formula="of:=[.$G63]*(0.7+0.075*[.M$2])" office:value-type="float" office:value="162.10033566689">
            <text:p>162</text:p>
          </table:table-cell>
          <table:table-cell table:style-name="ce2"/>
          <table:table-cell table:formula="of:=[.$G63]*(0.7+0.075*[.O$2])" office:value-type="float" office:value="175.243606126368">
            <text:p>175</text:p>
          </table:table-cell>
          <table:table-cell table:number-columns-repeated="1009"/>
        </table:table-row>
        <table:table-row table:style-name="ro1">
          <table:table-cell office:value-type="float" office:value="805">
            <text:p>805</text:p>
          </table:table-cell>
          <table:table-cell table:formula="of:=155-(1.5+([.A64]-500)*0.1)^1.6*0.08" office:value-type="float" office:value="134.52">
            <text:p>135</text:p>
          </table:table-cell>
          <table:table-cell table:formula="of:=[.$B64]*(0.5+0.125*[.C$2])" office:value-type="float" office:value="84.075">
            <text:p>84</text:p>
          </table:table-cell>
          <table:table-cell table:formula="of:=[.$B64]*(0.5+0.125*[.D$2])" office:value-type="float" office:value="100.89">
            <text:p>101</text:p>
          </table:table-cell>
          <table:table-cell table:formula="of:=[.$B64]*(0.5+0.125*[.E$2])" office:value-type="float" office:value="117.705">
            <text:p>118</text:p>
          </table:table-cell>
          <table:table-cell table:formula="of:=[.$B64]*(0.5+0.125*[.F$2])" office:value-type="float" office:value="134.52">
            <text:p>135</text:p>
          </table:table-cell>
          <table:table-cell table:formula="of:=205-(1.5+([.A64]-500)*0.1)^1.45*0.2" office:value-type="float" office:value="174.55629785593">
            <text:p>175</text:p>
          </table:table-cell>
          <table:table-cell table:style-name="ce2" table:formula="of:=IF([.$A64]&lt;[.I$1]+6;MIN(1;([.$A64]/[.I$1])^3)*100;(([.I$1]+5)/[.$A64])^3*100)+40" office:value-type="float" office:value="41.2137452522368">
            <text:p>41,21</text:p>
          </table:table-cell>
          <table:table-cell table:formula="of:=[.$G64]*(0.7+0.075*[.I$2])" office:value-type="float" office:value="135.281130838346">
            <text:p>135</text:p>
          </table:table-cell>
          <table:table-cell table:style-name="ce2" table:formula="of:=IF([.$A64]&lt;[.K$1]+6;MIN(1;([.$A64]/[.K$1])^3)*103;(([.K$1]+5)/[.$A64])^3*103)+40" office:value-type="float" office:value="44.1062715403061">
            <text:p>44,11</text:p>
          </table:table-cell>
          <table:table-cell table:formula="of:=[.$G64]*(0.7+0.075*[.K$2])" office:value-type="float" office:value="148.372853177541">
            <text:p>148</text:p>
          </table:table-cell>
          <table:table-cell table:style-name="ce2" table:formula="of:=IF([.$A64]&lt;[.M$1]+6;MIN(1;([.$A64]/[.M$1])^3)*106;(([.M$1]+5)/[.$A64])^3*106)+40" office:value-type="float" office:value="49.8809071327811">
            <text:p>49,88</text:p>
          </table:table-cell>
          <table:table-cell table:formula="of:=[.$G64]*(0.7+0.075*[.M$2])" office:value-type="float" office:value="161.464575516736">
            <text:p>161</text:p>
          </table:table-cell>
          <table:table-cell table:style-name="ce2"/>
          <table:table-cell table:formula="of:=[.$G64]*(0.7+0.075*[.O$2])" office:value-type="float" office:value="174.55629785593">
            <text:p>175</text:p>
          </table:table-cell>
          <table:table-cell table:number-columns-repeated="1009"/>
        </table:table-row>
        <table:table-row table:style-name="ro1">
          <table:table-cell office:value-type="float" office:value="810">
            <text:p>810</text:p>
          </table:table-cell>
          <table:table-cell table:formula="of:=155-(1.5+([.A65]-500)*0.1)^1.6*0.08" office:value-type="float" office:value="134.00560497286">
            <text:p>134</text:p>
          </table:table-cell>
          <table:table-cell table:formula="of:=[.$B65]*(0.5+0.125*[.C$2])" office:value-type="float" office:value="83.7535031080372">
            <text:p>84</text:p>
          </table:table-cell>
          <table:table-cell table:formula="of:=[.$B65]*(0.5+0.125*[.D$2])" office:value-type="float" office:value="100.504203729645">
            <text:p>101</text:p>
          </table:table-cell>
          <table:table-cell table:formula="of:=[.$B65]*(0.5+0.125*[.E$2])" office:value-type="float" office:value="117.254904351252">
            <text:p>117</text:p>
          </table:table-cell>
          <table:table-cell table:formula="of:=[.$B65]*(0.5+0.125*[.F$2])" office:value-type="float" office:value="134.00560497286">
            <text:p>134</text:p>
          </table:table-cell>
          <table:table-cell table:formula="of:=205-(1.5+([.A65]-500)*0.1)^1.45*0.2" office:value-type="float" office:value="173.864139766106">
            <text:p>174</text:p>
          </table:table-cell>
          <table:table-cell table:style-name="ce2" table:formula="of:=IF([.$A65]&lt;[.I$1]+6;MIN(1;([.$A65]/[.I$1])^3)*100;(([.I$1]+5)/[.$A65])^3*100)+40" office:value-type="float" office:value="41.1914069482784">
            <text:p>41,19</text:p>
          </table:table-cell>
          <table:table-cell table:formula="of:=[.$G65]*(0.7+0.075*[.I$2])" office:value-type="float" office:value="134.744708318732">
            <text:p>135</text:p>
          </table:table-cell>
          <table:table-cell table:style-name="ce2" table:formula="of:=IF([.$A65]&lt;[.K$1]+6;MIN(1;([.$A65]/[.K$1])^3)*103;(([.K$1]+5)/[.$A65])^3*103)+40" office:value-type="float" office:value="44.030697904377">
            <text:p>44,03</text:p>
          </table:table-cell>
          <table:table-cell table:formula="of:=[.$G65]*(0.7+0.075*[.K$2])" office:value-type="float" office:value="147.78451880119">
            <text:p>148</text:p>
          </table:table-cell>
          <table:table-cell table:style-name="ce2" table:formula="of:=IF([.$A65]&lt;[.M$1]+6;MIN(1;([.$A65]/[.M$1])^3)*106;(([.M$1]+5)/[.$A65])^3*106)+40" office:value-type="float" office:value="49.6990545516812">
            <text:p>49,70</text:p>
          </table:table-cell>
          <table:table-cell table:formula="of:=[.$G65]*(0.7+0.075*[.M$2])" office:value-type="float" office:value="160.824329283648">
            <text:p>161</text:p>
          </table:table-cell>
          <table:table-cell table:style-name="ce2"/>
          <table:table-cell table:formula="of:=[.$G65]*(0.7+0.075*[.O$2])" office:value-type="float" office:value="173.864139766106">
            <text:p>174</text:p>
          </table:table-cell>
          <table:table-cell table:number-columns-repeated="1009"/>
        </table:table-row>
        <table:table-row table:style-name="ro1">
          <table:table-cell office:value-type="float" office:value="815">
            <text:p>815</text:p>
          </table:table-cell>
          <table:table-cell table:formula="of:=155-(1.5+([.A66]-500)*0.1)^1.6*0.08" office:value-type="float" office:value="133.486439568949">
            <text:p>133</text:p>
          </table:table-cell>
          <table:table-cell table:formula="of:=[.$B66]*(0.5+0.125*[.C$2])" office:value-type="float" office:value="83.4290247305928">
            <text:p>83</text:p>
          </table:table-cell>
          <table:table-cell table:formula="of:=[.$B66]*(0.5+0.125*[.D$2])" office:value-type="float" office:value="100.114829676711">
            <text:p>100</text:p>
          </table:table-cell>
          <table:table-cell table:formula="of:=[.$B66]*(0.5+0.125*[.E$2])" office:value-type="float" office:value="116.80063462283">
            <text:p>117</text:p>
          </table:table-cell>
          <table:table-cell table:formula="of:=[.$B66]*(0.5+0.125*[.F$2])" office:value-type="float" office:value="133.486439568949">
            <text:p>133</text:p>
          </table:table-cell>
          <table:table-cell table:formula="of:=205-(1.5+([.A66]-500)*0.1)^1.45*0.2" office:value-type="float" office:value="173.167173039492">
            <text:p>173</text:p>
          </table:table-cell>
          <table:table-cell table:style-name="ce2" table:formula="of:=IF([.$A66]&lt;[.I$1]+6;MIN(1;([.$A66]/[.I$1])^3)*100;(([.I$1]+5)/[.$A66])^3*100)+40" office:value-type="float" office:value="41.1696134639128">
            <text:p>41,17</text:p>
          </table:table-cell>
          <table:table-cell table:formula="of:=[.$G66]*(0.7+0.075*[.I$2])" office:value-type="float" office:value="134.204559105607">
            <text:p>134</text:p>
          </table:table-cell>
          <table:table-cell table:style-name="ce2" table:formula="of:=IF([.$A66]&lt;[.K$1]+6;MIN(1;([.$A66]/[.K$1])^3)*103;(([.K$1]+5)/[.$A66])^3*103)+40" office:value-type="float" office:value="43.9569674700462">
            <text:p>43,96</text:p>
          </table:table-cell>
          <table:table-cell table:formula="of:=[.$G66]*(0.7+0.075*[.K$2])" office:value-type="float" office:value="147.192097083569">
            <text:p>147</text:p>
          </table:table-cell>
          <table:table-cell table:style-name="ce2" table:formula="of:=IF([.$A66]&lt;[.M$1]+6;MIN(1;([.$A66]/[.M$1])^3)*106;(([.M$1]+5)/[.$A66])^3*106)+40" office:value-type="float" office:value="49.5216372602694">
            <text:p>49,52</text:p>
          </table:table-cell>
          <table:table-cell table:formula="of:=[.$G66]*(0.7+0.075*[.M$2])" office:value-type="float" office:value="160.179635061531">
            <text:p>160</text:p>
          </table:table-cell>
          <table:table-cell table:style-name="ce2"/>
          <table:table-cell table:formula="of:=[.$G66]*(0.7+0.075*[.O$2])" office:value-type="float" office:value="173.167173039492">
            <text:p>173</text:p>
          </table:table-cell>
          <table:table-cell table:number-columns-repeated="1009"/>
        </table:table-row>
        <table:table-row table:style-name="ro1">
          <table:table-cell office:value-type="float" office:value="820">
            <text:p>820</text:p>
          </table:table-cell>
          <table:table-cell table:formula="of:=155-(1.5+([.A67]-500)*0.1)^1.6*0.08" office:value-type="float" office:value="132.962532833704">
            <text:p>133</text:p>
          </table:table-cell>
          <table:table-cell table:formula="of:=[.$B67]*(0.5+0.125*[.C$2])" office:value-type="float" office:value="83.1015830210652">
            <text:p>83</text:p>
          </table:table-cell>
          <table:table-cell table:formula="of:=[.$B67]*(0.5+0.125*[.D$2])" office:value-type="float" office:value="99.7218996252783">
            <text:p>100</text:p>
          </table:table-cell>
          <table:table-cell table:formula="of:=[.$B67]*(0.5+0.125*[.E$2])" office:value-type="float" office:value="116.342216229491">
            <text:p>116</text:p>
          </table:table-cell>
          <table:table-cell table:formula="of:=[.$B67]*(0.5+0.125*[.F$2])" office:value-type="float" office:value="132.962532833704">
            <text:p>133</text:p>
          </table:table-cell>
          <table:table-cell table:formula="of:=205-(1.5+([.A67]-500)*0.1)^1.45*0.2" office:value-type="float" office:value="172.465437888093">
            <text:p>172</text:p>
          </table:table-cell>
          <table:table-cell table:style-name="ce2" table:formula="of:=IF([.$A67]&lt;[.I$1]+6;MIN(1;([.$A67]/[.I$1])^3)*100;(([.I$1]+5)/[.$A67])^3*100)+40" office:value-type="float" office:value="41.1483482900712">
            <text:p>41,15</text:p>
          </table:table-cell>
          <table:table-cell table:formula="of:=[.$G67]*(0.7+0.075*[.I$2])" office:value-type="float" office:value="133.660714363272">
            <text:p>134</text:p>
          </table:table-cell>
          <table:table-cell table:style-name="ce2" table:formula="of:=IF([.$A67]&lt;[.K$1]+6;MIN(1;([.$A67]/[.K$1])^3)*103;(([.K$1]+5)/[.$A67])^3*103)+40" office:value-type="float" office:value="43.8850243848029">
            <text:p>43,89</text:p>
          </table:table-cell>
          <table:table-cell table:formula="of:=[.$G67]*(0.7+0.075*[.K$2])" office:value-type="float" office:value="146.595622204879">
            <text:p>147</text:p>
          </table:table-cell>
          <table:table-cell table:style-name="ce2" table:formula="of:=IF([.$A67]&lt;[.M$1]+6;MIN(1;([.$A67]/[.M$1])^3)*106;(([.M$1]+5)/[.$A67])^3*106)+40" office:value-type="float" office:value="49.3485208608407">
            <text:p>49,35</text:p>
          </table:table-cell>
          <table:table-cell table:formula="of:=[.$G67]*(0.7+0.075*[.M$2])" office:value-type="float" office:value="159.530530046486">
            <text:p>160</text:p>
          </table:table-cell>
          <table:table-cell table:style-name="ce2"/>
          <table:table-cell table:formula="of:=[.$G67]*(0.7+0.075*[.O$2])" office:value-type="float" office:value="172.465437888093">
            <text:p>172</text:p>
          </table:table-cell>
          <table:table-cell table:number-columns-repeated="1009"/>
        </table:table-row>
        <table:table-row table:style-name="ro1">
          <table:table-cell office:value-type="float" office:value="825">
            <text:p>825</text:p>
          </table:table-cell>
          <table:table-cell table:formula="of:=155-(1.5+([.A68]-500)*0.1)^1.6*0.08" office:value-type="float" office:value="132.433913202843">
            <text:p>132</text:p>
          </table:table-cell>
          <table:table-cell table:formula="of:=[.$B68]*(0.5+0.125*[.C$2])" office:value-type="float" office:value="82.7711957517768">
            <text:p>83</text:p>
          </table:table-cell>
          <table:table-cell table:formula="of:=[.$B68]*(0.5+0.125*[.D$2])" office:value-type="float" office:value="99.3254349021322">
            <text:p>99</text:p>
          </table:table-cell>
          <table:table-cell table:formula="of:=[.$B68]*(0.5+0.125*[.E$2])" office:value-type="float" office:value="115.879674052488">
            <text:p>116</text:p>
          </table:table-cell>
          <table:table-cell table:formula="of:=[.$B68]*(0.5+0.125*[.F$2])" office:value-type="float" office:value="132.433913202843">
            <text:p>132</text:p>
          </table:table-cell>
          <table:table-cell table:formula="of:=205-(1.5+([.A68]-500)*0.1)^1.45*0.2" office:value-type="float" office:value="171.758973590389">
            <text:p>172</text:p>
          </table:table-cell>
          <table:table-cell table:style-name="ce2" table:formula="of:=IF([.$A68]&lt;[.I$1]+6;MIN(1;([.$A68]/[.I$1])^3)*100;(([.I$1]+5)/[.$A68])^3*100)+40" office:value-type="float" office:value="41.1275955143724">
            <text:p>41,13</text:p>
          </table:table-cell>
          <table:table-cell table:formula="of:=[.$G68]*(0.7+0.075*[.I$2])" office:value-type="float" office:value="133.113204532552">
            <text:p>133</text:p>
          </table:table-cell>
          <table:table-cell table:style-name="ce2" table:formula="of:=IF([.$A68]&lt;[.K$1]+6;MIN(1;([.$A68]/[.K$1])^3)*103;(([.K$1]+5)/[.$A68])^3*103)+40" office:value-type="float" office:value="43.8148148148148">
            <text:p>43,81</text:p>
          </table:table-cell>
          <table:table-cell table:formula="of:=[.$G68]*(0.7+0.075*[.K$2])" office:value-type="float" office:value="145.995127551831">
            <text:p>146</text:p>
          </table:table-cell>
          <table:table-cell table:style-name="ce2" table:formula="of:=IF([.$A68]&lt;[.M$1]+6;MIN(1;([.$A68]/[.M$1])^3)*106;(([.M$1]+5)/[.$A68])^3*106)+40" office:value-type="float" office:value="49.1795758132287">
            <text:p>49,18</text:p>
          </table:table-cell>
          <table:table-cell table:formula="of:=[.$G68]*(0.7+0.075*[.M$2])" office:value-type="float" office:value="158.87705057111">
            <text:p>159</text:p>
          </table:table-cell>
          <table:table-cell table:style-name="ce2"/>
          <table:table-cell table:formula="of:=[.$G68]*(0.7+0.075*[.O$2])" office:value-type="float" office:value="171.758973590389">
            <text:p>172</text:p>
          </table:table-cell>
          <table:table-cell table:number-columns-repeated="1009"/>
        </table:table-row>
        <table:table-row table:style-name="ro1">
          <table:table-cell office:value-type="float" office:value="830">
            <text:p>830</text:p>
          </table:table-cell>
          <table:table-cell table:formula="of:=155-(1.5+([.A69]-500)*0.1)^1.6*0.08" office:value-type="float" office:value="131.900608523977">
            <text:p>132</text:p>
          </table:table-cell>
          <table:table-cell table:formula="of:=[.$B69]*(0.5+0.125*[.C$2])" office:value-type="float" office:value="82.4378803274858">
            <text:p>82</text:p>
          </table:table-cell>
          <table:table-cell table:formula="of:=[.$B69]*(0.5+0.125*[.D$2])" office:value-type="float" office:value="98.9254563929829">
            <text:p>99</text:p>
          </table:table-cell>
          <table:table-cell table:formula="of:=[.$B69]*(0.5+0.125*[.E$2])" office:value-type="float" office:value="115.41303245848">
            <text:p>115</text:p>
          </table:table-cell>
          <table:table-cell table:formula="of:=[.$B69]*(0.5+0.125*[.F$2])" office:value-type="float" office:value="131.900608523977">
            <text:p>132</text:p>
          </table:table-cell>
          <table:table-cell table:formula="of:=205-(1.5+([.A69]-500)*0.1)^1.45*0.2" office:value-type="float" office:value="171.047818526468">
            <text:p>171</text:p>
          </table:table-cell>
          <table:table-cell table:style-name="ce2" table:formula="of:=IF([.$A69]&lt;[.I$1]+6;MIN(1;([.$A69]/[.I$1])^3)*100;(([.I$1]+5)/[.$A69])^3*100)+40" office:value-type="float" office:value="41.1073397961129">
            <text:p>41,11</text:p>
          </table:table-cell>
          <table:table-cell table:formula="of:=[.$G69]*(0.7+0.075*[.I$2])" office:value-type="float" office:value="132.562059358013">
            <text:p>133</text:p>
          </table:table-cell>
          <table:table-cell table:style-name="ce2" table:formula="of:=IF([.$A69]&lt;[.K$1]+6;MIN(1;([.$A69]/[.K$1])^3)*103;(([.K$1]+5)/[.$A69])^3*103)+40" office:value-type="float" office:value="43.7462868603169">
            <text:p>43,75</text:p>
          </table:table-cell>
          <table:table-cell table:formula="of:=[.$G69]*(0.7+0.075*[.K$2])" office:value-type="float" office:value="145.390645747498">
            <text:p>145</text:p>
          </table:table-cell>
          <table:table-cell table:style-name="ce2" table:formula="of:=IF([.$A69]&lt;[.M$1]+6;MIN(1;([.$A69]/[.M$1])^3)*106;(([.M$1]+5)/[.$A69])^3*106)+40" office:value-type="float" office:value="49.0146772312067">
            <text:p>49,01</text:p>
          </table:table-cell>
          <table:table-cell table:formula="of:=[.$G69]*(0.7+0.075*[.M$2])" office:value-type="float" office:value="158.219232136983">
            <text:p>158</text:p>
          </table:table-cell>
          <table:table-cell table:style-name="ce2"/>
          <table:table-cell table:formula="of:=[.$G69]*(0.7+0.075*[.O$2])" office:value-type="float" office:value="171.047818526468">
            <text:p>171</text:p>
          </table:table-cell>
          <table:table-cell table:number-columns-repeated="1009"/>
        </table:table-row>
        <table:table-row table:style-name="ro1">
          <table:table-cell office:value-type="float" office:value="835">
            <text:p>835</text:p>
          </table:table-cell>
          <table:table-cell table:formula="of:=155-(1.5+([.A70]-500)*0.1)^1.6*0.08" office:value-type="float" office:value="131.362646077166">
            <text:p>131</text:p>
          </table:table-cell>
          <table:table-cell table:formula="of:=[.$B70]*(0.5+0.125*[.C$2])" office:value-type="float" office:value="82.1016537982286">
            <text:p>82</text:p>
          </table:table-cell>
          <table:table-cell table:formula="of:=[.$B70]*(0.5+0.125*[.D$2])" office:value-type="float" office:value="98.5219845578744">
            <text:p>99</text:p>
          </table:table-cell>
          <table:table-cell table:formula="of:=[.$B70]*(0.5+0.125*[.E$2])" office:value-type="float" office:value="114.94231531752">
            <text:p>115</text:p>
          </table:table-cell>
          <table:table-cell table:formula="of:=[.$B70]*(0.5+0.125*[.F$2])" office:value-type="float" office:value="131.362646077166">
            <text:p>131</text:p>
          </table:table-cell>
          <table:table-cell table:formula="of:=205-(1.5+([.A70]-500)*0.1)^1.45*0.2" office:value-type="float" office:value="170.332010211338">
            <text:p>170</text:p>
          </table:table-cell>
          <table:table-cell table:style-name="ce2" table:formula="of:=IF([.$A70]&lt;[.I$1]+6;MIN(1;([.$A70]/[.I$1])^3)*100;(([.I$1]+5)/[.$A70])^3*100)+40" office:value-type="float" office:value="41.0875663424487">
            <text:p>41,09</text:p>
          </table:table-cell>
          <table:table-cell table:formula="of:=[.$G70]*(0.7+0.075*[.I$2])" office:value-type="float" office:value="132.007307913787">
            <text:p>132</text:p>
          </table:table-cell>
          <table:table-cell table:style-name="ce2" table:formula="of:=IF([.$A70]&lt;[.K$1]+6;MIN(1;([.$A70]/[.K$1])^3)*103;(([.K$1]+5)/[.$A70])^3*103)+40" office:value-type="float" office:value="43.679390475029">
            <text:p>43,68</text:p>
          </table:table-cell>
          <table:table-cell table:formula="of:=[.$G70]*(0.7+0.075*[.K$2])" office:value-type="float" office:value="144.782208679638">
            <text:p>145</text:p>
          </table:table-cell>
          <table:table-cell table:style-name="ce2" table:formula="of:=IF([.$A70]&lt;[.M$1]+6;MIN(1;([.$A70]/[.M$1])^3)*106;(([.M$1]+5)/[.$A70])^3*106)+40" office:value-type="float" office:value="48.8537046885826">
            <text:p>48,85</text:p>
          </table:table-cell>
          <table:table-cell table:formula="of:=[.$G70]*(0.7+0.075*[.M$2])" office:value-type="float" office:value="157.557109445488">
            <text:p>158</text:p>
          </table:table-cell>
          <table:table-cell table:style-name="ce2"/>
          <table:table-cell table:formula="of:=[.$G70]*(0.7+0.075*[.O$2])" office:value-type="float" office:value="170.332010211338">
            <text:p>170</text:p>
          </table:table-cell>
          <table:table-cell table:number-columns-repeated="1009"/>
        </table:table-row>
        <table:table-row table:style-name="ro1">
          <table:table-cell office:value-type="float" office:value="840">
            <text:p>840</text:p>
          </table:table-cell>
          <table:table-cell table:formula="of:=155-(1.5+([.A71]-500)*0.1)^1.6*0.08" office:value-type="float" office:value="130.820052594458">
            <text:p>131</text:p>
          </table:table-cell>
          <table:table-cell table:formula="of:=[.$B71]*(0.5+0.125*[.C$2])" office:value-type="float" office:value="81.7625328715364">
            <text:p>82</text:p>
          </table:table-cell>
          <table:table-cell table:formula="of:=[.$B71]*(0.5+0.125*[.D$2])" office:value-type="float" office:value="98.1150394458437">
            <text:p>98</text:p>
          </table:table-cell>
          <table:table-cell table:formula="of:=[.$B71]*(0.5+0.125*[.E$2])" office:value-type="float" office:value="114.467546020151">
            <text:p>114</text:p>
          </table:table-cell>
          <table:table-cell table:formula="of:=[.$B71]*(0.5+0.125*[.F$2])" office:value-type="float" office:value="130.820052594458">
            <text:p>131</text:p>
          </table:table-cell>
          <table:table-cell table:formula="of:=205-(1.5+([.A71]-500)*0.1)^1.45*0.2" office:value-type="float" office:value="169.611585326551">
            <text:p>170</text:p>
          </table:table-cell>
          <table:table-cell table:style-name="ce2" table:formula="of:=IF([.$A71]&lt;[.I$1]+6;MIN(1;([.$A71]/[.I$1])^3)*100;(([.I$1]+5)/[.$A71])^3*100)+40" office:value-type="float" office:value="41.0682608857035">
            <text:p>41,07</text:p>
          </table:table-cell>
          <table:table-cell table:formula="of:=[.$G71]*(0.7+0.075*[.I$2])" office:value-type="float" office:value="131.448978628077">
            <text:p>131</text:p>
          </table:table-cell>
          <table:table-cell table:style-name="ce2" table:formula="of:=IF([.$A71]&lt;[.K$1]+6;MIN(1;([.$A71]/[.K$1])^3)*103;(([.K$1]+5)/[.$A71])^3*103)+40" office:value-type="float" office:value="43.6140773893883">
            <text:p>43,61</text:p>
          </table:table-cell>
          <table:table-cell table:formula="of:=[.$G71]*(0.7+0.075*[.K$2])" office:value-type="float" office:value="144.169847527569">
            <text:p>144</text:p>
          </table:table-cell>
          <table:table-cell table:style-name="ce2" table:formula="of:=IF([.$A71]&lt;[.M$1]+6;MIN(1;([.$A71]/[.M$1])^3)*106;(([.M$1]+5)/[.$A71])^3*106)+40" office:value-type="float" office:value="48.6965420344725">
            <text:p>48,70</text:p>
          </table:table-cell>
          <table:table-cell table:formula="of:=[.$G71]*(0.7+0.075*[.M$2])" office:value-type="float" office:value="156.89071642706">
            <text:p>157</text:p>
          </table:table-cell>
          <table:table-cell table:style-name="ce2"/>
          <table:table-cell table:formula="of:=[.$G71]*(0.7+0.075*[.O$2])" office:value-type="float" office:value="169.611585326551">
            <text:p>170</text:p>
          </table:table-cell>
          <table:table-cell table:number-columns-repeated="1009"/>
        </table:table-row>
        <table:table-row table:style-name="ro1">
          <table:table-cell office:value-type="float" office:value="845">
            <text:p>845</text:p>
          </table:table-cell>
          <table:table-cell table:formula="of:=155-(1.5+([.A72]-500)*0.1)^1.6*0.08" office:value-type="float" office:value="130.272854278501">
            <text:p>130</text:p>
          </table:table-cell>
          <table:table-cell table:formula="of:=[.$B72]*(0.5+0.125*[.C$2])" office:value-type="float" office:value="81.4205339240632">
            <text:p>81</text:p>
          </table:table-cell>
          <table:table-cell table:formula="of:=[.$B72]*(0.5+0.125*[.D$2])" office:value-type="float" office:value="97.7046407088759">
            <text:p>98</text:p>
          </table:table-cell>
          <table:table-cell table:formula="of:=[.$B72]*(0.5+0.125*[.E$2])" office:value-type="float" office:value="113.988747493689">
            <text:p>114</text:p>
          </table:table-cell>
          <table:table-cell table:formula="of:=[.$B72]*(0.5+0.125*[.F$2])" office:value-type="float" office:value="130.272854278501">
            <text:p>130</text:p>
          </table:table-cell>
          <table:table-cell table:formula="of:=205-(1.5+([.A72]-500)*0.1)^1.45*0.2" office:value-type="float" office:value="168.886579750233">
            <text:p>169</text:p>
          </table:table-cell>
          <table:table-cell table:style-name="ce2" table:formula="of:=IF([.$A72]&lt;[.I$1]+6;MIN(1;([.$A72]/[.I$1])^3)*100;(([.I$1]+5)/[.$A72])^3*100)+40" office:value-type="float" office:value="41.0494096617455">
            <text:p>41,05</text:p>
          </table:table-cell>
          <table:table-cell table:formula="of:=[.$G72]*(0.7+0.075*[.I$2])" office:value-type="float" office:value="130.887099306431">
            <text:p>131</text:p>
          </table:table-cell>
          <table:table-cell table:style-name="ce2" table:formula="of:=IF([.$A72]&lt;[.K$1]+6;MIN(1;([.$A72]/[.K$1])^3)*103;(([.K$1]+5)/[.$A72])^3*103)+40" office:value-type="float" office:value="43.5503010373934">
            <text:p>43,55</text:p>
          </table:table-cell>
          <table:table-cell table:formula="of:=[.$G72]*(0.7+0.075*[.K$2])" office:value-type="float" office:value="143.553592787698">
            <text:p>144</text:p>
          </table:table-cell>
          <table:table-cell table:style-name="ce2" table:formula="of:=IF([.$A72]&lt;[.M$1]+6;MIN(1;([.$A72]/[.M$1])^3)*106;(([.M$1]+5)/[.$A72])^3*106)+40" office:value-type="float" office:value="48.5430772172671">
            <text:p>48,54</text:p>
          </table:table-cell>
          <table:table-cell table:formula="of:=[.$G72]*(0.7+0.075*[.M$2])" office:value-type="float" office:value="156.220086268966">
            <text:p>156</text:p>
          </table:table-cell>
          <table:table-cell table:style-name="ce2"/>
          <table:table-cell table:formula="of:=[.$G72]*(0.7+0.075*[.O$2])" office:value-type="float" office:value="168.886579750233">
            <text:p>169</text:p>
          </table:table-cell>
          <table:table-cell table:number-columns-repeated="1009"/>
        </table:table-row>
        <table:table-row table:style-name="ro1">
          <table:table-cell office:value-type="float" office:value="850">
            <text:p>850</text:p>
          </table:table-cell>
          <table:table-cell table:formula="of:=155-(1.5+([.A73]-500)*0.1)^1.6*0.08" office:value-type="float" office:value="129.721076820261">
            <text:p>130</text:p>
          </table:table-cell>
          <table:table-cell table:formula="of:=[.$B73]*(0.5+0.125*[.C$2])" office:value-type="float" office:value="81.0756730126631">
            <text:p>81</text:p>
          </table:table-cell>
          <table:table-cell table:formula="of:=[.$B73]*(0.5+0.125*[.D$2])" office:value-type="float" office:value="97.2908076151958">
            <text:p>97</text:p>
          </table:table-cell>
          <table:table-cell table:formula="of:=[.$B73]*(0.5+0.125*[.E$2])" office:value-type="float" office:value="113.505942217728">
            <text:p>114</text:p>
          </table:table-cell>
          <table:table-cell table:formula="of:=[.$B73]*(0.5+0.125*[.F$2])" office:value-type="float" office:value="129.721076820261">
            <text:p>130</text:p>
          </table:table-cell>
          <table:table-cell table:formula="of:=205-(1.5+([.A73]-500)*0.1)^1.45*0.2" office:value-type="float" office:value="168.157028585633">
            <text:p>168</text:p>
          </table:table-cell>
          <table:table-cell table:style-name="ce2" table:formula="of:=IF([.$A73]&lt;[.I$1]+6;MIN(1;([.$A73]/[.I$1])^3)*100;(([.I$1]+5)/[.$A73])^3*100)+40" office:value-type="float" office:value="41.0309993893751">
            <text:p>41,03</text:p>
          </table:table-cell>
          <table:table-cell table:formula="of:=[.$G73]*(0.7+0.075*[.I$2])" office:value-type="float" office:value="130.321697153866">
            <text:p>130</text:p>
          </table:table-cell>
          <table:table-cell table:style-name="ce2" table:formula="of:=IF([.$A73]&lt;[.K$1]+6;MIN(1;([.$A73]/[.K$1])^3)*103;(([.K$1]+5)/[.$A73])^3*103)+40" office:value-type="float" office:value="43.4880164868716">
            <text:p>43,49</text:p>
          </table:table-cell>
          <table:table-cell table:formula="of:=[.$G73]*(0.7+0.075*[.K$2])" office:value-type="float" office:value="142.933474297788">
            <text:p>143</text:p>
          </table:table-cell>
          <table:table-cell table:style-name="ce2" table:formula="of:=IF([.$A73]&lt;[.M$1]+6;MIN(1;([.$A73]/[.M$1])^3)*106;(([.M$1]+5)/[.$A73])^3*106)+40" office:value-type="float" office:value="48.3932021168329">
            <text:p>48,39</text:p>
          </table:table-cell>
          <table:table-cell table:formula="of:=[.$G73]*(0.7+0.075*[.M$2])" office:value-type="float" office:value="155.545251441711">
            <text:p>156</text:p>
          </table:table-cell>
          <table:table-cell table:style-name="ce2"/>
          <table:table-cell table:formula="of:=[.$G73]*(0.7+0.075*[.O$2])" office:value-type="float" office:value="168.157028585633">
            <text:p>168</text:p>
          </table:table-cell>
          <table:table-cell table:number-columns-repeated="1009"/>
        </table:table-row>
        <table:table-row table:style-name="ro1">
          <table:table-cell office:value-type="float" office:value="855">
            <text:p>855</text:p>
          </table:table-cell>
          <table:table-cell table:formula="of:=155-(1.5+([.A74]-500)*0.1)^1.6*0.08" office:value-type="float" office:value="129.164745415919">
            <text:p>129</text:p>
          </table:table-cell>
          <table:table-cell table:formula="of:=[.$B74]*(0.5+0.125*[.C$2])" office:value-type="float" office:value="80.7279658849492">
            <text:p>81</text:p>
          </table:table-cell>
          <table:table-cell table:formula="of:=[.$B74]*(0.5+0.125*[.D$2])" office:value-type="float" office:value="96.873559061939">
            <text:p>97</text:p>
          </table:table-cell>
          <table:table-cell table:formula="of:=[.$B74]*(0.5+0.125*[.E$2])" office:value-type="float" office:value="113.019152238929">
            <text:p>113</text:p>
          </table:table-cell>
          <table:table-cell table:formula="of:=[.$B74]*(0.5+0.125*[.F$2])" office:value-type="float" office:value="129.164745415919">
            <text:p>129</text:p>
          </table:table-cell>
          <table:table-cell table:formula="of:=205-(1.5+([.A74]-500)*0.1)^1.45*0.2" office:value-type="float" office:value="167.422966188279">
            <text:p>167</text:p>
          </table:table-cell>
          <table:table-cell table:style-name="ce2" table:formula="of:=IF([.$A74]&lt;[.I$1]+6;MIN(1;([.$A74]/[.I$1])^3)*100;(([.I$1]+5)/[.$A74])^3*100)+40" office:value-type="float" office:value="41.013017250672">
            <text:p>41,01</text:p>
          </table:table-cell>
          <table:table-cell table:formula="of:=[.$G74]*(0.7+0.075*[.I$2])" office:value-type="float" office:value="129.752798795916">
            <text:p>130</text:p>
          </table:table-cell>
          <table:table-cell table:style-name="ce2" table:formula="of:=IF([.$A74]&lt;[.K$1]+6;MIN(1;([.$A74]/[.K$1])^3)*103;(([.K$1]+5)/[.$A74])^3*103)+40" office:value-type="float" office:value="43.4271803729883">
            <text:p>43,43</text:p>
          </table:table-cell>
          <table:table-cell table:formula="of:=[.$G74]*(0.7+0.075*[.K$2])" office:value-type="float" office:value="142.309521260037">
            <text:p>142</text:p>
          </table:table-cell>
          <table:table-cell table:style-name="ce2" table:formula="of:=IF([.$A74]&lt;[.M$1]+6;MIN(1;([.$A74]/[.M$1])^3)*106;(([.M$1]+5)/[.$A74])^3*106)+40" office:value-type="float" office:value="48.2468123845174">
            <text:p>48,25</text:p>
          </table:table-cell>
          <table:table-cell table:formula="of:=[.$G74]*(0.7+0.075*[.M$2])" office:value-type="float" office:value="154.866243724158">
            <text:p>155</text:p>
          </table:table-cell>
          <table:table-cell table:style-name="ce2"/>
          <table:table-cell table:formula="of:=[.$G74]*(0.7+0.075*[.O$2])" office:value-type="float" office:value="167.422966188279">
            <text:p>167</text:p>
          </table:table-cell>
          <table:table-cell table:number-columns-repeated="1009"/>
        </table:table-row>
        <table:table-row table:style-name="ro1">
          <table:table-cell office:value-type="float" office:value="860">
            <text:p>860</text:p>
          </table:table-cell>
          <table:table-cell table:formula="of:=155-(1.5+([.A75]-500)*0.1)^1.6*0.08" office:value-type="float" office:value="128.603884782984">
            <text:p>129</text:p>
          </table:table-cell>
          <table:table-cell table:formula="of:=[.$B75]*(0.5+0.125*[.C$2])" office:value-type="float" office:value="80.3774279893647">
            <text:p>80</text:p>
          </table:table-cell>
          <table:table-cell table:formula="of:=[.$B75]*(0.5+0.125*[.D$2])" office:value-type="float" office:value="96.4529135872377">
            <text:p>96</text:p>
          </table:table-cell>
          <table:table-cell table:formula="of:=[.$B75]*(0.5+0.125*[.E$2])" office:value-type="float" office:value="112.528399185111">
            <text:p>113</text:p>
          </table:table-cell>
          <table:table-cell table:formula="of:=[.$B75]*(0.5+0.125*[.F$2])" office:value-type="float" office:value="128.603884782984">
            <text:p>129</text:p>
          </table:table-cell>
          <table:table-cell table:formula="of:=205-(1.5+([.A75]-500)*0.1)^1.45*0.2" office:value-type="float" office:value="166.684426191824">
            <text:p>167</text:p>
          </table:table-cell>
          <table:table-cell table:style-name="ce2" table:formula="of:=IF([.$A75]&lt;[.I$1]+6;MIN(1;([.$A75]/[.I$1])^3)*100;(([.I$1]+5)/[.$A75])^3*100)+40" office:value-type="float" office:value="40.9954508722502">
            <text:p>41,00</text:p>
          </table:table-cell>
          <table:table-cell table:formula="of:=[.$G75]*(0.7+0.075*[.I$2])" office:value-type="float" office:value="129.180430298664">
            <text:p>129</text:p>
          </table:table-cell>
          <table:table-cell table:style-name="ce2" table:formula="of:=IF([.$A75]&lt;[.K$1]+6;MIN(1;([.$A75]/[.K$1])^3)*103;(([.K$1]+5)/[.$A75])^3*103)+40" office:value-type="float" office:value="43.3677508348322">
            <text:p>43,37</text:p>
          </table:table-cell>
          <table:table-cell table:formula="of:=[.$G75]*(0.7+0.075*[.K$2])" office:value-type="float" office:value="141.681762263051">
            <text:p>142</text:p>
          </table:table-cell>
          <table:table-cell table:style-name="ce2" table:formula="of:=IF([.$A75]&lt;[.M$1]+6;MIN(1;([.$A75]/[.M$1])^3)*106;(([.M$1]+5)/[.$A75])^3*106)+40" office:value-type="float" office:value="48.103807290553">
            <text:p>48,10</text:p>
          </table:table-cell>
          <table:table-cell table:formula="of:=[.$G75]*(0.7+0.075*[.M$2])" office:value-type="float" office:value="154.183094227437">
            <text:p>154</text:p>
          </table:table-cell>
          <table:table-cell table:style-name="ce2"/>
          <table:table-cell table:formula="of:=[.$G75]*(0.7+0.075*[.O$2])" office:value-type="float" office:value="166.684426191824">
            <text:p>167</text:p>
          </table:table-cell>
          <table:table-cell table:number-columns-repeated="1009"/>
        </table:table-row>
        <table:table-row table:style-name="ro1">
          <table:table-cell office:value-type="float" office:value="865">
            <text:p>865</text:p>
          </table:table-cell>
          <table:table-cell table:formula="of:=155-(1.5+([.A76]-500)*0.1)^1.6*0.08" office:value-type="float" office:value="128.038519175675">
            <text:p>128</text:p>
          </table:table-cell>
          <table:table-cell table:formula="of:=[.$B76]*(0.5+0.125*[.C$2])" office:value-type="float" office:value="80.0240744847971">
            <text:p>80</text:p>
          </table:table-cell>
          <table:table-cell table:formula="of:=[.$B76]*(0.5+0.125*[.D$2])" office:value-type="float" office:value="96.0288893817565">
            <text:p>96</text:p>
          </table:table-cell>
          <table:table-cell table:formula="of:=[.$B76]*(0.5+0.125*[.E$2])" office:value-type="float" office:value="112.033704278716">
            <text:p>112</text:p>
          </table:table-cell>
          <table:table-cell table:formula="of:=[.$B76]*(0.5+0.125*[.F$2])" office:value-type="float" office:value="128.038519175675">
            <text:p>128</text:p>
          </table:table-cell>
          <table:table-cell table:formula="of:=205-(1.5+([.A76]-500)*0.1)^1.45*0.2" office:value-type="float" office:value="165.941441532671">
            <text:p>166</text:p>
          </table:table-cell>
          <table:table-cell table:style-name="ce2" table:formula="of:=IF([.$A76]&lt;[.I$1]+6;MIN(1;([.$A76]/[.I$1])^3)*100;(([.I$1]+5)/[.$A76])^3*100)+40" office:value-type="float" office:value="40.9782883073756">
            <text:p>40,98</text:p>
          </table:table-cell>
          <table:table-cell table:formula="of:=[.$G76]*(0.7+0.075*[.I$2])" office:value-type="float" office:value="128.60461718782">
            <text:p>129</text:p>
          </table:table-cell>
          <table:table-cell table:style-name="ce2" table:formula="of:=IF([.$A76]&lt;[.K$1]+6;MIN(1;([.$A76]/[.K$1])^3)*103;(([.K$1]+5)/[.$A76])^3*103)+40" office:value-type="float" office:value="43.309687454915">
            <text:p>43,31</text:p>
          </table:table-cell>
          <table:table-cell table:formula="of:=[.$G76]*(0.7+0.075*[.K$2])" office:value-type="float" office:value="141.050225302771">
            <text:p>141</text:p>
          </table:table-cell>
          <table:table-cell table:style-name="ce2" table:formula="of:=IF([.$A76]&lt;[.M$1]+6;MIN(1;([.$A76]/[.M$1])^3)*106;(([.M$1]+5)/[.$A76])^3*106)+40" office:value-type="float" office:value="47.9640895784764">
            <text:p>47,96</text:p>
          </table:table-cell>
          <table:table-cell table:formula="of:=[.$G76]*(0.7+0.075*[.M$2])" office:value-type="float" office:value="153.495833417721">
            <text:p>153</text:p>
          </table:table-cell>
          <table:table-cell table:style-name="ce2"/>
          <table:table-cell table:formula="of:=[.$G76]*(0.7+0.075*[.O$2])" office:value-type="float" office:value="165.941441532671">
            <text:p>166</text:p>
          </table:table-cell>
          <table:table-cell table:number-columns-repeated="1009"/>
        </table:table-row>
        <table:table-row table:style-name="ro1">
          <table:table-cell office:value-type="float" office:value="870">
            <text:p>870</text:p>
          </table:table-cell>
          <table:table-cell table:formula="of:=155-(1.5+([.A77]-500)*0.1)^1.6*0.08" office:value-type="float" office:value="127.468672399614">
            <text:p>127</text:p>
          </table:table-cell>
          <table:table-cell table:formula="of:=[.$B77]*(0.5+0.125*[.C$2])" office:value-type="float" office:value="79.6679202497585">
            <text:p>80</text:p>
          </table:table-cell>
          <table:table-cell table:formula="of:=[.$B77]*(0.5+0.125*[.D$2])" office:value-type="float" office:value="95.6015042997102">
            <text:p>96</text:p>
          </table:table-cell>
          <table:table-cell table:formula="of:=[.$B77]*(0.5+0.125*[.E$2])" office:value-type="float" office:value="111.535088349662">
            <text:p>112</text:p>
          </table:table-cell>
          <table:table-cell table:formula="of:=[.$B77]*(0.5+0.125*[.F$2])" office:value-type="float" office:value="127.468672399614">
            <text:p>127</text:p>
          </table:table-cell>
          <table:table-cell table:formula="of:=205-(1.5+([.A77]-500)*0.1)^1.45*0.2" office:value-type="float" office:value="165.194044473436">
            <text:p>165</text:p>
          </table:table-cell>
          <table:table-cell table:style-name="ce2" table:formula="of:=IF([.$A77]&lt;[.I$1]+6;MIN(1;([.$A77]/[.I$1])^3)*100;(([.I$1]+5)/[.$A77])^3*100)+40" office:value-type="float" office:value="40.9615180189004">
            <text:p>40,96</text:p>
          </table:table-cell>
          <table:table-cell table:formula="of:=[.$G77]*(0.7+0.075*[.I$2])" office:value-type="float" office:value="128.025384466913">
            <text:p>128</text:p>
          </table:table-cell>
          <table:table-cell table:style-name="ce2" table:formula="of:=IF([.$A77]&lt;[.K$1]+6;MIN(1;([.$A77]/[.K$1])^3)*103;(([.K$1]+5)/[.$A77])^3*103)+40" office:value-type="float" office:value="43.2529512014372">
            <text:p>43,25</text:p>
          </table:table-cell>
          <table:table-cell table:formula="of:=[.$G77]*(0.7+0.075*[.K$2])" office:value-type="float" office:value="140.414937802421">
            <text:p>140</text:p>
          </table:table-cell>
          <table:table-cell table:style-name="ce2" table:formula="of:=IF([.$A77]&lt;[.M$1]+6;MIN(1;([.$A77]/[.M$1])^3)*106;(([.M$1]+5)/[.$A77])^3*106)+40" office:value-type="float" office:value="47.827565326202">
            <text:p>47,83</text:p>
          </table:table-cell>
          <table:table-cell table:formula="of:=[.$G77]*(0.7+0.075*[.M$2])" office:value-type="float" office:value="152.804491137928">
            <text:p>153</text:p>
          </table:table-cell>
          <table:table-cell table:style-name="ce2"/>
          <table:table-cell table:formula="of:=[.$G77]*(0.7+0.075*[.O$2])" office:value-type="float" office:value="165.194044473436">
            <text:p>165</text:p>
          </table:table-cell>
          <table:table-cell table:number-columns-repeated="1009"/>
        </table:table-row>
        <table:table-row table:style-name="ro1">
          <table:table-cell office:value-type="float" office:value="875">
            <text:p>875</text:p>
          </table:table-cell>
          <table:table-cell table:formula="of:=155-(1.5+([.A78]-500)*0.1)^1.6*0.08" office:value-type="float" office:value="126.894367825857">
            <text:p>127</text:p>
          </table:table-cell>
          <table:table-cell table:formula="of:=[.$B78]*(0.5+0.125*[.C$2])" office:value-type="float" office:value="79.3089798911604">
            <text:p>79</text:p>
          </table:table-cell>
          <table:table-cell table:formula="of:=[.$B78]*(0.5+0.125*[.D$2])" office:value-type="float" office:value="95.1707758693924">
            <text:p>95</text:p>
          </table:table-cell>
          <table:table-cell table:formula="of:=[.$B78]*(0.5+0.125*[.E$2])" office:value-type="float" office:value="111.032571847625">
            <text:p>111</text:p>
          </table:table-cell>
          <table:table-cell table:formula="of:=[.$B78]*(0.5+0.125*[.F$2])" office:value-type="float" office:value="126.894367825857">
            <text:p>127</text:p>
          </table:table-cell>
          <table:table-cell table:formula="of:=205-(1.5+([.A78]-500)*0.1)^1.45*0.2" office:value-type="float" office:value="164.44226662533">
            <text:p>164</text:p>
          </table:table-cell>
          <table:table-cell table:style-name="ce2" table:formula="of:=IF([.$A78]&lt;[.I$1]+6;MIN(1;([.$A78]/[.I$1])^3)*100;(([.I$1]+5)/[.$A78])^3*100)+40" office:value-type="float" office:value="40.9451288629738">
            <text:p>40,95</text:p>
          </table:table-cell>
          <table:table-cell table:formula="of:=[.$G78]*(0.7+0.075*[.I$2])" office:value-type="float" office:value="127.442756634631">
            <text:p>127</text:p>
          </table:table-cell>
          <table:table-cell table:style-name="ce2" table:formula="of:=IF([.$A78]&lt;[.K$1]+6;MIN(1;([.$A78]/[.K$1])^3)*103;(([.K$1]+5)/[.$A78])^3*103)+40" office:value-type="float" office:value="43.1975043731778">
            <text:p>43,20</text:p>
          </table:table-cell>
          <table:table-cell table:formula="of:=[.$G78]*(0.7+0.075*[.K$2])" office:value-type="float" office:value="139.775926631531">
            <text:p>140</text:p>
          </table:table-cell>
          <table:table-cell table:style-name="ce2" table:formula="of:=IF([.$A78]&lt;[.M$1]+6;MIN(1;([.$A78]/[.M$1])^3)*106;(([.M$1]+5)/[.$A78])^3*106)+40" office:value-type="float" office:value="47.6941438134111">
            <text:p>47,69</text:p>
          </table:table-cell>
          <table:table-cell table:formula="of:=[.$G78]*(0.7+0.075*[.M$2])" office:value-type="float" office:value="152.109096628431">
            <text:p>152</text:p>
          </table:table-cell>
          <table:table-cell table:style-name="ce2"/>
          <table:table-cell table:formula="of:=[.$G78]*(0.7+0.075*[.O$2])" office:value-type="float" office:value="164.44226662533">
            <text:p>164</text:p>
          </table:table-cell>
          <table:table-cell table:number-columns-repeated="1009"/>
        </table:table-row>
        <table:table-row table:style-name="ro1">
          <table:table-cell office:value-type="float" office:value="880">
            <text:p>880</text:p>
          </table:table-cell>
          <table:table-cell table:formula="of:=155-(1.5+([.A79]-500)*0.1)^1.6*0.08" office:value-type="float" office:value="126.315628404326">
            <text:p>126</text:p>
          </table:table-cell>
          <table:table-cell table:formula="of:=[.$B79]*(0.5+0.125*[.C$2])" office:value-type="float" office:value="78.9472677527038">
            <text:p>79</text:p>
          </table:table-cell>
          <table:table-cell table:formula="of:=[.$B79]*(0.5+0.125*[.D$2])" office:value-type="float" office:value="94.7367213032445">
            <text:p>95</text:p>
          </table:table-cell>
          <table:table-cell table:formula="of:=[.$B79]*(0.5+0.125*[.E$2])" office:value-type="float" office:value="110.526174853785">
            <text:p>111</text:p>
          </table:table-cell>
          <table:table-cell table:formula="of:=[.$B79]*(0.5+0.125*[.F$2])" office:value-type="float" office:value="126.315628404326">
            <text:p>126</text:p>
          </table:table-cell>
          <table:table-cell table:formula="of:=205-(1.5+([.A79]-500)*0.1)^1.45*0.2" office:value-type="float" office:value="163.686138969523">
            <text:p>164</text:p>
          </table:table-cell>
          <table:table-cell table:style-name="ce2" table:formula="of:=IF([.$A79]&lt;[.I$1]+6;MIN(1;([.$A79]/[.I$1])^3)*100;(([.I$1]+5)/[.$A79])^3*100)+40" office:value-type="float" office:value="40.929110073488">
            <text:p>40,93</text:p>
          </table:table-cell>
          <table:table-cell table:formula="of:=[.$G79]*(0.7+0.075*[.I$2])" office:value-type="float" office:value="126.85675770138">
            <text:p>127</text:p>
          </table:table-cell>
          <table:table-cell table:style-name="ce2" table:formula="of:=IF([.$A79]&lt;[.K$1]+6;MIN(1;([.$A79]/[.K$1])^3)*103;(([.K$1]+5)/[.$A79])^3*103)+40" office:value-type="float" office:value="43.143310546875">
            <text:p>43,14</text:p>
          </table:table-cell>
          <table:table-cell table:formula="of:=[.$G79]*(0.7+0.075*[.K$2])" office:value-type="float" office:value="139.133218124095">
            <text:p>139</text:p>
          </table:table-cell>
          <table:table-cell table:style-name="ce2" table:formula="of:=IF([.$A79]&lt;[.M$1]+6;MIN(1;([.$A79]/[.M$1])^3)*106;(([.M$1]+5)/[.$A79])^3*106)+40" office:value-type="float" office:value="47.5637373949333">
            <text:p>47,56</text:p>
          </table:table-cell>
          <table:table-cell table:formula="of:=[.$G79]*(0.7+0.075*[.M$2])" office:value-type="float" office:value="151.409678546809">
            <text:p>151</text:p>
          </table:table-cell>
          <table:table-cell table:style-name="ce2"/>
          <table:table-cell table:formula="of:=[.$G79]*(0.7+0.075*[.O$2])" office:value-type="float" office:value="163.686138969523">
            <text:p>164</text:p>
          </table:table-cell>
          <table:table-cell table:number-columns-repeated="1009"/>
        </table:table-row>
        <table:table-row table:style-name="ro1">
          <table:table-cell office:value-type="float" office:value="885">
            <text:p>885</text:p>
          </table:table-cell>
          <table:table-cell table:formula="of:=155-(1.5+([.A80]-500)*0.1)^1.6*0.08" office:value-type="float" office:value="125.732476676651">
            <text:p>126</text:p>
          </table:table-cell>
          <table:table-cell table:formula="of:=[.$B80]*(0.5+0.125*[.C$2])" office:value-type="float" office:value="78.5827979229069">
            <text:p>79</text:p>
          </table:table-cell>
          <table:table-cell table:formula="of:=[.$B80]*(0.5+0.125*[.D$2])" office:value-type="float" office:value="94.2993575074883">
            <text:p>94</text:p>
          </table:table-cell>
          <table:table-cell table:formula="of:=[.$B80]*(0.5+0.125*[.E$2])" office:value-type="float" office:value="110.01591709207">
            <text:p>110</text:p>
          </table:table-cell>
          <table:table-cell table:formula="of:=[.$B80]*(0.5+0.125*[.F$2])" office:value-type="float" office:value="125.732476676651">
            <text:p>126</text:p>
          </table:table-cell>
          <table:table-cell table:formula="of:=205-(1.5+([.A80]-500)*0.1)^1.45*0.2" office:value-type="float" office:value="162.925691877537">
            <text:p>163</text:p>
          </table:table-cell>
          <table:table-cell table:style-name="ce2" table:formula="of:=IF([.$A80]&lt;[.I$1]+6;MIN(1;([.$A80]/[.I$1])^3)*100;(([.I$1]+5)/[.$A80])^3*100)+40" office:value-type="float" office:value="40.9134512472244">
            <text:p>40,91</text:p>
          </table:table-cell>
          <table:table-cell table:formula="of:=[.$G80]*(0.7+0.075*[.I$2])" office:value-type="float" office:value="126.267411205091">
            <text:p>126</text:p>
          </table:table-cell>
          <table:table-cell table:style-name="ce2" table:formula="of:=IF([.$A80]&lt;[.K$1]+6;MIN(1;([.$A80]/[.K$1])^3)*103;(([.K$1]+5)/[.$A80])^3*103)+40" office:value-type="float" office:value="43.0903345269712">
            <text:p>43,09</text:p>
          </table:table-cell>
          <table:table-cell table:formula="of:=[.$G80]*(0.7+0.075*[.K$2])" office:value-type="float" office:value="138.486838095906">
            <text:p>138</text:p>
          </table:table-cell>
          <table:table-cell table:style-name="ce2" table:formula="of:=IF([.$A80]&lt;[.M$1]+6;MIN(1;([.$A80]/[.M$1])^3)*106;(([.M$1]+5)/[.$A80])^3*106)+40" office:value-type="float" office:value="47.4362613798194">
            <text:p>47,44</text:p>
          </table:table-cell>
          <table:table-cell table:formula="of:=[.$G80]*(0.7+0.075*[.M$2])" office:value-type="float" office:value="150.706264986722">
            <text:p>151</text:p>
          </table:table-cell>
          <table:table-cell table:style-name="ce2"/>
          <table:table-cell table:formula="of:=[.$G80]*(0.7+0.075*[.O$2])" office:value-type="float" office:value="162.925691877537">
            <text:p>163</text:p>
          </table:table-cell>
          <table:table-cell table:number-columns-repeated="1009"/>
        </table:table-row>
        <table:table-row table:style-name="ro1">
          <table:table-cell office:value-type="float" office:value="890">
            <text:p>890</text:p>
          </table:table-cell>
          <table:table-cell table:formula="of:=155-(1.5+([.A81]-500)*0.1)^1.6*0.08" office:value-type="float" office:value="125.144934788465">
            <text:p>125</text:p>
          </table:table-cell>
          <table:table-cell table:formula="of:=[.$B81]*(0.5+0.125*[.C$2])" office:value-type="float" office:value="78.2155842427906">
            <text:p>78</text:p>
          </table:table-cell>
          <table:table-cell table:formula="of:=[.$B81]*(0.5+0.125*[.D$2])" office:value-type="float" office:value="93.8587010913487">
            <text:p>94</text:p>
          </table:table-cell>
          <table:table-cell table:formula="of:=[.$B81]*(0.5+0.125*[.E$2])" office:value-type="float" office:value="109.501817939907">
            <text:p>110</text:p>
          </table:table-cell>
          <table:table-cell table:formula="of:=[.$B81]*(0.5+0.125*[.F$2])" office:value-type="float" office:value="125.144934788465">
            <text:p>125</text:p>
          </table:table-cell>
          <table:table-cell table:formula="of:=205-(1.5+([.A81]-500)*0.1)^1.45*0.2" office:value-type="float" office:value="162.160955130737">
            <text:p>162</text:p>
          </table:table-cell>
          <table:table-cell table:style-name="ce2" table:formula="of:=IF([.$A81]&lt;[.I$1]+6;MIN(1;([.$A81]/[.I$1])^3)*100;(([.I$1]+5)/[.$A81])^3*100)+40" office:value-type="float" office:value="40.8981423296627">
            <text:p>40,90</text:p>
          </table:table-cell>
          <table:table-cell table:formula="of:=[.$G81]*(0.7+0.075*[.I$2])" office:value-type="float" office:value="125.674740226321">
            <text:p>126</text:p>
          </table:table-cell>
          <table:table-cell table:style-name="ce2" table:formula="of:=IF([.$A81]&lt;[.K$1]+6;MIN(1;([.$A81]/[.K$1])^3)*103;(([.K$1]+5)/[.$A81])^3*103)+40" office:value-type="float" office:value="43.0385422976046">
            <text:p>43,04</text:p>
          </table:table-cell>
          <table:table-cell table:formula="of:=[.$G81]*(0.7+0.075*[.K$2])" office:value-type="float" office:value="137.836811861127">
            <text:p>138</text:p>
          </table:table-cell>
          <table:table-cell table:style-name="ce2" table:formula="of:=IF([.$A81]&lt;[.M$1]+6;MIN(1;([.$A81]/[.M$1])^3)*106;(([.M$1]+5)/[.$A81])^3*106)+40" office:value-type="float" office:value="47.3116339158176">
            <text:p>47,31</text:p>
          </table:table-cell>
          <table:table-cell table:formula="of:=[.$G81]*(0.7+0.075*[.M$2])" office:value-type="float" office:value="149.998883495932">
            <text:p>150</text:p>
          </table:table-cell>
          <table:table-cell table:style-name="ce2"/>
          <table:table-cell table:formula="of:=[.$G81]*(0.7+0.075*[.O$2])" office:value-type="float" office:value="162.160955130737">
            <text:p>162</text:p>
          </table:table-cell>
          <table:table-cell table:number-columns-repeated="1009"/>
        </table:table-row>
        <table:table-row table:style-name="ro1">
          <table:table-cell office:value-type="float" office:value="895">
            <text:p>895</text:p>
          </table:table-cell>
          <table:table-cell table:formula="of:=155-(1.5+([.A82]-500)*0.1)^1.6*0.08" office:value-type="float" office:value="124.553024501183">
            <text:p>125</text:p>
          </table:table-cell>
          <table:table-cell table:formula="of:=[.$B82]*(0.5+0.125*[.C$2])" office:value-type="float" office:value="77.8456403132393">
            <text:p>78</text:p>
          </table:table-cell>
          <table:table-cell table:formula="of:=[.$B82]*(0.5+0.125*[.D$2])" office:value-type="float" office:value="93.4147683758872">
            <text:p>93</text:p>
          </table:table-cell>
          <table:table-cell table:formula="of:=[.$B82]*(0.5+0.125*[.E$2])" office:value-type="float" office:value="108.983896438535">
            <text:p>109</text:p>
          </table:table-cell>
          <table:table-cell table:formula="of:=[.$B82]*(0.5+0.125*[.F$2])" office:value-type="float" office:value="124.553024501183">
            <text:p>125</text:p>
          </table:table-cell>
          <table:table-cell table:formula="of:=205-(1.5+([.A82]-500)*0.1)^1.45*0.2" office:value-type="float" office:value="161.391957938966">
            <text:p>161</text:p>
          </table:table-cell>
          <table:table-cell table:style-name="ce2" table:formula="of:=IF([.$A82]&lt;[.I$1]+6;MIN(1;([.$A82]/[.I$1])^3)*100;(([.I$1]+5)/[.$A82])^3*100)+40" office:value-type="float" office:value="40.8831736014209">
            <text:p>40,88</text:p>
          </table:table-cell>
          <table:table-cell table:formula="of:=[.$G82]*(0.7+0.075*[.I$2])" office:value-type="float" office:value="125.078767402699">
            <text:p>125</text:p>
          </table:table-cell>
          <table:table-cell table:style-name="ce2" table:formula="of:=IF([.$A82]&lt;[.K$1]+6;MIN(1;([.$A82]/[.K$1])^3)*103;(([.K$1]+5)/[.$A82])^3*103)+40" office:value-type="float" office:value="42.9879009767339">
            <text:p>42,99</text:p>
          </table:table-cell>
          <table:table-cell table:formula="of:=[.$G82]*(0.7+0.075*[.K$2])" office:value-type="float" office:value="137.183164248121">
            <text:p>137</text:p>
          </table:table-cell>
          <table:table-cell table:style-name="ce2" table:formula="of:=IF([.$A82]&lt;[.M$1]+6;MIN(1;([.$A82]/[.M$1])^3)*106;(([.M$1]+5)/[.$A82])^3*106)+40" office:value-type="float" office:value="47.1897758789847">
            <text:p>47,19</text:p>
          </table:table-cell>
          <table:table-cell table:formula="of:=[.$G82]*(0.7+0.075*[.M$2])" office:value-type="float" office:value="149.287561093544">
            <text:p>149</text:p>
          </table:table-cell>
          <table:table-cell table:style-name="ce2"/>
          <table:table-cell table:formula="of:=[.$G82]*(0.7+0.075*[.O$2])" office:value-type="float" office:value="161.391957938966">
            <text:p>161</text:p>
          </table:table-cell>
          <table:table-cell table:number-columns-repeated="1009"/>
        </table:table-row>
        <table:table-row table:style-name="ro1">
          <table:table-cell office:value-type="float" office:value="900">
            <text:p>900</text:p>
          </table:table-cell>
          <table:table-cell table:formula="of:=155-(1.5+([.A83]-500)*0.1)^1.6*0.08" office:value-type="float" office:value="123.95676720329">
            <text:p>124</text:p>
          </table:table-cell>
          <table:table-cell table:formula="of:=[.$B83]*(0.5+0.125*[.C$2])" office:value-type="float" office:value="77.4729795020563">
            <text:p>77</text:p>
          </table:table-cell>
          <table:table-cell table:formula="of:=[.$B83]*(0.5+0.125*[.D$2])" office:value-type="float" office:value="92.9675754024676">
            <text:p>93</text:p>
          </table:table-cell>
          <table:table-cell table:formula="of:=[.$B83]*(0.5+0.125*[.E$2])" office:value-type="float" office:value="108.462171302879">
            <text:p>108</text:p>
          </table:table-cell>
          <table:table-cell table:formula="of:=[.$B83]*(0.5+0.125*[.F$2])" office:value-type="float" office:value="123.95676720329">
            <text:p>124</text:p>
          </table:table-cell>
          <table:table-cell table:formula="of:=205-(1.5+([.A83]-500)*0.1)^1.45*0.2" office:value-type="float" office:value="160.618728958366">
            <text:p>161</text:p>
          </table:table-cell>
          <table:table-cell table:style-name="ce2" table:formula="of:=IF([.$A83]&lt;[.I$1]+6;MIN(1;([.$A83]/[.I$1])^3)*100;(([.I$1]+5)/[.$A83])^3*100)+40" office:value-type="float" office:value="40.8685356652949">
            <text:p>40,87</text:p>
          </table:table-cell>
          <table:table-cell table:formula="of:=[.$G83]*(0.7+0.075*[.I$2])" office:value-type="float" office:value="124.479514942734">
            <text:p>124</text:p>
          </table:table-cell>
          <table:table-cell table:style-name="ce2" table:formula="of:=IF([.$A83]&lt;[.K$1]+6;MIN(1;([.$A83]/[.K$1])^3)*103;(([.K$1]+5)/[.$A83])^3*103)+40" office:value-type="float" office:value="42.9383787722908">
            <text:p>42,94</text:p>
          </table:table-cell>
          <table:table-cell table:formula="of:=[.$G83]*(0.7+0.075*[.K$2])" office:value-type="float" office:value="136.525919614611">
            <text:p>137</text:p>
          </table:table-cell>
          <table:table-cell table:style-name="ce2" table:formula="of:=IF([.$A83]&lt;[.M$1]+6;MIN(1;([.$A83]/[.M$1])^3)*106;(([.M$1]+5)/[.$A83])^3*106)+40" office:value-type="float" office:value="47.0706107681756">
            <text:p>47,07</text:p>
          </table:table-cell>
          <table:table-cell table:formula="of:=[.$G83]*(0.7+0.075*[.M$2])" office:value-type="float" office:value="148.572324286489">
            <text:p>149</text:p>
          </table:table-cell>
          <table:table-cell table:style-name="ce2"/>
          <table:table-cell table:formula="of:=[.$G83]*(0.7+0.075*[.O$2])" office:value-type="float" office:value="160.618728958366">
            <text:p>161</text:p>
          </table:table-cell>
          <table:table-cell table:number-columns-repeated="1009"/>
        </table:table-row>
        <table:table-row table:style-name="ro1">
          <table:table-cell office:value-type="float" office:value="905">
            <text:p>905</text:p>
          </table:table-cell>
          <table:table-cell table:formula="of:=155-(1.5+([.A84]-500)*0.1)^1.6*0.08" office:value-type="float" office:value="123.356183921166">
            <text:p>123</text:p>
          </table:table-cell>
          <table:table-cell table:formula="of:=[.$B84]*(0.5+0.125*[.C$2])" office:value-type="float" office:value="77.0976149507286">
            <text:p>77</text:p>
          </table:table-cell>
          <table:table-cell table:formula="of:=[.$B84]*(0.5+0.125*[.D$2])" office:value-type="float" office:value="92.5171379408744">
            <text:p>93</text:p>
          </table:table-cell>
          <table:table-cell table:formula="of:=[.$B84]*(0.5+0.125*[.E$2])" office:value-type="float" office:value="107.93666093102">
            <text:p>108</text:p>
          </table:table-cell>
          <table:table-cell table:formula="of:=[.$B84]*(0.5+0.125*[.F$2])" office:value-type="float" office:value="123.356183921166">
            <text:p>123</text:p>
          </table:table-cell>
          <table:table-cell table:formula="of:=205-(1.5+([.A84]-500)*0.1)^1.45*0.2" office:value-type="float" office:value="159.841296308438">
            <text:p>160</text:p>
          </table:table-cell>
          <table:table-cell table:style-name="ce2" table:formula="of:=IF([.$A84]&lt;[.I$1]+6;MIN(1;([.$A84]/[.I$1])^3)*100;(([.I$1]+5)/[.$A84])^3*100)+40" office:value-type="float" office:value="40.8542194338674">
            <text:p>40,85</text:p>
          </table:table-cell>
          <table:table-cell table:formula="of:=[.$G84]*(0.7+0.075*[.I$2])" office:value-type="float" office:value="123.877004639039">
            <text:p>124</text:p>
          </table:table-cell>
          <table:table-cell table:style-name="ce2" table:formula="of:=IF([.$A84]&lt;[.K$1]+6;MIN(1;([.$A84]/[.K$1])^3)*103;(([.K$1]+5)/[.$A84])^3*103)+40" office:value-type="float" office:value="42.8899449402596">
            <text:p>42,89</text:p>
          </table:table-cell>
          <table:table-cell table:formula="of:=[.$G84]*(0.7+0.075*[.K$2])" office:value-type="float" office:value="135.865101862172">
            <text:p>136</text:p>
          </table:table-cell>
          <table:table-cell table:style-name="ce2" table:formula="of:=IF([.$A84]&lt;[.M$1]+6;MIN(1;([.$A84]/[.M$1])^3)*106;(([.M$1]+5)/[.$A84])^3*106)+40" office:value-type="float" office:value="46.9540646041707">
            <text:p>46,95</text:p>
          </table:table-cell>
          <table:table-cell table:formula="of:=[.$G84]*(0.7+0.075*[.M$2])" office:value-type="float" office:value="147.853199085305">
            <text:p>148</text:p>
          </table:table-cell>
          <table:table-cell table:style-name="ce2"/>
          <table:table-cell table:formula="of:=[.$G84]*(0.7+0.075*[.O$2])" office:value-type="float" office:value="159.841296308438">
            <text:p>160</text:p>
          </table:table-cell>
          <table:table-cell table:number-columns-repeated="1009"/>
        </table:table-row>
        <table:table-row table:style-name="ro1">
          <table:table-cell office:value-type="float" office:value="910">
            <text:p>910</text:p>
          </table:table-cell>
          <table:table-cell table:formula="of:=155-(1.5+([.A85]-500)*0.1)^1.6*0.08" office:value-type="float" office:value="122.751295329467">
            <text:p>123</text:p>
          </table:table-cell>
          <table:table-cell table:formula="of:=[.$B85]*(0.5+0.125*[.C$2])" office:value-type="float" office:value="76.719559580917">
            <text:p>77</text:p>
          </table:table-cell>
          <table:table-cell table:formula="of:=[.$B85]*(0.5+0.125*[.D$2])" office:value-type="float" office:value="92.0634714971004">
            <text:p>92</text:p>
          </table:table-cell>
          <table:table-cell table:formula="of:=[.$B85]*(0.5+0.125*[.E$2])" office:value-type="float" office:value="107.407383413284">
            <text:p>107</text:p>
          </table:table-cell>
          <table:table-cell table:formula="of:=[.$B85]*(0.5+0.125*[.F$2])" office:value-type="float" office:value="122.751295329467">
            <text:p>123</text:p>
          </table:table-cell>
          <table:table-cell table:formula="of:=205-(1.5+([.A85]-500)*0.1)^1.45*0.2" office:value-type="float" office:value="159.059687588379">
            <text:p>159</text:p>
          </table:table-cell>
          <table:table-cell table:style-name="ce2" table:formula="of:=IF([.$A85]&lt;[.I$1]+6;MIN(1;([.$A85]/[.I$1])^3)*100;(([.I$1]+5)/[.$A85])^3*100)+40" office:value-type="float" office:value="40.8402161176585">
            <text:p>40,84</text:p>
          </table:table-cell>
          <table:table-cell table:formula="of:=[.$G85]*(0.7+0.075*[.I$2])" office:value-type="float" office:value="123.271257880993">
            <text:p>123</text:p>
          </table:table-cell>
          <table:table-cell table:style-name="ce2" table:formula="of:=IF([.$A85]&lt;[.K$1]+6;MIN(1;([.$A85]/[.K$1])^3)*103;(([.K$1]+5)/[.$A85])^3*103)+40" office:value-type="float" office:value="42.8425697445894">
            <text:p>42,84</text:p>
          </table:table-cell>
          <table:table-cell table:formula="of:=[.$G85]*(0.7+0.075*[.K$2])" office:value-type="float" office:value="135.200734450122">
            <text:p>135</text:p>
          </table:table-cell>
          <table:table-cell table:style-name="ce2" table:formula="of:=IF([.$A85]&lt;[.M$1]+6;MIN(1;([.$A85]/[.M$1])^3)*106;(([.M$1]+5)/[.$A85])^3*106)+40" office:value-type="float" office:value="46.8400658332128">
            <text:p>46,84</text:p>
          </table:table-cell>
          <table:table-cell table:formula="of:=[.$G85]*(0.7+0.075*[.M$2])" office:value-type="float" office:value="147.13021101925">
            <text:p>147</text:p>
          </table:table-cell>
          <table:table-cell table:style-name="ce2"/>
          <table:table-cell table:formula="of:=[.$G85]*(0.7+0.075*[.O$2])" office:value-type="float" office:value="159.059687588379">
            <text:p>159</text:p>
          </table:table-cell>
          <table:table-cell table:number-columns-repeated="1009"/>
        </table:table-row>
        <table:table-row table:style-name="ro1">
          <table:table-cell office:value-type="float" office:value="915">
            <text:p>915</text:p>
          </table:table-cell>
          <table:table-cell table:formula="of:=155-(1.5+([.A86]-500)*0.1)^1.6*0.08" office:value-type="float" office:value="122.142121761097">
            <text:p>122</text:p>
          </table:table-cell>
          <table:table-cell table:formula="of:=[.$B86]*(0.5+0.125*[.C$2])" office:value-type="float" office:value="76.3388261006854">
            <text:p>76</text:p>
          </table:table-cell>
          <table:table-cell table:formula="of:=[.$B86]*(0.5+0.125*[.D$2])" office:value-type="float" office:value="91.6065913208224">
            <text:p>92</text:p>
          </table:table-cell>
          <table:table-cell table:formula="of:=[.$B86]*(0.5+0.125*[.E$2])" office:value-type="float" office:value="106.87435654096">
            <text:p>107</text:p>
          </table:table-cell>
          <table:table-cell table:formula="of:=[.$B86]*(0.5+0.125*[.F$2])" office:value-type="float" office:value="122.142121761097">
            <text:p>122</text:p>
          </table:table-cell>
          <table:table-cell table:formula="of:=205-(1.5+([.A86]-500)*0.1)^1.45*0.2" office:value-type="float" office:value="158.273929892734">
            <text:p>158</text:p>
          </table:table-cell>
          <table:table-cell table:style-name="ce2" table:formula="of:=IF([.$A86]&lt;[.I$1]+6;MIN(1;([.$A86]/[.I$1])^3)*100;(([.I$1]+5)/[.$A86])^3*100)+40" office:value-type="float" office:value="40.8265172137919">
            <text:p>40,83</text:p>
          </table:table-cell>
          <table:table-cell table:formula="of:=[.$G86]*(0.7+0.075*[.I$2])" office:value-type="float" office:value="122.662295666869">
            <text:p>123</text:p>
          </table:table-cell>
          <table:table-cell table:style-name="ce2" table:formula="of:=IF([.$A86]&lt;[.K$1]+6;MIN(1;([.$A86]/[.K$1])^3)*103;(([.K$1]+5)/[.$A86])^3*103)+40" office:value-type="float" office:value="42.7962244188492">
            <text:p>42,80</text:p>
          </table:table-cell>
          <table:table-cell table:formula="of:=[.$G86]*(0.7+0.075*[.K$2])" office:value-type="float" office:value="134.532840408824">
            <text:p>135</text:p>
          </table:table-cell>
          <table:table-cell table:style-name="ce2" table:formula="of:=IF([.$A86]&lt;[.M$1]+6;MIN(1;([.$A86]/[.M$1])^3)*106;(([.M$1]+5)/[.$A86])^3*106)+40" office:value-type="float" office:value="46.7285452347374">
            <text:p>46,73</text:p>
          </table:table-cell>
          <table:table-cell table:formula="of:=[.$G86]*(0.7+0.075*[.M$2])" office:value-type="float" office:value="146.403385150779">
            <text:p>146</text:p>
          </table:table-cell>
          <table:table-cell table:style-name="ce2"/>
          <table:table-cell table:formula="of:=[.$G86]*(0.7+0.075*[.O$2])" office:value-type="float" office:value="158.273929892734">
            <text:p>158</text:p>
          </table:table-cell>
          <table:table-cell table:number-columns-repeated="1009"/>
        </table:table-row>
        <table:table-row table:style-name="ro1">
          <table:table-cell office:value-type="float" office:value="920">
            <text:p>920</text:p>
          </table:table-cell>
          <table:table-cell table:formula="of:=155-(1.5+([.A87]-500)*0.1)^1.6*0.08" office:value-type="float" office:value="121.528683216773">
            <text:p>122</text:p>
          </table:table-cell>
          <table:table-cell table:formula="of:=[.$B87]*(0.5+0.125*[.C$2])" office:value-type="float" office:value="75.9554270104831">
            <text:p>76</text:p>
          </table:table-cell>
          <table:table-cell table:formula="of:=[.$B87]*(0.5+0.125*[.D$2])" office:value-type="float" office:value="91.1465124125798">
            <text:p>91</text:p>
          </table:table-cell>
          <table:table-cell table:formula="of:=[.$B87]*(0.5+0.125*[.E$2])" office:value-type="float" office:value="106.337597814676">
            <text:p>106</text:p>
          </table:table-cell>
          <table:table-cell table:formula="of:=[.$B87]*(0.5+0.125*[.F$2])" office:value-type="float" office:value="121.528683216773">
            <text:p>122</text:p>
          </table:table-cell>
          <table:table-cell table:formula="of:=205-(1.5+([.A87]-500)*0.1)^1.45*0.2" office:value-type="float" office:value="157.4840498264">
            <text:p>157</text:p>
          </table:table-cell>
          <table:table-cell table:style-name="ce2" table:formula="of:=IF([.$A87]&lt;[.I$1]+6;MIN(1;([.$A87]/[.I$1])^3)*100;(([.I$1]+5)/[.$A87])^3*100)+40" office:value-type="float" office:value="40.8131144951508">
            <text:p>40,81</text:p>
          </table:table-cell>
          <table:table-cell table:formula="of:=[.$G87]*(0.7+0.075*[.I$2])" office:value-type="float" office:value="122.05013861546">
            <text:p>122</text:p>
          </table:table-cell>
          <table:table-cell table:style-name="ce2" table:formula="of:=IF([.$A87]&lt;[.K$1]+6;MIN(1;([.$A87]/[.K$1])^3)*103;(([.K$1]+5)/[.$A87])^3*103)+40" office:value-type="float" office:value="42.750881129541">
            <text:p>42,75</text:p>
          </table:table-cell>
          <table:table-cell table:formula="of:=[.$G87]*(0.7+0.075*[.K$2])" office:value-type="float" office:value="133.86144235244">
            <text:p>134</text:p>
          </table:table-cell>
          <table:table-cell table:style-name="ce2" table:formula="of:=IF([.$A87]&lt;[.M$1]+6;MIN(1;([.$A87]/[.M$1])^3)*106;(([.M$1]+5)/[.$A87])^3*106)+40" office:value-type="float" office:value="46.6194358330936">
            <text:p>46,62</text:p>
          </table:table-cell>
          <table:table-cell table:formula="of:=[.$G87]*(0.7+0.075*[.M$2])" office:value-type="float" office:value="145.67274608942">
            <text:p>146</text:p>
          </table:table-cell>
          <table:table-cell table:style-name="ce2"/>
          <table:table-cell table:formula="of:=[.$G87]*(0.7+0.075*[.O$2])" office:value-type="float" office:value="157.4840498264">
            <text:p>157</text:p>
          </table:table-cell>
          <table:table-cell table:number-columns-repeated="1009"/>
        </table:table-row>
        <table:table-row table:style-name="ro1">
          <table:table-cell office:value-type="float" office:value="925">
            <text:p>925</text:p>
          </table:table-cell>
          <table:table-cell table:formula="of:=155-(1.5+([.A88]-500)*0.1)^1.6*0.08" office:value-type="float" office:value="120.910999374229">
            <text:p>121</text:p>
          </table:table-cell>
          <table:table-cell table:formula="of:=[.$B88]*(0.5+0.125*[.C$2])" office:value-type="float" office:value="75.569374608893">
            <text:p>76</text:p>
          </table:table-cell>
          <table:table-cell table:formula="of:=[.$B88]*(0.5+0.125*[.D$2])" office:value-type="float" office:value="90.6832495306717">
            <text:p>91</text:p>
          </table:table-cell>
          <table:table-cell table:formula="of:=[.$B88]*(0.5+0.125*[.E$2])" office:value-type="float" office:value="105.79712445245">
            <text:p>106</text:p>
          </table:table-cell>
          <table:table-cell table:formula="of:=[.$B88]*(0.5+0.125*[.F$2])" office:value-type="float" office:value="120.910999374229">
            <text:p>121</text:p>
          </table:table-cell>
          <table:table-cell table:formula="of:=205-(1.5+([.A88]-500)*0.1)^1.45*0.2" office:value-type="float" office:value="156.690073519017">
            <text:p>157</text:p>
          </table:table-cell>
          <table:table-cell table:style-name="ce2" table:formula="of:=IF([.$A88]&lt;[.I$1]+6;MIN(1;([.$A88]/[.I$1])^3)*100;(([.I$1]+5)/[.$A88])^3*100)+40" office:value-type="float" office:value="40.8">
            <text:p>40,80</text:p>
          </table:table-cell>
          <table:table-cell table:formula="of:=[.$G88]*(0.7+0.075*[.I$2])" office:value-type="float" office:value="121.434806977238">
            <text:p>121</text:p>
          </table:table-cell>
          <table:table-cell table:style-name="ce2" table:formula="of:=IF([.$A88]&lt;[.K$1]+6;MIN(1;([.$A88]/[.K$1])^3)*103;(([.K$1]+5)/[.$A88])^3*103)+40" office:value-type="float" office:value="42.7065129409907">
            <text:p>42,71</text:p>
          </table:table-cell>
          <table:table-cell table:formula="of:=[.$G88]*(0.7+0.075*[.K$2])" office:value-type="float" office:value="133.186562491164">
            <text:p>133</text:p>
          </table:table-cell>
          <table:table-cell table:style-name="ce2" table:formula="of:=IF([.$A88]&lt;[.M$1]+6;MIN(1;([.$A88]/[.M$1])^3)*106;(([.M$1]+5)/[.$A88])^3*106)+40" office:value-type="float" office:value="46.5126728130614">
            <text:p>46,51</text:p>
          </table:table-cell>
          <table:table-cell table:formula="of:=[.$G88]*(0.7+0.075*[.M$2])" office:value-type="float" office:value="144.938318005091">
            <text:p>145</text:p>
          </table:table-cell>
          <table:table-cell table:style-name="ce2"/>
          <table:table-cell table:formula="of:=[.$G88]*(0.7+0.075*[.O$2])" office:value-type="float" office:value="156.690073519017">
            <text:p>157</text:p>
          </table:table-cell>
          <table:table-cell table:number-columns-repeated="1009"/>
        </table:table-row>
        <table:table-row table:style-name="ro1">
          <table:table-cell office:value-type="float" office:value="930">
            <text:p>930</text:p>
          </table:table-cell>
          <table:table-cell table:formula="of:=155-(1.5+([.A89]-500)*0.1)^1.6*0.08" office:value-type="float" office:value="120.289089597049">
            <text:p>120</text:p>
          </table:table-cell>
          <table:table-cell table:formula="of:=[.$B89]*(0.5+0.125*[.C$2])" office:value-type="float" office:value="75.1806809981558">
            <text:p>75</text:p>
          </table:table-cell>
          <table:table-cell table:formula="of:=[.$B89]*(0.5+0.125*[.D$2])" office:value-type="float" office:value="90.216817197787">
            <text:p>90</text:p>
          </table:table-cell>
          <table:table-cell table:formula="of:=[.$B89]*(0.5+0.125*[.E$2])" office:value-type="float" office:value="105.252953397418">
            <text:p>105</text:p>
          </table:table-cell>
          <table:table-cell table:formula="of:=[.$B89]*(0.5+0.125*[.F$2])" office:value-type="float" office:value="120.289089597049">
            <text:p>120</text:p>
          </table:table-cell>
          <table:table-cell table:formula="of:=205-(1.5+([.A89]-500)*0.1)^1.45*0.2" office:value-type="float" office:value="155.892026638775">
            <text:p>156</text:p>
          </table:table-cell>
          <table:table-cell table:style-name="ce2" table:formula="of:=IF([.$A89]&lt;[.I$1]+6;MIN(1;([.$A89]/[.I$1])^3)*100;(([.I$1]+5)/[.$A89])^3*100)+40" office:value-type="float" office:value="40.7871660220524">
            <text:p>40,79</text:p>
          </table:table-cell>
          <table:table-cell table:formula="of:=[.$G89]*(0.7+0.075*[.I$2])" office:value-type="float" office:value="120.816320645051">
            <text:p>121</text:p>
          </table:table-cell>
          <table:table-cell table:style-name="ce2" table:formula="of:=IF([.$A89]&lt;[.K$1]+6;MIN(1;([.$A89]/[.K$1])^3)*103;(([.K$1]+5)/[.$A89])^3*103)+40" office:value-type="float" office:value="42.6630937817412">
            <text:p>42,66</text:p>
          </table:table-cell>
          <table:table-cell table:formula="of:=[.$G89]*(0.7+0.075*[.K$2])" office:value-type="float" office:value="132.508222642959">
            <text:p>133</text:p>
          </table:table-cell>
          <table:table-cell table:style-name="ce2" table:formula="of:=IF([.$A89]&lt;[.M$1]+6;MIN(1;([.$A89]/[.M$1])^3)*106;(([.M$1]+5)/[.$A89])^3*106)+40" office:value-type="float" office:value="46.4081934389829">
            <text:p>46,41</text:p>
          </table:table-cell>
          <table:table-cell table:formula="of:=[.$G89]*(0.7+0.075*[.M$2])" office:value-type="float" office:value="144.200124640867">
            <text:p>144</text:p>
          </table:table-cell>
          <table:table-cell table:style-name="ce2"/>
          <table:table-cell table:formula="of:=[.$G89]*(0.7+0.075*[.O$2])" office:value-type="float" office:value="155.892026638775">
            <text:p>156</text:p>
          </table:table-cell>
          <table:table-cell table:number-columns-repeated="1009"/>
        </table:table-row>
        <table:table-row table:style-name="ro1">
          <table:table-cell office:value-type="float" office:value="935">
            <text:p>935</text:p>
          </table:table-cell>
          <table:table-cell table:formula="of:=155-(1.5+([.A90]-500)*0.1)^1.6*0.08" office:value-type="float" office:value="119.662972943173">
            <text:p>120</text:p>
          </table:table-cell>
          <table:table-cell table:formula="of:=[.$B90]*(0.5+0.125*[.C$2])" office:value-type="float" office:value="74.7893580894832">
            <text:p>75</text:p>
          </table:table-cell>
          <table:table-cell table:formula="of:=[.$B90]*(0.5+0.125*[.D$2])" office:value-type="float" office:value="89.7472297073799">
            <text:p>90</text:p>
          </table:table-cell>
          <table:table-cell table:formula="of:=[.$B90]*(0.5+0.125*[.E$2])" office:value-type="float" office:value="104.705101325277">
            <text:p>105</text:p>
          </table:table-cell>
          <table:table-cell table:formula="of:=[.$B90]*(0.5+0.125*[.F$2])" office:value-type="float" office:value="119.662972943173">
            <text:p>120</text:p>
          </table:table-cell>
          <table:table-cell table:formula="of:=205-(1.5+([.A90]-500)*0.1)^1.45*0.2" office:value-type="float" office:value="155.089934405672">
            <text:p>155</text:p>
          </table:table-cell>
          <table:table-cell table:style-name="ce2" table:formula="of:=IF([.$A90]&lt;[.I$1]+6;MIN(1;([.$A90]/[.I$1])^3)*100;(([.I$1]+5)/[.$A90])^3*100)+40" office:value-type="float" office:value="40.774605100958">
            <text:p>40,77</text:p>
          </table:table-cell>
          <table:table-cell table:formula="of:=[.$G90]*(0.7+0.075*[.I$2])" office:value-type="float" office:value="120.194699164396">
            <text:p>120</text:p>
          </table:table-cell>
          <table:table-cell table:style-name="ce2" table:formula="of:=IF([.$A90]&lt;[.K$1]+6;MIN(1;([.$A90]/[.K$1])^3)*103;(([.K$1]+5)/[.$A90])^3*103)+40" office:value-type="float" office:value="42.6205984123753">
            <text:p>42,62</text:p>
          </table:table-cell>
          <table:table-cell table:formula="of:=[.$G90]*(0.7+0.075*[.K$2])" office:value-type="float" office:value="131.826444244821">
            <text:p>132</text:p>
          </table:table-cell>
          <table:table-cell table:style-name="ce2" table:formula="of:=IF([.$A90]&lt;[.M$1]+6;MIN(1;([.$A90]/[.M$1])^3)*106;(([.M$1]+5)/[.$A90])^3*106)+40" office:value-type="float" office:value="46.305936977335">
            <text:p>46,31</text:p>
          </table:table-cell>
          <table:table-cell table:formula="of:=[.$G90]*(0.7+0.075*[.M$2])" office:value-type="float" office:value="143.458189325247">
            <text:p>143</text:p>
          </table:table-cell>
          <table:table-cell table:style-name="ce2"/>
          <table:table-cell table:formula="of:=[.$G90]*(0.7+0.075*[.O$2])" office:value-type="float" office:value="155.089934405672">
            <text:p>155</text:p>
          </table:table-cell>
          <table:table-cell table:number-columns-repeated="1009"/>
        </table:table-row>
        <table:table-row table:style-name="ro1">
          <table:table-cell office:value-type="float" office:value="940">
            <text:p>940</text:p>
          </table:table-cell>
          <table:table-cell table:formula="of:=155-(1.5+([.A91]-500)*0.1)^1.6*0.08" office:value-type="float" office:value="119.032668173072">
            <text:p>119</text:p>
          </table:table-cell>
          <table:table-cell table:formula="of:=[.$B91]*(0.5+0.125*[.C$2])" office:value-type="float" office:value="74.3954176081698">
            <text:p>74</text:p>
          </table:table-cell>
          <table:table-cell table:formula="of:=[.$B91]*(0.5+0.125*[.D$2])" office:value-type="float" office:value="89.2745011298038">
            <text:p>89</text:p>
          </table:table-cell>
          <table:table-cell table:formula="of:=[.$B91]*(0.5+0.125*[.E$2])" office:value-type="float" office:value="104.153584651438">
            <text:p>104</text:p>
          </table:table-cell>
          <table:table-cell table:formula="of:=[.$B91]*(0.5+0.125*[.F$2])" office:value-type="float" office:value="119.032668173072">
            <text:p>119</text:p>
          </table:table-cell>
          <table:table-cell table:formula="of:=205-(1.5+([.A91]-500)*0.1)^1.45*0.2" office:value-type="float" office:value="154.283821604244">
            <text:p>154</text:p>
          </table:table-cell>
          <table:table-cell table:style-name="ce2" table:formula="of:=IF([.$A91]&lt;[.I$1]+6;MIN(1;([.$A91]/[.I$1])^3)*100;(([.I$1]+5)/[.$A91])^3*100)+40" office:value-type="float" office:value="40.7623100131955">
            <text:p>40,76</text:p>
          </table:table-cell>
          <table:table-cell table:formula="of:=[.$G91]*(0.7+0.075*[.I$2])" office:value-type="float" office:value="119.569961743289">
            <text:p>120</text:p>
          </table:table-cell>
          <table:table-cell table:style-name="ce2" table:formula="of:=IF([.$A91]&lt;[.K$1]+6;MIN(1;([.$A91]/[.K$1])^3)*103;(([.K$1]+5)/[.$A91])^3*103)+40" office:value-type="float" office:value="42.5790023947006">
            <text:p>42,58</text:p>
          </table:table-cell>
          <table:table-cell table:formula="of:=[.$G91]*(0.7+0.075*[.K$2])" office:value-type="float" office:value="131.141248363607">
            <text:p>131</text:p>
          </table:table-cell>
          <table:table-cell table:style-name="ce2" table:formula="of:=IF([.$A91]&lt;[.M$1]+6;MIN(1;([.$A91]/[.M$1])^3)*106;(([.M$1]+5)/[.$A91])^3*106)+40" office:value-type="float" office:value="46.2058446225788">
            <text:p>46,21</text:p>
          </table:table-cell>
          <table:table-cell table:formula="of:=[.$G91]*(0.7+0.075*[.M$2])" office:value-type="float" office:value="142.712534983925">
            <text:p>143</text:p>
          </table:table-cell>
          <table:table-cell table:style-name="ce2"/>
          <table:table-cell table:formula="of:=[.$G91]*(0.7+0.075*[.O$2])" office:value-type="float" office:value="154.283821604244">
            <text:p>154</text:p>
          </table:table-cell>
          <table:table-cell table:number-columns-repeated="1009"/>
        </table:table-row>
        <table:table-row table:style-name="ro1">
          <table:table-cell office:value-type="float" office:value="945">
            <text:p>945</text:p>
          </table:table-cell>
          <table:table-cell table:formula="of:=155-(1.5+([.A92]-500)*0.1)^1.6*0.08" office:value-type="float" office:value="118.39819375762">
            <text:p>118</text:p>
          </table:table-cell>
          <table:table-cell table:formula="of:=[.$B92]*(0.5+0.125*[.C$2])" office:value-type="float" office:value="73.9988710985127">
            <text:p>74</text:p>
          </table:table-cell>
          <table:table-cell table:formula="of:=[.$B92]*(0.5+0.125*[.D$2])" office:value-type="float" office:value="88.7986453182152">
            <text:p>89</text:p>
          </table:table-cell>
          <table:table-cell table:formula="of:=[.$B92]*(0.5+0.125*[.E$2])" office:value-type="float" office:value="103.598419537918">
            <text:p>104</text:p>
          </table:table-cell>
          <table:table-cell table:formula="of:=[.$B92]*(0.5+0.125*[.F$2])" office:value-type="float" office:value="118.39819375762">
            <text:p>118</text:p>
          </table:table-cell>
          <table:table-cell table:formula="of:=205-(1.5+([.A92]-500)*0.1)^1.45*0.2" office:value-type="float" office:value="153.473712595798">
            <text:p>153</text:p>
          </table:table-cell>
          <table:table-cell table:style-name="ce2" table:formula="of:=IF([.$A92]&lt;[.I$1]+6;MIN(1;([.$A92]/[.I$1])^3)*100;(([.I$1]+5)/[.$A92])^3*100)+40" office:value-type="float" office:value="40.7502737633473">
            <text:p>40,75</text:p>
          </table:table-cell>
          <table:table-cell table:formula="of:=[.$G92]*(0.7+0.075*[.I$2])" office:value-type="float" office:value="118.942127261744">
            <text:p>119</text:p>
          </table:table-cell>
          <table:table-cell table:style-name="ce2" table:formula="of:=IF([.$A92]&lt;[.K$1]+6;MIN(1;([.$A92]/[.K$1])^3)*103;(([.K$1]+5)/[.$A92])^3*103)+40" office:value-type="float" office:value="42.5382820622316">
            <text:p>42,54</text:p>
          </table:table-cell>
          <table:table-cell table:formula="of:=[.$G92]*(0.7+0.075*[.K$2])" office:value-type="float" office:value="130.452655706428">
            <text:p>130</text:p>
          </table:table-cell>
          <table:table-cell table:style-name="ce2" table:formula="of:=IF([.$A92]&lt;[.M$1]+6;MIN(1;([.$A92]/[.M$1])^3)*106;(([.M$1]+5)/[.$A92])^3*106)+40" office:value-type="float" office:value="46.1078594261316">
            <text:p>46,11</text:p>
          </table:table-cell>
          <table:table-cell table:formula="of:=[.$G92]*(0.7+0.075*[.M$2])" office:value-type="float" office:value="141.963184151113">
            <text:p>142</text:p>
          </table:table-cell>
          <table:table-cell table:style-name="ce2"/>
          <table:table-cell table:formula="of:=[.$G92]*(0.7+0.075*[.O$2])" office:value-type="float" office:value="153.473712595798">
            <text:p>153</text:p>
          </table:table-cell>
          <table:table-cell table:number-columns-repeated="1009"/>
        </table:table-row>
        <table:table-row table:style-name="ro1">
          <table:table-cell office:value-type="float" office:value="950">
            <text:p>950</text:p>
          </table:table-cell>
          <table:table-cell table:formula="of:=155-(1.5+([.A93]-500)*0.1)^1.6*0.08" office:value-type="float" office:value="117.759567885679">
            <text:p>118</text:p>
          </table:table-cell>
          <table:table-cell table:formula="of:=[.$B93]*(0.5+0.125*[.C$2])" office:value-type="float" office:value="73.5997299285492">
            <text:p>74</text:p>
          </table:table-cell>
          <table:table-cell table:formula="of:=[.$B93]*(0.5+0.125*[.D$2])" office:value-type="float" office:value="88.3196759142591">
            <text:p>88</text:p>
          </table:table-cell>
          <table:table-cell table:formula="of:=[.$B93]*(0.5+0.125*[.E$2])" office:value-type="float" office:value="103.039621899969">
            <text:p>103</text:p>
          </table:table-cell>
          <table:table-cell table:formula="of:=[.$B93]*(0.5+0.125*[.F$2])" office:value-type="float" office:value="117.759567885679">
            <text:p>118</text:p>
          </table:table-cell>
          <table:table-cell table:formula="of:=205-(1.5+([.A93]-500)*0.1)^1.45*0.2" office:value-type="float" office:value="152.659631330177">
            <text:p>153</text:p>
          </table:table-cell>
          <table:table-cell table:style-name="ce2" table:formula="of:=IF([.$A93]&lt;[.I$1]+6;MIN(1;([.$A93]/[.I$1])^3)*100;(([.I$1]+5)/[.$A93])^3*100)+40" office:value-type="float" office:value="40.7384895757399">
            <text:p>40,74</text:p>
          </table:table-cell>
          <table:table-cell table:formula="of:=[.$G93]*(0.7+0.075*[.I$2])" office:value-type="float" office:value="118.311214280887">
            <text:p>118</text:p>
          </table:table-cell>
          <table:table-cell table:style-name="ce2" table:formula="of:=IF([.$A93]&lt;[.K$1]+6;MIN(1;([.$A93]/[.K$1])^3)*103;(([.K$1]+5)/[.$A93])^3*103)+40" office:value-type="float" office:value="42.4984144919084">
            <text:p>42,50</text:p>
          </table:table-cell>
          <table:table-cell table:formula="of:=[.$G93]*(0.7+0.075*[.K$2])" office:value-type="float" office:value="129.76068663065">
            <text:p>130</text:p>
          </table:table-cell>
          <table:table-cell table:style-name="ce2" table:formula="of:=IF([.$A93]&lt;[.M$1]+6;MIN(1;([.$A93]/[.M$1])^3)*106;(([.M$1]+5)/[.$A93])^3*106)+40" office:value-type="float" office:value="46.0119262283132">
            <text:p>46,01</text:p>
          </table:table-cell>
          <table:table-cell table:formula="of:=[.$G93]*(0.7+0.075*[.M$2])" office:value-type="float" office:value="141.210158980414">
            <text:p>141</text:p>
          </table:table-cell>
          <table:table-cell table:style-name="ce2"/>
          <table:table-cell table:formula="of:=[.$G93]*(0.7+0.075*[.O$2])" office:value-type="float" office:value="152.659631330177">
            <text:p>153</text:p>
          </table:table-cell>
          <table:table-cell table:number-columns-repeated="1009"/>
        </table:table-row>
        <table:table-row table:style-name="ro1">
          <table:table-cell office:value-type="float" office:value="955">
            <text:p>955</text:p>
          </table:table-cell>
          <table:table-cell table:formula="of:=155-(1.5+([.A94]-500)*0.1)^1.6*0.08" office:value-type="float" office:value="117.116808471393">
            <text:p>117</text:p>
          </table:table-cell>
          <table:table-cell table:formula="of:=[.$B94]*(0.5+0.125*[.C$2])" office:value-type="float" office:value="73.1980052946208">
            <text:p>73</text:p>
          </table:table-cell>
          <table:table-cell table:formula="of:=[.$B94]*(0.5+0.125*[.D$2])" office:value-type="float" office:value="87.8376063535449">
            <text:p>88</text:p>
          </table:table-cell>
          <table:table-cell table:formula="of:=[.$B94]*(0.5+0.125*[.E$2])" office:value-type="float" office:value="102.477207412469">
            <text:p>102</text:p>
          </table:table-cell>
          <table:table-cell table:formula="of:=[.$B94]*(0.5+0.125*[.F$2])" office:value-type="float" office:value="117.116808471393">
            <text:p>117</text:p>
          </table:table-cell>
          <table:table-cell table:formula="of:=205-(1.5+([.A94]-500)*0.1)^1.45*0.2" office:value-type="float" office:value="151.841601357065">
            <text:p>152</text:p>
          </table:table-cell>
          <table:table-cell table:style-name="ce2" table:formula="of:=IF([.$A94]&lt;[.I$1]+6;MIN(1;([.$A94]/[.I$1])^3)*100;(([.I$1]+5)/[.$A94])^3*100)+40" office:value-type="float" office:value="40.7269508864329">
            <text:p>40,73</text:p>
          </table:table-cell>
          <table:table-cell table:formula="of:=[.$G94]*(0.7+0.075*[.I$2])" office:value-type="float" office:value="117.677241051725">
            <text:p>118</text:p>
          </table:table-cell>
          <table:table-cell table:style-name="ce2" table:formula="of:=IF([.$A94]&lt;[.K$1]+6;MIN(1;([.$A94]/[.K$1])^3)*103;(([.K$1]+5)/[.$A94])^3*103)+40" office:value-type="float" office:value="42.4593774769941">
            <text:p>42,46</text:p>
          </table:table-cell>
          <table:table-cell table:formula="of:=[.$G94]*(0.7+0.075*[.K$2])" office:value-type="float" office:value="129.065361153505">
            <text:p>129</text:p>
          </table:table-cell>
          <table:table-cell table:style-name="ce2" table:formula="of:=IF([.$A94]&lt;[.M$1]+6;MIN(1;([.$A94]/[.M$1])^3)*106;(([.M$1]+5)/[.$A94])^3*106)+40" office:value-type="float" office:value="45.9179915931279">
            <text:p>45,92</text:p>
          </table:table-cell>
          <table:table-cell table:formula="of:=[.$G94]*(0.7+0.075*[.M$2])" office:value-type="float" office:value="140.453481255285">
            <text:p>140</text:p>
          </table:table-cell>
          <table:table-cell table:style-name="ce2"/>
          <table:table-cell table:formula="of:=[.$G94]*(0.7+0.075*[.O$2])" office:value-type="float" office:value="151.841601357065">
            <text:p>152</text:p>
          </table:table-cell>
          <table:table-cell table:number-columns-repeated="1009"/>
        </table:table-row>
        <table:table-row table:style-name="ro1">
          <table:table-cell office:value-type="float" office:value="960">
            <text:p>960</text:p>
          </table:table-cell>
          <table:table-cell table:formula="of:=155-(1.5+([.A95]-500)*0.1)^1.6*0.08" office:value-type="float" office:value="116.469933161233">
            <text:p>116</text:p>
          </table:table-cell>
          <table:table-cell table:formula="of:=[.$B95]*(0.5+0.125*[.C$2])" office:value-type="float" office:value="72.7937082257707">
            <text:p>73</text:p>
          </table:table-cell>
          <table:table-cell table:formula="of:=[.$B95]*(0.5+0.125*[.D$2])" office:value-type="float" office:value="87.3524498709249">
            <text:p>87</text:p>
          </table:table-cell>
          <table:table-cell table:formula="of:=[.$B95]*(0.5+0.125*[.E$2])" office:value-type="float" office:value="101.911191516079">
            <text:p>102</text:p>
          </table:table-cell>
          <table:table-cell table:formula="of:=[.$B95]*(0.5+0.125*[.F$2])" office:value-type="float" office:value="116.469933161233">
            <text:p>116</text:p>
          </table:table-cell>
          <table:table-cell table:formula="of:=205-(1.5+([.A95]-500)*0.1)^1.45*0.2" office:value-type="float" office:value="151.019645836873">
            <text:p>151</text:p>
          </table:table-cell>
          <table:table-cell table:style-name="ce2" table:formula="of:=IF([.$A95]&lt;[.I$1]+6;MIN(1;([.$A95]/[.I$1])^3)*100;(([.I$1]+5)/[.$A95])^3*100)+40" office:value-type="float" office:value="40.7156513355396">
            <text:p>40,72</text:p>
          </table:table-cell>
          <table:table-cell table:formula="of:=[.$G95]*(0.7+0.075*[.I$2])" office:value-type="float" office:value="117.040225523577">
            <text:p>117</text:p>
          </table:table-cell>
          <table:table-cell table:style-name="ce2" table:formula="of:=IF([.$A95]&lt;[.K$1]+6;MIN(1;([.$A95]/[.K$1])^3)*103;(([.K$1]+5)/[.$A95])^3*103)+40" office:value-type="float" office:value="42.4211495010941">
            <text:p>42,42</text:p>
          </table:table-cell>
          <table:table-cell table:formula="of:=[.$G95]*(0.7+0.075*[.K$2])" office:value-type="float" office:value="128.366698961342">
            <text:p>128</text:p>
          </table:table-cell>
          <table:table-cell table:style-name="ce2" table:formula="of:=IF([.$A95]&lt;[.M$1]+6;MIN(1;([.$A95]/[.M$1])^3)*106;(([.M$1]+5)/[.$A95])^3*106)+40" office:value-type="float" office:value="45.8260037457501">
            <text:p>45,83</text:p>
          </table:table-cell>
          <table:table-cell table:formula="of:=[.$G95]*(0.7+0.075*[.M$2])" office:value-type="float" office:value="139.693172399108">
            <text:p>140</text:p>
          </table:table-cell>
          <table:table-cell table:style-name="ce2"/>
          <table:table-cell table:formula="of:=[.$G95]*(0.7+0.075*[.O$2])" office:value-type="float" office:value="151.019645836873">
            <text:p>151</text:p>
          </table:table-cell>
          <table:table-cell table:number-columns-repeated="1009"/>
        </table:table-row>
        <table:table-row table:style-name="ro1">
          <table:table-cell office:value-type="float" office:value="965">
            <text:p>965</text:p>
          </table:table-cell>
          <table:table-cell table:formula="of:=155-(1.5+([.A96]-500)*0.1)^1.6*0.08" office:value-type="float" office:value="115.818959340776">
            <text:p>116</text:p>
          </table:table-cell>
          <table:table-cell table:formula="of:=[.$B96]*(0.5+0.125*[.C$2])" office:value-type="float" office:value="72.3868495879848">
            <text:p>72</text:p>
          </table:table-cell>
          <table:table-cell table:formula="of:=[.$B96]*(0.5+0.125*[.D$2])" office:value-type="float" office:value="86.8642195055818">
            <text:p>87</text:p>
          </table:table-cell>
          <table:table-cell table:formula="of:=[.$B96]*(0.5+0.125*[.E$2])" office:value-type="float" office:value="101.341589423179">
            <text:p>101</text:p>
          </table:table-cell>
          <table:table-cell table:formula="of:=[.$B96]*(0.5+0.125*[.F$2])" office:value-type="float" office:value="115.818959340776">
            <text:p>116</text:p>
          </table:table-cell>
          <table:table-cell table:formula="of:=205-(1.5+([.A96]-500)*0.1)^1.45*0.2" office:value-type="float" office:value="150.193787551212">
            <text:p>150</text:p>
          </table:table-cell>
          <table:table-cell table:style-name="ce2" table:formula="of:=IF([.$A96]&lt;[.I$1]+6;MIN(1;([.$A96]/[.I$1])^3)*100;(([.I$1]+5)/[.$A96])^3*100)+40" office:value-type="float" office:value="40.7045847598649">
            <text:p>40,70</text:p>
          </table:table-cell>
          <table:table-cell table:formula="of:=[.$G96]*(0.7+0.075*[.I$2])" office:value-type="float" office:value="116.400185352189">
            <text:p>116</text:p>
          </table:table-cell>
          <table:table-cell table:style-name="ce2" table:formula="of:=IF([.$A96]&lt;[.K$1]+6;MIN(1;([.$A96]/[.K$1])^3)*103;(([.K$1]+5)/[.$A96])^3*103)+40" office:value-type="float" office:value="42.3837097132489">
            <text:p>42,38</text:p>
          </table:table-cell>
          <table:table-cell table:formula="of:=[.$G96]*(0.7+0.075*[.K$2])" office:value-type="float" office:value="127.66471941853">
            <text:p>128</text:p>
          </table:table-cell>
          <table:table-cell table:style-name="ce2" table:formula="of:=IF([.$A96]&lt;[.M$1]+6;MIN(1;([.$A96]/[.M$1])^3)*106;(([.M$1]+5)/[.$A96])^3*106)+40" office:value-type="float" office:value="45.7359125125868">
            <text:p>45,74</text:p>
          </table:table-cell>
          <table:table-cell table:formula="of:=[.$G96]*(0.7+0.075*[.M$2])" office:value-type="float" office:value="138.929253484871">
            <text:p>139</text:p>
          </table:table-cell>
          <table:table-cell table:style-name="ce2"/>
          <table:table-cell table:formula="of:=[.$G96]*(0.7+0.075*[.O$2])" office:value-type="float" office:value="150.193787551212">
            <text:p>150</text:p>
          </table:table-cell>
          <table:table-cell table:number-columns-repeated="1009"/>
        </table:table-row>
        <table:table-row table:style-name="ro1">
          <table:table-cell office:value-type="float" office:value="970">
            <text:p>970</text:p>
          </table:table-cell>
          <table:table-cell table:formula="of:=155-(1.5+([.A97]-500)*0.1)^1.6*0.08" office:value-type="float" office:value="115.163904141249">
            <text:p>115</text:p>
          </table:table-cell>
          <table:table-cell table:formula="of:=[.$B97]*(0.5+0.125*[.C$2])" office:value-type="float" office:value="71.9774400882806">
            <text:p>72</text:p>
          </table:table-cell>
          <table:table-cell table:formula="of:=[.$B97]*(0.5+0.125*[.D$2])" office:value-type="float" office:value="86.3729281059368">
            <text:p>86</text:p>
          </table:table-cell>
          <table:table-cell table:formula="of:=[.$B97]*(0.5+0.125*[.E$2])" office:value-type="float" office:value="100.768416123593">
            <text:p>101</text:p>
          </table:table-cell>
          <table:table-cell table:formula="of:=[.$B97]*(0.5+0.125*[.F$2])" office:value-type="float" office:value="115.163904141249">
            <text:p>115</text:p>
          </table:table-cell>
          <table:table-cell table:formula="of:=205-(1.5+([.A97]-500)*0.1)^1.45*0.2" office:value-type="float" office:value="149.36404891298">
            <text:p>149</text:p>
          </table:table-cell>
          <table:table-cell table:style-name="ce2" table:formula="of:=IF([.$A97]&lt;[.I$1]+6;MIN(1;([.$A97]/[.I$1])^3)*100;(([.I$1]+5)/[.$A97])^3*100)+40" office:value-type="float" office:value="40.6937451858442">
            <text:p>40,69</text:p>
          </table:table-cell>
          <table:table-cell table:formula="of:=[.$G97]*(0.7+0.075*[.I$2])" office:value-type="float" office:value="115.757137907559">
            <text:p>116</text:p>
          </table:table-cell>
          <table:table-cell table:style-name="ce2" table:formula="of:=IF([.$A97]&lt;[.K$1]+6;MIN(1;([.$A97]/[.K$1])^3)*103;(([.K$1]+5)/[.$A97])^3*103)+40" office:value-type="float" office:value="42.3470379040467">
            <text:p>42,35</text:p>
          </table:table-cell>
          <table:table-cell table:formula="of:=[.$G97]*(0.7+0.075*[.K$2])" office:value-type="float" office:value="126.959441576033">
            <text:p>127</text:p>
          </table:table-cell>
          <table:table-cell table:style-name="ce2" table:formula="of:=IF([.$A97]&lt;[.M$1]+6;MIN(1;([.$A97]/[.M$1])^3)*106;(([.M$1]+5)/[.$A97])^3*106)+40" office:value-type="float" office:value="45.6476692637999">
            <text:p>45,65</text:p>
          </table:table-cell>
          <table:table-cell table:formula="of:=[.$G97]*(0.7+0.075*[.M$2])" office:value-type="float" office:value="138.161745244506">
            <text:p>138</text:p>
          </table:table-cell>
          <table:table-cell table:style-name="ce2"/>
          <table:table-cell table:formula="of:=[.$G97]*(0.7+0.075*[.O$2])" office:value-type="float" office:value="149.36404891298">
            <text:p>149</text:p>
          </table:table-cell>
          <table:table-cell table:number-columns-repeated="1009"/>
        </table:table-row>
        <table:table-row table:style-name="ro1">
          <table:table-cell office:value-type="float" office:value="975">
            <text:p>975</text:p>
          </table:table-cell>
          <table:table-cell table:formula="of:=155-(1.5+([.A98]-500)*0.1)^1.6*0.08" office:value-type="float" office:value="114.504784445845">
            <text:p>115</text:p>
          </table:table-cell>
          <table:table-cell table:formula="of:=[.$B98]*(0.5+0.125*[.C$2])" office:value-type="float" office:value="71.5654902786534">
            <text:p>72</text:p>
          </table:table-cell>
          <table:table-cell table:formula="of:=[.$B98]*(0.5+0.125*[.D$2])" office:value-type="float" office:value="85.8785883343841">
            <text:p>86</text:p>
          </table:table-cell>
          <table:table-cell table:formula="of:=[.$B98]*(0.5+0.125*[.E$2])" office:value-type="float" office:value="100.191686390115">
            <text:p>100</text:p>
          </table:table-cell>
          <table:table-cell table:formula="of:=[.$B98]*(0.5+0.125*[.F$2])" office:value-type="float" office:value="114.504784445845">
            <text:p>115</text:p>
          </table:table-cell>
          <table:table-cell table:formula="of:=205-(1.5+([.A98]-500)*0.1)^1.45*0.2" office:value-type="float" office:value="148.530451976077">
            <text:p>149</text:p>
          </table:table-cell>
          <table:table-cell table:style-name="ce2" table:formula="of:=IF([.$A98]&lt;[.I$1]+6;MIN(1;([.$A98]/[.I$1])^3)*100;(([.I$1]+5)/[.$A98])^3*100)+40" office:value-type="float" office:value="40.6831268227718">
            <text:p>40,68</text:p>
          </table:table-cell>
          <table:table-cell table:formula="of:=[.$G98]*(0.7+0.075*[.I$2])" office:value-type="float" office:value="115.11110028146">
            <text:p>115</text:p>
          </table:table-cell>
          <table:table-cell table:style-name="ce2" table:formula="of:=IF([.$A98]&lt;[.K$1]+6;MIN(1;([.$A98]/[.K$1])^3)*103;(([.K$1]+5)/[.$A98])^3*103)+40" office:value-type="float" office:value="42.3111144827121">
            <text:p>42,31</text:p>
          </table:table-cell>
          <table:table-cell table:formula="of:=[.$G98]*(0.7+0.075*[.K$2])" office:value-type="float" office:value="126.250884179666">
            <text:p>126</text:p>
          </table:table-cell>
          <table:table-cell table:style-name="ce2" table:formula="of:=IF([.$A98]&lt;[.M$1]+6;MIN(1;([.$A98]/[.M$1])^3)*106;(([.M$1]+5)/[.$A98])^3*106)+40" office:value-type="float" office:value="45.5612268581736">
            <text:p>45,56</text:p>
          </table:table-cell>
          <table:table-cell table:formula="of:=[.$G98]*(0.7+0.075*[.M$2])" office:value-type="float" office:value="137.390668077871">
            <text:p>137</text:p>
          </table:table-cell>
          <table:table-cell table:style-name="ce2"/>
          <table:table-cell table:formula="of:=[.$G98]*(0.7+0.075*[.O$2])" office:value-type="float" office:value="148.530451976077">
            <text:p>149</text:p>
          </table:table-cell>
          <table:table-cell table:number-columns-repeated="1009"/>
        </table:table-row>
        <table:table-row table:style-name="ro1">
          <table:table-cell office:value-type="float" office:value="980">
            <text:p>980</text:p>
          </table:table-cell>
          <table:table-cell table:formula="of:=155-(1.5+([.A99]-500)*0.1)^1.6*0.08" office:value-type="float" office:value="113.841616895815">
            <text:p>114</text:p>
          </table:table-cell>
          <table:table-cell table:formula="of:=[.$B99]*(0.5+0.125*[.C$2])" office:value-type="float" office:value="71.1510105598844">
            <text:p>71</text:p>
          </table:table-cell>
          <table:table-cell table:formula="of:=[.$B99]*(0.5+0.125*[.D$2])" office:value-type="float" office:value="85.3812126718613">
            <text:p>85</text:p>
          </table:table-cell>
          <table:table-cell table:formula="of:=[.$B99]*(0.5+0.125*[.E$2])" office:value-type="float" office:value="99.6114147838382">
            <text:p>100</text:p>
          </table:table-cell>
          <table:table-cell table:formula="of:=[.$B99]*(0.5+0.125*[.F$2])" office:value-type="float" office:value="113.841616895815">
            <text:p>114</text:p>
          </table:table-cell>
          <table:table-cell table:formula="of:=205-(1.5+([.A99]-500)*0.1)^1.45*0.2" office:value-type="float" office:value="147.693018444771">
            <text:p>148</text:p>
          </table:table-cell>
          <table:table-cell table:style-name="ce2" table:formula="of:=IF([.$A99]&lt;[.I$1]+6;MIN(1;([.$A99]/[.I$1])^3)*100;(([.I$1]+5)/[.$A99])^3*100)+40" office:value-type="float" office:value="40.6727240563031">
            <text:p>40,67</text:p>
          </table:table-cell>
          <table:table-cell table:formula="of:=[.$G99]*(0.7+0.075*[.I$2])" office:value-type="float" office:value="114.462089294698">
            <text:p>114</text:p>
          </table:table-cell>
          <table:table-cell table:style-name="ce2" table:formula="of:=IF([.$A99]&lt;[.K$1]+6;MIN(1;([.$A99]/[.K$1])^3)*103;(([.K$1]+5)/[.$A99])^3*103)+40" office:value-type="float" office:value="42.275920455125">
            <text:p>42,28</text:p>
          </table:table-cell>
          <table:table-cell table:formula="of:=[.$G99]*(0.7+0.075*[.K$2])" office:value-type="float" office:value="125.539065678055">
            <text:p>126</text:p>
          </table:table-cell>
          <table:table-cell table:style-name="ce2" table:formula="of:=IF([.$A99]&lt;[.M$1]+6;MIN(1;([.$A99]/[.M$1])^3)*106;(([.M$1]+5)/[.$A99])^3*106)+40" office:value-type="float" office:value="45.4765395902218">
            <text:p>45,48</text:p>
          </table:table-cell>
          <table:table-cell table:formula="of:=[.$G99]*(0.7+0.075*[.M$2])" office:value-type="float" office:value="136.616042061413">
            <text:p>137</text:p>
          </table:table-cell>
          <table:table-cell table:style-name="ce2"/>
          <table:table-cell table:formula="of:=[.$G99]*(0.7+0.075*[.O$2])" office:value-type="float" office:value="147.693018444771">
            <text:p>148</text:p>
          </table:table-cell>
          <table:table-cell table:number-columns-repeated="1009"/>
        </table:table-row>
        <table:table-row table:style-name="ro1">
          <table:table-cell office:value-type="float" office:value="985">
            <text:p>985</text:p>
          </table:table-cell>
          <table:table-cell table:formula="of:=155-(1.5+([.A100]-500)*0.1)^1.6*0.08" office:value-type="float" office:value="113.174417896349">
            <text:p>113</text:p>
          </table:table-cell>
          <table:table-cell table:formula="of:=[.$B100]*(0.5+0.125*[.C$2])" office:value-type="float" office:value="70.7340111852182">
            <text:p>71</text:p>
          </table:table-cell>
          <table:table-cell table:formula="of:=[.$B100]*(0.5+0.125*[.D$2])" office:value-type="float" office:value="84.8808134222618">
            <text:p>85</text:p>
          </table:table-cell>
          <table:table-cell table:formula="of:=[.$B100]*(0.5+0.125*[.E$2])" office:value-type="float" office:value="99.0276156593054">
            <text:p>99</text:p>
          </table:table-cell>
          <table:table-cell table:formula="of:=[.$B100]*(0.5+0.125*[.F$2])" office:value-type="float" office:value="113.174417896349">
            <text:p>113</text:p>
          </table:table-cell>
          <table:table-cell table:formula="of:=205-(1.5+([.A100]-500)*0.1)^1.45*0.2" office:value-type="float" office:value="146.851769682722">
            <text:p>147</text:p>
          </table:table-cell>
          <table:table-cell table:style-name="ce2" table:formula="of:=IF([.$A100]&lt;[.I$1]+6;MIN(1;([.$A100]/[.I$1])^3)*100;(([.I$1]+5)/[.$A100])^3*100)+40" office:value-type="float" office:value="40.66253144222">
            <text:p>40,66</text:p>
          </table:table-cell>
          <table:table-cell table:formula="of:=[.$G100]*(0.7+0.075*[.I$2])" office:value-type="float" office:value="113.81012150411">
            <text:p>114</text:p>
          </table:table-cell>
          <table:table-cell table:style-name="ce2" table:formula="of:=IF([.$A100]&lt;[.K$1]+6;MIN(1;([.$A100]/[.K$1])^3)*103;(([.K$1]+5)/[.$A100])^3*103)+40" office:value-type="float" office:value="42.2414374027271">
            <text:p>42,24</text:p>
          </table:table-cell>
          <table:table-cell table:formula="of:=[.$G100]*(0.7+0.075*[.K$2])" office:value-type="float" office:value="124.824004230314">
            <text:p>125</text:p>
          </table:table-cell>
          <table:table-cell table:style-name="ce2" table:formula="of:=IF([.$A100]&lt;[.M$1]+6;MIN(1;([.$A100]/[.M$1])^3)*106;(([.M$1]+5)/[.$A100])^3*106)+40" office:value-type="float" office:value="45.3935631394309">
            <text:p>45,39</text:p>
          </table:table-cell>
          <table:table-cell table:formula="of:=[.$G100]*(0.7+0.075*[.M$2])" office:value-type="float" office:value="135.837886956518">
            <text:p>136</text:p>
          </table:table-cell>
          <table:table-cell table:style-name="ce2"/>
          <table:table-cell table:formula="of:=[.$G100]*(0.7+0.075*[.O$2])" office:value-type="float" office:value="146.851769682722">
            <text:p>147</text:p>
          </table:table-cell>
          <table:table-cell table:number-columns-repeated="1009"/>
        </table:table-row>
        <table:table-row table:style-name="ro1">
          <table:table-cell office:value-type="float" office:value="990">
            <text:p>990</text:p>
          </table:table-cell>
          <table:table-cell table:formula="of:=155-(1.5+([.A101]-500)*0.1)^1.6*0.08" office:value-type="float" office:value="112.503203622263">
            <text:p>113</text:p>
          </table:table-cell>
          <table:table-cell table:formula="of:=[.$B101]*(0.5+0.125*[.C$2])" office:value-type="float" office:value="70.3145022639142">
            <text:p>70</text:p>
          </table:table-cell>
          <table:table-cell table:formula="of:=[.$B101]*(0.5+0.125*[.D$2])" office:value-type="float" office:value="84.377402716697">
            <text:p>84</text:p>
          </table:table-cell>
          <table:table-cell table:formula="of:=[.$B101]*(0.5+0.125*[.E$2])" office:value-type="float" office:value="98.4403031694799">
            <text:p>98</text:p>
          </table:table-cell>
          <table:table-cell table:formula="of:=[.$B101]*(0.5+0.125*[.F$2])" office:value-type="float" office:value="112.503203622263">
            <text:p>113</text:p>
          </table:table-cell>
          <table:table-cell table:formula="of:=205-(1.5+([.A101]-500)*0.1)^1.45*0.2" office:value-type="float" office:value="146.00672672169">
            <text:p>146</text:p>
          </table:table-cell>
          <table:table-cell table:style-name="ce2" table:formula="of:=IF([.$A101]&lt;[.I$1]+6;MIN(1;([.$A101]/[.I$1])^3)*100;(([.I$1]+5)/[.$A101])^3*100)+40" office:value-type="float" office:value="40.652543700447">
            <text:p>40,65</text:p>
          </table:table-cell>
          <table:table-cell table:formula="of:=[.$G101]*(0.7+0.075*[.I$2])" office:value-type="float" office:value="113.155213209309">
            <text:p>113</text:p>
          </table:table-cell>
          <table:table-cell table:style-name="ce2" table:formula="of:=IF([.$A101]&lt;[.K$1]+6;MIN(1;([.$A101]/[.K$1])^3)*103;(([.K$1]+5)/[.$A101])^3*103)+40" office:value-type="float" office:value="42.2076474622771">
            <text:p>42,21</text:p>
          </table:table-cell>
          <table:table-cell table:formula="of:=[.$G101]*(0.7+0.075*[.K$2])" office:value-type="float" office:value="124.105717713436">
            <text:p>124</text:p>
          </table:table-cell>
          <table:table-cell table:style-name="ce2" table:formula="of:=IF([.$A101]&lt;[.M$1]+6;MIN(1;([.$A101]/[.M$1])^3)*106;(([.M$1]+5)/[.$A101])^3*106)+40" office:value-type="float" office:value="45.3122545215444">
            <text:p>45,31</text:p>
          </table:table-cell>
          <table:table-cell table:formula="of:=[.$G101]*(0.7+0.075*[.M$2])" office:value-type="float" office:value="135.056222217563">
            <text:p>135</text:p>
          </table:table-cell>
          <table:table-cell table:style-name="ce2"/>
          <table:table-cell table:formula="of:=[.$G101]*(0.7+0.075*[.O$2])" office:value-type="float" office:value="146.00672672169">
            <text:p>146</text:p>
          </table:table-cell>
          <table:table-cell table:number-columns-repeated="1009"/>
        </table:table-row>
        <table:table-row table:style-name="ro1">
          <table:table-cell office:value-type="float" office:value="995">
            <text:p>995</text:p>
          </table:table-cell>
          <table:table-cell table:formula="of:=155-(1.5+([.A102]-500)*0.1)^1.6*0.08" office:value-type="float" office:value="111.827990023486">
            <text:p>112</text:p>
          </table:table-cell>
          <table:table-cell table:formula="of:=[.$B102]*(0.5+0.125*[.C$2])" office:value-type="float" office:value="69.892493764679">
            <text:p>70</text:p>
          </table:table-cell>
          <table:table-cell table:formula="of:=[.$B102]*(0.5+0.125*[.D$2])" office:value-type="float" office:value="83.8709925176148">
            <text:p>84</text:p>
          </table:table-cell>
          <table:table-cell table:formula="of:=[.$B102]*(0.5+0.125*[.E$2])" office:value-type="float" office:value="97.8494912705506">
            <text:p>98</text:p>
          </table:table-cell>
          <table:table-cell table:formula="of:=[.$B102]*(0.5+0.125*[.F$2])" office:value-type="float" office:value="111.827990023486">
            <text:p>112</text:p>
          </table:table-cell>
          <table:table-cell table:formula="of:=205-(1.5+([.A102]-500)*0.1)^1.45*0.2" office:value-type="float" office:value="145.157910269931">
            <text:p>145</text:p>
          </table:table-cell>
          <table:table-cell table:style-name="ce2" table:formula="of:=IF([.$A102]&lt;[.I$1]+6;MIN(1;([.$A102]/[.I$1])^3)*100;(([.I$1]+5)/[.$A102])^3*100)+40" office:value-type="float" office:value="40.6427557093059">
            <text:p>40,64</text:p>
          </table:table-cell>
          <table:table-cell table:formula="of:=[.$G102]*(0.7+0.075*[.I$2])" office:value-type="float" office:value="112.497380459197">
            <text:p>112</text:p>
          </table:table-cell>
          <table:table-cell table:style-name="ce2" table:formula="of:=IF([.$A102]&lt;[.K$1]+6;MIN(1;([.$A102]/[.K$1])^3)*103;(([.K$1]+5)/[.$A102])^3*103)+40" office:value-type="float" office:value="42.1745333064149">
            <text:p>42,17</text:p>
          </table:table-cell>
          <table:table-cell table:formula="of:=[.$G102]*(0.7+0.075*[.K$2])" office:value-type="float" office:value="123.384223729441">
            <text:p>123</text:p>
          </table:table-cell>
          <table:table-cell table:style-name="ce2" table:formula="of:=IF([.$A102]&lt;[.M$1]+6;MIN(1;([.$A102]/[.M$1])^3)*106;(([.M$1]+5)/[.$A102])^3*106)+40" office:value-type="float" office:value="45.2325720417953">
            <text:p>45,23</text:p>
          </table:table-cell>
          <table:table-cell table:formula="of:=[.$G102]*(0.7+0.075*[.M$2])" office:value-type="float" office:value="134.271066999686">
            <text:p>134</text:p>
          </table:table-cell>
          <table:table-cell table:style-name="ce2"/>
          <table:table-cell table:formula="of:=[.$G102]*(0.7+0.075*[.O$2])" office:value-type="float" office:value="145.157910269931">
            <text:p>145</text:p>
          </table:table-cell>
          <table:table-cell table:number-columns-repeated="1009"/>
        </table:table-row>
        <table:table-row table:style-name="ro1">
          <table:table-cell office:value-type="float" office:value="1000">
            <text:p>1000</text:p>
          </table:table-cell>
          <table:table-cell table:formula="of:=155-(1.5+([.A103]-500)*0.1)^1.6*0.08" office:value-type="float" office:value="111.148792830373">
            <text:p>111</text:p>
          </table:table-cell>
          <table:table-cell table:formula="of:=[.$B103]*(0.5+0.125*[.C$2])" office:value-type="float" office:value="69.4679955189832">
            <text:p>69</text:p>
          </table:table-cell>
          <table:table-cell table:formula="of:=[.$B103]*(0.5+0.125*[.D$2])" office:value-type="float" office:value="83.3615946227798">
            <text:p>83</text:p>
          </table:table-cell>
          <table:table-cell table:formula="of:=[.$B103]*(0.5+0.125*[.E$2])" office:value-type="float" office:value="97.2551937265765">
            <text:p>97</text:p>
          </table:table-cell>
          <table:table-cell table:formula="of:=[.$B103]*(0.5+0.125*[.F$2])" office:value-type="float" office:value="111.148792830373">
            <text:p>111</text:p>
          </table:table-cell>
          <table:table-cell table:formula="of:=205-(1.5+([.A103]-500)*0.1)^1.45*0.2" office:value-type="float" office:value="144.305340720308">
            <text:p>144</text:p>
          </table:table-cell>
          <table:table-cell table:style-name="ce2" table:formula="of:=IF([.$A103]&lt;[.I$1]+6;MIN(1;([.$A103]/[.I$1])^3)*100;(([.I$1]+5)/[.$A103])^3*100)+40" office:value-type="float" office:value="40.6331625">
            <text:p>40,63</text:p>
          </table:table-cell>
          <table:table-cell table:formula="of:=[.$G103]*(0.7+0.075*[.I$2])" office:value-type="float" office:value="111.836639058239">
            <text:p>112</text:p>
          </table:table-cell>
          <table:table-cell table:style-name="ce2" table:formula="of:=IF([.$A103]&lt;[.K$1]+6;MIN(1;([.$A103]/[.K$1])^3)*103;(([.K$1]+5)/[.$A103])^3*103)+40" office:value-type="float" office:value="42.142078125">
            <text:p>42,14</text:p>
          </table:table-cell>
          <table:table-cell table:formula="of:=[.$G103]*(0.7+0.075*[.K$2])" office:value-type="float" office:value="122.659539612262">
            <text:p>123</text:p>
          </table:table-cell>
          <table:table-cell table:style-name="ce2" table:formula="of:=IF([.$A103]&lt;[.M$1]+6;MIN(1;([.$A103]/[.M$1])^3)*106;(([.M$1]+5)/[.$A103])^3*106)+40" office:value-type="float" office:value="45.15447525">
            <text:p>45,15</text:p>
          </table:table-cell>
          <table:table-cell table:formula="of:=[.$G103]*(0.7+0.075*[.M$2])" office:value-type="float" office:value="133.482440166285">
            <text:p>133</text:p>
          </table:table-cell>
          <table:table-cell table:style-name="ce2"/>
          <table:table-cell table:formula="of:=[.$G103]*(0.7+0.075*[.O$2])" office:value-type="float" office:value="144.305340720308">
            <text:p>144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2"/>
          <table:table-cell office:value-type="float" office:value="0.75">
            <text:p>1</text:p>
          </table:table-cell>
          <table:table-cell/>
          <table:table-cell office:value-type="float" office:value="0.5">
            <text:p>1</text:p>
          </table:table-cell>
          <table:table-cell/>
          <table:table-cell office:value-type="float" office:value="0.35">
            <text:p>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+5</number:embedded-text>
      </number:number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1">31.01.2020</text:date>, <text:time>14:56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22:19:57.09</meta:creation-date>
    <dc:date>2020-01-31T14:56:02.15</dc:date>
    <meta:editing-duration>PT12H53M36S</meta:editing-duration>
    <meta:editing-cycles>22</meta:editing-cycles>
    <meta:generator>OpenOffice/4.1.7$Win32 OpenOffice.org_project/417m1$Build-9800</meta:generator>
    <meta:document-statistic meta:table-count="4" meta:cell-count="57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 draw:opacity="1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text-overlap="true" chart:reverse-direction="false" text:line-break="false" chart:axis-position="0" style:rotation-angle="270"/>
      <style:graphic-properties svg:stroke-width="0.01cm" svg:stroke-color="#b3b3b3"/>
      <style:text-properties fo:font-size="6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aximum="225" chart:interval-major="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66ff66" draw:fill-color="#66ff6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006600" draw:fill-color="#006600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ffff66" draw:fill-color="#ffff66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1">
      <style:chart-properties chart:symbol-type="non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181cm" svg:height="11.192cm" xlink:href=".." xlink:type="simple" chart:class="chart:line" chart:column-mapping="5 6 7 8 9 0 1 2 3 4" chart:style-name="ch1">
        <chart:legend chart:legend-position="end" svg:x="19.302cm" svg:y="2.926cm" style:legend-expansion="high" chart:style-name="ch2"/>
        <chart:plot-area chart:style-name="ch3" table:cell-range-address="mox.A3:mox.F103 mox.G2:mox.G103 mox.I2:mox.I103 mox.K2:mox.K103 mox.M2:mox.M103 mox.O2:mox.O103 mox.B2:mox.F2" chart:data-source-has-labels="both" svg:x="0.893cm" svg:y="1.027cm" svg:width="17.523cm" svg:height="9.522cm">
          <chartooo:coordinate-region svg:x="1.7cm" svg:y="1.239cm" svg:width="16.583cm" svg:height="8.636cm"/>
          <chart:axis chart:dimension="x" chart:name="primary-x" chart:style-name="ch4" chartooo:axis-type="auto">
            <chartooo:date-scale/>
            <chart:categories table:cell-range-address="mox.A3:mox.A103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mox.G3:mox.G103" chart:label-cell-address="mox.G2:mox.G2" chart:class="chart:line">
            <chart:data-point chart:repeated="101"/>
          </chart:series>
          <chart:series chart:style-name="ch10" chart:values-cell-range-address="mox.I3:mox.I103" chart:label-cell-address="mox.I2:mox.I2" chart:class="chart:line">
            <chart:data-point chart:repeated="101"/>
          </chart:series>
          <chart:series chart:style-name="ch11" chart:values-cell-range-address="mox.K3:mox.K103" chart:label-cell-address="mox.K2:mox.K2" chart:class="chart:line">
            <chart:data-point chart:repeated="101"/>
          </chart:series>
          <chart:series chart:style-name="ch12" chart:values-cell-range-address="mox.M3:mox.M103" chart:label-cell-address="mox.M2:mox.M2" chart:class="chart:line">
            <chart:data-point chart:repeated="101"/>
          </chart:series>
          <chart:series chart:style-name="ch13" chart:values-cell-range-address="mox.O3:mox.O103" chart:label-cell-address="mox.O2:mox.O2" chart:class="chart:line">
            <chart:data-point chart:repeated="101"/>
          </chart:series>
          <chart:series chart:style-name="ch14" chart:values-cell-range-address="mox.B3:mox.B103" chart:label-cell-address="mox.B2:mox.B2" chart:class="chart:line">
            <chart:data-point chart:repeated="101"/>
          </chart:series>
          <chart:series chart:style-name="ch15" chart:values-cell-range-address="mox.C3:mox.C103" chart:label-cell-address="mox.C2:mox.C2" chart:class="chart:line">
            <chart:data-point chart:repeated="101"/>
          </chart:series>
          <chart:series chart:style-name="ch16" chart:values-cell-range-address="mox.D3:mox.D103" chart:label-cell-address="mox.D2:mox.D2" chart:class="chart:line">
            <chart:data-point chart:repeated="101"/>
          </chart:series>
          <chart:series chart:style-name="ch17" chart:values-cell-range-address="mox.E3:mox.E103" chart:label-cell-address="mox.E2:mox.E2" chart:class="chart:line">
            <chart:data-point chart:repeated="101"/>
          </chart:series>
          <chart:series chart:style-name="ch18" chart:values-cell-range-address="mox.F3:mox.F103" chart:label-cell-address="mox.F2:mox.F2" chart:class="chart:line">
            <chart:data-point chart:repeated="10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:</text:p>
                <draw:g>
                  <svg:desc>mox.G2:mox.G2</svg:desc>
                </draw:g>
              </table:table-cell>
              <table:table-cell office:value-type="string">
                <text:p>1</text:p>
                <draw:g>
                  <svg:desc>mox.I2:mox.I2</svg:desc>
                </draw:g>
              </table:table-cell>
              <table:table-cell office:value-type="string">
                <text:p>2</text:p>
                <draw:g>
                  <svg:desc>mox.K2:mox.K2</svg:desc>
                </draw:g>
              </table:table-cell>
              <table:table-cell office:value-type="string">
                <text:p>3</text:p>
                <draw:g>
                  <svg:desc>mox.M2:mox.M2</svg:desc>
                </draw:g>
              </table:table-cell>
              <table:table-cell office:value-type="string">
                <text:p>4</text:p>
                <draw:g>
                  <svg:desc>mox.O2:mox.O2</svg:desc>
                </draw:g>
              </table:table-cell>
              <table:table-cell office:value-type="string">
                <text:p>output:</text:p>
                <draw:g>
                  <svg:desc>mox.B2:mox.B2</svg:desc>
                </draw:g>
              </table:table-cell>
              <table:table-cell office:value-type="string">
                <text:p>1</text:p>
                <draw:g>
                  <svg:desc>mox.C2:mox.C2</svg:desc>
                </draw:g>
              </table:table-cell>
              <table:table-cell office:value-type="string">
                <text:p>2</text:p>
                <draw:g>
                  <svg:desc>mox.D2:mox.D2</svg:desc>
                </draw:g>
              </table:table-cell>
              <table:table-cell office:value-type="string">
                <text:p>3</text:p>
                <draw:g>
                  <svg:desc>mox.E2:mox.E2</svg:desc>
                </draw:g>
              </table:table-cell>
              <table:table-cell office:value-type="string">
                <text:p>4</text:p>
                <draw:g>
                  <svg:desc>mox.F2:mox.F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mox.A3:mox.A103</svg:desc>
                </draw:g>
              </table:table-cell>
              <table:table-cell office:value-type="float" office:value="83.6963602657">
                <text:p>83.6963602657</text:p>
                <draw:g>
                  <svg:desc>mox.G3:mox.G103</svg:desc>
                </draw:g>
              </table:table-cell>
              <table:table-cell office:value-type="float" office:value="64.8646792059175">
                <text:p>64.8646792059175</text:p>
                <draw:g>
                  <svg:desc>mox.I3:mox.I103</svg:desc>
                </draw:g>
              </table:table-cell>
              <table:table-cell office:value-type="float" office:value="71.141906225845">
                <text:p>71.141906225845</text:p>
                <draw:g>
                  <svg:desc>mox.K3:mox.K103</svg:desc>
                </draw:g>
              </table:table-cell>
              <table:table-cell office:value-type="float" office:value="77.4191332457725">
                <text:p>77.4191332457725</text:p>
                <draw:g>
                  <svg:desc>mox.M3:mox.M103</svg:desc>
                </draw:g>
              </table:table-cell>
              <table:table-cell office:value-type="float" office:value="83.6963602657">
                <text:p>83.6963602657</text:p>
                <draw:g>
                  <svg:desc>mox.O3:mox.O103</svg:desc>
                </draw:g>
              </table:table-cell>
              <table:table-cell office:value-type="float" office:value="36">
                <text:p>36</text:p>
                <draw:g>
                  <svg:desc>mox.B3:mox.B103</svg:desc>
                </draw:g>
              </table:table-cell>
              <table:table-cell office:value-type="float" office:value="22.5">
                <text:p>22.5</text:p>
                <draw:g>
                  <svg:desc>mox.C3:mox.C103</svg:desc>
                </draw:g>
              </table:table-cell>
              <table:table-cell office:value-type="float" office:value="27">
                <text:p>27</text:p>
                <draw:g>
                  <svg:desc>mox.D3:mox.D103</svg:desc>
                </draw:g>
              </table:table-cell>
              <table:table-cell office:value-type="float" office:value="31.5">
                <text:p>31.5</text:p>
                <draw:g>
                  <svg:desc>mox.E3:mox.E103</svg:desc>
                </draw:g>
              </table:table-cell>
              <table:table-cell office:value-type="float" office:value="36">
                <text:p>36</text:p>
                <draw:g>
                  <svg:desc>mox.F3:mox.F103</svg:desc>
                </draw:g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84.5161851682071">
                <text:p>84.5161851682071</text:p>
              </table:table-cell>
              <table:table-cell office:value-type="float" office:value="65.5000435053605">
                <text:p>65.5000435053605</text:p>
              </table:table-cell>
              <table:table-cell office:value-type="float" office:value="71.8387573929761">
                <text:p>71.8387573929761</text:p>
              </table:table-cell>
              <table:table-cell office:value-type="float" office:value="78.1774712805916">
                <text:p>78.1774712805916</text:p>
              </table:table-cell>
              <table:table-cell office:value-type="float" office:value="84.5161851682071">
                <text:p>84.5161851682071</text:p>
              </table:table-cell>
              <table:table-cell office:value-type="float" office:value="36.8866628830497">
                <text:p>36.8866628830497</text:p>
              </table:table-cell>
              <table:table-cell office:value-type="float" office:value="23.0541643019061">
                <text:p>23.0541643019061</text:p>
              </table:table-cell>
              <table:table-cell office:value-type="float" office:value="27.6649971622873">
                <text:p>27.6649971622873</text:p>
              </table:table-cell>
              <table:table-cell office:value-type="float" office:value="32.2758300226685">
                <text:p>32.2758300226685</text:p>
              </table:table-cell>
              <table:table-cell office:value-type="float" office:value="36.8866628830497">
                <text:p>36.886662883049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85.3605924394089">
                <text:p>85.3605924394089</text:p>
              </table:table-cell>
              <table:table-cell office:value-type="float" office:value="66.1544591405419">
                <text:p>66.1544591405419</text:p>
              </table:table-cell>
              <table:table-cell office:value-type="float" office:value="72.5565035734976">
                <text:p>72.5565035734976</text:p>
              </table:table-cell>
              <table:table-cell office:value-type="float" office:value="78.9585480064532">
                <text:p>78.9585480064532</text:p>
              </table:table-cell>
              <table:table-cell office:value-type="float" office:value="85.3605924394089">
                <text:p>85.3605924394089</text:p>
              </table:table-cell>
              <table:table-cell office:value-type="float" office:value="37.8065398672598">
                <text:p>37.8065398672598</text:p>
              </table:table-cell>
              <table:table-cell office:value-type="float" office:value="23.6290874170374">
                <text:p>23.6290874170374</text:p>
              </table:table-cell>
              <table:table-cell office:value-type="float" office:value="28.3549049004448">
                <text:p>28.3549049004448</text:p>
              </table:table-cell>
              <table:table-cell office:value-type="float" office:value="33.0807223838523">
                <text:p>33.0807223838523</text:p>
              </table:table-cell>
              <table:table-cell office:value-type="float" office:value="37.8065398672598">
                <text:p>37.8065398672598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86.2268587448023">
                <text:p>86.2268587448023</text:p>
              </table:table-cell>
              <table:table-cell office:value-type="float" office:value="66.8258155272218">
                <text:p>66.8258155272218</text:p>
              </table:table-cell>
              <table:table-cell office:value-type="float" office:value="73.2928299330819">
                <text:p>73.2928299330819</text:p>
              </table:table-cell>
              <table:table-cell office:value-type="float" office:value="79.7598443389421">
                <text:p>79.7598443389421</text:p>
              </table:table-cell>
              <table:table-cell office:value-type="float" office:value="86.2268587448023">
                <text:p>86.2268587448023</text:p>
              </table:table-cell>
              <table:table-cell office:value-type="float" office:value="38.7497061096527">
                <text:p>38.7497061096527</text:p>
              </table:table-cell>
              <table:table-cell office:value-type="float" office:value="24.2185663185329">
                <text:p>24.2185663185329</text:p>
              </table:table-cell>
              <table:table-cell office:value-type="float" office:value="29.0622795822395">
                <text:p>29.0622795822395</text:p>
              </table:table-cell>
              <table:table-cell office:value-type="float" office:value="33.9059928459461">
                <text:p>33.9059928459461</text:p>
              </table:table-cell>
              <table:table-cell office:value-type="float" office:value="38.7497061096527">
                <text:p>38.749706109652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87.1128553849162">
                <text:p>87.1128553849162</text:p>
              </table:table-cell>
              <table:table-cell office:value-type="float" office:value="67.5124629233101">
                <text:p>67.5124629233101</text:p>
              </table:table-cell>
              <table:table-cell office:value-type="float" office:value="74.0459270771788">
                <text:p>74.0459270771788</text:p>
              </table:table-cell>
              <table:table-cell office:value-type="float" office:value="80.5793912310475">
                <text:p>80.5793912310475</text:p>
              </table:table-cell>
              <table:table-cell office:value-type="float" office:value="87.1128553849162">
                <text:p>87.1128553849162</text:p>
              </table:table-cell>
              <table:table-cell office:value-type="float" office:value="39.7109580138451">
                <text:p>39.7109580138451</text:p>
              </table:table-cell>
              <table:table-cell office:value-type="float" office:value="24.8193487586532">
                <text:p>24.8193487586532</text:p>
              </table:table-cell>
              <table:table-cell office:value-type="float" office:value="29.7832185103838">
                <text:p>29.7832185103838</text:p>
              </table:table-cell>
              <table:table-cell office:value-type="float" office:value="34.7470882621145">
                <text:p>34.7470882621145</text:p>
              </table:table-cell>
              <table:table-cell office:value-type="float" office:value="39.7109580138451">
                <text:p>39.7109580138451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88.0168680425664">
                <text:p>88.0168680425664</text:p>
              </table:table-cell>
              <table:table-cell office:value-type="float" office:value="68.2130727329889">
                <text:p>68.2130727329889</text:p>
              </table:table-cell>
              <table:table-cell office:value-type="float" office:value="74.8143378361814">
                <text:p>74.8143378361814</text:p>
              </table:table-cell>
              <table:table-cell office:value-type="float" office:value="81.4156029393739">
                <text:p>81.4156029393739</text:p>
              </table:table-cell>
              <table:table-cell office:value-type="float" office:value="88.0168680425664">
                <text:p>88.0168680425664</text:p>
              </table:table-cell>
              <table:table-cell office:value-type="float" office:value="40.6870573087801">
                <text:p>40.6870573087801</text:p>
              </table:table-cell>
              <table:table-cell office:value-type="float" office:value="25.4294108179876">
                <text:p>25.4294108179876</text:p>
              </table:table-cell>
              <table:table-cell office:value-type="float" office:value="30.5152929815851">
                <text:p>30.5152929815851</text:p>
              </table:table-cell>
              <table:table-cell office:value-type="float" office:value="35.6011751451826">
                <text:p>35.6011751451826</text:p>
              </table:table-cell>
              <table:table-cell office:value-type="float" office:value="40.6870573087801">
                <text:p>40.687057308780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88.9374835167885">
                <text:p>88.9374835167885</text:p>
              </table:table-cell>
              <table:table-cell office:value-type="float" office:value="68.9265497255111">
                <text:p>68.9265497255111</text:p>
              </table:table-cell>
              <table:table-cell office:value-type="float" office:value="75.5968609892702">
                <text:p>75.5968609892702</text:p>
              </table:table-cell>
              <table:table-cell office:value-type="float" office:value="82.2671722530293">
                <text:p>82.2671722530293</text:p>
              </table:table-cell>
              <table:table-cell office:value-type="float" office:value="88.9374835167885">
                <text:p>88.9374835167885</text:p>
              </table:table-cell>
              <table:table-cell office:value-type="float" office:value="41.6757833349839">
                <text:p>41.6757833349839</text:p>
              </table:table-cell>
              <table:table-cell office:value-type="float" office:value="26.0473645843649">
                <text:p>26.0473645843649</text:p>
              </table:table-cell>
              <table:table-cell office:value-type="float" office:value="31.2568375012379">
                <text:p>31.2568375012379</text:p>
              </table:table-cell>
              <table:table-cell office:value-type="float" office:value="36.4663104181109">
                <text:p>36.4663104181109</text:p>
              </table:table-cell>
              <table:table-cell office:value-type="float" office:value="41.6757833349839">
                <text:p>41.6757833349839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89.873514767716">
                <text:p>89.873514767716</text:p>
              </table:table-cell>
              <table:table-cell office:value-type="float" office:value="69.6519739449799">
                <text:p>69.6519739449799</text:p>
              </table:table-cell>
              <table:table-cell office:value-type="float" office:value="76.3924875525587">
                <text:p>76.3924875525587</text:p>
              </table:table-cell>
              <table:table-cell office:value-type="float" office:value="83.1330011601373">
                <text:p>83.1330011601373</text:p>
              </table:table-cell>
              <table:table-cell office:value-type="float" office:value="89.873514767716">
                <text:p>89.873514767716</text:p>
              </table:table-cell>
              <table:table-cell office:value-type="float" office:value="42.6755136856118">
                <text:p>42.6755136856118</text:p>
              </table:table-cell>
              <table:table-cell office:value-type="float" office:value="26.6721960535074">
                <text:p>26.6721960535074</text:p>
              </table:table-cell>
              <table:table-cell office:value-type="float" office:value="32.0066352642088">
                <text:p>32.0066352642088</text:p>
              </table:table-cell>
              <table:table-cell office:value-type="float" office:value="37.3410744749103">
                <text:p>37.3410744749103</text:p>
              </table:table-cell>
              <table:table-cell office:value-type="float" office:value="42.6755136856118">
                <text:p>42.675513685611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90.8239492288651">
                <text:p>90.8239492288651</text:p>
              </table:table-cell>
              <table:table-cell office:value-type="float" office:value="70.3885606523704">
                <text:p>70.3885606523704</text:p>
              </table:table-cell>
              <table:table-cell office:value-type="float" office:value="77.2003568445353">
                <text:p>77.2003568445353</text:p>
              </table:table-cell>
              <table:table-cell office:value-type="float" office:value="84.0121530367002">
                <text:p>84.0121530367002</text:p>
              </table:table-cell>
              <table:table-cell office:value-type="float" office:value="90.8239492288651">
                <text:p>90.8239492288651</text:p>
              </table:table-cell>
              <table:table-cell office:value-type="float" office:value="43.685008689641">
                <text:p>43.685008689641</text:p>
              </table:table-cell>
              <table:table-cell office:value-type="float" office:value="27.3031304310256">
                <text:p>27.3031304310256</text:p>
              </table:table-cell>
              <table:table-cell office:value-type="float" office:value="32.7637565172307">
                <text:p>32.7637565172307</text:p>
              </table:table-cell>
              <table:table-cell office:value-type="float" office:value="38.2243826034358">
                <text:p>38.2243826034358</text:p>
              </table:table-cell>
              <table:table-cell office:value-type="float" office:value="43.685008689641">
                <text:p>43.685008689641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91.7879119467671">
                <text:p>91.7879119467671</text:p>
              </table:table-cell>
              <table:table-cell office:value-type="float" office:value="71.1356317587445">
                <text:p>71.1356317587445</text:p>
              </table:table-cell>
              <table:table-cell office:value-type="float" office:value="78.019725154752">
                <text:p>78.019725154752</text:p>
              </table:table-cell>
              <table:table-cell office:value-type="float" office:value="84.9038185507596">
                <text:p>84.9038185507596</text:p>
              </table:table-cell>
              <table:table-cell office:value-type="float" office:value="91.7879119467671">
                <text:p>91.7879119467671</text:p>
              </table:table-cell>
              <table:table-cell office:value-type="float" office:value="44.7032888681276">
                <text:p>44.7032888681276</text:p>
              </table:table-cell>
              <table:table-cell office:value-type="float" office:value="27.9395555425797">
                <text:p>27.9395555425797</text:p>
              </table:table-cell>
              <table:table-cell office:value-type="float" office:value="33.5274666510957">
                <text:p>33.5274666510957</text:p>
              </table:table-cell>
              <table:table-cell office:value-type="float" office:value="39.1153777596116">
                <text:p>39.1153777596116</text:p>
              </table:table-cell>
              <table:table-cell office:value-type="float" office:value="44.7032888681276">
                <text:p>44.703288868127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92.7646385496812">
                <text:p>92.7646385496812</text:p>
              </table:table-cell>
              <table:table-cell office:value-type="float" office:value="71.8925948760029">
                <text:p>71.8925948760029</text:p>
              </table:table-cell>
              <table:table-cell office:value-type="float" office:value="78.849942767229">
                <text:p>78.849942767229</text:p>
              </table:table-cell>
              <table:table-cell office:value-type="float" office:value="85.8072906584551">
                <text:p>85.8072906584551</text:p>
              </table:table-cell>
              <table:table-cell office:value-type="float" office:value="92.7646385496812">
                <text:p>92.7646385496812</text:p>
              </table:table-cell>
              <table:table-cell office:value-type="float" office:value="45.7295599382521">
                <text:p>45.7295599382521</text:p>
              </table:table-cell>
              <table:table-cell office:value-type="float" office:value="28.5809749614076">
                <text:p>28.5809749614076</text:p>
              </table:table-cell>
              <table:table-cell office:value-type="float" office:value="34.2971699536891">
                <text:p>34.2971699536891</text:p>
              </table:table-cell>
              <table:table-cell office:value-type="float" office:value="40.0133649459706">
                <text:p>40.0133649459706</text:p>
              </table:table-cell>
              <table:table-cell office:value-type="float" office:value="45.7295599382521">
                <text:p>45.7295599382521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93.7534549505004">
                <text:p>93.7534549505004</text:p>
              </table:table-cell>
              <table:table-cell office:value-type="float" office:value="72.6589275866378">
                <text:p>72.6589275866378</text:p>
              </table:table-cell>
              <table:table-cell office:value-type="float" office:value="79.6904367079254">
                <text:p>79.6904367079254</text:p>
              </table:table-cell>
              <table:table-cell office:value-type="float" office:value="86.7219458292129">
                <text:p>86.7219458292129</text:p>
              </table:table-cell>
              <table:table-cell office:value-type="float" office:value="93.7534549505004">
                <text:p>93.7534549505004</text:p>
              </table:table-cell>
              <table:table-cell office:value-type="float" office:value="46.7631642661762">
                <text:p>46.7631642661762</text:p>
              </table:table-cell>
              <table:table-cell office:value-type="float" office:value="29.2269776663601">
                <text:p>29.2269776663601</text:p>
              </table:table-cell>
              <table:table-cell office:value-type="float" office:value="35.0723731996321">
                <text:p>35.0723731996321</text:p>
              </table:table-cell>
              <table:table-cell office:value-type="float" office:value="40.9177687329042">
                <text:p>40.9177687329042</text:p>
              </table:table-cell>
              <table:table-cell office:value-type="float" office:value="46.7631642661762">
                <text:p>46.763164266176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94.7537617944869">
                <text:p>94.7537617944869</text:p>
              </table:table-cell>
              <table:table-cell office:value-type="float" office:value="73.4341653907274">
                <text:p>73.4341653907274</text:p>
              </table:table-cell>
              <table:table-cell office:value-type="float" office:value="80.5406975253139">
                <text:p>80.5406975253139</text:p>
              </table:table-cell>
              <table:table-cell office:value-type="float" office:value="87.6472296599004">
                <text:p>87.6472296599004</text:p>
              </table:table-cell>
              <table:table-cell office:value-type="float" office:value="94.7537617944869">
                <text:p>94.7537617944869</text:p>
              </table:table-cell>
              <table:table-cell office:value-type="float" office:value="47.8035480152522">
                <text:p>47.8035480152522</text:p>
              </table:table-cell>
              <table:table-cell office:value-type="float" office:value="29.8772175095326">
                <text:p>29.8772175095326</text:p>
              </table:table-cell>
              <table:table-cell office:value-type="float" office:value="35.8526610114392">
                <text:p>35.8526610114392</text:p>
              </table:table-cell>
              <table:table-cell office:value-type="float" office:value="41.8281045133457">
                <text:p>41.8281045133457</text:p>
              </table:table-cell>
              <table:table-cell office:value-type="float" office:value="47.8035480152522">
                <text:p>47.8035480152522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95.7650223316657">
                <text:p>95.7650223316657</text:p>
              </table:table-cell>
              <table:table-cell office:value-type="float" office:value="74.2178923070409">
                <text:p>74.2178923070409</text:p>
              </table:table-cell>
              <table:table-cell office:value-type="float" office:value="81.4002689819159">
                <text:p>81.4002689819159</text:p>
              </table:table-cell>
              <table:table-cell office:value-type="float" office:value="88.5826456567908">
                <text:p>88.5826456567908</text:p>
              </table:table-cell>
              <table:table-cell office:value-type="float" office:value="95.7650223316657">
                <text:p>95.7650223316657</text:p>
              </table:table-cell>
              <table:table-cell office:value-type="float" office:value="48.8502381001547">
                <text:p>48.8502381001547</text:p>
              </table:table-cell>
              <table:table-cell office:value-type="float" office:value="30.5313988125967">
                <text:p>30.5313988125967</text:p>
              </table:table-cell>
              <table:table-cell office:value-type="float" office:value="36.637678575116">
                <text:p>36.637678575116</text:p>
              </table:table-cell>
              <table:table-cell office:value-type="float" office:value="42.7439583376353">
                <text:p>42.7439583376353</text:p>
              </table:table-cell>
              <table:table-cell office:value-type="float" office:value="48.8502381001547">
                <text:p>48.850238100154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96.7867528133536">
                <text:p>96.7867528133536</text:p>
              </table:table-cell>
              <table:table-cell office:value-type="float" office:value="75.0097334303491">
                <text:p>75.0097334303491</text:p>
              </table:table-cell>
              <table:table-cell office:value-type="float" office:value="82.2687398913506">
                <text:p>82.2687398913506</text:p>
              </table:table-cell>
              <table:table-cell office:value-type="float" office:value="89.5277463523521">
                <text:p>89.5277463523521</text:p>
              </table:table-cell>
              <table:table-cell office:value-type="float" office:value="96.7867528133536">
                <text:p>96.7867528133536</text:p>
              </table:table-cell>
              <table:table-cell office:value-type="float" office:value="49.9028255302842">
                <text:p>49.9028255302842</text:p>
              </table:table-cell>
              <table:table-cell office:value-type="float" office:value="31.1892659564276">
                <text:p>31.1892659564276</text:p>
              </table:table-cell>
              <table:table-cell office:value-type="float" office:value="37.4271191477132">
                <text:p>37.4271191477132</text:p>
              </table:table-cell>
              <table:table-cell office:value-type="float" office:value="43.6649723389987">
                <text:p>43.6649723389987</text:p>
              </table:table-cell>
              <table:table-cell office:value-type="float" office:value="49.9028255302842">
                <text:p>49.9028255302842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97.8185147836315">
                <text:p>97.8185147836315</text:p>
              </table:table-cell>
              <table:table-cell office:value-type="float" office:value="75.8093489573144">
                <text:p>75.8093489573144</text:p>
              </table:table-cell>
              <table:table-cell office:value-type="float" office:value="83.1457375660868">
                <text:p>83.1457375660868</text:p>
              </table:table-cell>
              <table:table-cell office:value-type="float" office:value="90.4821261748591">
                <text:p>90.4821261748591</text:p>
              </table:table-cell>
              <table:table-cell office:value-type="float" office:value="97.8185147836315">
                <text:p>97.8185147836315</text:p>
              </table:table-cell>
              <table:table-cell office:value-type="float" office:value="50.9609530644827">
                <text:p>50.9609530644827</text:p>
              </table:table-cell>
              <table:table-cell office:value-type="float" office:value="31.8505956653017">
                <text:p>31.8505956653017</text:p>
              </table:table-cell>
              <table:table-cell office:value-type="float" office:value="38.220714798362">
                <text:p>38.220714798362</text:p>
              </table:table-cell>
              <table:table-cell office:value-type="float" office:value="44.5908339314223">
                <text:p>44.5908339314223</text:p>
              </table:table-cell>
              <table:table-cell office:value-type="float" office:value="50.9609530644827">
                <text:p>50.960953064482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98.8599088167584">
                <text:p>98.8599088167584</text:p>
              </table:table-cell>
              <table:table-cell office:value-type="float" office:value="76.6164293329878">
                <text:p>76.6164293329878</text:p>
              </table:table-cell>
              <table:table-cell office:value-type="float" office:value="84.0309224942446">
                <text:p>84.0309224942446</text:p>
              </table:table-cell>
              <table:table-cell office:value-type="float" office:value="91.4454156555015">
                <text:p>91.4454156555015</text:p>
              </table:table-cell>
              <table:table-cell office:value-type="float" office:value="98.8599088167584">
                <text:p>98.8599088167584</text:p>
              </table:table-cell>
              <table:table-cell office:value-type="float" office:value="52.0243058623493">
                <text:p>52.0243058623493</text:p>
              </table:table-cell>
              <table:table-cell office:value-type="float" office:value="32.5151911639683">
                <text:p>32.5151911639683</text:p>
              </table:table-cell>
              <table:table-cell office:value-type="float" office:value="39.018229396762">
                <text:p>39.018229396762</text:p>
              </table:table-cell>
              <table:table-cell office:value-type="float" office:value="45.5212676295556">
                <text:p>45.5212676295556</text:p>
              </table:table-cell>
              <table:table-cell office:value-type="float" office:value="52.0243058623493">
                <text:p>52.0243058623493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99.9105693740516">
                <text:p>99.9105693740516</text:p>
              </table:table-cell>
              <table:table-cell office:value-type="float" office:value="77.43069126489">
                <text:p>77.43069126489</text:p>
              </table:table-cell>
              <table:table-cell office:value-type="float" office:value="84.9239839679438">
                <text:p>84.9239839679438</text:p>
              </table:table-cell>
              <table:table-cell office:value-type="float" office:value="92.4172766709977">
                <text:p>92.4172766709977</text:p>
              </table:table-cell>
              <table:table-cell office:value-type="float" office:value="99.9105693740516">
                <text:p>99.9105693740516</text:p>
              </table:table-cell>
              <table:table-cell office:value-type="float" office:value="53.0926042719606">
                <text:p>53.0926042719606</text:p>
              </table:table-cell>
              <table:table-cell office:value-type="float" office:value="33.1828776699754">
                <text:p>33.1828776699754</text:p>
              </table:table-cell>
              <table:table-cell office:value-type="float" office:value="39.8194532039704">
                <text:p>39.8194532039704</text:p>
              </table:table-cell>
              <table:table-cell office:value-type="float" office:value="46.4560287379655">
                <text:p>46.4560287379655</text:p>
              </table:table-cell>
              <table:table-cell office:value-type="float" office:value="53.0926042719606">
                <text:p>53.092604271960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00.970160538833">
                <text:p>100.970160538833</text:p>
              </table:table-cell>
              <table:table-cell office:value-type="float" office:value="78.2518744175953">
                <text:p>78.2518744175953</text:p>
              </table:table-cell>
              <table:table-cell office:value-type="float" office:value="85.8246364580078">
                <text:p>85.8246364580078</text:p>
              </table:table-cell>
              <table:table-cell office:value-type="float" office:value="93.3973984984202">
                <text:p>93.3973984984202</text:p>
              </table:table-cell>
              <table:table-cell office:value-type="float" office:value="100.970160538833">
                <text:p>100.970160538833</text:p>
              </table:table-cell>
              <table:table-cell office:value-type="float" office:value="54.1655981746781">
                <text:p>54.1655981746781</text:p>
              </table:table-cell>
              <table:table-cell office:value-type="float" office:value="33.8534988591738">
                <text:p>33.8534988591738</text:p>
              </table:table-cell>
              <table:table-cell office:value-type="float" office:value="40.6241986310086">
                <text:p>40.6241986310086</text:p>
              </table:table-cell>
              <table:table-cell office:value-type="float" office:value="47.3948984028433">
                <text:p>47.3948984028433</text:p>
              </table:table-cell>
              <table:table-cell office:value-type="float" office:value="54.1655981746781">
                <text:p>54.1655981746781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02.038372448242">
                <text:p>102.038372448242</text:p>
              </table:table-cell>
              <table:table-cell office:value-type="float" office:value="79.0797386473875">
                <text:p>79.0797386473875</text:p>
              </table:table-cell>
              <table:table-cell office:value-type="float" office:value="86.7326165810057">
                <text:p>86.7326165810057</text:p>
              </table:table-cell>
              <table:table-cell office:value-type="float" office:value="94.3854945146238">
                <text:p>94.3854945146238</text:p>
              </table:table-cell>
              <table:table-cell office:value-type="float" office:value="102.038372448242">
                <text:p>102.038372448242</text:p>
              </table:table-cell>
              <table:table-cell office:value-type="float" office:value="55.2430624869574">
                <text:p>55.2430624869574</text:p>
              </table:table-cell>
              <table:table-cell office:value-type="float" office:value="34.5269140543484">
                <text:p>34.5269140543484</text:p>
              </table:table-cell>
              <table:table-cell office:value-type="float" office:value="41.432296865218">
                <text:p>41.432296865218</text:p>
              </table:table-cell>
              <table:table-cell office:value-type="float" office:value="48.3376796760877">
                <text:p>48.3376796760877</text:p>
              </table:table-cell>
              <table:table-cell office:value-type="float" office:value="55.2430624869574">
                <text:p>55.243062486957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03.114918284042">
                <text:p>103.114918284042</text:p>
              </table:table-cell>
              <table:table-cell office:value-type="float" office:value="79.9140616701325">
                <text:p>79.9140616701325</text:p>
              </table:table-cell>
              <table:table-cell office:value-type="float" office:value="87.6476805414357">
                <text:p>87.6476805414357</text:p>
              </table:table-cell>
              <table:table-cell office:value-type="float" office:value="95.3812994127388">
                <text:p>95.3812994127388</text:p>
              </table:table-cell>
              <table:table-cell office:value-type="float" office:value="103.114918284042">
                <text:p>103.114918284042</text:p>
              </table:table-cell>
              <table:table-cell office:value-type="float" office:value="56.3247935366778">
                <text:p>56.3247935366778</text:p>
              </table:table-cell>
              <table:table-cell office:value-type="float" office:value="35.2029959604236">
                <text:p>35.2029959604236</text:p>
              </table:table-cell>
              <table:table-cell office:value-type="float" office:value="42.2435951525084">
                <text:p>42.2435951525084</text:p>
              </table:table-cell>
              <table:table-cell office:value-type="float" office:value="49.2841943445931">
                <text:p>49.2841943445931</text:p>
              </table:table-cell>
              <table:table-cell office:value-type="float" office:value="56.3247935366778">
                <text:p>56.3247935366778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04.199531716192">
                <text:p>104.199531716192</text:p>
              </table:table-cell>
              <table:table-cell office:value-type="float" office:value="80.7546370800486">
                <text:p>80.7546370800486</text:p>
              </table:table-cell>
              <table:table-cell office:value-type="float" office:value="88.569601958763">
                <text:p>88.569601958763</text:p>
              </table:table-cell>
              <table:table-cell office:value-type="float" office:value="96.3845668374774">
                <text:p>96.3845668374774</text:p>
              </table:table-cell>
              <table:table-cell office:value-type="float" office:value="104.199531716192">
                <text:p>104.199531716192</text:p>
              </table:table-cell>
              <table:table-cell office:value-type="float" office:value="57.4106061106038">
                <text:p>57.4106061106038</text:p>
              </table:table-cell>
              <table:table-cell office:value-type="float" office:value="35.8816288191274">
                <text:p>35.8816288191274</text:p>
              </table:table-cell>
              <table:table-cell office:value-type="float" office:value="43.0579545829528">
                <text:p>43.0579545829528</text:p>
              </table:table-cell>
              <table:table-cell office:value-type="float" office:value="50.2342803467783">
                <text:p>50.2342803467783</text:p>
              </table:table-cell>
              <table:table-cell office:value-type="float" office:value="57.4106061106038">
                <text:p>57.410606110603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05.291964716432">
                <text:p>105.291964716432</text:p>
              </table:table-cell>
              <table:table-cell office:value-type="float" office:value="81.6012726552349">
                <text:p>81.6012726552349</text:p>
              </table:table-cell>
              <table:table-cell office:value-type="float" office:value="89.4981700089673">
                <text:p>89.4981700089673</text:p>
              </table:table-cell>
              <table:table-cell office:value-type="float" office:value="97.3950673626997">
                <text:p>97.3950673626997</text:p>
              </table:table-cell>
              <table:table-cell office:value-type="float" office:value="105.291964716432">
                <text:p>105.291964716432</text:p>
              </table:table-cell>
              <table:table-cell office:value-type="float" office:value="58.5003310239559">
                <text:p>58.5003310239559</text:p>
              </table:table-cell>
              <table:table-cell office:value-type="float" office:value="36.5627068899724">
                <text:p>36.5627068899724</text:p>
              </table:table-cell>
              <table:table-cell office:value-type="float" office:value="43.8752482679669">
                <text:p>43.8752482679669</text:p>
              </table:table-cell>
              <table:table-cell office:value-type="float" office:value="51.1877896459614">
                <text:p>51.1877896459614</text:p>
              </table:table-cell>
              <table:table-cell office:value-type="float" office:value="58.5003310239559">
                <text:p>58.5003310239559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06.391985676729">
                <text:p>106.391985676729</text:p>
              </table:table-cell>
              <table:table-cell office:value-type="float" office:value="82.453788899465">
                <text:p>82.453788899465</text:p>
              </table:table-cell>
              <table:table-cell office:value-type="float" office:value="90.4331878252197">
                <text:p>90.4331878252197</text:p>
              </table:table-cell>
              <table:table-cell office:value-type="float" office:value="98.4125867509744">
                <text:p>98.4125867509744</text:p>
              </table:table-cell>
              <table:table-cell office:value-type="float" office:value="106.391985676729">
                <text:p>106.391985676729</text:p>
              </table:table-cell>
              <table:table-cell office:value-type="float" office:value="59.593813101179">
                <text:p>59.593813101179</text:p>
              </table:table-cell>
              <table:table-cell office:value-type="float" office:value="37.2461331882368">
                <text:p>37.2461331882368</text:p>
              </table:table-cell>
              <table:table-cell office:value-type="float" office:value="44.6953598258842">
                <text:p>44.6953598258842</text:p>
              </table:table-cell>
              <table:table-cell office:value-type="float" office:value="52.1445864635316">
                <text:p>52.1445864635316</text:p>
              </table:table-cell>
              <table:table-cell office:value-type="float" office:value="59.593813101179">
                <text:p>59.59381310117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07.499377780794">
                <text:p>107.499377780794</text:p>
              </table:table-cell>
              <table:table-cell office:value-type="float" office:value="83.3120177801157">
                <text:p>83.3120177801157</text:p>
              </table:table-cell>
              <table:table-cell office:value-type="float" office:value="91.3744711136753">
                <text:p>91.3744711136753</text:p>
              </table:table-cell>
              <table:table-cell office:value-type="float" office:value="99.4369244472349">
                <text:p>99.4369244472349</text:p>
              </table:table-cell>
              <table:table-cell office:value-type="float" office:value="107.499377780794">
                <text:p>107.499377780794</text:p>
              </table:table-cell>
              <table:table-cell office:value-type="float" office:value="60.6909094841772">
                <text:p>60.6909094841772</text:p>
              </table:table-cell>
              <table:table-cell office:value-type="float" office:value="37.9318184276107">
                <text:p>37.9318184276107</text:p>
              </table:table-cell>
              <table:table-cell office:value-type="float" office:value="45.5181821131329">
                <text:p>45.5181821131329</text:p>
              </table:table-cell>
              <table:table-cell office:value-type="float" office:value="53.1045457986551">
                <text:p>53.1045457986551</text:p>
              </table:table-cell>
              <table:table-cell office:value-type="float" office:value="60.6909094841772">
                <text:p>60.6909094841772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08.613937587167">
                <text:p>108.613937587167</text:p>
              </table:table-cell>
              <table:table-cell office:value-type="float" office:value="84.1758016300541">
                <text:p>84.1758016300541</text:p>
              </table:table-cell>
              <table:table-cell office:value-type="float" office:value="92.3218469490916">
                <text:p>92.3218469490916</text:p>
              </table:table-cell>
              <table:table-cell office:value-type="float" office:value="100.467892268129">
                <text:p>100.467892268129</text:p>
              </table:table-cell>
              <table:table-cell office:value-type="float" office:value="108.613937587167">
                <text:p>108.613937587167</text:p>
              </table:table-cell>
              <table:table-cell office:value-type="float" office:value="61.7914882039941">
                <text:p>61.7914882039941</text:p>
              </table:table-cell>
              <table:table-cell office:value-type="float" office:value="38.6196801274963">
                <text:p>38.6196801274963</text:p>
              </table:table-cell>
              <table:table-cell office:value-type="float" office:value="46.3436161529956">
                <text:p>46.3436161529956</text:p>
              </table:table-cell>
              <table:table-cell office:value-type="float" office:value="54.0675521784949">
                <text:p>54.0675521784949</text:p>
              </table:table-cell>
              <table:table-cell office:value-type="float" office:value="61.7914882039941">
                <text:p>61.791488203994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09.735473790289">
                <text:p>109.735473790289</text:p>
              </table:table-cell>
              <table:table-cell office:value-type="float" office:value="85.044992187474">
                <text:p>85.044992187474</text:p>
              </table:table-cell>
              <table:table-cell office:value-type="float" office:value="93.2751527217456">
                <text:p>93.2751527217456</text:p>
              </table:table-cell>
              <table:table-cell office:value-type="float" office:value="101.505313256017">
                <text:p>101.505313256017</text:p>
              </table:table-cell>
              <table:table-cell office:value-type="float" office:value="109.735473790289">
                <text:p>109.735473790289</text:p>
              </table:table-cell>
              <table:table-cell office:value-type="float" office:value="62.8954269664014">
                <text:p>62.8954269664014</text:p>
              </table:table-cell>
              <table:table-cell office:value-type="float" office:value="39.3096418540009">
                <text:p>39.3096418540009</text:p>
              </table:table-cell>
              <table:table-cell office:value-type="float" office:value="47.1715702248011">
                <text:p>47.1715702248011</text:p>
              </table:table-cell>
              <table:table-cell office:value-type="float" office:value="55.0334985956012">
                <text:p>55.0334985956012</text:p>
              </table:table-cell>
              <table:table-cell office:value-type="float" office:value="62.8954269664014">
                <text:p>62.8954269664014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10.863806132255">
                <text:p>110.863806132255</text:p>
              </table:table-cell>
              <table:table-cell office:value-type="float" office:value="85.919449752498">
                <text:p>85.919449752498</text:p>
              </table:table-cell>
              <table:table-cell office:value-type="float" office:value="94.2342352124171">
                <text:p>94.2342352124171</text:p>
              </table:table-cell>
              <table:table-cell office:value-type="float" office:value="102.549020672336">
                <text:p>102.549020672336</text:p>
              </table:table-cell>
              <table:table-cell office:value-type="float" office:value="110.863806132255">
                <text:p>110.863806132255</text:p>
              </table:table-cell>
              <table:table-cell office:value-type="float" office:value="64.0026121126599">
                <text:p>64.0026121126599</text:p>
              </table:table-cell>
              <table:table-cell office:value-type="float" office:value="40.0016325704124">
                <text:p>40.0016325704124</text:p>
              </table:table-cell>
              <table:table-cell office:value-type="float" office:value="48.0019590844949">
                <text:p>48.0019590844949</text:p>
              </table:table-cell>
              <table:table-cell office:value-type="float" office:value="56.0022855985774">
                <text:p>56.0022855985774</text:p>
              </table:table-cell>
              <table:table-cell office:value-type="float" office:value="64.0026121126599">
                <text:p>64.002612112659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1.998764442799">
                <text:p>111.998764442799</text:p>
              </table:table-cell>
              <table:table-cell office:value-type="float" office:value="86.7990424431696">
                <text:p>86.7990424431696</text:p>
              </table:table-cell>
              <table:table-cell office:value-type="float" office:value="95.1989497763795">
                <text:p>95.1989497763795</text:p>
              </table:table-cell>
              <table:table-cell office:value-type="float" office:value="103.598857109589">
                <text:p>103.598857109589</text:p>
              </table:table-cell>
              <table:table-cell office:value-type="float" office:value="111.998764442799">
                <text:p>111.998764442799</text:p>
              </table:table-cell>
              <table:table-cell office:value-type="float" office:value="65.112937724858">
                <text:p>65.112937724858</text:p>
              </table:table-cell>
              <table:table-cell office:value-type="float" office:value="40.6955860780363">
                <text:p>40.6955860780363</text:p>
              </table:table-cell>
              <table:table-cell office:value-type="float" office:value="48.8347032936435">
                <text:p>48.8347032936435</text:p>
              </table:table-cell>
              <table:table-cell office:value-type="float" office:value="56.9738205092508">
                <text:p>56.9738205092508</text:p>
              </table:table-cell>
              <table:table-cell office:value-type="float" office:value="65.112937724858">
                <text:p>65.112937724858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13.140187789019">
                <text:p>113.140187789019</text:p>
              </table:table-cell>
              <table:table-cell office:value-type="float" office:value="87.6836455364896">
                <text:p>87.6836455364896</text:p>
              </table:table-cell>
              <table:table-cell office:value-type="float" office:value="96.169159620666">
                <text:p>96.169159620666</text:p>
              </table:table-cell>
              <table:table-cell office:value-type="float" office:value="104.654673704842">
                <text:p>104.654673704842</text:p>
              </table:table-cell>
              <table:table-cell office:value-type="float" office:value="113.140187789019">
                <text:p>113.140187789019</text:p>
              </table:table-cell>
              <table:table-cell office:value-type="float" office:value="66.2263048514435">
                <text:p>66.2263048514435</text:p>
              </table:table-cell>
              <table:table-cell office:value-type="float" office:value="41.3914405321522">
                <text:p>41.3914405321522</text:p>
              </table:table-cell>
              <table:table-cell office:value-type="float" office:value="49.6697286385826">
                <text:p>49.6697286385826</text:p>
              </table:table-cell>
              <table:table-cell office:value-type="float" office:value="57.9480167450131">
                <text:p>57.9480167450131</text:p>
              </table:table-cell>
              <table:table-cell office:value-type="float" office:value="66.2263048514435">
                <text:p>66.226304851443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14.287923719459">
                <text:p>114.287923719459</text:p>
              </table:table-cell>
              <table:table-cell office:value-type="float" office:value="88.5731408825806">
                <text:p>88.5731408825806</text:p>
              </table:table-cell>
              <table:table-cell office:value-type="float" office:value="97.1447351615401">
                <text:p>97.1447351615401</text:p>
              </table:table-cell>
              <table:table-cell office:value-type="float" office:value="105.716329440499">
                <text:p>105.716329440499</text:p>
              </table:table-cell>
              <table:table-cell office:value-type="float" office:value="114.287923719459">
                <text:p>114.287923719459</text:p>
              </table:table-cell>
              <table:table-cell office:value-type="float" office:value="67.3426208333497">
                <text:p>67.3426208333497</text:p>
              </table:table-cell>
              <table:table-cell office:value-type="float" office:value="42.0891380208435">
                <text:p>42.0891380208435</text:p>
              </table:table-cell>
              <table:table-cell office:value-type="float" office:value="50.5069656250122">
                <text:p>50.5069656250122</text:p>
              </table:table-cell>
              <table:table-cell office:value-type="float" office:value="58.924793229181">
                <text:p>58.924793229181</text:p>
              </table:table-cell>
              <table:table-cell office:value-type="float" office:value="67.3426208333497">
                <text:p>67.3426208333497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15.441827589706">
                <text:p>115.441827589706</text:p>
              </table:table-cell>
              <table:table-cell office:value-type="float" office:value="89.4674163820223">
                <text:p>89.4674163820223</text:p>
              </table:table-cell>
              <table:table-cell office:value-type="float" office:value="98.1255534512502">
                <text:p>98.1255534512502</text:p>
              </table:table-cell>
              <table:table-cell office:value-type="float" office:value="106.783690520478">
                <text:p>106.783690520478</text:p>
              </table:table-cell>
              <table:table-cell office:value-type="float" office:value="115.441827589706">
                <text:p>115.441827589706</text:p>
              </table:table-cell>
              <table:table-cell office:value-type="float" office:value="68.4617987148401">
                <text:p>68.4617987148401</text:p>
              </table:table-cell>
              <table:table-cell office:value-type="float" office:value="42.7886241967751">
                <text:p>42.7886241967751</text:p>
              </table:table-cell>
              <table:table-cell office:value-type="float" office:value="51.3463490361301">
                <text:p>51.3463490361301</text:p>
              </table:table-cell>
              <table:table-cell office:value-type="float" office:value="59.9040738754851">
                <text:p>59.9040738754851</text:p>
              </table:table-cell>
              <table:table-cell office:value-type="float" office:value="68.4617987148401">
                <text:p>68.461798714840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16.601761958701">
                <text:p>116.601761958701</text:p>
              </table:table-cell>
              <table:table-cell office:value-type="float" office:value="90.366365517993">
                <text:p>90.366365517993</text:p>
              </table:table-cell>
              <table:table-cell office:value-type="float" office:value="99.1114976648955">
                <text:p>99.1114976648955</text:p>
              </table:table-cell>
              <table:table-cell office:value-type="float" office:value="107.856629811798">
                <text:p>107.856629811798</text:p>
              </table:table-cell>
              <table:table-cell office:value-type="float" office:value="116.601761958701">
                <text:p>116.601761958701</text:p>
              </table:table-cell>
              <table:table-cell office:value-type="float" office:value="69.5837567261173">
                <text:p>69.5837567261173</text:p>
              </table:table-cell>
              <table:table-cell office:value-type="float" office:value="43.4898479538233">
                <text:p>43.4898479538233</text:p>
              </table:table-cell>
              <table:table-cell office:value-type="float" office:value="52.187817544588">
                <text:p>52.187817544588</text:p>
              </table:table-cell>
              <table:table-cell office:value-type="float" office:value="60.8857871353526">
                <text:p>60.8857871353526</text:p>
              </table:table-cell>
              <table:table-cell office:value-type="float" office:value="69.5837567261173">
                <text:p>69.5837567261173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17.767596046654">
                <text:p>117.767596046654</text:p>
              </table:table-cell>
              <table:table-cell office:value-type="float" office:value="91.2698869361571">
                <text:p>91.2698869361571</text:p>
              </table:table-cell>
              <table:table-cell office:value-type="float" office:value="100.102456639656">
                <text:p>100.102456639656</text:p>
              </table:table-cell>
              <table:table-cell office:value-type="float" office:value="108.935026343155">
                <text:p>108.935026343155</text:p>
              </table:table-cell>
              <table:table-cell office:value-type="float" office:value="117.767596046654">
                <text:p>117.767596046654</text:p>
              </table:table-cell>
              <table:table-cell office:value-type="float" office:value="70.7084178270527">
                <text:p>70.7084178270527</text:p>
              </table:table-cell>
              <table:table-cell office:value-type="float" office:value="44.1927611419079">
                <text:p>44.1927611419079</text:p>
              </table:table-cell>
              <table:table-cell office:value-type="float" office:value="53.0313133702895">
                <text:p>53.0313133702895</text:p>
              </table:table-cell>
              <table:table-cell office:value-type="float" office:value="61.8698655986711">
                <text:p>61.8698655986711</text:p>
              </table:table-cell>
              <table:table-cell office:value-type="float" office:value="70.7084178270527">
                <text:p>70.708417827052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18.939205246845">
                <text:p>118.939205246845</text:p>
              </table:table-cell>
              <table:table-cell office:value-type="float" office:value="92.1778840663049">
                <text:p>92.1778840663049</text:p>
              </table:table-cell>
              <table:table-cell office:value-type="float" office:value="101.098324459818">
                <text:p>101.098324459818</text:p>
              </table:table-cell>
              <table:table-cell office:value-type="float" office:value="110.018764853332">
                <text:p>110.018764853332</text:p>
              </table:table-cell>
              <table:table-cell office:value-type="float" office:value="118.939205246845">
                <text:p>118.939205246845</text:p>
              </table:table-cell>
              <table:table-cell office:value-type="float" office:value="71.83570930324">
                <text:p>71.83570930324</text:p>
              </table:table-cell>
              <table:table-cell office:value-type="float" office:value="44.897318314525">
                <text:p>44.897318314525</text:p>
              </table:table-cell>
              <table:table-cell office:value-type="float" office:value="53.87678197743">
                <text:p>53.87678197743</text:p>
              </table:table-cell>
              <table:table-cell office:value-type="float" office:value="62.856245640335">
                <text:p>62.856245640335</text:p>
              </table:table-cell>
              <table:table-cell office:value-type="float" office:value="71.83570930324">
                <text:p>71.83570930324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120.116470684696">
                <text:p>120.116470684696</text:p>
              </table:table-cell>
              <table:table-cell office:value-type="float" office:value="93.0902647806398">
                <text:p>93.0902647806398</text:p>
              </table:table-cell>
              <table:table-cell office:value-type="float" office:value="102.099000081992">
                <text:p>102.099000081992</text:p>
              </table:table-cell>
              <table:table-cell office:value-type="float" office:value="111.107735383344">
                <text:p>111.107735383344</text:p>
              </table:table-cell>
              <table:table-cell office:value-type="float" office:value="120.116470684696">
                <text:p>120.116470684696</text:p>
              </table:table-cell>
              <table:table-cell office:value-type="float" office:value="72.9655624070529">
                <text:p>72.9655624070529</text:p>
              </table:table-cell>
              <table:table-cell office:value-type="float" office:value="45.603476504408">
                <text:p>45.603476504408</text:p>
              </table:table-cell>
              <table:table-cell office:value-type="float" office:value="54.7241718052896">
                <text:p>54.7241718052896</text:p>
              </table:table-cell>
              <table:table-cell office:value-type="float" office:value="63.8448671061713">
                <text:p>63.8448671061713</text:p>
              </table:table-cell>
              <table:table-cell office:value-type="float" office:value="72.9655624070529">
                <text:p>72.965562407052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21.299278818506">
                <text:p>121.299278818506</text:p>
              </table:table-cell>
              <table:table-cell office:value-type="float" office:value="94.0069410843419">
                <text:p>94.0069410843419</text:p>
              </table:table-cell>
              <table:table-cell office:value-type="float" office:value="103.10438699573">
                <text:p>103.10438699573</text:p>
              </table:table-cell>
              <table:table-cell office:value-type="float" office:value="112.201832907118">
                <text:p>112.201832907118</text:p>
              </table:table-cell>
              <table:table-cell office:value-type="float" office:value="121.299278818506">
                <text:p>121.299278818506</text:p>
              </table:table-cell>
              <table:table-cell office:value-type="float" office:value="74.0979120375882">
                <text:p>74.0979120375882</text:p>
              </table:table-cell>
              <table:table-cell office:value-type="float" office:value="46.3111950234926">
                <text:p>46.3111950234926</text:p>
              </table:table-cell>
              <table:table-cell office:value-type="float" office:value="55.5734340281912">
                <text:p>55.5734340281912</text:p>
              </table:table-cell>
              <table:table-cell office:value-type="float" office:value="64.8356730328897">
                <text:p>64.8356730328897</text:p>
              </table:table-cell>
              <table:table-cell office:value-type="float" office:value="74.0979120375882">
                <text:p>74.0979120375882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22.487521076971">
                <text:p>122.487521076971</text:p>
              </table:table-cell>
              <table:table-cell office:value-type="float" office:value="94.9278288346523">
                <text:p>94.9278288346523</text:p>
              </table:table-cell>
              <table:table-cell office:value-type="float" office:value="104.114392915425">
                <text:p>104.114392915425</text:p>
              </table:table-cell>
              <table:table-cell office:value-type="float" office:value="113.300956996198">
                <text:p>113.300956996198</text:p>
              </table:table-cell>
              <table:table-cell office:value-type="float" office:value="122.487521076971">
                <text:p>122.487521076971</text:p>
              </table:table-cell>
              <table:table-cell office:value-type="float" office:value="75.2326964543485">
                <text:p>75.2326964543485</text:p>
              </table:table-cell>
              <table:table-cell office:value-type="float" office:value="47.0204352839678">
                <text:p>47.0204352839678</text:p>
              </table:table-cell>
              <table:table-cell office:value-type="float" office:value="56.4245223407613">
                <text:p>56.4245223407613</text:p>
              </table:table-cell>
              <table:table-cell office:value-type="float" office:value="65.8286093975549">
                <text:p>65.8286093975549</text:p>
              </table:table-cell>
              <table:table-cell office:value-type="float" office:value="75.2326964543485">
                <text:p>75.232696454348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23.681093529337">
                <text:p>123.681093529337</text:p>
              </table:table-cell>
              <table:table-cell office:value-type="float" office:value="95.8528474852365">
                <text:p>95.8528474852365</text:p>
              </table:table-cell>
              <table:table-cell office:value-type="float" office:value="105.128929499937">
                <text:p>105.128929499937</text:p>
              </table:table-cell>
              <table:table-cell office:value-type="float" office:value="114.405011514637">
                <text:p>114.405011514637</text:p>
              </table:table-cell>
              <table:table-cell office:value-type="float" office:value="123.681093529337">
                <text:p>123.681093529337</text:p>
              </table:table-cell>
              <table:table-cell office:value-type="float" office:value="76.3698570203155">
                <text:p>76.3698570203155</text:p>
              </table:table-cell>
              <table:table-cell office:value-type="float" office:value="47.7311606376972">
                <text:p>47.7311606376972</text:p>
              </table:table-cell>
              <table:table-cell office:value-type="float" office:value="57.2773927652366">
                <text:p>57.2773927652366</text:p>
              </table:table-cell>
              <table:table-cell office:value-type="float" office:value="66.823624892776">
                <text:p>66.823624892776</text:p>
              </table:table-cell>
              <table:table-cell office:value-type="float" office:value="76.3698570203155">
                <text:p>76.3698570203155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24.879896584545">
                <text:p>124.879896584545</text:p>
              </table:table-cell>
              <table:table-cell office:value-type="float" office:value="96.7819198530222">
                <text:p>96.7819198530222</text:p>
              </table:table-cell>
              <table:table-cell office:value-type="float" office:value="106.147912096863">
                <text:p>106.147912096863</text:p>
              </table:table-cell>
              <table:table-cell office:value-type="float" office:value="115.513904340704">
                <text:p>115.513904340704</text:p>
              </table:table-cell>
              <table:table-cell office:value-type="float" office:value="124.879896584545">
                <text:p>124.879896584545</text:p>
              </table:table-cell>
              <table:table-cell office:value-type="float" office:value="77.5093379707259">
                <text:p>77.5093379707259</text:p>
              </table:table-cell>
              <table:table-cell office:value-type="float" office:value="48.4433362317037">
                <text:p>48.4433362317037</text:p>
              </table:table-cell>
              <table:table-cell office:value-type="float" office:value="58.1320034780444">
                <text:p>58.1320034780444</text:p>
              </table:table-cell>
              <table:table-cell office:value-type="float" office:value="67.8206707243852">
                <text:p>67.8206707243852</text:p>
              </table:table-cell>
              <table:table-cell office:value-type="float" office:value="77.5093379707259">
                <text:p>77.50933797072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6.083834716222">
                <text:p>126.083834716222</text:p>
              </table:table-cell>
              <table:table-cell office:value-type="float" office:value="97.7149719050718">
                <text:p>97.7149719050718</text:p>
              </table:table-cell>
              <table:table-cell office:value-type="float" office:value="107.171259508788">
                <text:p>107.171259508788</text:p>
              </table:table-cell>
              <table:table-cell office:value-type="float" office:value="116.627547112505">
                <text:p>116.627547112505</text:p>
              </table:table-cell>
              <table:table-cell office:value-type="float" office:value="126.083834716222">
                <text:p>126.083834716222</text:p>
              </table:table-cell>
              <table:table-cell office:value-type="float" office:value="78.6510862044004">
                <text:p>78.6510862044004</text:p>
              </table:table-cell>
              <table:table-cell office:value-type="float" office:value="49.1569288777503">
                <text:p>49.1569288777503</text:p>
              </table:table-cell>
              <table:table-cell office:value-type="float" office:value="58.9883146533003">
                <text:p>58.9883146533003</text:p>
              </table:table-cell>
              <table:table-cell office:value-type="float" office:value="68.8197004288504">
                <text:p>68.8197004288504</text:p>
              </table:table-cell>
              <table:table-cell office:value-type="float" office:value="78.6510862044004">
                <text:p>78.6510862044004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127.292816210794">
                <text:p>127.292816210794</text:p>
              </table:table-cell>
              <table:table-cell office:value-type="float" office:value="98.6519325633656">
                <text:p>98.6519325633656</text:p>
              </table:table-cell>
              <table:table-cell office:value-type="float" office:value="108.198893779175">
                <text:p>108.198893779175</text:p>
              </table:table-cell>
              <table:table-cell office:value-type="float" office:value="117.745854994985">
                <text:p>117.745854994985</text:p>
              </table:table-cell>
              <table:table-cell office:value-type="float" office:value="127.292816210794">
                <text:p>127.292816210794</text:p>
              </table:table-cell>
              <table:table-cell office:value-type="float" office:value="79.795051094933">
                <text:p>79.795051094933</text:p>
              </table:table-cell>
              <table:table-cell office:value-type="float" office:value="49.8719069343331">
                <text:p>49.8719069343331</text:p>
              </table:table-cell>
              <table:table-cell office:value-type="float" office:value="59.8462883211997">
                <text:p>59.8462883211997</text:p>
              </table:table-cell>
              <table:table-cell office:value-type="float" office:value="69.8206697080663">
                <text:p>69.8206697080663</text:p>
              </table:table-cell>
              <table:table-cell office:value-type="float" office:value="79.795051094933">
                <text:p>79.79505109493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28.506752936303">
                <text:p>128.506752936303</text:p>
              </table:table-cell>
              <table:table-cell office:value-type="float" office:value="99.5927335256347">
                <text:p>99.5927335256347</text:p>
              </table:table-cell>
              <table:table-cell office:value-type="float" office:value="109.230739995857">
                <text:p>109.230739995857</text:p>
              </table:table-cell>
              <table:table-cell office:value-type="float" office:value="118.86874646608">
                <text:p>118.86874646608</text:p>
              </table:table-cell>
              <table:table-cell office:value-type="float" office:value="128.506752936303">
                <text:p>128.506752936303</text:p>
              </table:table-cell>
              <table:table-cell office:value-type="float" office:value="80.9411843194231">
                <text:p>80.9411843194231</text:p>
              </table:table-cell>
              <table:table-cell office:value-type="float" office:value="50.5882401996395">
                <text:p>50.5882401996395</text:p>
              </table:table-cell>
              <table:table-cell office:value-type="float" office:value="60.7058882395674">
                <text:p>60.7058882395674</text:p>
              </table:table-cell>
              <table:table-cell office:value-type="float" office:value="70.8235362794953">
                <text:p>70.8235362794953</text:p>
              </table:table-cell>
              <table:table-cell office:value-type="float" office:value="80.9411843194231">
                <text:p>80.9411843194231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29.725560129824">
                <text:p>129.725560129824</text:p>
              </table:table-cell>
              <table:table-cell office:value-type="float" office:value="100.537309100614">
                <text:p>100.537309100614</text:p>
              </table:table-cell>
              <table:table-cell office:value-type="float" office:value="110.26672611035">
                <text:p>110.26672611035</text:p>
              </table:table-cell>
              <table:table-cell office:value-type="float" office:value="119.996143120087">
                <text:p>119.996143120087</text:p>
              </table:table-cell>
              <table:table-cell office:value-type="float" office:value="129.725560129824">
                <text:p>129.725560129824</text:p>
              </table:table-cell>
              <table:table-cell office:value-type="float" office:value="82.0894397027538">
                <text:p>82.0894397027538</text:p>
              </table:table-cell>
              <table:table-cell office:value-type="float" office:value="51.3058998142211">
                <text:p>51.3058998142211</text:p>
              </table:table-cell>
              <table:table-cell office:value-type="float" office:value="61.5670797770654">
                <text:p>61.5670797770654</text:p>
              </table:table-cell>
              <table:table-cell office:value-type="float" office:value="71.8282597399096">
                <text:p>71.8282597399096</text:p>
              </table:table-cell>
              <table:table-cell office:value-type="float" office:value="82.0894397027538">
                <text:p>82.089439702753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30.949156201649">
                <text:p>130.949156201649</text:p>
              </table:table-cell>
              <table:table-cell office:value-type="float" office:value="101.485596056278">
                <text:p>101.485596056278</text:p>
              </table:table-cell>
              <table:table-cell office:value-type="float" office:value="111.306782771402">
                <text:p>111.306782771402</text:p>
              </table:table-cell>
              <table:table-cell office:value-type="float" office:value="121.127969486526">
                <text:p>121.127969486526</text:p>
              </table:table-cell>
              <table:table-cell office:value-type="float" office:value="130.949156201649">
                <text:p>130.949156201649</text:p>
              </table:table-cell>
              <table:table-cell office:value-type="float" office:value="83.2397730756824">
                <text:p>83.2397730756824</text:p>
              </table:table-cell>
              <table:table-cell office:value-type="float" office:value="52.0248581723015">
                <text:p>52.0248581723015</text:p>
              </table:table-cell>
              <table:table-cell office:value-type="float" office:value="62.4298298067618">
                <text:p>62.4298298067618</text:p>
              </table:table-cell>
              <table:table-cell office:value-type="float" office:value="72.8348014412221">
                <text:p>72.8348014412221</text:p>
              </table:table-cell>
              <table:table-cell office:value-type="float" office:value="83.2397730756824">
                <text:p>83.2397730756824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32.177462554582">
                <text:p>132.177462554582</text:p>
              </table:table-cell>
              <table:table-cell office:value-type="float" office:value="102.437533479801">
                <text:p>102.437533479801</text:p>
              </table:table-cell>
              <table:table-cell office:value-type="float" office:value="112.350843171395">
                <text:p>112.350843171395</text:p>
              </table:table-cell>
              <table:table-cell office:value-type="float" office:value="122.264152862988">
                <text:p>122.264152862988</text:p>
              </table:table-cell>
              <table:table-cell office:value-type="float" office:value="132.177462554582">
                <text:p>132.177462554582</text:p>
              </table:table-cell>
              <table:table-cell office:value-type="float" office:value="84.3921421452418">
                <text:p>84.3921421452418</text:p>
              </table:table-cell>
              <table:table-cell office:value-type="float" office:value="52.7450888407761">
                <text:p>52.7450888407761</text:p>
              </table:table-cell>
              <table:table-cell office:value-type="float" office:value="63.2941066089313">
                <text:p>63.2941066089313</text:p>
              </table:table-cell>
              <table:table-cell office:value-type="float" office:value="73.8431243770865">
                <text:p>73.8431243770865</text:p>
              </table:table-cell>
              <table:table-cell office:value-type="float" office:value="84.3921421452418">
                <text:p>84.3921421452418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33.410403416913">
                <text:p>133.410403416913</text:p>
              </table:table-cell>
              <table:table-cell office:value-type="float" office:value="103.393062648108">
                <text:p>103.393062648108</text:p>
              </table:table-cell>
              <table:table-cell office:value-type="float" office:value="113.398842904376">
                <text:p>113.398842904376</text:p>
              </table:table-cell>
              <table:table-cell office:value-type="float" office:value="123.404623160645">
                <text:p>123.404623160645</text:p>
              </table:table-cell>
              <table:table-cell office:value-type="float" office:value="133.410403416913">
                <text:p>133.410403416913</text:p>
              </table:table-cell>
              <table:table-cell office:value-type="float" office:value="85.5465063761399">
                <text:p>85.5465063761399</text:p>
              </table:table-cell>
              <table:table-cell office:value-type="float" office:value="53.4665664850875">
                <text:p>53.4665664850875</text:p>
              </table:table-cell>
              <table:table-cell office:value-type="float" office:value="64.1598797821049">
                <text:p>64.1598797821049</text:p>
              </table:table-cell>
              <table:table-cell office:value-type="float" office:value="74.8531930791224">
                <text:p>74.8531930791224</text:p>
              </table:table-cell>
              <table:table-cell office:value-type="float" office:value="85.5465063761399">
                <text:p>85.5465063761399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134.647905687789">
                <text:p>134.647905687789</text:p>
              </table:table-cell>
              <table:table-cell office:value-type="float" office:value="104.352126908037">
                <text:p>104.352126908037</text:p>
              </table:table-cell>
              <table:table-cell office:value-type="float" office:value="114.450719834621">
                <text:p>114.450719834621</text:p>
              </table:table-cell>
              <table:table-cell office:value-type="float" office:value="124.549312761205">
                <text:p>124.549312761205</text:p>
              </table:table-cell>
              <table:table-cell office:value-type="float" office:value="134.647905687789">
                <text:p>134.647905687789</text:p>
              </table:table-cell>
              <table:table-cell office:value-type="float" office:value="86.7028268820113">
                <text:p>86.7028268820113</text:p>
              </table:table-cell>
              <table:table-cell office:value-type="float" office:value="54.189266801257">
                <text:p>54.189266801257</text:p>
              </table:table-cell>
              <table:table-cell office:value-type="float" office:value="65.0271201615085">
                <text:p>65.0271201615085</text:p>
              </table:table-cell>
              <table:table-cell office:value-type="float" office:value="75.8649735217599">
                <text:p>75.8649735217599</text:p>
              </table:table-cell>
              <table:table-cell office:value-type="float" office:value="86.7028268820113">
                <text:p>86.702826882011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35.889898793837">
                <text:p>135.889898793837</text:p>
              </table:table-cell>
              <table:table-cell office:value-type="float" office:value="105.314671565224">
                <text:p>105.314671565224</text:p>
              </table:table-cell>
              <table:table-cell office:value-type="float" office:value="115.506413974762">
                <text:p>115.506413974762</text:p>
              </table:table-cell>
              <table:table-cell office:value-type="float" office:value="125.6981563843">
                <text:p>125.6981563843</text:p>
              </table:table-cell>
              <table:table-cell office:value-type="float" office:value="135.889898793837">
                <text:p>135.889898793837</text:p>
              </table:table-cell>
              <table:table-cell office:value-type="float" office:value="87.8610663255136">
                <text:p>87.8610663255136</text:p>
              </table:table-cell>
              <table:table-cell office:value-type="float" office:value="54.913166453446">
                <text:p>54.913166453446</text:p>
              </table:table-cell>
              <table:table-cell office:value-type="float" office:value="65.8957997441352">
                <text:p>65.8957997441352</text:p>
              </table:table-cell>
              <table:table-cell office:value-type="float" office:value="76.8784330348244">
                <text:p>76.8784330348244</text:p>
              </table:table-cell>
              <table:table-cell office:value-type="float" office:value="87.8610663255136">
                <text:p>87.8610663255136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37.136314556031">
                <text:p>137.136314556031</text:p>
              </table:table-cell>
              <table:table-cell office:value-type="float" office:value="106.280643780924">
                <text:p>106.280643780924</text:p>
              </table:table-cell>
              <table:table-cell office:value-type="float" office:value="116.565867372627">
                <text:p>116.565867372627</text:p>
              </table:table-cell>
              <table:table-cell office:value-type="float" office:value="126.851090964329">
                <text:p>126.851090964329</text:p>
              </table:table-cell>
              <table:table-cell office:value-type="float" office:value="137.136314556031">
                <text:p>137.136314556031</text:p>
              </table:table-cell>
              <table:table-cell office:value-type="float" office:value="89.0211888263866">
                <text:p>89.0211888263866</text:p>
              </table:table-cell>
              <table:table-cell office:value-type="float" office:value="55.6382430164916">
                <text:p>55.6382430164916</text:p>
              </table:table-cell>
              <table:table-cell office:value-type="float" office:value="66.7658916197899">
                <text:p>66.7658916197899</text:p>
              </table:table-cell>
              <table:table-cell office:value-type="float" office:value="77.8935402230883">
                <text:p>77.8935402230883</text:p>
              </table:table-cell>
              <table:table-cell office:value-type="float" office:value="89.0211888263866">
                <text:p>89.021188826386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38.38708706589">
                <text:p>138.38708706589</text:p>
              </table:table-cell>
              <table:table-cell office:value-type="float" office:value="107.249992476065">
                <text:p>107.249992476065</text:p>
              </table:table-cell>
              <table:table-cell office:value-type="float" office:value="117.629024006007">
                <text:p>117.629024006007</text:p>
              </table:table-cell>
              <table:table-cell office:value-type="float" office:value="128.008055535949">
                <text:p>128.008055535949</text:p>
              </table:table-cell>
              <table:table-cell office:value-type="float" office:value="138.38708706589">
                <text:p>138.38708706589</text:p>
              </table:table-cell>
              <table:table-cell office:value-type="float" office:value="90.18315987669">
                <text:p>90.18315987669</text:p>
              </table:table-cell>
              <table:table-cell office:value-type="float" office:value="56.3644749229313">
                <text:p>56.3644749229313</text:p>
              </table:table-cell>
              <table:table-cell office:value-type="float" office:value="67.6373699075175">
                <text:p>67.6373699075175</text:p>
              </table:table-cell>
              <table:table-cell office:value-type="float" office:value="78.9102648921038">
                <text:p>78.9102648921038</text:p>
              </table:table-cell>
              <table:table-cell office:value-type="float" office:value="90.18315987669">
                <text:p>90.18315987669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39.642152570201">
                <text:p>139.642152570201</text:p>
              </table:table-cell>
              <table:table-cell office:value-type="float" office:value="108.222668241906">
                <text:p>108.222668241906</text:p>
              </table:table-cell>
              <table:table-cell office:value-type="float" office:value="118.695829684671">
                <text:p>118.695829684671</text:p>
              </table:table-cell>
              <table:table-cell office:value-type="float" office:value="129.168991127436">
                <text:p>129.168991127436</text:p>
              </table:table-cell>
              <table:table-cell office:value-type="float" office:value="139.642152570201">
                <text:p>139.642152570201</text:p>
              </table:table-cell>
              <table:table-cell office:value-type="float" office:value="91.3469462625336">
                <text:p>91.3469462625336</text:p>
              </table:table-cell>
              <table:table-cell office:value-type="float" office:value="57.0918414140835">
                <text:p>57.0918414140835</text:p>
              </table:table-cell>
              <table:table-cell office:value-type="float" office:value="68.5102096969002">
                <text:p>68.5102096969002</text:p>
              </table:table-cell>
              <table:table-cell office:value-type="float" office:value="79.9285779797169">
                <text:p>79.9285779797169</text:p>
              </table:table-cell>
              <table:table-cell office:value-type="float" office:value="91.3469462625336">
                <text:p>91.346946262533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40.901449363537">
                <text:p>140.901449363537</text:p>
              </table:table-cell>
              <table:table-cell office:value-type="float" office:value="109.198623256741">
                <text:p>109.198623256741</text:p>
              </table:table-cell>
              <table:table-cell office:value-type="float" office:value="119.766231959006">
                <text:p>119.766231959006</text:p>
              </table:table-cell>
              <table:table-cell office:value-type="float" office:value="130.333840661272">
                <text:p>130.333840661272</text:p>
              </table:table-cell>
              <table:table-cell office:value-type="float" office:value="140.901449363537">
                <text:p>140.901449363537</text:p>
              </table:table-cell>
              <table:table-cell office:value-type="float" office:value="92.5125159916844">
                <text:p>92.5125159916844</text:p>
              </table:table-cell>
              <table:table-cell office:value-type="float" office:value="57.8203224948027">
                <text:p>57.8203224948027</text:p>
              </table:table-cell>
              <table:table-cell office:value-type="float" office:value="69.3843869937633">
                <text:p>69.3843869937633</text:p>
              </table:table-cell>
              <table:table-cell office:value-type="float" office:value="80.9484514927238">
                <text:p>80.9484514927238</text:p>
              </table:table-cell>
              <table:table-cell office:value-type="float" office:value="92.5125159916844">
                <text:p>92.5125159916844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42.164917687914">
                <text:p>142.164917687914</text:p>
              </table:table-cell>
              <table:table-cell office:value-type="float" office:value="110.177811208133">
                <text:p>110.177811208133</text:p>
              </table:table-cell>
              <table:table-cell office:value-type="float" office:value="120.840180034727">
                <text:p>120.840180034727</text:p>
              </table:table-cell>
              <table:table-cell office:value-type="float" office:value="131.50254886132">
                <text:p>131.50254886132</text:p>
              </table:table-cell>
              <table:table-cell office:value-type="float" office:value="142.164917687914">
                <text:p>142.164917687914</text:p>
              </table:table-cell>
              <table:table-cell office:value-type="float" office:value="93.6798382265097">
                <text:p>93.6798382265097</text:p>
              </table:table-cell>
              <table:table-cell office:value-type="float" office:value="58.5498988915686">
                <text:p>58.5498988915686</text:p>
              </table:table-cell>
              <table:table-cell office:value-type="float" office:value="70.2598786698823">
                <text:p>70.2598786698823</text:p>
              </table:table-cell>
              <table:table-cell office:value-type="float" office:value="81.969858448196">
                <text:p>81.969858448196</text:p>
              </table:table-cell>
              <table:table-cell office:value-type="float" office:value="93.6798382265097">
                <text:p>93.679838226509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43.432499639004">
                <text:p>143.432499639004</text:p>
              </table:table-cell>
              <table:table-cell office:value-type="float" office:value="111.160187220228">
                <text:p>111.160187220228</text:p>
              </table:table-cell>
              <table:table-cell office:value-type="float" office:value="121.917624693154">
                <text:p>121.917624693154</text:p>
              </table:table-cell>
              <table:table-cell office:value-type="float" office:value="132.675062166079">
                <text:p>132.675062166079</text:p>
              </table:table-cell>
              <table:table-cell office:value-type="float" office:value="143.432499639004">
                <text:p>143.432499639004</text:p>
              </table:table-cell>
              <table:table-cell office:value-type="float" office:value="94.8488832217703">
                <text:p>94.8488832217703</text:p>
              </table:table-cell>
              <table:table-cell office:value-type="float" office:value="59.2805520136064">
                <text:p>59.2805520136064</text:p>
              </table:table-cell>
              <table:table-cell office:value-type="float" office:value="71.1366624163277">
                <text:p>71.1366624163277</text:p>
              </table:table-cell>
              <table:table-cell office:value-type="float" office:value="82.992772819049">
                <text:p>82.992772819049</text:p>
              </table:table-cell>
              <table:table-cell office:value-type="float" office:value="94.8488832217703">
                <text:p>94.8488832217703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44.70413907837">
                <text:p>144.70413907837</text:p>
              </table:table-cell>
              <table:table-cell office:value-type="float" office:value="112.145707785737">
                <text:p>112.145707785737</text:p>
              </table:table-cell>
              <table:table-cell office:value-type="float" office:value="122.998518216615">
                <text:p>122.998518216615</text:p>
              </table:table-cell>
              <table:table-cell office:value-type="float" office:value="133.851328647492">
                <text:p>133.851328647492</text:p>
              </table:table-cell>
              <table:table-cell office:value-type="float" office:value="144.70413907837">
                <text:p>144.70413907837</text:p>
              </table:table-cell>
              <table:table-cell office:value-type="float" office:value="96.0196222668312">
                <text:p>96.0196222668312</text:p>
              </table:table-cell>
              <table:table-cell office:value-type="float" office:value="60.0122639167695">
                <text:p>60.0122639167695</text:p>
              </table:table-cell>
              <table:table-cell office:value-type="float" office:value="72.0147167001234">
                <text:p>72.0147167001234</text:p>
              </table:table-cell>
              <table:table-cell office:value-type="float" office:value="84.0171694834773">
                <text:p>84.0171694834773</text:p>
              </table:table-cell>
              <table:table-cell office:value-type="float" office:value="96.0196222668312">
                <text:p>96.019622266831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45.979781551234">
                <text:p>145.979781551234</text:p>
              </table:table-cell>
              <table:table-cell office:value-type="float" office:value="113.134330702206">
                <text:p>113.134330702206</text:p>
              </table:table-cell>
              <table:table-cell office:value-type="float" office:value="124.082814318549">
                <text:p>124.082814318549</text:p>
              </table:table-cell>
              <table:table-cell office:value-type="float" office:value="135.031297934891">
                <text:p>135.031297934891</text:p>
              </table:table-cell>
              <table:table-cell office:value-type="float" office:value="145.979781551234">
                <text:p>145.979781551234</text:p>
              </table:table-cell>
              <table:table-cell office:value-type="float" office:value="97.1920276319045">
                <text:p>97.1920276319045</text:p>
              </table:table-cell>
              <table:table-cell office:value-type="float" office:value="60.7450172699403">
                <text:p>60.7450172699403</text:p>
              </table:table-cell>
              <table:table-cell office:value-type="float" office:value="72.8940207239284">
                <text:p>72.8940207239284</text:p>
              </table:table-cell>
              <table:table-cell office:value-type="float" office:value="85.0430241779164">
                <text:p>85.0430241779164</text:p>
              </table:table-cell>
              <table:table-cell office:value-type="float" office:value="97.1920276319045">
                <text:p>97.1920276319045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147.259374209362">
                <text:p>147.259374209362</text:p>
              </table:table-cell>
              <table:table-cell office:value-type="float" office:value="114.126015012256">
                <text:p>114.126015012256</text:p>
              </table:table-cell>
              <table:table-cell office:value-type="float" office:value="125.170468077958">
                <text:p>125.170468077958</text:p>
              </table:table-cell>
              <table:table-cell office:value-type="float" office:value="136.21492114366">
                <text:p>136.21492114366</text:p>
              </table:table-cell>
              <table:table-cell office:value-type="float" office:value="147.259374209362">
                <text:p>147.259374209362</text:p>
              </table:table-cell>
              <table:table-cell office:value-type="float" office:value="98.3660725179762">
                <text:p>98.3660725179762</text:p>
              </table:table-cell>
              <table:table-cell office:value-type="float" office:value="61.4787953237351">
                <text:p>61.4787953237351</text:p>
              </table:table-cell>
              <table:table-cell office:value-type="float" office:value="73.7745543884821">
                <text:p>73.7745543884821</text:p>
              </table:table-cell>
              <table:table-cell office:value-type="float" office:value="86.0703134532291">
                <text:p>86.0703134532291</text:p>
              </table:table-cell>
              <table:table-cell office:value-type="float" office:value="98.3660725179762">
                <text:p>98.366072517976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48.542865738659">
                <text:p>148.542865738659</text:p>
              </table:table-cell>
              <table:table-cell office:value-type="float" office:value="115.120720947461">
                <text:p>115.120720947461</text:p>
              </table:table-cell>
              <table:table-cell office:value-type="float" office:value="126.26143587786">
                <text:p>126.26143587786</text:p>
              </table:table-cell>
              <table:table-cell office:value-type="float" office:value="137.40215080826">
                <text:p>137.40215080826</text:p>
              </table:table-cell>
              <table:table-cell office:value-type="float" office:value="148.542865738659">
                <text:p>148.542865738659</text:p>
              </table:table-cell>
              <table:table-cell office:value-type="float" office:value="99.5417310101057">
                <text:p>99.5417310101057</text:p>
              </table:table-cell>
              <table:table-cell office:value-type="float" office:value="62.2135818813161">
                <text:p>62.2135818813161</text:p>
              </table:table-cell>
              <table:table-cell office:value-type="float" office:value="74.6562982575793">
                <text:p>74.6562982575793</text:p>
              </table:table-cell>
              <table:table-cell office:value-type="float" office:value="87.0990146338425">
                <text:p>87.0990146338425</text:p>
              </table:table-cell>
              <table:table-cell office:value-type="float" office:value="99.5417310101057">
                <text:p>99.5417310101057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49.830206291116">
                <text:p>149.830206291116</text:p>
              </table:table-cell>
              <table:table-cell office:value-type="float" office:value="116.118409875615">
                <text:p>116.118409875615</text:p>
              </table:table-cell>
              <table:table-cell office:value-type="float" office:value="127.355675347448">
                <text:p>127.355675347448</text:p>
              </table:table-cell>
              <table:table-cell office:value-type="float" office:value="138.592940819282">
                <text:p>138.592940819282</text:p>
              </table:table-cell>
              <table:table-cell office:value-type="float" office:value="149.830206291116">
                <text:p>149.830206291116</text:p>
              </table:table-cell>
              <table:table-cell office:value-type="float" office:value="100.718978033819">
                <text:p>100.718978033819</text:p>
              </table:table-cell>
              <table:table-cell office:value-type="float" office:value="62.9493612711367">
                <text:p>62.9493612711367</text:p>
              </table:table-cell>
              <table:table-cell office:value-type="float" office:value="75.539233525364">
                <text:p>75.539233525364</text:p>
              </table:table-cell>
              <table:table-cell office:value-type="float" office:value="88.1291057795913">
                <text:p>88.1291057795913</text:p>
              </table:table-cell>
              <table:table-cell office:value-type="float" office:value="100.718978033819">
                <text:p>100.71897803381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51.121347420786">
                <text:p>151.121347420786</text:p>
              </table:table-cell>
              <table:table-cell office:value-type="float" office:value="117.119044251109">
                <text:p>117.119044251109</text:p>
              </table:table-cell>
              <table:table-cell office:value-type="float" office:value="128.453145307668">
                <text:p>128.453145307668</text:p>
              </table:table-cell>
              <table:table-cell office:value-type="float" office:value="139.787246364227">
                <text:p>139.787246364227</text:p>
              </table:table-cell>
              <table:table-cell office:value-type="float" office:value="151.121347420786">
                <text:p>151.121347420786</text:p>
              </table:table-cell>
              <table:table-cell office:value-type="float" office:value="101.897789314339">
                <text:p>101.897789314339</text:p>
              </table:table-cell>
              <table:table-cell office:value-type="float" office:value="63.6861183214617">
                <text:p>63.6861183214617</text:p>
              </table:table-cell>
              <table:table-cell office:value-type="float" office:value="76.423341985754">
                <text:p>76.423341985754</text:p>
              </table:table-cell>
              <table:table-cell office:value-type="float" office:value="89.1605656500463">
                <text:p>89.1605656500463</text:p>
              </table:table-cell>
              <table:table-cell office:value-type="float" office:value="101.897789314339">
                <text:p>101.897789314339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52.416242023501">
                <text:p>152.416242023501</text:p>
              </table:table-cell>
              <table:table-cell office:value-type="float" office:value="118.122587568213">
                <text:p>118.122587568213</text:p>
              </table:table-cell>
              <table:table-cell office:value-type="float" office:value="129.553805719976">
                <text:p>129.553805719976</text:p>
              </table:table-cell>
              <table:table-cell office:value-type="float" office:value="140.985023871738">
                <text:p>140.985023871738</text:p>
              </table:table-cell>
              <table:table-cell office:value-type="float" office:value="152.416242023501">
                <text:p>152.416242023501</text:p>
              </table:table-cell>
              <table:table-cell office:value-type="float" office:value="103.078141338431">
                <text:p>103.078141338431</text:p>
              </table:table-cell>
              <table:table-cell office:value-type="float" office:value="64.4238383365194">
                <text:p>64.4238383365194</text:p>
              </table:table-cell>
              <table:table-cell office:value-type="float" office:value="77.3086060038233">
                <text:p>77.3086060038233</text:p>
              </table:table-cell>
              <table:table-cell office:value-type="float" office:value="90.1933736711272">
                <text:p>90.1933736711272</text:p>
              </table:table-cell>
              <table:table-cell office:value-type="float" office:value="103.078141338431">
                <text:p>103.07814133843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53.714844280039">
                <text:p>153.714844280039</text:p>
              </table:table-cell>
              <table:table-cell office:value-type="float" office:value="119.12900431703">
                <text:p>119.12900431703</text:p>
              </table:table-cell>
              <table:table-cell office:value-type="float" office:value="130.657617638033">
                <text:p>130.657617638033</text:p>
              </table:table-cell>
              <table:table-cell office:value-type="float" office:value="142.186230959036">
                <text:p>142.186230959036</text:p>
              </table:table-cell>
              <table:table-cell office:value-type="float" office:value="153.714844280039">
                <text:p>153.714844280039</text:p>
              </table:table-cell>
              <table:table-cell office:value-type="float" office:value="104.260011318651">
                <text:p>104.260011318651</text:p>
              </table:table-cell>
              <table:table-cell office:value-type="float" office:value="65.1625070741572">
                <text:p>65.1625070741572</text:p>
              </table:table-cell>
              <table:table-cell office:value-type="float" office:value="78.1950084889886">
                <text:p>78.1950084889886</text:p>
              </table:table-cell>
              <table:table-cell office:value-type="float" office:value="91.22750990382">
                <text:p>91.22750990382</text:p>
              </table:table-cell>
              <table:table-cell office:value-type="float" office:value="104.260011318651">
                <text:p>104.260011318651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155.017109602517">
                <text:p>155.017109602517</text:p>
              </table:table-cell>
              <table:table-cell office:value-type="float" office:value="120.13825994195">
                <text:p>120.13825994195</text:p>
              </table:table-cell>
              <table:table-cell office:value-type="float" office:value="131.764543162139">
                <text:p>131.764543162139</text:p>
              </table:table-cell>
              <table:table-cell office:value-type="float" office:value="143.390826382328">
                <text:p>143.390826382328</text:p>
              </table:table-cell>
              <table:table-cell office:value-type="float" office:value="155.017109602517">
                <text:p>155.017109602517</text:p>
              </table:table-cell>
              <table:table-cell office:value-type="float" office:value="105.443377159812">
                <text:p>105.443377159812</text:p>
              </table:table-cell>
              <table:table-cell office:value-type="float" office:value="65.9021107248824">
                <text:p>65.9021107248824</text:p>
              </table:table-cell>
              <table:table-cell office:value-type="float" office:value="79.0825328698588">
                <text:p>79.0825328698588</text:p>
              </table:table-cell>
              <table:table-cell office:value-type="float" office:value="92.2629550148353">
                <text:p>92.2629550148353</text:p>
              </table:table-cell>
              <table:table-cell office:value-type="float" office:value="105.443377159812">
                <text:p>105.44337715981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56.322994583763">
                <text:p>156.322994583763</text:p>
              </table:table-cell>
              <table:table-cell office:value-type="float" office:value="121.150320802417">
                <text:p>121.150320802417</text:p>
              </table:table-cell>
              <table:table-cell office:value-type="float" office:value="132.874545396199">
                <text:p>132.874545396199</text:p>
              </table:table-cell>
              <table:table-cell office:value-type="float" office:value="144.598769989981">
                <text:p>144.598769989981</text:p>
              </table:table-cell>
              <table:table-cell office:value-type="float" office:value="156.322994583763">
                <text:p>156.322994583763</text:p>
              </table:table-cell>
              <table:table-cell office:value-type="float" office:value="106.628217427494">
                <text:p>106.628217427494</text:p>
              </table:table-cell>
              <table:table-cell office:value-type="float" office:value="66.6426358921838">
                <text:p>66.6426358921838</text:p>
              </table:table-cell>
              <table:table-cell office:value-type="float" office:value="79.9711630706206">
                <text:p>79.9711630706206</text:p>
              </table:table-cell>
              <table:table-cell office:value-type="float" office:value="93.2996902490574">
                <text:p>93.2996902490574</text:p>
              </table:table-cell>
              <table:table-cell office:value-type="float" office:value="106.628217427494">
                <text:p>106.628217427494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57.63245694948">
                <text:p>157.63245694948</text:p>
              </table:table-cell>
              <table:table-cell office:value-type="float" office:value="122.165154135847">
                <text:p>122.165154135847</text:p>
              </table:table-cell>
              <table:table-cell office:value-type="float" office:value="133.987588407058">
                <text:p>133.987588407058</text:p>
              </table:table-cell>
              <table:table-cell office:value-type="float" office:value="145.810022678269">
                <text:p>145.810022678269</text:p>
              </table:table-cell>
              <table:table-cell office:value-type="float" office:value="157.63245694948">
                <text:p>157.63245694948</text:p>
              </table:table-cell>
              <table:table-cell office:value-type="float" office:value="107.814511318458">
                <text:p>107.814511318458</text:p>
              </table:table-cell>
              <table:table-cell office:value-type="float" office:value="67.384069574036">
                <text:p>67.384069574036</text:p>
              </table:table-cell>
              <table:table-cell office:value-type="float" office:value="80.8608834888432">
                <text:p>80.8608834888432</text:p>
              </table:table-cell>
              <table:table-cell office:value-type="float" office:value="94.3376974036504">
                <text:p>94.3376974036504</text:p>
              </table:table-cell>
              <table:table-cell office:value-type="float" office:value="107.814511318458">
                <text:p>107.81451131845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58.94545551299">
                <text:p>158.94545551299</text:p>
              </table:table-cell>
              <table:table-cell office:value-type="float" office:value="123.182728022567">
                <text:p>123.182728022567</text:p>
              </table:table-cell>
              <table:table-cell office:value-type="float" office:value="135.103637186041">
                <text:p>135.103637186041</text:p>
              </table:table-cell>
              <table:table-cell office:value-type="float" office:value="147.024546349515">
                <text:p>147.024546349515</text:p>
              </table:table-cell>
              <table:table-cell office:value-type="float" office:value="158.94545551299">
                <text:p>158.94545551299</text:p>
              </table:table-cell>
              <table:table-cell office:value-type="float" office:value="109.002238632798">
                <text:p>109.002238632798</text:p>
              </table:table-cell>
              <table:table-cell office:value-type="float" office:value="68.1263991454986">
                <text:p>68.1263991454986</text:p>
              </table:table-cell>
              <table:table-cell office:value-type="float" office:value="81.7516789745983">
                <text:p>81.7516789745983</text:p>
              </table:table-cell>
              <table:table-cell office:value-type="float" office:value="95.3769588036981">
                <text:p>95.3769588036981</text:p>
              </table:table-cell>
              <table:table-cell office:value-type="float" office:value="109.002238632798">
                <text:p>109.002238632798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160.2619501324">
                <text:p>160.2619501324</text:p>
              </table:table-cell>
              <table:table-cell office:value-type="float" office:value="124.20301135261">
                <text:p>124.20301135261</text:p>
              </table:table-cell>
              <table:table-cell office:value-type="float" office:value="136.22265761254">
                <text:p>136.22265761254</text:p>
              </table:table-cell>
              <table:table-cell office:value-type="float" office:value="148.24230387247">
                <text:p>148.24230387247</text:p>
              </table:table-cell>
              <table:table-cell office:value-type="float" office:value="160.2619501324">
                <text:p>160.2619501324</text:p>
              </table:table-cell>
              <table:table-cell office:value-type="float" office:value="110.19137974773">
                <text:p>110.19137974773</text:p>
              </table:table-cell>
              <table:table-cell office:value-type="float" office:value="68.8696123423312">
                <text:p>68.8696123423312</text:p>
              </table:table-cell>
              <table:table-cell office:value-type="float" office:value="82.6435348107975">
                <text:p>82.6435348107975</text:p>
              </table:table-cell>
              <table:table-cell office:value-type="float" office:value="96.4174572792637">
                <text:p>96.4174572792637</text:p>
              </table:table-cell>
              <table:table-cell office:value-type="float" office:value="110.19137974773">
                <text:p>110.1913797477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61.581901670029">
                <text:p>161.581901670029</text:p>
              </table:table-cell>
              <table:table-cell office:value-type="float" office:value="125.225973794273">
                <text:p>125.225973794273</text:p>
              </table:table-cell>
              <table:table-cell office:value-type="float" office:value="137.344616419525">
                <text:p>137.344616419525</text:p>
              </table:table-cell>
              <table:table-cell office:value-type="float" office:value="149.463259044777">
                <text:p>149.463259044777</text:p>
              </table:table-cell>
              <table:table-cell office:value-type="float" office:value="161.581901670029">
                <text:p>161.581901670029</text:p>
              </table:table-cell>
              <table:table-cell office:value-type="float" office:value="111.38191559288">
                <text:p>111.38191559288</text:p>
              </table:table-cell>
              <table:table-cell office:value-type="float" office:value="69.61369724555">
                <text:p>69.61369724555</text:p>
              </table:table-cell>
              <table:table-cell office:value-type="float" office:value="83.5364366946599">
                <text:p>83.5364366946599</text:p>
              </table:table-cell>
              <table:table-cell office:value-type="float" office:value="97.4591761437699">
                <text:p>97.4591761437699</text:p>
              </table:table-cell>
              <table:table-cell office:value-type="float" office:value="111.38191559288">
                <text:p>111.38191559288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162.90527195393">
                <text:p>162.90527195393</text:p>
              </table:table-cell>
              <table:table-cell office:value-type="float" office:value="126.251585764296">
                <text:p>126.251585764296</text:p>
              </table:table-cell>
              <table:table-cell office:value-type="float" office:value="138.469481160841">
                <text:p>138.469481160841</text:p>
              </table:table-cell>
              <table:table-cell office:value-type="float" office:value="150.687376557386">
                <text:p>150.687376557386</text:p>
              </table:table-cell>
              <table:table-cell office:value-type="float" office:value="162.90527195393">
                <text:p>162.90527195393</text:p>
              </table:table-cell>
              <table:table-cell office:value-type="float" office:value="112.573827626974">
                <text:p>112.573827626974</text:p>
              </table:table-cell>
              <table:table-cell office:value-type="float" office:value="70.3586422668586">
                <text:p>70.3586422668586</text:p>
              </table:table-cell>
              <table:table-cell office:value-type="float" office:value="84.4303707202303">
                <text:p>84.4303707202303</text:p>
              </table:table-cell>
              <table:table-cell office:value-type="float" office:value="98.502099173602">
                <text:p>98.502099173602</text:p>
              </table:table-cell>
              <table:table-cell office:value-type="float" office:value="112.573827626974">
                <text:p>112.57382762697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64.232023741396">
                <text:p>164.232023741396</text:p>
              </table:table-cell>
              <table:table-cell office:value-type="float" office:value="127.279818399582">
                <text:p>127.279818399582</text:p>
              </table:table-cell>
              <table:table-cell office:value-type="float" office:value="139.597220180186">
                <text:p>139.597220180186</text:p>
              </table:table-cell>
              <table:table-cell office:value-type="float" office:value="151.914621960791">
                <text:p>151.914621960791</text:p>
              </table:table-cell>
              <table:table-cell office:value-type="float" office:value="164.232023741396">
                <text:p>164.232023741396</text:p>
              </table:table-cell>
              <table:table-cell office:value-type="float" office:value="113.76709781583">
                <text:p>113.76709781583</text:p>
              </table:table-cell>
              <table:table-cell office:value-type="float" office:value="71.1044361348937">
                <text:p>71.1044361348937</text:p>
              </table:table-cell>
              <table:table-cell office:value-type="float" office:value="85.3253233618724">
                <text:p>85.3253233618724</text:p>
              </table:table-cell>
              <table:table-cell office:value-type="float" office:value="99.5462105888511">
                <text:p>99.5462105888511</text:p>
              </table:table-cell>
              <table:table-cell office:value-type="float" office:value="113.76709781583">
                <text:p>113.76709781583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165.562120684301">
                <text:p>165.562120684301</text:p>
              </table:table-cell>
              <table:table-cell office:value-type="float" office:value="128.310643530333">
                <text:p>128.310643530333</text:p>
              </table:table-cell>
              <table:table-cell office:value-type="float" office:value="140.727802581656">
                <text:p>140.727802581656</text:p>
              </table:table-cell>
              <table:table-cell office:value-type="float" office:value="153.144961632978">
                <text:p>153.144961632978</text:p>
              </table:table-cell>
              <table:table-cell office:value-type="float" office:value="165.562120684301">
                <text:p>165.562120684301</text:p>
              </table:table-cell>
              <table:table-cell office:value-type="float" office:value="114.961708611563">
                <text:p>114.961708611563</text:p>
              </table:table-cell>
              <table:table-cell office:value-type="float" office:value="71.8510678822267">
                <text:p>71.8510678822267</text:p>
              </table:table-cell>
              <table:table-cell office:value-type="float" office:value="86.2212814586721">
                <text:p>86.2212814586721</text:p>
              </table:table-cell>
              <table:table-cell office:value-type="float" office:value="100.591495035117">
                <text:p>100.591495035117</text:p>
              </table:table-cell>
              <table:table-cell office:value-type="float" office:value="114.961708611563">
                <text:p>114.961708611563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66.895527296183">
                <text:p>166.895527296183</text:p>
              </table:table-cell>
              <table:table-cell office:value-type="float" office:value="129.344033654542">
                <text:p>129.344033654542</text:p>
              </table:table-cell>
              <table:table-cell office:value-type="float" office:value="141.861198201755">
                <text:p>141.861198201755</text:p>
              </table:table-cell>
              <table:table-cell office:value-type="float" office:value="154.378362748969">
                <text:p>154.378362748969</text:p>
              </table:table-cell>
              <table:table-cell office:value-type="float" office:value="166.895527296183">
                <text:p>166.895527296183</text:p>
              </table:table-cell>
              <table:table-cell office:value-type="float" office:value="116.157642932915">
                <text:p>116.157642932915</text:p>
              </table:table-cell>
              <table:table-cell office:value-type="float" office:value="72.5985268330722">
                <text:p>72.5985268330722</text:p>
              </table:table-cell>
              <table:table-cell office:value-type="float" office:value="87.1182321996866">
                <text:p>87.1182321996866</text:p>
              </table:table-cell>
              <table:table-cell office:value-type="float" office:value="101.637937566301">
                <text:p>101.637937566301</text:p>
              </table:table-cell>
              <table:table-cell office:value-type="float" office:value="116.157642932915">
                <text:p>116.157642932915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168.232208920934">
                <text:p>168.232208920934</text:p>
              </table:table-cell>
              <table:table-cell office:value-type="float" office:value="130.379961913724">
                <text:p>130.379961913724</text:p>
              </table:table-cell>
              <table:table-cell office:value-type="float" office:value="142.997377582794">
                <text:p>142.997377582794</text:p>
              </table:table-cell>
              <table:table-cell office:value-type="float" office:value="155.614793251864">
                <text:p>155.614793251864</text:p>
              </table:table-cell>
              <table:table-cell office:value-type="float" office:value="168.232208920934">
                <text:p>168.232208920934</text:p>
              </table:table-cell>
              <table:table-cell office:value-type="float" office:value="117.354884146646">
                <text:p>117.354884146646</text:p>
              </table:table-cell>
              <table:table-cell office:value-type="float" office:value="73.3468025916535">
                <text:p>73.3468025916535</text:p>
              </table:table-cell>
              <table:table-cell office:value-type="float" office:value="88.0161631099843">
                <text:p>88.0161631099843</text:p>
              </table:table-cell>
              <table:table-cell office:value-type="float" office:value="102.685523628315">
                <text:p>102.685523628315</text:p>
              </table:table-cell>
              <table:table-cell office:value-type="float" office:value="117.354884146646">
                <text:p>117.35488414664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69.572131703026">
                <text:p>169.572131703026</text:p>
              </table:table-cell>
              <table:table-cell office:value-type="float" office:value="131.418402069845">
                <text:p>131.418402069845</text:p>
              </table:table-cell>
              <table:table-cell office:value-type="float" office:value="144.136311947572">
                <text:p>144.136311947572</text:p>
              </table:table-cell>
              <table:table-cell office:value-type="float" office:value="156.854221825299">
                <text:p>156.854221825299</text:p>
              </table:table-cell>
              <table:table-cell office:value-type="float" office:value="169.572131703026">
                <text:p>169.572131703026</text:p>
              </table:table-cell>
              <table:table-cell office:value-type="float" office:value="118.553416049895">
                <text:p>118.553416049895</text:p>
              </table:table-cell>
              <table:table-cell office:value-type="float" office:value="74.0958850311845">
                <text:p>74.0958850311845</text:p>
              </table:table-cell>
              <table:table-cell office:value-type="float" office:value="88.9150620374214">
                <text:p>88.9150620374214</text:p>
              </table:table-cell>
              <table:table-cell office:value-type="float" office:value="103.734239043658">
                <text:p>103.734239043658</text:p>
              </table:table-cell>
              <table:table-cell office:value-type="float" office:value="118.553416049895">
                <text:p>118.553416049895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170.915262559156">
                <text:p>170.915262559156</text:p>
              </table:table-cell>
              <table:table-cell office:value-type="float" office:value="132.459328483346">
                <text:p>132.459328483346</text:p>
              </table:table-cell>
              <table:table-cell office:value-type="float" office:value="145.277973175283">
                <text:p>145.277973175283</text:p>
              </table:table-cell>
              <table:table-cell office:value-type="float" office:value="158.096617867219">
                <text:p>158.096617867219</text:p>
              </table:table-cell>
              <table:table-cell office:value-type="float" office:value="170.915262559156">
                <text:p>170.915262559156</text:p>
              </table:table-cell>
              <table:table-cell office:value-type="float" office:value="119.753222853478">
                <text:p>119.753222853478</text:p>
              </table:table-cell>
              <table:table-cell office:value-type="float" office:value="74.8457642834239">
                <text:p>74.8457642834239</text:p>
              </table:table-cell>
              <table:table-cell office:value-type="float" office:value="89.8149171401087">
                <text:p>89.8149171401087</text:p>
              </table:table-cell>
              <table:table-cell office:value-type="float" office:value="104.784069996793">
                <text:p>104.784069996793</text:p>
              </table:table-cell>
              <table:table-cell office:value-type="float" office:value="119.753222853478">
                <text:p>119.75322285347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72.261569151241">
                <text:p>172.261569151241</text:p>
              </table:table-cell>
              <table:table-cell office:value-type="float" office:value="133.502716092212">
                <text:p>133.502716092212</text:p>
              </table:table-cell>
              <table:table-cell office:value-type="float" office:value="146.422333778555">
                <text:p>146.422333778555</text:p>
              </table:table-cell>
              <table:table-cell office:value-type="float" office:value="159.341951464898">
                <text:p>159.341951464898</text:p>
              </table:table-cell>
              <table:table-cell office:value-type="float" office:value="172.261569151241">
                <text:p>172.261569151241</text:p>
              </table:table-cell>
              <table:table-cell office:value-type="float" office:value="120.95428916603">
                <text:p>120.95428916603</text:p>
              </table:table-cell>
              <table:table-cell office:value-type="float" office:value="75.5964307287685">
                <text:p>75.5964307287685</text:p>
              </table:table-cell>
              <table:table-cell office:value-type="float" office:value="90.7157168745222">
                <text:p>90.7157168745222</text:p>
              </table:table-cell>
              <table:table-cell office:value-type="float" office:value="105.835003020276">
                <text:p>105.835003020276</text:p>
              </table:table-cell>
              <table:table-cell office:value-type="float" office:value="120.95428916603">
                <text:p>120.95428916603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73.611019860679">
                <text:p>173.611019860679</text:p>
              </table:table-cell>
              <table:table-cell office:value-type="float" office:value="134.548540392027">
                <text:p>134.548540392027</text:p>
              </table:table-cell>
              <table:table-cell office:value-type="float" office:value="147.569366881578">
                <text:p>147.569366881578</text:p>
              </table:table-cell>
              <table:table-cell office:value-type="float" office:value="160.590193371129">
                <text:p>160.590193371129</text:p>
              </table:table-cell>
              <table:table-cell office:value-type="float" office:value="173.611019860679">
                <text:p>173.611019860679</text:p>
              </table:table-cell>
              <table:table-cell office:value-type="float" office:value="122.156599978958">
                <text:p>122.156599978958</text:p>
              </table:table-cell>
              <table:table-cell office:value-type="float" office:value="76.3478749868489">
                <text:p>76.3478749868489</text:p>
              </table:table-cell>
              <table:table-cell office:value-type="float" office:value="91.6174499842186">
                <text:p>91.6174499842186</text:p>
              </table:table-cell>
              <table:table-cell office:value-type="float" office:value="106.887024981588">
                <text:p>106.887024981588</text:p>
              </table:table-cell>
              <table:table-cell office:value-type="float" office:value="122.156599978958">
                <text:p>122.15659997895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74.963583763797">
                <text:p>174.963583763797</text:p>
              </table:table-cell>
              <table:table-cell office:value-type="float" office:value="135.596777416942">
                <text:p>135.596777416942</text:p>
              </table:table-cell>
              <table:table-cell office:value-type="float" office:value="148.719046199227">
                <text:p>148.719046199227</text:p>
              </table:table-cell>
              <table:table-cell office:value-type="float" office:value="161.841314981512">
                <text:p>161.841314981512</text:p>
              </table:table-cell>
              <table:table-cell office:value-type="float" office:value="174.963583763797">
                <text:p>174.963583763797</text:p>
              </table:table-cell>
              <table:table-cell office:value-type="float" office:value="123.360140652154">
                <text:p>123.360140652154</text:p>
              </table:table-cell>
              <table:table-cell office:value-type="float" office:value="77.100087907596">
                <text:p>77.100087907596</text:p>
              </table:table-cell>
              <table:table-cell office:value-type="float" office:value="92.5201054891152">
                <text:p>92.5201054891152</text:p>
              </table:table-cell>
              <table:table-cell office:value-type="float" office:value="107.940123070634">
                <text:p>107.940123070634</text:p>
              </table:table-cell>
              <table:table-cell office:value-type="float" office:value="123.360140652154">
                <text:p>123.360140652154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176.31923060842">
                <text:p>176.31923060842</text:p>
              </table:table-cell>
              <table:table-cell office:value-type="float" office:value="136.647403721526">
                <text:p>136.647403721526</text:p>
              </table:table-cell>
              <table:table-cell office:value-type="float" office:value="149.871346017157">
                <text:p>149.871346017157</text:p>
              </table:table-cell>
              <table:table-cell office:value-type="float" office:value="163.095288312789">
                <text:p>163.095288312789</text:p>
              </table:table-cell>
              <table:table-cell office:value-type="float" office:value="176.31923060842">
                <text:p>176.31923060842</text:p>
              </table:table-cell>
              <table:table-cell office:value-type="float" office:value="124.564896900402">
                <text:p>124.564896900402</text:p>
              </table:table-cell>
              <table:table-cell office:value-type="float" office:value="77.8530605627511">
                <text:p>77.8530605627511</text:p>
              </table:table-cell>
              <table:table-cell office:value-type="float" office:value="93.4236726753013">
                <text:p>93.4236726753013</text:p>
              </table:table-cell>
              <table:table-cell office:value-type="float" office:value="108.994284787852">
                <text:p>108.994284787852</text:p>
              </table:table-cell>
              <table:table-cell office:value-type="float" office:value="124.564896900402">
                <text:p>124.56489690040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77.677930791509">
                <text:p>177.677930791509</text:p>
              </table:table-cell>
              <table:table-cell office:value-type="float" office:value="137.70039636342">
                <text:p>137.70039636342</text:p>
              </table:table-cell>
              <table:table-cell office:value-type="float" office:value="151.026241172783">
                <text:p>151.026241172783</text:p>
              </table:table-cell>
              <table:table-cell office:value-type="float" office:value="164.352085982146">
                <text:p>164.352085982146</text:p>
              </table:table-cell>
              <table:table-cell office:value-type="float" office:value="177.677930791509">
                <text:p>177.677930791509</text:p>
              </table:table-cell>
              <table:table-cell office:value-type="float" office:value="125.770854780463">
                <text:p>125.770854780463</text:p>
              </table:table-cell>
              <table:table-cell office:value-type="float" office:value="78.6067842377894">
                <text:p>78.6067842377894</text:p>
              </table:table-cell>
              <table:table-cell office:value-type="float" office:value="94.3281410853472">
                <text:p>94.3281410853472</text:p>
              </table:table-cell>
              <table:table-cell office:value-type="float" office:value="110.049497932905">
                <text:p>110.049497932905</text:p>
              </table:table-cell>
              <table:table-cell office:value-type="float" office:value="125.770854780463">
                <text:p>125.770854780463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179.039655337783">
                <text:p>179.039655337783</text:p>
              </table:table-cell>
              <table:table-cell office:value-type="float" office:value="138.755732886782">
                <text:p>138.755732886782</text:p>
              </table:table-cell>
              <table:table-cell office:value-type="float" office:value="152.183707037115">
                <text:p>152.183707037115</text:p>
              </table:table-cell>
              <table:table-cell office:value-type="float" office:value="165.611681187449">
                <text:p>165.611681187449</text:p>
              </table:table-cell>
              <table:table-cell office:value-type="float" office:value="179.039655337783">
                <text:p>179.039655337783</text:p>
              </table:table-cell>
              <table:table-cell office:value-type="float" office:value="126.978000678775">
                <text:p>126.978000678775</text:p>
              </table:table-cell>
              <table:table-cell office:value-type="float" office:value="79.3612504242346">
                <text:p>79.3612504242346</text:p>
              </table:table-cell>
              <table:table-cell office:value-type="float" office:value="95.2335005090815">
                <text:p>95.2335005090815</text:p>
              </table:table-cell>
              <table:table-cell office:value-type="float" office:value="111.105750593928">
                <text:p>111.105750593928</text:p>
              </table:table-cell>
              <table:table-cell office:value-type="float" office:value="126.978000678775">
                <text:p>126.97800067877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80.404375879291">
                <text:p>180.404375879291</text:p>
              </table:table-cell>
              <table:table-cell office:value-type="float" office:value="139.81339130645">
                <text:p>139.81339130645</text:p>
              </table:table-cell>
              <table:table-cell office:value-type="float" office:value="153.343719497397">
                <text:p>153.343719497397</text:p>
              </table:table-cell>
              <table:table-cell office:value-type="float" office:value="166.874047688344">
                <text:p>166.874047688344</text:p>
              </table:table-cell>
              <table:table-cell office:value-type="float" office:value="180.404375879291">
                <text:p>180.404375879291</text:p>
              </table:table-cell>
              <table:table-cell office:value-type="float" office:value="128.186321299743">
                <text:p>128.186321299743</text:p>
              </table:table-cell>
              <table:table-cell office:value-type="float" office:value="80.1164508123394">
                <text:p>80.1164508123394</text:p>
              </table:table-cell>
              <table:table-cell office:value-type="float" office:value="96.1397409748073">
                <text:p>96.1397409748073</text:p>
              </table:table-cell>
              <table:table-cell office:value-type="float" office:value="112.163031137275">
                <text:p>112.163031137275</text:p>
              </table:table-cell>
              <table:table-cell office:value-type="float" office:value="128.186321299743">
                <text:p>128.186321299743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181.772064635879">
                <text:p>181.772064635879</text:p>
              </table:table-cell>
              <table:table-cell office:value-type="float" office:value="140.873350092806">
                <text:p>140.873350092806</text:p>
              </table:table-cell>
              <table:table-cell office:value-type="float" office:value="154.506254940497">
                <text:p>154.506254940497</text:p>
              </table:table-cell>
              <table:table-cell office:value-type="float" office:value="168.139159788188">
                <text:p>168.139159788188</text:p>
              </table:table-cell>
              <table:table-cell office:value-type="float" office:value="181.772064635879">
                <text:p>181.772064635879</text:p>
              </table:table-cell>
              <table:table-cell office:value-type="float" office:value="129.395803654578">
                <text:p>129.395803654578</text:p>
              </table:table-cell>
              <table:table-cell office:value-type="float" office:value="80.8723772841111">
                <text:p>80.8723772841111</text:p>
              </table:table-cell>
              <table:table-cell office:value-type="float" office:value="97.0468527409333">
                <text:p>97.0468527409333</text:p>
              </table:table-cell>
              <table:table-cell office:value-type="float" office:value="113.221328197756">
                <text:p>113.221328197756</text:p>
              </table:table-cell>
              <table:table-cell office:value-type="float" office:value="129.395803654578">
                <text:p>129.39580365457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83.142694396493">
                <text:p>183.142694396493</text:p>
              </table:table-cell>
              <table:table-cell office:value-type="float" office:value="141.935588157282">
                <text:p>141.935588157282</text:p>
              </table:table-cell>
              <table:table-cell office:value-type="float" office:value="155.671290237019">
                <text:p>155.671290237019</text:p>
              </table:table-cell>
              <table:table-cell office:value-type="float" office:value="169.406992316756">
                <text:p>169.406992316756</text:p>
              </table:table-cell>
              <table:table-cell office:value-type="float" office:value="183.142694396493">
                <text:p>183.142694396493</text:p>
              </table:table-cell>
              <table:table-cell office:value-type="float" office:value="130.606435050659">
                <text:p>130.606435050659</text:p>
              </table:table-cell>
              <table:table-cell office:value-type="float" office:value="81.6290219066616">
                <text:p>81.6290219066616</text:p>
              </table:table-cell>
              <table:table-cell office:value-type="float" office:value="97.9548262879939">
                <text:p>97.9548262879939</text:p>
              </table:table-cell>
              <table:table-cell office:value-type="float" office:value="114.280630669326">
                <text:p>114.280630669326</text:p>
              </table:table-cell>
              <table:table-cell office:value-type="float" office:value="130.606435050659">
                <text:p>130.606435050659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184.516238501281">
                <text:p>184.516238501281</text:p>
              </table:table-cell>
              <table:table-cell office:value-type="float" office:value="143.000084838492">
                <text:p>143.000084838492</text:p>
              </table:table-cell>
              <table:table-cell office:value-type="float" office:value="156.838802726088">
                <text:p>156.838802726088</text:p>
              </table:table-cell>
              <table:table-cell office:value-type="float" office:value="170.677520613685">
                <text:p>170.677520613685</text:p>
              </table:table-cell>
              <table:table-cell office:value-type="float" office:value="184.516238501281">
                <text:p>184.516238501281</text:p>
              </table:table-cell>
              <table:table-cell office:value-type="float" office:value="131.818203081382">
                <text:p>131.818203081382</text:p>
              </table:table-cell>
              <table:table-cell office:value-type="float" office:value="82.3863769258638">
                <text:p>82.3863769258638</text:p>
              </table:table-cell>
              <table:table-cell office:value-type="float" office:value="98.8636523110366">
                <text:p>98.8636523110366</text:p>
              </table:table-cell>
              <table:table-cell office:value-type="float" office:value="115.340927696209">
                <text:p>115.340927696209</text:p>
              </table:table-cell>
              <table:table-cell office:value-type="float" office:value="131.818203081382">
                <text:p>131.818203081382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85.892670824449">
                <text:p>185.892670824449</text:p>
              </table:table-cell>
              <table:table-cell office:value-type="float" office:value="144.066819888948">
                <text:p>144.066819888948</text:p>
              </table:table-cell>
              <table:table-cell office:value-type="float" office:value="158.008770200782">
                <text:p>158.008770200782</text:p>
              </table:table-cell>
              <table:table-cell office:value-type="float" office:value="171.950720512616">
                <text:p>171.950720512616</text:p>
              </table:table-cell>
              <table:table-cell office:value-type="float" office:value="185.892670824449">
                <text:p>185.892670824449</text:p>
              </table:table-cell>
              <table:table-cell office:value-type="float" office:value="133.031095616474">
                <text:p>133.031095616474</text:p>
              </table:table-cell>
              <table:table-cell office:value-type="float" office:value="83.1444347602964">
                <text:p>83.1444347602964</text:p>
              </table:table-cell>
              <table:table-cell office:value-type="float" office:value="99.7733217123557">
                <text:p>99.7733217123557</text:p>
              </table:table-cell>
              <table:table-cell office:value-type="float" office:value="116.402208664415">
                <text:p>116.402208664415</text:p>
              </table:table-cell>
              <table:table-cell office:value-type="float" office:value="133.031095616474">
                <text:p>133.031095616474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87.271965757839">
                <text:p>187.271965757839</text:p>
              </table:table-cell>
              <table:table-cell office:value-type="float" office:value="145.135773462325">
                <text:p>145.135773462325</text:p>
              </table:table-cell>
              <table:table-cell office:value-type="float" office:value="159.181170894163">
                <text:p>159.181170894163</text:p>
              </table:table-cell>
              <table:table-cell office:value-type="float" office:value="173.226568326001">
                <text:p>173.226568326001</text:p>
              </table:table-cell>
              <table:table-cell office:value-type="float" office:value="187.271965757839">
                <text:p>187.271965757839</text:p>
              </table:table-cell>
              <table:table-cell office:value-type="float" office:value="134.245100792736">
                <text:p>134.245100792736</text:p>
              </table:table-cell>
              <table:table-cell office:value-type="float" office:value="83.9031879954603">
                <text:p>83.9031879954603</text:p>
              </table:table-cell>
              <table:table-cell office:value-type="float" office:value="100.683825594552">
                <text:p>100.683825594552</text:p>
              </table:table-cell>
              <table:table-cell office:value-type="float" office:value="117.464463193644">
                <text:p>117.464463193644</text:p>
              </table:table-cell>
              <table:table-cell office:value-type="float" office:value="134.245100792736">
                <text:p>134.24510079273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88.65409819517">
                <text:p>188.65409819517</text:p>
              </table:table-cell>
              <table:table-cell office:value-type="float" office:value="146.206926101257">
                <text:p>146.206926101257</text:p>
              </table:table-cell>
              <table:table-cell office:value-type="float" office:value="160.355983465895">
                <text:p>160.355983465895</text:p>
              </table:table-cell>
              <table:table-cell office:value-type="float" office:value="174.505040830532">
                <text:p>174.505040830532</text:p>
              </table:table-cell>
              <table:table-cell office:value-type="float" office:value="188.65409819517">
                <text:p>188.65409819517</text:p>
              </table:table-cell>
              <table:table-cell office:value-type="float" office:value="135.460207005204">
                <text:p>135.460207005204</text:p>
              </table:table-cell>
              <table:table-cell office:value-type="float" office:value="84.6626293782528">
                <text:p>84.6626293782528</text:p>
              </table:table-cell>
              <table:table-cell office:value-type="float" office:value="101.595155253903">
                <text:p>101.595155253903</text:p>
              </table:table-cell>
              <table:table-cell office:value-type="float" office:value="118.527681129554">
                <text:p>118.527681129554</text:p>
              </table:table-cell>
              <table:table-cell office:value-type="float" office:value="135.460207005204">
                <text:p>135.460207005204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90.03904351694">
                <text:p>190.03904351694</text:p>
              </table:table-cell>
              <table:table-cell office:value-type="float" office:value="147.280258725629">
                <text:p>147.280258725629</text:p>
              </table:table-cell>
              <table:table-cell office:value-type="float" office:value="161.533186989399">
                <text:p>161.533186989399</text:p>
              </table:table-cell>
              <table:table-cell office:value-type="float" office:value="175.78611525317">
                <text:p>175.78611525317</text:p>
              </table:table-cell>
              <table:table-cell office:value-type="float" office:value="190.03904351694">
                <text:p>190.03904351694</text:p>
              </table:table-cell>
              <table:table-cell office:value-type="float" office:value="136.676402898695">
                <text:p>136.676402898695</text:p>
              </table:table-cell>
              <table:table-cell office:value-type="float" office:value="85.4227518116844">
                <text:p>85.4227518116844</text:p>
              </table:table-cell>
              <table:table-cell office:value-type="float" office:value="102.507302174021">
                <text:p>102.507302174021</text:p>
              </table:table-cell>
              <table:table-cell office:value-type="float" office:value="119.591852536358">
                <text:p>119.591852536358</text:p>
              </table:table-cell>
              <table:table-cell office:value-type="float" office:value="136.676402898695">
                <text:p>136.67640289869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91.426777575922">
                <text:p>191.426777575922</text:p>
              </table:table-cell>
              <table:table-cell office:value-type="float" office:value="148.35575262134">
                <text:p>148.35575262134</text:p>
              </table:table-cell>
              <table:table-cell office:value-type="float" office:value="162.712760939534">
                <text:p>162.712760939534</text:p>
              </table:table-cell>
              <table:table-cell office:value-type="float" office:value="177.069769257728">
                <text:p>177.069769257728</text:p>
              </table:table-cell>
              <table:table-cell office:value-type="float" office:value="191.426777575922">
                <text:p>191.426777575922</text:p>
              </table:table-cell>
              <table:table-cell office:value-type="float" office:value="137.89367735972">
                <text:p>137.89367735972</text:p>
              </table:table-cell>
              <table:table-cell office:value-type="float" office:value="86.1835483498252">
                <text:p>86.1835483498252</text:p>
              </table:table-cell>
              <table:table-cell office:value-type="float" office:value="103.42025801979">
                <text:p>103.42025801979</text:p>
              </table:table-cell>
              <table:table-cell office:value-type="float" office:value="120.656967689755">
                <text:p>120.656967689755</text:p>
              </table:table-cell>
              <table:table-cell office:value-type="float" office:value="137.89367735972">
                <text:p>137.89367735972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92.81727668325">
                <text:p>192.81727668325</text:p>
              </table:table-cell>
              <table:table-cell office:value-type="float" office:value="149.433389429519">
                <text:p>149.433389429519</text:p>
              </table:table-cell>
              <table:table-cell office:value-type="float" office:value="163.894685180762">
                <text:p>163.894685180762</text:p>
              </table:table-cell>
              <table:table-cell office:value-type="float" office:value="178.355980932006">
                <text:p>178.355980932006</text:p>
              </table:table-cell>
              <table:table-cell office:value-type="float" office:value="192.81727668325">
                <text:p>192.81727668325</text:p>
              </table:table-cell>
              <table:table-cell office:value-type="float" office:value="139.112019508749">
                <text:p>139.112019508749</text:p>
              </table:table-cell>
              <table:table-cell office:value-type="float" office:value="86.9450121929683">
                <text:p>86.9450121929683</text:p>
              </table:table-cell>
              <table:table-cell office:value-type="float" office:value="104.334014631562">
                <text:p>104.334014631562</text:p>
              </table:table-cell>
              <table:table-cell office:value-type="float" office:value="121.723017070156">
                <text:p>121.723017070156</text:p>
              </table:table-cell>
              <table:table-cell office:value-type="float" office:value="139.112019508749">
                <text:p>139.11201950874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94.210517595048">
                <text:p>194.210517595048</text:p>
              </table:table-cell>
              <table:table-cell office:value-type="float" office:value="150.513151136162">
                <text:p>150.513151136162</text:p>
              </table:table-cell>
              <table:table-cell office:value-type="float" office:value="165.078939955791">
                <text:p>165.078939955791</text:p>
              </table:table-cell>
              <table:table-cell office:value-type="float" office:value="179.644728775419">
                <text:p>179.644728775419</text:p>
              </table:table-cell>
              <table:table-cell office:value-type="float" office:value="194.210517595048">
                <text:p>194.210517595048</text:p>
              </table:table-cell>
              <table:table-cell office:value-type="float" office:value="140.331418692798">
                <text:p>140.331418692798</text:p>
              </table:table-cell>
              <table:table-cell office:value-type="float" office:value="87.7071366829988">
                <text:p>87.7071366829988</text:p>
              </table:table-cell>
              <table:table-cell office:value-type="float" office:value="105.248564019599">
                <text:p>105.248564019599</text:p>
              </table:table-cell>
              <table:table-cell office:value-type="float" office:value="122.789991356198">
                <text:p>122.789991356198</text:p>
              </table:table-cell>
              <table:table-cell office:value-type="float" office:value="140.331418692798">
                <text:p>140.331418692798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195.606477499591">
                <text:p>195.606477499591</text:p>
              </table:table-cell>
              <table:table-cell office:value-type="float" office:value="151.595020062183">
                <text:p>151.595020062183</text:p>
              </table:table-cell>
              <table:table-cell office:value-type="float" office:value="166.265505874652">
                <text:p>166.265505874652</text:p>
              </table:table-cell>
              <table:table-cell office:value-type="float" office:value="180.935991687121">
                <text:p>180.935991687121</text:p>
              </table:table-cell>
              <table:table-cell office:value-type="float" office:value="195.606477499591">
                <text:p>195.606477499591</text:p>
              </table:table-cell>
              <table:table-cell office:value-type="float" office:value="141.551864478334">
                <text:p>141.551864478334</text:p>
              </table:table-cell>
              <table:table-cell office:value-type="float" office:value="88.4699152989585">
                <text:p>88.4699152989585</text:p>
              </table:table-cell>
              <table:table-cell office:value-type="float" office:value="106.16389835875">
                <text:p>106.16389835875</text:p>
              </table:table-cell>
              <table:table-cell office:value-type="float" office:value="123.857881418542">
                <text:p>123.857881418542</text:p>
              </table:table-cell>
              <table:table-cell office:value-type="float" office:value="141.551864478334">
                <text:p>141.551864478334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97.005134004952">
                <text:p>197.005134004952</text:p>
              </table:table-cell>
              <table:table-cell office:value-type="float" office:value="152.678978853838">
                <text:p>152.678978853838</text:p>
              </table:table-cell>
              <table:table-cell office:value-type="float" office:value="167.454363904209">
                <text:p>167.454363904209</text:p>
              </table:table-cell>
              <table:table-cell office:value-type="float" office:value="182.22974895458">
                <text:p>182.22974895458</text:p>
              </table:table-cell>
              <table:table-cell office:value-type="float" office:value="197.005134004952">
                <text:p>197.005134004952</text:p>
              </table:table-cell>
              <table:table-cell office:value-type="float" office:value="142.77334664447">
                <text:p>142.77334664447</text:p>
              </table:table-cell>
              <table:table-cell office:value-type="float" office:value="89.2333416527936">
                <text:p>89.2333416527936</text:p>
              </table:table-cell>
              <table:table-cell office:value-type="float" office:value="107.080009983352">
                <text:p>107.080009983352</text:p>
              </table:table-cell>
              <table:table-cell office:value-type="float" office:value="124.926678313911">
                <text:p>124.926678313911</text:p>
              </table:table-cell>
              <table:table-cell office:value-type="float" office:value="142.77334664447">
                <text:p>142.77334664447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98.406465127133">
                <text:p>198.406465127133</text:p>
              </table:table-cell>
              <table:table-cell office:value-type="float" office:value="153.765010473528">
                <text:p>153.765010473528</text:p>
              </table:table-cell>
              <table:table-cell office:value-type="float" office:value="168.645495358063">
                <text:p>168.645495358063</text:p>
              </table:table-cell>
              <table:table-cell office:value-type="float" office:value="183.525980242598">
                <text:p>183.525980242598</text:p>
              </table:table-cell>
              <table:table-cell office:value-type="float" office:value="198.406465127133">
                <text:p>198.406465127133</text:p>
              </table:table-cell>
              <table:table-cell office:value-type="float" office:value="143.995855176446">
                <text:p>143.995855176446</text:p>
              </table:table-cell>
              <table:table-cell office:value-type="float" office:value="89.997409485279">
                <text:p>89.997409485279</text:p>
              </table:table-cell>
              <table:table-cell office:value-type="float" office:value="107.996891382335">
                <text:p>107.996891382335</text:p>
              </table:table-cell>
              <table:table-cell office:value-type="float" office:value="125.996373279391">
                <text:p>125.996373279391</text:p>
              </table:table-cell>
              <table:table-cell office:value-type="float" office:value="143.995855176446">
                <text:p>143.99585517644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99.810449278642">
                <text:p>199.810449278642</text:p>
              </table:table-cell>
              <table:table-cell office:value-type="float" office:value="154.853098190948">
                <text:p>154.853098190948</text:p>
              </table:table-cell>
              <table:table-cell office:value-type="float" office:value="169.838881886846">
                <text:p>169.838881886846</text:p>
              </table:table-cell>
              <table:table-cell office:value-type="float" office:value="184.824665582744">
                <text:p>184.824665582744</text:p>
              </table:table-cell>
              <table:table-cell office:value-type="float" office:value="199.810449278642">
                <text:p>199.810449278642</text:p>
              </table:table-cell>
              <table:table-cell office:value-type="float" office:value="145.219380259372">
                <text:p>145.219380259372</text:p>
              </table:table-cell>
              <table:table-cell office:value-type="float" office:value="90.7621126621076">
                <text:p>90.7621126621076</text:p>
              </table:table-cell>
              <table:table-cell office:value-type="float" office:value="108.914535194529">
                <text:p>108.914535194529</text:p>
              </table:table-cell>
              <table:table-cell office:value-type="float" office:value="127.066957726951">
                <text:p>127.066957726951</text:p>
              </table:table-cell>
              <table:table-cell office:value-type="float" office:value="145.219380259372">
                <text:p>145.219380259372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201.217065257498">
                <text:p>201.217065257498</text:p>
              </table:table-cell>
              <table:table-cell office:value-type="float" office:value="155.943225574561">
                <text:p>155.943225574561</text:p>
              </table:table-cell>
              <table:table-cell office:value-type="float" office:value="171.034505468873">
                <text:p>171.034505468873</text:p>
              </table:table-cell>
              <table:table-cell office:value-type="float" office:value="186.125785363186">
                <text:p>186.125785363186</text:p>
              </table:table-cell>
              <table:table-cell office:value-type="float" office:value="201.217065257498">
                <text:p>201.217065257498</text:p>
              </table:table-cell>
              <table:table-cell office:value-type="float" office:value="146.443912272221">
                <text:p>146.443912272221</text:p>
              </table:table-cell>
              <table:table-cell office:value-type="float" office:value="91.5274451701379">
                <text:p>91.5274451701379</text:p>
              </table:table-cell>
              <table:table-cell office:value-type="float" office:value="109.832934204166">
                <text:p>109.832934204166</text:p>
              </table:table-cell>
              <table:table-cell office:value-type="float" office:value="128.138423238193">
                <text:p>128.138423238193</text:p>
              </table:table-cell>
              <table:table-cell office:value-type="float" office:value="146.443912272221">
                <text:p>146.443912272221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02.626292236648">
                <text:p>202.626292236648</text:p>
              </table:table-cell>
              <table:table-cell office:value-type="float" office:value="157.035376483402">
                <text:p>157.035376483402</text:p>
              </table:table-cell>
              <table:table-cell office:value-type="float" office:value="172.232348401151">
                <text:p>172.232348401151</text:p>
              </table:table-cell>
              <table:table-cell office:value-type="float" office:value="187.4293203189">
                <text:p>187.4293203189</text:p>
              </table:table-cell>
              <table:table-cell office:value-type="float" office:value="202.626292236648">
                <text:p>202.626292236648</text:p>
              </table:table-cell>
              <table:table-cell office:value-type="float" office:value="147.669441782066">
                <text:p>147.669441782066</text:p>
              </table:table-cell>
              <table:table-cell office:value-type="float" office:value="92.2934011137914">
                <text:p>92.2934011137914</text:p>
              </table:table-cell>
              <table:table-cell office:value-type="float" office:value="110.75208133655">
                <text:p>110.75208133655</text:p>
              </table:table-cell>
              <table:table-cell office:value-type="float" office:value="129.210761559308">
                <text:p>129.210761559308</text:p>
              </table:table-cell>
              <table:table-cell office:value-type="float" office:value="147.669441782066">
                <text:p>147.669441782066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204.038109753775">
                <text:p>204.038109753775</text:p>
              </table:table-cell>
              <table:table-cell office:value-type="float" office:value="158.129535059175">
                <text:p>158.129535059175</text:p>
              </table:table-cell>
              <table:table-cell office:value-type="float" office:value="173.432393290709">
                <text:p>173.432393290709</text:p>
              </table:table-cell>
              <table:table-cell office:value-type="float" office:value="188.735251522242">
                <text:p>188.735251522242</text:p>
              </table:table-cell>
              <table:table-cell office:value-type="float" office:value="204.038109753775">
                <text:p>204.038109753775</text:p>
              </table:table-cell>
              <table:table-cell office:value-type="float" office:value="148.895959538547">
                <text:p>148.895959538547</text:p>
              </table:table-cell>
              <table:table-cell office:value-type="float" office:value="93.0599747115918">
                <text:p>93.0599747115918</text:p>
              </table:table-cell>
              <table:table-cell office:value-type="float" office:value="111.67196965391">
                <text:p>111.67196965391</text:p>
              </table:table-cell>
              <table:table-cell office:value-type="float" office:value="130.283964596228">
                <text:p>130.283964596228</text:p>
              </table:table-cell>
              <table:table-cell office:value-type="float" office:value="148.895959538547">
                <text:p>148.89595953854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5.452497701472">
                <text:p>205.452497701472</text:p>
              </table:table-cell>
              <table:table-cell office:value-type="float" office:value="159.225685718641">
                <text:p>159.225685718641</text:p>
              </table:table-cell>
              <table:table-cell office:value-type="float" office:value="174.634623046251">
                <text:p>174.634623046251</text:p>
              </table:table-cell>
              <table:table-cell office:value-type="float" office:value="190.043560373862">
                <text:p>190.043560373862</text:p>
              </table:table-cell>
              <table:table-cell office:value-type="float" office:value="205.452497701472">
                <text:p>205.452497701472</text:p>
              </table:table-cell>
              <table:table-cell office:value-type="float" office:value="150.123456468544">
                <text:p>150.123456468544</text:p>
              </table:table-cell>
              <table:table-cell office:value-type="float" office:value="93.8271602928401">
                <text:p>93.8271602928401</text:p>
              </table:table-cell>
              <table:table-cell office:value-type="float" office:value="112.592592351408">
                <text:p>112.592592351408</text:p>
              </table:table-cell>
              <table:table-cell office:value-type="float" office:value="131.358024409976">
                <text:p>131.358024409976</text:p>
              </table:table-cell>
              <table:table-cell office:value-type="float" office:value="150.123456468544">
                <text:p>150.123456468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 draw:opacity="1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text-overlap="true" chart:reverse-direction="false" text:line-break="false" chart:axis-position="0" style:rotation-angle="270"/>
      <style:graphic-properties svg:stroke-width="0.01cm" svg:stroke-color="#b3b3b3"/>
      <style:text-properties fo:font-size="6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aximum="225" chart:interval-major="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66ff66" draw:fill-color="#66ff6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006600" draw:fill-color="#006600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ffff66" draw:fill-color="#ffff66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1">
      <style:chart-properties chart:symbol-type="non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181cm" svg:height="11.192cm" xlink:href=".." xlink:type="simple" chart:class="chart:line" chart:column-mapping="5 6 7 8 9 0 1 2 3 4" chart:style-name="ch1">
        <chart:legend chart:legend-position="end" svg:x="19.302cm" svg:y="2.926cm" style:legend-expansion="high" chart:style-name="ch2"/>
        <chart:plot-area chart:style-name="ch3" table:cell-range-address="thorium.A2:thorium.F103 thorium.G2:thorium.G103 thorium.I2:thorium.I103 thorium.K2:thorium.K103 thorium.M2:thorium.M103 thorium.O2:thorium.O103" chart:data-source-has-labels="both" svg:x="0.893cm" svg:y="1.027cm" svg:width="17.523cm" svg:height="9.522cm">
          <chartooo:coordinate-region svg:x="1.7cm" svg:y="1.239cm" svg:width="16.583cm" svg:height="8.636cm"/>
          <chart:axis chart:dimension="x" chart:name="primary-x" chart:style-name="ch4" chartooo:axis-type="auto">
            <chartooo:date-scale/>
            <chart:categories table:cell-range-address="thorium.A3:thorium.A103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thorium.G3:thorium.G103" chart:label-cell-address="thorium.G2:thorium.G2" chart:class="chart:line">
            <chart:data-point chart:repeated="101"/>
          </chart:series>
          <chart:series chart:style-name="ch10" chart:values-cell-range-address="thorium.I3:thorium.I103" chart:label-cell-address="thorium.I2:thorium.I2" chart:class="chart:line">
            <chart:data-point chart:repeated="101"/>
          </chart:series>
          <chart:series chart:style-name="ch11" chart:values-cell-range-address="thorium.K3:thorium.K103" chart:label-cell-address="thorium.K2:thorium.K2" chart:class="chart:line">
            <chart:data-point chart:repeated="101"/>
          </chart:series>
          <chart:series chart:style-name="ch12" chart:values-cell-range-address="thorium.M3:thorium.M103" chart:label-cell-address="thorium.M2:thorium.M2" chart:class="chart:line">
            <chart:data-point chart:repeated="101"/>
          </chart:series>
          <chart:series chart:style-name="ch13" chart:values-cell-range-address="thorium.O3:thorium.O103" chart:label-cell-address="thorium.O2:thorium.O2" chart:class="chart:line">
            <chart:data-point chart:repeated="101"/>
          </chart:series>
          <chart:series chart:style-name="ch14" chart:values-cell-range-address="thorium.B3:thorium.B103" chart:label-cell-address="thorium.B2:thorium.B2" chart:class="chart:line">
            <chart:data-point chart:repeated="101"/>
          </chart:series>
          <chart:series chart:style-name="ch15" chart:values-cell-range-address="thorium.C3:thorium.C103" chart:label-cell-address="thorium.C2:thorium.C2" chart:class="chart:line">
            <chart:data-point chart:repeated="101"/>
          </chart:series>
          <chart:series chart:style-name="ch16" chart:values-cell-range-address="thorium.D3:thorium.D103" chart:label-cell-address="thorium.D2:thorium.D2" chart:class="chart:line">
            <chart:data-point chart:repeated="101"/>
          </chart:series>
          <chart:series chart:style-name="ch17" chart:values-cell-range-address="thorium.E3:thorium.E103" chart:label-cell-address="thorium.E2:thorium.E2" chart:class="chart:line">
            <chart:data-point chart:repeated="101"/>
          </chart:series>
          <chart:series chart:style-name="ch18" chart:values-cell-range-address="thorium.F3:thorium.F103" chart:label-cell-address="thorium.F2:thorium.F2" chart:class="chart:line">
            <chart:data-point chart:repeated="10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:</text:p>
                <draw:g>
                  <svg:desc>thorium.G2:thorium.G2</svg:desc>
                </draw:g>
              </table:table-cell>
              <table:table-cell office:value-type="string">
                <text:p>1</text:p>
                <draw:g>
                  <svg:desc>thorium.I2:thorium.I2</svg:desc>
                </draw:g>
              </table:table-cell>
              <table:table-cell office:value-type="string">
                <text:p>2</text:p>
                <draw:g>
                  <svg:desc>thorium.K2:thorium.K2</svg:desc>
                </draw:g>
              </table:table-cell>
              <table:table-cell office:value-type="string">
                <text:p>3</text:p>
                <draw:g>
                  <svg:desc>thorium.M2:thorium.M2</svg:desc>
                </draw:g>
              </table:table-cell>
              <table:table-cell office:value-type="string">
                <text:p>4</text:p>
                <draw:g>
                  <svg:desc>thorium.O2:thorium.O2</svg:desc>
                </draw:g>
              </table:table-cell>
              <table:table-cell office:value-type="string">
                <text:p>output:</text:p>
                <draw:g>
                  <svg:desc>thorium.B2:thorium.B2</svg:desc>
                </draw:g>
              </table:table-cell>
              <table:table-cell office:value-type="string">
                <text:p>1</text:p>
                <draw:g>
                  <svg:desc>thorium.C2:thorium.C2</svg:desc>
                </draw:g>
              </table:table-cell>
              <table:table-cell office:value-type="string">
                <text:p>2</text:p>
                <draw:g>
                  <svg:desc>thorium.D2:thorium.D2</svg:desc>
                </draw:g>
              </table:table-cell>
              <table:table-cell office:value-type="string">
                <text:p>3</text:p>
                <draw:g>
                  <svg:desc>thorium.E2:thorium.E2</svg:desc>
                </draw:g>
              </table:table-cell>
              <table:table-cell office:value-type="string">
                <text:p>4</text:p>
                <draw:g>
                  <svg:desc>thorium.F2:thorium.F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thorium.A3:thorium.A103</svg:desc>
                </draw:g>
              </table:table-cell>
              <table:table-cell office:value-type="float" office:value="204.639950409517">
                <text:p>204.639950409517</text:p>
                <draw:g>
                  <svg:desc>thorium.G3:thorium.G103</svg:desc>
                </draw:g>
              </table:table-cell>
              <table:table-cell office:value-type="float" office:value="158.595961567376">
                <text:p>158.595961567376</text:p>
                <draw:g>
                  <svg:desc>thorium.I3:thorium.I103</svg:desc>
                </draw:g>
              </table:table-cell>
              <table:table-cell office:value-type="float" office:value="173.94395784809">
                <text:p>173.94395784809</text:p>
                <draw:g>
                  <svg:desc>thorium.K3:thorium.K103</svg:desc>
                </draw:g>
              </table:table-cell>
              <table:table-cell office:value-type="float" office:value="189.291954128803">
                <text:p>189.291954128803</text:p>
                <draw:g>
                  <svg:desc>thorium.M3:thorium.M103</svg:desc>
                </draw:g>
              </table:table-cell>
              <table:table-cell office:value-type="float" office:value="204.639950409517">
                <text:p>204.639950409517</text:p>
                <draw:g>
                  <svg:desc>thorium.O3:thorium.O103</svg:desc>
                </draw:g>
              </table:table-cell>
              <table:table-cell office:value-type="float" office:value="154.846949059925">
                <text:p>154.846949059925</text:p>
                <draw:g>
                  <svg:desc>thorium.B3:thorium.B103</svg:desc>
                </draw:g>
              </table:table-cell>
              <table:table-cell office:value-type="float" office:value="96.7793431624531">
                <text:p>96.7793431624531</text:p>
                <draw:g>
                  <svg:desc>thorium.C3:thorium.C103</svg:desc>
                </draw:g>
              </table:table-cell>
              <table:table-cell office:value-type="float" office:value="116.135211794944">
                <text:p>116.135211794944</text:p>
                <draw:g>
                  <svg:desc>thorium.D3:thorium.D103</svg:desc>
                </draw:g>
              </table:table-cell>
              <table:table-cell office:value-type="float" office:value="135.491080427434">
                <text:p>135.491080427434</text:p>
                <draw:g>
                  <svg:desc>thorium.E3:thorium.E103</svg:desc>
                </draw:g>
              </table:table-cell>
              <table:table-cell office:value-type="float" office:value="154.846949059925">
                <text:p>154.846949059925</text:p>
                <draw:g>
                  <svg:desc>thorium.F3:thorium.F103</svg:desc>
                </draw:g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204.453583897298">
                <text:p>204.453583897298</text:p>
              </table:table-cell>
              <table:table-cell office:value-type="float" office:value="158.451527520406">
                <text:p>158.451527520406</text:p>
              </table:table-cell>
              <table:table-cell office:value-type="float" office:value="173.785546312704">
                <text:p>173.785546312704</text:p>
              </table:table-cell>
              <table:table-cell office:value-type="float" office:value="189.119565105001">
                <text:p>189.119565105001</text:p>
              </table:table-cell>
              <table:table-cell office:value-type="float" office:value="204.453583897298">
                <text:p>204.453583897298</text:p>
              </table:table-cell>
              <table:table-cell office:value-type="float" office:value="154.757485349358">
                <text:p>154.757485349358</text:p>
              </table:table-cell>
              <table:table-cell office:value-type="float" office:value="96.723428343349">
                <text:p>96.723428343349</text:p>
              </table:table-cell>
              <table:table-cell office:value-type="float" office:value="116.068114012019">
                <text:p>116.068114012019</text:p>
              </table:table-cell>
              <table:table-cell office:value-type="float" office:value="135.412799680689">
                <text:p>135.412799680689</text:p>
              </table:table-cell>
              <table:table-cell office:value-type="float" office:value="154.757485349358">
                <text:p>154.757485349358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04.244832991751">
                <text:p>204.244832991751</text:p>
              </table:table-cell>
              <table:table-cell office:value-type="float" office:value="158.289745568607">
                <text:p>158.289745568607</text:p>
              </table:table-cell>
              <table:table-cell office:value-type="float" office:value="173.608108042989">
                <text:p>173.608108042989</text:p>
              </table:table-cell>
              <table:table-cell office:value-type="float" office:value="188.92647051737">
                <text:p>188.92647051737</text:p>
              </table:table-cell>
              <table:table-cell office:value-type="float" office:value="204.244832991751">
                <text:p>204.244832991751</text:p>
              </table:table-cell>
              <table:table-cell office:value-type="float" office:value="154.653427578422">
                <text:p>154.653427578422</text:p>
              </table:table-cell>
              <table:table-cell office:value-type="float" office:value="96.658392236514">
                <text:p>96.658392236514</text:p>
              </table:table-cell>
              <table:table-cell office:value-type="float" office:value="115.990070683817">
                <text:p>115.990070683817</text:p>
              </table:table-cell>
              <table:table-cell office:value-type="float" office:value="135.32174913112">
                <text:p>135.32174913112</text:p>
              </table:table-cell>
              <table:table-cell office:value-type="float" office:value="154.653427578422">
                <text:p>154.653427578422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04.016315529945">
                <text:p>204.016315529945</text:p>
              </table:table-cell>
              <table:table-cell office:value-type="float" office:value="158.112644535707">
                <text:p>158.112644535707</text:p>
              </table:table-cell>
              <table:table-cell office:value-type="float" office:value="173.413868200453">
                <text:p>173.413868200453</text:p>
              </table:table-cell>
              <table:table-cell office:value-type="float" office:value="188.715091865199">
                <text:p>188.715091865199</text:p>
              </table:table-cell>
              <table:table-cell office:value-type="float" office:value="204.016315529945">
                <text:p>204.016315529945</text:p>
              </table:table-cell>
              <table:table-cell office:value-type="float" office:value="154.536036309216">
                <text:p>154.536036309216</text:p>
              </table:table-cell>
              <table:table-cell office:value-type="float" office:value="96.5850226932602">
                <text:p>96.5850226932602</text:p>
              </table:table-cell>
              <table:table-cell office:value-type="float" office:value="115.902027231912">
                <text:p>115.902027231912</text:p>
              </table:table-cell>
              <table:table-cell office:value-type="float" office:value="135.219031770564">
                <text:p>135.219031770564</text:p>
              </table:table-cell>
              <table:table-cell office:value-type="float" office:value="154.536036309216">
                <text:p>154.53603630921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03.769933304517">
                <text:p>203.769933304517</text:p>
              </table:table-cell>
              <table:table-cell office:value-type="float" office:value="157.921698311001">
                <text:p>157.921698311001</text:p>
              </table:table-cell>
              <table:table-cell office:value-type="float" office:value="173.204443308839">
                <text:p>173.204443308839</text:p>
              </table:table-cell>
              <table:table-cell office:value-type="float" office:value="188.487188306678">
                <text:p>188.487188306678</text:p>
              </table:table-cell>
              <table:table-cell office:value-type="float" office:value="203.769933304517">
                <text:p>203.769933304517</text:p>
              </table:table-cell>
              <table:table-cell office:value-type="float" office:value="154.406256514044">
                <text:p>154.406256514044</text:p>
              </table:table-cell>
              <table:table-cell office:value-type="float" office:value="96.5039103212778">
                <text:p>96.5039103212778</text:p>
              </table:table-cell>
              <table:table-cell office:value-type="float" office:value="115.804692385533">
                <text:p>115.804692385533</text:p>
              </table:table-cell>
              <table:table-cell office:value-type="float" office:value="135.105474449789">
                <text:p>135.105474449789</text:p>
              </table:table-cell>
              <table:table-cell office:value-type="float" office:value="154.406256514044">
                <text:p>154.406256514044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03.507147213541">
                <text:p>203.507147213541</text:p>
              </table:table-cell>
              <table:table-cell office:value-type="float" office:value="157.718039090494">
                <text:p>157.718039090494</text:p>
              </table:table-cell>
              <table:table-cell office:value-type="float" office:value="172.98107513151">
                <text:p>172.98107513151</text:p>
              </table:table-cell>
              <table:table-cell office:value-type="float" office:value="188.244111172526">
                <text:p>188.244111172526</text:p>
              </table:table-cell>
              <table:table-cell office:value-type="float" office:value="203.507147213541">
                <text:p>203.507147213541</text:p>
              </table:table-cell>
              <table:table-cell office:value-type="float" office:value="154.264833052802">
                <text:p>154.264833052802</text:p>
              </table:table-cell>
              <table:table-cell office:value-type="float" office:value="96.4155206580012">
                <text:p>96.4155206580012</text:p>
              </table:table-cell>
              <table:table-cell office:value-type="float" office:value="115.698624789601">
                <text:p>115.698624789601</text:p>
              </table:table-cell>
              <table:table-cell office:value-type="float" office:value="134.981728921202">
                <text:p>134.981728921202</text:p>
              </table:table-cell>
              <table:table-cell office:value-type="float" office:value="154.264833052802">
                <text:p>154.26483305280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03.229124046961">
                <text:p>203.229124046961</text:p>
              </table:table-cell>
              <table:table-cell office:value-type="float" office:value="157.502571136395">
                <text:p>157.502571136395</text:p>
              </table:table-cell>
              <table:table-cell office:value-type="float" office:value="172.744755439917">
                <text:p>172.744755439917</text:p>
              </table:table-cell>
              <table:table-cell office:value-type="float" office:value="187.986939743439">
                <text:p>187.986939743439</text:p>
              </table:table-cell>
              <table:table-cell office:value-type="float" office:value="203.229124046961">
                <text:p>203.229124046961</text:p>
              </table:table-cell>
              <table:table-cell office:value-type="float" office:value="154.112374012061">
                <text:p>154.112374012061</text:p>
              </table:table-cell>
              <table:table-cell office:value-type="float" office:value="96.3202337575379">
                <text:p>96.3202337575379</text:p>
              </table:table-cell>
              <table:table-cell office:value-type="float" office:value="115.584280509046">
                <text:p>115.584280509046</text:p>
              </table:table-cell>
              <table:table-cell office:value-type="float" office:value="134.848327260553">
                <text:p>134.848327260553</text:p>
              </table:table-cell>
              <table:table-cell office:value-type="float" office:value="154.112374012061">
                <text:p>154.112374012061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02.936822932319">
                <text:p>202.936822932319</text:p>
              </table:table-cell>
              <table:table-cell office:value-type="float" office:value="157.276037772547">
                <text:p>157.276037772547</text:p>
              </table:table-cell>
              <table:table-cell office:value-type="float" office:value="172.496299492471">
                <text:p>172.496299492471</text:p>
              </table:table-cell>
              <table:table-cell office:value-type="float" office:value="187.716561212395">
                <text:p>187.716561212395</text:p>
              </table:table-cell>
              <table:table-cell office:value-type="float" office:value="202.936822932319">
                <text:p>202.936822932319</text:p>
              </table:table-cell>
              <table:table-cell office:value-type="float" office:value="153.949388878239">
                <text:p>153.949388878239</text:p>
              </table:table-cell>
              <table:table-cell office:value-type="float" office:value="96.2183680488991">
                <text:p>96.2183680488991</text:p>
              </table:table-cell>
              <table:table-cell office:value-type="float" office:value="115.462041658679">
                <text:p>115.462041658679</text:p>
              </table:table-cell>
              <table:table-cell office:value-type="float" office:value="134.705715268459">
                <text:p>134.705715268459</text:p>
              </table:table-cell>
              <table:table-cell office:value-type="float" office:value="153.949388878239">
                <text:p>153.94938887823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02.631049994529">
                <text:p>202.631049994529</text:p>
              </table:table-cell>
              <table:table-cell office:value-type="float" office:value="157.03906374576">
                <text:p>157.03906374576</text:p>
              </table:table-cell>
              <table:table-cell office:value-type="float" office:value="172.236392495349">
                <text:p>172.236392495349</text:p>
              </table:table-cell>
              <table:table-cell office:value-type="float" office:value="187.433721244939">
                <text:p>187.433721244939</text:p>
              </table:table-cell>
              <table:table-cell office:value-type="float" office:value="202.631049994529">
                <text:p>202.631049994529</text:p>
              </table:table-cell>
              <table:table-cell office:value-type="float" office:value="153.776313158053">
                <text:p>153.776313158053</text:p>
              </table:table-cell>
              <table:table-cell office:value-type="float" office:value="96.1101957237829">
                <text:p>96.1101957237829</text:p>
              </table:table-cell>
              <table:table-cell office:value-type="float" office:value="115.332234868539">
                <text:p>115.332234868539</text:p>
              </table:table-cell>
              <table:table-cell office:value-type="float" office:value="134.554274013296">
                <text:p>134.554274013296</text:p>
              </table:table-cell>
              <table:table-cell office:value-type="float" office:value="153.776313158053">
                <text:p>153.776313158053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202.312494827921">
                <text:p>202.312494827921</text:p>
              </table:table-cell>
              <table:table-cell office:value-type="float" office:value="156.792183491639">
                <text:p>156.792183491639</text:p>
              </table:table-cell>
              <table:table-cell office:value-type="float" office:value="171.965620603733">
                <text:p>171.965620603733</text:p>
              </table:table-cell>
              <table:table-cell office:value-type="float" office:value="187.139057715827">
                <text:p>187.139057715827</text:p>
              </table:table-cell>
              <table:table-cell office:value-type="float" office:value="202.312494827921">
                <text:p>202.312494827921</text:p>
              </table:table-cell>
              <table:table-cell office:value-type="float" office:value="153.59352509524">
                <text:p>153.59352509524</text:p>
              </table:table-cell>
              <table:table-cell office:value-type="float" office:value="95.9959531845249">
                <text:p>95.9959531845249</text:p>
              </table:table-cell>
              <table:table-cell office:value-type="float" office:value="115.19514382143">
                <text:p>115.19514382143</text:p>
              </table:table-cell>
              <table:table-cell office:value-type="float" office:value="134.394334458335">
                <text:p>134.394334458335</text:p>
              </table:table-cell>
              <table:table-cell office:value-type="float" office:value="153.59352509524">
                <text:p>153.5935250952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01.981755883038">
                <text:p>201.981755883038</text:p>
              </table:table-cell>
              <table:table-cell office:value-type="float" office:value="156.535860809354">
                <text:p>156.535860809354</text:p>
              </table:table-cell>
              <table:table-cell office:value-type="float" office:value="171.684492500582">
                <text:p>171.684492500582</text:p>
              </table:table-cell>
              <table:table-cell office:value-type="float" office:value="186.83312419181">
                <text:p>186.83312419181</text:p>
              </table:table-cell>
              <table:table-cell office:value-type="float" office:value="201.981755883038">
                <text:p>201.981755883038</text:p>
              </table:table-cell>
              <table:table-cell office:value-type="float" office:value="153.401357488625">
                <text:p>153.401357488625</text:p>
              </table:table-cell>
              <table:table-cell office:value-type="float" office:value="95.8758484303907">
                <text:p>95.8758484303907</text:p>
              </table:table-cell>
              <table:table-cell office:value-type="float" office:value="115.051018116469">
                <text:p>115.051018116469</text:p>
              </table:table-cell>
              <table:table-cell office:value-type="float" office:value="134.226187802547">
                <text:p>134.226187802547</text:p>
              </table:table-cell>
              <table:table-cell office:value-type="float" office:value="153.401357488625">
                <text:p>153.401357488625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01.639358750955">
                <text:p>201.639358750955</text:p>
              </table:table-cell>
              <table:table-cell office:value-type="float" office:value="156.27050303199">
                <text:p>156.27050303199</text:p>
              </table:table-cell>
              <table:table-cell office:value-type="float" office:value="171.393454938312">
                <text:p>171.393454938312</text:p>
              </table:table-cell>
              <table:table-cell office:value-type="float" office:value="186.516406844633">
                <text:p>186.516406844633</text:p>
              </table:table-cell>
              <table:table-cell office:value-type="float" office:value="201.639358750955">
                <text:p>201.639358750955</text:p>
              </table:table-cell>
              <table:table-cell office:value-type="float" office:value="153.200106324159">
                <text:p>153.200106324159</text:p>
              </table:table-cell>
              <table:table-cell office:value-type="float" office:value="95.7500664525994">
                <text:p>95.7500664525994</text:p>
              </table:table-cell>
              <table:table-cell office:value-type="float" office:value="114.900079743119">
                <text:p>114.900079743119</text:p>
              </table:table-cell>
              <table:table-cell office:value-type="float" office:value="134.050093033639">
                <text:p>134.050093033639</text:p>
              </table:table-cell>
              <table:table-cell office:value-type="float" office:value="153.200106324159">
                <text:p>153.20010632415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01.285769708438">
                <text:p>201.285769708438</text:p>
              </table:table-cell>
              <table:table-cell office:value-type="float" office:value="155.99647152404">
                <text:p>155.99647152404</text:p>
              </table:table-cell>
              <table:table-cell office:value-type="float" office:value="171.092904252173">
                <text:p>171.092904252173</text:p>
              </table:table-cell>
              <table:table-cell office:value-type="float" office:value="186.189336980306">
                <text:p>186.189336980306</text:p>
              </table:table-cell>
              <table:table-cell office:value-type="float" office:value="201.285769708438">
                <text:p>201.285769708438</text:p>
              </table:table-cell>
              <table:table-cell office:value-type="float" office:value="152.990037252013">
                <text:p>152.990037252013</text:p>
              </table:table-cell>
              <table:table-cell office:value-type="float" office:value="95.6187732825082">
                <text:p>95.6187732825082</text:p>
              </table:table-cell>
              <table:table-cell office:value-type="float" office:value="114.74252793901">
                <text:p>114.74252793901</text:p>
              </table:table-cell>
              <table:table-cell office:value-type="float" office:value="133.866282595512">
                <text:p>133.866282595512</text:p>
              </table:table-cell>
              <table:table-cell office:value-type="float" office:value="152.990037252013">
                <text:p>152.990037252013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200.921405992578">
                <text:p>200.921405992578</text:p>
              </table:table-cell>
              <table:table-cell office:value-type="float" office:value="155.714089644248">
                <text:p>155.714089644248</text:p>
              </table:table-cell>
              <table:table-cell office:value-type="float" office:value="170.783195093692">
                <text:p>170.783195093692</text:p>
              </table:table-cell>
              <table:table-cell office:value-type="float" office:value="185.852300543135">
                <text:p>185.852300543135</text:p>
              </table:table-cell>
              <table:table-cell office:value-type="float" office:value="200.921405992578">
                <text:p>200.921405992578</text:p>
              </table:table-cell>
              <table:table-cell office:value-type="float" office:value="152.771390557962">
                <text:p>152.771390557962</text:p>
              </table:table-cell>
              <table:table-cell office:value-type="float" office:value="95.4821190987262">
                <text:p>95.4821190987262</text:p>
              </table:table-cell>
              <table:table-cell office:value-type="float" office:value="114.578542918471">
                <text:p>114.578542918471</text:p>
              </table:table-cell>
              <table:table-cell office:value-type="float" office:value="133.674966738217">
                <text:p>133.674966738217</text:p>
              </table:table-cell>
              <table:table-cell office:value-type="float" office:value="152.771390557962">
                <text:p>152.77139055796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00.546643753339">
                <text:p>200.546643753339</text:p>
              </table:table-cell>
              <table:table-cell office:value-type="float" office:value="155.423648908838">
                <text:p>155.423648908838</text:p>
              </table:table-cell>
              <table:table-cell office:value-type="float" office:value="170.464647190338">
                <text:p>170.464647190338</text:p>
              </table:table-cell>
              <table:table-cell office:value-type="float" office:value="185.505645471838">
                <text:p>185.505645471838</text:p>
              </table:table-cell>
              <table:table-cell office:value-type="float" office:value="200.546643753339">
                <text:p>200.546643753339</text:p>
              </table:table-cell>
              <table:table-cell office:value-type="float" office:value="152.544385053418">
                <text:p>152.544385053418</text:p>
              </table:table-cell>
              <table:table-cell office:value-type="float" office:value="95.3402406583864">
                <text:p>95.3402406583864</text:p>
              </table:table-cell>
              <table:table-cell office:value-type="float" office:value="114.408288790064">
                <text:p>114.408288790064</text:p>
              </table:table-cell>
              <table:table-cell office:value-type="float" office:value="133.476336921741">
                <text:p>133.476336921741</text:p>
              </table:table-cell>
              <table:table-cell office:value-type="float" office:value="152.544385053418">
                <text:p>152.544385053418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00.16182431686">
                <text:p>200.16182431686</text:p>
              </table:table-cell>
              <table:table-cell office:value-type="float" office:value="155.125413845566">
                <text:p>155.125413845566</text:p>
              </table:table-cell>
              <table:table-cell office:value-type="float" office:value="170.137550669331">
                <text:p>170.137550669331</text:p>
              </table:table-cell>
              <table:table-cell office:value-type="float" office:value="185.149687493095">
                <text:p>185.149687493095</text:p>
              </table:table-cell>
              <table:table-cell office:value-type="float" office:value="200.16182431686">
                <text:p>200.16182431686</text:p>
              </table:table-cell>
              <table:table-cell office:value-type="float" office:value="152.309221170431">
                <text:p>152.309221170431</text:p>
              </table:table-cell>
              <table:table-cell office:value-type="float" office:value="95.1932632315191">
                <text:p>95.1932632315191</text:p>
              </table:table-cell>
              <table:table-cell office:value-type="float" office:value="114.231915877823">
                <text:p>114.231915877823</text:p>
              </table:table-cell>
              <table:table-cell office:value-type="float" office:value="133.270568524127">
                <text:p>133.270568524127</text:p>
              </table:table-cell>
              <table:table-cell office:value-type="float" office:value="152.309221170431">
                <text:p>152.30922117043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99.767259193724">
                <text:p>199.767259193724</text:p>
              </table:table-cell>
              <table:table-cell office:value-type="float" office:value="154.819625875136">
                <text:p>154.819625875136</text:p>
              </table:table-cell>
              <table:table-cell office:value-type="float" office:value="169.802170314666">
                <text:p>169.802170314666</text:p>
              </table:table-cell>
              <table:table-cell office:value-type="float" office:value="184.784714754195">
                <text:p>184.784714754195</text:p>
              </table:table-cell>
              <table:table-cell office:value-type="float" office:value="199.767259193724">
                <text:p>199.767259193724</text:p>
              </table:table-cell>
              <table:table-cell office:value-type="float" office:value="152.066083460136">
                <text:p>152.066083460136</text:p>
              </table:table-cell>
              <table:table-cell office:value-type="float" office:value="95.0413021625849">
                <text:p>95.0413021625849</text:p>
              </table:table-cell>
              <table:table-cell office:value-type="float" office:value="114.049562595102">
                <text:p>114.049562595102</text:p>
              </table:table-cell>
              <table:table-cell office:value-type="float" office:value="133.057823027619">
                <text:p>133.057823027619</text:p>
              </table:table-cell>
              <table:table-cell office:value-type="float" office:value="152.066083460136">
                <text:p>152.066083460136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99.363234137471">
                <text:p>199.363234137471</text:p>
              </table:table-cell>
              <table:table-cell office:value-type="float" office:value="154.50650645654">
                <text:p>154.50650645654</text:p>
              </table:table-cell>
              <table:table-cell office:value-type="float" office:value="169.45874901685">
                <text:p>169.45874901685</text:p>
              </table:table-cell>
              <table:table-cell office:value-type="float" office:value="184.410991577161">
                <text:p>184.410991577161</text:p>
              </table:table-cell>
              <table:table-cell office:value-type="float" office:value="199.363234137471">
                <text:p>199.363234137471</text:p>
              </table:table-cell>
              <table:table-cell office:value-type="float" office:value="151.815142635572">
                <text:p>151.815142635572</text:p>
              </table:table-cell>
              <table:table-cell office:value-type="float" office:value="94.8844641472325">
                <text:p>94.8844641472325</text:p>
              </table:table-cell>
              <table:table-cell office:value-type="float" office:value="113.861356976679">
                <text:p>113.861356976679</text:p>
              </table:table-cell>
              <table:table-cell office:value-type="float" office:value="132.838249806126">
                <text:p>132.838249806126</text:p>
              </table:table-cell>
              <table:table-cell office:value-type="float" office:value="151.815142635572">
                <text:p>151.81514263557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98.950012472606">
                <text:p>198.950012472606</text:p>
              </table:table-cell>
              <table:table-cell office:value-type="float" office:value="154.186259666269">
                <text:p>154.186259666269</text:p>
              </table:table-cell>
              <table:table-cell office:value-type="float" office:value="169.107510601715">
                <text:p>169.107510601715</text:p>
              </table:table-cell>
              <table:table-cell office:value-type="float" office:value="184.02876153716">
                <text:p>184.02876153716</text:p>
              </table:table-cell>
              <table:table-cell office:value-type="float" office:value="198.950012472606">
                <text:p>198.950012472606</text:p>
              </table:table-cell>
              <table:table-cell office:value-type="float" office:value="151.556557260966">
                <text:p>151.556557260966</text:p>
              </table:table-cell>
              <table:table-cell office:value-type="float" office:value="94.7228482881041">
                <text:p>94.7228482881041</text:p>
              </table:table-cell>
              <table:table-cell office:value-type="float" office:value="113.667417945725">
                <text:p>113.667417945725</text:p>
              </table:table-cell>
              <table:table-cell office:value-type="float" office:value="132.611987603346">
                <text:p>132.611987603346</text:p>
              </table:table-cell>
              <table:table-cell office:value-type="float" office:value="151.556557260966">
                <text:p>151.556557260966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98.527837852575">
                <text:p>198.527837852575</text:p>
              </table:table-cell>
              <table:table-cell office:value-type="float" office:value="153.859074335746">
                <text:p>153.859074335746</text:p>
              </table:table-cell>
              <table:table-cell office:value-type="float" office:value="168.748662174689">
                <text:p>168.748662174689</text:p>
              </table:table-cell>
              <table:table-cell office:value-type="float" office:value="183.638250013632">
                <text:p>183.638250013632</text:p>
              </table:table-cell>
              <table:table-cell office:value-type="float" office:value="198.527837852575">
                <text:p>198.527837852575</text:p>
              </table:table-cell>
              <table:table-cell office:value-type="float" office:value="151.290475162879">
                <text:p>151.290475162879</text:p>
              </table:table-cell>
              <table:table-cell office:value-type="float" office:value="94.5565469767995">
                <text:p>94.5565469767995</text:p>
              </table:table-cell>
              <table:table-cell office:value-type="float" office:value="113.467856372159">
                <text:p>113.467856372159</text:p>
              </table:table-cell>
              <table:table-cell office:value-type="float" office:value="132.379165767519">
                <text:p>132.379165767519</text:p>
              </table:table-cell>
              <table:table-cell office:value-type="float" office:value="151.290475162879">
                <text:p>151.29047516287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98.096936567145">
                <text:p>198.096936567145</text:p>
              </table:table-cell>
              <table:table-cell office:value-type="float" office:value="153.525125839537">
                <text:p>153.525125839537</text:p>
              </table:table-cell>
              <table:table-cell office:value-type="float" office:value="168.382396082073">
                <text:p>168.382396082073</text:p>
              </table:table-cell>
              <table:table-cell office:value-type="float" office:value="183.239666324609">
                <text:p>183.239666324609</text:p>
              </table:table-cell>
              <table:table-cell office:value-type="float" office:value="198.096936567145">
                <text:p>198.096936567145</text:p>
              </table:table-cell>
              <table:table-cell office:value-type="float" office:value="151.017034619755">
                <text:p>151.017034619755</text:p>
              </table:table-cell>
              <table:table-cell office:value-type="float" office:value="94.3856466373469">
                <text:p>94.3856466373469</text:p>
              </table:table-cell>
              <table:table-cell office:value-type="float" office:value="113.262775964816">
                <text:p>113.262775964816</text:p>
              </table:table-cell>
              <table:table-cell office:value-type="float" office:value="132.139905292286">
                <text:p>132.139905292286</text:p>
              </table:table-cell>
              <table:table-cell office:value-type="float" office:value="151.017034619755">
                <text:p>151.017034619755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97.657519489408">
                <text:p>197.657519489408</text:p>
              </table:table-cell>
              <table:table-cell office:value-type="float" office:value="153.184577604291">
                <text:p>153.184577604291</text:p>
              </table:table-cell>
              <table:table-cell office:value-type="float" office:value="168.008891565997">
                <text:p>168.008891565997</text:p>
              </table:table-cell>
              <table:table-cell office:value-type="float" office:value="182.833205527702">
                <text:p>182.833205527702</text:p>
              </table:table-cell>
              <table:table-cell office:value-type="float" office:value="197.657519489408">
                <text:p>197.657519489408</text:p>
              </table:table-cell>
              <table:table-cell office:value-type="float" office:value="150.736365372948">
                <text:p>150.736365372948</text:p>
              </table:table-cell>
              <table:table-cell office:value-type="float" office:value="94.2102283580925">
                <text:p>94.2102283580925</text:p>
              </table:table-cell>
              <table:table-cell office:value-type="float" office:value="113.052274029711">
                <text:p>113.052274029711</text:p>
              </table:table-cell>
              <table:table-cell office:value-type="float" office:value="131.89431970133">
                <text:p>131.89431970133</text:p>
              </table:table-cell>
              <table:table-cell office:value-type="float" office:value="150.736365372948">
                <text:p>150.73636537294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97.209783731562">
                <text:p>197.209783731562</text:p>
              </table:table-cell>
              <table:table-cell office:value-type="float" office:value="152.83758239196">
                <text:p>152.83758239196</text:p>
              </table:table-cell>
              <table:table-cell office:value-type="float" office:value="167.628316171827">
                <text:p>167.628316171827</text:p>
              </table:table-cell>
              <table:table-cell office:value-type="float" office:value="182.419049951695">
                <text:p>182.419049951695</text:p>
              </table:table-cell>
              <table:table-cell office:value-type="float" office:value="197.209783731562">
                <text:p>197.209783731562</text:p>
              </table:table-cell>
              <table:table-cell office:value-type="float" office:value="150.448589492435">
                <text:p>150.448589492435</text:p>
              </table:table-cell>
              <table:table-cell office:value-type="float" office:value="94.0303684327717">
                <text:p>94.0303684327717</text:p>
              </table:table-cell>
              <table:table-cell office:value-type="float" office:value="112.836442119326">
                <text:p>112.836442119326</text:p>
              </table:table-cell>
              <table:table-cell office:value-type="float" office:value="131.64251580588">
                <text:p>131.64251580588</text:p>
              </table:table-cell>
              <table:table-cell office:value-type="float" office:value="150.448589492435">
                <text:p>150.448589492435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96.753914063035">
                <text:p>196.753914063035</text:p>
              </table:table-cell>
              <table:table-cell office:value-type="float" office:value="152.484283398852">
                <text:p>152.484283398852</text:p>
              </table:table-cell>
              <table:table-cell office:value-type="float" office:value="167.24082695358">
                <text:p>167.24082695358</text:p>
              </table:table-cell>
              <table:table-cell office:value-type="float" office:value="181.997370508308">
                <text:p>181.997370508308</text:p>
              </table:table-cell>
              <table:table-cell office:value-type="float" office:value="196.753914063035">
                <text:p>196.753914063035</text:p>
              </table:table-cell>
              <table:table-cell office:value-type="float" office:value="150.153822123162">
                <text:p>150.153822123162</text:p>
              </table:table-cell>
              <table:table-cell office:value-type="float" office:value="93.8461388269766">
                <text:p>93.8461388269766</text:p>
              </table:table-cell>
              <table:table-cell office:value-type="float" office:value="112.615366592372">
                <text:p>112.615366592372</text:p>
              </table:table-cell>
              <table:table-cell office:value-type="float" office:value="131.384594357767">
                <text:p>131.384594357767</text:p>
              </table:table-cell>
              <table:table-cell office:value-type="float" office:value="150.153822123162">
                <text:p>150.15382212316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96.290084133004">
                <text:p>196.290084133004</text:p>
              </table:table-cell>
              <table:table-cell office:value-type="float" office:value="152.124815203078">
                <text:p>152.124815203078</text:p>
              </table:table-cell>
              <table:table-cell office:value-type="float" office:value="166.846571513053">
                <text:p>166.846571513053</text:p>
              </table:table-cell>
              <table:table-cell office:value-type="float" office:value="181.568327823029">
                <text:p>181.568327823029</text:p>
              </table:table-cell>
              <table:table-cell office:value-type="float" office:value="196.290084133004">
                <text:p>196.290084133004</text:p>
              </table:table-cell>
              <table:table-cell office:value-type="float" office:value="149.852172132503">
                <text:p>149.852172132503</text:p>
              </table:table-cell>
              <table:table-cell office:value-type="float" office:value="93.6576075828142">
                <text:p>93.6576075828142</text:p>
              </table:table-cell>
              <table:table-cell office:value-type="float" office:value="112.389129099377">
                <text:p>112.389129099377</text:p>
              </table:table-cell>
              <table:table-cell office:value-type="float" office:value="131.12065061594">
                <text:p>131.12065061594</text:p>
              </table:table-cell>
              <table:table-cell office:value-type="float" office:value="149.852172132503">
                <text:p>149.852172132503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95.81845753059">
                <text:p>195.81845753059</text:p>
              </table:table-cell>
              <table:table-cell office:value-type="float" office:value="151.759304586207">
                <text:p>151.759304586207</text:p>
              </table:table-cell>
              <table:table-cell office:value-type="float" office:value="166.445688901001">
                <text:p>166.445688901001</text:p>
              </table:table-cell>
              <table:table-cell office:value-type="float" office:value="181.132073215795">
                <text:p>181.132073215795</text:p>
              </table:table-cell>
              <table:table-cell office:value-type="float" office:value="195.81845753059">
                <text:p>195.81845753059</text:p>
              </table:table-cell>
              <table:table-cell office:value-type="float" office:value="149.543742675141">
                <text:p>149.543742675141</text:p>
              </table:table-cell>
              <table:table-cell office:value-type="float" office:value="93.4648391719632">
                <text:p>93.4648391719632</text:p>
              </table:table-cell>
              <table:table-cell office:value-type="float" office:value="112.157807006356">
                <text:p>112.157807006356</text:p>
              </table:table-cell>
              <table:table-cell office:value-type="float" office:value="130.850774840748">
                <text:p>130.850774840748</text:p>
              </table:table-cell>
              <table:table-cell office:value-type="float" office:value="149.543742675141">
                <text:p>149.54374267514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95.339188709378">
                <text:p>195.339188709378</text:p>
              </table:table-cell>
              <table:table-cell office:value-type="float" office:value="151.387871249768">
                <text:p>151.387871249768</text:p>
              </table:table-cell>
              <table:table-cell office:value-type="float" office:value="166.038310402971">
                <text:p>166.038310402971</text:p>
              </table:table-cell>
              <table:table-cell office:value-type="float" office:value="180.688749556175">
                <text:p>180.688749556175</text:p>
              </table:table-cell>
              <table:table-cell office:value-type="float" office:value="195.339188709378">
                <text:p>195.339188709378</text:p>
              </table:table-cell>
              <table:table-cell office:value-type="float" office:value="149.228631688537">
                <text:p>149.228631688537</text:p>
              </table:table-cell>
              <table:table-cell office:value-type="float" office:value="93.2678948053354">
                <text:p>93.2678948053354</text:p>
              </table:table-cell>
              <table:table-cell office:value-type="float" office:value="111.921473766403">
                <text:p>111.921473766403</text:p>
              </table:table-cell>
              <table:table-cell office:value-type="float" office:value="130.57505272747">
                <text:p>130.57505272747</text:p>
              </table:table-cell>
              <table:table-cell office:value-type="float" office:value="149.228631688537">
                <text:p>149.228631688537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94.852423797741">
                <text:p>194.852423797741</text:p>
              </table:table-cell>
              <table:table-cell office:value-type="float" office:value="151.010628443249">
                <text:p>151.010628443249</text:p>
              </table:table-cell>
              <table:table-cell office:value-type="float" office:value="165.62456022808">
                <text:p>165.62456022808</text:p>
              </table:table-cell>
              <table:table-cell office:value-type="float" office:value="180.23849201291">
                <text:p>180.23849201291</text:p>
              </table:table-cell>
              <table:table-cell office:value-type="float" office:value="194.852423797741">
                <text:p>194.852423797741</text:p>
              </table:table-cell>
              <table:table-cell office:value-type="float" office:value="148.906932329615">
                <text:p>148.906932329615</text:p>
              </table:table-cell>
              <table:table-cell office:value-type="float" office:value="93.0668327060094">
                <text:p>93.0668327060094</text:p>
              </table:table-cell>
              <table:table-cell office:value-type="float" office:value="111.680199247211">
                <text:p>111.680199247211</text:p>
              </table:table-cell>
              <table:table-cell office:value-type="float" office:value="130.293565788413">
                <text:p>130.293565788413</text:p>
              </table:table-cell>
              <table:table-cell office:value-type="float" office:value="148.906932329615">
                <text:p>148.90693232961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94.358301312436">
                <text:p>194.358301312436</text:p>
              </table:table-cell>
              <table:table-cell office:value-type="float" office:value="150.627683517138">
                <text:p>150.627683517138</text:p>
              </table:table-cell>
              <table:table-cell office:value-type="float" office:value="165.204556115571">
                <text:p>165.204556115571</text:p>
              </table:table-cell>
              <table:table-cell office:value-type="float" office:value="179.781428714004">
                <text:p>179.781428714004</text:p>
              </table:table-cell>
              <table:table-cell office:value-type="float" office:value="194.358301312436">
                <text:p>194.358301312436</text:p>
              </table:table-cell>
              <table:table-cell office:value-type="float" office:value="148.578733361411">
                <text:p>148.578733361411</text:p>
              </table:table-cell>
              <table:table-cell office:value-type="float" office:value="92.8617083508816">
                <text:p>92.8617083508816</text:p>
              </table:table-cell>
              <table:table-cell office:value-type="float" office:value="111.434050021058">
                <text:p>111.434050021058</text:p>
              </table:table-cell>
              <table:table-cell office:value-type="float" office:value="130.006391691234">
                <text:p>130.006391691234</text:p>
              </table:table-cell>
              <table:table-cell office:value-type="float" office:value="148.578733361411">
                <text:p>148.578733361411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93.85695278981">
                <text:p>193.85695278981</text:p>
              </table:table-cell>
              <table:table-cell office:value-type="float" office:value="150.239138412102">
                <text:p>150.239138412102</text:p>
              </table:table-cell>
              <table:table-cell office:value-type="float" office:value="164.778409871338">
                <text:p>164.778409871338</text:p>
              </table:table-cell>
              <table:table-cell office:value-type="float" office:value="179.317681330574">
                <text:p>179.317681330574</text:p>
              </table:table-cell>
              <table:table-cell office:value-type="float" office:value="193.85695278981">
                <text:p>193.85695278981</text:p>
              </table:table-cell>
              <table:table-cell office:value-type="float" office:value="148.244119496843">
                <text:p>148.244119496843</text:p>
              </table:table-cell>
              <table:table-cell office:value-type="float" office:value="92.6525746855267">
                <text:p>92.6525746855267</text:p>
              </table:table-cell>
              <table:table-cell office:value-type="float" office:value="111.183089622632">
                <text:p>111.183089622632</text:p>
              </table:table-cell>
              <table:table-cell office:value-type="float" office:value="129.713604559737">
                <text:p>129.713604559737</text:p>
              </table:table-cell>
              <table:table-cell office:value-type="float" office:value="148.244119496843">
                <text:p>148.24411949684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93.348503346402">
                <text:p>193.348503346402</text:p>
              </table:table-cell>
              <table:table-cell office:value-type="float" office:value="149.845090093462">
                <text:p>149.845090093462</text:p>
              </table:table-cell>
              <table:table-cell office:value-type="float" office:value="164.346227844442">
                <text:p>164.346227844442</text:p>
              </table:table-cell>
              <table:table-cell office:value-type="float" office:value="178.847365595422">
                <text:p>178.847365595422</text:p>
              </table:table-cell>
              <table:table-cell office:value-type="float" office:value="193.348503346402">
                <text:p>193.348503346402</text:p>
              </table:table-cell>
              <table:table-cell office:value-type="float" office:value="147.903171705584">
                <text:p>147.903171705584</text:p>
              </table:table-cell>
              <table:table-cell office:value-type="float" office:value="92.4394823159901">
                <text:p>92.4394823159901</text:p>
              </table:table-cell>
              <table:table-cell office:value-type="float" office:value="110.927378779188">
                <text:p>110.927378779188</text:p>
              </table:table-cell>
              <table:table-cell office:value-type="float" office:value="129.415275242386">
                <text:p>129.415275242386</text:p>
              </table:table-cell>
              <table:table-cell office:value-type="float" office:value="147.903171705584">
                <text:p>147.903171705584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92.833072178784">
                <text:p>192.833072178784</text:p>
              </table:table-cell>
              <table:table-cell office:value-type="float" office:value="149.445630938558">
                <text:p>149.445630938558</text:p>
              </table:table-cell>
              <table:table-cell office:value-type="float" office:value="163.908111351967">
                <text:p>163.908111351967</text:p>
              </table:table-cell>
              <table:table-cell office:value-type="float" office:value="178.370591765376">
                <text:p>178.370591765376</text:p>
              </table:table-cell>
              <table:table-cell office:value-type="float" office:value="192.833072178784">
                <text:p>192.833072178784</text:p>
              </table:table-cell>
              <table:table-cell office:value-type="float" office:value="147.555967488991">
                <text:p>147.555967488991</text:p>
              </table:table-cell>
              <table:table-cell office:value-type="float" office:value="92.2224796806193">
                <text:p>92.2224796806193</text:p>
              </table:table-cell>
              <table:table-cell office:value-type="float" office:value="110.666975616743">
                <text:p>110.666975616743</text:p>
              </table:table-cell>
              <table:table-cell office:value-type="float" office:value="129.111471552867">
                <text:p>129.111471552867</text:p>
              </table:table-cell>
              <table:table-cell office:value-type="float" office:value="147.555967488991">
                <text:p>147.55596748899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92.310773010808">
                <text:p>192.310773010808</text:p>
              </table:table-cell>
              <table:table-cell office:value-type="float" office:value="149.040849083376">
                <text:p>149.040849083376</text:p>
              </table:table-cell>
              <table:table-cell office:value-type="float" office:value="163.464157059187">
                <text:p>163.464157059187</text:p>
              </table:table-cell>
              <table:table-cell office:value-type="float" office:value="177.887465034997">
                <text:p>177.887465034997</text:p>
              </table:table-cell>
              <table:table-cell office:value-type="float" office:value="192.310773010808">
                <text:p>192.310773010808</text:p>
              </table:table-cell>
              <table:table-cell office:value-type="float" office:value="147.20258112727">
                <text:p>147.20258112727</text:p>
              </table:table-cell>
              <table:table-cell office:value-type="float" office:value="92.001613204544">
                <text:p>92.001613204544</text:p>
              </table:table-cell>
              <table:table-cell office:value-type="float" office:value="110.401935845453">
                <text:p>110.401935845453</text:p>
              </table:table-cell>
              <table:table-cell office:value-type="float" office:value="128.802258486362">
                <text:p>128.802258486362</text:p>
              </table:table-cell>
              <table:table-cell office:value-type="float" office:value="147.20258112727">
                <text:p>147.20258112727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91.781714495161">
                <text:p>191.781714495161</text:p>
              </table:table-cell>
              <table:table-cell office:value-type="float" office:value="148.63082873375">
                <text:p>148.63082873375</text:p>
              </table:table-cell>
              <table:table-cell office:value-type="float" office:value="163.014457320887">
                <text:p>163.014457320887</text:p>
              </table:table-cell>
              <table:table-cell office:value-type="float" office:value="177.398085908024">
                <text:p>177.398085908024</text:p>
              </table:table-cell>
              <table:table-cell office:value-type="float" office:value="191.781714495161">
                <text:p>191.781714495161</text:p>
              </table:table-cell>
              <table:table-cell office:value-type="float" office:value="146.843083902412">
                <text:p>146.843083902412</text:p>
              </table:table-cell>
              <table:table-cell office:value-type="float" office:value="91.7769274390075">
                <text:p>91.7769274390075</text:p>
              </table:table-cell>
              <table:table-cell office:value-type="float" office:value="110.132312926809">
                <text:p>110.132312926809</text:p>
              </table:table-cell>
              <table:table-cell office:value-type="float" office:value="128.487698414611">
                <text:p>128.487698414611</text:p>
              </table:table-cell>
              <table:table-cell office:value-type="float" office:value="146.843083902412">
                <text:p>146.84308390241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91.246000575048">
                <text:p>191.246000575048</text:p>
              </table:table-cell>
              <table:table-cell office:value-type="float" office:value="148.215650445663">
                <text:p>148.215650445663</text:p>
              </table:table-cell>
              <table:table-cell office:value-type="float" office:value="162.559100488791">
                <text:p>162.559100488791</text:p>
              </table:table-cell>
              <table:table-cell office:value-type="float" office:value="176.90255053192">
                <text:p>176.90255053192</text:p>
              </table:table-cell>
              <table:table-cell office:value-type="float" office:value="191.246000575048">
                <text:p>191.246000575048</text:p>
              </table:table-cell>
              <table:table-cell office:value-type="float" office:value="146.477544299868">
                <text:p>146.477544299868</text:p>
              </table:table-cell>
              <table:table-cell office:value-type="float" office:value="91.5484651874177">
                <text:p>91.5484651874177</text:p>
              </table:table-cell>
              <table:table-cell office:value-type="float" office:value="109.858158224901">
                <text:p>109.858158224901</text:p>
              </table:table-cell>
              <table:table-cell office:value-type="float" office:value="128.167851262385">
                <text:p>128.167851262385</text:p>
              </table:table-cell>
              <table:table-cell office:value-type="float" office:value="146.477544299868">
                <text:p>146.477544299868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190.703730810932">
                <text:p>190.703730810932</text:p>
              </table:table-cell>
              <table:table-cell office:value-type="float" office:value="147.795391378472">
                <text:p>147.795391378472</text:p>
              </table:table-cell>
              <table:table-cell office:value-type="float" office:value="162.098171189292">
                <text:p>162.098171189292</text:p>
              </table:table-cell>
              <table:table-cell office:value-type="float" office:value="176.400951000112">
                <text:p>176.400951000112</text:p>
              </table:table-cell>
              <table:table-cell office:value-type="float" office:value="190.703730810932">
                <text:p>190.703730810932</text:p>
              </table:table-cell>
              <table:table-cell office:value-type="float" office:value="146.106028191538">
                <text:p>146.106028191538</text:p>
              </table:table-cell>
              <table:table-cell office:value-type="float" office:value="91.3162676197112">
                <text:p>91.3162676197112</text:p>
              </table:table-cell>
              <table:table-cell office:value-type="float" office:value="109.579521143653">
                <text:p>109.579521143653</text:p>
              </table:table-cell>
              <table:table-cell office:value-type="float" office:value="127.842774667596">
                <text:p>127.842774667596</text:p>
              </table:table-cell>
              <table:table-cell office:value-type="float" office:value="146.106028191538">
                <text:p>146.10602819153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90.155000676542">
                <text:p>190.155000676542</text:p>
              </table:table-cell>
              <table:table-cell office:value-type="float" office:value="147.37012552432">
                <text:p>147.37012552432</text:p>
              </table:table-cell>
              <table:table-cell office:value-type="float" office:value="161.631750575061">
                <text:p>161.631750575061</text:p>
              </table:table-cell>
              <table:table-cell office:value-type="float" office:value="175.893375625802">
                <text:p>175.893375625802</text:p>
              </table:table-cell>
              <table:table-cell office:value-type="float" office:value="190.155000676542">
                <text:p>190.155000676542</text:p>
              </table:table-cell>
              <table:table-cell office:value-type="float" office:value="145.728599002236">
                <text:p>145.728599002236</text:p>
              </table:table-cell>
              <table:table-cell office:value-type="float" office:value="91.0803743763976">
                <text:p>91.0803743763976</text:p>
              </table:table-cell>
              <table:table-cell office:value-type="float" office:value="109.296449251677">
                <text:p>109.296449251677</text:p>
              </table:table-cell>
              <table:table-cell office:value-type="float" office:value="127.512524126957">
                <text:p>127.512524126957</text:p>
              </table:table-cell>
              <table:table-cell office:value-type="float" office:value="145.728599002236">
                <text:p>145.728599002236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89.599901827773">
                <text:p>189.599901827773</text:p>
              </table:table-cell>
              <table:table-cell office:value-type="float" office:value="146.939923916524">
                <text:p>146.939923916524</text:p>
              </table:table-cell>
              <table:table-cell office:value-type="float" office:value="161.159916553607">
                <text:p>161.159916553607</text:p>
              </table:table-cell>
              <table:table-cell office:value-type="float" office:value="175.37990919069">
                <text:p>175.37990919069</text:p>
              </table:table-cell>
              <table:table-cell office:value-type="float" office:value="189.599901827773">
                <text:p>189.599901827773</text:p>
              </table:table-cell>
              <table:table-cell office:value-type="float" office:value="145.345317861528">
                <text:p>145.345317861528</text:p>
              </table:table-cell>
              <table:table-cell office:value-type="float" office:value="90.8408236634548">
                <text:p>90.8408236634548</text:p>
              </table:table-cell>
              <table:table-cell office:value-type="float" office:value="109.008988396146">
                <text:p>109.008988396146</text:p>
              </table:table-cell>
              <table:table-cell office:value-type="float" office:value="127.177153128837">
                <text:p>127.177153128837</text:p>
              </table:table-cell>
              <table:table-cell office:value-type="float" office:value="145.345317861528">
                <text:p>145.345317861528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89.038522347561">
                <text:p>189.038522347561</text:p>
              </table:table-cell>
              <table:table-cell office:value-type="float" office:value="146.50485481936">
                <text:p>146.50485481936</text:p>
              </table:table-cell>
              <table:table-cell office:value-type="float" office:value="160.682743995427">
                <text:p>160.682743995427</text:p>
              </table:table-cell>
              <table:table-cell office:value-type="float" office:value="174.860633171494">
                <text:p>174.860633171494</text:p>
              </table:table-cell>
              <table:table-cell office:value-type="float" office:value="189.038522347561">
                <text:p>189.038522347561</text:p>
              </table:table-cell>
              <table:table-cell office:value-type="float" office:value="144.956243742551">
                <text:p>144.956243742551</text:p>
              </table:table-cell>
              <table:table-cell office:value-type="float" office:value="90.5976523390941">
                <text:p>90.5976523390941</text:p>
              </table:table-cell>
              <table:table-cell office:value-type="float" office:value="108.717182806913">
                <text:p>108.717182806913</text:p>
              </table:table-cell>
              <table:table-cell office:value-type="float" office:value="126.836713274732">
                <text:p>126.836713274732</text:p>
              </table:table-cell>
              <table:table-cell office:value-type="float" office:value="144.956243742551">
                <text:p>144.956243742551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88.470946969434">
                <text:p>188.470946969434</text:p>
              </table:table-cell>
              <table:table-cell office:value-type="float" office:value="146.064983901312">
                <text:p>146.064983901312</text:p>
              </table:table-cell>
              <table:table-cell office:value-type="float" office:value="160.200304924019">
                <text:p>160.200304924019</text:p>
              </table:table-cell>
              <table:table-cell office:value-type="float" office:value="174.335625946727">
                <text:p>174.335625946727</text:p>
              </table:table-cell>
              <table:table-cell office:value-type="float" office:value="188.470946969434">
                <text:p>188.470946969434</text:p>
              </table:table-cell>
              <table:table-cell office:value-type="float" office:value="144.561433589234">
                <text:p>144.561433589234</text:p>
              </table:table-cell>
              <table:table-cell office:value-type="float" office:value="90.3508959932712">
                <text:p>90.3508959932712</text:p>
              </table:table-cell>
              <table:table-cell office:value-type="float" office:value="108.421075191925">
                <text:p>108.421075191925</text:p>
              </table:table-cell>
              <table:table-cell office:value-type="float" office:value="126.49125439058">
                <text:p>126.49125439058</text:p>
              </table:table-cell>
              <table:table-cell office:value-type="float" office:value="144.561433589234">
                <text:p>144.56143358923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7.89725728205">
                <text:p>187.89725728205</text:p>
              </table:table-cell>
              <table:table-cell office:value-type="float" office:value="145.620374393589">
                <text:p>145.620374393589</text:p>
              </table:table-cell>
              <table:table-cell office:value-type="float" office:value="159.712668689742">
                <text:p>159.712668689742</text:p>
              </table:table-cell>
              <table:table-cell office:value-type="float" office:value="173.804962985896">
                <text:p>173.804962985896</text:p>
              </table:table-cell>
              <table:table-cell office:value-type="float" office:value="187.89725728205">
                <text:p>187.89725728205</text:p>
              </table:table-cell>
              <table:table-cell office:value-type="float" office:value="144.160942433139">
                <text:p>144.160942433139</text:p>
              </table:table-cell>
              <table:table-cell office:value-type="float" office:value="90.1005890207116">
                <text:p>90.1005890207116</text:p>
              </table:table-cell>
              <table:table-cell office:value-type="float" office:value="108.120706824854">
                <text:p>108.120706824854</text:p>
              </table:table-cell>
              <table:table-cell office:value-type="float" office:value="126.140824628996">
                <text:p>126.140824628996</text:p>
              </table:table-cell>
              <table:table-cell office:value-type="float" office:value="144.160942433139">
                <text:p>144.160942433139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187.317531916752">
                <text:p>187.317531916752</text:p>
              </table:table-cell>
              <table:table-cell office:value-type="float" office:value="145.171087235483">
                <text:p>145.171087235483</text:p>
              </table:table-cell>
              <table:table-cell office:value-type="float" office:value="159.219902129239">
                <text:p>159.219902129239</text:p>
              </table:table-cell>
              <table:table-cell office:value-type="float" office:value="173.268717022996">
                <text:p>173.268717022996</text:p>
              </table:table-cell>
              <table:table-cell office:value-type="float" office:value="187.317531916752">
                <text:p>187.317531916752</text:p>
              </table:table-cell>
              <table:table-cell office:value-type="float" office:value="143.754823500988">
                <text:p>143.754823500988</text:p>
              </table:table-cell>
              <table:table-cell office:value-type="float" office:value="89.8467646881176">
                <text:p>89.8467646881176</text:p>
              </table:table-cell>
              <table:table-cell office:value-type="float" office:value="107.816117625741">
                <text:p>107.816117625741</text:p>
              </table:table-cell>
              <table:table-cell office:value-type="float" office:value="125.785470563365">
                <text:p>125.785470563365</text:p>
              </table:table-cell>
              <table:table-cell office:value-type="float" office:value="143.754823500988">
                <text:p>143.754823500988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86.731846719909">
                <text:p>186.731846719909</text:p>
              </table:table-cell>
              <table:table-cell office:value-type="float" office:value="144.71718120793">
                <text:p>144.71718120793</text:p>
              </table:table-cell>
              <table:table-cell office:value-type="float" office:value="158.722069711923">
                <text:p>158.722069711923</text:p>
              </table:table-cell>
              <table:table-cell office:value-type="float" office:value="172.726958215916">
                <text:p>172.726958215916</text:p>
              </table:table-cell>
              <table:table-cell office:value-type="float" office:value="186.731846719909">
                <text:p>186.731846719909</text:p>
              </table:table-cell>
              <table:table-cell office:value-type="float" office:value="143.34312831383">
                <text:p>143.34312831383</text:p>
              </table:table-cell>
              <table:table-cell office:value-type="float" office:value="89.5894551961439">
                <text:p>89.5894551961439</text:p>
              </table:table-cell>
              <table:table-cell office:value-type="float" office:value="107.507346235373">
                <text:p>107.507346235373</text:p>
              </table:table-cell>
              <table:table-cell office:value-type="float" office:value="125.425237274602">
                <text:p>125.425237274602</text:p>
              </table:table-cell>
              <table:table-cell office:value-type="float" office:value="143.34312831383">
                <text:p>143.34312831383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86.140274911581">
                <text:p>186.140274911581</text:p>
              </table:table-cell>
              <table:table-cell office:value-type="float" office:value="144.258713056475">
                <text:p>144.258713056475</text:p>
              </table:table-cell>
              <table:table-cell office:value-type="float" office:value="158.219233674844">
                <text:p>158.219233674844</text:p>
              </table:table-cell>
              <table:table-cell office:value-type="float" office:value="172.179754293213">
                <text:p>172.179754293213</text:p>
              </table:table-cell>
              <table:table-cell office:value-type="float" office:value="186.140274911581">
                <text:p>186.140274911581</text:p>
              </table:table-cell>
              <table:table-cell office:value-type="float" office:value="142.925906778651">
                <text:p>142.925906778651</text:p>
              </table:table-cell>
              <table:table-cell office:value-type="float" office:value="89.3286917366568">
                <text:p>89.3286917366568</text:p>
              </table:table-cell>
              <table:table-cell office:value-type="float" office:value="107.194430083988">
                <text:p>107.194430083988</text:p>
              </table:table-cell>
              <table:table-cell office:value-type="float" office:value="125.060168431319">
                <text:p>125.060168431319</text:p>
              </table:table-cell>
              <table:table-cell office:value-type="float" office:value="142.925906778651">
                <text:p>142.92590677865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85.542887231876">
                <text:p>185.542887231876</text:p>
              </table:table-cell>
              <table:table-cell office:value-type="float" office:value="143.795737604704">
                <text:p>143.795737604704</text:p>
              </table:table-cell>
              <table:table-cell office:value-type="float" office:value="157.711454147095">
                <text:p>157.711454147095</text:p>
              </table:table-cell>
              <table:table-cell office:value-type="float" office:value="171.627170689485">
                <text:p>171.627170689485</text:p>
              </table:table-cell>
              <table:table-cell office:value-type="float" office:value="185.542887231876">
                <text:p>185.542887231876</text:p>
              </table:table-cell>
              <table:table-cell office:value-type="float" office:value="142.50320727317">
                <text:p>142.50320727317</text:p>
              </table:table-cell>
              <table:table-cell office:value-type="float" office:value="89.064504545731">
                <text:p>89.064504545731</text:p>
              </table:table-cell>
              <table:table-cell office:value-type="float" office:value="106.877405454877">
                <text:p>106.877405454877</text:p>
              </table:table-cell>
              <table:table-cell office:value-type="float" office:value="124.690306364023">
                <text:p>124.690306364023</text:p>
              </table:table-cell>
              <table:table-cell office:value-type="float" office:value="142.50320727317">
                <text:p>142.50320727317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84.939752076193">
                <text:p>184.939752076193</text:p>
              </table:table-cell>
              <table:table-cell office:value-type="float" office:value="143.32830785905">
                <text:p>143.32830785905</text:p>
              </table:table-cell>
              <table:table-cell office:value-type="float" office:value="157.198789264764">
                <text:p>157.198789264764</text:p>
              </table:table-cell>
              <table:table-cell office:value-type="float" office:value="171.069270670479">
                <text:p>171.069270670479</text:p>
              </table:table-cell>
              <table:table-cell office:value-type="float" office:value="184.939752076193">
                <text:p>184.939752076193</text:p>
              </table:table-cell>
              <table:table-cell office:value-type="float" office:value="142.07507672446">
                <text:p>142.07507672446</text:p>
              </table:table-cell>
              <table:table-cell office:value-type="float" office:value="88.7969229527874">
                <text:p>88.7969229527874</text:p>
              </table:table-cell>
              <table:table-cell office:value-type="float" office:value="106.556307543345">
                <text:p>106.556307543345</text:p>
              </table:table-cell>
              <table:table-cell office:value-type="float" office:value="124.315692133902">
                <text:p>124.315692133902</text:p>
              </table:table-cell>
              <table:table-cell office:value-type="float" office:value="142.07507672446">
                <text:p>142.0750767244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4.330935620415">
                <text:p>184.330935620415</text:p>
              </table:table-cell>
              <table:table-cell office:value-type="float" office:value="142.856475105822">
                <text:p>142.856475105822</text:p>
              </table:table-cell>
              <table:table-cell office:value-type="float" office:value="156.681295277353">
                <text:p>156.681295277353</text:p>
              </table:table-cell>
              <table:table-cell office:value-type="float" office:value="170.506115448884">
                <text:p>170.506115448884</text:p>
              </table:table-cell>
              <table:table-cell office:value-type="float" office:value="184.330935620415">
                <text:p>184.330935620415</text:p>
              </table:table-cell>
              <table:table-cell office:value-type="float" office:value="141.64156068196">
                <text:p>141.64156068196</text:p>
              </table:table-cell>
              <table:table-cell office:value-type="float" office:value="88.5259754262249">
                <text:p>88.5259754262249</text:p>
              </table:table-cell>
              <table:table-cell office:value-type="float" office:value="106.23117051147">
                <text:p>106.23117051147</text:p>
              </table:table-cell>
              <table:table-cell office:value-type="float" office:value="123.936365596715">
                <text:p>123.936365596715</text:p>
              </table:table-cell>
              <table:table-cell office:value-type="float" office:value="141.64156068196">
                <text:p>141.64156068196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183.71650193698">
                <text:p>183.71650193698</text:p>
              </table:table-cell>
              <table:table-cell office:value-type="float" office:value="142.38028900116">
                <text:p>142.38028900116</text:p>
              </table:table-cell>
              <table:table-cell office:value-type="float" office:value="156.159026646433">
                <text:p>156.159026646433</text:p>
              </table:table-cell>
              <table:table-cell office:value-type="float" office:value="169.937764291707">
                <text:p>169.937764291707</text:p>
              </table:table-cell>
              <table:table-cell office:value-type="float" office:value="183.71650193698">
                <text:p>183.71650193698</text:p>
              </table:table-cell>
              <table:table-cell office:value-type="float" office:value="141.202703385388">
                <text:p>141.202703385388</text:p>
              </table:table-cell>
              <table:table-cell office:value-type="float" office:value="88.2516896158674">
                <text:p>88.2516896158674</text:p>
              </table:table-cell>
              <table:table-cell office:value-type="float" office:value="105.902027539041">
                <text:p>105.902027539041</text:p>
              </table:table-cell>
              <table:table-cell office:value-type="float" office:value="123.552365462214">
                <text:p>123.552365462214</text:p>
              </table:table-cell>
              <table:table-cell office:value-type="float" office:value="141.202703385388">
                <text:p>141.20270338538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83.096513102678">
                <text:p>183.096513102678</text:p>
              </table:table-cell>
              <table:table-cell office:value-type="float" office:value="141.899797654575">
                <text:p>141.899797654575</text:p>
              </table:table-cell>
              <table:table-cell office:value-type="float" office:value="155.632036137276">
                <text:p>155.632036137276</text:p>
              </table:table-cell>
              <table:table-cell office:value-type="float" office:value="169.364274619977">
                <text:p>169.364274619977</text:p>
              </table:table-cell>
              <table:table-cell office:value-type="float" office:value="183.096513102678">
                <text:p>183.096513102678</text:p>
              </table:table-cell>
              <table:table-cell office:value-type="float" office:value="140.758547828006">
                <text:p>140.758547828006</text:p>
              </table:table-cell>
              <table:table-cell office:value-type="float" office:value="87.9740923925038">
                <text:p>87.9740923925038</text:p>
              </table:table-cell>
              <table:table-cell office:value-type="float" office:value="105.568910871005">
                <text:p>105.568910871005</text:p>
              </table:table-cell>
              <table:table-cell office:value-type="float" office:value="123.163729349505">
                <text:p>123.163729349505</text:p>
              </table:table-cell>
              <table:table-cell office:value-type="float" office:value="140.758547828006">
                <text:p>140.758547828006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82.471029298899">
                <text:p>182.471029298899</text:p>
              </table:table-cell>
              <table:table-cell office:value-type="float" office:value="141.415047706647">
                <text:p>141.415047706647</text:p>
              </table:table-cell>
              <table:table-cell office:value-type="float" office:value="155.100374904065">
                <text:p>155.100374904065</text:p>
              </table:table-cell>
              <table:table-cell office:value-type="float" office:value="168.785702101482">
                <text:p>168.785702101482</text:p>
              </table:table-cell>
              <table:table-cell office:value-type="float" office:value="182.471029298899">
                <text:p>182.471029298899</text:p>
              </table:table-cell>
              <table:table-cell office:value-type="float" office:value="140.309135815642">
                <text:p>140.309135815642</text:p>
              </table:table-cell>
              <table:table-cell office:value-type="float" office:value="87.6932098847765">
                <text:p>87.6932098847765</text:p>
              </table:table-cell>
              <table:table-cell office:value-type="float" office:value="105.231851861732">
                <text:p>105.231851861732</text:p>
              </table:table-cell>
              <table:table-cell office:value-type="float" office:value="122.770493838687">
                <text:p>122.770493838687</text:p>
              </table:table-cell>
              <table:table-cell office:value-type="float" office:value="140.309135815642">
                <text:p>140.30913581564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81.840108905017">
                <text:p>181.840108905017</text:p>
              </table:table-cell>
              <table:table-cell office:value-type="float" office:value="140.926084401389">
                <text:p>140.926084401389</text:p>
              </table:table-cell>
              <table:table-cell office:value-type="float" office:value="154.564092569265">
                <text:p>154.564092569265</text:p>
              </table:table-cell>
              <table:table-cell office:value-type="float" office:value="168.202100737141">
                <text:p>168.202100737141</text:p>
              </table:table-cell>
              <table:table-cell office:value-type="float" office:value="181.840108905017">
                <text:p>181.840108905017</text:p>
              </table:table-cell>
              <table:table-cell office:value-type="float" office:value="139.854508021829">
                <text:p>139.854508021829</text:p>
              </table:table-cell>
              <table:table-cell office:value-type="float" office:value="87.4090675136431">
                <text:p>87.4090675136431</text:p>
              </table:table-cell>
              <table:table-cell office:value-type="float" office:value="104.890881016372">
                <text:p>104.890881016372</text:p>
              </table:table-cell>
              <table:table-cell office:value-type="float" office:value="122.3726945191">
                <text:p>122.3726945191</text:p>
              </table:table-cell>
              <table:table-cell office:value-type="float" office:value="139.854508021829">
                <text:p>139.854508021829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81.203808585479">
                <text:p>181.203808585479</text:p>
              </table:table-cell>
              <table:table-cell office:value-type="float" office:value="140.432951653746">
                <text:p>140.432951653746</text:p>
              </table:table-cell>
              <table:table-cell office:value-type="float" office:value="154.023237297657">
                <text:p>154.023237297657</text:p>
              </table:table-cell>
              <table:table-cell office:value-type="float" office:value="167.613522941568">
                <text:p>167.613522941568</text:p>
              </table:table-cell>
              <table:table-cell office:value-type="float" office:value="181.203808585479">
                <text:p>181.203808585479</text:p>
              </table:table-cell>
              <table:table-cell office:value-type="float" office:value="139.394704039381">
                <text:p>139.394704039381</text:p>
              </table:table-cell>
              <table:table-cell office:value-type="float" office:value="87.1216900246132">
                <text:p>87.1216900246132</text:p>
              </table:table-cell>
              <table:table-cell office:value-type="float" office:value="104.546028029536">
                <text:p>104.546028029536</text:p>
              </table:table-cell>
              <table:table-cell office:value-type="float" office:value="121.970366034458">
                <text:p>121.970366034458</text:p>
              </table:table-cell>
              <table:table-cell office:value-type="float" office:value="139.394704039381">
                <text:p>139.394704039381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80.562183371147">
                <text:p>180.562183371147</text:p>
              </table:table-cell>
              <table:table-cell office:value-type="float" office:value="139.935692112639">
                <text:p>139.935692112639</text:p>
              </table:table-cell>
              <table:table-cell office:value-type="float" office:value="153.477855865475">
                <text:p>153.477855865475</text:p>
              </table:table-cell>
              <table:table-cell office:value-type="float" office:value="167.020019618311">
                <text:p>167.020019618311</text:p>
              </table:table-cell>
              <table:table-cell office:value-type="float" office:value="180.562183371147">
                <text:p>180.562183371147</text:p>
              </table:table-cell>
              <table:table-cell office:value-type="float" office:value="138.929762428711">
                <text:p>138.929762428711</text:p>
              </table:table-cell>
              <table:table-cell office:value-type="float" office:value="86.8311015179443">
                <text:p>86.8311015179443</text:p>
              </table:table-cell>
              <table:table-cell office:value-type="float" office:value="104.197321821533">
                <text:p>104.197321821533</text:p>
              </table:table-cell>
              <table:table-cell office:value-type="float" office:value="121.563542125122">
                <text:p>121.563542125122</text:p>
              </table:table-cell>
              <table:table-cell office:value-type="float" office:value="138.929762428711">
                <text:p>138.929762428711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79.91528673537">
                <text:p>179.91528673537</text:p>
              </table:table-cell>
              <table:table-cell office:value-type="float" office:value="139.434347219912">
                <text:p>139.434347219912</text:p>
              </table:table-cell>
              <table:table-cell office:value-type="float" office:value="152.927993725065">
                <text:p>152.927993725065</text:p>
              </table:table-cell>
              <table:table-cell office:value-type="float" office:value="166.421640230218">
                <text:p>166.421640230218</text:p>
              </table:table-cell>
              <table:table-cell office:value-type="float" office:value="179.91528673537">
                <text:p>179.91528673537</text:p>
              </table:table-cell>
              <table:table-cell office:value-type="float" office:value="138.459720763135">
                <text:p>138.459720763135</text:p>
              </table:table-cell>
              <table:table-cell office:value-type="float" office:value="86.5373254769595">
                <text:p>86.5373254769595</text:p>
              </table:table-cell>
              <table:table-cell office:value-type="float" office:value="103.844790572351">
                <text:p>103.844790572351</text:p>
              </table:table-cell>
              <table:table-cell office:value-type="float" office:value="121.152255667743">
                <text:p>121.152255667743</text:p>
              </table:table-cell>
              <table:table-cell office:value-type="float" office:value="138.459720763135">
                <text:p>138.45972076313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79.263170665209">
                <text:p>179.263170665209</text:p>
              </table:table-cell>
              <table:table-cell office:value-type="float" office:value="138.928957265537">
                <text:p>138.928957265537</text:p>
              </table:table-cell>
              <table:table-cell office:value-type="float" office:value="152.373695065428">
                <text:p>152.373695065428</text:p>
              </table:table-cell>
              <table:table-cell office:value-type="float" office:value="165.818432865319">
                <text:p>165.818432865319</text:p>
              </table:table-cell>
              <table:table-cell office:value-type="float" office:value="179.263170665209">
                <text:p>179.263170665209</text:p>
              </table:table-cell>
              <table:table-cell office:value-type="float" office:value="137.984615671419">
                <text:p>137.984615671419</text:p>
              </table:table-cell>
              <table:table-cell office:value-type="float" office:value="86.2403847946367">
                <text:p>86.2403847946367</text:p>
              </table:table-cell>
              <table:table-cell office:value-type="float" office:value="103.488461753564">
                <text:p>103.488461753564</text:p>
              </table:table-cell>
              <table:table-cell office:value-type="float" office:value="120.736538712491">
                <text:p>120.736538712491</text:p>
              </table:table-cell>
              <table:table-cell office:value-type="float" office:value="137.984615671419">
                <text:p>137.984615671419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78.605885728206">
                <text:p>178.605885728206</text:p>
              </table:table-cell>
              <table:table-cell office:value-type="float" office:value="138.41956143936">
                <text:p>138.41956143936</text:p>
              </table:table-cell>
              <table:table-cell office:value-type="float" office:value="151.815002868975">
                <text:p>151.815002868975</text:p>
              </table:table-cell>
              <table:table-cell office:value-type="float" office:value="165.21044429859">
                <text:p>165.21044429859</text:p>
              </table:table-cell>
              <table:table-cell office:value-type="float" office:value="178.605885728206">
                <text:p>178.605885728206</text:p>
              </table:table-cell>
              <table:table-cell office:value-type="float" office:value="137.504482877764">
                <text:p>137.504482877764</text:p>
              </table:table-cell>
              <table:table-cell office:value-type="float" office:value="85.9403017986024">
                <text:p>85.9403017986024</text:p>
              </table:table-cell>
              <table:table-cell office:value-type="float" office:value="103.128362158323">
                <text:p>103.128362158323</text:p>
              </table:table-cell>
              <table:table-cell office:value-type="float" office:value="120.316422518043">
                <text:p>120.316422518043</text:p>
              </table:table-cell>
              <table:table-cell office:value-type="float" office:value="137.504482877764">
                <text:p>137.504482877764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77.94348113505">
                <text:p>177.94348113505</text:p>
              </table:table-cell>
              <table:table-cell office:value-type="float" office:value="137.906197879664">
                <text:p>137.906197879664</text:p>
              </table:table-cell>
              <table:table-cell office:value-type="float" office:value="151.251958964792">
                <text:p>151.251958964792</text:p>
              </table:table-cell>
              <table:table-cell office:value-type="float" office:value="164.597720049921">
                <text:p>164.597720049921</text:p>
              </table:table-cell>
              <table:table-cell office:value-type="float" office:value="177.94348113505">
                <text:p>177.94348113505</text:p>
              </table:table-cell>
              <table:table-cell office:value-type="float" office:value="137.019357239444">
                <text:p>137.019357239444</text:p>
              </table:table-cell>
              <table:table-cell office:value-type="float" office:value="85.6370982746526">
                <text:p>85.6370982746526</text:p>
              </table:table-cell>
              <table:table-cell office:value-type="float" office:value="102.764517929583">
                <text:p>102.764517929583</text:p>
              </table:table-cell>
              <table:table-cell office:value-type="float" office:value="119.891937584514">
                <text:p>119.891937584514</text:p>
              </table:table-cell>
              <table:table-cell office:value-type="float" office:value="137.019357239444">
                <text:p>137.019357239444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177.276004798462">
                <text:p>177.276004798462</text:p>
              </table:table-cell>
              <table:table-cell office:value-type="float" office:value="137.388903718808">
                <text:p>137.388903718808</text:p>
              </table:table-cell>
              <table:table-cell office:value-type="float" office:value="150.684604078692">
                <text:p>150.684604078692</text:p>
              </table:table-cell>
              <table:table-cell office:value-type="float" office:value="163.980304438577">
                <text:p>163.980304438577</text:p>
              </table:table-cell>
              <table:table-cell office:value-type="float" office:value="177.276004798462">
                <text:p>177.276004798462</text:p>
              </table:table-cell>
              <table:table-cell office:value-type="float" office:value="136.529272782257">
                <text:p>136.529272782257</text:p>
              </table:table-cell>
              <table:table-cell office:value-type="float" office:value="85.3307954889109">
                <text:p>85.3307954889109</text:p>
              </table:table-cell>
              <table:table-cell office:value-type="float" office:value="102.396954586693">
                <text:p>102.396954586693</text:p>
              </table:table-cell>
              <table:table-cell office:value-type="float" office:value="119.463113684475">
                <text:p>119.463113684475</text:p>
              </table:table-cell>
              <table:table-cell office:value-type="float" office:value="136.529272782257">
                <text:p>136.52927278225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76.603503388573">
                <text:p>176.603503388573</text:p>
              </table:table-cell>
              <table:table-cell office:value-type="float" office:value="136.867715126144">
                <text:p>136.867715126144</text:p>
              </table:table-cell>
              <table:table-cell office:value-type="float" office:value="150.112977880287">
                <text:p>150.112977880287</text:p>
              </table:table-cell>
              <table:table-cell office:value-type="float" office:value="163.35824063443">
                <text:p>163.35824063443</text:p>
              </table:table-cell>
              <table:table-cell office:value-type="float" office:value="176.603503388573">
                <text:p>176.603503388573</text:p>
              </table:table-cell>
              <table:table-cell office:value-type="float" office:value="136.034262733958">
                <text:p>136.034262733958</text:p>
              </table:table-cell>
              <table:table-cell office:value-type="float" office:value="85.0214142087239">
                <text:p>85.0214142087239</text:p>
              </table:table-cell>
              <table:table-cell office:value-type="float" office:value="102.025697050469">
                <text:p>102.025697050469</text:p>
              </table:table-cell>
              <table:table-cell office:value-type="float" office:value="119.029979892213">
                <text:p>119.029979892213</text:p>
              </table:table-cell>
              <table:table-cell office:value-type="float" office:value="136.034262733958">
                <text:p>136.034262733958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75.926022385075">
                <text:p>175.926022385075</text:p>
              </table:table-cell>
              <table:table-cell office:value-type="float" office:value="136.342667348433">
                <text:p>136.342667348433</text:p>
              </table:table-cell>
              <table:table-cell office:value-type="float" office:value="149.537119027314">
                <text:p>149.537119027314</text:p>
              </table:table-cell>
              <table:table-cell office:value-type="float" office:value="162.731570706194">
                <text:p>162.731570706194</text:p>
              </table:table-cell>
              <table:table-cell office:value-type="float" office:value="175.926022385075">
                <text:p>175.926022385075</text:p>
              </table:table-cell>
              <table:table-cell office:value-type="float" office:value="135.534359555819">
                <text:p>135.534359555819</text:p>
              </table:table-cell>
              <table:table-cell office:value-type="float" office:value="84.7089747223868">
                <text:p>84.7089747223868</text:p>
              </table:table-cell>
              <table:table-cell office:value-type="float" office:value="101.650769666864">
                <text:p>101.650769666864</text:p>
              </table:table-cell>
              <table:table-cell office:value-type="float" office:value="118.592564611342">
                <text:p>118.592564611342</text:p>
              </table:table-cell>
              <table:table-cell office:value-type="float" office:value="135.534359555819">
                <text:p>135.53435955581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5.243606126368">
                <text:p>175.243606126368</text:p>
              </table:table-cell>
              <table:table-cell office:value-type="float" office:value="135.813794747935">
                <text:p>135.813794747935</text:p>
              </table:table-cell>
              <table:table-cell office:value-type="float" office:value="148.957065207413">
                <text:p>148.957065207413</text:p>
              </table:table-cell>
              <table:table-cell office:value-type="float" office:value="162.10033566689">
                <text:p>162.10033566689</text:p>
              </table:table-cell>
              <table:table-cell office:value-type="float" office:value="175.243606126368">
                <text:p>175.243606126368</text:p>
              </table:table-cell>
              <table:table-cell office:value-type="float" office:value="135.029594972449">
                <text:p>135.029594972449</text:p>
              </table:table-cell>
              <table:table-cell office:value-type="float" office:value="84.3934968577808">
                <text:p>84.3934968577808</text:p>
              </table:table-cell>
              <table:table-cell office:value-type="float" office:value="101.272196229337">
                <text:p>101.272196229337</text:p>
              </table:table-cell>
              <table:table-cell office:value-type="float" office:value="118.150895600893">
                <text:p>118.150895600893</text:p>
              </table:table-cell>
              <table:table-cell office:value-type="float" office:value="135.029594972449">
                <text:p>135.029594972449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74.55629785593">
                <text:p>174.55629785593</text:p>
              </table:table-cell>
              <table:table-cell office:value-type="float" office:value="135.281130838346">
                <text:p>135.281130838346</text:p>
              </table:table-cell>
              <table:table-cell office:value-type="float" office:value="148.372853177541">
                <text:p>148.372853177541</text:p>
              </table:table-cell>
              <table:table-cell office:value-type="float" office:value="161.464575516736">
                <text:p>161.464575516736</text:p>
              </table:table-cell>
              <table:table-cell office:value-type="float" office:value="174.55629785593">
                <text:p>174.55629785593</text:p>
              </table:table-cell>
              <table:table-cell office:value-type="float" office:value="134.52">
                <text:p>134.52</text:p>
              </table:table-cell>
              <table:table-cell office:value-type="float" office:value="84.075">
                <text:p>84.075</text:p>
              </table:table-cell>
              <table:table-cell office:value-type="float" office:value="100.89">
                <text:p>100.89</text:p>
              </table:table-cell>
              <table:table-cell office:value-type="float" office:value="117.705">
                <text:p>117.705</text:p>
              </table:table-cell>
              <table:table-cell office:value-type="float" office:value="134.52">
                <text:p>134.52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73.864139766106">
                <text:p>173.864139766106</text:p>
              </table:table-cell>
              <table:table-cell office:value-type="float" office:value="134.744708318732">
                <text:p>134.744708318732</text:p>
              </table:table-cell>
              <table:table-cell office:value-type="float" office:value="147.78451880119">
                <text:p>147.78451880119</text:p>
              </table:table-cell>
              <table:table-cell office:value-type="float" office:value="160.824329283648">
                <text:p>160.824329283648</text:p>
              </table:table-cell>
              <table:table-cell office:value-type="float" office:value="173.864139766106">
                <text:p>173.864139766106</text:p>
              </table:table-cell>
              <table:table-cell office:value-type="float" office:value="134.00560497286">
                <text:p>134.00560497286</text:p>
              </table:table-cell>
              <table:table-cell office:value-type="float" office:value="83.7535031080372">
                <text:p>83.7535031080372</text:p>
              </table:table-cell>
              <table:table-cell office:value-type="float" office:value="100.504203729645">
                <text:p>100.504203729645</text:p>
              </table:table-cell>
              <table:table-cell office:value-type="float" office:value="117.254904351252">
                <text:p>117.254904351252</text:p>
              </table:table-cell>
              <table:table-cell office:value-type="float" office:value="134.00560497286">
                <text:p>134.00560497286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173.167173039492">
                <text:p>173.167173039492</text:p>
              </table:table-cell>
              <table:table-cell office:value-type="float" office:value="134.204559105607">
                <text:p>134.204559105607</text:p>
              </table:table-cell>
              <table:table-cell office:value-type="float" office:value="147.192097083569">
                <text:p>147.192097083569</text:p>
              </table:table-cell>
              <table:table-cell office:value-type="float" office:value="160.179635061531">
                <text:p>160.179635061531</text:p>
              </table:table-cell>
              <table:table-cell office:value-type="float" office:value="173.167173039492">
                <text:p>173.167173039492</text:p>
              </table:table-cell>
              <table:table-cell office:value-type="float" office:value="133.486439568949">
                <text:p>133.486439568949</text:p>
              </table:table-cell>
              <table:table-cell office:value-type="float" office:value="83.4290247305928">
                <text:p>83.4290247305928</text:p>
              </table:table-cell>
              <table:table-cell office:value-type="float" office:value="100.114829676711">
                <text:p>100.114829676711</text:p>
              </table:table-cell>
              <table:table-cell office:value-type="float" office:value="116.80063462283">
                <text:p>116.80063462283</text:p>
              </table:table-cell>
              <table:table-cell office:value-type="float" office:value="133.486439568949">
                <text:p>133.48643956894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72.465437888093">
                <text:p>172.465437888093</text:p>
              </table:table-cell>
              <table:table-cell office:value-type="float" office:value="133.660714363272">
                <text:p>133.660714363272</text:p>
              </table:table-cell>
              <table:table-cell office:value-type="float" office:value="146.595622204879">
                <text:p>146.595622204879</text:p>
              </table:table-cell>
              <table:table-cell office:value-type="float" office:value="159.530530046486">
                <text:p>159.530530046486</text:p>
              </table:table-cell>
              <table:table-cell office:value-type="float" office:value="172.465437888093">
                <text:p>172.465437888093</text:p>
              </table:table-cell>
              <table:table-cell office:value-type="float" office:value="132.962532833704">
                <text:p>132.962532833704</text:p>
              </table:table-cell>
              <table:table-cell office:value-type="float" office:value="83.1015830210652">
                <text:p>83.1015830210652</text:p>
              </table:table-cell>
              <table:table-cell office:value-type="float" office:value="99.7218996252783">
                <text:p>99.7218996252783</text:p>
              </table:table-cell>
              <table:table-cell office:value-type="float" office:value="116.342216229491">
                <text:p>116.342216229491</text:p>
              </table:table-cell>
              <table:table-cell office:value-type="float" office:value="132.962532833704">
                <text:p>132.962532833704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71.758973590389">
                <text:p>171.758973590389</text:p>
              </table:table-cell>
              <table:table-cell office:value-type="float" office:value="133.113204532552">
                <text:p>133.113204532552</text:p>
              </table:table-cell>
              <table:table-cell office:value-type="float" office:value="145.995127551831">
                <text:p>145.995127551831</text:p>
              </table:table-cell>
              <table:table-cell office:value-type="float" office:value="158.87705057111">
                <text:p>158.87705057111</text:p>
              </table:table-cell>
              <table:table-cell office:value-type="float" office:value="171.758973590389">
                <text:p>171.758973590389</text:p>
              </table:table-cell>
              <table:table-cell office:value-type="float" office:value="132.433913202843">
                <text:p>132.433913202843</text:p>
              </table:table-cell>
              <table:table-cell office:value-type="float" office:value="82.7711957517768">
                <text:p>82.7711957517768</text:p>
              </table:table-cell>
              <table:table-cell office:value-type="float" office:value="99.3254349021322">
                <text:p>99.3254349021322</text:p>
              </table:table-cell>
              <table:table-cell office:value-type="float" office:value="115.879674052488">
                <text:p>115.879674052488</text:p>
              </table:table-cell>
              <table:table-cell office:value-type="float" office:value="132.433913202843">
                <text:p>132.433913202843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71.047818526468">
                <text:p>171.047818526468</text:p>
              </table:table-cell>
              <table:table-cell office:value-type="float" office:value="132.562059358013">
                <text:p>132.562059358013</text:p>
              </table:table-cell>
              <table:table-cell office:value-type="float" office:value="145.390645747498">
                <text:p>145.390645747498</text:p>
              </table:table-cell>
              <table:table-cell office:value-type="float" office:value="158.219232136983">
                <text:p>158.219232136983</text:p>
              </table:table-cell>
              <table:table-cell office:value-type="float" office:value="171.047818526468">
                <text:p>171.047818526468</text:p>
              </table:table-cell>
              <table:table-cell office:value-type="float" office:value="131.900608523977">
                <text:p>131.900608523977</text:p>
              </table:table-cell>
              <table:table-cell office:value-type="float" office:value="82.4378803274858">
                <text:p>82.4378803274858</text:p>
              </table:table-cell>
              <table:table-cell office:value-type="float" office:value="98.9254563929829">
                <text:p>98.9254563929829</text:p>
              </table:table-cell>
              <table:table-cell office:value-type="float" office:value="115.41303245848">
                <text:p>115.41303245848</text:p>
              </table:table-cell>
              <table:table-cell office:value-type="float" office:value="131.900608523977">
                <text:p>131.900608523977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170.332010211338">
                <text:p>170.332010211338</text:p>
              </table:table-cell>
              <table:table-cell office:value-type="float" office:value="132.007307913787">
                <text:p>132.007307913787</text:p>
              </table:table-cell>
              <table:table-cell office:value-type="float" office:value="144.782208679638">
                <text:p>144.782208679638</text:p>
              </table:table-cell>
              <table:table-cell office:value-type="float" office:value="157.557109445488">
                <text:p>157.557109445488</text:p>
              </table:table-cell>
              <table:table-cell office:value-type="float" office:value="170.332010211338">
                <text:p>170.332010211338</text:p>
              </table:table-cell>
              <table:table-cell office:value-type="float" office:value="131.362646077166">
                <text:p>131.362646077166</text:p>
              </table:table-cell>
              <table:table-cell office:value-type="float" office:value="82.1016537982286">
                <text:p>82.1016537982286</text:p>
              </table:table-cell>
              <table:table-cell office:value-type="float" office:value="98.5219845578744">
                <text:p>98.5219845578744</text:p>
              </table:table-cell>
              <table:table-cell office:value-type="float" office:value="114.94231531752">
                <text:p>114.94231531752</text:p>
              </table:table-cell>
              <table:table-cell office:value-type="float" office:value="131.362646077166">
                <text:p>131.36264607716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69.611585326551">
                <text:p>169.611585326551</text:p>
              </table:table-cell>
              <table:table-cell office:value-type="float" office:value="131.448978628077">
                <text:p>131.448978628077</text:p>
              </table:table-cell>
              <table:table-cell office:value-type="float" office:value="144.169847527569">
                <text:p>144.169847527569</text:p>
              </table:table-cell>
              <table:table-cell office:value-type="float" office:value="156.89071642706">
                <text:p>156.89071642706</text:p>
              </table:table-cell>
              <table:table-cell office:value-type="float" office:value="169.611585326551">
                <text:p>169.611585326551</text:p>
              </table:table-cell>
              <table:table-cell office:value-type="float" office:value="130.820052594458">
                <text:p>130.820052594458</text:p>
              </table:table-cell>
              <table:table-cell office:value-type="float" office:value="81.7625328715364">
                <text:p>81.7625328715364</text:p>
              </table:table-cell>
              <table:table-cell office:value-type="float" office:value="98.1150394458437">
                <text:p>98.1150394458437</text:p>
              </table:table-cell>
              <table:table-cell office:value-type="float" office:value="114.467546020151">
                <text:p>114.467546020151</text:p>
              </table:table-cell>
              <table:table-cell office:value-type="float" office:value="130.820052594458">
                <text:p>130.820052594458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168.886579750233">
                <text:p>168.886579750233</text:p>
              </table:table-cell>
              <table:table-cell office:value-type="float" office:value="130.887099306431">
                <text:p>130.887099306431</text:p>
              </table:table-cell>
              <table:table-cell office:value-type="float" office:value="143.553592787698">
                <text:p>143.553592787698</text:p>
              </table:table-cell>
              <table:table-cell office:value-type="float" office:value="156.220086268966">
                <text:p>156.220086268966</text:p>
              </table:table-cell>
              <table:table-cell office:value-type="float" office:value="168.886579750233">
                <text:p>168.886579750233</text:p>
              </table:table-cell>
              <table:table-cell office:value-type="float" office:value="130.272854278501">
                <text:p>130.272854278501</text:p>
              </table:table-cell>
              <table:table-cell office:value-type="float" office:value="81.4205339240632">
                <text:p>81.4205339240632</text:p>
              </table:table-cell>
              <table:table-cell office:value-type="float" office:value="97.7046407088759">
                <text:p>97.7046407088759</text:p>
              </table:table-cell>
              <table:table-cell office:value-type="float" office:value="113.988747493689">
                <text:p>113.988747493689</text:p>
              </table:table-cell>
              <table:table-cell office:value-type="float" office:value="130.272854278501">
                <text:p>130.27285427850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68.157028585633">
                <text:p>168.157028585633</text:p>
              </table:table-cell>
              <table:table-cell office:value-type="float" office:value="130.321697153866">
                <text:p>130.321697153866</text:p>
              </table:table-cell>
              <table:table-cell office:value-type="float" office:value="142.933474297788">
                <text:p>142.933474297788</text:p>
              </table:table-cell>
              <table:table-cell office:value-type="float" office:value="155.545251441711">
                <text:p>155.545251441711</text:p>
              </table:table-cell>
              <table:table-cell office:value-type="float" office:value="168.157028585633">
                <text:p>168.157028585633</text:p>
              </table:table-cell>
              <table:table-cell office:value-type="float" office:value="129.721076820261">
                <text:p>129.721076820261</text:p>
              </table:table-cell>
              <table:table-cell office:value-type="float" office:value="81.0756730126631">
                <text:p>81.0756730126631</text:p>
              </table:table-cell>
              <table:table-cell office:value-type="float" office:value="97.2908076151958">
                <text:p>97.2908076151958</text:p>
              </table:table-cell>
              <table:table-cell office:value-type="float" office:value="113.505942217728">
                <text:p>113.505942217728</text:p>
              </table:table-cell>
              <table:table-cell office:value-type="float" office:value="129.721076820261">
                <text:p>129.721076820261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167.422966188279">
                <text:p>167.422966188279</text:p>
              </table:table-cell>
              <table:table-cell office:value-type="float" office:value="129.752798795916">
                <text:p>129.752798795916</text:p>
              </table:table-cell>
              <table:table-cell office:value-type="float" office:value="142.309521260037">
                <text:p>142.309521260037</text:p>
              </table:table-cell>
              <table:table-cell office:value-type="float" office:value="154.866243724158">
                <text:p>154.866243724158</text:p>
              </table:table-cell>
              <table:table-cell office:value-type="float" office:value="167.422966188279">
                <text:p>167.422966188279</text:p>
              </table:table-cell>
              <table:table-cell office:value-type="float" office:value="129.164745415919">
                <text:p>129.164745415919</text:p>
              </table:table-cell>
              <table:table-cell office:value-type="float" office:value="80.7279658849492">
                <text:p>80.7279658849492</text:p>
              </table:table-cell>
              <table:table-cell office:value-type="float" office:value="96.873559061939">
                <text:p>96.873559061939</text:p>
              </table:table-cell>
              <table:table-cell office:value-type="float" office:value="113.019152238929">
                <text:p>113.019152238929</text:p>
              </table:table-cell>
              <table:table-cell office:value-type="float" office:value="129.164745415919">
                <text:p>129.16474541591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66.684426191824">
                <text:p>166.684426191824</text:p>
              </table:table-cell>
              <table:table-cell office:value-type="float" office:value="129.180430298664">
                <text:p>129.180430298664</text:p>
              </table:table-cell>
              <table:table-cell office:value-type="float" office:value="141.681762263051">
                <text:p>141.681762263051</text:p>
              </table:table-cell>
              <table:table-cell office:value-type="float" office:value="154.183094227437">
                <text:p>154.183094227437</text:p>
              </table:table-cell>
              <table:table-cell office:value-type="float" office:value="166.684426191824">
                <text:p>166.684426191824</text:p>
              </table:table-cell>
              <table:table-cell office:value-type="float" office:value="128.603884782984">
                <text:p>128.603884782984</text:p>
              </table:table-cell>
              <table:table-cell office:value-type="float" office:value="80.3774279893647">
                <text:p>80.3774279893647</text:p>
              </table:table-cell>
              <table:table-cell office:value-type="float" office:value="96.4529135872377">
                <text:p>96.4529135872377</text:p>
              </table:table-cell>
              <table:table-cell office:value-type="float" office:value="112.528399185111">
                <text:p>112.528399185111</text:p>
              </table:table-cell>
              <table:table-cell office:value-type="float" office:value="128.603884782984">
                <text:p>128.603884782984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165.941441532671">
                <text:p>165.941441532671</text:p>
              </table:table-cell>
              <table:table-cell office:value-type="float" office:value="128.60461718782">
                <text:p>128.60461718782</text:p>
              </table:table-cell>
              <table:table-cell office:value-type="float" office:value="141.050225302771">
                <text:p>141.050225302771</text:p>
              </table:table-cell>
              <table:table-cell office:value-type="float" office:value="153.495833417721">
                <text:p>153.495833417721</text:p>
              </table:table-cell>
              <table:table-cell office:value-type="float" office:value="165.941441532671">
                <text:p>165.941441532671</text:p>
              </table:table-cell>
              <table:table-cell office:value-type="float" office:value="128.038519175675">
                <text:p>128.038519175675</text:p>
              </table:table-cell>
              <table:table-cell office:value-type="float" office:value="80.0240744847971">
                <text:p>80.0240744847971</text:p>
              </table:table-cell>
              <table:table-cell office:value-type="float" office:value="96.0288893817565">
                <text:p>96.0288893817565</text:p>
              </table:table-cell>
              <table:table-cell office:value-type="float" office:value="112.033704278716">
                <text:p>112.033704278716</text:p>
              </table:table-cell>
              <table:table-cell office:value-type="float" office:value="128.038519175675">
                <text:p>128.03851917567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65.194044473436">
                <text:p>165.194044473436</text:p>
              </table:table-cell>
              <table:table-cell office:value-type="float" office:value="128.025384466913">
                <text:p>128.025384466913</text:p>
              </table:table-cell>
              <table:table-cell office:value-type="float" office:value="140.414937802421">
                <text:p>140.414937802421</text:p>
              </table:table-cell>
              <table:table-cell office:value-type="float" office:value="152.804491137928">
                <text:p>152.804491137928</text:p>
              </table:table-cell>
              <table:table-cell office:value-type="float" office:value="165.194044473436">
                <text:p>165.194044473436</text:p>
              </table:table-cell>
              <table:table-cell office:value-type="float" office:value="127.468672399614">
                <text:p>127.468672399614</text:p>
              </table:table-cell>
              <table:table-cell office:value-type="float" office:value="79.6679202497585">
                <text:p>79.6679202497585</text:p>
              </table:table-cell>
              <table:table-cell office:value-type="float" office:value="95.6015042997102">
                <text:p>95.6015042997102</text:p>
              </table:table-cell>
              <table:table-cell office:value-type="float" office:value="111.535088349662">
                <text:p>111.535088349662</text:p>
              </table:table-cell>
              <table:table-cell office:value-type="float" office:value="127.468672399614">
                <text:p>127.468672399614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164.44226662533">
                <text:p>164.44226662533</text:p>
              </table:table-cell>
              <table:table-cell office:value-type="float" office:value="127.442756634631">
                <text:p>127.442756634631</text:p>
              </table:table-cell>
              <table:table-cell office:value-type="float" office:value="139.775926631531">
                <text:p>139.775926631531</text:p>
              </table:table-cell>
              <table:table-cell office:value-type="float" office:value="152.109096628431">
                <text:p>152.109096628431</text:p>
              </table:table-cell>
              <table:table-cell office:value-type="float" office:value="164.44226662533">
                <text:p>164.44226662533</text:p>
              </table:table-cell>
              <table:table-cell office:value-type="float" office:value="126.894367825857">
                <text:p>126.894367825857</text:p>
              </table:table-cell>
              <table:table-cell office:value-type="float" office:value="79.3089798911604">
                <text:p>79.3089798911604</text:p>
              </table:table-cell>
              <table:table-cell office:value-type="float" office:value="95.1707758693924">
                <text:p>95.1707758693924</text:p>
              </table:table-cell>
              <table:table-cell office:value-type="float" office:value="111.032571847625">
                <text:p>111.032571847625</text:p>
              </table:table-cell>
              <table:table-cell office:value-type="float" office:value="126.894367825857">
                <text:p>126.89436782585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63.686138969523">
                <text:p>163.686138969523</text:p>
              </table:table-cell>
              <table:table-cell office:value-type="float" office:value="126.85675770138">
                <text:p>126.85675770138</text:p>
              </table:table-cell>
              <table:table-cell office:value-type="float" office:value="139.133218124095">
                <text:p>139.133218124095</text:p>
              </table:table-cell>
              <table:table-cell office:value-type="float" office:value="151.409678546809">
                <text:p>151.409678546809</text:p>
              </table:table-cell>
              <table:table-cell office:value-type="float" office:value="163.686138969523">
                <text:p>163.686138969523</text:p>
              </table:table-cell>
              <table:table-cell office:value-type="float" office:value="126.315628404326">
                <text:p>126.315628404326</text:p>
              </table:table-cell>
              <table:table-cell office:value-type="float" office:value="78.9472677527038">
                <text:p>78.9472677527038</text:p>
              </table:table-cell>
              <table:table-cell office:value-type="float" office:value="94.7367213032445">
                <text:p>94.7367213032445</text:p>
              </table:table-cell>
              <table:table-cell office:value-type="float" office:value="110.526174853785">
                <text:p>110.526174853785</text:p>
              </table:table-cell>
              <table:table-cell office:value-type="float" office:value="126.315628404326">
                <text:p>126.315628404326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62.925691877537">
                <text:p>162.925691877537</text:p>
              </table:table-cell>
              <table:table-cell office:value-type="float" office:value="126.267411205091">
                <text:p>126.267411205091</text:p>
              </table:table-cell>
              <table:table-cell office:value-type="float" office:value="138.486838095906">
                <text:p>138.486838095906</text:p>
              </table:table-cell>
              <table:table-cell office:value-type="float" office:value="150.706264986722">
                <text:p>150.706264986722</text:p>
              </table:table-cell>
              <table:table-cell office:value-type="float" office:value="162.925691877537">
                <text:p>162.925691877537</text:p>
              </table:table-cell>
              <table:table-cell office:value-type="float" office:value="125.732476676651">
                <text:p>125.732476676651</text:p>
              </table:table-cell>
              <table:table-cell office:value-type="float" office:value="78.5827979229069">
                <text:p>78.5827979229069</text:p>
              </table:table-cell>
              <table:table-cell office:value-type="float" office:value="94.2993575074883">
                <text:p>94.2993575074883</text:p>
              </table:table-cell>
              <table:table-cell office:value-type="float" office:value="110.01591709207">
                <text:p>110.01591709207</text:p>
              </table:table-cell>
              <table:table-cell office:value-type="float" office:value="125.732476676651">
                <text:p>125.73247667665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62.160955130737">
                <text:p>162.160955130737</text:p>
              </table:table-cell>
              <table:table-cell office:value-type="float" office:value="125.674740226321">
                <text:p>125.674740226321</text:p>
              </table:table-cell>
              <table:table-cell office:value-type="float" office:value="137.836811861127">
                <text:p>137.836811861127</text:p>
              </table:table-cell>
              <table:table-cell office:value-type="float" office:value="149.998883495932">
                <text:p>149.998883495932</text:p>
              </table:table-cell>
              <table:table-cell office:value-type="float" office:value="162.160955130737">
                <text:p>162.160955130737</text:p>
              </table:table-cell>
              <table:table-cell office:value-type="float" office:value="125.144934788465">
                <text:p>125.144934788465</text:p>
              </table:table-cell>
              <table:table-cell office:value-type="float" office:value="78.2155842427906">
                <text:p>78.2155842427906</text:p>
              </table:table-cell>
              <table:table-cell office:value-type="float" office:value="93.8587010913487">
                <text:p>93.8587010913487</text:p>
              </table:table-cell>
              <table:table-cell office:value-type="float" office:value="109.501817939907">
                <text:p>109.501817939907</text:p>
              </table:table-cell>
              <table:table-cell office:value-type="float" office:value="125.144934788465">
                <text:p>125.144934788465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161.391957938966">
                <text:p>161.391957938966</text:p>
              </table:table-cell>
              <table:table-cell office:value-type="float" office:value="125.078767402699">
                <text:p>125.078767402699</text:p>
              </table:table-cell>
              <table:table-cell office:value-type="float" office:value="137.183164248121">
                <text:p>137.183164248121</text:p>
              </table:table-cell>
              <table:table-cell office:value-type="float" office:value="149.287561093544">
                <text:p>149.287561093544</text:p>
              </table:table-cell>
              <table:table-cell office:value-type="float" office:value="161.391957938966">
                <text:p>161.391957938966</text:p>
              </table:table-cell>
              <table:table-cell office:value-type="float" office:value="124.553024501183">
                <text:p>124.553024501183</text:p>
              </table:table-cell>
              <table:table-cell office:value-type="float" office:value="77.8456403132393">
                <text:p>77.8456403132393</text:p>
              </table:table-cell>
              <table:table-cell office:value-type="float" office:value="93.4147683758872">
                <text:p>93.4147683758872</text:p>
              </table:table-cell>
              <table:table-cell office:value-type="float" office:value="108.983896438535">
                <text:p>108.983896438535</text:p>
              </table:table-cell>
              <table:table-cell office:value-type="float" office:value="124.553024501183">
                <text:p>124.55302450118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60.618728958366">
                <text:p>160.618728958366</text:p>
              </table:table-cell>
              <table:table-cell office:value-type="float" office:value="124.479514942734">
                <text:p>124.479514942734</text:p>
              </table:table-cell>
              <table:table-cell office:value-type="float" office:value="136.525919614611">
                <text:p>136.525919614611</text:p>
              </table:table-cell>
              <table:table-cell office:value-type="float" office:value="148.572324286489">
                <text:p>148.572324286489</text:p>
              </table:table-cell>
              <table:table-cell office:value-type="float" office:value="160.618728958366">
                <text:p>160.618728958366</text:p>
              </table:table-cell>
              <table:table-cell office:value-type="float" office:value="123.95676720329">
                <text:p>123.95676720329</text:p>
              </table:table-cell>
              <table:table-cell office:value-type="float" office:value="77.4729795020563">
                <text:p>77.4729795020563</text:p>
              </table:table-cell>
              <table:table-cell office:value-type="float" office:value="92.9675754024676">
                <text:p>92.9675754024676</text:p>
              </table:table-cell>
              <table:table-cell office:value-type="float" office:value="108.462171302879">
                <text:p>108.462171302879</text:p>
              </table:table-cell>
              <table:table-cell office:value-type="float" office:value="123.95676720329">
                <text:p>123.95676720329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159.841296308438">
                <text:p>159.841296308438</text:p>
              </table:table-cell>
              <table:table-cell office:value-type="float" office:value="123.877004639039">
                <text:p>123.877004639039</text:p>
              </table:table-cell>
              <table:table-cell office:value-type="float" office:value="135.865101862172">
                <text:p>135.865101862172</text:p>
              </table:table-cell>
              <table:table-cell office:value-type="float" office:value="147.853199085305">
                <text:p>147.853199085305</text:p>
              </table:table-cell>
              <table:table-cell office:value-type="float" office:value="159.841296308438">
                <text:p>159.841296308438</text:p>
              </table:table-cell>
              <table:table-cell office:value-type="float" office:value="123.356183921166">
                <text:p>123.356183921166</text:p>
              </table:table-cell>
              <table:table-cell office:value-type="float" office:value="77.0976149507286">
                <text:p>77.0976149507286</text:p>
              </table:table-cell>
              <table:table-cell office:value-type="float" office:value="92.5171379408744">
                <text:p>92.5171379408744</text:p>
              </table:table-cell>
              <table:table-cell office:value-type="float" office:value="107.93666093102">
                <text:p>107.93666093102</text:p>
              </table:table-cell>
              <table:table-cell office:value-type="float" office:value="123.356183921166">
                <text:p>123.35618392116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59.059687588379">
                <text:p>159.059687588379</text:p>
              </table:table-cell>
              <table:table-cell office:value-type="float" office:value="123.271257880993">
                <text:p>123.271257880993</text:p>
              </table:table-cell>
              <table:table-cell office:value-type="float" office:value="135.200734450122">
                <text:p>135.200734450122</text:p>
              </table:table-cell>
              <table:table-cell office:value-type="float" office:value="147.13021101925">
                <text:p>147.13021101925</text:p>
              </table:table-cell>
              <table:table-cell office:value-type="float" office:value="159.059687588379">
                <text:p>159.059687588379</text:p>
              </table:table-cell>
              <table:table-cell office:value-type="float" office:value="122.751295329467">
                <text:p>122.751295329467</text:p>
              </table:table-cell>
              <table:table-cell office:value-type="float" office:value="76.719559580917">
                <text:p>76.719559580917</text:p>
              </table:table-cell>
              <table:table-cell office:value-type="float" office:value="92.0634714971004">
                <text:p>92.0634714971004</text:p>
              </table:table-cell>
              <table:table-cell office:value-type="float" office:value="107.407383413284">
                <text:p>107.407383413284</text:p>
              </table:table-cell>
              <table:table-cell office:value-type="float" office:value="122.751295329467">
                <text:p>122.751295329467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158.273929892734">
                <text:p>158.273929892734</text:p>
              </table:table-cell>
              <table:table-cell office:value-type="float" office:value="122.662295666869">
                <text:p>122.662295666869</text:p>
              </table:table-cell>
              <table:table-cell office:value-type="float" office:value="134.532840408824">
                <text:p>134.532840408824</text:p>
              </table:table-cell>
              <table:table-cell office:value-type="float" office:value="146.403385150779">
                <text:p>146.403385150779</text:p>
              </table:table-cell>
              <table:table-cell office:value-type="float" office:value="158.273929892734">
                <text:p>158.273929892734</text:p>
              </table:table-cell>
              <table:table-cell office:value-type="float" office:value="122.142121761097">
                <text:p>122.142121761097</text:p>
              </table:table-cell>
              <table:table-cell office:value-type="float" office:value="76.3388261006854">
                <text:p>76.3388261006854</text:p>
              </table:table-cell>
              <table:table-cell office:value-type="float" office:value="91.6065913208224">
                <text:p>91.6065913208224</text:p>
              </table:table-cell>
              <table:table-cell office:value-type="float" office:value="106.87435654096">
                <text:p>106.87435654096</text:p>
              </table:table-cell>
              <table:table-cell office:value-type="float" office:value="122.142121761097">
                <text:p>122.14212176109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57.4840498264">
                <text:p>157.4840498264</text:p>
              </table:table-cell>
              <table:table-cell office:value-type="float" office:value="122.05013861546">
                <text:p>122.05013861546</text:p>
              </table:table-cell>
              <table:table-cell office:value-type="float" office:value="133.86144235244">
                <text:p>133.86144235244</text:p>
              </table:table-cell>
              <table:table-cell office:value-type="float" office:value="145.67274608942">
                <text:p>145.67274608942</text:p>
              </table:table-cell>
              <table:table-cell office:value-type="float" office:value="157.4840498264">
                <text:p>157.4840498264</text:p>
              </table:table-cell>
              <table:table-cell office:value-type="float" office:value="121.528683216773">
                <text:p>121.528683216773</text:p>
              </table:table-cell>
              <table:table-cell office:value-type="float" office:value="75.9554270104831">
                <text:p>75.9554270104831</text:p>
              </table:table-cell>
              <table:table-cell office:value-type="float" office:value="91.1465124125798">
                <text:p>91.1465124125798</text:p>
              </table:table-cell>
              <table:table-cell office:value-type="float" office:value="106.337597814676">
                <text:p>106.337597814676</text:p>
              </table:table-cell>
              <table:table-cell office:value-type="float" office:value="121.528683216773">
                <text:p>121.528683216773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156.690073519017">
                <text:p>156.690073519017</text:p>
              </table:table-cell>
              <table:table-cell office:value-type="float" office:value="121.434806977238">
                <text:p>121.434806977238</text:p>
              </table:table-cell>
              <table:table-cell office:value-type="float" office:value="133.186562491164">
                <text:p>133.186562491164</text:p>
              </table:table-cell>
              <table:table-cell office:value-type="float" office:value="144.938318005091">
                <text:p>144.938318005091</text:p>
              </table:table-cell>
              <table:table-cell office:value-type="float" office:value="156.690073519017">
                <text:p>156.690073519017</text:p>
              </table:table-cell>
              <table:table-cell office:value-type="float" office:value="120.910999374229">
                <text:p>120.910999374229</text:p>
              </table:table-cell>
              <table:table-cell office:value-type="float" office:value="75.569374608893">
                <text:p>75.569374608893</text:p>
              </table:table-cell>
              <table:table-cell office:value-type="float" office:value="90.6832495306717">
                <text:p>90.6832495306717</text:p>
              </table:table-cell>
              <table:table-cell office:value-type="float" office:value="105.79712445245">
                <text:p>105.79712445245</text:p>
              </table:table-cell>
              <table:table-cell office:value-type="float" office:value="120.910999374229">
                <text:p>120.910999374229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55.892026638775">
                <text:p>155.892026638775</text:p>
              </table:table-cell>
              <table:table-cell office:value-type="float" office:value="120.816320645051">
                <text:p>120.816320645051</text:p>
              </table:table-cell>
              <table:table-cell office:value-type="float" office:value="132.508222642959">
                <text:p>132.508222642959</text:p>
              </table:table-cell>
              <table:table-cell office:value-type="float" office:value="144.200124640867">
                <text:p>144.200124640867</text:p>
              </table:table-cell>
              <table:table-cell office:value-type="float" office:value="155.892026638775">
                <text:p>155.892026638775</text:p>
              </table:table-cell>
              <table:table-cell office:value-type="float" office:value="120.289089597049">
                <text:p>120.289089597049</text:p>
              </table:table-cell>
              <table:table-cell office:value-type="float" office:value="75.1806809981558">
                <text:p>75.1806809981558</text:p>
              </table:table-cell>
              <table:table-cell office:value-type="float" office:value="90.216817197787">
                <text:p>90.216817197787</text:p>
              </table:table-cell>
              <table:table-cell office:value-type="float" office:value="105.252953397418">
                <text:p>105.252953397418</text:p>
              </table:table-cell>
              <table:table-cell office:value-type="float" office:value="120.289089597049">
                <text:p>120.289089597049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55.089934405672">
                <text:p>155.089934405672</text:p>
              </table:table-cell>
              <table:table-cell office:value-type="float" office:value="120.194699164396">
                <text:p>120.194699164396</text:p>
              </table:table-cell>
              <table:table-cell office:value-type="float" office:value="131.826444244821">
                <text:p>131.826444244821</text:p>
              </table:table-cell>
              <table:table-cell office:value-type="float" office:value="143.458189325247">
                <text:p>143.458189325247</text:p>
              </table:table-cell>
              <table:table-cell office:value-type="float" office:value="155.089934405672">
                <text:p>155.089934405672</text:p>
              </table:table-cell>
              <table:table-cell office:value-type="float" office:value="119.662972943173">
                <text:p>119.662972943173</text:p>
              </table:table-cell>
              <table:table-cell office:value-type="float" office:value="74.7893580894832">
                <text:p>74.7893580894832</text:p>
              </table:table-cell>
              <table:table-cell office:value-type="float" office:value="89.7472297073799">
                <text:p>89.7472297073799</text:p>
              </table:table-cell>
              <table:table-cell office:value-type="float" office:value="104.705101325277">
                <text:p>104.705101325277</text:p>
              </table:table-cell>
              <table:table-cell office:value-type="float" office:value="119.662972943173">
                <text:p>119.662972943173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54.283821604244">
                <text:p>154.283821604244</text:p>
              </table:table-cell>
              <table:table-cell office:value-type="float" office:value="119.569961743289">
                <text:p>119.569961743289</text:p>
              </table:table-cell>
              <table:table-cell office:value-type="float" office:value="131.141248363607">
                <text:p>131.141248363607</text:p>
              </table:table-cell>
              <table:table-cell office:value-type="float" office:value="142.712534983925">
                <text:p>142.712534983925</text:p>
              </table:table-cell>
              <table:table-cell office:value-type="float" office:value="154.283821604244">
                <text:p>154.283821604244</text:p>
              </table:table-cell>
              <table:table-cell office:value-type="float" office:value="119.032668173072">
                <text:p>119.032668173072</text:p>
              </table:table-cell>
              <table:table-cell office:value-type="float" office:value="74.3954176081698">
                <text:p>74.3954176081698</text:p>
              </table:table-cell>
              <table:table-cell office:value-type="float" office:value="89.2745011298038">
                <text:p>89.2745011298038</text:p>
              </table:table-cell>
              <table:table-cell office:value-type="float" office:value="104.153584651438">
                <text:p>104.153584651438</text:p>
              </table:table-cell>
              <table:table-cell office:value-type="float" office:value="119.032668173072">
                <text:p>119.032668173072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53.473712595798">
                <text:p>153.473712595798</text:p>
              </table:table-cell>
              <table:table-cell office:value-type="float" office:value="118.942127261744">
                <text:p>118.942127261744</text:p>
              </table:table-cell>
              <table:table-cell office:value-type="float" office:value="130.452655706428">
                <text:p>130.452655706428</text:p>
              </table:table-cell>
              <table:table-cell office:value-type="float" office:value="141.963184151113">
                <text:p>141.963184151113</text:p>
              </table:table-cell>
              <table:table-cell office:value-type="float" office:value="153.473712595798">
                <text:p>153.473712595798</text:p>
              </table:table-cell>
              <table:table-cell office:value-type="float" office:value="118.39819375762">
                <text:p>118.39819375762</text:p>
              </table:table-cell>
              <table:table-cell office:value-type="float" office:value="73.9988710985127">
                <text:p>73.9988710985127</text:p>
              </table:table-cell>
              <table:table-cell office:value-type="float" office:value="88.7986453182152">
                <text:p>88.7986453182152</text:p>
              </table:table-cell>
              <table:table-cell office:value-type="float" office:value="103.598419537918">
                <text:p>103.598419537918</text:p>
              </table:table-cell>
              <table:table-cell office:value-type="float" office:value="118.39819375762">
                <text:p>118.3981937576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52.659631330177">
                <text:p>152.659631330177</text:p>
              </table:table-cell>
              <table:table-cell office:value-type="float" office:value="118.311214280887">
                <text:p>118.311214280887</text:p>
              </table:table-cell>
              <table:table-cell office:value-type="float" office:value="129.76068663065">
                <text:p>129.76068663065</text:p>
              </table:table-cell>
              <table:table-cell office:value-type="float" office:value="141.210158980414">
                <text:p>141.210158980414</text:p>
              </table:table-cell>
              <table:table-cell office:value-type="float" office:value="152.659631330177">
                <text:p>152.659631330177</text:p>
              </table:table-cell>
              <table:table-cell office:value-type="float" office:value="117.759567885679">
                <text:p>117.759567885679</text:p>
              </table:table-cell>
              <table:table-cell office:value-type="float" office:value="73.5997299285492">
                <text:p>73.5997299285492</text:p>
              </table:table-cell>
              <table:table-cell office:value-type="float" office:value="88.3196759142591">
                <text:p>88.3196759142591</text:p>
              </table:table-cell>
              <table:table-cell office:value-type="float" office:value="103.039621899969">
                <text:p>103.039621899969</text:p>
              </table:table-cell>
              <table:table-cell office:value-type="float" office:value="117.759567885679">
                <text:p>117.759567885679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51.841601357065">
                <text:p>151.841601357065</text:p>
              </table:table-cell>
              <table:table-cell office:value-type="float" office:value="117.677241051725">
                <text:p>117.677241051725</text:p>
              </table:table-cell>
              <table:table-cell office:value-type="float" office:value="129.065361153505">
                <text:p>129.065361153505</text:p>
              </table:table-cell>
              <table:table-cell office:value-type="float" office:value="140.453481255285">
                <text:p>140.453481255285</text:p>
              </table:table-cell>
              <table:table-cell office:value-type="float" office:value="151.841601357065">
                <text:p>151.841601357065</text:p>
              </table:table-cell>
              <table:table-cell office:value-type="float" office:value="117.116808471393">
                <text:p>117.116808471393</text:p>
              </table:table-cell>
              <table:table-cell office:value-type="float" office:value="73.1980052946208">
                <text:p>73.1980052946208</text:p>
              </table:table-cell>
              <table:table-cell office:value-type="float" office:value="87.8376063535449">
                <text:p>87.8376063535449</text:p>
              </table:table-cell>
              <table:table-cell office:value-type="float" office:value="102.477207412469">
                <text:p>102.477207412469</text:p>
              </table:table-cell>
              <table:table-cell office:value-type="float" office:value="117.116808471393">
                <text:p>117.11680847139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51.019645836873">
                <text:p>151.019645836873</text:p>
              </table:table-cell>
              <table:table-cell office:value-type="float" office:value="117.040225523577">
                <text:p>117.040225523577</text:p>
              </table:table-cell>
              <table:table-cell office:value-type="float" office:value="128.366698961342">
                <text:p>128.366698961342</text:p>
              </table:table-cell>
              <table:table-cell office:value-type="float" office:value="139.693172399108">
                <text:p>139.693172399108</text:p>
              </table:table-cell>
              <table:table-cell office:value-type="float" office:value="151.019645836873">
                <text:p>151.019645836873</text:p>
              </table:table-cell>
              <table:table-cell office:value-type="float" office:value="116.469933161233">
                <text:p>116.469933161233</text:p>
              </table:table-cell>
              <table:table-cell office:value-type="float" office:value="72.7937082257707">
                <text:p>72.7937082257707</text:p>
              </table:table-cell>
              <table:table-cell office:value-type="float" office:value="87.3524498709249">
                <text:p>87.3524498709249</text:p>
              </table:table-cell>
              <table:table-cell office:value-type="float" office:value="101.911191516079">
                <text:p>101.911191516079</text:p>
              </table:table-cell>
              <table:table-cell office:value-type="float" office:value="116.469933161233">
                <text:p>116.469933161233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150.193787551212">
                <text:p>150.193787551212</text:p>
              </table:table-cell>
              <table:table-cell office:value-type="float" office:value="116.400185352189">
                <text:p>116.400185352189</text:p>
              </table:table-cell>
              <table:table-cell office:value-type="float" office:value="127.66471941853">
                <text:p>127.66471941853</text:p>
              </table:table-cell>
              <table:table-cell office:value-type="float" office:value="138.929253484871">
                <text:p>138.929253484871</text:p>
              </table:table-cell>
              <table:table-cell office:value-type="float" office:value="150.193787551212">
                <text:p>150.193787551212</text:p>
              </table:table-cell>
              <table:table-cell office:value-type="float" office:value="115.818959340776">
                <text:p>115.818959340776</text:p>
              </table:table-cell>
              <table:table-cell office:value-type="float" office:value="72.3868495879848">
                <text:p>72.3868495879848</text:p>
              </table:table-cell>
              <table:table-cell office:value-type="float" office:value="86.8642195055818">
                <text:p>86.8642195055818</text:p>
              </table:table-cell>
              <table:table-cell office:value-type="float" office:value="101.341589423179">
                <text:p>101.341589423179</text:p>
              </table:table-cell>
              <table:table-cell office:value-type="float" office:value="115.818959340776">
                <text:p>115.818959340776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49.36404891298">
                <text:p>149.36404891298</text:p>
              </table:table-cell>
              <table:table-cell office:value-type="float" office:value="115.757137907559">
                <text:p>115.757137907559</text:p>
              </table:table-cell>
              <table:table-cell office:value-type="float" office:value="126.959441576033">
                <text:p>126.959441576033</text:p>
              </table:table-cell>
              <table:table-cell office:value-type="float" office:value="138.161745244506">
                <text:p>138.161745244506</text:p>
              </table:table-cell>
              <table:table-cell office:value-type="float" office:value="149.36404891298">
                <text:p>149.36404891298</text:p>
              </table:table-cell>
              <table:table-cell office:value-type="float" office:value="115.163904141249">
                <text:p>115.163904141249</text:p>
              </table:table-cell>
              <table:table-cell office:value-type="float" office:value="71.9774400882806">
                <text:p>71.9774400882806</text:p>
              </table:table-cell>
              <table:table-cell office:value-type="float" office:value="86.3729281059368">
                <text:p>86.3729281059368</text:p>
              </table:table-cell>
              <table:table-cell office:value-type="float" office:value="100.768416123593">
                <text:p>100.768416123593</text:p>
              </table:table-cell>
              <table:table-cell office:value-type="float" office:value="115.163904141249">
                <text:p>115.163904141249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48.530451976077">
                <text:p>148.530451976077</text:p>
              </table:table-cell>
              <table:table-cell office:value-type="float" office:value="115.11110028146">
                <text:p>115.11110028146</text:p>
              </table:table-cell>
              <table:table-cell office:value-type="float" office:value="126.250884179666">
                <text:p>126.250884179666</text:p>
              </table:table-cell>
              <table:table-cell office:value-type="float" office:value="137.390668077871">
                <text:p>137.390668077871</text:p>
              </table:table-cell>
              <table:table-cell office:value-type="float" office:value="148.530451976077">
                <text:p>148.530451976077</text:p>
              </table:table-cell>
              <table:table-cell office:value-type="float" office:value="114.504784445845">
                <text:p>114.504784445845</text:p>
              </table:table-cell>
              <table:table-cell office:value-type="float" office:value="71.5654902786534">
                <text:p>71.5654902786534</text:p>
              </table:table-cell>
              <table:table-cell office:value-type="float" office:value="85.8785883343841">
                <text:p>85.8785883343841</text:p>
              </table:table-cell>
              <table:table-cell office:value-type="float" office:value="100.191686390115">
                <text:p>100.191686390115</text:p>
              </table:table-cell>
              <table:table-cell office:value-type="float" office:value="114.504784445845">
                <text:p>114.50478444584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47.693018444771">
                <text:p>147.693018444771</text:p>
              </table:table-cell>
              <table:table-cell office:value-type="float" office:value="114.462089294698">
                <text:p>114.462089294698</text:p>
              </table:table-cell>
              <table:table-cell office:value-type="float" office:value="125.539065678055">
                <text:p>125.539065678055</text:p>
              </table:table-cell>
              <table:table-cell office:value-type="float" office:value="136.616042061413">
                <text:p>136.616042061413</text:p>
              </table:table-cell>
              <table:table-cell office:value-type="float" office:value="147.693018444771">
                <text:p>147.693018444771</text:p>
              </table:table-cell>
              <table:table-cell office:value-type="float" office:value="113.841616895815">
                <text:p>113.841616895815</text:p>
              </table:table-cell>
              <table:table-cell office:value-type="float" office:value="71.1510105598844">
                <text:p>71.1510105598844</text:p>
              </table:table-cell>
              <table:table-cell office:value-type="float" office:value="85.3812126718613">
                <text:p>85.3812126718613</text:p>
              </table:table-cell>
              <table:table-cell office:value-type="float" office:value="99.6114147838382">
                <text:p>99.6114147838382</text:p>
              </table:table-cell>
              <table:table-cell office:value-type="float" office:value="113.841616895815">
                <text:p>113.841616895815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146.851769682722">
                <text:p>146.851769682722</text:p>
              </table:table-cell>
              <table:table-cell office:value-type="float" office:value="113.81012150411">
                <text:p>113.81012150411</text:p>
              </table:table-cell>
              <table:table-cell office:value-type="float" office:value="124.824004230314">
                <text:p>124.824004230314</text:p>
              </table:table-cell>
              <table:table-cell office:value-type="float" office:value="135.837886956518">
                <text:p>135.837886956518</text:p>
              </table:table-cell>
              <table:table-cell office:value-type="float" office:value="146.851769682722">
                <text:p>146.851769682722</text:p>
              </table:table-cell>
              <table:table-cell office:value-type="float" office:value="113.174417896349">
                <text:p>113.174417896349</text:p>
              </table:table-cell>
              <table:table-cell office:value-type="float" office:value="70.7340111852182">
                <text:p>70.7340111852182</text:p>
              </table:table-cell>
              <table:table-cell office:value-type="float" office:value="84.8808134222618">
                <text:p>84.8808134222618</text:p>
              </table:table-cell>
              <table:table-cell office:value-type="float" office:value="99.0276156593054">
                <text:p>99.0276156593054</text:p>
              </table:table-cell>
              <table:table-cell office:value-type="float" office:value="113.174417896349">
                <text:p>113.17441789634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46.00672672169">
                <text:p>146.00672672169</text:p>
              </table:table-cell>
              <table:table-cell office:value-type="float" office:value="113.155213209309">
                <text:p>113.155213209309</text:p>
              </table:table-cell>
              <table:table-cell office:value-type="float" office:value="124.105717713436">
                <text:p>124.105717713436</text:p>
              </table:table-cell>
              <table:table-cell office:value-type="float" office:value="135.056222217563">
                <text:p>135.056222217563</text:p>
              </table:table-cell>
              <table:table-cell office:value-type="float" office:value="146.00672672169">
                <text:p>146.00672672169</text:p>
              </table:table-cell>
              <table:table-cell office:value-type="float" office:value="112.503203622263">
                <text:p>112.503203622263</text:p>
              </table:table-cell>
              <table:table-cell office:value-type="float" office:value="70.3145022639142">
                <text:p>70.3145022639142</text:p>
              </table:table-cell>
              <table:table-cell office:value-type="float" office:value="84.377402716697">
                <text:p>84.377402716697</text:p>
              </table:table-cell>
              <table:table-cell office:value-type="float" office:value="98.4403031694799">
                <text:p>98.4403031694799</text:p>
              </table:table-cell>
              <table:table-cell office:value-type="float" office:value="112.503203622263">
                <text:p>112.503203622263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45.157910269931">
                <text:p>145.157910269931</text:p>
              </table:table-cell>
              <table:table-cell office:value-type="float" office:value="112.497380459197">
                <text:p>112.497380459197</text:p>
              </table:table-cell>
              <table:table-cell office:value-type="float" office:value="123.384223729441">
                <text:p>123.384223729441</text:p>
              </table:table-cell>
              <table:table-cell office:value-type="float" office:value="134.271066999686">
                <text:p>134.271066999686</text:p>
              </table:table-cell>
              <table:table-cell office:value-type="float" office:value="145.157910269931">
                <text:p>145.157910269931</text:p>
              </table:table-cell>
              <table:table-cell office:value-type="float" office:value="111.827990023486">
                <text:p>111.827990023486</text:p>
              </table:table-cell>
              <table:table-cell office:value-type="float" office:value="69.892493764679">
                <text:p>69.892493764679</text:p>
              </table:table-cell>
              <table:table-cell office:value-type="float" office:value="83.8709925176148">
                <text:p>83.8709925176148</text:p>
              </table:table-cell>
              <table:table-cell office:value-type="float" office:value="97.8494912705506">
                <text:p>97.8494912705506</text:p>
              </table:table-cell>
              <table:table-cell office:value-type="float" office:value="111.827990023486">
                <text:p>111.8279900234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4.305340720308">
                <text:p>144.305340720308</text:p>
              </table:table-cell>
              <table:table-cell office:value-type="float" office:value="111.836639058239">
                <text:p>111.836639058239</text:p>
              </table:table-cell>
              <table:table-cell office:value-type="float" office:value="122.659539612262">
                <text:p>122.659539612262</text:p>
              </table:table-cell>
              <table:table-cell office:value-type="float" office:value="133.482440166285">
                <text:p>133.482440166285</text:p>
              </table:table-cell>
              <table:table-cell office:value-type="float" office:value="144.305340720308">
                <text:p>144.305340720308</text:p>
              </table:table-cell>
              <table:table-cell office:value-type="float" office:value="111.148792830373">
                <text:p>111.148792830373</text:p>
              </table:table-cell>
              <table:table-cell office:value-type="float" office:value="69.4679955189832">
                <text:p>69.4679955189832</text:p>
              </table:table-cell>
              <table:table-cell office:value-type="float" office:value="83.3615946227798">
                <text:p>83.3615946227798</text:p>
              </table:table-cell>
              <table:table-cell office:value-type="float" office:value="97.2551937265765">
                <text:p>97.2551937265765</text:p>
              </table:table-cell>
              <table:table-cell office:value-type="float" office:value="111.148792830373">
                <text:p>111.1487928303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 draw:opacity="1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text-overlap="true" chart:reverse-direction="false" text:line-break="false" chart:axis-position="0" style:rotation-angle="270"/>
      <style:graphic-properties svg:stroke-width="0.01cm" svg:stroke-color="#b3b3b3"/>
      <style:text-properties fo:font-size="6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aximum="225" chart:interval-major="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66ff66" draw:fill-color="#66ff6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006600" draw:fill-color="#006600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ffff66" draw:fill-color="#ffff66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1">
      <style:chart-properties chart:symbol-type="non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181cm" svg:height="11.192cm" xlink:href=".." xlink:type="simple" chart:class="chart:line" chart:column-mapping="5 6 7 8 9 0 1 2 3 4" chart:style-name="ch1">
        <chart:legend chart:legend-position="end" svg:x="19.302cm" svg:y="2.926cm" style:legend-expansion="high" chart:style-name="ch2"/>
        <chart:plot-area chart:style-name="ch3" table:cell-range-address="plutonium.A2:plutonium.F103 plutonium.G2:plutonium.G103 plutonium.I2:plutonium.I103 plutonium.K2:plutonium.K103 plutonium.M2:plutonium.M103 plutonium.O2:plutonium.O103" chart:data-source-has-labels="both" svg:x="0.893cm" svg:y="1.027cm" svg:width="17.523cm" svg:height="9.522cm">
          <chartooo:coordinate-region svg:x="1.7cm" svg:y="1.239cm" svg:width="16.583cm" svg:height="8.636cm"/>
          <chart:axis chart:dimension="x" chart:name="primary-x" chart:style-name="ch4" chartooo:axis-type="auto">
            <chartooo:date-scale/>
            <chart:categories table:cell-range-address="plutonium.A3:plutonium.A103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plutonium.G3:plutonium.G103" chart:label-cell-address="plutonium.G2:plutonium.G2" chart:class="chart:line">
            <chart:data-point chart:repeated="101"/>
          </chart:series>
          <chart:series chart:style-name="ch10" chart:values-cell-range-address="plutonium.I3:plutonium.I103" chart:label-cell-address="plutonium.I2:plutonium.I2" chart:class="chart:line">
            <chart:data-point chart:repeated="101"/>
          </chart:series>
          <chart:series chart:style-name="ch11" chart:values-cell-range-address="plutonium.K3:plutonium.K103" chart:label-cell-address="plutonium.K2:plutonium.K2" chart:class="chart:line">
            <chart:data-point chart:repeated="101"/>
          </chart:series>
          <chart:series chart:style-name="ch12" chart:values-cell-range-address="plutonium.M3:plutonium.M103" chart:label-cell-address="plutonium.M2:plutonium.M2" chart:class="chart:line">
            <chart:data-point chart:repeated="101"/>
          </chart:series>
          <chart:series chart:style-name="ch13" chart:values-cell-range-address="plutonium.O3:plutonium.O103" chart:label-cell-address="plutonium.O2:plutonium.O2" chart:class="chart:line">
            <chart:data-point chart:repeated="101"/>
          </chart:series>
          <chart:series chart:style-name="ch14" chart:values-cell-range-address="plutonium.B3:plutonium.B103" chart:label-cell-address="plutonium.B2:plutonium.B2" chart:class="chart:line">
            <chart:data-point chart:repeated="101"/>
          </chart:series>
          <chart:series chart:style-name="ch15" chart:values-cell-range-address="plutonium.C3:plutonium.C103" chart:label-cell-address="plutonium.C2:plutonium.C2" chart:class="chart:line">
            <chart:data-point chart:repeated="101"/>
          </chart:series>
          <chart:series chart:style-name="ch16" chart:values-cell-range-address="plutonium.D3:plutonium.D103" chart:label-cell-address="plutonium.D2:plutonium.D2" chart:class="chart:line">
            <chart:data-point chart:repeated="101"/>
          </chart:series>
          <chart:series chart:style-name="ch17" chart:values-cell-range-address="plutonium.E3:plutonium.E103" chart:label-cell-address="plutonium.E2:plutonium.E2" chart:class="chart:line">
            <chart:data-point chart:repeated="101"/>
          </chart:series>
          <chart:series chart:style-name="ch18" chart:values-cell-range-address="plutonium.F3:plutonium.F103" chart:label-cell-address="plutonium.F2:plutonium.F2" chart:class="chart:line">
            <chart:data-point chart:repeated="10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:</text:p>
                <draw:g>
                  <svg:desc>plutonium.G2:plutonium.G2</svg:desc>
                </draw:g>
              </table:table-cell>
              <table:table-cell office:value-type="string">
                <text:p>1</text:p>
                <draw:g>
                  <svg:desc>plutonium.I2:plutonium.I2</svg:desc>
                </draw:g>
              </table:table-cell>
              <table:table-cell office:value-type="string">
                <text:p>2</text:p>
                <draw:g>
                  <svg:desc>plutonium.K2:plutonium.K2</svg:desc>
                </draw:g>
              </table:table-cell>
              <table:table-cell office:value-type="string">
                <text:p>3</text:p>
                <draw:g>
                  <svg:desc>plutonium.M2:plutonium.M2</svg:desc>
                </draw:g>
              </table:table-cell>
              <table:table-cell office:value-type="string">
                <text:p>4</text:p>
                <draw:g>
                  <svg:desc>plutonium.O2:plutonium.O2</svg:desc>
                </draw:g>
              </table:table-cell>
              <table:table-cell office:value-type="string">
                <text:p>output:</text:p>
                <draw:g>
                  <svg:desc>plutonium.B2:plutonium.B2</svg:desc>
                </draw:g>
              </table:table-cell>
              <table:table-cell office:value-type="string">
                <text:p>1</text:p>
                <draw:g>
                  <svg:desc>plutonium.C2:plutonium.C2</svg:desc>
                </draw:g>
              </table:table-cell>
              <table:table-cell office:value-type="string">
                <text:p>2</text:p>
                <draw:g>
                  <svg:desc>plutonium.D2:plutonium.D2</svg:desc>
                </draw:g>
              </table:table-cell>
              <table:table-cell office:value-type="string">
                <text:p>3</text:p>
                <draw:g>
                  <svg:desc>plutonium.E2:plutonium.E2</svg:desc>
                </draw:g>
              </table:table-cell>
              <table:table-cell office:value-type="string">
                <text:p>4</text:p>
                <draw:g>
                  <svg:desc>plutonium.F2:plutonium.F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plutonium.A3:plutonium.A103</svg:desc>
                </draw:g>
              </table:table-cell>
              <table:table-cell office:value-type="float" office:value="104.658193651641">
                <text:p>104.658193651641</text:p>
                <draw:g>
                  <svg:desc>plutonium.G3:plutonium.G103</svg:desc>
                </draw:g>
              </table:table-cell>
              <table:table-cell office:value-type="float" office:value="81.1101000800219">
                <text:p>81.1101000800219</text:p>
                <draw:g>
                  <svg:desc>plutonium.I3:plutonium.I103</svg:desc>
                </draw:g>
              </table:table-cell>
              <table:table-cell office:value-type="float" office:value="88.959464603895">
                <text:p>88.959464603895</text:p>
                <draw:g>
                  <svg:desc>plutonium.K3:plutonium.K103</svg:desc>
                </draw:g>
              </table:table-cell>
              <table:table-cell office:value-type="float" office:value="96.8088291277681">
                <text:p>96.8088291277681</text:p>
                <draw:g>
                  <svg:desc>plutonium.M3:plutonium.M103</svg:desc>
                </draw:g>
              </table:table-cell>
              <table:table-cell office:value-type="float" office:value="104.658193651641">
                <text:p>104.658193651641</text:p>
                <draw:g>
                  <svg:desc>plutonium.O3:plutonium.O103</svg:desc>
                </draw:g>
              </table:table-cell>
              <table:table-cell office:value-type="float" office:value="49.1850979536493">
                <text:p>49.1850979536493</text:p>
                <draw:g>
                  <svg:desc>plutonium.B3:plutonium.B103</svg:desc>
                </draw:g>
              </table:table-cell>
              <table:table-cell office:value-type="float" office:value="30.7406862210308">
                <text:p>30.7406862210308</text:p>
                <draw:g>
                  <svg:desc>plutonium.C3:plutonium.C103</svg:desc>
                </draw:g>
              </table:table-cell>
              <table:table-cell office:value-type="float" office:value="36.888823465237">
                <text:p>36.888823465237</text:p>
                <draw:g>
                  <svg:desc>plutonium.D3:plutonium.D103</svg:desc>
                </draw:g>
              </table:table-cell>
              <table:table-cell office:value-type="float" office:value="43.0369607094432">
                <text:p>43.0369607094432</text:p>
                <draw:g>
                  <svg:desc>plutonium.E3:plutonium.E103</svg:desc>
                </draw:g>
              </table:table-cell>
              <table:table-cell office:value-type="float" office:value="49.1850979536493">
                <text:p>49.1850979536493</text:p>
                <draw:g>
                  <svg:desc>plutonium.F3:plutonium.F103</svg:desc>
                </draw:g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106.450746528662">
                <text:p>106.450746528662</text:p>
              </table:table-cell>
              <table:table-cell office:value-type="float" office:value="82.4993285597127">
                <text:p>82.4993285597127</text:p>
              </table:table-cell>
              <table:table-cell office:value-type="float" office:value="90.4831345493623">
                <text:p>90.4831345493623</text:p>
              </table:table-cell>
              <table:table-cell office:value-type="float" office:value="98.4669405390119">
                <text:p>98.4669405390119</text:p>
              </table:table-cell>
              <table:table-cell office:value-type="float" office:value="106.450746528662">
                <text:p>106.450746528662</text:p>
              </table:table-cell>
              <table:table-cell office:value-type="float" office:value="50.8833585692174">
                <text:p>50.8833585692174</text:p>
              </table:table-cell>
              <table:table-cell office:value-type="float" office:value="31.8020991057609">
                <text:p>31.8020991057609</text:p>
              </table:table-cell>
              <table:table-cell office:value-type="float" office:value="38.1625189269131">
                <text:p>38.1625189269131</text:p>
              </table:table-cell>
              <table:table-cell office:value-type="float" office:value="44.5229387480652">
                <text:p>44.5229387480652</text:p>
              </table:table-cell>
              <table:table-cell office:value-type="float" office:value="50.8833585692174">
                <text:p>50.883358569217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8.18156056597">
                <text:p>108.18156056597</text:p>
              </table:table-cell>
              <table:table-cell office:value-type="float" office:value="83.840709438627">
                <text:p>83.840709438627</text:p>
              </table:table-cell>
              <table:table-cell office:value-type="float" office:value="91.9543264810748">
                <text:p>91.9543264810748</text:p>
              </table:table-cell>
              <table:table-cell office:value-type="float" office:value="100.067943523523">
                <text:p>100.067943523523</text:p>
              </table:table-cell>
              <table:table-cell office:value-type="float" office:value="108.18156056597">
                <text:p>108.18156056597</text:p>
              </table:table-cell>
              <table:table-cell office:value-type="float" office:value="52.529984765332">
                <text:p>52.529984765332</text:p>
              </table:table-cell>
              <table:table-cell office:value-type="float" office:value="32.8312404783325">
                <text:p>32.8312404783325</text:p>
              </table:table-cell>
              <table:table-cell office:value-type="float" office:value="39.397488573999">
                <text:p>39.397488573999</text:p>
              </table:table-cell>
              <table:table-cell office:value-type="float" office:value="45.9637366696655">
                <text:p>45.9637366696655</text:p>
              </table:table-cell>
              <table:table-cell office:value-type="float" office:value="52.529984765332">
                <text:p>52.529984765332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09.856277562484">
                <text:p>109.856277562484</text:p>
              </table:table-cell>
              <table:table-cell office:value-type="float" office:value="85.138615110925">
                <text:p>85.138615110925</text:p>
              </table:table-cell>
              <table:table-cell office:value-type="float" office:value="93.3778359281113">
                <text:p>93.3778359281113</text:p>
              </table:table-cell>
              <table:table-cell office:value-type="float" office:value="101.617056745298">
                <text:p>101.617056745298</text:p>
              </table:table-cell>
              <table:table-cell office:value-type="float" office:value="109.856277562484">
                <text:p>109.856277562484</text:p>
              </table:table-cell>
              <table:table-cell office:value-type="float" office:value="54.129855407187">
                <text:p>54.129855407187</text:p>
              </table:table-cell>
              <table:table-cell office:value-type="float" office:value="33.8311596294919">
                <text:p>33.8311596294919</text:p>
              </table:table-cell>
              <table:table-cell office:value-type="float" office:value="40.5973915553902">
                <text:p>40.5973915553902</text:p>
              </table:table-cell>
              <table:table-cell office:value-type="float" office:value="47.3636234812886">
                <text:p>47.3636234812886</text:p>
              </table:table-cell>
              <table:table-cell office:value-type="float" office:value="54.129855407187">
                <text:p>54.12985540718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11.479738063753">
                <text:p>111.479738063753</text:p>
              </table:table-cell>
              <table:table-cell office:value-type="float" office:value="86.3967969994087">
                <text:p>86.3967969994087</text:p>
              </table:table-cell>
              <table:table-cell office:value-type="float" office:value="94.7577773541902">
                <text:p>94.7577773541902</text:p>
              </table:table-cell>
              <table:table-cell office:value-type="float" office:value="103.118757708972">
                <text:p>103.118757708972</text:p>
              </table:table-cell>
              <table:table-cell office:value-type="float" office:value="111.479738063753">
                <text:p>111.479738063753</text:p>
              </table:table-cell>
              <table:table-cell office:value-type="float" office:value="55.6871141717187">
                <text:p>55.6871141717187</text:p>
              </table:table-cell>
              <table:table-cell office:value-type="float" office:value="34.8044463573242">
                <text:p>34.8044463573242</text:p>
              </table:table-cell>
              <table:table-cell office:value-type="float" office:value="41.7653356287891">
                <text:p>41.7653356287891</text:p>
              </table:table-cell>
              <table:table-cell office:value-type="float" office:value="48.7262249002539">
                <text:p>48.7262249002539</text:p>
              </table:table-cell>
              <table:table-cell office:value-type="float" office:value="55.6871141717187">
                <text:p>55.6871141717187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113.0561314748">
                <text:p>113.0561314748</text:p>
              </table:table-cell>
              <table:table-cell office:value-type="float" office:value="87.6185018929701">
                <text:p>87.6185018929701</text:p>
              </table:table-cell>
              <table:table-cell office:value-type="float" office:value="96.0977117535801">
                <text:p>96.0977117535801</text:p>
              </table:table-cell>
              <table:table-cell office:value-type="float" office:value="104.57692161419">
                <text:p>104.57692161419</text:p>
              </table:table-cell>
              <table:table-cell office:value-type="float" office:value="113.0561314748">
                <text:p>113.0561314748</text:p>
              </table:table-cell>
              <table:table-cell office:value-type="float" office:value="57.2053168569189">
                <text:p>57.2053168569189</text:p>
              </table:table-cell>
              <table:table-cell office:value-type="float" office:value="35.7533230355743">
                <text:p>35.7533230355743</text:p>
              </table:table-cell>
              <table:table-cell office:value-type="float" office:value="42.9039876426892">
                <text:p>42.9039876426892</text:p>
              </table:table-cell>
              <table:table-cell office:value-type="float" office:value="50.0546522498041">
                <text:p>50.0546522498041</text:p>
              </table:table-cell>
              <table:table-cell office:value-type="float" office:value="57.2053168569189">
                <text:p>57.205316856918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14.58911192417">
                <text:p>114.58911192417</text:p>
              </table:table-cell>
              <table:table-cell office:value-type="float" office:value="88.8065617412321">
                <text:p>88.8065617412321</text:p>
              </table:table-cell>
              <table:table-cell office:value-type="float" office:value="97.4007451355449">
                <text:p>97.4007451355449</text:p>
              </table:table-cell>
              <table:table-cell office:value-type="float" office:value="105.994928529858">
                <text:p>105.994928529858</text:p>
              </table:table-cell>
              <table:table-cell office:value-type="float" office:value="114.58911192417">
                <text:p>114.58911192417</text:p>
              </table:table-cell>
              <table:table-cell office:value-type="float" office:value="58.6875426592435">
                <text:p>58.6875426592435</text:p>
              </table:table-cell>
              <table:table-cell office:value-type="float" office:value="36.6797141620272">
                <text:p>36.6797141620272</text:p>
              </table:table-cell>
              <table:table-cell office:value-type="float" office:value="44.0156569944326">
                <text:p>44.0156569944326</text:p>
              </table:table-cell>
              <table:table-cell office:value-type="float" office:value="51.351599826838">
                <text:p>51.351599826838</text:p>
              </table:table-cell>
              <table:table-cell office:value-type="float" office:value="58.6875426592435">
                <text:p>58.6875426592435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16.081888957918">
                <text:p>116.081888957918</text:p>
              </table:table-cell>
              <table:table-cell office:value-type="float" office:value="89.9634639423868">
                <text:p>89.9634639423868</text:p>
              </table:table-cell>
              <table:table-cell office:value-type="float" office:value="98.6696056142307">
                <text:p>98.6696056142307</text:p>
              </table:table-cell>
              <table:table-cell office:value-type="float" office:value="107.375747286075">
                <text:p>107.375747286075</text:p>
              </table:table-cell>
              <table:table-cell office:value-type="float" office:value="116.081888957918">
                <text:p>116.081888957918</text:p>
              </table:table-cell>
              <table:table-cell office:value-type="float" office:value="60.136479660399">
                <text:p>60.136479660399</text:p>
              </table:table-cell>
              <table:table-cell office:value-type="float" office:value="37.5852997877494">
                <text:p>37.5852997877494</text:p>
              </table:table-cell>
              <table:table-cell office:value-type="float" office:value="45.1023597452993">
                <text:p>45.1023597452993</text:p>
              </table:table-cell>
              <table:table-cell office:value-type="float" office:value="52.6194197028491">
                <text:p>52.6194197028491</text:p>
              </table:table-cell>
              <table:table-cell office:value-type="float" office:value="60.136479660399">
                <text:p>60.13647966039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17.537299430817">
                <text:p>117.537299430817</text:p>
              </table:table-cell>
              <table:table-cell office:value-type="float" office:value="91.0914070588832">
                <text:p>91.0914070588832</text:p>
              </table:table-cell>
              <table:table-cell office:value-type="float" office:value="99.9067045161945">
                <text:p>99.9067045161945</text:p>
              </table:table-cell>
              <table:table-cell office:value-type="float" office:value="108.722001973506">
                <text:p>108.722001973506</text:p>
              </table:table-cell>
              <table:table-cell office:value-type="float" office:value="117.537299430817">
                <text:p>117.537299430817</text:p>
              </table:table-cell>
              <table:table-cell office:value-type="float" office:value="61.5544914882568">
                <text:p>61.5544914882568</text:p>
              </table:table-cell>
              <table:table-cell office:value-type="float" office:value="38.4715571801605">
                <text:p>38.4715571801605</text:p>
              </table:table-cell>
              <table:table-cell office:value-type="float" office:value="46.1658686161926">
                <text:p>46.1658686161926</text:p>
              </table:table-cell>
              <table:table-cell office:value-type="float" office:value="53.8601800522247">
                <text:p>53.8601800522247</text:p>
              </table:table-cell>
              <table:table-cell office:value-type="float" office:value="61.5544914882568">
                <text:p>61.5544914882568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18.957865143574">
                <text:p>118.957865143574</text:p>
              </table:table-cell>
              <table:table-cell office:value-type="float" office:value="92.1923454862695">
                <text:p>92.1923454862695</text:p>
              </table:table-cell>
              <table:table-cell office:value-type="float" office:value="101.114185372038">
                <text:p>101.114185372038</text:p>
              </table:table-cell>
              <table:table-cell office:value-type="float" office:value="110.036025257806">
                <text:p>110.036025257806</text:p>
              </table:table-cell>
              <table:table-cell office:value-type="float" office:value="118.957865143574">
                <text:p>118.957865143574</text:p>
              </table:table-cell>
              <table:table-cell office:value-type="float" office:value="62.9436699943371">
                <text:p>62.9436699943371</text:p>
              </table:table-cell>
              <table:table-cell office:value-type="float" office:value="39.3397937464607">
                <text:p>39.3397937464607</text:p>
              </table:table-cell>
              <table:table-cell office:value-type="float" office:value="47.2077524957528">
                <text:p>47.2077524957528</text:p>
              </table:table-cell>
              <table:table-cell office:value-type="float" office:value="55.075711245045">
                <text:p>55.075711245045</text:p>
              </table:table-cell>
              <table:table-cell office:value-type="float" office:value="62.9436699943371">
                <text:p>62.943669994337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20.345839530098">
                <text:p>120.345839530098</text:p>
              </table:table-cell>
              <table:table-cell office:value-type="float" office:value="93.2680256358257">
                <text:p>93.2680256358257</text:p>
              </table:table-cell>
              <table:table-cell office:value-type="float" office:value="102.293963600583">
                <text:p>102.293963600583</text:p>
              </table:table-cell>
              <table:table-cell office:value-type="float" office:value="111.31990156534">
                <text:p>111.31990156534</text:p>
              </table:table-cell>
              <table:table-cell office:value-type="float" office:value="120.345839530098">
                <text:p>120.345839530098</text:p>
              </table:table-cell>
              <table:table-cell office:value-type="float" office:value="64.3058773816655">
                <text:p>64.3058773816655</text:p>
              </table:table-cell>
              <table:table-cell office:value-type="float" office:value="40.1911733635409">
                <text:p>40.1911733635409</text:p>
              </table:table-cell>
              <table:table-cell office:value-type="float" office:value="48.2294080362491">
                <text:p>48.2294080362491</text:p>
              </table:table-cell>
              <table:table-cell office:value-type="float" office:value="56.2676427089573">
                <text:p>56.2676427089573</text:p>
              </table:table-cell>
              <table:table-cell office:value-type="float" office:value="64.3058773816655">
                <text:p>64.3058773816655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21.70324583107">
                <text:p>121.70324583107</text:p>
              </table:table-cell>
              <table:table-cell office:value-type="float" office:value="94.3200155190795">
                <text:p>94.3200155190795</text:p>
              </table:table-cell>
              <table:table-cell office:value-type="float" office:value="103.44775895641">
                <text:p>103.44775895641</text:p>
              </table:table-cell>
              <table:table-cell office:value-type="float" office:value="112.57550239374">
                <text:p>112.57550239374</text:p>
              </table:table-cell>
              <table:table-cell office:value-type="float" office:value="121.70324583107">
                <text:p>121.70324583107</text:p>
              </table:table-cell>
              <table:table-cell office:value-type="float" office:value="65.6427802612735">
                <text:p>65.6427802612735</text:p>
              </table:table-cell>
              <table:table-cell office:value-type="float" office:value="41.0267376632959">
                <text:p>41.0267376632959</text:p>
              </table:table-cell>
              <table:table-cell office:value-type="float" office:value="49.2320851959551">
                <text:p>49.2320851959551</text:p>
              </table:table-cell>
              <table:table-cell office:value-type="float" office:value="57.4374327286143">
                <text:p>57.4374327286143</text:p>
              </table:table-cell>
              <table:table-cell office:value-type="float" office:value="65.6427802612735">
                <text:p>65.6427802612735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23.031908574902">
                <text:p>123.031908574902</text:p>
              </table:table-cell>
              <table:table-cell office:value-type="float" office:value="95.3497291455491">
                <text:p>95.3497291455491</text:p>
              </table:table-cell>
              <table:table-cell office:value-type="float" office:value="104.577122288667">
                <text:p>104.577122288667</text:p>
              </table:table-cell>
              <table:table-cell office:value-type="float" office:value="113.804515431784">
                <text:p>113.804515431784</text:p>
              </table:table-cell>
              <table:table-cell office:value-type="float" office:value="123.031908574902">
                <text:p>123.031908574902</text:p>
              </table:table-cell>
              <table:table-cell office:value-type="float" office:value="66.9558774546534">
                <text:p>66.9558774546534</text:p>
              </table:table-cell>
              <table:table-cell office:value-type="float" office:value="41.8474234091584">
                <text:p>41.8474234091584</text:p>
              </table:table-cell>
              <table:table-cell office:value-type="float" office:value="50.2169080909901">
                <text:p>50.2169080909901</text:p>
              </table:table-cell>
              <table:table-cell office:value-type="float" office:value="58.5863927728218">
                <text:p>58.5863927728218</text:p>
              </table:table-cell>
              <table:table-cell office:value-type="float" office:value="66.9558774546534">
                <text:p>66.9558774546534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24.333479744441">
                <text:p>124.333479744441</text:p>
              </table:table-cell>
              <table:table-cell office:value-type="float" office:value="96.3584468019416">
                <text:p>96.3584468019416</text:p>
              </table:table-cell>
              <table:table-cell office:value-type="float" office:value="105.683457782775">
                <text:p>105.683457782775</text:p>
              </table:table-cell>
              <table:table-cell office:value-type="float" office:value="115.008468763608">
                <text:p>115.008468763608</text:p>
              </table:table-cell>
              <table:table-cell office:value-type="float" office:value="124.333479744441">
                <text:p>124.333479744441</text:p>
              </table:table-cell>
              <table:table-cell office:value-type="float" office:value="68.2465228941418">
                <text:p>68.2465228941418</text:p>
              </table:table-cell>
              <table:table-cell office:value-type="float" office:value="42.6540768088386">
                <text:p>42.6540768088386</text:p>
              </table:table-cell>
              <table:table-cell office:value-type="float" office:value="51.1848921706064">
                <text:p>51.1848921706064</text:p>
              </table:table-cell>
              <table:table-cell office:value-type="float" office:value="59.7157075323741">
                <text:p>59.7157075323741</text:p>
              </table:table-cell>
              <table:table-cell office:value-type="float" office:value="68.2465228941418">
                <text:p>68.2465228941418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25.609460684698">
                <text:p>125.609460684698</text:p>
              </table:table-cell>
              <table:table-cell office:value-type="float" office:value="97.3473320306406">
                <text:p>97.3473320306406</text:p>
              </table:table-cell>
              <table:table-cell office:value-type="float" office:value="106.768041581993">
                <text:p>106.768041581993</text:p>
              </table:table-cell>
              <table:table-cell office:value-type="float" office:value="116.188751133345">
                <text:p>116.188751133345</text:p>
              </table:table-cell>
              <table:table-cell office:value-type="float" office:value="125.609460684698">
                <text:p>125.609460684698</text:p>
              </table:table-cell>
              <table:table-cell office:value-type="float" office:value="69.5159446403032">
                <text:p>69.5159446403032</text:p>
              </table:table-cell>
              <table:table-cell office:value-type="float" office:value="43.4474654001895">
                <text:p>43.4474654001895</text:p>
              </table:table-cell>
              <table:table-cell office:value-type="float" office:value="52.1369584802274">
                <text:p>52.1369584802274</text:p>
              </table:table-cell>
              <table:table-cell office:value-type="float" office:value="60.8264515602653">
                <text:p>60.8264515602653</text:p>
              </table:table-cell>
              <table:table-cell office:value-type="float" office:value="69.5159446403032">
                <text:p>69.5159446403032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126.861220568066">
                <text:p>126.861220568066</text:p>
              </table:table-cell>
              <table:table-cell office:value-type="float" office:value="98.317445940251">
                <text:p>98.317445940251</text:p>
              </table:table-cell>
              <table:table-cell office:value-type="float" office:value="107.832037482856">
                <text:p>107.832037482856</text:p>
              </table:table-cell>
              <table:table-cell office:value-type="float" office:value="117.346629025461">
                <text:p>117.346629025461</text:p>
              </table:table-cell>
              <table:table-cell office:value-type="float" office:value="126.861220568066">
                <text:p>126.861220568066</text:p>
              </table:table-cell>
              <table:table-cell office:value-type="float" office:value="70.7652607937293">
                <text:p>70.7652607937293</text:p>
              </table:table-cell>
              <table:table-cell office:value-type="float" office:value="44.2282879960808">
                <text:p>44.2282879960808</text:p>
              </table:table-cell>
              <table:table-cell office:value-type="float" office:value="53.073945595297">
                <text:p>53.073945595297</text:p>
              </table:table-cell>
              <table:table-cell office:value-type="float" office:value="61.9196031945132">
                <text:p>61.9196031945132</text:p>
              </table:table-cell>
              <table:table-cell office:value-type="float" office:value="70.7652607937293">
                <text:p>70.765260793729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28.090012054925">
                <text:p>128.090012054925</text:p>
              </table:table-cell>
              <table:table-cell office:value-type="float" office:value="99.269759342567">
                <text:p>99.269759342567</text:p>
              </table:table-cell>
              <table:table-cell office:value-type="float" office:value="108.876510246686">
                <text:p>108.876510246686</text:p>
              </table:table-cell>
              <table:table-cell office:value-type="float" office:value="118.483261150806">
                <text:p>118.483261150806</text:p>
              </table:table-cell>
              <table:table-cell office:value-type="float" office:value="128.090012054925">
                <text:p>128.090012054925</text:p>
              </table:table-cell>
              <table:table-cell office:value-type="float" office:value="71.9954929008819">
                <text:p>71.9954929008819</text:p>
              </table:table-cell>
              <table:table-cell office:value-type="float" office:value="44.9971830630512">
                <text:p>44.9971830630512</text:p>
              </table:table-cell>
              <table:table-cell office:value-type="float" office:value="53.9966196756614">
                <text:p>53.9966196756614</text:p>
              </table:table-cell>
              <table:table-cell office:value-type="float" office:value="62.9960562882716">
                <text:p>62.9960562882716</text:p>
              </table:table-cell>
              <table:table-cell office:value-type="float" office:value="71.9954929008819">
                <text:p>71.9954929008819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29.296984652512">
                <text:p>129.296984652512</text:p>
              </table:table-cell>
              <table:table-cell office:value-type="float" office:value="100.205163105697">
                <text:p>100.205163105697</text:p>
              </table:table-cell>
              <table:table-cell office:value-type="float" office:value="109.902436954636">
                <text:p>109.902436954636</text:p>
              </table:table-cell>
              <table:table-cell office:value-type="float" office:value="119.599710803574">
                <text:p>119.599710803574</text:p>
              </table:table-cell>
              <table:table-cell office:value-type="float" office:value="129.296984652512">
                <text:p>129.296984652512</text:p>
              </table:table-cell>
              <table:table-cell office:value-type="float" office:value="73.2075773211962">
                <text:p>73.2075773211962</text:p>
              </table:table-cell>
              <table:table-cell office:value-type="float" office:value="45.7547358257476">
                <text:p>45.7547358257476</text:p>
              </table:table-cell>
              <table:table-cell office:value-type="float" office:value="54.9056829908971">
                <text:p>54.9056829908971</text:p>
              </table:table-cell>
              <table:table-cell office:value-type="float" office:value="64.0566301560467">
                <text:p>64.0566301560467</text:p>
              </table:table-cell>
              <table:table-cell office:value-type="float" office:value="73.2075773211962">
                <text:p>73.207577321196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30.483196171847">
                <text:p>130.483196171847</text:p>
              </table:table-cell>
              <table:table-cell office:value-type="float" office:value="101.124477033182">
                <text:p>101.124477033182</text:p>
              </table:table-cell>
              <table:table-cell office:value-type="float" office:value="110.91071674607">
                <text:p>110.91071674607</text:p>
              </table:table-cell>
              <table:table-cell office:value-type="float" office:value="120.696956458959">
                <text:p>120.696956458959</text:p>
              </table:table-cell>
              <table:table-cell office:value-type="float" office:value="130.483196171847">
                <text:p>130.483196171847</text:p>
              </table:table-cell>
              <table:table-cell office:value-type="float" office:value="74.4023749229231">
                <text:p>74.4023749229231</text:p>
              </table:table-cell>
              <table:table-cell office:value-type="float" office:value="46.5014843268269">
                <text:p>46.5014843268269</text:p>
              </table:table-cell>
              <table:table-cell office:value-type="float" office:value="55.8017811921923">
                <text:p>55.8017811921923</text:p>
              </table:table-cell>
              <table:table-cell office:value-type="float" office:value="65.1020780575577">
                <text:p>65.1020780575577</text:p>
              </table:table-cell>
              <table:table-cell office:value-type="float" office:value="74.4023749229231">
                <text:p>74.4023749229231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31.649622603025">
                <text:p>131.649622603025</text:p>
              </table:table-cell>
              <table:table-cell office:value-type="float" office:value="102.028457517344">
                <text:p>102.028457517344</text:p>
              </table:table-cell>
              <table:table-cell office:value-type="float" office:value="111.902179212571">
                <text:p>111.902179212571</text:p>
              </table:table-cell>
              <table:table-cell office:value-type="float" office:value="121.775900907798">
                <text:p>121.775900907798</text:p>
              </table:table-cell>
              <table:table-cell office:value-type="float" office:value="131.649622603025">
                <text:p>131.649622603025</text:p>
              </table:table-cell>
              <table:table-cell office:value-type="float" office:value="75.5806793992576">
                <text:p>75.5806793992576</text:p>
              </table:table-cell>
              <table:table-cell office:value-type="float" office:value="47.237924624536">
                <text:p>47.237924624536</text:p>
              </table:table-cell>
              <table:table-cell office:value-type="float" office:value="56.6855095494432">
                <text:p>56.6855095494432</text:p>
              </table:table-cell>
              <table:table-cell office:value-type="float" office:value="66.1330944743504">
                <text:p>66.1330944743504</text:p>
              </table:table-cell>
              <table:table-cell office:value-type="float" office:value="75.5806793992576">
                <text:p>75.580679399257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32.797166667393">
                <text:p>132.797166667393</text:p>
              </table:table-cell>
              <table:table-cell office:value-type="float" office:value="102.917804167229">
                <text:p>102.917804167229</text:p>
              </table:table-cell>
              <table:table-cell office:value-type="float" office:value="112.877591667284">
                <text:p>112.877591667284</text:p>
              </table:table-cell>
              <table:table-cell office:value-type="float" office:value="122.837379167338">
                <text:p>122.837379167338</text:p>
              </table:table-cell>
              <table:table-cell office:value-type="float" office:value="132.797166667393">
                <text:p>132.797166667393</text:p>
              </table:table-cell>
              <table:table-cell office:value-type="float" office:value="76.7432244379483">
                <text:p>76.7432244379483</text:p>
              </table:table-cell>
              <table:table-cell office:value-type="float" office:value="47.9645152737177">
                <text:p>47.9645152737177</text:p>
              </table:table-cell>
              <table:table-cell office:value-type="float" office:value="57.5574183284613">
                <text:p>57.5574183284613</text:p>
              </table:table-cell>
              <table:table-cell office:value-type="float" office:value="67.1503213832048">
                <text:p>67.1503213832048</text:p>
              </table:table-cell>
              <table:table-cell office:value-type="float" office:value="76.7432244379483">
                <text:p>76.7432244379483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33.926665256683">
                <text:p>133.926665256683</text:p>
              </table:table-cell>
              <table:table-cell office:value-type="float" office:value="103.793165573929">
                <text:p>103.793165573929</text:p>
              </table:table-cell>
              <table:table-cell office:value-type="float" office:value="113.83766546818">
                <text:p>113.83766546818</text:p>
              </table:table-cell>
              <table:table-cell office:value-type="float" office:value="123.882165362432">
                <text:p>123.882165362432</text:p>
              </table:table-cell>
              <table:table-cell office:value-type="float" office:value="133.926665256683">
                <text:p>133.926665256683</text:p>
              </table:table-cell>
              <table:table-cell office:value-type="float" office:value="77.8906899323075">
                <text:p>77.8906899323075</text:p>
              </table:table-cell>
              <table:table-cell office:value-type="float" office:value="48.6816812076922">
                <text:p>48.6816812076922</text:p>
              </table:table-cell>
              <table:table-cell office:value-type="float" office:value="58.4180174492306">
                <text:p>58.4180174492306</text:p>
              </table:table-cell>
              <table:table-cell office:value-type="float" office:value="68.154353690769">
                <text:p>68.154353690769</text:p>
              </table:table-cell>
              <table:table-cell office:value-type="float" office:value="77.8906899323075">
                <text:p>77.890689932307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35.0388959309">
                <text:p>135.0388959309</text:p>
              </table:table-cell>
              <table:table-cell office:value-type="float" office:value="104.655144346447">
                <text:p>104.655144346447</text:p>
              </table:table-cell>
              <table:table-cell office:value-type="float" office:value="114.783061541265">
                <text:p>114.783061541265</text:p>
              </table:table-cell>
              <table:table-cell office:value-type="float" office:value="124.910978736082">
                <text:p>124.910978736082</text:p>
              </table:table-cell>
              <table:table-cell office:value-type="float" office:value="135.0388959309">
                <text:p>135.0388959309</text:p>
              </table:table-cell>
              <table:table-cell office:value-type="float" office:value="79.0237073861383">
                <text:p>79.0237073861383</text:p>
              </table:table-cell>
              <table:table-cell office:value-type="float" office:value="49.3898171163364">
                <text:p>49.3898171163364</text:p>
              </table:table-cell>
              <table:table-cell office:value-type="float" office:value="59.2677805396037">
                <text:p>59.2677805396037</text:p>
              </table:table-cell>
              <table:table-cell office:value-type="float" office:value="69.145743962871">
                <text:p>69.145743962871</text:p>
              </table:table-cell>
              <table:table-cell office:value-type="float" office:value="79.0237073861383">
                <text:p>79.0237073861383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36.134582616311">
                <text:p>136.134582616311</text:p>
              </table:table-cell>
              <table:table-cell office:value-type="float" office:value="105.504301527641">
                <text:p>105.504301527641</text:p>
              </table:table-cell>
              <table:table-cell office:value-type="float" office:value="115.714395223865">
                <text:p>115.714395223865</text:p>
              </table:table-cell>
              <table:table-cell office:value-type="float" office:value="125.924488920088">
                <text:p>125.924488920088</text:p>
              </table:table-cell>
              <table:table-cell office:value-type="float" office:value="136.134582616311">
                <text:p>136.134582616311</text:p>
              </table:table-cell>
              <table:table-cell office:value-type="float" office:value="80.1428646371723">
                <text:p>80.1428646371723</text:p>
              </table:table-cell>
              <table:table-cell office:value-type="float" office:value="50.0892903982327">
                <text:p>50.0892903982327</text:p>
              </table:table-cell>
              <table:table-cell office:value-type="float" office:value="60.1071484778792">
                <text:p>60.1071484778792</text:p>
              </table:table-cell>
              <table:table-cell office:value-type="float" office:value="70.1250065575258">
                <text:p>70.1250065575258</text:p>
              </table:table-cell>
              <table:table-cell office:value-type="float" office:value="80.1428646371723">
                <text:p>80.142864637172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37.214400620499">
                <text:p>137.214400620499</text:p>
              </table:table-cell>
              <table:table-cell office:value-type="float" office:value="106.341160480887">
                <text:p>106.341160480887</text:p>
              </table:table-cell>
              <table:table-cell office:value-type="float" office:value="116.632240527424">
                <text:p>116.632240527424</text:p>
              </table:table-cell>
              <table:table-cell office:value-type="float" office:value="126.923320573961">
                <text:p>126.923320573961</text:p>
              </table:table-cell>
              <table:table-cell office:value-type="float" office:value="137.214400620499">
                <text:p>137.214400620499</text:p>
              </table:table-cell>
              <table:table-cell office:value-type="float" office:value="81.2487100014365">
                <text:p>81.2487100014365</text:p>
              </table:table-cell>
              <table:table-cell office:value-type="float" office:value="50.7804437508978">
                <text:p>50.7804437508978</text:p>
              </table:table-cell>
              <table:table-cell office:value-type="float" office:value="60.9365325010774">
                <text:p>60.9365325010774</text:p>
              </table:table-cell>
              <table:table-cell office:value-type="float" office:value="71.092621251257">
                <text:p>71.092621251257</text:p>
              </table:table-cell>
              <table:table-cell office:value-type="float" office:value="81.2487100014365">
                <text:p>81.2487100014365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38.278981061755">
                <text:p>138.278981061755</text:p>
              </table:table-cell>
              <table:table-cell office:value-type="float" office:value="107.16621032286">
                <text:p>107.16621032286</text:p>
              </table:table-cell>
              <table:table-cell office:value-type="float" office:value="117.537133902492">
                <text:p>117.537133902492</text:p>
              </table:table-cell>
              <table:table-cell office:value-type="float" office:value="127.908057482123">
                <text:p>127.908057482123</text:p>
              </table:table-cell>
              <table:table-cell office:value-type="float" office:value="138.278981061755">
                <text:p>138.278981061755</text:p>
              </table:table-cell>
              <table:table-cell office:value-type="float" office:value="82.3417559232313">
                <text:p>82.3417559232313</text:p>
              </table:table-cell>
              <table:table-cell office:value-type="float" office:value="51.4635974520196">
                <text:p>51.4635974520196</text:p>
              </table:table-cell>
              <table:table-cell office:value-type="float" office:value="61.7563169424235">
                <text:p>61.7563169424235</text:p>
              </table:table-cell>
              <table:table-cell office:value-type="float" office:value="72.0490364328274">
                <text:p>72.0490364328274</text:p>
              </table:table-cell>
              <table:table-cell office:value-type="float" office:value="82.3417559232313">
                <text:p>82.341755923231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39.328914794174">
                <text:p>139.328914794174</text:p>
              </table:table-cell>
              <table:table-cell office:value-type="float" office:value="107.979908965485">
                <text:p>107.979908965485</text:p>
              </table:table-cell>
              <table:table-cell office:value-type="float" office:value="118.429577575048">
                <text:p>118.429577575048</text:p>
              </table:table-cell>
              <table:table-cell office:value-type="float" office:value="128.879246184611">
                <text:p>128.879246184611</text:p>
              </table:table-cell>
              <table:table-cell office:value-type="float" office:value="139.328914794174">
                <text:p>139.328914794174</text:p>
              </table:table-cell>
              <table:table-cell office:value-type="float" office:value="83.4224822011189">
                <text:p>83.4224822011189</text:p>
              </table:table-cell>
              <table:table-cell office:value-type="float" office:value="52.1390513756993">
                <text:p>52.1390513756993</text:p>
              </table:table-cell>
              <table:table-cell office:value-type="float" office:value="62.5668616508392">
                <text:p>62.5668616508392</text:p>
              </table:table-cell>
              <table:table-cell office:value-type="float" office:value="72.994671925979">
                <text:p>72.994671925979</text:p>
              </table:table-cell>
              <table:table-cell office:value-type="float" office:value="83.4224822011189">
                <text:p>83.4224822011189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40.364755896763">
                <text:p>140.364755896763</text:p>
              </table:table-cell>
              <table:table-cell office:value-type="float" office:value="108.782685819992">
                <text:p>108.782685819992</text:p>
              </table:table-cell>
              <table:table-cell office:value-type="float" office:value="119.310042512249">
                <text:p>119.310042512249</text:p>
              </table:table-cell>
              <table:table-cell office:value-type="float" office:value="129.837399204506">
                <text:p>129.837399204506</text:p>
              </table:table-cell>
              <table:table-cell office:value-type="float" office:value="140.364755896763">
                <text:p>140.364755896763</text:p>
              </table:table-cell>
              <table:table-cell office:value-type="float" office:value="84.491338848755">
                <text:p>84.491338848755</text:p>
              </table:table-cell>
              <table:table-cell office:value-type="float" office:value="52.8070867804718">
                <text:p>52.8070867804718</text:p>
              </table:table-cell>
              <table:table-cell office:value-type="float" office:value="63.3685041365662">
                <text:p>63.3685041365662</text:p>
              </table:table-cell>
              <table:table-cell office:value-type="float" office:value="73.9299214926606">
                <text:p>73.9299214926606</text:p>
              </table:table-cell>
              <table:table-cell office:value-type="float" office:value="84.491338848755">
                <text:p>84.49133884875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41.387024784243">
                <text:p>141.387024784243</text:p>
              </table:table-cell>
              <table:table-cell office:value-type="float" office:value="109.574944207788">
                <text:p>109.574944207788</text:p>
              </table:table-cell>
              <table:table-cell office:value-type="float" office:value="120.178971066607">
                <text:p>120.178971066607</text:p>
              </table:table-cell>
              <table:table-cell office:value-type="float" office:value="130.782997925425">
                <text:p>130.782997925425</text:p>
              </table:table-cell>
              <table:table-cell office:value-type="float" office:value="141.387024784243">
                <text:p>141.387024784243</text:p>
              </table:table-cell>
              <table:table-cell office:value-type="float" office:value="85.5487486399677">
                <text:p>85.5487486399677</text:p>
              </table:table-cell>
              <table:table-cell office:value-type="float" office:value="53.4679678999798">
                <text:p>53.4679678999798</text:p>
              </table:table-cell>
              <table:table-cell office:value-type="float" office:value="64.1615614799758">
                <text:p>64.1615614799758</text:p>
              </table:table-cell>
              <table:table-cell office:value-type="float" office:value="74.8551550599717">
                <text:p>74.8551550599717</text:p>
              </table:table-cell>
              <table:table-cell office:value-type="float" office:value="85.5487486399677">
                <text:p>85.5487486399677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42.396210988409">
                <text:p>142.396210988409</text:p>
              </table:table-cell>
              <table:table-cell office:value-type="float" office:value="110.357063516017">
                <text:p>110.357063516017</text:p>
              </table:table-cell>
              <table:table-cell office:value-type="float" office:value="121.036779340148">
                <text:p>121.036779340148</text:p>
              </table:table-cell>
              <table:table-cell office:value-type="float" office:value="131.716495164278">
                <text:p>131.716495164278</text:p>
              </table:table-cell>
              <table:table-cell office:value-type="float" office:value="142.396210988409">
                <text:p>142.396210988409</text:p>
              </table:table-cell>
              <table:table-cell office:value-type="float" office:value="86.5951093797662">
                <text:p>86.5951093797662</text:p>
              </table:table-cell>
              <table:table-cell office:value-type="float" office:value="54.1219433623539">
                <text:p>54.1219433623539</text:p>
              </table:table-cell>
              <table:table-cell office:value-type="float" office:value="64.9463320348246">
                <text:p>64.9463320348246</text:p>
              </table:table-cell>
              <table:table-cell office:value-type="float" office:value="75.7707207072954">
                <text:p>75.7707207072954</text:p>
              </table:table-cell>
              <table:table-cell office:value-type="float" office:value="86.5951093797662">
                <text:p>86.595109379766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43.392775651643">
                <text:p>143.392775651643</text:p>
              </table:table-cell>
              <table:table-cell office:value-type="float" office:value="111.129401130024">
                <text:p>111.129401130024</text:p>
              </table:table-cell>
              <table:table-cell office:value-type="float" office:value="121.883859303897">
                <text:p>121.883859303897</text:p>
              </table:table-cell>
              <table:table-cell office:value-type="float" office:value="132.63831747777">
                <text:p>132.63831747777</text:p>
              </table:table-cell>
              <table:table-cell office:value-type="float" office:value="143.392775651643">
                <text:p>143.392775651643</text:p>
              </table:table-cell>
              <table:table-cell office:value-type="float" office:value="87.6307959365978">
                <text:p>87.6307959365978</text:p>
              </table:table-cell>
              <table:table-cell office:value-type="float" office:value="54.7692474603736">
                <text:p>54.7692474603736</text:p>
              </table:table-cell>
              <table:table-cell office:value-type="float" office:value="65.7230969524483">
                <text:p>65.7230969524483</text:p>
              </table:table-cell>
              <table:table-cell office:value-type="float" office:value="76.6769464445231">
                <text:p>76.6769464445231</text:p>
              </table:table-cell>
              <table:table-cell office:value-type="float" office:value="87.6307959365978">
                <text:p>87.6307959365978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44.377153768113">
                <text:p>144.377153768113</text:p>
              </table:table-cell>
              <table:table-cell office:value-type="float" office:value="111.892294170287">
                <text:p>111.892294170287</text:p>
              </table:table-cell>
              <table:table-cell office:value-type="float" office:value="122.720580702896">
                <text:p>122.720580702896</text:p>
              </table:table-cell>
              <table:table-cell office:value-type="float" office:value="133.548867235504">
                <text:p>133.548867235504</text:p>
              </table:table-cell>
              <table:table-cell office:value-type="float" office:value="144.377153768113">
                <text:p>144.377153768113</text:p>
              </table:table-cell>
              <table:table-cell office:value-type="float" office:value="88.6561620659095">
                <text:p>88.6561620659095</text:p>
              </table:table-cell>
              <table:table-cell office:value-type="float" office:value="55.4101012911934">
                <text:p>55.4101012911934</text:p>
              </table:table-cell>
              <table:table-cell office:value-type="float" office:value="66.4921215494321">
                <text:p>66.4921215494321</text:p>
              </table:table-cell>
              <table:table-cell office:value-type="float" office:value="77.5741418076708">
                <text:p>77.5741418076708</text:p>
              </table:table-cell>
              <table:table-cell office:value-type="float" office:value="88.6561620659095">
                <text:p>88.656162065909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45.349756203112">
                <text:p>145.349756203112</text:p>
              </table:table-cell>
              <table:table-cell office:value-type="float" office:value="112.646061057412">
                <text:p>112.646061057412</text:p>
              </table:table-cell>
              <table:table-cell office:value-type="float" office:value="123.547292772645">
                <text:p>123.547292772645</text:p>
              </table:table-cell>
              <table:table-cell office:value-type="float" office:value="134.448524487879">
                <text:p>134.448524487879</text:p>
              </table:table-cell>
              <table:table-cell office:value-type="float" office:value="145.349756203112">
                <text:p>145.349756203112</text:p>
              </table:table-cell>
              <table:table-cell office:value-type="float" office:value="89.6715420506889">
                <text:p>89.6715420506889</text:p>
              </table:table-cell>
              <table:table-cell office:value-type="float" office:value="56.0447137816806">
                <text:p>56.0447137816806</text:p>
              </table:table-cell>
              <table:table-cell office:value-type="float" office:value="67.2536565380167">
                <text:p>67.2536565380167</text:p>
              </table:table-cell>
              <table:table-cell office:value-type="float" office:value="78.4625992943528">
                <text:p>78.4625992943528</text:p>
              </table:table-cell>
              <table:table-cell office:value-type="float" office:value="89.6715420506889">
                <text:p>89.6715420506889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46.31097151678">
                <text:p>146.31097151678</text:p>
              </table:table-cell>
              <table:table-cell office:value-type="float" office:value="113.391002925505">
                <text:p>113.391002925505</text:p>
              </table:table-cell>
              <table:table-cell office:value-type="float" office:value="124.364325789263">
                <text:p>124.364325789263</text:p>
              </table:table-cell>
              <table:table-cell office:value-type="float" office:value="135.337648653022">
                <text:p>135.337648653022</text:p>
              </table:table-cell>
              <table:table-cell office:value-type="float" office:value="146.31097151678">
                <text:p>146.31097151678</text:p>
              </table:table-cell>
              <table:table-cell office:value-type="float" office:value="90.6772521810027">
                <text:p>90.6772521810027</text:p>
              </table:table-cell>
              <table:table-cell office:value-type="float" office:value="56.6732826131267">
                <text:p>56.6732826131267</text:p>
              </table:table-cell>
              <table:table-cell office:value-type="float" office:value="68.007939135752">
                <text:p>68.007939135752</text:p>
              </table:table-cell>
              <table:table-cell office:value-type="float" office:value="79.3425956583773">
                <text:p>79.3425956583773</text:p>
              </table:table-cell>
              <table:table-cell office:value-type="float" office:value="90.6772521810027">
                <text:p>90.677252181002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47.261167614818">
                <text:p>147.261167614818</text:p>
              </table:table-cell>
              <table:table-cell office:value-type="float" office:value="114.127404901484">
                <text:p>114.127404901484</text:p>
              </table:table-cell>
              <table:table-cell office:value-type="float" office:value="125.171992472595">
                <text:p>125.171992472595</text:p>
              </table:table-cell>
              <table:table-cell office:value-type="float" office:value="136.216580043706">
                <text:p>136.216580043706</text:p>
              </table:table-cell>
              <table:table-cell office:value-type="float" office:value="147.261167614818">
                <text:p>147.261167614818</text:p>
              </table:table-cell>
              <table:table-cell office:value-type="float" office:value="91.6735920914809">
                <text:p>91.6735920914809</text:p>
              </table:table-cell>
              <table:table-cell office:value-type="float" office:value="57.2959950571756">
                <text:p>57.2959950571756</text:p>
              </table:table-cell>
              <table:table-cell office:value-type="float" office:value="68.7551940686107">
                <text:p>68.7551940686107</text:p>
              </table:table-cell>
              <table:table-cell office:value-type="float" office:value="80.2143930800458">
                <text:p>80.2143930800458</text:p>
              </table:table-cell>
              <table:table-cell office:value-type="float" office:value="91.6735920914809">
                <text:p>91.6735920914809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148.200693245821">
                <text:p>148.200693245821</text:p>
              </table:table-cell>
              <table:table-cell office:value-type="float" office:value="114.855537265511">
                <text:p>114.855537265511</text:p>
              </table:table-cell>
              <table:table-cell office:value-type="float" office:value="125.970589258948">
                <text:p>125.970589258948</text:p>
              </table:table-cell>
              <table:table-cell office:value-type="float" office:value="137.085641252384">
                <text:p>137.085641252384</text:p>
              </table:table-cell>
              <table:table-cell office:value-type="float" office:value="148.200693245821">
                <text:p>148.200693245821</text:p>
              </table:table-cell>
              <table:table-cell office:value-type="float" office:value="92.6608459731122">
                <text:p>92.6608459731122</text:p>
              </table:table-cell>
              <table:table-cell office:value-type="float" office:value="57.9130287331952">
                <text:p>57.9130287331952</text:p>
              </table:table-cell>
              <table:table-cell office:value-type="float" office:value="69.4956344798342">
                <text:p>69.4956344798342</text:p>
              </table:table-cell>
              <table:table-cell office:value-type="float" office:value="81.0782402264732">
                <text:p>81.0782402264732</text:p>
              </table:table-cell>
              <table:table-cell office:value-type="float" office:value="92.6608459731122">
                <text:p>92.660845973112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49.129879362267">
                <text:p>149.129879362267</text:p>
              </table:table-cell>
              <table:table-cell office:value-type="float" office:value="115.575656505757">
                <text:p>115.575656505757</text:p>
              </table:table-cell>
              <table:table-cell office:value-type="float" office:value="126.760397457927">
                <text:p>126.760397457927</text:p>
              </table:table-cell>
              <table:table-cell office:value-type="float" office:value="137.945138410097">
                <text:p>137.945138410097</text:p>
              </table:table-cell>
              <table:table-cell office:value-type="float" office:value="149.129879362267">
                <text:p>149.129879362267</text:p>
              </table:table-cell>
              <table:table-cell office:value-type="float" office:value="93.6392836735271">
                <text:p>93.6392836735271</text:p>
              </table:table-cell>
              <table:table-cell office:value-type="float" office:value="58.5245522959544">
                <text:p>58.5245522959544</text:p>
              </table:table-cell>
              <table:table-cell office:value-type="float" office:value="70.2294627551453">
                <text:p>70.2294627551453</text:p>
              </table:table-cell>
              <table:table-cell office:value-type="float" office:value="81.9343732143362">
                <text:p>81.9343732143362</text:p>
              </table:table-cell>
              <table:table-cell office:value-type="float" office:value="93.6392836735271">
                <text:p>93.6392836735271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50.049040360002">
                <text:p>150.049040360002</text:p>
              </table:table-cell>
              <table:table-cell office:value-type="float" office:value="116.288006279001">
                <text:p>116.288006279001</text:p>
              </table:table-cell>
              <table:table-cell office:value-type="float" office:value="127.541684306001">
                <text:p>127.541684306001</text:p>
              </table:table-cell>
              <table:table-cell office:value-type="float" office:value="138.795362333001">
                <text:p>138.795362333001</text:p>
              </table:table-cell>
              <table:table-cell office:value-type="float" office:value="150.049040360002">
                <text:p>150.049040360002</text:p>
              </table:table-cell>
              <table:table-cell office:value-type="float" office:value="94.6091616980917">
                <text:p>94.6091616980917</text:p>
              </table:table-cell>
              <table:table-cell office:value-type="float" office:value="59.1307260613073">
                <text:p>59.1307260613073</text:p>
              </table:table-cell>
              <table:table-cell office:value-type="float" office:value="70.9568712735688">
                <text:p>70.9568712735688</text:p>
              </table:table-cell>
              <table:table-cell office:value-type="float" office:value="82.7830164858302">
                <text:p>82.7830164858302</text:p>
              </table:table-cell>
              <table:table-cell office:value-type="float" office:value="94.6091616980917">
                <text:p>94.609161698091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50.958475209197">
                <text:p>150.958475209197</text:p>
              </table:table-cell>
              <table:table-cell office:value-type="float" office:value="116.992818287128">
                <text:p>116.992818287128</text:p>
              </table:table-cell>
              <table:table-cell office:value-type="float" office:value="128.314703927818">
                <text:p>128.314703927818</text:p>
              </table:table-cell>
              <table:table-cell office:value-type="float" office:value="139.636589568508">
                <text:p>139.636589568508</text:p>
              </table:table-cell>
              <table:table-cell office:value-type="float" office:value="150.958475209197">
                <text:p>150.958475209197</text:p>
              </table:table-cell>
              <table:table-cell office:value-type="float" office:value="95.5707241225552">
                <text:p>95.5707241225552</text:p>
              </table:table-cell>
              <table:table-cell office:value-type="float" office:value="59.731702576597">
                <text:p>59.731702576597</text:p>
              </table:table-cell>
              <table:table-cell office:value-type="float" office:value="71.6780430919164">
                <text:p>71.6780430919164</text:p>
              </table:table-cell>
              <table:table-cell office:value-type="float" office:value="83.6243836072358">
                <text:p>83.6243836072358</text:p>
              </table:table-cell>
              <table:table-cell office:value-type="float" office:value="95.5707241225552">
                <text:p>95.5707241225552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51.85846848817">
                <text:p>151.85846848817</text:p>
              </table:table-cell>
              <table:table-cell office:value-type="float" office:value="117.690313078332">
                <text:p>117.690313078332</text:p>
              </table:table-cell>
              <table:table-cell office:value-type="float" office:value="129.079698214945">
                <text:p>129.079698214945</text:p>
              </table:table-cell>
              <table:table-cell office:value-type="float" office:value="140.469083351557">
                <text:p>140.469083351557</text:p>
              </table:table-cell>
              <table:table-cell office:value-type="float" office:value="151.85846848817">
                <text:p>151.85846848817</text:p>
              </table:table-cell>
              <table:table-cell office:value-type="float" office:value="96.5242034266417">
                <text:p>96.5242034266417</text:p>
              </table:table-cell>
              <table:table-cell office:value-type="float" office:value="60.3276271416511">
                <text:p>60.3276271416511</text:p>
              </table:table-cell>
              <table:table-cell office:value-type="float" office:value="72.3931525699813">
                <text:p>72.3931525699813</text:p>
              </table:table-cell>
              <table:table-cell office:value-type="float" office:value="84.4586779983115">
                <text:p>84.4586779983115</text:p>
              </table:table-cell>
              <table:table-cell office:value-type="float" office:value="96.5242034266417">
                <text:p>96.524203426641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52.749291330027">
                <text:p>152.749291330027</text:p>
              </table:table-cell>
              <table:table-cell office:value-type="float" office:value="118.380700780771">
                <text:p>118.380700780771</text:p>
              </table:table-cell>
              <table:table-cell office:value-type="float" office:value="129.836897630523">
                <text:p>129.836897630523</text:p>
              </table:table-cell>
              <table:table-cell office:value-type="float" office:value="141.293094480275">
                <text:p>141.293094480275</text:p>
              </table:table-cell>
              <table:table-cell office:value-type="float" office:value="152.749291330027">
                <text:p>152.749291330027</text:p>
              </table:table-cell>
              <table:table-cell office:value-type="float" office:value="97.4698212568193">
                <text:p>97.4698212568193</text:p>
              </table:table-cell>
              <table:table-cell office:value-type="float" office:value="60.9186382855121">
                <text:p>60.9186382855121</text:p>
              </table:table-cell>
              <table:table-cell office:value-type="float" office:value="73.1023659426145">
                <text:p>73.1023659426145</text:p>
              </table:table-cell>
              <table:table-cell office:value-type="float" office:value="85.2860935997169">
                <text:p>85.2860935997169</text:p>
              </table:table-cell>
              <table:table-cell office:value-type="float" office:value="97.4698212568193">
                <text:p>97.4698212568193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153.63120229096">
                <text:p>153.63120229096</text:p>
              </table:table-cell>
              <table:table-cell office:value-type="float" office:value="119.064181775494">
                <text:p>119.064181775494</text:p>
              </table:table-cell>
              <table:table-cell office:value-type="float" office:value="130.586521947316">
                <text:p>130.586521947316</text:p>
              </table:table-cell>
              <table:table-cell office:value-type="float" office:value="142.108862119138">
                <text:p>142.108862119138</text:p>
              </table:table-cell>
              <table:table-cell office:value-type="float" office:value="153.63120229096">
                <text:p>153.63120229096</text:p>
              </table:table-cell>
              <table:table-cell office:value-type="float" office:value="98.4077891254844">
                <text:p>98.4077891254844</text:p>
              </table:table-cell>
              <table:table-cell office:value-type="float" office:value="61.5048682034277">
                <text:p>61.5048682034277</text:p>
              </table:table-cell>
              <table:table-cell office:value-type="float" office:value="73.8058418441133">
                <text:p>73.8058418441133</text:p>
              </table:table-cell>
              <table:table-cell office:value-type="float" office:value="86.1068154847988">
                <text:p>86.1068154847988</text:p>
              </table:table-cell>
              <table:table-cell office:value-type="float" office:value="98.4077891254844">
                <text:p>98.407789125484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54.504448147948">
                <text:p>154.504448147948</text:p>
              </table:table-cell>
              <table:table-cell office:value-type="float" office:value="119.74094731466">
                <text:p>119.74094731466</text:p>
              </table:table-cell>
              <table:table-cell office:value-type="float" office:value="131.328780925756">
                <text:p>131.328780925756</text:p>
              </table:table-cell>
              <table:table-cell office:value-type="float" office:value="142.916614536852">
                <text:p>142.916614536852</text:p>
              </table:table-cell>
              <table:table-cell office:value-type="float" office:value="154.504448147948">
                <text:p>154.504448147948</text:p>
              </table:table-cell>
              <table:table-cell office:value-type="float" office:value="99.3383090529375">
                <text:p>99.3383090529375</text:p>
              </table:table-cell>
              <table:table-cell office:value-type="float" office:value="62.0864431580859">
                <text:p>62.0864431580859</text:p>
              </table:table-cell>
              <table:table-cell office:value-type="float" office:value="74.5037317897031">
                <text:p>74.5037317897031</text:p>
              </table:table-cell>
              <table:table-cell office:value-type="float" office:value="86.9210204213203">
                <text:p>86.9210204213203</text:p>
              </table:table-cell>
              <table:table-cell office:value-type="float" office:value="99.3383090529375">
                <text:p>99.3383090529375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55.369264632752">
                <text:p>155.369264632752</text:p>
              </table:table-cell>
              <table:table-cell office:value-type="float" office:value="120.411180090383">
                <text:p>120.411180090383</text:p>
              </table:table-cell>
              <table:table-cell office:value-type="float" office:value="132.063874937839">
                <text:p>132.063874937839</text:p>
              </table:table-cell>
              <table:table-cell office:value-type="float" office:value="143.716569785295">
                <text:p>143.716569785295</text:p>
              </table:table-cell>
              <table:table-cell office:value-type="float" office:value="155.369264632752">
                <text:p>155.369264632752</text:p>
              </table:table-cell>
              <table:table-cell office:value-type="float" office:value="100.261574157785">
                <text:p>100.261574157785</text:p>
              </table:table-cell>
              <table:table-cell office:value-type="float" office:value="62.6634838486157">
                <text:p>62.6634838486157</text:p>
              </table:table-cell>
              <table:table-cell office:value-type="float" office:value="75.1961806183388">
                <text:p>75.1961806183388</text:p>
              </table:table-cell>
              <table:table-cell office:value-type="float" office:value="87.728877388062">
                <text:p>87.728877388062</text:p>
              </table:table-cell>
              <table:table-cell office:value-type="float" office:value="100.261574157785">
                <text:p>100.26157415778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56.225877108291">
                <text:p>156.225877108291</text:p>
              </table:table-cell>
              <table:table-cell office:value-type="float" office:value="121.075054758926">
                <text:p>121.075054758926</text:p>
              </table:table-cell>
              <table:table-cell office:value-type="float" office:value="132.791995542048">
                <text:p>132.791995542048</text:p>
              </table:table-cell>
              <table:table-cell office:value-type="float" office:value="144.508936325169">
                <text:p>144.508936325169</text:p>
              </table:table-cell>
              <table:table-cell office:value-type="float" office:value="156.225877108291">
                <text:p>156.225877108291</text:p>
              </table:table-cell>
              <table:table-cell office:value-type="float" office:value="101.177769200755">
                <text:p>101.177769200755</text:p>
              </table:table-cell>
              <table:table-cell office:value-type="float" office:value="63.2361057504718">
                <text:p>63.2361057504718</text:p>
              </table:table-cell>
              <table:table-cell office:value-type="float" office:value="75.8833269005662">
                <text:p>75.8833269005662</text:p>
              </table:table-cell>
              <table:table-cell office:value-type="float" office:value="88.5305480506606">
                <text:p>88.5305480506606</text:p>
              </table:table-cell>
              <table:table-cell office:value-type="float" office:value="101.177769200755">
                <text:p>101.177769200755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57.074501192839">
                <text:p>157.074501192839</text:p>
              </table:table-cell>
              <table:table-cell office:value-type="float" office:value="121.73273842445">
                <text:p>121.73273842445</text:p>
              </table:table-cell>
              <table:table-cell office:value-type="float" office:value="133.513326013913">
                <text:p>133.513326013913</text:p>
              </table:table-cell>
              <table:table-cell office:value-type="float" office:value="145.293913603376">
                <text:p>145.293913603376</text:p>
              </table:table-cell>
              <table:table-cell office:value-type="float" office:value="157.074501192839">
                <text:p>157.074501192839</text:p>
              </table:table-cell>
              <table:table-cell office:value-type="float" office:value="102.087071086353">
                <text:p>102.087071086353</text:p>
              </table:table-cell>
              <table:table-cell office:value-type="float" office:value="63.8044194289706">
                <text:p>63.8044194289706</text:p>
              </table:table-cell>
              <table:table-cell office:value-type="float" office:value="76.5653033147647">
                <text:p>76.5653033147647</text:p>
              </table:table-cell>
              <table:table-cell office:value-type="float" office:value="89.3261872005588">
                <text:p>89.3261872005588</text:p>
              </table:table-cell>
              <table:table-cell office:value-type="float" office:value="102.087071086353">
                <text:p>102.08707108635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57.915343336854">
                <text:p>157.915343336854</text:p>
              </table:table-cell>
              <table:table-cell office:value-type="float" office:value="122.384391086062">
                <text:p>122.384391086062</text:p>
              </table:table-cell>
              <table:table-cell office:value-type="float" office:value="134.228041836326">
                <text:p>134.228041836326</text:p>
              </table:table-cell>
              <table:table-cell office:value-type="float" office:value="146.07169258659">
                <text:p>146.07169258659</text:p>
              </table:table-cell>
              <table:table-cell office:value-type="float" office:value="157.915343336854">
                <text:p>157.915343336854</text:p>
              </table:table-cell>
              <table:table-cell office:value-type="float" office:value="102.989649326298">
                <text:p>102.989649326298</text:p>
              </table:table-cell>
              <table:table-cell office:value-type="float" office:value="64.368530828936">
                <text:p>64.368530828936</text:p>
              </table:table-cell>
              <table:table-cell office:value-type="float" office:value="77.2422369947233">
                <text:p>77.2422369947233</text:p>
              </table:table-cell>
              <table:table-cell office:value-type="float" office:value="90.1159431605105">
                <text:p>90.1159431605105</text:p>
              </table:table-cell>
              <table:table-cell office:value-type="float" office:value="102.989649326298">
                <text:p>102.989649326298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158.748601356766">
                <text:p>158.748601356766</text:p>
              </table:table-cell>
              <table:table-cell office:value-type="float" office:value="123.030166051493">
                <text:p>123.030166051493</text:p>
              </table:table-cell>
              <table:table-cell office:value-type="float" office:value="134.936311153251">
                <text:p>134.936311153251</text:p>
              </table:table-cell>
              <table:table-cell office:value-type="float" office:value="146.842456255008">
                <text:p>146.842456255008</text:p>
              </table:table-cell>
              <table:table-cell office:value-type="float" office:value="158.748601356766">
                <text:p>158.748601356766</text:p>
              </table:table-cell>
              <table:table-cell office:value-type="float" office:value="103.885666468243">
                <text:p>103.885666468243</text:p>
              </table:table-cell>
              <table:table-cell office:value-type="float" office:value="64.9285415426521">
                <text:p>64.9285415426521</text:p>
              </table:table-cell>
              <table:table-cell office:value-type="float" office:value="77.9142498511825">
                <text:p>77.9142498511825</text:p>
              </table:table-cell>
              <table:table-cell office:value-type="float" office:value="90.899958159713">
                <text:p>90.899958159713</text:p>
              </table:table-cell>
              <table:table-cell office:value-type="float" office:value="103.885666468243">
                <text:p>103.88566646824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59.574464929566">
                <text:p>159.574464929566</text:p>
              </table:table-cell>
              <table:table-cell office:value-type="float" office:value="123.670210320414">
                <text:p>123.670210320414</text:p>
              </table:table-cell>
              <table:table-cell office:value-type="float" office:value="135.638295190131">
                <text:p>135.638295190131</text:p>
              </table:table-cell>
              <table:table-cell office:value-type="float" office:value="147.606380059849">
                <text:p>147.606380059849</text:p>
              </table:table-cell>
              <table:table-cell office:value-type="float" office:value="159.574464929566">
                <text:p>159.574464929566</text:p>
              </table:table-cell>
              <table:table-cell office:value-type="float" office:value="104.775278492924">
                <text:p>104.775278492924</text:p>
              </table:table-cell>
              <table:table-cell office:value-type="float" office:value="65.4845490580774">
                <text:p>65.4845490580774</text:p>
              </table:table-cell>
              <table:table-cell office:value-type="float" office:value="78.5814588696929">
                <text:p>78.5814588696929</text:p>
              </table:table-cell>
              <table:table-cell office:value-type="float" office:value="91.6783686813084">
                <text:p>91.6783686813084</text:p>
              </table:table-cell>
              <table:table-cell office:value-type="float" office:value="104.775278492924">
                <text:p>104.775278492924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60.393116051669">
                <text:p>160.393116051669</text:p>
              </table:table-cell>
              <table:table-cell office:value-type="float" office:value="124.304664940043">
                <text:p>124.304664940043</text:p>
              </table:table-cell>
              <table:table-cell office:value-type="float" office:value="136.334148643919">
                <text:p>136.334148643919</text:p>
              </table:table-cell>
              <table:table-cell office:value-type="float" office:value="148.363632347794">
                <text:p>148.363632347794</text:p>
              </table:table-cell>
              <table:table-cell office:value-type="float" office:value="160.393116051669">
                <text:p>160.393116051669</text:p>
              </table:table-cell>
              <table:table-cell office:value-type="float" office:value="105.658635182523">
                <text:p>105.658635182523</text:p>
              </table:table-cell>
              <table:table-cell office:value-type="float" office:value="66.0366469890771">
                <text:p>66.0366469890771</text:p>
              </table:table-cell>
              <table:table-cell office:value-type="float" office:value="79.2439763868925">
                <text:p>79.2439763868925</text:p>
              </table:table-cell>
              <table:table-cell office:value-type="float" office:value="92.4513057847079">
                <text:p>92.4513057847079</text:p>
              </table:table-cell>
              <table:table-cell office:value-type="float" office:value="105.658635182523">
                <text:p>105.65863518252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61.204729465124">
                <text:p>161.204729465124</text:p>
              </table:table-cell>
              <table:table-cell office:value-type="float" office:value="124.933665335471">
                <text:p>124.933665335471</text:p>
              </table:table-cell>
              <table:table-cell office:value-type="float" office:value="137.024020045355">
                <text:p>137.024020045355</text:p>
              </table:table-cell>
              <table:table-cell office:value-type="float" office:value="149.11437475524">
                <text:p>149.11437475524</text:p>
              </table:table-cell>
              <table:table-cell office:value-type="float" office:value="161.204729465124">
                <text:p>161.204729465124</text:p>
              </table:table-cell>
              <table:table-cell office:value-type="float" office:value="106.535880462787">
                <text:p>106.535880462787</text:p>
              </table:table-cell>
              <table:table-cell office:value-type="float" office:value="66.5849252892419">
                <text:p>66.5849252892419</text:p>
              </table:table-cell>
              <table:table-cell office:value-type="float" office:value="79.9019103470903">
                <text:p>79.9019103470903</text:p>
              </table:table-cell>
              <table:table-cell office:value-type="float" office:value="93.2188954049387">
                <text:p>93.2188954049387</text:p>
              </table:table-cell>
              <table:table-cell office:value-type="float" office:value="106.535880462787">
                <text:p>106.535880462787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62.009473053989">
                <text:p>162.009473053989</text:p>
              </table:table-cell>
              <table:table-cell office:value-type="float" office:value="125.557341616842">
                <text:p>125.557341616842</text:p>
              </table:table-cell>
              <table:table-cell office:value-type="float" office:value="137.708052095891">
                <text:p>137.708052095891</text:p>
              </table:table-cell>
              <table:table-cell office:value-type="float" office:value="149.85876257494">
                <text:p>149.85876257494</text:p>
              </table:table-cell>
              <table:table-cell office:value-type="float" office:value="162.009473053989">
                <text:p>162.009473053989</text:p>
              </table:table-cell>
              <table:table-cell office:value-type="float" office:value="107.407152721131">
                <text:p>107.407152721131</text:p>
              </table:table-cell>
              <table:table-cell office:value-type="float" office:value="67.1294704507069">
                <text:p>67.1294704507069</text:p>
              </table:table-cell>
              <table:table-cell office:value-type="float" office:value="80.5553645408483">
                <text:p>80.5553645408483</text:p>
              </table:table-cell>
              <table:table-cell office:value-type="float" office:value="93.9812586309897">
                <text:p>93.9812586309897</text:p>
              </table:table-cell>
              <table:table-cell office:value-type="float" office:value="107.407152721131">
                <text:p>107.407152721131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62.807508213361">
                <text:p>162.807508213361</text:p>
              </table:table-cell>
              <table:table-cell office:value-type="float" office:value="126.175818865355">
                <text:p>126.175818865355</text:p>
              </table:table-cell>
              <table:table-cell office:value-type="float" office:value="138.386381981357">
                <text:p>138.386381981357</text:p>
              </table:table-cell>
              <table:table-cell office:value-type="float" office:value="150.596945097359">
                <text:p>150.596945097359</text:p>
              </table:table-cell>
              <table:table-cell office:value-type="float" office:value="162.807508213361">
                <text:p>162.807508213361</text:p>
              </table:table-cell>
              <table:table-cell office:value-type="float" office:value="108.272585102783">
                <text:p>108.272585102783</text:p>
              </table:table-cell>
              <table:table-cell office:value-type="float" office:value="67.6703656892391">
                <text:p>67.6703656892391</text:p>
              </table:table-cell>
              <table:table-cell office:value-type="float" office:value="81.2044388270869">
                <text:p>81.2044388270869</text:p>
              </table:table-cell>
              <table:table-cell office:value-type="float" office:value="94.7385119649347">
                <text:p>94.7385119649347</text:p>
              </table:table-cell>
              <table:table-cell office:value-type="float" office:value="108.272585102783">
                <text:p>108.272585102783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63.598990193335">
                <text:p>163.598990193335</text:p>
              </table:table-cell>
              <table:table-cell office:value-type="float" office:value="126.789217399834">
                <text:p>126.789217399834</text:p>
              </table:table-cell>
              <table:table-cell office:value-type="float" office:value="139.059141664335">
                <text:p>139.059141664335</text:p>
              </table:table-cell>
              <table:table-cell office:value-type="float" office:value="151.329065928835">
                <text:p>151.329065928835</text:p>
              </table:table-cell>
              <table:table-cell office:value-type="float" office:value="163.598990193335">
                <text:p>163.598990193335</text:p>
              </table:table-cell>
              <table:table-cell office:value-type="float" office:value="109.132305786781">
                <text:p>109.132305786781</text:p>
              </table:table-cell>
              <table:table-cell office:value-type="float" office:value="68.2076911167382">
                <text:p>68.2076911167382</text:p>
              </table:table-cell>
              <table:table-cell office:value-type="float" office:value="81.8492293400859">
                <text:p>81.8492293400859</text:p>
              </table:table-cell>
              <table:table-cell office:value-type="float" office:value="95.4907675634335">
                <text:p>95.4907675634335</text:p>
              </table:table-cell>
              <table:table-cell office:value-type="float" office:value="109.132305786781">
                <text:p>109.13230578678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64.384068419939">
                <text:p>164.384068419939</text:p>
              </table:table-cell>
              <table:table-cell office:value-type="float" office:value="127.397653025452">
                <text:p>127.397653025452</text:p>
              </table:table-cell>
              <table:table-cell office:value-type="float" office:value="139.726458156948">
                <text:p>139.726458156948</text:p>
              </table:table-cell>
              <table:table-cell office:value-type="float" office:value="152.055263288443">
                <text:p>152.055263288443</text:p>
              </table:table-cell>
              <table:table-cell office:value-type="float" office:value="164.384068419939">
                <text:p>164.384068419939</text:p>
              </table:table-cell>
              <table:table-cell office:value-type="float" office:value="109.986438243497">
                <text:p>109.986438243497</text:p>
              </table:table-cell>
              <table:table-cell office:value-type="float" office:value="68.7415239021855">
                <text:p>68.7415239021855</text:p>
              </table:table-cell>
              <table:table-cell office:value-type="float" office:value="82.4898286826226">
                <text:p>82.4898286826226</text:p>
              </table:table-cell>
              <table:table-cell office:value-type="float" office:value="96.2381334630597">
                <text:p>96.2381334630597</text:p>
              </table:table-cell>
              <table:table-cell office:value-type="float" office:value="109.986438243497">
                <text:p>109.986438243497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65.162886794897">
                <text:p>165.162886794897</text:p>
              </table:table-cell>
              <table:table-cell office:value-type="float" office:value="128.001237266045">
                <text:p>128.001237266045</text:p>
              </table:table-cell>
              <table:table-cell office:value-type="float" office:value="140.388453775662">
                <text:p>140.388453775662</text:p>
              </table:table-cell>
              <table:table-cell office:value-type="float" office:value="152.775670285279">
                <text:p>152.775670285279</text:p>
              </table:table-cell>
              <table:table-cell office:value-type="float" office:value="165.162886794897">
                <text:p>165.162886794897</text:p>
              </table:table-cell>
              <table:table-cell office:value-type="float" office:value="110.835101475156">
                <text:p>110.835101475156</text:p>
              </table:table-cell>
              <table:table-cell office:value-type="float" office:value="69.2719384219725">
                <text:p>69.2719384219725</text:p>
              </table:table-cell>
              <table:table-cell office:value-type="float" office:value="83.126326106367">
                <text:p>83.126326106367</text:p>
              </table:table-cell>
              <table:table-cell office:value-type="float" office:value="96.9807137907615">
                <text:p>96.9807137907615</text:p>
              </table:table-cell>
              <table:table-cell office:value-type="float" office:value="110.835101475156">
                <text:p>110.83510147515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65.935583975899">
                <text:p>165.935583975899</text:p>
              </table:table-cell>
              <table:table-cell office:value-type="float" office:value="128.600077581322">
                <text:p>128.600077581322</text:p>
              </table:table-cell>
              <table:table-cell office:value-type="float" office:value="141.045246379514">
                <text:p>141.045246379514</text:p>
              </table:table-cell>
              <table:table-cell office:value-type="float" office:value="153.490415177706">
                <text:p>153.490415177706</text:p>
              </table:table-cell>
              <table:table-cell office:value-type="float" office:value="165.935583975899">
                <text:p>165.935583975899</text:p>
              </table:table-cell>
              <table:table-cell office:value-type="float" office:value="111.678410240733">
                <text:p>111.678410240733</text:p>
              </table:table-cell>
              <table:table-cell office:value-type="float" office:value="69.799006400458">
                <text:p>69.799006400458</text:p>
              </table:table-cell>
              <table:table-cell office:value-type="float" office:value="83.7588076805496">
                <text:p>83.7588076805496</text:p>
              </table:table-cell>
              <table:table-cell office:value-type="float" office:value="97.7186089606412">
                <text:p>97.7186089606412</text:p>
              </table:table-cell>
              <table:table-cell office:value-type="float" office:value="111.678410240733">
                <text:p>111.678410240733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166.702293638902">
                <text:p>166.702293638902</text:p>
              </table:table-cell>
              <table:table-cell office:value-type="float" office:value="129.194277570149">
                <text:p>129.194277570149</text:p>
              </table:table-cell>
              <table:table-cell office:value-type="float" office:value="141.696949593067">
                <text:p>141.696949593067</text:p>
              </table:table-cell>
              <table:table-cell office:value-type="float" office:value="154.199621615984">
                <text:p>154.199621615984</text:p>
              </table:table-cell>
              <table:table-cell office:value-type="float" office:value="166.702293638902">
                <text:p>166.702293638902</text:p>
              </table:table-cell>
              <table:table-cell office:value-type="float" office:value="112.516475266431">
                <text:p>112.516475266431</text:p>
              </table:table-cell>
              <table:table-cell office:value-type="float" office:value="70.3227970415195">
                <text:p>70.3227970415195</text:p>
              </table:table-cell>
              <table:table-cell office:value-type="float" office:value="84.3873564498234">
                <text:p>84.3873564498234</text:p>
              </table:table-cell>
              <table:table-cell office:value-type="float" office:value="98.4519158581273">
                <text:p>98.4519158581273</text:p>
              </table:table-cell>
              <table:table-cell office:value-type="float" office:value="112.516475266431">
                <text:p>112.516475266431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67.46314472385">
                <text:p>167.46314472385</text:p>
              </table:table-cell>
              <table:table-cell office:value-type="float" office:value="129.783937160984">
                <text:p>129.783937160984</text:p>
              </table:table-cell>
              <table:table-cell office:value-type="float" office:value="142.343673015273">
                <text:p>142.343673015273</text:p>
              </table:table-cell>
              <table:table-cell office:value-type="float" office:value="154.903408869561">
                <text:p>154.903408869561</text:p>
              </table:table-cell>
              <table:table-cell office:value-type="float" office:value="167.46314472385">
                <text:p>167.46314472385</text:p>
              </table:table-cell>
              <table:table-cell office:value-type="float" office:value="113.349403442875">
                <text:p>113.349403442875</text:p>
              </table:table-cell>
              <table:table-cell office:value-type="float" office:value="70.8433771517971">
                <text:p>70.8433771517971</text:p>
              </table:table-cell>
              <table:table-cell office:value-type="float" office:value="85.0120525821565">
                <text:p>85.0120525821565</text:p>
              </table:table-cell>
              <table:table-cell office:value-type="float" office:value="99.1807280125159">
                <text:p>99.1807280125159</text:p>
              </table:table-cell>
              <table:table-cell office:value-type="float" office:value="113.349403442875">
                <text:p>113.349403442875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68.218261665071">
                <text:p>168.218261665071</text:p>
              </table:table-cell>
              <table:table-cell office:value-type="float" office:value="130.36915279043">
                <text:p>130.36915279043</text:p>
              </table:table-cell>
              <table:table-cell office:value-type="float" office:value="142.98552241531">
                <text:p>142.98552241531</text:p>
              </table:table-cell>
              <table:table-cell office:value-type="float" office:value="155.601892040191">
                <text:p>155.601892040191</text:p>
              </table:table-cell>
              <table:table-cell office:value-type="float" office:value="168.218261665071">
                <text:p>168.218261665071</text:p>
              </table:table-cell>
              <table:table-cell office:value-type="float" office:value="114.17729801002">
                <text:p>114.17729801002</text:p>
              </table:table-cell>
              <table:table-cell office:value-type="float" office:value="71.3608112562623">
                <text:p>71.3608112562623</text:p>
              </table:table-cell>
              <table:table-cell office:value-type="float" office:value="85.6329735075148">
                <text:p>85.6329735075148</text:p>
              </table:table-cell>
              <table:table-cell office:value-type="float" office:value="99.9051357587673">
                <text:p>99.9051357587673</text:p>
              </table:table-cell>
              <table:table-cell office:value-type="float" office:value="114.17729801002">
                <text:p>114.1772980100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8.967764607503">
                <text:p>168.967764607503</text:p>
              </table:table-cell>
              <table:table-cell office:value-type="float" office:value="130.950017570815">
                <text:p>130.950017570815</text:p>
              </table:table-cell>
              <table:table-cell office:value-type="float" office:value="143.622599916378">
                <text:p>143.622599916378</text:p>
              </table:table-cell>
              <table:table-cell office:value-type="float" office:value="156.29518226194">
                <text:p>156.29518226194</text:p>
              </table:table-cell>
              <table:table-cell office:value-type="float" office:value="168.967764607503">
                <text:p>168.967764607503</text:p>
              </table:table-cell>
              <table:table-cell office:value-type="float" office:value="115.000258730708">
                <text:p>115.000258730708</text:p>
              </table:table-cell>
              <table:table-cell office:value-type="float" office:value="71.8751617066924">
                <text:p>71.8751617066924</text:p>
              </table:table-cell>
              <table:table-cell office:value-type="float" office:value="86.2501940480308">
                <text:p>86.2501940480308</text:p>
              </table:table-cell>
              <table:table-cell office:value-type="float" office:value="100.625226389369">
                <text:p>100.625226389369</text:p>
              </table:table-cell>
              <table:table-cell office:value-type="float" office:value="115.000258730708">
                <text:p>115.000258730708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69.711769609797">
                <text:p>169.711769609797</text:p>
              </table:table-cell>
              <table:table-cell office:value-type="float" office:value="131.526621447593">
                <text:p>131.526621447593</text:p>
              </table:table-cell>
              <table:table-cell office:value-type="float" office:value="144.255004168328">
                <text:p>144.255004168328</text:p>
              </table:table-cell>
              <table:table-cell office:value-type="float" office:value="156.983386889062">
                <text:p>156.983386889062</text:p>
              </table:table-cell>
              <table:table-cell office:value-type="float" office:value="169.711769609797">
                <text:p>169.711769609797</text:p>
              </table:table-cell>
              <table:table-cell office:value-type="float" office:value="115.818382053717">
                <text:p>115.818382053717</text:p>
              </table:table-cell>
              <table:table-cell office:value-type="float" office:value="72.3864887835728">
                <text:p>72.3864887835728</text:p>
              </table:table-cell>
              <table:table-cell office:value-type="float" office:value="86.8637865402874">
                <text:p>86.8637865402874</text:p>
              </table:table-cell>
              <table:table-cell office:value-type="float" office:value="101.341084297002">
                <text:p>101.341084297002</text:p>
              </table:table-cell>
              <table:table-cell office:value-type="float" office:value="115.818382053717">
                <text:p>115.81838205371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70.450388835258">
                <text:p>170.450388835258</text:p>
              </table:table-cell>
              <table:table-cell office:value-type="float" office:value="132.099051347325">
                <text:p>132.099051347325</text:p>
              </table:table-cell>
              <table:table-cell office:value-type="float" office:value="144.882830509969">
                <text:p>144.882830509969</text:p>
              </table:table-cell>
              <table:table-cell office:value-type="float" office:value="157.666609672613">
                <text:p>157.666609672613</text:p>
              </table:table-cell>
              <table:table-cell office:value-type="float" office:value="170.450388835258">
                <text:p>170.450388835258</text:p>
              </table:table-cell>
              <table:table-cell office:value-type="float" office:value="116.631761267062">
                <text:p>116.631761267062</text:p>
              </table:table-cell>
              <table:table-cell office:value-type="float" office:value="72.8948507919137">
                <text:p>72.8948507919137</text:p>
              </table:table-cell>
              <table:table-cell office:value-type="float" office:value="87.4738209502965">
                <text:p>87.4738209502965</text:p>
              </table:table-cell>
              <table:table-cell office:value-type="float" office:value="102.052791108679">
                <text:p>102.052791108679</text:p>
              </table:table-cell>
              <table:table-cell office:value-type="float" office:value="116.631761267062">
                <text:p>116.631761267062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171.183730731494">
                <text:p>171.183730731494</text:p>
              </table:table-cell>
              <table:table-cell office:value-type="float" office:value="132.667391316908">
                <text:p>132.667391316908</text:p>
              </table:table-cell>
              <table:table-cell office:value-type="float" office:value="145.50617112177">
                <text:p>145.50617112177</text:p>
              </table:table-cell>
              <table:table-cell office:value-type="float" office:value="158.344950926632">
                <text:p>158.344950926632</text:p>
              </table:table-cell>
              <table:table-cell office:value-type="float" office:value="171.183730731494">
                <text:p>171.183730731494</text:p>
              </table:table-cell>
              <table:table-cell office:value-type="float" office:value="117.440486642265">
                <text:p>117.440486642265</text:p>
              </table:table-cell>
              <table:table-cell office:value-type="float" office:value="73.4003041514159">
                <text:p>73.4003041514159</text:p>
              </table:table-cell>
              <table:table-cell office:value-type="float" office:value="88.0803649816991">
                <text:p>88.0803649816991</text:p>
              </table:table-cell>
              <table:table-cell office:value-type="float" office:value="102.760425811982">
                <text:p>102.760425811982</text:p>
              </table:table-cell>
              <table:table-cell office:value-type="float" office:value="117.440486642265">
                <text:p>117.44048664226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71.911900199588">
                <text:p>171.911900199588</text:p>
              </table:table-cell>
              <table:table-cell office:value-type="float" office:value="133.23172265468">
                <text:p>133.23172265468</text:p>
              </table:table-cell>
              <table:table-cell office:value-type="float" office:value="146.12511516965">
                <text:p>146.12511516965</text:p>
              </table:table-cell>
              <table:table-cell office:value-type="float" office:value="159.018507684619">
                <text:p>159.018507684619</text:p>
              </table:table-cell>
              <table:table-cell office:value-type="float" office:value="171.911900199588">
                <text:p>171.911900199588</text:p>
              </table:table-cell>
              <table:table-cell office:value-type="float" office:value="118.244645570228">
                <text:p>118.244645570228</text:p>
              </table:table-cell>
              <table:table-cell office:value-type="float" office:value="73.9029034813925">
                <text:p>73.9029034813925</text:p>
              </table:table-cell>
              <table:table-cell office:value-type="float" office:value="88.683484177671">
                <text:p>88.683484177671</text:p>
              </table:table-cell>
              <table:table-cell office:value-type="float" office:value="103.464064873949">
                <text:p>103.464064873949</text:p>
              </table:table-cell>
              <table:table-cell office:value-type="float" office:value="118.244645570228">
                <text:p>118.244645570228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72.634998753519">
                <text:p>172.634998753519</text:p>
              </table:table-cell>
              <table:table-cell office:value-type="float" office:value="133.792124033977">
                <text:p>133.792124033977</text:p>
              </table:table-cell>
              <table:table-cell office:value-type="float" office:value="146.739748940491">
                <text:p>146.739748940491</text:p>
              </table:table-cell>
              <table:table-cell office:value-type="float" office:value="159.687373847005">
                <text:p>159.687373847005</text:p>
              </table:table-cell>
              <table:table-cell office:value-type="float" office:value="172.634998753519">
                <text:p>172.634998753519</text:p>
              </table:table-cell>
              <table:table-cell office:value-type="float" office:value="119.044322689301">
                <text:p>119.044322689301</text:p>
              </table:table-cell>
              <table:table-cell office:value-type="float" office:value="74.4027016808132">
                <text:p>74.4027016808132</text:p>
              </table:table-cell>
              <table:table-cell office:value-type="float" office:value="89.2832420169758">
                <text:p>89.2832420169758</text:p>
              </table:table-cell>
              <table:table-cell office:value-type="float" office:value="104.163782353138">
                <text:p>104.163782353138</text:p>
              </table:table-cell>
              <table:table-cell office:value-type="float" office:value="119.044322689301">
                <text:p>119.04432268930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73.353124670513">
                <text:p>173.353124670513</text:p>
              </table:table-cell>
              <table:table-cell office:value-type="float" office:value="134.348671619648">
                <text:p>134.348671619648</text:p>
              </table:table-cell>
              <table:table-cell office:value-type="float" office:value="147.350155969936">
                <text:p>147.350155969936</text:p>
              </table:table-cell>
              <table:table-cell office:value-type="float" office:value="160.351640320225">
                <text:p>160.351640320225</text:p>
              </table:table-cell>
              <table:table-cell office:value-type="float" office:value="173.353124670513">
                <text:p>173.353124670513</text:p>
              </table:table-cell>
              <table:table-cell office:value-type="float" office:value="119.839600006099">
                <text:p>119.839600006099</text:p>
              </table:table-cell>
              <table:table-cell office:value-type="float" office:value="74.8997500038121">
                <text:p>74.8997500038121</text:p>
              </table:table-cell>
              <table:table-cell office:value-type="float" office:value="89.8797000045745">
                <text:p>89.8797000045745</text:p>
              </table:table-cell>
              <table:table-cell office:value-type="float" office:value="104.859650005337">
                <text:p>104.859650005337</text:p>
              </table:table-cell>
              <table:table-cell office:value-type="float" office:value="119.839600006099">
                <text:p>119.839600006099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174.066373132949">
                <text:p>174.066373132949</text:p>
              </table:table-cell>
              <table:table-cell office:value-type="float" office:value="134.901439178036">
                <text:p>134.901439178036</text:p>
              </table:table-cell>
              <table:table-cell office:value-type="float" office:value="147.956417163007">
                <text:p>147.956417163007</text:p>
              </table:table-cell>
              <table:table-cell office:value-type="float" office:value="161.011395147978">
                <text:p>161.011395147978</text:p>
              </table:table-cell>
              <table:table-cell office:value-type="float" office:value="174.066373132949">
                <text:p>174.066373132949</text:p>
              </table:table-cell>
              <table:table-cell office:value-type="float" office:value="120.630557009548">
                <text:p>120.630557009548</text:p>
              </table:table-cell>
              <table:table-cell office:value-type="float" office:value="75.3940981309678">
                <text:p>75.3940981309678</text:p>
              </table:table-cell>
              <table:table-cell office:value-type="float" office:value="90.4729177571613">
                <text:p>90.4729177571613</text:p>
              </table:table-cell>
              <table:table-cell office:value-type="float" office:value="105.551737383355">
                <text:p>105.551737383355</text:p>
              </table:table-cell>
              <table:table-cell office:value-type="float" office:value="120.630557009548">
                <text:p>120.63055700954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74.774836362383">
                <text:p>174.774836362383</text:p>
              </table:table-cell>
              <table:table-cell office:value-type="float" office:value="135.450498180846">
                <text:p>135.450498180846</text:p>
              </table:table-cell>
              <table:table-cell office:value-type="float" office:value="148.558610908025">
                <text:p>148.558610908025</text:p>
              </table:table-cell>
              <table:table-cell office:value-type="float" office:value="161.666723635204">
                <text:p>161.666723635204</text:p>
              </table:table-cell>
              <table:table-cell office:value-type="float" office:value="174.774836362383">
                <text:p>174.774836362383</text:p>
              </table:table-cell>
              <table:table-cell office:value-type="float" office:value="121.417270778632">
                <text:p>121.417270778632</text:p>
              </table:table-cell>
              <table:table-cell office:value-type="float" office:value="75.8857942366449">
                <text:p>75.8857942366449</text:p>
              </table:table-cell>
              <table:table-cell office:value-type="float" office:value="91.0629530839739">
                <text:p>91.0629530839739</text:p>
              </table:table-cell>
              <table:table-cell office:value-type="float" office:value="106.240111931303">
                <text:p>106.240111931303</text:p>
              </table:table-cell>
              <table:table-cell office:value-type="float" office:value="121.417270778632">
                <text:p>121.417270778632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175.478603746224">
                <text:p>175.478603746224</text:p>
              </table:table-cell>
              <table:table-cell office:value-type="float" office:value="135.995917903324">
                <text:p>135.995917903324</text:p>
              </table:table-cell>
              <table:table-cell office:value-type="float" office:value="149.156813184291">
                <text:p>149.156813184291</text:p>
              </table:table-cell>
              <table:table-cell office:value-type="float" office:value="162.317708465257">
                <text:p>162.317708465257</text:p>
              </table:table-cell>
              <table:table-cell office:value-type="float" office:value="175.478603746224">
                <text:p>175.478603746224</text:p>
              </table:table-cell>
              <table:table-cell office:value-type="float" office:value="122.199816084254">
                <text:p>122.199816084254</text:p>
              </table:table-cell>
              <table:table-cell office:value-type="float" office:value="76.3748850526586">
                <text:p>76.3748850526586</text:p>
              </table:table-cell>
              <table:table-cell office:value-type="float" office:value="91.6498620631903">
                <text:p>91.6498620631903</text:p>
              </table:table-cell>
              <table:table-cell office:value-type="float" office:value="106.924839073722">
                <text:p>106.924839073722</text:p>
              </table:table-cell>
              <table:table-cell office:value-type="float" office:value="122.199816084254">
                <text:p>122.19981608425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76.177761957553">
                <text:p>176.177761957553</text:p>
              </table:table-cell>
              <table:table-cell office:value-type="float" office:value="136.537765517104">
                <text:p>136.537765517104</text:p>
              </table:table-cell>
              <table:table-cell office:value-type="float" office:value="149.75109766392">
                <text:p>149.75109766392</text:p>
              </table:table-cell>
              <table:table-cell office:value-type="float" office:value="162.964429810737">
                <text:p>162.964429810737</text:p>
              </table:table-cell>
              <table:table-cell office:value-type="float" office:value="176.177761957553">
                <text:p>176.177761957553</text:p>
              </table:table-cell>
              <table:table-cell office:value-type="float" office:value="122.978265485609">
                <text:p>122.978265485609</text:p>
              </table:table-cell>
              <table:table-cell office:value-type="float" office:value="76.8614159285056">
                <text:p>76.8614159285056</text:p>
              </table:table-cell>
              <table:table-cell office:value-type="float" office:value="92.2336991142067">
                <text:p>92.2336991142067</text:p>
              </table:table-cell>
              <table:table-cell office:value-type="float" office:value="107.605982299908">
                <text:p>107.605982299908</text:p>
              </table:table-cell>
              <table:table-cell office:value-type="float" office:value="122.978265485609">
                <text:p>122.978265485609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176.872395068515">
                <text:p>176.872395068515</text:p>
              </table:table-cell>
              <table:table-cell office:value-type="float" office:value="137.076106178099">
                <text:p>137.076106178099</text:p>
              </table:table-cell>
              <table:table-cell office:value-type="float" office:value="150.341535808237">
                <text:p>150.341535808237</text:p>
              </table:table-cell>
              <table:table-cell office:value-type="float" office:value="163.606965438376">
                <text:p>163.606965438376</text:p>
              </table:table-cell>
              <table:table-cell office:value-type="float" office:value="176.872395068515">
                <text:p>176.872395068515</text:p>
              </table:table-cell>
              <table:table-cell office:value-type="float" office:value="123.752689421419">
                <text:p>123.752689421419</text:p>
              </table:table-cell>
              <table:table-cell office:value-type="float" office:value="77.345430888387">
                <text:p>77.345430888387</text:p>
              </table:table-cell>
              <table:table-cell office:value-type="float" office:value="92.8145170660644">
                <text:p>92.8145170660644</text:p>
              </table:table-cell>
              <table:table-cell office:value-type="float" office:value="108.283603243742">
                <text:p>108.283603243742</text:p>
              </table:table-cell>
              <table:table-cell office:value-type="float" office:value="123.752689421419">
                <text:p>123.75268942141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77.562584657715">
                <text:p>177.562584657715</text:p>
              </table:table-cell>
              <table:table-cell office:value-type="float" office:value="137.611003109729">
                <text:p>137.611003109729</text:p>
              </table:table-cell>
              <table:table-cell office:value-type="float" office:value="150.928196959058">
                <text:p>150.928196959058</text:p>
              </table:table-cell>
              <table:table-cell office:value-type="float" office:value="164.245390808387">
                <text:p>164.245390808387</text:p>
              </table:table-cell>
              <table:table-cell office:value-type="float" office:value="177.562584657715">
                <text:p>177.562584657715</text:p>
              </table:table-cell>
              <table:table-cell office:value-type="float" office:value="124.523156296365">
                <text:p>124.523156296365</text:p>
              </table:table-cell>
              <table:table-cell office:value-type="float" office:value="77.8269726852282">
                <text:p>77.8269726852282</text:p>
              </table:table-cell>
              <table:table-cell office:value-type="float" office:value="93.3923672222739">
                <text:p>93.3923672222739</text:p>
              </table:table-cell>
              <table:table-cell office:value-type="float" office:value="108.957761759319">
                <text:p>108.957761759319</text:p>
              </table:table-cell>
              <table:table-cell office:value-type="float" office:value="124.523156296365">
                <text:p>124.523156296365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178.248409912002">
                <text:p>178.248409912002</text:p>
              </table:table-cell>
              <table:table-cell office:value-type="float" office:value="138.142517681801">
                <text:p>138.142517681801</text:p>
              </table:table-cell>
              <table:table-cell office:value-type="float" office:value="151.511148425201">
                <text:p>151.511148425201</text:p>
              </table:table-cell>
              <table:table-cell office:value-type="float" office:value="164.879779168602">
                <text:p>164.879779168602</text:p>
              </table:table-cell>
              <table:table-cell office:value-type="float" office:value="178.248409912002">
                <text:p>178.248409912002</text:p>
              </table:table-cell>
              <table:table-cell office:value-type="float" office:value="125.289732563022">
                <text:p>125.289732563022</text:p>
              </table:table-cell>
              <table:table-cell office:value-type="float" office:value="78.306082851889">
                <text:p>78.306082851889</text:p>
              </table:table-cell>
              <table:table-cell office:value-type="float" office:value="93.9672994222668">
                <text:p>93.9672994222668</text:p>
              </table:table-cell>
              <table:table-cell office:value-type="float" office:value="109.628515992645">
                <text:p>109.628515992645</text:p>
              </table:table-cell>
              <table:table-cell office:value-type="float" office:value="125.289732563022">
                <text:p>125.28973256302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78.929947722974">
                <text:p>178.929947722974</text:p>
              </table:table-cell>
              <table:table-cell office:value-type="float" office:value="138.670709485305">
                <text:p>138.670709485305</text:p>
              </table:table-cell>
              <table:table-cell office:value-type="float" office:value="152.090455564528">
                <text:p>152.090455564528</text:p>
              </table:table-cell>
              <table:table-cell office:value-type="float" office:value="165.510201643751">
                <text:p>165.510201643751</text:p>
              </table:table-cell>
              <table:table-cell office:value-type="float" office:value="178.929947722974">
                <text:p>178.929947722974</text:p>
              </table:table-cell>
              <table:table-cell office:value-type="float" office:value="126.052482799584">
                <text:p>126.052482799584</text:p>
              </table:table-cell>
              <table:table-cell office:value-type="float" office:value="78.7828017497399">
                <text:p>78.7828017497399</text:p>
              </table:table-cell>
              <table:table-cell office:value-type="float" office:value="94.5393620996878">
                <text:p>94.5393620996878</text:p>
              </table:table-cell>
              <table:table-cell office:value-type="float" office:value="110.295922449636">
                <text:p>110.295922449636</text:p>
              </table:table-cell>
              <table:table-cell office:value-type="float" office:value="126.052482799584">
                <text:p>126.052482799584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179.607272778564">
                <text:p>179.607272778564</text:p>
              </table:table-cell>
              <table:table-cell office:value-type="float" office:value="139.195636403387">
                <text:p>139.195636403387</text:p>
              </table:table-cell>
              <table:table-cell office:value-type="float" office:value="152.666181861779">
                <text:p>152.666181861779</text:p>
              </table:table-cell>
              <table:table-cell office:value-type="float" office:value="166.136727320172">
                <text:p>166.136727320172</text:p>
              </table:table-cell>
              <table:table-cell office:value-type="float" office:value="179.607272778564">
                <text:p>179.607272778564</text:p>
              </table:table-cell>
              <table:table-cell office:value-type="float" office:value="126.81146978363">
                <text:p>126.81146978363</text:p>
              </table:table-cell>
              <table:table-cell office:value-type="float" office:value="79.257168614769">
                <text:p>79.257168614769</text:p>
              </table:table-cell>
              <table:table-cell office:value-type="float" office:value="95.1086023377228">
                <text:p>95.1086023377228</text:p>
              </table:table-cell>
              <table:table-cell office:value-type="float" office:value="110.960036060677">
                <text:p>110.960036060677</text:p>
              </table:table-cell>
              <table:table-cell office:value-type="float" office:value="126.81146978363">
                <text:p>126.8114697836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80.280457649982">
                <text:p>180.280457649982</text:p>
              </table:table-cell>
              <table:table-cell office:value-type="float" office:value="139.717354678736">
                <text:p>139.717354678736</text:p>
              </table:table-cell>
              <table:table-cell office:value-type="float" office:value="153.238389002484">
                <text:p>153.238389002484</text:p>
              </table:table-cell>
              <table:table-cell office:value-type="float" office:value="166.759423326233">
                <text:p>166.759423326233</text:p>
              </table:table-cell>
              <table:table-cell office:value-type="float" office:value="180.280457649982">
                <text:p>180.280457649982</text:p>
              </table:table-cell>
              <table:table-cell office:value-type="float" office:value="127.566754562196">
                <text:p>127.566754562196</text:p>
              </table:table-cell>
              <table:table-cell office:value-type="float" office:value="79.7292216013725">
                <text:p>79.7292216013725</text:p>
              </table:table-cell>
              <table:table-cell office:value-type="float" office:value="95.6750659216469">
                <text:p>95.6750659216469</text:p>
              </table:table-cell>
              <table:table-cell office:value-type="float" office:value="111.620910241921">
                <text:p>111.620910241921</text:p>
              </table:table-cell>
              <table:table-cell office:value-type="float" office:value="127.566754562196">
                <text:p>127.566754562196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80.949572874314">
                <text:p>180.949572874314</text:p>
              </table:table-cell>
              <table:table-cell office:value-type="float" office:value="140.235918977594">
                <text:p>140.235918977594</text:p>
              </table:table-cell>
              <table:table-cell office:value-type="float" office:value="153.807136943167">
                <text:p>153.807136943167</text:p>
              </table:table-cell>
              <table:table-cell office:value-type="float" office:value="167.378354908741">
                <text:p>167.378354908741</text:p>
              </table:table-cell>
              <table:table-cell office:value-type="float" office:value="180.949572874314">
                <text:p>180.949572874314</text:p>
              </table:table-cell>
              <table:table-cell office:value-type="float" office:value="128.318396518349">
                <text:p>128.318396518349</text:p>
              </table:table-cell>
              <table:table-cell office:value-type="float" office:value="80.198997823968">
                <text:p>80.198997823968</text:p>
              </table:table-cell>
              <table:table-cell office:value-type="float" office:value="96.2387973887616">
                <text:p>96.2387973887616</text:p>
              </table:table-cell>
              <table:table-cell office:value-type="float" office:value="112.278596953555">
                <text:p>112.278596953555</text:p>
              </table:table-cell>
              <table:table-cell office:value-type="float" office:value="128.318396518349">
                <text:p>128.318396518349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81.614687033038">
                <text:p>181.614687033038</text:p>
              </table:table-cell>
              <table:table-cell office:value-type="float" office:value="140.751382450605">
                <text:p>140.751382450605</text:p>
              </table:table-cell>
              <table:table-cell office:value-type="float" office:value="154.372483978082">
                <text:p>154.372483978082</text:p>
              </table:table-cell>
              <table:table-cell office:value-type="float" office:value="167.99358550556">
                <text:p>167.99358550556</text:p>
              </table:table-cell>
              <table:table-cell office:value-type="float" office:value="181.614687033038">
                <text:p>181.614687033038</text:p>
              </table:table-cell>
              <table:table-cell office:value-type="float" office:value="129.066453434502">
                <text:p>129.066453434502</text:p>
              </table:table-cell>
              <table:table-cell office:value-type="float" office:value="80.6665333965639">
                <text:p>80.6665333965639</text:p>
              </table:table-cell>
              <table:table-cell office:value-type="float" office:value="96.7998400758767">
                <text:p>96.7998400758767</text:p>
              </table:table-cell>
              <table:table-cell office:value-type="float" office:value="112.93314675519">
                <text:p>112.93314675519</text:p>
              </table:table-cell>
              <table:table-cell office:value-type="float" office:value="129.066453434502">
                <text:p>129.066453434502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182.275866826688">
                <text:p>182.275866826688</text:p>
              </table:table-cell>
              <table:table-cell office:value-type="float" office:value="141.263796790683">
                <text:p>141.263796790683</text:p>
              </table:table-cell>
              <table:table-cell office:value-type="float" office:value="154.934486802685">
                <text:p>154.934486802685</text:p>
              </table:table-cell>
              <table:table-cell office:value-type="float" office:value="168.605176814686">
                <text:p>168.605176814686</text:p>
              </table:table-cell>
              <table:table-cell office:value-type="float" office:value="182.275866826688">
                <text:p>182.275866826688</text:p>
              </table:table-cell>
              <table:table-cell office:value-type="float" office:value="129.810981552648">
                <text:p>129.810981552648</text:p>
              </table:table-cell>
              <table:table-cell office:value-type="float" office:value="81.1318634704051">
                <text:p>81.1318634704051</text:p>
              </table:table-cell>
              <table:table-cell office:value-type="float" office:value="97.3582361644862">
                <text:p>97.3582361644862</text:p>
              </table:table-cell>
              <table:table-cell office:value-type="float" office:value="113.584608858567">
                <text:p>113.584608858567</text:p>
              </table:table-cell>
              <table:table-cell office:value-type="float" office:value="129.810981552648">
                <text:p>129.81098155264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82.933177145913">
                <text:p>182.933177145913</text:p>
              </table:table-cell>
              <table:table-cell office:value-type="float" office:value="141.773212288082">
                <text:p>141.773212288082</text:p>
              </table:table-cell>
              <table:table-cell office:value-type="float" office:value="155.493200574026">
                <text:p>155.493200574026</text:p>
              </table:table-cell>
              <table:table-cell office:value-type="float" office:value="169.213188859969">
                <text:p>169.213188859969</text:p>
              </table:table-cell>
              <table:table-cell office:value-type="float" office:value="182.933177145913">
                <text:p>182.933177145913</text:p>
              </table:table-cell>
              <table:table-cell office:value-type="float" office:value="130.552035631694">
                <text:p>130.552035631694</text:p>
              </table:table-cell>
              <table:table-cell office:value-type="float" office:value="81.5950222698088">
                <text:p>81.5950222698088</text:p>
              </table:table-cell>
              <table:table-cell office:value-type="float" office:value="97.9140267237706">
                <text:p>97.9140267237706</text:p>
              </table:table-cell>
              <table:table-cell office:value-type="float" office:value="114.233031177732">
                <text:p>114.233031177732</text:p>
              </table:table-cell>
              <table:table-cell office:value-type="float" office:value="130.552035631694">
                <text:p>130.552035631694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183.586681139124">
                <text:p>183.586681139124</text:p>
              </table:table-cell>
              <table:table-cell office:value-type="float" office:value="142.279677882821">
                <text:p>142.279677882821</text:p>
              </table:table-cell>
              <table:table-cell office:value-type="float" office:value="156.048678968256">
                <text:p>156.048678968256</text:p>
              </table:table-cell>
              <table:table-cell office:value-type="float" office:value="169.81768005369">
                <text:p>169.81768005369</text:p>
              </table:table-cell>
              <table:table-cell office:value-type="float" office:value="183.586681139124">
                <text:p>183.586681139124</text:p>
              </table:table-cell>
              <table:table-cell office:value-type="float" office:value="131.289669002074">
                <text:p>131.289669002074</text:p>
              </table:table-cell>
              <table:table-cell office:value-type="float" office:value="82.0560431262963">
                <text:p>82.0560431262963</text:p>
              </table:table-cell>
              <table:table-cell office:value-type="float" office:value="98.4672517515556">
                <text:p>98.4672517515556</text:p>
              </table:table-cell>
              <table:table-cell office:value-type="float" office:value="114.878460376815">
                <text:p>114.878460376815</text:p>
              </table:table-cell>
              <table:table-cell office:value-type="float" office:value="131.289669002074">
                <text:p>131.28966900207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84.236440276942">
                <text:p>184.236440276942</text:p>
              </table:table-cell>
              <table:table-cell office:value-type="float" office:value="142.78324121463">
                <text:p>142.78324121463</text:p>
              </table:table-cell>
              <table:table-cell office:value-type="float" office:value="156.600974235401">
                <text:p>156.600974235401</text:p>
              </table:table-cell>
              <table:table-cell office:value-type="float" office:value="170.418707256171">
                <text:p>170.418707256171</text:p>
              </table:table-cell>
              <table:table-cell office:value-type="float" office:value="184.236440276942">
                <text:p>184.236440276942</text:p>
              </table:table-cell>
              <table:table-cell office:value-type="float" office:value="132.02393361779">
                <text:p>132.02393361779</text:p>
              </table:table-cell>
              <table:table-cell office:value-type="float" office:value="82.5149585111189">
                <text:p>82.5149585111189</text:p>
              </table:table-cell>
              <table:table-cell office:value-type="float" office:value="99.0179502133426">
                <text:p>99.0179502133426</text:p>
              </table:table-cell>
              <table:table-cell office:value-type="float" office:value="115.520941915566">
                <text:p>115.520941915566</text:p>
              </table:table-cell>
              <table:table-cell office:value-type="float" office:value="132.02393361779">
                <text:p>132.02393361779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184.882514413611">
                <text:p>184.882514413611</text:p>
              </table:table-cell>
              <table:table-cell office:value-type="float" office:value="143.283948670549">
                <text:p>143.283948670549</text:p>
              </table:table-cell>
              <table:table-cell office:value-type="float" office:value="157.15013725157">
                <text:p>157.15013725157</text:p>
              </table:table-cell>
              <table:table-cell office:value-type="float" office:value="171.016325832591">
                <text:p>171.016325832591</text:p>
              </table:table-cell>
              <table:table-cell office:value-type="float" office:value="184.882514413611">
                <text:p>184.882514413611</text:p>
              </table:table-cell>
              <table:table-cell office:value-type="float" office:value="132.75488010603">
                <text:p>132.75488010603</text:p>
              </table:table-cell>
              <table:table-cell office:value-type="float" office:value="82.9718000662689">
                <text:p>82.9718000662689</text:p>
              </table:table-cell>
              <table:table-cell office:value-type="float" office:value="99.5661600795226">
                <text:p>99.5661600795226</text:p>
              </table:table-cell>
              <table:table-cell office:value-type="float" office:value="116.160520092776">
                <text:p>116.160520092776</text:p>
              </table:table-cell>
              <table:table-cell office:value-type="float" office:value="132.75488010603">
                <text:p>132.7548801060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85.524961845573">
                <text:p>185.524961845573</text:p>
              </table:table-cell>
              <table:table-cell office:value-type="float" office:value="143.781845430319">
                <text:p>143.781845430319</text:p>
              </table:table-cell>
              <table:table-cell office:value-type="float" office:value="157.696217568737">
                <text:p>157.696217568737</text:p>
              </table:table-cell>
              <table:table-cell office:value-type="float" office:value="171.610589707155">
                <text:p>171.610589707155</text:p>
              </table:table-cell>
              <table:table-cell office:value-type="float" office:value="185.524961845573">
                <text:p>185.524961845573</text:p>
              </table:table-cell>
              <table:table-cell office:value-type="float" office:value="133.4825578145">
                <text:p>133.4825578145</text:p>
              </table:table-cell>
              <table:table-cell office:value-type="float" office:value="83.4265986340622">
                <text:p>83.4265986340622</text:p>
              </table:table-cell>
              <table:table-cell office:value-type="float" office:value="100.111918360875">
                <text:p>100.111918360875</text:p>
              </table:table-cell>
              <table:table-cell office:value-type="float" office:value="116.797238087687">
                <text:p>116.797238087687</text:p>
              </table:table-cell>
              <table:table-cell office:value-type="float" office:value="133.4825578145">
                <text:p>133.4825578145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186.163839367333">
                <text:p>186.163839367333</text:p>
              </table:table-cell>
              <table:table-cell office:value-type="float" office:value="144.276975509683">
                <text:p>144.276975509683</text:p>
              </table:table-cell>
              <table:table-cell office:value-type="float" office:value="158.239263462233">
                <text:p>158.239263462233</text:p>
              </table:table-cell>
              <table:table-cell office:value-type="float" office:value="172.201551414783">
                <text:p>172.201551414783</text:p>
              </table:table-cell>
              <table:table-cell office:value-type="float" office:value="186.163839367333">
                <text:p>186.163839367333</text:p>
              </table:table-cell>
              <table:table-cell office:value-type="float" office:value="134.207014856595">
                <text:p>134.207014856595</text:p>
              </table:table-cell>
              <table:table-cell office:value-type="float" office:value="83.8793842853721">
                <text:p>83.8793842853721</text:p>
              </table:table-cell>
              <table:table-cell office:value-type="float" office:value="100.655261142447">
                <text:p>100.655261142447</text:p>
              </table:table-cell>
              <table:table-cell office:value-type="float" office:value="117.431137999521">
                <text:p>117.431137999521</text:p>
              </table:table-cell>
              <table:table-cell office:value-type="float" office:value="134.207014856595">
                <text:p>134.20701485659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86.799202324801">
                <text:p>186.799202324801</text:p>
              </table:table-cell>
              <table:table-cell office:value-type="float" office:value="144.769381801721">
                <text:p>144.769381801721</text:p>
              </table:table-cell>
              <table:table-cell office:value-type="float" office:value="158.779321976081">
                <text:p>158.779321976081</text:p>
              </table:table-cell>
              <table:table-cell office:value-type="float" office:value="172.789262150441">
                <text:p>172.789262150441</text:p>
              </table:table-cell>
              <table:table-cell office:value-type="float" office:value="186.799202324801">
                <text:p>186.799202324801</text:p>
              </table:table-cell>
              <table:table-cell office:value-type="float" office:value="134.928298154541">
                <text:p>134.928298154541</text:p>
              </table:table-cell>
              <table:table-cell office:value-type="float" office:value="84.3301863465879">
                <text:p>84.3301863465879</text:p>
              </table:table-cell>
              <table:table-cell office:value-type="float" office:value="101.196223615906">
                <text:p>101.196223615906</text:p>
              </table:table-cell>
              <table:table-cell office:value-type="float" office:value="118.062260885223">
                <text:p>118.062260885223</text:p>
              </table:table-cell>
              <table:table-cell office:value-type="float" office:value="134.928298154541">
                <text:p>134.928298154541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87.431104666214">
                <text:p>187.431104666214</text:p>
              </table:table-cell>
              <table:table-cell office:value-type="float" office:value="145.259106116316">
                <text:p>145.259106116316</text:p>
              </table:table-cell>
              <table:table-cell office:value-type="float" office:value="159.316438966282">
                <text:p>159.316438966282</text:p>
              </table:table-cell>
              <table:table-cell office:value-type="float" office:value="173.373771816248">
                <text:p>173.373771816248</text:p>
              </table:table-cell>
              <table:table-cell office:value-type="float" office:value="187.431104666214">
                <text:p>187.431104666214</text:p>
              </table:table-cell>
              <table:table-cell office:value-type="float" office:value="135.646453480592">
                <text:p>135.646453480592</text:p>
              </table:table-cell>
              <table:table-cell office:value-type="float" office:value="84.7790334253703">
                <text:p>84.7790334253703</text:p>
              </table:table-cell>
              <table:table-cell office:value-type="float" office:value="101.734840110444">
                <text:p>101.734840110444</text:p>
              </table:table-cell>
              <table:table-cell office:value-type="float" office:value="118.690646795518">
                <text:p>118.690646795518</text:p>
              </table:table-cell>
              <table:table-cell office:value-type="float" office:value="135.646453480592">
                <text:p>135.64645348059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88.059598990792">
                <text:p>188.059598990792</text:p>
              </table:table-cell>
              <table:table-cell office:value-type="float" office:value="145.746189217864">
                <text:p>145.746189217864</text:p>
              </table:table-cell>
              <table:table-cell office:value-type="float" office:value="159.850659142173">
                <text:p>159.850659142173</text:p>
              </table:table-cell>
              <table:table-cell office:value-type="float" office:value="173.955129066482">
                <text:p>173.955129066482</text:p>
              </table:table-cell>
              <table:table-cell office:value-type="float" office:value="188.059598990792">
                <text:p>188.059598990792</text:p>
              </table:table-cell>
              <table:table-cell office:value-type="float" office:value="136.361525496426">
                <text:p>136.361525496426</text:p>
              </table:table-cell>
              <table:table-cell office:value-type="float" office:value="85.225953435266">
                <text:p>85.225953435266</text:p>
              </table:table-cell>
              <table:table-cell office:value-type="float" office:value="102.271144122319">
                <text:p>102.271144122319</text:p>
              </table:table-cell>
              <table:table-cell office:value-type="float" office:value="119.316334809372">
                <text:p>119.316334809372</text:p>
              </table:table-cell>
              <table:table-cell office:value-type="float" office:value="136.361525496426">
                <text:p>136.361525496426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88.684736595249">
                <text:p>188.684736595249</text:p>
              </table:table-cell>
              <table:table-cell office:value-type="float" office:value="146.230670861318">
                <text:p>146.230670861318</text:p>
              </table:table-cell>
              <table:table-cell office:value-type="float" office:value="160.382026105961">
                <text:p>160.382026105961</text:p>
              </table:table-cell>
              <table:table-cell office:value-type="float" office:value="174.533381350605">
                <text:p>174.533381350605</text:p>
              </table:table-cell>
              <table:table-cell office:value-type="float" office:value="188.684736595249">
                <text:p>188.684736595249</text:p>
              </table:table-cell>
              <table:table-cell office:value-type="float" office:value="137.073557790793">
                <text:p>137.073557790793</text:p>
              </table:table-cell>
              <table:table-cell office:value-type="float" office:value="85.6709736192457">
                <text:p>85.6709736192457</text:p>
              </table:table-cell>
              <table:table-cell office:value-type="float" office:value="102.805168343095">
                <text:p>102.805168343095</text:p>
              </table:table-cell>
              <table:table-cell office:value-type="float" office:value="119.939363066944">
                <text:p>119.939363066944</text:p>
              </table:table-cell>
              <table:table-cell office:value-type="float" office:value="137.073557790793">
                <text:p>137.07355779079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89.30656751826">
                <text:p>189.30656751826</text:p>
              </table:table-cell>
              <table:table-cell office:value-type="float" office:value="146.712589826651">
                <text:p>146.712589826651</text:p>
              </table:table-cell>
              <table:table-cell office:value-type="float" office:value="160.910582390521">
                <text:p>160.910582390521</text:p>
              </table:table-cell>
              <table:table-cell office:value-type="float" office:value="175.10857495439">
                <text:p>175.10857495439</text:p>
              </table:table-cell>
              <table:table-cell office:value-type="float" office:value="189.30656751826">
                <text:p>189.30656751826</text:p>
              </table:table-cell>
              <table:table-cell office:value-type="float" office:value="137.782592915553">
                <text:p>137.782592915553</text:p>
              </table:table-cell>
              <table:table-cell office:value-type="float" office:value="86.1141205722204">
                <text:p>86.1141205722204</text:p>
              </table:table-cell>
              <table:table-cell office:value-type="float" office:value="103.336944686664">
                <text:p>103.336944686664</text:p>
              </table:table-cell>
              <table:table-cell office:value-type="float" office:value="120.559768801109">
                <text:p>120.559768801109</text:p>
              </table:table-cell>
              <table:table-cell office:value-type="float" office:value="137.782592915553">
                <text:p>137.782592915553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89.925140583005">
                <text:p>189.925140583005</text:p>
              </table:table-cell>
              <table:table-cell office:value-type="float" office:value="147.191983951829">
                <text:p>147.191983951829</text:p>
              </table:table-cell>
              <table:table-cell office:value-type="float" office:value="161.436369495554">
                <text:p>161.436369495554</text:p>
              </table:table-cell>
              <table:table-cell office:value-type="float" office:value="175.68075503928">
                <text:p>175.68075503928</text:p>
              </table:table-cell>
              <table:table-cell office:value-type="float" office:value="189.925140583005">
                <text:p>189.925140583005</text:p>
              </table:table-cell>
              <table:table-cell office:value-type="float" office:value="138.488672420145">
                <text:p>138.488672420145</text:p>
              </table:table-cell>
              <table:table-cell office:value-type="float" office:value="86.5554202625908">
                <text:p>86.5554202625908</text:p>
              </table:table-cell>
              <table:table-cell office:value-type="float" office:value="103.866504315109">
                <text:p>103.866504315109</text:p>
              </table:table-cell>
              <table:table-cell office:value-type="float" office:value="121.177588367627">
                <text:p>121.177588367627</text:p>
              </table:table-cell>
              <table:table-cell office:value-type="float" office:value="138.488672420145">
                <text:p>138.48867242014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90.540503437889">
                <text:p>190.540503437889</text:p>
              </table:table-cell>
              <table:table-cell office:value-type="float" office:value="147.668890164364">
                <text:p>147.668890164364</text:p>
              </table:table-cell>
              <table:table-cell office:value-type="float" office:value="161.959427922206">
                <text:p>161.959427922206</text:p>
              </table:table-cell>
              <table:table-cell office:value-type="float" office:value="176.249965680047">
                <text:p>176.249965680047</text:p>
              </table:table-cell>
              <table:table-cell office:value-type="float" office:value="190.540503437889">
                <text:p>190.540503437889</text:p>
              </table:table-cell>
              <table:table-cell office:value-type="float" office:value="139.191836884609">
                <text:p>139.191836884609</text:p>
              </table:table-cell>
              <table:table-cell office:value-type="float" office:value="86.9948980528806">
                <text:p>86.9948980528806</text:p>
              </table:table-cell>
              <table:table-cell office:value-type="float" office:value="104.393877663457">
                <text:p>104.393877663457</text:p>
              </table:table-cell>
              <table:table-cell office:value-type="float" office:value="121.792857274033">
                <text:p>121.792857274033</text:p>
              </table:table-cell>
              <table:table-cell office:value-type="float" office:value="139.191836884609">
                <text:p>139.191836884609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191.152702595523">
                <text:p>191.152702595523</text:p>
              </table:table-cell>
              <table:table-cell office:value-type="float" office:value="148.143344511531">
                <text:p>148.143344511531</text:p>
              </table:table-cell>
              <table:table-cell office:value-type="float" office:value="162.479797206195">
                <text:p>162.479797206195</text:p>
              </table:table-cell>
              <table:table-cell office:value-type="float" office:value="176.816249900859">
                <text:p>176.816249900859</text:p>
              </table:table-cell>
              <table:table-cell office:value-type="float" office:value="191.152702595523">
                <text:p>191.152702595523</text:p>
              </table:table-cell>
              <table:table-cell office:value-type="float" office:value="139.892125951199">
                <text:p>139.892125951199</text:p>
              </table:table-cell>
              <table:table-cell office:value-type="float" office:value="87.4325787194995">
                <text:p>87.4325787194995</text:p>
              </table:table-cell>
              <table:table-cell office:value-type="float" office:value="104.919094463399">
                <text:p>104.919094463399</text:p>
              </table:table-cell>
              <table:table-cell office:value-type="float" office:value="122.405610207299">
                <text:p>122.405610207299</text:p>
              </table:table-cell>
              <table:table-cell office:value-type="float" office:value="139.892125951199">
                <text:p>139.892125951199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91.761783470069">
                <text:p>191.761783470069</text:p>
              </table:table-cell>
              <table:table-cell office:value-type="float" office:value="148.615382189304">
                <text:p>148.615382189304</text:p>
              </table:table-cell>
              <table:table-cell office:value-type="float" office:value="162.997515949559">
                <text:p>162.997515949559</text:p>
              </table:table-cell>
              <table:table-cell office:value-type="float" office:value="177.379649709814">
                <text:p>177.379649709814</text:p>
              </table:table-cell>
              <table:table-cell office:value-type="float" office:value="191.761783470069">
                <text:p>191.761783470069</text:p>
              </table:table-cell>
              <table:table-cell office:value-type="float" office:value="140.589578354693">
                <text:p>140.589578354693</text:p>
              </table:table-cell>
              <table:table-cell office:value-type="float" office:value="87.8684864716831">
                <text:p>87.8684864716831</text:p>
              </table:table-cell>
              <table:table-cell office:value-type="float" office:value="105.44218376602">
                <text:p>105.44218376602</text:p>
              </table:table-cell>
              <table:table-cell office:value-type="float" office:value="123.015881060356">
                <text:p>123.015881060356</text:p>
              </table:table-cell>
              <table:table-cell office:value-type="float" office:value="140.589578354693">
                <text:p>140.589578354693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92.367790413023">
                <text:p>192.367790413023</text:p>
              </table:table-cell>
              <table:table-cell office:value-type="float" office:value="149.085037570093">
                <text:p>149.085037570093</text:p>
              </table:table-cell>
              <table:table-cell office:value-type="float" office:value="163.51262185107">
                <text:p>163.51262185107</text:p>
              </table:table-cell>
              <table:table-cell office:value-type="float" office:value="177.940206132046">
                <text:p>177.940206132046</text:p>
              </table:table-cell>
              <table:table-cell office:value-type="float" office:value="192.367790413023">
                <text:p>192.367790413023</text:p>
              </table:table-cell>
              <table:table-cell office:value-type="float" office:value="141.284231951436">
                <text:p>141.284231951436</text:p>
              </table:table-cell>
              <table:table-cell office:value-type="float" office:value="88.3026449696474">
                <text:p>88.3026449696474</text:p>
              </table:table-cell>
              <table:table-cell office:value-type="float" office:value="105.963173963577">
                <text:p>105.963173963577</text:p>
              </table:table-cell>
              <table:table-cell office:value-type="float" office:value="123.623702957506">
                <text:p>123.623702957506</text:p>
              </table:table-cell>
              <table:table-cell office:value-type="float" office:value="141.284231951436">
                <text:p>141.28423195143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92.970766747515">
                <text:p>192.970766747515</text:p>
              </table:table-cell>
              <table:table-cell office:value-type="float" office:value="149.552344229324">
                <text:p>149.552344229324</text:p>
              </table:table-cell>
              <table:table-cell office:value-type="float" office:value="164.025151735388">
                <text:p>164.025151735388</text:p>
              </table:table-cell>
              <table:table-cell office:value-type="float" office:value="178.497959241452">
                <text:p>178.497959241452</text:p>
              </table:table-cell>
              <table:table-cell office:value-type="float" office:value="192.970766747515">
                <text:p>192.970766747515</text:p>
              </table:table-cell>
              <table:table-cell office:value-type="float" office:value="141.976123747204">
                <text:p>141.976123747204</text:p>
              </table:table-cell>
              <table:table-cell office:value-type="float" office:value="88.7350773420022">
                <text:p>88.7350773420022</text:p>
              </table:table-cell>
              <table:table-cell office:value-type="float" office:value="106.482092810403">
                <text:p>106.482092810403</text:p>
              </table:table-cell>
              <table:table-cell office:value-type="float" office:value="124.229108278803">
                <text:p>124.229108278803</text:p>
              </table:table-cell>
              <table:table-cell office:value-type="float" office:value="141.976123747204">
                <text:p>141.976123747204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193.57075480121">
                <text:p>193.57075480121</text:p>
              </table:table-cell>
              <table:table-cell office:value-type="float" office:value="150.017334970938">
                <text:p>150.017334970938</text:p>
              </table:table-cell>
              <table:table-cell office:value-type="float" office:value="164.535141581028">
                <text:p>164.535141581028</text:p>
              </table:table-cell>
              <table:table-cell office:value-type="float" office:value="179.052948191119">
                <text:p>179.052948191119</text:p>
              </table:table-cell>
              <table:table-cell office:value-type="float" office:value="193.57075480121">
                <text:p>193.57075480121</text:p>
              </table:table-cell>
              <table:table-cell office:value-type="float" office:value="142.665289923929">
                <text:p>142.665289923929</text:p>
              </table:table-cell>
              <table:table-cell office:value-type="float" office:value="89.1658062024556">
                <text:p>89.1658062024556</text:p>
              </table:table-cell>
              <table:table-cell office:value-type="float" office:value="106.998967442947">
                <text:p>106.998967442947</text:p>
              </table:table-cell>
              <table:table-cell office:value-type="float" office:value="124.832128683438">
                <text:p>124.832128683438</text:p>
              </table:table-cell>
              <table:table-cell office:value-type="float" office:value="142.665289923929">
                <text:p>142.66528992392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94.167795937862">
                <text:p>194.167795937862</text:p>
              </table:table-cell>
              <table:table-cell office:value-type="float" office:value="150.480041851843">
                <text:p>150.480041851843</text:p>
              </table:table-cell>
              <table:table-cell office:value-type="float" office:value="165.042626547183">
                <text:p>165.042626547183</text:p>
              </table:table-cell>
              <table:table-cell office:value-type="float" office:value="179.605211242522">
                <text:p>179.605211242522</text:p>
              </table:table-cell>
              <table:table-cell office:value-type="float" office:value="194.167795937862">
                <text:p>194.167795937862</text:p>
              </table:table-cell>
              <table:table-cell office:value-type="float" office:value="143.351765865357">
                <text:p>143.351765865357</text:p>
              </table:table-cell>
              <table:table-cell office:value-type="float" office:value="89.594853665848">
                <text:p>89.594853665848</text:p>
              </table:table-cell>
              <table:table-cell office:value-type="float" office:value="107.513824399018">
                <text:p>107.513824399018</text:p>
              </table:table-cell>
              <table:table-cell office:value-type="float" office:value="125.432795132187">
                <text:p>125.432795132187</text:p>
              </table:table-cell>
              <table:table-cell office:value-type="float" office:value="143.351765865357">
                <text:p>143.351765865357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94.761930587609">
                <text:p>194.761930587609</text:p>
              </table:table-cell>
              <table:table-cell office:value-type="float" office:value="150.940496205397">
                <text:p>150.940496205397</text:p>
              </table:table-cell>
              <table:table-cell office:value-type="float" office:value="165.547640999467">
                <text:p>165.547640999467</text:p>
              </table:table-cell>
              <table:table-cell office:value-type="float" office:value="180.154785793538">
                <text:p>180.154785793538</text:p>
              </table:table-cell>
              <table:table-cell office:value-type="float" office:value="194.761930587609">
                <text:p>194.761930587609</text:p>
              </table:table-cell>
              <table:table-cell office:value-type="float" office:value="144.035586181675">
                <text:p>144.035586181675</text:p>
              </table:table-cell>
              <table:table-cell office:value-type="float" office:value="90.0222413635467">
                <text:p>90.0222413635467</text:p>
              </table:table-cell>
              <table:table-cell office:value-type="float" office:value="108.026689636256">
                <text:p>108.026689636256</text:p>
              </table:table-cell>
              <table:table-cell office:value-type="float" office:value="126.031137908965">
                <text:p>126.031137908965</text:p>
              </table:table-cell>
              <table:table-cell office:value-type="float" office:value="144.035586181675">
                <text:p>144.0355861816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5.353198276045">
                <text:p>195.353198276045</text:p>
              </table:table-cell>
              <table:table-cell office:value-type="float" office:value="151.398728663935">
                <text:p>151.398728663935</text:p>
              </table:table-cell>
              <table:table-cell office:value-type="float" office:value="166.050218534638">
                <text:p>166.050218534638</text:p>
              </table:table-cell>
              <table:table-cell office:value-type="float" office:value="180.701708405342">
                <text:p>180.701708405342</text:p>
              </table:table-cell>
              <table:table-cell office:value-type="float" office:value="195.353198276045">
                <text:p>195.353198276045</text:p>
              </table:table-cell>
              <table:table-cell office:value-type="float" office:value="144.716784733171">
                <text:p>144.716784733171</text:p>
              </table:table-cell>
              <table:table-cell office:value-type="float" office:value="90.447990458232">
                <text:p>90.447990458232</text:p>
              </table:table-cell>
              <table:table-cell office:value-type="float" office:value="108.537588549878">
                <text:p>108.537588549878</text:p>
              </table:table-cell>
              <table:table-cell office:value-type="float" office:value="126.627186641525">
                <text:p>126.627186641525</text:p>
              </table:table-cell>
              <table:table-cell office:value-type="float" office:value="144.716784733171">
                <text:p>144.7167847331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 draw:opacity="1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text-overlap="true" chart:reverse-direction="false" text:line-break="false" chart:axis-position="0" style:rotation-angle="270"/>
      <style:graphic-properties svg:stroke-width="0.01cm" svg:stroke-color="#b3b3b3"/>
      <style:text-properties fo:font-size="6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aximum="225" chart:interval-major="2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66ff66" draw:fill-color="#66ff6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009900" draw:fill-color="#009900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006600" draw:fill-color="#006600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1">
      <style:chart-properties chart:symbol-type="none"/>
      <style:graphic-properties svg:stroke-width="0.08cm" svg:stroke-color="#ffff66" draw:fill-color="#ffff66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1">
      <style:chart-properties chart:symbol-type="none"/>
      <style:graphic-properties svg:stroke-width="0.08cm" svg:stroke-color="#ff3300" draw:fill-color="#ff33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181cm" svg:height="11.186cm" xlink:href=".." xlink:type="simple" chart:class="chart:line" chart:column-mapping="5 6 7 8 9 0 1 2 3 4" chart:style-name="ch1">
        <chart:legend chart:legend-position="end" svg:x="19.302cm" svg:y="2.923cm" style:legend-expansion="high" chart:style-name="ch2"/>
        <chart:plot-area chart:style-name="ch3" table:cell-range-address="'normal!'.A3:'normal!'.F103 'normal!'.G2:'normal!'.G103 'normal!'.I2:'normal!'.I103 'normal!'.K2:'normal!'.K103 'normal!'.M2:'normal!'.M103 'normal!'.O2:'normal!'.O103 'normal!'.B2:'normal!'.F2" chart:data-source-has-labels="both" svg:x="0.893cm" svg:y="1.027cm" svg:width="17.523cm" svg:height="9.516cm">
          <chartooo:coordinate-region svg:x="1.7cm" svg:y="1.239cm" svg:width="16.583cm" svg:height="8.63cm"/>
          <chart:axis chart:dimension="x" chart:name="primary-x" chart:style-name="ch4" chartooo:axis-type="auto">
            <chartooo:date-scale/>
            <chart:categories table:cell-range-address="'normal!'.A3:'normal!'.A103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normal!'.G3:'normal!'.G103" chart:label-cell-address="'normal!'.G2:'normal!'.G2" chart:class="chart:line">
            <chart:data-point chart:repeated="101"/>
          </chart:series>
          <chart:series chart:style-name="ch10" chart:values-cell-range-address="'normal!'.I3:'normal!'.I103" chart:label-cell-address="'normal!'.I2:'normal!'.I2" chart:class="chart:line">
            <chart:data-point chart:repeated="101"/>
          </chart:series>
          <chart:series chart:style-name="ch11" chart:values-cell-range-address="'normal!'.K3:'normal!'.K103" chart:label-cell-address="'normal!'.K2:'normal!'.K2" chart:class="chart:line">
            <chart:data-point chart:repeated="101"/>
          </chart:series>
          <chart:series chart:style-name="ch12" chart:values-cell-range-address="'normal!'.M3:'normal!'.M103" chart:label-cell-address="'normal!'.M2:'normal!'.M2" chart:class="chart:line">
            <chart:data-point chart:repeated="101"/>
          </chart:series>
          <chart:series chart:style-name="ch13" chart:values-cell-range-address="'normal!'.O3:'normal!'.O103" chart:label-cell-address="'normal!'.O2:'normal!'.O2" chart:class="chart:line">
            <chart:data-point chart:repeated="101"/>
          </chart:series>
          <chart:series chart:style-name="ch14" chart:values-cell-range-address="'normal!'.B3:'normal!'.B103" chart:label-cell-address="'normal!'.B2:'normal!'.B2" chart:class="chart:line">
            <chart:data-point chart:repeated="101"/>
          </chart:series>
          <chart:series chart:style-name="ch15" chart:values-cell-range-address="'normal!'.C3:'normal!'.C103" chart:label-cell-address="'normal!'.C2:'normal!'.C2" chart:class="chart:line">
            <chart:data-point chart:repeated="101"/>
          </chart:series>
          <chart:series chart:style-name="ch16" chart:values-cell-range-address="'normal!'.D3:'normal!'.D103" chart:label-cell-address="'normal!'.D2:'normal!'.D2" chart:class="chart:line">
            <chart:data-point chart:repeated="101"/>
          </chart:series>
          <chart:series chart:style-name="ch17" chart:values-cell-range-address="'normal!'.E3:'normal!'.E103" chart:label-cell-address="'normal!'.E2:'normal!'.E2" chart:class="chart:line">
            <chart:data-point chart:repeated="101"/>
          </chart:series>
          <chart:series chart:style-name="ch18" chart:values-cell-range-address="'normal!'.F3:'normal!'.F103" chart:label-cell-address="'normal!'.F2:'normal!'.F2" chart:class="chart:line">
            <chart:data-point chart:repeated="10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:</text:p>
                <draw:g>
                  <svg:desc>'normal!'.G2:'normal!'.G2</svg:desc>
                </draw:g>
              </table:table-cell>
              <table:table-cell office:value-type="string">
                <text:p>1</text:p>
                <draw:g>
                  <svg:desc>'normal!'.I2:'normal!'.I2</svg:desc>
                </draw:g>
              </table:table-cell>
              <table:table-cell office:value-type="string">
                <text:p>2</text:p>
                <draw:g>
                  <svg:desc>'normal!'.K2:'normal!'.K2</svg:desc>
                </draw:g>
              </table:table-cell>
              <table:table-cell office:value-type="string">
                <text:p>3</text:p>
                <draw:g>
                  <svg:desc>'normal!'.M2:'normal!'.M2</svg:desc>
                </draw:g>
              </table:table-cell>
              <table:table-cell office:value-type="string">
                <text:p>4</text:p>
                <draw:g>
                  <svg:desc>'normal!'.O2:'normal!'.O2</svg:desc>
                </draw:g>
              </table:table-cell>
              <table:table-cell office:value-type="string">
                <text:p>output:</text:p>
                <draw:g>
                  <svg:desc>'normal!'.B2:'normal!'.B2</svg:desc>
                </draw:g>
              </table:table-cell>
              <table:table-cell office:value-type="string">
                <text:p>1</text:p>
                <draw:g>
                  <svg:desc>'normal!'.C2:'normal!'.C2</svg:desc>
                </draw:g>
              </table:table-cell>
              <table:table-cell office:value-type="string">
                <text:p>2</text:p>
                <draw:g>
                  <svg:desc>'normal!'.D2:'normal!'.D2</svg:desc>
                </draw:g>
              </table:table-cell>
              <table:table-cell office:value-type="string">
                <text:p>3</text:p>
                <draw:g>
                  <svg:desc>'normal!'.E2:'normal!'.E2</svg:desc>
                </draw:g>
              </table:table-cell>
              <table:table-cell office:value-type="string">
                <text:p>4</text:p>
                <draw:g>
                  <svg:desc>'normal!'.F2:'normal!'.F2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'normal!'.A3:'normal!'.A103</svg:desc>
                </draw:g>
              </table:table-cell>
              <table:table-cell office:value-type="float" office:value="98.222746218152">
                <text:p>98.222746218152</text:p>
                <draw:g>
                  <svg:desc>'normal!'.G3:'normal!'.G103</svg:desc>
                </draw:g>
              </table:table-cell>
              <table:table-cell office:value-type="float" office:value="76.1226283190678">
                <text:p>76.1226283190678</text:p>
                <draw:g>
                  <svg:desc>'normal!'.I3:'normal!'.I103</svg:desc>
                </draw:g>
              </table:table-cell>
              <table:table-cell office:value-type="float" office:value="83.4893342854292">
                <text:p>83.4893342854292</text:p>
                <draw:g>
                  <svg:desc>'normal!'.K3:'normal!'.K103</svg:desc>
                </draw:g>
              </table:table-cell>
              <table:table-cell office:value-type="float" office:value="90.8560402517906">
                <text:p>90.8560402517906</text:p>
                <draw:g>
                  <svg:desc>'normal!'.M3:'normal!'.M103</svg:desc>
                </draw:g>
              </table:table-cell>
              <table:table-cell office:value-type="float" office:value="98.222746218152">
                <text:p>98.222746218152</text:p>
                <draw:g>
                  <svg:desc>'normal!'.O3:'normal!'.O103</svg:desc>
                </draw:g>
              </table:table-cell>
              <table:table-cell office:value-type="float" office:value="46.52">
                <text:p>46.52</text:p>
                <draw:g>
                  <svg:desc>'normal!'.B3:'normal!'.B103</svg:desc>
                </draw:g>
              </table:table-cell>
              <table:table-cell office:value-type="float" office:value="29.075">
                <text:p>29.075</text:p>
                <draw:g>
                  <svg:desc>'normal!'.C3:'normal!'.C103</svg:desc>
                </draw:g>
              </table:table-cell>
              <table:table-cell office:value-type="float" office:value="34.89">
                <text:p>34.89</text:p>
                <draw:g>
                  <svg:desc>'normal!'.D3:'normal!'.D103</svg:desc>
                </draw:g>
              </table:table-cell>
              <table:table-cell office:value-type="float" office:value="40.705">
                <text:p>40.705</text:p>
                <draw:g>
                  <svg:desc>'normal!'.E3:'normal!'.E103</svg:desc>
                </draw:g>
              </table:table-cell>
              <table:table-cell office:value-type="float" office:value="46.52">
                <text:p>46.52</text:p>
                <draw:g>
                  <svg:desc>'normal!'.F3:'normal!'.F103</svg:desc>
                </draw:g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99.5995219149917">
                <text:p>99.5995219149917</text:p>
              </table:table-cell>
              <table:table-cell office:value-type="float" office:value="77.1896294841186">
                <text:p>77.1896294841186</text:p>
              </table:table-cell>
              <table:table-cell office:value-type="float" office:value="84.659593627743">
                <text:p>84.659593627743</text:p>
              </table:table-cell>
              <table:table-cell office:value-type="float" office:value="92.1295577713673">
                <text:p>92.1295577713673</text:p>
              </table:table-cell>
              <table:table-cell office:value-type="float" office:value="99.5995219149917">
                <text:p>99.5995219149917</text:p>
              </table:table-cell>
              <table:table-cell office:value-type="float" office:value="47.1464828441536">
                <text:p>47.1464828441536</text:p>
              </table:table-cell>
              <table:table-cell office:value-type="float" office:value="29.466551777596">
                <text:p>29.466551777596</text:p>
              </table:table-cell>
              <table:table-cell office:value-type="float" office:value="35.3598621331152">
                <text:p>35.3598621331152</text:p>
              </table:table-cell>
              <table:table-cell office:value-type="float" office:value="41.2531724886344">
                <text:p>41.2531724886344</text:p>
              </table:table-cell>
              <table:table-cell office:value-type="float" office:value="47.1464828441536">
                <text:p>47.146482844153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0.961357183249">
                <text:p>100.961357183249</text:p>
              </table:table-cell>
              <table:table-cell office:value-type="float" office:value="78.2450518170177">
                <text:p>78.2450518170177</text:p>
              </table:table-cell>
              <table:table-cell office:value-type="float" office:value="85.8171536057614">
                <text:p>85.8171536057614</text:p>
              </table:table-cell>
              <table:table-cell office:value-type="float" office:value="93.389255394505">
                <text:p>93.389255394505</text:p>
              </table:table-cell>
              <table:table-cell office:value-type="float" office:value="100.961357183249">
                <text:p>100.961357183249</text:p>
              </table:table-cell>
              <table:table-cell office:value-type="float" office:value="47.7980781977399">
                <text:p>47.7980781977399</text:p>
              </table:table-cell>
              <table:table-cell office:value-type="float" office:value="29.8737988735875">
                <text:p>29.8737988735875</text:p>
              </table:table-cell>
              <table:table-cell office:value-type="float" office:value="35.8485586483049">
                <text:p>35.8485586483049</text:p>
              </table:table-cell>
              <table:table-cell office:value-type="float" office:value="41.8233184230224">
                <text:p>41.8233184230224</text:p>
              </table:table-cell>
              <table:table-cell office:value-type="float" office:value="47.7980781977399">
                <text:p>47.7980781977399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02.30884666046">
                <text:p>102.30884666046</text:p>
              </table:table-cell>
              <table:table-cell office:value-type="float" office:value="79.2893561618561">
                <text:p>79.2893561618561</text:p>
              </table:table-cell>
              <table:table-cell office:value-type="float" office:value="86.9625196613906">
                <text:p>86.9625196613906</text:p>
              </table:table-cell>
              <table:table-cell office:value-type="float" office:value="94.6356831609251">
                <text:p>94.6356831609251</text:p>
              </table:table-cell>
              <table:table-cell office:value-type="float" office:value="102.30884666046">
                <text:p>102.30884666046</text:p>
              </table:table-cell>
              <table:table-cell office:value-type="float" office:value="48.470248124358">
                <text:p>48.470248124358</text:p>
              </table:table-cell>
              <table:table-cell office:value-type="float" office:value="30.2939050777238">
                <text:p>30.2939050777238</text:p>
              </table:table-cell>
              <table:table-cell office:value-type="float" office:value="36.3526860932685">
                <text:p>36.3526860932685</text:p>
              </table:table-cell>
              <table:table-cell office:value-type="float" office:value="42.4114671088133">
                <text:p>42.4114671088133</text:p>
              </table:table-cell>
              <table:table-cell office:value-type="float" office:value="48.470248124358">
                <text:p>48.47024812435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03.642545078418">
                <text:p>103.642545078418</text:p>
              </table:table-cell>
              <table:table-cell office:value-type="float" office:value="80.3229724357737">
                <text:p>80.3229724357737</text:p>
              </table:table-cell>
              <table:table-cell office:value-type="float" office:value="88.0961633166551">
                <text:p>88.0961633166551</text:p>
              </table:table-cell>
              <table:table-cell office:value-type="float" office:value="95.8693541975364">
                <text:p>95.8693541975364</text:p>
              </table:table-cell>
              <table:table-cell office:value-type="float" office:value="103.642545078418">
                <text:p>103.642545078418</text:p>
              </table:table-cell>
              <table:table-cell office:value-type="float" office:value="49.1599347240468">
                <text:p>49.1599347240468</text:p>
              </table:table-cell>
              <table:table-cell office:value-type="float" office:value="30.7249592025293">
                <text:p>30.7249592025293</text:p>
              </table:table-cell>
              <table:table-cell office:value-type="float" office:value="36.8699510430351">
                <text:p>36.8699510430351</text:p>
              </table:table-cell>
              <table:table-cell office:value-type="float" office:value="43.014942883541">
                <text:p>43.014942883541</text:p>
              </table:table-cell>
              <table:table-cell office:value-type="float" office:value="49.1599347240468">
                <text:p>49.1599347240468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104.962970970952">
                <text:p>104.962970970952</text:p>
              </table:table-cell>
              <table:table-cell office:value-type="float" office:value="81.3463025024878">
                <text:p>81.3463025024878</text:p>
              </table:table-cell>
              <table:table-cell office:value-type="float" office:value="89.2185253253092">
                <text:p>89.2185253253092</text:p>
              </table:table-cell>
              <table:table-cell office:value-type="float" office:value="97.0907481481306">
                <text:p>97.0907481481306</text:p>
              </table:table-cell>
              <table:table-cell office:value-type="float" office:value="104.962970970952">
                <text:p>104.962970970952</text:p>
              </table:table-cell>
              <table:table-cell office:value-type="float" office:value="49.8649254086914">
                <text:p>49.8649254086914</text:p>
              </table:table-cell>
              <table:table-cell office:value-type="float" office:value="31.1655783804321">
                <text:p>31.1655783804321</text:p>
              </table:table-cell>
              <table:table-cell office:value-type="float" office:value="37.3986940565185">
                <text:p>37.3986940565185</text:p>
              </table:table-cell>
              <table:table-cell office:value-type="float" office:value="43.6318097326049">
                <text:p>43.6318097326049</text:p>
              </table:table-cell>
              <table:table-cell office:value-type="float" office:value="49.8649254086914">
                <text:p>49.864925408691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06.270609946658">
                <text:p>106.270609946658</text:p>
              </table:table-cell>
              <table:table-cell office:value-type="float" office:value="82.3597227086601">
                <text:p>82.3597227086601</text:p>
              </table:table-cell>
              <table:table-cell office:value-type="float" office:value="90.3300184546595">
                <text:p>90.3300184546595</text:p>
              </table:table-cell>
              <table:table-cell office:value-type="float" office:value="98.3003142006588">
                <text:p>98.3003142006588</text:p>
              </table:table-cell>
              <table:table-cell office:value-type="float" office:value="106.270609946658">
                <text:p>106.270609946658</text:p>
              </table:table-cell>
              <table:table-cell office:value-type="float" office:value="50.58353876732">
                <text:p>50.58353876732</text:p>
              </table:table-cell>
              <table:table-cell office:value-type="float" office:value="31.614711729575">
                <text:p>31.614711729575</text:p>
              </table:table-cell>
              <table:table-cell office:value-type="float" office:value="37.93765407549">
                <text:p>37.93765407549</text:p>
              </table:table-cell>
              <table:table-cell office:value-type="float" office:value="44.260596421405">
                <text:p>44.260596421405</text:p>
              </table:table-cell>
              <table:table-cell office:value-type="float" office:value="50.58353876732">
                <text:p>50.58353876732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07.565917587699">
                <text:p>107.565917587699</text:p>
              </table:table-cell>
              <table:table-cell office:value-type="float" office:value="83.3635861304665">
                <text:p>83.3635861304665</text:p>
              </table:table-cell>
              <table:table-cell office:value-type="float" office:value="91.4310299495439">
                <text:p>91.4310299495439</text:p>
              </table:table-cell>
              <table:table-cell office:value-type="float" office:value="99.4984737686213">
                <text:p>99.4984737686213</text:p>
              </table:table-cell>
              <table:table-cell office:value-type="float" office:value="107.565917587699">
                <text:p>107.565917587699</text:p>
              </table:table-cell>
              <table:table-cell office:value-type="float" office:value="51.3144502700597">
                <text:p>51.3144502700597</text:p>
              </table:table-cell>
              <table:table-cell office:value-type="float" office:value="32.0715314187873">
                <text:p>32.0715314187873</text:p>
              </table:table-cell>
              <table:table-cell office:value-type="float" office:value="38.4858377025448">
                <text:p>38.4858377025448</text:p>
              </table:table-cell>
              <table:table-cell office:value-type="float" office:value="44.9001439863022">
                <text:p>44.9001439863022</text:p>
              </table:table-cell>
              <table:table-cell office:value-type="float" office:value="51.3144502700597">
                <text:p>51.314450270059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08.849322025856">
                <text:p>108.849322025856</text:p>
              </table:table-cell>
              <table:table-cell office:value-type="float" office:value="84.3582245700387">
                <text:p>84.3582245700387</text:p>
              </table:table-cell>
              <table:table-cell office:value-type="float" office:value="92.521923721978">
                <text:p>92.521923721978</text:p>
              </table:table-cell>
              <table:table-cell office:value-type="float" office:value="100.685622873917">
                <text:p>100.685622873917</text:p>
              </table:table-cell>
              <table:table-cell office:value-type="float" office:value="108.849322025856">
                <text:p>108.849322025856</text:p>
              </table:table-cell>
              <table:table-cell office:value-type="float" office:value="52.0565873863209">
                <text:p>52.0565873863209</text:p>
              </table:table-cell>
              <table:table-cell office:value-type="float" office:value="32.5353671164506">
                <text:p>32.5353671164506</text:p>
              </table:table-cell>
              <table:table-cell office:value-type="float" office:value="39.0424405397407">
                <text:p>39.0424405397407</text:p>
              </table:table-cell>
              <table:table-cell office:value-type="float" office:value="45.5495139630308">
                <text:p>45.5495139630308</text:p>
              </table:table-cell>
              <table:table-cell office:value-type="float" office:value="52.0565873863209">
                <text:p>52.0565873863209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10.121226238923">
                <text:p>110.121226238923</text:p>
              </table:table-cell>
              <table:table-cell office:value-type="float" office:value="85.3439503351651">
                <text:p>85.3439503351651</text:p>
              </table:table-cell>
              <table:table-cell office:value-type="float" office:value="93.6030423030843">
                <text:p>93.6030423030843</text:p>
              </table:table-cell>
              <table:table-cell office:value-type="float" office:value="101.862134271004">
                <text:p>101.862134271004</text:p>
              </table:table-cell>
              <table:table-cell office:value-type="float" office:value="110.121226238923">
                <text:p>110.121226238923</text:p>
              </table:table-cell>
              <table:table-cell office:value-type="float" office:value="52.809062507833">
                <text:p>52.809062507833</text:p>
              </table:table-cell>
              <table:table-cell office:value-type="float" office:value="33.0056640673956">
                <text:p>33.0056640673956</text:p>
              </table:table-cell>
              <table:table-cell office:value-type="float" office:value="39.6067968808748">
                <text:p>39.6067968808748</text:p>
              </table:table-cell>
              <table:table-cell office:value-type="float" office:value="46.2079296943539">
                <text:p>46.2079296943539</text:p>
              </table:table-cell>
              <table:table-cell office:value-type="float" office:value="52.809062507833">
                <text:p>52.80906250783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11.38201010384">
                <text:p>111.38201010384</text:p>
              </table:table-cell>
              <table:table-cell office:value-type="float" office:value="86.3210578304758">
                <text:p>86.3210578304758</text:p>
              </table:table-cell>
              <table:table-cell office:value-type="float" office:value="94.6747085882638">
                <text:p>94.6747085882638</text:p>
              </table:table-cell>
              <table:table-cell office:value-type="float" office:value="103.028359346052">
                <text:p>103.028359346052</text:p>
              </table:table-cell>
              <table:table-cell office:value-type="float" office:value="111.38201010384">
                <text:p>111.38201010384</text:p>
              </table:table-cell>
              <table:table-cell office:value-type="float" office:value="53.5711279594211">
                <text:p>53.5711279594211</text:p>
              </table:table-cell>
              <table:table-cell office:value-type="float" office:value="33.4819549746382">
                <text:p>33.4819549746382</text:p>
              </table:table-cell>
              <table:table-cell office:value-type="float" office:value="40.1783459695658">
                <text:p>40.1783459695658</text:p>
              </table:table-cell>
              <table:table-cell office:value-type="float" office:value="46.8747369644935">
                <text:p>46.8747369644935</text:p>
              </table:table-cell>
              <table:table-cell office:value-type="float" office:value="53.5711279594211">
                <text:p>53.5711279594211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12.632032237525">
                <text:p>112.632032237525</text:p>
              </table:table-cell>
              <table:table-cell office:value-type="float" office:value="87.289824984082">
                <text:p>87.289824984082</text:p>
              </table:table-cell>
              <table:table-cell office:value-type="float" office:value="95.7372274018964">
                <text:p>95.7372274018964</text:p>
              </table:table-cell>
              <table:table-cell office:value-type="float" office:value="104.184629819711">
                <text:p>104.184629819711</text:p>
              </table:table-cell>
              <table:table-cell office:value-type="float" office:value="112.632032237525">
                <text:p>112.632032237525</text:p>
              </table:table-cell>
              <table:table-cell office:value-type="float" office:value="54.3421446476972">
                <text:p>54.3421446476972</text:p>
              </table:table-cell>
              <table:table-cell office:value-type="float" office:value="33.9638404048108">
                <text:p>33.9638404048108</text:p>
              </table:table-cell>
              <table:table-cell office:value-type="float" office:value="40.7566084857729">
                <text:p>40.7566084857729</text:p>
              </table:table-cell>
              <table:table-cell office:value-type="float" office:value="47.5493765667351">
                <text:p>47.5493765667351</text:p>
              </table:table-cell>
              <table:table-cell office:value-type="float" office:value="54.3421446476972">
                <text:p>54.342144647697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13.871631651746">
                <text:p>113.871631651746</text:p>
              </table:table-cell>
              <table:table-cell office:value-type="float" office:value="88.2505145301028">
                <text:p>88.2505145301028</text:p>
              </table:table-cell>
              <table:table-cell office:value-type="float" office:value="96.7908869039838">
                <text:p>96.7908869039838</text:p>
              </table:table-cell>
              <table:table-cell office:value-type="float" office:value="105.331259277865">
                <text:p>105.331259277865</text:p>
              </table:table-cell>
              <table:table-cell office:value-type="float" office:value="113.871631651746">
                <text:p>113.871631651746</text:p>
              </table:table-cell>
              <table:table-cell office:value-type="float" office:value="55.1215595152446">
                <text:p>55.1215595152446</text:p>
              </table:table-cell>
              <table:table-cell office:value-type="float" office:value="34.4509746970279">
                <text:p>34.4509746970279</text:p>
              </table:table-cell>
              <table:table-cell office:value-type="float" office:value="41.3411696364334">
                <text:p>41.3411696364334</text:p>
              </table:table-cell>
              <table:table-cell office:value-type="float" office:value="48.231364575839">
                <text:p>48.231364575839</text:p>
              </table:table-cell>
              <table:table-cell office:value-type="float" office:value="55.1215595152446">
                <text:p>55.1215595152446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15.101129244612">
                <text:p>115.101129244612</text:p>
              </table:table-cell>
              <table:table-cell office:value-type="float" office:value="89.2033751645743">
                <text:p>89.2033751645743</text:p>
              </table:table-cell>
              <table:table-cell office:value-type="float" office:value="97.8359598579202">
                <text:p>97.8359598579202</text:p>
              </table:table-cell>
              <table:table-cell office:value-type="float" office:value="106.468544551266">
                <text:p>106.468544551266</text:p>
              </table:table-cell>
              <table:table-cell office:value-type="float" office:value="115.101129244612">
                <text:p>115.101129244612</text:p>
              </table:table-cell>
              <table:table-cell office:value-type="float" office:value="55.9088888941971">
                <text:p>55.9088888941971</text:p>
              </table:table-cell>
              <table:table-cell office:value-type="float" office:value="34.9430555588732">
                <text:p>34.9430555588732</text:p>
              </table:table-cell>
              <table:table-cell office:value-type="float" office:value="41.9316666706478">
                <text:p>41.9316666706478</text:p>
              </table:table-cell>
              <table:table-cell office:value-type="float" office:value="48.9202777824224">
                <text:p>48.9202777824224</text:p>
              </table:table-cell>
              <table:table-cell office:value-type="float" office:value="55.9088888941971">
                <text:p>55.908888894197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16.320829148086">
                <text:p>116.320829148086</text:p>
              </table:table-cell>
              <table:table-cell office:value-type="float" office:value="90.1486425897669">
                <text:p>90.1486425897669</text:p>
              </table:table-cell>
              <table:table-cell office:value-type="float" office:value="98.8727047758733">
                <text:p>98.8727047758733</text:p>
              </table:table-cell>
              <table:table-cell office:value-type="float" office:value="107.59676696198">
                <text:p>107.59676696198</text:p>
              </table:table-cell>
              <table:table-cell office:value-type="float" office:value="116.320829148086">
                <text:p>116.320829148086</text:p>
              </table:table-cell>
              <table:table-cell office:value-type="float" office:value="56.7037059370518">
                <text:p>56.7037059370518</text:p>
              </table:table-cell>
              <table:table-cell office:value-type="float" office:value="35.4398162106574">
                <text:p>35.4398162106574</text:p>
              </table:table-cell>
              <table:table-cell office:value-type="float" office:value="42.5277794527888">
                <text:p>42.5277794527888</text:p>
              </table:table-cell>
              <table:table-cell office:value-type="float" office:value="49.6157426949203">
                <text:p>49.6157426949203</text:p>
              </table:table-cell>
              <table:table-cell office:value-type="float" office:value="56.7037059370518">
                <text:p>56.7037059370518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117.53101994822">
                <text:p>117.53101994822</text:p>
              </table:table-cell>
              <table:table-cell office:value-type="float" office:value="91.0865404598702">
                <text:p>91.0865404598702</text:p>
              </table:table-cell>
              <table:table-cell office:value-type="float" office:value="99.9013669559867">
                <text:p>99.9013669559867</text:p>
              </table:table-cell>
              <table:table-cell office:value-type="float" office:value="108.716193452103">
                <text:p>108.716193452103</text:p>
              </table:table-cell>
              <table:table-cell office:value-type="float" office:value="117.53101994822">
                <text:p>117.53101994822</text:p>
              </table:table-cell>
              <table:table-cell office:value-type="float" office:value="57.5056309411753">
                <text:p>57.5056309411753</text:p>
              </table:table-cell>
              <table:table-cell office:value-type="float" office:value="35.9410193382345">
                <text:p>35.9410193382345</text:p>
              </table:table-cell>
              <table:table-cell office:value-type="float" office:value="43.1292232058815">
                <text:p>43.1292232058815</text:p>
              </table:table-cell>
              <table:table-cell office:value-type="float" office:value="50.3174270735284">
                <text:p>50.3174270735284</text:p>
              </table:table-cell>
              <table:table-cell office:value-type="float" office:value="57.5056309411753">
                <text:p>57.505630941175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18.731975792587">
                <text:p>118.731975792587</text:p>
              </table:table-cell>
              <table:table-cell office:value-type="float" office:value="92.0172812392553">
                <text:p>92.0172812392553</text:p>
              </table:table-cell>
              <table:table-cell office:value-type="float" office:value="100.922179423699">
                <text:p>100.922179423699</text:p>
              </table:table-cell>
              <table:table-cell office:value-type="float" office:value="109.827077608143">
                <text:p>109.827077608143</text:p>
              </table:table-cell>
              <table:table-cell office:value-type="float" office:value="118.731975792587">
                <text:p>118.731975792587</text:p>
              </table:table-cell>
              <table:table-cell office:value-type="float" office:value="58.3143237746796">
                <text:p>58.3143237746796</text:p>
              </table:table-cell>
              <table:table-cell office:value-type="float" office:value="36.4464523591748">
                <text:p>36.4464523591748</text:p>
              </table:table-cell>
              <table:table-cell office:value-type="float" office:value="43.7357428310097">
                <text:p>43.7357428310097</text:p>
              </table:table-cell>
              <table:table-cell office:value-type="float" office:value="51.0250333028447">
                <text:p>51.0250333028447</text:p>
              </table:table-cell>
              <table:table-cell office:value-type="float" office:value="58.3143237746796">
                <text:p>58.3143237746796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19.923957397475">
                <text:p>119.923957397475</text:p>
              </table:table-cell>
              <table:table-cell office:value-type="float" office:value="92.9410669830432">
                <text:p>92.9410669830432</text:p>
              </table:table-cell>
              <table:table-cell office:value-type="float" office:value="101.935363787854">
                <text:p>101.935363787854</text:p>
              </table:table-cell>
              <table:table-cell office:value-type="float" office:value="110.929660592664">
                <text:p>110.929660592664</text:p>
              </table:table-cell>
              <table:table-cell office:value-type="float" office:value="119.923957397475">
                <text:p>119.923957397475</text:p>
              </table:table-cell>
              <table:table-cell office:value-type="float" office:value="59.1294778591646">
                <text:p>59.1294778591646</text:p>
              </table:table-cell>
              <table:table-cell office:value-type="float" office:value="36.9559236619779">
                <text:p>36.9559236619779</text:p>
              </table:table-cell>
              <table:table-cell office:value-type="float" office:value="44.3471083943734">
                <text:p>44.3471083943734</text:p>
              </table:table-cell>
              <table:table-cell office:value-type="float" office:value="51.738293126769">
                <text:p>51.738293126769</text:p>
              </table:table-cell>
              <table:table-cell office:value-type="float" office:value="59.1294778591646">
                <text:p>59.129477859164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21.107212965743">
                <text:p>121.107212965743</text:p>
              </table:table-cell>
              <table:table-cell office:value-type="float" office:value="93.858090048451">
                <text:p>93.858090048451</text:p>
              </table:table-cell>
              <table:table-cell office:value-type="float" office:value="102.941131020882">
                <text:p>102.941131020882</text:p>
              </table:table-cell>
              <table:table-cell office:value-type="float" office:value="112.024171993313">
                <text:p>112.024171993313</text:p>
              </table:table-cell>
              <table:table-cell office:value-type="float" office:value="121.107212965743">
                <text:p>121.107212965743</text:p>
              </table:table-cell>
              <table:table-cell office:value-type="float" office:value="59.9508153264467">
                <text:p>59.9508153264467</text:p>
              </table:table-cell>
              <table:table-cell office:value-type="float" office:value="37.4692595790292">
                <text:p>37.4692595790292</text:p>
              </table:table-cell>
              <table:table-cell office:value-type="float" office:value="44.9631114948351">
                <text:p>44.9631114948351</text:p>
              </table:table-cell>
              <table:table-cell office:value-type="float" office:value="52.4569634106409">
                <text:p>52.4569634106409</text:p>
              </table:table-cell>
              <table:table-cell office:value-type="float" office:value="59.9508153264467">
                <text:p>59.9508153264467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22.28197902492">
                <text:p>122.28197902492</text:p>
              </table:table-cell>
              <table:table-cell office:value-type="float" office:value="94.768533744313">
                <text:p>94.768533744313</text:p>
              </table:table-cell>
              <table:table-cell office:value-type="float" office:value="103.939682171182">
                <text:p>103.939682171182</text:p>
              </table:table-cell>
              <table:table-cell office:value-type="float" office:value="113.110830598051">
                <text:p>113.110830598051</text:p>
              </table:table-cell>
              <table:table-cell office:value-type="float" office:value="122.28197902492">
                <text:p>122.28197902492</text:p>
              </table:table-cell>
              <table:table-cell office:value-type="float" office:value="60.7780830745364">
                <text:p>60.7780830745364</text:p>
              </table:table-cell>
              <table:table-cell office:value-type="float" office:value="37.9863019215852">
                <text:p>37.9863019215852</text:p>
              </table:table-cell>
              <table:table-cell office:value-type="float" office:value="45.5835623059023">
                <text:p>45.5835623059023</text:p>
              </table:table-cell>
              <table:table-cell office:value-type="float" office:value="53.1808226902193">
                <text:p>53.1808226902193</text:p>
              </table:table-cell>
              <table:table-cell office:value-type="float" office:value="60.7780830745364">
                <text:p>60.778083074536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3.448481193874">
                <text:p>123.448481193874</text:p>
              </table:table-cell>
              <table:table-cell office:value-type="float" office:value="95.6725729252521">
                <text:p>95.6725729252521</text:p>
              </table:table-cell>
              <table:table-cell office:value-type="float" office:value="104.931209014793">
                <text:p>104.931209014793</text:p>
              </table:table-cell>
              <table:table-cell office:value-type="float" office:value="114.189845104333">
                <text:p>114.189845104333</text:p>
              </table:table-cell>
              <table:table-cell office:value-type="float" office:value="123.448481193874">
                <text:p>123.448481193874</text:p>
              </table:table-cell>
              <table:table-cell office:value-type="float" office:value="61.6110495221334">
                <text:p>61.6110495221334</text:p>
              </table:table-cell>
              <table:table-cell office:value-type="float" office:value="38.5069059513334">
                <text:p>38.5069059513334</text:p>
              </table:table-cell>
              <table:table-cell office:value-type="float" office:value="46.2082871416001">
                <text:p>46.2082871416001</text:p>
              </table:table-cell>
              <table:table-cell office:value-type="float" office:value="53.9096683318668">
                <text:p>53.9096683318668</text:p>
              </table:table-cell>
              <table:table-cell office:value-type="float" office:value="61.6110495221334">
                <text:p>61.6110495221334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24.606934885408">
                <text:p>124.606934885408</text:p>
              </table:table-cell>
              <table:table-cell office:value-type="float" office:value="96.570374536191">
                <text:p>96.570374536191</text:p>
              </table:table-cell>
              <table:table-cell office:value-type="float" office:value="105.915894652597">
                <text:p>105.915894652597</text:p>
              </table:table-cell>
              <table:table-cell office:value-type="float" office:value="115.261414769002">
                <text:p>115.261414769002</text:p>
              </table:table-cell>
              <table:table-cell office:value-type="float" office:value="124.606934885408">
                <text:p>124.606934885408</text:p>
              </table:table-cell>
              <table:table-cell office:value-type="float" office:value="62.4495019125974">
                <text:p>62.4495019125974</text:p>
              </table:table-cell>
              <table:table-cell office:value-type="float" office:value="39.0309386953734">
                <text:p>39.0309386953734</text:p>
              </table:table-cell>
              <table:table-cell office:value-type="float" office:value="46.8371264344481">
                <text:p>46.8371264344481</text:p>
              </table:table-cell>
              <table:table-cell office:value-type="float" office:value="54.6433141735227">
                <text:p>54.6433141735227</text:p>
              </table:table-cell>
              <table:table-cell office:value-type="float" office:value="62.4495019125974">
                <text:p>62.449501912597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25.757545951238">
                <text:p>125.757545951238</text:p>
              </table:table-cell>
              <table:table-cell office:value-type="float" office:value="97.4620981122092">
                <text:p>97.4620981122092</text:p>
              </table:table-cell>
              <table:table-cell office:value-type="float" office:value="106.893914058552">
                <text:p>106.893914058552</text:p>
              </table:table-cell>
              <table:table-cell office:value-type="float" office:value="116.325730004895">
                <text:p>116.325730004895</text:p>
              </table:table-cell>
              <table:table-cell office:value-type="float" office:value="125.757545951238">
                <text:p>125.757545951238</text:p>
              </table:table-cell>
              <table:table-cell office:value-type="float" office:value="63.2932440551017">
                <text:p>63.2932440551017</text:p>
              </table:table-cell>
              <table:table-cell office:value-type="float" office:value="39.5582775344385">
                <text:p>39.5582775344385</text:p>
              </table:table-cell>
              <table:table-cell office:value-type="float" office:value="47.4699330413262">
                <text:p>47.4699330413262</text:p>
              </table:table-cell>
              <table:table-cell office:value-type="float" office:value="55.381588548214">
                <text:p>55.381588548214</text:p>
              </table:table-cell>
              <table:table-cell office:value-type="float" office:value="63.2932440551017">
                <text:p>63.2932440551017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26.90051127505">
                <text:p>126.90051127505</text:p>
              </table:table-cell>
              <table:table-cell office:value-type="float" office:value="98.3478962381636">
                <text:p>98.3478962381636</text:p>
              </table:table-cell>
              <table:table-cell office:value-type="float" office:value="107.865434583792">
                <text:p>107.865434583792</text:p>
              </table:table-cell>
              <table:table-cell office:value-type="float" office:value="117.382972929421">
                <text:p>117.382972929421</text:p>
              </table:table-cell>
              <table:table-cell office:value-type="float" office:value="126.90051127505">
                <text:p>126.90051127505</text:p>
              </table:table-cell>
              <table:table-cell office:value-type="float" office:value="64.1420944172497">
                <text:p>64.1420944172497</text:p>
              </table:table-cell>
              <table:table-cell office:value-type="float" office:value="40.0888090107811">
                <text:p>40.0888090107811</text:p>
              </table:table-cell>
              <table:table-cell office:value-type="float" office:value="48.1065708129373">
                <text:p>48.1065708129373</text:p>
              </table:table-cell>
              <table:table-cell office:value-type="float" office:value="56.1243326150935">
                <text:p>56.1243326150935</text:p>
              </table:table-cell>
              <table:table-cell office:value-type="float" office:value="64.1420944172497">
                <text:p>64.142094417249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28.036019318691">
                <text:p>128.036019318691</text:p>
              </table:table-cell>
              <table:table-cell office:value-type="float" office:value="99.2279149719856">
                <text:p>99.2279149719856</text:p>
              </table:table-cell>
              <table:table-cell office:value-type="float" office:value="108.830616420887">
                <text:p>108.830616420887</text:p>
              </table:table-cell>
              <table:table-cell office:value-type="float" office:value="118.433317869789">
                <text:p>118.433317869789</text:p>
              </table:table-cell>
              <table:table-cell office:value-type="float" office:value="128.036019318691">
                <text:p>128.036019318691</text:p>
              </table:table-cell>
              <table:table-cell office:value-type="float" office:value="64.9958845029219">
                <text:p>64.9958845029219</text:p>
              </table:table-cell>
              <table:table-cell office:value-type="float" office:value="40.6224278143262">
                <text:p>40.6224278143262</text:p>
              </table:table-cell>
              <table:table-cell office:value-type="float" office:value="48.7469133771914">
                <text:p>48.7469133771914</text:p>
              </table:table-cell>
              <table:table-cell office:value-type="float" office:value="56.8713989400567">
                <text:p>56.8713989400567</text:p>
              </table:table-cell>
              <table:table-cell office:value-type="float" office:value="64.9958845029219">
                <text:p>64.9958845029219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29.164250625957">
                <text:p>129.164250625957</text:p>
              </table:table-cell>
              <table:table-cell office:value-type="float" office:value="100.102294235117">
                <text:p>100.102294235117</text:p>
              </table:table-cell>
              <table:table-cell office:value-type="float" office:value="109.789613032064">
                <text:p>109.789613032064</text:p>
              </table:table-cell>
              <table:table-cell office:value-type="float" office:value="119.47693182901">
                <text:p>119.47693182901</text:p>
              </table:table-cell>
              <table:table-cell office:value-type="float" office:value="129.164250625957">
                <text:p>129.164250625957</text:p>
              </table:table-cell>
              <table:table-cell office:value-type="float" office:value="65.8544574636168">
                <text:p>65.8544574636168</text:p>
              </table:table-cell>
              <table:table-cell office:value-type="float" office:value="41.1590359147605">
                <text:p>41.1590359147605</text:p>
              </table:table-cell>
              <table:table-cell office:value-type="float" office:value="49.3908430977126">
                <text:p>49.3908430977126</text:p>
              </table:table-cell>
              <table:table-cell office:value-type="float" office:value="57.6226502806647">
                <text:p>57.6226502806647</text:p>
              </table:table-cell>
              <table:table-cell office:value-type="float" office:value="65.8544574636168">
                <text:p>65.854457463616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30.28537828796">
                <text:p>130.28537828796</text:p>
              </table:table-cell>
              <table:table-cell office:value-type="float" office:value="100.971168173169">
                <text:p>100.971168173169</text:p>
              </table:table-cell>
              <table:table-cell office:value-type="float" office:value="110.742571544766">
                <text:p>110.742571544766</text:p>
              </table:table-cell>
              <table:table-cell office:value-type="float" office:value="120.513974916363">
                <text:p>120.513974916363</text:p>
              </table:table-cell>
              <table:table-cell office:value-type="float" office:value="130.28537828796">
                <text:p>130.28537828796</text:p>
              </table:table-cell>
              <table:table-cell office:value-type="float" office:value="66.7176669024639">
                <text:p>66.7176669024639</text:p>
              </table:table-cell>
              <table:table-cell office:value-type="float" office:value="41.6985418140399">
                <text:p>41.6985418140399</text:p>
              </table:table-cell>
              <table:table-cell office:value-type="float" office:value="50.0382501768479">
                <text:p>50.0382501768479</text:p>
              </table:table-cell>
              <table:table-cell office:value-type="float" office:value="58.3779585396559">
                <text:p>58.3779585396559</text:p>
              </table:table-cell>
              <table:table-cell office:value-type="float" office:value="66.7176669024639">
                <text:p>66.7176669024639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31.399568373609">
                <text:p>131.399568373609</text:p>
              </table:table-cell>
              <table:table-cell office:value-type="float" office:value="101.834665489547">
                <text:p>101.834665489547</text:p>
              </table:table-cell>
              <table:table-cell office:value-type="float" office:value="111.689633117568">
                <text:p>111.689633117568</text:p>
              </table:table-cell>
              <table:table-cell office:value-type="float" office:value="121.544600745589">
                <text:p>121.544600745589</text:p>
              </table:table-cell>
              <table:table-cell office:value-type="float" office:value="131.399568373609">
                <text:p>131.399568373609</text:p>
              </table:table-cell>
              <table:table-cell office:value-type="float" office:value="67.585375838397">
                <text:p>67.585375838397</text:p>
              </table:table-cell>
              <table:table-cell office:value-type="float" office:value="42.2408598989982">
                <text:p>42.2408598989982</text:p>
              </table:table-cell>
              <table:table-cell office:value-type="float" office:value="50.6890318787978">
                <text:p>50.6890318787978</text:p>
              </table:table-cell>
              <table:table-cell office:value-type="float" office:value="59.1372038585974">
                <text:p>59.1372038585974</text:p>
              </table:table-cell>
              <table:table-cell office:value-type="float" office:value="67.585375838397">
                <text:p>67.58537583839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2.50698032838">
                <text:p>132.50698032838</text:p>
              </table:table-cell>
              <table:table-cell office:value-type="float" office:value="102.692909754494">
                <text:p>102.692909754494</text:p>
              </table:table-cell>
              <table:table-cell office:value-type="float" office:value="112.630933279123">
                <text:p>112.630933279123</text:p>
              </table:table-cell>
              <table:table-cell office:value-type="float" office:value="122.568956803751">
                <text:p>122.568956803751</text:p>
              </table:table-cell>
              <table:table-cell office:value-type="float" office:value="132.50698032838">
                <text:p>132.50698032838</text:p>
              </table:table-cell>
              <table:table-cell office:value-type="float" office:value="68.4574558043715">
                <text:p>68.4574558043715</text:p>
              </table:table-cell>
              <table:table-cell office:value-type="float" office:value="42.7859098777322">
                <text:p>42.7859098777322</text:p>
              </table:table-cell>
              <table:table-cell office:value-type="float" office:value="51.3430918532786">
                <text:p>51.3430918532786</text:p>
              </table:table-cell>
              <table:table-cell office:value-type="float" office:value="59.9002738288251">
                <text:p>59.9002738288251</text:p>
              </table:table-cell>
              <table:table-cell office:value-type="float" office:value="68.4574558043715">
                <text:p>68.4574558043715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33.60776734417">
                <text:p>133.60776734417</text:p>
              </table:table-cell>
              <table:table-cell office:value-type="float" office:value="103.546019691732">
                <text:p>103.546019691732</text:p>
              </table:table-cell>
              <table:table-cell office:value-type="float" office:value="113.566602242545">
                <text:p>113.566602242545</text:p>
              </table:table-cell>
              <table:table-cell office:value-type="float" office:value="123.587184793357">
                <text:p>123.587184793357</text:p>
              </table:table-cell>
              <table:table-cell office:value-type="float" office:value="133.60776734417">
                <text:p>133.60776734417</text:p>
              </table:table-cell>
              <table:table-cell office:value-type="float" office:value="69.3337860584803">
                <text:p>69.3337860584803</text:p>
              </table:table-cell>
              <table:table-cell office:value-type="float" office:value="43.3336162865502">
                <text:p>43.3336162865502</text:p>
              </table:table-cell>
              <table:table-cell office:value-type="float" office:value="52.0003395438602">
                <text:p>52.0003395438602</text:p>
              </table:table-cell>
              <table:table-cell office:value-type="float" office:value="60.6670628011702">
                <text:p>60.6670628011702</text:p>
              </table:table-cell>
              <table:table-cell office:value-type="float" office:value="69.3337860584803">
                <text:p>69.3337860584803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34.70207670281">
                <text:p>134.70207670281</text:p>
              </table:table-cell>
              <table:table-cell office:value-type="float" office:value="104.394109444678">
                <text:p>104.394109444678</text:p>
              </table:table-cell>
              <table:table-cell office:value-type="float" office:value="114.496765197389">
                <text:p>114.496765197389</text:p>
              </table:table-cell>
              <table:table-cell office:value-type="float" office:value="124.5994209501">
                <text:p>124.5994209501</text:p>
              </table:table-cell>
              <table:table-cell office:value-type="float" office:value="134.70207670281">
                <text:p>134.70207670281</text:p>
              </table:table-cell>
              <table:table-cell office:value-type="float" office:value="70.2142528907214">
                <text:p>70.2142528907214</text:p>
              </table:table-cell>
              <table:table-cell office:value-type="float" office:value="43.8839080567009">
                <text:p>43.8839080567009</text:p>
              </table:table-cell>
              <table:table-cell office:value-type="float" office:value="52.660689668041">
                <text:p>52.660689668041</text:p>
              </table:table-cell>
              <table:table-cell office:value-type="float" office:value="61.4374712793812">
                <text:p>61.4374712793812</text:p>
              </table:table-cell>
              <table:table-cell office:value-type="float" office:value="70.2142528907214">
                <text:p>70.2142528907214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35.79005009547">
                <text:p>135.79005009547</text:p>
              </table:table-cell>
              <table:table-cell office:value-type="float" office:value="105.237288823989">
                <text:p>105.237288823989</text:p>
              </table:table-cell>
              <table:table-cell office:value-type="float" office:value="115.421542581149">
                <text:p>115.421542581149</text:p>
              </table:table-cell>
              <table:table-cell office:value-type="float" office:value="125.60579633831">
                <text:p>125.60579633831</text:p>
              </table:table-cell>
              <table:table-cell office:value-type="float" office:value="135.79005009547">
                <text:p>135.79005009547</text:p>
              </table:table-cell>
              <table:table-cell office:value-type="float" office:value="71.0987490112501">
                <text:p>71.0987490112501</text:p>
              </table:table-cell>
              <table:table-cell office:value-type="float" office:value="44.4367181320313">
                <text:p>44.4367181320313</text:p>
              </table:table-cell>
              <table:table-cell office:value-type="float" office:value="53.3240617584376">
                <text:p>53.3240617584376</text:p>
              </table:table-cell>
              <table:table-cell office:value-type="float" office:value="62.2114053848439">
                <text:p>62.2114053848439</text:p>
              </table:table-cell>
              <table:table-cell office:value-type="float" office:value="71.0987490112501">
                <text:p>71.0987490112501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36.871823920024">
                <text:p>136.871823920024</text:p>
              </table:table-cell>
              <table:table-cell office:value-type="float" office:value="106.075663538018">
                <text:p>106.075663538018</text:p>
              </table:table-cell>
              <table:table-cell office:value-type="float" office:value="116.34105033202">
                <text:p>116.34105033202</text:p>
              </table:table-cell>
              <table:table-cell office:value-type="float" office:value="126.606437126022">
                <text:p>126.606437126022</text:p>
              </table:table-cell>
              <table:table-cell office:value-type="float" office:value="136.871823920024">
                <text:p>136.871823920024</text:p>
              </table:table-cell>
              <table:table-cell office:value-type="float" office:value="71.9871730084055">
                <text:p>71.9871730084055</text:p>
              </table:table-cell>
              <table:table-cell office:value-type="float" office:value="44.9919831302535">
                <text:p>44.9919831302535</text:p>
              </table:table-cell>
              <table:table-cell office:value-type="float" office:value="53.9903797563041">
                <text:p>53.9903797563041</text:p>
              </table:table-cell>
              <table:table-cell office:value-type="float" office:value="62.9887763823548">
                <text:p>62.9887763823548</text:p>
              </table:table-cell>
              <table:table-cell office:value-type="float" office:value="71.9871730084055">
                <text:p>71.9871730084055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37.947529558211">
                <text:p>137.947529558211</text:p>
              </table:table-cell>
              <table:table-cell office:value-type="float" office:value="106.909335407614">
                <text:p>106.909335407614</text:p>
              </table:table-cell>
              <table:table-cell office:value-type="float" office:value="117.25540012448">
                <text:p>117.25540012448</text:p>
              </table:table-cell>
              <table:table-cell office:value-type="float" office:value="127.601464841345">
                <text:p>127.601464841345</text:p>
              </table:table-cell>
              <table:table-cell office:value-type="float" office:value="137.947529558211">
                <text:p>137.947529558211</text:p>
              </table:table-cell>
              <table:table-cell office:value-type="float" office:value="72.8794288667735">
                <text:p>72.8794288667735</text:p>
              </table:table-cell>
              <table:table-cell office:value-type="float" office:value="45.5496430417334">
                <text:p>45.5496430417334</text:p>
              </table:table-cell>
              <table:table-cell office:value-type="float" office:value="54.6595716500801">
                <text:p>54.6595716500801</text:p>
              </table:table-cell>
              <table:table-cell office:value-type="float" office:value="63.7695002584268">
                <text:p>63.7695002584268</text:p>
              </table:table-cell>
              <table:table-cell office:value-type="float" office:value="72.8794288667735">
                <text:p>72.879428866773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39.017293634253">
                <text:p>139.017293634253</text:p>
              </table:table-cell>
              <table:table-cell office:value-type="float" office:value="107.738402566546">
                <text:p>107.738402566546</text:p>
              </table:table-cell>
              <table:table-cell office:value-type="float" office:value="118.164699589115">
                <text:p>118.164699589115</text:p>
              </table:table-cell>
              <table:table-cell office:value-type="float" office:value="128.590996611685">
                <text:p>128.590996611685</text:p>
              </table:table-cell>
              <table:table-cell office:value-type="float" office:value="139.017293634253">
                <text:p>139.017293634253</text:p>
              </table:table-cell>
              <table:table-cell office:value-type="float" office:value="73.7754255371411">
                <text:p>73.7754255371411</text:p>
              </table:table-cell>
              <table:table-cell office:value-type="float" office:value="46.1096409607132">
                <text:p>46.1096409607132</text:p>
              </table:table-cell>
              <table:table-cell office:value-type="float" office:value="55.3315691528558">
                <text:p>55.3315691528558</text:p>
              </table:table-cell>
              <table:table-cell office:value-type="float" office:value="64.5534973449984">
                <text:p>64.5534973449984</text:p>
              </table:table-cell>
              <table:table-cell office:value-type="float" office:value="73.7754255371411">
                <text:p>73.7754255371411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140.081238256429">
                <text:p>140.081238256429</text:p>
              </table:table-cell>
              <table:table-cell office:value-type="float" office:value="108.562959648733">
                <text:p>108.562959648733</text:p>
              </table:table-cell>
              <table:table-cell office:value-type="float" office:value="119.069052517965">
                <text:p>119.069052517965</text:p>
              </table:table-cell>
              <table:table-cell office:value-type="float" office:value="129.575145387197">
                <text:p>129.575145387197</text:p>
              </table:table-cell>
              <table:table-cell office:value-type="float" office:value="140.081238256429">
                <text:p>140.081238256429</text:p>
              </table:table-cell>
              <table:table-cell office:value-type="float" office:value="74.675076551495">
                <text:p>74.675076551495</text:p>
              </table:table-cell>
              <table:table-cell office:value-type="float" office:value="46.6719228446844">
                <text:p>46.6719228446844</text:p>
              </table:table-cell>
              <table:table-cell office:value-type="float" office:value="56.0063074136212">
                <text:p>56.0063074136212</text:p>
              </table:table-cell>
              <table:table-cell office:value-type="float" office:value="65.3406919825581">
                <text:p>65.3406919825581</text:p>
              </table:table-cell>
              <table:table-cell office:value-type="float" office:value="74.675076551495">
                <text:p>74.67507655149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41.13948124297">
                <text:p>141.13948124297</text:p>
              </table:table-cell>
              <table:table-cell office:value-type="float" office:value="109.383097963302">
                <text:p>109.383097963302</text:p>
              </table:table-cell>
              <table:table-cell office:value-type="float" office:value="119.968559056525">
                <text:p>119.968559056525</text:p>
              </table:table-cell>
              <table:table-cell office:value-type="float" office:value="130.554020149747">
                <text:p>130.554020149747</text:p>
              </table:table-cell>
              <table:table-cell office:value-type="float" office:value="141.13948124297">
                <text:p>141.13948124297</text:p>
              </table:table-cell>
              <table:table-cell office:value-type="float" office:value="75.5782996772762">
                <text:p>75.5782996772762</text:p>
              </table:table-cell>
              <table:table-cell office:value-type="float" office:value="47.2364372982976">
                <text:p>47.2364372982976</text:p>
              </table:table-cell>
              <table:table-cell office:value-type="float" office:value="56.6837247579572">
                <text:p>56.6837247579572</text:p>
              </table:table-cell>
              <table:table-cell office:value-type="float" office:value="66.1310122176167">
                <text:p>66.1310122176167</text:p>
              </table:table-cell>
              <table:table-cell office:value-type="float" office:value="75.5782996772762">
                <text:p>75.5782996772762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42.192136333506">
                <text:p>142.192136333506</text:p>
              </table:table-cell>
              <table:table-cell office:value-type="float" office:value="110.198905658467">
                <text:p>110.198905658467</text:p>
              </table:table-cell>
              <table:table-cell office:value-type="float" office:value="120.86331588348">
                <text:p>120.86331588348</text:p>
              </table:table-cell>
              <table:table-cell office:value-type="float" office:value="131.527726108493">
                <text:p>131.527726108493</text:p>
              </table:table-cell>
              <table:table-cell office:value-type="float" office:value="142.192136333506">
                <text:p>142.192136333506</text:p>
              </table:table-cell>
              <table:table-cell office:value-type="float" office:value="76.4850166059792">
                <text:p>76.4850166059792</text:p>
              </table:table-cell>
              <table:table-cell office:value-type="float" office:value="47.803135378737">
                <text:p>47.803135378737</text:p>
              </table:table-cell>
              <table:table-cell office:value-type="float" office:value="57.3637624544844">
                <text:p>57.3637624544844</text:p>
              </table:table-cell>
              <table:table-cell office:value-type="float" office:value="66.9243895302318">
                <text:p>66.9243895302318</text:p>
              </table:table-cell>
              <table:table-cell office:value-type="float" office:value="76.4850166059792">
                <text:p>76.485016605979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43.239313387186">
                <text:p>143.239313387186</text:p>
              </table:table-cell>
              <table:table-cell office:value-type="float" office:value="111.010467875069">
                <text:p>111.010467875069</text:p>
              </table:table-cell>
              <table:table-cell office:value-type="float" office:value="121.753416379108">
                <text:p>121.753416379108</text:p>
              </table:table-cell>
              <table:table-cell office:value-type="float" office:value="132.496364883147">
                <text:p>132.496364883147</text:p>
              </table:table-cell>
              <table:table-cell office:value-type="float" office:value="143.239313387186">
                <text:p>143.239313387186</text:p>
              </table:table-cell>
              <table:table-cell office:value-type="float" office:value="77.3951526719047">
                <text:p>77.3951526719047</text:p>
              </table:table-cell>
              <table:table-cell office:value-type="float" office:value="48.3719704199404">
                <text:p>48.3719704199404</text:p>
              </table:table-cell>
              <table:table-cell office:value-type="float" office:value="58.0463645039285">
                <text:p>58.0463645039285</text:p>
              </table:table-cell>
              <table:table-cell office:value-type="float" office:value="67.7207585879166">
                <text:p>67.7207585879166</text:p>
              </table:table-cell>
              <table:table-cell office:value-type="float" office:value="77.3951526719047">
                <text:p>77.3951526719047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44.281118568485">
                <text:p>144.281118568485</text:p>
              </table:table-cell>
              <table:table-cell office:value-type="float" office:value="111.817866890576">
                <text:p>111.817866890576</text:p>
              </table:table-cell>
              <table:table-cell office:value-type="float" office:value="122.638950783212">
                <text:p>122.638950783212</text:p>
              </table:table-cell>
              <table:table-cell office:value-type="float" office:value="133.460034675849">
                <text:p>133.460034675849</text:p>
              </table:table-cell>
              <table:table-cell office:value-type="float" office:value="144.281118568485">
                <text:p>144.281118568485</text:p>
              </table:table-cell>
              <table:table-cell office:value-type="float" office:value="78.3086365974776">
                <text:p>78.3086365974776</text:p>
              </table:table-cell>
              <table:table-cell office:value-type="float" office:value="48.9428978734235">
                <text:p>48.9428978734235</text:p>
              </table:table-cell>
              <table:table-cell office:value-type="float" office:value="58.7314774481082">
                <text:p>58.7314774481082</text:p>
              </table:table-cell>
              <table:table-cell office:value-type="float" office:value="68.5200570227929">
                <text:p>68.5200570227929</text:p>
              </table:table-cell>
              <table:table-cell office:value-type="float" office:value="78.3086365974776">
                <text:p>78.308636597477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5.317654521631">
                <text:p>145.317654521631</text:p>
              </table:table-cell>
              <table:table-cell office:value-type="float" office:value="112.621182254264">
                <text:p>112.621182254264</text:p>
              </table:table-cell>
              <table:table-cell office:value-type="float" office:value="123.520006343386">
                <text:p>123.520006343386</text:p>
              </table:table-cell>
              <table:table-cell office:value-type="float" office:value="134.418830432508">
                <text:p>134.418830432508</text:p>
              </table:table-cell>
              <table:table-cell office:value-type="float" office:value="145.317654521631">
                <text:p>145.317654521631</text:p>
              </table:table-cell>
              <table:table-cell office:value-type="float" office:value="79.2254002620458">
                <text:p>79.2254002620458</text:p>
              </table:table-cell>
              <table:table-cell office:value-type="float" office:value="49.5158751637786">
                <text:p>49.5158751637786</text:p>
              </table:table-cell>
              <table:table-cell office:value-type="float" office:value="59.4190501965344">
                <text:p>59.4190501965344</text:p>
              </table:table-cell>
              <table:table-cell office:value-type="float" office:value="69.3222252292901">
                <text:p>69.3222252292901</text:p>
              </table:table-cell>
              <table:table-cell office:value-type="float" office:value="79.2254002620458">
                <text:p>79.2254002620458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146.349020534489">
                <text:p>146.349020534489</text:p>
              </table:table-cell>
              <table:table-cell office:value-type="float" office:value="113.420490914229">
                <text:p>113.420490914229</text:p>
              </table:table-cell>
              <table:table-cell office:value-type="float" office:value="124.396667454316">
                <text:p>124.396667454316</text:p>
              </table:table-cell>
              <table:table-cell office:value-type="float" office:value="135.372843994402">
                <text:p>135.372843994402</text:p>
              </table:table-cell>
              <table:table-cell office:value-type="float" office:value="146.349020534489">
                <text:p>146.349020534489</text:p>
              </table:table-cell>
              <table:table-cell office:value-type="float" office:value="80.1453784914941">
                <text:p>80.1453784914941</text:p>
              </table:table-cell>
              <table:table-cell office:value-type="float" office:value="50.0908615571838">
                <text:p>50.0908615571838</text:p>
              </table:table-cell>
              <table:table-cell office:value-type="float" office:value="60.1090338686206">
                <text:p>60.1090338686206</text:p>
              </table:table-cell>
              <table:table-cell office:value-type="float" office:value="70.1272061800574">
                <text:p>70.1272061800574</text:p>
              </table:table-cell>
              <table:table-cell office:value-type="float" office:value="80.1453784914941">
                <text:p>80.145378491494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47.375312692689">
                <text:p>147.375312692689</text:p>
              </table:table-cell>
              <table:table-cell office:value-type="float" office:value="114.215867336834">
                <text:p>114.215867336834</text:p>
              </table:table-cell>
              <table:table-cell office:value-type="float" office:value="125.269015788786">
                <text:p>125.269015788786</text:p>
              </table:table-cell>
              <table:table-cell office:value-type="float" office:value="136.322164240737">
                <text:p>136.322164240737</text:p>
              </table:table-cell>
              <table:table-cell office:value-type="float" office:value="147.375312692689">
                <text:p>147.375312692689</text:p>
              </table:table-cell>
              <table:table-cell office:value-type="float" office:value="81.0685088663681">
                <text:p>81.0685088663681</text:p>
              </table:table-cell>
              <table:table-cell office:value-type="float" office:value="50.6678180414801">
                <text:p>50.6678180414801</text:p>
              </table:table-cell>
              <table:table-cell office:value-type="float" office:value="60.8013816497761">
                <text:p>60.8013816497761</text:p>
              </table:table-cell>
              <table:table-cell office:value-type="float" office:value="70.9349452580721">
                <text:p>70.9349452580721</text:p>
              </table:table-cell>
              <table:table-cell office:value-type="float" office:value="81.0685088663681">
                <text:p>81.0685088663681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48.396624024684">
                <text:p>148.396624024684</text:p>
              </table:table-cell>
              <table:table-cell office:value-type="float" office:value="115.00738361913">
                <text:p>115.00738361913</text:p>
              </table:table-cell>
              <table:table-cell office:value-type="float" office:value="126.137130420981">
                <text:p>126.137130420981</text:p>
              </table:table-cell>
              <table:table-cell office:value-type="float" office:value="137.266877222832">
                <text:p>137.266877222832</text:p>
              </table:table-cell>
              <table:table-cell office:value-type="float" office:value="148.396624024684">
                <text:p>148.396624024684</text:p>
              </table:table-cell>
              <table:table-cell office:value-type="float" office:value="81.9947315465012">
                <text:p>81.9947315465012</text:p>
              </table:table-cell>
              <table:table-cell office:value-type="float" office:value="51.2467072165633">
                <text:p>51.2467072165633</text:p>
              </table:table-cell>
              <table:table-cell office:value-type="float" office:value="61.4960486598759">
                <text:p>61.4960486598759</text:p>
              </table:table-cell>
              <table:table-cell office:value-type="float" office:value="71.7453901031886">
                <text:p>71.7453901031886</text:p>
              </table:table-cell>
              <table:table-cell office:value-type="float" office:value="81.9947315465012">
                <text:p>81.994731546501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49.413044638397">
                <text:p>149.413044638397</text:p>
              </table:table-cell>
              <table:table-cell office:value-type="float" office:value="115.795109594758">
                <text:p>115.795109594758</text:p>
              </table:table-cell>
              <table:table-cell office:value-type="float" office:value="127.001087942637">
                <text:p>127.001087942637</text:p>
              </table:table-cell>
              <table:table-cell office:value-type="float" office:value="138.207066290517">
                <text:p>138.207066290517</text:p>
              </table:table-cell>
              <table:table-cell office:value-type="float" office:value="149.413044638397">
                <text:p>149.413044638397</text:p>
              </table:table-cell>
              <table:table-cell office:value-type="float" office:value="82.923989110396">
                <text:p>82.923989110396</text:p>
              </table:table-cell>
              <table:table-cell office:value-type="float" office:value="51.8274931939975">
                <text:p>51.8274931939975</text:p>
              </table:table-cell>
              <table:table-cell office:value-type="float" office:value="62.192991832797">
                <text:p>62.192991832797</text:p>
              </table:table-cell>
              <table:table-cell office:value-type="float" office:value="72.5584904715965">
                <text:p>72.5584904715965</text:p>
              </table:table-cell>
              <table:table-cell office:value-type="float" office:value="82.923989110396">
                <text:p>82.923989110396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50.424661850053">
                <text:p>150.424661850053</text:p>
              </table:table-cell>
              <table:table-cell office:value-type="float" office:value="116.579112933791">
                <text:p>116.579112933791</text:p>
              </table:table-cell>
              <table:table-cell office:value-type="float" office:value="127.860962572545">
                <text:p>127.860962572545</text:p>
              </table:table-cell>
              <table:table-cell office:value-type="float" office:value="139.142812211299">
                <text:p>139.142812211299</text:p>
              </table:table-cell>
              <table:table-cell office:value-type="float" office:value="150.424661850053">
                <text:p>150.424661850053</text:p>
              </table:table-cell>
              <table:table-cell office:value-type="float" office:value="83.8562264078292">
                <text:p>83.8562264078292</text:p>
              </table:table-cell>
              <table:table-cell office:value-type="float" office:value="52.4101415048933">
                <text:p>52.4101415048933</text:p>
              </table:table-cell>
              <table:table-cell office:value-type="float" office:value="62.8921698058719">
                <text:p>62.8921698058719</text:p>
              </table:table-cell>
              <table:table-cell office:value-type="float" office:value="73.3741981068506">
                <text:p>73.3741981068506</text:p>
              </table:table-cell>
              <table:table-cell office:value-type="float" office:value="83.8562264078292">
                <text:p>83.856226407829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51.431560305721">
                <text:p>151.431560305721</text:p>
              </table:table-cell>
              <table:table-cell office:value-type="float" office:value="117.359459236934">
                <text:p>117.359459236934</text:p>
              </table:table-cell>
              <table:table-cell office:value-type="float" office:value="128.716826259863">
                <text:p>128.716826259863</text:p>
              </table:table-cell>
              <table:table-cell office:value-type="float" office:value="140.074193282792">
                <text:p>140.074193282792</text:p>
              </table:table-cell>
              <table:table-cell office:value-type="float" office:value="151.431560305721">
                <text:p>151.431560305721</text:p>
              </table:table-cell>
              <table:table-cell office:value-type="float" office:value="84.7913904243377">
                <text:p>84.7913904243377</text:p>
              </table:table-cell>
              <table:table-cell office:value-type="float" office:value="52.9946190152111">
                <text:p>52.9946190152111</text:p>
              </table:table-cell>
              <table:table-cell office:value-type="float" office:value="63.5935428182533">
                <text:p>63.5935428182533</text:p>
              </table:table-cell>
              <table:table-cell office:value-type="float" office:value="74.1924666212955">
                <text:p>74.1924666212955</text:p>
              </table:table-cell>
              <table:table-cell office:value-type="float" office:value="84.7913904243377">
                <text:p>84.7913904243377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152.433822096089">
                <text:p>152.433822096089</text:p>
              </table:table-cell>
              <table:table-cell office:value-type="float" office:value="118.136212124469">
                <text:p>118.136212124469</text:p>
              </table:table-cell>
              <table:table-cell office:value-type="float" office:value="129.568748781676">
                <text:p>129.568748781676</text:p>
              </table:table-cell>
              <table:table-cell office:value-type="float" office:value="141.001285438882">
                <text:p>141.001285438882</text:p>
              </table:table-cell>
              <table:table-cell office:value-type="float" office:value="152.433822096089">
                <text:p>152.433822096089</text:p>
              </table:table-cell>
              <table:table-cell office:value-type="float" office:value="85.7294301564037">
                <text:p>85.7294301564037</text:p>
              </table:table-cell>
              <table:table-cell office:value-type="float" office:value="53.5808938477523">
                <text:p>53.5808938477523</text:p>
              </table:table-cell>
              <table:table-cell office:value-type="float" office:value="64.2970726173028">
                <text:p>64.2970726173028</text:p>
              </table:table-cell>
              <table:table-cell office:value-type="float" office:value="75.0132513868533">
                <text:p>75.0132513868533</text:p>
              </table:table-cell>
              <table:table-cell office:value-type="float" office:value="85.7294301564037">
                <text:p>85.729430156403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53.431526864905">
                <text:p>153.431526864905</text:p>
              </table:table-cell>
              <table:table-cell office:value-type="float" office:value="118.909433320301">
                <text:p>118.909433320301</text:p>
              </table:table-cell>
              <table:table-cell office:value-type="float" office:value="130.416797835169">
                <text:p>130.416797835169</text:p>
              </table:table-cell>
              <table:table-cell office:value-type="float" office:value="141.924162350037">
                <text:p>141.924162350037</text:p>
              </table:table-cell>
              <table:table-cell office:value-type="float" office:value="153.431526864905">
                <text:p>153.431526864905</text:p>
              </table:table-cell>
              <table:table-cell office:value-type="float" office:value="86.6702964962962">
                <text:p>86.6702964962962</text:p>
              </table:table-cell>
              <table:table-cell office:value-type="float" office:value="54.1689353101851">
                <text:p>54.1689353101851</text:p>
              </table:table-cell>
              <table:table-cell office:value-type="float" office:value="65.0027223722222">
                <text:p>65.0027223722222</text:p>
              </table:table-cell>
              <table:table-cell office:value-type="float" office:value="75.8365094342592">
                <text:p>75.8365094342592</text:p>
              </table:table-cell>
              <table:table-cell office:value-type="float" office:value="86.6702964962962">
                <text:p>86.6702964962962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54.424751911532">
                <text:p>154.424751911532</text:p>
              </table:table-cell>
              <table:table-cell office:value-type="float" office:value="119.679182731437">
                <text:p>119.679182731437</text:p>
              </table:table-cell>
              <table:table-cell office:value-type="float" office:value="131.261039124802">
                <text:p>131.261039124802</text:p>
              </table:table-cell>
              <table:table-cell office:value-type="float" office:value="142.842895518167">
                <text:p>142.842895518167</text:p>
              </table:table-cell>
              <table:table-cell office:value-type="float" office:value="154.424751911532">
                <text:p>154.424751911532</text:p>
              </table:table-cell>
              <table:table-cell office:value-type="float" office:value="87.6139421256463">
                <text:p>87.6139421256463</text:p>
              </table:table-cell>
              <table:table-cell office:value-type="float" office:value="54.7587138285289">
                <text:p>54.7587138285289</text:p>
              </table:table-cell>
              <table:table-cell office:value-type="float" office:value="65.7104565942347">
                <text:p>65.7104565942347</text:p>
              </table:table-cell>
              <table:table-cell office:value-type="float" office:value="76.6621993599405">
                <text:p>76.6621993599405</text:p>
              </table:table-cell>
              <table:table-cell office:value-type="float" office:value="87.6139421256463">
                <text:p>87.613942125646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55.413572287989">
                <text:p>155.413572287989</text:p>
              </table:table-cell>
              <table:table-cell office:value-type="float" office:value="120.445518523192">
                <text:p>120.445518523192</text:p>
              </table:table-cell>
              <table:table-cell office:value-type="float" office:value="132.101536444791">
                <text:p>132.101536444791</text:p>
              </table:table-cell>
              <table:table-cell office:value-type="float" office:value="143.75755436639">
                <text:p>143.75755436639</text:p>
              </table:table-cell>
              <table:table-cell office:value-type="float" office:value="155.413572287989">
                <text:p>155.413572287989</text:p>
              </table:table-cell>
              <table:table-cell office:value-type="float" office:value="88.5603214169373">
                <text:p>88.5603214169373</text:p>
              </table:table-cell>
              <table:table-cell office:value-type="float" office:value="55.3502008855858">
                <text:p>55.3502008855858</text:p>
              </table:table-cell>
              <table:table-cell office:value-type="float" office:value="66.420241062703">
                <text:p>66.420241062703</text:p>
              </table:table-cell>
              <table:table-cell office:value-type="float" office:value="77.4902812398201">
                <text:p>77.4902812398201</text:p>
              </table:table-cell>
              <table:table-cell office:value-type="float" office:value="88.5603214169373">
                <text:p>88.5603214169373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56.398060890845">
                <text:p>156.398060890845</text:p>
              </table:table-cell>
              <table:table-cell office:value-type="float" office:value="121.208497190405">
                <text:p>121.208497190405</text:p>
              </table:table-cell>
              <table:table-cell office:value-type="float" office:value="132.938351757218">
                <text:p>132.938351757218</text:p>
              </table:table-cell>
              <table:table-cell office:value-type="float" office:value="144.668206324031">
                <text:p>144.668206324031</text:p>
              </table:table-cell>
              <table:table-cell office:value-type="float" office:value="156.398060890845">
                <text:p>156.398060890845</text:p>
              </table:table-cell>
              <table:table-cell office:value-type="float" office:value="89.5093903421836">
                <text:p>89.5093903421836</text:p>
              </table:table-cell>
              <table:table-cell office:value-type="float" office:value="55.9433689638648">
                <text:p>55.9433689638648</text:p>
              </table:table-cell>
              <table:table-cell office:value-type="float" office:value="67.1320427566377">
                <text:p>67.1320427566377</text:p>
              </table:table-cell>
              <table:table-cell office:value-type="float" office:value="78.3207165494107">
                <text:p>78.3207165494107</text:p>
              </table:table-cell>
              <table:table-cell office:value-type="float" office:value="89.5093903421836">
                <text:p>89.509390342183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57.378288548291">
                <text:p>157.378288548291</text:p>
              </table:table-cell>
              <table:table-cell office:value-type="float" office:value="121.968173624925">
                <text:p>121.968173624925</text:p>
              </table:table-cell>
              <table:table-cell office:value-type="float" office:value="133.771545266047">
                <text:p>133.771545266047</text:p>
              </table:table-cell>
              <table:table-cell office:value-type="float" office:value="145.574916907169">
                <text:p>145.574916907169</text:p>
              </table:table-cell>
              <table:table-cell office:value-type="float" office:value="157.378288548291">
                <text:p>157.378288548291</text:p>
              </table:table-cell>
              <table:table-cell office:value-type="float" office:value="90.4611063881479">
                <text:p>90.4611063881479</text:p>
              </table:table-cell>
              <table:table-cell office:value-type="float" office:value="56.5381914925924">
                <text:p>56.5381914925924</text:p>
              </table:table-cell>
              <table:table-cell office:value-type="float" office:value="67.8458297911109">
                <text:p>67.8458297911109</text:p>
              </table:table-cell>
              <table:table-cell office:value-type="float" office:value="79.1534680896294">
                <text:p>79.1534680896294</text:p>
              </table:table-cell>
              <table:table-cell office:value-type="float" office:value="90.4611063881479">
                <text:p>90.4611063881479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58.354324102709">
                <text:p>158.354324102709</text:p>
              </table:table-cell>
              <table:table-cell office:value-type="float" office:value="122.724601179599">
                <text:p>122.724601179599</text:p>
              </table:table-cell>
              <table:table-cell office:value-type="float" office:value="134.601175487303">
                <text:p>134.601175487303</text:p>
              </table:table-cell>
              <table:table-cell office:value-type="float" office:value="146.477749795006">
                <text:p>146.477749795006</text:p>
              </table:table-cell>
              <table:table-cell office:value-type="float" office:value="158.354324102709">
                <text:p>158.354324102709</text:p>
              </table:table-cell>
              <table:table-cell office:value-type="float" office:value="91.4154284775187">
                <text:p>91.4154284775187</text:p>
              </table:table-cell>
              <table:table-cell office:value-type="float" office:value="57.1346427984492">
                <text:p>57.1346427984492</text:p>
              </table:table-cell>
              <table:table-cell office:value-type="float" office:value="68.561571358139">
                <text:p>68.561571358139</text:p>
              </table:table-cell>
              <table:table-cell office:value-type="float" office:value="79.9884999178289">
                <text:p>79.9884999178289</text:p>
              </table:table-cell>
              <table:table-cell office:value-type="float" office:value="91.4154284775187">
                <text:p>91.415428477518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59.326234489009">
                <text:p>159.326234489009</text:p>
              </table:table-cell>
              <table:table-cell office:value-type="float" office:value="123.477831728982">
                <text:p>123.477831728982</text:p>
              </table:table-cell>
              <table:table-cell office:value-type="float" office:value="135.427299315658">
                <text:p>135.427299315658</text:p>
              </table:table-cell>
              <table:table-cell office:value-type="float" office:value="147.376766902334">
                <text:p>147.376766902334</text:p>
              </table:table-cell>
              <table:table-cell office:value-type="float" office:value="159.326234489009">
                <text:p>159.326234489009</text:p>
              </table:table-cell>
              <table:table-cell office:value-type="float" office:value="92.3723168955305">
                <text:p>92.3723168955305</text:p>
              </table:table-cell>
              <table:table-cell office:value-type="float" office:value="57.7326980597065">
                <text:p>57.7326980597065</text:p>
              </table:table-cell>
              <table:table-cell office:value-type="float" office:value="69.2792376716479">
                <text:p>69.2792376716479</text:p>
              </table:table-cell>
              <table:table-cell office:value-type="float" office:value="80.8257772835892">
                <text:p>80.8257772835892</text:p>
              </table:table-cell>
              <table:table-cell office:value-type="float" office:value="92.3723168955305">
                <text:p>92.3723168955305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60.294084809005">
                <text:p>160.294084809005</text:p>
              </table:table-cell>
              <table:table-cell office:value-type="float" office:value="124.227915726979">
                <text:p>124.227915726979</text:p>
              </table:table-cell>
              <table:table-cell office:value-type="float" office:value="136.249972087654">
                <text:p>136.249972087654</text:p>
              </table:table-cell>
              <table:table-cell office:value-type="float" office:value="148.272028448329">
                <text:p>148.272028448329</text:p>
              </table:table-cell>
              <table:table-cell office:value-type="float" office:value="160.294084809005">
                <text:p>160.294084809005</text:p>
              </table:table-cell>
              <table:table-cell office:value-type="float" office:value="93.3317332215593">
                <text:p>93.3317332215593</text:p>
              </table:table-cell>
              <table:table-cell office:value-type="float" office:value="58.3323332634746">
                <text:p>58.3323332634746</text:p>
              </table:table-cell>
              <table:table-cell office:value-type="float" office:value="69.9987999161695">
                <text:p>69.9987999161695</text:p>
              </table:table-cell>
              <table:table-cell office:value-type="float" office:value="81.6652665688644">
                <text:p>81.6652665688644</text:p>
              </table:table-cell>
              <table:table-cell office:value-type="float" office:value="93.3317332215593">
                <text:p>93.331733221559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61.257938402066">
                <text:p>161.257938402066</text:p>
              </table:table-cell>
              <table:table-cell office:value-type="float" office:value="124.974902261601">
                <text:p>124.974902261601</text:p>
              </table:table-cell>
              <table:table-cell office:value-type="float" office:value="137.069247641756">
                <text:p>137.069247641756</text:p>
              </table:table-cell>
              <table:table-cell office:value-type="float" office:value="149.163593021911">
                <text:p>149.163593021911</text:p>
              </table:table-cell>
              <table:table-cell office:value-type="float" office:value="161.257938402066">
                <text:p>161.257938402066</text:p>
              </table:table-cell>
              <table:table-cell office:value-type="float" office:value="94.2936402652786">
                <text:p>94.2936402652786</text:p>
              </table:table-cell>
              <table:table-cell office:value-type="float" office:value="58.9335251657991">
                <text:p>58.9335251657991</text:p>
              </table:table-cell>
              <table:table-cell office:value-type="float" office:value="70.720230198959">
                <text:p>70.720230198959</text:p>
              </table:table-cell>
              <table:table-cell office:value-type="float" office:value="82.5069352321188">
                <text:p>82.5069352321188</text:p>
              </table:table-cell>
              <table:table-cell office:value-type="float" office:value="94.2936402652786">
                <text:p>94.2936402652786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162.217856912284">
                <text:p>162.217856912284</text:p>
              </table:table-cell>
              <table:table-cell office:value-type="float" office:value="125.71883910702">
                <text:p>125.71883910702</text:p>
              </table:table-cell>
              <table:table-cell office:value-type="float" office:value="137.885178375442">
                <text:p>137.885178375442</text:p>
              </table:table-cell>
              <table:table-cell office:value-type="float" office:value="150.051517643863">
                <text:p>150.051517643863</text:p>
              </table:table-cell>
              <table:table-cell office:value-type="float" office:value="162.217856912284">
                <text:p>162.217856912284</text:p>
              </table:table-cell>
              <table:table-cell office:value-type="float" office:value="95.2580020069969">
                <text:p>95.2580020069969</text:p>
              </table:table-cell>
              <table:table-cell office:value-type="float" office:value="59.536251254373">
                <text:p>59.536251254373</text:p>
              </table:table-cell>
              <table:table-cell office:value-type="float" office:value="71.4435015052476">
                <text:p>71.4435015052476</text:p>
              </table:table-cell>
              <table:table-cell office:value-type="float" office:value="83.3507517561223">
                <text:p>83.3507517561223</text:p>
              </table:table-cell>
              <table:table-cell office:value-type="float" office:value="95.2580020069969">
                <text:p>95.258002006996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63.173900352345">
                <text:p>163.173900352345</text:p>
              </table:table-cell>
              <table:table-cell office:value-type="float" office:value="126.459772773067">
                <text:p>126.459772773067</text:p>
              </table:table-cell>
              <table:table-cell office:value-type="float" office:value="138.697815299493">
                <text:p>138.697815299493</text:p>
              </table:table-cell>
              <table:table-cell office:value-type="float" office:value="150.935857825919">
                <text:p>150.935857825919</text:p>
              </table:table-cell>
              <table:table-cell office:value-type="float" office:value="163.173900352345">
                <text:p>163.173900352345</text:p>
              </table:table-cell>
              <table:table-cell office:value-type="float" office:value="96.2247835418387">
                <text:p>96.2247835418387</text:p>
              </table:table-cell>
              <table:table-cell office:value-type="float" office:value="60.1404897136492">
                <text:p>60.1404897136492</text:p>
              </table:table-cell>
              <table:table-cell office:value-type="float" office:value="72.168587656379">
                <text:p>72.168587656379</text:p>
              </table:table-cell>
              <table:table-cell office:value-type="float" office:value="84.1966855991089">
                <text:p>84.1966855991089</text:p>
              </table:table-cell>
              <table:table-cell office:value-type="float" office:value="96.2247835418387">
                <text:p>96.2247835418387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64.126127164321">
                <text:p>164.126127164321</text:p>
              </table:table-cell>
              <table:table-cell office:value-type="float" office:value="127.197748552349">
                <text:p>127.197748552349</text:p>
              </table:table-cell>
              <table:table-cell office:value-type="float" office:value="139.507208089673">
                <text:p>139.507208089673</text:p>
              </table:table-cell>
              <table:table-cell office:value-type="float" office:value="151.816667626997">
                <text:p>151.816667626997</text:p>
              </table:table-cell>
              <table:table-cell office:value-type="float" office:value="164.126127164321">
                <text:p>164.126127164321</text:p>
              </table:table-cell>
              <table:table-cell office:value-type="float" office:value="97.1939510274627">
                <text:p>97.1939510274627</text:p>
              </table:table-cell>
              <table:table-cell office:value-type="float" office:value="60.7462193921642">
                <text:p>60.7462193921642</text:p>
              </table:table-cell>
              <table:table-cell office:value-type="float" office:value="72.8954632705971">
                <text:p>72.8954632705971</text:p>
              </table:table-cell>
              <table:table-cell office:value-type="float" office:value="85.0447071490299">
                <text:p>85.0447071490299</text:p>
              </table:table-cell>
              <table:table-cell office:value-type="float" office:value="97.1939510274627">
                <text:p>97.193951027462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5.07459427755">
                <text:p>165.07459427755</text:p>
              </table:table-cell>
              <table:table-cell office:value-type="float" office:value="127.932810565101">
                <text:p>127.932810565101</text:p>
              </table:table-cell>
              <table:table-cell office:value-type="float" office:value="140.313405135917">
                <text:p>140.313405135917</text:p>
              </table:table-cell>
              <table:table-cell office:value-type="float" office:value="152.693999706734">
                <text:p>152.693999706734</text:p>
              </table:table-cell>
              <table:table-cell office:value-type="float" office:value="165.07459427755">
                <text:p>165.07459427755</text:p>
              </table:table-cell>
              <table:table-cell office:value-type="float" office:value="98.1654716350378">
                <text:p>98.1654716350378</text:p>
              </table:table-cell>
              <table:table-cell office:value-type="float" office:value="61.3534197718986">
                <text:p>61.3534197718986</text:p>
              </table:table-cell>
              <table:table-cell office:value-type="float" office:value="73.6241037262784">
                <text:p>73.6241037262784</text:p>
              </table:table-cell>
              <table:table-cell office:value-type="float" office:value="85.8947876806581">
                <text:p>85.8947876806581</text:p>
              </table:table-cell>
              <table:table-cell office:value-type="float" office:value="98.1654716350378">
                <text:p>98.1654716350378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66.019357163782">
                <text:p>166.019357163782</text:p>
              </table:table-cell>
              <table:table-cell office:value-type="float" office:value="128.665001801931">
                <text:p>128.665001801931</text:p>
              </table:table-cell>
              <table:table-cell office:value-type="float" office:value="141.116453589215">
                <text:p>141.116453589215</text:p>
              </table:table-cell>
              <table:table-cell office:value-type="float" office:value="153.567905376498">
                <text:p>153.567905376498</text:p>
              </table:table-cell>
              <table:table-cell office:value-type="float" office:value="166.019357163782">
                <text:p>166.019357163782</text:p>
              </table:table-cell>
              <table:table-cell office:value-type="float" office:value="99.1393135032265">
                <text:p>99.1393135032265</text:p>
              </table:table-cell>
              <table:table-cell office:value-type="float" office:value="61.9620709395166">
                <text:p>61.9620709395166</text:p>
              </table:table-cell>
              <table:table-cell office:value-type="float" office:value="74.3544851274199">
                <text:p>74.3544851274199</text:p>
              </table:table-cell>
              <table:table-cell office:value-type="float" office:value="86.7468993153232">
                <text:p>86.7468993153232</text:p>
              </table:table-cell>
              <table:table-cell office:value-type="float" office:value="99.1393135032265">
                <text:p>99.139313503226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66.96046988974">
                <text:p>166.96046988974</text:p>
              </table:table-cell>
              <table:table-cell office:value-type="float" office:value="129.394364164548">
                <text:p>129.394364164548</text:p>
              </table:table-cell>
              <table:table-cell office:value-type="float" office:value="141.916399406279">
                <text:p>141.916399406279</text:p>
              </table:table-cell>
              <table:table-cell office:value-type="float" office:value="154.438434648009">
                <text:p>154.438434648009</text:p>
              </table:table-cell>
              <table:table-cell office:value-type="float" office:value="166.96046988974">
                <text:p>166.96046988974</text:p>
              </table:table-cell>
              <table:table-cell office:value-type="float" office:value="100.115445694947">
                <text:p>100.115445694947</text:p>
              </table:table-cell>
              <table:table-cell office:value-type="float" office:value="62.5721535593416">
                <text:p>62.5721535593416</text:p>
              </table:table-cell>
              <table:table-cell office:value-type="float" office:value="75.08658427121">
                <text:p>75.08658427121</text:p>
              </table:table-cell>
              <table:table-cell office:value-type="float" office:value="87.6010149830783">
                <text:p>87.6010149830783</text:p>
              </table:table-cell>
              <table:table-cell office:value-type="float" office:value="100.115445694947">
                <text:p>100.115445694947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167.89798516725">
                <text:p>167.89798516725</text:p>
              </table:table-cell>
              <table:table-cell office:value-type="float" office:value="130.120938504619">
                <text:p>130.120938504619</text:p>
              </table:table-cell>
              <table:table-cell office:value-type="float" office:value="142.713287392162">
                <text:p>142.713287392162</text:p>
              </table:table-cell>
              <table:table-cell office:value-type="float" office:value="155.305636279706">
                <text:p>155.305636279706</text:p>
              </table:table-cell>
              <table:table-cell office:value-type="float" office:value="167.89798516725">
                <text:p>167.89798516725</text:p>
              </table:table-cell>
              <table:table-cell office:value-type="float" office:value="101.093838156703">
                <text:p>101.093838156703</text:p>
              </table:table-cell>
              <table:table-cell office:value-type="float" office:value="63.1836488479395">
                <text:p>63.1836488479395</text:p>
              </table:table-cell>
              <table:table-cell office:value-type="float" office:value="75.8203786175274">
                <text:p>75.8203786175274</text:p>
              </table:table-cell>
              <table:table-cell office:value-type="float" office:value="88.4571083871153">
                <text:p>88.4571083871153</text:p>
              </table:table-cell>
              <table:table-cell office:value-type="float" office:value="101.093838156703">
                <text:p>101.09383815670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68.831954401075">
                <text:p>168.831954401075</text:p>
              </table:table-cell>
              <table:table-cell office:value-type="float" office:value="130.844764660833">
                <text:p>130.844764660833</text:p>
              </table:table-cell>
              <table:table-cell office:value-type="float" office:value="143.507161240914">
                <text:p>143.507161240914</text:p>
              </table:table-cell>
              <table:table-cell office:value-type="float" office:value="156.169557820995">
                <text:p>156.169557820995</text:p>
              </table:table-cell>
              <table:table-cell office:value-type="float" office:value="168.831954401075">
                <text:p>168.831954401075</text:p>
              </table:table-cell>
              <table:table-cell office:value-type="float" office:value="102.074461680301">
                <text:p>102.074461680301</text:p>
              </table:table-cell>
              <table:table-cell office:value-type="float" office:value="63.7965385501881">
                <text:p>63.7965385501881</text:p>
              </table:table-cell>
              <table:table-cell office:value-type="float" office:value="76.5558462602257">
                <text:p>76.5558462602257</text:p>
              </table:table-cell>
              <table:table-cell office:value-type="float" office:value="89.3151539702633">
                <text:p>89.3151539702633</text:p>
              </table:table-cell>
              <table:table-cell office:value-type="float" office:value="102.074461680301">
                <text:p>102.074461680301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69.76242773458">
                <text:p>169.76242773458</text:p>
              </table:table-cell>
              <table:table-cell office:value-type="float" office:value="131.5658814943">
                <text:p>131.5658814943</text:p>
              </table:table-cell>
              <table:table-cell office:value-type="float" office:value="144.298063574393">
                <text:p>144.298063574393</text:p>
              </table:table-cell>
              <table:table-cell office:value-type="float" office:value="157.030245654487">
                <text:p>157.030245654487</text:p>
              </table:table-cell>
              <table:table-cell office:value-type="float" office:value="169.76242773458">
                <text:p>169.76242773458</text:p>
              </table:table-cell>
              <table:table-cell office:value-type="float" office:value="103.057287866764">
                <text:p>103.057287866764</text:p>
              </table:table-cell>
              <table:table-cell office:value-type="float" office:value="64.4108049167277">
                <text:p>64.4108049167277</text:p>
              </table:table-cell>
              <table:table-cell office:value-type="float" office:value="77.2929659000732">
                <text:p>77.2929659000732</text:p>
              </table:table-cell>
              <table:table-cell office:value-type="float" office:value="90.1751268834187">
                <text:p>90.1751268834187</text:p>
              </table:table-cell>
              <table:table-cell office:value-type="float" office:value="103.057287866764">
                <text:p>103.05728786676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70.689454093346">
                <text:p>170.689454093346</text:p>
              </table:table-cell>
              <table:table-cell office:value-type="float" office:value="132.284326922343">
                <text:p>132.284326922343</text:p>
              </table:table-cell>
              <table:table-cell office:value-type="float" office:value="145.086035979344">
                <text:p>145.086035979344</text:p>
              </table:table-cell>
              <table:table-cell office:value-type="float" office:value="157.887745036345">
                <text:p>157.887745036345</text:p>
              </table:table-cell>
              <table:table-cell office:value-type="float" office:value="170.689454093346">
                <text:p>170.689454093346</text:p>
              </table:table-cell>
              <table:table-cell office:value-type="float" office:value="104.042289092308">
                <text:p>104.042289092308</text:p>
              </table:table-cell>
              <table:table-cell office:value-type="float" office:value="65.0264306826922">
                <text:p>65.0264306826922</text:p>
              </table:table-cell>
              <table:table-cell office:value-type="float" office:value="78.0317168192307">
                <text:p>78.0317168192307</text:p>
              </table:table-cell>
              <table:table-cell office:value-type="float" office:value="91.0370029557691">
                <text:p>91.0370029557691</text:p>
              </table:table-cell>
              <table:table-cell office:value-type="float" office:value="104.042289092308">
                <text:p>104.042289092308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171.613081226848">
                <text:p>171.613081226848</text:p>
              </table:table-cell>
              <table:table-cell office:value-type="float" office:value="133.000137950808">
                <text:p>133.000137950808</text:p>
              </table:table-cell>
              <table:table-cell office:value-type="float" office:value="145.871119042821">
                <text:p>145.871119042821</text:p>
              </table:table-cell>
              <table:table-cell office:value-type="float" office:value="158.742100134835">
                <text:p>158.742100134835</text:p>
              </table:table-cell>
              <table:table-cell office:value-type="float" office:value="171.613081226848">
                <text:p>171.613081226848</text:p>
              </table:table-cell>
              <table:table-cell office:value-type="float" office:value="105.02943847621">
                <text:p>105.02943847621</text:p>
              </table:table-cell>
              <table:table-cell office:value-type="float" office:value="65.6433990476314">
                <text:p>65.6433990476314</text:p>
              </table:table-cell>
              <table:table-cell office:value-type="float" office:value="78.7720788571576">
                <text:p>78.7720788571576</text:p>
              </table:table-cell>
              <table:table-cell office:value-type="float" office:value="91.9007586666839">
                <text:p>91.9007586666839</text:p>
              </table:table-cell>
              <table:table-cell office:value-type="float" office:value="105.02943847621">
                <text:p>105.0294384762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72.533355748307">
                <text:p>172.533355748307</text:p>
              </table:table-cell>
              <table:table-cell office:value-type="float" office:value="133.713350704938">
                <text:p>133.713350704938</text:p>
              </table:table-cell>
              <table:table-cell office:value-type="float" office:value="146.653352386061">
                <text:p>146.653352386061</text:p>
              </table:table-cell>
              <table:table-cell office:value-type="float" office:value="159.593354067184">
                <text:p>159.593354067184</text:p>
              </table:table-cell>
              <table:table-cell office:value-type="float" office:value="172.533355748307">
                <text:p>172.533355748307</text:p>
              </table:table-cell>
              <table:table-cell office:value-type="float" office:value="106.018709850464">
                <text:p>106.018709850464</text:p>
              </table:table-cell>
              <table:table-cell office:value-type="float" office:value="66.2616936565399">
                <text:p>66.2616936565399</text:p>
              </table:table-cell>
              <table:table-cell office:value-type="float" office:value="79.5140323878479">
                <text:p>79.5140323878479</text:p>
              </table:table-cell>
              <table:table-cell office:value-type="float" office:value="92.7663711191559">
                <text:p>92.7663711191559</text:p>
              </table:table-cell>
              <table:table-cell office:value-type="float" office:value="106.018709850464">
                <text:p>106.018709850464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173.450323172793">
                <text:p>173.450323172793</text:p>
              </table:table-cell>
              <table:table-cell office:value-type="float" office:value="134.424000458915">
                <text:p>134.424000458915</text:p>
              </table:table-cell>
              <table:table-cell office:value-type="float" office:value="147.432774696874">
                <text:p>147.432774696874</text:p>
              </table:table-cell>
              <table:table-cell office:value-type="float" office:value="160.441548934834">
                <text:p>160.441548934834</text:p>
              </table:table-cell>
              <table:table-cell office:value-type="float" office:value="173.450323172793">
                <text:p>173.450323172793</text:p>
              </table:table-cell>
              <table:table-cell office:value-type="float" office:value="107.010077731073">
                <text:p>107.010077731073</text:p>
              </table:table-cell>
              <table:table-cell office:value-type="float" office:value="66.8812985819203">
                <text:p>66.8812985819203</text:p>
              </table:table-cell>
              <table:table-cell office:value-type="float" office:value="80.2575582983044">
                <text:p>80.2575582983044</text:p>
              </table:table-cell>
              <table:table-cell office:value-type="float" office:value="93.6338180146884">
                <text:p>93.6338180146884</text:p>
              </table:table-cell>
              <table:table-cell office:value-type="float" office:value="107.010077731073">
                <text:p>107.01007773107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74.364027953703">
                <text:p>174.364027953703</text:p>
              </table:table-cell>
              <table:table-cell office:value-type="float" office:value="135.13212166412">
                <text:p>135.13212166412</text:p>
              </table:table-cell>
              <table:table-cell office:value-type="float" office:value="148.209423760647">
                <text:p>148.209423760647</text:p>
              </table:table-cell>
              <table:table-cell office:value-type="float" office:value="161.286725857175">
                <text:p>161.286725857175</text:p>
              </table:table-cell>
              <table:table-cell office:value-type="float" office:value="174.364027953703">
                <text:p>174.364027953703</text:p>
              </table:table-cell>
              <table:table-cell office:value-type="float" office:value="108.00351729089">
                <text:p>108.00351729089</text:p>
              </table:table-cell>
              <table:table-cell office:value-type="float" office:value="67.5021983068062">
                <text:p>67.5021983068062</text:p>
              </table:table-cell>
              <table:table-cell office:value-type="float" office:value="81.0026379681675">
                <text:p>81.0026379681675</text:p>
              </table:table-cell>
              <table:table-cell office:value-type="float" office:value="94.5030776295287">
                <text:p>94.5030776295287</text:p>
              </table:table-cell>
              <table:table-cell office:value-type="float" office:value="108.00351729089">
                <text:p>108.00351729089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175.274513517668">
                <text:p>175.274513517668</text:p>
              </table:table-cell>
              <table:table-cell office:value-type="float" office:value="135.837747976192">
                <text:p>135.837747976192</text:p>
              </table:table-cell>
              <table:table-cell office:value-type="float" office:value="148.983336490017">
                <text:p>148.983336490017</text:p>
              </table:table-cell>
              <table:table-cell office:value-type="float" office:value="162.128925003842">
                <text:p>162.128925003842</text:p>
              </table:table-cell>
              <table:table-cell office:value-type="float" office:value="175.274513517668">
                <text:p>175.274513517668</text:p>
              </table:table-cell>
              <table:table-cell office:value-type="float" office:value="108.999004333896">
                <text:p>108.999004333896</text:p>
              </table:table-cell>
              <table:table-cell office:value-type="float" office:value="68.1243777086853">
                <text:p>68.1243777086853</text:p>
              </table:table-cell>
              <table:table-cell office:value-type="float" office:value="81.7492532504224">
                <text:p>81.7492532504224</text:p>
              </table:table-cell>
              <table:table-cell office:value-type="float" office:value="95.3741287921594">
                <text:p>95.3741287921594</text:p>
              </table:table-cell>
              <table:table-cell office:value-type="float" office:value="108.999004333896">
                <text:p>108.999004333896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76.181822297994">
                <text:p>176.181822297994</text:p>
              </table:table-cell>
              <table:table-cell office:value-type="float" office:value="136.540912280946">
                <text:p>136.540912280946</text:p>
              </table:table-cell>
              <table:table-cell office:value-type="float" office:value="149.754548953295">
                <text:p>149.754548953295</text:p>
              </table:table-cell>
              <table:table-cell office:value-type="float" office:value="162.968185625645">
                <text:p>162.968185625645</text:p>
              </table:table-cell>
              <table:table-cell office:value-type="float" office:value="176.181822297994">
                <text:p>176.181822297994</text:p>
              </table:table-cell>
              <table:table-cell office:value-type="float" office:value="109.996515270816">
                <text:p>109.996515270816</text:p>
              </table:table-cell>
              <table:table-cell office:value-type="float" office:value="68.7478220442602">
                <text:p>68.7478220442602</text:p>
              </table:table-cell>
              <table:table-cell office:value-type="float" office:value="82.4973864531122">
                <text:p>82.4973864531122</text:p>
              </table:table-cell>
              <table:table-cell office:value-type="float" office:value="96.2469508619643">
                <text:p>96.2469508619643</text:p>
              </table:table-cell>
              <table:table-cell office:value-type="float" office:value="109.996515270816">
                <text:p>109.996515270816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177.085995766703">
                <text:p>177.085995766703</text:p>
              </table:table-cell>
              <table:table-cell office:value-type="float" office:value="137.241646719195">
                <text:p>137.241646719195</text:p>
              </table:table-cell>
              <table:table-cell office:value-type="float" office:value="150.523096401697">
                <text:p>150.523096401697</text:p>
              </table:table-cell>
              <table:table-cell office:value-type="float" office:value="163.8045460842">
                <text:p>163.8045460842</text:p>
              </table:table-cell>
              <table:table-cell office:value-type="float" office:value="177.085995766703">
                <text:p>177.085995766703</text:p>
              </table:table-cell>
              <table:table-cell office:value-type="float" office:value="110.996027095992">
                <text:p>110.996027095992</text:p>
              </table:table-cell>
              <table:table-cell office:value-type="float" office:value="69.3725169349948">
                <text:p>69.3725169349948</text:p>
              </table:table-cell>
              <table:table-cell office:value-type="float" office:value="83.2470203219937">
                <text:p>83.2470203219937</text:p>
              </table:table-cell>
              <table:table-cell office:value-type="float" office:value="97.1215237089927">
                <text:p>97.1215237089927</text:p>
              </table:table-cell>
              <table:table-cell office:value-type="float" office:value="110.996027095992">
                <text:p>110.996027095992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77.987074465235">
                <text:p>177.987074465235</text:p>
              </table:table-cell>
              <table:table-cell office:value-type="float" office:value="137.939982710557">
                <text:p>137.939982710557</text:p>
              </table:table-cell>
              <table:table-cell office:value-type="float" office:value="151.28901329545">
                <text:p>151.28901329545</text:p>
              </table:table-cell>
              <table:table-cell office:value-type="float" office:value="164.638043880342">
                <text:p>164.638043880342</text:p>
              </table:table-cell>
              <table:table-cell office:value-type="float" office:value="177.987074465235">
                <text:p>177.987074465235</text:p>
              </table:table-cell>
              <table:table-cell office:value-type="float" office:value="111.997517365431">
                <text:p>111.997517365431</text:p>
              </table:table-cell>
              <table:table-cell office:value-type="float" office:value="69.9984483533946">
                <text:p>69.9984483533946</text:p>
              </table:table-cell>
              <table:table-cell office:value-type="float" office:value="83.9981380240735">
                <text:p>83.9981380240735</text:p>
              </table:table-cell>
              <table:table-cell office:value-type="float" office:value="97.9978276947525">
                <text:p>97.9978276947525</text:p>
              </table:table-cell>
              <table:table-cell office:value-type="float" office:value="111.997517365431">
                <text:p>111.997517365431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178.885098033907">
                <text:p>178.885098033907</text:p>
              </table:table-cell>
              <table:table-cell office:value-type="float" office:value="138.635950976278">
                <text:p>138.635950976278</text:p>
              </table:table-cell>
              <table:table-cell office:value-type="float" office:value="152.052333328821">
                <text:p>152.052333328821</text:p>
              </table:table-cell>
              <table:table-cell office:value-type="float" office:value="165.468715681364">
                <text:p>165.468715681364</text:p>
              </table:table-cell>
              <table:table-cell office:value-type="float" office:value="178.885098033907">
                <text:p>178.885098033907</text:p>
              </table:table-cell>
              <table:table-cell office:value-type="float" office:value="113.00096417596">
                <text:p>113.00096417596</text:p>
              </table:table-cell>
              <table:table-cell office:value-type="float" office:value="70.6256026099752">
                <text:p>70.6256026099752</text:p>
              </table:table-cell>
              <table:table-cell office:value-type="float" office:value="84.7507231319703">
                <text:p>84.7507231319703</text:p>
              </table:table-cell>
              <table:table-cell office:value-type="float" office:value="98.8758436539654">
                <text:p>98.8758436539654</text:p>
              </table:table-cell>
              <table:table-cell office:value-type="float" office:value="113.00096417596">
                <text:p>113.0009641759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79.780105240155">
                <text:p>179.780105240155</text:p>
              </table:table-cell>
              <table:table-cell office:value-type="float" office:value="139.32958156112">
                <text:p>139.32958156112</text:p>
              </table:table-cell>
              <table:table-cell office:value-type="float" office:value="152.813089454132">
                <text:p>152.813089454132</text:p>
              </table:table-cell>
              <table:table-cell office:value-type="float" office:value="166.296597347143">
                <text:p>166.296597347143</text:p>
              </table:table-cell>
              <table:table-cell office:value-type="float" office:value="179.780105240155">
                <text:p>179.780105240155</text:p>
              </table:table-cell>
              <table:table-cell office:value-type="float" office:value="114.006346145402">
                <text:p>114.006346145402</text:p>
              </table:table-cell>
              <table:table-cell office:value-type="float" office:value="71.2539663408761">
                <text:p>71.2539663408761</text:p>
              </table:table-cell>
              <table:table-cell office:value-type="float" office:value="85.5047596090513">
                <text:p>85.5047596090513</text:p>
              </table:table-cell>
              <table:table-cell office:value-type="float" office:value="99.7555528772265">
                <text:p>99.7555528772265</text:p>
              </table:table-cell>
              <table:table-cell office:value-type="float" office:value="114.006346145402">
                <text:p>114.006346145402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80.672134005655">
                <text:p>180.672134005655</text:p>
              </table:table-cell>
              <table:table-cell office:value-type="float" office:value="140.020903854382">
                <text:p>140.020903854382</text:p>
              </table:table-cell>
              <table:table-cell office:value-type="float" office:value="153.571313904807">
                <text:p>153.571313904807</text:p>
              </table:table-cell>
              <table:table-cell office:value-type="float" office:value="167.121723955231">
                <text:p>167.121723955231</text:p>
              </table:table-cell>
              <table:table-cell office:value-type="float" office:value="180.672134005655">
                <text:p>180.672134005655</text:p>
              </table:table-cell>
              <table:table-cell office:value-type="float" office:value="115.013642393727">
                <text:p>115.013642393727</text:p>
              </table:table-cell>
              <table:table-cell office:value-type="float" office:value="71.8835264960791">
                <text:p>71.8835264960791</text:p>
              </table:table-cell>
              <table:table-cell office:value-type="float" office:value="86.2602317952949">
                <text:p>86.2602317952949</text:p>
              </table:table-cell>
              <table:table-cell office:value-type="float" office:value="100.636937094511">
                <text:p>100.636937094511</text:p>
              </table:table-cell>
              <table:table-cell office:value-type="float" office:value="115.013642393727">
                <text:p>115.01364239372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81.561221432345">
                <text:p>181.561221432345</text:p>
              </table:table-cell>
              <table:table-cell office:value-type="float" office:value="140.709946610067">
                <text:p>140.709946610067</text:p>
              </table:table-cell>
              <table:table-cell office:value-type="float" office:value="154.327038217493">
                <text:p>154.327038217493</text:p>
              </table:table-cell>
              <table:table-cell office:value-type="float" office:value="167.944129824919">
                <text:p>167.944129824919</text:p>
              </table:table-cell>
              <table:table-cell office:value-type="float" office:value="181.561221432345">
                <text:p>181.561221432345</text:p>
              </table:table-cell>
              <table:table-cell office:value-type="float" office:value="116.022832525115">
                <text:p>116.022832525115</text:p>
              </table:table-cell>
              <table:table-cell office:value-type="float" office:value="72.5142703281966">
                <text:p>72.5142703281966</text:p>
              </table:table-cell>
              <table:table-cell office:value-type="float" office:value="87.0171243938359">
                <text:p>87.0171243938359</text:p>
              </table:table-cell>
              <table:table-cell office:value-type="float" office:value="101.519978459475">
                <text:p>101.519978459475</text:p>
              </table:table-cell>
              <table:table-cell office:value-type="float" office:value="116.022832525115">
                <text:p>116.022832525115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182.447403827428">
                <text:p>182.447403827428</text:p>
              </table:table-cell>
              <table:table-cell office:value-type="float" office:value="141.396737966257">
                <text:p>141.396737966257</text:p>
              </table:table-cell>
              <table:table-cell office:value-type="float" office:value="155.080293253314">
                <text:p>155.080293253314</text:p>
              </table:table-cell>
              <table:table-cell office:value-type="float" office:value="168.763848540371">
                <text:p>168.763848540371</text:p>
              </table:table-cell>
              <table:table-cell office:value-type="float" office:value="182.447403827428">
                <text:p>182.447403827428</text:p>
              </table:table-cell>
              <table:table-cell office:value-type="float" office:value="117.033896610869">
                <text:p>117.033896610869</text:p>
              </table:table-cell>
              <table:table-cell office:value-type="float" office:value="73.1461853817933">
                <text:p>73.1461853817933</text:p>
              </table:table-cell>
              <table:table-cell office:value-type="float" office:value="87.7754224581519">
                <text:p>87.7754224581519</text:p>
              </table:table-cell>
              <table:table-cell office:value-type="float" office:value="102.404659534511">
                <text:p>102.404659534511</text:p>
              </table:table-cell>
              <table:table-cell office:value-type="float" office:value="117.033896610869">
                <text:p>117.03389661086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83.330716727394">
                <text:p>183.330716727394</text:p>
              </table:table-cell>
              <table:table-cell office:value-type="float" office:value="142.081305463731">
                <text:p>142.081305463731</text:p>
              </table:table-cell>
              <table:table-cell office:value-type="float" office:value="155.831109218285">
                <text:p>155.831109218285</text:p>
              </table:table-cell>
              <table:table-cell office:value-type="float" office:value="169.58091297284">
                <text:p>169.58091297284</text:p>
              </table:table-cell>
              <table:table-cell office:value-type="float" office:value="183.330716727394">
                <text:p>183.330716727394</text:p>
              </table:table-cell>
              <table:table-cell office:value-type="float" office:value="118.046815173137">
                <text:p>118.046815173137</text:p>
              </table:table-cell>
              <table:table-cell office:value-type="float" office:value="73.7792594832109">
                <text:p>73.7792594832109</text:p>
              </table:table-cell>
              <table:table-cell office:value-type="float" office:value="88.5351113798531">
                <text:p>88.5351113798531</text:p>
              </table:table-cell>
              <table:table-cell office:value-type="float" office:value="103.290963276495">
                <text:p>103.290963276495</text:p>
              </table:table-cell>
              <table:table-cell office:value-type="float" office:value="118.046815173137">
                <text:p>118.046815173137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184.211194921099">
                <text:p>184.211194921099</text:p>
              </table:table-cell>
              <table:table-cell office:value-type="float" office:value="142.763676063852">
                <text:p>142.763676063852</text:p>
              </table:table-cell>
              <table:table-cell office:value-type="float" office:value="156.579515682934">
                <text:p>156.579515682934</text:p>
              </table:table-cell>
              <table:table-cell office:value-type="float" office:value="170.395355302017">
                <text:p>170.395355302017</text:p>
              </table:table-cell>
              <table:table-cell office:value-type="float" office:value="184.211194921099">
                <text:p>184.211194921099</text:p>
              </table:table-cell>
              <table:table-cell office:value-type="float" office:value="119.061569169386">
                <text:p>119.061569169386</text:p>
              </table:table-cell>
              <table:table-cell office:value-type="float" office:value="74.4134807308664">
                <text:p>74.4134807308664</text:p>
              </table:table-cell>
              <table:table-cell office:value-type="float" office:value="89.2961768770396">
                <text:p>89.2961768770396</text:p>
              </table:table-cell>
              <table:table-cell office:value-type="float" office:value="104.178873023213">
                <text:p>104.178873023213</text:p>
              </table:table-cell>
              <table:table-cell office:value-type="float" office:value="119.061569169386">
                <text:p>119.06156916938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85.088872471966">
                <text:p>185.088872471966</text:p>
              </table:table-cell>
              <table:table-cell office:value-type="float" office:value="143.443876165774">
                <text:p>143.443876165774</text:p>
              </table:table-cell>
              <table:table-cell office:value-type="float" office:value="157.325541601171">
                <text:p>157.325541601171</text:p>
              </table:table-cell>
              <table:table-cell office:value-type="float" office:value="171.207207036568">
                <text:p>171.207207036568</text:p>
              </table:table-cell>
              <table:table-cell office:value-type="float" office:value="185.088872471966">
                <text:p>185.088872471966</text:p>
              </table:table-cell>
              <table:table-cell office:value-type="float" office:value="120.078139977593">
                <text:p>120.078139977593</text:p>
              </table:table-cell>
              <table:table-cell office:value-type="float" office:value="75.0488374859957">
                <text:p>75.0488374859957</text:p>
              </table:table-cell>
              <table:table-cell office:value-type="float" office:value="90.0586049831948">
                <text:p>90.0586049831948</text:p>
              </table:table-cell>
              <table:table-cell office:value-type="float" office:value="105.068372480394">
                <text:p>105.068372480394</text:p>
              </table:table-cell>
              <table:table-cell office:value-type="float" office:value="120.078139977593">
                <text:p>120.078139977593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185.963782739331">
                <text:p>185.963782739331</text:p>
              </table:table-cell>
              <table:table-cell office:value-type="float" office:value="144.121931622981">
                <text:p>144.121931622981</text:p>
              </table:table-cell>
              <table:table-cell office:value-type="float" office:value="158.069215328431">
                <text:p>158.069215328431</text:p>
              </table:table-cell>
              <table:table-cell office:value-type="float" office:value="172.016499033881">
                <text:p>172.016499033881</text:p>
              </table:table-cell>
              <table:table-cell office:value-type="float" office:value="185.963782739331">
                <text:p>185.963782739331</text:p>
              </table:table-cell>
              <table:table-cell office:value-type="float" office:value="121.096509382109">
                <text:p>121.096509382109</text:p>
              </table:table-cell>
              <table:table-cell office:value-type="float" office:value="75.6853183638183">
                <text:p>75.6853183638183</text:p>
              </table:table-cell>
              <table:table-cell office:value-type="float" office:value="90.822382036582">
                <text:p>90.822382036582</text:p>
              </table:table-cell>
              <table:table-cell office:value-type="float" office:value="105.959445709346">
                <text:p>105.959445709346</text:p>
              </table:table-cell>
              <table:table-cell office:value-type="float" office:value="121.096509382109">
                <text:p>121.09650938210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86.835958398985">
                <text:p>186.835958398985</text:p>
              </table:table-cell>
              <table:table-cell office:value-type="float" office:value="144.797867759214">
                <text:p>144.797867759214</text:p>
              </table:table-cell>
              <table:table-cell office:value-type="float" office:value="158.810564639138">
                <text:p>158.810564639138</text:p>
              </table:table-cell>
              <table:table-cell office:value-type="float" office:value="172.823261519062">
                <text:p>172.823261519062</text:p>
              </table:table-cell>
              <table:table-cell office:value-type="float" office:value="186.835958398985">
                <text:p>186.835958398985</text:p>
              </table:table-cell>
              <table:table-cell office:value-type="float" office:value="122.116659560157">
                <text:p>122.116659560157</text:p>
              </table:table-cell>
              <table:table-cell office:value-type="float" office:value="76.3229122250982">
                <text:p>76.3229122250982</text:p>
              </table:table-cell>
              <table:table-cell office:value-type="float" office:value="91.5874946701178">
                <text:p>91.5874946701178</text:p>
              </table:table-cell>
              <table:table-cell office:value-type="float" office:value="106.852077115137">
                <text:p>106.852077115137</text:p>
              </table:table-cell>
              <table:table-cell office:value-type="float" office:value="122.116659560157">
                <text:p>122.116659560157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187.705431462944">
                <text:p>187.705431462944</text:p>
              </table:table-cell>
              <table:table-cell office:value-type="float" office:value="145.471709383782">
                <text:p>145.471709383782</text:p>
              </table:table-cell>
              <table:table-cell office:value-type="float" office:value="159.549616743503">
                <text:p>159.549616743503</text:p>
              </table:table-cell>
              <table:table-cell office:value-type="float" office:value="173.627524103224">
                <text:p>173.627524103224</text:p>
              </table:table-cell>
              <table:table-cell office:value-type="float" office:value="187.705431462944">
                <text:p>187.705431462944</text:p>
              </table:table-cell>
              <table:table-cell office:value-type="float" office:value="123.138573068926">
                <text:p>123.138573068926</text:p>
              </table:table-cell>
              <table:table-cell office:value-type="float" office:value="76.9616081680787">
                <text:p>76.9616081680787</text:p>
              </table:table-cell>
              <table:table-cell office:value-type="float" office:value="92.3539298016944">
                <text:p>92.3539298016944</text:p>
              </table:table-cell>
              <table:table-cell office:value-type="float" office:value="107.74625143531">
                <text:p>107.74625143531</text:p>
              </table:table-cell>
              <table:table-cell office:value-type="float" office:value="123.138573068926">
                <text:p>123.138573068926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88.57223329848">
                <text:p>188.57223329848</text:p>
              </table:table-cell>
              <table:table-cell office:value-type="float" office:value="146.143480806322">
                <text:p>146.143480806322</text:p>
              </table:table-cell>
              <table:table-cell office:value-type="float" office:value="160.286398303708">
                <text:p>160.286398303708</text:p>
              </table:table-cell>
              <table:table-cell office:value-type="float" office:value="174.429315801094">
                <text:p>174.429315801094</text:p>
              </table:table-cell>
              <table:table-cell office:value-type="float" office:value="188.57223329848">
                <text:p>188.57223329848</text:p>
              </table:table-cell>
              <table:table-cell office:value-type="float" office:value="124.162232833236">
                <text:p>124.162232833236</text:p>
              </table:table-cell>
              <table:table-cell office:value-type="float" office:value="77.6013955207723">
                <text:p>77.6013955207723</text:p>
              </table:table-cell>
              <table:table-cell office:value-type="float" office:value="93.1216746249268">
                <text:p>93.1216746249268</text:p>
              </table:table-cell>
              <table:table-cell office:value-type="float" office:value="108.641953729081">
                <text:p>108.641953729081</text:p>
              </table:table-cell>
              <table:table-cell office:value-type="float" office:value="124.162232833236">
                <text:p>124.162232833236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89.436394646454">
                <text:p>189.436394646454</text:p>
              </table:table-cell>
              <table:table-cell office:value-type="float" office:value="146.813205851002">
                <text:p>146.813205851002</text:p>
              </table:table-cell>
              <table:table-cell office:value-type="float" office:value="161.020935449486">
                <text:p>161.020935449486</text:p>
              </table:table-cell>
              <table:table-cell office:value-type="float" office:value="175.22866504797">
                <text:p>175.22866504797</text:p>
              </table:table-cell>
              <table:table-cell office:value-type="float" office:value="189.436394646454">
                <text:p>189.436394646454</text:p>
              </table:table-cell>
              <table:table-cell office:value-type="float" office:value="125.187622133734">
                <text:p>125.187622133734</text:p>
              </table:table-cell>
              <table:table-cell office:value-type="float" office:value="78.2422638335838">
                <text:p>78.2422638335838</text:p>
              </table:table-cell>
              <table:table-cell office:value-type="float" office:value="93.8907166003006">
                <text:p>93.8907166003006</text:p>
              </table:table-cell>
              <table:table-cell office:value-type="float" office:value="109.539169367017">
                <text:p>109.539169367017</text:p>
              </table:table-cell>
              <table:table-cell office:value-type="float" office:value="125.187622133734">
                <text:p>125.187622133734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90.297945638979">
                <text:p>190.297945638979</text:p>
              </table:table-cell>
              <table:table-cell office:value-type="float" office:value="147.480907870209">
                <text:p>147.480907870209</text:p>
              </table:table-cell>
              <table:table-cell office:value-type="float" office:value="161.753253793132">
                <text:p>161.753253793132</text:p>
              </table:table-cell>
              <table:table-cell office:value-type="float" office:value="176.025599716056">
                <text:p>176.025599716056</text:p>
              </table:table-cell>
              <table:table-cell office:value-type="float" office:value="190.297945638979">
                <text:p>190.297945638979</text:p>
              </table:table-cell>
              <table:table-cell office:value-type="float" office:value="126.2147245956">
                <text:p>126.2147245956</text:p>
              </table:table-cell>
              <table:table-cell office:value-type="float" office:value="78.8842028722502">
                <text:p>78.8842028722502</text:p>
              </table:table-cell>
              <table:table-cell office:value-type="float" office:value="94.6610434467002">
                <text:p>94.6610434467002</text:p>
              </table:table-cell>
              <table:table-cell office:value-type="float" office:value="110.43788402115">
                <text:p>110.43788402115</text:p>
              </table:table-cell>
              <table:table-cell office:value-type="float" office:value="126.2147245956">
                <text:p>126.2147245956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91.156915816437">
                <text:p>191.156915816437</text:p>
              </table:table-cell>
              <table:table-cell office:value-type="float" office:value="148.146609757738">
                <text:p>148.146609757738</text:p>
              </table:table-cell>
              <table:table-cell office:value-type="float" office:value="162.483378443971">
                <text:p>162.483378443971</text:p>
              </table:table-cell>
              <table:table-cell office:value-type="float" office:value="176.820147130204">
                <text:p>176.820147130204</text:p>
              </table:table-cell>
              <table:table-cell office:value-type="float" office:value="191.156915816437">
                <text:p>191.156915816437</text:p>
              </table:table-cell>
              <table:table-cell office:value-type="float" office:value="127.243524177728">
                <text:p>127.243524177728</text:p>
              </table:table-cell>
              <table:table-cell office:value-type="float" office:value="79.5272026110798">
                <text:p>79.5272026110798</text:p>
              </table:table-cell>
              <table:table-cell office:value-type="float" office:value="95.4326431332958">
                <text:p>95.4326431332958</text:p>
              </table:table-cell>
              <table:table-cell office:value-type="float" office:value="111.338083655512">
                <text:p>111.338083655512</text:p>
              </table:table-cell>
              <table:table-cell office:value-type="float" office:value="127.243524177728">
                <text:p>127.24352417772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92.013334143887">
                <text:p>192.013334143887</text:p>
              </table:table-cell>
              <table:table-cell office:value-type="float" office:value="148.810333961513">
                <text:p>148.810333961513</text:p>
              </table:table-cell>
              <table:table-cell office:value-type="float" office:value="163.211334022304">
                <text:p>163.211334022304</text:p>
              </table:table-cell>
              <table:table-cell office:value-type="float" office:value="177.612334083096">
                <text:p>177.612334083096</text:p>
              </table:table-cell>
              <table:table-cell office:value-type="float" office:value="192.013334143887">
                <text:p>192.013334143887</text:p>
              </table:table-cell>
              <table:table-cell office:value-type="float" office:value="128.274005162361">
                <text:p>128.274005162361</text:p>
              </table:table-cell>
              <table:table-cell office:value-type="float" office:value="80.1712532264758">
                <text:p>80.1712532264758</text:p>
              </table:table-cell>
              <table:table-cell office:value-type="float" office:value="96.205503871771">
                <text:p>96.205503871771</text:p>
              </table:table-cell>
              <table:table-cell office:value-type="float" office:value="112.239754517066">
                <text:p>112.239754517066</text:p>
              </table:table-cell>
              <table:table-cell office:value-type="float" office:value="128.274005162361">
                <text:p>128.274005162361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92.867229026892">
                <text:p>192.867229026892</text:p>
              </table:table-cell>
              <table:table-cell office:value-type="float" office:value="149.472102495841">
                <text:p>149.472102495841</text:p>
              </table:table-cell>
              <table:table-cell office:value-type="float" office:value="163.937144672858">
                <text:p>163.937144672858</text:p>
              </table:table-cell>
              <table:table-cell office:value-type="float" office:value="178.402186849875">
                <text:p>178.402186849875</text:p>
              </table:table-cell>
              <table:table-cell office:value-type="float" office:value="192.867229026892">
                <text:p>192.867229026892</text:p>
              </table:table-cell>
              <table:table-cell office:value-type="float" office:value="129.306152145164">
                <text:p>129.306152145164</text:p>
              </table:table-cell>
              <table:table-cell office:value-type="float" office:value="80.8163450907274">
                <text:p>80.8163450907274</text:p>
              </table:table-cell>
              <table:table-cell office:value-type="float" office:value="96.9796141088729">
                <text:p>96.9796141088729</text:p>
              </table:table-cell>
              <table:table-cell office:value-type="float" office:value="113.142883127018">
                <text:p>113.142883127018</text:p>
              </table:table-cell>
              <table:table-cell office:value-type="float" office:value="129.306152145164">
                <text:p>129.30615214516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93.718628326774">
                <text:p>193.718628326774</text:p>
              </table:table-cell>
              <table:table-cell office:value-type="float" office:value="150.13193695325">
                <text:p>150.13193695325</text:p>
              </table:table-cell>
              <table:table-cell office:value-type="float" office:value="164.660834077758">
                <text:p>164.660834077758</text:p>
              </table:table-cell>
              <table:table-cell office:value-type="float" office:value="179.189731202266">
                <text:p>179.189731202266</text:p>
              </table:table-cell>
              <table:table-cell office:value-type="float" office:value="193.718628326774">
                <text:p>193.718628326774</text:p>
              </table:table-cell>
              <table:table-cell office:value-type="float" office:value="130.339950025691">
                <text:p>130.339950025691</text:p>
              </table:table-cell>
              <table:table-cell office:value-type="float" office:value="81.4624687660567">
                <text:p>81.4624687660567</text:p>
              </table:table-cell>
              <table:table-cell office:value-type="float" office:value="97.754962519268">
                <text:p>97.754962519268</text:p>
              </table:table-cell>
              <table:table-cell office:value-type="float" office:value="114.047456272479">
                <text:p>114.047456272479</text:p>
              </table:table-cell>
              <table:table-cell office:value-type="float" office:value="130.339950025691">
                <text:p>130.339950025691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194.567559375346">
                <text:p>194.567559375346</text:p>
              </table:table-cell>
              <table:table-cell office:value-type="float" office:value="150.789858515893">
                <text:p>150.789858515893</text:p>
              </table:table-cell>
              <table:table-cell office:value-type="float" office:value="165.382425469044">
                <text:p>165.382425469044</text:p>
              </table:table-cell>
              <table:table-cell office:value-type="float" office:value="179.974992422195">
                <text:p>179.974992422195</text:p>
              </table:table-cell>
              <table:table-cell office:value-type="float" office:value="194.567559375346">
                <text:p>194.567559375346</text:p>
              </table:table-cell>
              <table:table-cell office:value-type="float" office:value="131.375383998251">
                <text:p>131.375383998251</text:p>
              </table:table-cell>
              <table:table-cell office:value-type="float" office:value="82.109614998907">
                <text:p>82.109614998907</text:p>
              </table:table-cell>
              <table:table-cell office:value-type="float" office:value="98.5315379986884">
                <text:p>98.5315379986884</text:p>
              </table:table-cell>
              <table:table-cell office:value-type="float" office:value="114.95346099847">
                <text:p>114.95346099847</text:p>
              </table:table-cell>
              <table:table-cell office:value-type="float" office:value="131.375383998251">
                <text:p>131.375383998251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95.414048989121">
                <text:p>195.414048989121</text:p>
              </table:table-cell>
              <table:table-cell office:value-type="float" office:value="151.445887966569">
                <text:p>151.445887966569</text:p>
              </table:table-cell>
              <table:table-cell office:value-type="float" office:value="166.101941640753">
                <text:p>166.101941640753</text:p>
              </table:table-cell>
              <table:table-cell office:value-type="float" office:value="180.757995314937">
                <text:p>180.757995314937</text:p>
              </table:table-cell>
              <table:table-cell office:value-type="float" office:value="195.414048989121">
                <text:p>195.414048989121</text:p>
              </table:table-cell>
              <table:table-cell office:value-type="float" office:value="132.412439543138">
                <text:p>132.412439543138</text:p>
              </table:table-cell>
              <table:table-cell office:value-type="float" office:value="82.7577747144611">
                <text:p>82.7577747144611</text:p>
              </table:table-cell>
              <table:table-cell office:value-type="float" office:value="99.3093296573533">
                <text:p>99.3093296573533</text:p>
              </table:table-cell>
              <table:table-cell office:value-type="float" office:value="115.860884600246">
                <text:p>115.860884600246</text:p>
              </table:table-cell>
              <table:table-cell office:value-type="float" office:value="132.412439543138">
                <text:p>132.412439543138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96.258123483039">
                <text:p>196.258123483039</text:p>
              </table:table-cell>
              <table:table-cell office:value-type="float" office:value="152.100045699355">
                <text:p>152.100045699355</text:p>
              </table:table-cell>
              <table:table-cell office:value-type="float" office:value="166.819404960583">
                <text:p>166.819404960583</text:p>
              </table:table-cell>
              <table:table-cell office:value-type="float" office:value="181.538764221811">
                <text:p>181.538764221811</text:p>
              </table:table-cell>
              <table:table-cell office:value-type="float" office:value="196.258123483039">
                <text:p>196.258123483039</text:p>
              </table:table-cell>
              <table:table-cell office:value-type="float" office:value="133.451102418204">
                <text:p>133.451102418204</text:p>
              </table:table-cell>
              <table:table-cell office:value-type="float" office:value="83.4069390113774">
                <text:p>83.4069390113774</text:p>
              </table:table-cell>
              <table:table-cell office:value-type="float" office:value="100.088326813653">
                <text:p>100.088326813653</text:p>
              </table:table-cell>
              <table:table-cell office:value-type="float" office:value="116.769714615928">
                <text:p>116.769714615928</text:p>
              </table:table-cell>
              <table:table-cell office:value-type="float" office:value="133.451102418204">
                <text:p>133.451102418204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97.099808683713">
                <text:p>197.099808683713</text:p>
              </table:table-cell>
              <table:table-cell office:value-type="float" office:value="152.752351729878">
                <text:p>152.752351729878</text:p>
              </table:table-cell>
              <table:table-cell office:value-type="float" office:value="167.534837381156">
                <text:p>167.534837381156</text:p>
              </table:table-cell>
              <table:table-cell office:value-type="float" office:value="182.317323032435">
                <text:p>182.317323032435</text:p>
              </table:table-cell>
              <table:table-cell office:value-type="float" office:value="197.099808683713">
                <text:p>197.099808683713</text:p>
              </table:table-cell>
              <table:table-cell office:value-type="float" office:value="134.491358650773">
                <text:p>134.491358650773</text:p>
              </table:table-cell>
              <table:table-cell office:value-type="float" office:value="84.0570991567332">
                <text:p>84.0570991567332</text:p>
              </table:table-cell>
              <table:table-cell office:value-type="float" office:value="100.86851898808">
                <text:p>100.86851898808</text:p>
              </table:table-cell>
              <table:table-cell office:value-type="float" office:value="117.679938819427">
                <text:p>117.679938819427</text:p>
              </table:table-cell>
              <table:table-cell office:value-type="float" office:value="134.491358650773">
                <text:p>134.491358650773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197.939129942237">
                <text:p>197.939129942237</text:p>
              </table:table-cell>
              <table:table-cell office:value-type="float" office:value="153.402825705234">
                <text:p>153.402825705234</text:p>
              </table:table-cell>
              <table:table-cell office:value-type="float" office:value="168.248260450901">
                <text:p>168.248260450901</text:p>
              </table:table-cell>
              <table:table-cell office:value-type="float" office:value="183.093695196569">
                <text:p>183.093695196569</text:p>
              </table:table-cell>
              <table:table-cell office:value-type="float" office:value="197.939129942237">
                <text:p>197.939129942237</text:p>
              </table:table-cell>
              <table:table-cell office:value-type="float" office:value="135.533194529865">
                <text:p>135.533194529865</text:p>
              </table:table-cell>
              <table:table-cell office:value-type="float" office:value="84.7082465811655">
                <text:p>84.7082465811655</text:p>
              </table:table-cell>
              <table:table-cell office:value-type="float" office:value="101.649895897399">
                <text:p>101.649895897399</text:p>
              </table:table-cell>
              <table:table-cell office:value-type="float" office:value="118.591545213632">
                <text:p>118.591545213632</text:p>
              </table:table-cell>
              <table:table-cell office:value-type="float" office:value="135.533194529865">
                <text:p>135.53319452986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98.776112146547">
                <text:p>198.776112146547</text:p>
              </table:table-cell>
              <table:table-cell office:value-type="float" office:value="154.051486913574">
                <text:p>154.051486913574</text:p>
              </table:table-cell>
              <table:table-cell office:value-type="float" office:value="168.959695324565">
                <text:p>168.959695324565</text:p>
              </table:table-cell>
              <table:table-cell office:value-type="float" office:value="183.867903735556">
                <text:p>183.867903735556</text:p>
              </table:table-cell>
              <table:table-cell office:value-type="float" office:value="198.776112146547">
                <text:p>198.776112146547</text:p>
              </table:table-cell>
              <table:table-cell office:value-type="float" office:value="136.576596598718">
                <text:p>136.576596598718</text:p>
              </table:table-cell>
              <table:table-cell office:value-type="float" office:value="85.3603728741985">
                <text:p>85.3603728741985</text:p>
              </table:table-cell>
              <table:table-cell office:value-type="float" office:value="102.432447449038">
                <text:p>102.432447449038</text:p>
              </table:table-cell>
              <table:table-cell office:value-type="float" office:value="119.504522023878">
                <text:p>119.504522023878</text:p>
              </table:table-cell>
              <table:table-cell office:value-type="float" office:value="136.576596598718">
                <text:p>136.576596598718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99.610779733382">
                <text:p>199.610779733382</text:p>
              </table:table-cell>
              <table:table-cell office:value-type="float" office:value="154.698354293371">
                <text:p>154.698354293371</text:p>
              </table:table-cell>
              <table:table-cell office:value-type="float" office:value="169.669162773375">
                <text:p>169.669162773375</text:p>
              </table:table-cell>
              <table:table-cell office:value-type="float" office:value="184.639971253378">
                <text:p>184.639971253378</text:p>
              </table:table-cell>
              <table:table-cell office:value-type="float" office:value="199.610779733382">
                <text:p>199.610779733382</text:p>
              </table:table-cell>
              <table:table-cell office:value-type="float" office:value="137.621551647602">
                <text:p>137.621551647602</text:p>
              </table:table-cell>
              <table:table-cell office:value-type="float" office:value="86.0134697797509">
                <text:p>86.0134697797509</text:p>
              </table:table-cell>
              <table:table-cell office:value-type="float" office:value="103.216163735701">
                <text:p>103.216163735701</text:p>
              </table:table-cell>
              <table:table-cell office:value-type="float" office:value="120.418857691651">
                <text:p>120.418857691651</text:p>
              </table:table-cell>
              <table:table-cell office:value-type="float" office:value="137.621551647602">
                <text:p>137.62155164760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0.443156699838">
                <text:p>200.443156699838</text:p>
              </table:table-cell>
              <table:table-cell office:value-type="float" office:value="155.343446442374">
                <text:p>155.343446442374</text:p>
              </table:table-cell>
              <table:table-cell office:value-type="float" office:value="170.376683194862">
                <text:p>170.376683194862</text:p>
              </table:table-cell>
              <table:table-cell office:value-type="float" office:value="185.40991994735">
                <text:p>185.40991994735</text:p>
              </table:table-cell>
              <table:table-cell office:value-type="float" office:value="200.443156699838">
                <text:p>200.443156699838</text:p>
              </table:table-cell>
              <table:table-cell office:value-type="float" office:value="138.668046706899">
                <text:p>138.668046706899</text:p>
              </table:table-cell>
              <table:table-cell office:value-type="float" office:value="86.6675291918119">
                <text:p>86.6675291918119</text:p>
              </table:table-cell>
              <table:table-cell office:value-type="float" office:value="104.001035030174">
                <text:p>104.001035030174</text:p>
              </table:table-cell>
              <table:table-cell office:value-type="float" office:value="121.334540868537">
                <text:p>121.334540868537</text:p>
              </table:table-cell>
              <table:table-cell office:value-type="float" office:value="138.668046706899">
                <text:p>138.6680467068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